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92mm"/>
    </style:style>
    <style:style style:name="co2" style:family="table-column">
      <style:table-column-properties fo:break-before="auto" style:column-width="53.75mm"/>
    </style:style>
    <style:style style:name="co3" style:family="table-column">
      <style:table-column-properties fo:break-before="auto" style:column-width="60.18mm"/>
    </style:style>
    <style:style style:name="co4" style:family="table-column">
      <style:table-column-properties fo:break-before="auto" style:column-width="39.48mm"/>
    </style:style>
    <style:style style:name="co5" style:family="table-column">
      <style:table-column-properties fo:break-before="auto" style:column-width="37.8mm"/>
    </style:style>
    <style:style style:name="co6" style:family="table-column">
      <style:table-column-properties fo:break-before="auto" style:column-width="54.3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3" style:family="table-cell" style:parent-style-name="Default">
      <style:table-cell-properties fo:background-color="#ffff00" style:text-align-source="fix" style:repeat-content="false" style:rotation-align="none"/>
      <style:paragraph-properties fo:text-align="end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ff200"/>
    </style:style>
    <style:style style:name="ce5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m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988" table:default-cell-style-name="ce2"/>
        <table:table-row table:style-name="ro1">
          <table:table-cell table:style-name="ce1" office:value-type="string" calcext:value-type="string">
            <text:p>NbSalaries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P5</text:p>
          </table:table-cell>
          <table:table-cell table:style-name="ce1" office:value-type="string" calcext:value-type="string">
            <text:p>P6</text:p>
          </table:table-cell>
          <table:table-cell table:style-name="ce1" office:value-type="string" calcext:value-type="string">
            <text:p>P7</text:p>
          </table:table-cell>
          <table:table-cell table:style-name="ce1" office:value-type="string" calcext:value-type="string">
            <text:p>P8</text:p>
          </table:table-cell>
          <table:table-cell table:style-name="ce1" office:value-type="string" calcext:value-type="string">
            <text:p>P9</text:p>
          </table:table-cell>
          <table:table-cell table:style-name="ce1" office:value-type="string" calcext:value-type="string">
            <text:p>P10</text:p>
          </table:table-cell>
          <table:table-cell table:style-name="ce1" office:value-type="string" calcext:value-type="string">
            <text:p>P11</text:p>
          </table:table-cell>
          <table:table-cell table:style-name="ce1" office:value-type="string" calcext:value-type="string">
            <text:p>P12</text:p>
          </table:table-cell>
          <table:table-cell table:style-name="ce1" office:value-type="string" calcext:value-type="string">
            <text:p>P13</text:p>
          </table:table-cell>
          <table:table-cell table:style-name="ce1" office:value-type="string" calcext:value-type="string">
            <text:p>P14</text:p>
          </table:table-cell>
          <table:table-cell table:style-name="ce1" office:value-type="string" calcext:value-type="string">
            <text:p>P15</text:p>
          </table:table-cell>
          <table:table-cell table:style-name="ce1" office:value-type="string" calcext:value-type="string">
            <text:p>P16</text:p>
          </table:table-cell>
          <table:table-cell table:style-name="ce1" office:value-type="string" calcext:value-type="string">
            <text:p>P17</text:p>
          </table:table-cell>
          <table:table-cell table:style-name="ce1" office:value-type="string" calcext:value-type="string">
            <text:p>P18</text:p>
          </table:table-cell>
          <table:table-cell table:style-name="ce1" office:value-type="string" calcext:value-type="string">
            <text:p>P19</text:p>
          </table:table-cell>
          <table:table-cell table:style-name="ce1" office:value-type="string" calcext:value-type="string">
            <text:p>P20</text:p>
          </table:table-cell>
          <table:table-cell table:style-name="ce1" office:value-type="string" calcext:value-type="string">
            <text:p>P21</text:p>
          </table:table-cell>
          <table:table-cell table:style-name="ce1" office:value-type="string" calcext:value-type="string">
            <text:p>P22</text:p>
          </table:table-cell>
          <table:table-cell table:style-name="ce1" office:value-type="string" calcext:value-type="string">
            <text:p>P23</text:p>
          </table:table-cell>
          <table:table-cell table:style-name="ce1" office:value-type="string" calcext:value-type="string">
            <text:p>P24</text:p>
          </table:table-cell>
          <table:table-cell table:style-name="ce1" office:value-type="string" calcext:value-type="string">
            <text:p>P25</text:p>
          </table:table-cell>
          <table:table-cell table:style-name="ce1" office:value-type="string" calcext:value-type="string">
            <text:p>P26</text:p>
          </table:table-cell>
          <table:table-cell table:style-name="ce1" office:value-type="string" calcext:value-type="string">
            <text:p>P27</text:p>
          </table:table-cell>
          <table:table-cell table:style-name="ce1" office:value-type="string" calcext:value-type="string">
            <text:p>P28</text:p>
          </table:table-cell>
          <table:table-cell table:style-name="ce1" office:value-type="string" calcext:value-type="string">
            <text:p>P29</text:p>
          </table:table-cell>
          <table:table-cell table:style-name="ce1" office:value-type="string" calcext:value-type="string">
            <text:p>P30</text:p>
          </table:table-cell>
          <table:table-cell table:style-name="ce3" office:value-type="string" calcext:value-type="string">
            <text:p>PredictionCapaciteEmprunt</text:p>
          </table:table-cell>
          <table:table-cell table:style-name="ce3" office:value-type="string" calcext:value-type="string">
            <text:p>PredictionPrevisionnelAnnuel</text:p>
          </table:table-cell>
          <table:table-cell table:style-name="ce3" office:value-type="string" calcext:value-type="string">
            <text:p>PredictionSecteur1</text:p>
          </table:table-cell>
          <table:table-cell table:style-name="ce3" office:value-type="string" calcext:value-type="string">
            <text:p>PredictionSecteur2</text:p>
          </table:table-cell>
          <table:table-cell table:style-name="ce3" office:value-type="string" calcext:value-type="string">
            <text:p>PredictionSecteurParticulier</text:p>
          </table:table-cell>
          <table:table-cell table:style-name="ce1"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2916.26" calcext:value-type="float">
            <text:p>2916,2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625.07" calcext:value-type="float">
            <text:p>625,07</text:p>
          </table:table-cell>
          <table:table-cell office:value-type="float" office:value="58.36" calcext:value-type="float">
            <text:p>58,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62" calcext:value-type="float">
            <text:p>6,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509" calcext:value-type="float">
            <text:p>9509</text:p>
          </table:table-cell>
          <table:table-cell table:style-name="ce4" office:value-type="float" office:value="46094" calcext:value-type="float">
            <text:p>4609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717.65" calcext:value-type="float">
            <text:p>2717,65</text:p>
          </table:table-cell>
          <table:table-cell office:value-type="float" office:value="5821.74" calcext:value-type="float">
            <text:p>5821,74</text:p>
          </table:table-cell>
          <table:table-cell office:value-type="float" office:value="678.1" calcext:value-type="float">
            <text:p>678,1</text:p>
          </table:table-cell>
          <table:table-cell office:value-type="float" office:value="4022.88" calcext:value-type="float">
            <text:p>4022,88</text:p>
          </table:table-cell>
          <table:table-cell office:value-type="float" office:value="22780.9" calcext:value-type="float">
            <text:p>22780,9</text:p>
          </table:table-cell>
          <table:table-cell office:value-type="float" office:value="1042.21" calcext:value-type="float">
            <text:p>1042,21</text:p>
          </table:table-cell>
          <table:table-cell office:value-type="float" office:value="1528.9" calcext:value-type="float">
            <text:p>1528,9</text:p>
          </table:table-cell>
          <table:table-cell office:value-type="float" office:value="767.1" calcext:value-type="float">
            <text:p>767,1</text:p>
          </table:table-cell>
          <table:table-cell office:value-type="float" office:value="-97.57" calcext:value-type="float">
            <text:p>-97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.64" calcext:value-type="float">
            <text:p>141,64</text:p>
          </table:table-cell>
          <table:table-cell office:value-type="float" office:value="61.81" calcext:value-type="float">
            <text:p>61,81</text:p>
          </table:table-cell>
          <table:table-cell office:value-type="float" office:value="2244.45" calcext:value-type="float">
            <text:p>2244,45</text:p>
          </table:table-cell>
          <table:table-cell office:value-type="float" office:value="0" calcext:value-type="float">
            <text:p>0</text:p>
          </table:table-cell>
          <table:table-cell office:value-type="float" office:value="10.09" calcext:value-type="float">
            <text:p>10,09</text:p>
          </table:table-cell>
          <table:table-cell office:value-type="float" office:value="0" calcext:value-type="float">
            <text:p>0</text:p>
          </table:table-cell>
          <table:table-cell office:value-type="float" office:value="482.46" calcext:value-type="float">
            <text:p>482,46</text:p>
          </table:table-cell>
          <table:table-cell office:value-type="float" office:value="7210.77" calcext:value-type="float">
            <text:p>7210,77</text:p>
          </table:table-cell>
          <table:table-cell office:value-type="float" office:value="3425.28" calcext:value-type="float">
            <text:p>3425,28</text:p>
          </table:table-cell>
          <table:table-cell office:value-type="float" office:value="35.62" calcext:value-type="float">
            <text:p>35,62</text:p>
          </table:table-cell>
          <table:table-cell office:value-type="float" office:value="26094.71" calcext:value-type="float">
            <text:p>26094,71</text:p>
          </table:table-cell>
          <table:table-cell office:value-type="float" office:value="0" calcext:value-type="float">
            <text:p>0</text:p>
          </table:table-cell>
          <table:table-cell office:value-type="float" office:value="502.24" calcext:value-type="float">
            <text:p>502,24</text:p>
          </table:table-cell>
          <table:table-cell office:value-type="float" office:value="0" calcext:value-type="float">
            <text:p>0</text:p>
          </table:table-cell>
          <table:table-cell office:value-type="float" office:value="364.78" calcext:value-type="float">
            <text:p>364,78</text:p>
          </table:table-cell>
          <table:table-cell office:value-type="float" office:value="0" calcext:value-type="float">
            <text:p>0</text:p>
          </table:table-cell>
          <table:table-cell office:value-type="float" office:value="183.78" calcext:value-type="float">
            <text:p>183,78</text:p>
          </table:table-cell>
          <table:table-cell office:value-type="float" office:value="0" calcext:value-type="float">
            <text:p>0</text:p>
          </table:table-cell>
          <table:table-cell office:value-type="float" office:value="17.93" calcext:value-type="float">
            <text:p>17,93</text:p>
          </table:table-cell>
          <table:table-cell table:style-name="ce9" office:value-type="float" office:value="15124" calcext:value-type="float">
            <text:p>15124</text:p>
          </table:table-cell>
          <table:table-cell table:style-name="ce4" office:value-type="float" office:value="65899" calcext:value-type="float">
            <text:p>658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574.08" calcext:value-type="float">
            <text:p>14574,08</text:p>
          </table:table-cell>
          <table:table-cell office:value-type="float" office:value="6451.49" calcext:value-type="float">
            <text:p>6451,49</text:p>
          </table:table-cell>
          <table:table-cell office:value-type="float" office:value="2026.71" calcext:value-type="float">
            <text:p>2026,71</text:p>
          </table:table-cell>
          <table:table-cell office:value-type="float" office:value="5285.73" calcext:value-type="float">
            <text:p>5285,73</text:p>
          </table:table-cell>
          <table:table-cell office:value-type="float" office:value="3957.72" calcext:value-type="float">
            <text:p>3957,72</text:p>
          </table:table-cell>
          <table:table-cell office:value-type="float" office:value="847.52" calcext:value-type="float">
            <text:p>847,52</text:p>
          </table:table-cell>
          <table:table-cell office:value-type="float" office:value="1039.02" calcext:value-type="float">
            <text:p>1039,02</text:p>
          </table:table-cell>
          <table:table-cell office:value-type="float" office:value="699.39" calcext:value-type="float">
            <text:p>699,39</text:p>
          </table:table-cell>
          <table:table-cell office:value-type="float" office:value="-272.03" calcext:value-type="float">
            <text:p>-272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5.9" calcext:value-type="float">
            <text:p>5525,9</text:p>
          </table:table-cell>
          <table:table-cell office:value-type="float" office:value="79.96" calcext:value-type="float">
            <text:p>79,96</text:p>
          </table:table-cell>
          <table:table-cell office:value-type="float" office:value="960.09" calcext:value-type="float">
            <text:p>960,09</text:p>
          </table:table-cell>
          <table:table-cell office:value-type="float" office:value="1000.4" calcext:value-type="float">
            <text:p>1000,4</text:p>
          </table:table-cell>
          <table:table-cell office:value-type="float" office:value="541.75" calcext:value-type="float">
            <text:p>541,75</text:p>
          </table:table-cell>
          <table:table-cell office:value-type="float" office:value="0" calcext:value-type="float">
            <text:p>0</text:p>
          </table:table-cell>
          <table:table-cell office:value-type="float" office:value="207.67" calcext:value-type="float">
            <text:p>207,67</text:p>
          </table:table-cell>
          <table:table-cell office:value-type="float" office:value="1323.98" calcext:value-type="float">
            <text:p>1323,98</text:p>
          </table:table-cell>
          <table:table-cell office:value-type="float" office:value="25858.8" calcext:value-type="float">
            <text:p>25858,8</text:p>
          </table:table-cell>
          <table:table-cell office:value-type="float" office:value="1691.69" calcext:value-type="float">
            <text:p>1691,69</text:p>
          </table:table-cell>
          <table:table-cell office:value-type="float" office:value="7395.12" calcext:value-type="float">
            <text:p>7395,12</text:p>
          </table:table-cell>
          <table:table-cell office:value-type="float" office:value="50.34" calcext:value-type="float">
            <text:p>50,34</text:p>
          </table:table-cell>
          <table:table-cell office:value-type="float" office:value="774.59" calcext:value-type="float">
            <text:p>774,59</text:p>
          </table:table-cell>
          <table:table-cell office:value-type="float" office:value="153.2" calcext:value-type="float">
            <text:p>153,2</text:p>
          </table:table-cell>
          <table:table-cell office:value-type="float" office:value="89.06" calcext:value-type="float">
            <text:p>89,06</text:p>
          </table:table-cell>
          <table:table-cell office:value-type="float" office:value="0" calcext:value-type="float">
            <text:p>0</text:p>
          </table:table-cell>
          <table:table-cell office:value-type="float" office:value="556.52" calcext:value-type="float">
            <text:p>556,52</text:p>
          </table:table-cell>
          <table:table-cell office:value-type="float" office:value="0" calcext:value-type="float">
            <text:p>0</text:p>
          </table:table-cell>
          <table:table-cell office:value-type="float" office:value="603.11" calcext:value-type="float">
            <text:p>603,11</text:p>
          </table:table-cell>
          <table:table-cell table:style-name="ce9" office:value-type="float" office:value="14538" calcext:value-type="float">
            <text:p>14538</text:p>
          </table:table-cell>
          <table:table-cell table:style-name="ce4" office:value-type="float" office:value="70207" calcext:value-type="float">
            <text:p>7020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4.37" calcext:value-type="float">
            <text:p>684,37</text:p>
          </table:table-cell>
          <table:table-cell office:value-type="float" office:value="3905.82" calcext:value-type="float">
            <text:p>3905,82</text:p>
          </table:table-cell>
          <table:table-cell office:value-type="float" office:value="0" calcext:value-type="float">
            <text:p>0</text:p>
          </table:table-cell>
          <table:table-cell office:value-type="float" office:value="229.04" calcext:value-type="float">
            <text:p>229,04</text:p>
          </table:table-cell>
          <table:table-cell office:value-type="float" office:value="56.36" calcext:value-type="float">
            <text:p>56,36</text:p>
          </table:table-cell>
          <table:table-cell office:value-type="float" office:value="0" calcext:value-type="float">
            <text:p>0</text:p>
          </table:table-cell>
          <table:table-cell office:value-type="float" office:value="18.78" calcext:value-type="float">
            <text:p>18,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6.78" calcext:value-type="float">
            <text:p>276,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8.7" calcext:value-type="float">
            <text:p>188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.23" calcext:value-type="float">
            <text:p>219,2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office:value-type="float" office:value="9675" calcext:value-type="float">
            <text:p>9675</text:p>
          </table:table-cell>
          <table:table-cell table:style-name="ce4" office:value-type="float" office:value="51104" calcext:value-type="float">
            <text:p>5110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42.47" calcext:value-type="float">
            <text:p>1342,47</text:p>
          </table:table-cell>
          <table:table-cell office:value-type="float" office:value="496.71" calcext:value-type="float">
            <text:p>496,71</text:p>
          </table:table-cell>
          <table:table-cell office:value-type="float" office:value="520.15" calcext:value-type="float">
            <text:p>520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6.23" calcext:value-type="float">
            <text:p>476,23</text:p>
          </table:table-cell>
          <table:table-cell office:value-type="float" office:value="3439.41" calcext:value-type="float">
            <text:p>3439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.3" calcext:value-type="float">
            <text:p>106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5" calcext:value-type="float">
            <text:p>15,15</text:p>
          </table:table-cell>
          <table:table-cell office:value-type="float" office:value="0" calcext:value-type="float">
            <text:p>0</text:p>
          </table:table-cell>
          <table:table-cell office:value-type="float" office:value="548.33" calcext:value-type="float">
            <text:p>548,33</text:p>
          </table:table-cell>
          <table:table-cell office:value-type="float" office:value="0" calcext:value-type="float">
            <text:p>0</text:p>
          </table:table-cell>
          <table:table-cell office:value-type="float" office:value="45.63" calcext:value-type="float">
            <text:p>45,63</text:p>
          </table:table-cell>
          <table:table-cell office:value-type="float" office:value="0" calcext:value-type="float">
            <text:p>0</text:p>
          </table:table-cell>
          <table:table-cell office:value-type="float" office:value="1028.75" calcext:value-type="float">
            <text:p>1028,75</text:p>
          </table:table-cell>
          <table:table-cell office:value-type="float" office:value="318.03" calcext:value-type="float">
            <text:p>318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.12" calcext:value-type="float">
            <text:p>167,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5.94" calcext:value-type="float">
            <text:p>215,94</text:p>
          </table:table-cell>
          <table:table-cell table:style-name="ce9" office:value-type="float" office:value="10123" calcext:value-type="float">
            <text:p>10123</text:p>
          </table:table-cell>
          <table:table-cell table:style-name="ce4" office:value-type="float" office:value="49905" calcext:value-type="float">
            <text:p>4990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94.87" calcext:value-type="float">
            <text:p>494,87</text:p>
          </table:table-cell>
          <table:table-cell office:value-type="float" office:value="0" calcext:value-type="float">
            <text:p>0</text:p>
          </table:table-cell>
          <table:table-cell office:value-type="float" office:value="15996.19" calcext:value-type="float">
            <text:p>15996,19</text:p>
          </table:table-cell>
          <table:table-cell office:value-type="float" office:value="1060.28" calcext:value-type="float">
            <text:p>1060,28</text:p>
          </table:table-cell>
          <table:table-cell office:value-type="float" office:value="553.5" calcext:value-type="float">
            <text:p>553,5</text:p>
          </table:table-cell>
          <table:table-cell office:value-type="float" office:value="1863" calcext:value-type="float">
            <text:p>1863</text:p>
          </table:table-cell>
          <table:table-cell office:value-type="float" office:value="1017.44" calcext:value-type="float">
            <text:p>1017,44</text:p>
          </table:table-cell>
          <table:table-cell office:value-type="float" office:value="0" calcext:value-type="float">
            <text:p>0</text:p>
          </table:table-cell>
          <table:table-cell office:value-type="float" office:value="-149.43" calcext:value-type="float">
            <text:p>-149,43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office:value-type="float" office:value="651.42" calcext:value-type="float">
            <text:p>651,42</text:p>
          </table:table-cell>
          <table:table-cell office:value-type="float" office:value="909.78" calcext:value-type="float">
            <text:p>909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50.15" calcext:value-type="float">
            <text:p>9150,15</text:p>
          </table:table-cell>
          <table:table-cell office:value-type="float" office:value="0" calcext:value-type="float">
            <text:p>0</text:p>
          </table:table-cell>
          <table:table-cell office:value-type="float" office:value="37.16" calcext:value-type="float">
            <text:p>37,16</text:p>
          </table:table-cell>
          <table:table-cell office:value-type="float" office:value="0" calcext:value-type="float">
            <text:p>0</text:p>
          </table:table-cell>
          <table:table-cell office:value-type="float" office:value="597.02" calcext:value-type="float">
            <text:p>597,02</text:p>
          </table:table-cell>
          <table:table-cell office:value-type="float" office:value="1375.79" calcext:value-type="float">
            <text:p>1375,79</text:p>
          </table:table-cell>
          <table:table-cell office:value-type="float" office:value="0" calcext:value-type="float">
            <text:p>0</text:p>
          </table:table-cell>
          <table:table-cell office:value-type="float" office:value="408.57" calcext:value-type="float">
            <text:p>408,57</text:p>
          </table:table-cell>
          <table:table-cell office:value-type="float" office:value="144.63" calcext:value-type="float">
            <text:p>144,63</text:p>
          </table:table-cell>
          <table:table-cell office:value-type="float" office:value="82.39" calcext:value-type="float">
            <text:p>82,39</text:p>
          </table:table-cell>
          <table:table-cell office:value-type="float" office:value="36.6" calcext:value-type="float">
            <text:p>36,6</text:p>
          </table:table-cell>
          <table:table-cell office:value-type="float" office:value="2.75" calcext:value-type="float">
            <text:p>2,75</text:p>
          </table:table-cell>
          <table:table-cell office:value-type="float" office:value="111.74" calcext:value-type="float">
            <text:p>111,7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2330" calcext:value-type="float">
            <text:p>12330</text:p>
          </table:table-cell>
          <table:table-cell table:style-name="ce4" office:value-type="float" office:value="67749" calcext:value-type="float">
            <text:p>6774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4.23" calcext:value-type="float">
            <text:p>174,23</text:p>
          </table:table-cell>
          <table:table-cell office:value-type="float" office:value="0" calcext:value-type="float">
            <text:p>0</text:p>
          </table:table-cell>
          <table:table-cell office:value-type="float" office:value="9047.47" calcext:value-type="float">
            <text:p>9047,47</text:p>
          </table:table-cell>
          <table:table-cell office:value-type="float" office:value="224.62" calcext:value-type="float">
            <text:p>224,62</text:p>
          </table:table-cell>
          <table:table-cell office:value-type="float" office:value="0" calcext:value-type="float">
            <text:p>0</text:p>
          </table:table-cell>
          <table:table-cell office:value-type="float" office:value="161.3" calcext:value-type="float">
            <text:p>161,3</text:p>
          </table:table-cell>
          <table:table-cell office:value-type="float" office:value="440.58" calcext:value-type="float">
            <text:p>440,58</text:p>
          </table:table-cell>
          <table:table-cell office:value-type="float" office:value="0" calcext:value-type="float">
            <text:p>0</text:p>
          </table:table-cell>
          <table:table-cell office:value-type="float" office:value="47.57" calcext:value-type="float">
            <text:p>47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4" calcext:value-type="float">
            <text:p>9,74</text:p>
          </table:table-cell>
          <table:table-cell office:value-type="float" office:value="19.4" calcext:value-type="float">
            <text:p>19,4</text:p>
          </table:table-cell>
          <table:table-cell office:value-type="float" office:value="126.49" calcext:value-type="float">
            <text:p>126,49</text:p>
          </table:table-cell>
          <table:table-cell office:value-type="float" office:value="0" calcext:value-type="float">
            <text:p>0</text:p>
          </table:table-cell>
          <table:table-cell office:value-type="float" office:value="4252.91" calcext:value-type="float">
            <text:p>4252,91</text:p>
          </table:table-cell>
          <table:table-cell office:value-type="float" office:value="0" calcext:value-type="float">
            <text:p>0</text:p>
          </table:table-cell>
          <table:table-cell office:value-type="float" office:value="11.94" calcext:value-type="float">
            <text:p>11,94</text:p>
          </table:table-cell>
          <table:table-cell office:value-type="float" office:value="197.04" calcext:value-type="float">
            <text:p>197,04</text:p>
          </table:table-cell>
          <table:table-cell office:value-type="float" office:value="486.17" calcext:value-type="float">
            <text:p>486,17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111.61" calcext:value-type="float">
            <text:p>111,61</text:p>
          </table:table-cell>
          <table:table-cell office:value-type="float" office:value="86.52" calcext:value-type="float">
            <text:p>86,5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10684" calcext:value-type="float">
            <text:p>10684</text:p>
          </table:table-cell>
          <table:table-cell table:style-name="ce4" office:value-type="float" office:value="58080" calcext:value-type="float">
            <text:p>5808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1.14" calcext:value-type="float">
            <text:p>51,14</text:p>
          </table:table-cell>
          <table:table-cell office:value-type="float" office:value="7.21" calcext:value-type="float">
            <text:p>7,21</text:p>
          </table:table-cell>
          <table:table-cell office:value-type="float" office:value="163.92" calcext:value-type="float">
            <text:p>163,92</text:p>
          </table:table-cell>
          <table:table-cell office:value-type="float" office:value="20.23" calcext:value-type="float">
            <text:p>20,23</text:p>
          </table:table-cell>
          <table:table-cell office:value-type="float" office:value="0" calcext:value-type="float">
            <text:p>0</text:p>
          </table:table-cell>
          <table:table-cell office:value-type="float" office:value="17.26" calcext:value-type="float">
            <text:p>17,26</text:p>
          </table:table-cell>
          <table:table-cell office:value-type="float" office:value="261.74" calcext:value-type="float">
            <text:p>261,74</text:p>
          </table:table-cell>
          <table:table-cell office:value-type="float" office:value="0" calcext:value-type="float">
            <text:p>0</text:p>
          </table:table-cell>
          <table:table-cell office:value-type="float" office:value="33.72" calcext:value-type="float">
            <text:p>33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.53" calcext:value-type="float">
            <text:p>164,53</text:p>
          </table:table-cell>
          <table:table-cell office:value-type="float" office:value="395.6" calcext:value-type="float">
            <text:p>395,6</text:p>
          </table:table-cell>
          <table:table-cell office:value-type="float" office:value="85.78" calcext:value-type="float">
            <text:p>85,78</text:p>
          </table:table-cell>
          <table:table-cell office:value-type="float" office:value="0" calcext:value-type="float">
            <text:p>0</text:p>
          </table:table-cell>
          <table:table-cell office:value-type="float" office:value="19.04" calcext:value-type="float">
            <text:p>19,04</text:p>
          </table:table-cell>
          <table:table-cell office:value-type="float" office:value="0" calcext:value-type="float">
            <text:p>0</text:p>
          </table:table-cell>
          <table:table-cell office:value-type="float" office:value="81.51" calcext:value-type="float">
            <text:p>81,51</text:p>
          </table:table-cell>
          <table:table-cell office:value-type="float" office:value="0" calcext:value-type="float">
            <text:p>0</text:p>
          </table:table-cell>
          <table:table-cell office:value-type="float" office:value="318.25" calcext:value-type="float">
            <text:p>318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.67" calcext:value-type="float">
            <text:p>69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.51" calcext:value-type="float">
            <text:p>126,51</text:p>
          </table:table-cell>
          <table:table-cell office:value-type="float" office:value="12.03" calcext:value-type="float">
            <text:p>12,0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216" calcext:value-type="float">
            <text:p>9216</text:p>
          </table:table-cell>
          <table:table-cell table:style-name="ce4" office:value-type="float" office:value="46800" calcext:value-type="float">
            <text:p>468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8.33" calcext:value-type="float">
            <text:p>38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.65" calcext:value-type="float">
            <text:p>307,65</text:p>
          </table:table-cell>
          <table:table-cell office:value-type="float" office:value="312.26" calcext:value-type="float">
            <text:p>312,26</text:p>
          </table:table-cell>
          <table:table-cell office:value-type="float" office:value="21.97" calcext:value-type="float">
            <text:p>21,97</text:p>
          </table:table-cell>
          <table:table-cell office:value-type="float" office:value="51.14" calcext:value-type="float">
            <text:p>51,14</text:p>
          </table:table-cell>
          <table:table-cell office:value-type="float" office:value="512.48" calcext:value-type="float">
            <text:p>512,48</text:p>
          </table:table-cell>
          <table:table-cell office:value-type="float" office:value="-12.44" calcext:value-type="float">
            <text:p>-12,44</text:p>
          </table:table-cell>
          <table:table-cell office:value-type="float" office:value="0" calcext:value-type="float">
            <text:p>0</text:p>
          </table:table-cell>
          <table:table-cell office:value-type="float" office:value="396.05" calcext:value-type="float">
            <text:p>396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7" calcext:value-type="float">
            <text:p>38,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.02" calcext:value-type="float">
            <text:p>213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7.09" calcext:value-type="float">
            <text:p>1257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6" calcext:value-type="float">
            <text:p>4,56</text:p>
          </table:table-cell>
          <table:table-cell office:value-type="float" office:value="0" calcext:value-type="float">
            <text:p>0</text:p>
          </table:table-cell>
          <table:table-cell office:value-type="float" office:value="23.46" calcext:value-type="float">
            <text:p>23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.35" calcext:value-type="float">
            <text:p>147,35</text:p>
          </table:table-cell>
          <table:table-cell table:style-name="ce9" office:value-type="float" office:value="9173" calcext:value-type="float">
            <text:p>9173</text:p>
          </table:table-cell>
          <table:table-cell table:style-name="ce4" office:value-type="float" office:value="47015" calcext:value-type="float">
            <text:p>470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8.64" calcext:value-type="float">
            <text:p>148,64</text:p>
          </table:table-cell>
          <table:table-cell office:value-type="float" office:value="186.66" calcext:value-type="float">
            <text:p>186,66</text:p>
          </table:table-cell>
          <table:table-cell office:value-type="float" office:value="1186.7" calcext:value-type="float">
            <text:p>1186,7</text:p>
          </table:table-cell>
          <table:table-cell office:value-type="float" office:value="1188.51" calcext:value-type="float">
            <text:p>1188,51</text:p>
          </table:table-cell>
          <table:table-cell office:value-type="float" office:value="272.4" calcext:value-type="float">
            <text:p>272,4</text:p>
          </table:table-cell>
          <table:table-cell office:value-type="float" office:value="0" calcext:value-type="float">
            <text:p>0</text:p>
          </table:table-cell>
          <table:table-cell office:value-type="float" office:value="527.7" calcext:value-type="float">
            <text:p>527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6.32" calcext:value-type="float">
            <text:p>1156,32</text:p>
          </table:table-cell>
          <table:table-cell office:value-type="float" office:value="3241.91" calcext:value-type="float">
            <text:p>3241,91</text:p>
          </table:table-cell>
          <table:table-cell office:value-type="float" office:value="1427.22" calcext:value-type="float">
            <text:p>1427,22</text:p>
          </table:table-cell>
          <table:table-cell office:value-type="float" office:value="0" calcext:value-type="float">
            <text:p>0</text:p>
          </table:table-cell>
          <table:table-cell office:value-type="float" office:value="861.25" calcext:value-type="float">
            <text:p>861,25</text:p>
          </table:table-cell>
          <table:table-cell office:value-type="float" office:value="0" calcext:value-type="float">
            <text:p>0</text:p>
          </table:table-cell>
          <table:table-cell office:value-type="float" office:value="49.32" calcext:value-type="float">
            <text:p>49,32</text:p>
          </table:table-cell>
          <table:table-cell office:value-type="float" office:value="39.61" calcext:value-type="float">
            <text:p>39,61</text:p>
          </table:table-cell>
          <table:table-cell office:value-type="float" office:value="164.26" calcext:value-type="float">
            <text:p>164,26</text:p>
          </table:table-cell>
          <table:table-cell office:value-type="float" office:value="232.98" calcext:value-type="float">
            <text:p>232,98</text:p>
          </table:table-cell>
          <table:table-cell office:value-type="float" office:value="0" calcext:value-type="float">
            <text:p>0</text:p>
          </table:table-cell>
          <table:table-cell office:value-type="float" office:value="682.39" calcext:value-type="float">
            <text:p>682,39</text:p>
          </table:table-cell>
          <table:table-cell office:value-type="float" office:value="661.11" calcext:value-type="float">
            <text:p>661,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0.02" calcext:value-type="float">
            <text:p>270,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597" calcext:value-type="float">
            <text:p>10597</text:p>
          </table:table-cell>
          <table:table-cell table:style-name="ce4" office:value-type="float" office:value="53101" calcext:value-type="float">
            <text:p>531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654.39" calcext:value-type="float">
            <text:p>13654,39</text:p>
          </table:table-cell>
          <table:table-cell office:value-type="float" office:value="3372.9" calcext:value-type="float">
            <text:p>3372,9</text:p>
          </table:table-cell>
          <table:table-cell office:value-type="float" office:value="0" calcext:value-type="float">
            <text:p>0</text:p>
          </table:table-cell>
          <table:table-cell office:value-type="float" office:value="30957.33" calcext:value-type="float">
            <text:p>30957,33</text:p>
          </table:table-cell>
          <table:table-cell office:value-type="float" office:value="52477.69" calcext:value-type="float">
            <text:p>52477,69</text:p>
          </table:table-cell>
          <table:table-cell office:value-type="float" office:value="1450.59" calcext:value-type="float">
            <text:p>1450,59</text:p>
          </table:table-cell>
          <table:table-cell office:value-type="float" office:value="145.91" calcext:value-type="float">
            <text:p>145,91</text:p>
          </table:table-cell>
          <table:table-cell office:value-type="float" office:value="0" calcext:value-type="float">
            <text:p>0</text:p>
          </table:table-cell>
          <table:table-cell office:value-type="float" office:value="332.98" calcext:value-type="float">
            <text:p>332,98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,82</text:p>
          </table:table-cell>
          <table:table-cell office:value-type="float" office:value="64554.37" calcext:value-type="float">
            <text:p>64554,37</text:p>
          </table:table-cell>
          <table:table-cell office:value-type="float" office:value="0" calcext:value-type="float">
            <text:p>0</text:p>
          </table:table-cell>
          <table:table-cell office:value-type="float" office:value="3065.38" calcext:value-type="float">
            <text:p>3065,38</text:p>
          </table:table-cell>
          <table:table-cell office:value-type="float" office:value="0" calcext:value-type="float">
            <text:p>0</text:p>
          </table:table-cell>
          <table:table-cell office:value-type="float" office:value="57.75" calcext:value-type="float">
            <text:p>57,75</text:p>
          </table:table-cell>
          <table:table-cell office:value-type="float" office:value="0" calcext:value-type="float">
            <text:p>0</text:p>
          </table:table-cell>
          <table:table-cell office:value-type="float" office:value="375.19" calcext:value-type="float">
            <text:p>375,19</text:p>
          </table:table-cell>
          <table:table-cell office:value-type="float" office:value="1303.94" calcext:value-type="float">
            <text:p>1303,94</text:p>
          </table:table-cell>
          <table:table-cell office:value-type="float" office:value="7884.23" calcext:value-type="float">
            <text:p>7884,23</text:p>
          </table:table-cell>
          <table:table-cell office:value-type="float" office:value="251.81" calcext:value-type="float">
            <text:p>251,81</text:p>
          </table:table-cell>
          <table:table-cell office:value-type="float" office:value="62302.03" calcext:value-type="float">
            <text:p>62302,03</text:p>
          </table:table-cell>
          <table:table-cell office:value-type="float" office:value="39081.19" calcext:value-type="float">
            <text:p>39081,19</text:p>
          </table:table-cell>
          <table:table-cell office:value-type="float" office:value="6.34" calcext:value-type="float">
            <text:p>6,34</text:p>
          </table:table-cell>
          <table:table-cell office:value-type="float" office:value="46.46" calcext:value-type="float">
            <text:p>46,46</text:p>
          </table:table-cell>
          <table:table-cell office:value-type="float" office:value="-101.75" calcext:value-type="float">
            <text:p>-101,75</text:p>
          </table:table-cell>
          <table:table-cell office:value-type="float" office:value="0" calcext:value-type="float">
            <text:p>0</text:p>
          </table:table-cell>
          <table:table-cell office:value-type="float" office:value="497.56" calcext:value-type="float">
            <text:p>497,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31910" calcext:value-type="float">
            <text:p>31910</text:p>
          </table:table-cell>
          <table:table-cell table:style-name="ce4" office:value-type="float" office:value="138750" calcext:value-type="float">
            <text:p>1387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1.59" calcext:value-type="float">
            <text:p>391,59</text:p>
          </table:table-cell>
          <table:table-cell office:value-type="float" office:value="0" calcext:value-type="float">
            <text:p>0</text:p>
          </table:table-cell>
          <table:table-cell office:value-type="float" office:value="159.34" calcext:value-type="float">
            <text:p>159,34</text:p>
          </table:table-cell>
          <table:table-cell office:value-type="float" office:value="163.2" calcext:value-type="float">
            <text:p>163,2</text:p>
          </table:table-cell>
          <table:table-cell office:value-type="float" office:value="2482.77" calcext:value-type="float">
            <text:p>2482,77</text:p>
          </table:table-cell>
          <table:table-cell office:value-type="float" office:value="28.81" calcext:value-type="float">
            <text:p>28,81</text:p>
          </table:table-cell>
          <table:table-cell office:value-type="float" office:value="105.41" calcext:value-type="float">
            <text:p>105,41</text:p>
          </table:table-cell>
          <table:table-cell office:value-type="float" office:value="0" calcext:value-type="float">
            <text:p>0</text:p>
          </table:table-cell>
          <table:table-cell office:value-type="float" office:value="96.38" calcext:value-type="float">
            <text:p>96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.92" calcext:value-type="float">
            <text:p>165,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2.87" calcext:value-type="float">
            <text:p>112,87</text:p>
          </table:table-cell>
          <table:table-cell office:value-type="float" office:value="278.33" calcext:value-type="float">
            <text:p>278,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69" calcext:value-type="float">
            <text:p>7,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46" calcext:value-type="float">
            <text:p>23,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582" calcext:value-type="float">
            <text:p>9582</text:p>
          </table:table-cell>
          <table:table-cell table:style-name="ce4" office:value-type="float" office:value="47127" calcext:value-type="float">
            <text:p>4712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1118.47" calcext:value-type="float">
            <text:p>51118,47</text:p>
          </table:table-cell>
          <table:table-cell office:value-type="float" office:value="20771.08" calcext:value-type="float">
            <text:p>20771,08</text:p>
          </table:table-cell>
          <table:table-cell office:value-type="float" office:value="376.98" calcext:value-type="float">
            <text:p>376,98</text:p>
          </table:table-cell>
          <table:table-cell office:value-type="float" office:value="3116.39" calcext:value-type="float">
            <text:p>3116,39</text:p>
          </table:table-cell>
          <table:table-cell office:value-type="float" office:value="1891.62" calcext:value-type="float">
            <text:p>1891,62</text:p>
          </table:table-cell>
          <table:table-cell office:value-type="float" office:value="4435.17" calcext:value-type="float">
            <text:p>4435,17</text:p>
          </table:table-cell>
          <table:table-cell office:value-type="float" office:value="1633.81" calcext:value-type="float">
            <text:p>1633,81</text:p>
          </table:table-cell>
          <table:table-cell office:value-type="float" office:value="713.63" calcext:value-type="float">
            <text:p>713,63</text:p>
          </table:table-cell>
          <table:table-cell office:value-type="float" office:value="2109.27" calcext:value-type="float">
            <text:p>2109,27</text:p>
          </table:table-cell>
          <table:table-cell office:value-type="float" office:value="0" calcext:value-type="float">
            <text:p>0</text:p>
          </table:table-cell>
          <table:table-cell office:value-type="float" office:value="236.06" calcext:value-type="float">
            <text:p>236,06</text:p>
          </table:table-cell>
          <table:table-cell office:value-type="float" office:value="11219.39" calcext:value-type="float">
            <text:p>11219,39</text:p>
          </table:table-cell>
          <table:table-cell office:value-type="float" office:value="1555.38" calcext:value-type="float">
            <text:p>1555,38</text:p>
          </table:table-cell>
          <table:table-cell office:value-type="float" office:value="25303.9" calcext:value-type="float">
            <text:p>25303,9</text:p>
          </table:table-cell>
          <table:table-cell office:value-type="float" office:value="0" calcext:value-type="float">
            <text:p>0</text:p>
          </table:table-cell>
          <table:table-cell office:value-type="float" office:value="138.6" calcext:value-type="float">
            <text:p>138,6</text:p>
          </table:table-cell>
          <table:table-cell office:value-type="float" office:value="0" calcext:value-type="float">
            <text:p>0</text:p>
          </table:table-cell>
          <table:table-cell office:value-type="float" office:value="437.41" calcext:value-type="float">
            <text:p>437,41</text:p>
          </table:table-cell>
          <table:table-cell office:value-type="float" office:value="513.95" calcext:value-type="float">
            <text:p>513,95</text:p>
          </table:table-cell>
          <table:table-cell office:value-type="float" office:value="60631.08" calcext:value-type="float">
            <text:p>60631,08</text:p>
          </table:table-cell>
          <table:table-cell office:value-type="float" office:value="4088.17" calcext:value-type="float">
            <text:p>4088,17</text:p>
          </table:table-cell>
          <table:table-cell office:value-type="float" office:value="3803.67" calcext:value-type="float">
            <text:p>3803,67</text:p>
          </table:table-cell>
          <table:table-cell office:value-type="float" office:value="0" calcext:value-type="float">
            <text:p>0</text:p>
          </table:table-cell>
          <table:table-cell office:value-type="float" office:value="437.66" calcext:value-type="float">
            <text:p>437,66</text:p>
          </table:table-cell>
          <table:table-cell office:value-type="float" office:value="61.44" calcext:value-type="float">
            <text:p>61,44</text:p>
          </table:table-cell>
          <table:table-cell office:value-type="float" office:value="1732.64" calcext:value-type="float">
            <text:p>1732,64</text:p>
          </table:table-cell>
          <table:table-cell office:value-type="float" office:value="0" calcext:value-type="float">
            <text:p>0</text:p>
          </table:table-cell>
          <table:table-cell office:value-type="float" office:value="116.53" calcext:value-type="float">
            <text:p>116,53</text:p>
          </table:table-cell>
          <table:table-cell office:value-type="float" office:value="0" calcext:value-type="float">
            <text:p>0</text:p>
          </table:table-cell>
          <table:table-cell office:value-type="float" office:value="219.56" calcext:value-type="float">
            <text:p>219,56</text:p>
          </table:table-cell>
          <table:table-cell table:style-name="ce9" office:value-type="float" office:value="23760" calcext:value-type="float">
            <text:p>23760</text:p>
          </table:table-cell>
          <table:table-cell table:style-name="ce4" office:value-type="float" office:value="99240" calcext:value-type="float">
            <text:p>9924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73.64" calcext:value-type="float">
            <text:p>173,64</text:p>
          </table:table-cell>
          <table:table-cell office:value-type="float" office:value="0" calcext:value-type="float">
            <text:p>0</text:p>
          </table:table-cell>
          <table:table-cell office:value-type="float" office:value="200.28" calcext:value-type="float">
            <text:p>200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74.24" calcext:value-type="float">
            <text:p>6774,24</text:p>
          </table:table-cell>
          <table:table-cell office:value-type="float" office:value="351.04" calcext:value-type="float">
            <text:p>351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71.81" calcext:value-type="float">
            <text:p>12071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9" calcext:value-type="float">
            <text:p>55,9</text:p>
          </table:table-cell>
          <table:table-cell office:value-type="float" office:value="0" calcext:value-type="float">
            <text:p>0</text:p>
          </table:table-cell>
          <table:table-cell office:value-type="float" office:value="4.42" calcext:value-type="float">
            <text:p>4,42</text:p>
          </table:table-cell>
          <table:table-cell office:value-type="float" office:value="0" calcext:value-type="float">
            <text:p>0</text:p>
          </table:table-cell>
          <table:table-cell office:value-type="float" office:value="72.32" calcext:value-type="float">
            <text:p>72,32</text:p>
          </table:table-cell>
          <table:table-cell office:value-type="float" office:value="2046.31" calcext:value-type="float">
            <text:p>2046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.37" calcext:value-type="float">
            <text:p>286,3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11152" calcext:value-type="float">
            <text:p>11152</text:p>
          </table:table-cell>
          <table:table-cell table:style-name="ce4" office:value-type="float" office:value="55824" calcext:value-type="float">
            <text:p>5582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.69" calcext:value-type="float">
            <text:p>7,69</text:p>
          </table:table-cell>
          <table:table-cell office:value-type="float" office:value="0" calcext:value-type="float">
            <text:p>0</text:p>
          </table:table-cell>
          <table:table-cell office:value-type="float" office:value="191.12" calcext:value-type="float">
            <text:p>191,12</text:p>
          </table:table-cell>
          <table:table-cell office:value-type="float" office:value="0" calcext:value-type="float">
            <text:p>0</text:p>
          </table:table-cell>
          <table:table-cell office:value-type="float" office:value="2268.42" calcext:value-type="float">
            <text:p>2268,42</text:p>
          </table:table-cell>
          <table:table-cell office:value-type="float" office:value="545.93" calcext:value-type="float">
            <text:p>545,93</text:p>
          </table:table-cell>
          <table:table-cell office:value-type="float" office:value="299.74" calcext:value-type="float">
            <text:p>299,74</text:p>
          </table:table-cell>
          <table:table-cell office:value-type="float" office:value="4.07" calcext:value-type="float">
            <text:p>4,07</text:p>
          </table:table-cell>
          <table:table-cell office:value-type="float" office:value="60.74" calcext:value-type="float">
            <text:p>60,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4.15" calcext:value-type="float">
            <text:p>244,15</text:p>
          </table:table-cell>
          <table:table-cell office:value-type="float" office:value="296.63" calcext:value-type="float">
            <text:p>296,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69" calcext:value-type="float">
            <text:p>9,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86" calcext:value-type="float">
            <text:p>73,8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445" calcext:value-type="float">
            <text:p>9445</text:p>
          </table:table-cell>
          <table:table-cell table:style-name="ce4" office:value-type="float" office:value="46411" calcext:value-type="float">
            <text:p>464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1.91" calcext:value-type="float">
            <text:p>61,91</text:p>
          </table:table-cell>
          <table:table-cell office:value-type="float" office:value="0" calcext:value-type="float">
            <text:p>0</text:p>
          </table:table-cell>
          <table:table-cell office:value-type="float" office:value="699.09" calcext:value-type="float">
            <text:p>699,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82" calcext:value-type="float">
            <text:p>4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58" calcext:value-type="float">
            <text:p>53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.92" calcext:value-type="float">
            <text:p>234,92</text:p>
          </table:table-cell>
          <table:table-cell office:value-type="float" office:value="0" calcext:value-type="float">
            <text:p>0</text:p>
          </table:table-cell>
          <table:table-cell office:value-type="float" office:value="1287.17" calcext:value-type="float">
            <text:p>1287,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95" calcext:value-type="float">
            <text:p>15,95</text:p>
          </table:table-cell>
          <table:table-cell office:value-type="float" office:value="317.58" calcext:value-type="float">
            <text:p>317,58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" calcext:value-type="float">
            <text:p>35,7</text:p>
          </table:table-cell>
          <table:table-cell office:value-type="float" office:value="0" calcext:value-type="float">
            <text:p>0</text:p>
          </table:table-cell>
          <table:table-cell office:value-type="float" office:value="15.37" calcext:value-type="float">
            <text:p>15,3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247" calcext:value-type="float">
            <text:p>9247</text:p>
          </table:table-cell>
          <table:table-cell table:style-name="ce4" office:value-type="float" office:value="47058" calcext:value-type="float">
            <text:p>4705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5621.85" calcext:value-type="float">
            <text:p>45621,85</text:p>
          </table:table-cell>
          <table:table-cell office:value-type="float" office:value="27808.26" calcext:value-type="float">
            <text:p>27808,26</text:p>
          </table:table-cell>
          <table:table-cell office:value-type="float" office:value="4281.32" calcext:value-type="float">
            <text:p>4281,32</text:p>
          </table:table-cell>
          <table:table-cell office:value-type="float" office:value="3756.14" calcext:value-type="float">
            <text:p>3756,14</text:p>
          </table:table-cell>
          <table:table-cell office:value-type="float" office:value="1053.7" calcext:value-type="float">
            <text:p>1053,7</text:p>
          </table:table-cell>
          <table:table-cell office:value-type="float" office:value="13594.04" calcext:value-type="float">
            <text:p>13594,04</text:p>
          </table:table-cell>
          <table:table-cell office:value-type="float" office:value="1815.39" calcext:value-type="float">
            <text:p>1815,39</text:p>
          </table:table-cell>
          <table:table-cell office:value-type="float" office:value="2543.15" calcext:value-type="float">
            <text:p>2543,15</text:p>
          </table:table-cell>
          <table:table-cell office:value-type="float" office:value="464.52" calcext:value-type="float">
            <text:p>464,52</text:p>
          </table:table-cell>
          <table:table-cell office:value-type="float" office:value="0" calcext:value-type="float">
            <text:p>0</text:p>
          </table:table-cell>
          <table:table-cell office:value-type="float" office:value="232.59" calcext:value-type="float">
            <text:p>232,59</text:p>
          </table:table-cell>
          <table:table-cell office:value-type="float" office:value="4652.36" calcext:value-type="float">
            <text:p>4652,36</text:p>
          </table:table-cell>
          <table:table-cell office:value-type="float" office:value="1649.38" calcext:value-type="float">
            <text:p>1649,38</text:p>
          </table:table-cell>
          <table:table-cell office:value-type="float" office:value="39978.68" calcext:value-type="float">
            <text:p>39978,68</text:p>
          </table:table-cell>
          <table:table-cell office:value-type="float" office:value="0" calcext:value-type="float">
            <text:p>0</text:p>
          </table:table-cell>
          <table:table-cell office:value-type="float" office:value="17.95" calcext:value-type="float">
            <text:p>17,95</text:p>
          </table:table-cell>
          <table:table-cell office:value-type="float" office:value="0" calcext:value-type="float">
            <text:p>0</text:p>
          </table:table-cell>
          <table:table-cell office:value-type="float" office:value="259.53" calcext:value-type="float">
            <text:p>259,53</text:p>
          </table:table-cell>
          <table:table-cell office:value-type="float" office:value="7046.2" calcext:value-type="float">
            <text:p>7046,2</text:p>
          </table:table-cell>
          <table:table-cell office:value-type="float" office:value="63290.09" calcext:value-type="float">
            <text:p>63290,09</text:p>
          </table:table-cell>
          <table:table-cell office:value-type="float" office:value="258.88" calcext:value-type="float">
            <text:p>258,88</text:p>
          </table:table-cell>
          <table:table-cell office:value-type="float" office:value="263.45" calcext:value-type="float">
            <text:p>263,45</text:p>
          </table:table-cell>
          <table:table-cell office:value-type="float" office:value="0" calcext:value-type="float">
            <text:p>0</text:p>
          </table:table-cell>
          <table:table-cell office:value-type="float" office:value="1185.4" calcext:value-type="float">
            <text:p>1185,4</text:p>
          </table:table-cell>
          <table:table-cell office:value-type="float" office:value="3.9" calcext:value-type="float">
            <text:p>3,9</text:p>
          </table:table-cell>
          <table:table-cell office:value-type="float" office:value="-57.24" calcext:value-type="float">
            <text:p>-57,24</text:p>
          </table:table-cell>
          <table:table-cell office:value-type="float" office:value="0" calcext:value-type="float">
            <text:p>0</text:p>
          </table:table-cell>
          <table:table-cell office:value-type="float" office:value="371.7" calcext:value-type="float">
            <text:p>371,7</text:p>
          </table:table-cell>
          <table:table-cell office:value-type="float" office:value="0" calcext:value-type="float">
            <text:p>0</text:p>
          </table:table-cell>
          <table:table-cell office:value-type="float" office:value="954.26" calcext:value-type="float">
            <text:p>954,26</text:p>
          </table:table-cell>
          <table:table-cell table:style-name="ce9" office:value-type="float" office:value="29867" calcext:value-type="float">
            <text:p>29867</text:p>
          </table:table-cell>
          <table:table-cell table:style-name="ce4" office:value-type="float" office:value="139301" calcext:value-type="float">
            <text:p>1393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6.74" calcext:value-type="float">
            <text:p>96,74</text:p>
          </table:table-cell>
          <table:table-cell office:value-type="float" office:value="0" calcext:value-type="float">
            <text:p>0</text:p>
          </table:table-cell>
          <table:table-cell office:value-type="float" office:value="38.85" calcext:value-type="float">
            <text:p>38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2.17" calcext:value-type="float">
            <text:p>4202,17</text:p>
          </table:table-cell>
          <table:table-cell office:value-type="float" office:value="16.34" calcext:value-type="float">
            <text:p>16,34</text:p>
          </table:table-cell>
          <table:table-cell office:value-type="float" office:value="648.64" calcext:value-type="float">
            <text:p>648,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11" calcext:value-type="float">
            <text:p>72,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.64" calcext:value-type="float">
            <text:p>12,64</text:p>
          </table:table-cell>
          <table:table-cell office:value-type="float" office:value="5221.86" calcext:value-type="float">
            <text:p>5221,86</text:p>
          </table:table-cell>
          <table:table-cell office:value-type="float" office:value="74.58" calcext:value-type="float">
            <text:p>74,5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45.31" calcext:value-type="float">
            <text:p>245,31</text:p>
          </table:table-cell>
          <table:table-cell table:style-name="ce9" office:value-type="float" office:value="11149" calcext:value-type="float">
            <text:p>11149</text:p>
          </table:table-cell>
          <table:table-cell table:style-name="ce4" office:value-type="float" office:value="64912" calcext:value-type="float">
            <text:p>6491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296.95" calcext:value-type="float">
            <text:p>2296,95</text:p>
          </table:table-cell>
          <table:table-cell office:value-type="float" office:value="0" calcext:value-type="float">
            <text:p>0</text:p>
          </table:table-cell>
          <table:table-cell office:value-type="float" office:value="1631.64" calcext:value-type="float">
            <text:p>1631,64</text:p>
          </table:table-cell>
          <table:table-cell office:value-type="float" office:value="8.94" calcext:value-type="float">
            <text:p>8,94</text:p>
          </table:table-cell>
          <table:table-cell office:value-type="float" office:value="0" calcext:value-type="float">
            <text:p>0</text:p>
          </table:table-cell>
          <table:table-cell office:value-type="float" office:value="46000.37" calcext:value-type="float">
            <text:p>46000,37</text:p>
          </table:table-cell>
          <table:table-cell office:value-type="float" office:value="492.21" calcext:value-type="float">
            <text:p>492,21</text:p>
          </table:table-cell>
          <table:table-cell office:value-type="float" office:value="180.01" calcext:value-type="float">
            <text:p>180,01</text:p>
          </table:table-cell>
          <table:table-cell office:value-type="float" office:value="195.86" calcext:value-type="float">
            <text:p>195,86</text:p>
          </table:table-cell>
          <table:table-cell office:value-type="float" office:value="0" calcext:value-type="float">
            <text:p>0</text:p>
          </table:table-cell>
          <table:table-cell office:value-type="float" office:value="12.46" calcext:value-type="float">
            <text:p>12,46</text:p>
          </table:table-cell>
          <table:table-cell office:value-type="float" office:value="129.58" calcext:value-type="float">
            <text:p>129,58</text:p>
          </table:table-cell>
          <table:table-cell office:value-type="float" office:value="66709.44" calcext:value-type="float">
            <text:p>66709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9" calcext:value-type="float">
            <text:p>18,79</text:p>
          </table:table-cell>
          <table:table-cell office:value-type="float" office:value="0" calcext:value-type="float">
            <text:p>0</text:p>
          </table:table-cell>
          <table:table-cell office:value-type="float" office:value="393.69" calcext:value-type="float">
            <text:p>393,69</text:p>
          </table:table-cell>
          <table:table-cell office:value-type="float" office:value="1990.65" calcext:value-type="float">
            <text:p>1990,65</text:p>
          </table:table-cell>
          <table:table-cell office:value-type="float" office:value="212.76" calcext:value-type="float">
            <text:p>212,76</text:p>
          </table:table-cell>
          <table:table-cell office:value-type="float" office:value="1161.44" calcext:value-type="float">
            <text:p>1161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0.48" calcext:value-type="float">
            <text:p>2050,48</text:p>
          </table:table-cell>
          <table:table-cell office:value-type="float" office:value="0" calcext:value-type="float">
            <text:p>0</text:p>
          </table:table-cell>
          <table:table-cell office:value-type="float" office:value="355.81" calcext:value-type="float">
            <text:p>355,81</text:p>
          </table:table-cell>
          <table:table-cell office:value-type="float" office:value="0" calcext:value-type="float">
            <text:p>0</text:p>
          </table:table-cell>
          <table:table-cell office:value-type="float" office:value="39.67" calcext:value-type="float">
            <text:p>39,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21266" calcext:value-type="float">
            <text:p>21266</text:p>
          </table:table-cell>
          <table:table-cell table:style-name="ce4" office:value-type="float" office:value="101589" calcext:value-type="float">
            <text:p>10158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28.34" calcext:value-type="float">
            <text:p>5028,34</text:p>
          </table:table-cell>
          <table:table-cell office:value-type="float" office:value="5156.62" calcext:value-type="float">
            <text:p>5156,62</text:p>
          </table:table-cell>
          <table:table-cell office:value-type="float" office:value="0" calcext:value-type="float">
            <text:p>0</text:p>
          </table:table-cell>
          <table:table-cell office:value-type="float" office:value="647.33" calcext:value-type="float">
            <text:p>647,33</text:p>
          </table:table-cell>
          <table:table-cell office:value-type="float" office:value="0" calcext:value-type="float">
            <text:p>0</text:p>
          </table:table-cell>
          <table:table-cell office:value-type="float" office:value="24.3" calcext:value-type="float">
            <text:p>24,3</text:p>
          </table:table-cell>
          <table:table-cell office:value-type="float" office:value="84.73" calcext:value-type="float">
            <text:p>84,73</text:p>
          </table:table-cell>
          <table:table-cell office:value-type="float" office:value="87.1" calcext:value-type="float">
            <text:p>87,1</text:p>
          </table:table-cell>
          <table:table-cell office:value-type="float" office:value="-99.42" calcext:value-type="float">
            <text:p>-99,42</text:p>
          </table:table-cell>
          <table:table-cell office:value-type="float" office:value="0" calcext:value-type="float">
            <text:p>0</text:p>
          </table:table-cell>
          <table:table-cell office:value-type="float" office:value="693.51" calcext:value-type="float">
            <text:p>693,51</text:p>
          </table:table-cell>
          <table:table-cell office:value-type="float" office:value="884.43" calcext:value-type="float">
            <text:p>884,43</text:p>
          </table:table-cell>
          <table:table-cell office:value-type="float" office:value="0" calcext:value-type="float">
            <text:p>0</text:p>
          </table:table-cell>
          <table:table-cell office:value-type="float" office:value="8271.21" calcext:value-type="float">
            <text:p>8271,21</text:p>
          </table:table-cell>
          <table:table-cell office:value-type="float" office:value="40.53" calcext:value-type="float">
            <text:p>40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7" calcext:value-type="float">
            <text:p>10,27</text:p>
          </table:table-cell>
          <table:table-cell office:value-type="float" office:value="0" calcext:value-type="float">
            <text:p>0</text:p>
          </table:table-cell>
          <table:table-cell office:value-type="float" office:value="17421.4" calcext:value-type="float">
            <text:p>17421,4</text:p>
          </table:table-cell>
          <table:table-cell office:value-type="float" office:value="423.83" calcext:value-type="float">
            <text:p>423,83</text:p>
          </table:table-cell>
          <table:table-cell office:value-type="float" office:value="582.5" calcext:value-type="float">
            <text:p>582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7.95" calcext:value-type="float">
            <text:p>667,95</text:p>
          </table:table-cell>
          <table:table-cell office:value-type="float" office:value="0" calcext:value-type="float">
            <text:p>0</text:p>
          </table:table-cell>
          <table:table-cell office:value-type="float" office:value="21.72" calcext:value-type="float">
            <text:p>21,72</text:p>
          </table:table-cell>
          <table:table-cell office:value-type="float" office:value="0" calcext:value-type="float">
            <text:p>0</text:p>
          </table:table-cell>
          <table:table-cell office:value-type="float" office:value="106.45" calcext:value-type="float">
            <text:p>106,45</text:p>
          </table:table-cell>
          <table:table-cell table:style-name="ce9" office:value-type="float" office:value="11481" calcext:value-type="float">
            <text:p>11481</text:p>
          </table:table-cell>
          <table:table-cell table:style-name="ce4" office:value-type="float" office:value="52157" calcext:value-type="float">
            <text:p>5215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618.28" calcext:value-type="float">
            <text:p>65618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.65" calcext:value-type="float">
            <text:p>358,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065.12" calcext:value-type="float">
            <text:p>141065,1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99.39" calcext:value-type="float">
            <text:p>299,3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27667" calcext:value-type="float">
            <text:p>27667</text:p>
          </table:table-cell>
          <table:table-cell table:style-name="ce4" office:value-type="float" office:value="120762" calcext:value-type="float">
            <text:p>12076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99.38" calcext:value-type="float">
            <text:p>1499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4" calcext:value-type="float">
            <text:p>8,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0.02" calcext:value-type="float">
            <text:p>2210,0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7.08" calcext:value-type="float">
            <text:p>17,0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421" calcext:value-type="float">
            <text:p>9421</text:p>
          </table:table-cell>
          <table:table-cell table:style-name="ce4" office:value-type="float" office:value="47775" calcext:value-type="float">
            <text:p>4777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925.83" calcext:value-type="float">
            <text:p>20925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.01" calcext:value-type="float">
            <text:p>111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22.63" calcext:value-type="float">
            <text:p>11422,6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2.22" calcext:value-type="float">
            <text:p>62,2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2527" calcext:value-type="float">
            <text:p>12527</text:p>
          </table:table-cell>
          <table:table-cell table:style-name="ce4" office:value-type="float" office:value="63085" calcext:value-type="float">
            <text:p>6308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9219.06" calcext:value-type="float">
            <text:p>9219,06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2910.66" calcext:value-type="float">
            <text:p>12910,6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1298" calcext:value-type="float">
            <text:p>11298</text:p>
          </table:table-cell>
          <table:table-cell table:style-name="ce4" office:value-type="float" office:value="48538" calcext:value-type="float">
            <text:p>4853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1898.08" calcext:value-type="float">
            <text:p>1898,08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498.98" calcext:value-type="float">
            <text:p>498,9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352" calcext:value-type="float">
            <text:p>9352</text:p>
          </table:table-cell>
          <table:table-cell table:style-name="ce4" office:value-type="float" office:value="47481" calcext:value-type="float">
            <text:p>4748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5164.53" calcext:value-type="float">
            <text:p>5164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.38" calcext:value-type="float">
            <text:p>340,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9.61" calcext:value-type="float">
            <text:p>1009,6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4.68" calcext:value-type="float">
            <text:p>114,6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854" calcext:value-type="float">
            <text:p>9854</text:p>
          </table:table-cell>
          <table:table-cell table:style-name="ce4" office:value-type="float" office:value="50008" calcext:value-type="float">
            <text:p>5000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9182.58" calcext:value-type="float">
            <text:p>9182,58</text:p>
          </table:table-cell>
          <table:table-cell office:value-type="float" office:value="4164.34" calcext:value-type="float">
            <text:p>4164,34</text:p>
          </table:table-cell>
          <table:table-cell office:value-type="float" office:value="0" calcext:value-type="float">
            <text:p>0</text:p>
          </table:table-cell>
          <table:table-cell office:value-type="float" office:value="537.98" calcext:value-type="float">
            <text:p>537,98</text:p>
          </table:table-cell>
          <table:table-cell office:value-type="float" office:value="0" calcext:value-type="float">
            <text:p>0</text:p>
          </table:table-cell>
          <table:table-cell office:value-type="float" office:value="7596.01" calcext:value-type="float">
            <text:p>7596,01</text:p>
          </table:table-cell>
          <table:table-cell office:value-type="float" office:value="71.97" calcext:value-type="float">
            <text:p>71,97</text:p>
          </table:table-cell>
          <table:table-cell office:value-type="float" office:value="2641.22" calcext:value-type="float">
            <text:p>2641,22</text:p>
          </table:table-cell>
          <table:table-cell office:value-type="float" office:value="427.5" calcext:value-type="float">
            <text:p>427,5</text:p>
          </table:table-cell>
          <table:table-cell office:value-type="float" office:value="0" calcext:value-type="float">
            <text:p>0</text:p>
          </table:table-cell>
          <table:table-cell office:value-type="float" office:value="395.28" calcext:value-type="float">
            <text:p>395,28</text:p>
          </table:table-cell>
          <table:table-cell office:value-type="float" office:value="8898.4" calcext:value-type="float">
            <text:p>8898,4</text:p>
          </table:table-cell>
          <table:table-cell office:value-type="float" office:value="0" calcext:value-type="float">
            <text:p>0</text:p>
          </table:table-cell>
          <table:table-cell office:value-type="float" office:value="2986.56" calcext:value-type="float">
            <text:p>2986,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554.93" calcext:value-type="float">
            <text:p>25554,93</text:p>
          </table:table-cell>
          <table:table-cell office:value-type="float" office:value="5020.42" calcext:value-type="float">
            <text:p>5020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.61" calcext:value-type="float">
            <text:p>468,61</text:p>
          </table:table-cell>
          <table:table-cell office:value-type="float" office:value="0" calcext:value-type="float">
            <text:p>0</text:p>
          </table:table-cell>
          <table:table-cell office:value-type="float" office:value="483.63" calcext:value-type="float">
            <text:p>483,6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3499" calcext:value-type="float">
            <text:p>13499</text:p>
          </table:table-cell>
          <table:table-cell table:style-name="ce4" office:value-type="float" office:value="65238" calcext:value-type="float">
            <text:p>6523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10.68" calcext:value-type="float">
            <text:p>110,68</text:p>
          </table:table-cell>
          <table:table-cell office:value-type="float" office:value="44.6" calcext:value-type="float">
            <text:p>44,6</text:p>
          </table:table-cell>
          <table:table-cell office:value-type="float" office:value="289.18" calcext:value-type="float">
            <text:p>289,18</text:p>
          </table:table-cell>
          <table:table-cell office:value-type="float" office:value="0" calcext:value-type="float">
            <text:p>0</text:p>
          </table:table-cell>
          <table:table-cell office:value-type="float" office:value="38.2" calcext:value-type="float">
            <text:p>38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01.52" calcext:value-type="float">
            <text:p>301,52</text:p>
          </table:table-cell>
          <table:table-cell office:value-type="float" office:value="951.47" calcext:value-type="float">
            <text:p>951,47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office:value-type="float" office:value="9269" calcext:value-type="float">
            <text:p>9269</text:p>
          </table:table-cell>
          <table:table-cell table:style-name="ce4" office:value-type="float" office:value="47088" calcext:value-type="float">
            <text:p>4708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323.48" calcext:value-type="float">
            <text:p>9323,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9" calcext:value-type="float">
            <text:p>18,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4.1" calcext:value-type="float">
            <text:p>804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.42" calcext:value-type="float">
            <text:p>15,4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8.67" calcext:value-type="float">
            <text:p>28,6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0303" calcext:value-type="float">
            <text:p>10303</text:p>
          </table:table-cell>
          <table:table-cell table:style-name="ce4" office:value-type="float" office:value="53018" calcext:value-type="float">
            <text:p>5301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.58" calcext:value-type="float">
            <text:p>11,58</text:p>
          </table:table-cell>
          <table:table-cell office:value-type="float" office:value="10918.04" calcext:value-type="float">
            <text:p>10918,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3.72" calcext:value-type="float">
            <text:p>2333,72</text:p>
          </table:table-cell>
          <table:table-cell office:value-type="float" office:value="0" calcext:value-type="float">
            <text:p>0</text:p>
          </table:table-cell>
          <table:table-cell office:value-type="float" office:value="30.49" calcext:value-type="float">
            <text:p>30,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492.82" calcext:value-type="float">
            <text:p>14492,82</text:p>
          </table:table-cell>
          <table:table-cell office:value-type="float" office:value="0" calcext:value-type="float">
            <text:p>0</text:p>
          </table:table-cell>
          <table:table-cell office:value-type="float" office:value="44.4" calcext:value-type="float">
            <text:p>44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43.85" calcext:value-type="float">
            <text:p>10943,85</text:p>
          </table:table-cell>
          <table:table-cell office:value-type="float" office:value="0" calcext:value-type="float">
            <text:p>0</text:p>
          </table:table-cell>
          <table:table-cell office:value-type="float" office:value="227.69" calcext:value-type="float">
            <text:p>227,69</text:p>
          </table:table-cell>
          <table:table-cell office:value-type="float" office:value="1849.2" calcext:value-type="float">
            <text:p>1849,2</text:p>
          </table:table-cell>
          <table:table-cell office:value-type="float" office:value="0" calcext:value-type="float">
            <text:p>0</text:p>
          </table:table-cell>
          <table:table-cell office:value-type="float" office:value="208.62" calcext:value-type="float">
            <text:p>208,6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2332" calcext:value-type="float">
            <text:p>12332</text:p>
          </table:table-cell>
          <table:table-cell table:style-name="ce4" office:value-type="float" office:value="64298" calcext:value-type="float">
            <text:p>6429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9.41" calcext:value-type="float">
            <text:p>949,41</text:p>
          </table:table-cell>
          <table:table-cell office:value-type="float" office:value="150.3" calcext:value-type="float">
            <text:p>150,3</text:p>
          </table:table-cell>
          <table:table-cell office:value-type="float" office:value="3309.65" calcext:value-type="float">
            <text:p>3309,65</text:p>
          </table:table-cell>
          <table:table-cell office:value-type="float" office:value="0" calcext:value-type="float">
            <text:p>0</text:p>
          </table:table-cell>
          <table:table-cell office:value-type="float" office:value="22398.17" calcext:value-type="float">
            <text:p>22398,17</text:p>
          </table:table-cell>
          <table:table-cell office:value-type="float" office:value="83.74" calcext:value-type="float">
            <text:p>83,74</text:p>
          </table:table-cell>
          <table:table-cell office:value-type="float" office:value="0" calcext:value-type="float">
            <text:p>0</text:p>
          </table:table-cell>
          <table:table-cell office:value-type="float" office:value="25.6" calcext:value-type="float">
            <text:p>25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.91" calcext:value-type="float">
            <text:p>268,91</text:p>
          </table:table-cell>
          <table:table-cell office:value-type="float" office:value="4852.01" calcext:value-type="float">
            <text:p>4852,01</text:p>
          </table:table-cell>
          <table:table-cell office:value-type="float" office:value="117.21" calcext:value-type="float">
            <text:p>117,21</text:p>
          </table:table-cell>
          <table:table-cell office:value-type="float" office:value="0" calcext:value-type="float">
            <text:p>0</text:p>
          </table:table-cell>
          <table:table-cell office:value-type="float" office:value="62.02" calcext:value-type="float">
            <text:p>62,02</text:p>
          </table:table-cell>
          <table:table-cell office:value-type="float" office:value="0" calcext:value-type="float">
            <text:p>0</text:p>
          </table:table-cell>
          <table:table-cell office:value-type="float" office:value="339.17" calcext:value-type="float">
            <text:p>339,17</text:p>
          </table:table-cell>
          <table:table-cell office:value-type="float" office:value="0" calcext:value-type="float">
            <text:p>0</text:p>
          </table:table-cell>
          <table:table-cell office:value-type="float" office:value="24.66" calcext:value-type="float">
            <text:p>24,66</text:p>
          </table:table-cell>
          <table:table-cell office:value-type="float" office:value="0" calcext:value-type="float">
            <text:p>0</text:p>
          </table:table-cell>
          <table:table-cell office:value-type="float" office:value="134.2" calcext:value-type="float">
            <text:p>134,2</text:p>
          </table:table-cell>
          <table:table-cell office:value-type="float" office:value="2242.36" calcext:value-type="float">
            <text:p>2242,36</text:p>
          </table:table-cell>
          <table:table-cell office:value-type="float" office:value="370.51" calcext:value-type="float">
            <text:p>370,51</text:p>
          </table:table-cell>
          <table:table-cell office:value-type="float" office:value="0" calcext:value-type="float">
            <text:p>0</text:p>
          </table:table-cell>
          <table:table-cell office:value-type="float" office:value="22.3" calcext:value-type="float">
            <text:p>22,3</text:p>
          </table:table-cell>
          <table:table-cell office:value-type="float" office:value="0" calcext:value-type="float">
            <text:p>0</text:p>
          </table:table-cell>
          <table:table-cell office:value-type="float" office:value="19.47" calcext:value-type="float">
            <text:p>19,47</text:p>
          </table:table-cell>
          <table:table-cell office:value-type="float" office:value="11676.06" calcext:value-type="float">
            <text:p>11676,0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3839" calcext:value-type="float">
            <text:p>13839</text:p>
          </table:table-cell>
          <table:table-cell table:style-name="ce4" office:value-type="float" office:value="61666" calcext:value-type="float">
            <text:p>6166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7.7" calcext:value-type="float">
            <text:p>237,7</text:p>
          </table:table-cell>
          <table:table-cell office:value-type="float" office:value="16532.64" calcext:value-type="float">
            <text:p>16532,64</text:p>
          </table:table-cell>
          <table:table-cell office:value-type="float" office:value="2366.08" calcext:value-type="float">
            <text:p>2366,08</text:p>
          </table:table-cell>
          <table:table-cell office:value-type="float" office:value="3277.58" calcext:value-type="float">
            <text:p>3277,58</text:p>
          </table:table-cell>
          <table:table-cell office:value-type="float" office:value="1941.83" calcext:value-type="float">
            <text:p>1941,83</text:p>
          </table:table-cell>
          <table:table-cell office:value-type="float" office:value="2917.62" calcext:value-type="float">
            <text:p>2917,62</text:p>
          </table:table-cell>
          <table:table-cell office:value-type="float" office:value="953.46" calcext:value-type="float">
            <text:p>953,46</text:p>
          </table:table-cell>
          <table:table-cell office:value-type="float" office:value="127.01" calcext:value-type="float">
            <text:p>127,01</text:p>
          </table:table-cell>
          <table:table-cell office:value-type="float" office:value="130.26" calcext:value-type="float">
            <text:p>130,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07.23" calcext:value-type="float">
            <text:p>5207,23</text:p>
          </table:table-cell>
          <table:table-cell office:value-type="float" office:value="675.93" calcext:value-type="float">
            <text:p>675,93</text:p>
          </table:table-cell>
          <table:table-cell office:value-type="float" office:value="10751.38" calcext:value-type="float">
            <text:p>10751,38</text:p>
          </table:table-cell>
          <table:table-cell office:value-type="float" office:value="0" calcext:value-type="float">
            <text:p>0</text:p>
          </table:table-cell>
          <table:table-cell office:value-type="float" office:value="499.98" calcext:value-type="float">
            <text:p>499,98</text:p>
          </table:table-cell>
          <table:table-cell office:value-type="float" office:value="0" calcext:value-type="float">
            <text:p>0</text:p>
          </table:table-cell>
          <table:table-cell office:value-type="float" office:value="178.21" calcext:value-type="float">
            <text:p>178,21</text:p>
          </table:table-cell>
          <table:table-cell office:value-type="float" office:value="13.05" calcext:value-type="float">
            <text:p>13,05</text:p>
          </table:table-cell>
          <table:table-cell office:value-type="float" office:value="320.95" calcext:value-type="float">
            <text:p>320,95</text:p>
          </table:table-cell>
          <table:table-cell office:value-type="float" office:value="1004.43" calcext:value-type="float">
            <text:p>1004,43</text:p>
          </table:table-cell>
          <table:table-cell office:value-type="float" office:value="0" calcext:value-type="float">
            <text:p>0</text:p>
          </table:table-cell>
          <table:table-cell office:value-type="float" office:value="1010.16" calcext:value-type="float">
            <text:p>1010,16</text:p>
          </table:table-cell>
          <table:table-cell office:value-type="float" office:value="115.58" calcext:value-type="float">
            <text:p>115,58</text:p>
          </table:table-cell>
          <table:table-cell office:value-type="float" office:value="0" calcext:value-type="float">
            <text:p>0</text:p>
          </table:table-cell>
          <table:table-cell office:value-type="float" office:value="45.34" calcext:value-type="float">
            <text:p>45,34</text:p>
          </table:table-cell>
          <table:table-cell office:value-type="float" office:value="0" calcext:value-type="float">
            <text:p>0</text:p>
          </table:table-cell>
          <table:table-cell office:value-type="float" office:value="374.3" calcext:value-type="float">
            <text:p>374,3</text:p>
          </table:table-cell>
          <table:table-cell office:value-type="float" office:value="1868.04" calcext:value-type="float">
            <text:p>1868,04</text:p>
          </table:table-cell>
          <table:table-cell office:value-type="float" office:value="22.95" calcext:value-type="float">
            <text:p>22,95</text:p>
          </table:table-cell>
          <table:table-cell table:style-name="ce9" office:value-type="float" office:value="12301" calcext:value-type="float">
            <text:p>12301</text:p>
          </table:table-cell>
          <table:table-cell table:style-name="ce4" office:value-type="float" office:value="53589" calcext:value-type="float">
            <text:p>5358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8" calcext:value-type="float">
            <text:p>12,8</text:p>
          </table:table-cell>
          <table:table-cell office:value-type="float" office:value="46.29" calcext:value-type="float">
            <text:p>46,29</text:p>
          </table:table-cell>
          <table:table-cell office:value-type="float" office:value="5179.52" calcext:value-type="float">
            <text:p>5179,52</text:p>
          </table:table-cell>
          <table:table-cell office:value-type="float" office:value="54.83" calcext:value-type="float">
            <text:p>54,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41.37" calcext:value-type="float">
            <text:p>1941,37</text:p>
          </table:table-cell>
          <table:table-cell office:value-type="float" office:value="2978" calcext:value-type="float">
            <text:p>2978</text:p>
          </table:table-cell>
          <table:table-cell office:value-type="float" office:value="3031.83" calcext:value-type="float">
            <text:p>3031,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9" calcext:value-type="float">
            <text:p>7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8" calcext:value-type="float">
            <text:p>28,18</text:p>
          </table:table-cell>
          <table:table-cell office:value-type="float" office:value="0" calcext:value-type="float">
            <text:p>0</text:p>
          </table:table-cell>
          <table:table-cell office:value-type="float" office:value="761.5" calcext:value-type="float">
            <text:p>761,5</text:p>
          </table:table-cell>
          <table:table-cell office:value-type="float" office:value="6.22" calcext:value-type="float">
            <text:p>6,22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,8</text:p>
          </table:table-cell>
          <table:table-cell office:value-type="float" office:value="0" calcext:value-type="float">
            <text:p>0</text:p>
          </table:table-cell>
          <table:table-cell office:value-type="float" office:value="42.31" calcext:value-type="float">
            <text:p>42,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791" calcext:value-type="float">
            <text:p>10791</text:p>
          </table:table-cell>
          <table:table-cell table:style-name="ce4" office:value-type="float" office:value="54487" calcext:value-type="float">
            <text:p>5448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48.2" calcext:value-type="float">
            <text:p>1348,2</text:p>
          </table:table-cell>
          <table:table-cell office:value-type="float" office:value="46.66" calcext:value-type="float">
            <text:p>46,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7.91" calcext:value-type="float">
            <text:p>687,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8.73" calcext:value-type="float">
            <text:p>168,7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371" calcext:value-type="float">
            <text:p>9371</text:p>
          </table:table-cell>
          <table:table-cell table:style-name="ce4" office:value-type="float" office:value="47689" calcext:value-type="float">
            <text:p>4768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43.59" calcext:value-type="float">
            <text:p>443,5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29.24" calcext:value-type="float">
            <text:p>529,24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9" office:value-type="float" office:value="9136" calcext:value-type="float">
            <text:p>9136</text:p>
          </table:table-cell>
          <table:table-cell table:style-name="ce4" office:value-type="float" office:value="46433" calcext:value-type="float">
            <text:p>464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4.95" calcext:value-type="float">
            <text:p>454,95</text:p>
          </table:table-cell>
          <table:table-cell office:value-type="float" office:value="185.44" calcext:value-type="float">
            <text:p>185,44</text:p>
          </table:table-cell>
          <table:table-cell office:value-type="float" office:value="142.55" calcext:value-type="float">
            <text:p>142,55</text:p>
          </table:table-cell>
          <table:table-cell office:value-type="float" office:value="1385.54" calcext:value-type="float">
            <text:p>1385,54</text:p>
          </table:table-cell>
          <table:table-cell office:value-type="float" office:value="0" calcext:value-type="float">
            <text:p>0</text:p>
          </table:table-cell>
          <table:table-cell office:value-type="float" office:value="330.15" calcext:value-type="float">
            <text:p>330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9.62" calcext:value-type="float">
            <text:p>1459,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3.28" calcext:value-type="float">
            <text:p>2633,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4.51" calcext:value-type="float">
            <text:p>1364,51</text:p>
          </table:table-cell>
          <table:table-cell office:value-type="float" office:value="1053.13" calcext:value-type="float">
            <text:p>1053,13</text:p>
          </table:table-cell>
          <table:table-cell office:value-type="float" office:value="0" calcext:value-type="float">
            <text:p>0</text:p>
          </table:table-cell>
          <table:table-cell office:value-type="float" office:value="233.97" calcext:value-type="float">
            <text:p>233,97</text:p>
          </table:table-cell>
          <table:table-cell office:value-type="float" office:value="36.23" calcext:value-type="float">
            <text:p>36,23</text:p>
          </table:table-cell>
          <table:table-cell office:value-type="float" office:value="0" calcext:value-type="float">
            <text:p>0</text:p>
          </table:table-cell>
          <table:table-cell office:value-type="float" office:value="69.21" calcext:value-type="float">
            <text:p>69,2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621" calcext:value-type="float">
            <text:p>9621</text:p>
          </table:table-cell>
          <table:table-cell table:style-name="ce4" office:value-type="float" office:value="48471" calcext:value-type="float">
            <text:p>484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00.47" calcext:value-type="float">
            <text:p>1800,4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657.39" calcext:value-type="float">
            <text:p>3657,3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604" calcext:value-type="float">
            <text:p>9604</text:p>
          </table:table-cell>
          <table:table-cell table:style-name="ce4" office:value-type="float" office:value="46399" calcext:value-type="float">
            <text:p>4639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75.46" calcext:value-type="float">
            <text:p>2875,46</text:p>
          </table:table-cell>
          <table:table-cell office:value-type="float" office:value="96.79" calcext:value-type="float">
            <text:p>96,79</text:p>
          </table:table-cell>
          <table:table-cell office:value-type="float" office:value="584.71" calcext:value-type="float">
            <text:p>584,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.5" calcext:value-type="float">
            <text:p>9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3.38" calcext:value-type="float">
            <text:p>423,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55.25" calcext:value-type="float">
            <text:p>4255,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.1" calcext:value-type="float">
            <text:p>67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649" calcext:value-type="float">
            <text:p>9649</text:p>
          </table:table-cell>
          <table:table-cell table:style-name="ce4" office:value-type="float" office:value="48691" calcext:value-type="float">
            <text:p>4869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57761.75" calcext:value-type="float">
            <text:p>557761,75</text:p>
          </table:table-cell>
          <table:table-cell office:value-type="float" office:value="500.41" calcext:value-type="float">
            <text:p>500,41</text:p>
          </table:table-cell>
          <table:table-cell office:value-type="float" office:value="11947.99" calcext:value-type="float">
            <text:p>11947,99</text:p>
          </table:table-cell>
          <table:table-cell office:value-type="float" office:value="0" calcext:value-type="float">
            <text:p>0</text:p>
          </table:table-cell>
          <table:table-cell office:value-type="float" office:value="39420.03" calcext:value-type="float">
            <text:p>39420,03</text:p>
          </table:table-cell>
          <table:table-cell office:value-type="float" office:value="464.11" calcext:value-type="float">
            <text:p>464,11</text:p>
          </table:table-cell>
          <table:table-cell office:value-type="float" office:value="1797.26" calcext:value-type="float">
            <text:p>1797,26</text:p>
          </table:table-cell>
          <table:table-cell office:value-type="float" office:value="5950.12" calcext:value-type="float">
            <text:p>5950,12</text:p>
          </table:table-cell>
          <table:table-cell office:value-type="float" office:value="18804.06" calcext:value-type="float">
            <text:p>18804,06</text:p>
          </table:table-cell>
          <table:table-cell office:value-type="float" office:value="0" calcext:value-type="float">
            <text:p>0</text:p>
          </table:table-cell>
          <table:table-cell office:value-type="float" office:value="5481.73" calcext:value-type="float">
            <text:p>5481,73</text:p>
          </table:table-cell>
          <table:table-cell office:value-type="float" office:value="6297.29" calcext:value-type="float">
            <text:p>6297,29</text:p>
          </table:table-cell>
          <table:table-cell office:value-type="float" office:value="278.16" calcext:value-type="float">
            <text:p>278,16</text:p>
          </table:table-cell>
          <table:table-cell office:value-type="float" office:value="1697.45" calcext:value-type="float">
            <text:p>1697,45</text:p>
          </table:table-cell>
          <table:table-cell office:value-type="float" office:value="0" calcext:value-type="float">
            <text:p>0</text:p>
          </table:table-cell>
          <table:table-cell office:value-type="float" office:value="14933.84" calcext:value-type="float">
            <text:p>14933,84</text:p>
          </table:table-cell>
          <table:table-cell office:value-type="float" office:value="0" calcext:value-type="float">
            <text:p>0</text:p>
          </table:table-cell>
          <table:table-cell office:value-type="float" office:value="1146.47" calcext:value-type="float">
            <text:p>1146,47</text:p>
          </table:table-cell>
          <table:table-cell office:value-type="float" office:value="2429.64" calcext:value-type="float">
            <text:p>2429,64</text:p>
          </table:table-cell>
          <table:table-cell office:value-type="float" office:value="885081.09" calcext:value-type="float">
            <text:p>885081,09</text:p>
          </table:table-cell>
          <table:table-cell office:value-type="float" office:value="10149.52" calcext:value-type="float">
            <text:p>10149,52</text:p>
          </table:table-cell>
          <table:table-cell office:value-type="float" office:value="29455.36" calcext:value-type="float">
            <text:p>29455,36</text:p>
          </table:table-cell>
          <table:table-cell office:value-type="float" office:value="0" calcext:value-type="float">
            <text:p>0</text:p>
          </table:table-cell>
          <table:table-cell office:value-type="float" office:value="1028.63" calcext:value-type="float">
            <text:p>1028,63</text:p>
          </table:table-cell>
          <table:table-cell office:value-type="float" office:value="0" calcext:value-type="float">
            <text:p>0</text:p>
          </table:table-cell>
          <table:table-cell office:value-type="float" office:value="39629.26" calcext:value-type="float">
            <text:p>39629,26</text:p>
          </table:table-cell>
          <table:table-cell office:value-type="float" office:value="0" calcext:value-type="float">
            <text:p>0</text:p>
          </table:table-cell>
          <table:table-cell office:value-type="float" office:value="2944.08" calcext:value-type="float">
            <text:p>2944,08</text:p>
          </table:table-cell>
          <table:table-cell office:value-type="float" office:value="0" calcext:value-type="float">
            <text:p>0</text:p>
          </table:table-cell>
          <table:table-cell office:value-type="float" office:value="1211.01" calcext:value-type="float">
            <text:p>1211,01</text:p>
          </table:table-cell>
          <table:table-cell table:style-name="ce9" office:value-type="float" office:value="108459" calcext:value-type="float">
            <text:p>108459</text:p>
          </table:table-cell>
          <table:table-cell table:style-name="ce4" office:value-type="float" office:value="326752" calcext:value-type="float">
            <text:p>32675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8.4" calcext:value-type="float">
            <text:p>648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.28" calcext:value-type="float">
            <text:p>90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.38" calcext:value-type="float">
            <text:p>1700,3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46.4" calcext:value-type="float">
            <text:p>146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247" calcext:value-type="float">
            <text:p>9247</text:p>
          </table:table-cell>
          <table:table-cell table:style-name="ce4" office:value-type="float" office:value="47326" calcext:value-type="float">
            <text:p>4732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27.09" calcext:value-type="float">
            <text:p>48027,09</text:p>
          </table:table-cell>
          <table:table-cell office:value-type="float" office:value="63538.49" calcext:value-type="float">
            <text:p>63538,49</text:p>
          </table:table-cell>
          <table:table-cell office:value-type="float" office:value="2111.5" calcext:value-type="float">
            <text:p>2111,5</text:p>
          </table:table-cell>
          <table:table-cell office:value-type="float" office:value="67093.34" calcext:value-type="float">
            <text:p>67093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8.02" calcext:value-type="float">
            <text:p>738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750.08" calcext:value-type="float">
            <text:p>164750,08</text:p>
          </table:table-cell>
          <table:table-cell office:value-type="float" office:value="79578.05" calcext:value-type="float">
            <text:p>79578,0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4317.75" calcext:value-type="float">
            <text:p>94317,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0.02" calcext:value-type="float">
            <text:p>1270,0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52965" calcext:value-type="float">
            <text:p>52965</text:p>
          </table:table-cell>
          <table:table-cell table:style-name="ce4" office:value-type="float" office:value="362269" calcext:value-type="float">
            <text:p>36226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4.91" calcext:value-type="float">
            <text:p>494,9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00.84" calcext:value-type="float">
            <text:p>3300,84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9" office:value-type="float" office:value="9325" calcext:value-type="float">
            <text:p>9325</text:p>
          </table:table-cell>
          <table:table-cell table:style-name="ce4" office:value-type="float" office:value="48463" calcext:value-type="float">
            <text:p>4846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.8" calcext:value-type="float">
            <text:p>142,8</text:p>
          </table:table-cell>
          <table:table-cell office:value-type="float" office:value="154312.61" calcext:value-type="float">
            <text:p>154312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6.67" calcext:value-type="float">
            <text:p>2576,67</text:p>
          </table:table-cell>
          <table:table-cell office:value-type="float" office:value="0" calcext:value-type="float">
            <text:p>0</text:p>
          </table:table-cell>
          <table:table-cell office:value-type="float" office:value="1463.87" calcext:value-type="float">
            <text:p>1463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010.4" calcext:value-type="float">
            <text:p>162010,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94.79" calcext:value-type="float">
            <text:p>1194,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33.43" calcext:value-type="float">
            <text:p>2233,4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43734" calcext:value-type="float">
            <text:p>43734</text:p>
          </table:table-cell>
          <table:table-cell table:style-name="ce4" office:value-type="float" office:value="268249" calcext:value-type="float">
            <text:p>2682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5643.37" calcext:value-type="float">
            <text:p>65643,37</text:p>
          </table:table-cell>
          <table:table-cell office:value-type="float" office:value="27085.89" calcext:value-type="float">
            <text:p>27085,89</text:p>
          </table:table-cell>
          <table:table-cell office:value-type="float" office:value="23018.04" calcext:value-type="float">
            <text:p>23018,04</text:p>
          </table:table-cell>
          <table:table-cell office:value-type="float" office:value="5702.33" calcext:value-type="float">
            <text:p>5702,33</text:p>
          </table:table-cell>
          <table:table-cell office:value-type="float" office:value="25088.99" calcext:value-type="float">
            <text:p>25088,99</text:p>
          </table:table-cell>
          <table:table-cell office:value-type="float" office:value="4226.5" calcext:value-type="float">
            <text:p>4226,5</text:p>
          </table:table-cell>
          <table:table-cell office:value-type="float" office:value="4309.96" calcext:value-type="float">
            <text:p>4309,96</text:p>
          </table:table-cell>
          <table:table-cell office:value-type="float" office:value="5345.02" calcext:value-type="float">
            <text:p>5345,02</text:p>
          </table:table-cell>
          <table:table-cell office:value-type="float" office:value="4844.76" calcext:value-type="float">
            <text:p>4844,76</text:p>
          </table:table-cell>
          <table:table-cell office:value-type="float" office:value="0" calcext:value-type="float">
            <text:p>0</text:p>
          </table:table-cell>
          <table:table-cell office:value-type="float" office:value="61.88" calcext:value-type="float">
            <text:p>61,88</text:p>
          </table:table-cell>
          <table:table-cell office:value-type="float" office:value="4096.88" calcext:value-type="float">
            <text:p>4096,88</text:p>
          </table:table-cell>
          <table:table-cell office:value-type="float" office:value="47.4" calcext:value-type="float">
            <text:p>47,4</text:p>
          </table:table-cell>
          <table:table-cell office:value-type="float" office:value="14587.43" calcext:value-type="float">
            <text:p>14587,43</text:p>
          </table:table-cell>
          <table:table-cell office:value-type="float" office:value="0" calcext:value-type="float">
            <text:p>0</text:p>
          </table:table-cell>
          <table:table-cell office:value-type="float" office:value="3602.72" calcext:value-type="float">
            <text:p>3602,72</text:p>
          </table:table-cell>
          <table:table-cell office:value-type="float" office:value="0" calcext:value-type="float">
            <text:p>0</text:p>
          </table:table-cell>
          <table:table-cell office:value-type="float" office:value="30.54" calcext:value-type="float">
            <text:p>30,54</text:p>
          </table:table-cell>
          <table:table-cell office:value-type="float" office:value="0" calcext:value-type="float">
            <text:p>0</text:p>
          </table:table-cell>
          <table:table-cell office:value-type="float" office:value="64031.75" calcext:value-type="float">
            <text:p>64031,75</text:p>
          </table:table-cell>
          <table:table-cell office:value-type="float" office:value="8016.53" calcext:value-type="float">
            <text:p>8016,53</text:p>
          </table:table-cell>
          <table:table-cell office:value-type="float" office:value="3184.93" calcext:value-type="float">
            <text:p>3184,93</text:p>
          </table:table-cell>
          <table:table-cell office:value-type="float" office:value="1273.55" calcext:value-type="float">
            <text:p>1273,55</text:p>
          </table:table-cell>
          <table:table-cell office:value-type="float" office:value="1046.77" calcext:value-type="float">
            <text:p>1046,77</text:p>
          </table:table-cell>
          <table:table-cell office:value-type="float" office:value="2137.44" calcext:value-type="float">
            <text:p>2137,44</text:p>
          </table:table-cell>
          <table:table-cell office:value-type="float" office:value="3930.41" calcext:value-type="float">
            <text:p>3930,41</text:p>
          </table:table-cell>
          <table:table-cell office:value-type="float" office:value="0" calcext:value-type="float">
            <text:p>0</text:p>
          </table:table-cell>
          <table:table-cell office:value-type="float" office:value="185.83" calcext:value-type="float">
            <text:p>185,83</text:p>
          </table:table-cell>
          <table:table-cell office:value-type="float" office:value="0" calcext:value-type="float">
            <text:p>0</text:p>
          </table:table-cell>
          <table:table-cell office:value-type="float" office:value="222.04" calcext:value-type="float">
            <text:p>222,04</text:p>
          </table:table-cell>
          <table:table-cell table:style-name="ce9" office:value-type="float" office:value="32047" calcext:value-type="float">
            <text:p>32047</text:p>
          </table:table-cell>
          <table:table-cell table:style-name="ce4" office:value-type="float" office:value="119805" calcext:value-type="float">
            <text:p>11980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12.85" calcext:value-type="float">
            <text:p>1212,8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363.99" calcext:value-type="float">
            <text:p>2363,99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302" calcext:value-type="float">
            <text:p>9302</text:p>
          </table:table-cell>
          <table:table-cell table:style-name="ce4" office:value-type="float" office:value="47221" calcext:value-type="float">
            <text:p>4722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.03" calcext:value-type="float">
            <text:p>40,03</text:p>
          </table:table-cell>
          <table:table-cell office:value-type="float" office:value="0" calcext:value-type="float">
            <text:p>0</text:p>
          </table:table-cell>
          <table:table-cell office:value-type="float" office:value="1528.06" calcext:value-type="float">
            <text:p>1528,06</text:p>
          </table:table-cell>
          <table:table-cell office:value-type="float" office:value="0" calcext:value-type="float">
            <text:p>0</text:p>
          </table:table-cell>
          <table:table-cell office:value-type="float" office:value="185.38" calcext:value-type="float">
            <text:p>185,38</text:p>
          </table:table-cell>
          <table:table-cell office:value-type="float" office:value="75.27" calcext:value-type="float">
            <text:p>75,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72.72" calcext:value-type="float">
            <text:p>1672,72</text:p>
          </table:table-cell>
          <table:table-cell office:value-type="float" office:value="0" calcext:value-type="float">
            <text:p>0</text:p>
          </table:table-cell>
          <table:table-cell office:value-type="float" office:value="174.63" calcext:value-type="float">
            <text:p>174,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.63" calcext:value-type="float">
            <text:p>55,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5.14" calcext:value-type="float">
            <text:p>355,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94" calcext:value-type="float">
            <text:p>26,9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661" calcext:value-type="float">
            <text:p>9661</text:p>
          </table:table-cell>
          <table:table-cell table:style-name="ce4" office:value-type="float" office:value="49675" calcext:value-type="float">
            <text:p>4967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186.14" calcext:value-type="float">
            <text:p>57186,14</text:p>
          </table:table-cell>
          <table:table-cell office:value-type="float" office:value="2177.43" calcext:value-type="float">
            <text:p>2177,43</text:p>
          </table:table-cell>
          <table:table-cell office:value-type="float" office:value="2583.31" calcext:value-type="float">
            <text:p>2583,31</text:p>
          </table:table-cell>
          <table:table-cell office:value-type="float" office:value="243.33" calcext:value-type="float">
            <text:p>243,33</text:p>
          </table:table-cell>
          <table:table-cell office:value-type="float" office:value="0" calcext:value-type="float">
            <text:p>0</text:p>
          </table:table-cell>
          <table:table-cell office:value-type="float" office:value="931.04" calcext:value-type="float">
            <text:p>931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87.33" calcext:value-type="float">
            <text:p>24487,3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.22" calcext:value-type="float">
            <text:p>62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52" calcext:value-type="float">
            <text:p>151,5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21521" calcext:value-type="float">
            <text:p>21521</text:p>
          </table:table-cell>
          <table:table-cell table:style-name="ce4" office:value-type="float" office:value="118691" calcext:value-type="float">
            <text:p>11869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37.81" calcext:value-type="float">
            <text:p>7337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6" calcext:value-type="float">
            <text:p>19,46</text:p>
          </table:table-cell>
          <table:table-cell office:value-type="float" office:value="287.56" calcext:value-type="float">
            <text:p>287,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993.38" calcext:value-type="float">
            <text:p>7993,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.71" calcext:value-type="float">
            <text:p>57,71</text:p>
          </table:table-cell>
          <table:table-cell office:value-type="float" office:value="0" calcext:value-type="float">
            <text:p>0</text:p>
          </table:table-cell>
          <table:table-cell office:value-type="float" office:value="61.71" calcext:value-type="float">
            <text:p>61,71</text:p>
          </table:table-cell>
          <table:table-cell office:value-type="float" office:value="344.47" calcext:value-type="float">
            <text:p>344,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7" calcext:value-type="float">
            <text:p>4,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316" calcext:value-type="float">
            <text:p>10316</text:p>
          </table:table-cell>
          <table:table-cell table:style-name="ce4" office:value-type="float" office:value="53159" calcext:value-type="float">
            <text:p>5315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1912.83" calcext:value-type="float">
            <text:p>61912,83</text:p>
          </table:table-cell>
          <table:table-cell office:value-type="float" office:value="23729.57" calcext:value-type="float">
            <text:p>23729,57</text:p>
          </table:table-cell>
          <table:table-cell office:value-type="float" office:value="2760.14" calcext:value-type="float">
            <text:p>2760,14</text:p>
          </table:table-cell>
          <table:table-cell office:value-type="float" office:value="1875.34" calcext:value-type="float">
            <text:p>1875,34</text:p>
          </table:table-cell>
          <table:table-cell office:value-type="float" office:value="0" calcext:value-type="float">
            <text:p>0</text:p>
          </table:table-cell>
          <table:table-cell office:value-type="float" office:value="1846.01" calcext:value-type="float">
            <text:p>1846,01</text:p>
          </table:table-cell>
          <table:table-cell office:value-type="float" office:value="154.87" calcext:value-type="float">
            <text:p>154,87</text:p>
          </table:table-cell>
          <table:table-cell office:value-type="float" office:value="1307.35" calcext:value-type="float">
            <text:p>1307,35</text:p>
          </table:table-cell>
          <table:table-cell office:value-type="float" office:value="13441.2" calcext:value-type="float">
            <text:p>13441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24.21" calcext:value-type="float">
            <text:p>12624,21</text:p>
          </table:table-cell>
          <table:table-cell office:value-type="float" office:value="1514.36" calcext:value-type="float">
            <text:p>1514,36</text:p>
          </table:table-cell>
          <table:table-cell office:value-type="float" office:value="9278.95" calcext:value-type="float">
            <text:p>9278,95</text:p>
          </table:table-cell>
          <table:table-cell office:value-type="float" office:value="0" calcext:value-type="float">
            <text:p>0</text:p>
          </table:table-cell>
          <table:table-cell office:value-type="float" office:value="145.56" calcext:value-type="float">
            <text:p>145,56</text:p>
          </table:table-cell>
          <table:table-cell office:value-type="float" office:value="0" calcext:value-type="float">
            <text:p>0</text:p>
          </table:table-cell>
          <table:table-cell office:value-type="float" office:value="71.3" calcext:value-type="float">
            <text:p>71,3</text:p>
          </table:table-cell>
          <table:table-cell office:value-type="float" office:value="1081.46" calcext:value-type="float">
            <text:p>1081,46</text:p>
          </table:table-cell>
          <table:table-cell office:value-type="float" office:value="22628.84" calcext:value-type="float">
            <text:p>22628,84</text:p>
          </table:table-cell>
          <table:table-cell office:value-type="float" office:value="673.29" calcext:value-type="float">
            <text:p>673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.9" calcext:value-type="float">
            <text:p>327,9</text:p>
          </table:table-cell>
          <table:table-cell office:value-type="float" office:value="0" calcext:value-type="float">
            <text:p>0</text:p>
          </table:table-cell>
          <table:table-cell office:value-type="float" office:value="1019.35" calcext:value-type="float">
            <text:p>1019,35</text:p>
          </table:table-cell>
          <table:table-cell office:value-type="float" office:value="0" calcext:value-type="float">
            <text:p>0</text:p>
          </table:table-cell>
          <table:table-cell office:value-type="float" office:value="52.19" calcext:value-type="float">
            <text:p>52,19</text:p>
          </table:table-cell>
          <table:table-cell office:value-type="float" office:value="0" calcext:value-type="float">
            <text:p>0</text:p>
          </table:table-cell>
          <table:table-cell office:value-type="float" office:value="1359.91" calcext:value-type="float">
            <text:p>1359,91</text:p>
          </table:table-cell>
          <table:table-cell table:style-name="ce9" office:value-type="float" office:value="24532" calcext:value-type="float">
            <text:p>24532</text:p>
          </table:table-cell>
          <table:table-cell table:style-name="ce4" office:value-type="float" office:value="113033" calcext:value-type="float">
            <text:p>1130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0.01" calcext:value-type="float">
            <text:p>30,01</text:p>
          </table:table-cell>
          <table:table-cell office:value-type="float" office:value="0" calcext:value-type="float">
            <text:p>0</text:p>
          </table:table-cell>
          <table:table-cell office:value-type="float" office:value="42.97" calcext:value-type="float">
            <text:p>42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26" calcext:value-type="float">
            <text:p>17,2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.04" calcext:value-type="float">
            <text:p>100,04</text:p>
          </table:table-cell>
          <table:table-cell table:style-name="ce9" office:value-type="float" office:value="9150" calcext:value-type="float">
            <text:p>9150</text:p>
          </table:table-cell>
          <table:table-cell table:style-name="ce4" office:value-type="float" office:value="47130" calcext:value-type="float">
            <text:p>4713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04.33" calcext:value-type="float">
            <text:p>4704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8" calcext:value-type="float">
            <text:p>24,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7.44" calcext:value-type="float">
            <text:p>247,4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99.63" calcext:value-type="float">
            <text:p>499,6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730" calcext:value-type="float">
            <text:p>9730</text:p>
          </table:table-cell>
          <table:table-cell table:style-name="ce4" office:value-type="float" office:value="49600" calcext:value-type="float">
            <text:p>496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92.8" calcext:value-type="float">
            <text:p>292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.39" calcext:value-type="float">
            <text:p>102,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.1" calcext:value-type="float">
            <text:p>57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34" calcext:value-type="float">
            <text:p>3,34</text:p>
          </table:table-cell>
          <table:table-cell office:value-type="float" office:value="0" calcext:value-type="float">
            <text:p>0</text:p>
          </table:table-cell>
          <table:table-cell office:value-type="float" office:value="97.6" calcext:value-type="float">
            <text:p>97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154" calcext:value-type="float">
            <text:p>9154</text:p>
          </table:table-cell>
          <table:table-cell table:style-name="ce4" office:value-type="float" office:value="46429" calcext:value-type="float">
            <text:p>4642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.76" calcext:value-type="float">
            <text:p>572,7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19.13" calcext:value-type="float">
            <text:p>1519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9" calcext:value-type="float">
            <text:p>8,69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9" office:value-type="float" office:value="9265" calcext:value-type="float">
            <text:p>9265</text:p>
          </table:table-cell>
          <table:table-cell table:style-name="ce4" office:value-type="float" office:value="47377" calcext:value-type="float">
            <text:p>4737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64.3" calcext:value-type="float">
            <text:p>3964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55" calcext:value-type="float">
            <text:p>76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61.58" calcext:value-type="float">
            <text:p>7861,58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7.76" calcext:value-type="float">
            <text:p>47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3.16" calcext:value-type="float">
            <text:p>523,1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0255" calcext:value-type="float">
            <text:p>10255</text:p>
          </table:table-cell>
          <table:table-cell table:style-name="ce4" office:value-type="float" office:value="50255" calcext:value-type="float">
            <text:p>502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60.35" calcext:value-type="float">
            <text:p>1060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6" calcext:value-type="float">
            <text:p>29,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4.53" calcext:value-type="float">
            <text:p>1184,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04.26" calcext:value-type="float">
            <text:p>2104,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6.88" calcext:value-type="float">
            <text:p>126,8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792" calcext:value-type="float">
            <text:p>9792</text:p>
          </table:table-cell>
          <table:table-cell table:style-name="ce4" office:value-type="float" office:value="52610" calcext:value-type="float">
            <text:p>526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65.59" calcext:value-type="float">
            <text:p>1165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" calcext:value-type="float">
            <text:p>30,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66.65" calcext:value-type="float">
            <text:p>466,6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268" calcext:value-type="float">
            <text:p>9268</text:p>
          </table:table-cell>
          <table:table-cell table:style-name="ce4" office:value-type="float" office:value="47025" calcext:value-type="float">
            <text:p>470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884.35" calcext:value-type="float">
            <text:p>884,35</text:p>
          </table:table-cell>
          <table:table-cell office:value-type="float" office:value="86697.64" calcext:value-type="float">
            <text:p>86697,64</text:p>
          </table:table-cell>
          <table:table-cell office:value-type="float" office:value="22142.64" calcext:value-type="float">
            <text:p>22142,64</text:p>
          </table:table-cell>
          <table:table-cell office:value-type="float" office:value="7166.33" calcext:value-type="float">
            <text:p>7166,33</text:p>
          </table:table-cell>
          <table:table-cell office:value-type="float" office:value="563.53" calcext:value-type="float">
            <text:p>563,53</text:p>
          </table:table-cell>
          <table:table-cell office:value-type="float" office:value="737.18" calcext:value-type="float">
            <text:p>737,18</text:p>
          </table:table-cell>
          <table:table-cell office:value-type="float" office:value="221.24" calcext:value-type="float">
            <text:p>221,24</text:p>
          </table:table-cell>
          <table:table-cell office:value-type="float" office:value="74.54" calcext:value-type="float">
            <text:p>74,54</text:p>
          </table:table-cell>
          <table:table-cell office:value-type="float" office:value="201.29" calcext:value-type="float">
            <text:p>201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62.42" calcext:value-type="float">
            <text:p>31462,42</text:p>
          </table:table-cell>
          <table:table-cell office:value-type="float" office:value="0" calcext:value-type="float">
            <text:p>0</text:p>
          </table:table-cell>
          <table:table-cell office:value-type="float" office:value="150698.17" calcext:value-type="float">
            <text:p>150698,17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,6</text:p>
          </table:table-cell>
          <table:table-cell office:value-type="float" office:value="0" calcext:value-type="float">
            <text:p>0</text:p>
          </table:table-cell>
          <table:table-cell office:value-type="float" office:value="207.64" calcext:value-type="float">
            <text:p>207,64</text:p>
          </table:table-cell>
          <table:table-cell office:value-type="float" office:value="5398.27" calcext:value-type="float">
            <text:p>5398,27</text:p>
          </table:table-cell>
          <table:table-cell office:value-type="float" office:value="1354.77" calcext:value-type="float">
            <text:p>1354,77</text:p>
          </table:table-cell>
          <table:table-cell office:value-type="float" office:value="12652.82" calcext:value-type="float">
            <text:p>12652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7.49" calcext:value-type="float">
            <text:p>817,49</text:p>
          </table:table-cell>
          <table:table-cell office:value-type="float" office:value="0" calcext:value-type="float">
            <text:p>0</text:p>
          </table:table-cell>
          <table:table-cell office:value-type="float" office:value="345.26" calcext:value-type="float">
            <text:p>345,26</text:p>
          </table:table-cell>
          <table:table-cell office:value-type="float" office:value="0" calcext:value-type="float">
            <text:p>0</text:p>
          </table:table-cell>
          <table:table-cell office:value-type="float" office:value="32.18" calcext:value-type="float">
            <text:p>32,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41434" calcext:value-type="float">
            <text:p>41434</text:p>
          </table:table-cell>
          <table:table-cell table:style-name="ce4" office:value-type="float" office:value="177564" calcext:value-type="float">
            <text:p>17756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.14" calcext:value-type="float">
            <text:p>6,14</text:p>
          </table:table-cell>
          <table:table-cell office:value-type="float" office:value="0" calcext:value-type="float">
            <text:p>0</text:p>
          </table:table-cell>
          <table:table-cell office:value-type="float" office:value="64.46" calcext:value-type="float">
            <text:p>64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57" calcext:value-type="float">
            <text:p>20,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.96" calcext:value-type="float">
            <text:p>21,9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.81" calcext:value-type="float">
            <text:p>3,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091" calcext:value-type="float">
            <text:p>9091</text:p>
          </table:table-cell>
          <table:table-cell table:style-name="ce4" office:value-type="float" office:value="46431" calcext:value-type="float">
            <text:p>4643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73.56" calcext:value-type="float">
            <text:p>1573,56</text:p>
          </table:table-cell>
          <table:table-cell office:value-type="float" office:value="0" calcext:value-type="float">
            <text:p>0</text:p>
          </table:table-cell>
          <table:table-cell office:value-type="float" office:value="3321.01" calcext:value-type="float">
            <text:p>3321,01</text:p>
          </table:table-cell>
          <table:table-cell office:value-type="float" office:value="34.32" calcext:value-type="float">
            <text:p>34,32</text:p>
          </table:table-cell>
          <table:table-cell office:value-type="float" office:value="0" calcext:value-type="float">
            <text:p>0</text:p>
          </table:table-cell>
          <table:table-cell office:value-type="float" office:value="110364.14" calcext:value-type="float">
            <text:p>110364,14</text:p>
          </table:table-cell>
          <table:table-cell office:value-type="float" office:value="2557.75" calcext:value-type="float">
            <text:p>2557,75</text:p>
          </table:table-cell>
          <table:table-cell office:value-type="float" office:value="163.68" calcext:value-type="float">
            <text:p>163,68</text:p>
          </table:table-cell>
          <table:table-cell office:value-type="float" office:value="762.43" calcext:value-type="float">
            <text:p>762,43</text:p>
          </table:table-cell>
          <table:table-cell office:value-type="float" office:value="0" calcext:value-type="float">
            <text:p>0</text:p>
          </table:table-cell>
          <table:table-cell office:value-type="float" office:value="52.06" calcext:value-type="float">
            <text:p>52,06</text:p>
          </table:table-cell>
          <table:table-cell office:value-type="float" office:value="42.82" calcext:value-type="float">
            <text:p>42,82</text:p>
          </table:table-cell>
          <table:table-cell office:value-type="float" office:value="100923.45" calcext:value-type="float">
            <text:p>100923,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.25" calcext:value-type="float">
            <text:p>175,25</text:p>
          </table:table-cell>
          <table:table-cell office:value-type="float" office:value="0" calcext:value-type="float">
            <text:p>0</text:p>
          </table:table-cell>
          <table:table-cell office:value-type="float" office:value="108.59" calcext:value-type="float">
            <text:p>108,59</text:p>
          </table:table-cell>
          <table:table-cell office:value-type="float" office:value="0" calcext:value-type="float">
            <text:p>0</text:p>
          </table:table-cell>
          <table:table-cell office:value-type="float" office:value="1134.01" calcext:value-type="float">
            <text:p>1134,01</text:p>
          </table:table-cell>
          <table:table-cell office:value-type="float" office:value="10909.67" calcext:value-type="float">
            <text:p>10909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.64" calcext:value-type="float">
            <text:p>1321,64</text:p>
          </table:table-cell>
          <table:table-cell office:value-type="float" office:value="0" calcext:value-type="float">
            <text:p>0</text:p>
          </table:table-cell>
          <table:table-cell office:value-type="float" office:value="716.75" calcext:value-type="float">
            <text:p>716,75</text:p>
          </table:table-cell>
          <table:table-cell office:value-type="float" office:value="0" calcext:value-type="float">
            <text:p>0</text:p>
          </table:table-cell>
          <table:table-cell office:value-type="float" office:value="76.88" calcext:value-type="float">
            <text:p>76,88</text:p>
          </table:table-cell>
          <table:table-cell office:value-type="float" office:value="156.81" calcext:value-type="float">
            <text:p>156,8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2530" calcext:value-type="float">
            <text:p>32530</text:p>
          </table:table-cell>
          <table:table-cell table:style-name="ce4" office:value-type="float" office:value="157237" calcext:value-type="float">
            <text:p>15723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2512.08" calcext:value-type="float">
            <text:p>222512,08</text:p>
          </table:table-cell>
          <table:table-cell office:value-type="float" office:value="0" calcext:value-type="float">
            <text:p>0</text:p>
          </table:table-cell>
          <table:table-cell office:value-type="float" office:value="18211.45" calcext:value-type="float">
            <text:p>18211,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6.49" calcext:value-type="float">
            <text:p>566,49</text:p>
          </table:table-cell>
          <table:table-cell office:value-type="float" office:value="0" calcext:value-type="float">
            <text:p>0</text:p>
          </table:table-cell>
          <table:table-cell office:value-type="float" office:value="3201.13" calcext:value-type="float">
            <text:p>3201,13</text:p>
          </table:table-cell>
          <table:table-cell office:value-type="float" office:value="0" calcext:value-type="float">
            <text:p>0</text:p>
          </table:table-cell>
          <table:table-cell office:value-type="float" office:value="10.16" calcext:value-type="float">
            <text:p>10,16</text:p>
          </table:table-cell>
          <table:table-cell office:value-type="float" office:value="22722.22" calcext:value-type="float">
            <text:p>22722,22</text:p>
          </table:table-cell>
          <table:table-cell office:value-type="float" office:value="0" calcext:value-type="float">
            <text:p>0</text:p>
          </table:table-cell>
          <table:table-cell office:value-type="float" office:value="273630.36" calcext:value-type="float">
            <text:p>273630,36</text:p>
          </table:table-cell>
          <table:table-cell office:value-type="float" office:value="0" calcext:value-type="float">
            <text:p>0</text:p>
          </table:table-cell>
          <table:table-cell office:value-type="float" office:value="28.87" calcext:value-type="float">
            <text:p>28,87</text:p>
          </table:table-cell>
          <table:table-cell office:value-type="float" office:value="0" calcext:value-type="float">
            <text:p>0</text:p>
          </table:table-cell>
          <table:table-cell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office:value-type="float" office:value="55.46" calcext:value-type="float">
            <text:p>55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9.25" calcext:value-type="float">
            <text:p>759,25</text:p>
          </table:table-cell>
          <table:table-cell office:value-type="float" office:value="0" calcext:value-type="float">
            <text:p>0</text:p>
          </table:table-cell>
          <table:table-cell office:value-type="float" office:value="3801.52" calcext:value-type="float">
            <text:p>3801,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7" calcext:value-type="float">
            <text:p>3,1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51345" calcext:value-type="float">
            <text:p>51345</text:p>
          </table:table-cell>
          <table:table-cell table:style-name="ce4" office:value-type="float" office:value="116715" calcext:value-type="float">
            <text:p>1167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7.62" calcext:value-type="float">
            <text:p>377,62</text:p>
          </table:table-cell>
          <table:table-cell office:value-type="float" office:value="-17.36" calcext:value-type="float">
            <text:p>-17,36</text:p>
          </table:table-cell>
          <table:table-cell office:value-type="float" office:value="15.48" calcext:value-type="float">
            <text:p>15,48</text:p>
          </table:table-cell>
          <table:table-cell office:value-type="float" office:value="2832.02" calcext:value-type="float">
            <text:p>2832,02</text:p>
          </table:table-cell>
          <table:table-cell office:value-type="float" office:value="0" calcext:value-type="float">
            <text:p>0</text:p>
          </table:table-cell>
          <table:table-cell office:value-type="float" office:value="199.48" calcext:value-type="float">
            <text:p>199,48</text:p>
          </table:table-cell>
          <table:table-cell office:value-type="float" office:value="0" calcext:value-type="float">
            <text:p>0</text:p>
          </table:table-cell>
          <table:table-cell office:value-type="float" office:value="-22.57" calcext:value-type="float">
            <text:p>-22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6.11" calcext:value-type="float">
            <text:p>3226,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.08" calcext:value-type="float">
            <text:p>417,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8" calcext:value-type="float">
            <text:p>136,8</text:p>
          </table:table-cell>
          <table:table-cell office:value-type="float" office:value="209.5" calcext:value-type="float">
            <text:p>209,5</text:p>
          </table:table-cell>
          <table:table-cell office:value-type="float" office:value="6794.2" calcext:value-type="float">
            <text:p>6794,2</text:p>
          </table:table-cell>
          <table:table-cell office:value-type="float" office:value="233.52" calcext:value-type="float">
            <text:p>233,52</text:p>
          </table:table-cell>
          <table:table-cell office:value-type="float" office:value="12.2" calcext:value-type="float">
            <text:p>12,2</text:p>
          </table:table-cell>
          <table:table-cell office:value-type="float" office:value="0" calcext:value-type="float">
            <text:p>0</text:p>
          </table:table-cell>
          <table:table-cell office:value-type="float" office:value="157.38" calcext:value-type="float">
            <text:p>157,38</text:p>
          </table:table-cell>
          <table:table-cell office:value-type="float" office:value="0" calcext:value-type="float">
            <text:p>0</text:p>
          </table:table-cell>
          <table:table-cell office:value-type="float" office:value="16.87" calcext:value-type="float">
            <text:p>16,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488" calcext:value-type="float">
            <text:p>9488</text:p>
          </table:table-cell>
          <table:table-cell table:style-name="ce4" office:value-type="float" office:value="46729" calcext:value-type="float">
            <text:p>467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.22" calcext:value-type="float">
            <text:p>39,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.64" calcext:value-type="float">
            <text:p>24,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4.16" calcext:value-type="float">
            <text:p>344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.96" calcext:value-type="float">
            <text:p>23,96</text:p>
          </table:table-cell>
          <table:table-cell office:value-type="float" office:value="0" calcext:value-type="float">
            <text:p>0</text:p>
          </table:table-cell>
          <table:table-cell office:value-type="float" office:value="410.9" calcext:value-type="float">
            <text:p>410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66" calcext:value-type="float">
            <text:p>31,66</text:p>
          </table:table-cell>
          <table:table-cell office:value-type="float" office:value="0" calcext:value-type="float">
            <text:p>0</text:p>
          </table:table-cell>
          <table:table-cell office:value-type="float" office:value="39.04" calcext:value-type="float">
            <text:p>39,0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086" calcext:value-type="float">
            <text:p>9086</text:p>
          </table:table-cell>
          <table:table-cell table:style-name="ce4" office:value-type="float" office:value="46260" calcext:value-type="float">
            <text:p>4626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58" calcext:value-type="float">
            <text:p>8,58</text:p>
          </table:table-cell>
          <table:table-cell office:value-type="float" office:value="304.44" calcext:value-type="float">
            <text:p>304,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8.78" calcext:value-type="float">
            <text:p>218,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56" calcext:value-type="float">
            <text:p>4,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.23" calcext:value-type="float">
            <text:p>14,2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114" calcext:value-type="float">
            <text:p>9114</text:p>
          </table:table-cell>
          <table:table-cell table:style-name="ce4" office:value-type="float" office:value="46323" calcext:value-type="float">
            <text:p>4632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4726.7" calcext:value-type="float">
            <text:p>34726,7</text:p>
          </table:table-cell>
          <table:table-cell office:value-type="float" office:value="72.41" calcext:value-type="float">
            <text:p>72,41</text:p>
          </table:table-cell>
          <table:table-cell office:value-type="float" office:value="0" calcext:value-type="float">
            <text:p>0</text:p>
          </table:table-cell>
          <table:table-cell office:value-type="float" office:value="181.16" calcext:value-type="float">
            <text:p>181,16</text:p>
          </table:table-cell>
          <table:table-cell office:value-type="float" office:value="0" calcext:value-type="float">
            <text:p>0</text:p>
          </table:table-cell>
          <table:table-cell office:value-type="float" office:value="43.09" calcext:value-type="float">
            <text:p>43,09</text:p>
          </table:table-cell>
          <table:table-cell office:value-type="float" office:value="271.09" calcext:value-type="float">
            <text:p>271,09</text:p>
          </table:table-cell>
          <table:table-cell office:value-type="float" office:value="9716.1" calcext:value-type="float">
            <text:p>9716,1</text:p>
          </table:table-cell>
          <table:table-cell office:value-type="float" office:value="1227.77" calcext:value-type="float">
            <text:p>1227,77</text:p>
          </table:table-cell>
          <table:table-cell office:value-type="float" office:value="0" calcext:value-type="float">
            <text:p>0</text:p>
          </table:table-cell>
          <table:table-cell office:value-type="float" office:value="5488.24" calcext:value-type="float">
            <text:p>5488,24</text:p>
          </table:table-cell>
          <table:table-cell office:value-type="float" office:value="489.15" calcext:value-type="float">
            <text:p>489,15</text:p>
          </table:table-cell>
          <table:table-cell office:value-type="float" office:value="28.4" calcext:value-type="float">
            <text:p>28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8" calcext:value-type="float">
            <text:p>18,58</text:p>
          </table:table-cell>
          <table:table-cell office:value-type="float" office:value="0" calcext:value-type="float">
            <text:p>0</text:p>
          </table:table-cell>
          <table:table-cell office:value-type="float" office:value="75.98" calcext:value-type="float">
            <text:p>75,98</text:p>
          </table:table-cell>
          <table:table-cell office:value-type="float" office:value="0" calcext:value-type="float">
            <text:p>0</text:p>
          </table:table-cell>
          <table:table-cell office:value-type="float" office:value="4730.22" calcext:value-type="float">
            <text:p>4730,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8.87" calcext:value-type="float">
            <text:p>618,87</text:p>
          </table:table-cell>
          <table:table-cell office:value-type="float" office:value="0" calcext:value-type="float">
            <text:p>0</text:p>
          </table:table-cell>
          <table:table-cell office:value-type="float" office:value="193.25" calcext:value-type="float">
            <text:p>193,25</text:p>
          </table:table-cell>
          <table:table-cell office:value-type="float" office:value="0" calcext:value-type="float">
            <text:p>0</text:p>
          </table:table-cell>
          <table:table-cell office:value-type="float" office:value="78.12" calcext:value-type="float">
            <text:p>78,12</text:p>
          </table:table-cell>
          <table:table-cell office:value-type="float" office:value="0" calcext:value-type="float">
            <text:p>0</text:p>
          </table:table-cell>
          <table:table-cell office:value-type="float" office:value="4900.4" calcext:value-type="float">
            <text:p>4900,4</text:p>
          </table:table-cell>
          <table:table-cell table:style-name="ce9" office:value-type="float" office:value="18347" calcext:value-type="float">
            <text:p>18347</text:p>
          </table:table-cell>
          <table:table-cell table:style-name="ce4" office:value-type="float" office:value="102454" calcext:value-type="float">
            <text:p>10245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90.66" calcext:value-type="float">
            <text:p>1690,66</text:p>
          </table:table-cell>
          <table:table-cell office:value-type="float" office:value="235.08" calcext:value-type="float">
            <text:p>235,08</text:p>
          </table:table-cell>
          <table:table-cell office:value-type="float" office:value="427.21" calcext:value-type="float">
            <text:p>427,21</text:p>
          </table:table-cell>
          <table:table-cell office:value-type="float" office:value="230.13" calcext:value-type="float">
            <text:p>230,13</text:p>
          </table:table-cell>
          <table:table-cell office:value-type="float" office:value="0" calcext:value-type="float">
            <text:p>0</text:p>
          </table:table-cell>
          <table:table-cell office:value-type="float" office:value="117.17" calcext:value-type="float">
            <text:p>117,17</text:p>
          </table:table-cell>
          <table:table-cell office:value-type="float" office:value="163.36" calcext:value-type="float">
            <text:p>163,36</text:p>
          </table:table-cell>
          <table:table-cell office:value-type="float" office:value="52.34" calcext:value-type="float">
            <text:p>52,34</text:p>
          </table:table-cell>
          <table:table-cell office:value-type="float" office:value="48.8" calcext:value-type="float">
            <text:p>48,8</text:p>
          </table:table-cell>
          <table:table-cell office:value-type="float" office:value="0" calcext:value-type="float">
            <text:p>0</text:p>
          </table:table-cell>
          <table:table-cell office:value-type="float" office:value="175.85" calcext:value-type="float">
            <text:p>175,85</text:p>
          </table:table-cell>
          <table:table-cell office:value-type="float" office:value="87.83" calcext:value-type="float">
            <text:p>87,83</text:p>
          </table:table-cell>
          <table:table-cell office:value-type="float" office:value="22.84" calcext:value-type="float">
            <text:p>22,84</text:p>
          </table:table-cell>
          <table:table-cell office:value-type="float" office:value="56.41" calcext:value-type="float">
            <text:p>56,41</text:p>
          </table:table-cell>
          <table:table-cell office:value-type="float" office:value="0" calcext:value-type="float">
            <text:p>0</text:p>
          </table:table-cell>
          <table:table-cell office:value-type="float" office:value="1128.96" calcext:value-type="float">
            <text:p>1128,96</text:p>
          </table:table-cell>
          <table:table-cell office:value-type="float" office:value="0" calcext:value-type="float">
            <text:p>0</text:p>
          </table:table-cell>
          <table:table-cell office:value-type="float" office:value="181.44" calcext:value-type="float">
            <text:p>181,44</text:p>
          </table:table-cell>
          <table:table-cell office:value-type="float" office:value="0" calcext:value-type="float">
            <text:p>0</text:p>
          </table:table-cell>
          <table:table-cell office:value-type="float" office:value="344.37" calcext:value-type="float">
            <text:p>344,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.65" calcext:value-type="float">
            <text:p>150,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19" calcext:value-type="float">
            <text:p>23,19</text:p>
          </table:table-cell>
          <table:table-cell office:value-type="float" office:value="21.48" calcext:value-type="float">
            <text:p>21,4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367" calcext:value-type="float">
            <text:p>9367</text:p>
          </table:table-cell>
          <table:table-cell table:style-name="ce4" office:value-type="float" office:value="47247" calcext:value-type="float">
            <text:p>4724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64.41" calcext:value-type="float">
            <text:p>564,41</text:p>
          </table:table-cell>
          <table:table-cell office:value-type="float" office:value="0" calcext:value-type="float">
            <text:p>0</text:p>
          </table:table-cell>
          <table:table-cell office:value-type="float" office:value="31.33" calcext:value-type="float">
            <text:p>31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" calcext:value-type="float">
            <text:p>23,3</text:p>
          </table:table-cell>
          <table:table-cell office:value-type="float" office:value="123.38" calcext:value-type="float">
            <text:p>123,38</text:p>
          </table:table-cell>
          <table:table-cell office:value-type="float" office:value="35.72" calcext:value-type="float">
            <text:p>35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17" calcext:value-type="float">
            <text:p>24,17</text:p>
          </table:table-cell>
          <table:table-cell office:value-type="float" office:value="0" calcext:value-type="float">
            <text:p>0</text:p>
          </table:table-cell>
          <table:table-cell office:value-type="float" office:value="10.02" calcext:value-type="float">
            <text:p>1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75" calcext:value-type="float">
            <text:p>96,75</text:p>
          </table:table-cell>
          <table:table-cell office:value-type="float" office:value="0" calcext:value-type="float">
            <text:p>0</text:p>
          </table:table-cell>
          <table:table-cell office:value-type="float" office:value="56.17" calcext:value-type="float">
            <text:p>56,17</text:p>
          </table:table-cell>
          <table:table-cell office:value-type="float" office:value="0" calcext:value-type="float">
            <text:p>0</text:p>
          </table:table-cell>
          <table:table-cell office:value-type="float" office:value="1219.07" calcext:value-type="float">
            <text:p>1219,07</text:p>
          </table:table-cell>
          <table:table-cell office:value-type="float" office:value="28.96" calcext:value-type="float">
            <text:p>28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1" calcext:value-type="float">
            <text:p>17,31</text:p>
          </table:table-cell>
          <table:table-cell office:value-type="float" office:value="0" calcext:value-type="float">
            <text:p>0</text:p>
          </table:table-cell>
          <table:table-cell office:value-type="float" office:value="69.97" calcext:value-type="float">
            <text:p>69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55" calcext:value-type="float">
            <text:p>14,55</text:p>
          </table:table-cell>
          <table:table-cell table:style-name="ce9" office:value-type="float" office:value="9160" calcext:value-type="float">
            <text:p>9160</text:p>
          </table:table-cell>
          <table:table-cell table:style-name="ce4" office:value-type="float" office:value="46340" calcext:value-type="float">
            <text:p>4634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4.29" calcext:value-type="float">
            <text:p>424,29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6998.29" calcext:value-type="float">
            <text:p>6998,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26" calcext:value-type="float">
            <text:p>40,2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8941" calcext:value-type="float">
            <text:p>8941</text:p>
          </table:table-cell>
          <table:table-cell table:style-name="ce4" office:value-type="float" office:value="45914" calcext:value-type="float">
            <text:p>4591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5.37" calcext:value-type="float">
            <text:p>65,37</text:p>
          </table:table-cell>
          <table:table-cell office:value-type="float" office:value="5028.98" calcext:value-type="float">
            <text:p>5028,98</text:p>
          </table:table-cell>
          <table:table-cell office:value-type="float" office:value="13799.72" calcext:value-type="float">
            <text:p>13799,72</text:p>
          </table:table-cell>
          <table:table-cell office:value-type="float" office:value="191.03" calcext:value-type="float">
            <text:p>191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2.35" calcext:value-type="float">
            <text:p>412,35</text:p>
          </table:table-cell>
          <table:table-cell office:value-type="float" office:value="2788.15" calcext:value-type="float">
            <text:p>2788,15</text:p>
          </table:table-cell>
          <table:table-cell office:value-type="float" office:value="-5.92" calcext:value-type="float">
            <text:p>-5,92</text:p>
          </table:table-cell>
          <table:table-cell office:value-type="float" office:value="0" calcext:value-type="float">
            <text:p>0</text:p>
          </table:table-cell>
          <table:table-cell office:value-type="float" office:value="1739.12" calcext:value-type="float">
            <text:p>1739,12</text:p>
          </table:table-cell>
          <table:table-cell office:value-type="float" office:value="2866.5" calcext:value-type="float">
            <text:p>2866,5</text:p>
          </table:table-cell>
          <table:table-cell office:value-type="float" office:value="0" calcext:value-type="float">
            <text:p>0</text:p>
          </table:table-cell>
          <table:table-cell office:value-type="float" office:value="4959.5" calcext:value-type="float">
            <text:p>4959,5</text:p>
          </table:table-cell>
          <table:table-cell office:value-type="float" office:value="0" calcext:value-type="float">
            <text:p>0</text:p>
          </table:table-cell>
          <table:table-cell office:value-type="float" office:value="7.44" calcext:value-type="float">
            <text:p>7,44</text:p>
          </table:table-cell>
          <table:table-cell office:value-type="float" office:value="0" calcext:value-type="float">
            <text:p>0</text:p>
          </table:table-cell>
          <table:table-cell office:value-type="float" office:value="26.68" calcext:value-type="float">
            <text:p>26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15.23" calcext:value-type="float">
            <text:p>13015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71" calcext:value-type="float">
            <text:p>71,71</text:p>
          </table:table-cell>
          <table:table-cell office:value-type="float" office:value="0" calcext:value-type="float">
            <text:p>0</text:p>
          </table:table-cell>
          <table:table-cell office:value-type="float" office:value="54.9" calcext:value-type="float">
            <text:p>54,9</text:p>
          </table:table-cell>
          <table:table-cell office:value-type="float" office:value="0" calcext:value-type="float">
            <text:p>0</text:p>
          </table:table-cell>
          <table:table-cell office:value-type="float" office:value="62.9" calcext:value-type="float">
            <text:p>62,9</text:p>
          </table:table-cell>
          <table:table-cell office:value-type="float" office:value="117.97" calcext:value-type="float">
            <text:p>117,97</text:p>
          </table:table-cell>
          <table:table-cell office:value-type="float" office:value="46.97" calcext:value-type="float">
            <text:p>46,97</text:p>
          </table:table-cell>
          <table:table-cell table:style-name="ce9" office:value-type="float" office:value="12862" calcext:value-type="float">
            <text:p>12862</text:p>
          </table:table-cell>
          <table:table-cell table:style-name="ce4" office:value-type="float" office:value="75264" calcext:value-type="float">
            <text:p>7526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1.29" calcext:value-type="float">
            <text:p>201,29</text:p>
          </table:table-cell>
          <table:table-cell office:value-type="float" office:value="7892.78" calcext:value-type="float">
            <text:p>7892,78</text:p>
          </table:table-cell>
          <table:table-cell office:value-type="float" office:value="12216.11" calcext:value-type="float">
            <text:p>12216,11</text:p>
          </table:table-cell>
          <table:table-cell office:value-type="float" office:value="35897.12" calcext:value-type="float">
            <text:p>35897,12</text:p>
          </table:table-cell>
          <table:table-cell office:value-type="float" office:value="3917.15" calcext:value-type="float">
            <text:p>3917,15</text:p>
          </table:table-cell>
          <table:table-cell office:value-type="float" office:value="874.75" calcext:value-type="float">
            <text:p>874,75</text:p>
          </table:table-cell>
          <table:table-cell office:value-type="float" office:value="4.13" calcext:value-type="float">
            <text:p>4,13</text:p>
          </table:table-cell>
          <table:table-cell office:value-type="float" office:value="611.16" calcext:value-type="float">
            <text:p>611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69.86" calcext:value-type="float">
            <text:p>12569,86</text:p>
          </table:table-cell>
          <table:table-cell office:value-type="float" office:value="0" calcext:value-type="float">
            <text:p>0</text:p>
          </table:table-cell>
          <table:table-cell office:value-type="float" office:value="2223.33" calcext:value-type="float">
            <text:p>2223,33</text:p>
          </table:table-cell>
          <table:table-cell office:value-type="float" office:value="0" calcext:value-type="float">
            <text:p>0</text:p>
          </table:table-cell>
          <table:table-cell office:value-type="float" office:value="5280.48" calcext:value-type="float">
            <text:p>5280,48</text:p>
          </table:table-cell>
          <table:table-cell office:value-type="float" office:value="0" calcext:value-type="float">
            <text:p>0</text:p>
          </table:table-cell>
          <table:table-cell office:value-type="float" office:value="225.83" calcext:value-type="float">
            <text:p>225,83</text:p>
          </table:table-cell>
          <table:table-cell office:value-type="float" office:value="1515.26" calcext:value-type="float">
            <text:p>1515,26</text:p>
          </table:table-cell>
          <table:table-cell office:value-type="float" office:value="0" calcext:value-type="float">
            <text:p>0</text:p>
          </table:table-cell>
          <table:table-cell office:value-type="float" office:value="2213.71" calcext:value-type="float">
            <text:p>2213,71</text:p>
          </table:table-cell>
          <table:table-cell office:value-type="float" office:value="23608.07" calcext:value-type="float">
            <text:p>23608,07</text:p>
          </table:table-cell>
          <table:table-cell office:value-type="float" office:value="4057.46" calcext:value-type="float">
            <text:p>4057,46</text:p>
          </table:table-cell>
          <table:table-cell office:value-type="float" office:value="82.09" calcext:value-type="float">
            <text:p>82,09</text:p>
          </table:table-cell>
          <table:table-cell office:value-type="float" office:value="0" calcext:value-type="float">
            <text:p>0</text:p>
          </table:table-cell>
          <table:table-cell office:value-type="float" office:value="537.85" calcext:value-type="float">
            <text:p>537,85</text:p>
          </table:table-cell>
          <table:table-cell office:value-type="float" office:value="0" calcext:value-type="float">
            <text:p>0</text:p>
          </table:table-cell>
          <table:table-cell office:value-type="float" office:value="206.67" calcext:value-type="float">
            <text:p>206,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9786" calcext:value-type="float">
            <text:p>19786</text:p>
          </table:table-cell>
          <table:table-cell table:style-name="ce4" office:value-type="float" office:value="79156" calcext:value-type="float">
            <text:p>7915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41.82" calcext:value-type="float">
            <text:p>541,82</text:p>
          </table:table-cell>
          <table:table-cell office:value-type="float" office:value="0" calcext:value-type="float">
            <text:p>0</text:p>
          </table:table-cell>
          <table:table-cell office:value-type="float" office:value="7651.1" calcext:value-type="float">
            <text:p>7651,1</text:p>
          </table:table-cell>
          <table:table-cell office:value-type="float" office:value="10.1" calcext:value-type="float">
            <text:p>10,1</text:p>
          </table:table-cell>
          <table:table-cell office:value-type="float" office:value="368.03" calcext:value-type="float">
            <text:p>368,03</text:p>
          </table:table-cell>
          <table:table-cell office:value-type="float" office:value="104.54" calcext:value-type="float">
            <text:p>104,54</text:p>
          </table:table-cell>
          <table:table-cell office:value-type="float" office:value="238.01" calcext:value-type="float">
            <text:p>238,01</text:p>
          </table:table-cell>
          <table:table-cell office:value-type="float" office:value="0" calcext:value-type="float">
            <text:p>0</text:p>
          </table:table-cell>
          <table:table-cell office:value-type="float" office:value="46.36" calcext:value-type="float">
            <text:p>46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.21" calcext:value-type="float">
            <text:p>133,21</text:p>
          </table:table-cell>
          <table:table-cell office:value-type="float" office:value="78.53" calcext:value-type="float">
            <text:p>78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76.53" calcext:value-type="float">
            <text:p>9276,53</text:p>
          </table:table-cell>
          <table:table-cell office:value-type="float" office:value="0" calcext:value-type="float">
            <text:p>0</text:p>
          </table:table-cell>
          <table:table-cell office:value-type="float" office:value="6.78" calcext:value-type="float">
            <text:p>6,78</text:p>
          </table:table-cell>
          <table:table-cell office:value-type="float" office:value="0" calcext:value-type="float">
            <text:p>0</text:p>
          </table:table-cell>
          <table:table-cell office:value-type="float" office:value="232.53" calcext:value-type="float">
            <text:p>232,53</text:p>
          </table:table-cell>
          <table:table-cell office:value-type="float" office:value="554.03" calcext:value-type="float">
            <text:p>554,03</text:p>
          </table:table-cell>
          <table:table-cell office:value-type="float" office:value="0" calcext:value-type="float">
            <text:p>0</text:p>
          </table:table-cell>
          <table:table-cell office:value-type="float" office:value="550.18" calcext:value-type="float">
            <text:p>550,18</text:p>
          </table:table-cell>
          <table:table-cell office:value-type="float" office:value="500.47" calcext:value-type="float">
            <text:p>500,47</text:p>
          </table:table-cell>
          <table:table-cell office:value-type="float" office:value="0" calcext:value-type="float">
            <text:p>0</text:p>
          </table:table-cell>
          <table:table-cell office:value-type="float" office:value="158.42" calcext:value-type="float">
            <text:p>158,42</text:p>
          </table:table-cell>
          <table:table-cell office:value-type="float" office:value="0" calcext:value-type="float">
            <text:p>0</text:p>
          </table:table-cell>
          <table:table-cell office:value-type="float" office:value="67.53" calcext:value-type="float">
            <text:p>67,53</text:p>
          </table:table-cell>
          <table:table-cell office:value-type="float" office:value="12.61" calcext:value-type="float">
            <text:p>12,6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0604" calcext:value-type="float">
            <text:p>10604</text:p>
          </table:table-cell>
          <table:table-cell table:style-name="ce4" office:value-type="float" office:value="53627" calcext:value-type="float">
            <text:p>5362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8.49" calcext:value-type="float">
            <text:p>48,49</text:p>
          </table:table-cell>
          <table:table-cell office:value-type="float" office:value="163.16" calcext:value-type="float">
            <text:p>163,16</text:p>
          </table:table-cell>
          <table:table-cell office:value-type="float" office:value="333.09" calcext:value-type="float">
            <text:p>333,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13" calcext:value-type="float">
            <text:p>68,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67" calcext:value-type="float">
            <text:p>29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23" calcext:value-type="float">
            <text:p>7,2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133" calcext:value-type="float">
            <text:p>9133</text:p>
          </table:table-cell>
          <table:table-cell table:style-name="ce4" office:value-type="float" office:value="46651" calcext:value-type="float">
            <text:p>4665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3150.33" calcext:value-type="float">
            <text:p>43150,33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278.93" calcext:value-type="float">
            <text:p>278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.43" calcext:value-type="float">
            <text:p>210,43</text:p>
          </table:table-cell>
          <table:table-cell office:value-type="float" office:value="428.02" calcext:value-type="float">
            <text:p>428,02</text:p>
          </table:table-cell>
          <table:table-cell office:value-type="float" office:value="9283.2" calcext:value-type="float">
            <text:p>9283,2</text:p>
          </table:table-cell>
          <table:table-cell office:value-type="float" office:value="0" calcext:value-type="float">
            <text:p>0</text:p>
          </table:table-cell>
          <table:table-cell office:value-type="float" office:value="775.93" calcext:value-type="float">
            <text:p>775,93</text:p>
          </table:table-cell>
          <table:table-cell office:value-type="float" office:value="336.54" calcext:value-type="float">
            <text:p>336,54</text:p>
          </table:table-cell>
          <table:table-cell office:value-type="float" office:value="45.46" calcext:value-type="float">
            <text:p>45,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.91" calcext:value-type="float">
            <text:p>85,91</text:p>
          </table:table-cell>
          <table:table-cell office:value-type="float" office:value="71.43" calcext:value-type="float">
            <text:p>71,43</text:p>
          </table:table-cell>
          <table:table-cell office:value-type="float" office:value="3747.07" calcext:value-type="float">
            <text:p>3747,07</text:p>
          </table:table-cell>
          <table:table-cell office:value-type="float" office:value="200.93" calcext:value-type="float">
            <text:p>200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9" calcext:value-type="float">
            <text:p>13,29</text:p>
          </table:table-cell>
          <table:table-cell office:value-type="float" office:value="0" calcext:value-type="float">
            <text:p>0</text:p>
          </table:table-cell>
          <table:table-cell office:value-type="float" office:value="885.93" calcext:value-type="float">
            <text:p>885,93</text:p>
          </table:table-cell>
          <table:table-cell office:value-type="float" office:value="0" calcext:value-type="float">
            <text:p>0</text:p>
          </table:table-cell>
          <table:table-cell office:value-type="float" office:value="15.45" calcext:value-type="float">
            <text:p>15,45</text:p>
          </table:table-cell>
          <table:table-cell office:value-type="float" office:value="0" calcext:value-type="float">
            <text:p>0</text:p>
          </table:table-cell>
          <table:table-cell office:value-type="float" office:value="1408.58" calcext:value-type="float">
            <text:p>1408,58</text:p>
          </table:table-cell>
          <table:table-cell table:style-name="ce9" office:value-type="float" office:value="18459" calcext:value-type="float">
            <text:p>18459</text:p>
          </table:table-cell>
          <table:table-cell table:style-name="ce4" office:value-type="float" office:value="92579" calcext:value-type="float">
            <text:p>9257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69" calcext:value-type="float">
            <text:p>83,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.36" calcext:value-type="float">
            <text:p>34,36</text:p>
          </table:table-cell>
          <table:table-cell office:value-type="float" office:value="51.66" calcext:value-type="float">
            <text:p>51,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55" calcext:value-type="float">
            <text:p>28,55</text:p>
          </table:table-cell>
          <table:table-cell office:value-type="float" office:value="34.32" calcext:value-type="float">
            <text:p>34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2.33" calcext:value-type="float">
            <text:p>1142,33</text:p>
          </table:table-cell>
          <table:table-cell office:value-type="float" office:value="0" calcext:value-type="float">
            <text:p>0</text:p>
          </table:table-cell>
          <table:table-cell office:value-type="float" office:value="176.44" calcext:value-type="float">
            <text:p>176,44</text:p>
          </table:table-cell>
          <table:table-cell office:value-type="float" office:value="0" calcext:value-type="float">
            <text:p>0</text:p>
          </table:table-cell>
          <table:table-cell office:value-type="float" office:value="84.42" calcext:value-type="float">
            <text:p>84,42</text:p>
          </table:table-cell>
          <table:table-cell office:value-type="float" office:value="415.13" calcext:value-type="float">
            <text:p>415,13</text:p>
          </table:table-cell>
          <table:table-cell office:value-type="float" office:value="0" calcext:value-type="float">
            <text:p>0</text:p>
          </table:table-cell>
          <table:table-cell office:value-type="float" office:value="66.53" calcext:value-type="float">
            <text:p>66,53</text:p>
          </table:table-cell>
          <table:table-cell office:value-type="float" office:value="26.99" calcext:value-type="float">
            <text:p>26,99</text:p>
          </table:table-cell>
          <table:table-cell office:value-type="float" office:value="0" calcext:value-type="float">
            <text:p>0</text:p>
          </table:table-cell>
          <table:table-cell office:value-type="float" office:value="68.32" calcext:value-type="float">
            <text:p>68,32</text:p>
          </table:table-cell>
          <table:table-cell office:value-type="float" office:value="0" calcext:value-type="float">
            <text:p>0</text:p>
          </table:table-cell>
          <table:table-cell office:value-type="float" office:value="22.64" calcext:value-type="float">
            <text:p>22,64</text:p>
          </table:table-cell>
          <table:table-cell office:value-type="float" office:value="0" calcext:value-type="float">
            <text:p>0</text:p>
          </table:table-cell>
          <table:table-cell office:value-type="float" office:value="71.86" calcext:value-type="float">
            <text:p>71,86</text:p>
          </table:table-cell>
          <table:table-cell table:style-name="ce9" office:value-type="float" office:value="8965" calcext:value-type="float">
            <text:p>8965</text:p>
          </table:table-cell>
          <table:table-cell table:style-name="ce4" office:value-type="float" office:value="45168" calcext:value-type="float">
            <text:p>4516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0281.26" calcext:value-type="float">
            <text:p>30281,26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.92" calcext:value-type="float">
            <text:p>165,92</text:p>
          </table:table-cell>
          <table:table-cell office:value-type="float" office:value="410.71" calcext:value-type="float">
            <text:p>410,71</text:p>
          </table:table-cell>
          <table:table-cell office:value-type="float" office:value="-280.32" calcext:value-type="float">
            <text:p>-280,32</text:p>
          </table:table-cell>
          <table:table-cell office:value-type="float" office:value="0" calcext:value-type="float">
            <text:p>0</text:p>
          </table:table-cell>
          <table:table-cell office:value-type="float" office:value="934.47" calcext:value-type="float">
            <text:p>934,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37" calcext:value-type="float">
            <text:p>19,37</text:p>
          </table:table-cell>
          <table:table-cell office:value-type="float" office:value="7.41" calcext:value-type="float">
            <text:p>7,41</text:p>
          </table:table-cell>
          <table:table-cell office:value-type="float" office:value="17720.16" calcext:value-type="float">
            <text:p>17720,16</text:p>
          </table:table-cell>
          <table:table-cell office:value-type="float" office:value="4.94" calcext:value-type="float">
            <text:p>4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.36" calcext:value-type="float">
            <text:p>290,36</text:p>
          </table:table-cell>
          <table:table-cell office:value-type="float" office:value="0" calcext:value-type="float">
            <text:p>0</text:p>
          </table:table-cell>
          <table:table-cell office:value-type="float" office:value="185.44" calcext:value-type="float">
            <text:p>185,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22" calcext:value-type="float">
            <text:p>64,22</text:p>
          </table:table-cell>
          <table:table-cell table:style-name="ce9" office:value-type="float" office:value="13759" calcext:value-type="float">
            <text:p>13759</text:p>
          </table:table-cell>
          <table:table-cell table:style-name="ce4" office:value-type="float" office:value="68947" calcext:value-type="float">
            <text:p>6894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48.35" calcext:value-type="float">
            <text:p>448,35</text:p>
          </table:table-cell>
          <table:table-cell office:value-type="float" office:value="0" calcext:value-type="float">
            <text:p>0</text:p>
          </table:table-cell>
          <table:table-cell office:value-type="float" office:value="667.58" calcext:value-type="float">
            <text:p>667,58</text:p>
          </table:table-cell>
          <table:table-cell office:value-type="float" office:value="189.4" calcext:value-type="float">
            <text:p>189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83" calcext:value-type="float">
            <text:p>60,83</text:p>
          </table:table-cell>
          <table:table-cell office:value-type="float" office:value="0" calcext:value-type="float">
            <text:p>0</text:p>
          </table:table-cell>
          <table:table-cell office:value-type="float" office:value="170.8" calcext:value-type="float">
            <text:p>170,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22" calcext:value-type="float">
            <text:p>-6,2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375" calcext:value-type="float">
            <text:p>9375</text:p>
          </table:table-cell>
          <table:table-cell table:style-name="ce4" office:value-type="float" office:value="48545" calcext:value-type="float">
            <text:p>4854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7048.86" calcext:value-type="float">
            <text:p>27048,86</text:p>
          </table:table-cell>
          <table:table-cell office:value-type="float" office:value="743.44" calcext:value-type="float">
            <text:p>743,44</text:p>
          </table:table-cell>
          <table:table-cell office:value-type="float" office:value="0" calcext:value-type="float">
            <text:p>0</text:p>
          </table:table-cell>
          <table:table-cell office:value-type="float" office:value="551.5" calcext:value-type="float">
            <text:p>551,5</text:p>
          </table:table-cell>
          <table:table-cell office:value-type="float" office:value="0" calcext:value-type="float">
            <text:p>0</text:p>
          </table:table-cell>
          <table:table-cell office:value-type="float" office:value="4329.85" calcext:value-type="float">
            <text:p>4329,85</text:p>
          </table:table-cell>
          <table:table-cell office:value-type="float" office:value="158.92" calcext:value-type="float">
            <text:p>158,92</text:p>
          </table:table-cell>
          <table:table-cell office:value-type="float" office:value="1936.35" calcext:value-type="float">
            <text:p>1936,35</text:p>
          </table:table-cell>
          <table:table-cell office:value-type="float" office:value="1631.2" calcext:value-type="float">
            <text:p>1631,2</text:p>
          </table:table-cell>
          <table:table-cell office:value-type="float" office:value="0" calcext:value-type="float">
            <text:p>0</text:p>
          </table:table-cell>
          <table:table-cell office:value-type="float" office:value="874.53" calcext:value-type="float">
            <text:p>874,53</text:p>
          </table:table-cell>
          <table:table-cell office:value-type="float" office:value="425.84" calcext:value-type="float">
            <text:p>425,84</text:p>
          </table:table-cell>
          <table:table-cell office:value-type="float" office:value="0" calcext:value-type="float">
            <text:p>0</text:p>
          </table:table-cell>
          <table:table-cell office:value-type="float" office:value="371.6" calcext:value-type="float">
            <text:p>371,6</text:p>
          </table:table-cell>
          <table:table-cell office:value-type="float" office:value="0" calcext:value-type="float">
            <text:p>0</text:p>
          </table:table-cell>
          <table:table-cell office:value-type="float" office:value="149.12" calcext:value-type="float">
            <text:p>149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1.2" calcext:value-type="float">
            <text:p>3311,2</text:p>
          </table:table-cell>
          <table:table-cell office:value-type="float" office:value="2320.05" calcext:value-type="float">
            <text:p>2320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07" calcext:value-type="float">
            <text:p>4,07</text:p>
          </table:table-cell>
          <table:table-cell office:value-type="float" office:value="0" calcext:value-type="float">
            <text:p>0</text:p>
          </table:table-cell>
          <table:table-cell office:value-type="float" office:value="-105.53" calcext:value-type="float">
            <text:p>-105,53</text:p>
          </table:table-cell>
          <table:table-cell office:value-type="float" office:value="0" calcext:value-type="float">
            <text:p>0</text:p>
          </table:table-cell>
          <table:table-cell office:value-type="float" office:value="53.58" calcext:value-type="float">
            <text:p>53,58</text:p>
          </table:table-cell>
          <table:table-cell office:value-type="float" office:value="0" calcext:value-type="float">
            <text:p>0</text:p>
          </table:table-cell>
          <table:table-cell office:value-type="float" office:value="905.57" calcext:value-type="float">
            <text:p>905,57</text:p>
          </table:table-cell>
          <table:table-cell table:style-name="ce9" office:value-type="float" office:value="15628" calcext:value-type="float">
            <text:p>15628</text:p>
          </table:table-cell>
          <table:table-cell table:style-name="ce4" office:value-type="float" office:value="86089" calcext:value-type="float">
            <text:p>8608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" calcext:value-type="float">
            <text:p>0</text:p>
          </table:table-cell>
          <table:table-cell office:value-type="float" office:value="286.71" calcext:value-type="float">
            <text:p>286,7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78.08" calcext:value-type="float">
            <text:p>478,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92" calcext:value-type="float">
            <text:p>43,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19" calcext:value-type="float">
            <text:p>14,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144" calcext:value-type="float">
            <text:p>9144</text:p>
          </table:table-cell>
          <table:table-cell table:style-name="ce4" office:value-type="float" office:value="46760" calcext:value-type="float">
            <text:p>4676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.25" calcext:value-type="float">
            <text:p>13,25</text:p>
          </table:table-cell>
          <table:table-cell office:value-type="float" office:value="2.07" calcext:value-type="float">
            <text:p>2,07</text:p>
          </table:table-cell>
          <table:table-cell office:value-type="float" office:value="264.5" calcext:value-type="float">
            <text:p>264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62" calcext:value-type="float">
            <text:p>47,62</text:p>
          </table:table-cell>
          <table:table-cell office:value-type="float" office:value="10.17" calcext:value-type="float">
            <text:p>10,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.75" calcext:value-type="float">
            <text:p>40,75</text:p>
          </table:table-cell>
          <table:table-cell office:value-type="float" office:value="0" calcext:value-type="float">
            <text:p>0</text:p>
          </table:table-cell>
          <table:table-cell office:value-type="float" office:value="337.84" calcext:value-type="float">
            <text:p>337,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6" calcext:value-type="float">
            <text:p>47,6</text:p>
          </table:table-cell>
          <table:table-cell office:value-type="float" office:value="552.65" calcext:value-type="float">
            <text:p>552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16" calcext:value-type="float">
            <text:p>45,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53" calcext:value-type="float">
            <text:p>4,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179" calcext:value-type="float">
            <text:p>9179</text:p>
          </table:table-cell>
          <table:table-cell table:style-name="ce4" office:value-type="float" office:value="46996" calcext:value-type="float">
            <text:p>469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9.04" calcext:value-type="float">
            <text:p>229,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45" calcext:value-type="float">
            <text:p>9,4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0.39" calcext:value-type="float">
            <text:p>20,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.17" calcext:value-type="float">
            <text:p>37,17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office:value-type="float" office:value="9110" calcext:value-type="float">
            <text:p>9110</text:p>
          </table:table-cell>
          <table:table-cell table:style-name="ce4" office:value-type="float" office:value="46464" calcext:value-type="float">
            <text:p>4646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42.33" calcext:value-type="float">
            <text:p>2142,33</text:p>
          </table:table-cell>
          <table:table-cell office:value-type="float" office:value="9.95" calcext:value-type="float">
            <text:p>9,95</text:p>
          </table:table-cell>
          <table:table-cell office:value-type="float" office:value="0" calcext:value-type="float">
            <text:p>0</text:p>
          </table:table-cell>
          <table:table-cell office:value-type="float" office:value="53.66" calcext:value-type="float">
            <text:p>53,66</text:p>
          </table:table-cell>
          <table:table-cell office:value-type="float" office:value="0" calcext:value-type="float">
            <text:p>0</text:p>
          </table:table-cell>
          <table:table-cell office:value-type="float" office:value="638.6" calcext:value-type="float">
            <text:p>638,6</text:p>
          </table:table-cell>
          <table:table-cell office:value-type="float" office:value="135" calcext:value-type="float">
            <text:p>135</text:p>
          </table:table-cell>
          <table:table-cell office:value-type="float" office:value="559.62" calcext:value-type="float">
            <text:p>559,62</text:p>
          </table:table-cell>
          <table:table-cell office:value-type="float" office:value="-28.44" calcext:value-type="float">
            <text:p>-28,44</text:p>
          </table:table-cell>
          <table:table-cell office:value-type="float" office:value="0" calcext:value-type="float">
            <text:p>0</text:p>
          </table:table-cell>
          <table:table-cell office:value-type="float" office:value="790.04" calcext:value-type="float">
            <text:p>790,04</text:p>
          </table:table-cell>
          <table:table-cell office:value-type="float" office:value="56.99" calcext:value-type="float">
            <text:p>56,99</text:p>
          </table:table-cell>
          <table:table-cell office:value-type="float" office:value="0" calcext:value-type="float">
            <text:p>0</text:p>
          </table:table-cell>
          <table:table-cell office:value-type="float" office:value="237.66" calcext:value-type="float">
            <text:p>237,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37" calcext:value-type="float">
            <text:p>20,37</text:p>
          </table:table-cell>
          <table:table-cell office:value-type="float" office:value="49.02" calcext:value-type="float">
            <text:p>49,02</text:p>
          </table:table-cell>
          <table:table-cell office:value-type="float" office:value="2037.85" calcext:value-type="float">
            <text:p>2037,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.93" calcext:value-type="float">
            <text:p>217,93</text:p>
          </table:table-cell>
          <table:table-cell office:value-type="float" office:value="0" calcext:value-type="float">
            <text:p>0</text:p>
          </table:table-cell>
          <table:table-cell office:value-type="float" office:value="89.67" calcext:value-type="float">
            <text:p>89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82" calcext:value-type="float">
            <text:p>98,82</text:p>
          </table:table-cell>
          <table:table-cell table:style-name="ce9" office:value-type="float" office:value="9781" calcext:value-type="float">
            <text:p>9781</text:p>
          </table:table-cell>
          <table:table-cell table:style-name="ce4" office:value-type="float" office:value="49753" calcext:value-type="float">
            <text:p>4975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98.39" calcext:value-type="float">
            <text:p>798,39</text:p>
          </table:table-cell>
          <table:table-cell office:value-type="float" office:value="0" calcext:value-type="float">
            <text:p>0</text:p>
          </table:table-cell>
          <table:table-cell office:value-type="float" office:value="148.65" calcext:value-type="float">
            <text:p>148,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.29" calcext:value-type="float">
            <text:p>137,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2.93" calcext:value-type="float">
            <text:p>192,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31.15" calcext:value-type="float">
            <text:p>2231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62" calcext:value-type="float">
            <text:p>64,62</text:p>
          </table:table-cell>
          <table:table-cell office:value-type="float" office:value="96.04" calcext:value-type="float">
            <text:p>96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9" calcext:value-type="float">
            <text:p>15,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336" calcext:value-type="float">
            <text:p>9336</text:p>
          </table:table-cell>
          <table:table-cell table:style-name="ce4" office:value-type="float" office:value="47162" calcext:value-type="float">
            <text:p>4716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22.34" calcext:value-type="float">
            <text:p>922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6" calcext:value-type="float">
            <text:p>13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2" calcext:value-type="float">
            <text:p>39,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9.75" calcext:value-type="float">
            <text:p>279,75</text:p>
          </table:table-cell>
          <table:table-cell office:value-type="float" office:value="0" calcext:value-type="float">
            <text:p>0</text:p>
          </table:table-cell>
          <table:table-cell office:value-type="float" office:value="6.53" calcext:value-type="float">
            <text:p>6,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2.15" calcext:value-type="float">
            <text:p>202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2.35" calcext:value-type="float">
            <text:p>82,3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201" calcext:value-type="float">
            <text:p>9201</text:p>
          </table:table-cell>
          <table:table-cell table:style-name="ce4" office:value-type="float" office:value="46834" calcext:value-type="float">
            <text:p>4683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12.07" calcext:value-type="float">
            <text:p>1012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35.95" calcext:value-type="float">
            <text:p>435,95</text:p>
          </table:table-cell>
          <table:table-cell office:value-type="float" office:value="80.85" calcext:value-type="float">
            <text:p>80,85</text:p>
          </table:table-cell>
          <table:table-cell office:value-type="float" office:value="263.44" calcext:value-type="float">
            <text:p>263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2" calcext:value-type="float">
            <text:p>35,62</text:p>
          </table:table-cell>
          <table:table-cell office:value-type="float" office:value="88.3" calcext:value-type="float">
            <text:p>88,3</text:p>
          </table:table-cell>
          <table:table-cell office:value-type="float" office:value="0" calcext:value-type="float">
            <text:p>0</text:p>
          </table:table-cell>
          <table:table-cell office:value-type="float" office:value="41.82" calcext:value-type="float">
            <text:p>41,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03" calcext:value-type="float">
            <text:p>6,03</text:p>
          </table:table-cell>
          <table:table-cell office:value-type="float" office:value="771.69" calcext:value-type="float">
            <text:p>771,69</text:p>
          </table:table-cell>
          <table:table-cell office:value-type="float" office:value="1690.97" calcext:value-type="float">
            <text:p>1690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41" calcext:value-type="float">
            <text:p>29,41</text:p>
          </table:table-cell>
          <table:table-cell office:value-type="float" office:value="0" calcext:value-type="float">
            <text:p>0</text:p>
          </table:table-cell>
          <table:table-cell office:value-type="float" office:value="109.02" calcext:value-type="float">
            <text:p>109,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88" calcext:value-type="float">
            <text:p>36,88</text:p>
          </table:table-cell>
          <table:table-cell table:style-name="ce9" office:value-type="float" office:value="9570" calcext:value-type="float">
            <text:p>9570</text:p>
          </table:table-cell>
          <table:table-cell table:style-name="ce4" office:value-type="float" office:value="49455" calcext:value-type="float">
            <text:p>494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099.76" calcext:value-type="float">
            <text:p>5099,76</text:p>
          </table:table-cell>
          <table:table-cell office:value-type="float" office:value="4839.38" calcext:value-type="float">
            <text:p>4839,38</text:p>
          </table:table-cell>
          <table:table-cell office:value-type="float" office:value="177831.42" calcext:value-type="float">
            <text:p>177831,42</text:p>
          </table:table-cell>
          <table:table-cell office:value-type="float" office:value="849.26" calcext:value-type="float">
            <text:p>849,26</text:p>
          </table:table-cell>
          <table:table-cell office:value-type="float" office:value="0" calcext:value-type="float">
            <text:p>0</text:p>
          </table:table-cell>
          <table:table-cell office:value-type="float" office:value="3662.64" calcext:value-type="float">
            <text:p>3662,64</text:p>
          </table:table-cell>
          <table:table-cell office:value-type="float" office:value="3676.7" calcext:value-type="float">
            <text:p>3676,7</text:p>
          </table:table-cell>
          <table:table-cell office:value-type="float" office:value="3643.95" calcext:value-type="float">
            <text:p>3643,95</text:p>
          </table:table-cell>
          <table:table-cell office:value-type="float" office:value="1308.75" calcext:value-type="float">
            <text:p>1308,75</text:p>
          </table:table-cell>
          <table:table-cell office:value-type="float" office:value="0" calcext:value-type="float">
            <text:p>0</text:p>
          </table:table-cell>
          <table:table-cell office:value-type="float" office:value="44.03" calcext:value-type="float">
            <text:p>44,03</text:p>
          </table:table-cell>
          <table:table-cell office:value-type="float" office:value="3814.55" calcext:value-type="float">
            <text:p>3814,55</text:p>
          </table:table-cell>
          <table:table-cell office:value-type="float" office:value="13.9" calcext:value-type="float">
            <text:p>13,9</text:p>
          </table:table-cell>
          <table:table-cell office:value-type="float" office:value="6970.13" calcext:value-type="float">
            <text:p>6970,13</text:p>
          </table:table-cell>
          <table:table-cell office:value-type="float" office:value="0" calcext:value-type="float">
            <text:p>0</text:p>
          </table:table-cell>
          <table:table-cell office:value-type="float" office:value="296.59" calcext:value-type="float">
            <text:p>296,59</text:p>
          </table:table-cell>
          <table:table-cell office:value-type="float" office:value="0" calcext:value-type="float">
            <text:p>0</text:p>
          </table:table-cell>
          <table:table-cell office:value-type="float" office:value="274.73" calcext:value-type="float">
            <text:p>274,73</text:p>
          </table:table-cell>
          <table:table-cell office:value-type="float" office:value="5896.32" calcext:value-type="float">
            <text:p>5896,32</text:p>
          </table:table-cell>
          <table:table-cell office:value-type="float" office:value="4338.99" calcext:value-type="float">
            <text:p>4338,99</text:p>
          </table:table-cell>
          <table:table-cell office:value-type="float" office:value="160513.75" calcext:value-type="float">
            <text:p>160513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7.05" calcext:value-type="float">
            <text:p>1367,05</text:p>
          </table:table-cell>
          <table:table-cell office:value-type="float" office:value="1631.15" calcext:value-type="float">
            <text:p>1631,15</text:p>
          </table:table-cell>
          <table:table-cell office:value-type="float" office:value="1171.59" calcext:value-type="float">
            <text:p>1171,59</text:p>
          </table:table-cell>
          <table:table-cell office:value-type="float" office:value="0" calcext:value-type="float">
            <text:p>0</text:p>
          </table:table-cell>
          <table:table-cell office:value-type="float" office:value="852.72" calcext:value-type="float">
            <text:p>852,72</text:p>
          </table:table-cell>
          <table:table-cell office:value-type="float" office:value="0" calcext:value-type="float">
            <text:p>0</text:p>
          </table:table-cell>
          <table:table-cell office:value-type="float" office:value="5591.1" calcext:value-type="float">
            <text:p>5591,1</text:p>
          </table:table-cell>
          <table:table-cell table:style-name="ce9" office:value-type="float" office:value="48147" calcext:value-type="float">
            <text:p>48147</text:p>
          </table:table-cell>
          <table:table-cell table:style-name="ce4" office:value-type="float" office:value="415565" calcext:value-type="float">
            <text:p>41556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66.76" calcext:value-type="float">
            <text:p>3166,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2.36" calcext:value-type="float">
            <text:p>102,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53.59" calcext:value-type="float">
            <text:p>1053,59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561" calcext:value-type="float">
            <text:p>9561</text:p>
          </table:table-cell>
          <table:table-cell table:style-name="ce4" office:value-type="float" office:value="48723" calcext:value-type="float">
            <text:p>4872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51.87" calcext:value-type="float">
            <text:p>2951,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2.54" calcext:value-type="float">
            <text:p>682,54</text:p>
          </table:table-cell>
          <table:table-cell office:value-type="float" office:value="4.39" calcext:value-type="float">
            <text:p>4,39</text:p>
          </table:table-cell>
          <table:table-cell office:value-type="float" office:value="344.09" calcext:value-type="float">
            <text:p>344,09</text:p>
          </table:table-cell>
          <table:table-cell office:value-type="float" office:value="78.07" calcext:value-type="float">
            <text:p>78,07</text:p>
          </table:table-cell>
          <table:table-cell office:value-type="float" office:value="0" calcext:value-type="float">
            <text:p>0</text:p>
          </table:table-cell>
          <table:table-cell office:value-type="float" office:value="907.97" calcext:value-type="float">
            <text:p>907,97</text:p>
          </table:table-cell>
          <table:table-cell office:value-type="float" office:value="0" calcext:value-type="float">
            <text:p>0</text:p>
          </table:table-cell>
          <table:table-cell office:value-type="float" office:value="137.65" calcext:value-type="float">
            <text:p>137,65</text:p>
          </table:table-cell>
          <table:table-cell office:value-type="float" office:value="4.65" calcext:value-type="float">
            <text:p>4,65</text:p>
          </table:table-cell>
          <table:table-cell office:value-type="float" office:value="0" calcext:value-type="float">
            <text:p>0</text:p>
          </table:table-cell>
          <table:table-cell office:value-type="float" office:value="153.04" calcext:value-type="float">
            <text:p>153,04</text:p>
          </table:table-cell>
          <table:table-cell office:value-type="float" office:value="0" calcext:value-type="float">
            <text:p>0</text:p>
          </table:table-cell>
          <table:table-cell office:value-type="float" office:value="11.35" calcext:value-type="float">
            <text:p>11,35</text:p>
          </table:table-cell>
          <table:table-cell office:value-type="float" office:value="169.85" calcext:value-type="float">
            <text:p>169,85</text:p>
          </table:table-cell>
          <table:table-cell office:value-type="float" office:value="107.1" calcext:value-type="float">
            <text:p>107,1</text:p>
          </table:table-cell>
          <table:table-cell office:value-type="float" office:value="102.77" calcext:value-type="float">
            <text:p>102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8" calcext:value-type="float">
            <text:p>35,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84" calcext:value-type="float">
            <text:p>7,84</text:p>
          </table:table-cell>
          <table:table-cell office:value-type="float" office:value="42.31" calcext:value-type="float">
            <text:p>42,31</text:p>
          </table:table-cell>
          <table:table-cell office:value-type="float" office:value="268.05" calcext:value-type="float">
            <text:p>268,05</text:p>
          </table:table-cell>
          <table:table-cell table:style-name="ce9" office:value-type="float" office:value="9846" calcext:value-type="float">
            <text:p>9846</text:p>
          </table:table-cell>
          <table:table-cell table:style-name="ce4" office:value-type="float" office:value="51432" calcext:value-type="float">
            <text:p>5143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2.1" calcext:value-type="float">
            <text:p>72,1</text:p>
          </table:table-cell>
          <table:table-cell office:value-type="float" office:value="0" calcext:value-type="float">
            <text:p>0</text:p>
          </table:table-cell>
          <table:table-cell office:value-type="float" office:value="65.33" calcext:value-type="float">
            <text:p>65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.84" calcext:value-type="float">
            <text:p>215,84</text:p>
          </table:table-cell>
          <table:table-cell office:value-type="float" office:value="0" calcext:value-type="float">
            <text:p>0</text:p>
          </table:table-cell>
          <table:table-cell office:value-type="float" office:value="11.42" calcext:value-type="float">
            <text:p>11,42</text:p>
          </table:table-cell>
          <table:table-cell office:value-type="float" office:value="102.48" calcext:value-type="float">
            <text:p>102,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5.47" calcext:value-type="float">
            <text:p>25,47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155" calcext:value-type="float">
            <text:p>9155</text:p>
          </table:table-cell>
          <table:table-cell table:style-name="ce4" office:value-type="float" office:value="46732" calcext:value-type="float">
            <text:p>4673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4.94" calcext:value-type="float">
            <text:p>454,94</text:p>
          </table:table-cell>
          <table:table-cell office:value-type="float" office:value="0" calcext:value-type="float">
            <text:p>0</text:p>
          </table:table-cell>
          <table:table-cell office:value-type="float" office:value="36.45" calcext:value-type="float">
            <text:p>36,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.19" calcext:value-type="float">
            <text:p>809,19</text:p>
          </table:table-cell>
          <table:table-cell office:value-type="float" office:value="7.62" calcext:value-type="float">
            <text:p>7,62</text:p>
          </table:table-cell>
          <table:table-cell office:value-type="float" office:value="0" calcext:value-type="float">
            <text:p>0</text:p>
          </table:table-cell>
          <table:table-cell office:value-type="float" office:value="159.94" calcext:value-type="float">
            <text:p>159,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.65" calcext:value-type="float">
            <text:p>142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9" calcext:value-type="float">
            <text:p>6,39</text:p>
          </table:table-cell>
          <table:table-cell office:value-type="float" office:value="0" calcext:value-type="float">
            <text:p>0</text:p>
          </table:table-cell>
          <table:table-cell office:value-type="float" office:value="15.25" calcext:value-type="float">
            <text:p>15,25</text:p>
          </table:table-cell>
          <table:table-cell office:value-type="float" office:value="56.22" calcext:value-type="float">
            <text:p>56,22</text:p>
          </table:table-cell>
          <table:table-cell office:value-type="float" office:value="111.26" calcext:value-type="float">
            <text:p>111,26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306" calcext:value-type="float">
            <text:p>9306</text:p>
          </table:table-cell>
          <table:table-cell table:style-name="ce4" office:value-type="float" office:value="47537" calcext:value-type="float">
            <text:p>4753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8.59" calcext:value-type="float">
            <text:p>78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8" calcext:value-type="float">
            <text:p>22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3" calcext:value-type="float">
            <text:p>10,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.96" calcext:value-type="float">
            <text:p>24,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6.89" calcext:value-type="float">
            <text:p>236,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16" calcext:value-type="float">
            <text:p>95,1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135" calcext:value-type="float">
            <text:p>9135</text:p>
          </table:table-cell>
          <table:table-cell table:style-name="ce4" office:value-type="float" office:value="46534" calcext:value-type="float">
            <text:p>4653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950.51" calcext:value-type="float">
            <text:p>3950,5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49366.8" calcext:value-type="float">
            <text:p>49366,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10.1" calcext:value-type="float">
            <text:p>61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0688" calcext:value-type="float">
            <text:p>10688</text:p>
          </table:table-cell>
          <table:table-cell table:style-name="ce4" office:value-type="float" office:value="46462" calcext:value-type="float">
            <text:p>4646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177.37" calcext:value-type="float">
            <text:p>6177,3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961.04" calcext:value-type="float">
            <text:p>1961,04</text:p>
          </table:table-cell>
          <table:table-cell office:value-type="float" office:value="273.88" calcext:value-type="float">
            <text:p>273,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8.8" calcext:value-type="float">
            <text:p>268,8</text:p>
          </table:table-cell>
          <table:table-cell office:value-type="float" office:value="0" calcext:value-type="float">
            <text:p>0</text:p>
          </table:table-cell>
          <table:table-cell office:value-type="float" office:value="97.6" calcext:value-type="float">
            <text:p>97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0411" calcext:value-type="float">
            <text:p>10411</text:p>
          </table:table-cell>
          <table:table-cell table:style-name="ce4" office:value-type="float" office:value="55928" calcext:value-type="float">
            <text:p>5592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24888.23" calcext:value-type="float">
            <text:p>324888,23</text:p>
          </table:table-cell>
          <table:table-cell office:value-type="float" office:value="3168.64" calcext:value-type="float">
            <text:p>3168,64</text:p>
          </table:table-cell>
          <table:table-cell office:value-type="float" office:value="14929.01" calcext:value-type="float">
            <text:p>14929,01</text:p>
          </table:table-cell>
          <table:table-cell office:value-type="float" office:value="3844.71" calcext:value-type="float">
            <text:p>3844,71</text:p>
          </table:table-cell>
          <table:table-cell office:value-type="float" office:value="1227.55" calcext:value-type="float">
            <text:p>1227,55</text:p>
          </table:table-cell>
          <table:table-cell office:value-type="float" office:value="7737.96" calcext:value-type="float">
            <text:p>7737,96</text:p>
          </table:table-cell>
          <table:table-cell office:value-type="float" office:value="1369.73" calcext:value-type="float">
            <text:p>1369,73</text:p>
          </table:table-cell>
          <table:table-cell office:value-type="float" office:value="20522.19" calcext:value-type="float">
            <text:p>20522,19</text:p>
          </table:table-cell>
          <table:table-cell office:value-type="float" office:value="4488.3" calcext:value-type="float">
            <text:p>4488,3</text:p>
          </table:table-cell>
          <table:table-cell office:value-type="float" office:value="0" calcext:value-type="float">
            <text:p>0</text:p>
          </table:table-cell>
          <table:table-cell office:value-type="float" office:value="13752.28" calcext:value-type="float">
            <text:p>13752,28</text:p>
          </table:table-cell>
          <table:table-cell office:value-type="float" office:value="5393.8" calcext:value-type="float">
            <text:p>5393,8</text:p>
          </table:table-cell>
          <table:table-cell office:value-type="float" office:value="256.98" calcext:value-type="float">
            <text:p>256,98</text:p>
          </table:table-cell>
          <table:table-cell office:value-type="float" office:value="9055.84" calcext:value-type="float">
            <text:p>9055,84</text:p>
          </table:table-cell>
          <table:table-cell office:value-type="float" office:value="0" calcext:value-type="float">
            <text:p>0</text:p>
          </table:table-cell>
          <table:table-cell office:value-type="float" office:value="58.34" calcext:value-type="float">
            <text:p>58,34</text:p>
          </table:table-cell>
          <table:table-cell office:value-type="float" office:value="0" calcext:value-type="float">
            <text:p>0</text:p>
          </table:table-cell>
          <table:table-cell office:value-type="float" office:value="97.51" calcext:value-type="float">
            <text:p>97,51</text:p>
          </table:table-cell>
          <table:table-cell office:value-type="float" office:value="1217.6" calcext:value-type="float">
            <text:p>1217,6</text:p>
          </table:table-cell>
          <table:table-cell office:value-type="float" office:value="279544.44" calcext:value-type="float">
            <text:p>279544,44</text:p>
          </table:table-cell>
          <table:table-cell office:value-type="float" office:value="24504.94" calcext:value-type="float">
            <text:p>24504,94</text:p>
          </table:table-cell>
          <table:table-cell office:value-type="float" office:value="1259.61" calcext:value-type="float">
            <text:p>1259,61</text:p>
          </table:table-cell>
          <table:table-cell office:value-type="float" office:value="0" calcext:value-type="float">
            <text:p>0</text:p>
          </table:table-cell>
          <table:table-cell office:value-type="float" office:value="117.29" calcext:value-type="float">
            <text:p>117,29</text:p>
          </table:table-cell>
          <table:table-cell office:value-type="float" office:value="438.88" calcext:value-type="float">
            <text:p>438,88</text:p>
          </table:table-cell>
          <table:table-cell office:value-type="float" office:value="3080.5" calcext:value-type="float">
            <text:p>3080,5</text:p>
          </table:table-cell>
          <table:table-cell office:value-type="float" office:value="0" calcext:value-type="float">
            <text:p>0</text:p>
          </table:table-cell>
          <table:table-cell office:value-type="float" office:value="25.28" calcext:value-type="float">
            <text:p>25,28</text:p>
          </table:table-cell>
          <table:table-cell office:value-type="float" office:value="0" calcext:value-type="float">
            <text:p>0</text:p>
          </table:table-cell>
          <table:table-cell office:value-type="float" office:value="4509.51" calcext:value-type="float">
            <text:p>4509,51</text:p>
          </table:table-cell>
          <table:table-cell table:style-name="ce9" office:value-type="float" office:value="73459" calcext:value-type="float">
            <text:p>73459</text:p>
          </table:table-cell>
          <table:table-cell table:style-name="ce4" office:value-type="float" office:value="360877" calcext:value-type="float">
            <text:p>36087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20.2" calcext:value-type="float">
            <text:p>20,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5.97" calcext:value-type="float">
            <text:p>135,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5.02" calcext:value-type="float">
            <text:p>115,0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040" calcext:value-type="float">
            <text:p>9040</text:p>
          </table:table-cell>
          <table:table-cell table:style-name="ce4" office:value-type="float" office:value="45854" calcext:value-type="float">
            <text:p>4585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20.24" calcext:value-type="float">
            <text:p>2020,24</text:p>
          </table:table-cell>
          <table:table-cell office:value-type="float" office:value="91851.07" calcext:value-type="float">
            <text:p>91851,07</text:p>
          </table:table-cell>
          <table:table-cell office:value-type="float" office:value="1067.24" calcext:value-type="float">
            <text:p>1067,24</text:p>
          </table:table-cell>
          <table:table-cell office:value-type="float" office:value="5569.58" calcext:value-type="float">
            <text:p>5569,58</text:p>
          </table:table-cell>
          <table:table-cell office:value-type="float" office:value="62.89" calcext:value-type="float">
            <text:p>62,89</text:p>
          </table:table-cell>
          <table:table-cell office:value-type="float" office:value="373.54" calcext:value-type="float">
            <text:p>373,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4.32" calcext:value-type="float">
            <text:p>1144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93.31" calcext:value-type="float">
            <text:p>6393,31</text:p>
          </table:table-cell>
          <table:table-cell office:value-type="float" office:value="-90.33" calcext:value-type="float">
            <text:p>-90,33</text:p>
          </table:table-cell>
          <table:table-cell office:value-type="float" office:value="125515.74" calcext:value-type="float">
            <text:p>125515,74</text:p>
          </table:table-cell>
          <table:table-cell office:value-type="float" office:value="0" calcext:value-type="float">
            <text:p>0</text:p>
          </table:table-cell>
          <table:table-cell office:value-type="float" office:value="34.06" calcext:value-type="float">
            <text:p>34,06</text:p>
          </table:table-cell>
          <table:table-cell office:value-type="float" office:value="0" calcext:value-type="float">
            <text:p>0</text:p>
          </table:table-cell>
          <table:table-cell office:value-type="float" office:value="11.79" calcext:value-type="float">
            <text:p>11,79</text:p>
          </table:table-cell>
          <table:table-cell office:value-type="float" office:value="0" calcext:value-type="float">
            <text:p>0</text:p>
          </table:table-cell>
          <table:table-cell office:value-type="float" office:value="407.61" calcext:value-type="float">
            <text:p>407,61</text:p>
          </table:table-cell>
          <table:table-cell office:value-type="float" office:value="589.26" calcext:value-type="float">
            <text:p>589,26</text:p>
          </table:table-cell>
          <table:table-cell office:value-type="float" office:value="1687.24" calcext:value-type="float">
            <text:p>1687,24</text:p>
          </table:table-cell>
          <table:table-cell office:value-type="float" office:value="0" calcext:value-type="float">
            <text:p>0</text:p>
          </table:table-cell>
          <table:table-cell office:value-type="float" office:value="369.65" calcext:value-type="float">
            <text:p>369,65</text:p>
          </table:table-cell>
          <table:table-cell office:value-type="float" office:value="0" calcext:value-type="float">
            <text:p>0</text:p>
          </table:table-cell>
          <table:table-cell office:value-type="float" office:value="1137.04" calcext:value-type="float">
            <text:p>1137,04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float" office:value="0" calcext:value-type="float">
            <text:p>0</text:p>
          </table:table-cell>
          <table:table-cell office:value-type="float" office:value="118.95" calcext:value-type="float">
            <text:p>118,95</text:p>
          </table:table-cell>
          <table:table-cell table:style-name="ce9" office:value-type="float" office:value="29301" calcext:value-type="float">
            <text:p>29301</text:p>
          </table:table-cell>
          <table:table-cell table:style-name="ce4" office:value-type="float" office:value="88329" calcext:value-type="float">
            <text:p>8832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3.83" calcext:value-type="float">
            <text:p>53,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438.3" calcext:value-type="float">
            <text:p>16438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47" calcext:value-type="float">
            <text:p>102,4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1.17" calcext:value-type="float">
            <text:p>161,17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11158" calcext:value-type="float">
            <text:p>11158</text:p>
          </table:table-cell>
          <table:table-cell table:style-name="ce4" office:value-type="float" office:value="57893" calcext:value-type="float">
            <text:p>5789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2995.64" calcext:value-type="float">
            <text:p>42995,64</text:p>
          </table:table-cell>
          <table:table-cell office:value-type="float" office:value="0" calcext:value-type="float">
            <text:p>0</text:p>
          </table:table-cell>
          <table:table-cell office:value-type="float" office:value="476.66" calcext:value-type="float">
            <text:p>476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5.08" calcext:value-type="float">
            <text:p>765,08</text:p>
          </table:table-cell>
          <table:table-cell office:value-type="float" office:value="11.46" calcext:value-type="float">
            <text:p>11,46</text:p>
          </table:table-cell>
          <table:table-cell office:value-type="float" office:value="157.46" calcext:value-type="float">
            <text:p>157,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.44" calcext:value-type="float">
            <text:p>6,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3.02" calcext:value-type="float">
            <text:p>1523,02</text:p>
          </table:table-cell>
          <table:table-cell office:value-type="float" office:value="10284.71" calcext:value-type="float">
            <text:p>10284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9" calcext:value-type="float">
            <text:p>53,89</text:p>
          </table:table-cell>
          <table:table-cell office:value-type="float" office:value="0" calcext:value-type="float">
            <text:p>0</text:p>
          </table:table-cell>
          <table:table-cell office:value-type="float" office:value="-722.98" calcext:value-type="float">
            <text:p>-722,98</text:p>
          </table:table-cell>
          <table:table-cell office:value-type="float" office:value="0" calcext:value-type="float">
            <text:p>0</text:p>
          </table:table-cell>
          <table:table-cell office:value-type="float" office:value="19.13" calcext:value-type="float">
            <text:p>19,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5802" calcext:value-type="float">
            <text:p>15802</text:p>
          </table:table-cell>
          <table:table-cell table:style-name="ce4" office:value-type="float" office:value="87594" calcext:value-type="float">
            <text:p>8759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6.2" calcext:value-type="float">
            <text:p>76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.54" calcext:value-type="float">
            <text:p>221,54</text:p>
          </table:table-cell>
          <table:table-cell office:value-type="float" office:value="0" calcext:value-type="float">
            <text:p>0</text:p>
          </table:table-cell>
          <table:table-cell office:value-type="float" office:value="22164.47" calcext:value-type="float">
            <text:p>22164,47</text:p>
          </table:table-cell>
          <table:table-cell office:value-type="float" office:value="559.71" calcext:value-type="float">
            <text:p>559,71</text:p>
          </table:table-cell>
          <table:table-cell office:value-type="float" office:value="0" calcext:value-type="float">
            <text:p>0</text:p>
          </table:table-cell>
          <table:table-cell office:value-type="float" office:value="243.99" calcext:value-type="float">
            <text:p>243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4" calcext:value-type="float">
            <text:p>11,54</text:p>
          </table:table-cell>
          <table:table-cell office:value-type="float" office:value="21294.28" calcext:value-type="float">
            <text:p>21294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.69" calcext:value-type="float">
            <text:p>329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04" calcext:value-type="float">
            <text:p>31,04</text:p>
          </table:table-cell>
          <table:table-cell office:value-type="float" office:value="2316.02" calcext:value-type="float">
            <text:p>2316,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9.56" calcext:value-type="float">
            <text:p>1469,56</text:p>
          </table:table-cell>
          <table:table-cell office:value-type="float" office:value="0" calcext:value-type="float">
            <text:p>0</text:p>
          </table:table-cell>
          <table:table-cell office:value-type="float" office:value="219.6" calcext:value-type="float">
            <text:p>219,6</text:p>
          </table:table-cell>
          <table:table-cell office:value-type="float" office:value="0" calcext:value-type="float">
            <text:p>0</text:p>
          </table:table-cell>
          <table:table-cell office:value-type="float" office:value="14.68" calcext:value-type="float">
            <text:p>14,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4238" calcext:value-type="float">
            <text:p>14238</text:p>
          </table:table-cell>
          <table:table-cell table:style-name="ce4" office:value-type="float" office:value="68330" calcext:value-type="float">
            <text:p>6833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8.49" calcext:value-type="float">
            <text:p>328,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09.89" calcext:value-type="float">
            <text:p>309,89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9" office:value-type="float" office:value="9142" calcext:value-type="float">
            <text:p>9142</text:p>
          </table:table-cell>
          <table:table-cell table:style-name="ce4" office:value-type="float" office:value="46816" calcext:value-type="float">
            <text:p>468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66.87" calcext:value-type="float">
            <text:p>1166,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5.76" calcext:value-type="float">
            <text:p>1095,76</text:p>
          </table:table-cell>
          <table:table-cell office:value-type="float" office:value="581.8" calcext:value-type="float">
            <text:p>581,8</text:p>
          </table:table-cell>
          <table:table-cell office:value-type="float" office:value="425.72" calcext:value-type="float">
            <text:p>425,72</text:p>
          </table:table-cell>
          <table:table-cell office:value-type="float" office:value="24.4" calcext:value-type="float">
            <text:p>24,4</text:p>
          </table:table-cell>
          <table:table-cell office:value-type="float" office:value="0" calcext:value-type="float">
            <text:p>0</text:p>
          </table:table-cell>
          <table:table-cell office:value-type="float" office:value="932.2" calcext:value-type="float">
            <text:p>932,2</text:p>
          </table:table-cell>
          <table:table-cell office:value-type="float" office:value="48.89" calcext:value-type="float">
            <text:p>48,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965.48" calcext:value-type="float">
            <text:p>15965,48</text:p>
          </table:table-cell>
          <table:table-cell office:value-type="float" office:value="1212.38" calcext:value-type="float">
            <text:p>1212,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1" calcext:value-type="float">
            <text:p>71,1</text:p>
          </table:table-cell>
          <table:table-cell office:value-type="float" office:value="0" calcext:value-type="float">
            <text:p>0</text:p>
          </table:table-cell>
          <table:table-cell office:value-type="float" office:value="103.53" calcext:value-type="float">
            <text:p>103,53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office:value-type="float" office:value="132.87" calcext:value-type="float">
            <text:p>132,87</text:p>
          </table:table-cell>
          <table:table-cell table:style-name="ce9" office:value-type="float" office:value="13780" calcext:value-type="float">
            <text:p>13780</text:p>
          </table:table-cell>
          <table:table-cell table:style-name="ce4" office:value-type="float" office:value="93261" calcext:value-type="float">
            <text:p>9326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70.49" calcext:value-type="float">
            <text:p>470,49</text:p>
          </table:table-cell>
          <table:table-cell office:value-type="float" office:value="98.48" calcext:value-type="float">
            <text:p>98,48</text:p>
          </table:table-cell>
          <table:table-cell office:value-type="float" office:value="46.12" calcext:value-type="float">
            <text:p>46,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.94" calcext:value-type="float">
            <text:p>75,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.06" calcext:value-type="float">
            <text:p>90,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.26" calcext:value-type="float">
            <text:p>17,26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179" calcext:value-type="float">
            <text:p>9179</text:p>
          </table:table-cell>
          <table:table-cell table:style-name="ce4" office:value-type="float" office:value="46808" calcext:value-type="float">
            <text:p>4680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4997.32" calcext:value-type="float">
            <text:p>24997,32</text:p>
          </table:table-cell>
          <table:table-cell office:value-type="float" office:value="9938.03" calcext:value-type="float">
            <text:p>9938,03</text:p>
          </table:table-cell>
          <table:table-cell office:value-type="float" office:value="363.74" calcext:value-type="float">
            <text:p>363,74</text:p>
          </table:table-cell>
          <table:table-cell office:value-type="float" office:value="458.45" calcext:value-type="float">
            <text:p>458,45</text:p>
          </table:table-cell>
          <table:table-cell office:value-type="float" office:value="2714.29" calcext:value-type="float">
            <text:p>2714,29</text:p>
          </table:table-cell>
          <table:table-cell office:value-type="float" office:value="1374.71" calcext:value-type="float">
            <text:p>1374,71</text:p>
          </table:table-cell>
          <table:table-cell office:value-type="float" office:value="857.62" calcext:value-type="float">
            <text:p>857,62</text:p>
          </table:table-cell>
          <table:table-cell office:value-type="float" office:value="666.72" calcext:value-type="float">
            <text:p>666,72</text:p>
          </table:table-cell>
          <table:table-cell office:value-type="float" office:value="611.39" calcext:value-type="float">
            <text:p>611,39</text:p>
          </table:table-cell>
          <table:table-cell office:value-type="float" office:value="0" calcext:value-type="float">
            <text:p>0</text:p>
          </table:table-cell>
          <table:table-cell office:value-type="float" office:value="253.89" calcext:value-type="float">
            <text:p>253,89</text:p>
          </table:table-cell>
          <table:table-cell office:value-type="float" office:value="382.3" calcext:value-type="float">
            <text:p>382,3</text:p>
          </table:table-cell>
          <table:table-cell office:value-type="float" office:value="92.39" calcext:value-type="float">
            <text:p>92,39</text:p>
          </table:table-cell>
          <table:table-cell office:value-type="float" office:value="11940.08" calcext:value-type="float">
            <text:p>11940,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129.8" calcext:value-type="float">
            <text:p>129,8</text:p>
          </table:table-cell>
          <table:table-cell office:value-type="float" office:value="29598.64" calcext:value-type="float">
            <text:p>29598,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5.29" calcext:value-type="float">
            <text:p>2035,29</text:p>
          </table:table-cell>
          <table:table-cell office:value-type="float" office:value="0" calcext:value-type="float">
            <text:p>0</text:p>
          </table:table-cell>
          <table:table-cell office:value-type="float" office:value="261.07" calcext:value-type="float">
            <text:p>261,07</text:p>
          </table:table-cell>
          <table:table-cell office:value-type="float" office:value="0" calcext:value-type="float">
            <text:p>0</text:p>
          </table:table-cell>
          <table:table-cell office:value-type="float" office:value="62.74" calcext:value-type="float">
            <text:p>62,74</text:p>
          </table:table-cell>
          <table:table-cell office:value-type="float" office:value="0" calcext:value-type="float">
            <text:p>0</text:p>
          </table:table-cell>
          <table:table-cell office:value-type="float" office:value="304.41" calcext:value-type="float">
            <text:p>304,41</text:p>
          </table:table-cell>
          <table:table-cell table:style-name="ce9" office:value-type="float" office:value="16959" calcext:value-type="float">
            <text:p>16959</text:p>
          </table:table-cell>
          <table:table-cell table:style-name="ce4" office:value-type="float" office:value="73345" calcext:value-type="float">
            <text:p>7334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035.26" calcext:value-type="float">
            <text:p>4035,26</text:p>
          </table:table-cell>
          <table:table-cell office:value-type="float" office:value="0" calcext:value-type="float">
            <text:p>0</text:p>
          </table:table-cell>
          <table:table-cell office:value-type="float" office:value="597.73" calcext:value-type="float">
            <text:p>597,73</text:p>
          </table:table-cell>
          <table:table-cell office:value-type="float" office:value="139.35" calcext:value-type="float">
            <text:p>139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1.3" calcext:value-type="float">
            <text:p>1331,3</text:p>
          </table:table-cell>
          <table:table-cell office:value-type="float" office:value="233.58" calcext:value-type="float">
            <text:p>233,58</text:p>
          </table:table-cell>
          <table:table-cell office:value-type="float" office:value="822.27" calcext:value-type="float">
            <text:p>822,27</text:p>
          </table:table-cell>
          <table:table-cell office:value-type="float" office:value="0" calcext:value-type="float">
            <text:p>0</text:p>
          </table:table-cell>
          <table:table-cell office:value-type="float" office:value="146.39" calcext:value-type="float">
            <text:p>146,39</text:p>
          </table:table-cell>
          <table:table-cell office:value-type="float" office:value="1903.96" calcext:value-type="float">
            <text:p>1903,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.04" calcext:value-type="float">
            <text:p>59,04</text:p>
          </table:table-cell>
          <table:table-cell office:value-type="float" office:value="0" calcext:value-type="float">
            <text:p>0</text:p>
          </table:table-cell>
          <table:table-cell office:value-type="float" office:value="5669.06" calcext:value-type="float">
            <text:p>5669,06</text:p>
          </table:table-cell>
          <table:table-cell office:value-type="float" office:value="219.39" calcext:value-type="float">
            <text:p>219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2.02" calcext:value-type="float">
            <text:p>1152,02</text:p>
          </table:table-cell>
          <table:table-cell office:value-type="float" office:value="0" calcext:value-type="float">
            <text:p>0</text:p>
          </table:table-cell>
          <table:table-cell office:value-type="float" office:value="1013.43" calcext:value-type="float">
            <text:p>1013,43</text:p>
          </table:table-cell>
          <table:table-cell office:value-type="float" office:value="0" calcext:value-type="float">
            <text:p>0</text:p>
          </table:table-cell>
          <table:table-cell office:value-type="float" office:value="42.11" calcext:value-type="float">
            <text:p>42,11</text:p>
          </table:table-cell>
          <table:table-cell office:value-type="float" office:value="0" calcext:value-type="float">
            <text:p>0</text:p>
          </table:table-cell>
          <table:table-cell office:value-type="float" office:value="29.89" calcext:value-type="float">
            <text:p>29,89</text:p>
          </table:table-cell>
          <table:table-cell table:style-name="ce9" office:value-type="float" office:value="10687" calcext:value-type="float">
            <text:p>10687</text:p>
          </table:table-cell>
          <table:table-cell table:style-name="ce4" office:value-type="float" office:value="51056" calcext:value-type="float">
            <text:p>5105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15476.39" calcext:value-type="float">
            <text:p>115476,39</text:p>
          </table:table-cell>
          <table:table-cell office:value-type="float" office:value="59417.07" calcext:value-type="float">
            <text:p>59417,07</text:p>
          </table:table-cell>
          <table:table-cell office:value-type="float" office:value="869.83" calcext:value-type="float">
            <text:p>869,83</text:p>
          </table:table-cell>
          <table:table-cell office:value-type="float" office:value="1818.27" calcext:value-type="float">
            <text:p>1818,27</text:p>
          </table:table-cell>
          <table:table-cell office:value-type="float" office:value="3334.85" calcext:value-type="float">
            <text:p>3334,85</text:p>
          </table:table-cell>
          <table:table-cell office:value-type="float" office:value="8473.59" calcext:value-type="float">
            <text:p>8473,59</text:p>
          </table:table-cell>
          <table:table-cell office:value-type="float" office:value="2076.81" calcext:value-type="float">
            <text:p>2076,81</text:p>
          </table:table-cell>
          <table:table-cell office:value-type="float" office:value="2606.85" calcext:value-type="float">
            <text:p>2606,85</text:p>
          </table:table-cell>
          <table:table-cell office:value-type="float" office:value="8541.47" calcext:value-type="float">
            <text:p>8541,47</text:p>
          </table:table-cell>
          <table:table-cell office:value-type="float" office:value="0" calcext:value-type="float">
            <text:p>0</text:p>
          </table:table-cell>
          <table:table-cell office:value-type="float" office:value="3688.68" calcext:value-type="float">
            <text:p>3688,68</text:p>
          </table:table-cell>
          <table:table-cell office:value-type="float" office:value="422.08" calcext:value-type="float">
            <text:p>422,08</text:p>
          </table:table-cell>
          <table:table-cell office:value-type="float" office:value="501.82" calcext:value-type="float">
            <text:p>501,82</text:p>
          </table:table-cell>
          <table:table-cell office:value-type="float" office:value="9042.8" calcext:value-type="float">
            <text:p>9042,8</text:p>
          </table:table-cell>
          <table:table-cell office:value-type="float" office:value="0" calcext:value-type="float">
            <text:p>0</text:p>
          </table:table-cell>
          <table:table-cell office:value-type="float" office:value="239.94" calcext:value-type="float">
            <text:p>239,94</text:p>
          </table:table-cell>
          <table:table-cell office:value-type="float" office:value="0" calcext:value-type="float">
            <text:p>0</text:p>
          </table:table-cell>
          <table:table-cell office:value-type="float" office:value="359.95" calcext:value-type="float">
            <text:p>359,95</text:p>
          </table:table-cell>
          <table:table-cell office:value-type="float" office:value="3407.64" calcext:value-type="float">
            <text:p>3407,64</text:p>
          </table:table-cell>
          <table:table-cell office:value-type="float" office:value="124020.2" calcext:value-type="float">
            <text:p>124020,2</text:p>
          </table:table-cell>
          <table:table-cell office:value-type="float" office:value="1605.28" calcext:value-type="float">
            <text:p>1605,28</text:p>
          </table:table-cell>
          <table:table-cell office:value-type="float" office:value="5188.43" calcext:value-type="float">
            <text:p>5188,43</text:p>
          </table:table-cell>
          <table:table-cell office:value-type="float" office:value="0" calcext:value-type="float">
            <text:p>0</text:p>
          </table:table-cell>
          <table:table-cell office:value-type="float" office:value="4420.01" calcext:value-type="float">
            <text:p>4420,01</text:p>
          </table:table-cell>
          <table:table-cell office:value-type="float" office:value="640.13" calcext:value-type="float">
            <text:p>640,13</text:p>
          </table:table-cell>
          <table:table-cell office:value-type="float" office:value="2071.96" calcext:value-type="float">
            <text:p>2071,96</text:p>
          </table:table-cell>
          <table:table-cell office:value-type="float" office:value="0" calcext:value-type="float">
            <text:p>0</text:p>
          </table:table-cell>
          <table:table-cell office:value-type="float" office:value="167.96" calcext:value-type="float">
            <text:p>167,96</text:p>
          </table:table-cell>
          <table:table-cell office:value-type="float" office:value="0" calcext:value-type="float">
            <text:p>0</text:p>
          </table:table-cell>
          <table:table-cell office:value-type="float" office:value="934.51" calcext:value-type="float">
            <text:p>934,51</text:p>
          </table:table-cell>
          <table:table-cell table:style-name="ce9" office:value-type="float" office:value="31902" calcext:value-type="float">
            <text:p>31902</text:p>
          </table:table-cell>
          <table:table-cell table:style-name="ce4" office:value-type="float" office:value="119275" calcext:value-type="float">
            <text:p>11927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37.95" calcext:value-type="float">
            <text:p>437,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8.75" calcext:value-type="float">
            <text:p>138,7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96.07" calcext:value-type="float">
            <text:p>196,07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162" calcext:value-type="float">
            <text:p>9162</text:p>
          </table:table-cell>
          <table:table-cell table:style-name="ce4" office:value-type="float" office:value="46869" calcext:value-type="float">
            <text:p>4686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.1" calcext:value-type="float">
            <text:p>60,1</text:p>
          </table:table-cell>
          <table:table-cell office:value-type="float" office:value="469.39" calcext:value-type="float">
            <text:p>469,39</text:p>
          </table:table-cell>
          <table:table-cell office:value-type="float" office:value="461.89" calcext:value-type="float">
            <text:p>461,89</text:p>
          </table:table-cell>
          <table:table-cell office:value-type="float" office:value="40.53" calcext:value-type="float">
            <text:p>40,53</text:p>
          </table:table-cell>
          <table:table-cell office:value-type="float" office:value="124.25" calcext:value-type="float">
            <text:p>124,25</text:p>
          </table:table-cell>
          <table:table-cell office:value-type="float" office:value="4405.31" calcext:value-type="float">
            <text:p>4405,31</text:p>
          </table:table-cell>
          <table:table-cell office:value-type="float" office:value="43.16" calcext:value-type="float">
            <text:p>43,16</text:p>
          </table:table-cell>
          <table:table-cell office:value-type="float" office:value="14.76" calcext:value-type="float">
            <text:p>14,76</text:p>
          </table:table-cell>
          <table:table-cell office:value-type="float" office:value="30.5" calcext:value-type="float">
            <text:p>3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36" calcext:value-type="float">
            <text:p>71,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55" calcext:value-type="float">
            <text:p>23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49" calcext:value-type="float">
            <text:p>17,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4.51" calcext:value-type="float">
            <text:p>34,51</text:p>
          </table:table-cell>
          <table:table-cell table:style-name="ce9" office:value-type="float" office:value="9717" calcext:value-type="float">
            <text:p>9717</text:p>
          </table:table-cell>
          <table:table-cell table:style-name="ce4" office:value-type="float" office:value="49917" calcext:value-type="float">
            <text:p>4991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3.61" calcext:value-type="float">
            <text:p>3,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18" calcext:value-type="float">
            <text:p>4,18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9" office:value-type="float" office:value="9076" calcext:value-type="float">
            <text:p>9076</text:p>
          </table:table-cell>
          <table:table-cell table:style-name="ce4" office:value-type="float" office:value="46333" calcext:value-type="float">
            <text:p>463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32.13" calcext:value-type="float">
            <text:p>732,13</text:p>
          </table:table-cell>
          <table:table-cell office:value-type="float" office:value="0" calcext:value-type="float">
            <text:p>0</text:p>
          </table:table-cell>
          <table:table-cell office:value-type="float" office:value="66.16" calcext:value-type="float">
            <text:p>66,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43" calcext:value-type="float">
            <text:p>96,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.41" calcext:value-type="float">
            <text:p>8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.52" calcext:value-type="float">
            <text:p>556,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5.66" calcext:value-type="float">
            <text:p>305,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.93" calcext:value-type="float">
            <text:p>132,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39" calcext:value-type="float">
            <text:p>11,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273" calcext:value-type="float">
            <text:p>9273</text:p>
          </table:table-cell>
          <table:table-cell table:style-name="ce4" office:value-type="float" office:value="47001" calcext:value-type="float">
            <text:p>470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2845.6" calcext:value-type="float">
            <text:p>92845,6</text:p>
          </table:table-cell>
          <table:table-cell office:value-type="float" office:value="0" calcext:value-type="float">
            <text:p>0</text:p>
          </table:table-cell>
          <table:table-cell office:value-type="float" office:value="182.51" calcext:value-type="float">
            <text:p>182,51</text:p>
          </table:table-cell>
          <table:table-cell office:value-type="float" office:value="92.14" calcext:value-type="float">
            <text:p>92,14</text:p>
          </table:table-cell>
          <table:table-cell office:value-type="float" office:value="0" calcext:value-type="float">
            <text:p>0</text:p>
          </table:table-cell>
          <table:table-cell office:value-type="float" office:value="697.92" calcext:value-type="float">
            <text:p>697,92</text:p>
          </table:table-cell>
          <table:table-cell office:value-type="float" office:value="746.01" calcext:value-type="float">
            <text:p>746,01</text:p>
          </table:table-cell>
          <table:table-cell office:value-type="float" office:value="1563.93" calcext:value-type="float">
            <text:p>1563,93</text:p>
          </table:table-cell>
          <table:table-cell office:value-type="float" office:value="2629.33" calcext:value-type="float">
            <text:p>2629,33</text:p>
          </table:table-cell>
          <table:table-cell office:value-type="float" office:value="0" calcext:value-type="float">
            <text:p>0</text:p>
          </table:table-cell>
          <table:table-cell office:value-type="float" office:value="1580.29" calcext:value-type="float">
            <text:p>1580,29</text:p>
          </table:table-cell>
          <table:table-cell office:value-type="float" office:value="20.15" calcext:value-type="float">
            <text:p>20,15</text:p>
          </table:table-cell>
          <table:table-cell office:value-type="float" office:value="48.57" calcext:value-type="float">
            <text:p>48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34" calcext:value-type="float">
            <text:p>-6,34</text:p>
          </table:table-cell>
          <table:table-cell office:value-type="float" office:value="0" calcext:value-type="float">
            <text:p>0</text:p>
          </table:table-cell>
          <table:table-cell office:value-type="float" office:value="100.2" calcext:value-type="float">
            <text:p>100,2</text:p>
          </table:table-cell>
          <table:table-cell office:value-type="float" office:value="180.84" calcext:value-type="float">
            <text:p>180,84</text:p>
          </table:table-cell>
          <table:table-cell office:value-type="float" office:value="119877.07" calcext:value-type="float">
            <text:p>119877,07</text:p>
          </table:table-cell>
          <table:table-cell office:value-type="float" office:value="179.41" calcext:value-type="float">
            <text:p>179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0.65" calcext:value-type="float">
            <text:p>760,65</text:p>
          </table:table-cell>
          <table:table-cell office:value-type="float" office:value="0" calcext:value-type="float">
            <text:p>0</text:p>
          </table:table-cell>
          <table:table-cell office:value-type="float" office:value="1063.43" calcext:value-type="float">
            <text:p>1063,43</text:p>
          </table:table-cell>
          <table:table-cell office:value-type="float" office:value="0" calcext:value-type="float">
            <text:p>0</text:p>
          </table:table-cell>
          <table:table-cell office:value-type="float" office:value="211.05" calcext:value-type="float">
            <text:p>211,05</text:p>
          </table:table-cell>
          <table:table-cell office:value-type="float" office:value="0" calcext:value-type="float">
            <text:p>0</text:p>
          </table:table-cell>
          <table:table-cell office:value-type="float" office:value="1113.08" calcext:value-type="float">
            <text:p>1113,08</text:p>
          </table:table-cell>
          <table:table-cell table:style-name="ce9" office:value-type="float" office:value="26569" calcext:value-type="float">
            <text:p>26569</text:p>
          </table:table-cell>
          <table:table-cell table:style-name="ce4" office:value-type="float" office:value="120697" calcext:value-type="float">
            <text:p>12069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7316.39" calcext:value-type="float">
            <text:p>27316,39</text:p>
          </table:table-cell>
          <table:table-cell office:value-type="float" office:value="9649.74" calcext:value-type="float">
            <text:p>9649,74</text:p>
          </table:table-cell>
          <table:table-cell office:value-type="float" office:value="767.68" calcext:value-type="float">
            <text:p>767,68</text:p>
          </table:table-cell>
          <table:table-cell office:value-type="float" office:value="706.17" calcext:value-type="float">
            <text:p>706,17</text:p>
          </table:table-cell>
          <table:table-cell office:value-type="float" office:value="459.06" calcext:value-type="float">
            <text:p>459,06</text:p>
          </table:table-cell>
          <table:table-cell office:value-type="float" office:value="107.6" calcext:value-type="float">
            <text:p>107,6</text:p>
          </table:table-cell>
          <table:table-cell office:value-type="float" office:value="306.34" calcext:value-type="float">
            <text:p>306,34</text:p>
          </table:table-cell>
          <table:table-cell office:value-type="float" office:value="167.7" calcext:value-type="float">
            <text:p>167,7</text:p>
          </table:table-cell>
          <table:table-cell office:value-type="float" office:value="563.02" calcext:value-type="float">
            <text:p>563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.83" calcext:value-type="float">
            <text:p>104,83</text:p>
          </table:table-cell>
          <table:table-cell office:value-type="float" office:value="0" calcext:value-type="float">
            <text:p>0</text:p>
          </table:table-cell>
          <table:table-cell office:value-type="float" office:value="2200.49" calcext:value-type="float">
            <text:p>2200,49</text:p>
          </table:table-cell>
          <table:table-cell office:value-type="float" office:value="0" calcext:value-type="float">
            <text:p>0</text:p>
          </table:table-cell>
          <table:table-cell office:value-type="float" office:value="138.82" calcext:value-type="float">
            <text:p>138,82</text:p>
          </table:table-cell>
          <table:table-cell office:value-type="float" office:value="0" calcext:value-type="float">
            <text:p>0</text:p>
          </table:table-cell>
          <table:table-cell office:value-type="float" office:value="29.57" calcext:value-type="float">
            <text:p>29,57</text:p>
          </table:table-cell>
          <table:table-cell office:value-type="float" office:value="205.97" calcext:value-type="float">
            <text:p>205,97</text:p>
          </table:table-cell>
          <table:table-cell office:value-type="float" office:value="51042.87" calcext:value-type="float">
            <text:p>51042,87</text:p>
          </table:table-cell>
          <table:table-cell office:value-type="float" office:value="309.75" calcext:value-type="float">
            <text:p>309,75</text:p>
          </table:table-cell>
          <table:table-cell office:value-type="float" office:value="784.18" calcext:value-type="float">
            <text:p>784,18</text:p>
          </table:table-cell>
          <table:table-cell office:value-type="float" office:value="0" calcext:value-type="float">
            <text:p>0</text:p>
          </table:table-cell>
          <table:table-cell office:value-type="float" office:value="146.2" calcext:value-type="float">
            <text:p>146,2</text:p>
          </table:table-cell>
          <table:table-cell office:value-type="float" office:value="0" calcext:value-type="float">
            <text:p>0</text:p>
          </table:table-cell>
          <table:table-cell office:value-type="float" office:value="767.1" calcext:value-type="float">
            <text:p>767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7" calcext:value-type="float">
            <text:p>41,07</text:p>
          </table:table-cell>
          <table:table-cell office:value-type="float" office:value="334.18" calcext:value-type="float">
            <text:p>334,18</text:p>
          </table:table-cell>
          <table:table-cell table:style-name="ce9" office:value-type="float" office:value="14206" calcext:value-type="float">
            <text:p>14206</text:p>
          </table:table-cell>
          <table:table-cell table:style-name="ce4" office:value-type="float" office:value="61324" calcext:value-type="float">
            <text:p>6132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692.92" calcext:value-type="float">
            <text:p>7692,92</text:p>
          </table:table-cell>
          <table:table-cell office:value-type="float" office:value="1139.4" calcext:value-type="float">
            <text:p>1139,4</text:p>
          </table:table-cell>
          <table:table-cell office:value-type="float" office:value="298.85" calcext:value-type="float">
            <text:p>298,85</text:p>
          </table:table-cell>
          <table:table-cell office:value-type="float" office:value="128.71" calcext:value-type="float">
            <text:p>128,71</text:p>
          </table:table-cell>
          <table:table-cell office:value-type="float" office:value="334.33" calcext:value-type="float">
            <text:p>334,33</text:p>
          </table:table-cell>
          <table:table-cell office:value-type="float" office:value="4003.45" calcext:value-type="float">
            <text:p>4003,45</text:p>
          </table:table-cell>
          <table:table-cell office:value-type="float" office:value="238.44" calcext:value-type="float">
            <text:p>238,44</text:p>
          </table:table-cell>
          <table:table-cell office:value-type="float" office:value="393.34" calcext:value-type="float">
            <text:p>393,34</text:p>
          </table:table-cell>
          <table:table-cell office:value-type="float" office:value="289.14" calcext:value-type="float">
            <text:p>289,14</text:p>
          </table:table-cell>
          <table:table-cell office:value-type="float" office:value="0" calcext:value-type="float">
            <text:p>0</text:p>
          </table:table-cell>
          <table:table-cell office:value-type="float" office:value="26.58" calcext:value-type="float">
            <text:p>26,58</text:p>
          </table:table-cell>
          <table:table-cell office:value-type="float" office:value="74.01" calcext:value-type="float">
            <text:p>74,01</text:p>
          </table:table-cell>
          <table:table-cell office:value-type="float" office:value="5076.97" calcext:value-type="float">
            <text:p>5076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5.21" calcext:value-type="float">
            <text:p>1295,21</text:p>
          </table:table-cell>
          <table:table-cell office:value-type="float" office:value="0" calcext:value-type="float">
            <text:p>0</text:p>
          </table:table-cell>
          <table:table-cell office:value-type="float" office:value="268.1" calcext:value-type="float">
            <text:p>268,1</text:p>
          </table:table-cell>
          <table:table-cell office:value-type="float" office:value="0" calcext:value-type="float">
            <text:p>0</text:p>
          </table:table-cell>
          <table:table-cell office:value-type="float" office:value="7611.13" calcext:value-type="float">
            <text:p>7611,13</text:p>
          </table:table-cell>
          <table:table-cell office:value-type="float" office:value="601.81" calcext:value-type="float">
            <text:p>601,81</text:p>
          </table:table-cell>
          <table:table-cell office:value-type="float" office:value="0" calcext:value-type="float">
            <text:p>0</text:p>
          </table:table-cell>
          <table:table-cell office:value-type="float" office:value="113.05" calcext:value-type="float">
            <text:p>113,05</text:p>
          </table:table-cell>
          <table:table-cell office:value-type="float" office:value="3391.34" calcext:value-type="float">
            <text:p>3391,34</text:p>
          </table:table-cell>
          <table:table-cell office:value-type="float" office:value="118.77" calcext:value-type="float">
            <text:p>118,77</text:p>
          </table:table-cell>
          <table:table-cell office:value-type="float" office:value="347.09" calcext:value-type="float">
            <text:p>347,09</text:p>
          </table:table-cell>
          <table:table-cell office:value-type="float" office:value="0" calcext:value-type="float">
            <text:p>0</text:p>
          </table:table-cell>
          <table:table-cell office:value-type="float" office:value="211.16" calcext:value-type="float">
            <text:p>211,16</text:p>
          </table:table-cell>
          <table:table-cell office:value-type="float" office:value="2455.27" calcext:value-type="float">
            <text:p>2455,27</text:p>
          </table:table-cell>
          <table:table-cell office:value-type="float" office:value="143.57" calcext:value-type="float">
            <text:p>143,57</text:p>
          </table:table-cell>
          <table:table-cell table:style-name="ce9" office:value-type="float" office:value="12616" calcext:value-type="float">
            <text:p>12616</text:p>
          </table:table-cell>
          <table:table-cell table:style-name="ce4" office:value-type="float" office:value="56976" calcext:value-type="float">
            <text:p>5697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7.27" calcext:value-type="float">
            <text:p>37,27</text:p>
          </table:table-cell>
          <table:table-cell office:value-type="float" office:value="77.16" calcext:value-type="float">
            <text:p>77,16</text:p>
          </table:table-cell>
          <table:table-cell office:value-type="float" office:value="90.04" calcext:value-type="float">
            <text:p>90,04</text:p>
          </table:table-cell>
          <table:table-cell office:value-type="float" office:value="6.2" calcext:value-type="float">
            <text:p>6,2</text:p>
          </table:table-cell>
          <table:table-cell office:value-type="float" office:value="740.78" calcext:value-type="float">
            <text:p>740,78</text:p>
          </table:table-cell>
          <table:table-cell office:value-type="float" office:value="1619.39" calcext:value-type="float">
            <text:p>1619,39</text:p>
          </table:table-cell>
          <table:table-cell office:value-type="float" office:value="40.97" calcext:value-type="float">
            <text:p>40,97</text:p>
          </table:table-cell>
          <table:table-cell office:value-type="float" office:value="0" calcext:value-type="float">
            <text:p>0</text:p>
          </table:table-cell>
          <table:table-cell office:value-type="float" office:value="-6.22" calcext:value-type="float">
            <text:p>-6,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1.5" calcext:value-type="float">
            <text:p>100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1.35" calcext:value-type="float">
            <text:p>501,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.91" calcext:value-type="float">
            <text:p>11,9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490" calcext:value-type="float">
            <text:p>9490</text:p>
          </table:table-cell>
          <table:table-cell table:style-name="ce4" office:value-type="float" office:value="47529" calcext:value-type="float">
            <text:p>4752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92.59" calcext:value-type="float">
            <text:p>4592,59</text:p>
          </table:table-cell>
          <table:table-cell office:value-type="float" office:value="2054.81" calcext:value-type="float">
            <text:p>2054,81</text:p>
          </table:table-cell>
          <table:table-cell office:value-type="float" office:value="242.82" calcext:value-type="float">
            <text:p>242,82</text:p>
          </table:table-cell>
          <table:table-cell office:value-type="float" office:value="39.12" calcext:value-type="float">
            <text:p>39,12</text:p>
          </table:table-cell>
          <table:table-cell office:value-type="float" office:value="10.2" calcext:value-type="float">
            <text:p>10,2</text:p>
          </table:table-cell>
          <table:table-cell office:value-type="float" office:value="2726.48" calcext:value-type="float">
            <text:p>2726,48</text:p>
          </table:table-cell>
          <table:table-cell office:value-type="float" office:value="726.98" calcext:value-type="float">
            <text:p>726,98</text:p>
          </table:table-cell>
          <table:table-cell office:value-type="float" office:value="143.23" calcext:value-type="float">
            <text:p>143,23</text:p>
          </table:table-cell>
          <table:table-cell office:value-type="float" office:value="143.34" calcext:value-type="float">
            <text:p>143,34</text:p>
          </table:table-cell>
          <table:table-cell office:value-type="float" office:value="0" calcext:value-type="float">
            <text:p>0</text:p>
          </table:table-cell>
          <table:table-cell office:value-type="float" office:value="91.17" calcext:value-type="float">
            <text:p>91,17</text:p>
          </table:table-cell>
          <table:table-cell office:value-type="float" office:value="106.15" calcext:value-type="float">
            <text:p>106,15</text:p>
          </table:table-cell>
          <table:table-cell office:value-type="float" office:value="810.1" calcext:value-type="float">
            <text:p>810,1</text:p>
          </table:table-cell>
          <table:table-cell office:value-type="float" office:value="1410.45" calcext:value-type="float">
            <text:p>1410,45</text:p>
          </table:table-cell>
          <table:table-cell office:value-type="float" office:value="0" calcext:value-type="float">
            <text:p>0</text:p>
          </table:table-cell>
          <table:table-cell office:value-type="float" office:value="353.17" calcext:value-type="float">
            <text:p>353,17</text:p>
          </table:table-cell>
          <table:table-cell office:value-type="float" office:value="0" calcext:value-type="float">
            <text:p>0</text:p>
          </table:table-cell>
          <table:table-cell office:value-type="float" office:value="14.99" calcext:value-type="float">
            <text:p>14,99</text:p>
          </table:table-cell>
          <table:table-cell office:value-type="float" office:value="495.64" calcext:value-type="float">
            <text:p>495,64</text:p>
          </table:table-cell>
          <table:table-cell office:value-type="float" office:value="8162.08" calcext:value-type="float">
            <text:p>8162,08</text:p>
          </table:table-cell>
          <table:table-cell office:value-type="float" office:value="191.41" calcext:value-type="float">
            <text:p>191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.21" calcext:value-type="float">
            <text:p>459,21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,23</text:p>
          </table:table-cell>
          <table:table-cell office:value-type="float" office:value="0" calcext:value-type="float">
            <text:p>0</text:p>
          </table:table-cell>
          <table:table-cell office:value-type="float" office:value="134.38" calcext:value-type="float">
            <text:p>134,38</text:p>
          </table:table-cell>
          <table:table-cell office:value-type="float" office:value="0" calcext:value-type="float">
            <text:p>0</text:p>
          </table:table-cell>
          <table:table-cell office:value-type="float" office:value="95.03" calcext:value-type="float">
            <text:p>95,03</text:p>
          </table:table-cell>
          <table:table-cell table:style-name="ce9" office:value-type="float" office:value="10973" calcext:value-type="float">
            <text:p>10973</text:p>
          </table:table-cell>
          <table:table-cell table:style-name="ce4" office:value-type="float" office:value="53588" calcext:value-type="float">
            <text:p>5358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80.74" calcext:value-type="float">
            <text:p>80,7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4.05" calcext:value-type="float">
            <text:p>24,05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068" calcext:value-type="float">
            <text:p>9068</text:p>
          </table:table-cell>
          <table:table-cell table:style-name="ce4" office:value-type="float" office:value="46260" calcext:value-type="float">
            <text:p>4626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3.34" calcext:value-type="float">
            <text:p>173,34</text:p>
          </table:table-cell>
          <table:table-cell office:value-type="float" office:value="0" calcext:value-type="float">
            <text:p>0</text:p>
          </table:table-cell>
          <table:table-cell office:value-type="float" office:value="20.97" calcext:value-type="float">
            <text:p>20,97</text:p>
          </table:table-cell>
          <table:table-cell office:value-type="float" office:value="0" calcext:value-type="float">
            <text:p>0</text:p>
          </table:table-cell>
          <table:table-cell office:value-type="float" office:value="280.12" calcext:value-type="float">
            <text:p>280,12</text:p>
          </table:table-cell>
          <table:table-cell office:value-type="float" office:value="728.26" calcext:value-type="float">
            <text:p>728,26</text:p>
          </table:table-cell>
          <table:table-cell office:value-type="float" office:value="162.03" calcext:value-type="float">
            <text:p>162,03</text:p>
          </table:table-cell>
          <table:table-cell office:value-type="float" office:value="27.01" calcext:value-type="float">
            <text:p>27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.12" calcext:value-type="float">
            <text:p>185,12</text:p>
          </table:table-cell>
          <table:table-cell office:value-type="float" office:value="54.39" calcext:value-type="float">
            <text:p>54,39</text:p>
          </table:table-cell>
          <table:table-cell office:value-type="float" office:value="337.38" calcext:value-type="float">
            <text:p>337,38</text:p>
          </table:table-cell>
          <table:table-cell office:value-type="float" office:value="735.75" calcext:value-type="float">
            <text:p>735,75</text:p>
          </table:table-cell>
          <table:table-cell office:value-type="float" office:value="0" calcext:value-type="float">
            <text:p>0</text:p>
          </table:table-cell>
          <table:table-cell office:value-type="float" office:value="39.76" calcext:value-type="float">
            <text:p>39,76</text:p>
          </table:table-cell>
          <table:table-cell office:value-type="float" office:value="0" calcext:value-type="float">
            <text:p>0</text:p>
          </table:table-cell>
          <table:table-cell office:value-type="float" office:value="386.56" calcext:value-type="float">
            <text:p>386,56</text:p>
          </table:table-cell>
          <table:table-cell office:value-type="float" office:value="699.77" calcext:value-type="float">
            <text:p>699,77</text:p>
          </table:table-cell>
          <table:table-cell office:value-type="float" office:value="3184.16" calcext:value-type="float">
            <text:p>3184,16</text:p>
          </table:table-cell>
          <table:table-cell office:value-type="float" office:value="0" calcext:value-type="float">
            <text:p>0</text:p>
          </table:table-cell>
          <table:table-cell office:value-type="float" office:value="315.86" calcext:value-type="float">
            <text:p>315,86</text:p>
          </table:table-cell>
          <table:table-cell office:value-type="float" office:value="0" calcext:value-type="float">
            <text:p>0</text:p>
          </table:table-cell>
          <table:table-cell office:value-type="float" office:value="108.31" calcext:value-type="float">
            <text:p>108,31</text:p>
          </table:table-cell>
          <table:table-cell office:value-type="float" office:value="208.08" calcext:value-type="float">
            <text:p>208,08</text:p>
          </table:table-cell>
          <table:table-cell office:value-type="float" office:value="71.98" calcext:value-type="float">
            <text:p>71,98</text:p>
          </table:table-cell>
          <table:table-cell office:value-type="float" office:value="0" calcext:value-type="float">
            <text:p>0</text:p>
          </table:table-cell>
          <table:table-cell office:value-type="float" office:value="88.69" calcext:value-type="float">
            <text:p>88,69</text:p>
          </table:table-cell>
          <table:table-cell office:value-type="float" office:value="1.77" calcext:value-type="float">
            <text:p>1,77</text:p>
          </table:table-cell>
          <table:table-cell office:value-type="float" office:value="522.04" calcext:value-type="float">
            <text:p>522,04</text:p>
          </table:table-cell>
          <table:table-cell table:style-name="ce9" office:value-type="float" office:value="9578" calcext:value-type="float">
            <text:p>9578</text:p>
          </table:table-cell>
          <table:table-cell table:style-name="ce4" office:value-type="float" office:value="49437" calcext:value-type="float">
            <text:p>4943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2.68" calcext:value-type="float">
            <text:p>82,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3.05" calcext:value-type="float">
            <text:p>73,05</text:p>
          </table:table-cell>
          <table:table-cell office:value-type="float" office:value="17.11" calcext:value-type="float">
            <text:p>17,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7.74" calcext:value-type="float">
            <text:p>287,74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9" office:value-type="float" office:value="9124" calcext:value-type="float">
            <text:p>9124</text:p>
          </table:table-cell>
          <table:table-cell table:style-name="ce4" office:value-type="float" office:value="46611" calcext:value-type="float">
            <text:p>4661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9676.06" calcext:value-type="float">
            <text:p>79676,06</text:p>
          </table:table-cell>
          <table:table-cell office:value-type="float" office:value="20745.54" calcext:value-type="float">
            <text:p>20745,54</text:p>
          </table:table-cell>
          <table:table-cell office:value-type="float" office:value="2765.73" calcext:value-type="float">
            <text:p>2765,73</text:p>
          </table:table-cell>
          <table:table-cell office:value-type="float" office:value="4275.08" calcext:value-type="float">
            <text:p>4275,08</text:p>
          </table:table-cell>
          <table:table-cell office:value-type="float" office:value="11472.92" calcext:value-type="float">
            <text:p>11472,92</text:p>
          </table:table-cell>
          <table:table-cell office:value-type="float" office:value="14704.23" calcext:value-type="float">
            <text:p>14704,23</text:p>
          </table:table-cell>
          <table:table-cell office:value-type="float" office:value="2448.62" calcext:value-type="float">
            <text:p>2448,62</text:p>
          </table:table-cell>
          <table:table-cell office:value-type="float" office:value="1624.2" calcext:value-type="float">
            <text:p>1624,2</text:p>
          </table:table-cell>
          <table:table-cell office:value-type="float" office:value="2352.69" calcext:value-type="float">
            <text:p>2352,69</text:p>
          </table:table-cell>
          <table:table-cell office:value-type="float" office:value="0" calcext:value-type="float">
            <text:p>0</text:p>
          </table:table-cell>
          <table:table-cell office:value-type="float" office:value="1640.35" calcext:value-type="float">
            <text:p>1640,35</text:p>
          </table:table-cell>
          <table:table-cell office:value-type="float" office:value="5096.88" calcext:value-type="float">
            <text:p>5096,88</text:p>
          </table:table-cell>
          <table:table-cell office:value-type="float" office:value="17758.39" calcext:value-type="float">
            <text:p>17758,39</text:p>
          </table:table-cell>
          <table:table-cell office:value-type="float" office:value="25437.98" calcext:value-type="float">
            <text:p>25437,98</text:p>
          </table:table-cell>
          <table:table-cell office:value-type="float" office:value="0" calcext:value-type="float">
            <text:p>0</text:p>
          </table:table-cell>
          <table:table-cell office:value-type="float" office:value="29.89" calcext:value-type="float">
            <text:p>29,89</text:p>
          </table:table-cell>
          <table:table-cell office:value-type="float" office:value="0" calcext:value-type="float">
            <text:p>0</text:p>
          </table:table-cell>
          <table:table-cell office:value-type="float" office:value="468.57" calcext:value-type="float">
            <text:p>468,57</text:p>
          </table:table-cell>
          <table:table-cell office:value-type="float" office:value="3806.11" calcext:value-type="float">
            <text:p>3806,11</text:p>
          </table:table-cell>
          <table:table-cell office:value-type="float" office:value="123986.5" calcext:value-type="float">
            <text:p>123986,5</text:p>
          </table:table-cell>
          <table:table-cell office:value-type="float" office:value="2325.03" calcext:value-type="float">
            <text:p>2325,03</text:p>
          </table:table-cell>
          <table:table-cell office:value-type="float" office:value="2065.45" calcext:value-type="float">
            <text:p>2065,45</text:p>
          </table:table-cell>
          <table:table-cell office:value-type="float" office:value="12466.17" calcext:value-type="float">
            <text:p>12466,17</text:p>
          </table:table-cell>
          <table:table-cell office:value-type="float" office:value="2146.65" calcext:value-type="float">
            <text:p>2146,65</text:p>
          </table:table-cell>
          <table:table-cell office:value-type="float" office:value="165.92" calcext:value-type="float">
            <text:p>165,92</text:p>
          </table:table-cell>
          <table:table-cell office:value-type="float" office:value="2788.31" calcext:value-type="float">
            <text:p>2788,31</text:p>
          </table:table-cell>
          <table:table-cell office:value-type="float" office:value="0" calcext:value-type="float">
            <text:p>0</text:p>
          </table:table-cell>
          <table:table-cell office:value-type="float" office:value="1060.8" calcext:value-type="float">
            <text:p>1060,8</text:p>
          </table:table-cell>
          <table:table-cell office:value-type="float" office:value="524.91" calcext:value-type="float">
            <text:p>524,91</text:p>
          </table:table-cell>
          <table:table-cell office:value-type="float" office:value="2326.86" calcext:value-type="float">
            <text:p>2326,86</text:p>
          </table:table-cell>
          <table:table-cell table:style-name="ce9" office:value-type="float" office:value="37705" calcext:value-type="float">
            <text:p>37705</text:p>
          </table:table-cell>
          <table:table-cell table:style-name="ce4" office:value-type="float" office:value="156406" calcext:value-type="float">
            <text:p>15640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16.36" calcext:value-type="float">
            <text:p>316,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2.46" calcext:value-type="float">
            <text:p>182,46</text:p>
          </table:table-cell>
          <table:table-cell office:value-type="float" office:value="57.24" calcext:value-type="float">
            <text:p>57,24</text:p>
          </table:table-cell>
          <table:table-cell office:value-type="float" office:value="937.77" calcext:value-type="float">
            <text:p>937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5.71" calcext:value-type="float">
            <text:p>3615,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12.97" calcext:value-type="float">
            <text:p>412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38" calcext:value-type="float">
            <text:p>24,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58" calcext:value-type="float">
            <text:p>6,58</text:p>
          </table:table-cell>
          <table:table-cell office:value-type="float" office:value="321.8" calcext:value-type="float">
            <text:p>321,8</text:p>
          </table:table-cell>
          <table:table-cell table:style-name="ce9" office:value-type="float" office:value="9566" calcext:value-type="float">
            <text:p>9566</text:p>
          </table:table-cell>
          <table:table-cell table:style-name="ce4" office:value-type="float" office:value="51011" calcext:value-type="float">
            <text:p>5101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32.36" calcext:value-type="float">
            <text:p>732,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2.43" calcext:value-type="float">
            <text:p>42,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12" calcext:value-type="float">
            <text:p>15,12</text:p>
          </table:table-cell>
          <table:table-cell office:value-type="float" office:value="22.5" calcext:value-type="float">
            <text:p>22,5</text:p>
          </table:table-cell>
          <table:table-cell office:value-type="float" office:value="1146.56" calcext:value-type="float">
            <text:p>1146,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95" calcext:value-type="float">
            <text:p>4,95</text:p>
          </table:table-cell>
          <table:table-cell office:value-type="float" office:value="0" calcext:value-type="float">
            <text:p>0</text:p>
          </table:table-cell>
          <table:table-cell office:value-type="float" office:value="117.12" calcext:value-type="float">
            <text:p>117,12</text:p>
          </table:table-cell>
          <table:table-cell table:style-name="ce9" office:value-type="float" office:value="9247" calcext:value-type="float">
            <text:p>9247</text:p>
          </table:table-cell>
          <table:table-cell table:style-name="ce4" office:value-type="float" office:value="47396" calcext:value-type="float">
            <text:p>473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48.88" calcext:value-type="float">
            <text:p>48,88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28" calcext:value-type="float">
            <text:p>29,2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63.97" calcext:value-type="float">
            <text:p>163,97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080" calcext:value-type="float">
            <text:p>9080</text:p>
          </table:table-cell>
          <table:table-cell table:style-name="ce4" office:value-type="float" office:value="46296" calcext:value-type="float">
            <text:p>462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8.94" calcext:value-type="float">
            <text:p>168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.52" calcext:value-type="float">
            <text:p>123,52</text:p>
          </table:table-cell>
          <table:table-cell office:value-type="float" office:value="0" calcext:value-type="float">
            <text:p>0</text:p>
          </table:table-cell>
          <table:table-cell office:value-type="float" office:value="43.3" calcext:value-type="float">
            <text:p>43,3</text:p>
          </table:table-cell>
          <table:table-cell office:value-type="float" office:value="966" calcext:value-type="float">
            <text:p>966</text:p>
          </table:table-cell>
          <table:table-cell office:value-type="float" office:value="87.1" calcext:value-type="float">
            <text:p>87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9" calcext:value-type="float">
            <text:p>42,79</text:p>
          </table:table-cell>
          <table:table-cell office:value-type="float" office:value="57.84" calcext:value-type="float">
            <text:p>57,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1.2" calcext:value-type="float">
            <text:p>71,2</text:p>
          </table:table-cell>
          <table:table-cell office:value-type="float" office:value="0" calcext:value-type="float">
            <text:p>0</text:p>
          </table:table-cell>
          <table:table-cell office:value-type="float" office:value="103.65" calcext:value-type="float">
            <text:p>103,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5.02" calcext:value-type="float">
            <text:p>575,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94" calcext:value-type="float">
            <text:p>61,94</text:p>
          </table:table-cell>
          <table:table-cell office:value-type="float" office:value="7.15" calcext:value-type="float">
            <text:p>7,15</text:p>
          </table:table-cell>
          <table:table-cell office:value-type="float" office:value="68.52" calcext:value-type="float">
            <text:p>68,52</text:p>
          </table:table-cell>
          <table:table-cell table:style-name="ce9" office:value-type="float" office:value="9612" calcext:value-type="float">
            <text:p>9612</text:p>
          </table:table-cell>
          <table:table-cell table:style-name="ce4" office:value-type="float" office:value="48410" calcext:value-type="float">
            <text:p>484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9.36" calcext:value-type="float">
            <text:p>159,36</text:p>
          </table:table-cell>
          <table:table-cell office:value-type="float" office:value="9177.84" calcext:value-type="float">
            <text:p>9177,84</text:p>
          </table:table-cell>
          <table:table-cell office:value-type="float" office:value="64.65" calcext:value-type="float">
            <text:p>64,65</text:p>
          </table:table-cell>
          <table:table-cell office:value-type="float" office:value="0" calcext:value-type="float">
            <text:p>0</text:p>
          </table:table-cell>
          <table:table-cell office:value-type="float" office:value="2816.26" calcext:value-type="float">
            <text:p>2816,26</text:p>
          </table:table-cell>
          <table:table-cell office:value-type="float" office:value="2693.09" calcext:value-type="float">
            <text:p>2693,09</text:p>
          </table:table-cell>
          <table:table-cell office:value-type="float" office:value="546.17" calcext:value-type="float">
            <text:p>546,17</text:p>
          </table:table-cell>
          <table:table-cell office:value-type="float" office:value="25.98" calcext:value-type="float">
            <text:p>25,98</text:p>
          </table:table-cell>
          <table:table-cell office:value-type="float" office:value="24.39" calcext:value-type="float">
            <text:p>24,39</text:p>
          </table:table-cell>
          <table:table-cell office:value-type="float" office:value="0" calcext:value-type="float">
            <text:p>0</text:p>
          </table:table-cell>
          <table:table-cell office:value-type="float" office:value="136.57" calcext:value-type="float">
            <text:p>136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7.07" calcext:value-type="float">
            <text:p>2977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34" calcext:value-type="float">
            <text:p>58,34</text:p>
          </table:table-cell>
          <table:table-cell office:value-type="float" office:value="595.09" calcext:value-type="float">
            <text:p>595,09</text:p>
          </table:table-cell>
          <table:table-cell office:value-type="float" office:value="1707.06" calcext:value-type="float">
            <text:p>1707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.35" calcext:value-type="float">
            <text:p>215,35</text:p>
          </table:table-cell>
          <table:table-cell office:value-type="float" office:value="0" calcext:value-type="float">
            <text:p>0</text:p>
          </table:table-cell>
          <table:table-cell office:value-type="float" office:value="35.38" calcext:value-type="float">
            <text:p>35,38</text:p>
          </table:table-cell>
          <table:table-cell office:value-type="float" office:value="14.91" calcext:value-type="float">
            <text:p>14,91</text:p>
          </table:table-cell>
          <table:table-cell office:value-type="float" office:value="11.22" calcext:value-type="float">
            <text:p>11,22</text:p>
          </table:table-cell>
          <table:table-cell office:value-type="float" office:value="38.3" calcext:value-type="float">
            <text:p>38,3</text:p>
          </table:table-cell>
          <table:table-cell office:value-type="float" office:value="795.16" calcext:value-type="float">
            <text:p>795,16</text:p>
          </table:table-cell>
          <table:table-cell table:style-name="ce9" office:value-type="float" office:value="10381" calcext:value-type="float">
            <text:p>10381</text:p>
          </table:table-cell>
          <table:table-cell table:style-name="ce4" office:value-type="float" office:value="48803" calcext:value-type="float">
            <text:p>4880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89.93" calcext:value-type="float">
            <text:p>1889,93</text:p>
          </table:table-cell>
          <table:table-cell office:value-type="float" office:value="5993.23" calcext:value-type="float">
            <text:p>5993,23</text:p>
          </table:table-cell>
          <table:table-cell office:value-type="float" office:value="48666.36" calcext:value-type="float">
            <text:p>48666,36</text:p>
          </table:table-cell>
          <table:table-cell office:value-type="float" office:value="45.38" calcext:value-type="float">
            <text:p>45,38</text:p>
          </table:table-cell>
          <table:table-cell office:value-type="float" office:value="0" calcext:value-type="float">
            <text:p>0</text:p>
          </table:table-cell>
          <table:table-cell office:value-type="float" office:value="12408.99" calcext:value-type="float">
            <text:p>12408,99</text:p>
          </table:table-cell>
          <table:table-cell office:value-type="float" office:value="695.91" calcext:value-type="float">
            <text:p>695,91</text:p>
          </table:table-cell>
          <table:table-cell office:value-type="float" office:value="0" calcext:value-type="float">
            <text:p>0</text:p>
          </table:table-cell>
          <table:table-cell office:value-type="float" office:value="219.55" calcext:value-type="float">
            <text:p>219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6.05" calcext:value-type="float">
            <text:p>6396,05</text:p>
          </table:table-cell>
          <table:table-cell office:value-type="float" office:value="9394.49" calcext:value-type="float">
            <text:p>9394,49</text:p>
          </table:table-cell>
          <table:table-cell office:value-type="float" office:value="0" calcext:value-type="float">
            <text:p>0</text:p>
          </table:table-cell>
          <table:table-cell office:value-type="float" office:value="30714.62" calcext:value-type="float">
            <text:p>30714,62</text:p>
          </table:table-cell>
          <table:table-cell office:value-type="float" office:value="0" calcext:value-type="float">
            <text:p>0</text:p>
          </table:table-cell>
          <table:table-cell office:value-type="float" office:value="630.53" calcext:value-type="float">
            <text:p>630,53</text:p>
          </table:table-cell>
          <table:table-cell office:value-type="float" office:value="414.06" calcext:value-type="float">
            <text:p>414,06</text:p>
          </table:table-cell>
          <table:table-cell office:value-type="float" office:value="1954.77" calcext:value-type="float">
            <text:p>1954,77</text:p>
          </table:table-cell>
          <table:table-cell office:value-type="float" office:value="14420.72" calcext:value-type="float">
            <text:p>14420,72</text:p>
          </table:table-cell>
          <table:table-cell office:value-type="float" office:value="0" calcext:value-type="float">
            <text:p>0</text:p>
          </table:table-cell>
          <table:table-cell office:value-type="float" office:value="230.58" calcext:value-type="float">
            <text:p>230,58</text:p>
          </table:table-cell>
          <table:table-cell office:value-type="float" office:value="1211.7" calcext:value-type="float">
            <text:p>1211,7</text:p>
          </table:table-cell>
          <table:table-cell office:value-type="float" office:value="0" calcext:value-type="float">
            <text:p>0</text:p>
          </table:table-cell>
          <table:table-cell office:value-type="float" office:value="32.45" calcext:value-type="float">
            <text:p>32,45</text:p>
          </table:table-cell>
          <table:table-cell office:value-type="float" office:value="0" calcext:value-type="float">
            <text:p>0</text:p>
          </table:table-cell>
          <table:table-cell office:value-type="float" office:value="59.78" calcext:value-type="float">
            <text:p>59,7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20263" calcext:value-type="float">
            <text:p>20263</text:p>
          </table:table-cell>
          <table:table-cell table:style-name="ce4" office:value-type="float" office:value="117435" calcext:value-type="float">
            <text:p>11743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20.89" calcext:value-type="float">
            <text:p>20,8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52.82" calcext:value-type="float">
            <text:p>352,82</text:p>
          </table:table-cell>
          <table:table-cell office:value-type="float" office:value="0" calcext:value-type="float">
            <text:p>0</text:p>
          </table:table-cell>
          <table:table-cell office:value-type="float" office:value="19.91" calcext:value-type="float">
            <text:p>19,9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9" office:value-type="float" office:value="9153" calcext:value-type="float">
            <text:p>9153</text:p>
          </table:table-cell>
          <table:table-cell table:style-name="ce4" office:value-type="float" office:value="46644" calcext:value-type="float">
            <text:p>4664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51.03" calcext:value-type="float">
            <text:p>751,03</text:p>
          </table:table-cell>
          <table:table-cell office:value-type="float" office:value="458.62" calcext:value-type="float">
            <text:p>458,6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03.28" calcext:value-type="float">
            <text:p>203,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.98" calcext:value-type="float">
            <text:p>7,9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070" calcext:value-type="float">
            <text:p>9070</text:p>
          </table:table-cell>
          <table:table-cell table:style-name="ce4" office:value-type="float" office:value="46219" calcext:value-type="float">
            <text:p>4621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76.96" calcext:value-type="float">
            <text:p>576,96</text:p>
          </table:table-cell>
          <table:table-cell office:value-type="float" office:value="0" calcext:value-type="float">
            <text:p>0</text:p>
          </table:table-cell>
          <table:table-cell office:value-type="float" office:value="710.5" calcext:value-type="float">
            <text:p>71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71" calcext:value-type="float">
            <text:p>76,71</text:p>
          </table:table-cell>
          <table:table-cell office:value-type="float" office:value="2334.59" calcext:value-type="float">
            <text:p>2334,59</text:p>
          </table:table-cell>
          <table:table-cell office:value-type="float" office:value="413.98" calcext:value-type="float">
            <text:p>413,98</text:p>
          </table:table-cell>
          <table:table-cell office:value-type="float" office:value="-586.82" calcext:value-type="float">
            <text:p>-586,82</text:p>
          </table:table-cell>
          <table:table-cell office:value-type="float" office:value="0" calcext:value-type="float">
            <text:p>0</text:p>
          </table:table-cell>
          <table:table-cell office:value-type="float" office:value="49.78" calcext:value-type="float">
            <text:p>49,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.51" calcext:value-type="float">
            <text:p>33,51</text:p>
          </table:table-cell>
          <table:table-cell office:value-type="float" office:value="0" calcext:value-type="float">
            <text:p>0</text:p>
          </table:table-cell>
          <table:table-cell office:value-type="float" office:value="9413.24" calcext:value-type="float">
            <text:p>9413,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2.63" calcext:value-type="float">
            <text:p>1692,63</text:p>
          </table:table-cell>
          <table:table-cell office:value-type="float" office:value="0" calcext:value-type="float">
            <text:p>0</text:p>
          </table:table-cell>
          <table:table-cell office:value-type="float" office:value="956.48" calcext:value-type="float">
            <text:p>956,48</text:p>
          </table:table-cell>
          <table:table-cell office:value-type="float" office:value="0" calcext:value-type="float">
            <text:p>0</text:p>
          </table:table-cell>
          <table:table-cell office:value-type="float" office:value="30.35" calcext:value-type="float">
            <text:p>30,35</text:p>
          </table:table-cell>
          <table:table-cell office:value-type="float" office:value="0" calcext:value-type="float">
            <text:p>0</text:p>
          </table:table-cell>
          <table:table-cell office:value-type="float" office:value="467.71" calcext:value-type="float">
            <text:p>467,71</text:p>
          </table:table-cell>
          <table:table-cell table:style-name="ce9" office:value-type="float" office:value="10523" calcext:value-type="float">
            <text:p>10523</text:p>
          </table:table-cell>
          <table:table-cell table:style-name="ce4" office:value-type="float" office:value="49834" calcext:value-type="float">
            <text:p>4983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3.68" calcext:value-type="float">
            <text:p>113,68</text:p>
          </table:table-cell>
          <table:table-cell office:value-type="float" office:value="0" calcext:value-type="float">
            <text:p>0</text:p>
          </table:table-cell>
          <table:table-cell office:value-type="float" office:value="345.65" calcext:value-type="float">
            <text:p>345,65</text:p>
          </table:table-cell>
          <table:table-cell office:value-type="float" office:value="205.37" calcext:value-type="float">
            <text:p>205,37</text:p>
          </table:table-cell>
          <table:table-cell office:value-type="float" office:value="83.56" calcext:value-type="float">
            <text:p>83,56</text:p>
          </table:table-cell>
          <table:table-cell office:value-type="float" office:value="26.06" calcext:value-type="float">
            <text:p>26,06</text:p>
          </table:table-cell>
          <table:table-cell office:value-type="float" office:value="222.49" calcext:value-type="float">
            <text:p>222,49</text:p>
          </table:table-cell>
          <table:table-cell office:value-type="float" office:value="8.68" calcext:value-type="float">
            <text:p>8,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.71" calcext:value-type="float">
            <text:p>436,71</text:p>
          </table:table-cell>
          <table:table-cell office:value-type="float" office:value="30.35" calcext:value-type="float">
            <text:p>30,35</text:p>
          </table:table-cell>
          <table:table-cell office:value-type="float" office:value="560.68" calcext:value-type="float">
            <text:p>560,68</text:p>
          </table:table-cell>
          <table:table-cell office:value-type="float" office:value="0" calcext:value-type="float">
            <text:p>0</text:p>
          </table:table-cell>
          <table:table-cell office:value-type="float" office:value="14.29" calcext:value-type="float">
            <text:p>14,29</text:p>
          </table:table-cell>
          <table:table-cell office:value-type="float" office:value="0" calcext:value-type="float">
            <text:p>0</text:p>
          </table:table-cell>
          <table:table-cell office:value-type="float" office:value="122.13" calcext:value-type="float">
            <text:p>122,13</text:p>
          </table:table-cell>
          <table:table-cell office:value-type="float" office:value="0" calcext:value-type="float">
            <text:p>0</text:p>
          </table:table-cell>
          <table:table-cell office:value-type="float" office:value="32.87" calcext:value-type="float">
            <text:p>32,87</text:p>
          </table:table-cell>
          <table:table-cell office:value-type="float" office:value="167.65" calcext:value-type="float">
            <text:p>167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9" calcext:value-type="float">
            <text:p>37,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52" calcext:value-type="float">
            <text:p>45,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296" calcext:value-type="float">
            <text:p>9296</text:p>
          </table:table-cell>
          <table:table-cell table:style-name="ce4" office:value-type="float" office:value="47382" calcext:value-type="float">
            <text:p>4738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664.47" calcext:value-type="float">
            <text:p>3664,47</text:p>
          </table:table-cell>
          <table:table-cell office:value-type="float" office:value="0" calcext:value-type="float">
            <text:p>0</text:p>
          </table:table-cell>
          <table:table-cell office:value-type="float" office:value="786132.83" calcext:value-type="float">
            <text:p>786132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643.21" calcext:value-type="float">
            <text:p>66643,21</text:p>
          </table:table-cell>
          <table:table-cell office:value-type="float" office:value="1856.31" calcext:value-type="float">
            <text:p>1856,31</text:p>
          </table:table-cell>
          <table:table-cell office:value-type="float" office:value="5.16" calcext:value-type="float">
            <text:p>5,16</text:p>
          </table:table-cell>
          <table:table-cell office:value-type="float" office:value="1496.91" calcext:value-type="float">
            <text:p>1496,91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,01</text:p>
          </table:table-cell>
          <table:table-cell office:value-type="float" office:value="145.85" calcext:value-type="float">
            <text:p>145,85</text:p>
          </table:table-cell>
          <table:table-cell office:value-type="float" office:value="27622.36" calcext:value-type="float">
            <text:p>27622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2613.31" calcext:value-type="float">
            <text:p>782613,31</text:p>
          </table:table-cell>
          <table:table-cell office:value-type="float" office:value="0" calcext:value-type="float">
            <text:p>0</text:p>
          </table:table-cell>
          <table:table-cell office:value-type="float" office:value="806.41" calcext:value-type="float">
            <text:p>806,41</text:p>
          </table:table-cell>
          <table:table-cell office:value-type="float" office:value="11.08" calcext:value-type="float">
            <text:p>11,08</text:p>
          </table:table-cell>
          <table:table-cell office:value-type="float" office:value="14321.21" calcext:value-type="float">
            <text:p>14321,21</text:p>
          </table:table-cell>
          <table:table-cell office:value-type="float" office:value="249030.32" calcext:value-type="float">
            <text:p>249030,32</text:p>
          </table:table-cell>
          <table:table-cell office:value-type="float" office:value="0" calcext:value-type="float">
            <text:p>0</text:p>
          </table:table-cell>
          <table:table-cell office:value-type="float" office:value="200.62" calcext:value-type="float">
            <text:p>200,62</text:p>
          </table:table-cell>
          <table:table-cell office:value-type="float" office:value="614.88" calcext:value-type="float">
            <text:p>614,88</text:p>
          </table:table-cell>
          <table:table-cell office:value-type="float" office:value="0" calcext:value-type="float">
            <text:p>0</text:p>
          </table:table-cell>
          <table:table-cell office:value-type="float" office:value="2061.15" calcext:value-type="float">
            <text:p>2061,15</text:p>
          </table:table-cell>
          <table:table-cell office:value-type="float" office:value="0" calcext:value-type="float">
            <text:p>0</text:p>
          </table:table-cell>
          <table:table-cell office:value-type="float" office:value="385.42" calcext:value-type="float">
            <text:p>385,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38136" calcext:value-type="float">
            <text:p>138136</text:p>
          </table:table-cell>
          <table:table-cell table:style-name="ce4" office:value-type="float" office:value="901375" calcext:value-type="float">
            <text:p>9013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555.32" calcext:value-type="float">
            <text:p>5555,32</text:p>
          </table:table-cell>
          <table:table-cell office:value-type="float" office:value="0" calcext:value-type="float">
            <text:p>0</text:p>
          </table:table-cell>
          <table:table-cell office:value-type="float" office:value="1467.06" calcext:value-type="float">
            <text:p>1467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2.35" calcext:value-type="float">
            <text:p>3932,35</text:p>
          </table:table-cell>
          <table:table-cell office:value-type="float" office:value="1306.54" calcext:value-type="float">
            <text:p>1306,54</text:p>
          </table:table-cell>
          <table:table-cell office:value-type="float" office:value="0" calcext:value-type="float">
            <text:p>0</text:p>
          </table:table-cell>
          <table:table-cell office:value-type="float" office:value="868.64" calcext:value-type="float">
            <text:p>868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2.3" calcext:value-type="float">
            <text:p>812,3</text:p>
          </table:table-cell>
          <table:table-cell office:value-type="float" office:value="119.8" calcext:value-type="float">
            <text:p>119,8</text:p>
          </table:table-cell>
          <table:table-cell office:value-type="float" office:value="1214.16" calcext:value-type="float">
            <text:p>1214,16</text:p>
          </table:table-cell>
          <table:table-cell office:value-type="float" office:value="0" calcext:value-type="float">
            <text:p>0</text:p>
          </table:table-cell>
          <table:table-cell office:value-type="float" office:value="5791.91" calcext:value-type="float">
            <text:p>5791,91</text:p>
          </table:table-cell>
          <table:table-cell office:value-type="float" office:value="0" calcext:value-type="float">
            <text:p>0</text:p>
          </table:table-cell>
          <table:table-cell office:value-type="float" office:value="125.09" calcext:value-type="float">
            <text:p>125,09</text:p>
          </table:table-cell>
          <table:table-cell office:value-type="float" office:value="3013.24" calcext:value-type="float">
            <text:p>3013,24</text:p>
          </table:table-cell>
          <table:table-cell office:value-type="float" office:value="5804.39" calcext:value-type="float">
            <text:p>5804,39</text:p>
          </table:table-cell>
          <table:table-cell office:value-type="float" office:value="5223.2" calcext:value-type="float">
            <text:p>5223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91" calcext:value-type="float">
            <text:p>79,91</text:p>
          </table:table-cell>
          <table:table-cell office:value-type="float" office:value="0" calcext:value-type="float">
            <text:p>0</text:p>
          </table:table-cell>
          <table:table-cell office:value-type="float" office:value="524.45" calcext:value-type="float">
            <text:p>524,45</text:p>
          </table:table-cell>
          <table:table-cell office:value-type="float" office:value="0" calcext:value-type="float">
            <text:p>0</text:p>
          </table:table-cell>
          <table:table-cell office:value-type="float" office:value="27.05" calcext:value-type="float">
            <text:p>27,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2325" calcext:value-type="float">
            <text:p>12325</text:p>
          </table:table-cell>
          <table:table-cell table:style-name="ce4" office:value-type="float" office:value="64604" calcext:value-type="float">
            <text:p>6460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2.44" calcext:value-type="float">
            <text:p>22,44</text:p>
          </table:table-cell>
          <table:table-cell office:value-type="float" office:value="0" calcext:value-type="float">
            <text:p>0</text:p>
          </table:table-cell>
          <table:table-cell office:value-type="float" office:value="389.15" calcext:value-type="float">
            <text:p>389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.29" calcext:value-type="float">
            <text:p>120,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02.86" calcext:value-type="float">
            <text:p>902,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4.11" calcext:value-type="float">
            <text:p>344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2" calcext:value-type="float">
            <text:p>31,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43" calcext:value-type="float">
            <text:p>59,4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204" calcext:value-type="float">
            <text:p>9204</text:p>
          </table:table-cell>
          <table:table-cell table:style-name="ce4" office:value-type="float" office:value="46936" calcext:value-type="float">
            <text:p>4693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72092.05" calcext:value-type="float">
            <text:p>272092,05</text:p>
          </table:table-cell>
          <table:table-cell office:value-type="float" office:value="17786.2" calcext:value-type="float">
            <text:p>17786,2</text:p>
          </table:table-cell>
          <table:table-cell office:value-type="float" office:value="7876.61" calcext:value-type="float">
            <text:p>7876,61</text:p>
          </table:table-cell>
          <table:table-cell office:value-type="float" office:value="2151.2" calcext:value-type="float">
            <text:p>2151,2</text:p>
          </table:table-cell>
          <table:table-cell office:value-type="float" office:value="616.84" calcext:value-type="float">
            <text:p>616,84</text:p>
          </table:table-cell>
          <table:table-cell office:value-type="float" office:value="5776.96" calcext:value-type="float">
            <text:p>5776,96</text:p>
          </table:table-cell>
          <table:table-cell office:value-type="float" office:value="4370.09" calcext:value-type="float">
            <text:p>4370,09</text:p>
          </table:table-cell>
          <table:table-cell office:value-type="float" office:value="20416.78" calcext:value-type="float">
            <text:p>20416,78</text:p>
          </table:table-cell>
          <table:table-cell office:value-type="float" office:value="12553.57" calcext:value-type="float">
            <text:p>12553,57</text:p>
          </table:table-cell>
          <table:table-cell office:value-type="float" office:value="0" calcext:value-type="float">
            <text:p>0</text:p>
          </table:table-cell>
          <table:table-cell office:value-type="float" office:value="13803.76" calcext:value-type="float">
            <text:p>13803,76</text:p>
          </table:table-cell>
          <table:table-cell office:value-type="float" office:value="5803.31" calcext:value-type="float">
            <text:p>5803,31</text:p>
          </table:table-cell>
          <table:table-cell office:value-type="float" office:value="555.75" calcext:value-type="float">
            <text:p>555,75</text:p>
          </table:table-cell>
          <table:table-cell office:value-type="float" office:value="18789.84" calcext:value-type="float">
            <text:p>18789,84</text:p>
          </table:table-cell>
          <table:table-cell office:value-type="float" office:value="0" calcext:value-type="float">
            <text:p>0</text:p>
          </table:table-cell>
          <table:table-cell office:value-type="float" office:value="86.25" calcext:value-type="float">
            <text:p>86,25</text:p>
          </table:table-cell>
          <table:table-cell office:value-type="float" office:value="0" calcext:value-type="float">
            <text:p>0</text:p>
          </table:table-cell>
          <table:table-cell office:value-type="float" office:value="371.82" calcext:value-type="float">
            <text:p>371,82</text:p>
          </table:table-cell>
          <table:table-cell office:value-type="float" office:value="4210.96" calcext:value-type="float">
            <text:p>4210,96</text:p>
          </table:table-cell>
          <table:table-cell office:value-type="float" office:value="388673.2" calcext:value-type="float">
            <text:p>388673,2</text:p>
          </table:table-cell>
          <table:table-cell office:value-type="float" office:value="702.07" calcext:value-type="float">
            <text:p>702,07</text:p>
          </table:table-cell>
          <table:table-cell office:value-type="float" office:value="10271.52" calcext:value-type="float">
            <text:p>10271,52</text:p>
          </table:table-cell>
          <table:table-cell office:value-type="float" office:value="0" calcext:value-type="float">
            <text:p>0</text:p>
          </table:table-cell>
          <table:table-cell office:value-type="float" office:value="6650.56" calcext:value-type="float">
            <text:p>6650,56</text:p>
          </table:table-cell>
          <table:table-cell office:value-type="float" office:value="28.32" calcext:value-type="float">
            <text:p>28,32</text:p>
          </table:table-cell>
          <table:table-cell office:value-type="float" office:value="10516.28" calcext:value-type="float">
            <text:p>10516,28</text:p>
          </table:table-cell>
          <table:table-cell office:value-type="float" office:value="0" calcext:value-type="float">
            <text:p>0</text:p>
          </table:table-cell>
          <table:table-cell office:value-type="float" office:value="427.29" calcext:value-type="float">
            <text:p>427,29</text:p>
          </table:table-cell>
          <table:table-cell office:value-type="float" office:value="0" calcext:value-type="float">
            <text:p>0</text:p>
          </table:table-cell>
          <table:table-cell office:value-type="float" office:value="9955.4" calcext:value-type="float">
            <text:p>9955,4</text:p>
          </table:table-cell>
          <table:table-cell table:style-name="ce9" office:value-type="float" office:value="73153" calcext:value-type="float">
            <text:p>73153</text:p>
          </table:table-cell>
          <table:table-cell table:style-name="ce4" office:value-type="float" office:value="314707" calcext:value-type="float">
            <text:p>31470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4891.75" calcext:value-type="float">
            <text:p>44891,75</text:p>
          </table:table-cell>
          <table:table-cell office:value-type="float" office:value="0" calcext:value-type="float">
            <text:p>0</text:p>
          </table:table-cell>
          <table:table-cell office:value-type="float" office:value="38.65" calcext:value-type="float">
            <text:p>38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3" calcext:value-type="float">
            <text:p>19,23</text:p>
          </table:table-cell>
          <table:table-cell office:value-type="float" office:value="160.9" calcext:value-type="float">
            <text:p>160,9</text:p>
          </table:table-cell>
          <table:table-cell office:value-type="float" office:value="0" calcext:value-type="float">
            <text:p>0</text:p>
          </table:table-cell>
          <table:table-cell office:value-type="float" office:value="251.9" calcext:value-type="float">
            <text:p>251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78" calcext:value-type="float">
            <text:p>55,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08.17" calcext:value-type="float">
            <text:p>1108,17</text:p>
          </table:table-cell>
          <table:table-cell office:value-type="float" office:value="0" calcext:value-type="float">
            <text:p>0</text:p>
          </table:table-cell>
          <table:table-cell office:value-type="float" office:value="43503.59" calcext:value-type="float">
            <text:p>43503,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.4" calcext:value-type="float">
            <text:p>207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5119" calcext:value-type="float">
            <text:p>15119</text:p>
          </table:table-cell>
          <table:table-cell table:style-name="ce4" office:value-type="float" office:value="70809" calcext:value-type="float">
            <text:p>7080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.94" calcext:value-type="float">
            <text:p>286,94</text:p>
          </table:table-cell>
          <table:table-cell office:value-type="float" office:value="5192.88" calcext:value-type="float">
            <text:p>5192,88</text:p>
          </table:table-cell>
          <table:table-cell office:value-type="float" office:value="29433.96" calcext:value-type="float">
            <text:p>29433,96</text:p>
          </table:table-cell>
          <table:table-cell office:value-type="float" office:value="4801.04" calcext:value-type="float">
            <text:p>4801,04</text:p>
          </table:table-cell>
          <table:table-cell office:value-type="float" office:value="0" calcext:value-type="float">
            <text:p>0</text:p>
          </table:table-cell>
          <table:table-cell office:value-type="float" office:value="644.08" calcext:value-type="float">
            <text:p>644,08</text:p>
          </table:table-cell>
          <table:table-cell office:value-type="float" office:value="0" calcext:value-type="float">
            <text:p>0</text:p>
          </table:table-cell>
          <table:table-cell office:value-type="float" office:value="743.71" calcext:value-type="float">
            <text:p>743,71</text:p>
          </table:table-cell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,6</text:p>
          </table:table-cell>
          <table:table-cell office:value-type="float" office:value="33922.26" calcext:value-type="float">
            <text:p>33922,26</text:p>
          </table:table-cell>
          <table:table-cell office:value-type="float" office:value="0" calcext:value-type="float">
            <text:p>0</text:p>
          </table:table-cell>
          <table:table-cell office:value-type="float" office:value="104.46" calcext:value-type="float">
            <text:p>104,46</text:p>
          </table:table-cell>
          <table:table-cell office:value-type="float" office:value="0" calcext:value-type="float">
            <text:p>0</text:p>
          </table:table-cell>
          <table:table-cell office:value-type="float" office:value="17703.2" calcext:value-type="float">
            <text:p>17703,2</text:p>
          </table:table-cell>
          <table:table-cell office:value-type="float" office:value="0" calcext:value-type="float">
            <text:p>0</text:p>
          </table:table-cell>
          <table:table-cell office:value-type="float" office:value="899.48" calcext:value-type="float">
            <text:p>899,48</text:p>
          </table:table-cell>
          <table:table-cell office:value-type="float" office:value="0" calcext:value-type="float">
            <text:p>0</text:p>
          </table:table-cell>
          <table:table-cell office:value-type="float" office:value="40.24" calcext:value-type="float">
            <text:p>40,24</text:p>
          </table:table-cell>
          <table:table-cell office:value-type="float" office:value="3891.37" calcext:value-type="float">
            <text:p>3891,37</text:p>
          </table:table-cell>
          <table:table-cell office:value-type="float" office:value="4637.73" calcext:value-type="float">
            <text:p>4637,73</text:p>
          </table:table-cell>
          <table:table-cell office:value-type="float" office:value="755.84" calcext:value-type="float">
            <text:p>755,84</text:p>
          </table:table-cell>
          <table:table-cell office:value-type="float" office:value="214.21" calcext:value-type="float">
            <text:p>214,21</text:p>
          </table:table-cell>
          <table:table-cell office:value-type="float" office:value="0" calcext:value-type="float">
            <text:p>0</text:p>
          </table:table-cell>
          <table:table-cell office:value-type="float" office:value="544.85" calcext:value-type="float">
            <text:p>544,8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6932" calcext:value-type="float">
            <text:p>16932</text:p>
          </table:table-cell>
          <table:table-cell table:style-name="ce4" office:value-type="float" office:value="87149" calcext:value-type="float">
            <text:p>871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2.69" calcext:value-type="float">
            <text:p>352,6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5.26" calcext:value-type="float">
            <text:p>15,2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134" calcext:value-type="float">
            <text:p>9134</text:p>
          </table:table-cell>
          <table:table-cell table:style-name="ce4" office:value-type="float" office:value="46324" calcext:value-type="float">
            <text:p>4632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9" calcext:value-type="float">
            <text:p>39,49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47.78" calcext:value-type="float">
            <text:p>47,78</text:p>
          </table:table-cell>
          <table:table-cell table:style-name="ce9" office:value-type="float" office:value="9102" calcext:value-type="float">
            <text:p>9102</text:p>
          </table:table-cell>
          <table:table-cell table:style-name="ce4" office:value-type="float" office:value="46620" calcext:value-type="float">
            <text:p>4662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42" calcext:value-type="float">
            <text:p>18,42</text:p>
          </table:table-cell>
          <table:table-cell office:value-type="float" office:value="0" calcext:value-type="float">
            <text:p>0</text:p>
          </table:table-cell>
          <table:table-cell office:value-type="float" office:value="1381" calcext:value-type="float">
            <text:p>1381</text:p>
          </table:table-cell>
          <table:table-cell office:value-type="float" office:value="0" calcext:value-type="float">
            <text:p>0</text:p>
          </table:table-cell>
          <table:table-cell office:value-type="float" office:value="44.53" calcext:value-type="float">
            <text:p>44,53</text:p>
          </table:table-cell>
          <table:table-cell office:value-type="float" office:value="23.46" calcext:value-type="float">
            <text:p>23,46</text:p>
          </table:table-cell>
          <table:table-cell office:value-type="float" office:value="0" calcext:value-type="float">
            <text:p>0</text:p>
          </table:table-cell>
          <table:table-cell office:value-type="float" office:value="145.87" calcext:value-type="float">
            <text:p>145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9.14" calcext:value-type="float">
            <text:p>5569,14</text:p>
          </table:table-cell>
          <table:table-cell office:value-type="float" office:value="62.77" calcext:value-type="float">
            <text:p>62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1.96" calcext:value-type="float">
            <text:p>3081,96</text:p>
          </table:table-cell>
          <table:table-cell office:value-type="float" office:value="0" calcext:value-type="float">
            <text:p>0</text:p>
          </table:table-cell>
          <table:table-cell office:value-type="float" office:value="120.54" calcext:value-type="float">
            <text:p>120,54</text:p>
          </table:table-cell>
          <table:table-cell office:value-type="float" office:value="0" calcext:value-type="float">
            <text:p>0</text:p>
          </table:table-cell>
          <table:table-cell office:value-type="float" office:value="203.47" calcext:value-type="float">
            <text:p>203,47</text:p>
          </table:table-cell>
          <table:table-cell office:value-type="float" office:value="1298.12" calcext:value-type="float">
            <text:p>1298,12</text:p>
          </table:table-cell>
          <table:table-cell office:value-type="float" office:value="0" calcext:value-type="float">
            <text:p>0</text:p>
          </table:table-cell>
          <table:table-cell office:value-type="float" office:value="403.04" calcext:value-type="float">
            <text:p>403,04</text:p>
          </table:table-cell>
          <table:table-cell office:value-type="float" office:value="122.29" calcext:value-type="float">
            <text:p>122,29</text:p>
          </table:table-cell>
          <table:table-cell office:value-type="float" office:value="0" calcext:value-type="float">
            <text:p>0</text:p>
          </table:table-cell>
          <table:table-cell office:value-type="float" office:value="551.44" calcext:value-type="float">
            <text:p>551,44</text:p>
          </table:table-cell>
          <table:table-cell office:value-type="float" office:value="0" calcext:value-type="float">
            <text:p>0</text:p>
          </table:table-cell>
          <table:table-cell office:value-type="float" office:value="75.43" calcext:value-type="float">
            <text:p>75,4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481" calcext:value-type="float">
            <text:p>9481</text:p>
          </table:table-cell>
          <table:table-cell table:style-name="ce4" office:value-type="float" office:value="47346" calcext:value-type="float">
            <text:p>4734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1.65" calcext:value-type="float">
            <text:p>21,65</text:p>
          </table:table-cell>
          <table:table-cell office:value-type="float" office:value="1289.92" calcext:value-type="float">
            <text:p>1289,92</text:p>
          </table:table-cell>
          <table:table-cell office:value-type="float" office:value="814.72" calcext:value-type="float">
            <text:p>814,72</text:p>
          </table:table-cell>
          <table:table-cell office:value-type="float" office:value="173863.59" calcext:value-type="float">
            <text:p>173863,59</text:p>
          </table:table-cell>
          <table:table-cell office:value-type="float" office:value="10356.11" calcext:value-type="float">
            <text:p>10356,11</text:p>
          </table:table-cell>
          <table:table-cell office:value-type="float" office:value="172.84" calcext:value-type="float">
            <text:p>172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.29" calcext:value-type="float">
            <text:p>127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554.87" calcext:value-type="float">
            <text:p>183554,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8" calcext:value-type="float">
            <text:p>8,58</text:p>
          </table:table-cell>
          <table:table-cell office:value-type="float" office:value="0" calcext:value-type="float">
            <text:p>0</text:p>
          </table:table-cell>
          <table:table-cell office:value-type="float" office:value="109.9" calcext:value-type="float">
            <text:p>10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3.9" calcext:value-type="float">
            <text:p>3313,9</text:p>
          </table:table-cell>
          <table:table-cell office:value-type="float" office:value="2334.91" calcext:value-type="float">
            <text:p>2334,91</text:p>
          </table:table-cell>
          <table:table-cell office:value-type="float" office:value="574.74" calcext:value-type="float">
            <text:p>574,74</text:p>
          </table:table-cell>
          <table:table-cell office:value-type="float" office:value="108.7" calcext:value-type="float">
            <text:p>108,7</text:p>
          </table:table-cell>
          <table:table-cell office:value-type="float" office:value="0" calcext:value-type="float">
            <text:p>0</text:p>
          </table:table-cell>
          <table:table-cell office:value-type="float" office:value="-176.57" calcext:value-type="float">
            <text:p>-176,57</text:p>
          </table:table-cell>
          <table:table-cell office:value-type="float" office:value="0" calcext:value-type="float">
            <text:p>0</text:p>
          </table:table-cell>
          <table:table-cell office:value-type="float" office:value="48.42" calcext:value-type="float">
            <text:p>48,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50967" calcext:value-type="float">
            <text:p>50967</text:p>
          </table:table-cell>
          <table:table-cell table:style-name="ce4" office:value-type="float" office:value="313011" calcext:value-type="float">
            <text:p>3130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86.62" calcext:value-type="float">
            <text:p>686,62</text:p>
          </table:table-cell>
          <table:table-cell office:value-type="float" office:value="0" calcext:value-type="float">
            <text:p>0</text:p>
          </table:table-cell>
          <table:table-cell office:value-type="float" office:value="107.73" calcext:value-type="float">
            <text:p>107,7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70.47" calcext:value-type="float">
            <text:p>370,47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192" calcext:value-type="float">
            <text:p>9192</text:p>
          </table:table-cell>
          <table:table-cell table:style-name="ce4" office:value-type="float" office:value="46965" calcext:value-type="float">
            <text:p>4696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63" calcext:value-type="float">
            <text:p>86,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36" calcext:value-type="float">
            <text:p>46,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0.56" calcext:value-type="float">
            <text:p>240,56</text:p>
          </table:table-cell>
          <table:table-cell office:value-type="float" office:value="0" calcext:value-type="float">
            <text:p>0</text:p>
          </table:table-cell>
          <table:table-cell office:value-type="float" office:value="166.53" calcext:value-type="float">
            <text:p>166,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2.74" calcext:value-type="float">
            <text:p>562,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.58" calcext:value-type="float">
            <text:p>56,5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113" calcext:value-type="float">
            <text:p>9113</text:p>
          </table:table-cell>
          <table:table-cell table:style-name="ce4" office:value-type="float" office:value="46309" calcext:value-type="float">
            <text:p>4630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016.28" calcext:value-type="float">
            <text:p>9016,28</text:p>
          </table:table-cell>
          <table:table-cell office:value-type="float" office:value="4427.04" calcext:value-type="float">
            <text:p>4427,04</text:p>
          </table:table-cell>
          <table:table-cell office:value-type="float" office:value="345.97" calcext:value-type="float">
            <text:p>345,97</text:p>
          </table:table-cell>
          <table:table-cell office:value-type="float" office:value="1346.36" calcext:value-type="float">
            <text:p>1346,36</text:p>
          </table:table-cell>
          <table:table-cell office:value-type="float" office:value="0" calcext:value-type="float">
            <text:p>0</text:p>
          </table:table-cell>
          <table:table-cell office:value-type="float" office:value="1122.19" calcext:value-type="float">
            <text:p>1122,19</text:p>
          </table:table-cell>
          <table:table-cell office:value-type="float" office:value="229.4" calcext:value-type="float">
            <text:p>229,4</text:p>
          </table:table-cell>
          <table:table-cell office:value-type="float" office:value="10667.79" calcext:value-type="float">
            <text:p>10667,79</text:p>
          </table:table-cell>
          <table:table-cell office:value-type="float" office:value="183.22" calcext:value-type="float">
            <text:p>183,22</text:p>
          </table:table-cell>
          <table:table-cell office:value-type="float" office:value="0" calcext:value-type="float">
            <text:p>0</text:p>
          </table:table-cell>
          <table:table-cell office:value-type="float" office:value="468.24" calcext:value-type="float">
            <text:p>468,24</text:p>
          </table:table-cell>
          <table:table-cell office:value-type="float" office:value="2427.97" calcext:value-type="float">
            <text:p>2427,97</text:p>
          </table:table-cell>
          <table:table-cell office:value-type="float" office:value="482.49" calcext:value-type="float">
            <text:p>482,49</text:p>
          </table:table-cell>
          <table:table-cell office:value-type="float" office:value="28467.47" calcext:value-type="float">
            <text:p>28467,47</text:p>
          </table:table-cell>
          <table:table-cell office:value-type="float" office:value="0" calcext:value-type="float">
            <text:p>0</text:p>
          </table:table-cell>
          <table:table-cell office:value-type="float" office:value="98.05" calcext:value-type="float">
            <text:p>98,05</text:p>
          </table:table-cell>
          <table:table-cell office:value-type="float" office:value="0" calcext:value-type="float">
            <text:p>0</text:p>
          </table:table-cell>
          <table:table-cell office:value-type="float" office:value="655.93" calcext:value-type="float">
            <text:p>655,93</text:p>
          </table:table-cell>
          <table:table-cell office:value-type="float" office:value="95.56" calcext:value-type="float">
            <text:p>95,56</text:p>
          </table:table-cell>
          <table:table-cell office:value-type="float" office:value="58120.06" calcext:value-type="float">
            <text:p>58120,06</text:p>
          </table:table-cell>
          <table:table-cell office:value-type="float" office:value="290.79" calcext:value-type="float">
            <text:p>290,79</text:p>
          </table:table-cell>
          <table:table-cell office:value-type="float" office:value="-140.25" calcext:value-type="float">
            <text:p>-140,25</text:p>
          </table:table-cell>
          <table:table-cell office:value-type="float" office:value="0" calcext:value-type="float">
            <text:p>0</text:p>
          </table:table-cell>
          <table:table-cell office:value-type="float" office:value="597.43" calcext:value-type="float">
            <text:p>597,43</text:p>
          </table:table-cell>
          <table:table-cell office:value-type="float" office:value="0" calcext:value-type="float">
            <text:p>0</text:p>
          </table:table-cell>
          <table:table-cell office:value-type="float" office:value="785.51" calcext:value-type="float">
            <text:p>785,51</text:p>
          </table:table-cell>
          <table:table-cell office:value-type="float" office:value="0" calcext:value-type="float">
            <text:p>0</text:p>
          </table:table-cell>
          <table:table-cell office:value-type="float" office:value="132.32" calcext:value-type="float">
            <text:p>132,32</text:p>
          </table:table-cell>
          <table:table-cell office:value-type="float" office:value="0" calcext:value-type="float">
            <text:p>0</text:p>
          </table:table-cell>
          <table:table-cell office:value-type="float" office:value="289.6" calcext:value-type="float">
            <text:p>289,6</text:p>
          </table:table-cell>
          <table:table-cell table:style-name="ce9" office:value-type="float" office:value="19353" calcext:value-type="float">
            <text:p>19353</text:p>
          </table:table-cell>
          <table:table-cell table:style-name="ce4" office:value-type="float" office:value="76207" calcext:value-type="float">
            <text:p>7620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.05" calcext:value-type="float">
            <text:p>34,05</text:p>
          </table:table-cell>
          <table:table-cell office:value-type="float" office:value="0" calcext:value-type="float">
            <text:p>0</text:p>
          </table:table-cell>
          <table:table-cell office:value-type="float" office:value="76447.68" calcext:value-type="float">
            <text:p>76447,68</text:p>
          </table:table-cell>
          <table:table-cell office:value-type="float" office:value="24.78" calcext:value-type="float">
            <text:p>24,78</text:p>
          </table:table-cell>
          <table:table-cell office:value-type="float" office:value="0" calcext:value-type="float">
            <text:p>0</text:p>
          </table:table-cell>
          <table:table-cell office:value-type="float" office:value="1239.51" calcext:value-type="float">
            <text:p>1239,51</text:p>
          </table:table-cell>
          <table:table-cell office:value-type="float" office:value="166.66" calcext:value-type="float">
            <text:p>166,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.08" calcext:value-type="float">
            <text:p>40,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625.81" calcext:value-type="float">
            <text:p>104625,81</text:p>
          </table:table-cell>
          <table:table-cell office:value-type="float" office:value="0" calcext:value-type="float">
            <text:p>0</text:p>
          </table:table-cell>
          <table:table-cell office:value-type="float" office:value="3.28" calcext:value-type="float">
            <text:p>3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.47" calcext:value-type="float">
            <text:p>452,47</text:p>
          </table:table-cell>
          <table:table-cell office:value-type="float" office:value="-128.47" calcext:value-type="float">
            <text:p>-128,47</text:p>
          </table:table-cell>
          <table:table-cell office:value-type="float" office:value="0" calcext:value-type="float">
            <text:p>0</text:p>
          </table:table-cell>
          <table:table-cell office:value-type="float" office:value="337.22" calcext:value-type="float">
            <text:p>337,22</text:p>
          </table:table-cell>
          <table:table-cell office:value-type="float" office:value="0" calcext:value-type="float">
            <text:p>0</text:p>
          </table:table-cell>
          <table:table-cell office:value-type="float" office:value="80.48" calcext:value-type="float">
            <text:p>80,4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20012" calcext:value-type="float">
            <text:p>20012</text:p>
          </table:table-cell>
          <table:table-cell table:style-name="ce4" office:value-type="float" office:value="101019" calcext:value-type="float">
            <text:p>10101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1759.28" calcext:value-type="float">
            <text:p>21759,28</text:p>
          </table:table-cell>
          <table:table-cell office:value-type="float" office:value="2515.34" calcext:value-type="float">
            <text:p>2515,34</text:p>
          </table:table-cell>
          <table:table-cell office:value-type="float" office:value="0" calcext:value-type="float">
            <text:p>0</text:p>
          </table:table-cell>
          <table:table-cell office:value-type="float" office:value="200.01" calcext:value-type="float">
            <text:p>200,01</text:p>
          </table:table-cell>
          <table:table-cell office:value-type="float" office:value="552.32" calcext:value-type="float">
            <text:p>552,32</text:p>
          </table:table-cell>
          <table:table-cell office:value-type="float" office:value="53.56" calcext:value-type="float">
            <text:p>53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7.98" calcext:value-type="float">
            <text:p>1097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4.26" calcext:value-type="float">
            <text:p>1384,26</text:p>
          </table:table-cell>
          <table:table-cell office:value-type="float" office:value="0" calcext:value-type="float">
            <text:p>0</text:p>
          </table:table-cell>
          <table:table-cell office:value-type="float" office:value="18461.06" calcext:value-type="float">
            <text:p>18461,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43.09" calcext:value-type="float">
            <text:p>6743,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6.3" calcext:value-type="float">
            <text:p>506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6267" calcext:value-type="float">
            <text:p>16267</text:p>
          </table:table-cell>
          <table:table-cell table:style-name="ce4" office:value-type="float" office:value="76060" calcext:value-type="float">
            <text:p>7606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6.44" calcext:value-type="float">
            <text:p>856,4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136.43" calcext:value-type="float">
            <text:p>1136,43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9" office:value-type="float" office:value="9236" calcext:value-type="float">
            <text:p>9236</text:p>
          </table:table-cell>
          <table:table-cell table:style-name="ce4" office:value-type="float" office:value="48067" calcext:value-type="float">
            <text:p>4806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.53" calcext:value-type="float">
            <text:p>24,53</text:p>
          </table:table-cell>
          <table:table-cell office:value-type="float" office:value="0" calcext:value-type="float">
            <text:p>0</text:p>
          </table:table-cell>
          <table:table-cell office:value-type="float" office:value="84.46" calcext:value-type="float">
            <text:p>84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87" calcext:value-type="float">
            <text:p>25,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.95" calcext:value-type="float">
            <text:p>50,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21.37" calcext:value-type="float">
            <text:p>521,37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114" calcext:value-type="float">
            <text:p>9114</text:p>
          </table:table-cell>
          <table:table-cell table:style-name="ce4" office:value-type="float" office:value="46504" calcext:value-type="float">
            <text:p>4650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60.32" calcext:value-type="float">
            <text:p>660,32</text:p>
          </table:table-cell>
          <table:table-cell office:value-type="float" office:value="258.82" calcext:value-type="float">
            <text:p>258,82</text:p>
          </table:table-cell>
          <table:table-cell office:value-type="float" office:value="74.71" calcext:value-type="float">
            <text:p>74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1" calcext:value-type="float">
            <text:p>41,01</text:p>
          </table:table-cell>
          <table:table-cell office:value-type="float" office:value="318.98" calcext:value-type="float">
            <text:p>318,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8.16" calcext:value-type="float">
            <text:p>128,16</text:p>
          </table:table-cell>
          <table:table-cell office:value-type="float" office:value="0" calcext:value-type="float">
            <text:p>0</text:p>
          </table:table-cell>
          <table:table-cell office:value-type="float" office:value="8.53" calcext:value-type="float">
            <text:p>8,53</text:p>
          </table:table-cell>
          <table:table-cell office:value-type="float" office:value="0" calcext:value-type="float">
            <text:p>0</text:p>
          </table:table-cell>
          <table:table-cell office:value-type="float" office:value="57.68" calcext:value-type="float">
            <text:p>57,68</text:p>
          </table:table-cell>
          <table:table-cell office:value-type="float" office:value="200.28" calcext:value-type="float">
            <text:p>200,28</text:p>
          </table:table-cell>
          <table:table-cell office:value-type="float" office:value="187.98" calcext:value-type="float">
            <text:p>187,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66" calcext:value-type="float">
            <text:p>33,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.13" calcext:value-type="float">
            <text:p>119,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297" calcext:value-type="float">
            <text:p>9297</text:p>
          </table:table-cell>
          <table:table-cell table:style-name="ce4" office:value-type="float" office:value="47471" calcext:value-type="float">
            <text:p>474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7.39" calcext:value-type="float">
            <text:p>87,39</text:p>
          </table:table-cell>
          <table:table-cell office:value-type="float" office:value="0" calcext:value-type="float">
            <text:p>0</text:p>
          </table:table-cell>
          <table:table-cell office:value-type="float" office:value="745.86" calcext:value-type="float">
            <text:p>745,86</text:p>
          </table:table-cell>
          <table:table-cell office:value-type="float" office:value="404.14" calcext:value-type="float">
            <text:p>404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.27" calcext:value-type="float">
            <text:p>201,27</text:p>
          </table:table-cell>
          <table:table-cell office:value-type="float" office:value="286.25" calcext:value-type="float">
            <text:p>286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52" calcext:value-type="float">
            <text:p>90,52</text:p>
          </table:table-cell>
          <table:table-cell office:value-type="float" office:value="248.86" calcext:value-type="float">
            <text:p>248,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7.94" calcext:value-type="float">
            <text:p>767,94</text:p>
          </table:table-cell>
          <table:table-cell office:value-type="float" office:value="0" calcext:value-type="float">
            <text:p>0</text:p>
          </table:table-cell>
          <table:table-cell office:value-type="float" office:value="59.61" calcext:value-type="float">
            <text:p>59,61</text:p>
          </table:table-cell>
          <table:table-cell office:value-type="float" office:value="0" calcext:value-type="float">
            <text:p>0</text:p>
          </table:table-cell>
          <table:table-cell office:value-type="float" office:value="149.13" calcext:value-type="float">
            <text:p>149,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35" calcext:value-type="float">
            <text:p>18,3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331" calcext:value-type="float">
            <text:p>9331</text:p>
          </table:table-cell>
          <table:table-cell table:style-name="ce4" office:value-type="float" office:value="47596" calcext:value-type="float">
            <text:p>475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44005.57" calcext:value-type="float">
            <text:p>144005,57</text:p>
          </table:table-cell>
          <table:table-cell office:value-type="float" office:value="0" calcext:value-type="float">
            <text:p>0</text:p>
          </table:table-cell>
          <table:table-cell office:value-type="float" office:value="21809.77" calcext:value-type="float">
            <text:p>21809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0.95" calcext:value-type="float">
            <text:p>17130,95</text:p>
          </table:table-cell>
          <table:table-cell office:value-type="float" office:value="2247.48" calcext:value-type="float">
            <text:p>2247,48</text:p>
          </table:table-cell>
          <table:table-cell office:value-type="float" office:value="4827.99" calcext:value-type="float">
            <text:p>4827,99</text:p>
          </table:table-cell>
          <table:table-cell office:value-type="float" office:value="490.95" calcext:value-type="float">
            <text:p>490,95</text:p>
          </table:table-cell>
          <table:table-cell office:value-type="float" office:value="0" calcext:value-type="float">
            <text:p>0</text:p>
          </table:table-cell>
          <table:table-cell office:value-type="float" office:value="9969.66" calcext:value-type="float">
            <text:p>9969,66</text:p>
          </table:table-cell>
          <table:table-cell office:value-type="float" office:value="185.45" calcext:value-type="float">
            <text:p>185,45</text:p>
          </table:table-cell>
          <table:table-cell office:value-type="float" office:value="6614.21" calcext:value-type="float">
            <text:p>6614,21</text:p>
          </table:table-cell>
          <table:table-cell office:value-type="float" office:value="39.38" calcext:value-type="float">
            <text:p>39,38</text:p>
          </table:table-cell>
          <table:table-cell office:value-type="float" office:value="0" calcext:value-type="float">
            <text:p>0</text:p>
          </table:table-cell>
          <table:table-cell office:value-type="float" office:value="3577.71" calcext:value-type="float">
            <text:p>3577,71</text:p>
          </table:table-cell>
          <table:table-cell office:value-type="float" office:value="0" calcext:value-type="float">
            <text:p>0</text:p>
          </table:table-cell>
          <table:table-cell office:value-type="float" office:value="165.92" calcext:value-type="float">
            <text:p>165,92</text:p>
          </table:table-cell>
          <table:table-cell office:value-type="float" office:value="1130.53" calcext:value-type="float">
            <text:p>1130,53</text:p>
          </table:table-cell>
          <table:table-cell office:value-type="float" office:value="193105.65" calcext:value-type="float">
            <text:p>193105,65</text:p>
          </table:table-cell>
          <table:table-cell office:value-type="float" office:value="13572.73" calcext:value-type="float">
            <text:p>13572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 office:value-type="float" office:value="224.92" calcext:value-type="float">
            <text:p>224,92</text:p>
          </table:table-cell>
          <table:table-cell office:value-type="float" office:value="4365.14" calcext:value-type="float">
            <text:p>4365,14</text:p>
          </table:table-cell>
          <table:table-cell office:value-type="float" office:value="0" calcext:value-type="float">
            <text:p>0</text:p>
          </table:table-cell>
          <table:table-cell office:value-type="float" office:value="151.87" calcext:value-type="float">
            <text:p>151,87</text:p>
          </table:table-cell>
          <table:table-cell office:value-type="float" office:value="0" calcext:value-type="float">
            <text:p>0</text:p>
          </table:table-cell>
          <table:table-cell office:value-type="float" office:value="4805.54" calcext:value-type="float">
            <text:p>4805,54</text:p>
          </table:table-cell>
          <table:table-cell table:style-name="ce9" office:value-type="float" office:value="42570" calcext:value-type="float">
            <text:p>42570</text:p>
          </table:table-cell>
          <table:table-cell table:style-name="ce4" office:value-type="float" office:value="215205" calcext:value-type="float">
            <text:p>21520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095.66" calcext:value-type="float">
            <text:p>3095,66</text:p>
          </table:table-cell>
          <table:table-cell office:value-type="float" office:value="14.02" calcext:value-type="float">
            <text:p>14,02</text:p>
          </table:table-cell>
          <table:table-cell office:value-type="float" office:value="0" calcext:value-type="float">
            <text:p>0</text:p>
          </table:table-cell>
          <table:table-cell office:value-type="float" office:value="26.47" calcext:value-type="float">
            <text:p>26,47</text:p>
          </table:table-cell>
          <table:table-cell office:value-type="float" office:value="0" calcext:value-type="float">
            <text:p>0</text:p>
          </table:table-cell>
          <table:table-cell office:value-type="float" office:value="485.48" calcext:value-type="float">
            <text:p>485,48</text:p>
          </table:table-cell>
          <table:table-cell office:value-type="float" office:value="392.22" calcext:value-type="float">
            <text:p>392,22</text:p>
          </table:table-cell>
          <table:table-cell office:value-type="float" office:value="2130.19" calcext:value-type="float">
            <text:p>2130,19</text:p>
          </table:table-cell>
          <table:table-cell office:value-type="float" office:value="123.09" calcext:value-type="float">
            <text:p>123,09</text:p>
          </table:table-cell>
          <table:table-cell office:value-type="float" office:value="0" calcext:value-type="float">
            <text:p>0</text:p>
          </table:table-cell>
          <table:table-cell office:value-type="float" office:value="902.13" calcext:value-type="float">
            <text:p>902,13</text:p>
          </table:table-cell>
          <table:table-cell office:value-type="float" office:value="0" calcext:value-type="float">
            <text:p>0</text:p>
          </table:table-cell>
          <table:table-cell office:value-type="float" office:value="16.85" calcext:value-type="float">
            <text:p>16,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.04" calcext:value-type="float">
            <text:p>63,04</text:p>
          </table:table-cell>
          <table:table-cell office:value-type="float" office:value="5323.95" calcext:value-type="float">
            <text:p>5323,95</text:p>
          </table:table-cell>
          <table:table-cell office:value-type="float" office:value="1872.69" calcext:value-type="float">
            <text:p>1872,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9.66" calcext:value-type="float">
            <text:p>619,66</text:p>
          </table:table-cell>
          <table:table-cell office:value-type="float" office:value="0" calcext:value-type="float">
            <text:p>0</text:p>
          </table:table-cell>
          <table:table-cell office:value-type="float" office:value="295.46" calcext:value-type="float">
            <text:p>295,46</text:p>
          </table:table-cell>
          <table:table-cell office:value-type="float" office:value="0" calcext:value-type="float">
            <text:p>0</text:p>
          </table:table-cell>
          <table:table-cell office:value-type="float" office:value="18.37" calcext:value-type="float">
            <text:p>18,37</text:p>
          </table:table-cell>
          <table:table-cell office:value-type="float" office:value="0" calcext:value-type="float">
            <text:p>0</text:p>
          </table:table-cell>
          <table:table-cell office:value-type="float" office:value="4275.53" calcext:value-type="float">
            <text:p>4275,53</text:p>
          </table:table-cell>
          <table:table-cell table:style-name="ce9" office:value-type="float" office:value="13419" calcext:value-type="float">
            <text:p>13419</text:p>
          </table:table-cell>
          <table:table-cell table:style-name="ce4" office:value-type="float" office:value="84440" calcext:value-type="float">
            <text:p>8444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4.78" calcext:value-type="float">
            <text:p>214,7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40.82" calcext:value-type="float">
            <text:p>640,82</text:p>
          </table:table-cell>
          <table:table-cell office:value-type="float" office:value="0" calcext:value-type="float">
            <text:p>0</text:p>
          </table:table-cell>
          <table:table-cell office:value-type="float" office:value="47.43" calcext:value-type="float">
            <text:p>47,43</text:p>
          </table:table-cell>
          <table:table-cell office:value-type="float" office:value="0" calcext:value-type="float">
            <text:p>0</text:p>
          </table:table-cell>
          <table:table-cell office:value-type="float" office:value="747.76" calcext:value-type="float">
            <text:p>747,76</text:p>
          </table:table-cell>
          <table:table-cell office:value-type="float" office:value="0" calcext:value-type="float">
            <text:p>0</text:p>
          </table:table-cell>
          <table:table-cell office:value-type="float" office:value="7.09" calcext:value-type="float">
            <text:p>7,0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8425" calcext:value-type="float">
            <text:p>8425</text:p>
          </table:table-cell>
          <table:table-cell table:style-name="ce4" office:value-type="float" office:value="42267" calcext:value-type="float">
            <text:p>4226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7685.23" calcext:value-type="float">
            <text:p>37685,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7.86" calcext:value-type="float">
            <text:p>677,86</text:p>
          </table:table-cell>
          <table:table-cell office:value-type="float" office:value="0" calcext:value-type="float">
            <text:p>0</text:p>
          </table:table-cell>
          <table:table-cell office:value-type="float" office:value="164.67" calcext:value-type="float">
            <text:p>164,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53.53" calcext:value-type="float">
            <text:p>1453,53</text:p>
          </table:table-cell>
          <table:table-cell office:value-type="float" office:value="0" calcext:value-type="float">
            <text:p>0</text:p>
          </table:table-cell>
          <table:table-cell office:value-type="float" office:value="44078" calcext:value-type="float">
            <text:p>440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.6" calcext:value-type="float">
            <text:p>371,6</text:p>
          </table:table-cell>
          <table:table-cell office:value-type="float" office:value="784.86" calcext:value-type="float">
            <text:p>784,86</text:p>
          </table:table-cell>
          <table:table-cell office:value-type="float" office:value="425.78" calcext:value-type="float">
            <text:p>425,78</text:p>
          </table:table-cell>
          <table:table-cell office:value-type="float" office:value="0" calcext:value-type="float">
            <text:p>0</text:p>
          </table:table-cell>
          <table:table-cell office:value-type="float" office:value="50.31" calcext:value-type="float">
            <text:p>50,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4020" calcext:value-type="float">
            <text:p>14020</text:p>
          </table:table-cell>
          <table:table-cell table:style-name="ce4" office:value-type="float" office:value="62500" calcext:value-type="float">
            <text:p>625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.91" calcext:value-type="float">
            <text:p>26,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9.14" calcext:value-type="float">
            <text:p>479,14</text:p>
          </table:table-cell>
          <table:table-cell office:value-type="float" office:value="74.13" calcext:value-type="float">
            <text:p>74,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.98" calcext:value-type="float">
            <text:p>76,98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9" office:value-type="float" office:value="9166" calcext:value-type="float">
            <text:p>9166</text:p>
          </table:table-cell>
          <table:table-cell table:style-name="ce4" office:value-type="float" office:value="46784" calcext:value-type="float">
            <text:p>4678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9.12" calcext:value-type="float">
            <text:p>209,12</text:p>
          </table:table-cell>
          <table:table-cell office:value-type="float" office:value="0" calcext:value-type="float">
            <text:p>0</text:p>
          </table:table-cell>
          <table:table-cell office:value-type="float" office:value="48052.3" calcext:value-type="float">
            <text:p>48052,3</text:p>
          </table:table-cell>
          <table:table-cell office:value-type="float" office:value="2.81" calcext:value-type="float">
            <text:p>2,81</text:p>
          </table:table-cell>
          <table:table-cell office:value-type="float" office:value="646.17" calcext:value-type="float">
            <text:p>646,17</text:p>
          </table:table-cell>
          <table:table-cell office:value-type="float" office:value="441.8" calcext:value-type="float">
            <text:p>441,8</text:p>
          </table:table-cell>
          <table:table-cell office:value-type="float" office:value="4634.63" calcext:value-type="float">
            <text:p>4634,63</text:p>
          </table:table-cell>
          <table:table-cell office:value-type="float" office:value="23.01" calcext:value-type="float">
            <text:p>23,01</text:p>
          </table:table-cell>
          <table:table-cell office:value-type="float" office:value="-0.22" calcext:value-type="float">
            <text:p>-0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.18" calcext:value-type="float">
            <text:p>407,18</text:p>
          </table:table-cell>
          <table:table-cell office:value-type="float" office:value="2014.44" calcext:value-type="float">
            <text:p>2014,44</text:p>
          </table:table-cell>
          <table:table-cell office:value-type="float" office:value="152.81" calcext:value-type="float">
            <text:p>152,81</text:p>
          </table:table-cell>
          <table:table-cell office:value-type="float" office:value="0" calcext:value-type="float">
            <text:p>0</text:p>
          </table:table-cell>
          <table:table-cell office:value-type="float" office:value="66356.61" calcext:value-type="float">
            <text:p>66356,61</text:p>
          </table:table-cell>
          <table:table-cell office:value-type="float" office:value="0" calcext:value-type="float">
            <text:p>0</text:p>
          </table:table-cell>
          <table:table-cell office:value-type="float" office:value="116.6" calcext:value-type="float">
            <text:p>116,6</text:p>
          </table:table-cell>
          <table:table-cell office:value-type="float" office:value="0" calcext:value-type="float">
            <text:p>0</text:p>
          </table:table-cell>
          <table:table-cell office:value-type="float" office:value="163.28" calcext:value-type="float">
            <text:p>163,28</text:p>
          </table:table-cell>
          <table:table-cell office:value-type="float" office:value="14059.15" calcext:value-type="float">
            <text:p>14059,15</text:p>
          </table:table-cell>
          <table:table-cell office:value-type="float" office:value="0" calcext:value-type="float">
            <text:p>0</text:p>
          </table:table-cell>
          <table:table-cell office:value-type="float" office:value="1634.68" calcext:value-type="float">
            <text:p>1634,68</text:p>
          </table:table-cell>
          <table:table-cell office:value-type="float" office:value="1913.31" calcext:value-type="float">
            <text:p>1913,3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04.25" calcext:value-type="float">
            <text:p>104,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8884" calcext:value-type="float">
            <text:p>18884</text:p>
          </table:table-cell>
          <table:table-cell table:style-name="ce4" office:value-type="float" office:value="96351" calcext:value-type="float">
            <text:p>9635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79.43" calcext:value-type="float">
            <text:p>1679,43</text:p>
          </table:table-cell>
          <table:table-cell office:value-type="float" office:value="194.56" calcext:value-type="float">
            <text:p>194,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09.79" calcext:value-type="float">
            <text:p>7509,79</text:p>
          </table:table-cell>
          <table:table-cell office:value-type="float" office:value="1712.55" calcext:value-type="float">
            <text:p>1712,55</text:p>
          </table:table-cell>
          <table:table-cell office:value-type="float" office:value="9126.34" calcext:value-type="float">
            <text:p>9126,34</text:p>
          </table:table-cell>
          <table:table-cell office:value-type="float" office:value="134.93" calcext:value-type="float">
            <text:p>134,93</text:p>
          </table:table-cell>
          <table:table-cell office:value-type="float" office:value="0" calcext:value-type="float">
            <text:p>0</text:p>
          </table:table-cell>
          <table:table-cell office:value-type="float" office:value="28935.09" calcext:value-type="float">
            <text:p>28935,09</text:p>
          </table:table-cell>
          <table:table-cell office:value-type="float" office:value="140.82" calcext:value-type="float">
            <text:p>140,82</text:p>
          </table:table-cell>
          <table:table-cell office:value-type="float" office:value="399.89" calcext:value-type="float">
            <text:p>399,89</text:p>
          </table:table-cell>
          <table:table-cell office:value-type="float" office:value="60.11" calcext:value-type="float">
            <text:p>60,11</text:p>
          </table:table-cell>
          <table:table-cell office:value-type="float" office:value="0" calcext:value-type="float">
            <text:p>0</text:p>
          </table:table-cell>
          <table:table-cell office:value-type="float" office:value="5.98" calcext:value-type="float">
            <text:p>5,98</text:p>
          </table:table-cell>
          <table:table-cell office:value-type="float" office:value="0" calcext:value-type="float">
            <text:p>0</text:p>
          </table:table-cell>
          <table:table-cell office:value-type="float" office:value="59.33" calcext:value-type="float">
            <text:p>59,33</text:p>
          </table:table-cell>
          <table:table-cell office:value-type="float" office:value="3272.37" calcext:value-type="float">
            <text:p>3272,37</text:p>
          </table:table-cell>
          <table:table-cell office:value-type="float" office:value="2075.61" calcext:value-type="float">
            <text:p>2075,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7.82" calcext:value-type="float">
            <text:p>757,82</text:p>
          </table:table-cell>
          <table:table-cell office:value-type="float" office:value="0" calcext:value-type="float">
            <text:p>0</text:p>
          </table:table-cell>
          <table:table-cell office:value-type="float" office:value="164.83" calcext:value-type="float">
            <text:p>164,83</text:p>
          </table:table-cell>
          <table:table-cell office:value-type="float" office:value="0" calcext:value-type="float">
            <text:p>0</text:p>
          </table:table-cell>
          <table:table-cell office:value-type="float" office:value="134.85" calcext:value-type="float">
            <text:p>134,85</text:p>
          </table:table-cell>
          <table:table-cell office:value-type="float" office:value="9.58" calcext:value-type="float">
            <text:p>9,58</text:p>
          </table:table-cell>
          <table:table-cell office:value-type="float" office:value="9456.51" calcext:value-type="float">
            <text:p>9456,51</text:p>
          </table:table-cell>
          <table:table-cell table:style-name="ce9" office:value-type="float" office:value="18264" calcext:value-type="float">
            <text:p>18264</text:p>
          </table:table-cell>
          <table:table-cell table:style-name="ce4" office:value-type="float" office:value="129961" calcext:value-type="float">
            <text:p>12996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3.42" calcext:value-type="float">
            <text:p>193,42</text:p>
          </table:table-cell>
          <table:table-cell office:value-type="float" office:value="204.1" calcext:value-type="float">
            <text:p>204,1</text:p>
          </table:table-cell>
          <table:table-cell office:value-type="float" office:value="182.16" calcext:value-type="float">
            <text:p>182,16</text:p>
          </table:table-cell>
          <table:table-cell office:value-type="float" office:value="11.81" calcext:value-type="float">
            <text:p>11,81</text:p>
          </table:table-cell>
          <table:table-cell office:value-type="float" office:value="0" calcext:value-type="float">
            <text:p>0</text:p>
          </table:table-cell>
          <table:table-cell office:value-type="float" office:value="818.45" calcext:value-type="float">
            <text:p>818,45</text:p>
          </table:table-cell>
          <table:table-cell office:value-type="float" office:value="567.48" calcext:value-type="float">
            <text:p>567,48</text:p>
          </table:table-cell>
          <table:table-cell office:value-type="float" office:value="82.32" calcext:value-type="float">
            <text:p>82,32</text:p>
          </table:table-cell>
          <table:table-cell office:value-type="float" office:value="113.46" calcext:value-type="float">
            <text:p>113,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4" calcext:value-type="float">
            <text:p>94,4</text:p>
          </table:table-cell>
          <table:table-cell office:value-type="float" office:value="210.29" calcext:value-type="float">
            <text:p>210,29</text:p>
          </table:table-cell>
          <table:table-cell office:value-type="float" office:value="909.49" calcext:value-type="float">
            <text:p>909,49</text:p>
          </table:table-cell>
          <table:table-cell office:value-type="float" office:value="443.64" calcext:value-type="float">
            <text:p>443,64</text:p>
          </table:table-cell>
          <table:table-cell office:value-type="float" office:value="241.19" calcext:value-type="float">
            <text:p>241,19</text:p>
          </table:table-cell>
          <table:table-cell office:value-type="float" office:value="0" calcext:value-type="float">
            <text:p>0</text:p>
          </table:table-cell>
          <table:table-cell office:value-type="float" office:value="31.04" calcext:value-type="float">
            <text:p>31,04</text:p>
          </table:table-cell>
          <table:table-cell office:value-type="float" office:value="158.84" calcext:value-type="float">
            <text:p>158,84</text:p>
          </table:table-cell>
          <table:table-cell office:value-type="float" office:value="90.65" calcext:value-type="float">
            <text:p>90,65</text:p>
          </table:table-cell>
          <table:table-cell office:value-type="float" office:value="0" calcext:value-type="float">
            <text:p>0</text:p>
          </table:table-cell>
          <table:table-cell office:value-type="float" office:value="87.24" calcext:value-type="float">
            <text:p>87,24</text:p>
          </table:table-cell>
          <table:table-cell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5" calcext:value-type="float">
            <text:p>87,55</text:p>
          </table:table-cell>
          <table:table-cell office:value-type="float" office:value="1648.34" calcext:value-type="float">
            <text:p>1648,3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0096" calcext:value-type="float">
            <text:p>10096</text:p>
          </table:table-cell>
          <table:table-cell table:style-name="ce4" office:value-type="float" office:value="49196" calcext:value-type="float">
            <text:p>491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3.64" calcext:value-type="float">
            <text:p>83,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188.81" calcext:value-type="float">
            <text:p>16188,81</text:p>
          </table:table-cell>
          <table:table-cell office:value-type="float" office:value="38.35" calcext:value-type="float">
            <text:p>38,35</text:p>
          </table:table-cell>
          <table:table-cell office:value-type="float" office:value="1018.99" calcext:value-type="float">
            <text:p>1018,99</text:p>
          </table:table-cell>
          <table:table-cell office:value-type="float" office:value="245.87" calcext:value-type="float">
            <text:p>245,8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832.64" calcext:value-type="float">
            <text:p>7832,64</text:p>
          </table:table-cell>
          <table:table-cell office:value-type="float" office:value="386.56" calcext:value-type="float">
            <text:p>386,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58" calcext:value-type="float">
            <text:p>21,58</text:p>
          </table:table-cell>
          <table:table-cell office:value-type="float" office:value="470.03" calcext:value-type="float">
            <text:p>470,03</text:p>
          </table:table-cell>
          <table:table-cell office:value-type="float" office:value="212.28" calcext:value-type="float">
            <text:p>212,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7.76" calcext:value-type="float">
            <text:p>1647,76</text:p>
          </table:table-cell>
          <table:table-cell table:style-name="ce9" office:value-type="float" office:value="14029" calcext:value-type="float">
            <text:p>14029</text:p>
          </table:table-cell>
          <table:table-cell table:style-name="ce4" office:value-type="float" office:value="85922" calcext:value-type="float">
            <text:p>8592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19.87" calcext:value-type="float">
            <text:p>719,87</text:p>
          </table:table-cell>
          <table:table-cell office:value-type="float" office:value="323.06" calcext:value-type="float">
            <text:p>323,06</text:p>
          </table:table-cell>
          <table:table-cell office:value-type="float" office:value="1243.26" calcext:value-type="float">
            <text:p>1243,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.78" calcext:value-type="float">
            <text:p>222,78</text:p>
          </table:table-cell>
          <table:table-cell office:value-type="float" office:value="98.97" calcext:value-type="float">
            <text:p>98,9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68.44" calcext:value-type="float">
            <text:p>1068,44</text:p>
          </table:table-cell>
          <table:table-cell office:value-type="float" office:value="0" calcext:value-type="float">
            <text:p>0</text:p>
          </table:table-cell>
          <table:table-cell office:value-type="float" office:value="27.49" calcext:value-type="float">
            <text:p>27,49</text:p>
          </table:table-cell>
          <table:table-cell office:value-type="float" office:value="0" calcext:value-type="float">
            <text:p>0</text:p>
          </table:table-cell>
          <table:table-cell office:value-type="float" office:value="94.04" calcext:value-type="float">
            <text:p>94,04</text:p>
          </table:table-cell>
          <table:table-cell office:value-type="float" office:value="425.44" calcext:value-type="float">
            <text:p>425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.42" calcext:value-type="float">
            <text:p>132,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5.66" calcext:value-type="float">
            <text:p>255,6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464" calcext:value-type="float">
            <text:p>9464</text:p>
          </table:table-cell>
          <table:table-cell table:style-name="ce4" office:value-type="float" office:value="48410" calcext:value-type="float">
            <text:p>484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7.56" calcext:value-type="float">
            <text:p>97,56</text:p>
          </table:table-cell>
          <table:table-cell office:value-type="float" office:value="0" calcext:value-type="float">
            <text:p>0</text:p>
          </table:table-cell>
          <table:table-cell office:value-type="float" office:value="122.98" calcext:value-type="float">
            <text:p>122,98</text:p>
          </table:table-cell>
          <table:table-cell office:value-type="float" office:value="53.02" calcext:value-type="float">
            <text:p>53,02</text:p>
          </table:table-cell>
          <table:table-cell office:value-type="float" office:value="0" calcext:value-type="float">
            <text:p>0</text:p>
          </table:table-cell>
          <table:table-cell office:value-type="float" office:value="2010.57" calcext:value-type="float">
            <text:p>2010,57</text:p>
          </table:table-cell>
          <table:table-cell office:value-type="float" office:value="23.95" calcext:value-type="float">
            <text:p>23,95</text:p>
          </table:table-cell>
          <table:table-cell office:value-type="float" office:value="214.13" calcext:value-type="float">
            <text:p>214,13</text:p>
          </table:table-cell>
          <table:table-cell office:value-type="float" office:value="24.4" calcext:value-type="float">
            <text:p>24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8.64" calcext:value-type="float">
            <text:p>1258,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.51" calcext:value-type="float">
            <text:p>56,51</text:p>
          </table:table-cell>
          <table:table-cell office:value-type="float" office:value="0" calcext:value-type="float">
            <text:p>0</text:p>
          </table:table-cell>
          <table:table-cell office:value-type="float" office:value="47.43" calcext:value-type="float">
            <text:p>47,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55" calcext:value-type="float">
            <text:p>31,55</text:p>
          </table:table-cell>
          <table:table-cell office:value-type="float" office:value="206.47" calcext:value-type="float">
            <text:p>206,47</text:p>
          </table:table-cell>
          <table:table-cell office:value-type="float" office:value="-24.4" calcext:value-type="float">
            <text:p>-24,4</text:p>
          </table:table-cell>
          <table:table-cell office:value-type="float" office:value="0" calcext:value-type="float">
            <text:p>0</text:p>
          </table:table-cell>
          <table:table-cell office:value-type="float" office:value="10.32" calcext:value-type="float">
            <text:p>10,32</text:p>
          </table:table-cell>
          <table:table-cell office:value-type="float" office:value="0" calcext:value-type="float">
            <text:p>0</text:p>
          </table:table-cell>
          <table:table-cell office:value-type="float" office:value="79.3" calcext:value-type="float">
            <text:p>79,3</text:p>
          </table:table-cell>
          <table:table-cell table:style-name="ce9" office:value-type="float" office:value="9517" calcext:value-type="float">
            <text:p>9517</text:p>
          </table:table-cell>
          <table:table-cell table:style-name="ce4" office:value-type="float" office:value="48333" calcext:value-type="float">
            <text:p>483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9.92" calcext:value-type="float">
            <text:p>49,92</text:p>
          </table:table-cell>
          <table:table-cell office:value-type="float" office:value="510.46" calcext:value-type="float">
            <text:p>510,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.35" calcext:value-type="float">
            <text:p>14,35</text:p>
          </table:table-cell>
          <table:table-cell office:value-type="float" office:value="302.43" calcext:value-type="float">
            <text:p>302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.17" calcext:value-type="float">
            <text:p>330,17</text:p>
          </table:table-cell>
          <table:table-cell office:value-type="float" office:value="28.11" calcext:value-type="float">
            <text:p>28,11</text:p>
          </table:table-cell>
          <table:table-cell office:value-type="float" office:value="0" calcext:value-type="float">
            <text:p>0</text:p>
          </table:table-cell>
          <table:table-cell office:value-type="float" office:value="2411.9" calcext:value-type="float">
            <text:p>2411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5.48" calcext:value-type="float">
            <text:p>265,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.7" calcext:value-type="float">
            <text:p>169,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691" calcext:value-type="float">
            <text:p>9691</text:p>
          </table:table-cell>
          <table:table-cell table:style-name="ce4" office:value-type="float" office:value="48714" calcext:value-type="float">
            <text:p>4871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15.77" calcext:value-type="float">
            <text:p>515,77</text:p>
          </table:table-cell>
          <table:table-cell office:value-type="float" office:value="142.81" calcext:value-type="float">
            <text:p>142,81</text:p>
          </table:table-cell>
          <table:table-cell office:value-type="float" office:value="162645.1" calcext:value-type="float">
            <text:p>162645,1</text:p>
          </table:table-cell>
          <table:table-cell office:value-type="float" office:value="521.12" calcext:value-type="float">
            <text:p>521,12</text:p>
          </table:table-cell>
          <table:table-cell office:value-type="float" office:value="31300.17" calcext:value-type="float">
            <text:p>31300,17</text:p>
          </table:table-cell>
          <table:table-cell office:value-type="float" office:value="0" calcext:value-type="float">
            <text:p>0</text:p>
          </table:table-cell>
          <table:table-cell office:value-type="float" office:value="2266.48" calcext:value-type="float">
            <text:p>2266,48</text:p>
          </table:table-cell>
          <table:table-cell office:value-type="float" office:value="61.4" calcext:value-type="float">
            <text:p>61,4</text:p>
          </table:table-cell>
          <table:table-cell office:value-type="float" office:value="613.61" calcext:value-type="float">
            <text:p>613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9.13" calcext:value-type="float">
            <text:p>2329,13</text:p>
          </table:table-cell>
          <table:table-cell office:value-type="float" office:value="52.05" calcext:value-type="float">
            <text:p>52,05</text:p>
          </table:table-cell>
          <table:table-cell office:value-type="float" office:value="198.23" calcext:value-type="float">
            <text:p>198,23</text:p>
          </table:table-cell>
          <table:table-cell office:value-type="float" office:value="0" calcext:value-type="float">
            <text:p>0</text:p>
          </table:table-cell>
          <table:table-cell office:value-type="float" office:value="180036.75" calcext:value-type="float">
            <text:p>180036,75</text:p>
          </table:table-cell>
          <table:table-cell office:value-type="float" office:value="0" calcext:value-type="float">
            <text:p>0</text:p>
          </table:table-cell>
          <table:table-cell office:value-type="float" office:value="120.85" calcext:value-type="float">
            <text:p>120,85</text:p>
          </table:table-cell>
          <table:table-cell office:value-type="float" office:value="0" calcext:value-type="float">
            <text:p>0</text:p>
          </table:table-cell>
          <table:table-cell office:value-type="float" office:value="140.08" calcext:value-type="float">
            <text:p>140,08</text:p>
          </table:table-cell>
          <table:table-cell office:value-type="float" office:value="59270.89" calcext:value-type="float">
            <text:p>59270,89</text:p>
          </table:table-cell>
          <table:table-cell office:value-type="float" office:value="16811.03" calcext:value-type="float">
            <text:p>16811,03</text:p>
          </table:table-cell>
          <table:table-cell office:value-type="float" office:value="6910.46" calcext:value-type="float">
            <text:p>6910,46</text:p>
          </table:table-cell>
          <table:table-cell office:value-type="float" office:value="4157.17" calcext:value-type="float">
            <text:p>4157,17</text:p>
          </table:table-cell>
          <table:table-cell office:value-type="float" office:value="0" calcext:value-type="float">
            <text:p>0</text:p>
          </table:table-cell>
          <table:table-cell office:value-type="float" office:value="1237.56" calcext:value-type="float">
            <text:p>1237,56</text:p>
          </table:table-cell>
          <table:table-cell office:value-type="float" office:value="0" calcext:value-type="float">
            <text:p>0</text:p>
          </table:table-cell>
          <table:table-cell office:value-type="float" office:value="518.01" calcext:value-type="float">
            <text:p>518,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41312" calcext:value-type="float">
            <text:p>41312</text:p>
          </table:table-cell>
          <table:table-cell table:style-name="ce4" office:value-type="float" office:value="216662" calcext:value-type="float">
            <text:p>21666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38.32" calcext:value-type="float">
            <text:p>338,32</text:p>
          </table:table-cell>
          <table:table-cell office:value-type="float" office:value="39508.83" calcext:value-type="float">
            <text:p>39508,83</text:p>
          </table:table-cell>
          <table:table-cell office:value-type="float" office:value="1120.21" calcext:value-type="float">
            <text:p>1120,21</text:p>
          </table:table-cell>
          <table:table-cell office:value-type="float" office:value="3472.05" calcext:value-type="float">
            <text:p>3472,05</text:p>
          </table:table-cell>
          <table:table-cell office:value-type="float" office:value="723.75" calcext:value-type="float">
            <text:p>723,75</text:p>
          </table:table-cell>
          <table:table-cell office:value-type="float" office:value="223.35" calcext:value-type="float">
            <text:p>223,35</text:p>
          </table:table-cell>
          <table:table-cell office:value-type="float" office:value="215.69" calcext:value-type="float">
            <text:p>215,69</text:p>
          </table:table-cell>
          <table:table-cell office:value-type="float" office:value="156.45" calcext:value-type="float">
            <text:p>156,45</text:p>
          </table:table-cell>
          <table:table-cell office:value-type="float" office:value="378.18" calcext:value-type="float">
            <text:p>378,18</text:p>
          </table:table-cell>
          <table:table-cell office:value-type="float" office:value="0" calcext:value-type="float">
            <text:p>0</text:p>
          </table:table-cell>
          <table:table-cell office:value-type="float" office:value="24.2" calcext:value-type="float">
            <text:p>24,2</text:p>
          </table:table-cell>
          <table:table-cell office:value-type="float" office:value="344.92" calcext:value-type="float">
            <text:p>344,92</text:p>
          </table:table-cell>
          <table:table-cell office:value-type="float" office:value="0" calcext:value-type="float">
            <text:p>0</text:p>
          </table:table-cell>
          <table:table-cell office:value-type="float" office:value="91618.46" calcext:value-type="float">
            <text:p>91618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4.39" calcext:value-type="float">
            <text:p>734,39</text:p>
          </table:table-cell>
          <table:table-cell office:value-type="float" office:value="129.09" calcext:value-type="float">
            <text:p>129,09</text:p>
          </table:table-cell>
          <table:table-cell office:value-type="float" office:value="127.66" calcext:value-type="float">
            <text:p>127,66</text:p>
          </table:table-cell>
          <table:table-cell office:value-type="float" office:value="455.65" calcext:value-type="float">
            <text:p>455,65</text:p>
          </table:table-cell>
          <table:table-cell office:value-type="float" office:value="0" calcext:value-type="float">
            <text:p>0</text:p>
          </table:table-cell>
          <table:table-cell office:value-type="float" office:value="4403.57" calcext:value-type="float">
            <text:p>4403,57</text:p>
          </table:table-cell>
          <table:table-cell office:value-type="float" office:value="1200.69" calcext:value-type="float">
            <text:p>1200,69</text:p>
          </table:table-cell>
          <table:table-cell office:value-type="float" office:value="0" calcext:value-type="float">
            <text:p>0</text:p>
          </table:table-cell>
          <table:table-cell office:value-type="float" office:value="396.5" calcext:value-type="float">
            <text:p>396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26389" calcext:value-type="float">
            <text:p>26389</text:p>
          </table:table-cell>
          <table:table-cell table:style-name="ce4" office:value-type="float" office:value="97888" calcext:value-type="float">
            <text:p>9788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.75" calcext:value-type="float">
            <text:p>22,75</text:p>
          </table:table-cell>
          <table:table-cell office:value-type="float" office:value="523.21" calcext:value-type="float">
            <text:p>523,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6.96" calcext:value-type="float">
            <text:p>396,96</text:p>
          </table:table-cell>
          <table:table-cell office:value-type="float" office:value="1177.5" calcext:value-type="float">
            <text:p>1177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2.36" calcext:value-type="float">
            <text:p>1262,36</text:p>
          </table:table-cell>
          <table:table-cell office:value-type="float" office:value="0" calcext:value-type="float">
            <text:p>0</text:p>
          </table:table-cell>
          <table:table-cell office:value-type="float" office:value="8.37" calcext:value-type="float">
            <text:p>8,37</text:p>
          </table:table-cell>
          <table:table-cell office:value-type="float" office:value="0" calcext:value-type="float">
            <text:p>0</text:p>
          </table:table-cell>
          <table:table-cell office:value-type="float" office:value="21.03" calcext:value-type="float">
            <text:p>21,03</text:p>
          </table:table-cell>
          <table:table-cell office:value-type="float" office:value="1541.65" calcext:value-type="float">
            <text:p>1541,65</text:p>
          </table:table-cell>
          <table:table-cell office:value-type="float" office:value="0" calcext:value-type="float">
            <text:p>0</text:p>
          </table:table-cell>
          <table:table-cell office:value-type="float" office:value="435.98" calcext:value-type="float">
            <text:p>435,98</text:p>
          </table:table-cell>
          <table:table-cell office:value-type="float" office:value="1042.78" calcext:value-type="float">
            <text:p>1042,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04" calcext:value-type="float">
            <text:p>12,04</text:p>
          </table:table-cell>
          <table:table-cell office:value-type="float" office:value="0" calcext:value-type="float">
            <text:p>0</text:p>
          </table:table-cell>
          <table:table-cell office:value-type="float" office:value="84.72" calcext:value-type="float">
            <text:p>84,72</text:p>
          </table:table-cell>
          <table:table-cell table:style-name="ce9" office:value-type="float" office:value="9847" calcext:value-type="float">
            <text:p>9847</text:p>
          </table:table-cell>
          <table:table-cell table:style-name="ce4" office:value-type="float" office:value="50100" calcext:value-type="float">
            <text:p>501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54.22" calcext:value-type="float">
            <text:p>7054,22</text:p>
          </table:table-cell>
          <table:table-cell office:value-type="float" office:value="46.35" calcext:value-type="float">
            <text:p>46,35</text:p>
          </table:table-cell>
          <table:table-cell office:value-type="float" office:value="93.38" calcext:value-type="float">
            <text:p>93,38</text:p>
          </table:table-cell>
          <table:table-cell office:value-type="float" office:value="79.58" calcext:value-type="float">
            <text:p>79,58</text:p>
          </table:table-cell>
          <table:table-cell office:value-type="float" office:value="488.01" calcext:value-type="float">
            <text:p>488,01</text:p>
          </table:table-cell>
          <table:table-cell office:value-type="float" office:value="291.86" calcext:value-type="float">
            <text:p>291,86</text:p>
          </table:table-cell>
          <table:table-cell office:value-type="float" office:value="31.95" calcext:value-type="float">
            <text:p>31,95</text:p>
          </table:table-cell>
          <table:table-cell office:value-type="float" office:value="0" calcext:value-type="float">
            <text:p>0</text:p>
          </table:table-cell>
          <table:table-cell office:value-type="float" office:value="-104.55" calcext:value-type="float">
            <text:p>-104,55</text:p>
          </table:table-cell>
          <table:table-cell office:value-type="float" office:value="0" calcext:value-type="float">
            <text:p>0</text:p>
          </table:table-cell>
          <table:table-cell office:value-type="float" office:value="1891.48" calcext:value-type="float">
            <text:p>1891,48</text:p>
          </table:table-cell>
          <table:table-cell office:value-type="float" office:value="24.85" calcext:value-type="float">
            <text:p>24,8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781.98" calcext:value-type="float">
            <text:p>11781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.98" calcext:value-type="float">
            <text:p>217,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31.27" calcext:value-type="float">
            <text:p>-431,2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0695" calcext:value-type="float">
            <text:p>10695</text:p>
          </table:table-cell>
          <table:table-cell table:style-name="ce4" office:value-type="float" office:value="54919" calcext:value-type="float">
            <text:p>5491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5.89" calcext:value-type="float">
            <text:p>25,89</text:p>
          </table:table-cell>
          <table:table-cell office:value-type="float" office:value="639.62" calcext:value-type="float">
            <text:p>639,6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.42" calcext:value-type="float">
            <text:p>76,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1.24" calcext:value-type="float">
            <text:p>411,24</text:p>
          </table:table-cell>
          <table:table-cell office:value-type="float" office:value="62.34" calcext:value-type="float">
            <text:p>62,34</text:p>
          </table:table-cell>
          <table:table-cell office:value-type="float" office:value="35.75" calcext:value-type="float">
            <text:p>35,7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.82" calcext:value-type="float">
            <text:p>17,82</text:p>
          </table:table-cell>
          <table:table-cell table:style-name="ce9" office:value-type="float" office:value="8773" calcext:value-type="float">
            <text:p>8773</text:p>
          </table:table-cell>
          <table:table-cell table:style-name="ce4" office:value-type="float" office:value="44548" calcext:value-type="float">
            <text:p>4454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77.52" calcext:value-type="float">
            <text:p>777,52</text:p>
          </table:table-cell>
          <table:table-cell office:value-type="float" office:value="7094.19" calcext:value-type="float">
            <text:p>7094,19</text:p>
          </table:table-cell>
          <table:table-cell office:value-type="float" office:value="764.7" calcext:value-type="float">
            <text:p>764,7</text:p>
          </table:table-cell>
          <table:table-cell office:value-type="float" office:value="1246.99" calcext:value-type="float">
            <text:p>1246,99</text:p>
          </table:table-cell>
          <table:table-cell office:value-type="float" office:value="0" calcext:value-type="float">
            <text:p>0</text:p>
          </table:table-cell>
          <table:table-cell office:value-type="float" office:value="290.88" calcext:value-type="float">
            <text:p>290,88</text:p>
          </table:table-cell>
          <table:table-cell office:value-type="float" office:value="193.96" calcext:value-type="float">
            <text:p>193,96</text:p>
          </table:table-cell>
          <table:table-cell office:value-type="float" office:value="21.8" calcext:value-type="float">
            <text:p>21,8</text:p>
          </table:table-cell>
          <table:table-cell office:value-type="float" office:value="109.79" calcext:value-type="float">
            <text:p>109,79</text:p>
          </table:table-cell>
          <table:table-cell office:value-type="float" office:value="0" calcext:value-type="float">
            <text:p>0</text:p>
          </table:table-cell>
          <table:table-cell office:value-type="float" office:value="1220.43" calcext:value-type="float">
            <text:p>1220,43</text:p>
          </table:table-cell>
          <table:table-cell office:value-type="float" office:value="4580.26" calcext:value-type="float">
            <text:p>4580,26</text:p>
          </table:table-cell>
          <table:table-cell office:value-type="float" office:value="0" calcext:value-type="float">
            <text:p>0</text:p>
          </table:table-cell>
          <table:table-cell office:value-type="float" office:value="77631.99" calcext:value-type="float">
            <text:p>77631,99</text:p>
          </table:table-cell>
          <table:table-cell office:value-type="float" office:value="0" calcext:value-type="float">
            <text:p>0</text:p>
          </table:table-cell>
          <table:table-cell office:value-type="float" office:value="874.01" calcext:value-type="float">
            <text:p>874,01</text:p>
          </table:table-cell>
          <table:table-cell office:value-type="float" office:value="0" calcext:value-type="float">
            <text:p>0</text:p>
          </table:table-cell>
          <table:table-cell office:value-type="float" office:value="169.97" calcext:value-type="float">
            <text:p>169,97</text:p>
          </table:table-cell>
          <table:table-cell office:value-type="float" office:value="417.73" calcext:value-type="float">
            <text:p>417,73</text:p>
          </table:table-cell>
          <table:table-cell office:value-type="float" office:value="1550.28" calcext:value-type="float">
            <text:p>1550,28</text:p>
          </table:table-cell>
          <table:table-cell office:value-type="float" office:value="1034.02" calcext:value-type="float">
            <text:p>1034,02</text:p>
          </table:table-cell>
          <table:table-cell office:value-type="float" office:value="0" calcext:value-type="float">
            <text:p>0</text:p>
          </table:table-cell>
          <table:table-cell office:value-type="float" office:value="467.49" calcext:value-type="float">
            <text:p>467,49</text:p>
          </table:table-cell>
          <table:table-cell office:value-type="float" office:value="307.76" calcext:value-type="float">
            <text:p>307,76</text:p>
          </table:table-cell>
          <table:table-cell office:value-type="float" office:value="0" calcext:value-type="float">
            <text:p>0</text:p>
          </table:table-cell>
          <table:table-cell office:value-type="float" office:value="1242.52" calcext:value-type="float">
            <text:p>1242,52</text:p>
          </table:table-cell>
          <table:table-cell office:value-type="float" office:value="0" calcext:value-type="float">
            <text:p>0</text:p>
          </table:table-cell>
          <table:table-cell office:value-type="float" office:value="349.14" calcext:value-type="float">
            <text:p>349,14</text:p>
          </table:table-cell>
          <table:table-cell office:value-type="float" office:value="0" calcext:value-type="float">
            <text:p>0</text:p>
          </table:table-cell>
          <table:table-cell office:value-type="float" office:value="134.37" calcext:value-type="float">
            <text:p>134,37</text:p>
          </table:table-cell>
          <table:table-cell table:style-name="ce9" office:value-type="float" office:value="25741" calcext:value-type="float">
            <text:p>25741</text:p>
          </table:table-cell>
          <table:table-cell table:style-name="ce4" office:value-type="float" office:value="111362" calcext:value-type="float">
            <text:p>11136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.16" calcext:value-type="float">
            <text:p>19,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3.44" calcext:value-type="float">
            <text:p>53,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1" calcext:value-type="float">
            <text:p>2,11</text:p>
          </table:table-cell>
          <table:table-cell office:value-type="float" office:value="0" calcext:value-type="float">
            <text:p>0</text:p>
          </table:table-cell>
          <table:table-cell office:value-type="float" office:value="231.87" calcext:value-type="float">
            <text:p>231,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46" calcext:value-type="float">
            <text:p>51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8" calcext:value-type="float">
            <text:p>2,7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114" calcext:value-type="float">
            <text:p>9114</text:p>
          </table:table-cell>
          <table:table-cell table:style-name="ce4" office:value-type="float" office:value="46477" calcext:value-type="float">
            <text:p>4647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0.95" calcext:value-type="float">
            <text:p>90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4.68" calcext:value-type="float">
            <text:p>724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4" calcext:value-type="float">
            <text:p>10,54</text:p>
          </table:table-cell>
          <table:table-cell office:value-type="float" office:value="79.3" calcext:value-type="float">
            <text:p>79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7.77" calcext:value-type="float">
            <text:p>427,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.4" calcext:value-type="float">
            <text:p>14,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.17" calcext:value-type="float">
            <text:p>7,17</text:p>
          </table:table-cell>
          <table:table-cell office:value-type="float" office:value="0" calcext:value-type="float">
            <text:p>0</text:p>
          </table:table-cell>
          <table:table-cell office:value-type="float" office:value="25.45" calcext:value-type="float">
            <text:p>25,45</text:p>
          </table:table-cell>
          <table:table-cell table:style-name="ce9" office:value-type="float" office:value="9266" calcext:value-type="float">
            <text:p>9266</text:p>
          </table:table-cell>
          <table:table-cell table:style-name="ce4" office:value-type="float" office:value="47493" calcext:value-type="float">
            <text:p>4749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87.45" calcext:value-type="float">
            <text:p>387,45</text:p>
          </table:table-cell>
          <table:table-cell office:value-type="float" office:value="0" calcext:value-type="float">
            <text:p>0</text:p>
          </table:table-cell>
          <table:table-cell office:value-type="float" office:value="320.64" calcext:value-type="float">
            <text:p>320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1" calcext:value-type="float">
            <text:p>40,31</text:p>
          </table:table-cell>
          <table:table-cell office:value-type="float" office:value="45.97" calcext:value-type="float">
            <text:p>45,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.87" calcext:value-type="float">
            <text:p>32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.57" calcext:value-type="float">
            <text:p>546,57</text:p>
          </table:table-cell>
          <table:table-cell office:value-type="float" office:value="0" calcext:value-type="float">
            <text:p>0</text:p>
          </table:table-cell>
          <table:table-cell office:value-type="float" office:value="51.15" calcext:value-type="float">
            <text:p>51,15</text:p>
          </table:table-cell>
          <table:table-cell office:value-type="float" office:value="0" calcext:value-type="float">
            <text:p>0</text:p>
          </table:table-cell>
          <table:table-cell office:value-type="float" office:value="177.55" calcext:value-type="float">
            <text:p>177,55</text:p>
          </table:table-cell>
          <table:table-cell office:value-type="float" office:value="274.35" calcext:value-type="float">
            <text:p>274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4" calcext:value-type="float">
            <text:p>17,3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159" calcext:value-type="float">
            <text:p>9159</text:p>
          </table:table-cell>
          <table:table-cell table:style-name="ce4" office:value-type="float" office:value="46705" calcext:value-type="float">
            <text:p>4670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33.63" calcext:value-type="float">
            <text:p>633,63</text:p>
          </table:table-cell>
          <table:table-cell office:value-type="float" office:value="0" calcext:value-type="float">
            <text:p>0</text:p>
          </table:table-cell>
          <table:table-cell office:value-type="float" office:value="56.6" calcext:value-type="float">
            <text:p>56,6</text:p>
          </table:table-cell>
          <table:table-cell office:value-type="float" office:value="45.41" calcext:value-type="float">
            <text:p>45,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5" calcext:value-type="float">
            <text:p>1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82" calcext:value-type="float">
            <text:p>88,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5" calcext:value-type="float">
            <text:p>10,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9.72" calcext:value-type="float">
            <text:p>979,72</text:p>
          </table:table-cell>
          <table:table-cell office:value-type="float" office:value="36.84" calcext:value-type="float">
            <text:p>36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8" calcext:value-type="float">
            <text:p>13,4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213" calcext:value-type="float">
            <text:p>9213</text:p>
          </table:table-cell>
          <table:table-cell table:style-name="ce4" office:value-type="float" office:value="46978" calcext:value-type="float">
            <text:p>4697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88.13" calcext:value-type="float">
            <text:p>388,13</text:p>
          </table:table-cell>
          <table:table-cell office:value-type="float" office:value="48.31" calcext:value-type="float">
            <text:p>48,31</text:p>
          </table:table-cell>
          <table:table-cell office:value-type="float" office:value="210.87" calcext:value-type="float">
            <text:p>210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.06" calcext:value-type="float">
            <text:p>276,06</text:p>
          </table:table-cell>
          <table:table-cell office:value-type="float" office:value="0" calcext:value-type="float">
            <text:p>0</text:p>
          </table:table-cell>
          <table:table-cell office:value-type="float" office:value="271.81" calcext:value-type="float">
            <text:p>271,81</text:p>
          </table:table-cell>
          <table:table-cell office:value-type="float" office:value="24.4" calcext:value-type="float">
            <text:p>24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42.94" calcext:value-type="float">
            <text:p>1242,94</text:p>
          </table:table-cell>
          <table:table-cell office:value-type="float" office:value="0" calcext:value-type="float">
            <text:p>0</text:p>
          </table:table-cell>
          <table:table-cell office:value-type="float" office:value="251.1" calcext:value-type="float">
            <text:p>251,1</text:p>
          </table:table-cell>
          <table:table-cell office:value-type="float" office:value="0" calcext:value-type="float">
            <text:p>0</text:p>
          </table:table-cell>
          <table:table-cell office:value-type="float" office:value="261.2" calcext:value-type="float">
            <text:p>261,2</text:p>
          </table:table-cell>
          <table:table-cell office:value-type="float" office:value="1565.35" calcext:value-type="float">
            <text:p>1565,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.76" calcext:value-type="float">
            <text:p>70,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2" calcext:value-type="float">
            <text:p>5,12</text:p>
          </table:table-cell>
          <table:table-cell table:style-name="ce9" office:value-type="float" office:value="9010" calcext:value-type="float">
            <text:p>9010</text:p>
          </table:table-cell>
          <table:table-cell table:style-name="ce4" office:value-type="float" office:value="45521" calcext:value-type="float">
            <text:p>4552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22.2" calcext:value-type="float">
            <text:p>22,2</text:p>
          </table:table-cell>
          <table:table-cell office:value-type="float" office:value="2633.87" calcext:value-type="float">
            <text:p>2633,87</text:p>
          </table:table-cell>
          <table:table-cell office:value-type="float" office:value="240.24" calcext:value-type="float">
            <text:p>240,24</text:p>
          </table:table-cell>
          <table:table-cell office:value-type="float" office:value="0" calcext:value-type="float">
            <text:p>0</text:p>
          </table:table-cell>
          <table:table-cell office:value-type="float" office:value="5770.06" calcext:value-type="float">
            <text:p>5770,0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10.69" calcext:value-type="float">
            <text:p>510,69</text:p>
          </table:table-cell>
          <table:table-cell office:value-type="float" office:value="0" calcext:value-type="float">
            <text:p>0</text:p>
          </table:table-cell>
          <table:table-cell office:value-type="float" office:value="13.44" calcext:value-type="float">
            <text:p>13,44</text:p>
          </table:table-cell>
          <table:table-cell office:value-type="float" office:value="0" calcext:value-type="float">
            <text:p>0</text:p>
          </table:table-cell>
          <table:table-cell office:value-type="float" office:value="364.35" calcext:value-type="float">
            <text:p>364,35</text:p>
          </table:table-cell>
          <table:table-cell table:style-name="ce9" office:value-type="float" office:value="9694" calcext:value-type="float">
            <text:p>9694</text:p>
          </table:table-cell>
          <table:table-cell table:style-name="ce4" office:value-type="float" office:value="50765" calcext:value-type="float">
            <text:p>5076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0.64" calcext:value-type="float">
            <text:p>2700,6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395.32" calcext:value-type="float">
            <text:p>3395,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37.64" calcext:value-type="float">
            <text:p>1537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86" calcext:value-type="float">
            <text:p>51,86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,6</text:p>
          </table:table-cell>
          <table:table-cell office:value-type="float" office:value="0" calcext:value-type="float">
            <text:p>0</text:p>
          </table:table-cell>
          <table:table-cell office:value-type="float" office:value="15.84" calcext:value-type="float">
            <text:p>15,8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523" calcext:value-type="float">
            <text:p>9523</text:p>
          </table:table-cell>
          <table:table-cell table:style-name="ce4" office:value-type="float" office:value="49252" calcext:value-type="float">
            <text:p>4925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6095.44" calcext:value-type="float">
            <text:p>106095,44</text:p>
          </table:table-cell>
          <table:table-cell office:value-type="float" office:value="0" calcext:value-type="float">
            <text:p>0</text:p>
          </table:table-cell>
          <table:table-cell office:value-type="float" office:value="1197.35" calcext:value-type="float">
            <text:p>1197,35</text:p>
          </table:table-cell>
          <table:table-cell office:value-type="float" office:value="1199.25" calcext:value-type="float">
            <text:p>1199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3.52" calcext:value-type="float">
            <text:p>1733,52</text:p>
          </table:table-cell>
          <table:table-cell office:value-type="float" office:value="5226.51" calcext:value-type="float">
            <text:p>5226,51</text:p>
          </table:table-cell>
          <table:table-cell office:value-type="float" office:value="11694.47" calcext:value-type="float">
            <text:p>11694,47</text:p>
          </table:table-cell>
          <table:table-cell office:value-type="float" office:value="0" calcext:value-type="float">
            <text:p>0</text:p>
          </table:table-cell>
          <table:table-cell office:value-type="float" office:value="5738.86" calcext:value-type="float">
            <text:p>5738,86</text:p>
          </table:table-cell>
          <table:table-cell office:value-type="float" office:value="1151.14" calcext:value-type="float">
            <text:p>1151,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.22" calcext:value-type="float">
            <text:p>158,22</text:p>
          </table:table-cell>
          <table:table-cell office:value-type="float" office:value="0" calcext:value-type="float">
            <text:p>0</text:p>
          </table:table-cell>
          <table:table-cell office:value-type="float" office:value="286.26" calcext:value-type="float">
            <text:p>286,26</text:p>
          </table:table-cell>
          <table:table-cell office:value-type="float" office:value="281.82" calcext:value-type="float">
            <text:p>281,82</text:p>
          </table:table-cell>
          <table:table-cell office:value-type="float" office:value="113396.83" calcext:value-type="float">
            <text:p>113396,83</text:p>
          </table:table-cell>
          <table:table-cell office:value-type="float" office:value="740.44" calcext:value-type="float">
            <text:p>740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7.84" calcext:value-type="float">
            <text:p>1307,84</text:p>
          </table:table-cell>
          <table:table-cell office:value-type="float" office:value="0" calcext:value-type="float">
            <text:p>0</text:p>
          </table:table-cell>
          <table:table-cell office:value-type="float" office:value="9951.52" calcext:value-type="float">
            <text:p>9951,52</text:p>
          </table:table-cell>
          <table:table-cell office:value-type="float" office:value="0" calcext:value-type="float">
            <text:p>0</text:p>
          </table:table-cell>
          <table:table-cell office:value-type="float" office:value="214.51" calcext:value-type="float">
            <text:p>214,51</text:p>
          </table:table-cell>
          <table:table-cell office:value-type="float" office:value="0" calcext:value-type="float">
            <text:p>0</text:p>
          </table:table-cell>
          <table:table-cell office:value-type="float" office:value="1214.82" calcext:value-type="float">
            <text:p>1214,82</text:p>
          </table:table-cell>
          <table:table-cell table:style-name="ce9" office:value-type="float" office:value="29002" calcext:value-type="float">
            <text:p>29002</text:p>
          </table:table-cell>
          <table:table-cell table:style-name="ce4" office:value-type="float" office:value="110093" calcext:value-type="float">
            <text:p>11009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44.78" calcext:value-type="float">
            <text:p>744,78</text:p>
          </table:table-cell>
          <table:table-cell office:value-type="float" office:value="0" calcext:value-type="float">
            <text:p>0</text:p>
          </table:table-cell>
          <table:table-cell office:value-type="float" office:value="46.36" calcext:value-type="float">
            <text:p>46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.86" calcext:value-type="float">
            <text:p>207,86</text:p>
          </table:table-cell>
          <table:table-cell office:value-type="float" office:value="50.32" calcext:value-type="float">
            <text:p>50,32</text:p>
          </table:table-cell>
          <table:table-cell office:value-type="float" office:value="0" calcext:value-type="float">
            <text:p>0</text:p>
          </table:table-cell>
          <table:table-cell office:value-type="float" office:value="192.61" calcext:value-type="float">
            <text:p>192,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4.61" calcext:value-type="float">
            <text:p>854,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20.04" calcext:value-type="float">
            <text:p>4220,04</text:p>
          </table:table-cell>
          <table:table-cell office:value-type="float" office:value="243.1" calcext:value-type="float">
            <text:p>243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.67" calcext:value-type="float">
            <text:p>293,67</text:p>
          </table:table-cell>
          <table:table-cell office:value-type="float" office:value="-10.98" calcext:value-type="float">
            <text:p>-10,9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494" calcext:value-type="float">
            <text:p>9494</text:p>
          </table:table-cell>
          <table:table-cell table:style-name="ce4" office:value-type="float" office:value="47409" calcext:value-type="float">
            <text:p>4740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3.66" calcext:value-type="float">
            <text:p>243,66</text:p>
          </table:table-cell>
          <table:table-cell office:value-type="float" office:value="0" calcext:value-type="float">
            <text:p>0</text:p>
          </table:table-cell>
          <table:table-cell office:value-type="float" office:value="307.71" calcext:value-type="float">
            <text:p>307,71</text:p>
          </table:table-cell>
          <table:table-cell office:value-type="float" office:value="0" calcext:value-type="float">
            <text:p>0</text:p>
          </table:table-cell>
          <table:table-cell office:value-type="float" office:value="464.08" calcext:value-type="float">
            <text:p>464,08</text:p>
          </table:table-cell>
          <table:table-cell office:value-type="float" office:value="0" calcext:value-type="float">
            <text:p>0</text:p>
          </table:table-cell>
          <table:table-cell office:value-type="float" office:value="13.54" calcext:value-type="float">
            <text:p>13,54</text:p>
          </table:table-cell>
          <table:table-cell office:value-type="float" office:value="4.45" calcext:value-type="float">
            <text:p>4,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3.14" calcext:value-type="float">
            <text:p>863,14</text:p>
          </table:table-cell>
          <table:table-cell office:value-type="float" office:value="0" calcext:value-type="float">
            <text:p>0</text:p>
          </table:table-cell>
          <table:table-cell office:value-type="float" office:value="29.34" calcext:value-type="float">
            <text:p>29,34</text:p>
          </table:table-cell>
          <table:table-cell office:value-type="float" office:value="74.66" calcext:value-type="float">
            <text:p>74,66</text:p>
          </table:table-cell>
          <table:table-cell office:value-type="float" office:value="165.3" calcext:value-type="float">
            <text:p>165,3</text:p>
          </table:table-cell>
          <table:table-cell office:value-type="float" office:value="2369.68" calcext:value-type="float">
            <text:p>2369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2" calcext:value-type="float">
            <text:p>26,72</text:p>
          </table:table-cell>
          <table:table-cell office:value-type="float" office:value="0" calcext:value-type="float">
            <text:p>0</text:p>
          </table:table-cell>
          <table:table-cell office:value-type="float" office:value="124.44" calcext:value-type="float">
            <text:p>124,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.71" calcext:value-type="float">
            <text:p>67,71</text:p>
          </table:table-cell>
          <table:table-cell table:style-name="ce9" office:value-type="float" office:value="9304" calcext:value-type="float">
            <text:p>9304</text:p>
          </table:table-cell>
          <table:table-cell table:style-name="ce4" office:value-type="float" office:value="47663" calcext:value-type="float">
            <text:p>4766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534.77" calcext:value-type="float">
            <text:p>5534,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.78" calcext:value-type="float">
            <text:p>88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.18" calcext:value-type="float">
            <text:p>214,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928.66" calcext:value-type="float">
            <text:p>5928,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3.76" calcext:value-type="float">
            <text:p>253,7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957" calcext:value-type="float">
            <text:p>9957</text:p>
          </table:table-cell>
          <table:table-cell table:style-name="ce4" office:value-type="float" office:value="49509" calcext:value-type="float">
            <text:p>4950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81.5" calcext:value-type="float">
            <text:p>88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5" calcext:value-type="float">
            <text:p>10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26" calcext:value-type="float">
            <text:p>17,26</text:p>
          </table:table-cell>
          <table:table-cell office:value-type="float" office:value="97.94" calcext:value-type="float">
            <text:p>97,94</text:p>
          </table:table-cell>
          <table:table-cell office:value-type="float" office:value="2.76" calcext:value-type="float">
            <text:p>2,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.27" calcext:value-type="float">
            <text:p>16,27</text:p>
          </table:table-cell>
          <table:table-cell office:value-type="float" office:value="0" calcext:value-type="float">
            <text:p>0</text:p>
          </table:table-cell>
          <table:table-cell office:value-type="float" office:value="156.97" calcext:value-type="float">
            <text:p>156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.56" calcext:value-type="float">
            <text:p>137,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21.98" calcext:value-type="float">
            <text:p>721,98</text:p>
          </table:table-cell>
          <table:table-cell table:style-name="ce9" office:value-type="float" office:value="9589" calcext:value-type="float">
            <text:p>9589</text:p>
          </table:table-cell>
          <table:table-cell table:style-name="ce4" office:value-type="float" office:value="50542" calcext:value-type="float">
            <text:p>5054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66.61" calcext:value-type="float">
            <text:p>3666,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.59" calcext:value-type="float">
            <text:p>15,59</text:p>
          </table:table-cell>
          <table:table-cell office:value-type="float" office:value="0" calcext:value-type="float">
            <text:p>0</text:p>
          </table:table-cell>
          <table:table-cell office:value-type="float" office:value="225.69" calcext:value-type="float">
            <text:p>225,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85.54" calcext:value-type="float">
            <text:p>1685,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9.34" calcext:value-type="float">
            <text:p>179,3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619" calcext:value-type="float">
            <text:p>9619</text:p>
          </table:table-cell>
          <table:table-cell table:style-name="ce4" office:value-type="float" office:value="48465" calcext:value-type="float">
            <text:p>4846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66.04" calcext:value-type="float">
            <text:p>4566,04</text:p>
          </table:table-cell>
          <table:table-cell office:value-type="float" office:value="0" calcext:value-type="float">
            <text:p>0</text:p>
          </table:table-cell>
          <table:table-cell office:value-type="float" office:value="469.73" calcext:value-type="float">
            <text:p>469,73</text:p>
          </table:table-cell>
          <table:table-cell office:value-type="float" office:value="20.52" calcext:value-type="float">
            <text:p>20,52</text:p>
          </table:table-cell>
          <table:table-cell office:value-type="float" office:value="0" calcext:value-type="float">
            <text:p>0</text:p>
          </table:table-cell>
          <table:table-cell office:value-type="float" office:value="2687.51" calcext:value-type="float">
            <text:p>2687,51</text:p>
          </table:table-cell>
          <table:table-cell office:value-type="float" office:value="159.99" calcext:value-type="float">
            <text:p>159,99</text:p>
          </table:table-cell>
          <table:table-cell office:value-type="float" office:value="0" calcext:value-type="float">
            <text:p>0</text:p>
          </table:table-cell>
          <table:table-cell office:value-type="float" office:value="811.22" calcext:value-type="float">
            <text:p>811,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94" calcext:value-type="float">
            <text:p>23,94</text:p>
          </table:table-cell>
          <table:table-cell office:value-type="float" office:value="0" calcext:value-type="float">
            <text:p>0</text:p>
          </table:table-cell>
          <table:table-cell office:value-type="float" office:value="6.61" calcext:value-type="float">
            <text:p>6,61</text:p>
          </table:table-cell>
          <table:table-cell office:value-type="float" office:value="0" calcext:value-type="float">
            <text:p>0</text:p>
          </table:table-cell>
          <table:table-cell office:value-type="float" office:value="277.94" calcext:value-type="float">
            <text:p>277,94</text:p>
          </table:table-cell>
          <table:table-cell office:value-type="float" office:value="667.34" calcext:value-type="float">
            <text:p>667,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0400" calcext:value-type="float">
            <text:p>10400</text:p>
          </table:table-cell>
          <table:table-cell table:style-name="ce4" office:value-type="float" office:value="53258" calcext:value-type="float">
            <text:p>5325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1.18" calcext:value-type="float">
            <text:p>11,1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.61" calcext:value-type="float">
            <text:p>10,6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.49" calcext:value-type="float">
            <text:p>89,4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110" calcext:value-type="float">
            <text:p>9110</text:p>
          </table:table-cell>
          <table:table-cell table:style-name="ce4" office:value-type="float" office:value="46457" calcext:value-type="float">
            <text:p>4645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28.81" calcext:value-type="float">
            <text:p>628,81</text:p>
          </table:table-cell>
          <table:table-cell office:value-type="float" office:value="198.14" calcext:value-type="float">
            <text:p>198,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.23" calcext:value-type="float">
            <text:p>231,23</text:p>
          </table:table-cell>
          <table:table-cell office:value-type="float" office:value="73.81" calcext:value-type="float">
            <text:p>73,81</text:p>
          </table:table-cell>
          <table:table-cell office:value-type="float" office:value="245.15" calcext:value-type="float">
            <text:p>245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1" calcext:value-type="float">
            <text:p>11,81</text:p>
          </table:table-cell>
          <table:table-cell office:value-type="float" office:value="0" calcext:value-type="float">
            <text:p>0</text:p>
          </table:table-cell>
          <table:table-cell office:value-type="float" office:value="505.43" calcext:value-type="float">
            <text:p>505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.12" calcext:value-type="float">
            <text:p>185,12</text:p>
          </table:table-cell>
          <table:table-cell office:value-type="float" office:value="0" calcext:value-type="float">
            <text:p>0</text:p>
          </table:table-cell>
          <table:table-cell office:value-type="float" office:value="76.21" calcext:value-type="float">
            <text:p>76,21</text:p>
          </table:table-cell>
          <table:table-cell office:value-type="float" office:value="0" calcext:value-type="float">
            <text:p>0</text:p>
          </table:table-cell>
          <table:table-cell office:value-type="float" office:value="1081.43" calcext:value-type="float">
            <text:p>1081,43</text:p>
          </table:table-cell>
          <table:table-cell office:value-type="float" office:value="24.83" calcext:value-type="float">
            <text:p>24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31" calcext:value-type="float">
            <text:p>61,31</text:p>
          </table:table-cell>
          <table:table-cell office:value-type="float" office:value="0" calcext:value-type="float">
            <text:p>0</text:p>
          </table:table-cell>
          <table:table-cell office:value-type="float" office:value="114.68" calcext:value-type="float">
            <text:p>114,68</text:p>
          </table:table-cell>
          <table:table-cell office:value-type="float" office:value="0" calcext:value-type="float">
            <text:p>0</text:p>
          </table:table-cell>
          <table:table-cell office:value-type="float" office:value="9.83" calcext:value-type="float">
            <text:p>9,83</text:p>
          </table:table-cell>
          <table:table-cell office:value-type="float" office:value="0" calcext:value-type="float">
            <text:p>0</text:p>
          </table:table-cell>
          <table:table-cell office:value-type="float" office:value="178.19" calcext:value-type="float">
            <text:p>178,19</text:p>
          </table:table-cell>
          <table:table-cell table:style-name="ce9" office:value-type="float" office:value="9273" calcext:value-type="float">
            <text:p>9273</text:p>
          </table:table-cell>
          <table:table-cell table:style-name="ce4" office:value-type="float" office:value="46879" calcext:value-type="float">
            <text:p>4687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76.78" calcext:value-type="float">
            <text:p>476,78</text:p>
          </table:table-cell>
          <table:table-cell office:value-type="float" office:value="429.07" calcext:value-type="float">
            <text:p>429,07</text:p>
          </table:table-cell>
          <table:table-cell office:value-type="float" office:value="384.38" calcext:value-type="float">
            <text:p>384,38</text:p>
          </table:table-cell>
          <table:table-cell office:value-type="float" office:value="9.88" calcext:value-type="float">
            <text:p>9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2" calcext:value-type="float">
            <text:p>4,72</text:p>
          </table:table-cell>
          <table:table-cell office:value-type="float" office:value="17.57" calcext:value-type="float">
            <text:p>17,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07" calcext:value-type="float">
            <text:p>12,07</text:p>
          </table:table-cell>
          <table:table-cell office:value-type="float" office:value="16.9" calcext:value-type="float">
            <text:p>16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.94" calcext:value-type="float">
            <text:p>194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1" calcext:value-type="float">
            <text:p>4,21</text:p>
          </table:table-cell>
          <table:table-cell office:value-type="float" office:value="72.25" calcext:value-type="float">
            <text:p>72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9" calcext:value-type="float">
            <text:p>8,1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165" calcext:value-type="float">
            <text:p>9165</text:p>
          </table:table-cell>
          <table:table-cell table:style-name="ce4" office:value-type="float" office:value="46766" calcext:value-type="float">
            <text:p>4676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5.31" calcext:value-type="float">
            <text:p>5,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7.19" calcext:value-type="float">
            <text:p>387,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79" calcext:value-type="float">
            <text:p>86,79</text:p>
          </table:table-cell>
          <table:table-cell office:value-type="float" office:value="0" calcext:value-type="float">
            <text:p>0</text:p>
          </table:table-cell>
          <table:table-cell office:value-type="float" office:value="7.03" calcext:value-type="float">
            <text:p>7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92" calcext:value-type="float">
            <text:p>99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9" calcext:value-type="float">
            <text:p>27,9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102" calcext:value-type="float">
            <text:p>9102</text:p>
          </table:table-cell>
          <table:table-cell table:style-name="ce4" office:value-type="float" office:value="46529" calcext:value-type="float">
            <text:p>4652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8.12" calcext:value-type="float">
            <text:p>38,12</text:p>
          </table:table-cell>
          <table:table-cell office:value-type="float" office:value="61532.94" calcext:value-type="float">
            <text:p>61532,94</text:p>
          </table:table-cell>
          <table:table-cell office:value-type="float" office:value="13.79" calcext:value-type="float">
            <text:p>13,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73" calcext:value-type="float">
            <text:p>74,73</text:p>
          </table:table-cell>
          <table:table-cell office:value-type="float" office:value="4.89" calcext:value-type="float">
            <text:p>4,89</text:p>
          </table:table-cell>
          <table:table-cell office:value-type="float" office:value="1030.84" calcext:value-type="float">
            <text:p>1030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" calcext:value-type="float">
            <text:p>2,22</text:p>
          </table:table-cell>
          <table:table-cell office:value-type="float" office:value="0" calcext:value-type="float">
            <text:p>0</text:p>
          </table:table-cell>
          <table:table-cell office:value-type="float" office:value="55352.61" calcext:value-type="float">
            <text:p>55352,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9.8" calcext:value-type="float">
            <text:p>129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.38" calcext:value-type="float">
            <text:p>162,38</text:p>
          </table:table-cell>
          <table:table-cell office:value-type="float" office:value="0" calcext:value-type="float">
            <text:p>0</text:p>
          </table:table-cell>
          <table:table-cell office:value-type="float" office:value="953.42" calcext:value-type="float">
            <text:p>953,42</text:p>
          </table:table-cell>
          <table:table-cell office:value-type="float" office:value="0" calcext:value-type="float">
            <text:p>0</text:p>
          </table:table-cell>
          <table:table-cell office:value-type="float" office:value="9.56" calcext:value-type="float">
            <text:p>9,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5244" calcext:value-type="float">
            <text:p>15244</text:p>
          </table:table-cell>
          <table:table-cell table:style-name="ce4" office:value-type="float" office:value="40468" calcext:value-type="float">
            <text:p>4046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23.47" calcext:value-type="float">
            <text:p>23,4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9.34" calcext:value-type="float">
            <text:p>59,34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079" calcext:value-type="float">
            <text:p>9079</text:p>
          </table:table-cell>
          <table:table-cell table:style-name="ce4" office:value-type="float" office:value="46344" calcext:value-type="float">
            <text:p>4634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,1</text:p>
          </table:table-cell>
          <table:table-cell office:value-type="float" office:value="0" calcext:value-type="float">
            <text:p>0</text:p>
          </table:table-cell>
          <table:table-cell office:value-type="float" office:value="31.33" calcext:value-type="float">
            <text:p>31,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.74" calcext:value-type="float">
            <text:p>28,74</text:p>
          </table:table-cell>
          <table:table-cell office:value-type="float" office:value="121.22" calcext:value-type="float">
            <text:p>121,22</text:p>
          </table:table-cell>
          <table:table-cell office:value-type="float" office:value="68.19" calcext:value-type="float">
            <text:p>68,19</text:p>
          </table:table-cell>
          <table:table-cell office:value-type="float" office:value="1835.97" calcext:value-type="float">
            <text:p>1835,97</text:p>
          </table:table-cell>
          <table:table-cell office:value-type="float" office:value="0" calcext:value-type="float">
            <text:p>0</text:p>
          </table:table-cell>
          <table:table-cell office:value-type="float" office:value="191.98" calcext:value-type="float">
            <text:p>191,98</text:p>
          </table:table-cell>
          <table:table-cell office:value-type="float" office:value="0" calcext:value-type="float">
            <text:p>0</text:p>
          </table:table-cell>
          <table:table-cell office:value-type="float" office:value="10.03" calcext:value-type="float">
            <text:p>10,03</text:p>
          </table:table-cell>
          <table:table-cell office:value-type="float" office:value="0" calcext:value-type="float">
            <text:p>0</text:p>
          </table:table-cell>
          <table:table-cell office:value-type="float" office:value="502.62" calcext:value-type="float">
            <text:p>502,62</text:p>
          </table:table-cell>
          <table:table-cell office:value-type="float" office:value="229.02" calcext:value-type="float">
            <text:p>229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.15" calcext:value-type="float">
            <text:p>365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2" calcext:value-type="float">
            <text:p>31,2</text:p>
          </table:table-cell>
          <table:table-cell office:value-type="float" office:value="0" calcext:value-type="float">
            <text:p>0</text:p>
          </table:table-cell>
          <table:table-cell office:value-type="float" office:value="55.31" calcext:value-type="float">
            <text:p>55,31</text:p>
          </table:table-cell>
          <table:table-cell table:style-name="ce9" office:value-type="float" office:value="9665" calcext:value-type="float">
            <text:p>9665</text:p>
          </table:table-cell>
          <table:table-cell table:style-name="ce4" office:value-type="float" office:value="48836" calcext:value-type="float">
            <text:p>4883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1.38" calcext:value-type="float">
            <text:p>111,38</text:p>
          </table:table-cell>
          <table:table-cell office:value-type="float" office:value="0" calcext:value-type="float">
            <text:p>0</text:p>
          </table:table-cell>
          <table:table-cell office:value-type="float" office:value="60.24" calcext:value-type="float">
            <text:p>60,24</text:p>
          </table:table-cell>
          <table:table-cell office:value-type="float" office:value="0" calcext:value-type="float">
            <text:p>0</text:p>
          </table:table-cell>
          <table:table-cell office:value-type="float" office:value="522.16" calcext:value-type="float">
            <text:p>522,16</text:p>
          </table:table-cell>
          <table:table-cell office:value-type="float" office:value="452.87" calcext:value-type="float">
            <text:p>452,87</text:p>
          </table:table-cell>
          <table:table-cell office:value-type="float" office:value="281.14" calcext:value-type="float">
            <text:p>281,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0.79" calcext:value-type="float">
            <text:p>170,79</text:p>
          </table:table-cell>
          <table:table-cell office:value-type="float" office:value="64.88" calcext:value-type="float">
            <text:p>64,88</text:p>
          </table:table-cell>
          <table:table-cell office:value-type="float" office:value="0" calcext:value-type="float">
            <text:p>0</text:p>
          </table:table-cell>
          <table:table-cell office:value-type="float" office:value="116.02" calcext:value-type="float">
            <text:p>116,02</text:p>
          </table:table-cell>
          <table:table-cell office:value-type="float" office:value="0" calcext:value-type="float">
            <text:p>0</text:p>
          </table:table-cell>
          <table:table-cell office:value-type="float" office:value="294.01" calcext:value-type="float">
            <text:p>294,01</text:p>
          </table:table-cell>
          <table:table-cell office:value-type="float" office:value="0" calcext:value-type="float">
            <text:p>0</text:p>
          </table:table-cell>
          <table:table-cell office:value-type="float" office:value="112.97" calcext:value-type="float">
            <text:p>112,97</text:p>
          </table:table-cell>
          <table:table-cell office:value-type="float" office:value="36.76" calcext:value-type="float">
            <text:p>36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33" calcext:value-type="float">
            <text:p>11,33</text:p>
          </table:table-cell>
          <table:table-cell office:value-type="float" office:value="0" calcext:value-type="float">
            <text:p>0</text:p>
          </table:table-cell>
          <table:table-cell office:value-type="float" office:value="8.05" calcext:value-type="float">
            <text:p>8,05</text:p>
          </table:table-cell>
          <table:table-cell office:value-type="float" office:value="0" calcext:value-type="float">
            <text:p>0</text:p>
          </table:table-cell>
          <table:table-cell office:value-type="float" office:value="1.22" calcext:value-type="float">
            <text:p>1,22</text:p>
          </table:table-cell>
          <table:table-cell office:value-type="float" office:value="0" calcext:value-type="float">
            <text:p>0</text:p>
          </table:table-cell>
          <table:table-cell office:value-type="float" office:value="192.13" calcext:value-type="float">
            <text:p>192,13</text:p>
          </table:table-cell>
          <table:table-cell table:style-name="ce9" office:value-type="float" office:value="9114" calcext:value-type="float">
            <text:p>9114</text:p>
          </table:table-cell>
          <table:table-cell table:style-name="ce4" office:value-type="float" office:value="46034" calcext:value-type="float">
            <text:p>4603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51.06" calcext:value-type="float">
            <text:p>851,06</text:p>
          </table:table-cell>
          <table:table-cell office:value-type="float" office:value="0" calcext:value-type="float">
            <text:p>0</text:p>
          </table:table-cell>
          <table:table-cell office:value-type="float" office:value="35.85" calcext:value-type="float">
            <text:p>35,85</text:p>
          </table:table-cell>
          <table:table-cell office:value-type="float" office:value="7.35" calcext:value-type="float">
            <text:p>7,35</text:p>
          </table:table-cell>
          <table:table-cell office:value-type="float" office:value="0" calcext:value-type="float">
            <text:p>0</text:p>
          </table:table-cell>
          <table:table-cell office:value-type="float" office:value="1739.32" calcext:value-type="float">
            <text:p>1739,32</text:p>
          </table:table-cell>
          <table:table-cell office:value-type="float" office:value="77.07" calcext:value-type="float">
            <text:p>77,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.97" calcext:value-type="float">
            <text:p>83,97</text:p>
          </table:table-cell>
          <table:table-cell office:value-type="float" office:value="117.29" calcext:value-type="float">
            <text:p>117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.38" calcext:value-type="float">
            <text:p>393,38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,06</text:p>
          </table:table-cell>
          <table:table-cell office:value-type="float" office:value="0" calcext:value-type="float">
            <text:p>0</text:p>
          </table:table-cell>
          <table:table-cell office:value-type="float" office:value="3254.47" calcext:value-type="float">
            <text:p>3254,47</text:p>
          </table:table-cell>
          <table:table-cell office:value-type="float" office:value="30.63" calcext:value-type="float">
            <text:p>30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.54" calcext:value-type="float">
            <text:p>194,54</text:p>
          </table:table-cell>
          <table:table-cell office:value-type="float" office:value="0" calcext:value-type="float">
            <text:p>0</text:p>
          </table:table-cell>
          <table:table-cell office:value-type="float" office:value="2.44" calcext:value-type="float">
            <text:p>2,44</text:p>
          </table:table-cell>
          <table:table-cell office:value-type="float" office:value="0" calcext:value-type="float">
            <text:p>0</text:p>
          </table:table-cell>
          <table:table-cell office:value-type="float" office:value="88.22" calcext:value-type="float">
            <text:p>88,22</text:p>
          </table:table-cell>
          <table:table-cell office:value-type="float" office:value="0" calcext:value-type="float">
            <text:p>0</text:p>
          </table:table-cell>
          <table:table-cell office:value-type="float" office:value="96.65" calcext:value-type="float">
            <text:p>96,65</text:p>
          </table:table-cell>
          <table:table-cell table:style-name="ce9" office:value-type="float" office:value="9656" calcext:value-type="float">
            <text:p>9656</text:p>
          </table:table-cell>
          <table:table-cell table:style-name="ce4" office:value-type="float" office:value="48951" calcext:value-type="float">
            <text:p>4895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35.9" calcext:value-type="float">
            <text:p>835,9</text:p>
          </table:table-cell>
          <table:table-cell office:value-type="float" office:value="22.3" calcext:value-type="float">
            <text:p>22,3</text:p>
          </table:table-cell>
          <table:table-cell office:value-type="float" office:value="9.27" calcext:value-type="float">
            <text:p>9,27</text:p>
          </table:table-cell>
          <table:table-cell office:value-type="float" office:value="29.42" calcext:value-type="float">
            <text:p>29,42</text:p>
          </table:table-cell>
          <table:table-cell office:value-type="float" office:value="0" calcext:value-type="float">
            <text:p>0</text:p>
          </table:table-cell>
          <table:table-cell office:value-type="float" office:value="222.98" calcext:value-type="float">
            <text:p>222,98</text:p>
          </table:table-cell>
          <table:table-cell office:value-type="float" office:value="435.77" calcext:value-type="float">
            <text:p>435,77</text:p>
          </table:table-cell>
          <table:table-cell office:value-type="float" office:value="0" calcext:value-type="float">
            <text:p>0</text:p>
          </table:table-cell>
          <table:table-cell office:value-type="float" office:value="25.01" calcext:value-type="float">
            <text:p>25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1" calcext:value-type="float">
            <text:p>35,31</text:p>
          </table:table-cell>
          <table:table-cell office:value-type="float" office:value="406.96" calcext:value-type="float">
            <text:p>406,96</text:p>
          </table:table-cell>
          <table:table-cell office:value-type="float" office:value="52.63" calcext:value-type="float">
            <text:p>52,63</text:p>
          </table:table-cell>
          <table:table-cell office:value-type="float" office:value="0" calcext:value-type="float">
            <text:p>0</text:p>
          </table:table-cell>
          <table:table-cell office:value-type="float" office:value="382.17" calcext:value-type="float">
            <text:p>382,17</text:p>
          </table:table-cell>
          <table:table-cell office:value-type="float" office:value="0" calcext:value-type="float">
            <text:p>0</text:p>
          </table:table-cell>
          <table:table-cell office:value-type="float" office:value="38.02" calcext:value-type="float">
            <text:p>38,02</text:p>
          </table:table-cell>
          <table:table-cell office:value-type="float" office:value="0" calcext:value-type="float">
            <text:p>0</text:p>
          </table:table-cell>
          <table:table-cell office:value-type="float" office:value="207.55" calcext:value-type="float">
            <text:p>207,55</text:p>
          </table:table-cell>
          <table:table-cell office:value-type="float" office:value="85.12" calcext:value-type="float">
            <text:p>85,12</text:p>
          </table:table-cell>
          <table:table-cell office:value-type="float" office:value="35.55" calcext:value-type="float">
            <text:p>35,55</text:p>
          </table:table-cell>
          <table:table-cell office:value-type="float" office:value="196.15" calcext:value-type="float">
            <text:p>196,15</text:p>
          </table:table-cell>
          <table:table-cell office:value-type="float" office:value="13.86" calcext:value-type="float">
            <text:p>13,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.73" calcext:value-type="float">
            <text:p>141,7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417" calcext:value-type="float">
            <text:p>9417</text:p>
          </table:table-cell>
          <table:table-cell table:style-name="ce4" office:value-type="float" office:value="47655" calcext:value-type="float">
            <text:p>476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9442.33" calcext:value-type="float">
            <text:p>19442,33</text:p>
          </table:table-cell>
          <table:table-cell office:value-type="float" office:value="12366.19" calcext:value-type="float">
            <text:p>12366,19</text:p>
          </table:table-cell>
          <table:table-cell office:value-type="float" office:value="4576.77" calcext:value-type="float">
            <text:p>4576,77</text:p>
          </table:table-cell>
          <table:table-cell office:value-type="float" office:value="1241.67" calcext:value-type="float">
            <text:p>1241,67</text:p>
          </table:table-cell>
          <table:table-cell office:value-type="float" office:value="535.43" calcext:value-type="float">
            <text:p>535,43</text:p>
          </table:table-cell>
          <table:table-cell office:value-type="float" office:value="3373.65" calcext:value-type="float">
            <text:p>3373,65</text:p>
          </table:table-cell>
          <table:table-cell office:value-type="float" office:value="1149.07" calcext:value-type="float">
            <text:p>1149,07</text:p>
          </table:table-cell>
          <table:table-cell office:value-type="float" office:value="983.52" calcext:value-type="float">
            <text:p>983,52</text:p>
          </table:table-cell>
          <table:table-cell office:value-type="float" office:value="596.03" calcext:value-type="float">
            <text:p>596,03</text:p>
          </table:table-cell>
          <table:table-cell office:value-type="float" office:value="0" calcext:value-type="float">
            <text:p>0</text:p>
          </table:table-cell>
          <table:table-cell office:value-type="float" office:value="471.08" calcext:value-type="float">
            <text:p>471,08</text:p>
          </table:table-cell>
          <table:table-cell office:value-type="float" office:value="1791.41" calcext:value-type="float">
            <text:p>1791,41</text:p>
          </table:table-cell>
          <table:table-cell office:value-type="float" office:value="1182.57" calcext:value-type="float">
            <text:p>1182,57</text:p>
          </table:table-cell>
          <table:table-cell office:value-type="float" office:value="14939.47" calcext:value-type="float">
            <text:p>14939,47</text:p>
          </table:table-cell>
          <table:table-cell office:value-type="float" office:value="0" calcext:value-type="float">
            <text:p>0</text:p>
          </table:table-cell>
          <table:table-cell office:value-type="float" office:value="2390.52" calcext:value-type="float">
            <text:p>2390,52</text:p>
          </table:table-cell>
          <table:table-cell office:value-type="float" office:value="0" calcext:value-type="float">
            <text:p>0</text:p>
          </table:table-cell>
          <table:table-cell office:value-type="float" office:value="288.65" calcext:value-type="float">
            <text:p>288,65</text:p>
          </table:table-cell>
          <table:table-cell office:value-type="float" office:value="923.08" calcext:value-type="float">
            <text:p>923,08</text:p>
          </table:table-cell>
          <table:table-cell office:value-type="float" office:value="13891.96" calcext:value-type="float">
            <text:p>13891,96</text:p>
          </table:table-cell>
          <table:table-cell office:value-type="float" office:value="3079.88" calcext:value-type="float">
            <text:p>3079,88</text:p>
          </table:table-cell>
          <table:table-cell office:value-type="float" office:value="1156.38" calcext:value-type="float">
            <text:p>1156,38</text:p>
          </table:table-cell>
          <table:table-cell office:value-type="float" office:value="48.76" calcext:value-type="float">
            <text:p>48,76</text:p>
          </table:table-cell>
          <table:table-cell office:value-type="float" office:value="422.77" calcext:value-type="float">
            <text:p>422,77</text:p>
          </table:table-cell>
          <table:table-cell office:value-type="float" office:value="142.87" calcext:value-type="float">
            <text:p>142,87</text:p>
          </table:table-cell>
          <table:table-cell office:value-type="float" office:value="187.88" calcext:value-type="float">
            <text:p>187,88</text:p>
          </table:table-cell>
          <table:table-cell office:value-type="float" office:value="0" calcext:value-type="float">
            <text:p>0</text:p>
          </table:table-cell>
          <table:table-cell office:value-type="float" office:value="422.57" calcext:value-type="float">
            <text:p>422,57</text:p>
          </table:table-cell>
          <table:table-cell office:value-type="float" office:value="1.32" calcext:value-type="float">
            <text:p>1,32</text:p>
          </table:table-cell>
          <table:table-cell office:value-type="float" office:value="722.58" calcext:value-type="float">
            <text:p>722,58</text:p>
          </table:table-cell>
          <table:table-cell table:style-name="ce9" office:value-type="float" office:value="16816" calcext:value-type="float">
            <text:p>16816</text:p>
          </table:table-cell>
          <table:table-cell table:style-name="ce4" office:value-type="float" office:value="80592" calcext:value-type="float">
            <text:p>8059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7.31" calcext:value-type="float">
            <text:p>67,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3.88" calcext:value-type="float">
            <text:p>323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8.22" calcext:value-type="float">
            <text:p>538,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.78" calcext:value-type="float">
            <text:p>9,78</text:p>
          </table:table-cell>
          <table:table-cell office:value-type="float" office:value="93.24" calcext:value-type="float">
            <text:p>93,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66" calcext:value-type="float">
            <text:p>3,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9.19" calcext:value-type="float">
            <text:p>379,19</text:p>
          </table:table-cell>
          <table:table-cell table:style-name="ce9" office:value-type="float" office:value="9323" calcext:value-type="float">
            <text:p>9323</text:p>
          </table:table-cell>
          <table:table-cell table:style-name="ce4" office:value-type="float" office:value="48680" calcext:value-type="float">
            <text:p>4868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41.38" calcext:value-type="float">
            <text:p>2941,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.99" calcext:value-type="float">
            <text:p>15,99</text:p>
          </table:table-cell>
          <table:table-cell office:value-type="float" office:value="29.35" calcext:value-type="float">
            <text:p>29,35</text:p>
          </table:table-cell>
          <table:table-cell office:value-type="float" office:value="4353.6" calcext:value-type="float">
            <text:p>4353,6</text:p>
          </table:table-cell>
          <table:table-cell office:value-type="float" office:value="1009.32" calcext:value-type="float">
            <text:p>1009,32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9" office:value-type="float" office:value="10496" calcext:value-type="float">
            <text:p>10496</text:p>
          </table:table-cell>
          <table:table-cell table:style-name="ce4" office:value-type="float" office:value="50770" calcext:value-type="float">
            <text:p>5077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2525.68" calcext:value-type="float">
            <text:p>72525,68</text:p>
          </table:table-cell>
          <table:table-cell office:value-type="float" office:value="48784.39" calcext:value-type="float">
            <text:p>48784,39</text:p>
          </table:table-cell>
          <table:table-cell office:value-type="float" office:value="28614.03" calcext:value-type="float">
            <text:p>28614,03</text:p>
          </table:table-cell>
          <table:table-cell office:value-type="float" office:value="0" calcext:value-type="float">
            <text:p>0</text:p>
          </table:table-cell>
          <table:table-cell office:value-type="float" office:value="68365.22" calcext:value-type="float">
            <text:p>68365,22</text:p>
          </table:table-cell>
          <table:table-cell office:value-type="float" office:value="1349" calcext:value-type="float">
            <text:p>1349</text:p>
          </table:table-cell>
          <table:table-cell office:value-type="float" office:value="531.66" calcext:value-type="float">
            <text:p>531,66</text:p>
          </table:table-cell>
          <table:table-cell office:value-type="float" office:value="3045.41" calcext:value-type="float">
            <text:p>3045,41</text:p>
          </table:table-cell>
          <table:table-cell office:value-type="float" office:value="3697.33" calcext:value-type="float">
            <text:p>3697,33</text:p>
          </table:table-cell>
          <table:table-cell office:value-type="float" office:value="0" calcext:value-type="float">
            <text:p>0</text:p>
          </table:table-cell>
          <table:table-cell office:value-type="float" office:value="1722.74" calcext:value-type="float">
            <text:p>1722,74</text:p>
          </table:table-cell>
          <table:table-cell office:value-type="float" office:value="45.13" calcext:value-type="float">
            <text:p>45,13</text:p>
          </table:table-cell>
          <table:table-cell office:value-type="float" office:value="290.56" calcext:value-type="float">
            <text:p>290,56</text:p>
          </table:table-cell>
          <table:table-cell office:value-type="float" office:value="33972.61" calcext:value-type="float">
            <text:p>33972,61</text:p>
          </table:table-cell>
          <table:table-cell office:value-type="float" office:value="0" calcext:value-type="float">
            <text:p>0</text:p>
          </table:table-cell>
          <table:table-cell office:value-type="float" office:value="155.07" calcext:value-type="float">
            <text:p>155,07</text:p>
          </table:table-cell>
          <table:table-cell office:value-type="float" office:value="0" calcext:value-type="float">
            <text:p>0</text:p>
          </table:table-cell>
          <table:table-cell office:value-type="float" office:value="149.32" calcext:value-type="float">
            <text:p>149,32</text:p>
          </table:table-cell>
          <table:table-cell office:value-type="float" office:value="860.09" calcext:value-type="float">
            <text:p>860,09</text:p>
          </table:table-cell>
          <table:table-cell office:value-type="float" office:value="75050.8" calcext:value-type="float">
            <text:p>75050,8</text:p>
          </table:table-cell>
          <table:table-cell office:value-type="float" office:value="5461.44" calcext:value-type="float">
            <text:p>5461,44</text:p>
          </table:table-cell>
          <table:table-cell office:value-type="float" office:value="75837.26" calcext:value-type="float">
            <text:p>75837,26</text:p>
          </table:table-cell>
          <table:table-cell office:value-type="float" office:value="4819.96" calcext:value-type="float">
            <text:p>4819,96</text:p>
          </table:table-cell>
          <table:table-cell office:value-type="float" office:value="416.96" calcext:value-type="float">
            <text:p>416,96</text:p>
          </table:table-cell>
          <table:table-cell office:value-type="float" office:value="0" calcext:value-type="float">
            <text:p>0</text:p>
          </table:table-cell>
          <table:table-cell office:value-type="float" office:value="3093.27" calcext:value-type="float">
            <text:p>3093,27</text:p>
          </table:table-cell>
          <table:table-cell office:value-type="float" office:value="0" calcext:value-type="float">
            <text:p>0</text:p>
          </table:table-cell>
          <table:table-cell office:value-type="float" office:value="65.67" calcext:value-type="float">
            <text:p>65,67</text:p>
          </table:table-cell>
          <table:table-cell office:value-type="float" office:value="0" calcext:value-type="float">
            <text:p>0</text:p>
          </table:table-cell>
          <table:table-cell office:value-type="float" office:value="1189.51" calcext:value-type="float">
            <text:p>1189,51</text:p>
          </table:table-cell>
          <table:table-cell table:style-name="ce9" office:value-type="float" office:value="38213" calcext:value-type="float">
            <text:p>38213</text:p>
          </table:table-cell>
          <table:table-cell table:style-name="ce4" office:value-type="float" office:value="122758" calcext:value-type="float">
            <text:p>12275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21.86" calcext:value-type="float">
            <text:p>621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" calcext:value-type="float">
            <text:p>1,43</text:p>
          </table:table-cell>
          <table:table-cell office:value-type="float" office:value="0" calcext:value-type="float">
            <text:p>0</text:p>
          </table:table-cell>
          <table:table-cell office:value-type="float" office:value="154.56" calcext:value-type="float">
            <text:p>154,56</text:p>
          </table:table-cell>
          <table:table-cell office:value-type="float" office:value="84.56" calcext:value-type="float">
            <text:p>84,56</text:p>
          </table:table-cell>
          <table:table-cell office:value-type="float" office:value="2442.81" calcext:value-type="float">
            <text:p>2442,81</text:p>
          </table:table-cell>
          <table:table-cell office:value-type="float" office:value="17.08" calcext:value-type="float">
            <text:p>17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.41" calcext:value-type="float">
            <text:p>257,41</text:p>
          </table:table-cell>
          <table:table-cell office:value-type="float" office:value="2.68" calcext:value-type="float">
            <text:p>2,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.15" calcext:value-type="float">
            <text:p>49,15</text:p>
          </table:table-cell>
          <table:table-cell office:value-type="float" office:value="432.54" calcext:value-type="float">
            <text:p>432,54</text:p>
          </table:table-cell>
          <table:table-cell office:value-type="float" office:value="2072.35" calcext:value-type="float">
            <text:p>2072,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83" calcext:value-type="float">
            <text:p>94,83</text:p>
          </table:table-cell>
          <table:table-cell office:value-type="float" office:value="0" calcext:value-type="float">
            <text:p>0</text:p>
          </table:table-cell>
          <table:table-cell office:value-type="float" office:value="-52.16" calcext:value-type="float">
            <text:p>-52,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1.76" calcext:value-type="float">
            <text:p>701,76</text:p>
          </table:table-cell>
          <table:table-cell table:style-name="ce9" office:value-type="float" office:value="10089" calcext:value-type="float">
            <text:p>10089</text:p>
          </table:table-cell>
          <table:table-cell table:style-name="ce4" office:value-type="float" office:value="52288" calcext:value-type="float">
            <text:p>5228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15.99" calcext:value-type="float">
            <text:p>1815,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8.62" calcext:value-type="float">
            <text:p>208,62</text:p>
          </table:table-cell>
          <table:table-cell office:value-type="float" office:value="3230.55" calcext:value-type="float">
            <text:p>3230,55</text:p>
          </table:table-cell>
          <table:table-cell office:value-type="float" office:value="145.42" calcext:value-type="float">
            <text:p>145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7" calcext:value-type="float">
            <text:p>20,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.23" calcext:value-type="float">
            <text:p>98,23</text:p>
          </table:table-cell>
          <table:table-cell office:value-type="float" office:value="0" calcext:value-type="float">
            <text:p>0</text:p>
          </table:table-cell>
          <table:table-cell office:value-type="float" office:value="1480.2" calcext:value-type="float">
            <text:p>1480,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695.05" calcext:value-type="float">
            <text:p>4695,05</text:p>
          </table:table-cell>
          <table:table-cell table:style-name="ce9" office:value-type="float" office:value="11938" calcext:value-type="float">
            <text:p>11938</text:p>
          </table:table-cell>
          <table:table-cell table:style-name="ce4" office:value-type="float" office:value="70041" calcext:value-type="float">
            <text:p>7004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932.94" calcext:value-type="float">
            <text:p>3932,9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90.17" calcext:value-type="float">
            <text:p>1690,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7.7" calcext:value-type="float">
            <text:p>467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2.26" calcext:value-type="float">
            <text:p>162,2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0096" calcext:value-type="float">
            <text:p>10096</text:p>
          </table:table-cell>
          <table:table-cell table:style-name="ce4" office:value-type="float" office:value="50408" calcext:value-type="float">
            <text:p>5040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84.18" calcext:value-type="float">
            <text:p>1684,18</text:p>
          </table:table-cell>
          <table:table-cell office:value-type="float" office:value="0" calcext:value-type="float">
            <text:p>0</text:p>
          </table:table-cell>
          <table:table-cell office:value-type="float" office:value="104.53" calcext:value-type="float">
            <text:p>104,53</text:p>
          </table:table-cell>
          <table:table-cell office:value-type="float" office:value="121.24" calcext:value-type="float">
            <text:p>121,24</text:p>
          </table:table-cell>
          <table:table-cell office:value-type="float" office:value="0" calcext:value-type="float">
            <text:p>0</text:p>
          </table:table-cell>
          <table:table-cell office:value-type="float" office:value="16934.23" calcext:value-type="float">
            <text:p>16934,23</text:p>
          </table:table-cell>
          <table:table-cell office:value-type="float" office:value="233.95" calcext:value-type="float">
            <text:p>233,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.54" calcext:value-type="float">
            <text:p>79,54</text:p>
          </table:table-cell>
          <table:table-cell office:value-type="float" office:value="13204.55" calcext:value-type="float">
            <text:p>13204,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7" calcext:value-type="float">
            <text:p>8,67</text:p>
          </table:table-cell>
          <table:table-cell office:value-type="float" office:value="0" calcext:value-type="float">
            <text:p>0</text:p>
          </table:table-cell>
          <table:table-cell office:value-type="float" office:value="29.67" calcext:value-type="float">
            <text:p>29,67</text:p>
          </table:table-cell>
          <table:table-cell office:value-type="float" office:value="0" calcext:value-type="float">
            <text:p>0</text:p>
          </table:table-cell>
          <table:table-cell office:value-type="float" office:value="10453.18" calcext:value-type="float">
            <text:p>10453,18</text:p>
          </table:table-cell>
          <table:table-cell office:value-type="float" office:value="285.48" calcext:value-type="float">
            <text:p>285,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1.79" calcext:value-type="float">
            <text:p>781,79</text:p>
          </table:table-cell>
          <table:table-cell office:value-type="float" office:value="80.12" calcext:value-type="float">
            <text:p>80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8" calcext:value-type="float">
            <text:p>21,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3050" calcext:value-type="float">
            <text:p>13050</text:p>
          </table:table-cell>
          <table:table-cell table:style-name="ce4" office:value-type="float" office:value="63533" calcext:value-type="float">
            <text:p>635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7.32" calcext:value-type="float">
            <text:p>247,32</text:p>
          </table:table-cell>
          <table:table-cell office:value-type="float" office:value="0" calcext:value-type="float">
            <text:p>0</text:p>
          </table:table-cell>
          <table:table-cell office:value-type="float" office:value="8.77" calcext:value-type="float">
            <text:p>8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7" calcext:value-type="float">
            <text:p>93,7</text:p>
          </table:table-cell>
          <table:table-cell office:value-type="float" office:value="12.64" calcext:value-type="float">
            <text:p>12,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.36" calcext:value-type="float">
            <text:p>67,36</text:p>
          </table:table-cell>
          <table:table-cell office:value-type="float" office:value="87.45" calcext:value-type="float">
            <text:p>87,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.41" calcext:value-type="float">
            <text:p>50,41</text:p>
          </table:table-cell>
          <table:table-cell office:value-type="float" office:value="403.36" calcext:value-type="float">
            <text:p>403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.93" calcext:value-type="float">
            <text:p>223,9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250" calcext:value-type="float">
            <text:p>9250</text:p>
          </table:table-cell>
          <table:table-cell table:style-name="ce4" office:value-type="float" office:value="47212" calcext:value-type="float">
            <text:p>4721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6.88" calcext:value-type="float">
            <text:p>116,88</text:p>
          </table:table-cell>
          <table:table-cell office:value-type="float" office:value="3694.31" calcext:value-type="float">
            <text:p>3694,31</text:p>
          </table:table-cell>
          <table:table-cell office:value-type="float" office:value="39967.23" calcext:value-type="float">
            <text:p>39967,23</text:p>
          </table:table-cell>
          <table:table-cell office:value-type="float" office:value="83761.02" calcext:value-type="float">
            <text:p>83761,02</text:p>
          </table:table-cell>
          <table:table-cell office:value-type="float" office:value="0" calcext:value-type="float">
            <text:p>0</text:p>
          </table:table-cell>
          <table:table-cell office:value-type="float" office:value="481.49" calcext:value-type="float">
            <text:p>481,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625.06" calcext:value-type="float">
            <text:p>37625,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.57" calcext:value-type="float">
            <text:p>10,57</text:p>
          </table:table-cell>
          <table:table-cell office:value-type="float" office:value="5410.26" calcext:value-type="float">
            <text:p>5410,26</text:p>
          </table:table-cell>
          <table:table-cell office:value-type="float" office:value="6.83" calcext:value-type="float">
            <text:p>6,83</text:p>
          </table:table-cell>
          <table:table-cell office:value-type="float" office:value="88.94" calcext:value-type="float">
            <text:p>88,94</text:p>
          </table:table-cell>
          <table:table-cell office:value-type="float" office:value="4056.76" calcext:value-type="float">
            <text:p>4056,76</text:p>
          </table:table-cell>
          <table:table-cell office:value-type="float" office:value="23734.17" calcext:value-type="float">
            <text:p>23734,17</text:p>
          </table:table-cell>
          <table:table-cell office:value-type="float" office:value="1346.18" calcext:value-type="float">
            <text:p>1346,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2.4" calcext:value-type="float">
            <text:p>512,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6304" calcext:value-type="float">
            <text:p>36304</text:p>
          </table:table-cell>
          <table:table-cell table:style-name="ce4" office:value-type="float" office:value="133263" calcext:value-type="float">
            <text:p>13326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94.24" calcext:value-type="float">
            <text:p>94,24</text:p>
          </table:table-cell>
          <table:table-cell office:value-type="float" office:value="0" calcext:value-type="float">
            <text:p>0</text:p>
          </table:table-cell>
          <table:table-cell office:value-type="float" office:value="3.99" calcext:value-type="float">
            <text:p>3,9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.95" calcext:value-type="float">
            <text:p>6,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.8" calcext:value-type="float">
            <text:p>170,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157" calcext:value-type="float">
            <text:p>9157</text:p>
          </table:table-cell>
          <table:table-cell table:style-name="ce4" office:value-type="float" office:value="46651" calcext:value-type="float">
            <text:p>4665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3734.61" calcext:value-type="float">
            <text:p>23734,61</text:p>
          </table:table-cell>
          <table:table-cell office:value-type="float" office:value="1643.75" calcext:value-type="float">
            <text:p>1643,75</text:p>
          </table:table-cell>
          <table:table-cell office:value-type="float" office:value="737.61" calcext:value-type="float">
            <text:p>737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58" calcext:value-type="float">
            <text:p>158,58</text:p>
          </table:table-cell>
          <table:table-cell office:value-type="float" office:value="1001.21" calcext:value-type="float">
            <text:p>1001,21</text:p>
          </table:table-cell>
          <table:table-cell office:value-type="float" office:value="708.78" calcext:value-type="float">
            <text:p>708,78</text:p>
          </table:table-cell>
          <table:table-cell office:value-type="float" office:value="1546.83" calcext:value-type="float">
            <text:p>1546,83</text:p>
          </table:table-cell>
          <table:table-cell office:value-type="float" office:value="0" calcext:value-type="float">
            <text:p>0</text:p>
          </table:table-cell>
          <table:table-cell office:value-type="float" office:value="1962.66" calcext:value-type="float">
            <text:p>1962,66</text:p>
          </table:table-cell>
          <table:table-cell office:value-type="float" office:value="58.29" calcext:value-type="float">
            <text:p>58,29</text:p>
          </table:table-cell>
          <table:table-cell office:value-type="float" office:value="0" calcext:value-type="float">
            <text:p>0</text:p>
          </table:table-cell>
          <table:table-cell office:value-type="float" office:value="800.75" calcext:value-type="float">
            <text:p>800,7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47.86" calcext:value-type="float">
            <text:p>247,86</text:p>
          </table:table-cell>
          <table:table-cell office:value-type="float" office:value="0" calcext:value-type="float">
            <text:p>0</text:p>
          </table:table-cell>
          <table:table-cell office:value-type="float" office:value="119689.86" calcext:value-type="float">
            <text:p>119689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0.91" calcext:value-type="float">
            <text:p>1210,91</text:p>
          </table:table-cell>
          <table:table-cell office:value-type="float" office:value="51.84" calcext:value-type="float">
            <text:p>51,84</text:p>
          </table:table-cell>
          <table:table-cell office:value-type="float" office:value="0" calcext:value-type="float">
            <text:p>0</text:p>
          </table:table-cell>
          <table:table-cell office:value-type="float" office:value="6085.15" calcext:value-type="float">
            <text:p>6085,15</text:p>
          </table:table-cell>
          <table:table-cell office:value-type="float" office:value="0" calcext:value-type="float">
            <text:p>0</text:p>
          </table:table-cell>
          <table:table-cell office:value-type="float" office:value="552.99" calcext:value-type="float">
            <text:p>552,99</text:p>
          </table:table-cell>
          <table:table-cell office:value-type="float" office:value="0" calcext:value-type="float">
            <text:p>0</text:p>
          </table:table-cell>
          <table:table-cell office:value-type="float" office:value="592.01" calcext:value-type="float">
            <text:p>592,01</text:p>
          </table:table-cell>
          <table:table-cell table:style-name="ce9" office:value-type="float" office:value="14447" calcext:value-type="float">
            <text:p>14447</text:p>
          </table:table-cell>
          <table:table-cell table:style-name="ce4" office:value-type="float" office:value="44569" calcext:value-type="float">
            <text:p>4456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25.02" calcext:value-type="float">
            <text:p>3025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73.13" calcext:value-type="float">
            <text:p>1973,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8.29" calcext:value-type="float">
            <text:p>58,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4" calcext:value-type="float">
            <text:p>2,0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599" calcext:value-type="float">
            <text:p>9599</text:p>
          </table:table-cell>
          <table:table-cell table:style-name="ce4" office:value-type="float" office:value="48847" calcext:value-type="float">
            <text:p>4884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.94" calcext:value-type="float">
            <text:p>80,94</text:p>
          </table:table-cell>
          <table:table-cell office:value-type="float" office:value="0" calcext:value-type="float">
            <text:p>0</text:p>
          </table:table-cell>
          <table:table-cell office:value-type="float" office:value="376.97" calcext:value-type="float">
            <text:p>376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25.16" calcext:value-type="float">
            <text:p>5325,1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81.31" calcext:value-type="float">
            <text:p>281,31</text:p>
          </table:table-cell>
          <table:table-cell office:value-type="float" office:value="87.19" calcext:value-type="float">
            <text:p>87,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6" calcext:value-type="float">
            <text:p>41,1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824" calcext:value-type="float">
            <text:p>9824</text:p>
          </table:table-cell>
          <table:table-cell table:style-name="ce4" office:value-type="float" office:value="50666" calcext:value-type="float">
            <text:p>5066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80.1" calcext:value-type="float">
            <text:p>180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6.94" calcext:value-type="float">
            <text:p>186,94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9" office:value-type="float" office:value="9116" calcext:value-type="float">
            <text:p>9116</text:p>
          </table:table-cell>
          <table:table-cell table:style-name="ce4" office:value-type="float" office:value="46601" calcext:value-type="float">
            <text:p>466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29.95" calcext:value-type="float">
            <text:p>29,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4.41" calcext:value-type="float">
            <text:p>114,4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9" office:value-type="float" office:value="9086" calcext:value-type="float">
            <text:p>9086</text:p>
          </table:table-cell>
          <table:table-cell table:style-name="ce4" office:value-type="float" office:value="46413" calcext:value-type="float">
            <text:p>4641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3.96" calcext:value-type="float">
            <text:p>183,96</text:p>
          </table:table-cell>
          <table:table-cell office:value-type="float" office:value="17459.9" calcext:value-type="float">
            <text:p>17459,9</text:p>
          </table:table-cell>
          <table:table-cell office:value-type="float" office:value="7943.98" calcext:value-type="float">
            <text:p>7943,98</text:p>
          </table:table-cell>
          <table:table-cell office:value-type="float" office:value="38.45" calcext:value-type="float">
            <text:p>38,45</text:p>
          </table:table-cell>
          <table:table-cell office:value-type="float" office:value="136.21" calcext:value-type="float">
            <text:p>136,21</text:p>
          </table:table-cell>
          <table:table-cell office:value-type="float" office:value="850.32" calcext:value-type="float">
            <text:p>850,32</text:p>
          </table:table-cell>
          <table:table-cell office:value-type="float" office:value="0" calcext:value-type="float">
            <text:p>0</text:p>
          </table:table-cell>
          <table:table-cell office:value-type="float" office:value="1412.74" calcext:value-type="float">
            <text:p>1412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04.46" calcext:value-type="float">
            <text:p>8504,46</text:p>
          </table:table-cell>
          <table:table-cell office:value-type="float" office:value="0" calcext:value-type="float">
            <text:p>0</text:p>
          </table:table-cell>
          <table:table-cell office:value-type="float" office:value="128.83" calcext:value-type="float">
            <text:p>128,83</text:p>
          </table:table-cell>
          <table:table-cell office:value-type="float" office:value="0" calcext:value-type="float">
            <text:p>0</text:p>
          </table:table-cell>
          <table:table-cell office:value-type="float" office:value="3150.26" calcext:value-type="float">
            <text:p>3150,26</text:p>
          </table:table-cell>
          <table:table-cell office:value-type="float" office:value="0" calcext:value-type="float">
            <text:p>0</text:p>
          </table:table-cell>
          <table:table-cell office:value-type="float" office:value="131.78" calcext:value-type="float">
            <text:p>131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8.58" calcext:value-type="float">
            <text:p>4468,58</text:p>
          </table:table-cell>
          <table:table-cell office:value-type="float" office:value="17520.18" calcext:value-type="float">
            <text:p>17520,18</text:p>
          </table:table-cell>
          <table:table-cell office:value-type="float" office:value="2638.24" calcext:value-type="float">
            <text:p>2638,24</text:p>
          </table:table-cell>
          <table:table-cell office:value-type="float" office:value="57.43" calcext:value-type="float">
            <text:p>57,43</text:p>
          </table:table-cell>
          <table:table-cell office:value-type="float" office:value="0" calcext:value-type="float">
            <text:p>0</text:p>
          </table:table-cell>
          <table:table-cell office:value-type="float" office:value="120.72" calcext:value-type="float">
            <text:p>120,72</text:p>
          </table:table-cell>
          <table:table-cell office:value-type="float" office:value="0" calcext:value-type="float">
            <text:p>0</text:p>
          </table:table-cell>
          <table:table-cell office:value-type="float" office:value="201.06" calcext:value-type="float">
            <text:p>201,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3936" calcext:value-type="float">
            <text:p>13936</text:p>
          </table:table-cell>
          <table:table-cell table:style-name="ce4" office:value-type="float" office:value="84313" calcext:value-type="float">
            <text:p>843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30.85" calcext:value-type="float">
            <text:p>730,85</text:p>
          </table:table-cell>
          <table:table-cell office:value-type="float" office:value="2127.63" calcext:value-type="float">
            <text:p>2127,63</text:p>
          </table:table-cell>
          <table:table-cell office:value-type="float" office:value="2145.46" calcext:value-type="float">
            <text:p>2145,46</text:p>
          </table:table-cell>
          <table:table-cell office:value-type="float" office:value="209.22" calcext:value-type="float">
            <text:p>209,22</text:p>
          </table:table-cell>
          <table:table-cell office:value-type="float" office:value="0" calcext:value-type="float">
            <text:p>0</text:p>
          </table:table-cell>
          <table:table-cell office:value-type="float" office:value="825.31" calcext:value-type="float">
            <text:p>825,31</text:p>
          </table:table-cell>
          <table:table-cell office:value-type="float" office:value="1462.94" calcext:value-type="float">
            <text:p>1462,94</text:p>
          </table:table-cell>
          <table:table-cell office:value-type="float" office:value="0" calcext:value-type="float">
            <text:p>0</text:p>
          </table:table-cell>
          <table:table-cell office:value-type="float" office:value="12.19" calcext:value-type="float">
            <text:p>12,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58" calcext:value-type="float">
            <text:p>108,58</text:p>
          </table:table-cell>
          <table:table-cell office:value-type="float" office:value="33.96" calcext:value-type="float">
            <text:p>33,96</text:p>
          </table:table-cell>
          <table:table-cell office:value-type="float" office:value="1670.17" calcext:value-type="float">
            <text:p>1670,17</text:p>
          </table:table-cell>
          <table:table-cell office:value-type="float" office:value="0" calcext:value-type="float">
            <text:p>0</text:p>
          </table:table-cell>
          <table:table-cell office:value-type="float" office:value="108.75" calcext:value-type="float">
            <text:p>108,75</text:p>
          </table:table-cell>
          <table:table-cell office:value-type="float" office:value="0" calcext:value-type="float">
            <text:p>0</text:p>
          </table:table-cell>
          <table:table-cell office:value-type="float" office:value="6344" calcext:value-type="float">
            <text:p>6344</text:p>
          </table:table-cell>
          <table:table-cell office:value-type="float" office:value="0" calcext:value-type="float">
            <text:p>0</text:p>
          </table:table-cell>
          <table:table-cell office:value-type="float" office:value="3186.71" calcext:value-type="float">
            <text:p>3186,71</text:p>
          </table:table-cell>
          <table:table-cell office:value-type="float" office:value="345.65" calcext:value-type="float">
            <text:p>345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1.87" calcext:value-type="float">
            <text:p>641,87</text:p>
          </table:table-cell>
          <table:table-cell office:value-type="float" office:value="0" calcext:value-type="float">
            <text:p>0</text:p>
          </table:table-cell>
          <table:table-cell office:value-type="float" office:value="157.38" calcext:value-type="float">
            <text:p>157,38</text:p>
          </table:table-cell>
          <table:table-cell office:value-type="float" office:value="0" calcext:value-type="float">
            <text:p>0</text:p>
          </table:table-cell>
          <table:table-cell office:value-type="float" office:value="25.74" calcext:value-type="float">
            <text:p>25,7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3576" calcext:value-type="float">
            <text:p>3576</text:p>
          </table:table-cell>
          <table:table-cell table:style-name="ce4" office:value-type="float" office:value="9568" calcext:value-type="float">
            <text:p>956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01.04" calcext:value-type="float">
            <text:p>1601,04</text:p>
          </table:table-cell>
          <table:table-cell office:value-type="float" office:value="406.67" calcext:value-type="float">
            <text:p>406,67</text:p>
          </table:table-cell>
          <table:table-cell office:value-type="float" office:value="399.42" calcext:value-type="float">
            <text:p>399,42</text:p>
          </table:table-cell>
          <table:table-cell office:value-type="float" office:value="77.53" calcext:value-type="float">
            <text:p>77,53</text:p>
          </table:table-cell>
          <table:table-cell office:value-type="float" office:value="0" calcext:value-type="float">
            <text:p>0</text:p>
          </table:table-cell>
          <table:table-cell office:value-type="float" office:value="12734.17" calcext:value-type="float">
            <text:p>12734,17</text:p>
          </table:table-cell>
          <table:table-cell office:value-type="float" office:value="380.93" calcext:value-type="float">
            <text:p>380,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367.21" calcext:value-type="float">
            <text:p>12367,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.28" calcext:value-type="float">
            <text:p>38,28</text:p>
          </table:table-cell>
          <table:table-cell office:value-type="float" office:value="0" calcext:value-type="float">
            <text:p>0</text:p>
          </table:table-cell>
          <table:table-cell office:value-type="float" office:value="2634.88" calcext:value-type="float">
            <text:p>2634,88</text:p>
          </table:table-cell>
          <table:table-cell office:value-type="float" office:value="402.34" calcext:value-type="float">
            <text:p>402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.07" calcext:value-type="float">
            <text:p>175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34" calcext:value-type="float">
            <text:p>31,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2043" calcext:value-type="float">
            <text:p>12043</text:p>
          </table:table-cell>
          <table:table-cell table:style-name="ce4" office:value-type="float" office:value="59807" calcext:value-type="float">
            <text:p>5980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21.61" calcext:value-type="float">
            <text:p>7721,61</text:p>
          </table:table-cell>
          <table:table-cell office:value-type="float" office:value="0" calcext:value-type="float">
            <text:p>0</text:p>
          </table:table-cell>
          <table:table-cell office:value-type="float" office:value="473.99" calcext:value-type="float">
            <text:p>473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58" calcext:value-type="float">
            <text:p>90,58</text:p>
          </table:table-cell>
          <table:table-cell office:value-type="float" office:value="0" calcext:value-type="float">
            <text:p>0</text:p>
          </table:table-cell>
          <table:table-cell office:value-type="float" office:value="36.59" calcext:value-type="float">
            <text:p>36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3.41" calcext:value-type="float">
            <text:p>633,41</text:p>
          </table:table-cell>
          <table:table-cell office:value-type="float" office:value="0" calcext:value-type="float">
            <text:p>0</text:p>
          </table:table-cell>
          <table:table-cell office:value-type="float" office:value="2541.92" calcext:value-type="float">
            <text:p>2541,92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.3" calcext:value-type="float">
            <text:p>253,3</text:p>
          </table:table-cell>
          <table:table-cell office:value-type="float" office:value="55.42" calcext:value-type="float">
            <text:p>55,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106" calcext:value-type="float">
            <text:p>9106</text:p>
          </table:table-cell>
          <table:table-cell table:style-name="ce4" office:value-type="float" office:value="43564" calcext:value-type="float">
            <text:p>4356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59.75" calcext:value-type="float">
            <text:p>959,75</text:p>
          </table:table-cell>
          <table:table-cell office:value-type="float" office:value="0" calcext:value-type="float">
            <text:p>0</text:p>
          </table:table-cell>
          <table:table-cell office:value-type="float" office:value="20.1" calcext:value-type="float">
            <text:p>2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6.34" calcext:value-type="float">
            <text:p>2406,34</text:p>
          </table:table-cell>
          <table:table-cell office:value-type="float" office:value="289.44" calcext:value-type="float">
            <text:p>289,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88.67" calcext:value-type="float">
            <text:p>6488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26" calcext:value-type="float">
            <text:p>5,26</text:p>
          </table:table-cell>
          <table:table-cell office:value-type="float" office:value="0" calcext:value-type="float">
            <text:p>0</text:p>
          </table:table-cell>
          <table:table-cell office:value-type="float" office:value="2914.78" calcext:value-type="float">
            <text:p>2914,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7.62" calcext:value-type="float">
            <text:p>537,6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10347" calcext:value-type="float">
            <text:p>10347</text:p>
          </table:table-cell>
          <table:table-cell table:style-name="ce4" office:value-type="float" office:value="51078" calcext:value-type="float">
            <text:p>5107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.26" calcext:value-type="float">
            <text:p>93,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1" calcext:value-type="float">
            <text:p>37,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0.01" calcext:value-type="float">
            <text:p>3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.36" calcext:value-type="float">
            <text:p>69,36</text:p>
          </table:table-cell>
          <table:table-cell office:value-type="float" office:value="43.31" calcext:value-type="float">
            <text:p>43,3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office:value-type="float" office:value="9124" calcext:value-type="float">
            <text:p>9124</text:p>
          </table:table-cell>
          <table:table-cell table:style-name="ce4" office:value-type="float" office:value="46483" calcext:value-type="float">
            <text:p>4648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09.82" calcext:value-type="float">
            <text:p>409,8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2.07" calcext:value-type="float">
            <text:p>22,0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.28" calcext:value-type="float">
            <text:p>10,28</text:p>
          </table:table-cell>
          <table:table-cell table:style-name="ce9" office:value-type="float" office:value="9135" calcext:value-type="float">
            <text:p>9135</text:p>
          </table:table-cell>
          <table:table-cell table:style-name="ce4" office:value-type="float" office:value="46671" calcext:value-type="float">
            <text:p>466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21.96" calcext:value-type="float">
            <text:p>121,96</text:p>
          </table:table-cell>
          <table:table-cell office:value-type="float" office:value="636.97" calcext:value-type="float">
            <text:p>636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6.04" calcext:value-type="float">
            <text:p>566,04</text:p>
          </table:table-cell>
          <table:table-cell office:value-type="float" office:value="99.46" calcext:value-type="float">
            <text:p>99,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3.74" calcext:value-type="float">
            <text:p>343,74</text:p>
          </table:table-cell>
          <table:table-cell office:value-type="float" office:value="10.47" calcext:value-type="float">
            <text:p>10,47</text:p>
          </table:table-cell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71" calcext:value-type="float">
            <text:p>13,7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277" calcext:value-type="float">
            <text:p>9277</text:p>
          </table:table-cell>
          <table:table-cell table:style-name="ce4" office:value-type="float" office:value="47579" calcext:value-type="float">
            <text:p>4757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3.27" calcext:value-type="float">
            <text:p>123,27</text:p>
          </table:table-cell>
          <table:table-cell office:value-type="float" office:value="0" calcext:value-type="float">
            <text:p>0</text:p>
          </table:table-cell>
          <table:table-cell office:value-type="float" office:value="709.97" calcext:value-type="float">
            <text:p>709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87" calcext:value-type="float">
            <text:p>40,87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office:value-type="float" office:value="0" calcext:value-type="float">
            <text:p>0</text:p>
          </table:table-cell>
          <table:table-cell office:value-type="float" office:value="63.93" calcext:value-type="float">
            <text:p>63,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48" calcext:value-type="float">
            <text:p>8,48</text:p>
          </table:table-cell>
          <table:table-cell office:value-type="float" office:value="0" calcext:value-type="float">
            <text:p>0</text:p>
          </table:table-cell>
          <table:table-cell office:value-type="float" office:value="9.37" calcext:value-type="float">
            <text:p>9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06" calcext:value-type="float">
            <text:p>51,06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9" office:value-type="float" office:value="9199" calcext:value-type="float">
            <text:p>9199</text:p>
          </table:table-cell>
          <table:table-cell table:style-name="ce4" office:value-type="float" office:value="47389" calcext:value-type="float">
            <text:p>4738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58.87" calcext:value-type="float">
            <text:p>658,87</text:p>
          </table:table-cell>
          <table:table-cell office:value-type="float" office:value="11.14" calcext:value-type="float">
            <text:p>11,14</text:p>
          </table:table-cell>
          <table:table-cell office:value-type="float" office:value="464.76" calcext:value-type="float">
            <text:p>464,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11" calcext:value-type="float">
            <text:p>40,11</text:p>
          </table:table-cell>
          <table:table-cell office:value-type="float" office:value="69.14" calcext:value-type="float">
            <text:p>69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6" calcext:value-type="float">
            <text:p>41,96</text:p>
          </table:table-cell>
          <table:table-cell office:value-type="float" office:value="43.33" calcext:value-type="float">
            <text:p>43,33</text:p>
          </table:table-cell>
          <table:table-cell office:value-type="float" office:value="0" calcext:value-type="float">
            <text:p>0</text:p>
          </table:table-cell>
          <table:table-cell office:value-type="float" office:value="394.98" calcext:value-type="float">
            <text:p>394,98</text:p>
          </table:table-cell>
          <table:table-cell office:value-type="float" office:value="0" calcext:value-type="float">
            <text:p>0</text:p>
          </table:table-cell>
          <table:table-cell office:value-type="float" office:value="182.49" calcext:value-type="float">
            <text:p>182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3.92" calcext:value-type="float">
            <text:p>633,92</text:p>
          </table:table-cell>
          <table:table-cell office:value-type="float" office:value="795.82" calcext:value-type="float">
            <text:p>795,82</text:p>
          </table:table-cell>
          <table:table-cell office:value-type="float" office:value="473.08" calcext:value-type="float">
            <text:p>473,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office:value-type="float" office:value="61.81" calcext:value-type="float">
            <text:p>61,81</text:p>
          </table:table-cell>
          <table:table-cell table:style-name="ce9" office:value-type="float" office:value="9565" calcext:value-type="float">
            <text:p>9565</text:p>
          </table:table-cell>
          <table:table-cell table:style-name="ce4" office:value-type="float" office:value="50048" calcext:value-type="float">
            <text:p>5004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80.08" calcext:value-type="float">
            <text:p>680,08</text:p>
          </table:table-cell>
          <table:table-cell office:value-type="float" office:value="0" calcext:value-type="float">
            <text:p>0</text:p>
          </table:table-cell>
          <table:table-cell office:value-type="float" office:value="323.67" calcext:value-type="float">
            <text:p>323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89.69" calcext:value-type="float">
            <text:p>112089,69</text:p>
          </table:table-cell>
          <table:table-cell office:value-type="float" office:value="3544.99" calcext:value-type="float">
            <text:p>3544,99</text:p>
          </table:table-cell>
          <table:table-cell office:value-type="float" office:value="0" calcext:value-type="float">
            <text:p>0</text:p>
          </table:table-cell>
          <table:table-cell office:value-type="float" office:value="334.43" calcext:value-type="float">
            <text:p>334,43</text:p>
          </table:table-cell>
          <table:table-cell office:value-type="float" office:value="0" calcext:value-type="float">
            <text:p>0</text:p>
          </table:table-cell>
          <table:table-cell office:value-type="float" office:value="20.01" calcext:value-type="float">
            <text:p>20,01</text:p>
          </table:table-cell>
          <table:table-cell office:value-type="float" office:value="0" calcext:value-type="float">
            <text:p>0</text:p>
          </table:table-cell>
          <table:table-cell office:value-type="float" office:value="145320.1" calcext:value-type="float">
            <text:p>14532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1.56" calcext:value-type="float">
            <text:p>541,56</text:p>
          </table:table-cell>
          <table:table-cell office:value-type="float" office:value="0" calcext:value-type="float">
            <text:p>0</text:p>
          </table:table-cell>
          <table:table-cell office:value-type="float" office:value="16.38" calcext:value-type="float">
            <text:p>16,38</text:p>
          </table:table-cell>
          <table:table-cell office:value-type="float" office:value="5084.37" calcext:value-type="float">
            <text:p>5084,37</text:p>
          </table:table-cell>
          <table:table-cell office:value-type="float" office:value="19757.81" calcext:value-type="float">
            <text:p>19757,81</text:p>
          </table:table-cell>
          <table:table-cell office:value-type="float" office:value="9813.62" calcext:value-type="float">
            <text:p>9813,62</text:p>
          </table:table-cell>
          <table:table-cell office:value-type="float" office:value="0" calcext:value-type="float">
            <text:p>0</text:p>
          </table:table-cell>
          <table:table-cell office:value-type="float" office:value="606.43" calcext:value-type="float">
            <text:p>606,43</text:p>
          </table:table-cell>
          <table:table-cell office:value-type="float" office:value="3902.18" calcext:value-type="float">
            <text:p>3902,18</text:p>
          </table:table-cell>
          <table:table-cell office:value-type="float" office:value="0" calcext:value-type="float">
            <text:p>0</text:p>
          </table:table-cell>
          <table:table-cell office:value-type="float" office:value="742.27" calcext:value-type="float">
            <text:p>742,27</text:p>
          </table:table-cell>
          <table:table-cell office:value-type="float" office:value="0" calcext:value-type="float">
            <text:p>0</text:p>
          </table:table-cell>
          <table:table-cell office:value-type="float" office:value="41.41" calcext:value-type="float">
            <text:p>41,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38506" calcext:value-type="float">
            <text:p>38506</text:p>
          </table:table-cell>
          <table:table-cell table:style-name="ce4" office:value-type="float" office:value="181283" calcext:value-type="float">
            <text:p>18128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1.17" calcext:value-type="float">
            <text:p>111,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.07" calcext:value-type="float">
            <text:p>56,0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.39" calcext:value-type="float">
            <text:p>11,3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098" calcext:value-type="float">
            <text:p>9098</text:p>
          </table:table-cell>
          <table:table-cell table:style-name="ce4" office:value-type="float" office:value="46445" calcext:value-type="float">
            <text:p>4644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7.26" calcext:value-type="float">
            <text:p>397,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5.65" calcext:value-type="float">
            <text:p>95,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.65" calcext:value-type="float">
            <text:p>95,65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9" office:value-type="float" office:value="9156" calcext:value-type="float">
            <text:p>9156</text:p>
          </table:table-cell>
          <table:table-cell table:style-name="ce4" office:value-type="float" office:value="46891" calcext:value-type="float">
            <text:p>4689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0.39" calcext:value-type="float">
            <text:p>60,39</text:p>
          </table:table-cell>
          <table:table-cell office:value-type="float" office:value="0" calcext:value-type="float">
            <text:p>0</text:p>
          </table:table-cell>
          <table:table-cell office:value-type="float" office:value="436.27" calcext:value-type="float">
            <text:p>436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3" calcext:value-type="float">
            <text:p>8,23</text:p>
          </table:table-cell>
          <table:table-cell office:value-type="float" office:value="588.21" calcext:value-type="float">
            <text:p>588,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.87" calcext:value-type="float">
            <text:p>98,8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39.7" calcext:value-type="float">
            <text:p>-39,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323" calcext:value-type="float">
            <text:p>9323</text:p>
          </table:table-cell>
          <table:table-cell table:style-name="ce4" office:value-type="float" office:value="47617" calcext:value-type="float">
            <text:p>4761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2.55" calcext:value-type="float">
            <text:p>42,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24.29" calcext:value-type="float">
            <text:p>2124,29</text:p>
          </table:table-cell>
          <table:table-cell office:value-type="float" office:value="11.91" calcext:value-type="float">
            <text:p>11,91</text:p>
          </table:table-cell>
          <table:table-cell office:value-type="float" office:value="143.03" calcext:value-type="float">
            <text:p>143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0.63" calcext:value-type="float">
            <text:p>170,6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364.76" calcext:value-type="float">
            <text:p>4364,76</text:p>
          </table:table-cell>
          <table:table-cell office:value-type="float" office:value="21.15" calcext:value-type="float">
            <text:p>21,15</text:p>
          </table:table-cell>
          <table:table-cell table:style-name="ce9" office:value-type="float" office:value="9758" calcext:value-type="float">
            <text:p>9758</text:p>
          </table:table-cell>
          <table:table-cell table:style-name="ce4" office:value-type="float" office:value="46616" calcext:value-type="float">
            <text:p>466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4.6" calcext:value-type="float">
            <text:p>84,6</text:p>
          </table:table-cell>
          <table:table-cell office:value-type="float" office:value="140.5" calcext:value-type="float">
            <text:p>140,5</text:p>
          </table:table-cell>
          <table:table-cell office:value-type="float" office:value="168.33" calcext:value-type="float">
            <text:p>168,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62" calcext:value-type="float">
            <text:p>49,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2.16" calcext:value-type="float">
            <text:p>212,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28" calcext:value-type="float">
            <text:p>63,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64" calcext:value-type="float">
            <text:p>73,6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140" calcext:value-type="float">
            <text:p>9140</text:p>
          </table:table-cell>
          <table:table-cell table:style-name="ce4" office:value-type="float" office:value="46548" calcext:value-type="float">
            <text:p>4654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762.12" calcext:value-type="float">
            <text:p>20762,12</text:p>
          </table:table-cell>
          <table:table-cell office:value-type="float" office:value="24639.07" calcext:value-type="float">
            <text:p>24639,07</text:p>
          </table:table-cell>
          <table:table-cell office:value-type="float" office:value="1122.85" calcext:value-type="float">
            <text:p>1122,85</text:p>
          </table:table-cell>
          <table:table-cell office:value-type="float" office:value="2203.56" calcext:value-type="float">
            <text:p>2203,56</text:p>
          </table:table-cell>
          <table:table-cell office:value-type="float" office:value="0" calcext:value-type="float">
            <text:p>0</text:p>
          </table:table-cell>
          <table:table-cell office:value-type="float" office:value="109.41" calcext:value-type="float">
            <text:p>109,41</text:p>
          </table:table-cell>
          <table:table-cell office:value-type="float" office:value="1484.47" calcext:value-type="float">
            <text:p>1484,47</text:p>
          </table:table-cell>
          <table:table-cell office:value-type="float" office:value="0" calcext:value-type="float">
            <text:p>0</text:p>
          </table:table-cell>
          <table:table-cell office:value-type="float" office:value="-158.56" calcext:value-type="float">
            <text:p>-158,56</text:p>
          </table:table-cell>
          <table:table-cell office:value-type="float" office:value="0" calcext:value-type="float">
            <text:p>0</text:p>
          </table:table-cell>
          <table:table-cell office:value-type="float" office:value="40.26" calcext:value-type="float">
            <text:p>40,26</text:p>
          </table:table-cell>
          <table:table-cell office:value-type="float" office:value="1206.08" calcext:value-type="float">
            <text:p>1206,08</text:p>
          </table:table-cell>
          <table:table-cell office:value-type="float" office:value="0" calcext:value-type="float">
            <text:p>0</text:p>
          </table:table-cell>
          <table:table-cell office:value-type="float" office:value="19546.54" calcext:value-type="float">
            <text:p>19546,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4.99" calcext:value-type="float">
            <text:p>394,99</text:p>
          </table:table-cell>
          <table:table-cell office:value-type="float" office:value="0" calcext:value-type="float">
            <text:p>0</text:p>
          </table:table-cell>
          <table:table-cell office:value-type="float" office:value="28544.49" calcext:value-type="float">
            <text:p>28544,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.85" calcext:value-type="float">
            <text:p>142,85</text:p>
          </table:table-cell>
          <table:table-cell office:value-type="float" office:value="0" calcext:value-type="float">
            <text:p>0</text:p>
          </table:table-cell>
          <table:table-cell office:value-type="float" office:value="868.64" calcext:value-type="float">
            <text:p>868,64</text:p>
          </table:table-cell>
          <table:table-cell office:value-type="float" office:value="0" calcext:value-type="float">
            <text:p>0</text:p>
          </table:table-cell>
          <table:table-cell office:value-type="float" office:value="4.42" calcext:value-type="float">
            <text:p>4,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4809" calcext:value-type="float">
            <text:p>14809</text:p>
          </table:table-cell>
          <table:table-cell table:style-name="ce4" office:value-type="float" office:value="57200" calcext:value-type="float">
            <text:p>572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9.91" calcext:value-type="float">
            <text:p>89,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9.17" calcext:value-type="float">
            <text:p>59,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.29" calcext:value-type="float">
            <text:p>14,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98" calcext:value-type="float">
            <text:p>20,98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099" calcext:value-type="float">
            <text:p>9099</text:p>
          </table:table-cell>
          <table:table-cell table:style-name="ce4" office:value-type="float" office:value="46441" calcext:value-type="float">
            <text:p>4644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9986.31" calcext:value-type="float">
            <text:p>19986,31</text:p>
          </table:table-cell>
          <table:table-cell office:value-type="float" office:value="20745.87" calcext:value-type="float">
            <text:p>20745,87</text:p>
          </table:table-cell>
          <table:table-cell office:value-type="float" office:value="5115.7" calcext:value-type="float">
            <text:p>5115,7</text:p>
          </table:table-cell>
          <table:table-cell office:value-type="float" office:value="469.54" calcext:value-type="float">
            <text:p>469,54</text:p>
          </table:table-cell>
          <table:table-cell office:value-type="float" office:value="1774.31" calcext:value-type="float">
            <text:p>1774,31</text:p>
          </table:table-cell>
          <table:table-cell office:value-type="float" office:value="2753.24" calcext:value-type="float">
            <text:p>2753,24</text:p>
          </table:table-cell>
          <table:table-cell office:value-type="float" office:value="3199.13" calcext:value-type="float">
            <text:p>3199,13</text:p>
          </table:table-cell>
          <table:table-cell office:value-type="float" office:value="102.91" calcext:value-type="float">
            <text:p>102,91</text:p>
          </table:table-cell>
          <table:table-cell office:value-type="float" office:value="737.54" calcext:value-type="float">
            <text:p>737,54</text:p>
          </table:table-cell>
          <table:table-cell office:value-type="float" office:value="0" calcext:value-type="float">
            <text:p>0</text:p>
          </table:table-cell>
          <table:table-cell office:value-type="float" office:value="109.84" calcext:value-type="float">
            <text:p>109,84</text:p>
          </table:table-cell>
          <table:table-cell office:value-type="float" office:value="130.58" calcext:value-type="float">
            <text:p>130,58</text:p>
          </table:table-cell>
          <table:table-cell office:value-type="float" office:value="3197.74" calcext:value-type="float">
            <text:p>3197,74</text:p>
          </table:table-cell>
          <table:table-cell office:value-type="float" office:value="19881.4" calcext:value-type="float">
            <text:p>19881,4</text:p>
          </table:table-cell>
          <table:table-cell office:value-type="float" office:value="0" calcext:value-type="float">
            <text:p>0</text:p>
          </table:table-cell>
          <table:table-cell office:value-type="float" office:value="75.35" calcext:value-type="float">
            <text:p>75,35</text:p>
          </table:table-cell>
          <table:table-cell office:value-type="float" office:value="0" calcext:value-type="float">
            <text:p>0</text:p>
          </table:table-cell>
          <table:table-cell office:value-type="float" office:value="5.14" calcext:value-type="float">
            <text:p>5,14</text:p>
          </table:table-cell>
          <table:table-cell office:value-type="float" office:value="2233.2" calcext:value-type="float">
            <text:p>2233,2</text:p>
          </table:table-cell>
          <table:table-cell office:value-type="float" office:value="29939.58" calcext:value-type="float">
            <text:p>29939,58</text:p>
          </table:table-cell>
          <table:table-cell office:value-type="float" office:value="2468.22" calcext:value-type="float">
            <text:p>2468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2.38" calcext:value-type="float">
            <text:p>2172,38</text:p>
          </table:table-cell>
          <table:table-cell office:value-type="float" office:value="0" calcext:value-type="float">
            <text:p>0</text:p>
          </table:table-cell>
          <table:table-cell office:value-type="float" office:value="1268.19" calcext:value-type="float">
            <text:p>1268,19</text:p>
          </table:table-cell>
          <table:table-cell office:value-type="float" office:value="0" calcext:value-type="float">
            <text:p>0</text:p>
          </table:table-cell>
          <table:table-cell office:value-type="float" office:value="221.72" calcext:value-type="float">
            <text:p>221,72</text:p>
          </table:table-cell>
          <table:table-cell office:value-type="float" office:value="0" calcext:value-type="float">
            <text:p>0</text:p>
          </table:table-cell>
          <table:table-cell office:value-type="float" office:value="176.74" calcext:value-type="float">
            <text:p>176,74</text:p>
          </table:table-cell>
          <table:table-cell table:style-name="ce9" office:value-type="float" office:value="18813" calcext:value-type="float">
            <text:p>18813</text:p>
          </table:table-cell>
          <table:table-cell table:style-name="ce4" office:value-type="float" office:value="80378" calcext:value-type="float">
            <text:p>8037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2.34" calcext:value-type="float">
            <text:p>162,34</text:p>
          </table:table-cell>
          <table:table-cell office:value-type="float" office:value="85.97" calcext:value-type="float">
            <text:p>85,97</text:p>
          </table:table-cell>
          <table:table-cell office:value-type="float" office:value="651.81" calcext:value-type="float">
            <text:p>651,81</text:p>
          </table:table-cell>
          <table:table-cell office:value-type="float" office:value="129.75" calcext:value-type="float">
            <text:p>129,75</text:p>
          </table:table-cell>
          <table:table-cell office:value-type="float" office:value="5388.98" calcext:value-type="float">
            <text:p>5388,98</text:p>
          </table:table-cell>
          <table:table-cell office:value-type="float" office:value="188.29" calcext:value-type="float">
            <text:p>188,29</text:p>
          </table:table-cell>
          <table:table-cell office:value-type="float" office:value="161.57" calcext:value-type="float">
            <text:p>161,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.65" calcext:value-type="float">
            <text:p>34,65</text:p>
          </table:table-cell>
          <table:table-cell office:value-type="float" office:value="62.96" calcext:value-type="float">
            <text:p>62,96</text:p>
          </table:table-cell>
          <table:table-cell office:value-type="float" office:value="41.11" calcext:value-type="float">
            <text:p>41,11</text:p>
          </table:table-cell>
          <table:table-cell office:value-type="float" office:value="113.07" calcext:value-type="float">
            <text:p>113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.57" calcext:value-type="float">
            <text:p>149,57</text:p>
          </table:table-cell>
          <table:table-cell office:value-type="float" office:value="185.64" calcext:value-type="float">
            <text:p>185,64</text:p>
          </table:table-cell>
          <table:table-cell office:value-type="float" office:value="544.88" calcext:value-type="float">
            <text:p>544,88</text:p>
          </table:table-cell>
          <table:table-cell office:value-type="float" office:value="558.86" calcext:value-type="float">
            <text:p>558,86</text:p>
          </table:table-cell>
          <table:table-cell office:value-type="float" office:value="7593.6" calcext:value-type="float">
            <text:p>7593,6</text:p>
          </table:table-cell>
          <table:table-cell office:value-type="float" office:value="2354.23" calcext:value-type="float">
            <text:p>2354,23</text:p>
          </table:table-cell>
          <table:table-cell office:value-type="float" office:value="35.64" calcext:value-type="float">
            <text:p>35,64</text:p>
          </table:table-cell>
          <table:table-cell office:value-type="float" office:value="0" calcext:value-type="float">
            <text:p>0</text:p>
          </table:table-cell>
          <table:table-cell office:value-type="float" office:value="-100.78" calcext:value-type="float">
            <text:p>-100,78</text:p>
          </table:table-cell>
          <table:table-cell office:value-type="float" office:value="0" calcext:value-type="float">
            <text:p>0</text:p>
          </table:table-cell>
          <table:table-cell office:value-type="float" office:value="195.4" calcext:value-type="float">
            <text:p>195,4</text:p>
          </table:table-cell>
          <table:table-cell office:value-type="float" office:value="0" calcext:value-type="float">
            <text:p>0</text:p>
          </table:table-cell>
          <table:table-cell office:value-type="float" office:value="3.76" calcext:value-type="float">
            <text:p>3,76</text:p>
          </table:table-cell>
          <table:table-cell table:style-name="ce9" office:value-type="float" office:value="10226" calcext:value-type="float">
            <text:p>10226</text:p>
          </table:table-cell>
          <table:table-cell table:style-name="ce4" office:value-type="float" office:value="48984" calcext:value-type="float">
            <text:p>4898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57.69" calcext:value-type="float">
            <text:p>1357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.61" calcext:value-type="float">
            <text:p>117,61</text:p>
          </table:table-cell>
          <table:table-cell office:value-type="float" office:value="0" calcext:value-type="float">
            <text:p>0</text:p>
          </table:table-cell>
          <table:table-cell office:value-type="float" office:value="281.23" calcext:value-type="float">
            <text:p>281,23</text:p>
          </table:table-cell>
          <table:table-cell office:value-type="float" office:value="211.6" calcext:value-type="float">
            <text:p>211,6</text:p>
          </table:table-cell>
          <table:table-cell office:value-type="float" office:value="141.69" calcext:value-type="float">
            <text:p>141,69</text:p>
          </table:table-cell>
          <table:table-cell office:value-type="float" office:value="-34.16" calcext:value-type="float">
            <text:p>-34,16</text:p>
          </table:table-cell>
          <table:table-cell office:value-type="float" office:value="0" calcext:value-type="float">
            <text:p>0</text:p>
          </table:table-cell>
          <table:table-cell office:value-type="float" office:value="318.8" calcext:value-type="float">
            <text:p>318,8</text:p>
          </table:table-cell>
          <table:table-cell office:value-type="float" office:value="644.87" calcext:value-type="float">
            <text:p>644,87</text:p>
          </table:table-cell>
          <table:table-cell office:value-type="float" office:value="482.46" calcext:value-type="float">
            <text:p>482,46</text:p>
          </table:table-cell>
          <table:table-cell office:value-type="float" office:value="4834.87" calcext:value-type="float">
            <text:p>4834,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16" calcext:value-type="float">
            <text:p>97,16</text:p>
          </table:table-cell>
          <table:table-cell office:value-type="float" office:value="7858.03" calcext:value-type="float">
            <text:p>7858,03</text:p>
          </table:table-cell>
          <table:table-cell office:value-type="float" office:value="2725.82" calcext:value-type="float">
            <text:p>2725,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.05" calcext:value-type="float">
            <text:p>133,05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,5</text:p>
          </table:table-cell>
          <table:table-cell office:value-type="float" office:value="0" calcext:value-type="float">
            <text:p>0</text:p>
          </table:table-cell>
          <table:table-cell office:value-type="float" office:value="72.49" calcext:value-type="float">
            <text:p>72,49</text:p>
          </table:table-cell>
          <table:table-cell office:value-type="float" office:value="0" calcext:value-type="float">
            <text:p>0</text:p>
          </table:table-cell>
          <table:table-cell office:value-type="float" office:value="441.99" calcext:value-type="float">
            <text:p>441,99</text:p>
          </table:table-cell>
          <table:table-cell table:style-name="ce9" office:value-type="float" office:value="12687" calcext:value-type="float">
            <text:p>12687</text:p>
          </table:table-cell>
          <table:table-cell table:style-name="ce4" office:value-type="float" office:value="75446" calcext:value-type="float">
            <text:p>7544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4.37" calcext:value-type="float">
            <text:p>4,3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6.64" calcext:value-type="float">
            <text:p>26,64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077" calcext:value-type="float">
            <text:p>9077</text:p>
          </table:table-cell>
          <table:table-cell table:style-name="ce4" office:value-type="float" office:value="46333" calcext:value-type="float">
            <text:p>463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94.04" calcext:value-type="float">
            <text:p>194,0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152" calcext:value-type="float">
            <text:p>9152</text:p>
          </table:table-cell>
          <table:table-cell table:style-name="ce4" office:value-type="float" office:value="46612" calcext:value-type="float">
            <text:p>4661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656.97" calcext:value-type="float">
            <text:p>7656,97</text:p>
          </table:table-cell>
          <table:table-cell office:value-type="float" office:value="156.62" calcext:value-type="float">
            <text:p>156,62</text:p>
          </table:table-cell>
          <table:table-cell office:value-type="float" office:value="0" calcext:value-type="float">
            <text:p>0</text:p>
          </table:table-cell>
          <table:table-cell office:value-type="float" office:value="96.62" calcext:value-type="float">
            <text:p>96,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.86" calcext:value-type="float">
            <text:p>127,86</text:p>
          </table:table-cell>
          <table:table-cell office:value-type="float" office:value="0" calcext:value-type="float">
            <text:p>0</text:p>
          </table:table-cell>
          <table:table-cell office:value-type="float" office:value="4048.88" calcext:value-type="float">
            <text:p>4048,88</text:p>
          </table:table-cell>
          <table:table-cell office:value-type="float" office:value="0" calcext:value-type="float">
            <text:p>0</text:p>
          </table:table-cell>
          <table:table-cell office:value-type="float" office:value="505.56" calcext:value-type="float">
            <text:p>505,56</text:p>
          </table:table-cell>
          <table:table-cell office:value-type="float" office:value="589.63" calcext:value-type="float">
            <text:p>589,63</text:p>
          </table:table-cell>
          <table:table-cell office:value-type="float" office:value="0" calcext:value-type="float">
            <text:p>0</text:p>
          </table:table-cell>
          <table:table-cell office:value-type="float" office:value="6819.29" calcext:value-type="float">
            <text:p>6819,29</text:p>
          </table:table-cell>
          <table:table-cell office:value-type="float" office:value="0" calcext:value-type="float">
            <text:p>0</text:p>
          </table:table-cell>
          <table:table-cell office:value-type="float" office:value="301.82" calcext:value-type="float">
            <text:p>301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18" calcext:value-type="float">
            <text:p>31,18</text:p>
          </table:table-cell>
          <table:table-cell office:value-type="float" office:value="11371.1" calcext:value-type="float">
            <text:p>11371,1</text:p>
          </table:table-cell>
          <table:table-cell office:value-type="float" office:value="314.98" calcext:value-type="float">
            <text:p>314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58" calcext:value-type="float">
            <text:p>98,58</text:p>
          </table:table-cell>
          <table:table-cell office:value-type="float" office:value="0" calcext:value-type="float">
            <text:p>0</text:p>
          </table:table-cell>
          <table:table-cell office:value-type="float" office:value="33.73" calcext:value-type="float">
            <text:p>33,7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3303" calcext:value-type="float">
            <text:p>13303</text:p>
          </table:table-cell>
          <table:table-cell table:style-name="ce4" office:value-type="float" office:value="63282" calcext:value-type="float">
            <text:p>6328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1.21" calcext:value-type="float">
            <text:p>111,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683.72" calcext:value-type="float">
            <text:p>60683,72</text:p>
          </table:table-cell>
          <table:table-cell office:value-type="float" office:value="43.01" calcext:value-type="float">
            <text:p>43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732.16" calcext:value-type="float">
            <text:p>32732,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.69" calcext:value-type="float">
            <text:p>17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.07" calcext:value-type="float">
            <text:p>440,0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19216" calcext:value-type="float">
            <text:p>19216</text:p>
          </table:table-cell>
          <table:table-cell table:style-name="ce4" office:value-type="float" office:value="95962" calcext:value-type="float">
            <text:p>9596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785.67" calcext:value-type="float">
            <text:p>785,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96.27" calcext:value-type="float">
            <text:p>1096,27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9" office:value-type="float" office:value="9253" calcext:value-type="float">
            <text:p>9253</text:p>
          </table:table-cell>
          <table:table-cell table:style-name="ce4" office:value-type="float" office:value="47103" calcext:value-type="float">
            <text:p>4710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440.55" calcext:value-type="float">
            <text:p>7440,55</text:p>
          </table:table-cell>
          <table:table-cell office:value-type="float" office:value="741.23" calcext:value-type="float">
            <text:p>741,23</text:p>
          </table:table-cell>
          <table:table-cell office:value-type="float" office:value="0" calcext:value-type="float">
            <text:p>0</text:p>
          </table:table-cell>
          <table:table-cell office:value-type="float" office:value="1290.27" calcext:value-type="float">
            <text:p>1290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89" calcext:value-type="float">
            <text:p>156,89</text:p>
          </table:table-cell>
          <table:table-cell office:value-type="float" office:value="0" calcext:value-type="float">
            <text:p>0</text:p>
          </table:table-cell>
          <table:table-cell office:value-type="float" office:value="62.82" calcext:value-type="float">
            <text:p>62,82</text:p>
          </table:table-cell>
          <table:table-cell office:value-type="float" office:value="0" calcext:value-type="float">
            <text:p>0</text:p>
          </table:table-cell>
          <table:table-cell office:value-type="float" office:value="46.31" calcext:value-type="float">
            <text:p>46,31</text:p>
          </table:table-cell>
          <table:table-cell office:value-type="float" office:value="275.27" calcext:value-type="float">
            <text:p>275,27</text:p>
          </table:table-cell>
          <table:table-cell office:value-type="float" office:value="0" calcext:value-type="float">
            <text:p>0</text:p>
          </table:table-cell>
          <table:table-cell office:value-type="float" office:value="14995.02" calcext:value-type="float">
            <text:p>14995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.7" calcext:value-type="float">
            <text:p>111,7</text:p>
          </table:table-cell>
          <table:table-cell office:value-type="float" office:value="17701.96" calcext:value-type="float">
            <text:p>17701,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55" calcext:value-type="float">
            <text:p>84,55</text:p>
          </table:table-cell>
          <table:table-cell office:value-type="float" office:value="0" calcext:value-type="float">
            <text:p>0</text:p>
          </table:table-cell>
          <table:table-cell office:value-type="float" office:value="193.69" calcext:value-type="float">
            <text:p>193,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style-name="ce9" office:value-type="float" office:value="14008" calcext:value-type="float">
            <text:p>14008</text:p>
          </table:table-cell>
          <table:table-cell table:style-name="ce4" office:value-type="float" office:value="65539" calcext:value-type="float">
            <text:p>6553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.82" calcext:value-type="float">
            <text:p>45,82</text:p>
          </table:table-cell>
          <table:table-cell office:value-type="float" office:value="72.45" calcext:value-type="float">
            <text:p>72,45</text:p>
          </table:table-cell>
          <table:table-cell office:value-type="float" office:value="3683.71" calcext:value-type="float">
            <text:p>3683,71</text:p>
          </table:table-cell>
          <table:table-cell office:value-type="float" office:value="418.13" calcext:value-type="float">
            <text:p>418,13</text:p>
          </table:table-cell>
          <table:table-cell office:value-type="float" office:value="22652.48" calcext:value-type="float">
            <text:p>22652,48</text:p>
          </table:table-cell>
          <table:table-cell office:value-type="float" office:value="2673.43" calcext:value-type="float">
            <text:p>2673,43</text:p>
          </table:table-cell>
          <table:table-cell office:value-type="float" office:value="3059.31" calcext:value-type="float">
            <text:p>3059,31</text:p>
          </table:table-cell>
          <table:table-cell office:value-type="float" office:value="49.79" calcext:value-type="float">
            <text:p>49,79</text:p>
          </table:table-cell>
          <table:table-cell office:value-type="float" office:value="143.95" calcext:value-type="float">
            <text:p>143,95</text:p>
          </table:table-cell>
          <table:table-cell office:value-type="float" office:value="0" calcext:value-type="float">
            <text:p>0</text:p>
          </table:table-cell>
          <table:table-cell office:value-type="float" office:value="34.98" calcext:value-type="float">
            <text:p>34,98</text:p>
          </table:table-cell>
          <table:table-cell office:value-type="float" office:value="5074.08" calcext:value-type="float">
            <text:p>5074,08</text:p>
          </table:table-cell>
          <table:table-cell office:value-type="float" office:value="6081" calcext:value-type="float">
            <text:p>6081</text:p>
          </table:table-cell>
          <table:table-cell office:value-type="float" office:value="2813.25" calcext:value-type="float">
            <text:p>2813,25</text:p>
          </table:table-cell>
          <table:table-cell office:value-type="float" office:value="0" calcext:value-type="float">
            <text:p>0</text:p>
          </table:table-cell>
          <table:table-cell office:value-type="float" office:value="695.27" calcext:value-type="float">
            <text:p>695,27</text:p>
          </table:table-cell>
          <table:table-cell office:value-type="float" office:value="0" calcext:value-type="float">
            <text:p>0</text:p>
          </table:table-cell>
          <table:table-cell office:value-type="float" office:value="506.37" calcext:value-type="float">
            <text:p>506,37</text:p>
          </table:table-cell>
          <table:table-cell office:value-type="float" office:value="1128.85" calcext:value-type="float">
            <text:p>1128,85</text:p>
          </table:table-cell>
          <table:table-cell office:value-type="float" office:value="28155.81" calcext:value-type="float">
            <text:p>28155,81</text:p>
          </table:table-cell>
          <table:table-cell office:value-type="float" office:value="2175.5" calcext:value-type="float">
            <text:p>2175,5</text:p>
          </table:table-cell>
          <table:table-cell office:value-type="float" office:value="1429.01" calcext:value-type="float">
            <text:p>1429,01</text:p>
          </table:table-cell>
          <table:table-cell office:value-type="float" office:value="646.98" calcext:value-type="float">
            <text:p>646,98</text:p>
          </table:table-cell>
          <table:table-cell office:value-type="float" office:value="1263.66" calcext:value-type="float">
            <text:p>1263,66</text:p>
          </table:table-cell>
          <table:table-cell office:value-type="float" office:value="1740.76" calcext:value-type="float">
            <text:p>1740,76</text:p>
          </table:table-cell>
          <table:table-cell office:value-type="float" office:value="3645.52" calcext:value-type="float">
            <text:p>3645,52</text:p>
          </table:table-cell>
          <table:table-cell office:value-type="float" office:value="0" calcext:value-type="float">
            <text:p>0</text:p>
          </table:table-cell>
          <table:table-cell office:value-type="float" office:value="361.21" calcext:value-type="float">
            <text:p>361,21</text:p>
          </table:table-cell>
          <table:table-cell office:value-type="float" office:value="1380.44" calcext:value-type="float">
            <text:p>1380,44</text:p>
          </table:table-cell>
          <table:table-cell office:value-type="float" office:value="198.63" calcext:value-type="float">
            <text:p>198,63</text:p>
          </table:table-cell>
          <table:table-cell table:style-name="ce9" office:value-type="float" office:value="15724" calcext:value-type="float">
            <text:p>15724</text:p>
          </table:table-cell>
          <table:table-cell table:style-name="ce4" office:value-type="float" office:value="46972" calcext:value-type="float">
            <text:p>4697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.22" calcext:value-type="float">
            <text:p>1609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.87" calcext:value-type="float">
            <text:p>262,87</text:p>
          </table:table-cell>
          <table:table-cell office:value-type="float" office:value="6.71" calcext:value-type="float">
            <text:p>6,71</text:p>
          </table:table-cell>
          <table:table-cell office:value-type="float" office:value="24.4" calcext:value-type="float">
            <text:p>24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6.64" calcext:value-type="float">
            <text:p>1846,6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2.77" calcext:value-type="float">
            <text:p>122,77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564" calcext:value-type="float">
            <text:p>9564</text:p>
          </table:table-cell>
          <table:table-cell table:style-name="ce4" office:value-type="float" office:value="49086" calcext:value-type="float">
            <text:p>4908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3.42" calcext:value-type="float">
            <text:p>1503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7" calcext:value-type="float">
            <text:p>9,7</text:p>
          </table:table-cell>
          <table:table-cell office:value-type="float" office:value="0" calcext:value-type="float">
            <text:p>0</text:p>
          </table:table-cell>
          <table:table-cell office:value-type="float" office:value="5.57" calcext:value-type="float">
            <text:p>5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4" calcext:value-type="float">
            <text:p>15,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60.06" calcext:value-type="float">
            <text:p>860,06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office:value-type="float" office:value="9463" calcext:value-type="float">
            <text:p>9463</text:p>
          </table:table-cell>
          <table:table-cell table:style-name="ce4" office:value-type="float" office:value="48403" calcext:value-type="float">
            <text:p>4840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.72" calcext:value-type="float">
            <text:p>472,72</text:p>
          </table:table-cell>
          <table:table-cell office:value-type="float" office:value="8629.56" calcext:value-type="float">
            <text:p>8629,56</text:p>
          </table:table-cell>
          <table:table-cell office:value-type="float" office:value="2963.23" calcext:value-type="float">
            <text:p>2963,23</text:p>
          </table:table-cell>
          <table:table-cell office:value-type="float" office:value="206.78" calcext:value-type="float">
            <text:p>206,78</text:p>
          </table:table-cell>
          <table:table-cell office:value-type="float" office:value="62.15" calcext:value-type="float">
            <text:p>62,15</text:p>
          </table:table-cell>
          <table:table-cell office:value-type="float" office:value="0" calcext:value-type="float">
            <text:p>0</text:p>
          </table:table-cell>
          <table:table-cell office:value-type="float" office:value="356.72" calcext:value-type="float">
            <text:p>356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24.89" calcext:value-type="float">
            <text:p>19124,89</text:p>
          </table:table-cell>
          <table:table-cell office:value-type="float" office:value="0" calcext:value-type="float">
            <text:p>0</text:p>
          </table:table-cell>
          <table:table-cell office:value-type="float" office:value="138.62" calcext:value-type="float">
            <text:p>138,62</text:p>
          </table:table-cell>
          <table:table-cell office:value-type="float" office:value="0" calcext:value-type="float">
            <text:p>0</text:p>
          </table:table-cell>
          <table:table-cell office:value-type="float" office:value="106.45" calcext:value-type="float">
            <text:p>106,45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.9" calcext:value-type="float">
            <text:p>310,9</text:p>
          </table:table-cell>
          <table:table-cell office:value-type="float" office:value="1766.1" calcext:value-type="float">
            <text:p>1766,1</text:p>
          </table:table-cell>
          <table:table-cell office:value-type="float" office:value="6653.36" calcext:value-type="float">
            <text:p>6653,36</text:p>
          </table:table-cell>
          <table:table-cell office:value-type="float" office:value="12.08" calcext:value-type="float">
            <text:p>12,08</text:p>
          </table:table-cell>
          <table:table-cell office:value-type="float" office:value="0" calcext:value-type="float">
            <text:p>0</text:p>
          </table:table-cell>
          <table:table-cell office:value-type="float" office:value="480.17" calcext:value-type="float">
            <text:p>480,17</text:p>
          </table:table-cell>
          <table:table-cell office:value-type="float" office:value="0" calcext:value-type="float">
            <text:p>0</text:p>
          </table:table-cell>
          <table:table-cell office:value-type="float" office:value="630.29" calcext:value-type="float">
            <text:p>630,2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2974" calcext:value-type="float">
            <text:p>12974</text:p>
          </table:table-cell>
          <table:table-cell table:style-name="ce4" office:value-type="float" office:value="67847" calcext:value-type="float">
            <text:p>678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3" calcext:value-type="float">
            <text:p>74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19.13" calcext:value-type="float">
            <text:p>819,1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3.48" calcext:value-type="float">
            <text:p>253,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8" calcext:value-type="float">
            <text:p>48,8</text:p>
          </table:table-cell>
          <table:table-cell office:value-type="float" office:value="0" calcext:value-type="float">
            <text:p>0</text:p>
          </table:table-cell>
          <table:table-cell office:value-type="float" office:value="67.47" calcext:value-type="float">
            <text:p>67,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110" calcext:value-type="float">
            <text:p>9110</text:p>
          </table:table-cell>
          <table:table-cell table:style-name="ce4" office:value-type="float" office:value="46638" calcext:value-type="float">
            <text:p>4663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.08" calcext:value-type="float">
            <text:p>445,08</text:p>
          </table:table-cell>
          <table:table-cell office:value-type="float" office:value="548.02" calcext:value-type="float">
            <text:p>548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65" calcext:value-type="float">
            <text:p>45,65</text:p>
          </table:table-cell>
          <table:table-cell office:value-type="float" office:value="0" calcext:value-type="float">
            <text:p>0</text:p>
          </table:table-cell>
          <table:table-cell office:value-type="float" office:value="42.7" calcext:value-type="float">
            <text:p>42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3.61" calcext:value-type="float">
            <text:p>1503,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7" calcext:value-type="float">
            <text:p>9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8.44" calcext:value-type="float">
            <text:p>28,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326" calcext:value-type="float">
            <text:p>9326</text:p>
          </table:table-cell>
          <table:table-cell table:style-name="ce4" office:value-type="float" office:value="48233" calcext:value-type="float">
            <text:p>482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7.31" calcext:value-type="float">
            <text:p>77,31</text:p>
          </table:table-cell>
          <table:table-cell office:value-type="float" office:value="5.07" calcext:value-type="float">
            <text:p>5,07</text:p>
          </table:table-cell>
          <table:table-cell office:value-type="float" office:value="72.42" calcext:value-type="float">
            <text:p>72,42</text:p>
          </table:table-cell>
          <table:table-cell office:value-type="float" office:value="3830.92" calcext:value-type="float">
            <text:p>3830,92</text:p>
          </table:table-cell>
          <table:table-cell office:value-type="float" office:value="7230.93" calcext:value-type="float">
            <text:p>7230,93</text:p>
          </table:table-cell>
          <table:table-cell office:value-type="float" office:value="0" calcext:value-type="float">
            <text:p>0</text:p>
          </table:table-cell>
          <table:table-cell office:value-type="float" office:value="686.36" calcext:value-type="float">
            <text:p>686,36</text:p>
          </table:table-cell>
          <table:table-cell office:value-type="float" office:value="0" calcext:value-type="float">
            <text:p>0</text:p>
          </table:table-cell>
          <table:table-cell office:value-type="float" office:value="17.93" calcext:value-type="float">
            <text:p>17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6.2" calcext:value-type="float">
            <text:p>926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4" calcext:value-type="float">
            <text:p>1714</text:p>
          </table:table-cell>
          <table:table-cell office:value-type="float" office:value="0" calcext:value-type="float">
            <text:p>0</text:p>
          </table:table-cell>
          <table:table-cell office:value-type="float" office:value="64.23" calcext:value-type="float">
            <text:p>64,23</text:p>
          </table:table-cell>
          <table:table-cell office:value-type="float" office:value="0" calcext:value-type="float">
            <text:p>0</text:p>
          </table:table-cell>
          <table:table-cell office:value-type="float" office:value="82.69" calcext:value-type="float">
            <text:p>82,69</text:p>
          </table:table-cell>
          <table:table-cell office:value-type="float" office:value="1607.29" calcext:value-type="float">
            <text:p>1607,29</text:p>
          </table:table-cell>
          <table:table-cell office:value-type="float" office:value="1175.96" calcext:value-type="float">
            <text:p>1175,96</text:p>
          </table:table-cell>
          <table:table-cell office:value-type="float" office:value="0" calcext:value-type="float">
            <text:p>0</text:p>
          </table:table-cell>
          <table:table-cell office:value-type="float" office:value="478.63" calcext:value-type="float">
            <text:p>478,63</text:p>
          </table:table-cell>
          <table:table-cell office:value-type="float" office:value="0" calcext:value-type="float">
            <text:p>0</text:p>
          </table:table-cell>
          <table:table-cell office:value-type="float" office:value="35.77" calcext:value-type="float">
            <text:p>35,77</text:p>
          </table:table-cell>
          <table:table-cell office:value-type="float" office:value="0" calcext:value-type="float">
            <text:p>0</text:p>
          </table:table-cell>
          <table:table-cell office:value-type="float" office:value="7.23" calcext:value-type="float">
            <text:p>7,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1274" calcext:value-type="float">
            <text:p>11274</text:p>
          </table:table-cell>
          <table:table-cell table:style-name="ce4" office:value-type="float" office:value="51185" calcext:value-type="float">
            <text:p>5118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1.51" calcext:value-type="float">
            <text:p>21,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" calcext:value-type="float">
            <text:p>2,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98" calcext:value-type="float">
            <text:p>1,98</text:p>
          </table:table-cell>
          <table:table-cell office:value-type="float" office:value="0" calcext:value-type="float">
            <text:p>0</text:p>
          </table:table-cell>
          <table:table-cell office:value-type="float" office:value="184.07" calcext:value-type="float">
            <text:p>184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03" calcext:value-type="float">
            <text:p>7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084" calcext:value-type="float">
            <text:p>9084</text:p>
          </table:table-cell>
          <table:table-cell table:style-name="ce4" office:value-type="float" office:value="46351" calcext:value-type="float">
            <text:p>4635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2.84" calcext:value-type="float">
            <text:p>22,8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2.27" calcext:value-type="float">
            <text:p>62,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.51" calcext:value-type="float">
            <text:p>76,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082" calcext:value-type="float">
            <text:p>9082</text:p>
          </table:table-cell>
          <table:table-cell table:style-name="ce4" office:value-type="float" office:value="46355" calcext:value-type="float">
            <text:p>463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.43" calcext:value-type="float">
            <text:p>31,4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43.66" calcext:value-type="float">
            <text:p>543,66</text:p>
          </table:table-cell>
          <table:table-cell office:value-type="float" office:value="330.4" calcext:value-type="float">
            <text:p>330,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.04" calcext:value-type="float">
            <text:p>33,04</text:p>
          </table:table-cell>
          <table:table-cell office:value-type="float" office:value="0" calcext:value-type="float">
            <text:p>0</text:p>
          </table:table-cell>
          <table:table-cell office:value-type="float" office:value="1468.26" calcext:value-type="float">
            <text:p>1468,26</text:p>
          </table:table-cell>
          <table:table-cell office:value-type="float" office:value="283.87" calcext:value-type="float">
            <text:p>283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8" calcext:value-type="float">
            <text:p>10,68</text:p>
          </table:table-cell>
          <table:table-cell office:value-type="float" office:value="0" calcext:value-type="float">
            <text:p>0</text:p>
          </table:table-cell>
          <table:table-cell office:value-type="float" office:value="-451.4" calcext:value-type="float">
            <text:p>-451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304" calcext:value-type="float">
            <text:p>9304</text:p>
          </table:table-cell>
          <table:table-cell table:style-name="ce4" office:value-type="float" office:value="48776" calcext:value-type="float">
            <text:p>4877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743.7" calcext:value-type="float">
            <text:p>4743,7</text:p>
          </table:table-cell>
          <table:table-cell office:value-type="float" office:value="1742.17" calcext:value-type="float">
            <text:p>1742,17</text:p>
          </table:table-cell>
          <table:table-cell office:value-type="float" office:value="628.02" calcext:value-type="float">
            <text:p>628,02</text:p>
          </table:table-cell>
          <table:table-cell office:value-type="float" office:value="157.05" calcext:value-type="float">
            <text:p>157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1" calcext:value-type="float">
            <text:p>12,31</text:p>
          </table:table-cell>
          <table:table-cell office:value-type="float" office:value="165.31" calcext:value-type="float">
            <text:p>165,31</text:p>
          </table:table-cell>
          <table:table-cell office:value-type="float" office:value="64.79" calcext:value-type="float">
            <text:p>64,79</text:p>
          </table:table-cell>
          <table:table-cell office:value-type="float" office:value="0" calcext:value-type="float">
            <text:p>0</text:p>
          </table:table-cell>
          <table:table-cell office:value-type="float" office:value="117.32" calcext:value-type="float">
            <text:p>117,32</text:p>
          </table:table-cell>
          <table:table-cell office:value-type="float" office:value="0" calcext:value-type="float">
            <text:p>0</text:p>
          </table:table-cell>
          <table:table-cell office:value-type="float" office:value="164.75" calcext:value-type="float">
            <text:p>164,75</text:p>
          </table:table-cell>
          <table:table-cell office:value-type="float" office:value="381.43" calcext:value-type="float">
            <text:p>381,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74" calcext:value-type="float">
            <text:p>86,74</text:p>
          </table:table-cell>
          <table:table-cell office:value-type="float" office:value="0" calcext:value-type="float">
            <text:p>0</text:p>
          </table:table-cell>
          <table:table-cell office:value-type="float" office:value="1659.52" calcext:value-type="float">
            <text:p>1659,52</text:p>
          </table:table-cell>
          <table:table-cell office:value-type="float" office:value="22.03" calcext:value-type="float">
            <text:p>22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77.18" calcext:value-type="float">
            <text:p>-277,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55" calcext:value-type="float">
            <text:p>33,55</text:p>
          </table:table-cell>
          <table:table-cell table:style-name="ce9" office:value-type="float" office:value="9882" calcext:value-type="float">
            <text:p>9882</text:p>
          </table:table-cell>
          <table:table-cell table:style-name="ce4" office:value-type="float" office:value="50591" calcext:value-type="float">
            <text:p>5059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8.62" calcext:value-type="float">
            <text:p>218,62</text:p>
          </table:table-cell>
          <table:table-cell office:value-type="float" office:value="2.6" calcext:value-type="float">
            <text:p>2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2" calcext:value-type="float">
            <text:p>12,2</text:p>
          </table:table-cell>
          <table:table-cell office:value-type="float" office:value="0" calcext:value-type="float">
            <text:p>0</text:p>
          </table:table-cell>
          <table:table-cell office:value-type="float" office:value="164.04" calcext:value-type="float">
            <text:p>164,04</text:p>
          </table:table-cell>
          <table:table-cell office:value-type="float" office:value="427.68" calcext:value-type="float">
            <text:p>427,68</text:p>
          </table:table-cell>
          <table:table-cell office:value-type="float" office:value="5.64" calcext:value-type="float">
            <text:p>5,64</text:p>
          </table:table-cell>
          <table:table-cell office:value-type="float" office:value="27.83" calcext:value-type="float">
            <text:p>27,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54" calcext:value-type="float">
            <text:p>18,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.77" calcext:value-type="float">
            <text:p>23,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37" calcext:value-type="float">
            <text:p>14,37</text:p>
          </table:table-cell>
          <table:table-cell office:value-type="float" office:value="15.54" calcext:value-type="float">
            <text:p>15,54</text:p>
          </table:table-cell>
          <table:table-cell office:value-type="float" office:value="192.15" calcext:value-type="float">
            <text:p>192,15</text:p>
          </table:table-cell>
          <table:table-cell table:style-name="ce9" office:value-type="float" office:value="9216" calcext:value-type="float">
            <text:p>9216</text:p>
          </table:table-cell>
          <table:table-cell table:style-name="ce4" office:value-type="float" office:value="47653" calcext:value-type="float">
            <text:p>4765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47.02" calcext:value-type="float">
            <text:p>247,02</text:p>
          </table:table-cell>
          <table:table-cell office:value-type="float" office:value="0" calcext:value-type="float">
            <text:p>0</text:p>
          </table:table-cell>
          <table:table-cell office:value-type="float" office:value="13.91" calcext:value-type="float">
            <text:p>13,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38.88" calcext:value-type="float">
            <text:p>238,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.18" calcext:value-type="float">
            <text:p>17,18</text:p>
          </table:table-cell>
          <table:table-cell office:value-type="float" office:value="816.97" calcext:value-type="float">
            <text:p>816,97</text:p>
          </table:table-cell>
          <table:table-cell office:value-type="float" office:value="152.99" calcext:value-type="float">
            <text:p>152,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3" calcext:value-type="float">
            <text:p>1,83</text:p>
          </table:table-cell>
          <table:table-cell office:value-type="float" office:value="0" calcext:value-type="float">
            <text:p>0</text:p>
          </table:table-cell>
          <table:table-cell office:value-type="float" office:value="5.22" calcext:value-type="float">
            <text:p>5,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195" calcext:value-type="float">
            <text:p>9195</text:p>
          </table:table-cell>
          <table:table-cell table:style-name="ce4" office:value-type="float" office:value="46893" calcext:value-type="float">
            <text:p>4689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.51" calcext:value-type="float">
            <text:p>20,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6.17" calcext:value-type="float">
            <text:p>176,17</text:p>
          </table:table-cell>
          <table:table-cell office:value-type="float" office:value="35.39" calcext:value-type="float">
            <text:p>35,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8.19" calcext:value-type="float">
            <text:p>638,19</text:p>
          </table:table-cell>
          <table:table-cell office:value-type="float" office:value="28.06" calcext:value-type="float">
            <text:p>28,06</text:p>
          </table:table-cell>
          <table:table-cell office:value-type="float" office:value="111.33" calcext:value-type="float">
            <text:p>111,33</text:p>
          </table:table-cell>
          <table:table-cell office:value-type="float" office:value="51.19" calcext:value-type="float">
            <text:p>51,19</text:p>
          </table:table-cell>
          <table:table-cell office:value-type="float" office:value="0" calcext:value-type="float">
            <text:p>0</text:p>
          </table:table-cell>
          <table:table-cell office:value-type="float" office:value="1100.37" calcext:value-type="float">
            <text:p>1100,37</text:p>
          </table:table-cell>
          <table:table-cell office:value-type="float" office:value="24.6" calcext:value-type="float">
            <text:p>24,6</text:p>
          </table:table-cell>
          <table:table-cell office:value-type="float" office:value="31.39" calcext:value-type="float">
            <text:p>31,39</text:p>
          </table:table-cell>
          <table:table-cell office:value-type="float" office:value="285.48" calcext:value-type="float">
            <text:p>285,48</text:p>
          </table:table-cell>
          <table:table-cell office:value-type="float" office:value="586.12" calcext:value-type="float">
            <text:p>586,12</text:p>
          </table:table-cell>
          <table:table-cell office:value-type="float" office:value="817.78" calcext:value-type="float">
            <text:p>817,78</text:p>
          </table:table-cell>
          <table:table-cell office:value-type="float" office:value="0" calcext:value-type="float">
            <text:p>0</text:p>
          </table:table-cell>
          <table:table-cell office:value-type="float" office:value="2774.56" calcext:value-type="float">
            <text:p>2774,56</text:p>
          </table:table-cell>
          <table:table-cell office:value-type="float" office:value="147.55" calcext:value-type="float">
            <text:p>147,55</text:p>
          </table:table-cell>
          <table:table-cell office:value-type="float" office:value="23.85" calcext:value-type="float">
            <text:p>23,85</text:p>
          </table:table-cell>
          <table:table-cell office:value-type="float" office:value="26.84" calcext:value-type="float">
            <text:p>26,84</text:p>
          </table:table-cell>
          <table:table-cell office:value-type="float" office:value="0" calcext:value-type="float">
            <text:p>0</text:p>
          </table:table-cell>
          <table:table-cell office:value-type="float" office:value="82.11" calcext:value-type="float">
            <text:p>82,11</text:p>
          </table:table-cell>
          <table:table-cell office:value-type="float" office:value="0" calcext:value-type="float">
            <text:p>0</text:p>
          </table:table-cell>
          <table:table-cell office:value-type="float" office:value="411.75" calcext:value-type="float">
            <text:p>411,75</text:p>
          </table:table-cell>
          <table:table-cell table:style-name="ce9" office:value-type="float" office:value="9836" calcext:value-type="float">
            <text:p>9836</text:p>
          </table:table-cell>
          <table:table-cell table:style-name="ce4" office:value-type="float" office:value="51279" calcext:value-type="float">
            <text:p>51279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78.83" calcext:value-type="float">
            <text:p>1678,83</text:p>
          </table:table-cell>
          <table:table-cell office:value-type="float" office:value="164.55" calcext:value-type="float">
            <text:p>164,55</text:p>
          </table:table-cell>
          <table:table-cell office:value-type="float" office:value="1878.08" calcext:value-type="float">
            <text:p>1878,08</text:p>
          </table:table-cell>
          <table:table-cell office:value-type="float" office:value="126.05" calcext:value-type="float">
            <text:p>126,05</text:p>
          </table:table-cell>
          <table:table-cell office:value-type="float" office:value="125.42" calcext:value-type="float">
            <text:p>125,42</text:p>
          </table:table-cell>
          <table:table-cell office:value-type="float" office:value="17.45" calcext:value-type="float">
            <text:p>17,45</text:p>
          </table:table-cell>
          <table:table-cell office:value-type="float" office:value="118.36" calcext:value-type="float">
            <text:p>118,36</text:p>
          </table:table-cell>
          <table:table-cell office:value-type="float" office:value="136.78" calcext:value-type="float">
            <text:p>136,78</text:p>
          </table:table-cell>
          <table:table-cell office:value-type="float" office:value="59.78" calcext:value-type="float">
            <text:p>59,78</text:p>
          </table:table-cell>
          <table:table-cell office:value-type="float" office:value="0" calcext:value-type="float">
            <text:p>0</text:p>
          </table:table-cell>
          <table:table-cell office:value-type="float" office:value="299.21" calcext:value-type="float">
            <text:p>299,21</text:p>
          </table:table-cell>
          <table:table-cell office:value-type="float" office:value="1628.93" calcext:value-type="float">
            <text:p>1628,93</text:p>
          </table:table-cell>
          <table:table-cell office:value-type="float" office:value="0" calcext:value-type="float">
            <text:p>0</text:p>
          </table:table-cell>
          <table:table-cell office:value-type="float" office:value="27.68" calcext:value-type="float">
            <text:p>27,68</text:p>
          </table:table-cell>
          <table:table-cell office:value-type="float" office:value="0" calcext:value-type="float">
            <text:p>0</text:p>
          </table:table-cell>
          <table:table-cell office:value-type="float" office:value="19.8" calcext:value-type="float">
            <text:p>19,8</text:p>
          </table:table-cell>
          <table:table-cell office:value-type="float" office:value="0" calcext:value-type="float">
            <text:p>0</text:p>
          </table:table-cell>
          <table:table-cell office:value-type="float" office:value="344.47" calcext:value-type="float">
            <text:p>344,47</text:p>
          </table:table-cell>
          <table:table-cell office:value-type="float" office:value="44.57" calcext:value-type="float">
            <text:p>44,57</text:p>
          </table:table-cell>
          <table:table-cell office:value-type="float" office:value="911.47" calcext:value-type="float">
            <text:p>911,47</text:p>
          </table:table-cell>
          <table:table-cell office:value-type="float" office:value="667.67" calcext:value-type="float">
            <text:p>667,67</text:p>
          </table:table-cell>
          <table:table-cell office:value-type="float" office:value="727.38" calcext:value-type="float">
            <text:p>727,38</text:p>
          </table:table-cell>
          <table:table-cell office:value-type="float" office:value="3344.18" calcext:value-type="float">
            <text:p>3344,18</text:p>
          </table:table-cell>
          <table:table-cell office:value-type="float" office:value="186.51" calcext:value-type="float">
            <text:p>186,51</text:p>
          </table:table-cell>
          <table:table-cell office:value-type="float" office:value="0" calcext:value-type="float">
            <text:p>0</text:p>
          </table:table-cell>
          <table:table-cell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office:value-type="float" office:value="121.22" calcext:value-type="float">
            <text:p>121,22</text:p>
          </table:table-cell>
          <table:table-cell office:value-type="float" office:value="0" calcext:value-type="float">
            <text:p>0</text:p>
          </table:table-cell>
          <table:table-cell office:value-type="float" office:value="832.65" calcext:value-type="float">
            <text:p>832,65</text:p>
          </table:table-cell>
          <table:table-cell table:style-name="ce9" office:value-type="float" office:value="10300" calcext:value-type="float">
            <text:p>10300</text:p>
          </table:table-cell>
          <table:table-cell table:style-name="ce4" office:value-type="float" office:value="55474" calcext:value-type="float">
            <text:p>5547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30.54" calcext:value-type="float">
            <text:p>130,54</text:p>
          </table:table-cell>
          <table:table-cell office:value-type="float" office:value="0" calcext:value-type="float">
            <text:p>0</text:p>
          </table:table-cell>
          <table:table-cell office:value-type="float" office:value="101.02" calcext:value-type="float">
            <text:p>101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7" calcext:value-type="float">
            <text:p>14,97</text:p>
          </table:table-cell>
          <table:table-cell office:value-type="float" office:value="81.98" calcext:value-type="float">
            <text:p>81,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82" calcext:value-type="float">
            <text:p>98,82</text:p>
          </table:table-cell>
          <table:table-cell office:value-type="float" office:value="0" calcext:value-type="float">
            <text:p>0</text:p>
          </table:table-cell>
          <table:table-cell office:value-type="float" office:value="39.02" calcext:value-type="float">
            <text:p>39,02</text:p>
          </table:table-cell>
          <table:table-cell office:value-type="float" office:value="0" calcext:value-type="float">
            <text:p>0</text:p>
          </table:table-cell>
          <table:table-cell office:value-type="float" office:value="252.67" calcext:value-type="float">
            <text:p>252,67</text:p>
          </table:table-cell>
          <table:table-cell office:value-type="float" office:value="0" calcext:value-type="float">
            <text:p>0</text:p>
          </table:table-cell>
          <table:table-cell office:value-type="float" office:value="7.32" calcext:value-type="float">
            <text:p>7,32</text:p>
          </table:table-cell>
          <table:table-cell office:value-type="float" office:value="0" calcext:value-type="float">
            <text:p>0</text:p>
          </table:table-cell>
          <table:table-cell office:value-type="float" office:value="580.89" calcext:value-type="float">
            <text:p>580,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6" calcext:value-type="float">
            <text:p>8,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33" calcext:value-type="float">
            <text:p>5,3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123" calcext:value-type="float">
            <text:p>9123</text:p>
          </table:table-cell>
          <table:table-cell table:style-name="ce4" office:value-type="float" office:value="46299" calcext:value-type="float">
            <text:p>4629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9.73" calcext:value-type="float">
            <text:p>179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.71" calcext:value-type="float">
            <text:p>409,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7.28" calcext:value-type="float">
            <text:p>87,28</text:p>
          </table:table-cell>
          <table:table-cell office:value-type="float" office:value="73.77" calcext:value-type="float">
            <text:p>73,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42" calcext:value-type="float">
            <text:p>2,42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9" office:value-type="float" office:value="9176" calcext:value-type="float">
            <text:p>9176</text:p>
          </table:table-cell>
          <table:table-cell table:style-name="ce4" office:value-type="float" office:value="46954" calcext:value-type="float">
            <text:p>4695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77.19" calcext:value-type="float">
            <text:p>1877,19</text:p>
          </table:table-cell>
          <table:table-cell office:value-type="float" office:value="646.54" calcext:value-type="float">
            <text:p>646,54</text:p>
          </table:table-cell>
          <table:table-cell office:value-type="float" office:value="0" calcext:value-type="float">
            <text:p>0</text:p>
          </table:table-cell>
          <table:table-cell office:value-type="float" office:value="128.93" calcext:value-type="float">
            <text:p>128,93</text:p>
          </table:table-cell>
          <table:table-cell office:value-type="float" office:value="0" calcext:value-type="float">
            <text:p>0</text:p>
          </table:table-cell>
          <table:table-cell office:value-type="float" office:value="44.6" calcext:value-type="float">
            <text:p>44,6</text:p>
          </table:table-cell>
          <table:table-cell office:value-type="float" office:value="5.44" calcext:value-type="float">
            <text:p>5,44</text:p>
          </table:table-cell>
          <table:table-cell office:value-type="float" office:value="0" calcext:value-type="float">
            <text:p>0</text:p>
          </table:table-cell>
          <table:table-cell office:value-type="float" office:value="-152.5" calcext:value-type="float">
            <text:p>-152,5</text:p>
          </table:table-cell>
          <table:table-cell office:value-type="float" office:value="0" calcext:value-type="float">
            <text:p>0</text:p>
          </table:table-cell>
          <table:table-cell office:value-type="float" office:value="358.24" calcext:value-type="float">
            <text:p>358,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1.57" calcext:value-type="float">
            <text:p>1741,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4.13" calcext:value-type="float">
            <text:p>264,1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582" calcext:value-type="float">
            <text:p>9582</text:p>
          </table:table-cell>
          <table:table-cell table:style-name="ce4" office:value-type="float" office:value="47759" calcext:value-type="float">
            <text:p>4775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9.77" calcext:value-type="float">
            <text:p>209,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4.45" calcext:value-type="float">
            <text:p>394,4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128" calcext:value-type="float">
            <text:p>9128</text:p>
          </table:table-cell>
          <table:table-cell table:style-name="ce4" office:value-type="float" office:value="46543" calcext:value-type="float">
            <text:p>4654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55.79" calcext:value-type="float">
            <text:p>2955,79</text:p>
          </table:table-cell>
          <table:table-cell office:value-type="float" office:value="3104.35" calcext:value-type="float">
            <text:p>3104,35</text:p>
          </table:table-cell>
          <table:table-cell office:value-type="float" office:value="6874.21" calcext:value-type="float">
            <text:p>6874,21</text:p>
          </table:table-cell>
          <table:table-cell office:value-type="float" office:value="1264.72" calcext:value-type="float">
            <text:p>1264,72</text:p>
          </table:table-cell>
          <table:table-cell office:value-type="float" office:value="302.7" calcext:value-type="float">
            <text:p>302,7</text:p>
          </table:table-cell>
          <table:table-cell office:value-type="float" office:value="2624.89" calcext:value-type="float">
            <text:p>2624,89</text:p>
          </table:table-cell>
          <table:table-cell office:value-type="float" office:value="1602.07" calcext:value-type="float">
            <text:p>1602,07</text:p>
          </table:table-cell>
          <table:table-cell office:value-type="float" office:value="143.65" calcext:value-type="float">
            <text:p>143,65</text:p>
          </table:table-cell>
          <table:table-cell office:value-type="float" office:value="434.98" calcext:value-type="float">
            <text:p>434,98</text:p>
          </table:table-cell>
          <table:table-cell office:value-type="float" office:value="0" calcext:value-type="float">
            <text:p>0</text:p>
          </table:table-cell>
          <table:table-cell office:value-type="float" office:value="563.59" calcext:value-type="float">
            <text:p>563,59</text:p>
          </table:table-cell>
          <table:table-cell office:value-type="float" office:value="2194.83" calcext:value-type="float">
            <text:p>2194,83</text:p>
          </table:table-cell>
          <table:table-cell office:value-type="float" office:value="8531.34" calcext:value-type="float">
            <text:p>8531,34</text:p>
          </table:table-cell>
          <table:table-cell office:value-type="float" office:value="2518.97" calcext:value-type="float">
            <text:p>2518,97</text:p>
          </table:table-cell>
          <table:table-cell office:value-type="float" office:value="0" calcext:value-type="float">
            <text:p>0</text:p>
          </table:table-cell>
          <table:table-cell office:value-type="float" office:value="1048.53" calcext:value-type="float">
            <text:p>1048,53</text:p>
          </table:table-cell>
          <table:table-cell office:value-type="float" office:value="0" calcext:value-type="float">
            <text:p>0</text:p>
          </table:table-cell>
          <table:table-cell office:value-type="float" office:value="532.53" calcext:value-type="float">
            <text:p>532,53</text:p>
          </table:table-cell>
          <table:table-cell office:value-type="float" office:value="810.73" calcext:value-type="float">
            <text:p>810,73</text:p>
          </table:table-cell>
          <table:table-cell office:value-type="float" office:value="5355.26" calcext:value-type="float">
            <text:p>5355,26</text:p>
          </table:table-cell>
          <table:table-cell office:value-type="float" office:value="6181.26" calcext:value-type="float">
            <text:p>6181,26</text:p>
          </table:table-cell>
          <table:table-cell office:value-type="float" office:value="4279.97" calcext:value-type="float">
            <text:p>4279,97</text:p>
          </table:table-cell>
          <table:table-cell office:value-type="float" office:value="3290.27" calcext:value-type="float">
            <text:p>3290,27</text:p>
          </table:table-cell>
          <table:table-cell office:value-type="float" office:value="2926.54" calcext:value-type="float">
            <text:p>2926,54</text:p>
          </table:table-cell>
          <table:table-cell office:value-type="float" office:value="2.98" calcext:value-type="float">
            <text:p>2,98</text:p>
          </table:table-cell>
          <table:table-cell office:value-type="float" office:value="715.66" calcext:value-type="float">
            <text:p>715,66</text:p>
          </table:table-cell>
          <table:table-cell office:value-type="float" office:value="0" calcext:value-type="float">
            <text:p>0</text:p>
          </table:table-cell>
          <table:table-cell office:value-type="float" office:value="354.28" calcext:value-type="float">
            <text:p>354,28</text:p>
          </table:table-cell>
          <table:table-cell office:value-type="float" office:value="83.51" calcext:value-type="float">
            <text:p>83,51</text:p>
          </table:table-cell>
          <table:table-cell office:value-type="float" office:value="301.9" calcext:value-type="float">
            <text:p>301,9</text:p>
          </table:table-cell>
          <table:table-cell table:style-name="ce9" office:value-type="float" office:value="13982" calcext:value-type="float">
            <text:p>13982</text:p>
          </table:table-cell>
          <table:table-cell table:style-name="ce4" office:value-type="float" office:value="71352" calcext:value-type="float">
            <text:p>7135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88.06" calcext:value-type="float">
            <text:p>1188,06</text:p>
          </table:table-cell>
          <table:table-cell office:value-type="float" office:value="9.25" calcext:value-type="float">
            <text:p>9,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3.79" calcext:value-type="float">
            <text:p>113,79</text:p>
          </table:table-cell>
          <table:table-cell office:value-type="float" office:value="1.38" calcext:value-type="float">
            <text:p>1,38</text:p>
          </table:table-cell>
          <table:table-cell office:value-type="float" office:value="0" calcext:value-type="float">
            <text:p>0</text:p>
          </table:table-cell>
          <table:table-cell office:value-type="float" office:value="1829.33" calcext:value-type="float">
            <text:p>1829,33</text:p>
          </table:table-cell>
          <table:table-cell office:value-type="float" office:value="46.03" calcext:value-type="float">
            <text:p>46,03</text:p>
          </table:table-cell>
          <table:table-cell office:value-type="float" office:value="78.58" calcext:value-type="float">
            <text:p>78,58</text:p>
          </table:table-cell>
          <table:table-cell office:value-type="float" office:value="27.33" calcext:value-type="float">
            <text:p>27,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69" calcext:value-type="float">
            <text:p>5,69</text:p>
          </table:table-cell>
          <table:table-cell office:value-type="float" office:value="0" calcext:value-type="float">
            <text:p>0</text:p>
          </table:table-cell>
          <table:table-cell office:value-type="float" office:value="5088.47" calcext:value-type="float">
            <text:p>5088,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62" calcext:value-type="float">
            <text:p>17,62</text:p>
          </table:table-cell>
          <table:table-cell office:value-type="float" office:value="0" calcext:value-type="float">
            <text:p>0</text:p>
          </table:table-cell>
          <table:table-cell office:value-type="float" office:value="213.38" calcext:value-type="float">
            <text:p>213,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9.67" calcext:value-type="float">
            <text:p>699,67</text:p>
          </table:table-cell>
          <table:table-cell table:style-name="ce9" office:value-type="float" office:value="9676" calcext:value-type="float">
            <text:p>9676</text:p>
          </table:table-cell>
          <table:table-cell table:style-name="ce4" office:value-type="float" office:value="50825" calcext:value-type="float">
            <text:p>508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848.69" calcext:value-type="float">
            <text:p>6848,69</text:p>
          </table:table-cell>
          <table:table-cell office:value-type="float" office:value="144.91" calcext:value-type="float">
            <text:p>144,91</text:p>
          </table:table-cell>
          <table:table-cell office:value-type="float" office:value="14.58" calcext:value-type="float">
            <text:p>14,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.88" calcext:value-type="float">
            <text:p>47,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.48" calcext:value-type="float">
            <text:p>159,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31" calcext:value-type="float">
            <text:p>20,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77.34" calcext:value-type="float">
            <text:p>3377,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7.55" calcext:value-type="float">
            <text:p>277,5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992" calcext:value-type="float">
            <text:p>9992</text:p>
          </table:table-cell>
          <table:table-cell table:style-name="ce4" office:value-type="float" office:value="50031" calcext:value-type="float">
            <text:p>5003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6.68" calcext:value-type="float">
            <text:p>236,68</text:p>
          </table:table-cell>
          <table:table-cell office:value-type="float" office:value="71.92" calcext:value-type="float">
            <text:p>71,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86" calcext:value-type="float">
            <text:p>1,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39" calcext:value-type="float">
            <text:p>60,3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123" calcext:value-type="float">
            <text:p>9123</text:p>
          </table:table-cell>
          <table:table-cell table:style-name="ce4" office:value-type="float" office:value="46520" calcext:value-type="float">
            <text:p>4652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94.34" calcext:value-type="float">
            <text:p>1994,34</text:p>
          </table:table-cell>
          <table:table-cell office:value-type="float" office:value="9.66" calcext:value-type="float">
            <text:p>9,66</text:p>
          </table:table-cell>
          <table:table-cell office:value-type="float" office:value="658.8" calcext:value-type="float">
            <text:p>658,8</text:p>
          </table:table-cell>
          <table:table-cell office:value-type="float" office:value="87.62" calcext:value-type="float">
            <text:p>87,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14" calcext:value-type="float">
            <text:p>59,14</text:p>
          </table:table-cell>
          <table:table-cell office:value-type="float" office:value="461.54" calcext:value-type="float">
            <text:p>461,54</text:p>
          </table:table-cell>
          <table:table-cell office:value-type="float" office:value="0" calcext:value-type="float">
            <text:p>0</text:p>
          </table:table-cell>
          <table:table-cell office:value-type="float" office:value="561.29" calcext:value-type="float">
            <text:p>561,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6.86" calcext:value-type="float">
            <text:p>316,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34" calcext:value-type="float">
            <text:p>62,34</text:p>
          </table:table-cell>
          <table:table-cell office:value-type="float" office:value="0" calcext:value-type="float">
            <text:p>0</text:p>
          </table:table-cell>
          <table:table-cell office:value-type="float" office:value="-39.5" calcext:value-type="float">
            <text:p>-39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.04" calcext:value-type="float">
            <text:p>161,04</text:p>
          </table:table-cell>
          <table:table-cell table:style-name="ce9" office:value-type="float" office:value="9737" calcext:value-type="float">
            <text:p>9737</text:p>
          </table:table-cell>
          <table:table-cell table:style-name="ce4" office:value-type="float" office:value="50606" calcext:value-type="float">
            <text:p>5060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11567.1" calcext:value-type="float">
            <text:p>211567,1</text:p>
          </table:table-cell>
          <table:table-cell office:value-type="float" office:value="0" calcext:value-type="float">
            <text:p>0</text:p>
          </table:table-cell>
          <table:table-cell office:value-type="float" office:value="15973.19" calcext:value-type="float">
            <text:p>15973,19</text:p>
          </table:table-cell>
          <table:table-cell office:value-type="float" office:value="1269.31" calcext:value-type="float">
            <text:p>1269,31</text:p>
          </table:table-cell>
          <table:table-cell office:value-type="float" office:value="0" calcext:value-type="float">
            <text:p>0</text:p>
          </table:table-cell>
          <table:table-cell office:value-type="float" office:value="2772.16" calcext:value-type="float">
            <text:p>2772,16</text:p>
          </table:table-cell>
          <table:table-cell office:value-type="float" office:value="146.89" calcext:value-type="float">
            <text:p>146,89</text:p>
          </table:table-cell>
          <table:table-cell office:value-type="float" office:value="1271.43" calcext:value-type="float">
            <text:p>1271,43</text:p>
          </table:table-cell>
          <table:table-cell office:value-type="float" office:value="3149.3" calcext:value-type="float">
            <text:p>3149,3</text:p>
          </table:table-cell>
          <table:table-cell office:value-type="float" office:value="0" calcext:value-type="float">
            <text:p>0</text:p>
          </table:table-cell>
          <table:table-cell office:value-type="float" office:value="724.99" calcext:value-type="float">
            <text:p>724,99</text:p>
          </table:table-cell>
          <table:table-cell office:value-type="float" office:value="0" calcext:value-type="float">
            <text:p>0</text:p>
          </table:table-cell>
          <table:table-cell office:value-type="float" office:value="3387.04" calcext:value-type="float">
            <text:p>3387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54.28" calcext:value-type="float">
            <text:p>8354,28</text:p>
          </table:table-cell>
          <table:table-cell office:value-type="float" office:value="0" calcext:value-type="float">
            <text:p>0</text:p>
          </table:table-cell>
          <table:table-cell office:value-type="float" office:value="11.35" calcext:value-type="float">
            <text:p>11,35</text:p>
          </table:table-cell>
          <table:table-cell office:value-type="float" office:value="0" calcext:value-type="float">
            <text:p>0</text:p>
          </table:table-cell>
          <table:table-cell office:value-type="float" office:value="539394.49" calcext:value-type="float">
            <text:p>539394,49</text:p>
          </table:table-cell>
          <table:table-cell office:value-type="float" office:value="15968.34" calcext:value-type="float">
            <text:p>15968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.46" calcext:value-type="float">
            <text:p>364,46</text:p>
          </table:table-cell>
          <table:table-cell office:value-type="float" office:value="0" calcext:value-type="float">
            <text:p>0</text:p>
          </table:table-cell>
          <table:table-cell office:value-type="float" office:value="8526.65" calcext:value-type="float">
            <text:p>8526,65</text:p>
          </table:table-cell>
          <table:table-cell office:value-type="float" office:value="0" calcext:value-type="float">
            <text:p>0</text:p>
          </table:table-cell>
          <table:table-cell office:value-type="float" office:value="12.66" calcext:value-type="float">
            <text:p>12,66</text:p>
          </table:table-cell>
          <table:table-cell office:value-type="float" office:value="0" calcext:value-type="float">
            <text:p>0</text:p>
          </table:table-cell>
          <table:table-cell office:value-type="float" office:value="831.92" calcext:value-type="float">
            <text:p>831,92</text:p>
          </table:table-cell>
          <table:table-cell table:style-name="ce9" office:value-type="float" office:value="53994" calcext:value-type="float">
            <text:p>53994</text:p>
          </table:table-cell>
          <table:table-cell table:style-name="ce4" office:value-type="float" office:value="199263" calcext:value-type="float">
            <text:p>19926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99.98" calcext:value-type="float">
            <text:p>699,98</text:p>
          </table:table-cell>
          <table:table-cell office:value-type="float" office:value="337.71" calcext:value-type="float">
            <text:p>337,71</text:p>
          </table:table-cell>
          <table:table-cell office:value-type="float" office:value="2317.45" calcext:value-type="float">
            <text:p>2317,45</text:p>
          </table:table-cell>
          <table:table-cell office:value-type="float" office:value="235.25" calcext:value-type="float">
            <text:p>235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.3" calcext:value-type="float">
            <text:p>197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31" calcext:value-type="float">
            <text:p>16,31</text:p>
          </table:table-cell>
          <table:table-cell office:value-type="float" office:value="222.72" calcext:value-type="float">
            <text:p>222,72</text:p>
          </table:table-cell>
          <table:table-cell office:value-type="float" office:value="16.75" calcext:value-type="float">
            <text:p>16,75</text:p>
          </table:table-cell>
          <table:table-cell office:value-type="float" office:value="31.49" calcext:value-type="float">
            <text:p>31,49</text:p>
          </table:table-cell>
          <table:table-cell office:value-type="float" office:value="0" calcext:value-type="float">
            <text:p>0</text:p>
          </table:table-cell>
          <table:table-cell office:value-type="float" office:value="882.32" calcext:value-type="float">
            <text:p>882,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7.11" calcext:value-type="float">
            <text:p>577,11</text:p>
          </table:table-cell>
          <table:table-cell office:value-type="float" office:value="723.67" calcext:value-type="float">
            <text:p>723,67</text:p>
          </table:table-cell>
          <table:table-cell office:value-type="float" office:value="0" calcext:value-type="float">
            <text:p>0</text:p>
          </table:table-cell>
          <table:table-cell office:value-type="float" office:value="65.48" calcext:value-type="float">
            <text:p>65,48</text:p>
          </table:table-cell>
          <table:table-cell office:value-type="float" office:value="91.27" calcext:value-type="float">
            <text:p>91,27</text:p>
          </table:table-cell>
          <table:table-cell office:value-type="float" office:value="0" calcext:value-type="float">
            <text:p>0</text:p>
          </table:table-cell>
          <table:table-cell office:value-type="float" office:value="24.4" calcext:value-type="float">
            <text:p>24,4</text:p>
          </table:table-cell>
          <table:table-cell office:value-type="float" office:value="0" calcext:value-type="float">
            <text:p>0</text:p>
          </table:table-cell>
          <table:table-cell office:value-type="float" office:value="282.41" calcext:value-type="float">
            <text:p>282,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687" calcext:value-type="float">
            <text:p>9687</text:p>
          </table:table-cell>
          <table:table-cell table:style-name="ce4" office:value-type="float" office:value="50474" calcext:value-type="float">
            <text:p>5047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1.94" calcext:value-type="float">
            <text:p>341,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40.38" calcext:value-type="float">
            <text:p>-40,3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234.88" calcext:value-type="float">
            <text:p>1234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72" calcext:value-type="float">
            <text:p>92,7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251" calcext:value-type="float">
            <text:p>9251</text:p>
          </table:table-cell>
          <table:table-cell table:style-name="ce4" office:value-type="float" office:value="47031" calcext:value-type="float">
            <text:p>470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26.1" calcext:value-type="float">
            <text:p>26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7.33" calcext:value-type="float">
            <text:p>157,3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.98" calcext:value-type="float">
            <text:p>10,9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083" calcext:value-type="float">
            <text:p>9083</text:p>
          </table:table-cell>
          <table:table-cell table:style-name="ce4" office:value-type="float" office:value="46383" calcext:value-type="float">
            <text:p>4638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6.77" calcext:value-type="float">
            <text:p>636,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36.04" calcext:value-type="float">
            <text:p>736,0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4.4" calcext:value-type="float">
            <text:p>24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218" calcext:value-type="float">
            <text:p>9218</text:p>
          </table:table-cell>
          <table:table-cell table:style-name="ce4" office:value-type="float" office:value="47276" calcext:value-type="float">
            <text:p>4727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9.49" calcext:value-type="float">
            <text:p>2339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.85" calcext:value-type="float">
            <text:p>309,85</text:p>
          </table:table-cell>
          <table:table-cell office:value-type="float" office:value="0" calcext:value-type="float">
            <text:p>0</text:p>
          </table:table-cell>
          <table:table-cell office:value-type="float" office:value="68.32" calcext:value-type="float">
            <text:p>68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0.33" calcext:value-type="float">
            <text:p>1670,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6.67" calcext:value-type="float">
            <text:p>216,67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9" office:value-type="float" office:value="9455" calcext:value-type="float">
            <text:p>9455</text:p>
          </table:table-cell>
          <table:table-cell table:style-name="ce4" office:value-type="float" office:value="48494" calcext:value-type="float">
            <text:p>4849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.83" calcext:value-type="float">
            <text:p>227,83</text:p>
          </table:table-cell>
          <table:table-cell office:value-type="float" office:value="5136.83" calcext:value-type="float">
            <text:p>5136,83</text:p>
          </table:table-cell>
          <table:table-cell office:value-type="float" office:value="653.55" calcext:value-type="float">
            <text:p>653,55</text:p>
          </table:table-cell>
          <table:table-cell office:value-type="float" office:value="0" calcext:value-type="float">
            <text:p>0</text:p>
          </table:table-cell>
          <table:table-cell office:value-type="float" office:value="327.19" calcext:value-type="float">
            <text:p>327,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54.26" calcext:value-type="float">
            <text:p>3054,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.13" calcext:value-type="float">
            <text:p>54,13</text:p>
          </table:table-cell>
          <table:table-cell office:value-type="float" office:value="0" calcext:value-type="float">
            <text:p>0</text:p>
          </table:table-cell>
          <table:table-cell office:value-type="float" office:value="48.52" calcext:value-type="float">
            <text:p>48,52</text:p>
          </table:table-cell>
          <table:table-cell office:value-type="float" office:value="2823.71" calcext:value-type="float">
            <text:p>2823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9" calcext:value-type="float">
            <text:p>12,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35" calcext:value-type="float">
            <text:p>86,3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446" calcext:value-type="float">
            <text:p>10446</text:p>
          </table:table-cell>
          <table:table-cell table:style-name="ce4" office:value-type="float" office:value="54957" calcext:value-type="float">
            <text:p>5495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.79" calcext:value-type="float">
            <text:p>46,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71.94" calcext:value-type="float">
            <text:p>1371,9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3.31" calcext:value-type="float">
            <text:p>23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" calcext:value-type="float">
            <text:p>24,4</text:p>
          </table:table-cell>
          <table:table-cell office:value-type="float" office:value="0" calcext:value-type="float">
            <text:p>0</text:p>
          </table:table-cell>
          <table:table-cell office:value-type="float" office:value="46.48" calcext:value-type="float">
            <text:p>46,4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147" calcext:value-type="float">
            <text:p>9147</text:p>
          </table:table-cell>
          <table:table-cell table:style-name="ce4" office:value-type="float" office:value="46988" calcext:value-type="float">
            <text:p>4698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490.61" calcext:value-type="float">
            <text:p>1490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.46" calcext:value-type="float">
            <text:p>70,4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6.24" calcext:value-type="float">
            <text:p>106,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421" calcext:value-type="float">
            <text:p>9421</text:p>
          </table:table-cell>
          <table:table-cell table:style-name="ce4" office:value-type="float" office:value="48193" calcext:value-type="float">
            <text:p>4819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4.28" calcext:value-type="float">
            <text:p>34,28</text:p>
          </table:table-cell>
          <table:table-cell office:value-type="float" office:value="0" calcext:value-type="float">
            <text:p>0</text:p>
          </table:table-cell>
          <table:table-cell office:value-type="float" office:value="1439.69" calcext:value-type="float">
            <text:p>1439,69</text:p>
          </table:table-cell>
          <table:table-cell office:value-type="float" office:value="10256.2" calcext:value-type="float">
            <text:p>10256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6.04" calcext:value-type="float">
            <text:p>616,04</text:p>
          </table:table-cell>
          <table:table-cell office:value-type="float" office:value="0" calcext:value-type="float">
            <text:p>0</text:p>
          </table:table-cell>
          <table:table-cell office:value-type="float" office:value="34.16" calcext:value-type="float">
            <text:p>34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421.27" calcext:value-type="float">
            <text:p>51421,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.9" calcext:value-type="float">
            <text:p>540,9</text:p>
          </table:table-cell>
          <table:table-cell office:value-type="float" office:value="0" calcext:value-type="float">
            <text:p>0</text:p>
          </table:table-cell>
          <table:table-cell office:value-type="float" office:value="37.7" calcext:value-type="float">
            <text:p>37,7</text:p>
          </table:table-cell>
          <table:table-cell office:value-type="float" office:value="322.23" calcext:value-type="float">
            <text:p>322,23</text:p>
          </table:table-cell>
          <table:table-cell office:value-type="float" office:value="0" calcext:value-type="float">
            <text:p>0</text:p>
          </table:table-cell>
          <table:table-cell office:value-type="float" office:value="502.64" calcext:value-type="float">
            <text:p>502,64</text:p>
          </table:table-cell>
          <table:table-cell office:value-type="float" office:value="0" calcext:value-type="float">
            <text:p>0</text:p>
          </table:table-cell>
          <table:table-cell office:value-type="float" office:value="321.87" calcext:value-type="float">
            <text:p>321,87</text:p>
          </table:table-cell>
          <table:table-cell office:value-type="float" office:value="62.54" calcext:value-type="float">
            <text:p>62,54</text:p>
          </table:table-cell>
          <table:table-cell office:value-type="float" office:value="0" calcext:value-type="float">
            <text:p>0</text:p>
          </table:table-cell>
          <table:table-cell office:value-type="float" office:value="202.52" calcext:value-type="float">
            <text:p>202,52</text:p>
          </table:table-cell>
          <table:table-cell office:value-type="float" office:value="0" calcext:value-type="float">
            <text:p>0</text:p>
          </table:table-cell>
          <table:table-cell office:value-type="float" office:value="226.14" calcext:value-type="float">
            <text:p>226,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3869" calcext:value-type="float">
            <text:p>13869</text:p>
          </table:table-cell>
          <table:table-cell table:style-name="ce4" office:value-type="float" office:value="84344" calcext:value-type="float">
            <text:p>8434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2.29" calcext:value-type="float">
            <text:p>3452,29</text:p>
          </table:table-cell>
          <table:table-cell office:value-type="float" office:value="615.89" calcext:value-type="float">
            <text:p>615,89</text:p>
          </table:table-cell>
          <table:table-cell office:value-type="float" office:value="0" calcext:value-type="float">
            <text:p>0</text:p>
          </table:table-cell>
          <table:table-cell office:value-type="float" office:value="3686.09" calcext:value-type="float">
            <text:p>3686,09</text:p>
          </table:table-cell>
          <table:table-cell office:value-type="float" office:value="636.5" calcext:value-type="float">
            <text:p>636,5</text:p>
          </table:table-cell>
          <table:table-cell office:value-type="float" office:value="0" calcext:value-type="float">
            <text:p>0</text:p>
          </table:table-cell>
          <table:table-cell office:value-type="float" office:value="89.48" calcext:value-type="float">
            <text:p>89,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.21" calcext:value-type="float">
            <text:p>332,2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9.94" calcext:value-type="float">
            <text:p>159,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3.69" calcext:value-type="float">
            <text:p>103,6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0309" calcext:value-type="float">
            <text:p>10309</text:p>
          </table:table-cell>
          <table:table-cell table:style-name="ce4" office:value-type="float" office:value="54506" calcext:value-type="float">
            <text:p>5450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.28" calcext:value-type="float">
            <text:p>39,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.24" calcext:value-type="float">
            <text:p>51,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.18" calcext:value-type="float">
            <text:p>119,18</text:p>
          </table:table-cell>
          <table:table-cell office:value-type="float" office:value="23.06" calcext:value-type="float">
            <text:p>23,06</text:p>
          </table:table-cell>
          <table:table-cell office:value-type="float" office:value="157.14" calcext:value-type="float">
            <text:p>157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7" calcext:value-type="float">
            <text:p>33,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6.92" calcext:value-type="float">
            <text:p>336,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03" calcext:value-type="float">
            <text:p>10,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117" calcext:value-type="float">
            <text:p>9117</text:p>
          </table:table-cell>
          <table:table-cell table:style-name="ce4" office:value-type="float" office:value="46701" calcext:value-type="float">
            <text:p>467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26.39" calcext:value-type="float">
            <text:p>726,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1.68" calcext:value-type="float">
            <text:p>431,68</text:p>
          </table:table-cell>
          <table:table-cell office:value-type="float" office:value="7.32" calcext:value-type="float">
            <text:p>7,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74.61" calcext:value-type="float">
            <text:p>774,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.15" calcext:value-type="float">
            <text:p>9,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260" calcext:value-type="float">
            <text:p>9260</text:p>
          </table:table-cell>
          <table:table-cell table:style-name="ce4" office:value-type="float" office:value="46930" calcext:value-type="float">
            <text:p>4693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06.47" calcext:value-type="float">
            <text:p>606,47</text:p>
          </table:table-cell>
          <table:table-cell office:value-type="float" office:value="0" calcext:value-type="float">
            <text:p>0</text:p>
          </table:table-cell>
          <table:table-cell office:value-type="float" office:value="24.27" calcext:value-type="float">
            <text:p>24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2.75" calcext:value-type="float">
            <text:p>1802,75</text:p>
          </table:table-cell>
          <table:table-cell office:value-type="float" office:value="516.92" calcext:value-type="float">
            <text:p>516,92</text:p>
          </table:table-cell>
          <table:table-cell office:value-type="float" office:value="0.42" calcext:value-type="float">
            <text:p>0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office:value-type="float" office:value="0" calcext:value-type="float">
            <text:p>0</text:p>
          </table:table-cell>
          <table:table-cell office:value-type="float" office:value="2920.12" calcext:value-type="float">
            <text:p>2920,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6.89" calcext:value-type="float">
            <text:p>216,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95" calcext:value-type="float">
            <text:p>45,95</text:p>
          </table:table-cell>
          <table:table-cell office:value-type="float" office:value="0" calcext:value-type="float">
            <text:p>0</text:p>
          </table:table-cell>
          <table:table-cell office:value-type="float" office:value="-12.2" calcext:value-type="float">
            <text:p>-12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782" calcext:value-type="float">
            <text:p>9782</text:p>
          </table:table-cell>
          <table:table-cell table:style-name="ce4" office:value-type="float" office:value="49357" calcext:value-type="float">
            <text:p>4935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8.69" calcext:value-type="float">
            <text:p>918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08" calcext:value-type="float">
            <text:p>17,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09.59" calcext:value-type="float">
            <text:p>8409,5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4.41" calcext:value-type="float">
            <text:p>44,4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803" calcext:value-type="float">
            <text:p>9803</text:p>
          </table:table-cell>
          <table:table-cell table:style-name="ce4" office:value-type="float" office:value="48631" calcext:value-type="float">
            <text:p>4863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3101.89" calcext:value-type="float">
            <text:p>73101,89</text:p>
          </table:table-cell>
          <table:table-cell office:value-type="float" office:value="20.06" calcext:value-type="float">
            <text:p>20,06</text:p>
          </table:table-cell>
          <table:table-cell office:value-type="float" office:value="0" calcext:value-type="float">
            <text:p>0</text:p>
          </table:table-cell>
          <table:table-cell office:value-type="float" office:value="78.25" calcext:value-type="float">
            <text:p>78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378.1" calcext:value-type="float">
            <text:p>98378,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.55" calcext:value-type="float">
            <text:p>5,55</text:p>
          </table:table-cell>
          <table:table-cell office:value-type="float" office:value="0" calcext:value-type="float">
            <text:p>0</text:p>
          </table:table-cell>
          <table:table-cell office:value-type="float" office:value="25.38" calcext:value-type="float">
            <text:p>25,3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25450" calcext:value-type="float">
            <text:p>25450</text:p>
          </table:table-cell>
          <table:table-cell table:style-name="ce4" office:value-type="float" office:value="117701" calcext:value-type="float">
            <text:p>1177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127.67" calcext:value-type="float">
            <text:p>26127,67</text:p>
          </table:table-cell>
          <table:table-cell office:value-type="float" office:value="3.61" calcext:value-type="float">
            <text:p>3,61</text:p>
          </table:table-cell>
          <table:table-cell office:value-type="float" office:value="0" calcext:value-type="float">
            <text:p>0</text:p>
          </table:table-cell>
          <table:table-cell office:value-type="float" office:value="42.69" calcext:value-type="float">
            <text:p>42,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422.14" calcext:value-type="float">
            <text:p>24422,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2.85" calcext:value-type="float">
            <text:p>32,85</text:p>
          </table:table-cell>
          <table:table-cell office:value-type="float" office:value="0" calcext:value-type="float">
            <text:p>0</text:p>
          </table:table-cell>
          <table:table-cell office:value-type="float" office:value="40.26" calcext:value-type="float">
            <text:p>40,2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4145" calcext:value-type="float">
            <text:p>14145</text:p>
          </table:table-cell>
          <table:table-cell table:style-name="ce4" office:value-type="float" office:value="69720" calcext:value-type="float">
            <text:p>6972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9506.33" calcext:value-type="float">
            <text:p>49506,33</text:p>
          </table:table-cell>
          <table:table-cell office:value-type="float" office:value="0" calcext:value-type="float">
            <text:p>0</text:p>
          </table:table-cell>
          <table:table-cell office:value-type="float" office:value="1623.17" calcext:value-type="float">
            <text:p>1623,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1" calcext:value-type="float">
            <text:p>8,51</text:p>
          </table:table-cell>
          <table:table-cell office:value-type="float" office:value="26.94" calcext:value-type="float">
            <text:p>26,94</text:p>
          </table:table-cell>
          <table:table-cell office:value-type="float" office:value="4485.98" calcext:value-type="float">
            <text:p>4485,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2415.15" calcext:value-type="float">
            <text:p>72415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20.07" calcext:value-type="float">
            <text:p>2920,0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8189" calcext:value-type="float">
            <text:p>18189</text:p>
          </table:table-cell>
          <table:table-cell table:style-name="ce4" office:value-type="float" office:value="76478" calcext:value-type="float">
            <text:p>7647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5329.04" calcext:value-type="float">
            <text:p>35329,04</text:p>
          </table:table-cell>
          <table:table-cell office:value-type="float" office:value="41.53" calcext:value-type="float">
            <text:p>41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25" calcext:value-type="float">
            <text:p>98,25</text:p>
          </table:table-cell>
          <table:table-cell office:value-type="float" office:value="7.47" calcext:value-type="float">
            <text:p>7,47</text:p>
          </table:table-cell>
          <table:table-cell office:value-type="float" office:value="916.23" calcext:value-type="float">
            <text:p>916,23</text:p>
          </table:table-cell>
          <table:table-cell office:value-type="float" office:value="36.57" calcext:value-type="float">
            <text:p>36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.52" calcext:value-type="float">
            <text:p>122,52</text:p>
          </table:table-cell>
          <table:table-cell office:value-type="float" office:value="53.88" calcext:value-type="float">
            <text:p>53,88</text:p>
          </table:table-cell>
          <table:table-cell office:value-type="float" office:value="26.64" calcext:value-type="float">
            <text:p>26,64</text:p>
          </table:table-cell>
          <table:table-cell office:value-type="float" office:value="29.96" calcext:value-type="float">
            <text:p>29,96</text:p>
          </table:table-cell>
          <table:table-cell office:value-type="float" office:value="0" calcext:value-type="float">
            <text:p>0</text:p>
          </table:table-cell>
          <table:table-cell office:value-type="float" office:value="50.95" calcext:value-type="float">
            <text:p>50,95</text:p>
          </table:table-cell>
          <table:table-cell office:value-type="float" office:value="0" calcext:value-type="float">
            <text:p>0</text:p>
          </table:table-cell>
          <table:table-cell office:value-type="float" office:value="121.93" calcext:value-type="float">
            <text:p>121,93</text:p>
          </table:table-cell>
          <table:table-cell office:value-type="float" office:value="0" calcext:value-type="float">
            <text:p>0</text:p>
          </table:table-cell>
          <table:table-cell office:value-type="float" office:value="63260.57" calcext:value-type="float">
            <text:p>63260,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.35" calcext:value-type="float">
            <text:p>656,35</text:p>
          </table:table-cell>
          <table:table-cell office:value-type="float" office:value="909.25" calcext:value-type="float">
            <text:p>909,25</text:p>
          </table:table-cell>
          <table:table-cell office:value-type="float" office:value="329.4" calcext:value-type="float">
            <text:p>329,4</text:p>
          </table:table-cell>
          <table:table-cell office:value-type="float" office:value="0" calcext:value-type="float">
            <text:p>0</text:p>
          </table:table-cell>
          <table:table-cell office:value-type="float" office:value="82.33" calcext:value-type="float">
            <text:p>82,33</text:p>
          </table:table-cell>
          <table:table-cell office:value-type="float" office:value="11.69" calcext:value-type="float">
            <text:p>11,69</text:p>
          </table:table-cell>
          <table:table-cell office:value-type="float" office:value="155.16" calcext:value-type="float">
            <text:p>155,16</text:p>
          </table:table-cell>
          <table:table-cell table:style-name="ce9" office:value-type="float" office:value="15944" calcext:value-type="float">
            <text:p>15944</text:p>
          </table:table-cell>
          <table:table-cell table:style-name="ce4" office:value-type="float" office:value="71257" calcext:value-type="float">
            <text:p>7125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6.54" calcext:value-type="float">
            <text:p>136,54</text:p>
          </table:table-cell>
          <table:table-cell office:value-type="float" office:value="0" calcext:value-type="float">
            <text:p>0</text:p>
          </table:table-cell>
          <table:table-cell office:value-type="float" office:value="140.42" calcext:value-type="float">
            <text:p>140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6" calcext:value-type="float">
            <text:p>12,76</text:p>
          </table:table-cell>
          <table:table-cell office:value-type="float" office:value="15.49" calcext:value-type="float">
            <text:p>15,49</text:p>
          </table:table-cell>
          <table:table-cell office:value-type="float" office:value="138.67" calcext:value-type="float">
            <text:p>138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.63" calcext:value-type="float">
            <text:p>260,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84" calcext:value-type="float">
            <text:p>16,84</text:p>
          </table:table-cell>
          <table:table-cell office:value-type="float" office:value="0" calcext:value-type="float">
            <text:p>0</text:p>
          </table:table-cell>
          <table:table-cell office:value-type="float" office:value="52.25" calcext:value-type="float">
            <text:p>52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3" calcext:value-type="float">
            <text:p>5,5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132" calcext:value-type="float">
            <text:p>9132</text:p>
          </table:table-cell>
          <table:table-cell table:style-name="ce4" office:value-type="float" office:value="46740" calcext:value-type="float">
            <text:p>4674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6.66" calcext:value-type="float">
            <text:p>126,66</text:p>
          </table:table-cell>
          <table:table-cell office:value-type="float" office:value="12.56" calcext:value-type="float">
            <text:p>12,56</text:p>
          </table:table-cell>
          <table:table-cell office:value-type="float" office:value="105.15" calcext:value-type="float">
            <text:p>105,15</text:p>
          </table:table-cell>
          <table:table-cell office:value-type="float" office:value="23.36" calcext:value-type="float">
            <text:p>23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.9" calcext:value-type="float">
            <text:p>200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71" calcext:value-type="float">
            <text:p>4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6" calcext:value-type="float">
            <text:p>25,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05" calcext:value-type="float">
            <text:p>7,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1.69" calcext:value-type="float">
            <text:p>321,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36" calcext:value-type="float">
            <text:p>16,36</text:p>
          </table:table-cell>
          <table:table-cell office:value-type="float" office:value="3.56" calcext:value-type="float">
            <text:p>3,5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291" calcext:value-type="float">
            <text:p>9291</text:p>
          </table:table-cell>
          <table:table-cell table:style-name="ce4" office:value-type="float" office:value="47207" calcext:value-type="float">
            <text:p>4720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4.13" calcext:value-type="float">
            <text:p>154,13</text:p>
          </table:table-cell>
          <table:table-cell office:value-type="float" office:value="385.32" calcext:value-type="float">
            <text:p>385,32</text:p>
          </table:table-cell>
          <table:table-cell office:value-type="float" office:value="0" calcext:value-type="float">
            <text:p>0</text:p>
          </table:table-cell>
          <table:table-cell office:value-type="float" office:value="54.46" calcext:value-type="float">
            <text:p>54,46</text:p>
          </table:table-cell>
          <table:table-cell office:value-type="float" office:value="0" calcext:value-type="float">
            <text:p>0</text:p>
          </table:table-cell>
          <table:table-cell office:value-type="float" office:value="150.36" calcext:value-type="float">
            <text:p>150,36</text:p>
          </table:table-cell>
          <table:table-cell office:value-type="float" office:value="487.66" calcext:value-type="float">
            <text:p>487,66</text:p>
          </table:table-cell>
          <table:table-cell office:value-type="float" office:value="266.99" calcext:value-type="float">
            <text:p>266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64" calcext:value-type="float">
            <text:p>23,64</text:p>
          </table:table-cell>
          <table:table-cell office:value-type="float" office:value="26.29" calcext:value-type="float">
            <text:p>26,29</text:p>
          </table:table-cell>
          <table:table-cell office:value-type="float" office:value="0" calcext:value-type="float">
            <text:p>0</text:p>
          </table:table-cell>
          <table:table-cell office:value-type="float" office:value="158.44" calcext:value-type="float">
            <text:p>158,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92" calcext:value-type="float">
            <text:p>18,92</text:p>
          </table:table-cell>
          <table:table-cell office:value-type="float" office:value="21.64" calcext:value-type="float">
            <text:p>21,64</text:p>
          </table:table-cell>
          <table:table-cell office:value-type="float" office:value="643.89" calcext:value-type="float">
            <text:p>643,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.59" calcext:value-type="float">
            <text:p>195,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11" calcext:value-type="float">
            <text:p>49,11</text:p>
          </table:table-cell>
          <table:table-cell office:value-type="float" office:value="190.84" calcext:value-type="float">
            <text:p>190,8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410" calcext:value-type="float">
            <text:p>9410</text:p>
          </table:table-cell>
          <table:table-cell table:style-name="ce4" office:value-type="float" office:value="47219" calcext:value-type="float">
            <text:p>4721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9.2" calcext:value-type="float">
            <text:p>939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office:value-type="float" office:value="53.63" calcext:value-type="float">
            <text:p>53,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54" calcext:value-type="float">
            <text:p>2,54</text:p>
          </table:table-cell>
          <table:table-cell office:value-type="float" office:value="0" calcext:value-type="float">
            <text:p>0</text:p>
          </table:table-cell>
          <table:table-cell office:value-type="float" office:value="18.57" calcext:value-type="float">
            <text:p>18,57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203" calcext:value-type="float">
            <text:p>9203</text:p>
          </table:table-cell>
          <table:table-cell table:style-name="ce4" office:value-type="float" office:value="47035" calcext:value-type="float">
            <text:p>4703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21.29" calcext:value-type="float">
            <text:p>1921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.64" calcext:value-type="float">
            <text:p>802,64</text:p>
          </table:table-cell>
          <table:table-cell office:value-type="float" office:value="0" calcext:value-type="float">
            <text:p>0</text:p>
          </table:table-cell>
          <table:table-cell office:value-type="float" office:value="107.54" calcext:value-type="float">
            <text:p>107,54</text:p>
          </table:table-cell>
          <table:table-cell office:value-type="float" office:value="142.95" calcext:value-type="float">
            <text:p>142,95</text:p>
          </table:table-cell>
          <table:table-cell office:value-type="float" office:value="333.86" calcext:value-type="float">
            <text:p>333,86</text:p>
          </table:table-cell>
          <table:table-cell office:value-type="float" office:value="20.98" calcext:value-type="float">
            <text:p>20,98</text:p>
          </table:table-cell>
          <table:table-cell office:value-type="float" office:value="0" calcext:value-type="float">
            <text:p>0</text:p>
          </table:table-cell>
          <table:table-cell office:value-type="float" office:value="53.28" calcext:value-type="float">
            <text:p>53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55" calcext:value-type="float">
            <text:p>56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58" calcext:value-type="float">
            <text:p>58,58</text:p>
          </table:table-cell>
          <table:table-cell office:value-type="float" office:value="20.15" calcext:value-type="float">
            <text:p>20,15</text:p>
          </table:table-cell>
          <table:table-cell office:value-type="float" office:value="86.05" calcext:value-type="float">
            <text:p>86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.25" calcext:value-type="float">
            <text:p>201,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.62" calcext:value-type="float">
            <text:p>14,62</text:p>
          </table:table-cell>
          <table:table-cell office:value-type="float" office:value="252.98" calcext:value-type="float">
            <text:p>252,98</text:p>
          </table:table-cell>
          <table:table-cell table:style-name="ce9" office:value-type="float" office:value="9739" calcext:value-type="float">
            <text:p>9739</text:p>
          </table:table-cell>
          <table:table-cell table:style-name="ce4" office:value-type="float" office:value="50067" calcext:value-type="float">
            <text:p>5006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574.09" calcext:value-type="float">
            <text:p>574,09</text:p>
          </table:table-cell>
          <table:table-cell office:value-type="float" office:value="0" calcext:value-type="float">
            <text:p>0</text:p>
          </table:table-cell>
          <table:table-cell office:value-type="float" office:value="374.57" calcext:value-type="float">
            <text:p>374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.32" calcext:value-type="float">
            <text:p>147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8" calcext:value-type="float">
            <text:p>17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.32" calcext:value-type="float">
            <text:p>465,32</text:p>
          </table:table-cell>
          <table:table-cell office:value-type="float" office:value="0" calcext:value-type="float">
            <text:p>0</text:p>
          </table:table-cell>
          <table:table-cell office:value-type="float" office:value="42.74" calcext:value-type="float">
            <text:p>42,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1.12" calcext:value-type="float">
            <text:p>251,12</text:p>
          </table:table-cell>
          <table:table-cell office:value-type="float" office:value="0" calcext:value-type="float">
            <text:p>0</text:p>
          </table:table-cell>
          <table:table-cell office:value-type="float" office:value="642.11" calcext:value-type="float">
            <text:p>642,11</text:p>
          </table:table-cell>
          <table:table-cell office:value-type="float" office:value="5.59" calcext:value-type="float">
            <text:p>5,59</text:p>
          </table:table-cell>
          <table:table-cell office:value-type="float" office:value="55.13" calcext:value-type="float">
            <text:p>55,13</text:p>
          </table:table-cell>
          <table:table-cell office:value-type="float" office:value="72.92" calcext:value-type="float">
            <text:p>72,92</text:p>
          </table:table-cell>
          <table:table-cell office:value-type="float" office:value="26.21" calcext:value-type="float">
            <text:p>26,21</text:p>
          </table:table-cell>
          <table:table-cell table:style-name="ce9" office:value-type="float" office:value="8741" calcext:value-type="float">
            <text:p>8741</text:p>
          </table:table-cell>
          <table:table-cell table:style-name="ce4" office:value-type="float" office:value="42053" calcext:value-type="float">
            <text:p>4205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378.1" calcext:value-type="float">
            <text:p>1378,1</text:p>
          </table:table-cell>
          <table:table-cell office:value-type="float" office:value="137.25" calcext:value-type="float">
            <text:p>137,25</text:p>
          </table:table-cell>
          <table:table-cell office:value-type="float" office:value="0" calcext:value-type="float">
            <text:p>0</text:p>
          </table:table-cell>
          <table:table-cell office:value-type="float" office:value="27.62" calcext:value-type="float">
            <text:p>27,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67" calcext:value-type="float">
            <text:p>56,67</text:p>
          </table:table-cell>
          <table:table-cell office:value-type="float" office:value="0" calcext:value-type="float">
            <text:p>0</text:p>
          </table:table-cell>
          <table:table-cell office:value-type="float" office:value="55.51" calcext:value-type="float">
            <text:p>55,5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73.97" calcext:value-type="float">
            <text:p>873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55" calcext:value-type="float">
            <text:p>8,55</text:p>
          </table:table-cell>
          <table:table-cell office:value-type="float" office:value="0" calcext:value-type="float">
            <text:p>0</text:p>
          </table:table-cell>
          <table:table-cell office:value-type="float" office:value="42.09" calcext:value-type="float">
            <text:p>42,0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297" calcext:value-type="float">
            <text:p>9297</text:p>
          </table:table-cell>
          <table:table-cell table:style-name="ce4" office:value-type="float" office:value="47186" calcext:value-type="float">
            <text:p>4718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3.08" calcext:value-type="float">
            <text:p>143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6" calcext:value-type="float">
            <text:p>23,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38" calcext:value-type="float">
            <text:p>23,38</text:p>
          </table:table-cell>
          <table:table-cell office:value-type="float" office:value="1010.45" calcext:value-type="float">
            <text:p>1010,45</text:p>
          </table:table-cell>
          <table:table-cell office:value-type="float" office:value="0" calcext:value-type="float">
            <text:p>0</text:p>
          </table:table-cell>
          <table:table-cell office:value-type="float" office:value="52.89" calcext:value-type="float">
            <text:p>52,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3" calcext:value-type="float">
            <text:p>3,53</text:p>
          </table:table-cell>
          <table:table-cell office:value-type="float" office:value="0" calcext:value-type="float">
            <text:p>0</text:p>
          </table:table-cell>
          <table:table-cell office:value-type="float" office:value="99.55" calcext:value-type="float">
            <text:p>99,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.49" calcext:value-type="float">
            <text:p>11,4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159" calcext:value-type="float">
            <text:p>9159</text:p>
          </table:table-cell>
          <table:table-cell table:style-name="ce4" office:value-type="float" office:value="46973" calcext:value-type="float">
            <text:p>4697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116.27" calcext:value-type="float">
            <text:p>116,27</text:p>
          </table:table-cell>
          <table:table-cell office:value-type="float" office:value="70.26" calcext:value-type="float">
            <text:p>70,26</text:p>
          </table:table-cell>
          <table:table-cell office:value-type="float" office:value="45.38" calcext:value-type="float">
            <text:p>45,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7.96" calcext:value-type="float">
            <text:p>407,96</text:p>
          </table:table-cell>
          <table:table-cell office:value-type="float" office:value="0" calcext:value-type="float">
            <text:p>0</text:p>
          </table:table-cell>
          <table:table-cell office:value-type="float" office:value="214.98" calcext:value-type="float">
            <text:p>214,98</text:p>
          </table:table-cell>
          <table:table-cell office:value-type="float" office:value="0" calcext:value-type="float">
            <text:p>0</text:p>
          </table:table-cell>
          <table:table-cell office:value-type="float" office:value="17.92" calcext:value-type="float">
            <text:p>17,92</text:p>
          </table:table-cell>
          <table:table-cell office:value-type="float" office:value="0" calcext:value-type="float">
            <text:p>0</text:p>
          </table:table-cell>
          <table:table-cell office:value-type="float" office:value="268.45" calcext:value-type="float">
            <text:p>268,45</text:p>
          </table:table-cell>
          <table:table-cell office:value-type="float" office:value="349.37" calcext:value-type="float">
            <text:p>349,37</text:p>
          </table:table-cell>
          <table:table-cell office:value-type="float" office:value="173.65" calcext:value-type="float">
            <text:p>173,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.61" calcext:value-type="float">
            <text:p>114,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9.15" calcext:value-type="float">
            <text:p>439,15</text:p>
          </table:table-cell>
          <table:table-cell office:value-type="float" office:value="0" calcext:value-type="float">
            <text:p>0</text:p>
          </table:table-cell>
          <table:table-cell office:value-type="float" office:value="152.62" calcext:value-type="float">
            <text:p>152,62</text:p>
          </table:table-cell>
          <table:table-cell table:style-name="ce9" office:value-type="float" office:value="9147" calcext:value-type="float">
            <text:p>9147</text:p>
          </table:table-cell>
          <table:table-cell table:style-name="ce4" office:value-type="float" office:value="47241" calcext:value-type="float">
            <text:p>4724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.76" calcext:value-type="float">
            <text:p>15,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39" calcext:value-type="float">
            <text:p>3,39</text:p>
          </table:table-cell>
          <table:table-cell office:value-type="float" office:value="1153.69" calcext:value-type="float">
            <text:p>1153,69</text:p>
          </table:table-cell>
          <table:table-cell office:value-type="float" office:value="24.7" calcext:value-type="float">
            <text:p>24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3" calcext:value-type="float">
            <text:p>25,73</text:p>
          </table:table-cell>
          <table:table-cell office:value-type="float" office:value="0" calcext:value-type="float">
            <text:p>0</text:p>
          </table:table-cell>
          <table:table-cell office:value-type="float" office:value="244.65" calcext:value-type="float">
            <text:p>244,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.83" calcext:value-type="float">
            <text:p>113,83</text:p>
          </table:table-cell>
          <table:table-cell office:value-type="float" office:value="112.46" calcext:value-type="float">
            <text:p>112,46</text:p>
          </table:table-cell>
          <table:table-cell office:value-type="float" office:value="108.49" calcext:value-type="float">
            <text:p>108,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8.32" calcext:value-type="float">
            <text:p>738,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96" calcext:value-type="float">
            <text:p>27,96</text:p>
          </table:table-cell>
          <table:table-cell office:value-type="float" office:value="0" calcext:value-type="float">
            <text:p>0</text:p>
          </table:table-cell>
          <table:table-cell office:value-type="float" office:value="74.42" calcext:value-type="float">
            <text:p>74,42</text:p>
          </table:table-cell>
          <table:table-cell table:style-name="ce9" office:value-type="float" office:value="9668" calcext:value-type="float">
            <text:p>9668</text:p>
          </table:table-cell>
          <table:table-cell table:style-name="ce4" office:value-type="float" office:value="48611" calcext:value-type="float">
            <text:p>4861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9.72" calcext:value-type="float">
            <text:p>89,72</text:p>
          </table:table-cell>
          <table:table-cell office:value-type="float" office:value="24.06" calcext:value-type="float">
            <text:p>24,06</text:p>
          </table:table-cell>
          <table:table-cell office:value-type="float" office:value="3257.65" calcext:value-type="float">
            <text:p>3257,65</text:p>
          </table:table-cell>
          <table:table-cell office:value-type="float" office:value="20.54" calcext:value-type="float">
            <text:p>20,54</text:p>
          </table:table-cell>
          <table:table-cell office:value-type="float" office:value="0" calcext:value-type="float">
            <text:p>0</text:p>
          </table:table-cell>
          <table:table-cell office:value-type="float" office:value="156.01" calcext:value-type="float">
            <text:p>156,01</text:p>
          </table:table-cell>
          <table:table-cell office:value-type="float" office:value="1183.07" calcext:value-type="float">
            <text:p>1183,07</text:p>
          </table:table-cell>
          <table:table-cell office:value-type="float" office:value="95.72" calcext:value-type="float">
            <text:p>95,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.71" calcext:value-type="float">
            <text:p>150,71</text:p>
          </table:table-cell>
          <table:table-cell office:value-type="float" office:value="0" calcext:value-type="float">
            <text:p>0</text:p>
          </table:table-cell>
          <table:table-cell office:value-type="float" office:value="693.48" calcext:value-type="float">
            <text:p>693,48</text:p>
          </table:table-cell>
          <table:table-cell office:value-type="float" office:value="0" calcext:value-type="float">
            <text:p>0</text:p>
          </table:table-cell>
          <table:table-cell office:value-type="float" office:value="305.27" calcext:value-type="float">
            <text:p>305,27</text:p>
          </table:table-cell>
          <table:table-cell office:value-type="float" office:value="0" calcext:value-type="float">
            <text:p>0</text:p>
          </table:table-cell>
          <table:table-cell office:value-type="float" office:value="4.03" calcext:value-type="float">
            <text:p>4,03</text:p>
          </table:table-cell>
          <table:table-cell office:value-type="float" office:value="0" calcext:value-type="float">
            <text:p>0</text:p>
          </table:table-cell>
          <table:table-cell office:value-type="float" office:value="148.03" calcext:value-type="float">
            <text:p>148,03</text:p>
          </table:table-cell>
          <table:table-cell office:value-type="float" office:value="476.85" calcext:value-type="float">
            <text:p>476,85</text:p>
          </table:table-cell>
          <table:table-cell office:value-type="float" office:value="0" calcext:value-type="float">
            <text:p>0</text:p>
          </table:table-cell>
          <table:table-cell office:value-type="float" office:value="90.52" calcext:value-type="float">
            <text:p>90,52</text:p>
          </table:table-cell>
          <table:table-cell office:value-type="float" office:value="203.54" calcext:value-type="float">
            <text:p>203,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1" calcext:value-type="float">
            <text:p>2,21</text:p>
          </table:table-cell>
          <table:table-cell table:style-name="ce9" office:value-type="float" office:value="10182" calcext:value-type="float">
            <text:p>10182</text:p>
          </table:table-cell>
          <table:table-cell table:style-name="ce4" office:value-type="float" office:value="53105" calcext:value-type="float">
            <text:p>5310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26.83" calcext:value-type="float">
            <text:p>2226,83</text:p>
          </table:table-cell>
          <table:table-cell office:value-type="float" office:value="16.16" calcext:value-type="float">
            <text:p>16,16</text:p>
          </table:table-cell>
          <table:table-cell office:value-type="float" office:value="329.3" calcext:value-type="float">
            <text:p>329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2.81" calcext:value-type="float">
            <text:p>3142,81</text:p>
          </table:table-cell>
          <table:table-cell office:value-type="float" office:value="799.69" calcext:value-type="float">
            <text:p>799,69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78.83" calcext:value-type="float">
            <text:p>4078,83</text:p>
          </table:table-cell>
          <table:table-cell office:value-type="float" office:value="169.15" calcext:value-type="float">
            <text:p>169,15</text:p>
          </table:table-cell>
          <table:table-cell office:value-type="float" office:value="0" calcext:value-type="float">
            <text:p>0</text:p>
          </table:table-cell>
          <table:table-cell office:value-type="float" office:value="5.98" calcext:value-type="float">
            <text:p>5,98</text:p>
          </table:table-cell>
          <table:table-cell office:value-type="float" office:value="0" calcext:value-type="float">
            <text:p>0</text:p>
          </table:table-cell>
          <table:table-cell office:value-type="float" office:value="84.25" calcext:value-type="float">
            <text:p>84,25</text:p>
          </table:table-cell>
          <table:table-cell office:value-type="float" office:value="0" calcext:value-type="float">
            <text:p>0</text:p>
          </table:table-cell>
          <table:table-cell office:value-type="float" office:value="3059.25" calcext:value-type="float">
            <text:p>3059,25</text:p>
          </table:table-cell>
          <table:table-cell office:value-type="float" office:value="52.41" calcext:value-type="float">
            <text:p>52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.77" calcext:value-type="float">
            <text:p>587,77</text:p>
          </table:table-cell>
          <table:table-cell office:value-type="float" office:value="0" calcext:value-type="float">
            <text:p>0</text:p>
          </table:table-cell>
          <table:table-cell office:value-type="float" office:value="57.34" calcext:value-type="float">
            <text:p>57,34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,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592" calcext:value-type="float">
            <text:p>10592</text:p>
          </table:table-cell>
          <table:table-cell table:style-name="ce4" office:value-type="float" office:value="52490" calcext:value-type="float">
            <text:p>5249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55.09" calcext:value-type="float">
            <text:p>855,09</text:p>
          </table:table-cell>
          <table:table-cell office:value-type="float" office:value="1468.14" calcext:value-type="float">
            <text:p>1468,14</text:p>
          </table:table-cell>
          <table:table-cell office:value-type="float" office:value="330.36" calcext:value-type="float">
            <text:p>330,36</text:p>
          </table:table-cell>
          <table:table-cell office:value-type="float" office:value="954.36" calcext:value-type="float">
            <text:p>954,36</text:p>
          </table:table-cell>
          <table:table-cell office:value-type="float" office:value="0" calcext:value-type="float">
            <text:p>0</text:p>
          </table:table-cell>
          <table:table-cell office:value-type="float" office:value="11871.19" calcext:value-type="float">
            <text:p>11871,19</text:p>
          </table:table-cell>
          <table:table-cell office:value-type="float" office:value="1216.34" calcext:value-type="float">
            <text:p>1216,34</text:p>
          </table:table-cell>
          <table:table-cell office:value-type="float" office:value="14.15" calcext:value-type="float">
            <text:p>14,15</text:p>
          </table:table-cell>
          <table:table-cell office:value-type="float" office:value="-18.89" calcext:value-type="float">
            <text:p>-18,89</text:p>
          </table:table-cell>
          <table:table-cell office:value-type="float" office:value="0" calcext:value-type="float">
            <text:p>0</text:p>
          </table:table-cell>
          <table:table-cell office:value-type="float" office:value="23.36" calcext:value-type="float">
            <text:p>23,36</text:p>
          </table:table-cell>
          <table:table-cell office:value-type="float" office:value="565.97" calcext:value-type="float">
            <text:p>565,97</text:p>
          </table:table-cell>
          <table:table-cell office:value-type="float" office:value="797.4" calcext:value-type="float">
            <text:p>797,4</text:p>
          </table:table-cell>
          <table:table-cell office:value-type="float" office:value="3.23" calcext:value-type="float">
            <text:p>3,23</text:p>
          </table:table-cell>
          <table:table-cell office:value-type="float" office:value="0" calcext:value-type="float">
            <text:p>0</text:p>
          </table:table-cell>
          <table:table-cell office:value-type="float" office:value="264.74" calcext:value-type="float">
            <text:p>264,74</text:p>
          </table:table-cell>
          <table:table-cell office:value-type="float" office:value="0" calcext:value-type="float">
            <text:p>0</text:p>
          </table:table-cell>
          <table:table-cell office:value-type="float" office:value="10.22" calcext:value-type="float">
            <text:p>10,22</text:p>
          </table:table-cell>
          <table:table-cell office:value-type="float" office:value="832.44" calcext:value-type="float">
            <text:p>832,44</text:p>
          </table:table-cell>
          <table:table-cell office:value-type="float" office:value="50.18" calcext:value-type="float">
            <text:p>50,18</text:p>
          </table:table-cell>
          <table:table-cell office:value-type="float" office:value="0" calcext:value-type="float">
            <text:p>0</text:p>
          </table:table-cell>
          <table:table-cell office:value-type="float" office:value="239.64" calcext:value-type="float">
            <text:p>239,64</text:p>
          </table:table-cell>
          <table:table-cell office:value-type="float" office:value="0" calcext:value-type="float">
            <text:p>0</text:p>
          </table:table-cell>
          <table:table-cell office:value-type="float" office:value="406.71" calcext:value-type="float">
            <text:p>406,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2.36" calcext:value-type="float">
            <text:p>472,36</text:p>
          </table:table-cell>
          <table:table-cell office:value-type="float" office:value="0" calcext:value-type="float">
            <text:p>0</text:p>
          </table:table-cell>
          <table:table-cell office:value-type="float" office:value="5.33" calcext:value-type="float">
            <text:p>5,33</text:p>
          </table:table-cell>
          <table:table-cell table:style-name="ce9" office:value-type="float" office:value="11595" calcext:value-type="float">
            <text:p>11595</text:p>
          </table:table-cell>
          <table:table-cell table:style-name="ce4" office:value-type="float" office:value="60134" calcext:value-type="float">
            <text:p>6013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.54" calcext:value-type="float">
            <text:p>83,54</text:p>
          </table:table-cell>
          <table:table-cell office:value-type="float" office:value="44.6" calcext:value-type="float">
            <text:p>44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0.02" calcext:value-type="float">
            <text:p>180,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1.37" calcext:value-type="float">
            <text:p>21,37</text:p>
          </table:table-cell>
          <table:table-cell office:value-type="float" office:value="0" calcext:value-type="float">
            <text:p>0</text:p>
          </table:table-cell>
          <table:table-cell office:value-type="float" office:value="25.89" calcext:value-type="float">
            <text:p>25,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23" calcext:value-type="float">
            <text:p>23,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53" calcext:value-type="float">
            <text:p>15,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124" calcext:value-type="float">
            <text:p>9124</text:p>
          </table:table-cell>
          <table:table-cell table:style-name="ce4" office:value-type="float" office:value="46450" calcext:value-type="float">
            <text:p>464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9.83" calcext:value-type="float">
            <text:p>189,83</text:p>
          </table:table-cell>
          <table:table-cell office:value-type="float" office:value="2.28" calcext:value-type="float">
            <text:p>2,28</text:p>
          </table:table-cell>
          <table:table-cell office:value-type="float" office:value="0" calcext:value-type="float">
            <text:p>0</text:p>
          </table:table-cell>
          <table:table-cell office:value-type="float" office:value="45.13" calcext:value-type="float">
            <text:p>45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56" calcext:value-type="float">
            <text:p>148,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05" calcext:value-type="float">
            <text:p>86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6" calcext:value-type="float">
            <text:p>24,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6.04" calcext:value-type="float">
            <text:p>106,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03" calcext:value-type="float">
            <text:p>47,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38.66" calcext:value-type="float">
            <text:p>38,66</text:p>
          </table:table-cell>
          <table:table-cell table:style-name="ce9" office:value-type="float" office:value="9198" calcext:value-type="float">
            <text:p>9198</text:p>
          </table:table-cell>
          <table:table-cell table:style-name="ce4" office:value-type="float" office:value="46998" calcext:value-type="float">
            <text:p>4699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67.46" calcext:value-type="float">
            <text:p>1867,46</text:p>
          </table:table-cell>
          <table:table-cell office:value-type="float" office:value="725.09" calcext:value-type="float">
            <text:p>725,09</text:p>
          </table:table-cell>
          <table:table-cell office:value-type="float" office:value="0" calcext:value-type="float">
            <text:p>0</text:p>
          </table:table-cell>
          <table:table-cell office:value-type="float" office:value="20.47" calcext:value-type="float">
            <text:p>20,47</text:p>
          </table:table-cell>
          <table:table-cell office:value-type="float" office:value="0" calcext:value-type="float">
            <text:p>0</text:p>
          </table:table-cell>
          <table:table-cell office:value-type="float" office:value="763.75" calcext:value-type="float">
            <text:p>763,75</text:p>
          </table:table-cell>
          <table:table-cell office:value-type="float" office:value="583.81" calcext:value-type="float">
            <text:p>583,81</text:p>
          </table:table-cell>
          <table:table-cell office:value-type="float" office:value="1306.4" calcext:value-type="float">
            <text:p>1306,4</text:p>
          </table:table-cell>
          <table:table-cell office:value-type="float" office:value="35.75" calcext:value-type="float">
            <text:p>35,75</text:p>
          </table:table-cell>
          <table:table-cell office:value-type="float" office:value="0" calcext:value-type="float">
            <text:p>0</text:p>
          </table:table-cell>
          <table:table-cell office:value-type="float" office:value="378.3" calcext:value-type="float">
            <text:p>378,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7.19" calcext:value-type="float">
            <text:p>237,19</text:p>
          </table:table-cell>
          <table:table-cell office:value-type="float" office:value="7.41" calcext:value-type="float">
            <text:p>7,41</text:p>
          </table:table-cell>
          <table:table-cell office:value-type="float" office:value="1466.1" calcext:value-type="float">
            <text:p>1466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.38" calcext:value-type="float">
            <text:p>248,38</text:p>
          </table:table-cell>
          <table:table-cell office:value-type="float" office:value="0" calcext:value-type="float">
            <text:p>0</text:p>
          </table:table-cell>
          <table:table-cell office:value-type="float" office:value="153.72" calcext:value-type="float">
            <text:p>153,72</text:p>
          </table:table-cell>
          <table:table-cell office:value-type="float" office:value="0" calcext:value-type="float">
            <text:p>0</text:p>
          </table:table-cell>
          <table:table-cell office:value-type="float" office:value="153.88" calcext:value-type="float">
            <text:p>153,88</text:p>
          </table:table-cell>
          <table:table-cell office:value-type="float" office:value="0" calcext:value-type="float">
            <text:p>0</text:p>
          </table:table-cell>
          <table:table-cell office:value-type="float" office:value="800.49" calcext:value-type="float">
            <text:p>800,49</text:p>
          </table:table-cell>
          <table:table-cell table:style-name="ce9" office:value-type="float" office:value="9946" calcext:value-type="float">
            <text:p>9946</text:p>
          </table:table-cell>
          <table:table-cell table:style-name="ce4" office:value-type="float" office:value="50837" calcext:value-type="float">
            <text:p>5083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50.15" calcext:value-type="float">
            <text:p>550,15</text:p>
          </table:table-cell>
          <table:table-cell office:value-type="float" office:value="538.86" calcext:value-type="float">
            <text:p>538,86</text:p>
          </table:table-cell>
          <table:table-cell office:value-type="float" office:value="434.79" calcext:value-type="float">
            <text:p>434,79</text:p>
          </table:table-cell>
          <table:table-cell office:value-type="float" office:value="371.94" calcext:value-type="float">
            <text:p>371,94</text:p>
          </table:table-cell>
          <table:table-cell office:value-type="float" office:value="119.46" calcext:value-type="float">
            <text:p>119,46</text:p>
          </table:table-cell>
          <table:table-cell office:value-type="float" office:value="2421.07" calcext:value-type="float">
            <text:p>2421,07</text:p>
          </table:table-cell>
          <table:table-cell office:value-type="float" office:value="286.09" calcext:value-type="float">
            <text:p>286,09</text:p>
          </table:table-cell>
          <table:table-cell office:value-type="float" office:value="92.04" calcext:value-type="float">
            <text:p>92,04</text:p>
          </table:table-cell>
          <table:table-cell office:value-type="float" office:value="24.39" calcext:value-type="float">
            <text:p>24,39</text:p>
          </table:table-cell>
          <table:table-cell office:value-type="float" office:value="0" calcext:value-type="float">
            <text:p>0</text:p>
          </table:table-cell>
          <table:table-cell office:value-type="float" office:value="32.43" calcext:value-type="float">
            <text:p>32,43</text:p>
          </table:table-cell>
          <table:table-cell office:value-type="float" office:value="553.81" calcext:value-type="float">
            <text:p>553,81</text:p>
          </table:table-cell>
          <table:table-cell office:value-type="float" office:value="1370.94" calcext:value-type="float">
            <text:p>1370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.81" calcext:value-type="float">
            <text:p>309,81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office:value-type="float" office:value="13.58" calcext:value-type="float">
            <text:p>13,58</text:p>
          </table:table-cell>
          <table:table-cell office:value-type="float" office:value="508.39" calcext:value-type="float">
            <text:p>508,39</text:p>
          </table:table-cell>
          <table:table-cell office:value-type="float" office:value="46.19" calcext:value-type="float">
            <text:p>46,19</text:p>
          </table:table-cell>
          <table:table-cell office:value-type="float" office:value="370.88" calcext:value-type="float">
            <text:p>370,88</text:p>
          </table:table-cell>
          <table:table-cell office:value-type="float" office:value="51.96" calcext:value-type="float">
            <text:p>51,96</text:p>
          </table:table-cell>
          <table:table-cell office:value-type="float" office:value="60.35" calcext:value-type="float">
            <text:p>60,35</text:p>
          </table:table-cell>
          <table:table-cell office:value-type="float" office:value="0" calcext:value-type="float">
            <text:p>0</text:p>
          </table:table-cell>
          <table:table-cell office:value-type="float" office:value="31.72" calcext:value-type="float">
            <text:p>31,72</text:p>
          </table:table-cell>
          <table:table-cell office:value-type="float" office:value="0" calcext:value-type="float">
            <text:p>0</text:p>
          </table:table-cell>
          <table:table-cell office:value-type="float" office:value="424.77" calcext:value-type="float">
            <text:p>424,77</text:p>
          </table:table-cell>
          <table:table-cell office:value-type="float" office:value="7330.16" calcext:value-type="float">
            <text:p>7330,16</text:p>
          </table:table-cell>
          <table:table-cell office:value-type="float" office:value="316.53" calcext:value-type="float">
            <text:p>316,53</text:p>
          </table:table-cell>
          <table:table-cell table:style-name="ce9" office:value-type="float" office:value="10614" calcext:value-type="float">
            <text:p>10614</text:p>
          </table:table-cell>
          <table:table-cell table:style-name="ce4" office:value-type="float" office:value="49310" calcext:value-type="float">
            <text:p>493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016.55" calcext:value-type="float">
            <text:p>69016,55</text:p>
          </table:table-cell>
          <table:table-cell office:value-type="float" office:value="19552.96" calcext:value-type="float">
            <text:p>19552,96</text:p>
          </table:table-cell>
          <table:table-cell office:value-type="float" office:value="8777.92" calcext:value-type="float">
            <text:p>8777,92</text:p>
          </table:table-cell>
          <table:table-cell office:value-type="float" office:value="7000.03" calcext:value-type="float">
            <text:p>7000,03</text:p>
          </table:table-cell>
          <table:table-cell office:value-type="float" office:value="8886.59" calcext:value-type="float">
            <text:p>8886,59</text:p>
          </table:table-cell>
          <table:table-cell office:value-type="float" office:value="32215.99" calcext:value-type="float">
            <text:p>32215,99</text:p>
          </table:table-cell>
          <table:table-cell office:value-type="float" office:value="4591.19" calcext:value-type="float">
            <text:p>4591,19</text:p>
          </table:table-cell>
          <table:table-cell office:value-type="float" office:value="6294.89" calcext:value-type="float">
            <text:p>6294,89</text:p>
          </table:table-cell>
          <table:table-cell office:value-type="float" office:value="1165.36" calcext:value-type="float">
            <text:p>1165,36</text:p>
          </table:table-cell>
          <table:table-cell office:value-type="float" office:value="0" calcext:value-type="float">
            <text:p>0</text:p>
          </table:table-cell>
          <table:table-cell office:value-type="float" office:value="1846.24" calcext:value-type="float">
            <text:p>1846,24</text:p>
          </table:table-cell>
          <table:table-cell office:value-type="float" office:value="5745.03" calcext:value-type="float">
            <text:p>5745,03</text:p>
          </table:table-cell>
          <table:table-cell office:value-type="float" office:value="7734.59" calcext:value-type="float">
            <text:p>7734,59</text:p>
          </table:table-cell>
          <table:table-cell office:value-type="float" office:value="7758.3" calcext:value-type="float">
            <text:p>7758,3</text:p>
          </table:table-cell>
          <table:table-cell office:value-type="float" office:value="0" calcext:value-type="float">
            <text:p>0</text:p>
          </table:table-cell>
          <table:table-cell office:value-type="float" office:value="121.83" calcext:value-type="float">
            <text:p>121,83</text:p>
          </table:table-cell>
          <table:table-cell office:value-type="float" office:value="0" calcext:value-type="float">
            <text:p>0</text:p>
          </table:table-cell>
          <table:table-cell office:value-type="float" office:value="514.75" calcext:value-type="float">
            <text:p>514,75</text:p>
          </table:table-cell>
          <table:table-cell office:value-type="float" office:value="1083.84" calcext:value-type="float">
            <text:p>1083,84</text:p>
          </table:table-cell>
          <table:table-cell office:value-type="float" office:value="75140.41" calcext:value-type="float">
            <text:p>75140,41</text:p>
          </table:table-cell>
          <table:table-cell office:value-type="float" office:value="2686.29" calcext:value-type="float">
            <text:p>2686,29</text:p>
          </table:table-cell>
          <table:table-cell office:value-type="float" office:value="7817.74" calcext:value-type="float">
            <text:p>7817,74</text:p>
          </table:table-cell>
          <table:table-cell office:value-type="float" office:value="1146.51" calcext:value-type="float">
            <text:p>1146,51</text:p>
          </table:table-cell>
          <table:table-cell office:value-type="float" office:value="3369.86" calcext:value-type="float">
            <text:p>3369,86</text:p>
          </table:table-cell>
          <table:table-cell office:value-type="float" office:value="16.84" calcext:value-type="float">
            <text:p>16,84</text:p>
          </table:table-cell>
          <table:table-cell office:value-type="float" office:value="499.08" calcext:value-type="float">
            <text:p>499,08</text:p>
          </table:table-cell>
          <table:table-cell office:value-type="float" office:value="0" calcext:value-type="float">
            <text:p>0</text:p>
          </table:table-cell>
          <table:table-cell office:value-type="float" office:value="892.36" calcext:value-type="float">
            <text:p>892,36</text:p>
          </table:table-cell>
          <table:table-cell office:value-type="float" office:value="62.4" calcext:value-type="float">
            <text:p>62,4</text:p>
          </table:table-cell>
          <table:table-cell office:value-type="float" office:value="1607.37" calcext:value-type="float">
            <text:p>1607,37</text:p>
          </table:table-cell>
          <table:table-cell table:style-name="ce9" office:value-type="float" office:value="33269" calcext:value-type="float">
            <text:p>33269</text:p>
          </table:table-cell>
          <table:table-cell table:style-name="ce4" office:value-type="float" office:value="151494" calcext:value-type="float">
            <text:p>15149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73.51" calcext:value-type="float">
            <text:p>3573,51</text:p>
          </table:table-cell>
          <table:table-cell office:value-type="float" office:value="291.59" calcext:value-type="float">
            <text:p>291,59</text:p>
          </table:table-cell>
          <table:table-cell office:value-type="float" office:value="0" calcext:value-type="float">
            <text:p>0</text:p>
          </table:table-cell>
          <table:table-cell office:value-type="float" office:value="578.19" calcext:value-type="float">
            <text:p>578,19</text:p>
          </table:table-cell>
          <table:table-cell office:value-type="float" office:value="0" calcext:value-type="float">
            <text:p>0</text:p>
          </table:table-cell>
          <table:table-cell office:value-type="float" office:value="1087.85" calcext:value-type="float">
            <text:p>1087,85</text:p>
          </table:table-cell>
          <table:table-cell office:value-type="float" office:value="794.16" calcext:value-type="float">
            <text:p>794,16</text:p>
          </table:table-cell>
          <table:table-cell office:value-type="float" office:value="224.14" calcext:value-type="float">
            <text:p>224,14</text:p>
          </table:table-cell>
          <table:table-cell office:value-type="float" office:value="496.82" calcext:value-type="float">
            <text:p>496,82</text:p>
          </table:table-cell>
          <table:table-cell office:value-type="float" office:value="0" calcext:value-type="float">
            <text:p>0</text:p>
          </table:table-cell>
          <table:table-cell office:value-type="float" office:value="10.27" calcext:value-type="float">
            <text:p>10,27</text:p>
          </table:table-cell>
          <table:table-cell office:value-type="float" office:value="0" calcext:value-type="float">
            <text:p>0</text:p>
          </table:table-cell>
          <table:table-cell office:value-type="float" office:value="4460.36" calcext:value-type="float">
            <text:p>4460,36</text:p>
          </table:table-cell>
          <table:table-cell office:value-type="float" office:value="360.33" calcext:value-type="float">
            <text:p>360,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03" calcext:value-type="float">
            <text:p>40,03</text:p>
          </table:table-cell>
          <table:table-cell office:value-type="float" office:value="708.55" calcext:value-type="float">
            <text:p>708,55</text:p>
          </table:table-cell>
          <table:table-cell office:value-type="float" office:value="2071.38" calcext:value-type="float">
            <text:p>2071,38</text:p>
          </table:table-cell>
          <table:table-cell office:value-type="float" office:value="273.11" calcext:value-type="float">
            <text:p>273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5.86" calcext:value-type="float">
            <text:p>1205,86</text:p>
          </table:table-cell>
          <table:table-cell office:value-type="float" office:value="0" calcext:value-type="float">
            <text:p>0</text:p>
          </table:table-cell>
          <table:table-cell office:value-type="float" office:value="201.01" calcext:value-type="float">
            <text:p>201,01</text:p>
          </table:table-cell>
          <table:table-cell office:value-type="float" office:value="0" calcext:value-type="float">
            <text:p>0</text:p>
          </table:table-cell>
          <table:table-cell office:value-type="float" office:value="70.94" calcext:value-type="float">
            <text:p>70,94</text:p>
          </table:table-cell>
          <table:table-cell office:value-type="float" office:value="0" calcext:value-type="float">
            <text:p>0</text:p>
          </table:table-cell>
          <table:table-cell office:value-type="float" office:value="459.77" calcext:value-type="float">
            <text:p>459,77</text:p>
          </table:table-cell>
          <table:table-cell table:style-name="ce9" office:value-type="float" office:value="11397" calcext:value-type="float">
            <text:p>11397</text:p>
          </table:table-cell>
          <table:table-cell table:style-name="ce4" office:value-type="float" office:value="57517" calcext:value-type="float">
            <text:p>5751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94.02" calcext:value-type="float">
            <text:p>2294,02</text:p>
          </table:table-cell>
          <table:table-cell office:value-type="float" office:value="46.26" calcext:value-type="float">
            <text:p>46,26</text:p>
          </table:table-cell>
          <table:table-cell office:value-type="float" office:value="0" calcext:value-type="float">
            <text:p>0</text:p>
          </table:table-cell>
          <table:table-cell office:value-type="float" office:value="334.96" calcext:value-type="float">
            <text:p>334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1.02" calcext:value-type="float">
            <text:p>411,02</text:p>
          </table:table-cell>
          <table:table-cell office:value-type="float" office:value="829.07" calcext:value-type="float">
            <text:p>829,07</text:p>
          </table:table-cell>
          <table:table-cell office:value-type="float" office:value="73.2" calcext:value-type="float">
            <text:p>73,2</text:p>
          </table:table-cell>
          <table:table-cell office:value-type="float" office:value="0" calcext:value-type="float">
            <text:p>0</text:p>
          </table:table-cell>
          <table:table-cell office:value-type="float" office:value="404.8" calcext:value-type="float">
            <text:p>404,8</text:p>
          </table:table-cell>
          <table:table-cell office:value-type="float" office:value="80.32" calcext:value-type="float">
            <text:p>80,32</text:p>
          </table:table-cell>
          <table:table-cell office:value-type="float" office:value="0" calcext:value-type="float">
            <text:p>0</text:p>
          </table:table-cell>
          <table:table-cell office:value-type="float" office:value="51.39" calcext:value-type="float">
            <text:p>51,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8.96" calcext:value-type="float">
            <text:p>298,96</text:p>
          </table:table-cell>
          <table:table-cell office:value-type="float" office:value="0" calcext:value-type="float">
            <text:p>0</text:p>
          </table:table-cell>
          <table:table-cell office:value-type="float" office:value="5533.09" calcext:value-type="float">
            <text:p>5533,09</text:p>
          </table:table-cell>
          <table:table-cell office:value-type="float" office:value="0" calcext:value-type="float">
            <text:p>0</text:p>
          </table:table-cell>
          <table:table-cell office:value-type="float" office:value="366.76" calcext:value-type="float">
            <text:p>366,76</text:p>
          </table:table-cell>
          <table:table-cell office:value-type="float" office:value="0" calcext:value-type="float">
            <text:p>0</text:p>
          </table:table-cell>
          <table:table-cell office:value-type="float" office:value="577.06" calcext:value-type="float">
            <text:p>577,06</text:p>
          </table:table-cell>
          <table:table-cell office:value-type="float" office:value="0" calcext:value-type="float">
            <text:p>0</text:p>
          </table:table-cell>
          <table:table-cell office:value-type="float" office:value="109.8" calcext:value-type="float">
            <text:p>109,8</text:p>
          </table:table-cell>
          <table:table-cell office:value-type="float" office:value="0" calcext:value-type="float">
            <text:p>0</text:p>
          </table:table-cell>
          <table:table-cell office:value-type="float" office:value="102.92" calcext:value-type="float">
            <text:p>102,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742" calcext:value-type="float">
            <text:p>9742</text:p>
          </table:table-cell>
          <table:table-cell table:style-name="ce4" office:value-type="float" office:value="47750" calcext:value-type="float">
            <text:p>477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6.28" calcext:value-type="float">
            <text:p>6,28</text:p>
          </table:table-cell>
          <table:table-cell office:value-type="float" office:value="100.58" calcext:value-type="float">
            <text:p>100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.48" calcext:value-type="float">
            <text:p>311,48</text:p>
          </table:table-cell>
          <table:table-cell office:value-type="float" office:value="38.55" calcext:value-type="float">
            <text:p>38,55</text:p>
          </table:table-cell>
          <table:table-cell office:value-type="float" office:value="81.64" calcext:value-type="float">
            <text:p>81,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.9" calcext:value-type="float">
            <text:p>31,9</text:p>
          </table:table-cell>
          <table:table-cell office:value-type="float" office:value="0" calcext:value-type="float">
            <text:p>0</text:p>
          </table:table-cell>
          <table:table-cell office:value-type="float" office:value="71.39" calcext:value-type="float">
            <text:p>71,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.12" calcext:value-type="float">
            <text:p>26,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96" calcext:value-type="float">
            <text:p>11,9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084" calcext:value-type="float">
            <text:p>9084</text:p>
          </table:table-cell>
          <table:table-cell table:style-name="ce4" office:value-type="float" office:value="46283" calcext:value-type="float">
            <text:p>4628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985.95" calcext:value-type="float">
            <text:p>6985,95</text:p>
          </table:table-cell>
          <table:table-cell office:value-type="float" office:value="4763.88" calcext:value-type="float">
            <text:p>4763,88</text:p>
          </table:table-cell>
          <table:table-cell office:value-type="float" office:value="216.48" calcext:value-type="float">
            <text:p>216,48</text:p>
          </table:table-cell>
          <table:table-cell office:value-type="float" office:value="262.92" calcext:value-type="float">
            <text:p>262,92</text:p>
          </table:table-cell>
          <table:table-cell office:value-type="float" office:value="0" calcext:value-type="float">
            <text:p>0</text:p>
          </table:table-cell>
          <table:table-cell office:value-type="float" office:value="199.36" calcext:value-type="float">
            <text:p>199,36</text:p>
          </table:table-cell>
          <table:table-cell office:value-type="float" office:value="1016.28" calcext:value-type="float">
            <text:p>1016,28</text:p>
          </table:table-cell>
          <table:table-cell office:value-type="float" office:value="514.61" calcext:value-type="float">
            <text:p>514,61</text:p>
          </table:table-cell>
          <table:table-cell office:value-type="float" office:value="52.26" calcext:value-type="float">
            <text:p>52,26</text:p>
          </table:table-cell>
          <table:table-cell office:value-type="float" office:value="0" calcext:value-type="float">
            <text:p>0</text:p>
          </table:table-cell>
          <table:table-cell office:value-type="float" office:value="147.01" calcext:value-type="float">
            <text:p>147,01</text:p>
          </table:table-cell>
          <table:table-cell office:value-type="float" office:value="177.13" calcext:value-type="float">
            <text:p>177,13</text:p>
          </table:table-cell>
          <table:table-cell office:value-type="float" office:value="0" calcext:value-type="float">
            <text:p>0</text:p>
          </table:table-cell>
          <table:table-cell office:value-type="float" office:value="4713.19" calcext:value-type="float">
            <text:p>4713,19</text:p>
          </table:table-cell>
          <table:table-cell office:value-type="float" office:value="0" calcext:value-type="float">
            <text:p>0</text:p>
          </table:table-cell>
          <table:table-cell office:value-type="float" office:value="13.91" calcext:value-type="float">
            <text:p>13,91</text:p>
          </table:table-cell>
          <table:table-cell office:value-type="float" office:value="0" calcext:value-type="float">
            <text:p>0</text:p>
          </table:table-cell>
          <table:table-cell office:value-type="float" office:value="563.65" calcext:value-type="float">
            <text:p>563,65</text:p>
          </table:table-cell>
          <table:table-cell office:value-type="float" office:value="126.62" calcext:value-type="float">
            <text:p>126,62</text:p>
          </table:table-cell>
          <table:table-cell office:value-type="float" office:value="8224.54" calcext:value-type="float">
            <text:p>8224,54</text:p>
          </table:table-cell>
          <table:table-cell office:value-type="float" office:value="553.05" calcext:value-type="float">
            <text:p>553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83" calcext:value-type="float">
            <text:p>81,83</text:p>
          </table:table-cell>
          <table:table-cell office:value-type="float" office:value="0" calcext:value-type="float">
            <text:p>0</text:p>
          </table:table-cell>
          <table:table-cell office:value-type="float" office:value="197.8" calcext:value-type="float">
            <text:p>197,8</text:p>
          </table:table-cell>
          <table:table-cell office:value-type="float" office:value="0" calcext:value-type="float">
            <text:p>0</text:p>
          </table:table-cell>
          <table:table-cell office:value-type="float" office:value="76.46" calcext:value-type="float">
            <text:p>76,46</text:p>
          </table:table-cell>
          <table:table-cell office:value-type="float" office:value="0" calcext:value-type="float">
            <text:p>0</text:p>
          </table:table-cell>
          <table:table-cell office:value-type="float" office:value="461.92" calcext:value-type="float">
            <text:p>461,92</text:p>
          </table:table-cell>
          <table:table-cell table:style-name="ce9" office:value-type="float" office:value="10920" calcext:value-type="float">
            <text:p>10920</text:p>
          </table:table-cell>
          <table:table-cell table:style-name="ce4" office:value-type="float" office:value="51982" calcext:value-type="float">
            <text:p>5198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.44" calcext:value-type="float">
            <text:p>30,44</text:p>
          </table:table-cell>
          <table:table-cell office:value-type="float" office:value="15.18" calcext:value-type="float">
            <text:p>15,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.29" calcext:value-type="float">
            <text:p>28,29</text:p>
          </table:table-cell>
          <table:table-cell office:value-type="float" office:value="81.91" calcext:value-type="float">
            <text:p>81,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.26" calcext:value-type="float">
            <text:p>91,26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9" office:value-type="float" office:value="9106" calcext:value-type="float">
            <text:p>9106</text:p>
          </table:table-cell>
          <table:table-cell table:style-name="ce4" office:value-type="float" office:value="46409" calcext:value-type="float">
            <text:p>4640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91.95" calcext:value-type="float">
            <text:p>591,9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41.52" calcext:value-type="float">
            <text:p>-41,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22" calcext:value-type="float">
            <text:p>-6,2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021" calcext:value-type="float">
            <text:p>9021</text:p>
          </table:table-cell>
          <table:table-cell table:style-name="ce4" office:value-type="float" office:value="45867" calcext:value-type="float">
            <text:p>4586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26.39" calcext:value-type="float">
            <text:p>26,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.38" calcext:value-type="float">
            <text:p>47,38</text:p>
          </table:table-cell>
          <table:table-cell office:value-type="float" office:value="0" calcext:value-type="float">
            <text:p>0</text:p>
          </table:table-cell>
          <table:table-cell office:value-type="float" office:value="33.55" calcext:value-type="float">
            <text:p>33,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.17" calcext:value-type="float">
            <text:p>129,17</text:p>
          </table:table-cell>
          <table:table-cell office:value-type="float" office:value="61.59" calcext:value-type="float">
            <text:p>61,59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127" calcext:value-type="float">
            <text:p>9127</text:p>
          </table:table-cell>
          <table:table-cell table:style-name="ce4" office:value-type="float" office:value="46762" calcext:value-type="float">
            <text:p>4676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81.34" calcext:value-type="float">
            <text:p>7081,34</text:p>
          </table:table-cell>
          <table:table-cell office:value-type="float" office:value="11498" calcext:value-type="float">
            <text:p>11498</text:p>
          </table:table-cell>
          <table:table-cell office:value-type="float" office:value="10034.41" calcext:value-type="float">
            <text:p>10034,41</text:p>
          </table:table-cell>
          <table:table-cell office:value-type="float" office:value="4674.06" calcext:value-type="float">
            <text:p>4674,06</text:p>
          </table:table-cell>
          <table:table-cell office:value-type="float" office:value="0" calcext:value-type="float">
            <text:p>0</text:p>
          </table:table-cell>
          <table:table-cell office:value-type="float" office:value="20.12" calcext:value-type="float">
            <text:p>20,12</text:p>
          </table:table-cell>
          <table:table-cell office:value-type="float" office:value="1704.93" calcext:value-type="float">
            <text:p>1704,93</text:p>
          </table:table-cell>
          <table:table-cell office:value-type="float" office:value="1416.79" calcext:value-type="float">
            <text:p>1416,79</text:p>
          </table:table-cell>
          <table:table-cell office:value-type="float" office:value="215.7" calcext:value-type="float">
            <text:p>215,7</text:p>
          </table:table-cell>
          <table:table-cell office:value-type="float" office:value="0" calcext:value-type="float">
            <text:p>0</text:p>
          </table:table-cell>
          <table:table-cell office:value-type="float" office:value="2896.59" calcext:value-type="float">
            <text:p>2896,59</text:p>
          </table:table-cell>
          <table:table-cell office:value-type="float" office:value="7932.42" calcext:value-type="float">
            <text:p>7932,42</text:p>
          </table:table-cell>
          <table:table-cell office:value-type="float" office:value="9260.31" calcext:value-type="float">
            <text:p>9260,31</text:p>
          </table:table-cell>
          <table:table-cell office:value-type="float" office:value="17918.92" calcext:value-type="float">
            <text:p>17918,92</text:p>
          </table:table-cell>
          <table:table-cell office:value-type="float" office:value="0" calcext:value-type="float">
            <text:p>0</text:p>
          </table:table-cell>
          <table:table-cell office:value-type="float" office:value="9499.58" calcext:value-type="float">
            <text:p>9499,58</text:p>
          </table:table-cell>
          <table:table-cell office:value-type="float" office:value="0" calcext:value-type="float">
            <text:p>0</text:p>
          </table:table-cell>
          <table:table-cell office:value-type="float" office:value="1170.48" calcext:value-type="float">
            <text:p>1170,48</text:p>
          </table:table-cell>
          <table:table-cell office:value-type="float" office:value="6.17" calcext:value-type="float">
            <text:p>6,17</text:p>
          </table:table-cell>
          <table:table-cell office:value-type="float" office:value="23508.2" calcext:value-type="float">
            <text:p>23508,2</text:p>
          </table:table-cell>
          <table:table-cell office:value-type="float" office:value="7063.95" calcext:value-type="float">
            <text:p>7063,95</text:p>
          </table:table-cell>
          <table:table-cell office:value-type="float" office:value="741.88" calcext:value-type="float">
            <text:p>741,88</text:p>
          </table:table-cell>
          <table:table-cell office:value-type="float" office:value="207.84" calcext:value-type="float">
            <text:p>207,84</text:p>
          </table:table-cell>
          <table:table-cell office:value-type="float" office:value="1869.96" calcext:value-type="float">
            <text:p>1869,96</text:p>
          </table:table-cell>
          <table:table-cell office:value-type="float" office:value="0" calcext:value-type="float">
            <text:p>0</text:p>
          </table:table-cell>
          <table:table-cell office:value-type="float" office:value="243.98" calcext:value-type="float">
            <text:p>243,98</text:p>
          </table:table-cell>
          <table:table-cell office:value-type="float" office:value="0" calcext:value-type="float">
            <text:p>0</text:p>
          </table:table-cell>
          <table:table-cell office:value-type="float" office:value="868.09" calcext:value-type="float">
            <text:p>868,09</text:p>
          </table:table-cell>
          <table:table-cell office:value-type="float" office:value="17.45" calcext:value-type="float">
            <text:p>17,45</text:p>
          </table:table-cell>
          <table:table-cell office:value-type="float" office:value="1420.23" calcext:value-type="float">
            <text:p>1420,23</text:p>
          </table:table-cell>
          <table:table-cell table:style-name="ce9" office:value-type="float" office:value="17957" calcext:value-type="float">
            <text:p>17957</text:p>
          </table:table-cell>
          <table:table-cell table:style-name="ce4" office:value-type="float" office:value="86127" calcext:value-type="float">
            <text:p>8612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545.06" calcext:value-type="float">
            <text:p>1545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79" calcext:value-type="float">
            <text:p>13,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55" calcext:value-type="float">
            <text:p>32,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26" calcext:value-type="float">
            <text:p>8,2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.63" calcext:value-type="float">
            <text:p>9,63</text:p>
          </table:table-cell>
          <table:table-cell table:style-name="ce9" office:value-type="float" office:value="9283" calcext:value-type="float">
            <text:p>9283</text:p>
          </table:table-cell>
          <table:table-cell table:style-name="ce4" office:value-type="float" office:value="48314" calcext:value-type="float">
            <text:p>4831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528.27" calcext:value-type="float">
            <text:p>64528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.64" calcext:value-type="float">
            <text:p>186,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83.65" calcext:value-type="float">
            <text:p>22883,6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9.06" calcext:value-type="float">
            <text:p>89,0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8796" calcext:value-type="float">
            <text:p>18796</text:p>
          </table:table-cell>
          <table:table-cell table:style-name="ce4" office:value-type="float" office:value="95710" calcext:value-type="float">
            <text:p>957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42.05" calcext:value-type="float">
            <text:p>542,0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058.59" calcext:value-type="float">
            <text:p>4058,5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442" calcext:value-type="float">
            <text:p>9442</text:p>
          </table:table-cell>
          <table:table-cell table:style-name="ce4" office:value-type="float" office:value="47509" calcext:value-type="float">
            <text:p>4750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692.93" calcext:value-type="float">
            <text:p>23692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.48" calcext:value-type="float">
            <text:p>213,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25.53" calcext:value-type="float">
            <text:p>22925,5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11.1" calcext:value-type="float">
            <text:p>31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5.17" calcext:value-type="float">
            <text:p>6005,1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4161" calcext:value-type="float">
            <text:p>14161</text:p>
          </table:table-cell>
          <table:table-cell table:style-name="ce4" office:value-type="float" office:value="64536" calcext:value-type="float">
            <text:p>6453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184.05" calcext:value-type="float">
            <text:p>2184,05</text:p>
          </table:table-cell>
          <table:table-cell office:value-type="float" office:value="14.93" calcext:value-type="float">
            <text:p>14,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67.83" calcext:value-type="float">
            <text:p>7167,83</text:p>
          </table:table-cell>
          <table:table-cell office:value-type="float" office:value="117.64" calcext:value-type="float">
            <text:p>117,64</text:p>
          </table:table-cell>
          <table:table-cell office:value-type="float" office:value="1624.18" calcext:value-type="float">
            <text:p>1624,18</text:p>
          </table:table-cell>
          <table:table-cell office:value-type="float" office:value="454.02" calcext:value-type="float">
            <text:p>454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2.33" calcext:value-type="float">
            <text:p>1032,33</text:p>
          </table:table-cell>
          <table:table-cell office:value-type="float" office:value="320.04" calcext:value-type="float">
            <text:p>320,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.04" calcext:value-type="float">
            <text:p>72,04</text:p>
          </table:table-cell>
          <table:table-cell office:value-type="float" office:value="14456.05" calcext:value-type="float">
            <text:p>14456,05</text:p>
          </table:table-cell>
          <table:table-cell office:value-type="float" office:value="8991.28" calcext:value-type="float">
            <text:p>8991,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36.88" calcext:value-type="float">
            <text:p>2536,88</text:p>
          </table:table-cell>
          <table:table-cell office:value-type="float" office:value="0" calcext:value-type="float">
            <text:p>0</text:p>
          </table:table-cell>
          <table:table-cell office:value-type="float" office:value="1431.5" calcext:value-type="float">
            <text:p>1431,5</text:p>
          </table:table-cell>
          <table:table-cell office:value-type="float" office:value="0" calcext:value-type="float">
            <text:p>0</text:p>
          </table:table-cell>
          <table:table-cell office:value-type="float" office:value="52.53" calcext:value-type="float">
            <text:p>52,53</text:p>
          </table:table-cell>
          <table:table-cell office:value-type="float" office:value="0" calcext:value-type="float">
            <text:p>0</text:p>
          </table:table-cell>
          <table:table-cell office:value-type="float" office:value="1470.15" calcext:value-type="float">
            <text:p>1470,15</text:p>
          </table:table-cell>
          <table:table-cell table:style-name="ce9" office:value-type="float" office:value="15653" calcext:value-type="float">
            <text:p>15653</text:p>
          </table:table-cell>
          <table:table-cell table:style-name="ce4" office:value-type="float" office:value="97557" calcext:value-type="float">
            <text:p>9755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6.31" calcext:value-type="float">
            <text:p>76,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0.17" calcext:value-type="float">
            <text:p>450,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08" calcext:value-type="float">
            <text:p>5,08</text:p>
          </table:table-cell>
          <table:table-cell office:value-type="float" office:value="113.81" calcext:value-type="float">
            <text:p>113,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.83" calcext:value-type="float">
            <text:p>91,83</text:p>
          </table:table-cell>
          <table:table-cell office:value-type="float" office:value="0" calcext:value-type="float">
            <text:p>0</text:p>
          </table:table-cell>
          <table:table-cell office:value-type="float" office:value="334.13" calcext:value-type="float">
            <text:p>334,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7.55" calcext:value-type="float">
            <text:p>407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73" calcext:value-type="float">
            <text:p>45,73</text:p>
          </table:table-cell>
          <table:table-cell office:value-type="float" office:value="19.06" calcext:value-type="float">
            <text:p>19,0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295" calcext:value-type="float">
            <text:p>9295</text:p>
          </table:table-cell>
          <table:table-cell table:style-name="ce4" office:value-type="float" office:value="46897" calcext:value-type="float">
            <text:p>4689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5.14" calcext:value-type="float">
            <text:p>4095,14</text:p>
          </table:table-cell>
          <table:table-cell office:value-type="float" office:value="0" calcext:value-type="float">
            <text:p>0</text:p>
          </table:table-cell>
          <table:table-cell office:value-type="float" office:value="57.5" calcext:value-type="float">
            <text:p>57,5</text:p>
          </table:table-cell>
          <table:table-cell office:value-type="float" office:value="1050.29" calcext:value-type="float">
            <text:p>1050,29</text:p>
          </table:table-cell>
          <table:table-cell office:value-type="float" office:value="273.26" calcext:value-type="float">
            <text:p>273,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4.27" calcext:value-type="float">
            <text:p>644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91.73" calcext:value-type="float">
            <text:p>6591,73</text:p>
          </table:table-cell>
          <table:table-cell office:value-type="float" office:value="0" calcext:value-type="float">
            <text:p>0</text:p>
          </table:table-cell>
          <table:table-cell office:value-type="float" office:value="12.08" calcext:value-type="float">
            <text:p>12,08</text:p>
          </table:table-cell>
          <table:table-cell office:value-type="float" office:value="0" calcext:value-type="float">
            <text:p>0</text:p>
          </table:table-cell>
          <table:table-cell office:value-type="float" office:value="7.26" calcext:value-type="float">
            <text:p>7,26</text:p>
          </table:table-cell>
          <table:table-cell office:value-type="float" office:value="2190.35" calcext:value-type="float">
            <text:p>2190,35</text:p>
          </table:table-cell>
          <table:table-cell office:value-type="float" office:value="0" calcext:value-type="float">
            <text:p>0</text:p>
          </table:table-cell>
          <table:table-cell office:value-type="float" office:value="447.74" calcext:value-type="float">
            <text:p>447,74</text:p>
          </table:table-cell>
          <table:table-cell office:value-type="float" office:value="129.83" calcext:value-type="float">
            <text:p>129,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.16" calcext:value-type="float">
            <text:p>130,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113" calcext:value-type="float">
            <text:p>10113</text:p>
          </table:table-cell>
          <table:table-cell table:style-name="ce4" office:value-type="float" office:value="51634" calcext:value-type="float">
            <text:p>5163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93.26" calcext:value-type="float">
            <text:p>93,2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52.35" calcext:value-type="float">
            <text:p>52,35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067" calcext:value-type="float">
            <text:p>9067</text:p>
          </table:table-cell>
          <table:table-cell table:style-name="ce4" office:value-type="float" office:value="46249" calcext:value-type="float">
            <text:p>4624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.33" calcext:value-type="float">
            <text:p>382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3.54" calcext:value-type="float">
            <text:p>2353,54</text:p>
          </table:table-cell>
          <table:table-cell office:value-type="float" office:value="13.25" calcext:value-type="float">
            <text:p>13,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89.74" calcext:value-type="float">
            <text:p>2389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.97" calcext:value-type="float">
            <text:p>283,9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3.05" calcext:value-type="float">
            <text:p>133,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91.26" calcext:value-type="float">
            <text:p>2091,2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825" calcext:value-type="float">
            <text:p>9825</text:p>
          </table:table-cell>
          <table:table-cell table:style-name="ce4" office:value-type="float" office:value="48350" calcext:value-type="float">
            <text:p>483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80.13" calcext:value-type="float">
            <text:p>880,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79.46" calcext:value-type="float">
            <text:p>-179,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619.68" calcext:value-type="float">
            <text:p>2619,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67" calcext:value-type="float">
            <text:p>79,67</text:p>
          </table:table-cell>
          <table:table-cell office:value-type="float" office:value="0" calcext:value-type="float">
            <text:p>0</text:p>
          </table:table-cell>
          <table:table-cell office:value-type="float" office:value="457.5" calcext:value-type="float">
            <text:p>457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057" calcext:value-type="float">
            <text:p>9057</text:p>
          </table:table-cell>
          <table:table-cell table:style-name="ce4" office:value-type="float" office:value="44884" calcext:value-type="float">
            <text:p>4488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02" calcext:value-type="float">
            <text:p>73,02</text:p>
          </table:table-cell>
          <table:table-cell office:value-type="float" office:value="8611.31" calcext:value-type="float">
            <text:p>8611,31</text:p>
          </table:table-cell>
          <table:table-cell office:value-type="float" office:value="1325.79" calcext:value-type="float">
            <text:p>1325,79</text:p>
          </table:table-cell>
          <table:table-cell office:value-type="float" office:value="1927.45" calcext:value-type="float">
            <text:p>1927,45</text:p>
          </table:table-cell>
          <table:table-cell office:value-type="float" office:value="703.55" calcext:value-type="float">
            <text:p>703,55</text:p>
          </table:table-cell>
          <table:table-cell office:value-type="float" office:value="0" calcext:value-type="float">
            <text:p>0</text:p>
          </table:table-cell>
          <table:table-cell office:value-type="float" office:value="201.29" calcext:value-type="float">
            <text:p>201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81.14" calcext:value-type="float">
            <text:p>10781,14</text:p>
          </table:table-cell>
          <table:table-cell office:value-type="float" office:value="6034.53" calcext:value-type="float">
            <text:p>6034,53</text:p>
          </table:table-cell>
          <table:table-cell office:value-type="float" office:value="9.17" calcext:value-type="float">
            <text:p>9,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03" calcext:value-type="float">
            <text:p>12,03</text:p>
          </table:table-cell>
          <table:table-cell office:value-type="float" office:value="2779.16" calcext:value-type="float">
            <text:p>2779,16</text:p>
          </table:table-cell>
          <table:table-cell office:value-type="float" office:value="222.89" calcext:value-type="float">
            <text:p>222,89</text:p>
          </table:table-cell>
          <table:table-cell office:value-type="float" office:value="0" calcext:value-type="float">
            <text:p>0</text:p>
          </table:table-cell>
          <table:table-cell office:value-type="float" office:value="270.88" calcext:value-type="float">
            <text:p>270,88</text:p>
          </table:table-cell>
          <table:table-cell office:value-type="float" office:value="1668.79" calcext:value-type="float">
            <text:p>1668,79</text:p>
          </table:table-cell>
          <table:table-cell office:value-type="float" office:value="70.06" calcext:value-type="float">
            <text:p>70,06</text:p>
          </table:table-cell>
          <table:table-cell office:value-type="float" office:value="0" calcext:value-type="float">
            <text:p>0</text:p>
          </table:table-cell>
          <table:table-cell office:value-type="float" office:value="199.36" calcext:value-type="float">
            <text:p>199,36</text:p>
          </table:table-cell>
          <table:table-cell office:value-type="float" office:value="0" calcext:value-type="float">
            <text:p>0</text:p>
          </table:table-cell>
          <table:table-cell office:value-type="float" office:value="147.03" calcext:value-type="float">
            <text:p>147,03</text:p>
          </table:table-cell>
          <table:table-cell office:value-type="float" office:value="7460.59" calcext:value-type="float">
            <text:p>7460,59</text:p>
          </table:table-cell>
          <table:table-cell office:value-type="float" office:value="3.31" calcext:value-type="float">
            <text:p>3,31</text:p>
          </table:table-cell>
          <table:table-cell table:style-name="ce9" office:value-type="float" office:value="13819" calcext:value-type="float">
            <text:p>13819</text:p>
          </table:table-cell>
          <table:table-cell table:style-name="ce4" office:value-type="float" office:value="69325" calcext:value-type="float">
            <text:p>693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9.51" calcext:value-type="float">
            <text:p>189,5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80.48" calcext:value-type="float">
            <text:p>280,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83" calcext:value-type="float">
            <text:p>22,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.27" calcext:value-type="float">
            <text:p>157,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135" calcext:value-type="float">
            <text:p>9135</text:p>
          </table:table-cell>
          <table:table-cell table:style-name="ce4" office:value-type="float" office:value="46619" calcext:value-type="float">
            <text:p>4661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698.86" calcext:value-type="float">
            <text:p>2698,86</text:p>
          </table:table-cell>
          <table:table-cell office:value-type="float" office:value="21974" calcext:value-type="float">
            <text:p>21974</text:p>
          </table:table-cell>
          <table:table-cell office:value-type="float" office:value="2186.91" calcext:value-type="float">
            <text:p>2186,91</text:p>
          </table:table-cell>
          <table:table-cell office:value-type="float" office:value="13322.13" calcext:value-type="float">
            <text:p>13322,13</text:p>
          </table:table-cell>
          <table:table-cell office:value-type="float" office:value="0" calcext:value-type="float">
            <text:p>0</text:p>
          </table:table-cell>
          <table:table-cell office:value-type="float" office:value="80.18" calcext:value-type="float">
            <text:p>80,18</text:p>
          </table:table-cell>
          <table:table-cell office:value-type="float" office:value="2399.63" calcext:value-type="float">
            <text:p>2399,63</text:p>
          </table:table-cell>
          <table:table-cell office:value-type="float" office:value="147.35" calcext:value-type="float">
            <text:p>147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.85" calcext:value-type="float">
            <text:p>182,85</text:p>
          </table:table-cell>
          <table:table-cell office:value-type="float" office:value="39095.21" calcext:value-type="float">
            <text:p>39095,21</text:p>
          </table:table-cell>
          <table:table-cell office:value-type="float" office:value="0" calcext:value-type="float">
            <text:p>0</text:p>
          </table:table-cell>
          <table:table-cell office:value-type="float" office:value="14221.11" calcext:value-type="float">
            <text:p>14221,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03.02" calcext:value-type="float">
            <text:p>3103,02</text:p>
          </table:table-cell>
          <table:table-cell office:value-type="float" office:value="2686.43" calcext:value-type="float">
            <text:p>2686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3.45" calcext:value-type="float">
            <text:p>963,45</text:p>
          </table:table-cell>
          <table:table-cell office:value-type="float" office:value="0" calcext:value-type="float">
            <text:p>0</text:p>
          </table:table-cell>
          <table:table-cell office:value-type="float" office:value="75.03" calcext:value-type="float">
            <text:p>75,03</text:p>
          </table:table-cell>
          <table:table-cell office:value-type="float" office:value="0" calcext:value-type="float">
            <text:p>0</text:p>
          </table:table-cell>
          <table:table-cell office:value-type="float" office:value="94.94" calcext:value-type="float">
            <text:p>94,9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9" office:value-type="float" office:value="16314" calcext:value-type="float">
            <text:p>16314</text:p>
          </table:table-cell>
          <table:table-cell table:style-name="ce4" office:value-type="float" office:value="82920" calcext:value-type="float">
            <text:p>829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8.15" calcext:value-type="float">
            <text:p>178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.98" calcext:value-type="float">
            <text:p>45,9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9.4" calcext:value-type="float">
            <text:p>139,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0.83" calcext:value-type="float">
            <text:p>90,83</text:p>
          </table:table-cell>
          <table:table-cell table:style-name="ce9" office:value-type="float" office:value="9156" calcext:value-type="float">
            <text:p>9156</text:p>
          </table:table-cell>
          <table:table-cell table:style-name="ce4" office:value-type="float" office:value="46929" calcext:value-type="float">
            <text:p>4692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81.74" calcext:value-type="float">
            <text:p>381,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9.47" calcext:value-type="float">
            <text:p>379,4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282.4" calcext:value-type="float">
            <text:p>1282,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201" calcext:value-type="float">
            <text:p>9201</text:p>
          </table:table-cell>
          <table:table-cell table:style-name="ce4" office:value-type="float" office:value="46016" calcext:value-type="float">
            <text:p>460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9.2" calcext:value-type="float">
            <text:p>79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.92" calcext:value-type="float">
            <text:p>15,92</text:p>
          </table:table-cell>
          <table:table-cell office:value-type="float" office:value="14.45" calcext:value-type="float">
            <text:p>14,45</text:p>
          </table:table-cell>
          <table:table-cell office:value-type="float" office:value="127.94" calcext:value-type="float">
            <text:p>127,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.9" calcext:value-type="float">
            <text:p>380,9</text:p>
          </table:table-cell>
          <table:table-cell office:value-type="float" office:value="24.6" calcext:value-type="float">
            <text:p>24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6.17" calcext:value-type="float">
            <text:p>1186,17</text:p>
          </table:table-cell>
          <table:table-cell office:value-type="float" office:value="0" calcext:value-type="float">
            <text:p>0</text:p>
          </table:table-cell>
          <table:table-cell office:value-type="float" office:value="35.39" calcext:value-type="float">
            <text:p>35,39</text:p>
          </table:table-cell>
          <table:table-cell office:value-type="float" office:value="0" calcext:value-type="float">
            <text:p>0</text:p>
          </table:table-cell>
          <table:table-cell office:value-type="float" office:value="6.66" calcext:value-type="float">
            <text:p>6,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7" calcext:value-type="float">
            <text:p>2,77</text:p>
          </table:table-cell>
          <table:table-cell office:value-type="float" office:value="0" calcext:value-type="float">
            <text:p>0</text:p>
          </table:table-cell>
          <table:table-cell office:value-type="float" office:value="46.2" calcext:value-type="float">
            <text:p>46,2</text:p>
          </table:table-cell>
          <table:table-cell office:value-type="float" office:value="0" calcext:value-type="float">
            <text:p>0</text:p>
          </table:table-cell>
          <table:table-cell office:value-type="float" office:value="11.41" calcext:value-type="float">
            <text:p>11,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082" calcext:value-type="float">
            <text:p>9082</text:p>
          </table:table-cell>
          <table:table-cell table:style-name="ce4" office:value-type="float" office:value="45713" calcext:value-type="float">
            <text:p>4571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036.83" calcext:value-type="float">
            <text:p>1036,83</text:p>
          </table:table-cell>
          <table:table-cell office:value-type="float" office:value="56.54" calcext:value-type="float">
            <text:p>56,5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745.56" calcext:value-type="float">
            <text:p>1745,56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9" office:value-type="float" office:value="9230" calcext:value-type="float">
            <text:p>9230</text:p>
          </table:table-cell>
          <table:table-cell table:style-name="ce4" office:value-type="float" office:value="46971" calcext:value-type="float">
            <text:p>4697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529.94" calcext:value-type="float">
            <text:p>529,94</text:p>
          </table:table-cell>
          <table:table-cell office:value-type="float" office:value="0" calcext:value-type="float">
            <text:p>0</text:p>
          </table:table-cell>
          <table:table-cell office:value-type="float" office:value="284.74" calcext:value-type="float">
            <text:p>284,7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4.38" calcext:value-type="float">
            <text:p>184,38</text:p>
          </table:table-cell>
          <table:table-cell office:value-type="float" office:value="0" calcext:value-type="float">
            <text:p>0</text:p>
          </table:table-cell>
          <table:table-cell office:value-type="float" office:value="245.93" calcext:value-type="float">
            <text:p>245,93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9" office:value-type="float" office:value="9138" calcext:value-type="float">
            <text:p>9138</text:p>
          </table:table-cell>
          <table:table-cell table:style-name="ce4" office:value-type="float" office:value="46474" calcext:value-type="float">
            <text:p>4647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95.97" calcext:value-type="float">
            <text:p>14495,97</text:p>
          </table:table-cell>
          <table:table-cell office:value-type="float" office:value="2454.31" calcext:value-type="float">
            <text:p>2454,31</text:p>
          </table:table-cell>
          <table:table-cell office:value-type="float" office:value="6954.38" calcext:value-type="float">
            <text:p>6954,38</text:p>
          </table:table-cell>
          <table:table-cell office:value-type="float" office:value="0" calcext:value-type="float">
            <text:p>0</text:p>
          </table:table-cell>
          <table:table-cell office:value-type="float" office:value="50.54" calcext:value-type="float">
            <text:p>50,54</text:p>
          </table:table-cell>
          <table:table-cell office:value-type="float" office:value="0" calcext:value-type="float">
            <text:p>0</text:p>
          </table:table-cell>
          <table:table-cell office:value-type="float" office:value="227.51" calcext:value-type="float">
            <text:p>227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8.57" calcext:value-type="float">
            <text:p>1888,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45.09" calcext:value-type="float">
            <text:p>17645,09</text:p>
          </table:table-cell>
          <table:table-cell office:value-type="float" office:value="0" calcext:value-type="float">
            <text:p>0</text:p>
          </table:table-cell>
          <table:table-cell office:value-type="float" office:value="27.1" calcext:value-type="float">
            <text:p>27,1</text:p>
          </table:table-cell>
          <table:table-cell office:value-type="float" office:value="1689.38" calcext:value-type="float">
            <text:p>1689,38</text:p>
          </table:table-cell>
          <table:table-cell office:value-type="float" office:value="0" calcext:value-type="float">
            <text:p>0</text:p>
          </table:table-cell>
          <table:table-cell office:value-type="float" office:value="10767.34" calcext:value-type="float">
            <text:p>10767,34</text:p>
          </table:table-cell>
          <table:table-cell office:value-type="float" office:value="359.02" calcext:value-type="float">
            <text:p>359,02</text:p>
          </table:table-cell>
          <table:table-cell office:value-type="float" office:value="9970.15" calcext:value-type="float">
            <text:p>9970,15</text:p>
          </table:table-cell>
          <table:table-cell office:value-type="float" office:value="55.92" calcext:value-type="float">
            <text:p>55,92</text:p>
          </table:table-cell>
          <table:table-cell office:value-type="float" office:value="0" calcext:value-type="float">
            <text:p>0</text:p>
          </table:table-cell>
          <table:table-cell office:value-type="float" office:value="311.81" calcext:value-type="float">
            <text:p>311,81</text:p>
          </table:table-cell>
          <table:table-cell office:value-type="float" office:value="0" calcext:value-type="float">
            <text:p>0</text:p>
          </table:table-cell>
          <table:table-cell office:value-type="float" office:value="57.39" calcext:value-type="float">
            <text:p>57,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4780" calcext:value-type="float">
            <text:p>14780</text:p>
          </table:table-cell>
          <table:table-cell table:style-name="ce4" office:value-type="float" office:value="75656" calcext:value-type="float">
            <text:p>7565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58.41" calcext:value-type="float">
            <text:p>5058,41</text:p>
          </table:table-cell>
          <table:table-cell office:value-type="float" office:value="0" calcext:value-type="float">
            <text:p>0</text:p>
          </table:table-cell>
          <table:table-cell office:value-type="float" office:value="8.71" calcext:value-type="float">
            <text:p>8,71</text:p>
          </table:table-cell>
          <table:table-cell office:value-type="float" office:value="109.56" calcext:value-type="float">
            <text:p>109,56</text:p>
          </table:table-cell>
          <table:table-cell office:value-type="float" office:value="982.92" calcext:value-type="float">
            <text:p>982,92</text:p>
          </table:table-cell>
          <table:table-cell office:value-type="float" office:value="1308.7" calcext:value-type="float">
            <text:p>1308,7</text:p>
          </table:table-cell>
          <table:table-cell office:value-type="float" office:value="79.92" calcext:value-type="float">
            <text:p>79,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6.29" calcext:value-type="float">
            <text:p>166,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67" calcext:value-type="float">
            <text:p>23,67</text:p>
          </table:table-cell>
          <table:table-cell office:value-type="float" office:value="3173.13" calcext:value-type="float">
            <text:p>3173,13</text:p>
          </table:table-cell>
          <table:table-cell office:value-type="float" office:value="0" calcext:value-type="float">
            <text:p>0</text:p>
          </table:table-cell>
          <table:table-cell office:value-type="float" office:value="189.47" calcext:value-type="float">
            <text:p>189,47</text:p>
          </table:table-cell>
          <table:table-cell office:value-type="float" office:value="0" calcext:value-type="float">
            <text:p>0</text:p>
          </table:table-cell>
          <table:table-cell office:value-type="float" office:value="53.11" calcext:value-type="float">
            <text:p>53,11</text:p>
          </table:table-cell>
          <table:table-cell office:value-type="float" office:value="0" calcext:value-type="float">
            <text:p>0</text:p>
          </table:table-cell>
          <table:table-cell office:value-type="float" office:value="25.01" calcext:value-type="float">
            <text:p>25,0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0217" calcext:value-type="float">
            <text:p>10217</text:p>
          </table:table-cell>
          <table:table-cell table:style-name="ce4" office:value-type="float" office:value="51148" calcext:value-type="float">
            <text:p>5114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54.81" calcext:value-type="float">
            <text:p>254,81</text:p>
          </table:table-cell>
          <table:table-cell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  <table:table-cell office:value-type="float" office:value="81.79" calcext:value-type="float">
            <text:p>81,79</text:p>
          </table:table-cell>
          <table:table-cell office:value-type="float" office:value="0" calcext:value-type="float">
            <text:p>0</text:p>
          </table:table-cell>
          <table:table-cell office:value-type="float" office:value="86.38" calcext:value-type="float">
            <text:p>86,38</text:p>
          </table:table-cell>
          <table:table-cell office:value-type="float" office:value="389.02" calcext:value-type="float">
            <text:p>389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.11" calcext:value-type="float">
            <text:p>23,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4.68" calcext:value-type="float">
            <text:p>44,68</text:p>
          </table:table-cell>
          <table:table-cell office:value-type="float" office:value="-973.13" calcext:value-type="float">
            <text:p>-973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.33" calcext:value-type="float">
            <text:p>209,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.25" calcext:value-type="float">
            <text:p>106,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305" calcext:value-type="float">
            <text:p>9305</text:p>
          </table:table-cell>
          <table:table-cell table:style-name="ce4" office:value-type="float" office:value="46910" calcext:value-type="float">
            <text:p>469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9.84" calcext:value-type="float">
            <text:p>19,84</text:p>
          </table:table-cell>
          <table:table-cell office:value-type="float" office:value="0" calcext:value-type="float">
            <text:p>0</text:p>
          </table:table-cell>
          <table:table-cell office:value-type="float" office:value="10738.43" calcext:value-type="float">
            <text:p>10738,43</text:p>
          </table:table-cell>
          <table:table-cell office:value-type="float" office:value="28.07" calcext:value-type="float">
            <text:p>28,07</text:p>
          </table:table-cell>
          <table:table-cell office:value-type="float" office:value="1949.03" calcext:value-type="float">
            <text:p>1949,03</text:p>
          </table:table-cell>
          <table:table-cell office:value-type="float" office:value="0" calcext:value-type="float">
            <text:p>0</text:p>
          </table:table-cell>
          <table:table-cell office:value-type="float" office:value="517.57" calcext:value-type="float">
            <text:p>517,57</text:p>
          </table:table-cell>
          <table:table-cell office:value-type="float" office:value="0" calcext:value-type="float">
            <text:p>0</text:p>
          </table:table-cell>
          <table:table-cell office:value-type="float" office:value="28.66" calcext:value-type="float">
            <text:p>28,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16" calcext:value-type="float">
            <text:p>33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73.82" calcext:value-type="float">
            <text:p>8873,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.01" calcext:value-type="float">
            <text:p>146,01</text:p>
          </table:table-cell>
          <table:table-cell office:value-type="float" office:value="3528.35" calcext:value-type="float">
            <text:p>3528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69" calcext:value-type="float">
            <text:p>88,69</text:p>
          </table:table-cell>
          <table:table-cell office:value-type="float" office:value="0" calcext:value-type="float">
            <text:p>0</text:p>
          </table:table-cell>
          <table:table-cell office:value-type="float" office:value="201.18" calcext:value-type="float">
            <text:p>201,18</text:p>
          </table:table-cell>
          <table:table-cell office:value-type="float" office:value="0" calcext:value-type="float">
            <text:p>0</text:p>
          </table:table-cell>
          <table:table-cell office:value-type="float" office:value="177.02" calcext:value-type="float">
            <text:p>177,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1139" calcext:value-type="float">
            <text:p>11139</text:p>
          </table:table-cell>
          <table:table-cell table:style-name="ce4" office:value-type="float" office:value="58096" calcext:value-type="float">
            <text:p>5809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113.46" calcext:value-type="float">
            <text:p>113,4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5.93" calcext:value-type="float">
            <text:p>135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.62" calcext:value-type="float">
            <text:p>142,6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148" calcext:value-type="float">
            <text:p>9148</text:p>
          </table:table-cell>
          <table:table-cell table:style-name="ce4" office:value-type="float" office:value="46673" calcext:value-type="float">
            <text:p>4667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46.33" calcext:value-type="float">
            <text:p>946,33</text:p>
          </table:table-cell>
          <table:table-cell office:value-type="float" office:value="0" calcext:value-type="float">
            <text:p>0</text:p>
          </table:table-cell>
          <table:table-cell office:value-type="float" office:value="1525.29" calcext:value-type="float">
            <text:p>1525,29</text:p>
          </table:table-cell>
          <table:table-cell office:value-type="float" office:value="17950.76" calcext:value-type="float">
            <text:p>17950,76</text:p>
          </table:table-cell>
          <table:table-cell office:value-type="float" office:value="5048.34" calcext:value-type="float">
            <text:p>5048,34</text:p>
          </table:table-cell>
          <table:table-cell office:value-type="float" office:value="47451.75" calcext:value-type="float">
            <text:p>47451,75</text:p>
          </table:table-cell>
          <table:table-cell office:value-type="float" office:value="165.64" calcext:value-type="float">
            <text:p>165,64</text:p>
          </table:table-cell>
          <table:table-cell office:value-type="float" office:value="10.47" calcext:value-type="float">
            <text:p>10,47</text:p>
          </table:table-cell>
          <table:table-cell office:value-type="float" office:value="95.15" calcext:value-type="float">
            <text:p>95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41.93" calcext:value-type="float">
            <text:p>9341,93</text:p>
          </table:table-cell>
          <table:table-cell office:value-type="float" office:value="51930.61" calcext:value-type="float">
            <text:p>51930,61</text:p>
          </table:table-cell>
          <table:table-cell office:value-type="float" office:value="0" calcext:value-type="float">
            <text:p>0</text:p>
          </table:table-cell>
          <table:table-cell office:value-type="float" office:value="4421.22" calcext:value-type="float">
            <text:p>4421,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482.74" calcext:value-type="float">
            <text:p>1482,74</text:p>
          </table:table-cell>
          <table:table-cell office:value-type="float" office:value="760.8" calcext:value-type="float">
            <text:p>760,8</text:p>
          </table:table-cell>
          <table:table-cell office:value-type="float" office:value="0" calcext:value-type="float">
            <text:p>0</text:p>
          </table:table-cell>
          <table:table-cell office:value-type="float" office:value="6764.33" calcext:value-type="float">
            <text:p>6764,33</text:p>
          </table:table-cell>
          <table:table-cell office:value-type="float" office:value="29.21" calcext:value-type="float">
            <text:p>29,2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250.48" calcext:value-type="float">
            <text:p>41250,4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8480" calcext:value-type="float">
            <text:p>28480</text:p>
          </table:table-cell>
          <table:table-cell table:style-name="ce4" office:value-type="float" office:value="105173" calcext:value-type="float">
            <text:p>10517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868.48" calcext:value-type="float">
            <text:p>4868,48</text:p>
          </table:table-cell>
          <table:table-cell office:value-type="float" office:value="0" calcext:value-type="float">
            <text:p>0</text:p>
          </table:table-cell>
          <table:table-cell office:value-type="float" office:value="365632.27" calcext:value-type="float">
            <text:p>365632,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64.93" calcext:value-type="float">
            <text:p>3964,93</text:p>
          </table:table-cell>
          <table:table-cell office:value-type="float" office:value="0" calcext:value-type="float">
            <text:p>0</text:p>
          </table:table-cell>
          <table:table-cell office:value-type="float" office:value="1072.16" calcext:value-type="float">
            <text:p>1072,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8860.51" calcext:value-type="float">
            <text:p>338860,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5821.63" calcext:value-type="float">
            <text:p>175821,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0.62" calcext:value-type="float">
            <text:p>940,6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68220" calcext:value-type="float">
            <text:p>68220</text:p>
          </table:table-cell>
          <table:table-cell table:style-name="ce4" office:value-type="float" office:value="472523" calcext:value-type="float">
            <text:p>47252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85.11" calcext:value-type="float">
            <text:p>85,1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47.58" calcext:value-type="float">
            <text:p>747,58</text:p>
          </table:table-cell>
          <table:table-cell office:value-type="float" office:value="21.13" calcext:value-type="float">
            <text:p>21,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7" calcext:value-type="float">
            <text:p>2,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4.55" calcext:value-type="float">
            <text:p>94,55</text:p>
          </table:table-cell>
          <table:table-cell table:style-name="ce9" office:value-type="float" office:value="9318" calcext:value-type="float">
            <text:p>9318</text:p>
          </table:table-cell>
          <table:table-cell table:style-name="ce4" office:value-type="float" office:value="48871" calcext:value-type="float">
            <text:p>488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.04" calcext:value-type="float">
            <text:p>29,04</text:p>
          </table:table-cell>
          <table:table-cell office:value-type="float" office:value="0" calcext:value-type="float">
            <text:p>0</text:p>
          </table:table-cell>
          <table:table-cell office:value-type="float" office:value="33.1" calcext:value-type="float">
            <text:p>33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.14" calcext:value-type="float">
            <text:p>1052,14</text:p>
          </table:table-cell>
          <table:table-cell office:value-type="float" office:value="5.32" calcext:value-type="float">
            <text:p>5,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3.38" calcext:value-type="float">
            <text:p>93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09" calcext:value-type="float">
            <text:p>43,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99" calcext:value-type="float">
            <text:p>16,99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223" calcext:value-type="float">
            <text:p>9223</text:p>
          </table:table-cell>
          <table:table-cell table:style-name="ce4" office:value-type="float" office:value="47133" calcext:value-type="float">
            <text:p>471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14.69" calcext:value-type="float">
            <text:p>1214,69</text:p>
          </table:table-cell>
          <table:table-cell office:value-type="float" office:value="61.43" calcext:value-type="float">
            <text:p>61,43</text:p>
          </table:table-cell>
          <table:table-cell office:value-type="float" office:value="1459.32" calcext:value-type="float">
            <text:p>1459,32</text:p>
          </table:table-cell>
          <table:table-cell office:value-type="float" office:value="72.86" calcext:value-type="float">
            <text:p>72,86</text:p>
          </table:table-cell>
          <table:table-cell office:value-type="float" office:value="0" calcext:value-type="float">
            <text:p>0</text:p>
          </table:table-cell>
          <table:table-cell office:value-type="float" office:value="92253.89" calcext:value-type="float">
            <text:p>92253,89</text:p>
          </table:table-cell>
          <table:table-cell office:value-type="float" office:value="2317.06" calcext:value-type="float">
            <text:p>2317,06</text:p>
          </table:table-cell>
          <table:table-cell office:value-type="float" office:value="138.77" calcext:value-type="float">
            <text:p>138,77</text:p>
          </table:table-cell>
          <table:table-cell office:value-type="float" office:value="140.72" calcext:value-type="float">
            <text:p>140,72</text:p>
          </table:table-cell>
          <table:table-cell office:value-type="float" office:value="0" calcext:value-type="float">
            <text:p>0</text:p>
          </table:table-cell>
          <table:table-cell office:value-type="float" office:value="54.31" calcext:value-type="float">
            <text:p>54,31</text:p>
          </table:table-cell>
          <table:table-cell office:value-type="float" office:value="47.48" calcext:value-type="float">
            <text:p>47,48</text:p>
          </table:table-cell>
          <table:table-cell office:value-type="float" office:value="129475.9" calcext:value-type="float">
            <text:p>129475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.95" calcext:value-type="float">
            <text:p>138,95</text:p>
          </table:table-cell>
          <table:table-cell office:value-type="float" office:value="0" calcext:value-type="float">
            <text:p>0</text:p>
          </table:table-cell>
          <table:table-cell office:value-type="float" office:value="204.8" calcext:value-type="float">
            <text:p>204,8</text:p>
          </table:table-cell>
          <table:table-cell office:value-type="float" office:value="1254.78" calcext:value-type="float">
            <text:p>1254,78</text:p>
          </table:table-cell>
          <table:table-cell office:value-type="float" office:value="880.77" calcext:value-type="float">
            <text:p>880,77</text:p>
          </table:table-cell>
          <table:table-cell office:value-type="float" office:value="284.38" calcext:value-type="float">
            <text:p>284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8.77" calcext:value-type="float">
            <text:p>1488,77</text:p>
          </table:table-cell>
          <table:table-cell office:value-type="float" office:value="178.28" calcext:value-type="float">
            <text:p>178,28</text:p>
          </table:table-cell>
          <table:table-cell office:value-type="float" office:value="184.34" calcext:value-type="float">
            <text:p>184,34</text:p>
          </table:table-cell>
          <table:table-cell office:value-type="float" office:value="0" calcext:value-type="float">
            <text:p>0</text:p>
          </table:table-cell>
          <table:table-cell office:value-type="float" office:value="20.51" calcext:value-type="float">
            <text:p>20,51</text:p>
          </table:table-cell>
          <table:table-cell office:value-type="float" office:value="1085.39" calcext:value-type="float">
            <text:p>1085,3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31962" calcext:value-type="float">
            <text:p>31962</text:p>
          </table:table-cell>
          <table:table-cell table:style-name="ce4" office:value-type="float" office:value="145920" calcext:value-type="float">
            <text:p>14592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1.24" calcext:value-type="float">
            <text:p>361,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22" calcext:value-type="float">
            <text:p>-6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2.74" calcext:value-type="float">
            <text:p>1412,7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199" calcext:value-type="float">
            <text:p>9199</text:p>
          </table:table-cell>
          <table:table-cell table:style-name="ce4" office:value-type="float" office:value="47306" calcext:value-type="float">
            <text:p>4730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007.12" calcext:value-type="float">
            <text:p>4007,12</text:p>
          </table:table-cell>
          <table:table-cell office:value-type="float" office:value="0" calcext:value-type="float">
            <text:p>0</text:p>
          </table:table-cell>
          <table:table-cell office:value-type="float" office:value="1060.67" calcext:value-type="float">
            <text:p>1060,67</text:p>
          </table:table-cell>
          <table:table-cell office:value-type="float" office:value="114.75" calcext:value-type="float">
            <text:p>114,75</text:p>
          </table:table-cell>
          <table:table-cell office:value-type="float" office:value="0" calcext:value-type="float">
            <text:p>0</text:p>
          </table:table-cell>
          <table:table-cell office:value-type="float" office:value="10113.66" calcext:value-type="float">
            <text:p>10113,66</text:p>
          </table:table-cell>
          <table:table-cell office:value-type="float" office:value="191.34" calcext:value-type="float">
            <text:p>191,34</text:p>
          </table:table-cell>
          <table:table-cell office:value-type="float" office:value="2626.35" calcext:value-type="float">
            <text:p>2626,35</text:p>
          </table:table-cell>
          <table:table-cell office:value-type="float" office:value="635.78" calcext:value-type="float">
            <text:p>635,78</text:p>
          </table:table-cell>
          <table:table-cell office:value-type="float" office:value="0" calcext:value-type="float">
            <text:p>0</text:p>
          </table:table-cell>
          <table:table-cell office:value-type="float" office:value="203.4" calcext:value-type="float">
            <text:p>203,4</text:p>
          </table:table-cell>
          <table:table-cell office:value-type="float" office:value="14.76" calcext:value-type="float">
            <text:p>14,76</text:p>
          </table:table-cell>
          <table:table-cell office:value-type="float" office:value="76.12" calcext:value-type="float">
            <text:p>76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1" calcext:value-type="float">
            <text:p>37,61</text:p>
          </table:table-cell>
          <table:table-cell office:value-type="float" office:value="0" calcext:value-type="float">
            <text:p>0</text:p>
          </table:table-cell>
          <table:table-cell office:value-type="float" office:value="75.88" calcext:value-type="float">
            <text:p>75,88</text:p>
          </table:table-cell>
          <table:table-cell office:value-type="float" office:value="10436.78" calcext:value-type="float">
            <text:p>10436,78</text:p>
          </table:table-cell>
          <table:table-cell office:value-type="float" office:value="1183.41" calcext:value-type="float">
            <text:p>1183,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7.88" calcext:value-type="float">
            <text:p>937,88</text:p>
          </table:table-cell>
          <table:table-cell office:value-type="float" office:value="0" calcext:value-type="float">
            <text:p>0</text:p>
          </table:table-cell>
          <table:table-cell office:value-type="float" office:value="171.64" calcext:value-type="float">
            <text:p>171,64</text:p>
          </table:table-cell>
          <table:table-cell office:value-type="float" office:value="0" calcext:value-type="float">
            <text:p>0</text:p>
          </table:table-cell>
          <table:table-cell office:value-type="float" office:value="25.94" calcext:value-type="float">
            <text:p>25,94</text:p>
          </table:table-cell>
          <table:table-cell office:value-type="float" office:value="0" calcext:value-type="float">
            <text:p>0</text:p>
          </table:table-cell>
          <table:table-cell office:value-type="float" office:value="1462.69" calcext:value-type="float">
            <text:p>1462,69</text:p>
          </table:table-cell>
          <table:table-cell table:style-name="ce9" office:value-type="float" office:value="15261" calcext:value-type="float">
            <text:p>15261</text:p>
          </table:table-cell>
          <table:table-cell table:style-name="ce4" office:value-type="float" office:value="94917" calcext:value-type="float">
            <text:p>9491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1867.99" calcext:value-type="float">
            <text:p>41867,99</text:p>
          </table:table-cell>
          <table:table-cell office:value-type="float" office:value="110909.32" calcext:value-type="float">
            <text:p>110909,32</text:p>
          </table:table-cell>
          <table:table-cell office:value-type="float" office:value="17.4" calcext:value-type="float">
            <text:p>17,4</text:p>
          </table:table-cell>
          <table:table-cell office:value-type="float" office:value="4937.38" calcext:value-type="float">
            <text:p>4937,38</text:p>
          </table:table-cell>
          <table:table-cell office:value-type="float" office:value="748.3" calcext:value-type="float">
            <text:p>748,3</text:p>
          </table:table-cell>
          <table:table-cell office:value-type="float" office:value="3599.59" calcext:value-type="float">
            <text:p>3599,59</text:p>
          </table:table-cell>
          <table:table-cell office:value-type="float" office:value="1351.1" calcext:value-type="float">
            <text:p>1351,1</text:p>
          </table:table-cell>
          <table:table-cell office:value-type="float" office:value="0" calcext:value-type="float">
            <text:p>0</text:p>
          </table:table-cell>
          <table:table-cell office:value-type="float" office:value="7140.5" calcext:value-type="float">
            <text:p>7140,5</text:p>
          </table:table-cell>
          <table:table-cell office:value-type="float" office:value="0" calcext:value-type="float">
            <text:p>0</text:p>
          </table:table-cell>
          <table:table-cell office:value-type="float" office:value="798.94" calcext:value-type="float">
            <text:p>798,94</text:p>
          </table:table-cell>
          <table:table-cell office:value-type="float" office:value="9572.89" calcext:value-type="float">
            <text:p>9572,89</text:p>
          </table:table-cell>
          <table:table-cell office:value-type="float" office:value="523.23" calcext:value-type="float">
            <text:p>523,23</text:p>
          </table:table-cell>
          <table:table-cell office:value-type="float" office:value="113851.69" calcext:value-type="float">
            <text:p>113851,69</text:p>
          </table:table-cell>
          <table:table-cell office:value-type="float" office:value="0" calcext:value-type="float">
            <text:p>0</text:p>
          </table:table-cell>
          <table:table-cell office:value-type="float" office:value="198.57" calcext:value-type="float">
            <text:p>198,57</text:p>
          </table:table-cell>
          <table:table-cell office:value-type="float" office:value="0" calcext:value-type="float">
            <text:p>0</text:p>
          </table:table-cell>
          <table:table-cell office:value-type="float" office:value="12.48" calcext:value-type="float">
            <text:p>12,48</text:p>
          </table:table-cell>
          <table:table-cell office:value-type="float" office:value="5527.87" calcext:value-type="float">
            <text:p>5527,87</text:p>
          </table:table-cell>
          <table:table-cell office:value-type="float" office:value="65317.3" calcext:value-type="float">
            <text:p>65317,3</text:p>
          </table:table-cell>
          <table:table-cell office:value-type="float" office:value="1668.42" calcext:value-type="float">
            <text:p>1668,42</text:p>
          </table:table-cell>
          <table:table-cell office:value-type="float" office:value="1244.4" calcext:value-type="float">
            <text:p>1244,4</text:p>
          </table:table-cell>
          <table:table-cell office:value-type="float" office:value="406.35" calcext:value-type="float">
            <text:p>406,35</text:p>
          </table:table-cell>
          <table:table-cell office:value-type="float" office:value="965.65" calcext:value-type="float">
            <text:p>965,65</text:p>
          </table:table-cell>
          <table:table-cell office:value-type="float" office:value="0" calcext:value-type="float">
            <text:p>0</text:p>
          </table:table-cell>
          <table:table-cell office:value-type="float" office:value="8774.35" calcext:value-type="float">
            <text:p>8774,35</text:p>
          </table:table-cell>
          <table:table-cell office:value-type="float" office:value="0" calcext:value-type="float">
            <text:p>0</text:p>
          </table:table-cell>
          <table:table-cell office:value-type="float" office:value="26.69" calcext:value-type="float">
            <text:p>26,69</text:p>
          </table:table-cell>
          <table:table-cell office:value-type="float" office:value="0" calcext:value-type="float">
            <text:p>0</text:p>
          </table:table-cell>
          <table:table-cell office:value-type="float" office:value="208.62" calcext:value-type="float">
            <text:p>208,62</text:p>
          </table:table-cell>
          <table:table-cell table:style-name="ce9" office:value-type="float" office:value="33663" calcext:value-type="float">
            <text:p>33663</text:p>
          </table:table-cell>
          <table:table-cell table:style-name="ce4" office:value-type="float" office:value="85322" calcext:value-type="float">
            <text:p>8532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346.51" calcext:value-type="float">
            <text:p>7346,51</text:p>
          </table:table-cell>
          <table:table-cell office:value-type="float" office:value="42.75" calcext:value-type="float">
            <text:p>42,75</text:p>
          </table:table-cell>
          <table:table-cell office:value-type="float" office:value="175.96" calcext:value-type="float">
            <text:p>175,96</text:p>
          </table:table-cell>
          <table:table-cell office:value-type="float" office:value="489.8" calcext:value-type="float">
            <text:p>489,8</text:p>
          </table:table-cell>
          <table:table-cell office:value-type="float" office:value="0" calcext:value-type="float">
            <text:p>0</text:p>
          </table:table-cell>
          <table:table-cell office:value-type="float" office:value="40.59" calcext:value-type="float">
            <text:p>40,59</text:p>
          </table:table-cell>
          <table:table-cell office:value-type="float" office:value="128.15" calcext:value-type="float">
            <text:p>128,15</text:p>
          </table:table-cell>
          <table:table-cell office:value-type="float" office:value="128.56" calcext:value-type="float">
            <text:p>128,56</text:p>
          </table:table-cell>
          <table:table-cell office:value-type="float" office:value="-229.97" calcext:value-type="float">
            <text:p>-229,97</text:p>
          </table:table-cell>
          <table:table-cell office:value-type="float" office:value="0" calcext:value-type="float">
            <text:p>0</text:p>
          </table:table-cell>
          <table:table-cell office:value-type="float" office:value="711.03" calcext:value-type="float">
            <text:p>711,03</text:p>
          </table:table-cell>
          <table:table-cell office:value-type="float" office:value="853.57" calcext:value-type="float">
            <text:p>853,57</text:p>
          </table:table-cell>
          <table:table-cell office:value-type="float" office:value="232.64" calcext:value-type="float">
            <text:p>232,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.51" calcext:value-type="float">
            <text:p>24,51</text:p>
          </table:table-cell>
          <table:table-cell office:value-type="float" office:value="11135.03" calcext:value-type="float">
            <text:p>11135,03</text:p>
          </table:table-cell>
          <table:table-cell office:value-type="float" office:value="246.39" calcext:value-type="float">
            <text:p>246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3.38" calcext:value-type="float">
            <text:p>713,38</text:p>
          </table:table-cell>
          <table:table-cell office:value-type="float" office:value="0" calcext:value-type="float">
            <text:p>0</text:p>
          </table:table-cell>
          <table:table-cell office:value-type="float" office:value="-128.1" calcext:value-type="float">
            <text:p>-128,1</text:p>
          </table:table-cell>
          <table:table-cell office:value-type="float" office:value="0" calcext:value-type="float">
            <text:p>0</text:p>
          </table:table-cell>
          <table:table-cell office:value-type="float" office:value="92.57" calcext:value-type="float">
            <text:p>92,57</text:p>
          </table:table-cell>
          <table:table-cell office:value-type="float" office:value="0" calcext:value-type="float">
            <text:p>0</text:p>
          </table:table-cell>
          <table:table-cell office:value-type="float" office:value="333.63" calcext:value-type="float">
            <text:p>333,63</text:p>
          </table:table-cell>
          <table:table-cell table:style-name="ce9" office:value-type="float" office:value="11027" calcext:value-type="float">
            <text:p>11027</text:p>
          </table:table-cell>
          <table:table-cell table:style-name="ce4" office:value-type="float" office:value="56491" calcext:value-type="float">
            <text:p>5649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962.96" calcext:value-type="float">
            <text:p>13962,96</text:p>
          </table:table-cell>
          <table:table-cell office:value-type="float" office:value="3595.26" calcext:value-type="float">
            <text:p>3595,26</text:p>
          </table:table-cell>
          <table:table-cell office:value-type="float" office:value="0" calcext:value-type="float">
            <text:p>0</text:p>
          </table:table-cell>
          <table:table-cell office:value-type="float" office:value="81.52" calcext:value-type="float">
            <text:p>81,52</text:p>
          </table:table-cell>
          <table:table-cell office:value-type="float" office:value="0" calcext:value-type="float">
            <text:p>0</text:p>
          </table:table-cell>
          <table:table-cell office:value-type="float" office:value="1594.35" calcext:value-type="float">
            <text:p>1594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3" calcext:value-type="float">
            <text:p>23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0.17" calcext:value-type="float">
            <text:p>810,17</text:p>
          </table:table-cell>
          <table:table-cell office:value-type="float" office:value="97.39" calcext:value-type="float">
            <text:p>97,39</text:p>
          </table:table-cell>
          <table:table-cell office:value-type="float" office:value="7949.32" calcext:value-type="float">
            <text:p>7949,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8.53" calcext:value-type="float">
            <text:p>598,53</text:p>
          </table:table-cell>
          <table:table-cell office:value-type="float" office:value="12332.89" calcext:value-type="float">
            <text:p>12332,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1.19" calcext:value-type="float">
            <text:p>841,1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2743" calcext:value-type="float">
            <text:p>12743</text:p>
          </table:table-cell>
          <table:table-cell table:style-name="ce4" office:value-type="float" office:value="59953" calcext:value-type="float">
            <text:p>5995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9.48" calcext:value-type="float">
            <text:p>69,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.07" calcext:value-type="float">
            <text:p>119,07</text:p>
          </table:table-cell>
          <table:table-cell office:value-type="float" office:value="0" calcext:value-type="float">
            <text:p>0</text:p>
          </table:table-cell>
          <table:table-cell office:value-type="float" office:value="4.26" calcext:value-type="float">
            <text:p>4,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.08" calcext:value-type="float">
            <text:p>9,08</text:p>
          </table:table-cell>
          <table:table-cell office:value-type="float" office:value="75.91" calcext:value-type="float">
            <text:p>75,91</text:p>
          </table:table-cell>
          <table:table-cell office:value-type="float" office:value="13.19" calcext:value-type="float">
            <text:p>13,19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109" calcext:value-type="float">
            <text:p>9109</text:p>
          </table:table-cell>
          <table:table-cell table:style-name="ce4" office:value-type="float" office:value="46608" calcext:value-type="float">
            <text:p>4660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21" calcext:value-type="float">
            <text:p>27,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.22" calcext:value-type="float">
            <text:p>56,22</text:p>
          </table:table-cell>
          <table:table-cell office:value-type="float" office:value="0" calcext:value-type="float">
            <text:p>0</text:p>
          </table:table-cell>
          <table:table-cell office:value-type="float" office:value="-26.84" calcext:value-type="float">
            <text:p>-26,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62.35" calcext:value-type="float">
            <text:p>562,35</text:p>
          </table:table-cell>
          <table:table-cell office:value-type="float" office:value="0" calcext:value-type="float">
            <text:p>0</text:p>
          </table:table-cell>
          <table:table-cell office:value-type="float" office:value="2876.91" calcext:value-type="float">
            <text:p>2876,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58" calcext:value-type="float">
            <text:p>47,5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002" calcext:value-type="float">
            <text:p>9002</text:p>
          </table:table-cell>
          <table:table-cell table:style-name="ce4" office:value-type="float" office:value="46050" calcext:value-type="float">
            <text:p>460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4534.59" calcext:value-type="float">
            <text:p>44534,59</text:p>
          </table:table-cell>
          <table:table-cell office:value-type="float" office:value="0" calcext:value-type="float">
            <text:p>0</text:p>
          </table:table-cell>
          <table:table-cell office:value-type="float" office:value="1585.43" calcext:value-type="float">
            <text:p>1585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7.68" calcext:value-type="float">
            <text:p>477,68</text:p>
          </table:table-cell>
          <table:table-cell office:value-type="float" office:value="1058.68" calcext:value-type="float">
            <text:p>1058,68</text:p>
          </table:table-cell>
          <table:table-cell office:value-type="float" office:value="4144.12" calcext:value-type="float">
            <text:p>4144,12</text:p>
          </table:table-cell>
          <table:table-cell office:value-type="float" office:value="2543.41" calcext:value-type="float">
            <text:p>2543,41</text:p>
          </table:table-cell>
          <table:table-cell office:value-type="float" office:value="0" calcext:value-type="float">
            <text:p>0</text:p>
          </table:table-cell>
          <table:table-cell office:value-type="float" office:value="431.49" calcext:value-type="float">
            <text:p>431,49</text:p>
          </table:table-cell>
          <table:table-cell office:value-type="float" office:value="495.84" calcext:value-type="float">
            <text:p>495,84</text:p>
          </table:table-cell>
          <table:table-cell office:value-type="float" office:value="615.64" calcext:value-type="float">
            <text:p>615,64</text:p>
          </table:table-cell>
          <table:table-cell office:value-type="float" office:value="115.49" calcext:value-type="float">
            <text:p>115,49</text:p>
          </table:table-cell>
          <table:table-cell office:value-type="float" office:value="0" calcext:value-type="float">
            <text:p>0</text:p>
          </table:table-cell>
          <table:table-cell office:value-type="float" office:value="55.72" calcext:value-type="float">
            <text:p>55,72</text:p>
          </table:table-cell>
          <table:table-cell office:value-type="float" office:value="0" calcext:value-type="float">
            <text:p>0</text:p>
          </table:table-cell>
          <table:table-cell office:value-type="float" office:value="77.08" calcext:value-type="float">
            <text:p>77,08</text:p>
          </table:table-cell>
          <table:table-cell office:value-type="float" office:value="1182.25" calcext:value-type="float">
            <text:p>1182,25</text:p>
          </table:table-cell>
          <table:table-cell office:value-type="float" office:value="29442.36" calcext:value-type="float">
            <text:p>29442,36</text:p>
          </table:table-cell>
          <table:table-cell office:value-type="float" office:value="3842.33" calcext:value-type="float">
            <text:p>3842,33</text:p>
          </table:table-cell>
          <table:table-cell office:value-type="float" office:value="1412.92" calcext:value-type="float">
            <text:p>1412,92</text:p>
          </table:table-cell>
          <table:table-cell office:value-type="float" office:value="0" calcext:value-type="float">
            <text:p>0</text:p>
          </table:table-cell>
          <table:table-cell office:value-type="float" office:value="599.34" calcext:value-type="float">
            <text:p>599,34</text:p>
          </table:table-cell>
          <table:table-cell office:value-type="float" office:value="0" calcext:value-type="float">
            <text:p>0</text:p>
          </table:table-cell>
          <table:table-cell office:value-type="float" office:value="2341.7" calcext:value-type="float">
            <text:p>2341,7</text:p>
          </table:table-cell>
          <table:table-cell office:value-type="float" office:value="0" calcext:value-type="float">
            <text:p>0</text:p>
          </table:table-cell>
          <table:table-cell office:value-type="float" office:value="148.44" calcext:value-type="float">
            <text:p>148,44</text:p>
          </table:table-cell>
          <table:table-cell office:value-type="float" office:value="0" calcext:value-type="float">
            <text:p>0</text:p>
          </table:table-cell>
          <table:table-cell office:value-type="float" office:value="175.2" calcext:value-type="float">
            <text:p>175,2</text:p>
          </table:table-cell>
          <table:table-cell table:style-name="ce9" office:value-type="float" office:value="17757" calcext:value-type="float">
            <text:p>17757</text:p>
          </table:table-cell>
          <table:table-cell table:style-name="ce4" office:value-type="float" office:value="83061" calcext:value-type="float">
            <text:p>8306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906.73" calcext:value-type="float">
            <text:p>5906,73</text:p>
          </table:table-cell>
          <table:table-cell office:value-type="float" office:value="169.56" calcext:value-type="float">
            <text:p>169,56</text:p>
          </table:table-cell>
          <table:table-cell office:value-type="float" office:value="12.2" calcext:value-type="float">
            <text:p>12,2</text:p>
          </table:table-cell>
          <table:table-cell office:value-type="float" office:value="597.04" calcext:value-type="float">
            <text:p>597,04</text:p>
          </table:table-cell>
          <table:table-cell office:value-type="float" office:value="0" calcext:value-type="float">
            <text:p>0</text:p>
          </table:table-cell>
          <table:table-cell office:value-type="float" office:value="3353.05" calcext:value-type="float">
            <text:p>3353,05</text:p>
          </table:table-cell>
          <table:table-cell office:value-type="float" office:value="1775.46" calcext:value-type="float">
            <text:p>1775,46</text:p>
          </table:table-cell>
          <table:table-cell office:value-type="float" office:value="628.14" calcext:value-type="float">
            <text:p>628,14</text:p>
          </table:table-cell>
          <table:table-cell office:value-type="float" office:value="425.71" calcext:value-type="float">
            <text:p>425,71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,46</text:p>
          </table:table-cell>
          <table:table-cell office:value-type="float" office:value="33.86" calcext:value-type="float">
            <text:p>33,86</text:p>
          </table:table-cell>
          <table:table-cell office:value-type="float" office:value="48.98" calcext:value-type="float">
            <text:p>48,98</text:p>
          </table:table-cell>
          <table:table-cell office:value-type="float" office:value="4.97" calcext:value-type="float">
            <text:p>4,97</text:p>
          </table:table-cell>
          <table:table-cell office:value-type="float" office:value="0" calcext:value-type="float">
            <text:p>0</text:p>
          </table:table-cell>
          <table:table-cell office:value-type="float" office:value="11.97" calcext:value-type="float">
            <text:p>11,97</text:p>
          </table:table-cell>
          <table:table-cell office:value-type="float" office:value="0" calcext:value-type="float">
            <text:p>0</text:p>
          </table:table-cell>
          <table:table-cell office:value-type="float" office:value="552.34" calcext:value-type="float">
            <text:p>552,34</text:p>
          </table:table-cell>
          <table:table-cell office:value-type="float" office:value="1117.13" calcext:value-type="float">
            <text:p>1117,13</text:p>
          </table:table-cell>
          <table:table-cell office:value-type="float" office:value="1116.01" calcext:value-type="float">
            <text:p>1116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6.29" calcext:value-type="float">
            <text:p>916,29</text:p>
          </table:table-cell>
          <table:table-cell office:value-type="float" office:value="0" calcext:value-type="float">
            <text:p>0</text:p>
          </table:table-cell>
          <table:table-cell office:value-type="float" office:value="26.23" calcext:value-type="float">
            <text:p>26,23</text:p>
          </table:table-cell>
          <table:table-cell office:value-type="float" office:value="0.63" calcext:value-type="float">
            <text:p>0,63</text:p>
          </table:table-cell>
          <table:table-cell office:value-type="float" office:value="131.03" calcext:value-type="float">
            <text:p>131,03</text:p>
          </table:table-cell>
          <table:table-cell office:value-type="float" office:value="0" calcext:value-type="float">
            <text:p>0</text:p>
          </table:table-cell>
          <table:table-cell office:value-type="float" office:value="1065.28" calcext:value-type="float">
            <text:p>1065,28</text:p>
          </table:table-cell>
          <table:table-cell table:style-name="ce9" office:value-type="float" office:value="11682" calcext:value-type="float">
            <text:p>11682</text:p>
          </table:table-cell>
          <table:table-cell table:style-name="ce4" office:value-type="float" office:value="61535" calcext:value-type="float">
            <text:p>6153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1342.55" calcext:value-type="float">
            <text:p>1342,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10.58" calcext:value-type="float">
            <text:p>710,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.76" calcext:value-type="float">
            <text:p>4,7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296" calcext:value-type="float">
            <text:p>9296</text:p>
          </table:table-cell>
          <table:table-cell table:style-name="ce4" office:value-type="float" office:value="47414" calcext:value-type="float">
            <text:p>4741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65.28" calcext:value-type="float">
            <text:p>1465,28</text:p>
          </table:table-cell>
          <table:table-cell office:value-type="float" office:value="0" calcext:value-type="float">
            <text:p>0</text:p>
          </table:table-cell>
          <table:table-cell office:value-type="float" office:value="422.36" calcext:value-type="float">
            <text:p>422,36</text:p>
          </table:table-cell>
          <table:table-cell office:value-type="float" office:value="0" calcext:value-type="float">
            <text:p>0</text:p>
          </table:table-cell>
          <table:table-cell office:value-type="float" office:value="50.57" calcext:value-type="float">
            <text:p>50,57</text:p>
          </table:table-cell>
          <table:table-cell office:value-type="float" office:value="3293.98" calcext:value-type="float">
            <text:p>3293,98</text:p>
          </table:table-cell>
          <table:table-cell office:value-type="float" office:value="174.09" calcext:value-type="float">
            <text:p>174,09</text:p>
          </table:table-cell>
          <table:table-cell office:value-type="float" office:value="101.83" calcext:value-type="float">
            <text:p>101,83</text:p>
          </table:table-cell>
          <table:table-cell office:value-type="float" office:value="33.63" calcext:value-type="float">
            <text:p>33,63</text:p>
          </table:table-cell>
          <table:table-cell office:value-type="float" office:value="0" calcext:value-type="float">
            <text:p>0</text:p>
          </table:table-cell>
          <table:table-cell office:value-type="float" office:value="49.51" calcext:value-type="float">
            <text:p>49,51</text:p>
          </table:table-cell>
          <table:table-cell office:value-type="float" office:value="0" calcext:value-type="float">
            <text:p>0</text:p>
          </table:table-cell>
          <table:table-cell office:value-type="float" office:value="2624.02" calcext:value-type="float">
            <text:p>2624,02</text:p>
          </table:table-cell>
          <table:table-cell office:value-type="float" office:value="414.64" calcext:value-type="float">
            <text:p>414,64</text:p>
          </table:table-cell>
          <table:table-cell office:value-type="float" office:value="0" calcext:value-type="float">
            <text:p>0</text:p>
          </table:table-cell>
          <table:table-cell office:value-type="float" office:value="48.64" calcext:value-type="float">
            <text:p>48,64</text:p>
          </table:table-cell>
          <table:table-cell office:value-type="float" office:value="0" calcext:value-type="float">
            <text:p>0</text:p>
          </table:table-cell>
          <table:table-cell office:value-type="float" office:value="68.91" calcext:value-type="float">
            <text:p>68,91</text:p>
          </table:table-cell>
          <table:table-cell office:value-type="float" office:value="1452.04" calcext:value-type="float">
            <text:p>1452,04</text:p>
          </table:table-cell>
          <table:table-cell office:value-type="float" office:value="587.88" calcext:value-type="float">
            <text:p>587,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97" calcext:value-type="float">
            <text:p>66,97</text:p>
          </table:table-cell>
          <table:table-cell office:value-type="float" office:value="257.22" calcext:value-type="float">
            <text:p>257,22</text:p>
          </table:table-cell>
          <table:table-cell office:value-type="float" office:value="1.83" calcext:value-type="float">
            <text:p>1,83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,78</text:p>
          </table:table-cell>
          <table:table-cell office:value-type="float" office:value="0" calcext:value-type="float">
            <text:p>0</text:p>
          </table:table-cell>
          <table:table-cell office:value-type="float" office:value="38.6" calcext:value-type="float">
            <text:p>38,6</text:p>
          </table:table-cell>
          <table:table-cell table:style-name="ce9" office:value-type="float" office:value="10478" calcext:value-type="float">
            <text:p>10478</text:p>
          </table:table-cell>
          <table:table-cell table:style-name="ce4" office:value-type="float" office:value="54906" calcext:value-type="float">
            <text:p>5490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807.51" calcext:value-type="float">
            <text:p>2807,51</text:p>
          </table:table-cell>
          <table:table-cell office:value-type="float" office:value="0" calcext:value-type="float">
            <text:p>0</text:p>
          </table:table-cell>
          <table:table-cell office:value-type="float" office:value="465.19" calcext:value-type="float">
            <text:p>465,19</text:p>
          </table:table-cell>
          <table:table-cell office:value-type="float" office:value="1431.81" calcext:value-type="float">
            <text:p>1431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7.21" calcext:value-type="float">
            <text:p>397,21</text:p>
          </table:table-cell>
          <table:table-cell office:value-type="float" office:value="285.11" calcext:value-type="float">
            <text:p>285,11</text:p>
          </table:table-cell>
          <table:table-cell office:value-type="float" office:value="457.49" calcext:value-type="float">
            <text:p>457,49</text:p>
          </table:table-cell>
          <table:table-cell office:value-type="float" office:value="0" calcext:value-type="float">
            <text:p>0</text:p>
          </table:table-cell>
          <table:table-cell office:value-type="float" office:value="158.54" calcext:value-type="float">
            <text:p>158,54</text:p>
          </table:table-cell>
          <table:table-cell office:value-type="float" office:value="1286.71" calcext:value-type="float">
            <text:p>1286,71</text:p>
          </table:table-cell>
          <table:table-cell office:value-type="float" office:value="73.18" calcext:value-type="float">
            <text:p>73,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56" calcext:value-type="float">
            <text:p>18,56</text:p>
          </table:table-cell>
          <table:table-cell office:value-type="float" office:value="0" calcext:value-type="float">
            <text:p>0</text:p>
          </table:table-cell>
          <table:table-cell office:value-type="float" office:value="2879.59" calcext:value-type="float">
            <text:p>2879,59</text:p>
          </table:table-cell>
          <table:table-cell office:value-type="float" office:value="564.6" calcext:value-type="float">
            <text:p>564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3.26" calcext:value-type="float">
            <text:p>463,26</text:p>
          </table:table-cell>
          <table:table-cell office:value-type="float" office:value="0" calcext:value-type="float">
            <text:p>0</text:p>
          </table:table-cell>
          <table:table-cell office:value-type="float" office:value="-264.74" calcext:value-type="float">
            <text:p>-264,74</text:p>
          </table:table-cell>
          <table:table-cell office:value-type="float" office:value="0" calcext:value-type="float">
            <text:p>0</text:p>
          </table:table-cell>
          <table:table-cell office:value-type="float" office:value="45.41" calcext:value-type="float">
            <text:p>45,41</text:p>
          </table:table-cell>
          <table:table-cell office:value-type="float" office:value="0" calcext:value-type="float">
            <text:p>0</text:p>
          </table:table-cell>
          <table:table-cell office:value-type="float" office:value="158.88" calcext:value-type="float">
            <text:p>158,88</text:p>
          </table:table-cell>
          <table:table-cell table:style-name="ce9" office:value-type="float" office:value="10596" calcext:value-type="float">
            <text:p>10596</text:p>
          </table:table-cell>
          <table:table-cell table:style-name="ce4" office:value-type="float" office:value="55086" calcext:value-type="float">
            <text:p>5508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64094.24" calcext:value-type="float">
            <text:p>164094,24</text:p>
          </table:table-cell>
          <table:table-cell office:value-type="float" office:value="2628.36" calcext:value-type="float">
            <text:p>2628,36</text:p>
          </table:table-cell>
          <table:table-cell office:value-type="float" office:value="11925.48" calcext:value-type="float">
            <text:p>11925,48</text:p>
          </table:table-cell>
          <table:table-cell office:value-type="float" office:value="172.92" calcext:value-type="float">
            <text:p>172,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308.84" calcext:value-type="float">
            <text:p>32308,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191.96" calcext:value-type="float">
            <text:p>20191,96</text:p>
          </table:table-cell>
          <table:table-cell office:value-type="float" office:value="6031.97" calcext:value-type="float">
            <text:p>6031,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25.96" calcext:value-type="float">
            <text:p>-1425,9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44213" calcext:value-type="float">
            <text:p>44213</text:p>
          </table:table-cell>
          <table:table-cell table:style-name="ce4" office:value-type="float" office:value="223896" calcext:value-type="float">
            <text:p>2238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315.56" calcext:value-type="float">
            <text:p>49315,56</text:p>
          </table:table-cell>
          <table:table-cell office:value-type="float" office:value="47742.94" calcext:value-type="float">
            <text:p>47742,94</text:p>
          </table:table-cell>
          <table:table-cell office:value-type="float" office:value="0" calcext:value-type="float">
            <text:p>0</text:p>
          </table:table-cell>
          <table:table-cell office:value-type="float" office:value="3359.23" calcext:value-type="float">
            <text:p>3359,23</text:p>
          </table:table-cell>
          <table:table-cell office:value-type="float" office:value="139.67" calcext:value-type="float">
            <text:p>139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088" calcext:value-type="float">
            <text:p>93088</text:p>
          </table:table-cell>
          <table:table-cell office:value-type="float" office:value="155.95" calcext:value-type="float">
            <text:p>155,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5.71" calcext:value-type="float">
            <text:p>345,71</text:p>
          </table:table-cell>
          <table:table-cell office:value-type="float" office:value="433.47" calcext:value-type="float">
            <text:p>433,47</text:p>
          </table:table-cell>
          <table:table-cell office:value-type="float" office:value="0" calcext:value-type="float">
            <text:p>0</text:p>
          </table:table-cell>
          <table:table-cell office:value-type="float" office:value="73205.56" calcext:value-type="float">
            <text:p>73205,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38.09" calcext:value-type="float">
            <text:p>-1438,09</text:p>
          </table:table-cell>
          <table:table-cell office:value-type="float" office:value="0" calcext:value-type="float">
            <text:p>0</text:p>
          </table:table-cell>
          <table:table-cell office:value-type="float" office:value="111.85" calcext:value-type="float">
            <text:p>111,8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32512" calcext:value-type="float">
            <text:p>32512</text:p>
          </table:table-cell>
          <table:table-cell table:style-name="ce4" office:value-type="float" office:value="251044" calcext:value-type="float">
            <text:p>25104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72.74" calcext:value-type="float">
            <text:p>372,74</text:p>
          </table:table-cell>
          <table:table-cell office:value-type="float" office:value="0" calcext:value-type="float">
            <text:p>0</text:p>
          </table:table-cell>
          <table:table-cell office:value-type="float" office:value="143.89" calcext:value-type="float">
            <text:p>143,89</text:p>
          </table:table-cell>
          <table:table-cell office:value-type="float" office:value="168.77" calcext:value-type="float">
            <text:p>168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06" calcext:value-type="float">
            <text:p>56,06</text:p>
          </table:table-cell>
          <table:table-cell office:value-type="float" office:value="242.24" calcext:value-type="float">
            <text:p>242,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.36" calcext:value-type="float">
            <text:p>405,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36" calcext:value-type="float">
            <text:p>15,36</text:p>
          </table:table-cell>
          <table:table-cell office:value-type="float" office:value="0" calcext:value-type="float">
            <text:p>0</text:p>
          </table:table-cell>
          <table:table-cell office:value-type="float" office:value="1194.62" calcext:value-type="float">
            <text:p>1194,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.86" calcext:value-type="float">
            <text:p>76,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2.91" calcext:value-type="float">
            <text:p>342,91</text:p>
          </table:table-cell>
          <table:table-cell table:style-name="ce9" office:value-type="float" office:value="9377" calcext:value-type="float">
            <text:p>9377</text:p>
          </table:table-cell>
          <table:table-cell table:style-name="ce4" office:value-type="float" office:value="48509" calcext:value-type="float">
            <text:p>4850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547.94" calcext:value-type="float">
            <text:p>2547,94</text:p>
          </table:table-cell>
          <table:table-cell office:value-type="float" office:value="0" calcext:value-type="float">
            <text:p>0</text:p>
          </table:table-cell>
          <table:table-cell office:value-type="float" office:value="28.33" calcext:value-type="float">
            <text:p>28,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7" calcext:value-type="float">
            <text:p>9,77</text:p>
          </table:table-cell>
          <table:table-cell office:value-type="float" office:value="9.08" calcext:value-type="float">
            <text:p>9,08</text:p>
          </table:table-cell>
          <table:table-cell office:value-type="float" office:value="109.19" calcext:value-type="float">
            <text:p>109,19</text:p>
          </table:table-cell>
          <table:table-cell office:value-type="float" office:value="0" calcext:value-type="float">
            <text:p>0</text:p>
          </table:table-cell>
          <table:table-cell office:value-type="float" office:value="38.16" calcext:value-type="float">
            <text:p>38,16</text:p>
          </table:table-cell>
          <table:table-cell office:value-type="float" office:value="276.56" calcext:value-type="float">
            <text:p>276,56</text:p>
          </table:table-cell>
          <table:table-cell office:value-type="float" office:value="338.43" calcext:value-type="float">
            <text:p>338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09" calcext:value-type="float">
            <text:p>62,09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,53</text:p>
          </table:table-cell>
          <table:table-cell office:value-type="float" office:value="0" calcext:value-type="float">
            <text:p>0</text:p>
          </table:table-cell>
          <table:table-cell office:value-type="float" office:value="8902.88" calcext:value-type="float">
            <text:p>8902,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.36" calcext:value-type="float">
            <text:p>174,36</text:p>
          </table:table-cell>
          <table:table-cell office:value-type="float" office:value="0" calcext:value-type="float">
            <text:p>0</text:p>
          </table:table-cell>
          <table:table-cell office:value-type="float" office:value="367.22" calcext:value-type="float">
            <text:p>367,22</text:p>
          </table:table-cell>
          <table:table-cell office:value-type="float" office:value="0" calcext:value-type="float">
            <text:p>0</text:p>
          </table:table-cell>
          <table:table-cell office:value-type="float" office:value="60.27" calcext:value-type="float">
            <text:p>60,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664" calcext:value-type="float">
            <text:p>9664</text:p>
          </table:table-cell>
          <table:table-cell table:style-name="ce4" office:value-type="float" office:value="47200" calcext:value-type="float">
            <text:p>472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5803.49" calcext:value-type="float">
            <text:p>65803,49</text:p>
          </table:table-cell>
          <table:table-cell office:value-type="float" office:value="0" calcext:value-type="float">
            <text:p>0</text:p>
          </table:table-cell>
          <table:table-cell office:value-type="float" office:value="16856.18" calcext:value-type="float">
            <text:p>16856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.69" calcext:value-type="float">
            <text:p>169,69</text:p>
          </table:table-cell>
          <table:table-cell office:value-type="float" office:value="1306.42" calcext:value-type="float">
            <text:p>1306,42</text:p>
          </table:table-cell>
          <table:table-cell office:value-type="float" office:value="1013.09" calcext:value-type="float">
            <text:p>1013,09</text:p>
          </table:table-cell>
          <table:table-cell office:value-type="float" office:value="120.83" calcext:value-type="float">
            <text:p>120,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1" calcext:value-type="float">
            <text:p>16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1.5" calcext:value-type="float">
            <text:p>491,5</text:p>
          </table:table-cell>
          <table:table-cell office:value-type="float" office:value="0" calcext:value-type="float">
            <text:p>0</text:p>
          </table:table-cell>
          <table:table-cell office:value-type="float" office:value="348.55" calcext:value-type="float">
            <text:p>348,55</text:p>
          </table:table-cell>
          <table:table-cell office:value-type="float" office:value="80.32" calcext:value-type="float">
            <text:p>80,32</text:p>
          </table:table-cell>
          <table:table-cell office:value-type="float" office:value="19073.2" calcext:value-type="float">
            <text:p>19073,2</text:p>
          </table:table-cell>
          <table:table-cell office:value-type="float" office:value="9463.3" calcext:value-type="float">
            <text:p>9463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6.87" calcext:value-type="float">
            <text:p>596,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0.33" calcext:value-type="float">
            <text:p>450,33</text:p>
          </table:table-cell>
          <table:table-cell table:style-name="ce9" office:value-type="float" office:value="21300" calcext:value-type="float">
            <text:p>21300</text:p>
          </table:table-cell>
          <table:table-cell table:style-name="ce4" office:value-type="float" office:value="119639" calcext:value-type="float">
            <text:p>11963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190.6" calcext:value-type="float">
            <text:p>7190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37.04" calcext:value-type="float">
            <text:p>2237,04</text:p>
          </table:table-cell>
          <table:table-cell office:value-type="float" office:value="27570.28" calcext:value-type="float">
            <text:p>27570,28</text:p>
          </table:table-cell>
          <table:table-cell office:value-type="float" office:value="2694.58" calcext:value-type="float">
            <text:p>2694,58</text:p>
          </table:table-cell>
          <table:table-cell office:value-type="float" office:value="402.89" calcext:value-type="float">
            <text:p>402,89</text:p>
          </table:table-cell>
          <table:table-cell office:value-type="float" office:value="1299.04" calcext:value-type="float">
            <text:p>1299,04</text:p>
          </table:table-cell>
          <table:table-cell office:value-type="float" office:value="0" calcext:value-type="float">
            <text:p>0</text:p>
          </table:table-cell>
          <table:table-cell office:value-type="float" office:value="766.65" calcext:value-type="float">
            <text:p>766,65</text:p>
          </table:table-cell>
          <table:table-cell office:value-type="float" office:value="973.45" calcext:value-type="float">
            <text:p>973,45</text:p>
          </table:table-cell>
          <table:table-cell office:value-type="float" office:value="0" calcext:value-type="float">
            <text:p>0</text:p>
          </table:table-cell>
          <table:table-cell office:value-type="float" office:value="57.68" calcext:value-type="float">
            <text:p>57,68</text:p>
          </table:table-cell>
          <table:table-cell office:value-type="float" office:value="0" calcext:value-type="float">
            <text:p>0</text:p>
          </table:table-cell>
          <table:table-cell office:value-type="float" office:value="48.17" calcext:value-type="float">
            <text:p>48,17</text:p>
          </table:table-cell>
          <table:table-cell office:value-type="float" office:value="0" calcext:value-type="float">
            <text:p>0</text:p>
          </table:table-cell>
          <table:table-cell office:value-type="float" office:value="1873.59" calcext:value-type="float">
            <text:p>1873,59</text:p>
          </table:table-cell>
          <table:table-cell office:value-type="float" office:value="24802.11" calcext:value-type="float">
            <text:p>24802,11</text:p>
          </table:table-cell>
          <table:table-cell office:value-type="float" office:value="4357.88" calcext:value-type="float">
            <text:p>4357,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6.79" calcext:value-type="float">
            <text:p>516,79</text:p>
          </table:table-cell>
          <table:table-cell office:value-type="float" office:value="0" calcext:value-type="float">
            <text:p>0</text:p>
          </table:table-cell>
          <table:table-cell office:value-type="float" office:value="635.4" calcext:value-type="float">
            <text:p>635,4</text:p>
          </table:table-cell>
          <table:table-cell office:value-type="float" office:value="0" calcext:value-type="float">
            <text:p>0</text:p>
          </table:table-cell>
          <table:table-cell office:value-type="float" office:value="47.32" calcext:value-type="float">
            <text:p>47,32</text:p>
          </table:table-cell>
          <table:table-cell office:value-type="float" office:value="0" calcext:value-type="float">
            <text:p>0</text:p>
          </table:table-cell>
          <table:table-cell office:value-type="float" office:value="2238.18" calcext:value-type="float">
            <text:p>2238,18</text:p>
          </table:table-cell>
          <table:table-cell table:style-name="ce9" office:value-type="float" office:value="20477" calcext:value-type="float">
            <text:p>20477</text:p>
          </table:table-cell>
          <table:table-cell table:style-name="ce4" office:value-type="float" office:value="139568" calcext:value-type="float">
            <text:p>13956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123.04" calcext:value-type="float">
            <text:p>2123,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58.63" calcext:value-type="float">
            <text:p>1158,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44" calcext:value-type="float">
            <text:p>5,44</text:p>
          </table:table-cell>
          <table:table-cell office:value-type="float" office:value="0" calcext:value-type="float">
            <text:p>0</text:p>
          </table:table-cell>
          <table:table-cell office:value-type="float" office:value="145.97" calcext:value-type="float">
            <text:p>145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77" calcext:value-type="float">
            <text:p>60,7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757" calcext:value-type="float">
            <text:p>9757</text:p>
          </table:table-cell>
          <table:table-cell table:style-name="ce4" office:value-type="float" office:value="49310" calcext:value-type="float">
            <text:p>493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float" office:value="2877.51" calcext:value-type="float">
            <text:p>2877,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14.16" calcext:value-type="float">
            <text:p>4914,16</text:p>
          </table:table-cell>
          <table:table-cell office:value-type="float" office:value="422.36" calcext:value-type="float">
            <text:p>422,36</text:p>
          </table:table-cell>
          <table:table-cell office:value-type="float" office:value="4754.15" calcext:value-type="float">
            <text:p>4754,15</text:p>
          </table:table-cell>
          <table:table-cell office:value-type="float" office:value="80.89" calcext:value-type="float">
            <text:p>80,89</text:p>
          </table:table-cell>
          <table:table-cell office:value-type="float" office:value="0" calcext:value-type="float">
            <text:p>0</text:p>
          </table:table-cell>
          <table:table-cell office:value-type="float" office:value="693.2" calcext:value-type="float">
            <text:p>693,2</text:p>
          </table:table-cell>
          <table:table-cell office:value-type="float" office:value="3346.48" calcext:value-type="float">
            <text:p>3346,48</text:p>
          </table:table-cell>
          <table:table-cell office:value-type="float" office:value="8580.81" calcext:value-type="float">
            <text:p>8580,81</text:p>
          </table:table-cell>
          <table:table-cell office:value-type="float" office:value="1127.28" calcext:value-type="float">
            <text:p>1127,28</text:p>
          </table:table-cell>
          <table:table-cell office:value-type="float" office:value="0" calcext:value-type="float">
            <text:p>0</text:p>
          </table:table-cell>
          <table:table-cell office:value-type="float" office:value="3614.25" calcext:value-type="float">
            <text:p>3614,25</text:p>
          </table:table-cell>
          <table:table-cell office:value-type="float" office:value="0" calcext:value-type="float">
            <text:p>0</text:p>
          </table:table-cell>
          <table:table-cell office:value-type="float" office:value="200.02" calcext:value-type="float">
            <text:p>200,02</text:p>
          </table:table-cell>
          <table:table-cell office:value-type="float" office:value="2480.06" calcext:value-type="float">
            <text:p>2480,06</text:p>
          </table:table-cell>
          <table:table-cell office:value-type="float" office:value="4839.61" calcext:value-type="float">
            <text:p>4839,61</text:p>
          </table:table-cell>
          <table:table-cell office:value-type="float" office:value="716.19" calcext:value-type="float">
            <text:p>716,19</text:p>
          </table:table-cell>
          <table:table-cell office:value-type="float" office:value="6557.5" calcext:value-type="float">
            <text:p>6557,5</text:p>
          </table:table-cell>
          <table:table-cell office:value-type="float" office:value="7058.43" calcext:value-type="float">
            <text:p>7058,43</text:p>
          </table:table-cell>
          <table:table-cell office:value-type="float" office:value="1637.29" calcext:value-type="float">
            <text:p>1637,29</text:p>
          </table:table-cell>
          <table:table-cell office:value-type="float" office:value="0" calcext:value-type="float">
            <text:p>0</text:p>
          </table:table-cell>
          <table:table-cell office:value-type="float" office:value="42.6" calcext:value-type="float">
            <text:p>42,6</text:p>
          </table:table-cell>
          <table:table-cell office:value-type="float" office:value="0" calcext:value-type="float">
            <text:p>0</text:p>
          </table:table-cell>
          <table:table-cell office:value-type="float" office:value="23.61" calcext:value-type="float">
            <text:p>23,61</text:p>
          </table:table-cell>
          <table:table-cell office:value-type="float" office:value="5784.58" calcext:value-type="float">
            <text:p>5784,58</text:p>
          </table:table-cell>
          <table:table-cell office:value-type="float" office:value="-1053.4" calcext:value-type="float">
            <text:p>-1053,4</text:p>
          </table:table-cell>
          <table:table-cell table:style-name="ce9" office:value-type="float" office:value="14592" calcext:value-type="float">
            <text:p>14592</text:p>
          </table:table-cell>
          <table:table-cell table:style-name="ce4" office:value-type="float" office:value="75399" calcext:value-type="float">
            <text:p>7539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77.22" calcext:value-type="float">
            <text:p>977,22</text:p>
          </table:table-cell>
          <table:table-cell office:value-type="float" office:value="130.48" calcext:value-type="float">
            <text:p>130,48</text:p>
          </table:table-cell>
          <table:table-cell office:value-type="float" office:value="0" calcext:value-type="float">
            <text:p>0</text:p>
          </table:table-cell>
          <table:table-cell office:value-type="float" office:value="395.86" calcext:value-type="float">
            <text:p>395,86</text:p>
          </table:table-cell>
          <table:table-cell office:value-type="float" office:value="0" calcext:value-type="float">
            <text:p>0</text:p>
          </table:table-cell>
          <table:table-cell office:value-type="float" office:value="250.87" calcext:value-type="float">
            <text:p>250,87</text:p>
          </table:table-cell>
          <table:table-cell office:value-type="float" office:value="9.53" calcext:value-type="float">
            <text:p>9,53</text:p>
          </table:table-cell>
          <table:table-cell office:value-type="float" office:value="81.5" calcext:value-type="float">
            <text:p>81,5</text:p>
          </table:table-cell>
          <table:table-cell office:value-type="float" office:value="221.43" calcext:value-type="float">
            <text:p>221,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21" calcext:value-type="float">
            <text:p>37,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6.12" calcext:value-type="float">
            <text:p>186,12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391" calcext:value-type="float">
            <text:p>9391</text:p>
          </table:table-cell>
          <table:table-cell table:style-name="ce4" office:value-type="float" office:value="47796" calcext:value-type="float">
            <text:p>477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8964.9" calcext:value-type="float">
            <text:p>8964,9</text:p>
          </table:table-cell>
          <table:table-cell office:value-type="float" office:value="153.24" calcext:value-type="float">
            <text:p>153,24</text:p>
          </table:table-cell>
          <table:table-cell office:value-type="float" office:value="9214.26" calcext:value-type="float">
            <text:p>9214,26</text:p>
          </table:table-cell>
          <table:table-cell office:value-type="float" office:value="1102.69" calcext:value-type="float">
            <text:p>1102,69</text:p>
          </table:table-cell>
          <table:table-cell office:value-type="float" office:value="0" calcext:value-type="float">
            <text:p>0</text:p>
          </table:table-cell>
          <table:table-cell office:value-type="float" office:value="261.48" calcext:value-type="float">
            <text:p>261,48</text:p>
          </table:table-cell>
          <table:table-cell office:value-type="float" office:value="1170.72" calcext:value-type="float">
            <text:p>1170,72</text:p>
          </table:table-cell>
          <table:table-cell office:value-type="float" office:value="9239.59" calcext:value-type="float">
            <text:p>9239,59</text:p>
          </table:table-cell>
          <table:table-cell office:value-type="float" office:value="195.79" calcext:value-type="float">
            <text:p>195,79</text:p>
          </table:table-cell>
          <table:table-cell office:value-type="float" office:value="0" calcext:value-type="float">
            <text:p>0</text:p>
          </table:table-cell>
          <table:table-cell office:value-type="float" office:value="1818.09" calcext:value-type="float">
            <text:p>1818,09</text:p>
          </table:table-cell>
          <table:table-cell office:value-type="float" office:value="293.96" calcext:value-type="float">
            <text:p>293,96</text:p>
          </table:table-cell>
          <table:table-cell office:value-type="float" office:value="0" calcext:value-type="float">
            <text:p>0</text:p>
          </table:table-cell>
          <table:table-cell office:value-type="float" office:value="821.65" calcext:value-type="float">
            <text:p>821,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0.02" calcext:value-type="float">
            <text:p>1300,02</text:p>
          </table:table-cell>
          <table:table-cell office:value-type="float" office:value="3.7" calcext:value-type="float">
            <text:p>3,7</text:p>
          </table:table-cell>
          <table:table-cell office:value-type="float" office:value="6973.7" calcext:value-type="float">
            <text:p>6973,7</text:p>
          </table:table-cell>
          <table:table-cell office:value-type="float" office:value="16074.51" calcext:value-type="float">
            <text:p>16074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.2" calcext:value-type="float">
            <text:p>258,2</text:p>
          </table:table-cell>
          <table:table-cell office:value-type="float" office:value="0" calcext:value-type="float">
            <text:p>0</text:p>
          </table:table-cell>
          <table:table-cell office:value-type="float" office:value="839.77" calcext:value-type="float">
            <text:p>839,77</text:p>
          </table:table-cell>
          <table:table-cell office:value-type="float" office:value="0" calcext:value-type="float">
            <text:p>0</text:p>
          </table:table-cell>
          <table:table-cell office:value-type="float" office:value="108.95" calcext:value-type="float">
            <text:p>108,95</text:p>
          </table:table-cell>
          <table:table-cell office:value-type="float" office:value="0" calcext:value-type="float">
            <text:p>0</text:p>
          </table:table-cell>
          <table:table-cell office:value-type="float" office:value="18562.54" calcext:value-type="float">
            <text:p>18562,54</text:p>
          </table:table-cell>
          <table:table-cell table:style-name="ce9" office:value-type="float" office:value="21225" calcext:value-type="float">
            <text:p>21225</text:p>
          </table:table-cell>
          <table:table-cell table:style-name="ce4" office:value-type="float" office:value="155300" calcext:value-type="float">
            <text:p>1553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1157.16" calcext:value-type="float">
            <text:p>41157,16</text:p>
          </table:table-cell>
          <table:table-cell office:value-type="float" office:value="0" calcext:value-type="float">
            <text:p>0</text:p>
          </table:table-cell>
          <table:table-cell office:value-type="float" office:value="64.04" calcext:value-type="float">
            <text:p>64,04</text:p>
          </table:table-cell>
          <table:table-cell office:value-type="float" office:value="57.31" calcext:value-type="float">
            <text:p>57,31</text:p>
          </table:table-cell>
          <table:table-cell office:value-type="float" office:value="0" calcext:value-type="float">
            <text:p>0</text:p>
          </table:table-cell>
          <table:table-cell office:value-type="float" office:value="1150.86" calcext:value-type="float">
            <text:p>1150,86</text:p>
          </table:table-cell>
          <table:table-cell office:value-type="float" office:value="258.67" calcext:value-type="float">
            <text:p>258,67</text:p>
          </table:table-cell>
          <table:table-cell office:value-type="float" office:value="134.17" calcext:value-type="float">
            <text:p>134,17</text:p>
          </table:table-cell>
          <table:table-cell office:value-type="float" office:value="332.81" calcext:value-type="float">
            <text:p>332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3" calcext:value-type="float">
            <text:p>30,3</text:p>
          </table:table-cell>
          <table:table-cell office:value-type="float" office:value="153.65" calcext:value-type="float">
            <text:p>153,65</text:p>
          </table:table-cell>
          <table:table-cell office:value-type="float" office:value="930.54" calcext:value-type="float">
            <text:p>930,54</text:p>
          </table:table-cell>
          <table:table-cell office:value-type="float" office:value="0" calcext:value-type="float">
            <text:p>0</text:p>
          </table:table-cell>
          <table:table-cell office:value-type="float" office:value="337.16" calcext:value-type="float">
            <text:p>337,16</text:p>
          </table:table-cell>
          <table:table-cell office:value-type="float" office:value="0" calcext:value-type="float">
            <text:p>0</text:p>
          </table:table-cell>
          <table:table-cell office:value-type="float" office:value="188.97" calcext:value-type="float">
            <text:p>188,97</text:p>
          </table:table-cell>
          <table:table-cell office:value-type="float" office:value="10.68" calcext:value-type="float">
            <text:p>10,68</text:p>
          </table:table-cell>
          <table:table-cell office:value-type="float" office:value="21183.37" calcext:value-type="float">
            <text:p>21183,37</text:p>
          </table:table-cell>
          <table:table-cell office:value-type="float" office:value="9.44" calcext:value-type="float">
            <text:p>9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.58" calcext:value-type="float">
            <text:p>142,58</text:p>
          </table:table-cell>
          <table:table-cell office:value-type="float" office:value="0" calcext:value-type="float">
            <text:p>0</text:p>
          </table:table-cell>
          <table:table-cell office:value-type="float" office:value="-1.93" calcext:value-type="float">
            <text:p>-1,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62" calcext:value-type="float">
            <text:p>47,62</text:p>
          </table:table-cell>
          <table:table-cell table:style-name="ce9" office:value-type="float" office:value="15632" calcext:value-type="float">
            <text:p>15632</text:p>
          </table:table-cell>
          <table:table-cell table:style-name="ce4" office:value-type="float" office:value="77658" calcext:value-type="float">
            <text:p>7765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84.64" calcext:value-type="float">
            <text:p>384,64</text:p>
          </table:table-cell>
          <table:table-cell office:value-type="float" office:value="0" calcext:value-type="float">
            <text:p>0</text:p>
          </table:table-cell>
          <table:table-cell office:value-type="float" office:value="4100.1" calcext:value-type="float">
            <text:p>410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2" calcext:value-type="float">
            <text:p>35,42</text:p>
          </table:table-cell>
          <table:table-cell office:value-type="float" office:value="1224.2" calcext:value-type="float">
            <text:p>1224,2</text:p>
          </table:table-cell>
          <table:table-cell office:value-type="float" office:value="0" calcext:value-type="float">
            <text:p>0</text:p>
          </table:table-cell>
          <table:table-cell office:value-type="float" office:value="60.99" calcext:value-type="float">
            <text:p>60,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80.88" calcext:value-type="float">
            <text:p>980,88</text:p>
          </table:table-cell>
          <table:table-cell office:value-type="float" office:value="0" calcext:value-type="float">
            <text:p>0</text:p>
          </table:table-cell>
          <table:table-cell office:value-type="float" office:value="36.97" calcext:value-type="float">
            <text:p>36,97</text:p>
          </table:table-cell>
          <table:table-cell office:value-type="float" office:value="0" calcext:value-type="float">
            <text:p>0</text:p>
          </table:table-cell>
          <table:table-cell office:value-type="float" office:value="79.42" calcext:value-type="float">
            <text:p>79,42</text:p>
          </table:table-cell>
          <table:table-cell office:value-type="float" office:value="466.43" calcext:value-type="float">
            <text:p>466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99" calcext:value-type="float">
            <text:p>59,9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10076" calcext:value-type="float">
            <text:p>10076</text:p>
          </table:table-cell>
          <table:table-cell table:style-name="ce4" office:value-type="float" office:value="52953" calcext:value-type="float">
            <text:p>5295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2.29" calcext:value-type="float">
            <text:p>112,29</text:p>
          </table:table-cell>
          <table:table-cell office:value-type="float" office:value="686.61" calcext:value-type="float">
            <text:p>686,61</text:p>
          </table:table-cell>
          <table:table-cell office:value-type="float" office:value="2831.55" calcext:value-type="float">
            <text:p>2831,55</text:p>
          </table:table-cell>
          <table:table-cell office:value-type="float" office:value="763.41" calcext:value-type="float">
            <text:p>763,41</text:p>
          </table:table-cell>
          <table:table-cell office:value-type="float" office:value="733.36" calcext:value-type="float">
            <text:p>733,36</text:p>
          </table:table-cell>
          <table:table-cell office:value-type="float" office:value="3839.73" calcext:value-type="float">
            <text:p>3839,73</text:p>
          </table:table-cell>
          <table:table-cell office:value-type="float" office:value="493.1" calcext:value-type="float">
            <text:p>493,1</text:p>
          </table:table-cell>
          <table:table-cell office:value-type="float" office:value="48.98" calcext:value-type="float">
            <text:p>48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2.07" calcext:value-type="float">
            <text:p>452,07</text:p>
          </table:table-cell>
          <table:table-cell office:value-type="float" office:value="44.63" calcext:value-type="float">
            <text:p>44,63</text:p>
          </table:table-cell>
          <table:table-cell office:value-type="float" office:value="1498.57" calcext:value-type="float">
            <text:p>1498,57</text:p>
          </table:table-cell>
          <table:table-cell office:value-type="float" office:value="65.68" calcext:value-type="float">
            <text:p>65,68</text:p>
          </table:table-cell>
          <table:table-cell office:value-type="float" office:value="0" calcext:value-type="float">
            <text:p>0</text:p>
          </table:table-cell>
          <table:table-cell office:value-type="float" office:value="1491.74" calcext:value-type="float">
            <text:p>1491,74</text:p>
          </table:table-cell>
          <table:table-cell office:value-type="float" office:value="0" calcext:value-type="float">
            <text:p>0</text:p>
          </table:table-cell>
          <table:table-cell office:value-type="float" office:value="167.87" calcext:value-type="float">
            <text:p>167,87</text:p>
          </table:table-cell>
          <table:table-cell office:value-type="float" office:value="859.64" calcext:value-type="float">
            <text:p>859,64</text:p>
          </table:table-cell>
          <table:table-cell office:value-type="float" office:value="1277.91" calcext:value-type="float">
            <text:p>1277,91</text:p>
          </table:table-cell>
          <table:table-cell office:value-type="float" office:value="304.1" calcext:value-type="float">
            <text:p>304,1</text:p>
          </table:table-cell>
          <table:table-cell office:value-type="float" office:value="6680.04" calcext:value-type="float">
            <text:p>6680,04</text:p>
          </table:table-cell>
          <table:table-cell office:value-type="float" office:value="240.61" calcext:value-type="float">
            <text:p>240,61</text:p>
          </table:table-cell>
          <table:table-cell office:value-type="float" office:value="66.09" calcext:value-type="float">
            <text:p>66,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63" calcext:value-type="float">
            <text:p>86,63</text:p>
          </table:table-cell>
          <table:table-cell office:value-type="float" office:value="160.8" calcext:value-type="float">
            <text:p>160,8</text:p>
          </table:table-cell>
          <table:table-cell office:value-type="float" office:value="279.38" calcext:value-type="float">
            <text:p>279,38</text:p>
          </table:table-cell>
          <table:table-cell table:style-name="ce9" office:value-type="float" office:value="10540" calcext:value-type="float">
            <text:p>10540</text:p>
          </table:table-cell>
          <table:table-cell table:style-name="ce4" office:value-type="float" office:value="56173" calcext:value-type="float">
            <text:p>5617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47" calcext:value-type="float">
            <text:p>8,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8" calcext:value-type="float">
            <text:p>39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86" calcext:value-type="float">
            <text:p>47,8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5.41" calcext:value-type="float">
            <text:p>15,4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098" calcext:value-type="float">
            <text:p>9098</text:p>
          </table:table-cell>
          <table:table-cell table:style-name="ce4" office:value-type="float" office:value="46428" calcext:value-type="float">
            <text:p>4642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45.63" calcext:value-type="float">
            <text:p>1645,63</text:p>
          </table:table-cell>
          <table:table-cell office:value-type="float" office:value="0" calcext:value-type="float">
            <text:p>0</text:p>
          </table:table-cell>
          <table:table-cell office:value-type="float" office:value="16.65" calcext:value-type="float">
            <text:p>16,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4.32" calcext:value-type="float">
            <text:p>64,32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9" office:value-type="float" office:value="9330" calcext:value-type="float">
            <text:p>9330</text:p>
          </table:table-cell>
          <table:table-cell table:style-name="ce4" office:value-type="float" office:value="46182" calcext:value-type="float">
            <text:p>4618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962.1" calcext:value-type="float">
            <text:p>3962,1</text:p>
          </table:table-cell>
          <table:table-cell office:value-type="float" office:value="0" calcext:value-type="float">
            <text:p>0</text:p>
          </table:table-cell>
          <table:table-cell office:value-type="float" office:value="1748.98" calcext:value-type="float">
            <text:p>1748,98</text:p>
          </table:table-cell>
          <table:table-cell office:value-type="float" office:value="1895.3" calcext:value-type="float">
            <text:p>1895,3</text:p>
          </table:table-cell>
          <table:table-cell office:value-type="float" office:value="2980.16" calcext:value-type="float">
            <text:p>2980,16</text:p>
          </table:table-cell>
          <table:table-cell office:value-type="float" office:value="46.06" calcext:value-type="float">
            <text:p>46,06</text:p>
          </table:table-cell>
          <table:table-cell office:value-type="float" office:value="1099.08" calcext:value-type="float">
            <text:p>1099,08</text:p>
          </table:table-cell>
          <table:table-cell office:value-type="float" office:value="338.86" calcext:value-type="float">
            <text:p>338,86</text:p>
          </table:table-cell>
          <table:table-cell office:value-type="float" office:value="98.34" calcext:value-type="float">
            <text:p>98,34</text:p>
          </table:table-cell>
          <table:table-cell office:value-type="float" office:value="0" calcext:value-type="float">
            <text:p>0</text:p>
          </table:table-cell>
          <table:table-cell office:value-type="float" office:value="17.87" calcext:value-type="float">
            <text:p>17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7" calcext:value-type="float">
            <text:p>3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5" calcext:value-type="float">
            <text:p>2,15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9" office:value-type="float" office:value="11055" calcext:value-type="float">
            <text:p>11055</text:p>
          </table:table-cell>
          <table:table-cell table:style-name="ce4" office:value-type="float" office:value="54535" calcext:value-type="float">
            <text:p>5453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36.55" calcext:value-type="float">
            <text:p>1936,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73.23" calcext:value-type="float">
            <text:p>1173,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.33" calcext:value-type="float">
            <text:p>13,3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407" calcext:value-type="float">
            <text:p>9407</text:p>
          </table:table-cell>
          <table:table-cell table:style-name="ce4" office:value-type="float" office:value="47940" calcext:value-type="float">
            <text:p>4794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2130.6" calcext:value-type="float">
            <text:p>32130,6</text:p>
          </table:table-cell>
          <table:table-cell office:value-type="float" office:value="2.11" calcext:value-type="float">
            <text:p>2,11</text:p>
          </table:table-cell>
          <table:table-cell office:value-type="float" office:value="605.61" calcext:value-type="float">
            <text:p>605,61</text:p>
          </table:table-cell>
          <table:table-cell office:value-type="float" office:value="337.56" calcext:value-type="float">
            <text:p>337,56</text:p>
          </table:table-cell>
          <table:table-cell office:value-type="float" office:value="0" calcext:value-type="float">
            <text:p>0</text:p>
          </table:table-cell>
          <table:table-cell office:value-type="float" office:value="5281.42" calcext:value-type="float">
            <text:p>5281,42</text:p>
          </table:table-cell>
          <table:table-cell office:value-type="float" office:value="1226.35" calcext:value-type="float">
            <text:p>1226,35</text:p>
          </table:table-cell>
          <table:table-cell office:value-type="float" office:value="3305.35" calcext:value-type="float">
            <text:p>3305,35</text:p>
          </table:table-cell>
          <table:table-cell office:value-type="float" office:value="1861.77" calcext:value-type="float">
            <text:p>1861,77</text:p>
          </table:table-cell>
          <table:table-cell office:value-type="float" office:value="0" calcext:value-type="float">
            <text:p>0</text:p>
          </table:table-cell>
          <table:table-cell office:value-type="float" office:value="1680.61" calcext:value-type="float">
            <text:p>1680,61</text:p>
          </table:table-cell>
          <table:table-cell office:value-type="float" office:value="997.29" calcext:value-type="float">
            <text:p>997,29</text:p>
          </table:table-cell>
          <table:table-cell office:value-type="float" office:value="359.29" calcext:value-type="float">
            <text:p>359,29</text:p>
          </table:table-cell>
          <table:table-cell office:value-type="float" office:value="30.28" calcext:value-type="float">
            <text:p>30,28</text:p>
          </table:table-cell>
          <table:table-cell office:value-type="float" office:value="0" calcext:value-type="float">
            <text:p>0</text:p>
          </table:table-cell>
          <table:table-cell office:value-type="float" office:value="-12.32" calcext:value-type="float">
            <text:p>-12,32</text:p>
          </table:table-cell>
          <table:table-cell office:value-type="float" office:value="0" calcext:value-type="float">
            <text:p>0</text:p>
          </table:table-cell>
          <table:table-cell office:value-type="float" office:value="147.53" calcext:value-type="float">
            <text:p>147,53</text:p>
          </table:table-cell>
          <table:table-cell office:value-type="float" office:value="1393.92" calcext:value-type="float">
            <text:p>1393,92</text:p>
          </table:table-cell>
          <table:table-cell office:value-type="float" office:value="36005.63" calcext:value-type="float">
            <text:p>36005,63</text:p>
          </table:table-cell>
          <table:table-cell office:value-type="float" office:value="3810.56" calcext:value-type="float">
            <text:p>3810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0.88" calcext:value-type="float">
            <text:p>920,88</text:p>
          </table:table-cell>
          <table:table-cell office:value-type="float" office:value="304.8" calcext:value-type="float">
            <text:p>304,8</text:p>
          </table:table-cell>
          <table:table-cell office:value-type="float" office:value="1175.31" calcext:value-type="float">
            <text:p>1175,31</text:p>
          </table:table-cell>
          <table:table-cell office:value-type="float" office:value="0" calcext:value-type="float">
            <text:p>0</text:p>
          </table:table-cell>
          <table:table-cell office:value-type="float" office:value="311.91" calcext:value-type="float">
            <text:p>311,91</text:p>
          </table:table-cell>
          <table:table-cell office:value-type="float" office:value="0" calcext:value-type="float">
            <text:p>0</text:p>
          </table:table-cell>
          <table:table-cell office:value-type="float" office:value="2521.98" calcext:value-type="float">
            <text:p>2521,98</text:p>
          </table:table-cell>
          <table:table-cell table:style-name="ce9" office:value-type="float" office:value="18168" calcext:value-type="float">
            <text:p>18168</text:p>
          </table:table-cell>
          <table:table-cell table:style-name="ce4" office:value-type="float" office:value="93032" calcext:value-type="float">
            <text:p>9303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6.06" calcext:value-type="float">
            <text:p>66,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.59" calcext:value-type="float">
            <text:p>20,5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7.14" calcext:value-type="float">
            <text:p>117,14</text:p>
          </table:table-cell>
          <table:table-cell office:value-type="float" office:value="0" calcext:value-type="float">
            <text:p>0</text:p>
          </table:table-cell>
          <table:table-cell office:value-type="float" office:value="392.52" calcext:value-type="float">
            <text:p>392,52</text:p>
          </table:table-cell>
          <table:table-cell office:value-type="float" office:value="16.69" calcext:value-type="float">
            <text:p>16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.13" calcext:value-type="float">
            <text:p>284,13</text:p>
          </table:table-cell>
          <table:table-cell office:value-type="float" office:value="0" calcext:value-type="float">
            <text:p>0</text:p>
          </table:table-cell>
          <table:table-cell office:value-type="float" office:value="24.4" calcext:value-type="float">
            <text:p>24,4</text:p>
          </table:table-cell>
          <table:table-cell office:value-type="float" office:value="0" calcext:value-type="float">
            <text:p>0</text:p>
          </table:table-cell>
          <table:table-cell office:value-type="float" office:value="13.41" calcext:value-type="float">
            <text:p>13,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069" calcext:value-type="float">
            <text:p>9069</text:p>
          </table:table-cell>
          <table:table-cell table:style-name="ce4" office:value-type="float" office:value="45897" calcext:value-type="float">
            <text:p>4589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5441.93" calcext:value-type="float">
            <text:p>25441,93</text:p>
          </table:table-cell>
          <table:table-cell office:value-type="float" office:value="24903.82" calcext:value-type="float">
            <text:p>24903,82</text:p>
          </table:table-cell>
          <table:table-cell office:value-type="float" office:value="27430.6" calcext:value-type="float">
            <text:p>27430,6</text:p>
          </table:table-cell>
          <table:table-cell office:value-type="float" office:value="38963.5" calcext:value-type="float">
            <text:p>38963,5</text:p>
          </table:table-cell>
          <table:table-cell office:value-type="float" office:value="22416.55" calcext:value-type="float">
            <text:p>22416,55</text:p>
          </table:table-cell>
          <table:table-cell office:value-type="float" office:value="18913.86" calcext:value-type="float">
            <text:p>18913,86</text:p>
          </table:table-cell>
          <table:table-cell office:value-type="float" office:value="14208.57" calcext:value-type="float">
            <text:p>14208,57</text:p>
          </table:table-cell>
          <table:table-cell office:value-type="float" office:value="2869.93" calcext:value-type="float">
            <text:p>2869,93</text:p>
          </table:table-cell>
          <table:table-cell office:value-type="float" office:value="2093.96" calcext:value-type="float">
            <text:p>2093,96</text:p>
          </table:table-cell>
          <table:table-cell office:value-type="float" office:value="0" calcext:value-type="float">
            <text:p>0</text:p>
          </table:table-cell>
          <table:table-cell office:value-type="float" office:value="6974.74" calcext:value-type="float">
            <text:p>6974,74</text:p>
          </table:table-cell>
          <table:table-cell office:value-type="float" office:value="13313.56" calcext:value-type="float">
            <text:p>13313,56</text:p>
          </table:table-cell>
          <table:table-cell office:value-type="float" office:value="6293.86" calcext:value-type="float">
            <text:p>6293,86</text:p>
          </table:table-cell>
          <table:table-cell office:value-type="float" office:value="13581.45" calcext:value-type="float">
            <text:p>13581,45</text:p>
          </table:table-cell>
          <table:table-cell office:value-type="float" office:value="0" calcext:value-type="float">
            <text:p>0</text:p>
          </table:table-cell>
          <table:table-cell office:value-type="float" office:value="13021.35" calcext:value-type="float">
            <text:p>13021,35</text:p>
          </table:table-cell>
          <table:table-cell office:value-type="float" office:value="0" calcext:value-type="float">
            <text:p>0</text:p>
          </table:table-cell>
          <table:table-cell office:value-type="float" office:value="3321.67" calcext:value-type="float">
            <text:p>3321,67</text:p>
          </table:table-cell>
          <table:table-cell office:value-type="float" office:value="317.51" calcext:value-type="float">
            <text:p>317,51</text:p>
          </table:table-cell>
          <table:table-cell office:value-type="float" office:value="29459.77" calcext:value-type="float">
            <text:p>29459,77</text:p>
          </table:table-cell>
          <table:table-cell office:value-type="float" office:value="11138" calcext:value-type="float">
            <text:p>11138</text:p>
          </table:table-cell>
          <table:table-cell office:value-type="float" office:value="26463.54" calcext:value-type="float">
            <text:p>26463,54</text:p>
          </table:table-cell>
          <table:table-cell office:value-type="float" office:value="5241.44" calcext:value-type="float">
            <text:p>5241,44</text:p>
          </table:table-cell>
          <table:table-cell office:value-type="float" office:value="10942" calcext:value-type="float">
            <text:p>10942</text:p>
          </table:table-cell>
          <table:table-cell office:value-type="float" office:value="0" calcext:value-type="float">
            <text:p>0</text:p>
          </table:table-cell>
          <table:table-cell office:value-type="float" office:value="2411.66" calcext:value-type="float">
            <text:p>2411,66</text:p>
          </table:table-cell>
          <table:table-cell office:value-type="float" office:value="0" calcext:value-type="float">
            <text:p>0</text:p>
          </table:table-cell>
          <table:table-cell office:value-type="float" office:value="1439.12" calcext:value-type="float">
            <text:p>1439,12</text:p>
          </table:table-cell>
          <table:table-cell office:value-type="float" office:value="256.2" calcext:value-type="float">
            <text:p>256,2</text:p>
          </table:table-cell>
          <table:table-cell office:value-type="float" office:value="1624.71" calcext:value-type="float">
            <text:p>1624,71</text:p>
          </table:table-cell>
          <table:table-cell table:style-name="ce9" office:value-type="float" office:value="38002" calcext:value-type="float">
            <text:p>38002</text:p>
          </table:table-cell>
          <table:table-cell table:style-name="ce4" office:value-type="float" office:value="166972" calcext:value-type="float">
            <text:p>16697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3339.55" calcext:value-type="float">
            <text:p>73339,55</text:p>
          </table:table-cell>
          <table:table-cell office:value-type="float" office:value="0" calcext:value-type="float">
            <text:p>0</text:p>
          </table:table-cell>
          <table:table-cell office:value-type="float" office:value="106942.63" calcext:value-type="float">
            <text:p>106942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586.49" calcext:value-type="float">
            <text:p>59586,49</text:p>
          </table:table-cell>
          <table:table-cell office:value-type="float" office:value="61.93" calcext:value-type="float">
            <text:p>61,93</text:p>
          </table:table-cell>
          <table:table-cell office:value-type="float" office:value="2241.1" calcext:value-type="float">
            <text:p>2241,1</text:p>
          </table:table-cell>
          <table:table-cell office:value-type="float" office:value="686.07" calcext:value-type="float">
            <text:p>686,07</text:p>
          </table:table-cell>
          <table:table-cell office:value-type="float" office:value="0" calcext:value-type="float">
            <text:p>0</text:p>
          </table:table-cell>
          <table:table-cell office:value-type="float" office:value="104.53" calcext:value-type="float">
            <text:p>104,53</text:p>
          </table:table-cell>
          <table:table-cell office:value-type="float" office:value="0" calcext:value-type="float">
            <text:p>0</text:p>
          </table:table-cell>
          <table:table-cell office:value-type="float" office:value="50862.23" calcext:value-type="float">
            <text:p>50862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82.27" calcext:value-type="float">
            <text:p>42682,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02.28" calcext:value-type="float">
            <text:p>46102,28</text:p>
          </table:table-cell>
          <table:table-cell office:value-type="float" office:value="12851.35" calcext:value-type="float">
            <text:p>12851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474.58" calcext:value-type="float">
            <text:p>474,58</text:p>
          </table:table-cell>
          <table:table-cell office:value-type="float" office:value="0" calcext:value-type="float">
            <text:p>0</text:p>
          </table:table-cell>
          <table:table-cell office:value-type="float" office:value="67.66" calcext:value-type="float">
            <text:p>67,66</text:p>
          </table:table-cell>
          <table:table-cell office:value-type="float" office:value="0" calcext:value-type="float">
            <text:p>0</text:p>
          </table:table-cell>
          <table:table-cell office:value-type="float" office:value="3182" calcext:value-type="float">
            <text:p>3182</text:p>
          </table:table-cell>
          <table:table-cell table:style-name="ce9" office:value-type="float" office:value="48349" calcext:value-type="float">
            <text:p>48349</text:p>
          </table:table-cell>
          <table:table-cell table:style-name="ce4" office:value-type="float" office:value="290934" calcext:value-type="float">
            <text:p>29093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20.4" calcext:value-type="float">
            <text:p>220,4</text:p>
          </table:table-cell>
          <table:table-cell office:value-type="float" office:value="13948.73" calcext:value-type="float">
            <text:p>13948,73</text:p>
          </table:table-cell>
          <table:table-cell office:value-type="float" office:value="0" calcext:value-type="float">
            <text:p>0</text:p>
          </table:table-cell>
          <table:table-cell office:value-type="float" office:value="45.74" calcext:value-type="float">
            <text:p>45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3" calcext:value-type="float">
            <text:p>8,83</text:p>
          </table:table-cell>
          <table:table-cell office:value-type="float" office:value="0" calcext:value-type="float">
            <text:p>0</text:p>
          </table:table-cell>
          <table:table-cell office:value-type="float" office:value="152.49" calcext:value-type="float">
            <text:p>152,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812.54" calcext:value-type="float">
            <text:p>25812,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.42" calcext:value-type="float">
            <text:p>32,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6.7" calcext:value-type="float">
            <text:p>286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3296" calcext:value-type="float">
            <text:p>13296</text:p>
          </table:table-cell>
          <table:table-cell table:style-name="ce4" office:value-type="float" office:value="56396" calcext:value-type="float">
            <text:p>563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61.12" calcext:value-type="float">
            <text:p>961,12</text:p>
          </table:table-cell>
          <table:table-cell office:value-type="float" office:value="0" calcext:value-type="float">
            <text:p>0</text:p>
          </table:table-cell>
          <table:table-cell office:value-type="float" office:value="81.25" calcext:value-type="float">
            <text:p>81,25</text:p>
          </table:table-cell>
          <table:table-cell office:value-type="float" office:value="70.68" calcext:value-type="float">
            <text:p>70,68</text:p>
          </table:table-cell>
          <table:table-cell office:value-type="float" office:value="0" calcext:value-type="float">
            <text:p>0</text:p>
          </table:table-cell>
          <table:table-cell office:value-type="float" office:value="66.25" calcext:value-type="float">
            <text:p>66,25</text:p>
          </table:table-cell>
          <table:table-cell office:value-type="float" office:value="936.01" calcext:value-type="float">
            <text:p>936,01</text:p>
          </table:table-cell>
          <table:table-cell office:value-type="float" office:value="172.77" calcext:value-type="float">
            <text:p>172,77</text:p>
          </table:table-cell>
          <table:table-cell office:value-type="float" office:value="92.04" calcext:value-type="float">
            <text:p>92,04</text:p>
          </table:table-cell>
          <table:table-cell office:value-type="float" office:value="0" calcext:value-type="float">
            <text:p>0</text:p>
          </table:table-cell>
          <table:table-cell office:value-type="float" office:value="109.8" calcext:value-type="float">
            <text:p>109,8</text:p>
          </table:table-cell>
          <table:table-cell office:value-type="float" office:value="66.32" calcext:value-type="float">
            <text:p>66,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1" calcext:value-type="float">
            <text:p>10,91</text:p>
          </table:table-cell>
          <table:table-cell office:value-type="float" office:value="0" calcext:value-type="float">
            <text:p>0</text:p>
          </table:table-cell>
          <table:table-cell office:value-type="float" office:value="426.6" calcext:value-type="float">
            <text:p>426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9.78" calcext:value-type="float">
            <text:p>1789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7" calcext:value-type="float">
            <text:p>35,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.3" calcext:value-type="float">
            <text:p>103,3</text:p>
          </table:table-cell>
          <table:table-cell office:value-type="float" office:value="0" calcext:value-type="float">
            <text:p>0</text:p>
          </table:table-cell>
          <table:table-cell office:value-type="float" office:value="552.05" calcext:value-type="float">
            <text:p>552,05</text:p>
          </table:table-cell>
          <table:table-cell table:style-name="ce9" office:value-type="float" office:value="9454" calcext:value-type="float">
            <text:p>9454</text:p>
          </table:table-cell>
          <table:table-cell table:style-name="ce4" office:value-type="float" office:value="49382" calcext:value-type="float">
            <text:p>4938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32" calcext:value-type="float">
            <text:p>43,32</text:p>
          </table:table-cell>
          <table:table-cell office:value-type="float" office:value="0" calcext:value-type="float">
            <text:p>0</text:p>
          </table:table-cell>
          <table:table-cell office:value-type="float" office:value="1518.4" calcext:value-type="float">
            <text:p>1518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2" calcext:value-type="float">
            <text:p>3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84" calcext:value-type="float">
            <text:p>151,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68" calcext:value-type="float">
            <text:p>30,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07" calcext:value-type="float">
            <text:p>22,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.15" calcext:value-type="float">
            <text:p>19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2800.91" calcext:value-type="float">
            <text:p>2800,9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516" calcext:value-type="float">
            <text:p>9516</text:p>
          </table:table-cell>
          <table:table-cell table:style-name="ce4" office:value-type="float" office:value="46572" calcext:value-type="float">
            <text:p>4657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14.55" calcext:value-type="float">
            <text:p>20514,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.65" calcext:value-type="float">
            <text:p>802,65</text:p>
          </table:table-cell>
          <table:table-cell office:value-type="float" office:value="505.93" calcext:value-type="float">
            <text:p>505,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7.35" calcext:value-type="float">
            <text:p>237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0.5" calcext:value-type="float">
            <text:p>4090,5</text:p>
          </table:table-cell>
          <table:table-cell office:value-type="float" office:value="0" calcext:value-type="float">
            <text:p>0</text:p>
          </table:table-cell>
          <table:table-cell office:value-type="float" office:value="13.75" calcext:value-type="float">
            <text:p>13,75</text:p>
          </table:table-cell>
          <table:table-cell office:value-type="float" office:value="0" calcext:value-type="float">
            <text:p>0</text:p>
          </table:table-cell>
          <table:table-cell office:value-type="float" office:value="43.8" calcext:value-type="float">
            <text:p>43,8</text:p>
          </table:table-cell>
          <table:table-cell office:value-type="float" office:value="258.05" calcext:value-type="float">
            <text:p>258,05</text:p>
          </table:table-cell>
          <table:table-cell office:value-type="float" office:value="0" calcext:value-type="float">
            <text:p>0</text:p>
          </table:table-cell>
          <table:table-cell office:value-type="float" office:value="79.8" calcext:value-type="float">
            <text:p>79,8</text:p>
          </table:table-cell>
          <table:table-cell office:value-type="float" office:value="124.44" calcext:value-type="float">
            <text:p>124,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2179" calcext:value-type="float">
            <text:p>12179</text:p>
          </table:table-cell>
          <table:table-cell table:style-name="ce4" office:value-type="float" office:value="72162" calcext:value-type="float">
            <text:p>7216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3058.7" calcext:value-type="float">
            <text:p>73058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756.11" calcext:value-type="float">
            <text:p>11756,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9.97" calcext:value-type="float">
            <text:p>49,97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22664" calcext:value-type="float">
            <text:p>22664</text:p>
          </table:table-cell>
          <table:table-cell table:style-name="ce4" office:value-type="float" office:value="112367" calcext:value-type="float">
            <text:p>11236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866.24" calcext:value-type="float">
            <text:p>18866,24</text:p>
          </table:table-cell>
          <table:table-cell office:value-type="float" office:value="0" calcext:value-type="float">
            <text:p>0</text:p>
          </table:table-cell>
          <table:table-cell office:value-type="float" office:value="352.73" calcext:value-type="float">
            <text:p>352,73</text:p>
          </table:table-cell>
          <table:table-cell office:value-type="float" office:value="79.16" calcext:value-type="float">
            <text:p>79,16</text:p>
          </table:table-cell>
          <table:table-cell office:value-type="float" office:value="2467.27" calcext:value-type="float">
            <text:p>2467,27</text:p>
          </table:table-cell>
          <table:table-cell office:value-type="float" office:value="715.19" calcext:value-type="float">
            <text:p>715,19</text:p>
          </table:table-cell>
          <table:table-cell office:value-type="float" office:value="165.56" calcext:value-type="float">
            <text:p>165,56</text:p>
          </table:table-cell>
          <table:table-cell office:value-type="float" office:value="588.97" calcext:value-type="float">
            <text:p>588,97</text:p>
          </table:table-cell>
          <table:table-cell office:value-type="float" office:value="613.82" calcext:value-type="float">
            <text:p>613,82</text:p>
          </table:table-cell>
          <table:table-cell office:value-type="float" office:value="0" calcext:value-type="float">
            <text:p>0</text:p>
          </table:table-cell>
          <table:table-cell office:value-type="float" office:value="1115.23" calcext:value-type="float">
            <text:p>1115,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8.54" calcext:value-type="float">
            <text:p>348,54</text:p>
          </table:table-cell>
          <table:table-cell office:value-type="float" office:value="1509.86" calcext:value-type="float">
            <text:p>1509,86</text:p>
          </table:table-cell>
          <table:table-cell office:value-type="float" office:value="13007.77" calcext:value-type="float">
            <text:p>13007,77</text:p>
          </table:table-cell>
          <table:table-cell office:value-type="float" office:value="759.93" calcext:value-type="float">
            <text:p>759,93</text:p>
          </table:table-cell>
          <table:table-cell office:value-type="float" office:value="550.32" calcext:value-type="float">
            <text:p>550,32</text:p>
          </table:table-cell>
          <table:table-cell office:value-type="float" office:value="0" calcext:value-type="float">
            <text:p>0</text:p>
          </table:table-cell>
          <table:table-cell office:value-type="float" office:value="276.29" calcext:value-type="float">
            <text:p>276,29</text:p>
          </table:table-cell>
          <table:table-cell office:value-type="float" office:value="0" calcext:value-type="float">
            <text:p>0</text:p>
          </table:table-cell>
          <table:table-cell office:value-type="float" office:value="53.29" calcext:value-type="float">
            <text:p>53,29</text:p>
          </table:table-cell>
          <table:table-cell office:value-type="float" office:value="0" calcext:value-type="float">
            <text:p>0</text:p>
          </table:table-cell>
          <table:table-cell office:value-type="float" office:value="14.07" calcext:value-type="float">
            <text:p>14,07</text:p>
          </table:table-cell>
          <table:table-cell office:value-type="float" office:value="0" calcext:value-type="float">
            <text:p>0</text:p>
          </table:table-cell>
          <table:table-cell office:value-type="float" office:value="868.3" calcext:value-type="float">
            <text:p>868,3</text:p>
          </table:table-cell>
          <table:table-cell table:style-name="ce9" office:value-type="float" office:value="13339" calcext:value-type="float">
            <text:p>13339</text:p>
          </table:table-cell>
          <table:table-cell table:style-name="ce4" office:value-type="float" office:value="68896" calcext:value-type="float">
            <text:p>688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457.45" calcext:value-type="float">
            <text:p>11457,45</text:p>
          </table:table-cell>
          <table:table-cell office:value-type="float" office:value="13.88" calcext:value-type="float">
            <text:p>13,88</text:p>
          </table:table-cell>
          <table:table-cell office:value-type="float" office:value="983.89" calcext:value-type="float">
            <text:p>983,89</text:p>
          </table:table-cell>
          <table:table-cell office:value-type="float" office:value="3858.56" calcext:value-type="float">
            <text:p>3858,56</text:p>
          </table:table-cell>
          <table:table-cell office:value-type="float" office:value="0" calcext:value-type="float">
            <text:p>0</text:p>
          </table:table-cell>
          <table:table-cell office:value-type="float" office:value="16415.61" calcext:value-type="float">
            <text:p>16415,61</text:p>
          </table:table-cell>
          <table:table-cell office:value-type="float" office:value="3799.2" calcext:value-type="float">
            <text:p>3799,2</text:p>
          </table:table-cell>
          <table:table-cell office:value-type="float" office:value="4798.18" calcext:value-type="float">
            <text:p>4798,18</text:p>
          </table:table-cell>
          <table:table-cell office:value-type="float" office:value="594.36" calcext:value-type="float">
            <text:p>594,36</text:p>
          </table:table-cell>
          <table:table-cell office:value-type="float" office:value="0" calcext:value-type="float">
            <text:p>0</text:p>
          </table:table-cell>
          <table:table-cell office:value-type="float" office:value="195.88" calcext:value-type="float">
            <text:p>195,88</text:p>
          </table:table-cell>
          <table:table-cell office:value-type="float" office:value="4287.92" calcext:value-type="float">
            <text:p>4287,92</text:p>
          </table:table-cell>
          <table:table-cell office:value-type="float" office:value="289.96" calcext:value-type="float">
            <text:p>289,96</text:p>
          </table:table-cell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 office:value-type="float" office:value="6.72" calcext:value-type="float">
            <text:p>6,72</text:p>
          </table:table-cell>
          <table:table-cell office:value-type="float" office:value="0" calcext:value-type="float">
            <text:p>0</text:p>
          </table:table-cell>
          <table:table-cell office:value-type="float" office:value="710.91" calcext:value-type="float">
            <text:p>710,91</text:p>
          </table:table-cell>
          <table:table-cell office:value-type="float" office:value="776.51" calcext:value-type="float">
            <text:p>776,51</text:p>
          </table:table-cell>
          <table:table-cell office:value-type="float" office:value="10290.52" calcext:value-type="float">
            <text:p>10290,52</text:p>
          </table:table-cell>
          <table:table-cell office:value-type="float" office:value="757.74" calcext:value-type="float">
            <text:p>757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1.66" calcext:value-type="float">
            <text:p>1471,66</text:p>
          </table:table-cell>
          <table:table-cell office:value-type="float" office:value="0" calcext:value-type="float">
            <text:p>0</text:p>
          </table:table-cell>
          <table:table-cell office:value-type="float" office:value="583.62" calcext:value-type="float">
            <text:p>583,62</text:p>
          </table:table-cell>
          <table:table-cell office:value-type="float" office:value="0" calcext:value-type="float">
            <text:p>0</text:p>
          </table:table-cell>
          <table:table-cell office:value-type="float" office:value="224.35" calcext:value-type="float">
            <text:p>224,35</text:p>
          </table:table-cell>
          <table:table-cell office:value-type="float" office:value="0" calcext:value-type="float">
            <text:p>0</text:p>
          </table:table-cell>
          <table:table-cell office:value-type="float" office:value="1663.26" calcext:value-type="float">
            <text:p>1663,26</text:p>
          </table:table-cell>
          <table:table-cell table:style-name="ce9" office:value-type="float" office:value="16612" calcext:value-type="float">
            <text:p>16612</text:p>
          </table:table-cell>
          <table:table-cell table:style-name="ce4" office:value-type="float" office:value="84638" calcext:value-type="float">
            <text:p>8463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.44" calcext:value-type="float">
            <text:p>14,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2.46" calcext:value-type="float">
            <text:p>202,46</text:p>
          </table:table-cell>
          <table:table-cell office:value-type="float" office:value="0" calcext:value-type="float">
            <text:p>0</text:p>
          </table:table-cell>
          <table:table-cell office:value-type="float" office:value="3.82" calcext:value-type="float">
            <text:p>3,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.03" calcext:value-type="float">
            <text:p>51,03</text:p>
          </table:table-cell>
          <table:table-cell office:value-type="float" office:value="48.17" calcext:value-type="float">
            <text:p>48,17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9" office:value-type="float" office:value="9117" calcext:value-type="float">
            <text:p>9117</text:p>
          </table:table-cell>
          <table:table-cell table:style-name="ce4" office:value-type="float" office:value="46533" calcext:value-type="float">
            <text:p>465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6.04" calcext:value-type="float">
            <text:p>536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.29" calcext:value-type="float">
            <text:p>206,29</text:p>
          </table:table-cell>
          <table:table-cell office:value-type="float" office:value="0" calcext:value-type="float">
            <text:p>0</text:p>
          </table:table-cell>
          <table:table-cell office:value-type="float" office:value="3257.56" calcext:value-type="float">
            <text:p>3257,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42" calcext:value-type="float">
            <text:p>75,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.13" calcext:value-type="float">
            <text:p>28,13</text:p>
          </table:table-cell>
          <table:table-cell office:value-type="float" office:value="0" calcext:value-type="float">
            <text:p>0</text:p>
          </table:table-cell>
          <table:table-cell office:value-type="float" office:value="-78.08" calcext:value-type="float">
            <text:p>-78,0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812" calcext:value-type="float">
            <text:p>9812</text:p>
          </table:table-cell>
          <table:table-cell table:style-name="ce4" office:value-type="float" office:value="49535" calcext:value-type="float">
            <text:p>4953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89.86" calcext:value-type="float">
            <text:p>1289,86</text:p>
          </table:table-cell>
          <table:table-cell office:value-type="float" office:value="6781.26" calcext:value-type="float">
            <text:p>6781,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5.68" calcext:value-type="float">
            <text:p>385,68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03" calcext:value-type="float">
            <text:p>81,03</text:p>
          </table:table-cell>
          <table:table-cell office:value-type="float" office:value="0" calcext:value-type="float">
            <text:p>0</text:p>
          </table:table-cell>
          <table:table-cell office:value-type="float" office:value="4719.53" calcext:value-type="float">
            <text:p>4719,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97.53" calcext:value-type="float">
            <text:p>2297,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office:value-type="float" office:value="0" calcext:value-type="float">
            <text:p>0</text:p>
          </table:table-cell>
          <table:table-cell office:value-type="float" office:value="117.12" calcext:value-type="float">
            <text:p>117,1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774" calcext:value-type="float">
            <text:p>9774</text:p>
          </table:table-cell>
          <table:table-cell table:style-name="ce4" office:value-type="float" office:value="45688" calcext:value-type="float">
            <text:p>4568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59.94" calcext:value-type="float">
            <text:p>1859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.53" calcext:value-type="float">
            <text:p>333,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2.13" calcext:value-type="float">
            <text:p>142,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926.5" calcext:value-type="float">
            <text:p>2926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7.67" calcext:value-type="float">
            <text:p>577,6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283" calcext:value-type="float">
            <text:p>9283</text:p>
          </table:table-cell>
          <table:table-cell table:style-name="ce4" office:value-type="float" office:value="45670" calcext:value-type="float">
            <text:p>4567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88.75" calcext:value-type="float">
            <text:p>88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24" calcext:value-type="float">
            <text:p>80,24</text:p>
          </table:table-cell>
          <table:table-cell office:value-type="float" office:value="261.84" calcext:value-type="float">
            <text:p>261,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93" calcext:value-type="float">
            <text:p>2,93</text:p>
          </table:table-cell>
          <table:table-cell office:value-type="float" office:value="1056.59" calcext:value-type="float">
            <text:p>1056,59</text:p>
          </table:table-cell>
          <table:table-cell office:value-type="float" office:value="142.91" calcext:value-type="float">
            <text:p>142,91</text:p>
          </table:table-cell>
          <table:table-cell office:value-type="float" office:value="17.52" calcext:value-type="float">
            <text:p>17,52</text:p>
          </table:table-cell>
          <table:table-cell office:value-type="float" office:value="0" calcext:value-type="float">
            <text:p>0</text:p>
          </table:table-cell>
          <table:table-cell office:value-type="float" office:value="338.62" calcext:value-type="float">
            <text:p>338,62</text:p>
          </table:table-cell>
          <table:table-cell office:value-type="float" office:value="0" calcext:value-type="float">
            <text:p>0</text:p>
          </table:table-cell>
          <table:table-cell office:value-type="float" office:value="10.88" calcext:value-type="float">
            <text:p>10,88</text:p>
          </table:table-cell>
          <table:table-cell office:value-type="float" office:value="0" calcext:value-type="float">
            <text:p>0</text:p>
          </table:table-cell>
          <table:table-cell office:value-type="float" office:value="7.14" calcext:value-type="float">
            <text:p>7,14</text:p>
          </table:table-cell>
          <table:table-cell office:value-type="float" office:value="511.23" calcext:value-type="float">
            <text:p>511,23</text:p>
          </table:table-cell>
          <table:table-cell office:value-type="float" office:value="0" calcext:value-type="float">
            <text:p>0</text:p>
          </table:table-cell>
          <table:table-cell office:value-type="float" office:value="145.38" calcext:value-type="float">
            <text:p>145,38</text:p>
          </table:table-cell>
          <table:table-cell office:value-type="float" office:value="190.05" calcext:value-type="float">
            <text:p>190,05</text:p>
          </table:table-cell>
          <table:table-cell office:value-type="float" office:value="1065.21" calcext:value-type="float">
            <text:p>1065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.31" calcext:value-type="float">
            <text:p>103,31</text:p>
          </table:table-cell>
          <table:table-cell office:value-type="float" office:value="8.66" calcext:value-type="float">
            <text:p>8,6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427" calcext:value-type="float">
            <text:p>9427</text:p>
          </table:table-cell>
          <table:table-cell table:style-name="ce4" office:value-type="float" office:value="46799" calcext:value-type="float">
            <text:p>4679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5097.01" calcext:value-type="float">
            <text:p>205097,01</text:p>
          </table:table-cell>
          <table:table-cell office:value-type="float" office:value="3188.8" calcext:value-type="float">
            <text:p>3188,8</text:p>
          </table:table-cell>
          <table:table-cell office:value-type="float" office:value="125.37" calcext:value-type="float">
            <text:p>125,37</text:p>
          </table:table-cell>
          <table:table-cell office:value-type="float" office:value="336.08" calcext:value-type="float">
            <text:p>336,08</text:p>
          </table:table-cell>
          <table:table-cell office:value-type="float" office:value="0" calcext:value-type="float">
            <text:p>0</text:p>
          </table:table-cell>
          <table:table-cell office:value-type="float" office:value="1027.47" calcext:value-type="float">
            <text:p>1027,47</text:p>
          </table:table-cell>
          <table:table-cell office:value-type="float" office:value="1731.9" calcext:value-type="float">
            <text:p>1731,9</text:p>
          </table:table-cell>
          <table:table-cell office:value-type="float" office:value="5765.6" calcext:value-type="float">
            <text:p>5765,6</text:p>
          </table:table-cell>
          <table:table-cell office:value-type="float" office:value="11511.06" calcext:value-type="float">
            <text:p>11511,06</text:p>
          </table:table-cell>
          <table:table-cell office:value-type="float" office:value="0" calcext:value-type="float">
            <text:p>0</text:p>
          </table:table-cell>
          <table:table-cell office:value-type="float" office:value="5464.54" calcext:value-type="float">
            <text:p>5464,54</text:p>
          </table:table-cell>
          <table:table-cell office:value-type="float" office:value="1003.84" calcext:value-type="float">
            <text:p>1003,84</text:p>
          </table:table-cell>
          <table:table-cell office:value-type="float" office:value="0" calcext:value-type="float">
            <text:p>0</text:p>
          </table:table-cell>
          <table:table-cell office:value-type="float" office:value="8158.25" calcext:value-type="float">
            <text:p>8158,25</text:p>
          </table:table-cell>
          <table:table-cell office:value-type="float" office:value="0" calcext:value-type="float">
            <text:p>0</text:p>
          </table:table-cell>
          <table:table-cell office:value-type="float" office:value="51.79" calcext:value-type="float">
            <text:p>51,79</text:p>
          </table:table-cell>
          <table:table-cell office:value-type="float" office:value="0" calcext:value-type="float">
            <text:p>0</text:p>
          </table:table-cell>
          <table:table-cell office:value-type="float" office:value="205.18" calcext:value-type="float">
            <text:p>205,18</text:p>
          </table:table-cell>
          <table:table-cell office:value-type="float" office:value="2016.33" calcext:value-type="float">
            <text:p>2016,33</text:p>
          </table:table-cell>
          <table:table-cell office:value-type="float" office:value="295856.77" calcext:value-type="float">
            <text:p>295856,77</text:p>
          </table:table-cell>
          <table:table-cell office:value-type="float" office:value="35.87" calcext:value-type="float">
            <text:p>35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14" calcext:value-type="float">
            <text:p>72,14</text:p>
          </table:table-cell>
          <table:table-cell office:value-type="float" office:value="0" calcext:value-type="float">
            <text:p>0</text:p>
          </table:table-cell>
          <table:table-cell office:value-type="float" office:value="16186.48" calcext:value-type="float">
            <text:p>16186,48</text:p>
          </table:table-cell>
          <table:table-cell office:value-type="float" office:value="0" calcext:value-type="float">
            <text:p>0</text:p>
          </table:table-cell>
          <table:table-cell office:value-type="float" office:value="152.44" calcext:value-type="float">
            <text:p>152,44</text:p>
          </table:table-cell>
          <table:table-cell office:value-type="float" office:value="0" calcext:value-type="float">
            <text:p>0</text:p>
          </table:table-cell>
          <table:table-cell office:value-type="float" office:value="1474.68" calcext:value-type="float">
            <text:p>1474,68</text:p>
          </table:table-cell>
          <table:table-cell table:style-name="ce9" office:value-type="float" office:value="46179" calcext:value-type="float">
            <text:p>46179</text:p>
          </table:table-cell>
          <table:table-cell table:style-name="ce4" office:value-type="float" office:value="161078" calcext:value-type="float">
            <text:p>16107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687.97" calcext:value-type="float">
            <text:p>687,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40.29" calcext:value-type="float">
            <text:p>1140,29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9" office:value-type="float" office:value="9245" calcext:value-type="float">
            <text:p>9245</text:p>
          </table:table-cell>
          <table:table-cell table:style-name="ce4" office:value-type="float" office:value="47045" calcext:value-type="float">
            <text:p>4704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2430.99" calcext:value-type="float">
            <text:p>92430,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1.37" calcext:value-type="float">
            <text:p>1581,37</text:p>
          </table:table-cell>
          <table:table-cell office:value-type="float" office:value="88.2" calcext:value-type="float">
            <text:p>88,2</text:p>
          </table:table-cell>
          <table:table-cell office:value-type="float" office:value="154.41" calcext:value-type="float">
            <text:p>154,41</text:p>
          </table:table-cell>
          <table:table-cell office:value-type="float" office:value="832.19" calcext:value-type="float">
            <text:p>832,19</text:p>
          </table:table-cell>
          <table:table-cell office:value-type="float" office:value="13270.25" calcext:value-type="float">
            <text:p>13270,25</text:p>
          </table:table-cell>
          <table:table-cell office:value-type="float" office:value="0" calcext:value-type="float">
            <text:p>0</text:p>
          </table:table-cell>
          <table:table-cell office:value-type="float" office:value="23.36" calcext:value-type="float">
            <text:p>23,36</text:p>
          </table:table-cell>
          <table:table-cell office:value-type="float" office:value="9.88" calcext:value-type="float">
            <text:p>9,88</text:p>
          </table:table-cell>
          <table:table-cell office:value-type="float" office:value="170.8" calcext:value-type="float">
            <text:p>17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5.25" calcext:value-type="float">
            <text:p>925,25</text:p>
          </table:table-cell>
          <table:table-cell office:value-type="float" office:value="0" calcext:value-type="float">
            <text:p>0</text:p>
          </table:table-cell>
          <table:table-cell office:value-type="float" office:value="14.86" calcext:value-type="float">
            <text:p>14,86</text:p>
          </table:table-cell>
          <table:table-cell office:value-type="float" office:value="72.29" calcext:value-type="float">
            <text:p>72,29</text:p>
          </table:table-cell>
          <table:table-cell office:value-type="float" office:value="44465.55" calcext:value-type="float">
            <text:p>44465,55</text:p>
          </table:table-cell>
          <table:table-cell office:value-type="float" office:value="0" calcext:value-type="float">
            <text:p>0</text:p>
          </table:table-cell>
          <table:table-cell office:value-type="float" office:value="4563.11" calcext:value-type="float">
            <text:p>4563,11</text:p>
          </table:table-cell>
          <table:table-cell office:value-type="float" office:value="0" calcext:value-type="float">
            <text:p>0</text:p>
          </table:table-cell>
          <table:table-cell office:value-type="float" office:value="399.2" calcext:value-type="float">
            <text:p>399,2</text:p>
          </table:table-cell>
          <table:table-cell office:value-type="float" office:value="0" calcext:value-type="float">
            <text:p>0</text:p>
          </table:table-cell>
          <table:table-cell office:value-type="float" office:value="624.92" calcext:value-type="float">
            <text:p>624,9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27172" calcext:value-type="float">
            <text:p>27172</text:p>
          </table:table-cell>
          <table:table-cell table:style-name="ce4" office:value-type="float" office:value="125676" calcext:value-type="float">
            <text:p>12567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.64" calcext:value-type="float">
            <text:p>43,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56.4" calcext:value-type="float">
            <text:p>3956,4</text:p>
          </table:table-cell>
          <table:table-cell office:value-type="float" office:value="15.1" calcext:value-type="float">
            <text:p>15,1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" calcext:value-type="float">
            <text:p>0</text:p>
          </table:table-cell>
          <table:table-cell office:value-type="float" office:value="97.22" calcext:value-type="float">
            <text:p>97,22</text:p>
          </table:table-cell>
          <table:table-cell office:value-type="float" office:value="0" calcext:value-type="float">
            <text:p>0</text:p>
          </table:table-cell>
          <table:table-cell office:value-type="float" office:value="691.57" calcext:value-type="float">
            <text:p>691,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.45" calcext:value-type="float">
            <text:p>35,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05" calcext:value-type="float">
            <text:p>55,05</text:p>
          </table:table-cell>
          <table:table-cell office:value-type="float" office:value="0" calcext:value-type="float">
            <text:p>0</text:p>
          </table:table-cell>
          <table:table-cell office:value-type="float" office:value="-109.14" calcext:value-type="float">
            <text:p>-109,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694" calcext:value-type="float">
            <text:p>9694</text:p>
          </table:table-cell>
          <table:table-cell table:style-name="ce4" office:value-type="float" office:value="49878" calcext:value-type="float">
            <text:p>4987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7.57" calcext:value-type="float">
            <text:p>457,57</text:p>
          </table:table-cell>
          <table:table-cell office:value-type="float" office:value="216.42" calcext:value-type="float">
            <text:p>216,42</text:p>
          </table:table-cell>
          <table:table-cell office:value-type="float" office:value="11012.27" calcext:value-type="float">
            <text:p>11012,27</text:p>
          </table:table-cell>
          <table:table-cell office:value-type="float" office:value="24686.78" calcext:value-type="float">
            <text:p>24686,78</text:p>
          </table:table-cell>
          <table:table-cell office:value-type="float" office:value="44410.34" calcext:value-type="float">
            <text:p>44410,34</text:p>
          </table:table-cell>
          <table:table-cell office:value-type="float" office:value="854.75" calcext:value-type="float">
            <text:p>854,75</text:p>
          </table:table-cell>
          <table:table-cell office:value-type="float" office:value="2108.79" calcext:value-type="float">
            <text:p>2108,79</text:p>
          </table:table-cell>
          <table:table-cell office:value-type="float" office:value="0" calcext:value-type="float">
            <text:p>0</text:p>
          </table:table-cell>
          <table:table-cell office:value-type="float" office:value="365.38" calcext:value-type="float">
            <text:p>365,38</text:p>
          </table:table-cell>
          <table:table-cell office:value-type="float" office:value="0" calcext:value-type="float">
            <text:p>0</text:p>
          </table:table-cell>
          <table:table-cell office:value-type="float" office:value="1.62" calcext:value-type="float">
            <text:p>1,62</text:p>
          </table:table-cell>
          <table:table-cell office:value-type="float" office:value="14640.32" calcext:value-type="float">
            <text:p>14640,32</text:p>
          </table:table-cell>
          <table:table-cell office:value-type="float" office:value="940.62" calcext:value-type="float">
            <text:p>940,62</text:p>
          </table:table-cell>
          <table:table-cell office:value-type="float" office:value="179.73" calcext:value-type="float">
            <text:p>179,73</text:p>
          </table:table-cell>
          <table:table-cell office:value-type="float" office:value="0" calcext:value-type="float">
            <text:p>0</text:p>
          </table:table-cell>
          <table:table-cell office:value-type="float" office:value="8586.73" calcext:value-type="float">
            <text:p>8586,73</text:p>
          </table:table-cell>
          <table:table-cell office:value-type="float" office:value="0" calcext:value-type="float">
            <text:p>0</text:p>
          </table:table-cell>
          <table:table-cell office:value-type="float" office:value="1692.25" calcext:value-type="float">
            <text:p>1692,25</text:p>
          </table:table-cell>
          <table:table-cell office:value-type="float" office:value="121.33" calcext:value-type="float">
            <text:p>121,33</text:p>
          </table:table-cell>
          <table:table-cell office:value-type="float" office:value="209.86" calcext:value-type="float">
            <text:p>209,86</text:p>
          </table:table-cell>
          <table:table-cell office:value-type="float" office:value="3059.93" calcext:value-type="float">
            <text:p>3059,93</text:p>
          </table:table-cell>
          <table:table-cell office:value-type="float" office:value="24698.05" calcext:value-type="float">
            <text:p>24698,05</text:p>
          </table:table-cell>
          <table:table-cell office:value-type="float" office:value="12002.93" calcext:value-type="float">
            <text:p>12002,93</text:p>
          </table:table-cell>
          <table:table-cell office:value-type="float" office:value="330.73" calcext:value-type="float">
            <text:p>330,73</text:p>
          </table:table-cell>
          <table:table-cell office:value-type="float" office:value="0" calcext:value-type="float">
            <text:p>0</text:p>
          </table:table-cell>
          <table:table-cell office:value-type="float" office:value="56.11" calcext:value-type="float">
            <text:p>56,11</text:p>
          </table:table-cell>
          <table:table-cell office:value-type="float" office:value="0" calcext:value-type="float">
            <text:p>0</text:p>
          </table:table-cell>
          <table:table-cell office:value-type="float" office:value="130.67" calcext:value-type="float">
            <text:p>130,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22814" calcext:value-type="float">
            <text:p>22814</text:p>
          </table:table-cell>
          <table:table-cell table:style-name="ce4" office:value-type="float" office:value="86258" calcext:value-type="float">
            <text:p>8625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82.2" calcext:value-type="float">
            <text:p>2082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9.36" calcext:value-type="float">
            <text:p>229,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22.68" calcext:value-type="float">
            <text:p>122,68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431" calcext:value-type="float">
            <text:p>9431</text:p>
          </table:table-cell>
          <table:table-cell table:style-name="ce4" office:value-type="float" office:value="48088" calcext:value-type="float">
            <text:p>4808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4.76" calcext:value-type="float">
            <text:p>304,76</text:p>
          </table:table-cell>
          <table:table-cell office:value-type="float" office:value="0" calcext:value-type="float">
            <text:p>0</text:p>
          </table:table-cell>
          <table:table-cell office:value-type="float" office:value="180.61" calcext:value-type="float">
            <text:p>180,61</text:p>
          </table:table-cell>
          <table:table-cell office:value-type="float" office:value="98.82" calcext:value-type="float">
            <text:p>98,82</text:p>
          </table:table-cell>
          <table:table-cell office:value-type="float" office:value="0" calcext:value-type="float">
            <text:p>0</text:p>
          </table:table-cell>
          <table:table-cell office:value-type="float" office:value="19.18" calcext:value-type="float">
            <text:p>19,18</text:p>
          </table:table-cell>
          <table:table-cell office:value-type="float" office:value="118.54" calcext:value-type="float">
            <text:p>118,54</text:p>
          </table:table-cell>
          <table:table-cell office:value-type="float" office:value="289.98" calcext:value-type="float">
            <text:p>289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3" calcext:value-type="float">
            <text:p>10,03</text:p>
          </table:table-cell>
          <table:table-cell office:value-type="float" office:value="68.44" calcext:value-type="float">
            <text:p>68,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0.26" calcext:value-type="float">
            <text:p>610,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.25" calcext:value-type="float">
            <text:p>6,25</text:p>
          </table:table-cell>
          <table:table-cell office:value-type="float" office:value="0" calcext:value-type="float">
            <text:p>0</text:p>
          </table:table-cell>
          <table:table-cell office:value-type="float" office:value="37.66" calcext:value-type="float">
            <text:p>37,66</text:p>
          </table:table-cell>
          <table:table-cell table:style-name="ce9" office:value-type="float" office:value="9279" calcext:value-type="float">
            <text:p>9279</text:p>
          </table:table-cell>
          <table:table-cell table:style-name="ce4" office:value-type="float" office:value="47315" calcext:value-type="float">
            <text:p>473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51.5" calcext:value-type="float">
            <text:p>1251,5</text:p>
          </table:table-cell>
          <table:table-cell office:value-type="float" office:value="16.32" calcext:value-type="float">
            <text:p>16,32</text:p>
          </table:table-cell>
          <table:table-cell office:value-type="float" office:value="234.09" calcext:value-type="float">
            <text:p>234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07" calcext:value-type="float">
            <text:p>85,07</text:p>
          </table:table-cell>
          <table:table-cell office:value-type="float" office:value="362.82" calcext:value-type="float">
            <text:p>362,82</text:p>
          </table:table-cell>
          <table:table-cell office:value-type="float" office:value="1237.12" calcext:value-type="float">
            <text:p>1237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8.71" calcext:value-type="float">
            <text:p>1628,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03.23" calcext:value-type="float">
            <text:p>1403,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88" calcext:value-type="float">
            <text:p>58,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8.98" calcext:value-type="float">
            <text:p>858,98</text:p>
          </table:table-cell>
          <table:table-cell table:style-name="ce9" office:value-type="float" office:value="10070" calcext:value-type="float">
            <text:p>10070</text:p>
          </table:table-cell>
          <table:table-cell table:style-name="ce4" office:value-type="float" office:value="53482" calcext:value-type="float">
            <text:p>5348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23.89" calcext:value-type="float">
            <text:p>1123,89</text:p>
          </table:table-cell>
          <table:table-cell office:value-type="float" office:value="0" calcext:value-type="float">
            <text:p>0</text:p>
          </table:table-cell>
          <table:table-cell office:value-type="float" office:value="68.62" calcext:value-type="float">
            <text:p>68,62</text:p>
          </table:table-cell>
          <table:table-cell office:value-type="float" office:value="21.29" calcext:value-type="float">
            <text:p>21,29</text:p>
          </table:table-cell>
          <table:table-cell office:value-type="float" office:value="0" calcext:value-type="float">
            <text:p>0</text:p>
          </table:table-cell>
          <table:table-cell office:value-type="float" office:value="12135.45" calcext:value-type="float">
            <text:p>12135,45</text:p>
          </table:table-cell>
          <table:table-cell office:value-type="float" office:value="369.73" calcext:value-type="float">
            <text:p>369,73</text:p>
          </table:table-cell>
          <table:table-cell office:value-type="float" office:value="5.82" calcext:value-type="float">
            <text:p>5,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084.08" calcext:value-type="float">
            <text:p>18084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11" calcext:value-type="float">
            <text:p>110,11</text:p>
          </table:table-cell>
          <table:table-cell office:value-type="float" office:value="0" calcext:value-type="float">
            <text:p>0</text:p>
          </table:table-cell>
          <table:table-cell office:value-type="float" office:value="197.4" calcext:value-type="float">
            <text:p>197,4</text:p>
          </table:table-cell>
          <table:table-cell office:value-type="float" office:value="349.8" calcext:value-type="float">
            <text:p>349,8</text:p>
          </table:table-cell>
          <table:table-cell office:value-type="float" office:value="332.69" calcext:value-type="float">
            <text:p>332,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2.71" calcext:value-type="float">
            <text:p>612,7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12309" calcext:value-type="float">
            <text:p>12309</text:p>
          </table:table-cell>
          <table:table-cell table:style-name="ce4" office:value-type="float" office:value="60279" calcext:value-type="float">
            <text:p>6027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5.86" calcext:value-type="float">
            <text:p>205,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2.59" calcext:value-type="float">
            <text:p>402,59</text:p>
          </table:table-cell>
          <table:table-cell office:value-type="float" office:value="11289.25" calcext:value-type="float">
            <text:p>11289,25</text:p>
          </table:table-cell>
          <table:table-cell office:value-type="float" office:value="39.03" calcext:value-type="float">
            <text:p>39,03</text:p>
          </table:table-cell>
          <table:table-cell office:value-type="float" office:value="0" calcext:value-type="float">
            <text:p>0</text:p>
          </table:table-cell>
          <table:table-cell office:value-type="float" office:value="6163.45" calcext:value-type="float">
            <text:p>6163,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.4" calcext:value-type="float">
            <text:p>85,4</text:p>
          </table:table-cell>
          <table:table-cell office:value-type="float" office:value="1010.68" calcext:value-type="float">
            <text:p>1010,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5.49" calcext:value-type="float">
            <text:p>435,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54" calcext:value-type="float">
            <text:p>18,54</text:p>
          </table:table-cell>
          <table:table-cell office:value-type="float" office:value="8646.58" calcext:value-type="float">
            <text:p>8646,58</text:p>
          </table:table-cell>
          <table:table-cell table:style-name="ce9" office:value-type="float" office:value="15208" calcext:value-type="float">
            <text:p>15208</text:p>
          </table:table-cell>
          <table:table-cell table:style-name="ce4" office:value-type="float" office:value="95099" calcext:value-type="float">
            <text:p>9509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5.74" calcext:value-type="float">
            <text:p>335,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12.88" calcext:value-type="float">
            <text:p>6112,88</text:p>
          </table:table-cell>
          <table:table-cell office:value-type="float" office:value="1167.66" calcext:value-type="float">
            <text:p>1167,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114.18" calcext:value-type="float">
            <text:p>8114,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.81" calcext:value-type="float">
            <text:p>68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3" calcext:value-type="float">
            <text:p>22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.55" calcext:value-type="float">
            <text:p>428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72" calcext:value-type="float">
            <text:p>11,72</text:p>
          </table:table-cell>
          <table:table-cell office:value-type="float" office:value="357.02" calcext:value-type="float">
            <text:p>357,0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0949" calcext:value-type="float">
            <text:p>10949</text:p>
          </table:table-cell>
          <table:table-cell table:style-name="ce4" office:value-type="float" office:value="53862" calcext:value-type="float">
            <text:p>5386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8.14" calcext:value-type="float">
            <text:p>288,14</text:p>
          </table:table-cell>
          <table:table-cell office:value-type="float" office:value="0" calcext:value-type="float">
            <text:p>0</text:p>
          </table:table-cell>
          <table:table-cell office:value-type="float" office:value="-35.26" calcext:value-type="float">
            <text:p>-35,26</text:p>
          </table:table-cell>
          <table:table-cell office:value-type="float" office:value="60.28" calcext:value-type="float">
            <text:p>60,28</text:p>
          </table:table-cell>
          <table:table-cell office:value-type="float" office:value="0" calcext:value-type="float">
            <text:p>0</text:p>
          </table:table-cell>
          <table:table-cell office:value-type="float" office:value="2296.55" calcext:value-type="float">
            <text:p>2296,55</text:p>
          </table:table-cell>
          <table:table-cell office:value-type="float" office:value="4.77" calcext:value-type="float">
            <text:p>4,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.17" calcext:value-type="float">
            <text:p>173,17</text:p>
          </table:table-cell>
          <table:table-cell office:value-type="float" office:value="0" calcext:value-type="float">
            <text:p>0</text:p>
          </table:table-cell>
          <table:table-cell office:value-type="float" office:value="1615.61" calcext:value-type="float">
            <text:p>1615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54.1" calcext:value-type="float">
            <text:p>7154,1</text:p>
          </table:table-cell>
          <table:table-cell office:value-type="float" office:value="0" calcext:value-type="float">
            <text:p>0</text:p>
          </table:table-cell>
          <table:table-cell office:value-type="float" office:value="146.22" calcext:value-type="float">
            <text:p>146,22</text:p>
          </table:table-cell>
          <table:table-cell office:value-type="float" office:value="0" calcext:value-type="float">
            <text:p>0</text:p>
          </table:table-cell>
          <table:table-cell office:value-type="float" office:value="14568.02" calcext:value-type="float">
            <text:p>14568,02</text:p>
          </table:table-cell>
          <table:table-cell office:value-type="float" office:value="4729.83" calcext:value-type="float">
            <text:p>4729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2.21" calcext:value-type="float">
            <text:p>1962,21</text:p>
          </table:table-cell>
          <table:table-cell office:value-type="float" office:value="0" calcext:value-type="float">
            <text:p>0</text:p>
          </table:table-cell>
          <table:table-cell office:value-type="float" office:value="-153.21" calcext:value-type="float">
            <text:p>-153,21</text:p>
          </table:table-cell>
          <table:table-cell office:value-type="float" office:value="0" calcext:value-type="float">
            <text:p>0</text:p>
          </table:table-cell>
          <table:table-cell office:value-type="float" office:value="222.77" calcext:value-type="float">
            <text:p>222,77</text:p>
          </table:table-cell>
          <table:table-cell office:value-type="float" office:value="0" calcext:value-type="float">
            <text:p>0</text:p>
          </table:table-cell>
          <table:table-cell office:value-type="float" office:value="55.51" calcext:value-type="float">
            <text:p>55,51</text:p>
          </table:table-cell>
          <table:table-cell table:style-name="ce9" office:value-type="float" office:value="10821" calcext:value-type="float">
            <text:p>10821</text:p>
          </table:table-cell>
          <table:table-cell table:style-name="ce4" office:value-type="float" office:value="50969" calcext:value-type="float">
            <text:p>5096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20.25" calcext:value-type="float">
            <text:p>1120,25</text:p>
          </table:table-cell>
          <table:table-cell office:value-type="float" office:value="25793.15" calcext:value-type="float">
            <text:p>25793,15</text:p>
          </table:table-cell>
          <table:table-cell office:value-type="float" office:value="5584.27" calcext:value-type="float">
            <text:p>5584,27</text:p>
          </table:table-cell>
          <table:table-cell office:value-type="float" office:value="1246.08" calcext:value-type="float">
            <text:p>1246,08</text:p>
          </table:table-cell>
          <table:table-cell office:value-type="float" office:value="0" calcext:value-type="float">
            <text:p>0</text:p>
          </table:table-cell>
          <table:table-cell office:value-type="float" office:value="515.48" calcext:value-type="float">
            <text:p>515,48</text:p>
          </table:table-cell>
          <table:table-cell office:value-type="float" office:value="325.26" calcext:value-type="float">
            <text:p>325,26</text:p>
          </table:table-cell>
          <table:table-cell office:value-type="float" office:value="0" calcext:value-type="float">
            <text:p>0</text:p>
          </table:table-cell>
          <table:table-cell office:value-type="float" office:value="128.09" calcext:value-type="float">
            <text:p>128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17.52" calcext:value-type="float">
            <text:p>14117,52</text:p>
          </table:table-cell>
          <table:table-cell office:value-type="float" office:value="0" calcext:value-type="float">
            <text:p>0</text:p>
          </table:table-cell>
          <table:table-cell office:value-type="float" office:value="22232.33" calcext:value-type="float">
            <text:p>22232,33</text:p>
          </table:table-cell>
          <table:table-cell office:value-type="float" office:value="0" calcext:value-type="float">
            <text:p>0</text:p>
          </table:table-cell>
          <table:table-cell office:value-type="float" office:value="170.02" calcext:value-type="float">
            <text:p>170,02</text:p>
          </table:table-cell>
          <table:table-cell office:value-type="float" office:value="0" calcext:value-type="float">
            <text:p>0</text:p>
          </table:table-cell>
          <table:table-cell office:value-type="float" office:value="116.66" calcext:value-type="float">
            <text:p>116,66</text:p>
          </table:table-cell>
          <table:table-cell office:value-type="float" office:value="0" calcext:value-type="float">
            <text:p>0</text:p>
          </table:table-cell>
          <table:table-cell office:value-type="float" office:value="50.51" calcext:value-type="float">
            <text:p>50,51</text:p>
          </table:table-cell>
          <table:table-cell office:value-type="float" office:value="18812.72" calcext:value-type="float">
            <text:p>18812,72</text:p>
          </table:table-cell>
          <table:table-cell office:value-type="float" office:value="0" calcext:value-type="float">
            <text:p>0</text:p>
          </table:table-cell>
          <table:table-cell office:value-type="float" office:value="186.39" calcext:value-type="float">
            <text:p>186,39</text:p>
          </table:table-cell>
          <table:table-cell office:value-type="float" office:value="608.77" calcext:value-type="float">
            <text:p>608,77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04.01" calcext:value-type="float">
            <text:p>204,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4224" calcext:value-type="float">
            <text:p>14224</text:p>
          </table:table-cell>
          <table:table-cell table:style-name="ce4" office:value-type="float" office:value="70344" calcext:value-type="float">
            <text:p>7034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7354.92" calcext:value-type="float">
            <text:p>67354,92</text:p>
          </table:table-cell>
          <table:table-cell office:value-type="float" office:value="0" calcext:value-type="float">
            <text:p>0</text:p>
          </table:table-cell>
          <table:table-cell office:value-type="float" office:value="2819.07" calcext:value-type="float">
            <text:p>2819,07</text:p>
          </table:table-cell>
          <table:table-cell office:value-type="float" office:value="474.72" calcext:value-type="float">
            <text:p>474,72</text:p>
          </table:table-cell>
          <table:table-cell office:value-type="float" office:value="0" calcext:value-type="float">
            <text:p>0</text:p>
          </table:table-cell>
          <table:table-cell office:value-type="float" office:value="1735.49" calcext:value-type="float">
            <text:p>1735,49</text:p>
          </table:table-cell>
          <table:table-cell office:value-type="float" office:value="400.01" calcext:value-type="float">
            <text:p>400,01</text:p>
          </table:table-cell>
          <table:table-cell office:value-type="float" office:value="658.52" calcext:value-type="float">
            <text:p>658,52</text:p>
          </table:table-cell>
          <table:table-cell office:value-type="float" office:value="9203.34" calcext:value-type="float">
            <text:p>9203,34</text:p>
          </table:table-cell>
          <table:table-cell office:value-type="float" office:value="0" calcext:value-type="float">
            <text:p>0</text:p>
          </table:table-cell>
          <table:table-cell office:value-type="float" office:value="115.84" calcext:value-type="float">
            <text:p>115,84</text:p>
          </table:table-cell>
          <table:table-cell office:value-type="float" office:value="217.83" calcext:value-type="float">
            <text:p>217,83</text:p>
          </table:table-cell>
          <table:table-cell office:value-type="float" office:value="351.52" calcext:value-type="float">
            <text:p>351,52</text:p>
          </table:table-cell>
          <table:table-cell office:value-type="float" office:value="27.43" calcext:value-type="float">
            <text:p>27,43</text:p>
          </table:table-cell>
          <table:table-cell office:value-type="float" office:value="0" calcext:value-type="float">
            <text:p>0</text:p>
          </table:table-cell>
          <table:table-cell office:value-type="float" office:value="126.17" calcext:value-type="float">
            <text:p>126,17</text:p>
          </table:table-cell>
          <table:table-cell office:value-type="float" office:value="0" calcext:value-type="float">
            <text:p>0</text:p>
          </table:table-cell>
          <table:table-cell office:value-type="float" office:value="113.7" calcext:value-type="float">
            <text:p>113,7</text:p>
          </table:table-cell>
          <table:table-cell office:value-type="float" office:value="1484.22" calcext:value-type="float">
            <text:p>1484,22</text:p>
          </table:table-cell>
          <table:table-cell office:value-type="float" office:value="57593.42" calcext:value-type="float">
            <text:p>57593,42</text:p>
          </table:table-cell>
          <table:table-cell office:value-type="float" office:value="3936.6" calcext:value-type="float">
            <text:p>3936,6</text:p>
          </table:table-cell>
          <table:table-cell office:value-type="float" office:value="127.76" calcext:value-type="float">
            <text:p>127,76</text:p>
          </table:table-cell>
          <table:table-cell office:value-type="float" office:value="0" calcext:value-type="float">
            <text:p>0</text:p>
          </table:table-cell>
          <table:table-cell office:value-type="float" office:value="1729.03" calcext:value-type="float">
            <text:p>1729,03</text:p>
          </table:table-cell>
          <table:table-cell office:value-type="float" office:value="419.08" calcext:value-type="float">
            <text:p>419,08</text:p>
          </table:table-cell>
          <table:table-cell office:value-type="float" office:value="820.3" calcext:value-type="float">
            <text:p>820,3</text:p>
          </table:table-cell>
          <table:table-cell office:value-type="float" office:value="0" calcext:value-type="float">
            <text:p>0</text:p>
          </table:table-cell>
          <table:table-cell office:value-type="float" office:value="90.74" calcext:value-type="float">
            <text:p>90,74</text:p>
          </table:table-cell>
          <table:table-cell office:value-type="float" office:value="0" calcext:value-type="float">
            <text:p>0</text:p>
          </table:table-cell>
          <table:table-cell office:value-type="float" office:value="1025.21" calcext:value-type="float">
            <text:p>1025,21</text:p>
          </table:table-cell>
          <table:table-cell table:style-name="ce9" office:value-type="float" office:value="24796" calcext:value-type="float">
            <text:p>24796</text:p>
          </table:table-cell>
          <table:table-cell table:style-name="ce4" office:value-type="float" office:value="120010" calcext:value-type="float">
            <text:p>1200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48.64" calcext:value-type="float">
            <text:p>248,6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244.31" calcext:value-type="float">
            <text:p>2244,3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9" office:value-type="float" office:value="9159" calcext:value-type="float">
            <text:p>9159</text:p>
          </table:table-cell>
          <table:table-cell table:style-name="ce4" office:value-type="float" office:value="47191" calcext:value-type="float">
            <text:p>4719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2.95" calcext:value-type="float">
            <text:p>22,95</text:p>
          </table:table-cell>
          <table:table-cell office:value-type="float" office:value="3.05" calcext:value-type="float">
            <text:p>3,0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49.7" calcext:value-type="float">
            <text:p>349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.83" calcext:value-type="float">
            <text:p>118,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4.22" calcext:value-type="float">
            <text:p>264,22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9" office:value-type="float" office:value="9106" calcext:value-type="float">
            <text:p>9106</text:p>
          </table:table-cell>
          <table:table-cell table:style-name="ce4" office:value-type="float" office:value="46627" calcext:value-type="float">
            <text:p>4662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23.21" calcext:value-type="float">
            <text:p>23,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02.23" calcext:value-type="float">
            <text:p>602,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39" calcext:value-type="float">
            <text:p>26,39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9" office:value-type="float" office:value="9108" calcext:value-type="float">
            <text:p>9108</text:p>
          </table:table-cell>
          <table:table-cell table:style-name="ce4" office:value-type="float" office:value="46629" calcext:value-type="float">
            <text:p>4662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828.41" calcext:value-type="float">
            <text:p>1828,41</text:p>
          </table:table-cell>
          <table:table-cell office:value-type="float" office:value="3318.71" calcext:value-type="float">
            <text:p>3318,71</text:p>
          </table:table-cell>
          <table:table-cell office:value-type="float" office:value="20308.79" calcext:value-type="float">
            <text:p>20308,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.92" calcext:value-type="float">
            <text:p>200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66.45" calcext:value-type="float">
            <text:p>10666,45</text:p>
          </table:table-cell>
          <table:table-cell office:value-type="float" office:value="0" calcext:value-type="float">
            <text:p>0</text:p>
          </table:table-cell>
          <table:table-cell office:value-type="float" office:value="33.28" calcext:value-type="float">
            <text:p>33,2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7.65" calcext:value-type="float">
            <text:p>27,6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3579" calcext:value-type="float">
            <text:p>13579</text:p>
          </table:table-cell>
          <table:table-cell table:style-name="ce4" office:value-type="float" office:value="74923" calcext:value-type="float">
            <text:p>749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285.23" calcext:value-type="float">
            <text:p>2285,23</text:p>
          </table:table-cell>
          <table:table-cell office:value-type="float" office:value="7967.02" calcext:value-type="float">
            <text:p>7967,02</text:p>
          </table:table-cell>
          <table:table-cell office:value-type="float" office:value="21059.7" calcext:value-type="float">
            <text:p>21059,7</text:p>
          </table:table-cell>
          <table:table-cell office:value-type="float" office:value="1866.59" calcext:value-type="float">
            <text:p>1866,59</text:p>
          </table:table-cell>
          <table:table-cell office:value-type="float" office:value="107.05" calcext:value-type="float">
            <text:p>107,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62.79" calcext:value-type="float">
            <text:p>8662,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5.86" calcext:value-type="float">
            <text:p>575,86</text:p>
          </table:table-cell>
          <table:table-cell office:value-type="float" office:value="0" calcext:value-type="float">
            <text:p>0</text:p>
          </table:table-cell>
          <table:table-cell office:value-type="float" office:value="73.93" calcext:value-type="float">
            <text:p>73,93</text:p>
          </table:table-cell>
          <table:table-cell office:value-type="float" office:value="4318.8" calcext:value-type="float">
            <text:p>4318,8</text:p>
          </table:table-cell>
          <table:table-cell office:value-type="float" office:value="0" calcext:value-type="float">
            <text:p>0</text:p>
          </table:table-cell>
          <table:table-cell office:value-type="float" office:value="117.49" calcext:value-type="float">
            <text:p>117,49</text:p>
          </table:table-cell>
          <table:table-cell office:value-type="float" office:value="15587.94" calcext:value-type="float">
            <text:p>15587,94</text:p>
          </table:table-cell>
          <table:table-cell office:value-type="float" office:value="2772.4" calcext:value-type="float">
            <text:p>2772,4</text:p>
          </table:table-cell>
          <table:table-cell office:value-type="float" office:value="8.05" calcext:value-type="float">
            <text:p>8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.92" calcext:value-type="float">
            <text:p>245,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5698" calcext:value-type="float">
            <text:p>15698</text:p>
          </table:table-cell>
          <table:table-cell table:style-name="ce4" office:value-type="float" office:value="73572" calcext:value-type="float">
            <text:p>7357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5.84" calcext:value-type="float">
            <text:p>395,84</text:p>
          </table:table-cell>
          <table:table-cell office:value-type="float" office:value="10286.83" calcext:value-type="float">
            <text:p>10286,83</text:p>
          </table:table-cell>
          <table:table-cell office:value-type="float" office:value="4879.62" calcext:value-type="float">
            <text:p>4879,62</text:p>
          </table:table-cell>
          <table:table-cell office:value-type="float" office:value="11023.26" calcext:value-type="float">
            <text:p>11023,26</text:p>
          </table:table-cell>
          <table:table-cell office:value-type="float" office:value="3980.88" calcext:value-type="float">
            <text:p>3980,88</text:p>
          </table:table-cell>
          <table:table-cell office:value-type="float" office:value="164.84" calcext:value-type="float">
            <text:p>164,84</text:p>
          </table:table-cell>
          <table:table-cell office:value-type="float" office:value="53.34" calcext:value-type="float">
            <text:p>53,34</text:p>
          </table:table-cell>
          <table:table-cell office:value-type="float" office:value="0" calcext:value-type="float">
            <text:p>0</text:p>
          </table:table-cell>
          <table:table-cell office:value-type="float" office:value="26.83" calcext:value-type="float">
            <text:p>26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6.6" calcext:value-type="float">
            <text:p>11376,6</text:p>
          </table:table-cell>
          <table:table-cell office:value-type="float" office:value="0" calcext:value-type="float">
            <text:p>0</text:p>
          </table:table-cell>
          <table:table-cell office:value-type="float" office:value="5197.58" calcext:value-type="float">
            <text:p>5197,58</text:p>
          </table:table-cell>
          <table:table-cell office:value-type="float" office:value="0" calcext:value-type="float">
            <text:p>0</text:p>
          </table:table-cell>
          <table:table-cell office:value-type="float" office:value="3636.09" calcext:value-type="float">
            <text:p>3636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.03" calcext:value-type="float">
            <text:p>531,03</text:p>
          </table:table-cell>
          <table:table-cell office:value-type="float" office:value="516.54" calcext:value-type="float">
            <text:p>516,54</text:p>
          </table:table-cell>
          <table:table-cell office:value-type="float" office:value="3100.7" calcext:value-type="float">
            <text:p>3100,7</text:p>
          </table:table-cell>
          <table:table-cell office:value-type="float" office:value="13851.92" calcext:value-type="float">
            <text:p>13851,92</text:p>
          </table:table-cell>
          <table:table-cell office:value-type="float" office:value="0" calcext:value-type="float">
            <text:p>0</text:p>
          </table:table-cell>
          <table:table-cell office:value-type="float" office:value="402.6" calcext:value-type="float">
            <text:p>402,6</text:p>
          </table:table-cell>
          <table:table-cell office:value-type="float" office:value="0" calcext:value-type="float">
            <text:p>0</text:p>
          </table:table-cell>
          <table:table-cell office:value-type="float" office:value="41.48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office:value-type="float" office:value="237.07" calcext:value-type="float">
            <text:p>237,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3198" calcext:value-type="float">
            <text:p>13198</text:p>
          </table:table-cell>
          <table:table-cell table:style-name="ce4" office:value-type="float" office:value="66992" calcext:value-type="float">
            <text:p>6699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748.08" calcext:value-type="float">
            <text:p>2748,08</text:p>
          </table:table-cell>
          <table:table-cell office:value-type="float" office:value="111.97" calcext:value-type="float">
            <text:p>111,97</text:p>
          </table:table-cell>
          <table:table-cell office:value-type="float" office:value="279.7" calcext:value-type="float">
            <text:p>279,7</text:p>
          </table:table-cell>
          <table:table-cell office:value-type="float" office:value="0" calcext:value-type="float">
            <text:p>0</text:p>
          </table:table-cell>
          <table:table-cell office:value-type="float" office:value="39.81" calcext:value-type="float">
            <text:p>39,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5.59" calcext:value-type="float">
            <text:p>285,59</text:p>
          </table:table-cell>
          <table:table-cell office:value-type="float" office:value="0" calcext:value-type="float">
            <text:p>0</text:p>
          </table:table-cell>
          <table:table-cell office:value-type="float" office:value="247.9" calcext:value-type="float">
            <text:p>247,9</text:p>
          </table:table-cell>
          <table:table-cell office:value-type="float" office:value="0" calcext:value-type="float">
            <text:p>0</text:p>
          </table:table-cell>
          <table:table-cell office:value-type="float" office:value="1223.04" calcext:value-type="float">
            <text:p>1223,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1.05" calcext:value-type="float">
            <text:p>511,05</text:p>
          </table:table-cell>
          <table:table-cell office:value-type="float" office:value="0" calcext:value-type="float">
            <text:p>0</text:p>
          </table:table-cell>
          <table:table-cell office:value-type="float" office:value="117.12" calcext:value-type="float">
            <text:p>117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3" calcext:value-type="float">
            <text:p>15,13</text:p>
          </table:table-cell>
          <table:table-cell office:value-type="float" office:value="0" calcext:value-type="float">
            <text:p>0</text:p>
          </table:table-cell>
          <table:table-cell office:value-type="float" office:value="62.71" calcext:value-type="float">
            <text:p>62,7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628" calcext:value-type="float">
            <text:p>9628</text:p>
          </table:table-cell>
          <table:table-cell table:style-name="ce4" office:value-type="float" office:value="50131" calcext:value-type="float">
            <text:p>5013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4254.68" calcext:value-type="float">
            <text:p>4254,68</text:p>
          </table:table-cell>
          <table:table-cell office:value-type="float" office:value="8540.17" calcext:value-type="float">
            <text:p>8540,17</text:p>
          </table:table-cell>
          <table:table-cell office:value-type="float" office:value="108756.98" calcext:value-type="float">
            <text:p>108756,98</text:p>
          </table:table-cell>
          <table:table-cell office:value-type="float" office:value="3613" calcext:value-type="float">
            <text:p>3613</text:p>
          </table:table-cell>
          <table:table-cell office:value-type="float" office:value="605.08" calcext:value-type="float">
            <text:p>605,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69.03" calcext:value-type="float">
            <text:p>7369,03</text:p>
          </table:table-cell>
          <table:table-cell office:value-type="float" office:value="0" calcext:value-type="float">
            <text:p>0</text:p>
          </table:table-cell>
          <table:table-cell office:value-type="float" office:value="203.96" calcext:value-type="float">
            <text:p>203,96</text:p>
          </table:table-cell>
          <table:table-cell office:value-type="float" office:value="0" calcext:value-type="float">
            <text:p>0</text:p>
          </table:table-cell>
          <table:table-cell office:value-type="float" office:value="3850.7" calcext:value-type="float">
            <text:p>3850,7</text:p>
          </table:table-cell>
          <table:table-cell office:value-type="float" office:value="0" calcext:value-type="float">
            <text:p>0</text:p>
          </table:table-cell>
          <table:table-cell office:value-type="float" office:value="83.31" calcext:value-type="float">
            <text:p>83,31</text:p>
          </table:table-cell>
          <table:table-cell office:value-type="float" office:value="0" calcext:value-type="float">
            <text:p>0</text:p>
          </table:table-cell>
          <table:table-cell office:value-type="float" office:value="135.33" calcext:value-type="float">
            <text:p>135,33</text:p>
          </table:table-cell>
          <table:table-cell office:value-type="float" office:value="1728.48" calcext:value-type="float">
            <text:p>1728,48</text:p>
          </table:table-cell>
          <table:table-cell office:value-type="float" office:value="67554.35" calcext:value-type="float">
            <text:p>67554,35</text:p>
          </table:table-cell>
          <table:table-cell office:value-type="float" office:value="4979.77" calcext:value-type="float">
            <text:p>4979,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9.69" calcext:value-type="float">
            <text:p>149,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27590" calcext:value-type="float">
            <text:p>27590</text:p>
          </table:table-cell>
          <table:table-cell table:style-name="ce4" office:value-type="float" office:value="57651" calcext:value-type="float">
            <text:p>5765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203.2" calcext:value-type="float">
            <text:p>1203,2</text:p>
          </table:table-cell>
          <table:table-cell office:value-type="float" office:value="362.34" calcext:value-type="float">
            <text:p>362,34</text:p>
          </table:table-cell>
          <table:table-cell office:value-type="float" office:value="474.97" calcext:value-type="float">
            <text:p>474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9" calcext:value-type="float">
            <text:p>20,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6.79" calcext:value-type="float">
            <text:p>446,7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122" calcext:value-type="float">
            <text:p>9122</text:p>
          </table:table-cell>
          <table:table-cell table:style-name="ce4" office:value-type="float" office:value="46484" calcext:value-type="float">
            <text:p>4648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3.3" calcext:value-type="float">
            <text:p>303,3</text:p>
          </table:table-cell>
          <table:table-cell office:value-type="float" office:value="368.34" calcext:value-type="float">
            <text:p>368,34</text:p>
          </table:table-cell>
          <table:table-cell office:value-type="float" office:value="675.49" calcext:value-type="float">
            <text:p>675,49</text:p>
          </table:table-cell>
          <table:table-cell office:value-type="float" office:value="607.81" calcext:value-type="float">
            <text:p>607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83" calcext:value-type="float">
            <text:p>96,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7.19" calcext:value-type="float">
            <text:p>717,19</text:p>
          </table:table-cell>
          <table:table-cell office:value-type="float" office:value="0" calcext:value-type="float">
            <text:p>0</text:p>
          </table:table-cell>
          <table:table-cell office:value-type="float" office:value="1514.02" calcext:value-type="float">
            <text:p>1514,02</text:p>
          </table:table-cell>
          <table:table-cell office:value-type="float" office:value="0" calcext:value-type="float">
            <text:p>0</text:p>
          </table:table-cell>
          <table:table-cell office:value-type="float" office:value="401.64" calcext:value-type="float">
            <text:p>401,64</text:p>
          </table:table-cell>
          <table:table-cell office:value-type="float" office:value="0" calcext:value-type="float">
            <text:p>0</text:p>
          </table:table-cell>
          <table:table-cell office:value-type="float" office:value="111.25" calcext:value-type="float">
            <text:p>111,25</text:p>
          </table:table-cell>
          <table:table-cell office:value-type="float" office:value="0" calcext:value-type="float">
            <text:p>0</text:p>
          </table:table-cell>
          <table:table-cell office:value-type="float" office:value="1208.06" calcext:value-type="float">
            <text:p>1208,06</text:p>
          </table:table-cell>
          <table:table-cell office:value-type="float" office:value="131.39" calcext:value-type="float">
            <text:p>131,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3.16" calcext:value-type="float">
            <text:p>103,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601" calcext:value-type="float">
            <text:p>9601</text:p>
          </table:table-cell>
          <table:table-cell table:style-name="ce4" office:value-type="float" office:value="48731" calcext:value-type="float">
            <text:p>4873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406.92" calcext:value-type="float">
            <text:p>406,92</text:p>
          </table:table-cell>
          <table:table-cell office:value-type="float" office:value="1816.47" calcext:value-type="float">
            <text:p>1816,47</text:p>
          </table:table-cell>
          <table:table-cell office:value-type="float" office:value="112.38" calcext:value-type="float">
            <text:p>112,38</text:p>
          </table:table-cell>
          <table:table-cell office:value-type="float" office:value="131.88" calcext:value-type="float">
            <text:p>131,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1.86" calcext:value-type="float">
            <text:p>341,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1" calcext:value-type="float">
            <text:p>12,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.79" calcext:value-type="float">
            <text:p>117,79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9" office:value-type="float" office:value="9511" calcext:value-type="float">
            <text:p>9511</text:p>
          </table:table-cell>
          <table:table-cell table:style-name="ce4" office:value-type="float" office:value="49001" calcext:value-type="float">
            <text:p>490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370.7" calcext:value-type="float">
            <text:p>370,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64.68" calcext:value-type="float">
            <text:p>1064,6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20.9" calcext:value-type="float">
            <text:p>420,9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9" office:value-type="float" office:value="9165" calcext:value-type="float">
            <text:p>9165</text:p>
          </table:table-cell>
          <table:table-cell table:style-name="ce4" office:value-type="float" office:value="47295" calcext:value-type="float">
            <text:p>4729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026.25" calcext:value-type="float">
            <text:p>1026,25</text:p>
          </table:table-cell>
          <table:table-cell office:value-type="float" office:value="90.86" calcext:value-type="float">
            <text:p>90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" calcext:value-type="float">
            <text:p>40,8</text:p>
          </table:table-cell>
          <table:table-cell office:value-type="float" office:value="10.16" calcext:value-type="float">
            <text:p>10,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457.89" calcext:value-type="float">
            <text:p>4457,89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9" office:value-type="float" office:value="9261" calcext:value-type="float">
            <text:p>9261</text:p>
          </table:table-cell>
          <table:table-cell table:style-name="ce4" office:value-type="float" office:value="46003" calcext:value-type="float">
            <text:p>4600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87.72" calcext:value-type="float">
            <text:p>2587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4" calcext:value-type="float">
            <text:p>2,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98.93" calcext:value-type="float">
            <text:p>2998,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3.32" calcext:value-type="float">
            <text:p>193,3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office:value-type="float" office:value="9712" calcext:value-type="float">
            <text:p>9712</text:p>
          </table:table-cell>
          <table:table-cell table:style-name="ce4" office:value-type="float" office:value="50550" calcext:value-type="float">
            <text:p>505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76.11" calcext:value-type="float">
            <text:p>2676,11</text:p>
          </table:table-cell>
          <table:table-cell office:value-type="float" office:value="4.74" calcext:value-type="float">
            <text:p>4,74</text:p>
          </table:table-cell>
          <table:table-cell office:value-type="float" office:value="213.16" calcext:value-type="float">
            <text:p>213,16</text:p>
          </table:table-cell>
          <table:table-cell office:value-type="float" office:value="0" calcext:value-type="float">
            <text:p>0</text:p>
          </table:table-cell>
          <table:table-cell office:value-type="float" office:value="67.41" calcext:value-type="float">
            <text:p>67,41</text:p>
          </table:table-cell>
          <table:table-cell office:value-type="float" office:value="511.63" calcext:value-type="float">
            <text:p>511,63</text:p>
          </table:table-cell>
          <table:table-cell office:value-type="float" office:value="402.31" calcext:value-type="float">
            <text:p>402,31</text:p>
          </table:table-cell>
          <table:table-cell office:value-type="float" office:value="168.6" calcext:value-type="float">
            <text:p>168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6.59" calcext:value-type="float">
            <text:p>2016,59</text:p>
          </table:table-cell>
          <table:table-cell office:value-type="float" office:value="588.14" calcext:value-type="float">
            <text:p>588,14</text:p>
          </table:table-cell>
          <table:table-cell office:value-type="float" office:value="12152.9" calcext:value-type="float">
            <text:p>12152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4.67" calcext:value-type="float">
            <text:p>534,67</text:p>
          </table:table-cell>
          <table:table-cell office:value-type="float" office:value="0" calcext:value-type="float">
            <text:p>0</text:p>
          </table:table-cell>
          <table:table-cell office:value-type="float" office:value="89.88" calcext:value-type="float">
            <text:p>89,88</text:p>
          </table:table-cell>
          <table:table-cell office:value-type="float" office:value="300.12" calcext:value-type="float">
            <text:p>300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.81" calcext:value-type="float">
            <text:p>285,81</text:p>
          </table:table-cell>
          <table:table-cell office:value-type="float" office:value="0" calcext:value-type="float">
            <text:p>0</text:p>
          </table:table-cell>
          <table:table-cell office:value-type="float" office:value="128.71" calcext:value-type="float">
            <text:p>128,71</text:p>
          </table:table-cell>
          <table:table-cell office:value-type="float" office:value="0" calcext:value-type="float">
            <text:p>0</text:p>
          </table:table-cell>
          <table:table-cell office:value-type="float" office:value="55.78" calcext:value-type="float">
            <text:p>55,78</text:p>
          </table:table-cell>
          <table:table-cell office:value-type="float" office:value="0" calcext:value-type="float">
            <text:p>0</text:p>
          </table:table-cell>
          <table:table-cell office:value-type="float" office:value="45.75" calcext:value-type="float">
            <text:p>45,75</text:p>
          </table:table-cell>
          <table:table-cell table:style-name="ce9" office:value-type="float" office:value="11415" calcext:value-type="float">
            <text:p>11415</text:p>
          </table:table-cell>
          <table:table-cell table:style-name="ce4" office:value-type="float" office:value="53645" calcext:value-type="float">
            <text:p>5364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.74" calcext:value-type="float">
            <text:p>18,74</text:p>
          </table:table-cell>
          <table:table-cell office:value-type="float" office:value="0" calcext:value-type="float">
            <text:p>0</text:p>
          </table:table-cell>
          <table:table-cell office:value-type="float" office:value="155.18" calcext:value-type="float">
            <text:p>155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0.07" calcext:value-type="float">
            <text:p>570,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64.2" calcext:value-type="float">
            <text:p>1364,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9" office:value-type="float" office:value="9270" calcext:value-type="float">
            <text:p>9270</text:p>
          </table:table-cell>
          <table:table-cell table:style-name="ce4" office:value-type="float" office:value="47227" calcext:value-type="float">
            <text:p>4722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8110.14" calcext:value-type="float">
            <text:p>48110,14</text:p>
          </table:table-cell>
          <table:table-cell office:value-type="float" office:value="3182.87" calcext:value-type="float">
            <text:p>3182,87</text:p>
          </table:table-cell>
          <table:table-cell office:value-type="float" office:value="0" calcext:value-type="float">
            <text:p>0</text:p>
          </table:table-cell>
          <table:table-cell office:value-type="float" office:value="65940.02" calcext:value-type="float">
            <text:p>65940,02</text:p>
          </table:table-cell>
          <table:table-cell office:value-type="float" office:value="10.78" calcext:value-type="float">
            <text:p>10,78</text:p>
          </table:table-cell>
          <table:table-cell office:value-type="float" office:value="3958.53" calcext:value-type="float">
            <text:p>3958,53</text:p>
          </table:table-cell>
          <table:table-cell office:value-type="float" office:value="173.58" calcext:value-type="float">
            <text:p>173,58</text:p>
          </table:table-cell>
          <table:table-cell office:value-type="float" office:value="92.49" calcext:value-type="float">
            <text:p>92,49</text:p>
          </table:table-cell>
          <table:table-cell office:value-type="float" office:value="1029.6" calcext:value-type="float">
            <text:p>1029,6</text:p>
          </table:table-cell>
          <table:table-cell office:value-type="float" office:value="0" calcext:value-type="float">
            <text:p>0</text:p>
          </table:table-cell>
          <table:table-cell office:value-type="float" office:value="38.64" calcext:value-type="float">
            <text:p>38,64</text:p>
          </table:table-cell>
          <table:table-cell office:value-type="float" office:value="15.54" calcext:value-type="float">
            <text:p>15,54</text:p>
          </table:table-cell>
          <table:table-cell office:value-type="float" office:value="12.69" calcext:value-type="float">
            <text:p>12,69</text:p>
          </table:table-cell>
          <table:table-cell office:value-type="float" office:value="168.43" calcext:value-type="float">
            <text:p>168,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08" calcext:value-type="float">
            <text:p>20,08</text:p>
          </table:table-cell>
          <table:table-cell office:value-type="float" office:value="15863.82" calcext:value-type="float">
            <text:p>15863,82</text:p>
          </table:table-cell>
          <table:table-cell office:value-type="float" office:value="34723.43" calcext:value-type="float">
            <text:p>34723,43</text:p>
          </table:table-cell>
          <table:table-cell office:value-type="float" office:value="726.94" calcext:value-type="float">
            <text:p>726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23" calcext:value-type="float">
            <text:p>67,23</text:p>
          </table:table-cell>
          <table:table-cell office:value-type="float" office:value="942.45" calcext:value-type="float">
            <text:p>942,45</text:p>
          </table:table-cell>
          <table:table-cell office:value-type="float" office:value="451.64" calcext:value-type="float">
            <text:p>451,6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32917" calcext:value-type="float">
            <text:p>32917</text:p>
          </table:table-cell>
          <table:table-cell table:style-name="ce4" office:value-type="float" office:value="190527" calcext:value-type="float">
            <text:p>19052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.7" calcext:value-type="float">
            <text:p>67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4.36" calcext:value-type="float">
            <text:p>1294,36</text:p>
          </table:table-cell>
          <table:table-cell office:value-type="float" office:value="2068.67" calcext:value-type="float">
            <text:p>2068,67</text:p>
          </table:table-cell>
          <table:table-cell office:value-type="float" office:value="238.87" calcext:value-type="float">
            <text:p>238,87</text:p>
          </table:table-cell>
          <table:table-cell office:value-type="float" office:value="0" calcext:value-type="float">
            <text:p>0</text:p>
          </table:table-cell>
          <table:table-cell office:value-type="float" office:value="173.24" calcext:value-type="float">
            <text:p>173,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.62" calcext:value-type="float">
            <text:p>384,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.8" calcext:value-type="float">
            <text:p>46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.35" calcext:value-type="float">
            <text:p>71,35</text:p>
          </table:table-cell>
          <table:table-cell office:value-type="float" office:value="7.82" calcext:value-type="float">
            <text:p>7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94" calcext:value-type="float">
            <text:p>44,94</text:p>
          </table:table-cell>
          <table:table-cell office:value-type="float" office:value="7258.57" calcext:value-type="float">
            <text:p>7258,5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541" calcext:value-type="float">
            <text:p>10541</text:p>
          </table:table-cell>
          <table:table-cell table:style-name="ce4" office:value-type="float" office:value="53903" calcext:value-type="float">
            <text:p>5390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929.15" calcext:value-type="float">
            <text:p>2929,15</text:p>
          </table:table-cell>
          <table:table-cell office:value-type="float" office:value="5803.84" calcext:value-type="float">
            <text:p>5803,84</text:p>
          </table:table-cell>
          <table:table-cell office:value-type="float" office:value="236.08" calcext:value-type="float">
            <text:p>236,08</text:p>
          </table:table-cell>
          <table:table-cell office:value-type="float" office:value="7.17" calcext:value-type="float">
            <text:p>7,17</text:p>
          </table:table-cell>
          <table:table-cell office:value-type="float" office:value="0" calcext:value-type="float">
            <text:p>0</text:p>
          </table:table-cell>
          <table:table-cell office:value-type="float" office:value="126.94" calcext:value-type="float">
            <text:p>126,94</text:p>
          </table:table-cell>
          <table:table-cell office:value-type="float" office:value="73.99" calcext:value-type="float">
            <text:p>73,99</text:p>
          </table:table-cell>
          <table:table-cell office:value-type="float" office:value="226.28" calcext:value-type="float">
            <text:p>226,28</text:p>
          </table:table-cell>
          <table:table-cell office:value-type="float" office:value="19.51" calcext:value-type="float">
            <text:p>19,51</text:p>
          </table:table-cell>
          <table:table-cell office:value-type="float" office:value="0" calcext:value-type="float">
            <text:p>0</text:p>
          </table:table-cell>
          <table:table-cell office:value-type="float" office:value="68.8" calcext:value-type="float">
            <text:p>68,8</text:p>
          </table:table-cell>
          <table:table-cell office:value-type="float" office:value="129.92" calcext:value-type="float">
            <text:p>129,92</text:p>
          </table:table-cell>
          <table:table-cell office:value-type="float" office:value="0" calcext:value-type="float">
            <text:p>0</text:p>
          </table:table-cell>
          <table:table-cell office:value-type="float" office:value="3595.21" calcext:value-type="float">
            <text:p>3595,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13" calcext:value-type="float">
            <text:p>22,13</text:p>
          </table:table-cell>
          <table:table-cell office:value-type="float" office:value="1632.87" calcext:value-type="float">
            <text:p>1632,8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4.8" calcext:value-type="float">
            <text:p>44,8</text:p>
          </table:table-cell>
          <table:table-cell table:style-name="ce9" office:value-type="float" office:value="9887" calcext:value-type="float">
            <text:p>9887</text:p>
          </table:table-cell>
          <table:table-cell table:style-name="ce4" office:value-type="float" office:value="47666" calcext:value-type="float">
            <text:p>4766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0.79" calcext:value-type="float">
            <text:p>150,79</text:p>
          </table:table-cell>
          <table:table-cell office:value-type="float" office:value="40.82" calcext:value-type="float">
            <text:p>40,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0.58" calcext:value-type="float">
            <text:p>190,58</text:p>
          </table:table-cell>
          <table:table-cell office:value-type="float" office:value="0" calcext:value-type="float">
            <text:p>0</text:p>
          </table:table-cell>
          <table:table-cell office:value-type="float" office:value="432.53" calcext:value-type="float">
            <text:p>432,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07.74" calcext:value-type="float">
            <text:p>1907,74</text:p>
          </table:table-cell>
          <table:table-cell office:value-type="float" office:value="51.31" calcext:value-type="float">
            <text:p>51,31</text:p>
          </table:table-cell>
          <table:table-cell office:value-type="float" office:value="222.41" calcext:value-type="float">
            <text:p>222,41</text:p>
          </table:table-cell>
          <table:table-cell office:value-type="float" office:value="0" calcext:value-type="float">
            <text:p>0</text:p>
          </table:table-cell>
          <table:table-cell office:value-type="float" office:value="11.37" calcext:value-type="float">
            <text:p>11,3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260" calcext:value-type="float">
            <text:p>9260</text:p>
          </table:table-cell>
          <table:table-cell table:style-name="ce4" office:value-type="float" office:value="46987" calcext:value-type="float">
            <text:p>4698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56" calcext:value-type="float">
            <text:p>136,56</text:p>
          </table:table-cell>
          <table:table-cell office:value-type="float" office:value="67.88" calcext:value-type="float">
            <text:p>67,88</text:p>
          </table:table-cell>
          <table:table-cell office:value-type="float" office:value="0" calcext:value-type="float">
            <text:p>0</text:p>
          </table:table-cell>
          <table:table-cell office:value-type="float" office:value="208.51" calcext:value-type="float">
            <text:p>208,51</text:p>
          </table:table-cell>
          <table:table-cell office:value-type="float" office:value="0" calcext:value-type="float">
            <text:p>0</text:p>
          </table:table-cell>
          <table:table-cell office:value-type="float" office:value="17.11" calcext:value-type="float">
            <text:p>17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.8" calcext:value-type="float">
            <text:p>304,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.13" calcext:value-type="float">
            <text:p>27,13</text:p>
          </table:table-cell>
          <table:table-cell office:value-type="float" office:value="0" calcext:value-type="float">
            <text:p>0</text:p>
          </table:table-cell>
          <table:table-cell office:value-type="float" office:value="6.86" calcext:value-type="float">
            <text:p>6,86</text:p>
          </table:table-cell>
          <table:table-cell office:value-type="float" office:value="0" calcext:value-type="float">
            <text:p>0</text:p>
          </table:table-cell>
          <table:table-cell office:value-type="float" office:value="5535.88" calcext:value-type="float">
            <text:p>5535,88</text:p>
          </table:table-cell>
          <table:table-cell office:value-type="float" office:value="53.88" calcext:value-type="float">
            <text:p>53,88</text:p>
          </table:table-cell>
          <table:table-cell office:value-type="float" office:value="3209.99" calcext:value-type="float">
            <text:p>3209,99</text:p>
          </table:table-cell>
          <table:table-cell office:value-type="float" office:value="0" calcext:value-type="float">
            <text:p>0</text:p>
          </table:table-cell>
          <table:table-cell office:value-type="float" office:value="3030.96" calcext:value-type="float">
            <text:p>3030,96</text:p>
          </table:table-cell>
          <table:table-cell office:value-type="float" office:value="4.88" calcext:value-type="float">
            <text:p>4,88</text:p>
          </table:table-cell>
          <table:table-cell office:value-type="float" office:value="983.23" calcext:value-type="float">
            <text:p>983,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173" calcext:value-type="float">
            <text:p>9173</text:p>
          </table:table-cell>
          <table:table-cell table:style-name="ce4" office:value-type="float" office:value="38549" calcext:value-type="float">
            <text:p>3854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5.38" calcext:value-type="float">
            <text:p>265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83" calcext:value-type="float">
            <text:p>42,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.66" calcext:value-type="float">
            <text:p>42,66</text:p>
          </table:table-cell>
          <table:table-cell office:value-type="float" office:value="0" calcext:value-type="float">
            <text:p>0</text:p>
          </table:table-cell>
          <table:table-cell office:value-type="float" office:value="136.3" calcext:value-type="float">
            <text:p>136,3</text:p>
          </table:table-cell>
          <table:table-cell office:value-type="float" office:value="45.1" calcext:value-type="float">
            <text:p>45,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1.18" calcext:value-type="float">
            <text:p>111,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184" calcext:value-type="float">
            <text:p>9184</text:p>
          </table:table-cell>
          <table:table-cell table:style-name="ce4" office:value-type="float" office:value="46867" calcext:value-type="float">
            <text:p>4686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.47" calcext:value-type="float">
            <text:p>206,47</text:p>
          </table:table-cell>
          <table:table-cell office:value-type="float" office:value="42.81" calcext:value-type="float">
            <text:p>42,81</text:p>
          </table:table-cell>
          <table:table-cell office:value-type="float" office:value="0" calcext:value-type="float">
            <text:p>0</text:p>
          </table:table-cell>
          <table:table-cell office:value-type="float" office:value="-32.51" calcext:value-type="float">
            <text:p>-32,5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42.37" calcext:value-type="float">
            <text:p>42,3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108" calcext:value-type="float">
            <text:p>9108</text:p>
          </table:table-cell>
          <table:table-cell table:style-name="ce4" office:value-type="float" office:value="46522" calcext:value-type="float">
            <text:p>4652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9.33" calcext:value-type="float">
            <text:p>129,33</text:p>
          </table:table-cell>
          <table:table-cell office:value-type="float" office:value="0" calcext:value-type="float">
            <text:p>0</text:p>
          </table:table-cell>
          <table:table-cell office:value-type="float" office:value="3095.6" calcext:value-type="float">
            <text:p>3095,6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.06" calcext:value-type="float">
            <text:p>343,06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22" calcext:value-type="float">
            <text:p>57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.45" calcext:value-type="float">
            <text:p>118,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0.34" calcext:value-type="float">
            <text:p>460,34</text:p>
          </table:table-cell>
          <table:table-cell office:value-type="float" office:value="751.39" calcext:value-type="float">
            <text:p>751,39</text:p>
          </table:table-cell>
          <table:table-cell office:value-type="float" office:value="42.37" calcext:value-type="float">
            <text:p>42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8" calcext:value-type="float">
            <text:p>33,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4" calcext:value-type="float">
            <text:p>0,94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,8</text:p>
          </table:table-cell>
          <table:table-cell table:style-name="ce9" office:value-type="float" office:value="9938" calcext:value-type="float">
            <text:p>9938</text:p>
          </table:table-cell>
          <table:table-cell table:style-name="ce4" office:value-type="float" office:value="53065" calcext:value-type="float">
            <text:p>5306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96" calcext:value-type="float">
            <text:p>38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61" calcext:value-type="float">
            <text:p>30,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0.43" calcext:value-type="float">
            <text:p>310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63" calcext:value-type="float">
            <text:p>20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2" calcext:value-type="float">
            <text:p>12,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.57" calcext:value-type="float">
            <text:p>62,57</text:p>
          </table:table-cell>
          <table:table-cell office:value-type="float" office:value="0" calcext:value-type="float">
            <text:p>0</text:p>
          </table:table-cell>
          <table:table-cell office:value-type="float" office:value="7.47" calcext:value-type="float">
            <text:p>7,47</text:p>
          </table:table-cell>
          <table:table-cell office:value-type="float" office:value="0" calcext:value-type="float">
            <text:p>0</text:p>
          </table:table-cell>
          <table:table-cell office:value-type="float" office:value="6.25" calcext:value-type="float">
            <text:p>6,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116" calcext:value-type="float">
            <text:p>9116</text:p>
          </table:table-cell>
          <table:table-cell table:style-name="ce4" office:value-type="float" office:value="46524" calcext:value-type="float">
            <text:p>4652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2308.25" calcext:value-type="float">
            <text:p>52308,25</text:p>
          </table:table-cell>
          <table:table-cell office:value-type="float" office:value="28922.9" calcext:value-type="float">
            <text:p>28922,9</text:p>
          </table:table-cell>
          <table:table-cell office:value-type="float" office:value="158.44" calcext:value-type="float">
            <text:p>158,44</text:p>
          </table:table-cell>
          <table:table-cell office:value-type="float" office:value="5316.82" calcext:value-type="float">
            <text:p>5316,82</text:p>
          </table:table-cell>
          <table:table-cell office:value-type="float" office:value="335.18" calcext:value-type="float">
            <text:p>335,18</text:p>
          </table:table-cell>
          <table:table-cell office:value-type="float" office:value="4239.28" calcext:value-type="float">
            <text:p>4239,28</text:p>
          </table:table-cell>
          <table:table-cell office:value-type="float" office:value="854.27" calcext:value-type="float">
            <text:p>854,27</text:p>
          </table:table-cell>
          <table:table-cell office:value-type="float" office:value="1221.54" calcext:value-type="float">
            <text:p>1221,54</text:p>
          </table:table-cell>
          <table:table-cell office:value-type="float" office:value="1006.48" calcext:value-type="float">
            <text:p>1006,48</text:p>
          </table:table-cell>
          <table:table-cell office:value-type="float" office:value="0" calcext:value-type="float">
            <text:p>0</text:p>
          </table:table-cell>
          <table:table-cell office:value-type="float" office:value="883.44" calcext:value-type="float">
            <text:p>883,44</text:p>
          </table:table-cell>
          <table:table-cell office:value-type="float" office:value="2510.94" calcext:value-type="float">
            <text:p>2510,94</text:p>
          </table:table-cell>
          <table:table-cell office:value-type="float" office:value="1563.23" calcext:value-type="float">
            <text:p>1563,23</text:p>
          </table:table-cell>
          <table:table-cell office:value-type="float" office:value="16742.57" calcext:value-type="float">
            <text:p>16742,57</text:p>
          </table:table-cell>
          <table:table-cell office:value-type="float" office:value="0" calcext:value-type="float">
            <text:p>0</text:p>
          </table:table-cell>
          <table:table-cell office:value-type="float" office:value="104.14" calcext:value-type="float">
            <text:p>104,14</text:p>
          </table:table-cell>
          <table:table-cell office:value-type="float" office:value="0" calcext:value-type="float">
            <text:p>0</text:p>
          </table:table-cell>
          <table:table-cell office:value-type="float" office:value="88.54" calcext:value-type="float">
            <text:p>88,54</text:p>
          </table:table-cell>
          <table:table-cell office:value-type="float" office:value="502.52" calcext:value-type="float">
            <text:p>502,52</text:p>
          </table:table-cell>
          <table:table-cell office:value-type="float" office:value="78859.49" calcext:value-type="float">
            <text:p>78859,49</text:p>
          </table:table-cell>
          <table:table-cell office:value-type="float" office:value="229.7" calcext:value-type="float">
            <text:p>229,7</text:p>
          </table:table-cell>
          <table:table-cell office:value-type="float" office:value="69.36" calcext:value-type="float">
            <text:p>69,36</text:p>
          </table:table-cell>
          <table:table-cell office:value-type="float" office:value="0" calcext:value-type="float">
            <text:p>0</text:p>
          </table:table-cell>
          <table:table-cell office:value-type="float" office:value="10.69" calcext:value-type="float">
            <text:p>10,69</text:p>
          </table:table-cell>
          <table:table-cell office:value-type="float" office:value="0" calcext:value-type="float">
            <text:p>0</text:p>
          </table:table-cell>
          <table:table-cell office:value-type="float" office:value="-897.91" calcext:value-type="float">
            <text:p>-897,91</text:p>
          </table:table-cell>
          <table:table-cell office:value-type="float" office:value="0" calcext:value-type="float">
            <text:p>0</text:p>
          </table:table-cell>
          <table:table-cell office:value-type="float" office:value="116.12" calcext:value-type="float">
            <text:p>116,12</text:p>
          </table:table-cell>
          <table:table-cell office:value-type="float" office:value="0" calcext:value-type="float">
            <text:p>0</text:p>
          </table:table-cell>
          <table:table-cell office:value-type="float" office:value="123.74" calcext:value-type="float">
            <text:p>123,74</text:p>
          </table:table-cell>
          <table:table-cell table:style-name="ce9" office:value-type="float" office:value="22131" calcext:value-type="float">
            <text:p>22131</text:p>
          </table:table-cell>
          <table:table-cell table:style-name="ce4" office:value-type="float" office:value="92519" calcext:value-type="float">
            <text:p>9251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0.73" calcext:value-type="float">
            <text:p>70,73</text:p>
          </table:table-cell>
          <table:table-cell office:value-type="float" office:value="14.77" calcext:value-type="float">
            <text:p>14,77</text:p>
          </table:table-cell>
          <table:table-cell office:value-type="float" office:value="66.42" calcext:value-type="float">
            <text:p>66,4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3.95" calcext:value-type="float">
            <text:p>83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" calcext:value-type="float">
            <text:p>12,2</text:p>
          </table:table-cell>
          <table:table-cell office:value-type="float" office:value="73.74" calcext:value-type="float">
            <text:p>73,74</text:p>
          </table:table-cell>
          <table:table-cell office:value-type="float" office:value="9.7" calcext:value-type="float">
            <text:p>9,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167" calcext:value-type="float">
            <text:p>9167</text:p>
          </table:table-cell>
          <table:table-cell table:style-name="ce4" office:value-type="float" office:value="46670" calcext:value-type="float">
            <text:p>4667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89" calcext:value-type="float">
            <text:p>94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.96" calcext:value-type="float">
            <text:p>191,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7.56" calcext:value-type="float">
            <text:p>267,56</text:p>
          </table:table-cell>
          <table:table-cell office:value-type="float" office:value="12.43" calcext:value-type="float">
            <text:p>12,43</text:p>
          </table:table-cell>
          <table:table-cell office:value-type="float" office:value="0" calcext:value-type="float">
            <text:p>0</text:p>
          </table:table-cell>
          <table:table-cell office:value-type="float" office:value="10.31" calcext:value-type="float">
            <text:p>10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.16" calcext:value-type="float">
            <text:p>150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.92" calcext:value-type="float">
            <text:p>43,92</text:p>
          </table:table-cell>
          <table:table-cell office:value-type="float" office:value="0" calcext:value-type="float">
            <text:p>0</text:p>
          </table:table-cell>
          <table:table-cell office:value-type="float" office:value="80.62" calcext:value-type="float">
            <text:p>80,62</text:p>
          </table:table-cell>
          <table:table-cell office:value-type="float" office:value="27.24" calcext:value-type="float">
            <text:p>27,24</text:p>
          </table:table-cell>
          <table:table-cell office:value-type="float" office:value="0" calcext:value-type="float">
            <text:p>0</text:p>
          </table:table-cell>
          <table:table-cell office:value-type="float" office:value="418.92" calcext:value-type="float">
            <text:p>418,9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035" calcext:value-type="float">
            <text:p>9035</text:p>
          </table:table-cell>
          <table:table-cell table:style-name="ce4" office:value-type="float" office:value="45364" calcext:value-type="float">
            <text:p>4536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191.25" calcext:value-type="float">
            <text:p>1191,25</text:p>
          </table:table-cell>
          <table:table-cell office:value-type="float" office:value="115.28" calcext:value-type="float">
            <text:p>115,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.73" calcext:value-type="float">
            <text:p>51,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5.62" calcext:value-type="float">
            <text:p>65,62</text:p>
          </table:table-cell>
          <table:table-cell office:value-type="float" office:value="69.43" calcext:value-type="float">
            <text:p>69,43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9" office:value-type="float" office:value="9277" calcext:value-type="float">
            <text:p>9277</text:p>
          </table:table-cell>
          <table:table-cell table:style-name="ce4" office:value-type="float" office:value="48053" calcext:value-type="float">
            <text:p>4805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94.67" calcext:value-type="float">
            <text:p>94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.08" calcext:value-type="float">
            <text:p>25,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18" calcext:value-type="float">
            <text:p>17,18</text:p>
          </table:table-cell>
          <table:table-cell office:value-type="float" office:value="0" calcext:value-type="float">
            <text:p>0</text:p>
          </table:table-cell>
          <table:table-cell office:value-type="float" office:value="36.84" calcext:value-type="float">
            <text:p>36,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.95" calcext:value-type="float">
            <text:p>63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1" calcext:value-type="float">
            <text:p>11,61</text:p>
          </table:table-cell>
          <table:table-cell office:value-type="float" office:value="109.28" calcext:value-type="float">
            <text:p>109,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107" calcext:value-type="float">
            <text:p>9107</text:p>
          </table:table-cell>
          <table:table-cell table:style-name="ce4" office:value-type="float" office:value="46373" calcext:value-type="float">
            <text:p>4637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.63" calcext:value-type="float">
            <text:p>14,63</text:p>
          </table:table-cell>
          <table:table-cell office:value-type="float" office:value="0" calcext:value-type="float">
            <text:p>0</text:p>
          </table:table-cell>
          <table:table-cell office:value-type="float" office:value="30.45" calcext:value-type="float">
            <text:p>30,45</text:p>
          </table:table-cell>
          <table:table-cell office:value-type="float" office:value="1552.91" calcext:value-type="float">
            <text:p>1552,91</text:p>
          </table:table-cell>
          <table:table-cell office:value-type="float" office:value="4900.54" calcext:value-type="float">
            <text:p>4900,54</text:p>
          </table:table-cell>
          <table:table-cell office:value-type="float" office:value="2989.89" calcext:value-type="float">
            <text:p>2989,89</text:p>
          </table:table-cell>
          <table:table-cell office:value-type="float" office:value="4692.61" calcext:value-type="float">
            <text:p>4692,61</text:p>
          </table:table-cell>
          <table:table-cell office:value-type="float" office:value="0" calcext:value-type="float">
            <text:p>0</text:p>
          </table:table-cell>
          <table:table-cell office:value-type="float" office:value="180.9" calcext:value-type="float">
            <text:p>18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8.25" calcext:value-type="float">
            <text:p>4928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.94" calcext:value-type="float">
            <text:p>1189,94</text:p>
          </table:table-cell>
          <table:table-cell office:value-type="float" office:value="0" calcext:value-type="float">
            <text:p>0</text:p>
          </table:table-cell>
          <table:table-cell office:value-type="float" office:value="11.83" calcext:value-type="float">
            <text:p>11,83</text:p>
          </table:table-cell>
          <table:table-cell office:value-type="float" office:value="129.3" calcext:value-type="float">
            <text:p>129,3</text:p>
          </table:table-cell>
          <table:table-cell office:value-type="float" office:value="10290.27" calcext:value-type="float">
            <text:p>10290,27</text:p>
          </table:table-cell>
          <table:table-cell office:value-type="float" office:value="278.79" calcext:value-type="float">
            <text:p>278,79</text:p>
          </table:table-cell>
          <table:table-cell office:value-type="float" office:value="273.83" calcext:value-type="float">
            <text:p>273,83</text:p>
          </table:table-cell>
          <table:table-cell office:value-type="float" office:value="0" calcext:value-type="float">
            <text:p>0</text:p>
          </table:table-cell>
          <table:table-cell office:value-type="float" office:value="121.29" calcext:value-type="float">
            <text:p>121,29</text:p>
          </table:table-cell>
          <table:table-cell office:value-type="float" office:value="78.59" calcext:value-type="float">
            <text:p>78,59</text:p>
          </table:table-cell>
          <table:table-cell office:value-type="float" office:value="2478.28" calcext:value-type="float">
            <text:p>2478,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1044" calcext:value-type="float">
            <text:p>11044</text:p>
          </table:table-cell>
          <table:table-cell table:style-name="ce4" office:value-type="float" office:value="51213" calcext:value-type="float">
            <text:p>512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367.4" calcext:value-type="float">
            <text:p>14367,4</text:p>
          </table:table-cell>
          <table:table-cell office:value-type="float" office:value="8934.65" calcext:value-type="float">
            <text:p>8934,65</text:p>
          </table:table-cell>
          <table:table-cell office:value-type="float" office:value="175.98" calcext:value-type="float">
            <text:p>175,98</text:p>
          </table:table-cell>
          <table:table-cell office:value-type="float" office:value="1782.3" calcext:value-type="float">
            <text:p>178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.79" calcext:value-type="float">
            <text:p>182,79</text:p>
          </table:table-cell>
          <table:table-cell office:value-type="float" office:value="193.5" calcext:value-type="float">
            <text:p>193,5</text:p>
          </table:table-cell>
          <table:table-cell office:value-type="float" office:value="751.27" calcext:value-type="float">
            <text:p>751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0.34" calcext:value-type="float">
            <text:p>830,34</text:p>
          </table:table-cell>
          <table:table-cell office:value-type="float" office:value="14.4" calcext:value-type="float">
            <text:p>14,4</text:p>
          </table:table-cell>
          <table:table-cell office:value-type="float" office:value="7911.7" calcext:value-type="float">
            <text:p>7911,7</text:p>
          </table:table-cell>
          <table:table-cell office:value-type="float" office:value="0" calcext:value-type="float">
            <text:p>0</text:p>
          </table:table-cell>
          <table:table-cell office:value-type="float" office:value="16.09" calcext:value-type="float">
            <text:p>16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.5" calcext:value-type="float">
            <text:p>284,5</text:p>
          </table:table-cell>
          <table:table-cell office:value-type="float" office:value="6324.43" calcext:value-type="float">
            <text:p>6324,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4" calcext:value-type="float">
            <text:p>7,54</text:p>
          </table:table-cell>
          <table:table-cell office:value-type="float" office:value="247.1" calcext:value-type="float">
            <text:p>247,1</text:p>
          </table:table-cell>
          <table:table-cell office:value-type="float" office:value="285.86" calcext:value-type="float">
            <text:p>285,86</text:p>
          </table:table-cell>
          <table:table-cell office:value-type="float" office:value="0" calcext:value-type="float">
            <text:p>0</text:p>
          </table:table-cell>
          <table:table-cell office:value-type="float" office:value="40.92" calcext:value-type="float">
            <text:p>40,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2731" calcext:value-type="float">
            <text:p>12731</text:p>
          </table:table-cell>
          <table:table-cell table:style-name="ce4" office:value-type="float" office:value="58941" calcext:value-type="float">
            <text:p>5894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.07" calcext:value-type="float">
            <text:p>100,0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5.53" calcext:value-type="float">
            <text:p>105,53</text:p>
          </table:table-cell>
          <table:table-cell office:value-type="float" office:value="685.73" calcext:value-type="float">
            <text:p>685,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133" calcext:value-type="float">
            <text:p>9133</text:p>
          </table:table-cell>
          <table:table-cell table:style-name="ce4" office:value-type="float" office:value="46690" calcext:value-type="float">
            <text:p>4669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5" calcext:value-type="float">
            <text:p>15,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78" calcext:value-type="float">
            <text:p>2,78</text:p>
          </table:table-cell>
          <table:table-cell office:value-type="float" office:value="0" calcext:value-type="float">
            <text:p>0</text:p>
          </table:table-cell>
          <table:table-cell office:value-type="float" office:value="14.48" calcext:value-type="float">
            <text:p>14,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5.43" calcext:value-type="float">
            <text:p>835,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.4" calcext:value-type="float">
            <text:p>50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25" calcext:value-type="float">
            <text:p>26,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312" calcext:value-type="float">
            <text:p>9312</text:p>
          </table:table-cell>
          <table:table-cell table:style-name="ce4" office:value-type="float" office:value="48720" calcext:value-type="float">
            <text:p>4872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.73" calcext:value-type="float">
            <text:p>31,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.16" calcext:value-type="float">
            <text:p>123,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.59" calcext:value-type="float">
            <text:p>7,59</text:p>
          </table:table-cell>
          <table:table-cell office:value-type="float" office:value="0" calcext:value-type="float">
            <text:p>0</text:p>
          </table:table-cell>
          <table:table-cell office:value-type="float" office:value="6.22" calcext:value-type="float">
            <text:p>6,22</text:p>
          </table:table-cell>
          <table:table-cell office:value-type="float" office:value="75.49" calcext:value-type="float">
            <text:p>75,49</text:p>
          </table:table-cell>
          <table:table-cell office:value-type="float" office:value="99.55" calcext:value-type="float">
            <text:p>99,5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141" calcext:value-type="float">
            <text:p>9141</text:p>
          </table:table-cell>
          <table:table-cell table:style-name="ce4" office:value-type="float" office:value="46555" calcext:value-type="float">
            <text:p>465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34.01" calcext:value-type="float">
            <text:p>634,01</text:p>
          </table:table-cell>
          <table:table-cell office:value-type="float" office:value="0" calcext:value-type="float">
            <text:p>0</text:p>
          </table:table-cell>
          <table:table-cell office:value-type="float" office:value="1046.52" calcext:value-type="float">
            <text:p>1046,52</text:p>
          </table:table-cell>
          <table:table-cell office:value-type="float" office:value="1190.87" calcext:value-type="float">
            <text:p>1190,87</text:p>
          </table:table-cell>
          <table:table-cell office:value-type="float" office:value="0" calcext:value-type="float">
            <text:p>0</text:p>
          </table:table-cell>
          <table:table-cell office:value-type="float" office:value="4.83" calcext:value-type="float">
            <text:p>4,83</text:p>
          </table:table-cell>
          <table:table-cell office:value-type="float" office:value="4542.87" calcext:value-type="float">
            <text:p>4542,87</text:p>
          </table:table-cell>
          <table:table-cell office:value-type="float" office:value="43.35" calcext:value-type="float">
            <text:p>43,35</text:p>
          </table:table-cell>
          <table:table-cell office:value-type="float" office:value="35.59" calcext:value-type="float">
            <text:p>35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1.55" calcext:value-type="float">
            <text:p>761,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5" calcext:value-type="float">
            <text:p>12,35</text:p>
          </table:table-cell>
          <table:table-cell office:value-type="float" office:value="494.98" calcext:value-type="float">
            <text:p>494,98</text:p>
          </table:table-cell>
          <table:table-cell office:value-type="float" office:value="0" calcext:value-type="float">
            <text:p>0</text:p>
          </table:table-cell>
          <table:table-cell office:value-type="float" office:value="569.35" calcext:value-type="float">
            <text:p>569,35</text:p>
          </table:table-cell>
          <table:table-cell office:value-type="float" office:value="0" calcext:value-type="float">
            <text:p>0</text:p>
          </table:table-cell>
          <table:table-cell office:value-type="float" office:value="359.8" calcext:value-type="float">
            <text:p>359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54.1" calcext:value-type="float">
            <text:p>3154,1</text:p>
          </table:table-cell>
          <table:table-cell office:value-type="float" office:value="0" calcext:value-type="float">
            <text:p>0</text:p>
          </table:table-cell>
          <table:table-cell office:value-type="float" office:value="578.82" calcext:value-type="float">
            <text:p>578,82</text:p>
          </table:table-cell>
          <table:table-cell office:value-type="float" office:value="1119.48" calcext:value-type="float">
            <text:p>1119,48</text:p>
          </table:table-cell>
          <table:table-cell office:value-type="float" office:value="3225.77" calcext:value-type="float">
            <text:p>3225,77</text:p>
          </table:table-cell>
          <table:table-cell office:value-type="float" office:value="420.46" calcext:value-type="float">
            <text:p>420,4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2277" calcext:value-type="float">
            <text:p>12277</text:p>
          </table:table-cell>
          <table:table-cell table:style-name="ce4" office:value-type="float" office:value="55845" calcext:value-type="float">
            <text:p>5584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0.15" calcext:value-type="float">
            <text:p>70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.38" calcext:value-type="float">
            <text:p>35,3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7.36" calcext:value-type="float">
            <text:p>107,3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107" calcext:value-type="float">
            <text:p>9107</text:p>
          </table:table-cell>
          <table:table-cell table:style-name="ce4" office:value-type="float" office:value="46395" calcext:value-type="float">
            <text:p>4639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5.34" calcext:value-type="float">
            <text:p>55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1.34" calcext:value-type="float">
            <text:p>4031,34</text:p>
          </table:table-cell>
          <table:table-cell office:value-type="float" office:value="162.33" calcext:value-type="float">
            <text:p>162,33</text:p>
          </table:table-cell>
          <table:table-cell office:value-type="float" office:value="0" calcext:value-type="float">
            <text:p>0</text:p>
          </table:table-cell>
          <table:table-cell office:value-type="float" office:value="3278.12" calcext:value-type="float">
            <text:p>3278,12</text:p>
          </table:table-cell>
          <table:table-cell office:value-type="float" office:value="0" calcext:value-type="float">
            <text:p>0</text:p>
          </table:table-cell>
          <table:table-cell office:value-type="float" office:value="298.98" calcext:value-type="float">
            <text:p>298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56.88" calcext:value-type="float">
            <text:p>9756,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82.25" calcext:value-type="float">
            <text:p>1082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82" calcext:value-type="float">
            <text:p>79,82</text:p>
          </table:table-cell>
          <table:table-cell office:value-type="float" office:value="404.7" calcext:value-type="float">
            <text:p>404,7</text:p>
          </table:table-cell>
          <table:table-cell office:value-type="float" office:value="1189.6" calcext:value-type="float">
            <text:p>1189,6</text:p>
          </table:table-cell>
          <table:table-cell office:value-type="float" office:value="0" calcext:value-type="float">
            <text:p>0</text:p>
          </table:table-cell>
          <table:table-cell office:value-type="float" office:value="2047.44" calcext:value-type="float">
            <text:p>2047,44</text:p>
          </table:table-cell>
          <table:table-cell office:value-type="float" office:value="180.32" calcext:value-type="float">
            <text:p>180,32</text:p>
          </table:table-cell>
          <table:table-cell office:value-type="float" office:value="5571.67" calcext:value-type="float">
            <text:p>5571,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662" calcext:value-type="float">
            <text:p>10662</text:p>
          </table:table-cell>
          <table:table-cell table:style-name="ce4" office:value-type="float" office:value="49450" calcext:value-type="float">
            <text:p>494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.42" calcext:value-type="float">
            <text:p>6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office:value-type="float" office:value="72.04" calcext:value-type="float">
            <text:p>72,04</text:p>
          </table:table-cell>
          <table:table-cell office:value-type="float" office:value="37.58" calcext:value-type="float">
            <text:p>37,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3.24" calcext:value-type="float">
            <text:p>143,24</text:p>
          </table:table-cell>
          <table:table-cell office:value-type="float" office:value="83.06" calcext:value-type="float">
            <text:p>83,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.6" calcext:value-type="float">
            <text:p>30,6</text:p>
          </table:table-cell>
          <table:table-cell office:value-type="float" office:value="0" calcext:value-type="float">
            <text:p>0</text:p>
          </table:table-cell>
          <table:table-cell office:value-type="float" office:value="169.46" calcext:value-type="float">
            <text:p>169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1" calcext:value-type="float">
            <text:p>36,1</text:p>
          </table:table-cell>
          <table:table-cell office:value-type="float" office:value="97.6" calcext:value-type="float">
            <text:p>97,6</text:p>
          </table:table-cell>
          <table:table-cell office:value-type="float" office:value="55.95" calcext:value-type="float">
            <text:p>55,95</text:p>
          </table:table-cell>
          <table:table-cell office:value-type="float" office:value="3.54" calcext:value-type="float">
            <text:p>3,54</text:p>
          </table:table-cell>
          <table:table-cell office:value-type="float" office:value="18.09" calcext:value-type="float">
            <text:p>18,09</text:p>
          </table:table-cell>
          <table:table-cell office:value-type="float" office:value="0" calcext:value-type="float">
            <text:p>0</text:p>
          </table:table-cell>
          <table:table-cell office:value-type="float" office:value="5.03" calcext:value-type="float">
            <text:p>5,03</text:p>
          </table:table-cell>
          <table:table-cell table:style-name="ce9" office:value-type="float" office:value="9086" calcext:value-type="float">
            <text:p>9086</text:p>
          </table:table-cell>
          <table:table-cell table:style-name="ce4" office:value-type="float" office:value="46068" calcext:value-type="float">
            <text:p>4606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.31" calcext:value-type="float">
            <text:p>16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" calcext:value-type="float">
            <text:p>32,5</text:p>
          </table:table-cell>
          <table:table-cell office:value-type="float" office:value="0" calcext:value-type="float">
            <text:p>0</text:p>
          </table:table-cell>
          <table:table-cell office:value-type="float" office:value="1360.75" calcext:value-type="float">
            <text:p>1360,75</text:p>
          </table:table-cell>
          <table:table-cell office:value-type="float" office:value="40.18" calcext:value-type="float">
            <text:p>40,18</text:p>
          </table:table-cell>
          <table:table-cell office:value-type="float" office:value="29.11" calcext:value-type="float">
            <text:p>29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8" calcext:value-type="float">
            <text:p>25,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4.66" calcext:value-type="float">
            <text:p>724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7" calcext:value-type="float">
            <text:p>19,07</text:p>
          </table:table-cell>
          <table:table-cell office:value-type="float" office:value="4.38" calcext:value-type="float">
            <text:p>4,38</text:p>
          </table:table-cell>
          <table:table-cell office:value-type="float" office:value="-16.84" calcext:value-type="float">
            <text:p>-16,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14" calcext:value-type="float">
            <text:p>21,14</text:p>
          </table:table-cell>
          <table:table-cell office:value-type="float" office:value="0" calcext:value-type="float">
            <text:p>0</text:p>
          </table:table-cell>
          <table:table-cell office:value-type="float" office:value="12.44" calcext:value-type="float">
            <text:p>12,44</text:p>
          </table:table-cell>
          <table:table-cell office:value-type="float" office:value="8.6" calcext:value-type="float">
            <text:p>8,6</text:p>
          </table:table-cell>
          <table:table-cell office:value-type="float" office:value="17.71" calcext:value-type="float">
            <text:p>17,71</text:p>
          </table:table-cell>
          <table:table-cell office:value-type="float" office:value="1662.8" calcext:value-type="float">
            <text:p>1662,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462" calcext:value-type="float">
            <text:p>9462</text:p>
          </table:table-cell>
          <table:table-cell table:style-name="ce4" office:value-type="float" office:value="46497" calcext:value-type="float">
            <text:p>4649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7.83" calcext:value-type="float">
            <text:p>117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.48" calcext:value-type="float">
            <text:p>382,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7.77" calcext:value-type="float">
            <text:p>217,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.36" calcext:value-type="float">
            <text:p>16,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139" calcext:value-type="float">
            <text:p>9139</text:p>
          </table:table-cell>
          <table:table-cell table:style-name="ce4" office:value-type="float" office:value="46664" calcext:value-type="float">
            <text:p>4666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1.62" calcext:value-type="float">
            <text:p>161,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" calcext:value-type="float">
            <text:p>1,32</text:p>
          </table:table-cell>
          <table:table-cell office:value-type="float" office:value="0" calcext:value-type="float">
            <text:p>0</text:p>
          </table:table-cell>
          <table:table-cell office:value-type="float" office:value="588.12" calcext:value-type="float">
            <text:p>588,12</text:p>
          </table:table-cell>
          <table:table-cell office:value-type="float" office:value="196.36" calcext:value-type="float">
            <text:p>196,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5.93" calcext:value-type="float">
            <text:p>305,93</text:p>
          </table:table-cell>
          <table:table-cell office:value-type="float" office:value="0" calcext:value-type="float">
            <text:p>0</text:p>
          </table:table-cell>
          <table:table-cell office:value-type="float" office:value="104.86" calcext:value-type="float">
            <text:p>104,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.48" calcext:value-type="float">
            <text:p>120,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59" calcext:value-type="float">
            <text:p>79,5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8953" calcext:value-type="float">
            <text:p>8953</text:p>
          </table:table-cell>
          <table:table-cell table:style-name="ce4" office:value-type="float" office:value="45251" calcext:value-type="float">
            <text:p>4525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59" calcext:value-type="float">
            <text:p>76,59</text:p>
          </table:table-cell>
          <table:table-cell office:value-type="float" office:value="359.32" calcext:value-type="float">
            <text:p>359,32</text:p>
          </table:table-cell>
          <table:table-cell office:value-type="float" office:value="3198.85" calcext:value-type="float">
            <text:p>3198,85</text:p>
          </table:table-cell>
          <table:table-cell office:value-type="float" office:value="0" calcext:value-type="float">
            <text:p>0</text:p>
          </table:table-cell>
          <table:table-cell office:value-type="float" office:value="298.43" calcext:value-type="float">
            <text:p>298,43</text:p>
          </table:table-cell>
          <table:table-cell office:value-type="float" office:value="48.31" calcext:value-type="float">
            <text:p>48,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84" calcext:value-type="float">
            <text:p>84,8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6.81" calcext:value-type="float">
            <text:p>16,8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742" calcext:value-type="float">
            <text:p>9742</text:p>
          </table:table-cell>
          <table:table-cell table:style-name="ce4" office:value-type="float" office:value="46925" calcext:value-type="float">
            <text:p>469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.64" calcext:value-type="float">
            <text:p>23,64</text:p>
          </table:table-cell>
          <table:table-cell office:value-type="float" office:value="473.85" calcext:value-type="float">
            <text:p>473,85</text:p>
          </table:table-cell>
          <table:table-cell office:value-type="float" office:value="457.87" calcext:value-type="float">
            <text:p>457,87</text:p>
          </table:table-cell>
          <table:table-cell office:value-type="float" office:value="1319.39" calcext:value-type="float">
            <text:p>1319,39</text:p>
          </table:table-cell>
          <table:table-cell office:value-type="float" office:value="0" calcext:value-type="float">
            <text:p>0</text:p>
          </table:table-cell>
          <table:table-cell office:value-type="float" office:value="27.01" calcext:value-type="float">
            <text:p>27,01</text:p>
          </table:table-cell>
          <table:table-cell office:value-type="float" office:value="678.12" calcext:value-type="float">
            <text:p>678,12</text:p>
          </table:table-cell>
          <table:table-cell office:value-type="float" office:value="11.21" calcext:value-type="float">
            <text:p>11,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3.5" calcext:value-type="float">
            <text:p>1973,5</text:p>
          </table:table-cell>
          <table:table-cell office:value-type="float" office:value="0" calcext:value-type="float">
            <text:p>0</text:p>
          </table:table-cell>
          <table:table-cell office:value-type="float" office:value="140.91" calcext:value-type="float">
            <text:p>140,91</text:p>
          </table:table-cell>
          <table:table-cell office:value-type="float" office:value="0" calcext:value-type="float">
            <text:p>0</text:p>
          </table:table-cell>
          <table:table-cell office:value-type="float" office:value="66.58" calcext:value-type="float">
            <text:p>66,58</text:p>
          </table:table-cell>
          <table:table-cell office:value-type="float" office:value="0" calcext:value-type="float">
            <text:p>0</text:p>
          </table:table-cell>
          <table:table-cell office:value-type="float" office:value="246.79" calcext:value-type="float">
            <text:p>246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6.39" calcext:value-type="float">
            <text:p>-86,39</text:p>
          </table:table-cell>
          <table:table-cell office:value-type="float" office:value="0" calcext:value-type="float">
            <text:p>0</text:p>
          </table:table-cell>
          <table:table-cell office:value-type="float" office:value="67.36" calcext:value-type="float">
            <text:p>67,36</text:p>
          </table:table-cell>
          <table:table-cell office:value-type="float" office:value="765.04" calcext:value-type="float">
            <text:p>765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8" calcext:value-type="float">
            <text:p>4,88</text:p>
          </table:table-cell>
          <table:table-cell office:value-type="float" office:value="562.49" calcext:value-type="float">
            <text:p>562,4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761" calcext:value-type="float">
            <text:p>9761</text:p>
          </table:table-cell>
          <table:table-cell table:style-name="ce4" office:value-type="float" office:value="49510" calcext:value-type="float">
            <text:p>495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.62" calcext:value-type="float">
            <text:p>420,62</text:p>
          </table:table-cell>
          <table:table-cell office:value-type="float" office:value="13560.92" calcext:value-type="float">
            <text:p>13560,92</text:p>
          </table:table-cell>
          <table:table-cell office:value-type="float" office:value="23018.27" calcext:value-type="float">
            <text:p>23018,27</text:p>
          </table:table-cell>
          <table:table-cell office:value-type="float" office:value="0" calcext:value-type="float">
            <text:p>0</text:p>
          </table:table-cell>
          <table:table-cell office:value-type="float" office:value="4415.06" calcext:value-type="float">
            <text:p>4415,06</text:p>
          </table:table-cell>
          <table:table-cell office:value-type="float" office:value="0" calcext:value-type="float">
            <text:p>0</text:p>
          </table:table-cell>
          <table:table-cell office:value-type="float" office:value="1063.27" calcext:value-type="float">
            <text:p>1063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17.66" calcext:value-type="float">
            <text:p>8817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" calcext:value-type="float">
            <text:p>1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6.85" calcext:value-type="float">
            <text:p>696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.33" calcext:value-type="float">
            <text:p>162,33</text:p>
          </table:table-cell>
          <table:table-cell office:value-type="float" office:value="9456.1" calcext:value-type="float">
            <text:p>9456,1</text:p>
          </table:table-cell>
          <table:table-cell office:value-type="float" office:value="30.49" calcext:value-type="float">
            <text:p>30,49</text:p>
          </table:table-cell>
          <table:table-cell office:value-type="float" office:value="542.56" calcext:value-type="float">
            <text:p>542,56</text:p>
          </table:table-cell>
          <table:table-cell office:value-type="float" office:value="0" calcext:value-type="float">
            <text:p>0</text:p>
          </table:table-cell>
          <table:table-cell office:value-type="float" office:value="592.29" calcext:value-type="float">
            <text:p>592,29</text:p>
          </table:table-cell>
          <table:table-cell office:value-type="float" office:value="299.68" calcext:value-type="float">
            <text:p>299,68</text:p>
          </table:table-cell>
          <table:table-cell office:value-type="float" office:value="2256.91" calcext:value-type="float">
            <text:p>2256,9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6550" calcext:value-type="float">
            <text:p>16550</text:p>
          </table:table-cell>
          <table:table-cell table:style-name="ce4" office:value-type="float" office:value="64382" calcext:value-type="float">
            <text:p>6438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.68" calcext:value-type="float">
            <text:p>30,68</text:p>
          </table:table-cell>
          <table:table-cell office:value-type="float" office:value="0" calcext:value-type="float">
            <text:p>0</text:p>
          </table:table-cell>
          <table:table-cell office:value-type="float" office:value="39.93" calcext:value-type="float">
            <text:p>39,93</text:p>
          </table:table-cell>
          <table:table-cell office:value-type="float" office:value="0" calcext:value-type="float">
            <text:p>0</text:p>
          </table:table-cell>
          <table:table-cell office:value-type="float" office:value="697.68" calcext:value-type="float">
            <text:p>697,68</text:p>
          </table:table-cell>
          <table:table-cell office:value-type="float" office:value="131.48" calcext:value-type="float">
            <text:p>131,48</text:p>
          </table:table-cell>
          <table:table-cell office:value-type="float" office:value="11.26" calcext:value-type="float">
            <text:p>11,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78" calcext:value-type="float">
            <text:p>20,78</text:p>
          </table:table-cell>
          <table:table-cell office:value-type="float" office:value="126.51" calcext:value-type="float">
            <text:p>126,51</text:p>
          </table:table-cell>
          <table:table-cell office:value-type="float" office:value="14.18" calcext:value-type="float">
            <text:p>14,18</text:p>
          </table:table-cell>
          <table:table-cell office:value-type="float" office:value="0" calcext:value-type="float">
            <text:p>0</text:p>
          </table:table-cell>
          <table:table-cell office:value-type="float" office:value="17.02" calcext:value-type="float">
            <text:p>17,02</text:p>
          </table:table-cell>
          <table:table-cell office:value-type="float" office:value="75.24" calcext:value-type="float">
            <text:p>75,24</text:p>
          </table:table-cell>
          <table:table-cell office:value-type="float" office:value="0" calcext:value-type="float">
            <text:p>0</text:p>
          </table:table-cell>
          <table:table-cell office:value-type="float" office:value="34.87" calcext:value-type="float">
            <text:p>34,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.98" calcext:value-type="float">
            <text:p>15,98</text:p>
          </table:table-cell>
          <table:table-cell office:value-type="float" office:value="25.85" calcext:value-type="float">
            <text:p>25,85</text:p>
          </table:table-cell>
          <table:table-cell office:value-type="float" office:value="118.46" calcext:value-type="float">
            <text:p>118,4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203" calcext:value-type="float">
            <text:p>9203</text:p>
          </table:table-cell>
          <table:table-cell table:style-name="ce4" office:value-type="float" office:value="46253" calcext:value-type="float">
            <text:p>4625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5.4" calcext:value-type="float">
            <text:p>2805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3.66" calcext:value-type="float">
            <text:p>1193,66</text:p>
          </table:table-cell>
          <table:table-cell office:value-type="float" office:value="0" calcext:value-type="float">
            <text:p>0</text:p>
          </table:table-cell>
          <table:table-cell office:value-type="float" office:value="70.25" calcext:value-type="float">
            <text:p>70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3.85" calcext:value-type="float">
            <text:p>4323,8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45.72" calcext:value-type="float">
            <text:p>145,7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0111" calcext:value-type="float">
            <text:p>10111</text:p>
          </table:table-cell>
          <table:table-cell table:style-name="ce4" office:value-type="float" office:value="52044" calcext:value-type="float">
            <text:p>5204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71" calcext:value-type="float">
            <text:p>30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1.94" calcext:value-type="float">
            <text:p>1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.4" calcext:value-type="float">
            <text:p>24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" calcext:value-type="float">
            <text:p>2,27</text:p>
          </table:table-cell>
          <table:table-cell office:value-type="float" office:value="90.79" calcext:value-type="float">
            <text:p>90,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7.73" calcext:value-type="float">
            <text:p>1027,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9.08" calcext:value-type="float">
            <text:p>69,08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262" calcext:value-type="float">
            <text:p>9262</text:p>
          </table:table-cell>
          <table:table-cell table:style-name="ce4" office:value-type="float" office:value="47521" calcext:value-type="float">
            <text:p>4752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8.94" calcext:value-type="float">
            <text:p>98,94</text:p>
          </table:table-cell>
          <table:table-cell office:value-type="float" office:value="0" calcext:value-type="float">
            <text:p>0</text:p>
          </table:table-cell>
          <table:table-cell office:value-type="float" office:value="451.15" calcext:value-type="float">
            <text:p>451,15</text:p>
          </table:table-cell>
          <table:table-cell office:value-type="float" office:value="51.28" calcext:value-type="float">
            <text:p>51,28</text:p>
          </table:table-cell>
          <table:table-cell office:value-type="float" office:value="0" calcext:value-type="float">
            <text:p>0</text:p>
          </table:table-cell>
          <table:table-cell office:value-type="float" office:value="79.75" calcext:value-type="float">
            <text:p>79,75</text:p>
          </table:table-cell>
          <table:table-cell office:value-type="float" office:value="112.9" calcext:value-type="float">
            <text:p>112,9</text:p>
          </table:table-cell>
          <table:table-cell office:value-type="float" office:value="34.18" calcext:value-type="float">
            <text:p>34,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8.13" calcext:value-type="float">
            <text:p>208,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.9" calcext:value-type="float">
            <text:p>218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51" calcext:value-type="float">
            <text:p>44,51</text:p>
          </table:table-cell>
          <table:table-cell office:value-type="float" office:value="165.29" calcext:value-type="float">
            <text:p>165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.95" calcext:value-type="float">
            <text:p>144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2" calcext:value-type="float">
            <text:p>3,42</text:p>
          </table:table-cell>
          <table:table-cell office:value-type="float" office:value="23.2" calcext:value-type="float">
            <text:p>23,2</text:p>
          </table:table-cell>
          <table:table-cell office:value-type="float" office:value="0" calcext:value-type="float">
            <text:p>0</text:p>
          </table:table-cell>
          <table:table-cell office:value-type="float" office:value="19.08" calcext:value-type="float">
            <text:p>19,08</text:p>
          </table:table-cell>
          <table:table-cell table:style-name="ce9" office:value-type="float" office:value="9293" calcext:value-type="float">
            <text:p>9293</text:p>
          </table:table-cell>
          <table:table-cell table:style-name="ce4" office:value-type="float" office:value="47623" calcext:value-type="float">
            <text:p>4762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0.9" calcext:value-type="float">
            <text:p>90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1.44" calcext:value-type="float">
            <text:p>181,44</text:p>
          </table:table-cell>
          <table:table-cell office:value-type="float" office:value="97.87" calcext:value-type="float">
            <text:p>97,87</text:p>
          </table:table-cell>
          <table:table-cell office:value-type="float" office:value="93.69" calcext:value-type="float">
            <text:p>93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8.55" calcext:value-type="float">
            <text:p>328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34" calcext:value-type="float">
            <text:p>14,34</text:p>
          </table:table-cell>
          <table:table-cell office:value-type="float" office:value="315.17" calcext:value-type="float">
            <text:p>315,17</text:p>
          </table:table-cell>
          <table:table-cell office:value-type="float" office:value="0" calcext:value-type="float">
            <text:p>0</text:p>
          </table:table-cell>
          <table:table-cell office:value-type="float" office:value="62.83" calcext:value-type="float">
            <text:p>62,83</text:p>
          </table:table-cell>
          <table:table-cell office:value-type="float" office:value="0" calcext:value-type="float">
            <text:p>0</text:p>
          </table:table-cell>
          <table:table-cell office:value-type="float" office:value="1303.11" calcext:value-type="float">
            <text:p>1303,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.42" calcext:value-type="float">
            <text:p>11,42</text:p>
          </table:table-cell>
          <table:table-cell office:value-type="float" office:value="30.5" calcext:value-type="float">
            <text:p>30,5</text:p>
          </table:table-cell>
          <table:table-cell table:style-name="ce9" office:value-type="float" office:value="9145" calcext:value-type="float">
            <text:p>9145</text:p>
          </table:table-cell>
          <table:table-cell table:style-name="ce4" office:value-type="float" office:value="46454" calcext:value-type="float">
            <text:p>4645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2.16" calcext:value-type="float">
            <text:p>762,16</text:p>
          </table:table-cell>
          <table:table-cell office:value-type="float" office:value="0" calcext:value-type="float">
            <text:p>0</text:p>
          </table:table-cell>
          <table:table-cell office:value-type="float" office:value="1916.62" calcext:value-type="float">
            <text:p>1916,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3.86" calcext:value-type="float">
            <text:p>103,86</text:p>
          </table:table-cell>
          <table:table-cell office:value-type="float" office:value="0" calcext:value-type="float">
            <text:p>0</text:p>
          </table:table-cell>
          <table:table-cell office:value-type="float" office:value="6.64" calcext:value-type="float">
            <text:p>6,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.72" calcext:value-type="float">
            <text:p>23,72</text:p>
          </table:table-cell>
          <table:table-cell office:value-type="float" office:value="0" calcext:value-type="float">
            <text:p>0</text:p>
          </table:table-cell>
          <table:table-cell office:value-type="float" office:value="2246.02" calcext:value-type="float">
            <text:p>2246,02</text:p>
          </table:table-cell>
          <table:table-cell office:value-type="float" office:value="218.22" calcext:value-type="float">
            <text:p>218,22</text:p>
          </table:table-cell>
          <table:table-cell office:value-type="float" office:value="624.09" calcext:value-type="float">
            <text:p>624,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230" calcext:value-type="float">
            <text:p>9230</text:p>
          </table:table-cell>
          <table:table-cell table:style-name="ce4" office:value-type="float" office:value="40300" calcext:value-type="float">
            <text:p>403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74.58" calcext:value-type="float">
            <text:p>974,58</text:p>
          </table:table-cell>
          <table:table-cell office:value-type="float" office:value="11018.18" calcext:value-type="float">
            <text:p>11018,18</text:p>
          </table:table-cell>
          <table:table-cell office:value-type="float" office:value="1530.35" calcext:value-type="float">
            <text:p>1530,35</text:p>
          </table:table-cell>
          <table:table-cell office:value-type="float" office:value="36843.35" calcext:value-type="float">
            <text:p>36843,35</text:p>
          </table:table-cell>
          <table:table-cell office:value-type="float" office:value="1470.82" calcext:value-type="float">
            <text:p>1470,82</text:p>
          </table:table-cell>
          <table:table-cell office:value-type="float" office:value="0" calcext:value-type="float">
            <text:p>0</text:p>
          </table:table-cell>
          <table:table-cell office:value-type="float" office:value="154.26" calcext:value-type="float">
            <text:p>154,26</text:p>
          </table:table-cell>
          <table:table-cell office:value-type="float" office:value="111.51" calcext:value-type="float">
            <text:p>111,51</text:p>
          </table:table-cell>
          <table:table-cell office:value-type="float" office:value="27.42" calcext:value-type="float">
            <text:p>27,42</text:p>
          </table:table-cell>
          <table:table-cell office:value-type="float" office:value="0" calcext:value-type="float">
            <text:p>0</text:p>
          </table:table-cell>
          <table:table-cell office:value-type="float" office:value="43.29" calcext:value-type="float">
            <text:p>43,29</text:p>
          </table:table-cell>
          <table:table-cell office:value-type="float" office:value="11583.84" calcext:value-type="float">
            <text:p>11583,84</text:p>
          </table:table-cell>
          <table:table-cell office:value-type="float" office:value="23.67" calcext:value-type="float">
            <text:p>23,67</text:p>
          </table:table-cell>
          <table:table-cell office:value-type="float" office:value="30852.81" calcext:value-type="float">
            <text:p>30852,81</text:p>
          </table:table-cell>
          <table:table-cell office:value-type="float" office:value="2033.7" calcext:value-type="float">
            <text:p>2033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8.96" calcext:value-type="float">
            <text:p>638,96</text:p>
          </table:table-cell>
          <table:table-cell office:value-type="float" office:value="1306.5" calcext:value-type="float">
            <text:p>1306,5</text:p>
          </table:table-cell>
          <table:table-cell office:value-type="float" office:value="1167.16" calcext:value-type="float">
            <text:p>1167,16</text:p>
          </table:table-cell>
          <table:table-cell office:value-type="float" office:value="732.92" calcext:value-type="float">
            <text:p>732,92</text:p>
          </table:table-cell>
          <table:table-cell office:value-type="float" office:value="0" calcext:value-type="float">
            <text:p>0</text:p>
          </table:table-cell>
          <table:table-cell office:value-type="float" office:value="130.91" calcext:value-type="float">
            <text:p>130,91</text:p>
          </table:table-cell>
          <table:table-cell office:value-type="float" office:value="210.45" calcext:value-type="float">
            <text:p>210,45</text:p>
          </table:table-cell>
          <table:table-cell office:value-type="float" office:value="140.3" calcext:value-type="float">
            <text:p>140,3</text:p>
          </table:table-cell>
          <table:table-cell office:value-type="float" office:value="0" calcext:value-type="float">
            <text:p>0</text:p>
          </table:table-cell>
          <table:table-cell office:value-type="float" office:value="195.92" calcext:value-type="float">
            <text:p>195,92</text:p>
          </table:table-cell>
          <table:table-cell office:value-type="float" office:value="104.05" calcext:value-type="float">
            <text:p>104,0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2952" calcext:value-type="float">
            <text:p>22952</text:p>
          </table:table-cell>
          <table:table-cell table:style-name="ce4" office:value-type="float" office:value="111199" calcext:value-type="float">
            <text:p>1111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34.93" calcext:value-type="float">
            <text:p>934,93</text:p>
          </table:table-cell>
          <table:table-cell office:value-type="float" office:value="631.58" calcext:value-type="float">
            <text:p>631,58</text:p>
          </table:table-cell>
          <table:table-cell office:value-type="float" office:value="1671.71" calcext:value-type="float">
            <text:p>1671,71</text:p>
          </table:table-cell>
          <table:table-cell office:value-type="float" office:value="162.64" calcext:value-type="float">
            <text:p>162,64</text:p>
          </table:table-cell>
          <table:table-cell office:value-type="float" office:value="7348.61" calcext:value-type="float">
            <text:p>7348,61</text:p>
          </table:table-cell>
          <table:table-cell office:value-type="float" office:value="110.84" calcext:value-type="float">
            <text:p>110,84</text:p>
          </table:table-cell>
          <table:table-cell office:value-type="float" office:value="0" calcext:value-type="float">
            <text:p>0</text:p>
          </table:table-cell>
          <table:table-cell office:value-type="float" office:value="77.1" calcext:value-type="float">
            <text:p>77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1" calcext:value-type="float">
            <text:p>9,81</text:p>
          </table:table-cell>
          <table:table-cell office:value-type="float" office:value="1794.91" calcext:value-type="float">
            <text:p>1794,91</text:p>
          </table:table-cell>
          <table:table-cell office:value-type="float" office:value="84.05" calcext:value-type="float">
            <text:p>84,05</text:p>
          </table:table-cell>
          <table:table-cell office:value-type="float" office:value="516.67" calcext:value-type="float">
            <text:p>516,67</text:p>
          </table:table-cell>
          <table:table-cell office:value-type="float" office:value="0" calcext:value-type="float">
            <text:p>0</text:p>
          </table:table-cell>
          <table:table-cell office:value-type="float" office:value="1218.02" calcext:value-type="float">
            <text:p>1218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3.82" calcext:value-type="float">
            <text:p>2843,82</text:p>
          </table:table-cell>
          <table:table-cell office:value-type="float" office:value="2914.18" calcext:value-type="float">
            <text:p>2914,18</text:p>
          </table:table-cell>
          <table:table-cell office:value-type="float" office:value="1743.78" calcext:value-type="float">
            <text:p>1743,78</text:p>
          </table:table-cell>
          <table:table-cell office:value-type="float" office:value="2936.3" calcext:value-type="float">
            <text:p>2936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62" calcext:value-type="float">
            <text:p>25,6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1527" calcext:value-type="float">
            <text:p>11527</text:p>
          </table:table-cell>
          <table:table-cell table:style-name="ce4" office:value-type="float" office:value="57588" calcext:value-type="float">
            <text:p>5758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17.22" calcext:value-type="float">
            <text:p>217,22</text:p>
          </table:table-cell>
          <table:table-cell office:value-type="float" office:value="0" calcext:value-type="float">
            <text:p>0</text:p>
          </table:table-cell>
          <table:table-cell office:value-type="float" office:value="183.86" calcext:value-type="float">
            <text:p>183,86</text:p>
          </table:table-cell>
          <table:table-cell office:value-type="float" office:value="458.67" calcext:value-type="float">
            <text:p>458,67</text:p>
          </table:table-cell>
          <table:table-cell office:value-type="float" office:value="0" calcext:value-type="float">
            <text:p>0</text:p>
          </table:table-cell>
          <table:table-cell office:value-type="float" office:value="2792.26" calcext:value-type="float">
            <text:p>2792,26</text:p>
          </table:table-cell>
          <table:table-cell office:value-type="float" office:value="791.41" calcext:value-type="float">
            <text:p>791,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93" calcext:value-type="float">
            <text:p>17,93</text:p>
          </table:table-cell>
          <table:table-cell office:value-type="float" office:value="55.99" calcext:value-type="float">
            <text:p>55,99</text:p>
          </table:table-cell>
          <table:table-cell office:value-type="float" office:value="34.82" calcext:value-type="float">
            <text:p>34,82</text:p>
          </table:table-cell>
          <table:table-cell office:value-type="float" office:value="0" calcext:value-type="float">
            <text:p>0</text:p>
          </table:table-cell>
          <table:table-cell office:value-type="float" office:value="2465.4" calcext:value-type="float">
            <text:p>2465,4</text:p>
          </table:table-cell>
          <table:table-cell office:value-type="float" office:value="20.01" calcext:value-type="float">
            <text:p>20,01</text:p>
          </table:table-cell>
          <table:table-cell office:value-type="float" office:value="0" calcext:value-type="float">
            <text:p>0</text:p>
          </table:table-cell>
          <table:table-cell office:value-type="float" office:value="139.8" calcext:value-type="float">
            <text:p>139,8</text:p>
          </table:table-cell>
          <table:table-cell office:value-type="float" office:value="0" calcext:value-type="float">
            <text:p>0</text:p>
          </table:table-cell>
          <table:table-cell office:value-type="float" office:value="36.55" calcext:value-type="float">
            <text:p>36,55</text:p>
          </table:table-cell>
          <table:table-cell office:value-type="float" office:value="558.06" calcext:value-type="float">
            <text:p>558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.14" calcext:value-type="float">
            <text:p>147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19" calcext:value-type="float">
            <text:p>44,19</text:p>
          </table:table-cell>
          <table:table-cell office:value-type="float" office:value="273.82" calcext:value-type="float">
            <text:p>273,82</text:p>
          </table:table-cell>
          <table:table-cell office:value-type="float" office:value="1212.44" calcext:value-type="float">
            <text:p>1212,44</text:p>
          </table:table-cell>
          <table:table-cell office:value-type="float" office:value="160.13" calcext:value-type="float">
            <text:p>160,13</text:p>
          </table:table-cell>
          <table:table-cell table:style-name="ce9" office:value-type="float" office:value="10177" calcext:value-type="float">
            <text:p>10177</text:p>
          </table:table-cell>
          <table:table-cell table:style-name="ce4" office:value-type="float" office:value="49506" calcext:value-type="float">
            <text:p>4950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69.99" calcext:value-type="float">
            <text:p>269,99</text:p>
          </table:table-cell>
          <table:table-cell office:value-type="float" office:value="45.75" calcext:value-type="float">
            <text:p>45,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.37" calcext:value-type="float">
            <text:p>802,37</text:p>
          </table:table-cell>
          <table:table-cell office:value-type="float" office:value="317.05" calcext:value-type="float">
            <text:p>317,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41.57" calcext:value-type="float">
            <text:p>1541,57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84" calcext:value-type="float">
            <text:p>58,84</text:p>
          </table:table-cell>
          <table:table-cell office:value-type="float" office:value="1599.42" calcext:value-type="float">
            <text:p>1599,42</text:p>
          </table:table-cell>
          <table:table-cell office:value-type="float" office:value="157.04" calcext:value-type="float">
            <text:p>157,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25" calcext:value-type="float">
            <text:p>68,25</text:p>
          </table:table-cell>
          <table:table-cell office:value-type="float" office:value="0" calcext:value-type="float">
            <text:p>0</text:p>
          </table:table-cell>
          <table:table-cell office:value-type="float" office:value="15.56" calcext:value-type="float">
            <text:p>15,56</text:p>
          </table:table-cell>
          <table:table-cell office:value-type="float" office:value="39.04" calcext:value-type="float">
            <text:p>39,04</text:p>
          </table:table-cell>
          <table:table-cell office:value-type="float" office:value="332.38" calcext:value-type="float">
            <text:p>332,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843" calcext:value-type="float">
            <text:p>9843</text:p>
          </table:table-cell>
          <table:table-cell table:style-name="ce4" office:value-type="float" office:value="52601" calcext:value-type="float">
            <text:p>526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662.35" calcext:value-type="float">
            <text:p>16662,35</text:p>
          </table:table-cell>
          <table:table-cell office:value-type="float" office:value="25.65" calcext:value-type="float">
            <text:p>25,65</text:p>
          </table:table-cell>
          <table:table-cell office:value-type="float" office:value="1646.63" calcext:value-type="float">
            <text:p>1646,63</text:p>
          </table:table-cell>
          <table:table-cell office:value-type="float" office:value="325.77" calcext:value-type="float">
            <text:p>325,77</text:p>
          </table:table-cell>
          <table:table-cell office:value-type="float" office:value="0" calcext:value-type="float">
            <text:p>0</text:p>
          </table:table-cell>
          <table:table-cell office:value-type="float" office:value="1930.11" calcext:value-type="float">
            <text:p>1930,11</text:p>
          </table:table-cell>
          <table:table-cell office:value-type="float" office:value="50.93" calcext:value-type="float">
            <text:p>50,93</text:p>
          </table:table-cell>
          <table:table-cell office:value-type="float" office:value="606.97" calcext:value-type="float">
            <text:p>606,97</text:p>
          </table:table-cell>
          <table:table-cell office:value-type="float" office:value="231.79" calcext:value-type="float">
            <text:p>231,79</text:p>
          </table:table-cell>
          <table:table-cell office:value-type="float" office:value="0" calcext:value-type="float">
            <text:p>0</text:p>
          </table:table-cell>
          <table:table-cell office:value-type="float" office:value="1706.54" calcext:value-type="float">
            <text:p>1706,54</text:p>
          </table:table-cell>
          <table:table-cell office:value-type="float" office:value="458.93" calcext:value-type="float">
            <text:p>458,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9.3" calcext:value-type="float">
            <text:p>99,3</text:p>
          </table:table-cell>
          <table:table-cell office:value-type="float" office:value="1539.32" calcext:value-type="float">
            <text:p>1539,32</text:p>
          </table:table-cell>
          <table:table-cell office:value-type="float" office:value="11339.42" calcext:value-type="float">
            <text:p>11339,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52" calcext:value-type="float">
            <text:p>58,52</text:p>
          </table:table-cell>
          <table:table-cell office:value-type="float" office:value="0" calcext:value-type="float">
            <text:p>0</text:p>
          </table:table-cell>
          <table:table-cell office:value-type="float" office:value="45.77" calcext:value-type="float">
            <text:p>45,77</text:p>
          </table:table-cell>
          <table:table-cell office:value-type="float" office:value="0" calcext:value-type="float">
            <text:p>0</text:p>
          </table:table-cell>
          <table:table-cell office:value-type="float" office:value="36.23" calcext:value-type="float">
            <text:p>36,23</text:p>
          </table:table-cell>
          <table:table-cell office:value-type="float" office:value="3.04" calcext:value-type="float">
            <text:p>3,04</text:p>
          </table:table-cell>
          <table:table-cell office:value-type="float" office:value="177.35" calcext:value-type="float">
            <text:p>177,35</text:p>
          </table:table-cell>
          <table:table-cell table:style-name="ce9" office:value-type="float" office:value="12758" calcext:value-type="float">
            <text:p>12758</text:p>
          </table:table-cell>
          <table:table-cell table:style-name="ce4" office:value-type="float" office:value="68189" calcext:value-type="float">
            <text:p>6818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.03" calcext:value-type="float">
            <text:p>194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67" calcext:value-type="float">
            <text:p>63,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4.96" calcext:value-type="float">
            <text:p>24,96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,4</text:p>
          </table:table-cell>
          <table:table-cell office:value-type="float" office:value="0" calcext:value-type="float">
            <text:p>0</text:p>
          </table:table-cell>
          <table:table-cell office:value-type="float" office:value="52.78" calcext:value-type="float">
            <text:p>52,78</text:p>
          </table:table-cell>
          <table:table-cell office:value-type="float" office:value="0" calcext:value-type="float">
            <text:p>0</text:p>
          </table:table-cell>
          <table:table-cell office:value-type="float" office:value="19.4" calcext:value-type="float">
            <text:p>19,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109" calcext:value-type="float">
            <text:p>9109</text:p>
          </table:table-cell>
          <table:table-cell table:style-name="ce4" office:value-type="float" office:value="46459" calcext:value-type="float">
            <text:p>4645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5.96" calcext:value-type="float">
            <text:p>235,96</text:p>
          </table:table-cell>
          <table:table-cell office:value-type="float" office:value="0" calcext:value-type="float">
            <text:p>0</text:p>
          </table:table-cell>
          <table:table-cell office:value-type="float" office:value="102.96" calcext:value-type="float">
            <text:p>102,96</text:p>
          </table:table-cell>
          <table:table-cell office:value-type="float" office:value="32.36" calcext:value-type="float">
            <text:p>32,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4.39" calcext:value-type="float">
            <text:p>754,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5.93" calcext:value-type="float">
            <text:p>1225,93</text:p>
          </table:table-cell>
          <table:table-cell office:value-type="float" office:value="0" calcext:value-type="float">
            <text:p>0</text:p>
          </table:table-cell>
          <table:table-cell office:value-type="float" office:value="81.87" calcext:value-type="float">
            <text:p>81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.32" calcext:value-type="float">
            <text:p>269,32</text:p>
          </table:table-cell>
          <table:table-cell office:value-type="float" office:value="119.1" calcext:value-type="float">
            <text:p>119,1</text:p>
          </table:table-cell>
          <table:table-cell office:value-type="float" office:value="50.5" calcext:value-type="float">
            <text:p>50,5</text:p>
          </table:table-cell>
          <table:table-cell office:value-type="float" office:value="26.02" calcext:value-type="float">
            <text:p>26,02</text:p>
          </table:table-cell>
          <table:table-cell office:value-type="float" office:value="0" calcext:value-type="float">
            <text:p>0</text:p>
          </table:table-cell>
          <table:table-cell office:value-type="float" office:value="362.11" calcext:value-type="float">
            <text:p>362,11</text:p>
          </table:table-cell>
          <table:table-cell office:value-type="float" office:value="90.04" calcext:value-type="float">
            <text:p>90,04</text:p>
          </table:table-cell>
          <table:table-cell office:value-type="float" office:value="315.03" calcext:value-type="float">
            <text:p>315,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057" calcext:value-type="float">
            <text:p>9057</text:p>
          </table:table-cell>
          <table:table-cell table:style-name="ce4" office:value-type="float" office:value="44961" calcext:value-type="float">
            <text:p>4496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.63" calcext:value-type="float">
            <text:p>85,63</text:p>
          </table:table-cell>
          <table:table-cell office:value-type="float" office:value="29.74" calcext:value-type="float">
            <text:p>29,74</text:p>
          </table:table-cell>
          <table:table-cell office:value-type="float" office:value="7968.85" calcext:value-type="float">
            <text:p>7968,85</text:p>
          </table:table-cell>
          <table:table-cell office:value-type="float" office:value="9377.59" calcext:value-type="float">
            <text:p>9377,59</text:p>
          </table:table-cell>
          <table:table-cell office:value-type="float" office:value="773.93" calcext:value-type="float">
            <text:p>773,93</text:p>
          </table:table-cell>
          <table:table-cell office:value-type="float" office:value="5099.24" calcext:value-type="float">
            <text:p>5099,24</text:p>
          </table:table-cell>
          <table:table-cell office:value-type="float" office:value="0" calcext:value-type="float">
            <text:p>0</text:p>
          </table:table-cell>
          <table:table-cell office:value-type="float" office:value="2567.15" calcext:value-type="float">
            <text:p>2567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43.17" calcext:value-type="float">
            <text:p>14143,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64" calcext:value-type="float">
            <text:p>18,64</text:p>
          </table:table-cell>
          <table:table-cell office:value-type="float" office:value="0" calcext:value-type="float">
            <text:p>0</text:p>
          </table:table-cell>
          <table:table-cell office:value-type="float" office:value="890.51" calcext:value-type="float">
            <text:p>890,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75.74" calcext:value-type="float">
            <text:p>5775,74</text:p>
          </table:table-cell>
          <table:table-cell office:value-type="float" office:value="1109.31" calcext:value-type="float">
            <text:p>1109,31</text:p>
          </table:table-cell>
          <table:table-cell office:value-type="float" office:value="1935.41" calcext:value-type="float">
            <text:p>1935,41</text:p>
          </table:table-cell>
          <table:table-cell office:value-type="float" office:value="0" calcext:value-type="float">
            <text:p>0</text:p>
          </table:table-cell>
          <table:table-cell office:value-type="float" office:value="1290.22" calcext:value-type="float">
            <text:p>1290,22</text:p>
          </table:table-cell>
          <table:table-cell office:value-type="float" office:value="58.08" calcext:value-type="float">
            <text:p>58,08</text:p>
          </table:table-cell>
          <table:table-cell office:value-type="float" office:value="3709.19" calcext:value-type="float">
            <text:p>3709,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4777" calcext:value-type="float">
            <text:p>14777</text:p>
          </table:table-cell>
          <table:table-cell table:style-name="ce4" office:value-type="float" office:value="64011" calcext:value-type="float">
            <text:p>640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79.01" calcext:value-type="float">
            <text:p>679,01</text:p>
          </table:table-cell>
          <table:table-cell office:value-type="float" office:value="0" calcext:value-type="float">
            <text:p>0</text:p>
          </table:table-cell>
          <table:table-cell office:value-type="float" office:value="22.2" calcext:value-type="float">
            <text:p>22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.38" calcext:value-type="float">
            <text:p>472,38</text:p>
          </table:table-cell>
          <table:table-cell office:value-type="float" office:value="0" calcext:value-type="float">
            <text:p>0</text:p>
          </table:table-cell>
          <table:table-cell office:value-type="float" office:value="1207.07" calcext:value-type="float">
            <text:p>1207,0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52.5" calcext:value-type="float">
            <text:p>752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32" calcext:value-type="float">
            <text:p>7,3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436" calcext:value-type="float">
            <text:p>9436</text:p>
          </table:table-cell>
          <table:table-cell table:style-name="ce4" office:value-type="float" office:value="47451" calcext:value-type="float">
            <text:p>4745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25.74" calcext:value-type="float">
            <text:p>425,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8" calcext:value-type="float">
            <text:p>4,8</text:p>
          </table:table-cell>
          <table:table-cell office:value-type="float" office:value="257.32" calcext:value-type="float">
            <text:p>257,32</text:p>
          </table:table-cell>
          <table:table-cell office:value-type="float" office:value="18.24" calcext:value-type="float">
            <text:p>18,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78" calcext:value-type="float">
            <text:p>48,7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74.61" calcext:value-type="float">
            <text:p>374,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58" calcext:value-type="float">
            <text:p>96,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13" calcext:value-type="float">
            <text:p>17,13</text:p>
          </table:table-cell>
          <table:table-cell office:value-type="float" office:value="152.5" calcext:value-type="float">
            <text:p>152,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276" calcext:value-type="float">
            <text:p>9276</text:p>
          </table:table-cell>
          <table:table-cell table:style-name="ce4" office:value-type="float" office:value="47050" calcext:value-type="float">
            <text:p>470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470.77" calcext:value-type="float">
            <text:p>4470,77</text:p>
          </table:table-cell>
          <table:table-cell office:value-type="float" office:value="1036.31" calcext:value-type="float">
            <text:p>1036,31</text:p>
          </table:table-cell>
          <table:table-cell office:value-type="float" office:value="1525.02" calcext:value-type="float">
            <text:p>1525,02</text:p>
          </table:table-cell>
          <table:table-cell office:value-type="float" office:value="1181.23" calcext:value-type="float">
            <text:p>1181,23</text:p>
          </table:table-cell>
          <table:table-cell office:value-type="float" office:value="392.66" calcext:value-type="float">
            <text:p>392,66</text:p>
          </table:table-cell>
          <table:table-cell office:value-type="float" office:value="61562.87" calcext:value-type="float">
            <text:p>61562,87</text:p>
          </table:table-cell>
          <table:table-cell office:value-type="float" office:value="3240.29" calcext:value-type="float">
            <text:p>3240,29</text:p>
          </table:table-cell>
          <table:table-cell office:value-type="float" office:value="3481.49" calcext:value-type="float">
            <text:p>3481,49</text:p>
          </table:table-cell>
          <table:table-cell office:value-type="float" office:value="71.96" calcext:value-type="float">
            <text:p>71,96</text:p>
          </table:table-cell>
          <table:table-cell office:value-type="float" office:value="0" calcext:value-type="float">
            <text:p>0</text:p>
          </table:table-cell>
          <table:table-cell office:value-type="float" office:value="2849.9" calcext:value-type="float">
            <text:p>2849,9</text:p>
          </table:table-cell>
          <table:table-cell office:value-type="float" office:value="512.72" calcext:value-type="float">
            <text:p>512,72</text:p>
          </table:table-cell>
          <table:table-cell office:value-type="float" office:value="492.53" calcext:value-type="float">
            <text:p>492,53</text:p>
          </table:table-cell>
          <table:table-cell office:value-type="float" office:value="4374.25" calcext:value-type="float">
            <text:p>4374,25</text:p>
          </table:table-cell>
          <table:table-cell office:value-type="float" office:value="41401.41" calcext:value-type="float">
            <text:p>41401,41</text:p>
          </table:table-cell>
          <table:table-cell office:value-type="float" office:value="1499.79" calcext:value-type="float">
            <text:p>1499,79</text:p>
          </table:table-cell>
          <table:table-cell office:value-type="float" office:value="0" calcext:value-type="float">
            <text:p>0</text:p>
          </table:table-cell>
          <table:table-cell office:value-type="float" office:value="53.66" calcext:value-type="float">
            <text:p>53,66</text:p>
          </table:table-cell>
          <table:table-cell office:value-type="float" office:value="0" calcext:value-type="float">
            <text:p>0</text:p>
          </table:table-cell>
          <table:table-cell office:value-type="float" office:value="2024.29" calcext:value-type="float">
            <text:p>2024,29</text:p>
          </table:table-cell>
          <table:table-cell office:value-type="float" office:value="6517.09" calcext:value-type="float">
            <text:p>6517,09</text:p>
          </table:table-cell>
          <table:table-cell office:value-type="float" office:value="0" calcext:value-type="float">
            <text:p>0</text:p>
          </table:table-cell>
          <table:table-cell office:value-type="float" office:value="74.71" calcext:value-type="float">
            <text:p>74,71</text:p>
          </table:table-cell>
          <table:table-cell office:value-type="float" office:value="341.58" calcext:value-type="float">
            <text:p>341,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5.46" calcext:value-type="float">
            <text:p>285,46</text:p>
          </table:table-cell>
          <table:table-cell office:value-type="float" office:value="23868.84" calcext:value-type="float">
            <text:p>23868,84</text:p>
          </table:table-cell>
          <table:table-cell office:value-type="float" office:value="3049.98" calcext:value-type="float">
            <text:p>3049,98</text:p>
          </table:table-cell>
          <table:table-cell table:style-name="ce9" office:value-type="float" office:value="27762" calcext:value-type="float">
            <text:p>27762</text:p>
          </table:table-cell>
          <table:table-cell table:style-name="ce4" office:value-type="float" office:value="101474" calcext:value-type="float">
            <text:p>10147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67.94" calcext:value-type="float">
            <text:p>967,94</text:p>
          </table:table-cell>
          <table:table-cell office:value-type="float" office:value="46890.68" calcext:value-type="float">
            <text:p>46890,68</text:p>
          </table:table-cell>
          <table:table-cell office:value-type="float" office:value="3571.53" calcext:value-type="float">
            <text:p>3571,53</text:p>
          </table:table-cell>
          <table:table-cell office:value-type="float" office:value="8338.78" calcext:value-type="float">
            <text:p>8338,78</text:p>
          </table:table-cell>
          <table:table-cell office:value-type="float" office:value="425.27" calcext:value-type="float">
            <text:p>425,27</text:p>
          </table:table-cell>
          <table:table-cell office:value-type="float" office:value="979.21" calcext:value-type="float">
            <text:p>979,21</text:p>
          </table:table-cell>
          <table:table-cell office:value-type="float" office:value="1098.05" calcext:value-type="float">
            <text:p>1098,05</text:p>
          </table:table-cell>
          <table:table-cell office:value-type="float" office:value="0" calcext:value-type="float">
            <text:p>0</text:p>
          </table:table-cell>
          <table:table-cell office:value-type="float" office:value="341.56" calcext:value-type="float">
            <text:p>341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73.17" calcext:value-type="float">
            <text:p>13073,17</text:p>
          </table:table-cell>
          <table:table-cell office:value-type="float" office:value="0" calcext:value-type="float">
            <text:p>0</text:p>
          </table:table-cell>
          <table:table-cell office:value-type="float" office:value="28601.39" calcext:value-type="float">
            <text:p>28601,39</text:p>
          </table:table-cell>
          <table:table-cell office:value-type="float" office:value="597.74" calcext:value-type="float">
            <text:p>597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53" calcext:value-type="float">
            <text:p>76,53</text:p>
          </table:table-cell>
          <table:table-cell office:value-type="float" office:value="0" calcext:value-type="float">
            <text:p>0</text:p>
          </table:table-cell>
          <table:table-cell office:value-type="float" office:value="284.38" calcext:value-type="float">
            <text:p>284,38</text:p>
          </table:table-cell>
          <table:table-cell office:value-type="float" office:value="2800.9" calcext:value-type="float">
            <text:p>2800,9</text:p>
          </table:table-cell>
          <table:table-cell office:value-type="float" office:value="602.22" calcext:value-type="float">
            <text:p>602,22</text:p>
          </table:table-cell>
          <table:table-cell office:value-type="float" office:value="0" calcext:value-type="float">
            <text:p>0</text:p>
          </table:table-cell>
          <table:table-cell office:value-type="float" office:value="18.59" calcext:value-type="float">
            <text:p>18,59</text:p>
          </table:table-cell>
          <table:table-cell office:value-type="float" office:value="0" calcext:value-type="float">
            <text:p>0</text:p>
          </table:table-cell>
          <table:table-cell office:value-type="float" office:value="284.26" calcext:value-type="float">
            <text:p>284,26</text:p>
          </table:table-cell>
          <table:table-cell office:value-type="float" office:value="0" calcext:value-type="float">
            <text:p>0</text:p>
          </table:table-cell>
          <table:table-cell office:value-type="float" office:value="282.19" calcext:value-type="float">
            <text:p>282,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4173" calcext:value-type="float">
            <text:p>14173</text:p>
          </table:table-cell>
          <table:table-cell table:style-name="ce4" office:value-type="float" office:value="53872" calcext:value-type="float">
            <text:p>5387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64.36" calcext:value-type="float">
            <text:p>1664,36</text:p>
          </table:table-cell>
          <table:table-cell office:value-type="float" office:value="0" calcext:value-type="float">
            <text:p>0</text:p>
          </table:table-cell>
          <table:table-cell office:value-type="float" office:value="1397.31" calcext:value-type="float">
            <text:p>1397,31</text:p>
          </table:table-cell>
          <table:table-cell office:value-type="float" office:value="92.29" calcext:value-type="float">
            <text:p>92,29</text:p>
          </table:table-cell>
          <table:table-cell office:value-type="float" office:value="0" calcext:value-type="float">
            <text:p>0</text:p>
          </table:table-cell>
          <table:table-cell office:value-type="float" office:value="3404.82" calcext:value-type="float">
            <text:p>3404,82</text:p>
          </table:table-cell>
          <table:table-cell office:value-type="float" office:value="113.91" calcext:value-type="float">
            <text:p>113,91</text:p>
          </table:table-cell>
          <table:table-cell office:value-type="float" office:value="10.92" calcext:value-type="float">
            <text:p>10,92</text:p>
          </table:table-cell>
          <table:table-cell office:value-type="float" office:value="39.04" calcext:value-type="float">
            <text:p>39,04</text:p>
          </table:table-cell>
          <table:table-cell office:value-type="float" office:value="0" calcext:value-type="float">
            <text:p>0</text:p>
          </table:table-cell>
          <table:table-cell office:value-type="float" office:value="78.49" calcext:value-type="float">
            <text:p>78,49</text:p>
          </table:table-cell>
          <table:table-cell office:value-type="float" office:value="0" calcext:value-type="float">
            <text:p>0</text:p>
          </table:table-cell>
          <table:table-cell office:value-type="float" office:value="1040.38" calcext:value-type="float">
            <text:p>1040,38</text:p>
          </table:table-cell>
          <table:table-cell office:value-type="float" office:value="4.53" calcext:value-type="float">
            <text:p>4,53</text:p>
          </table:table-cell>
          <table:table-cell office:value-type="float" office:value="0" calcext:value-type="float">
            <text:p>0</text:p>
          </table:table-cell>
          <table:table-cell office:value-type="float" office:value="788.45" calcext:value-type="float">
            <text:p>788,45</text:p>
          </table:table-cell>
          <table:table-cell office:value-type="float" office:value="0" calcext:value-type="float">
            <text:p>0</text:p>
          </table:table-cell>
          <table:table-cell office:value-type="float" office:value="-272.98" calcext:value-type="float">
            <text:p>-272,98</text:p>
          </table:table-cell>
          <table:table-cell office:value-type="float" office:value="531.96" calcext:value-type="float">
            <text:p>531,96</text:p>
          </table:table-cell>
          <table:table-cell office:value-type="float" office:value="3617.64" calcext:value-type="float">
            <text:p>3617,64</text:p>
          </table:table-cell>
          <table:table-cell office:value-type="float" office:value="3756.28" calcext:value-type="float">
            <text:p>3756,28</text:p>
          </table:table-cell>
          <table:table-cell office:value-type="float" office:value="1659.6" calcext:value-type="float">
            <text:p>1659,6</text:p>
          </table:table-cell>
          <table:table-cell office:value-type="float" office:value="0" calcext:value-type="float">
            <text:p>0</text:p>
          </table:table-cell>
          <table:table-cell office:value-type="float" office:value="15.51" calcext:value-type="float">
            <text:p>15,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42" calcext:value-type="float">
            <text:p>1,42</text:p>
          </table:table-cell>
          <table:table-cell office:value-type="float" office:value="15.75" calcext:value-type="float">
            <text:p>15,75</text:p>
          </table:table-cell>
          <table:table-cell table:style-name="ce9" office:value-type="float" office:value="10707" calcext:value-type="float">
            <text:p>10707</text:p>
          </table:table-cell>
          <table:table-cell table:style-name="ce4" office:value-type="float" office:value="57325" calcext:value-type="float">
            <text:p>573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9.9" calcext:value-type="float">
            <text:p>259,9</text:p>
          </table:table-cell>
          <table:table-cell office:value-type="float" office:value="0" calcext:value-type="float">
            <text:p>0</text:p>
          </table:table-cell>
          <table:table-cell office:value-type="float" office:value="76.91" calcext:value-type="float">
            <text:p>76,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2.66" calcext:value-type="float">
            <text:p>3252,66</text:p>
          </table:table-cell>
          <table:table-cell office:value-type="float" office:value="0" calcext:value-type="float">
            <text:p>0</text:p>
          </table:table-cell>
          <table:table-cell office:value-type="float" office:value="16.81" calcext:value-type="float">
            <text:p>16,81</text:p>
          </table:table-cell>
          <table:table-cell office:value-type="float" office:value="35.38" calcext:value-type="float">
            <text:p>35,38</text:p>
          </table:table-cell>
          <table:table-cell office:value-type="float" office:value="0" calcext:value-type="float">
            <text:p>0</text:p>
          </table:table-cell>
          <table:table-cell office:value-type="float" office:value="44.65" calcext:value-type="float">
            <text:p>44,65</text:p>
          </table:table-cell>
          <table:table-cell office:value-type="float" office:value="568.91" calcext:value-type="float">
            <text:p>568,91</text:p>
          </table:table-cell>
          <table:table-cell office:value-type="float" office:value="4945.65" calcext:value-type="float">
            <text:p>4945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5" calcext:value-type="float">
            <text:p>18,25</text:p>
          </table:table-cell>
          <table:table-cell office:value-type="float" office:value="0" calcext:value-type="float">
            <text:p>0</text:p>
          </table:table-cell>
          <table:table-cell office:value-type="float" office:value="11.53" calcext:value-type="float">
            <text:p>11,53</text:p>
          </table:table-cell>
          <table:table-cell office:value-type="float" office:value="0" calcext:value-type="float">
            <text:p>0</text:p>
          </table:table-cell>
          <table:table-cell office:value-type="float" office:value="284.75" calcext:value-type="float">
            <text:p>284,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93" calcext:value-type="float">
            <text:p>11,93</text:p>
          </table:table-cell>
          <table:table-cell office:value-type="float" office:value="0" calcext:value-type="float">
            <text:p>0</text:p>
          </table:table-cell>
          <table:table-cell office:value-type="float" office:value="15.86" calcext:value-type="float">
            <text:p>15,86</text:p>
          </table:table-cell>
          <table:table-cell office:value-type="float" office:value="0" calcext:value-type="float">
            <text:p>0</text:p>
          </table:table-cell>
          <table:table-cell office:value-type="float" office:value="41.05" calcext:value-type="float">
            <text:p>41,05</text:p>
          </table:table-cell>
          <table:table-cell office:value-type="float" office:value="91.7" calcext:value-type="float">
            <text:p>91,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939" calcext:value-type="float">
            <text:p>9939</text:p>
          </table:table-cell>
          <table:table-cell table:style-name="ce4" office:value-type="float" office:value="50126" calcext:value-type="float">
            <text:p>5012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.62" calcext:value-type="float">
            <text:p>10,62</text:p>
          </table:table-cell>
          <table:table-cell office:value-type="float" office:value="37.72" calcext:value-type="float">
            <text:p>37,72</text:p>
          </table:table-cell>
          <table:table-cell office:value-type="float" office:value="0" calcext:value-type="float">
            <text:p>0</text:p>
          </table:table-cell>
          <table:table-cell office:value-type="float" office:value="634.74" calcext:value-type="float">
            <text:p>634,74</text:p>
          </table:table-cell>
          <table:table-cell office:value-type="float" office:value="61.63" calcext:value-type="float">
            <text:p>61,63</text:p>
          </table:table-cell>
          <table:table-cell office:value-type="float" office:value="0" calcext:value-type="float">
            <text:p>0</text:p>
          </table:table-cell>
          <table:table-cell office:value-type="float" office:value="1142.91" calcext:value-type="float">
            <text:p>1142,91</text:p>
          </table:table-cell>
          <table:table-cell office:value-type="float" office:value="0" calcext:value-type="float">
            <text:p>0</text:p>
          </table:table-cell>
          <table:table-cell office:value-type="float" office:value="116.97" calcext:value-type="float">
            <text:p>116,97</text:p>
          </table:table-cell>
          <table:table-cell office:value-type="float" office:value="0" calcext:value-type="float">
            <text:p>0</text:p>
          </table:table-cell>
          <table:table-cell office:value-type="float" office:value="112.36" calcext:value-type="float">
            <text:p>112,36</text:p>
          </table:table-cell>
          <table:table-cell office:value-type="float" office:value="1693.16" calcext:value-type="float">
            <text:p>1693,16</text:p>
          </table:table-cell>
          <table:table-cell office:value-type="float" office:value="2.26" calcext:value-type="float">
            <text:p>2,26</text:p>
          </table:table-cell>
          <table:table-cell office:value-type="float" office:value="255.22" calcext:value-type="float">
            <text:p>255,22</text:p>
          </table:table-cell>
          <table:table-cell office:value-type="float" office:value="25.72" calcext:value-type="float">
            <text:p>25,72</text:p>
          </table:table-cell>
          <table:table-cell office:value-type="float" office:value="5.98" calcext:value-type="float">
            <text:p>5,98</text:p>
          </table:table-cell>
          <table:table-cell office:value-type="float" office:value="0" calcext:value-type="float">
            <text:p>0</text:p>
          </table:table-cell>
          <table:table-cell office:value-type="float" office:value="160.55" calcext:value-type="float">
            <text:p>160,55</text:p>
          </table:table-cell>
          <table:table-cell office:value-type="float" office:value="0" calcext:value-type="float">
            <text:p>0</text:p>
          </table:table-cell>
          <table:table-cell office:value-type="float" office:value="137.51" calcext:value-type="float">
            <text:p>137,51</text:p>
          </table:table-cell>
          <table:table-cell office:value-type="float" office:value="0" calcext:value-type="float">
            <text:p>0</text:p>
          </table:table-cell>
          <table:table-cell office:value-type="float" office:value="1544.98" calcext:value-type="float">
            <text:p>1544,98</text:p>
          </table:table-cell>
          <table:table-cell office:value-type="float" office:value="0" calcext:value-type="float">
            <text:p>0</text:p>
          </table:table-cell>
          <table:table-cell office:value-type="float" office:value="229.71" calcext:value-type="float">
            <text:p>229,71</text:p>
          </table:table-cell>
          <table:table-cell office:value-type="float" office:value="0" calcext:value-type="float">
            <text:p>0</text:p>
          </table:table-cell>
          <table:table-cell office:value-type="float" office:value="268.1" calcext:value-type="float">
            <text:p>268,1</text:p>
          </table:table-cell>
          <table:table-cell office:value-type="float" office:value="25.01" calcext:value-type="float">
            <text:p>25,01</text:p>
          </table:table-cell>
          <table:table-cell office:value-type="float" office:value="437.85" calcext:value-type="float">
            <text:p>437,85</text:p>
          </table:table-cell>
          <table:table-cell office:value-type="float" office:value="2.88" calcext:value-type="float">
            <text:p>2,88</text:p>
          </table:table-cell>
          <table:table-cell office:value-type="float" office:value="-19.08" calcext:value-type="float">
            <text:p>-19,08</text:p>
          </table:table-cell>
          <table:table-cell table:style-name="ce9" office:value-type="float" office:value="9545" calcext:value-type="float">
            <text:p>9545</text:p>
          </table:table-cell>
          <table:table-cell table:style-name="ce4" office:value-type="float" office:value="47761" calcext:value-type="float">
            <text:p>4776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.28" calcext:value-type="float">
            <text:p>14,28</text:p>
          </table:table-cell>
          <table:table-cell office:value-type="float" office:value="8.31" calcext:value-type="float">
            <text:p>8,31</text:p>
          </table:table-cell>
          <table:table-cell office:value-type="float" office:value="3002.05" calcext:value-type="float">
            <text:p>3002,05</text:p>
          </table:table-cell>
          <table:table-cell office:value-type="float" office:value="6395.84" calcext:value-type="float">
            <text:p>6395,84</text:p>
          </table:table-cell>
          <table:table-cell office:value-type="float" office:value="977.8" calcext:value-type="float">
            <text:p>977,8</text:p>
          </table:table-cell>
          <table:table-cell office:value-type="float" office:value="50.33" calcext:value-type="float">
            <text:p>50,33</text:p>
          </table:table-cell>
          <table:table-cell office:value-type="float" office:value="2701.95" calcext:value-type="float">
            <text:p>2701,95</text:p>
          </table:table-cell>
          <table:table-cell office:value-type="float" office:value="0" calcext:value-type="float">
            <text:p>0</text:p>
          </table:table-cell>
          <table:table-cell office:value-type="float" office:value="1708.16" calcext:value-type="float">
            <text:p>1708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52.68" calcext:value-type="float">
            <text:p>18452,68</text:p>
          </table:table-cell>
          <table:table-cell office:value-type="float" office:value="0" calcext:value-type="float">
            <text:p>0</text:p>
          </table:table-cell>
          <table:table-cell office:value-type="float" office:value="67.34" calcext:value-type="float">
            <text:p>67,34</text:p>
          </table:table-cell>
          <table:table-cell office:value-type="float" office:value="0" calcext:value-type="float">
            <text:p>0</text:p>
          </table:table-cell>
          <table:table-cell office:value-type="float" office:value="692.92" calcext:value-type="float">
            <text:p>692,92</text:p>
          </table:table-cell>
          <table:table-cell office:value-type="float" office:value="0" calcext:value-type="float">
            <text:p>0</text:p>
          </table:table-cell>
          <table:table-cell office:value-type="float" office:value="82.81" calcext:value-type="float">
            <text:p>82,81</text:p>
          </table:table-cell>
          <table:table-cell office:value-type="float" office:value="368.04" calcext:value-type="float">
            <text:p>368,04</text:p>
          </table:table-cell>
          <table:table-cell office:value-type="float" office:value="23.95" calcext:value-type="float">
            <text:p>23,95</text:p>
          </table:table-cell>
          <table:table-cell office:value-type="float" office:value="102.57" calcext:value-type="float">
            <text:p>102,57</text:p>
          </table:table-cell>
          <table:table-cell office:value-type="float" office:value="13027.77" calcext:value-type="float">
            <text:p>13027,77</text:p>
          </table:table-cell>
          <table:table-cell office:value-type="float" office:value="12479.44" calcext:value-type="float">
            <text:p>12479,44</text:p>
          </table:table-cell>
          <table:table-cell office:value-type="float" office:value="2759.55" calcext:value-type="float">
            <text:p>2759,55</text:p>
          </table:table-cell>
          <table:table-cell office:value-type="float" office:value="0" calcext:value-type="float">
            <text:p>0</text:p>
          </table:table-cell>
          <table:table-cell office:value-type="float" office:value="6903.96" calcext:value-type="float">
            <text:p>6903,96</text:p>
          </table:table-cell>
          <table:table-cell office:value-type="float" office:value="32.77" calcext:value-type="float">
            <text:p>32,77</text:p>
          </table:table-cell>
          <table:table-cell office:value-type="float" office:value="2366.14" calcext:value-type="float">
            <text:p>2366,14</text:p>
          </table:table-cell>
          <table:table-cell office:value-type="float" office:value="40.78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2987" calcext:value-type="float">
            <text:p>12987</text:p>
          </table:table-cell>
          <table:table-cell table:style-name="ce4" office:value-type="float" office:value="53508" calcext:value-type="float">
            <text:p>5350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493.11" calcext:value-type="float">
            <text:p>2493,11</text:p>
          </table:table-cell>
          <table:table-cell office:value-type="float" office:value="1491.92" calcext:value-type="float">
            <text:p>1491,92</text:p>
          </table:table-cell>
          <table:table-cell office:value-type="float" office:value="3915.28" calcext:value-type="float">
            <text:p>3915,28</text:p>
          </table:table-cell>
          <table:table-cell office:value-type="float" office:value="788.54" calcext:value-type="float">
            <text:p>788,54</text:p>
          </table:table-cell>
          <table:table-cell office:value-type="float" office:value="0" calcext:value-type="float">
            <text:p>0</text:p>
          </table:table-cell>
          <table:table-cell office:value-type="float" office:value="78164.57" calcext:value-type="float">
            <text:p>78164,57</text:p>
          </table:table-cell>
          <table:table-cell office:value-type="float" office:value="1201.92" calcext:value-type="float">
            <text:p>1201,92</text:p>
          </table:table-cell>
          <table:table-cell office:value-type="float" office:value="3478.71" calcext:value-type="float">
            <text:p>3478,71</text:p>
          </table:table-cell>
          <table:table-cell office:value-type="float" office:value="124.11" calcext:value-type="float">
            <text:p>124,11</text:p>
          </table:table-cell>
          <table:table-cell office:value-type="float" office:value="0" calcext:value-type="float">
            <text:p>0</text:p>
          </table:table-cell>
          <table:table-cell office:value-type="float" office:value="597.82" calcext:value-type="float">
            <text:p>597,82</text:p>
          </table:table-cell>
          <table:table-cell office:value-type="float" office:value="254.72" calcext:value-type="float">
            <text:p>254,72</text:p>
          </table:table-cell>
          <table:table-cell office:value-type="float" office:value="92.34" calcext:value-type="float">
            <text:p>92,34</text:p>
          </table:table-cell>
          <table:table-cell office:value-type="float" office:value="680.99" calcext:value-type="float">
            <text:p>680,99</text:p>
          </table:table-cell>
          <table:table-cell office:value-type="float" office:value="23235.89" calcext:value-type="float">
            <text:p>23235,89</text:p>
          </table:table-cell>
          <table:table-cell office:value-type="float" office:value="108.24" calcext:value-type="float">
            <text:p>108,24</text:p>
          </table:table-cell>
          <table:table-cell office:value-type="float" office:value="0" calcext:value-type="float">
            <text:p>0</text:p>
          </table:table-cell>
          <table:table-cell office:value-type="float" office:value="232.95" calcext:value-type="float">
            <text:p>232,95</text:p>
          </table:table-cell>
          <table:table-cell office:value-type="float" office:value="53.44" calcext:value-type="float">
            <text:p>53,44</text:p>
          </table:table-cell>
          <table:table-cell office:value-type="float" office:value="627.41" calcext:value-type="float">
            <text:p>627,4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06.88" calcext:value-type="float">
            <text:p>206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" calcext:value-type="float">
            <text:p>1,76</text:p>
          </table:table-cell>
          <table:table-cell office:value-type="float" office:value="384.29" calcext:value-type="float">
            <text:p>384,29</text:p>
          </table:table-cell>
          <table:table-cell office:value-type="float" office:value="7844.48" calcext:value-type="float">
            <text:p>7844,48</text:p>
          </table:table-cell>
          <table:table-cell office:value-type="float" office:value="937.58" calcext:value-type="float">
            <text:p>937,58</text:p>
          </table:table-cell>
          <table:table-cell table:style-name="ce9" office:value-type="float" office:value="23793" calcext:value-type="float">
            <text:p>23793</text:p>
          </table:table-cell>
          <table:table-cell table:style-name="ce4" office:value-type="float" office:value="103647" calcext:value-type="float">
            <text:p>10364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82.2" calcext:value-type="float">
            <text:p>1182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86" calcext:value-type="float">
            <text:p>15,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859.84" calcext:value-type="float">
            <text:p>12859,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6.79" calcext:value-type="float">
            <text:p>116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.69" calcext:value-type="float">
            <text:p>287,6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0347" calcext:value-type="float">
            <text:p>10347</text:p>
          </table:table-cell>
          <table:table-cell table:style-name="ce4" office:value-type="float" office:value="42366" calcext:value-type="float">
            <text:p>4236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73.43" calcext:value-type="float">
            <text:p>7573,43</text:p>
          </table:table-cell>
          <table:table-cell office:value-type="float" office:value="34.59" calcext:value-type="float">
            <text:p>34,59</text:p>
          </table:table-cell>
          <table:table-cell office:value-type="float" office:value="0" calcext:value-type="float">
            <text:p>0</text:p>
          </table:table-cell>
          <table:table-cell office:value-type="float" office:value="18.29" calcext:value-type="float">
            <text:p>18,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98.13" calcext:value-type="float">
            <text:p>1798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9" calcext:value-type="float">
            <text:p>6,5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.72" calcext:value-type="float">
            <text:p>10,72</text:p>
          </table:table-cell>
          <table:table-cell office:value-type="float" office:value="360.96" calcext:value-type="float">
            <text:p>360,9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0214" calcext:value-type="float">
            <text:p>10214</text:p>
          </table:table-cell>
          <table:table-cell table:style-name="ce4" office:value-type="float" office:value="50902" calcext:value-type="float">
            <text:p>5090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.37" calcext:value-type="float">
            <text:p>10,37</text:p>
          </table:table-cell>
          <table:table-cell office:value-type="float" office:value="2.8" calcext:value-type="float">
            <text:p>2,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6.04" calcext:value-type="float">
            <text:p>126,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092" calcext:value-type="float">
            <text:p>9092</text:p>
          </table:table-cell>
          <table:table-cell table:style-name="ce4" office:value-type="float" office:value="46445" calcext:value-type="float">
            <text:p>4644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7" calcext:value-type="float">
            <text:p>166,7</text:p>
          </table:table-cell>
          <table:table-cell office:value-type="float" office:value="182.55" calcext:value-type="float">
            <text:p>182,55</text:p>
          </table:table-cell>
          <table:table-cell office:value-type="float" office:value="0" calcext:value-type="float">
            <text:p>0</text:p>
          </table:table-cell>
          <table:table-cell office:value-type="float" office:value="13.56" calcext:value-type="float">
            <text:p>13,56</text:p>
          </table:table-cell>
          <table:table-cell office:value-type="float" office:value="228.72" calcext:value-type="float">
            <text:p>228,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17.84" calcext:value-type="float">
            <text:p>17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7" calcext:value-type="float">
            <text:p>22,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.88" calcext:value-type="float">
            <text:p>39,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.24" calcext:value-type="float">
            <text:p>152,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233" calcext:value-type="float">
            <text:p>9233</text:p>
          </table:table-cell>
          <table:table-cell table:style-name="ce4" office:value-type="float" office:value="47075" calcext:value-type="float">
            <text:p>4707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98.18" calcext:value-type="float">
            <text:p>98,18</text:p>
          </table:table-cell>
          <table:table-cell office:value-type="float" office:value="0" calcext:value-type="float">
            <text:p>0</text:p>
          </table:table-cell>
          <table:table-cell office:value-type="float" office:value="82.11" calcext:value-type="float">
            <text:p>82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8" calcext:value-type="float">
            <text:p>3,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5.73" calcext:value-type="float">
            <text:p>215,73</text:p>
          </table:table-cell>
          <table:table-cell office:value-type="float" office:value="44.31" calcext:value-type="float">
            <text:p>44,31</text:p>
          </table:table-cell>
          <table:table-cell office:value-type="float" office:value="0" calcext:value-type="float">
            <text:p>0</text:p>
          </table:table-cell>
          <table:table-cell office:value-type="float" office:value="75.37" calcext:value-type="float">
            <text:p>75,3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.05" calcext:value-type="float">
            <text:p>12,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109" calcext:value-type="float">
            <text:p>9109</text:p>
          </table:table-cell>
          <table:table-cell table:style-name="ce4" office:value-type="float" office:value="46396" calcext:value-type="float">
            <text:p>463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32.01" calcext:value-type="float">
            <text:p>532,01</text:p>
          </table:table-cell>
          <table:table-cell office:value-type="float" office:value="7396.71" calcext:value-type="float">
            <text:p>7396,71</text:p>
          </table:table-cell>
          <table:table-cell office:value-type="float" office:value="4367.25" calcext:value-type="float">
            <text:p>4367,25</text:p>
          </table:table-cell>
          <table:table-cell office:value-type="float" office:value="10841.56" calcext:value-type="float">
            <text:p>10841,56</text:p>
          </table:table-cell>
          <table:table-cell office:value-type="float" office:value="36499.98" calcext:value-type="float">
            <text:p>36499,98</text:p>
          </table:table-cell>
          <table:table-cell office:value-type="float" office:value="42.65" calcext:value-type="float">
            <text:p>42,65</text:p>
          </table:table-cell>
          <table:table-cell office:value-type="float" office:value="1857.86" calcext:value-type="float">
            <text:p>1857,86</text:p>
          </table:table-cell>
          <table:table-cell office:value-type="float" office:value="0" calcext:value-type="float">
            <text:p>0</text:p>
          </table:table-cell>
          <table:table-cell office:value-type="float" office:value="359.32" calcext:value-type="float">
            <text:p>359,32</text:p>
          </table:table-cell>
          <table:table-cell office:value-type="float" office:value="0" calcext:value-type="float">
            <text:p>0</text:p>
          </table:table-cell>
          <table:table-cell office:value-type="float" office:value="122.9" calcext:value-type="float">
            <text:p>122,9</text:p>
          </table:table-cell>
          <table:table-cell office:value-type="float" office:value="34224.79" calcext:value-type="float">
            <text:p>34224,79</text:p>
          </table:table-cell>
          <table:table-cell office:value-type="float" office:value="0" calcext:value-type="float">
            <text:p>0</text:p>
          </table:table-cell>
          <table:table-cell office:value-type="float" office:value="6553.78" calcext:value-type="float">
            <text:p>6553,78</text:p>
          </table:table-cell>
          <table:table-cell office:value-type="float" office:value="58.43" calcext:value-type="float">
            <text:p>58,43</text:p>
          </table:table-cell>
          <table:table-cell office:value-type="float" office:value="7371.79" calcext:value-type="float">
            <text:p>7371,79</text:p>
          </table:table-cell>
          <table:table-cell office:value-type="float" office:value="0" calcext:value-type="float">
            <text:p>0</text:p>
          </table:table-cell>
          <table:table-cell office:value-type="float" office:value="100.59" calcext:value-type="float">
            <text:p>100,59</text:p>
          </table:table-cell>
          <table:table-cell office:value-type="float" office:value="58.5" calcext:value-type="float">
            <text:p>58,5</text:p>
          </table:table-cell>
          <table:table-cell office:value-type="float" office:value="1185.32" calcext:value-type="float">
            <text:p>1185,32</text:p>
          </table:table-cell>
          <table:table-cell office:value-type="float" office:value="6122.16" calcext:value-type="float">
            <text:p>6122,16</text:p>
          </table:table-cell>
          <table:table-cell office:value-type="float" office:value="9407.7" calcext:value-type="float">
            <text:p>9407,7</text:p>
          </table:table-cell>
          <table:table-cell office:value-type="float" office:value="3287.28" calcext:value-type="float">
            <text:p>3287,28</text:p>
          </table:table-cell>
          <table:table-cell office:value-type="float" office:value="263.08" calcext:value-type="float">
            <text:p>263,08</text:p>
          </table:table-cell>
          <table:table-cell office:value-type="float" office:value="0" calcext:value-type="float">
            <text:p>0</text:p>
          </table:table-cell>
          <table:table-cell office:value-type="float" office:value="1326.05" calcext:value-type="float">
            <text:p>1326,05</text:p>
          </table:table-cell>
          <table:table-cell office:value-type="float" office:value="285.37" calcext:value-type="float">
            <text:p>285,37</text:p>
          </table:table-cell>
          <table:table-cell office:value-type="float" office:value="1410.42" calcext:value-type="float">
            <text:p>1410,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20545" calcext:value-type="float">
            <text:p>20545</text:p>
          </table:table-cell>
          <table:table-cell table:style-name="ce4" office:value-type="float" office:value="76081" calcext:value-type="float">
            <text:p>7608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71.53" calcext:value-type="float">
            <text:p>3871,53</text:p>
          </table:table-cell>
          <table:table-cell office:value-type="float" office:value="9334.82" calcext:value-type="float">
            <text:p>9334,82</text:p>
          </table:table-cell>
          <table:table-cell office:value-type="float" office:value="249.79" calcext:value-type="float">
            <text:p>249,79</text:p>
          </table:table-cell>
          <table:table-cell office:value-type="float" office:value="0" calcext:value-type="float">
            <text:p>0</text:p>
          </table:table-cell>
          <table:table-cell office:value-type="float" office:value="36.59" calcext:value-type="float">
            <text:p>36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.82" calcext:value-type="float">
            <text:p>807,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24" calcext:value-type="float">
            <text:p>16,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.95" calcext:value-type="float">
            <text:p>179,95</text:p>
          </table:table-cell>
          <table:table-cell office:value-type="float" office:value="378.98" calcext:value-type="float">
            <text:p>378,98</text:p>
          </table:table-cell>
          <table:table-cell office:value-type="float" office:value="27.5" calcext:value-type="float">
            <text:p>27,5</text:p>
          </table:table-cell>
          <table:table-cell office:value-type="float" office:value="0" calcext:value-type="float">
            <text:p>0</text:p>
          </table:table-cell>
          <table:table-cell office:value-type="float" office:value="29.38" calcext:value-type="float">
            <text:p>29,38</text:p>
          </table:table-cell>
          <table:table-cell office:value-type="float" office:value="0" calcext:value-type="float">
            <text:p>0</text:p>
          </table:table-cell>
          <table:table-cell office:value-type="float" office:value="792.3" calcext:value-type="float">
            <text:p>792,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1087" calcext:value-type="float">
            <text:p>11087</text:p>
          </table:table-cell>
          <table:table-cell table:style-name="ce4" office:value-type="float" office:value="53967" calcext:value-type="float">
            <text:p>5396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8727.29" calcext:value-type="float">
            <text:p>78727,29</text:p>
          </table:table-cell>
          <table:table-cell office:value-type="float" office:value="202.84" calcext:value-type="float">
            <text:p>202,84</text:p>
          </table:table-cell>
          <table:table-cell office:value-type="float" office:value="65001.63" calcext:value-type="float">
            <text:p>65001,63</text:p>
          </table:table-cell>
          <table:table-cell office:value-type="float" office:value="22962.62" calcext:value-type="float">
            <text:p>22962,62</text:p>
          </table:table-cell>
          <table:table-cell office:value-type="float" office:value="60226.38" calcext:value-type="float">
            <text:p>60226,38</text:p>
          </table:table-cell>
          <table:table-cell office:value-type="float" office:value="8334.19" calcext:value-type="float">
            <text:p>8334,19</text:p>
          </table:table-cell>
          <table:table-cell office:value-type="float" office:value="4231.37" calcext:value-type="float">
            <text:p>4231,37</text:p>
          </table:table-cell>
          <table:table-cell office:value-type="float" office:value="112.15" calcext:value-type="float">
            <text:p>112,15</text:p>
          </table:table-cell>
          <table:table-cell office:value-type="float" office:value="1387.06" calcext:value-type="float">
            <text:p>1387,06</text:p>
          </table:table-cell>
          <table:table-cell office:value-type="float" office:value="0" calcext:value-type="float">
            <text:p>0</text:p>
          </table:table-cell>
          <table:table-cell office:value-type="float" office:value="3602.4" calcext:value-type="float">
            <text:p>3602,4</text:p>
          </table:table-cell>
          <table:table-cell office:value-type="float" office:value="44019.11" calcext:value-type="float">
            <text:p>44019,11</text:p>
          </table:table-cell>
          <table:table-cell office:value-type="float" office:value="0" calcext:value-type="float">
            <text:p>0</text:p>
          </table:table-cell>
          <table:table-cell office:value-type="float" office:value="638.87" calcext:value-type="float">
            <text:p>638,87</text:p>
          </table:table-cell>
          <table:table-cell office:value-type="float" office:value="3509.26" calcext:value-type="float">
            <text:p>3509,26</text:p>
          </table:table-cell>
          <table:table-cell office:value-type="float" office:value="110215.39" calcext:value-type="float">
            <text:p>110215,39</text:p>
          </table:table-cell>
          <table:table-cell office:value-type="float" office:value="0" calcext:value-type="float">
            <text:p>0</text:p>
          </table:table-cell>
          <table:table-cell office:value-type="float" office:value="1784.47" calcext:value-type="float">
            <text:p>1784,47</text:p>
          </table:table-cell>
          <table:table-cell office:value-type="float" office:value="-239.4" calcext:value-type="float">
            <text:p>-239,4</text:p>
          </table:table-cell>
          <table:table-cell office:value-type="float" office:value="85041.06" calcext:value-type="float">
            <text:p>85041,06</text:p>
          </table:table-cell>
          <table:table-cell office:value-type="float" office:value="30708.33" calcext:value-type="float">
            <text:p>30708,33</text:p>
          </table:table-cell>
          <table:table-cell office:value-type="float" office:value="142300.07" calcext:value-type="float">
            <text:p>142300,07</text:p>
          </table:table-cell>
          <table:table-cell office:value-type="float" office:value="37203.89" calcext:value-type="float">
            <text:p>37203,89</text:p>
          </table:table-cell>
          <table:table-cell office:value-type="float" office:value="623.36" calcext:value-type="float">
            <text:p>623,36</text:p>
          </table:table-cell>
          <table:table-cell office:value-type="float" office:value="0" calcext:value-type="float">
            <text:p>0</text:p>
          </table:table-cell>
          <table:table-cell office:value-type="float" office:value="784.9" calcext:value-type="float">
            <text:p>784,9</text:p>
          </table:table-cell>
          <table:table-cell office:value-type="float" office:value="0" calcext:value-type="float">
            <text:p>0</text:p>
          </table:table-cell>
          <table:table-cell office:value-type="float" office:value="4515.81" calcext:value-type="float">
            <text:p>4515,81</text:p>
          </table:table-cell>
          <table:table-cell office:value-type="float" office:value="0" calcext:value-type="float">
            <text:p>0</text:p>
          </table:table-cell>
          <table:table-cell office:value-type="float" office:value="20.7" calcext:value-type="float">
            <text:p>20,7</text:p>
          </table:table-cell>
          <table:table-cell table:style-name="ce9" office:value-type="float" office:value="50494" calcext:value-type="float">
            <text:p>50494</text:p>
          </table:table-cell>
          <table:table-cell table:style-name="ce4" office:value-type="float" office:value="215893" calcext:value-type="float">
            <text:p>21589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9.84" calcext:value-type="float">
            <text:p>129,84</text:p>
          </table:table-cell>
          <table:table-cell office:value-type="float" office:value="8.73" calcext:value-type="float">
            <text:p>8,73</text:p>
          </table:table-cell>
          <table:table-cell office:value-type="float" office:value="52.12" calcext:value-type="float">
            <text:p>52,12</text:p>
          </table:table-cell>
          <table:table-cell office:value-type="float" office:value="1999.26" calcext:value-type="float">
            <text:p>1999,26</text:p>
          </table:table-cell>
          <table:table-cell office:value-type="float" office:value="125.56" calcext:value-type="float">
            <text:p>125,56</text:p>
          </table:table-cell>
          <table:table-cell office:value-type="float" office:value="2534.67" calcext:value-type="float">
            <text:p>2534,67</text:p>
          </table:table-cell>
          <table:table-cell office:value-type="float" office:value="33.6" calcext:value-type="float">
            <text:p>33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 office:value-type="float" office:value="30.85" calcext:value-type="float">
            <text:p>30,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.31" calcext:value-type="float">
            <text:p>37,31</text:p>
          </table:table-cell>
          <table:table-cell office:value-type="float" office:value="0" calcext:value-type="float">
            <text:p>0</text:p>
          </table:table-cell>
          <table:table-cell office:value-type="float" office:value="2412.82" calcext:value-type="float">
            <text:p>2412,82</text:p>
          </table:table-cell>
          <table:table-cell office:value-type="float" office:value="1191.81" calcext:value-type="float">
            <text:p>1191,81</text:p>
          </table:table-cell>
          <table:table-cell office:value-type="float" office:value="52.7" calcext:value-type="float">
            <text:p>52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12" calcext:value-type="float">
            <text:p>6,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949" calcext:value-type="float">
            <text:p>9949</text:p>
          </table:table-cell>
          <table:table-cell table:style-name="ce4" office:value-type="float" office:value="51338" calcext:value-type="float">
            <text:p>5133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894.12" calcext:value-type="float">
            <text:p>894,12</text:p>
          </table:table-cell>
          <table:table-cell office:value-type="float" office:value="758.38" calcext:value-type="float">
            <text:p>758,38</text:p>
          </table:table-cell>
          <table:table-cell office:value-type="float" office:value="28.4" calcext:value-type="float">
            <text:p>28,4</text:p>
          </table:table-cell>
          <table:table-cell office:value-type="float" office:value="2164.92" calcext:value-type="float">
            <text:p>2164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6.76" calcext:value-type="float">
            <text:p>1226,76</text:p>
          </table:table-cell>
          <table:table-cell office:value-type="float" office:value="34.17" calcext:value-type="float">
            <text:p>34,17</text:p>
          </table:table-cell>
          <table:table-cell office:value-type="float" office:value="7.05" calcext:value-type="float">
            <text:p>7,05</text:p>
          </table:table-cell>
          <table:table-cell office:value-type="float" office:value="0" calcext:value-type="float">
            <text:p>0</text:p>
          </table:table-cell>
          <table:table-cell office:value-type="float" office:value="5.97" calcext:value-type="float">
            <text:p>5,97</text:p>
          </table:table-cell>
          <table:table-cell office:value-type="float" office:value="4712.32" calcext:value-type="float">
            <text:p>4712,32</text:p>
          </table:table-cell>
          <table:table-cell office:value-type="float" office:value="0" calcext:value-type="float">
            <text:p>0</text:p>
          </table:table-cell>
          <table:table-cell office:value-type="float" office:value="456.78" calcext:value-type="float">
            <text:p>456,78</text:p>
          </table:table-cell>
          <table:table-cell office:value-type="float" office:value="0" calcext:value-type="float">
            <text:p>0</text:p>
          </table:table-cell>
          <table:table-cell office:value-type="float" office:value="8.93" calcext:value-type="float">
            <text:p>8,93</text:p>
          </table:table-cell>
          <table:table-cell office:value-type="float" office:value="0" calcext:value-type="float">
            <text:p>0</text:p>
          </table:table-cell>
          <table:table-cell office:value-type="float" office:value="411.96" calcext:value-type="float">
            <text:p>411,96</text:p>
          </table:table-cell>
          <table:table-cell office:value-type="float" office:value="0" calcext:value-type="float">
            <text:p>0</text:p>
          </table:table-cell>
          <table:table-cell office:value-type="float" office:value="1334.61" calcext:value-type="float">
            <text:p>1334,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2.77" calcext:value-type="float">
            <text:p>492,77</text:p>
          </table:table-cell>
          <table:table-cell office:value-type="float" office:value="0" calcext:value-type="float">
            <text:p>0</text:p>
          </table:table-cell>
          <table:table-cell office:value-type="float" office:value="214.72" calcext:value-type="float">
            <text:p>214,72</text:p>
          </table:table-cell>
          <table:table-cell office:value-type="float" office:value="0" calcext:value-type="float">
            <text:p>0</text:p>
          </table:table-cell>
          <table:table-cell office:value-type="float" office:value="818.34" calcext:value-type="float">
            <text:p>818,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009" calcext:value-type="float">
            <text:p>10009</text:p>
          </table:table-cell>
          <table:table-cell table:style-name="ce4" office:value-type="float" office:value="50341" calcext:value-type="float">
            <text:p>5034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144.85" calcext:value-type="float">
            <text:p>11144,85</text:p>
          </table:table-cell>
          <table:table-cell office:value-type="float" office:value="0" calcext:value-type="float">
            <text:p>0</text:p>
          </table:table-cell>
          <table:table-cell office:value-type="float" office:value="746.4" calcext:value-type="float">
            <text:p>746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1" calcext:value-type="float">
            <text:p>5,41</text:p>
          </table:table-cell>
          <table:table-cell office:value-type="float" office:value="27.45" calcext:value-type="float">
            <text:p>27,45</text:p>
          </table:table-cell>
          <table:table-cell office:value-type="float" office:value="0" calcext:value-type="float">
            <text:p>0</text:p>
          </table:table-cell>
          <table:table-cell office:value-type="float" office:value="222.03" calcext:value-type="float">
            <text:p>222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2" calcext:value-type="float">
            <text:p>11,42</text:p>
          </table:table-cell>
          <table:table-cell office:value-type="float" office:value="0" calcext:value-type="float">
            <text:p>0</text:p>
          </table:table-cell>
          <table:table-cell office:value-type="float" office:value="265.72" calcext:value-type="float">
            <text:p>265,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98" calcext:value-type="float">
            <text:p>4,98</text:p>
          </table:table-cell>
          <table:table-cell office:value-type="float" office:value="0" calcext:value-type="float">
            <text:p>0</text:p>
          </table:table-cell>
          <table:table-cell office:value-type="float" office:value="16873.59" calcext:value-type="float">
            <text:p>16873,59</text:p>
          </table:table-cell>
          <table:table-cell office:value-type="float" office:value="246.83" calcext:value-type="float">
            <text:p>246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9" calcext:value-type="float">
            <text:p>25,79</text:p>
          </table:table-cell>
          <table:table-cell office:value-type="float" office:value="0" calcext:value-type="float">
            <text:p>0</text:p>
          </table:table-cell>
          <table:table-cell office:value-type="float" office:value="302.71" calcext:value-type="float">
            <text:p>302,71</text:p>
          </table:table-cell>
          <table:table-cell office:value-type="float" office:value="2.73" calcext:value-type="float">
            <text:p>2,73</text:p>
          </table:table-cell>
          <table:table-cell office:value-type="float" office:value="62.05" calcext:value-type="float">
            <text:p>62,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1166" calcext:value-type="float">
            <text:p>11166</text:p>
          </table:table-cell>
          <table:table-cell table:style-name="ce4" office:value-type="float" office:value="54672" calcext:value-type="float">
            <text:p>5467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81.07" calcext:value-type="float">
            <text:p>281,07</text:p>
          </table:table-cell>
          <table:table-cell office:value-type="float" office:value="0" calcext:value-type="float">
            <text:p>0</text:p>
          </table:table-cell>
          <table:table-cell office:value-type="float" office:value="18721.27" calcext:value-type="float">
            <text:p>18721,27</text:p>
          </table:table-cell>
          <table:table-cell office:value-type="float" office:value="3271.11" calcext:value-type="float">
            <text:p>3271,11</text:p>
          </table:table-cell>
          <table:table-cell office:value-type="float" office:value="3363.49" calcext:value-type="float">
            <text:p>3363,49</text:p>
          </table:table-cell>
          <table:table-cell office:value-type="float" office:value="18444.82" calcext:value-type="float">
            <text:p>18444,82</text:p>
          </table:table-cell>
          <table:table-cell office:value-type="float" office:value="2367.01" calcext:value-type="float">
            <text:p>2367,01</text:p>
          </table:table-cell>
          <table:table-cell office:value-type="float" office:value="5.92" calcext:value-type="float">
            <text:p>5,92</text:p>
          </table:table-cell>
          <table:table-cell office:value-type="float" office:value="179.4" calcext:value-type="float">
            <text:p>179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4.94" calcext:value-type="float">
            <text:p>3054,94</text:p>
          </table:table-cell>
          <table:table-cell office:value-type="float" office:value="17895.06" calcext:value-type="float">
            <text:p>17895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26.82" calcext:value-type="float">
            <text:p>14426,82</text:p>
          </table:table-cell>
          <table:table-cell office:value-type="float" office:value="0" calcext:value-type="float">
            <text:p>0</text:p>
          </table:table-cell>
          <table:table-cell office:value-type="float" office:value="129.76" calcext:value-type="float">
            <text:p>129,76</text:p>
          </table:table-cell>
          <table:table-cell office:value-type="float" office:value="0" calcext:value-type="float">
            <text:p>0</text:p>
          </table:table-cell>
          <table:table-cell office:value-type="float" office:value="574.94" calcext:value-type="float">
            <text:p>574,94</text:p>
          </table:table-cell>
          <table:table-cell office:value-type="float" office:value="6410.54" calcext:value-type="float">
            <text:p>6410,54</text:p>
          </table:table-cell>
          <table:table-cell office:value-type="float" office:value="850.5" calcext:value-type="float">
            <text:p>850,5</text:p>
          </table:table-cell>
          <table:table-cell office:value-type="float" office:value="4304.49" calcext:value-type="float">
            <text:p>4304,49</text:p>
          </table:table-cell>
          <table:table-cell office:value-type="float" office:value="1620.94" calcext:value-type="float">
            <text:p>1620,94</text:p>
          </table:table-cell>
          <table:table-cell office:value-type="float" office:value="0" calcext:value-type="float">
            <text:p>0</text:p>
          </table:table-cell>
          <table:table-cell office:value-type="float" office:value="3.86" calcext:value-type="float">
            <text:p>3,86</text:p>
          </table:table-cell>
          <table:table-cell office:value-type="float" office:value="12.05" calcext:value-type="float">
            <text:p>12,05</text:p>
          </table:table-cell>
          <table:table-cell office:value-type="float" office:value="1235.38" calcext:value-type="float">
            <text:p>1235,38</text:p>
          </table:table-cell>
          <table:table-cell office:value-type="float" office:value="357.08" calcext:value-type="float">
            <text:p>357,0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8766" calcext:value-type="float">
            <text:p>18766</text:p>
          </table:table-cell>
          <table:table-cell table:style-name="ce4" office:value-type="float" office:value="96432" calcext:value-type="float">
            <text:p>9643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99.9" calcext:value-type="float">
            <text:p>699,9</text:p>
          </table:table-cell>
          <table:table-cell office:value-type="float" office:value="0" calcext:value-type="float">
            <text:p>0</text:p>
          </table:table-cell>
          <table:table-cell office:value-type="float" office:value="6.82" calcext:value-type="float">
            <text:p>6,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1.51" calcext:value-type="float">
            <text:p>421,5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9" office:value-type="float" office:value="9194" calcext:value-type="float">
            <text:p>9194</text:p>
          </table:table-cell>
          <table:table-cell table:style-name="ce4" office:value-type="float" office:value="46910" calcext:value-type="float">
            <text:p>469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44.03" calcext:value-type="float">
            <text:p>2344,03</text:p>
          </table:table-cell>
          <table:table-cell office:value-type="float" office:value="983.04" calcext:value-type="float">
            <text:p>983,04</text:p>
          </table:table-cell>
          <table:table-cell office:value-type="float" office:value="52.8" calcext:value-type="float">
            <text:p>52,8</text:p>
          </table:table-cell>
          <table:table-cell office:value-type="float" office:value="720.03" calcext:value-type="float">
            <text:p>720,03</text:p>
          </table:table-cell>
          <table:table-cell office:value-type="float" office:value="438.7" calcext:value-type="float">
            <text:p>438,7</text:p>
          </table:table-cell>
          <table:table-cell office:value-type="float" office:value="0" calcext:value-type="float">
            <text:p>0</text:p>
          </table:table-cell>
          <table:table-cell office:value-type="float" office:value="797.31" calcext:value-type="float">
            <text:p>797,31</text:p>
          </table:table-cell>
          <table:table-cell office:value-type="float" office:value="142.14" calcext:value-type="float">
            <text:p>142,14</text:p>
          </table:table-cell>
          <table:table-cell office:value-type="float" office:value="49.31" calcext:value-type="float">
            <text:p>49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8.37" calcext:value-type="float">
            <text:p>688,37</text:p>
          </table:table-cell>
          <table:table-cell office:value-type="float" office:value="0" calcext:value-type="float">
            <text:p>0</text:p>
          </table:table-cell>
          <table:table-cell office:value-type="float" office:value="5137.36" calcext:value-type="float">
            <text:p>5137,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63" calcext:value-type="float">
            <text:p>38,63</text:p>
          </table:table-cell>
          <table:table-cell office:value-type="float" office:value="0" calcext:value-type="float">
            <text:p>0</text:p>
          </table:table-cell>
          <table:table-cell office:value-type="float" office:value="1132.68" calcext:value-type="float">
            <text:p>1132,68</text:p>
          </table:table-cell>
          <table:table-cell office:value-type="float" office:value="0" calcext:value-type="float">
            <text:p>0</text:p>
          </table:table-cell>
          <table:table-cell office:value-type="float" office:value="319.4" calcext:value-type="float">
            <text:p>319,4</text:p>
          </table:table-cell>
          <table:table-cell office:value-type="float" office:value="0" calcext:value-type="float">
            <text:p>0</text:p>
          </table:table-cell>
          <table:table-cell office:value-type="float" office:value="79.15" calcext:value-type="float">
            <text:p>79,15</text:p>
          </table:table-cell>
          <table:table-cell office:value-type="float" office:value="0" calcext:value-type="float">
            <text:p>0</text:p>
          </table:table-cell>
          <table:table-cell office:value-type="float" office:value="20.74" calcext:value-type="float">
            <text:p>20,74</text:p>
          </table:table-cell>
          <table:table-cell office:value-type="float" office:value="0" calcext:value-type="float">
            <text:p>0</text:p>
          </table:table-cell>
          <table:table-cell office:value-type="float" office:value="132.27" calcext:value-type="float">
            <text:p>132,27</text:p>
          </table:table-cell>
          <table:table-cell office:value-type="float" office:value="0" calcext:value-type="float">
            <text:p>0</text:p>
          </table:table-cell>
          <table:table-cell office:value-type="float" office:value="40.11" calcext:value-type="float">
            <text:p>40,11</text:p>
          </table:table-cell>
          <table:table-cell table:style-name="ce9" office:value-type="float" office:value="10952" calcext:value-type="float">
            <text:p>10952</text:p>
          </table:table-cell>
          <table:table-cell table:style-name="ce4" office:value-type="float" office:value="53810" calcext:value-type="float">
            <text:p>538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.2" calcext:value-type="float">
            <text:p>573,2</text:p>
          </table:table-cell>
          <table:table-cell office:value-type="float" office:value="15615.59" calcext:value-type="float">
            <text:p>15615,59</text:p>
          </table:table-cell>
          <table:table-cell office:value-type="float" office:value="0" calcext:value-type="float">
            <text:p>0</text:p>
          </table:table-cell>
          <table:table-cell office:value-type="float" office:value="4020.15" calcext:value-type="float">
            <text:p>4020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8" calcext:value-type="float">
            <text:p>18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79.48" calcext:value-type="float">
            <text:p>10479,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73.33" calcext:value-type="float">
            <text:p>773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4" calcext:value-type="float">
            <text:p>74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3044" calcext:value-type="float">
            <text:p>13044</text:p>
          </table:table-cell>
          <table:table-cell table:style-name="ce4" office:value-type="float" office:value="70943" calcext:value-type="float">
            <text:p>7094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171.29" calcext:value-type="float">
            <text:p>8171,29</text:p>
          </table:table-cell>
          <table:table-cell office:value-type="float" office:value="520.83" calcext:value-type="float">
            <text:p>520,83</text:p>
          </table:table-cell>
          <table:table-cell office:value-type="float" office:value="65478.77" calcext:value-type="float">
            <text:p>65478,77</text:p>
          </table:table-cell>
          <table:table-cell office:value-type="float" office:value="2861.96" calcext:value-type="float">
            <text:p>2861,96</text:p>
          </table:table-cell>
          <table:table-cell office:value-type="float" office:value="244837.43" calcext:value-type="float">
            <text:p>244837,43</text:p>
          </table:table-cell>
          <table:table-cell office:value-type="float" office:value="97151.9" calcext:value-type="float">
            <text:p>97151,9</text:p>
          </table:table-cell>
          <table:table-cell office:value-type="float" office:value="11151.7" calcext:value-type="float">
            <text:p>11151,7</text:p>
          </table:table-cell>
          <table:table-cell office:value-type="float" office:value="148.06" calcext:value-type="float">
            <text:p>148,06</text:p>
          </table:table-cell>
          <table:table-cell office:value-type="float" office:value="5153" calcext:value-type="float">
            <text:p>5153</text:p>
          </table:table-cell>
          <table:table-cell office:value-type="float" office:value="0" calcext:value-type="float">
            <text:p>0</text:p>
          </table:table-cell>
          <table:table-cell office:value-type="float" office:value="15.09" calcext:value-type="float">
            <text:p>15,09</text:p>
          </table:table-cell>
          <table:table-cell office:value-type="float" office:value="3751.07" calcext:value-type="float">
            <text:p>3751,07</text:p>
          </table:table-cell>
          <table:table-cell office:value-type="float" office:value="56919.78" calcext:value-type="float">
            <text:p>56919,78</text:p>
          </table:table-cell>
          <table:table-cell office:value-type="float" office:value="277.05" calcext:value-type="float">
            <text:p>277,05</text:p>
          </table:table-cell>
          <table:table-cell office:value-type="float" office:value="47407.42" calcext:value-type="float">
            <text:p>47407,42</text:p>
          </table:table-cell>
          <table:table-cell office:value-type="float" office:value="92.34" calcext:value-type="float">
            <text:p>92,34</text:p>
          </table:table-cell>
          <table:table-cell office:value-type="float" office:value="0" calcext:value-type="float">
            <text:p>0</text:p>
          </table:table-cell>
          <table:table-cell office:value-type="float" office:value="2682.41" calcext:value-type="float">
            <text:p>2682,41</text:p>
          </table:table-cell>
          <table:table-cell office:value-type="float" office:value="0" calcext:value-type="float">
            <text:p>0</text:p>
          </table:table-cell>
          <table:table-cell office:value-type="float" office:value="37510.18" calcext:value-type="float">
            <text:p>37510,18</text:p>
          </table:table-cell>
          <table:table-cell office:value-type="float" office:value="70603.68" calcext:value-type="float">
            <text:p>70603,68</text:p>
          </table:table-cell>
          <table:table-cell office:value-type="float" office:value="230642.84" calcext:value-type="float">
            <text:p>230642,84</text:p>
          </table:table-cell>
          <table:table-cell office:value-type="float" office:value="93371.53" calcext:value-type="float">
            <text:p>93371,53</text:p>
          </table:table-cell>
          <table:table-cell office:value-type="float" office:value="1834.34" calcext:value-type="float">
            <text:p>1834,34</text:p>
          </table:table-cell>
          <table:table-cell office:value-type="float" office:value="369.21" calcext:value-type="float">
            <text:p>369,21</text:p>
          </table:table-cell>
          <table:table-cell office:value-type="float" office:value="5523.86" calcext:value-type="float">
            <text:p>5523,86</text:p>
          </table:table-cell>
          <table:table-cell office:value-type="float" office:value="116.66" calcext:value-type="float">
            <text:p>116,66</text:p>
          </table:table-cell>
          <table:table-cell office:value-type="float" office:value="9083.53" calcext:value-type="float">
            <text:p>9083,53</text:p>
          </table:table-cell>
          <table:table-cell office:value-type="float" office:value="2420.25" calcext:value-type="float">
            <text:p>2420,2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89227" calcext:value-type="float">
            <text:p>89227</text:p>
          </table:table-cell>
          <table:table-cell table:style-name="ce4" office:value-type="float" office:value="255458" calcext:value-type="float">
            <text:p>25545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91" calcext:value-type="float">
            <text:p>151,91</text:p>
          </table:table-cell>
          <table:table-cell office:value-type="float" office:value="67761.14" calcext:value-type="float">
            <text:p>67761,14</text:p>
          </table:table-cell>
          <table:table-cell office:value-type="float" office:value="3982.44" calcext:value-type="float">
            <text:p>3982,44</text:p>
          </table:table-cell>
          <table:table-cell office:value-type="float" office:value="0" calcext:value-type="float">
            <text:p>0</text:p>
          </table:table-cell>
          <table:table-cell office:value-type="float" office:value="6342.22" calcext:value-type="float">
            <text:p>6342,22</text:p>
          </table:table-cell>
          <table:table-cell office:value-type="float" office:value="0" calcext:value-type="float">
            <text:p>0</text:p>
          </table:table-cell>
          <table:table-cell office:value-type="float" office:value="1210.64" calcext:value-type="float">
            <text:p>1210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595.48" calcext:value-type="float">
            <text:p>73595,48</text:p>
          </table:table-cell>
          <table:table-cell office:value-type="float" office:value="1013.41" calcext:value-type="float">
            <text:p>1013,41</text:p>
          </table:table-cell>
          <table:table-cell office:value-type="float" office:value="156.62" calcext:value-type="float">
            <text:p>156,62</text:p>
          </table:table-cell>
          <table:table-cell office:value-type="float" office:value="17.87" calcext:value-type="float">
            <text:p>17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84" calcext:value-type="float">
            <text:p>92,84</text:p>
          </table:table-cell>
          <table:table-cell office:value-type="float" office:value="1226.1" calcext:value-type="float">
            <text:p>1226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01.01" calcext:value-type="float">
            <text:p>6501,01</text:p>
          </table:table-cell>
          <table:table-cell office:value-type="float" office:value="67.06" calcext:value-type="float">
            <text:p>67,06</text:p>
          </table:table-cell>
          <table:table-cell office:value-type="float" office:value="0" calcext:value-type="float">
            <text:p>0</text:p>
          </table:table-cell>
          <table:table-cell office:value-type="float" office:value="859.48" calcext:value-type="float">
            <text:p>859,48</text:p>
          </table:table-cell>
          <table:table-cell office:value-type="float" office:value="733.77" calcext:value-type="float">
            <text:p>733,77</text:p>
          </table:table-cell>
          <table:table-cell office:value-type="float" office:value="1137.05" calcext:value-type="float">
            <text:p>1137,05</text:p>
          </table:table-cell>
          <table:table-cell office:value-type="float" office:value="1190.72" calcext:value-type="float">
            <text:p>1190,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9189" calcext:value-type="float">
            <text:p>29189</text:p>
          </table:table-cell>
          <table:table-cell table:style-name="ce4" office:value-type="float" office:value="163348" calcext:value-type="float">
            <text:p>16334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3.73" calcext:value-type="float">
            <text:p>73,7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15.77" calcext:value-type="float">
            <text:p>215,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2.35" calcext:value-type="float">
            <text:p>82,3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101" calcext:value-type="float">
            <text:p>9101</text:p>
          </table:table-cell>
          <table:table-cell table:style-name="ce4" office:value-type="float" office:value="46476" calcext:value-type="float">
            <text:p>4647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7.52" calcext:value-type="float">
            <text:p>1367,52</text:p>
          </table:table-cell>
          <table:table-cell office:value-type="float" office:value="1171.66" calcext:value-type="float">
            <text:p>1171,66</text:p>
          </table:table-cell>
          <table:table-cell office:value-type="float" office:value="20.91" calcext:value-type="float">
            <text:p>20,91</text:p>
          </table:table-cell>
          <table:table-cell office:value-type="float" office:value="1344.17" calcext:value-type="float">
            <text:p>1344,17</text:p>
          </table:table-cell>
          <table:table-cell office:value-type="float" office:value="11.26" calcext:value-type="float">
            <text:p>11,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98.75" calcext:value-type="float">
            <text:p>2798,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5.73" calcext:value-type="float">
            <text:p>235,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18.81" calcext:value-type="float">
            <text:p>4018,81</text:p>
          </table:table-cell>
          <table:table-cell office:value-type="float" office:value="0" calcext:value-type="float">
            <text:p>0</text:p>
          </table:table-cell>
          <table:table-cell office:value-type="float" office:value="244.88" calcext:value-type="float">
            <text:p>244,88</text:p>
          </table:table-cell>
          <table:table-cell office:value-type="float" office:value="0" calcext:value-type="float">
            <text:p>0</text:p>
          </table:table-cell>
          <table:table-cell office:value-type="float" office:value="21.97" calcext:value-type="float">
            <text:p>21,97</text:p>
          </table:table-cell>
          <table:table-cell office:value-type="float" office:value="258.2" calcext:value-type="float">
            <text:p>258,2</text:p>
          </table:table-cell>
          <table:table-cell office:value-type="float" office:value="645.99" calcext:value-type="float">
            <text:p>645,99</text:p>
          </table:table-cell>
          <table:table-cell office:value-type="float" office:value="0" calcext:value-type="float">
            <text:p>0</text:p>
          </table:table-cell>
          <table:table-cell office:value-type="float" office:value="45.75" calcext:value-type="float">
            <text:p>45,75</text:p>
          </table:table-cell>
          <table:table-cell table:style-name="ce9" office:value-type="float" office:value="9991" calcext:value-type="float">
            <text:p>9991</text:p>
          </table:table-cell>
          <table:table-cell table:style-name="ce4" office:value-type="float" office:value="49950" calcext:value-type="float">
            <text:p>499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4.28" calcext:value-type="float">
            <text:p>314,28</text:p>
          </table:table-cell>
          <table:table-cell office:value-type="float" office:value="91.31" calcext:value-type="float">
            <text:p>91,31</text:p>
          </table:table-cell>
          <table:table-cell office:value-type="float" office:value="485.91" calcext:value-type="float">
            <text:p>485,91</text:p>
          </table:table-cell>
          <table:table-cell office:value-type="float" office:value="1643.47" calcext:value-type="float">
            <text:p>1643,47</text:p>
          </table:table-cell>
          <table:table-cell office:value-type="float" office:value="0" calcext:value-type="float">
            <text:p>0</text:p>
          </table:table-cell>
          <table:table-cell office:value-type="float" office:value="1289.48" calcext:value-type="float">
            <text:p>1289,48</text:p>
          </table:table-cell>
          <table:table-cell office:value-type="float" office:value="409.02" calcext:value-type="float">
            <text:p>409,02</text:p>
          </table:table-cell>
          <table:table-cell office:value-type="float" office:value="10.08" calcext:value-type="float">
            <text:p>10,08</text:p>
          </table:table-cell>
          <table:table-cell office:value-type="float" office:value="90.84" calcext:value-type="float">
            <text:p>90,84</text:p>
          </table:table-cell>
          <table:table-cell office:value-type="float" office:value="0" calcext:value-type="float">
            <text:p>0</text:p>
          </table:table-cell>
          <table:table-cell office:value-type="float" office:value="7.05" calcext:value-type="float">
            <text:p>7,05</text:p>
          </table:table-cell>
          <table:table-cell office:value-type="float" office:value="1741.34" calcext:value-type="float">
            <text:p>1741,34</text:p>
          </table:table-cell>
          <table:table-cell office:value-type="float" office:value="15.86" calcext:value-type="float">
            <text:p>15,86</text:p>
          </table:table-cell>
          <table:table-cell office:value-type="float" office:value="970.9" calcext:value-type="float">
            <text:p>970,9</text:p>
          </table:table-cell>
          <table:table-cell office:value-type="float" office:value="47.69" calcext:value-type="float">
            <text:p>47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.84" calcext:value-type="float">
            <text:p>300,84</text:p>
          </table:table-cell>
          <table:table-cell office:value-type="float" office:value="34.98" calcext:value-type="float">
            <text:p>34,98</text:p>
          </table:table-cell>
          <table:table-cell office:value-type="float" office:value="751.25" calcext:value-type="float">
            <text:p>751,25</text:p>
          </table:table-cell>
          <table:table-cell office:value-type="float" office:value="35.14" calcext:value-type="float">
            <text:p>35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.12" calcext:value-type="float">
            <text:p>219,12</text:p>
          </table:table-cell>
          <table:table-cell office:value-type="float" office:value="0" calcext:value-type="float">
            <text:p>0</text:p>
          </table:table-cell>
          <table:table-cell office:value-type="float" office:value="6.05" calcext:value-type="float">
            <text:p>6,05</text:p>
          </table:table-cell>
          <table:table-cell office:value-type="float" office:value="0" calcext:value-type="float">
            <text:p>0</text:p>
          </table:table-cell>
          <table:table-cell office:value-type="float" office:value="100.26" calcext:value-type="float">
            <text:p>100,26</text:p>
          </table:table-cell>
          <table:table-cell office:value-type="float" office:value="19.59" calcext:value-type="float">
            <text:p>19,5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878" calcext:value-type="float">
            <text:p>9878</text:p>
          </table:table-cell>
          <table:table-cell table:style-name="ce4" office:value-type="float" office:value="50342" calcext:value-type="float">
            <text:p>5034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.8" calcext:value-type="float">
            <text:p>30,8</text:p>
          </table:table-cell>
          <table:table-cell office:value-type="float" office:value="0" calcext:value-type="float">
            <text:p>0</text:p>
          </table:table-cell>
          <table:table-cell office:value-type="float" office:value="332.68" calcext:value-type="float">
            <text:p>332,68</text:p>
          </table:table-cell>
          <table:table-cell office:value-type="float" office:value="1571.63" calcext:value-type="float">
            <text:p>1571,63</text:p>
          </table:table-cell>
          <table:table-cell office:value-type="float" office:value="575.71" calcext:value-type="float">
            <text:p>575,71</text:p>
          </table:table-cell>
          <table:table-cell office:value-type="float" office:value="31.08" calcext:value-type="float">
            <text:p>31,08</text:p>
          </table:table-cell>
          <table:table-cell office:value-type="float" office:value="2733.19" calcext:value-type="float">
            <text:p>2733,19</text:p>
          </table:table-cell>
          <table:table-cell office:value-type="float" office:value="51.47" calcext:value-type="float">
            <text:p>51,47</text:p>
          </table:table-cell>
          <table:table-cell office:value-type="float" office:value="122.22" calcext:value-type="float">
            <text:p>122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7.01" calcext:value-type="float">
            <text:p>3907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0" calcext:value-type="float">
            <text:p>0</text:p>
          </table:table-cell>
          <table:table-cell office:value-type="float" office:value="156.76" calcext:value-type="float">
            <text:p>156,76</text:p>
          </table:table-cell>
          <table:table-cell office:value-type="float" office:value="-0.01" calcext:value-type="float">
            <text:p>-0,01</text:p>
          </table:table-cell>
          <table:table-cell office:value-type="float" office:value="26.67" calcext:value-type="float">
            <text:p>26,67</text:p>
          </table:table-cell>
          <table:table-cell office:value-type="float" office:value="629.47" calcext:value-type="float">
            <text:p>629,47</text:p>
          </table:table-cell>
          <table:table-cell office:value-type="float" office:value="0" calcext:value-type="float">
            <text:p>0</text:p>
          </table:table-cell>
          <table:table-cell office:value-type="float" office:value="401.87" calcext:value-type="float">
            <text:p>401,87</text:p>
          </table:table-cell>
          <table:table-cell office:value-type="float" office:value="497.38" calcext:value-type="float">
            <text:p>497,38</text:p>
          </table:table-cell>
          <table:table-cell office:value-type="float" office:value="0" calcext:value-type="float">
            <text:p>0</text:p>
          </table:table-cell>
          <table:table-cell office:value-type="float" office:value="45.57" calcext:value-type="float">
            <text:p>45,57</text:p>
          </table:table-cell>
          <table:table-cell office:value-type="float" office:value="249.72" calcext:value-type="float">
            <text:p>249,72</text:p>
          </table:table-cell>
          <table:table-cell office:value-type="float" office:value="952.64" calcext:value-type="float">
            <text:p>952,6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870" calcext:value-type="float">
            <text:p>10870</text:p>
          </table:table-cell>
          <table:table-cell table:style-name="ce4" office:value-type="float" office:value="54366" calcext:value-type="float">
            <text:p>5436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2.58" calcext:value-type="float">
            <text:p>1032,58</text:p>
          </table:table-cell>
          <table:table-cell office:value-type="float" office:value="48.61" calcext:value-type="float">
            <text:p>48,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87.25" calcext:value-type="float">
            <text:p>3987,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6.22" calcext:value-type="float">
            <text:p>186,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68" calcext:value-type="float">
            <text:p>4,68</text:p>
          </table:table-cell>
          <table:table-cell office:value-type="float" office:value="0" calcext:value-type="float">
            <text:p>0</text:p>
          </table:table-cell>
          <table:table-cell office:value-type="float" office:value="32.55" calcext:value-type="float">
            <text:p>32,55</text:p>
          </table:table-cell>
          <table:table-cell office:value-type="float" office:value="8.78" calcext:value-type="float">
            <text:p>8,78</text:p>
          </table:table-cell>
          <table:table-cell office:value-type="float" office:value="108.6" calcext:value-type="float">
            <text:p>108,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264" calcext:value-type="float">
            <text:p>9264</text:p>
          </table:table-cell>
          <table:table-cell table:style-name="ce4" office:value-type="float" office:value="48002" calcext:value-type="float">
            <text:p>4800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.88" calcext:value-type="float">
            <text:p>7,88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,5</text:p>
          </table:table-cell>
          <table:table-cell office:value-type="float" office:value="112.6" calcext:value-type="float">
            <text:p>112,6</text:p>
          </table:table-cell>
          <table:table-cell office:value-type="float" office:value="0" calcext:value-type="float">
            <text:p>0</text:p>
          </table:table-cell>
          <table:table-cell office:value-type="float" office:value="424.07" calcext:value-type="float">
            <text:p>424,07</text:p>
          </table:table-cell>
          <table:table-cell office:value-type="float" office:value="234.84" calcext:value-type="float">
            <text:p>234,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6.14" calcext:value-type="float">
            <text:p>196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5" calcext:value-type="float">
            <text:p>2,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.09" calcext:value-type="float">
            <text:p>52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6" calcext:value-type="float">
            <text:p>17,96</text:p>
          </table:table-cell>
          <table:table-cell office:value-type="float" office:value="38.3" calcext:value-type="float">
            <text:p>38,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269" calcext:value-type="float">
            <text:p>9269</text:p>
          </table:table-cell>
          <table:table-cell table:style-name="ce4" office:value-type="float" office:value="47188" calcext:value-type="float">
            <text:p>4718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.67" calcext:value-type="float">
            <text:p>196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80.88" calcext:value-type="float">
            <text:p>19680,88</text:p>
          </table:table-cell>
          <table:table-cell office:value-type="float" office:value="27.35" calcext:value-type="float">
            <text:p>27,35</text:p>
          </table:table-cell>
          <table:table-cell office:value-type="float" office:value="0" calcext:value-type="float">
            <text:p>0</text:p>
          </table:table-cell>
          <table:table-cell office:value-type="float" office:value="-464.96" calcext:value-type="float">
            <text:p>-464,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985.76" calcext:value-type="float">
            <text:p>25985,76</text:p>
          </table:table-cell>
          <table:table-cell office:value-type="float" office:value="0" calcext:value-type="float">
            <text:p>0</text:p>
          </table:table-cell>
          <table:table-cell office:value-type="float" office:value="8.17" calcext:value-type="float">
            <text:p>8,17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.67" calcext:value-type="float">
            <text:p>109,67</text:p>
          </table:table-cell>
          <table:table-cell office:value-type="float" office:value="0" calcext:value-type="float">
            <text:p>0</text:p>
          </table:table-cell>
          <table:table-cell office:value-type="float" office:value="782.65" calcext:value-type="float">
            <text:p>782,65</text:p>
          </table:table-cell>
          <table:table-cell office:value-type="float" office:value="0" calcext:value-type="float">
            <text:p>0</text:p>
          </table:table-cell>
          <table:table-cell office:value-type="float" office:value="64.26" calcext:value-type="float">
            <text:p>64,26</text:p>
          </table:table-cell>
          <table:table-cell office:value-type="float" office:value="0" calcext:value-type="float">
            <text:p>0</text:p>
          </table:table-cell>
          <table:table-cell office:value-type="float" office:value="-391.47" calcext:value-type="float">
            <text:p>-391,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2.35" calcext:value-type="float">
            <text:p>1062,3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3575" calcext:value-type="float">
            <text:p>13575</text:p>
          </table:table-cell>
          <table:table-cell table:style-name="ce4" office:value-type="float" office:value="66582" calcext:value-type="float">
            <text:p>6658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0.32" calcext:value-type="float">
            <text:p>310,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5.38" calcext:value-type="float">
            <text:p>35,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9.87" calcext:value-type="float">
            <text:p>289,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.75" calcext:value-type="float">
            <text:p>79,75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192" calcext:value-type="float">
            <text:p>9192</text:p>
          </table:table-cell>
          <table:table-cell table:style-name="ce4" office:value-type="float" office:value="46846" calcext:value-type="float">
            <text:p>4684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7.33" calcext:value-type="float">
            <text:p>117,33</text:p>
          </table:table-cell>
          <table:table-cell office:value-type="float" office:value="411.93" calcext:value-type="float">
            <text:p>411,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8.84" calcext:value-type="float">
            <text:p>568,84</text:p>
          </table:table-cell>
          <table:table-cell office:value-type="float" office:value="14981.37" calcext:value-type="float">
            <text:p>14981,37</text:p>
          </table:table-cell>
          <table:table-cell office:value-type="float" office:value="50.65" calcext:value-type="float">
            <text:p>50,65</text:p>
          </table:table-cell>
          <table:table-cell office:value-type="float" office:value="0" calcext:value-type="float">
            <text:p>0</text:p>
          </table:table-cell>
          <table:table-cell office:value-type="float" office:value="8301.87" calcext:value-type="float">
            <text:p>8301,87</text:p>
          </table:table-cell>
          <table:table-cell office:value-type="float" office:value="71.68" calcext:value-type="float">
            <text:p>71,68</text:p>
          </table:table-cell>
          <table:table-cell office:value-type="float" office:value="0" calcext:value-type="float">
            <text:p>0</text:p>
          </table:table-cell>
          <table:table-cell office:value-type="float" office:value="615.27" calcext:value-type="float">
            <text:p>615,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.68" calcext:value-type="float">
            <text:p>153,68</text:p>
          </table:table-cell>
          <table:table-cell office:value-type="float" office:value="11579.86" calcext:value-type="float">
            <text:p>11579,86</text:p>
          </table:table-cell>
          <table:table-cell office:value-type="float" office:value="221.94" calcext:value-type="float">
            <text:p>221,94</text:p>
          </table:table-cell>
          <table:table-cell office:value-type="float" office:value="0" calcext:value-type="float">
            <text:p>0</text:p>
          </table:table-cell>
          <table:table-cell office:value-type="float" office:value="800.32" calcext:value-type="float">
            <text:p>800,32</text:p>
          </table:table-cell>
          <table:table-cell office:value-type="float" office:value="0" calcext:value-type="float">
            <text:p>0</text:p>
          </table:table-cell>
          <table:table-cell office:value-type="float" office:value="152.95" calcext:value-type="float">
            <text:p>152,95</text:p>
          </table:table-cell>
          <table:table-cell office:value-type="float" office:value="0" calcext:value-type="float">
            <text:p>0</text:p>
          </table:table-cell>
          <table:table-cell office:value-type="float" office:value="354.58" calcext:value-type="float">
            <text:p>354,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13.63" calcext:value-type="float">
            <text:p>9313,63</text:p>
          </table:table-cell>
          <table:table-cell table:style-name="ce9" office:value-type="float" office:value="18750" calcext:value-type="float">
            <text:p>18750</text:p>
          </table:table-cell>
          <table:table-cell table:style-name="ce4" office:value-type="float" office:value="129456" calcext:value-type="float">
            <text:p>12945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197.86" calcext:value-type="float">
            <text:p>197,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7.3" calcext:value-type="float">
            <text:p>517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4.83" calcext:value-type="float">
            <text:p>234,83</text:p>
          </table:table-cell>
          <table:table-cell office:value-type="float" office:value="1620.71" calcext:value-type="float">
            <text:p>1620,71</text:p>
          </table:table-cell>
          <table:table-cell office:value-type="float" office:value="125.2" calcext:value-type="float">
            <text:p>125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25" calcext:value-type="float">
            <text:p>38,25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304" calcext:value-type="float">
            <text:p>9304</text:p>
          </table:table-cell>
          <table:table-cell table:style-name="ce4" office:value-type="float" office:value="49399" calcext:value-type="float">
            <text:p>4939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6.43" calcext:value-type="float">
            <text:p>246,43</text:p>
          </table:table-cell>
          <table:table-cell office:value-type="float" office:value="23.36" calcext:value-type="float">
            <text:p>23,36</text:p>
          </table:table-cell>
          <table:table-cell office:value-type="float" office:value="0" calcext:value-type="float">
            <text:p>0</text:p>
          </table:table-cell>
          <table:table-cell office:value-type="float" office:value="29.77" calcext:value-type="float">
            <text:p>29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6" calcext:value-type="float">
            <text:p>11,56</text:p>
          </table:table-cell>
          <table:table-cell office:value-type="float" office:value="0" calcext:value-type="float">
            <text:p>0</text:p>
          </table:table-cell>
          <table:table-cell office:value-type="float" office:value="73.2" calcext:value-type="float">
            <text:p>73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.26" calcext:value-type="float">
            <text:p>14,26</text:p>
          </table:table-cell>
          <table:table-cell office:value-type="float" office:value="0" calcext:value-type="float">
            <text:p>0</text:p>
          </table:table-cell>
          <table:table-cell office:value-type="float" office:value="1059.68" calcext:value-type="float">
            <text:p>1059,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0.46" calcext:value-type="float">
            <text:p>-70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17" calcext:value-type="float">
            <text:p>17,17</text:p>
          </table:table-cell>
          <table:table-cell table:style-name="ce9" office:value-type="float" office:value="9186" calcext:value-type="float">
            <text:p>9186</text:p>
          </table:table-cell>
          <table:table-cell table:style-name="ce4" office:value-type="float" office:value="46897" calcext:value-type="float">
            <text:p>4689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8.91" calcext:value-type="float">
            <text:p>78,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2" calcext:value-type="float">
            <text:p>30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74" calcext:value-type="float">
            <text:p>67,74</text:p>
          </table:table-cell>
          <table:table-cell office:value-type="float" office:value="274.82" calcext:value-type="float">
            <text:p>274,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87" calcext:value-type="float">
            <text:p>7,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56" calcext:value-type="float">
            <text:p>8,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.25" calcext:value-type="float">
            <text:p>80,2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176" calcext:value-type="float">
            <text:p>9176</text:p>
          </table:table-cell>
          <table:table-cell table:style-name="ce4" office:value-type="float" office:value="46613" calcext:value-type="float">
            <text:p>4661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73.64" calcext:value-type="float">
            <text:p>773,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76.11" calcext:value-type="float">
            <text:p>276,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8.75" calcext:value-type="float">
            <text:p>138,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8.58" calcext:value-type="float">
            <text:p>108,5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153" calcext:value-type="float">
            <text:p>9153</text:p>
          </table:table-cell>
          <table:table-cell table:style-name="ce4" office:value-type="float" office:value="46549" calcext:value-type="float">
            <text:p>4654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63.93" calcext:value-type="float">
            <text:p>63,93</text:p>
          </table:table-cell>
          <table:table-cell office:value-type="float" office:value="903.2" calcext:value-type="float">
            <text:p>903,2</text:p>
          </table:table-cell>
          <table:table-cell office:value-type="float" office:value="12.44" calcext:value-type="float">
            <text:p>12,44</text:p>
          </table:table-cell>
          <table:table-cell office:value-type="float" office:value="73.16" calcext:value-type="float">
            <text:p>73,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0.32" calcext:value-type="float">
            <text:p>550,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796.11" calcext:value-type="float">
            <text:p>1796,1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office:value-type="float" office:value="9507" calcext:value-type="float">
            <text:p>9507</text:p>
          </table:table-cell>
          <table:table-cell table:style-name="ce4" office:value-type="float" office:value="47737" calcext:value-type="float">
            <text:p>4773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0.82" calcext:value-type="float">
            <text:p>150,82</text:p>
          </table:table-cell>
          <table:table-cell office:value-type="float" office:value="0" calcext:value-type="float">
            <text:p>0</text:p>
          </table:table-cell>
          <table:table-cell office:value-type="float" office:value="11.84" calcext:value-type="float">
            <text:p>11,84</text:p>
          </table:table-cell>
          <table:table-cell office:value-type="float" office:value="123.88" calcext:value-type="float">
            <text:p>123,88</text:p>
          </table:table-cell>
          <table:table-cell office:value-type="float" office:value="0" calcext:value-type="float">
            <text:p>0</text:p>
          </table:table-cell>
          <table:table-cell office:value-type="float" office:value="123.82" calcext:value-type="float">
            <text:p>123,82</text:p>
          </table:table-cell>
          <table:table-cell office:value-type="float" office:value="10437.84" calcext:value-type="float">
            <text:p>10437,84</text:p>
          </table:table-cell>
          <table:table-cell office:value-type="float" office:value="0" calcext:value-type="float">
            <text:p>0</text:p>
          </table:table-cell>
          <table:table-cell office:value-type="float" office:value="390.27" calcext:value-type="float">
            <text:p>390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3" calcext:value-type="float">
            <text:p>7,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47" calcext:value-type="float">
            <text:p>9,47</text:p>
          </table:table-cell>
          <table:table-cell office:value-type="float" office:value="0" calcext:value-type="float">
            <text:p>0</text:p>
          </table:table-cell>
          <table:table-cell office:value-type="float" office:value="8.41" calcext:value-type="float">
            <text:p>8,41</text:p>
          </table:table-cell>
          <table:table-cell office:value-type="float" office:value="5.78" calcext:value-type="float">
            <text:p>5,78</text:p>
          </table:table-cell>
          <table:table-cell office:value-type="float" office:value="452.61" calcext:value-type="float">
            <text:p>452,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24" calcext:value-type="float">
            <text:p>60,24</text:p>
          </table:table-cell>
          <table:table-cell office:value-type="float" office:value="0" calcext:value-type="float">
            <text:p>0</text:p>
          </table:table-cell>
          <table:table-cell office:value-type="float" office:value="28.06" calcext:value-type="float">
            <text:p>28,06</text:p>
          </table:table-cell>
          <table:table-cell office:value-type="float" office:value="0" calcext:value-type="float">
            <text:p>0</text:p>
          </table:table-cell>
          <table:table-cell office:value-type="float" office:value="9659.75" calcext:value-type="float">
            <text:p>9659,75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,6</text:p>
          </table:table-cell>
          <table:table-cell table:style-name="ce9" office:value-type="float" office:value="13578" calcext:value-type="float">
            <text:p>13578</text:p>
          </table:table-cell>
          <table:table-cell table:style-name="ce4" office:value-type="float" office:value="66452" calcext:value-type="float">
            <text:p>6645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.79" calcext:value-type="float">
            <text:p>667,79</text:p>
          </table:table-cell>
          <table:table-cell office:value-type="float" office:value="9152.11" calcext:value-type="float">
            <text:p>9152,11</text:p>
          </table:table-cell>
          <table:table-cell office:value-type="float" office:value="59152" calcext:value-type="float">
            <text:p>591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793.95" calcext:value-type="float">
            <text:p>9793,95</text:p>
          </table:table-cell>
          <table:table-cell office:value-type="float" office:value="41.77" calcext:value-type="float">
            <text:p>41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93" calcext:value-type="float">
            <text:p>66,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.57" calcext:value-type="float">
            <text:p>101,57</text:p>
          </table:table-cell>
          <table:table-cell office:value-type="float" office:value="1229.76" calcext:value-type="float">
            <text:p>1229,76</text:p>
          </table:table-cell>
          <table:table-cell office:value-type="float" office:value="60508.57" calcext:value-type="float">
            <text:p>60508,57</text:p>
          </table:table-cell>
          <table:table-cell office:value-type="float" office:value="8656.33" calcext:value-type="float">
            <text:p>8656,33</text:p>
          </table:table-cell>
          <table:table-cell office:value-type="float" office:value="160.55" calcext:value-type="float">
            <text:p>160,55</text:p>
          </table:table-cell>
          <table:table-cell office:value-type="float" office:value="0" calcext:value-type="float">
            <text:p>0</text:p>
          </table:table-cell>
          <table:table-cell office:value-type="float" office:value="16.86" calcext:value-type="float">
            <text:p>16,86</text:p>
          </table:table-cell>
          <table:table-cell office:value-type="float" office:value="20.13" calcext:value-type="float">
            <text:p>20,13</text:p>
          </table:table-cell>
          <table:table-cell office:value-type="float" office:value="275.05" calcext:value-type="float">
            <text:p>275,05</text:p>
          </table:table-cell>
          <table:table-cell office:value-type="float" office:value="0" calcext:value-type="float">
            <text:p>0</text:p>
          </table:table-cell>
          <table:table-cell office:value-type="float" office:value="10.92" calcext:value-type="float">
            <text:p>10,92</text:p>
          </table:table-cell>
          <table:table-cell table:style-name="ce9" office:value-type="float" office:value="19950" calcext:value-type="float">
            <text:p>19950</text:p>
          </table:table-cell>
          <table:table-cell table:style-name="ce4" office:value-type="float" office:value="60471" calcext:value-type="float">
            <text:p>6047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305.66" calcext:value-type="float">
            <text:p>7305,6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82.88" calcext:value-type="float">
            <text:p>2382,88</text:p>
          </table:table-cell>
          <table:table-cell office:value-type="float" office:value="123.21" calcext:value-type="float">
            <text:p>123,21</text:p>
          </table:table-cell>
          <table:table-cell office:value-type="float" office:value="0" calcext:value-type="float">
            <text:p>0</text:p>
          </table:table-cell>
          <table:table-cell office:value-type="float" office:value="6702.96" calcext:value-type="float">
            <text:p>6702,9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33.02" calcext:value-type="float">
            <text:p>233,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7.63" calcext:value-type="float">
            <text:p>807,63</text:p>
          </table:table-cell>
          <table:table-cell table:style-name="ce9" office:value-type="float" office:value="10919" calcext:value-type="float">
            <text:p>10919</text:p>
          </table:table-cell>
          <table:table-cell table:style-name="ce4" office:value-type="float" office:value="59698" calcext:value-type="float">
            <text:p>5969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2274.64" calcext:value-type="float">
            <text:p>2274,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95.97" calcext:value-type="float">
            <text:p>1095,97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9" office:value-type="float" office:value="9438" calcext:value-type="float">
            <text:p>9438</text:p>
          </table:table-cell>
          <table:table-cell table:style-name="ce4" office:value-type="float" office:value="48134" calcext:value-type="float">
            <text:p>4813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5.06" calcext:value-type="float">
            <text:p>5,06</text:p>
          </table:table-cell>
          <table:table-cell office:value-type="float" office:value="64.9" calcext:value-type="float">
            <text:p>64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2" calcext:value-type="float">
            <text:p>15,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0.3" calcext:value-type="float">
            <text:p>630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75" calcext:value-type="float">
            <text:p>10,75</text:p>
          </table:table-cell>
          <table:table-cell office:value-type="float" office:value="0" calcext:value-type="float">
            <text:p>0</text:p>
          </table:table-cell>
          <table:table-cell office:value-type="float" office:value="83.59" calcext:value-type="float">
            <text:p>83,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.48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8.27" calcext:value-type="float">
            <text:p>68,2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9057" calcext:value-type="float">
            <text:p>9057</text:p>
          </table:table-cell>
          <table:table-cell table:style-name="ce4" office:value-type="float" office:value="46005" calcext:value-type="float">
            <text:p>4600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54.9" calcext:value-type="float">
            <text:p>54,9</text:p>
          </table:table-cell>
          <table:table-cell office:value-type="float" office:value="0" calcext:value-type="float">
            <text:p>0</text:p>
          </table:table-cell>
          <table:table-cell office:value-type="float" office:value="1232.36" calcext:value-type="float">
            <text:p>1232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8" calcext:value-type="float">
            <text:p>48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5.02" calcext:value-type="float">
            <text:p>975,0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9" office:value-type="float" office:value="9300" calcext:value-type="float">
            <text:p>9300</text:p>
          </table:table-cell>
          <table:table-cell table:style-name="ce4" office:value-type="float" office:value="47759" calcext:value-type="float">
            <text:p>4775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09.54" calcext:value-type="float">
            <text:p>809,54</text:p>
          </table:table-cell>
          <table:table-cell office:value-type="float" office:value="1716.2" calcext:value-type="float">
            <text:p>1716,2</text:p>
          </table:table-cell>
          <table:table-cell office:value-type="float" office:value="506.11" calcext:value-type="float">
            <text:p>506,11</text:p>
          </table:table-cell>
          <table:table-cell office:value-type="float" office:value="1966.23" calcext:value-type="float">
            <text:p>1966,23</text:p>
          </table:table-cell>
          <table:table-cell office:value-type="float" office:value="23951.6" calcext:value-type="float">
            <text:p>23951,6</text:p>
          </table:table-cell>
          <table:table-cell office:value-type="float" office:value="1103.66" calcext:value-type="float">
            <text:p>1103,66</text:p>
          </table:table-cell>
          <table:table-cell office:value-type="float" office:value="401.85" calcext:value-type="float">
            <text:p>401,85</text:p>
          </table:table-cell>
          <table:table-cell office:value-type="float" office:value="0" calcext:value-type="float">
            <text:p>0</text:p>
          </table:table-cell>
          <table:table-cell office:value-type="float" office:value="-30.48" calcext:value-type="float">
            <text:p>-30,48</text:p>
          </table:table-cell>
          <table:table-cell office:value-type="float" office:value="0" calcext:value-type="float">
            <text:p>0</text:p>
          </table:table-cell>
          <table:table-cell office:value-type="float" office:value="32.84" calcext:value-type="float">
            <text:p>32,84</text:p>
          </table:table-cell>
          <table:table-cell office:value-type="float" office:value="1153.4" calcext:value-type="float">
            <text:p>1153,4</text:p>
          </table:table-cell>
          <table:table-cell office:value-type="float" office:value="116.92" calcext:value-type="float">
            <text:p>116,92</text:p>
          </table:table-cell>
          <table:table-cell office:value-type="float" office:value="422.8" calcext:value-type="float">
            <text:p>422,8</text:p>
          </table:table-cell>
          <table:table-cell office:value-type="float" office:value="0" calcext:value-type="float">
            <text:p>0</text:p>
          </table:table-cell>
          <table:table-cell office:value-type="float" office:value="450.67" calcext:value-type="float">
            <text:p>450,67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,53</text:p>
          </table:table-cell>
          <table:table-cell office:value-type="float" office:value="0" calcext:value-type="float">
            <text:p>0</text:p>
          </table:table-cell>
          <table:table-cell office:value-type="float" office:value="1329.29" calcext:value-type="float">
            <text:p>1329,29</text:p>
          </table:table-cell>
          <table:table-cell office:value-type="float" office:value="300.96" calcext:value-type="float">
            <text:p>300,96</text:p>
          </table:table-cell>
          <table:table-cell office:value-type="float" office:value="8111.13" calcext:value-type="float">
            <text:p>8111,13</text:p>
          </table:table-cell>
          <table:table-cell office:value-type="float" office:value="2754.99" calcext:value-type="float">
            <text:p>2754,99</text:p>
          </table:table-cell>
          <table:table-cell office:value-type="float" office:value="358.84" calcext:value-type="float">
            <text:p>358,84</text:p>
          </table:table-cell>
          <table:table-cell office:value-type="float" office:value="0" calcext:value-type="float">
            <text:p>0</text:p>
          </table:table-cell>
          <table:table-cell office:value-type="float" office:value="115.66" calcext:value-type="float">
            <text:p>115,66</text:p>
          </table:table-cell>
          <table:table-cell office:value-type="float" office:value="188.27" calcext:value-type="float">
            <text:p>188,27</text:p>
          </table:table-cell>
          <table:table-cell office:value-type="float" office:value="194.22" calcext:value-type="float">
            <text:p>194,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3878" calcext:value-type="float">
            <text:p>13878</text:p>
          </table:table-cell>
          <table:table-cell table:style-name="ce4" office:value-type="float" office:value="49804" calcext:value-type="float">
            <text:p>4980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6571.82" calcext:value-type="float">
            <text:p>96571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.67" calcext:value-type="float">
            <text:p>173,67</text:p>
          </table:table-cell>
          <table:table-cell office:value-type="float" office:value="0" calcext:value-type="float">
            <text:p>0</text:p>
          </table:table-cell>
          <table:table-cell office:value-type="float" office:value="933.72" calcext:value-type="float">
            <text:p>933,72</text:p>
          </table:table-cell>
          <table:table-cell office:value-type="float" office:value="2127.6" calcext:value-type="float">
            <text:p>2127,6</text:p>
          </table:table-cell>
          <table:table-cell office:value-type="float" office:value="0" calcext:value-type="float">
            <text:p>0</text:p>
          </table:table-cell>
          <table:table-cell office:value-type="float" office:value="-1074.11" calcext:value-type="float">
            <text:p>-1074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8.54" calcext:value-type="float">
            <text:p>858,54</text:p>
          </table:table-cell>
          <table:table-cell office:value-type="float" office:value="580.95" calcext:value-type="float">
            <text:p>580,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3044.47" calcext:value-type="float">
            <text:p>73044,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8.14" calcext:value-type="float">
            <text:p>648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3.96" calcext:value-type="float">
            <text:p>1363,96</text:p>
          </table:table-cell>
          <table:table-cell office:value-type="float" office:value="0" calcext:value-type="float">
            <text:p>0</text:p>
          </table:table-cell>
          <table:table-cell office:value-type="float" office:value="105.77" calcext:value-type="float">
            <text:p>105,77</text:p>
          </table:table-cell>
          <table:table-cell office:value-type="float" office:value="0" calcext:value-type="float">
            <text:p>0</text:p>
          </table:table-cell>
          <table:table-cell office:value-type="float" office:value="56.74" calcext:value-type="float">
            <text:p>56,74</text:p>
          </table:table-cell>
          <table:table-cell table:style-name="ce9" office:value-type="float" office:value="24114" calcext:value-type="float">
            <text:p>24114</text:p>
          </table:table-cell>
          <table:table-cell table:style-name="ce4" office:value-type="float" office:value="113065" calcext:value-type="float">
            <text:p>11306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4.06" calcext:value-type="float">
            <text:p>184,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55.16" calcext:value-type="float">
            <text:p>555,1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.25" calcext:value-type="float">
            <text:p>4,25</text:p>
          </table:table-cell>
          <table:table-cell office:value-type="float" office:value="98.73" calcext:value-type="float">
            <text:p>98,7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156" calcext:value-type="float">
            <text:p>9156</text:p>
          </table:table-cell>
          <table:table-cell table:style-name="ce4" office:value-type="float" office:value="46252" calcext:value-type="float">
            <text:p>4625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55.57" calcext:value-type="float">
            <text:p>455,57</text:p>
          </table:table-cell>
          <table:table-cell office:value-type="float" office:value="25.96" calcext:value-type="float">
            <text:p>25,96</text:p>
          </table:table-cell>
          <table:table-cell office:value-type="float" office:value="467.93" calcext:value-type="float">
            <text:p>467,93</text:p>
          </table:table-cell>
          <table:table-cell office:value-type="float" office:value="68165.82" calcext:value-type="float">
            <text:p>68165,82</text:p>
          </table:table-cell>
          <table:table-cell office:value-type="float" office:value="42844.18" calcext:value-type="float">
            <text:p>42844,18</text:p>
          </table:table-cell>
          <table:table-cell office:value-type="float" office:value="339.71" calcext:value-type="float">
            <text:p>339,71</text:p>
          </table:table-cell>
          <table:table-cell office:value-type="float" office:value="1906.94" calcext:value-type="float">
            <text:p>1906,94</text:p>
          </table:table-cell>
          <table:table-cell office:value-type="float" office:value="0" calcext:value-type="float">
            <text:p>0</text:p>
          </table:table-cell>
          <table:table-cell office:value-type="float" office:value="173.29" calcext:value-type="float">
            <text:p>173,29</text:p>
          </table:table-cell>
          <table:table-cell office:value-type="float" office:value="0" calcext:value-type="float">
            <text:p>0</text:p>
          </table:table-cell>
          <table:table-cell office:value-type="float" office:value="4.34" calcext:value-type="float">
            <text:p>4,34</text:p>
          </table:table-cell>
          <table:table-cell office:value-type="float" office:value="23029.7" calcext:value-type="float">
            <text:p>23029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.39" calcext:value-type="float">
            <text:p>190,39</text:p>
          </table:table-cell>
          <table:table-cell office:value-type="float" office:value="0" calcext:value-type="float">
            <text:p>0</text:p>
          </table:table-cell>
          <table:table-cell office:value-type="float" office:value="450.07" calcext:value-type="float">
            <text:p>450,07</text:p>
          </table:table-cell>
          <table:table-cell office:value-type="float" office:value="0" calcext:value-type="float">
            <text:p>0</text:p>
          </table:table-cell>
          <table:table-cell office:value-type="float" office:value="426.45" calcext:value-type="float">
            <text:p>426,45</text:p>
          </table:table-cell>
          <table:table-cell office:value-type="float" office:value="0" calcext:value-type="float">
            <text:p>0</text:p>
          </table:table-cell>
          <table:table-cell office:value-type="float" office:value="41714.18" calcext:value-type="float">
            <text:p>41714,18</text:p>
          </table:table-cell>
          <table:table-cell office:value-type="float" office:value="6892.61" calcext:value-type="float">
            <text:p>6892,61</text:p>
          </table:table-cell>
          <table:table-cell office:value-type="float" office:value="384.28" calcext:value-type="float">
            <text:p>384,28</text:p>
          </table:table-cell>
          <table:table-cell office:value-type="float" office:value="0" calcext:value-type="float">
            <text:p>0</text:p>
          </table:table-cell>
          <table:table-cell office:value-type="float" office:value="428.35" calcext:value-type="float">
            <text:p>428,35</text:p>
          </table:table-cell>
          <table:table-cell office:value-type="float" office:value="0" calcext:value-type="float">
            <text:p>0</text:p>
          </table:table-cell>
          <table:table-cell office:value-type="float" office:value="461.05" calcext:value-type="float">
            <text:p>461,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29101" calcext:value-type="float">
            <text:p>29101</text:p>
          </table:table-cell>
          <table:table-cell table:style-name="ce4" office:value-type="float" office:value="125358" calcext:value-type="float">
            <text:p>12535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546.56" calcext:value-type="float">
            <text:p>14546,56</text:p>
          </table:table-cell>
          <table:table-cell office:value-type="float" office:value="138.32" calcext:value-type="float">
            <text:p>138,32</text:p>
          </table:table-cell>
          <table:table-cell office:value-type="float" office:value="23698.46" calcext:value-type="float">
            <text:p>23698,46</text:p>
          </table:table-cell>
          <table:table-cell office:value-type="float" office:value="39.88" calcext:value-type="float">
            <text:p>39,88</text:p>
          </table:table-cell>
          <table:table-cell office:value-type="float" office:value="41.7" calcext:value-type="float">
            <text:p>41,7</text:p>
          </table:table-cell>
          <table:table-cell office:value-type="float" office:value="764.49" calcext:value-type="float">
            <text:p>764,49</text:p>
          </table:table-cell>
          <table:table-cell office:value-type="float" office:value="0" calcext:value-type="float">
            <text:p>0</text:p>
          </table:table-cell>
          <table:table-cell office:value-type="float" office:value="142.72" calcext:value-type="float">
            <text:p>142,72</text:p>
          </table:table-cell>
          <table:table-cell office:value-type="float" office:value="0" calcext:value-type="float">
            <text:p>0</text:p>
          </table:table-cell>
          <table:table-cell office:value-type="float" office:value="19.3" calcext:value-type="float">
            <text:p>19,3</text:p>
          </table:table-cell>
          <table:table-cell office:value-type="float" office:value="28204.77" calcext:value-type="float">
            <text:p>28204,77</text:p>
          </table:table-cell>
          <table:table-cell office:value-type="float" office:value="0" calcext:value-type="float">
            <text:p>0</text:p>
          </table:table-cell>
          <table:table-cell office:value-type="float" office:value="30721.28" calcext:value-type="float">
            <text:p>30721,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.8" calcext:value-type="float">
            <text:p>48,8</text:p>
          </table:table-cell>
          <table:table-cell office:value-type="float" office:value="77.25" calcext:value-type="float">
            <text:p>77,25</text:p>
          </table:table-cell>
          <table:table-cell office:value-type="float" office:value="0" calcext:value-type="float">
            <text:p>0</text:p>
          </table:table-cell>
          <table:table-cell office:value-type="float" office:value="778.15" calcext:value-type="float">
            <text:p>778,15</text:p>
          </table:table-cell>
          <table:table-cell office:value-type="float" office:value="0" calcext:value-type="float">
            <text:p>0</text:p>
          </table:table-cell>
          <table:table-cell office:value-type="float" office:value="124.73" calcext:value-type="float">
            <text:p>124,73</text:p>
          </table:table-cell>
          <table:table-cell office:value-type="float" office:value="0" calcext:value-type="float">
            <text:p>0</text:p>
          </table:table-cell>
          <table:table-cell office:value-type="float" office:value="210.12" calcext:value-type="float">
            <text:p>210,12</text:p>
          </table:table-cell>
          <table:table-cell office:value-type="float" office:value="0" calcext:value-type="float">
            <text:p>0</text:p>
          </table:table-cell>
          <table:table-cell office:value-type="float" office:value="160.64" calcext:value-type="float">
            <text:p>160,64</text:p>
          </table:table-cell>
          <table:table-cell office:value-type="float" office:value="0" calcext:value-type="float">
            <text:p>0</text:p>
          </table:table-cell>
          <table:table-cell office:value-type="float" office:value="5.31" calcext:value-type="float">
            <text:p>5,31</text:p>
          </table:table-cell>
          <table:table-cell table:style-name="ce9" office:value-type="float" office:value="20227" calcext:value-type="float">
            <text:p>20227</text:p>
          </table:table-cell>
          <table:table-cell table:style-name="ce4" office:value-type="float" office:value="99446" calcext:value-type="float">
            <text:p>9944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84.53" calcext:value-type="float">
            <text:p>2584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85.28" calcext:value-type="float">
            <text:p>17285,28</text:p>
          </table:table-cell>
          <table:table-cell office:value-type="float" office:value="0" calcext:value-type="float">
            <text:p>0</text:p>
          </table:table-cell>
          <table:table-cell office:value-type="float" office:value="35.49" calcext:value-type="float">
            <text:p>35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.07" calcext:value-type="float">
            <text:p>1023,0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2.73" calcext:value-type="float">
            <text:p>122,73</text:p>
          </table:table-cell>
          <table:table-cell office:value-type="float" office:value="0" calcext:value-type="float">
            <text:p>0</text:p>
          </table:table-cell>
          <table:table-cell office:value-type="float" office:value="163.09" calcext:value-type="float">
            <text:p>163,09</text:p>
          </table:table-cell>
          <table:table-cell office:value-type="float" office:value="2181.97" calcext:value-type="float">
            <text:p>2181,97</text:p>
          </table:table-cell>
          <table:table-cell office:value-type="float" office:value="12553.47" calcext:value-type="float">
            <text:p>12553,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7381" calcext:value-type="float">
            <text:p>17381</text:p>
          </table:table-cell>
          <table:table-cell table:style-name="ce4" office:value-type="float" office:value="80071" calcext:value-type="float">
            <text:p>8007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7.93" calcext:value-type="float">
            <text:p>17,9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office:value-type="float" office:value="9109" calcext:value-type="float">
            <text:p>9109</text:p>
          </table:table-cell>
          <table:table-cell table:style-name="ce4" office:value-type="float" office:value="46472" calcext:value-type="float">
            <text:p>4647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37.33" calcext:value-type="float">
            <text:p>37,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24" calcext:value-type="float">
            <text:p>27,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.81" calcext:value-type="float">
            <text:p>13,81</text:p>
          </table:table-cell>
          <table:table-cell office:value-type="float" office:value="0" calcext:value-type="float">
            <text:p>0</text:p>
          </table:table-cell>
          <table:table-cell office:value-type="float" office:value="94.59" calcext:value-type="float">
            <text:p>94,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.43" calcext:value-type="float">
            <text:p>26,4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096" calcext:value-type="float">
            <text:p>9096</text:p>
          </table:table-cell>
          <table:table-cell table:style-name="ce4" office:value-type="float" office:value="46405" calcext:value-type="float">
            <text:p>4640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9.2" calcext:value-type="float">
            <text:p>369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3.01" calcext:value-type="float">
            <text:p>133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2" calcext:value-type="float">
            <text:p>43,92</text:p>
          </table:table-cell>
          <table:table-cell office:value-type="float" office:value="0" calcext:value-type="float">
            <text:p>0</text:p>
          </table:table-cell>
          <table:table-cell office:value-type="float" office:value="6.54" calcext:value-type="float">
            <text:p>6,5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12.05" calcext:value-type="float">
            <text:p>12,0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156" calcext:value-type="float">
            <text:p>9156</text:p>
          </table:table-cell>
          <table:table-cell table:style-name="ce4" office:value-type="float" office:value="46738" calcext:value-type="float">
            <text:p>4673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329.33" calcext:value-type="float">
            <text:p>329,3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6.75" calcext:value-type="float">
            <text:p>36,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178" calcext:value-type="float">
            <text:p>9178</text:p>
          </table:table-cell>
          <table:table-cell table:style-name="ce4" office:value-type="float" office:value="46723" calcext:value-type="float">
            <text:p>4672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10.05" calcext:value-type="float">
            <text:p>310,05</text:p>
          </table:table-cell>
          <table:table-cell office:value-type="float" office:value="69072.27" calcext:value-type="float">
            <text:p>69072,27</text:p>
          </table:table-cell>
          <table:table-cell office:value-type="float" office:value="4214.38" calcext:value-type="float">
            <text:p>4214,38</text:p>
          </table:table-cell>
          <table:table-cell office:value-type="float" office:value="43602.5" calcext:value-type="float">
            <text:p>43602,5</text:p>
          </table:table-cell>
          <table:table-cell office:value-type="float" office:value="707.05" calcext:value-type="float">
            <text:p>707,05</text:p>
          </table:table-cell>
          <table:table-cell office:value-type="float" office:value="0" calcext:value-type="float">
            <text:p>0</text:p>
          </table:table-cell>
          <table:table-cell office:value-type="float" office:value="270.23" calcext:value-type="float">
            <text:p>270,23</text:p>
          </table:table-cell>
          <table:table-cell office:value-type="float" office:value="170.08" calcext:value-type="float">
            <text:p>170,08</text:p>
          </table:table-cell>
          <table:table-cell office:value-type="float" office:value="1594.14" calcext:value-type="float">
            <text:p>1594,14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 office:value-type="float" office:value="29923.67" calcext:value-type="float">
            <text:p>29923,67</text:p>
          </table:table-cell>
          <table:table-cell office:value-type="float" office:value="0" calcext:value-type="float">
            <text:p>0</text:p>
          </table:table-cell>
          <table:table-cell office:value-type="float" office:value="38406.17" calcext:value-type="float">
            <text:p>38406,17</text:p>
          </table:table-cell>
          <table:table-cell office:value-type="float" office:value="0" calcext:value-type="float">
            <text:p>0</text:p>
          </table:table-cell>
          <table:table-cell office:value-type="float" office:value="48.5" calcext:value-type="float">
            <text:p>48,5</text:p>
          </table:table-cell>
          <table:table-cell office:value-type="float" office:value="0" calcext:value-type="float">
            <text:p>0</text:p>
          </table:table-cell>
          <table:table-cell office:value-type="float" office:value="25.4" calcext:value-type="float">
            <text:p>25,4</text:p>
          </table:table-cell>
          <table:table-cell office:value-type="float" office:value="0" calcext:value-type="float">
            <text:p>0</text:p>
          </table:table-cell>
          <table:table-cell office:value-type="float" office:value="369.06" calcext:value-type="float">
            <text:p>369,06</text:p>
          </table:table-cell>
          <table:table-cell office:value-type="float" office:value="5709.01" calcext:value-type="float">
            <text:p>5709,01</text:p>
          </table:table-cell>
          <table:table-cell office:value-type="float" office:value="2032.91" calcext:value-type="float">
            <text:p>2032,91</text:p>
          </table:table-cell>
          <table:table-cell office:value-type="float" office:value="50.81" calcext:value-type="float">
            <text:p>50,81</text:p>
          </table:table-cell>
          <table:table-cell office:value-type="float" office:value="0" calcext:value-type="float">
            <text:p>0</text:p>
          </table:table-cell>
          <table:table-cell office:value-type="float" office:value="473.35" calcext:value-type="float">
            <text:p>473,35</text:p>
          </table:table-cell>
          <table:table-cell office:value-type="float" office:value="551.01" calcext:value-type="float">
            <text:p>551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9.01" calcext:value-type="float">
            <text:p>409,01</text:p>
          </table:table-cell>
          <table:table-cell table:style-name="ce9" office:value-type="float" office:value="21609" calcext:value-type="float">
            <text:p>21609</text:p>
          </table:table-cell>
          <table:table-cell table:style-name="ce4" office:value-type="float" office:value="90141" calcext:value-type="float">
            <text:p>9014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11.36" calcext:value-type="float">
            <text:p>111,36</text:p>
          </table:table-cell>
          <table:table-cell office:value-type="float" office:value="0" calcext:value-type="float">
            <text:p>0</text:p>
          </table:table-cell>
          <table:table-cell office:value-type="float" office:value="59.11" calcext:value-type="float">
            <text:p>59,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19.37" calcext:value-type="float">
            <text:p>1819,37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9" office:value-type="float" office:value="9162" calcext:value-type="float">
            <text:p>9162</text:p>
          </table:table-cell>
          <table:table-cell table:style-name="ce4" office:value-type="float" office:value="47164" calcext:value-type="float">
            <text:p>4716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6.29" calcext:value-type="float">
            <text:p>26,29</text:p>
          </table:table-cell>
          <table:table-cell office:value-type="float" office:value="155.32" calcext:value-type="float">
            <text:p>155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6" calcext:value-type="float">
            <text:p>7,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3" calcext:value-type="float">
            <text:p>12,3</text:p>
          </table:table-cell>
          <table:table-cell office:value-type="float" office:value="17.67" calcext:value-type="float">
            <text:p>17,67</text:p>
          </table:table-cell>
          <table:table-cell office:value-type="float" office:value="28.45" calcext:value-type="float">
            <text:p>28,45</text:p>
          </table:table-cell>
          <table:table-cell office:value-type="float" office:value="56.64" calcext:value-type="float">
            <text:p>56,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.29" calcext:value-type="float">
            <text:p>21,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5" calcext:value-type="float">
            <text:p>4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54" calcext:value-type="float">
            <text:p>16,54</text:p>
          </table:table-cell>
          <table:table-cell office:value-type="float" office:value="0" calcext:value-type="float">
            <text:p>0</text:p>
          </table:table-cell>
          <table:table-cell office:value-type="float" office:value="90.18" calcext:value-type="float">
            <text:p>90,18</text:p>
          </table:table-cell>
          <table:table-cell table:style-name="ce9" office:value-type="float" office:value="9168" calcext:value-type="float">
            <text:p>9168</text:p>
          </table:table-cell>
          <table:table-cell table:style-name="ce4" office:value-type="float" office:value="47039" calcext:value-type="float">
            <text:p>4703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.64" calcext:value-type="float">
            <text:p>7,64</text:p>
          </table:table-cell>
          <table:table-cell office:value-type="float" office:value="0.41" calcext:value-type="float">
            <text:p>0,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82" calcext:value-type="float">
            <text:p>22,82</text:p>
          </table:table-cell>
          <table:table-cell office:value-type="float" office:value="80.82" calcext:value-type="float">
            <text:p>80,82</text:p>
          </table:table-cell>
          <table:table-cell office:value-type="float" office:value="30.88" calcext:value-type="float">
            <text:p>30,88</text:p>
          </table:table-cell>
          <table:table-cell office:value-type="float" office:value="0" calcext:value-type="float">
            <text:p>0</text:p>
          </table:table-cell>
          <table:table-cell office:value-type="float" office:value="184.67" calcext:value-type="float">
            <text:p>184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8.14" calcext:value-type="float">
            <text:p>538,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52" calcext:value-type="float">
            <text:p>13,52</text:p>
          </table:table-cell>
          <table:table-cell office:value-type="float" office:value="0" calcext:value-type="float">
            <text:p>0</text:p>
          </table:table-cell>
          <table:table-cell office:value-type="float" office:value="104.26" calcext:value-type="float">
            <text:p>104,26</text:p>
          </table:table-cell>
          <table:table-cell office:value-type="float" office:value="9.17" calcext:value-type="float">
            <text:p>9,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98" calcext:value-type="float">
            <text:p>72,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.82" calcext:value-type="float">
            <text:p>201,82</text:p>
          </table:table-cell>
          <table:table-cell office:value-type="float" office:value="0" calcext:value-type="float">
            <text:p>0</text:p>
          </table:table-cell>
          <table:table-cell office:value-type="float" office:value="40.87" calcext:value-type="float">
            <text:p>40,87</text:p>
          </table:table-cell>
          <table:table-cell table:style-name="ce9" office:value-type="float" office:value="9284" calcext:value-type="float">
            <text:p>9284</text:p>
          </table:table-cell>
          <table:table-cell table:style-name="ce4" office:value-type="float" office:value="47376" calcext:value-type="float">
            <text:p>4737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24.69" calcext:value-type="float">
            <text:p>24,69</text:p>
          </table:table-cell>
          <table:table-cell office:value-type="float" office:value="22.19" calcext:value-type="float">
            <text:p>22,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.57" calcext:value-type="float">
            <text:p>23,5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4.45" calcext:value-type="float">
            <text:p>124,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.71" calcext:value-type="float">
            <text:p>32,7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093" calcext:value-type="float">
            <text:p>9093</text:p>
          </table:table-cell>
          <table:table-cell table:style-name="ce4" office:value-type="float" office:value="46407" calcext:value-type="float">
            <text:p>4640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15.66" calcext:value-type="float">
            <text:p>15,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88" calcext:value-type="float">
            <text:p>24,8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14.88" calcext:value-type="float">
            <text:p>114,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094" calcext:value-type="float">
            <text:p>9094</text:p>
          </table:table-cell>
          <table:table-cell table:style-name="ce4" office:value-type="float" office:value="46454" calcext:value-type="float">
            <text:p>4645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534.86" calcext:value-type="float">
            <text:p>534,86</text:p>
          </table:table-cell>
          <table:table-cell office:value-type="float" office:value="3029.42" calcext:value-type="float">
            <text:p>3029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.98" calcext:value-type="float">
            <text:p>140,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30.17" calcext:value-type="float">
            <text:p>2430,17</text:p>
          </table:table-cell>
          <table:table-cell office:value-type="float" office:value="0" calcext:value-type="float">
            <text:p>0</text:p>
          </table:table-cell>
          <table:table-cell office:value-type="float" office:value="14.18" calcext:value-type="float">
            <text:p>14,18</text:p>
          </table:table-cell>
          <table:table-cell office:value-type="float" office:value="0" calcext:value-type="float">
            <text:p>0</text:p>
          </table:table-cell>
          <table:table-cell office:value-type="float" office:value="226.83" calcext:value-type="float">
            <text:p>226,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.2" calcext:value-type="float">
            <text:p>138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.45" calcext:value-type="float">
            <text:p>140,4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office:value-type="float" office:value="9877" calcext:value-type="float">
            <text:p>9877</text:p>
          </table:table-cell>
          <table:table-cell table:style-name="ce4" office:value-type="float" office:value="51413" calcext:value-type="float">
            <text:p>5141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29.9" calcext:value-type="float">
            <text:p>2029,9</text:p>
          </table:table-cell>
          <table:table-cell office:value-type="float" office:value="13479.06" calcext:value-type="float">
            <text:p>13479,06</text:p>
          </table:table-cell>
          <table:table-cell office:value-type="float" office:value="143.99" calcext:value-type="float">
            <text:p>143,99</text:p>
          </table:table-cell>
          <table:table-cell office:value-type="float" office:value="1059.54" calcext:value-type="float">
            <text:p>1059,54</text:p>
          </table:table-cell>
          <table:table-cell office:value-type="float" office:value="525.19" calcext:value-type="float">
            <text:p>525,19</text:p>
          </table:table-cell>
          <table:table-cell office:value-type="float" office:value="82.12" calcext:value-type="float">
            <text:p>82,12</text:p>
          </table:table-cell>
          <table:table-cell office:value-type="float" office:value="302.73" calcext:value-type="float">
            <text:p>302,73</text:p>
          </table:table-cell>
          <table:table-cell office:value-type="float" office:value="814.13" calcext:value-type="float">
            <text:p>814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.72" calcext:value-type="float">
            <text:p>336,72</text:p>
          </table:table-cell>
          <table:table-cell office:value-type="float" office:value="4197.75" calcext:value-type="float">
            <text:p>4197,75</text:p>
          </table:table-cell>
          <table:table-cell office:value-type="float" office:value="0" calcext:value-type="float">
            <text:p>0</text:p>
          </table:table-cell>
          <table:table-cell office:value-type="float" office:value="25446" calcext:value-type="float">
            <text:p>25446</text:p>
          </table:table-cell>
          <table:table-cell office:value-type="float" office:value="10.59" calcext:value-type="float">
            <text:p>10,59</text:p>
          </table:table-cell>
          <table:table-cell office:value-type="float" office:value="254.91" calcext:value-type="float">
            <text:p>254,91</text:p>
          </table:table-cell>
          <table:table-cell office:value-type="float" office:value="0" calcext:value-type="float">
            <text:p>0</text:p>
          </table:table-cell>
          <table:table-cell office:value-type="float" office:value="47.3" calcext:value-type="float">
            <text:p>47,3</text:p>
          </table:table-cell>
          <table:table-cell office:value-type="float" office:value="0" calcext:value-type="float">
            <text:p>0</text:p>
          </table:table-cell>
          <table:table-cell office:value-type="float" office:value="12322.71" calcext:value-type="float">
            <text:p>12322,71</text:p>
          </table:table-cell>
          <table:table-cell office:value-type="float" office:value="87.69" calcext:value-type="float">
            <text:p>87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05" calcext:value-type="float">
            <text:p>65,05</text:p>
          </table:table-cell>
          <table:table-cell office:value-type="float" office:value="0" calcext:value-type="float">
            <text:p>0</text:p>
          </table:table-cell>
          <table:table-cell office:value-type="float" office:value="-178.16" calcext:value-type="float">
            <text:p>-178,16</text:p>
          </table:table-cell>
          <table:table-cell office:value-type="float" office:value="0" calcext:value-type="float">
            <text:p>0</text:p>
          </table:table-cell>
          <table:table-cell office:value-type="float" office:value="171.85" calcext:value-type="float">
            <text:p>171,85</text:p>
          </table:table-cell>
          <table:table-cell office:value-type="float" office:value="0" calcext:value-type="float">
            <text:p>0</text:p>
          </table:table-cell>
          <table:table-cell office:value-type="float" office:value="303.32" calcext:value-type="float">
            <text:p>303,32</text:p>
          </table:table-cell>
          <table:table-cell table:style-name="ce9" office:value-type="float" office:value="14815" calcext:value-type="float">
            <text:p>14815</text:p>
          </table:table-cell>
          <table:table-cell table:style-name="ce4" office:value-type="float" office:value="64789" calcext:value-type="float">
            <text:p>6478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,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4.3" calcext:value-type="float">
            <text:p>14,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079" calcext:value-type="float">
            <text:p>9079</text:p>
          </table:table-cell>
          <table:table-cell table:style-name="ce4" office:value-type="float" office:value="46351" calcext:value-type="float">
            <text:p>4635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2.99" calcext:value-type="float">
            <text:p>52,99</text:p>
          </table:table-cell>
          <table:table-cell office:value-type="float" office:value="37.74" calcext:value-type="float">
            <text:p>37,74</text:p>
          </table:table-cell>
          <table:table-cell office:value-type="float" office:value="9777.85" calcext:value-type="float">
            <text:p>9777,85</text:p>
          </table:table-cell>
          <table:table-cell office:value-type="float" office:value="2380.34" calcext:value-type="float">
            <text:p>2380,34</text:p>
          </table:table-cell>
          <table:table-cell office:value-type="float" office:value="49973.4" calcext:value-type="float">
            <text:p>49973,4</text:p>
          </table:table-cell>
          <table:table-cell office:value-type="float" office:value="16.45" calcext:value-type="float">
            <text:p>16,45</text:p>
          </table:table-cell>
          <table:table-cell office:value-type="float" office:value="547.05" calcext:value-type="float">
            <text:p>547,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49.42" calcext:value-type="float">
            <text:p>2849,42</text:p>
          </table:table-cell>
          <table:table-cell office:value-type="float" office:value="57.06" calcext:value-type="float">
            <text:p>57,06</text:p>
          </table:table-cell>
          <table:table-cell office:value-type="float" office:value="21.96" calcext:value-type="float">
            <text:p>21,96</text:p>
          </table:table-cell>
          <table:table-cell office:value-type="float" office:value="15.96" calcext:value-type="float">
            <text:p>15,96</text:p>
          </table:table-cell>
          <table:table-cell office:value-type="float" office:value="2075.9" calcext:value-type="float">
            <text:p>2075,9</text:p>
          </table:table-cell>
          <table:table-cell office:value-type="float" office:value="0" calcext:value-type="float">
            <text:p>0</text:p>
          </table:table-cell>
          <table:table-cell office:value-type="float" office:value="216.48" calcext:value-type="float">
            <text:p>216,48</text:p>
          </table:table-cell>
          <table:table-cell office:value-type="float" office:value="0" calcext:value-type="float">
            <text:p>0</text:p>
          </table:table-cell>
          <table:table-cell office:value-type="float" office:value="54.09" calcext:value-type="float">
            <text:p>54,09</text:p>
          </table:table-cell>
          <table:table-cell office:value-type="float" office:value="35.86" calcext:value-type="float">
            <text:p>35,86</text:p>
          </table:table-cell>
          <table:table-cell office:value-type="float" office:value="18891.29" calcext:value-type="float">
            <text:p>18891,29</text:p>
          </table:table-cell>
          <table:table-cell office:value-type="float" office:value="2907.24" calcext:value-type="float">
            <text:p>2907,24</text:p>
          </table:table-cell>
          <table:table-cell office:value-type="float" office:value="131.69" calcext:value-type="float">
            <text:p>131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.62" calcext:value-type="float">
            <text:p>324,62</text:p>
          </table:table-cell>
          <table:table-cell office:value-type="float" office:value="659.24" calcext:value-type="float">
            <text:p>659,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8664" calcext:value-type="float">
            <text:p>18664</text:p>
          </table:table-cell>
          <table:table-cell table:style-name="ce4" office:value-type="float" office:value="58640" calcext:value-type="float">
            <text:p>5864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82.69" calcext:value-type="float">
            <text:p>82,69</text:p>
          </table:table-cell>
          <table:table-cell office:value-type="float" office:value="0" calcext:value-type="float">
            <text:p>0</text:p>
          </table:table-cell>
          <table:table-cell office:value-type="float" office:value="37.42" calcext:value-type="float">
            <text:p>37,42</text:p>
          </table:table-cell>
          <table:table-cell office:value-type="float" office:value="592.02" calcext:value-type="float">
            <text:p>592,02</text:p>
          </table:table-cell>
          <table:table-cell office:value-type="float" office:value="167.35" calcext:value-type="float">
            <text:p>167,3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4.55" calcext:value-type="float">
            <text:p>34,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.86" calcext:value-type="float">
            <text:p>47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.27" calcext:value-type="float">
            <text:p>155,27</text:p>
          </table:table-cell>
          <table:table-cell office:value-type="float" office:value="154.68" calcext:value-type="float">
            <text:p>154,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376" calcext:value-type="float">
            <text:p>9376</text:p>
          </table:table-cell>
          <table:table-cell table:style-name="ce4" office:value-type="float" office:value="47225" calcext:value-type="float">
            <text:p>472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34.58" calcext:value-type="float">
            <text:p>334,58</text:p>
          </table:table-cell>
          <table:table-cell office:value-type="float" office:value="214.63" calcext:value-type="float">
            <text:p>214,63</text:p>
          </table:table-cell>
          <table:table-cell office:value-type="float" office:value="347.03" calcext:value-type="float">
            <text:p>347,03</text:p>
          </table:table-cell>
          <table:table-cell office:value-type="float" office:value="276.23" calcext:value-type="float">
            <text:p>276,23</text:p>
          </table:table-cell>
          <table:table-cell office:value-type="float" office:value="7709.19" calcext:value-type="float">
            <text:p>7709,19</text:p>
          </table:table-cell>
          <table:table-cell office:value-type="float" office:value="0" calcext:value-type="float">
            <text:p>0</text:p>
          </table:table-cell>
          <table:table-cell office:value-type="float" office:value="43.98" calcext:value-type="float">
            <text:p>43,98</text:p>
          </table:table-cell>
          <table:table-cell office:value-type="float" office:value="377.4" calcext:value-type="float">
            <text:p>377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53" calcext:value-type="float">
            <text:p>34,53</text:p>
          </table:table-cell>
          <table:table-cell office:value-type="float" office:value="590.64" calcext:value-type="float">
            <text:p>590,64</text:p>
          </table:table-cell>
          <table:table-cell office:value-type="float" office:value="36.66" calcext:value-type="float">
            <text:p>36,66</text:p>
          </table:table-cell>
          <table:table-cell office:value-type="float" office:value="41.05" calcext:value-type="float">
            <text:p>41,05</text:p>
          </table:table-cell>
          <table:table-cell office:value-type="float" office:value="0" calcext:value-type="float">
            <text:p>0</text:p>
          </table:table-cell>
          <table:table-cell office:value-type="float" office:value="102.42" calcext:value-type="float">
            <text:p>102,42</text:p>
          </table:table-cell>
          <table:table-cell office:value-type="float" office:value="0" calcext:value-type="float">
            <text:p>0</text:p>
          </table:table-cell>
          <table:table-cell office:value-type="float" office:value="47.3" calcext:value-type="float">
            <text:p>47,3</text:p>
          </table:table-cell>
          <table:table-cell office:value-type="float" office:value="0" calcext:value-type="float">
            <text:p>0</text:p>
          </table:table-cell>
          <table:table-cell office:value-type="float" office:value="14.27" calcext:value-type="float">
            <text:p>14,27</text:p>
          </table:table-cell>
          <table:table-cell office:value-type="float" office:value="1201.8" calcext:value-type="float">
            <text:p>1201,8</text:p>
          </table:table-cell>
          <table:table-cell office:value-type="float" office:value="7068.5" calcext:value-type="float">
            <text:p>7068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2.95" calcext:value-type="float">
            <text:p>112,95</text:p>
          </table:table-cell>
          <table:table-cell office:value-type="float" office:value="0" calcext:value-type="float">
            <text:p>0</text:p>
          </table:table-cell>
          <table:table-cell office:value-type="float" office:value="80.17" calcext:value-type="float">
            <text:p>80,17</text:p>
          </table:table-cell>
          <table:table-cell table:style-name="ce9" office:value-type="float" office:value="10340" calcext:value-type="float">
            <text:p>10340</text:p>
          </table:table-cell>
          <table:table-cell table:style-name="ce4" office:value-type="float" office:value="47505" calcext:value-type="float">
            <text:p>4750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.45" calcext:value-type="float">
            <text:p>10,45</text:p>
          </table:table-cell>
          <table:table-cell office:value-type="float" office:value="123" calcext:value-type="float">
            <text:p>1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.91" calcext:value-type="float">
            <text:p>23,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.59" calcext:value-type="float">
            <text:p>253,59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9" office:value-type="float" office:value="9120" calcext:value-type="float">
            <text:p>9120</text:p>
          </table:table-cell>
          <table:table-cell table:style-name="ce4" office:value-type="float" office:value="46471" calcext:value-type="float">
            <text:p>464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99.56" calcext:value-type="float">
            <text:p>499,56</text:p>
          </table:table-cell>
          <table:table-cell office:value-type="float" office:value="0" calcext:value-type="float">
            <text:p>0</text:p>
          </table:table-cell>
          <table:table-cell office:value-type="float" office:value="94.24" calcext:value-type="float">
            <text:p>94,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.08" calcext:value-type="float">
            <text:p>78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15" calcext:value-type="float">
            <text:p>67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6.02" calcext:value-type="float">
            <text:p>426,02</text:p>
          </table:table-cell>
          <table:table-cell office:value-type="float" office:value="0" calcext:value-type="float">
            <text:p>0</text:p>
          </table:table-cell>
          <table:table-cell office:value-type="float" office:value="19.86" calcext:value-type="float">
            <text:p>19,86</text:p>
          </table:table-cell>
          <table:table-cell office:value-type="float" office:value="0" calcext:value-type="float">
            <text:p>0</text:p>
          </table:table-cell>
          <table:table-cell office:value-type="float" office:value="285.96" calcext:value-type="float">
            <text:p>285,96</text:p>
          </table:table-cell>
          <table:table-cell office:value-type="float" office:value="102.92" calcext:value-type="float">
            <text:p>102,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.66" calcext:value-type="float">
            <text:p>64,6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135" calcext:value-type="float">
            <text:p>9135</text:p>
          </table:table-cell>
          <table:table-cell table:style-name="ce4" office:value-type="float" office:value="46341" calcext:value-type="float">
            <text:p>4634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42.74" calcext:value-type="float">
            <text:p>42,74</text:p>
          </table:table-cell>
          <table:table-cell office:value-type="float" office:value="0" calcext:value-type="float">
            <text:p>0</text:p>
          </table:table-cell>
          <table:table-cell office:value-type="float" office:value="441.4" calcext:value-type="float">
            <text:p>441,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.52" calcext:value-type="float">
            <text:p>13,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0.35" calcext:value-type="float">
            <text:p>110,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02" calcext:value-type="float">
            <text:p>28,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244" calcext:value-type="float">
            <text:p>9244</text:p>
          </table:table-cell>
          <table:table-cell table:style-name="ce4" office:value-type="float" office:value="46893" calcext:value-type="float">
            <text:p>4689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600.06" calcext:value-type="float">
            <text:p>17600,06</text:p>
          </table:table-cell>
          <table:table-cell office:value-type="float" office:value="221.01" calcext:value-type="float">
            <text:p>221,01</text:p>
          </table:table-cell>
          <table:table-cell office:value-type="float" office:value="4923.15" calcext:value-type="float">
            <text:p>4923,15</text:p>
          </table:table-cell>
          <table:table-cell office:value-type="float" office:value="186.01" calcext:value-type="float">
            <text:p>186,01</text:p>
          </table:table-cell>
          <table:table-cell office:value-type="float" office:value="0" calcext:value-type="float">
            <text:p>0</text:p>
          </table:table-cell>
          <table:table-cell office:value-type="float" office:value="40.04" calcext:value-type="float">
            <text:p>40,04</text:p>
          </table:table-cell>
          <table:table-cell office:value-type="float" office:value="1352.48" calcext:value-type="float">
            <text:p>1352,48</text:p>
          </table:table-cell>
          <table:table-cell office:value-type="float" office:value="14.51" calcext:value-type="float">
            <text:p>14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.53" calcext:value-type="float">
            <text:p>106,53</text:p>
          </table:table-cell>
          <table:table-cell office:value-type="float" office:value="316.24" calcext:value-type="float">
            <text:p>316,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2.94" calcext:value-type="float">
            <text:p>552,94</text:p>
          </table:table-cell>
          <table:table-cell office:value-type="float" office:value="0" calcext:value-type="float">
            <text:p>0</text:p>
          </table:table-cell>
          <table:table-cell office:value-type="float" office:value="16175.11" calcext:value-type="float">
            <text:p>16175,11</text:p>
          </table:table-cell>
          <table:table-cell office:value-type="float" office:value="5980.66" calcext:value-type="float">
            <text:p>5980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4.98" calcext:value-type="float">
            <text:p>974,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.25" calcext:value-type="float">
            <text:p>52,25</text:p>
          </table:table-cell>
          <table:table-cell office:value-type="float" office:value="6.44" calcext:value-type="float">
            <text:p>6,4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2991" calcext:value-type="float">
            <text:p>12991</text:p>
          </table:table-cell>
          <table:table-cell table:style-name="ce4" office:value-type="float" office:value="68004" calcext:value-type="float">
            <text:p>6800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8" office:value-type="float" office:value="0" calcext:value-type="float">
            <text:p>0</text:p>
          </table:table-cell>
          <table:table-cell office:value-type="float" office:value="7.66" calcext:value-type="float">
            <text:p>7,6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95.89" calcext:value-type="float">
            <text:p>695,89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095" calcext:value-type="float">
            <text:p>9095</text:p>
          </table:table-cell>
          <table:table-cell table:style-name="ce4" office:value-type="float" office:value="46328" calcext:value-type="float">
            <text:p>4632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94.41" calcext:value-type="float">
            <text:p>694,41</text:p>
          </table:table-cell>
          <table:table-cell office:value-type="float" office:value="6765.94" calcext:value-type="float">
            <text:p>6765,94</text:p>
          </table:table-cell>
          <table:table-cell office:value-type="float" office:value="37235.11" calcext:value-type="float">
            <text:p>37235,11</text:p>
          </table:table-cell>
          <table:table-cell office:value-type="float" office:value="27595.2" calcext:value-type="float">
            <text:p>27595,2</text:p>
          </table:table-cell>
          <table:table-cell office:value-type="float" office:value="81117.67" calcext:value-type="float">
            <text:p>81117,67</text:p>
          </table:table-cell>
          <table:table-cell office:value-type="float" office:value="46985.05" calcext:value-type="float">
            <text:p>46985,05</text:p>
          </table:table-cell>
          <table:table-cell office:value-type="float" office:value="9810.87" calcext:value-type="float">
            <text:p>9810,87</text:p>
          </table:table-cell>
          <table:table-cell office:value-type="float" office:value="190.36" calcext:value-type="float">
            <text:p>190,36</text:p>
          </table:table-cell>
          <table:table-cell office:value-type="float" office:value="414.03" calcext:value-type="float">
            <text:p>414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148.78" calcext:value-type="float">
            <text:p>71148,78</text:p>
          </table:table-cell>
          <table:table-cell office:value-type="float" office:value="64574.51" calcext:value-type="float">
            <text:p>64574,51</text:p>
          </table:table-cell>
          <table:table-cell office:value-type="float" office:value="5835.28" calcext:value-type="float">
            <text:p>5835,28</text:p>
          </table:table-cell>
          <table:table-cell office:value-type="float" office:value="17.35" calcext:value-type="float">
            <text:p>17,35</text:p>
          </table:table-cell>
          <table:table-cell office:value-type="float" office:value="40980.69" calcext:value-type="float">
            <text:p>40980,69</text:p>
          </table:table-cell>
          <table:table-cell office:value-type="float" office:value="0" calcext:value-type="float">
            <text:p>0</text:p>
          </table:table-cell>
          <table:table-cell office:value-type="float" office:value="2992.46" calcext:value-type="float">
            <text:p>2992,46</text:p>
          </table:table-cell>
          <table:table-cell office:value-type="float" office:value="3498.66" calcext:value-type="float">
            <text:p>3498,66</text:p>
          </table:table-cell>
          <table:table-cell office:value-type="float" office:value="108.6" calcext:value-type="float">
            <text:p>108,6</text:p>
          </table:table-cell>
          <table:table-cell office:value-type="float" office:value="12175.23" calcext:value-type="float">
            <text:p>12175,23</text:p>
          </table:table-cell>
          <table:table-cell office:value-type="float" office:value="169743.05" calcext:value-type="float">
            <text:p>169743,05</text:p>
          </table:table-cell>
          <table:table-cell office:value-type="float" office:value="17347.45" calcext:value-type="float">
            <text:p>17347,45</text:p>
          </table:table-cell>
          <table:table-cell office:value-type="float" office:value="8134.87" calcext:value-type="float">
            <text:p>8134,87</text:p>
          </table:table-cell>
          <table:table-cell office:value-type="float" office:value="0" calcext:value-type="float">
            <text:p>0</text:p>
          </table:table-cell>
          <table:table-cell office:value-type="float" office:value="1606.56" calcext:value-type="float">
            <text:p>1606,56</text:p>
          </table:table-cell>
          <table:table-cell office:value-type="float" office:value="449.24" calcext:value-type="float">
            <text:p>449,24</text:p>
          </table:table-cell>
          <table:table-cell office:value-type="float" office:value="9023.43" calcext:value-type="float">
            <text:p>9023,4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49005" calcext:value-type="float">
            <text:p>49005</text:p>
          </table:table-cell>
          <table:table-cell table:style-name="ce4" office:value-type="float" office:value="202072" calcext:value-type="float">
            <text:p>20207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.82" calcext:value-type="float">
            <text:p>50,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.49" calcext:value-type="float">
            <text:p>8,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43.73" calcext:value-type="float">
            <text:p>443,73</text:p>
          </table:table-cell>
          <table:table-cell office:value-type="float" office:value="250.72" calcext:value-type="float">
            <text:p>250,72</text:p>
          </table:table-cell>
          <table:table-cell office:value-type="float" office:value="4.67" calcext:value-type="float">
            <text:p>4,67</text:p>
          </table:table-cell>
          <table:table-cell office:value-type="float" office:value="0" calcext:value-type="float">
            <text:p>0</text:p>
          </table:table-cell>
          <table:table-cell office:value-type="float" office:value="199.32" calcext:value-type="float">
            <text:p>199,3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030" calcext:value-type="float">
            <text:p>9030</text:p>
          </table:table-cell>
          <table:table-cell table:style-name="ce4" office:value-type="float" office:value="45620" calcext:value-type="float">
            <text:p>4562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72.38" calcext:value-type="float">
            <text:p>72,38</text:p>
          </table:table-cell>
          <table:table-cell office:value-type="float" office:value="1184.82" calcext:value-type="float">
            <text:p>1184,82</text:p>
          </table:table-cell>
          <table:table-cell office:value-type="float" office:value="92.49" calcext:value-type="float">
            <text:p>92,49</text:p>
          </table:table-cell>
          <table:table-cell office:value-type="float" office:value="0" calcext:value-type="float">
            <text:p>0</text:p>
          </table:table-cell>
          <table:table-cell office:value-type="float" office:value="416.87" calcext:value-type="float">
            <text:p>416,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6.01" calcext:value-type="float">
            <text:p>1196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.02" calcext:value-type="float">
            <text:p>92,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8.25" calcext:value-type="float">
            <text:p>348,25</text:p>
          </table:table-cell>
          <table:table-cell office:value-type="float" office:value="0" calcext:value-type="float">
            <text:p>0</text:p>
          </table:table-cell>
          <table:table-cell office:value-type="float" office:value="4.34" calcext:value-type="float">
            <text:p>4,34</text:p>
          </table:table-cell>
          <table:table-cell office:value-type="float" office:value="134.05" calcext:value-type="float">
            <text:p>134,05</text:p>
          </table:table-cell>
          <table:table-cell office:value-type="float" office:value="2345.54" calcext:value-type="float">
            <text:p>2345,5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874" calcext:value-type="float">
            <text:p>9874</text:p>
          </table:table-cell>
          <table:table-cell table:style-name="ce4" office:value-type="float" office:value="50462" calcext:value-type="float">
            <text:p>5046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1460.46" calcext:value-type="float">
            <text:p>1460,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513.48" calcext:value-type="float">
            <text:p>1513,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2.68" calcext:value-type="float">
            <text:p>672,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.15" calcext:value-type="float">
            <text:p>248,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8145" calcext:value-type="float">
            <text:p>8145</text:p>
          </table:table-cell>
          <table:table-cell table:style-name="ce4" office:value-type="float" office:value="38903" calcext:value-type="float">
            <text:p>3890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308.81" calcext:value-type="float">
            <text:p>308,8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5.99" calcext:value-type="float">
            <text:p>25,99</text:p>
          </table:table-cell>
          <table:table-cell office:value-type="float" office:value="625.51" calcext:value-type="float">
            <text:p>625,5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256" calcext:value-type="float">
            <text:p>9256</text:p>
          </table:table-cell>
          <table:table-cell table:style-name="ce4" office:value-type="float" office:value="47191" calcext:value-type="float">
            <text:p>4719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94.47" calcext:value-type="float">
            <text:p>194,47</text:p>
          </table:table-cell>
          <table:table-cell office:value-type="float" office:value="11992.27" calcext:value-type="float">
            <text:p>11992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48" calcext:value-type="float">
            <text:p>97,48</text:p>
          </table:table-cell>
          <table:table-cell office:value-type="float" office:value="0" calcext:value-type="float">
            <text:p>0</text:p>
          </table:table-cell>
          <table:table-cell office:value-type="float" office:value="492.88" calcext:value-type="float">
            <text:p>492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77.38" calcext:value-type="float">
            <text:p>12277,3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222.79" calcext:value-type="float">
            <text:p>3222,7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0780" calcext:value-type="float">
            <text:p>10780</text:p>
          </table:table-cell>
          <table:table-cell table:style-name="ce4" office:value-type="float" office:value="51441" calcext:value-type="float">
            <text:p>5144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41.68" calcext:value-type="float">
            <text:p>41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9" calcext:value-type="float">
            <text:p>10,49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.76" calcext:value-type="float">
            <text:p>2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" calcext:value-type="float">
            <text:p>2,2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9088" calcext:value-type="float">
            <text:p>9088</text:p>
          </table:table-cell>
          <table:table-cell table:style-name="ce4" office:value-type="float" office:value="46388" calcext:value-type="float">
            <text:p>4638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58.53" calcext:value-type="float">
            <text:p>58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.51" calcext:value-type="float">
            <text:p>492,51</text:p>
          </table:table-cell>
          <table:table-cell office:value-type="float" office:value="0" calcext:value-type="float">
            <text:p>0</text:p>
          </table:table-cell>
          <table:table-cell office:value-type="float" office:value="45.14" calcext:value-type="float">
            <text:p>45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.76" calcext:value-type="float">
            <text:p>439,7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05.45" calcext:value-type="float">
            <text:p>605,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48" calcext:value-type="float">
            <text:p>94,4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508" calcext:value-type="float">
            <text:p>9508</text:p>
          </table:table-cell>
          <table:table-cell table:style-name="ce4" office:value-type="float" office:value="48076" calcext:value-type="float">
            <text:p>4807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729.58" calcext:value-type="float">
            <text:p>2729,58</text:p>
          </table:table-cell>
          <table:table-cell office:value-type="float" office:value="134244.53" calcext:value-type="float">
            <text:p>134244,53</text:p>
          </table:table-cell>
          <table:table-cell office:value-type="float" office:value="4516.12" calcext:value-type="float">
            <text:p>4516,12</text:p>
          </table:table-cell>
          <table:table-cell office:value-type="float" office:value="20592.79" calcext:value-type="float">
            <text:p>20592,79</text:p>
          </table:table-cell>
          <table:table-cell office:value-type="float" office:value="18736.74" calcext:value-type="float">
            <text:p>18736,74</text:p>
          </table:table-cell>
          <table:table-cell office:value-type="float" office:value="0" calcext:value-type="float">
            <text:p>0</text:p>
          </table:table-cell>
          <table:table-cell office:value-type="float" office:value="755.42" calcext:value-type="float">
            <text:p>755,42</text:p>
          </table:table-cell>
          <table:table-cell office:value-type="float" office:value="0" calcext:value-type="float">
            <text:p>0</text:p>
          </table:table-cell>
          <table:table-cell office:value-type="float" office:value="408.56" calcext:value-type="float">
            <text:p>408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31.24" calcext:value-type="float">
            <text:p>14731,24</text:p>
          </table:table-cell>
          <table:table-cell office:value-type="float" office:value="0" calcext:value-type="float">
            <text:p>0</text:p>
          </table:table-cell>
          <table:table-cell office:value-type="float" office:value="1631.85" calcext:value-type="float">
            <text:p>1631,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348" calcext:value-type="float">
            <text:p>16348</text:p>
          </table:table-cell>
          <table:table-cell office:value-type="float" office:value="0" calcext:value-type="float">
            <text:p>0</text:p>
          </table:table-cell>
          <table:table-cell office:value-type="float" office:value="24456.06" calcext:value-type="float">
            <text:p>24456,06</text:p>
          </table:table-cell>
          <table:table-cell office:value-type="float" office:value="8993.84" calcext:value-type="float">
            <text:p>8993,84</text:p>
          </table:table-cell>
          <table:table-cell office:value-type="float" office:value="167.25" calcext:value-type="float">
            <text:p>167,25</text:p>
          </table:table-cell>
          <table:table-cell office:value-type="float" office:value="0" calcext:value-type="float">
            <text:p>0</text:p>
          </table:table-cell>
          <table:table-cell office:value-type="float" office:value="1095.29" calcext:value-type="float">
            <text:p>1095,29</text:p>
          </table:table-cell>
          <table:table-cell office:value-type="float" office:value="0" calcext:value-type="float">
            <text:p>0</text:p>
          </table:table-cell>
          <table:table-cell office:value-type="float" office:value="45.51" calcext:value-type="float">
            <text:p>45,5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5931" calcext:value-type="float">
            <text:p>5931</text:p>
          </table:table-cell>
          <table:table-cell table:style-name="ce4" office:value-type="float" office:value="-30307" calcext:value-type="float">
            <text:p>-3030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84.14" calcext:value-type="float">
            <text:p>84,14</text:p>
          </table:table-cell>
          <table:table-cell office:value-type="float" office:value="0" calcext:value-type="float">
            <text:p>0</text:p>
          </table:table-cell>
          <table:table-cell office:value-type="float" office:value="670.11" calcext:value-type="float">
            <text:p>670,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9.78" calcext:value-type="float">
            <text:p>199,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.21" calcext:value-type="float">
            <text:p>36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3" calcext:value-type="float">
            <text:p>17,13</text:p>
          </table:table-cell>
          <table:table-cell office:value-type="float" office:value="14.53" calcext:value-type="float">
            <text:p>14,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094" calcext:value-type="float">
            <text:p>9094</text:p>
          </table:table-cell>
          <table:table-cell table:style-name="ce4" office:value-type="float" office:value="45800" calcext:value-type="float">
            <text:p>458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9.45" calcext:value-type="float">
            <text:p>9,45</text:p>
          </table:table-cell>
          <table:table-cell office:value-type="float" office:value="313.01" calcext:value-type="float">
            <text:p>313,01</text:p>
          </table:table-cell>
          <table:table-cell office:value-type="float" office:value="289.9" calcext:value-type="float">
            <text:p>289,9</text:p>
          </table:table-cell>
          <table:table-cell office:value-type="float" office:value="0" calcext:value-type="float">
            <text:p>0</text:p>
          </table:table-cell>
          <table:table-cell office:value-type="float" office:value="479.96" calcext:value-type="float">
            <text:p>479,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5.43" calcext:value-type="float">
            <text:p>895,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.03" calcext:value-type="float">
            <text:p>19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8.12" calcext:value-type="float">
            <text:p>388,12</text:p>
          </table:table-cell>
          <table:table-cell office:value-type="float" office:value="23.17" calcext:value-type="float">
            <text:p>23,17</text:p>
          </table:table-cell>
          <table:table-cell office:value-type="float" office:value="0" calcext:value-type="float">
            <text:p>0</text:p>
          </table:table-cell>
          <table:table-cell office:value-type="float" office:value="49.41" calcext:value-type="float">
            <text:p>49,41</text:p>
          </table:table-cell>
          <table:table-cell office:value-type="float" office:value="0" calcext:value-type="float">
            <text:p>0</text:p>
          </table:table-cell>
          <table:table-cell office:value-type="float" office:value="274.23" calcext:value-type="float">
            <text:p>274,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415" calcext:value-type="float">
            <text:p>9415</text:p>
          </table:table-cell>
          <table:table-cell table:style-name="ce4" office:value-type="float" office:value="47734" calcext:value-type="float">
            <text:p>4773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62.17" calcext:value-type="float">
            <text:p>17862,17</text:p>
          </table:table-cell>
          <table:table-cell office:value-type="float" office:value="54776.08" calcext:value-type="float">
            <text:p>54776,08</text:p>
          </table:table-cell>
          <table:table-cell office:value-type="float" office:value="92722.86" calcext:value-type="float">
            <text:p>92722,86</text:p>
          </table:table-cell>
          <table:table-cell office:value-type="float" office:value="0" calcext:value-type="float">
            <text:p>0</text:p>
          </table:table-cell>
          <table:table-cell office:value-type="float" office:value="12506.08" calcext:value-type="float">
            <text:p>12506,08</text:p>
          </table:table-cell>
          <table:table-cell office:value-type="float" office:value="0" calcext:value-type="float">
            <text:p>0</text:p>
          </table:table-cell>
          <table:table-cell office:value-type="float" office:value="2642.3" calcext:value-type="float">
            <text:p>264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882.78" calcext:value-type="float">
            <text:p>72882,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64.49" calcext:value-type="float">
            <text:p>3564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76.22" calcext:value-type="float">
            <text:p>21776,22</text:p>
          </table:table-cell>
          <table:table-cell office:value-type="float" office:value="48697.61" calcext:value-type="float">
            <text:p>48697,61</text:p>
          </table:table-cell>
          <table:table-cell office:value-type="float" office:value="21179.57" calcext:value-type="float">
            <text:p>21179,57</text:p>
          </table:table-cell>
          <table:table-cell office:value-type="float" office:value="3053.83" calcext:value-type="float">
            <text:p>3053,83</text:p>
          </table:table-cell>
          <table:table-cell office:value-type="float" office:value="0" calcext:value-type="float">
            <text:p>0</text:p>
          </table:table-cell>
          <table:table-cell office:value-type="float" office:value="448.81" calcext:value-type="float">
            <text:p>448,81</text:p>
          </table:table-cell>
          <table:table-cell office:value-type="float" office:value="289.66" calcext:value-type="float">
            <text:p>289,66</text:p>
          </table:table-cell>
          <table:table-cell office:value-type="float" office:value="9675.1" calcext:value-type="float">
            <text:p>9675,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44249" calcext:value-type="float">
            <text:p>44249</text:p>
          </table:table-cell>
          <table:table-cell table:style-name="ce4" office:value-type="float" office:value="178094" calcext:value-type="float">
            <text:p>17809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62.24" calcext:value-type="float">
            <text:p>4262,24</text:p>
          </table:table-cell>
          <table:table-cell office:value-type="float" office:value="0" calcext:value-type="float">
            <text:p>0</text:p>
          </table:table-cell>
          <table:table-cell office:value-type="float" office:value="106.87" calcext:value-type="float">
            <text:p>106,87</text:p>
          </table:table-cell>
          <table:table-cell office:value-type="float" office:value="0" calcext:value-type="float">
            <text:p>0</text:p>
          </table:table-cell>
          <table:table-cell office:value-type="float" office:value="85.4" calcext:value-type="float">
            <text:p>85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.6" calcext:value-type="float">
            <text:p>118,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4.4" calcext:value-type="float">
            <text:p>24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777" calcext:value-type="float">
            <text:p>9777</text:p>
          </table:table-cell>
          <table:table-cell table:style-name="ce4" office:value-type="float" office:value="46142" calcext:value-type="float">
            <text:p>4614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6.24" calcext:value-type="float">
            <text:p>1686,24</text:p>
          </table:table-cell>
          <table:table-cell office:value-type="float" office:value="1435.25" calcext:value-type="float">
            <text:p>1435,25</text:p>
          </table:table-cell>
          <table:table-cell office:value-type="float" office:value="0" calcext:value-type="float">
            <text:p>0</text:p>
          </table:table-cell>
          <table:table-cell office:value-type="float" office:value="695.91" calcext:value-type="float">
            <text:p>695,91</text:p>
          </table:table-cell>
          <table:table-cell office:value-type="float" office:value="0" calcext:value-type="float">
            <text:p>0</text:p>
          </table:table-cell>
          <table:table-cell office:value-type="float" office:value="42.69" calcext:value-type="float">
            <text:p>42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2.75" calcext:value-type="float">
            <text:p>2932,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7.06" calcext:value-type="float">
            <text:p>87,06</text:p>
          </table:table-cell>
          <table:table-cell office:value-type="float" office:value="0" calcext:value-type="float">
            <text:p>0</text:p>
          </table:table-cell>
          <table:table-cell office:value-type="float" office:value="79.3" calcext:value-type="float">
            <text:p>79,3</text:p>
          </table:table-cell>
          <table:table-cell office:value-type="float" office:value="147.12" calcext:value-type="float">
            <text:p>147,12</text:p>
          </table:table-cell>
          <table:table-cell office:value-type="float" office:value="704.56" calcext:value-type="float">
            <text:p>704,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121" calcext:value-type="float">
            <text:p>10121</text:p>
          </table:table-cell>
          <table:table-cell table:style-name="ce4" office:value-type="float" office:value="50610" calcext:value-type="float">
            <text:p>506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42.75" calcext:value-type="float">
            <text:p>42,75</text:p>
          </table:table-cell>
          <table:table-cell office:value-type="float" office:value="586.59" calcext:value-type="float">
            <text:p>586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3.05" calcext:value-type="float">
            <text:p>663,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9.8" calcext:value-type="float">
            <text:p>609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4.52" calcext:value-type="float">
            <text:p>324,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.06" calcext:value-type="float">
            <text:p>109,06</text:p>
          </table:table-cell>
          <table:table-cell office:value-type="float" office:value="0" calcext:value-type="float">
            <text:p>0</text:p>
          </table:table-cell>
          <table:table-cell office:value-type="float" office:value="184.13" calcext:value-type="float">
            <text:p>184,13</text:p>
          </table:table-cell>
          <table:table-cell office:value-type="float" office:value="67.84" calcext:value-type="float">
            <text:p>67,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.15" calcext:value-type="float">
            <text:p>186,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491" calcext:value-type="float">
            <text:p>9491</text:p>
          </table:table-cell>
          <table:table-cell table:style-name="ce4" office:value-type="float" office:value="48281" calcext:value-type="float">
            <text:p>4828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.97" calcext:value-type="float">
            <text:p>252,97</text:p>
          </table:table-cell>
          <table:table-cell office:value-type="float" office:value="398.35" calcext:value-type="float">
            <text:p>398,35</text:p>
          </table:table-cell>
          <table:table-cell office:value-type="float" office:value="17781.7" calcext:value-type="float">
            <text:p>17781,7</text:p>
          </table:table-cell>
          <table:table-cell office:value-type="float" office:value="0" calcext:value-type="float">
            <text:p>0</text:p>
          </table:table-cell>
          <table:table-cell office:value-type="float" office:value="1707.55" calcext:value-type="float">
            <text:p>1707,55</text:p>
          </table:table-cell>
          <table:table-cell office:value-type="float" office:value="0" calcext:value-type="float">
            <text:p>0</text:p>
          </table:table-cell>
          <table:table-cell office:value-type="float" office:value="158.6" calcext:value-type="float">
            <text:p>158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2.75" calcext:value-type="float">
            <text:p>10142,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9.16" calcext:value-type="float">
            <text:p>889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.85" calcext:value-type="float">
            <text:p>123,85</text:p>
          </table:table-cell>
          <table:table-cell office:value-type="float" office:value="68841.72" calcext:value-type="float">
            <text:p>68841,72</text:p>
          </table:table-cell>
          <table:table-cell office:value-type="float" office:value="953.89" calcext:value-type="float">
            <text:p>953,89</text:p>
          </table:table-cell>
          <table:table-cell office:value-type="float" office:value="54.05" calcext:value-type="float">
            <text:p>54,05</text:p>
          </table:table-cell>
          <table:table-cell office:value-type="float" office:value="0" calcext:value-type="float">
            <text:p>0</text:p>
          </table:table-cell>
          <table:table-cell office:value-type="float" office:value="-82.96" calcext:value-type="float">
            <text:p>-82,96</text:p>
          </table:table-cell>
          <table:table-cell office:value-type="float" office:value="22.12" calcext:value-type="float">
            <text:p>22,12</text:p>
          </table:table-cell>
          <table:table-cell office:value-type="float" office:value="2635.27" calcext:value-type="float">
            <text:p>2635,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665" calcext:value-type="float">
            <text:p>10665</text:p>
          </table:table-cell>
          <table:table-cell table:style-name="ce4" office:value-type="float" office:value="47601" calcext:value-type="float">
            <text:p>476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.54" calcext:value-type="float">
            <text:p>194,54</text:p>
          </table:table-cell>
          <table:table-cell office:value-type="float" office:value="12638.08" calcext:value-type="float">
            <text:p>12638,08</text:p>
          </table:table-cell>
          <table:table-cell office:value-type="float" office:value="294.04" calcext:value-type="float">
            <text:p>294,04</text:p>
          </table:table-cell>
          <table:table-cell office:value-type="float" office:value="10.85" calcext:value-type="float">
            <text:p>10,85</text:p>
          </table:table-cell>
          <table:table-cell office:value-type="float" office:value="162.51" calcext:value-type="float">
            <text:p>162,51</text:p>
          </table:table-cell>
          <table:table-cell office:value-type="float" office:value="0" calcext:value-type="float">
            <text:p>0</text:p>
          </table:table-cell>
          <table:table-cell office:value-type="float" office:value="310.42" calcext:value-type="float">
            <text:p>310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74.78" calcext:value-type="float">
            <text:p>12674,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93" calcext:value-type="float">
            <text:p>7,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.82" calcext:value-type="float">
            <text:p>67,82</text:p>
          </table:table-cell>
          <table:table-cell office:value-type="float" office:value="36.47" calcext:value-type="float">
            <text:p>36,47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,5</text:p>
          </table:table-cell>
          <table:table-cell office:value-type="float" office:value="0" calcext:value-type="float">
            <text:p>0</text:p>
          </table:table-cell>
          <table:table-cell office:value-type="float" office:value="66.09" calcext:value-type="float">
            <text:p>66,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2196" calcext:value-type="float">
            <text:p>12196</text:p>
          </table:table-cell>
          <table:table-cell table:style-name="ce4" office:value-type="float" office:value="66118" calcext:value-type="float">
            <text:p>661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53" calcext:value-type="float">
            <text:p>49,53</text:p>
          </table:table-cell>
          <table:table-cell office:value-type="float" office:value="115.7" calcext:value-type="float">
            <text:p>115,7</text:p>
          </table:table-cell>
          <table:table-cell office:value-type="float" office:value="0" calcext:value-type="float">
            <text:p>0</text:p>
          </table:table-cell>
          <table:table-cell office:value-type="float" office:value="455.44" calcext:value-type="float">
            <text:p>455,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1.01" calcext:value-type="float">
            <text:p>1051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5.03" calcext:value-type="float">
            <text:p>635,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90.58" calcext:value-type="float">
            <text:p>3890,58</text:p>
          </table:table-cell>
          <table:table-cell office:value-type="float" office:value="386.41" calcext:value-type="float">
            <text:p>386,41</text:p>
          </table:table-cell>
          <table:table-cell office:value-type="float" office:value="405.05" calcext:value-type="float">
            <text:p>405,05</text:p>
          </table:table-cell>
          <table:table-cell office:value-type="float" office:value="0" calcext:value-type="float">
            <text:p>0</text:p>
          </table:table-cell>
          <table:table-cell office:value-type="float" office:value="80.52" calcext:value-type="float">
            <text:p>80,52</text:p>
          </table:table-cell>
          <table:table-cell office:value-type="float" office:value="0" calcext:value-type="float">
            <text:p>0</text:p>
          </table:table-cell>
          <table:table-cell office:value-type="float" office:value="560.83" calcext:value-type="float">
            <text:p>560,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8733" calcext:value-type="float">
            <text:p>8733</text:p>
          </table:table-cell>
          <table:table-cell table:style-name="ce4" office:value-type="float" office:value="43881" calcext:value-type="float">
            <text:p>4388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12.73" calcext:value-type="float">
            <text:p>8712,73</text:p>
          </table:table-cell>
          <table:table-cell office:value-type="float" office:value="18344.01" calcext:value-type="float">
            <text:p>18344,01</text:p>
          </table:table-cell>
          <table:table-cell office:value-type="float" office:value="0" calcext:value-type="float">
            <text:p>0</text:p>
          </table:table-cell>
          <table:table-cell office:value-type="float" office:value="1217.42" calcext:value-type="float">
            <text:p>1217,42</text:p>
          </table:table-cell>
          <table:table-cell office:value-type="float" office:value="0" calcext:value-type="float">
            <text:p>0</text:p>
          </table:table-cell>
          <table:table-cell office:value-type="float" office:value="213.48" calcext:value-type="float">
            <text:p>213,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76.35" calcext:value-type="float">
            <text:p>13176,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73.85" calcext:value-type="float">
            <text:p>1173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11.6" calcext:value-type="float">
            <text:p>4311,6</text:p>
          </table:table-cell>
          <table:table-cell office:value-type="float" office:value="23975.45" calcext:value-type="float">
            <text:p>23975,45</text:p>
          </table:table-cell>
          <table:table-cell office:value-type="float" office:value="504.43" calcext:value-type="float">
            <text:p>504,43</text:p>
          </table:table-cell>
          <table:table-cell office:value-type="float" office:value="538.87" calcext:value-type="float">
            <text:p>538,87</text:p>
          </table:table-cell>
          <table:table-cell office:value-type="float" office:value="0" calcext:value-type="float">
            <text:p>0</text:p>
          </table:table-cell>
          <table:table-cell office:value-type="float" office:value="450.18" calcext:value-type="float">
            <text:p>450,18</text:p>
          </table:table-cell>
          <table:table-cell office:value-type="float" office:value="0" calcext:value-type="float">
            <text:p>0</text:p>
          </table:table-cell>
          <table:table-cell office:value-type="float" office:value="347.31" calcext:value-type="float">
            <text:p>347,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2891" calcext:value-type="float">
            <text:p>12891</text:p>
          </table:table-cell>
          <table:table-cell table:style-name="ce4" office:value-type="float" office:value="54703" calcext:value-type="float">
            <text:p>547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6.93" calcext:value-type="float">
            <text:p>906,93</text:p>
          </table:table-cell>
          <table:table-cell office:value-type="float" office:value="11769.24" calcext:value-type="float">
            <text:p>11769,24</text:p>
          </table:table-cell>
          <table:table-cell office:value-type="float" office:value="61370.42" calcext:value-type="float">
            <text:p>61370,42</text:p>
          </table:table-cell>
          <table:table-cell office:value-type="float" office:value="2359.25" calcext:value-type="float">
            <text:p>2359,25</text:p>
          </table:table-cell>
          <table:table-cell office:value-type="float" office:value="109.96" calcext:value-type="float">
            <text:p>109,96</text:p>
          </table:table-cell>
          <table:table-cell office:value-type="float" office:value="312.36" calcext:value-type="float">
            <text:p>312,36</text:p>
          </table:table-cell>
          <table:table-cell office:value-type="float" office:value="0" calcext:value-type="float">
            <text:p>0</text:p>
          </table:table-cell>
          <table:table-cell office:value-type="float" office:value="719.73" calcext:value-type="float">
            <text:p>719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13.91" calcext:value-type="float">
            <text:p>46213,91</text:p>
          </table:table-cell>
          <table:table-cell office:value-type="float" office:value="0" calcext:value-type="float">
            <text:p>0</text:p>
          </table:table-cell>
          <table:table-cell office:value-type="float" office:value="222.04" calcext:value-type="float">
            <text:p>222,04</text:p>
          </table:table-cell>
          <table:table-cell office:value-type="float" office:value="0" calcext:value-type="float">
            <text:p>0</text:p>
          </table:table-cell>
          <table:table-cell office:value-type="float" office:value="811.89" calcext:value-type="float">
            <text:p>811,89</text:p>
          </table:table-cell>
          <table:table-cell office:value-type="float" office:value="0" calcext:value-type="float">
            <text:p>0</text:p>
          </table:table-cell>
          <table:table-cell office:value-type="float" office:value="693.78" calcext:value-type="float">
            <text:p>693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.06" calcext:value-type="float">
            <text:p>373,06</text:p>
          </table:table-cell>
          <table:table-cell office:value-type="float" office:value="3801.52" calcext:value-type="float">
            <text:p>3801,52</text:p>
          </table:table-cell>
          <table:table-cell office:value-type="float" office:value="-378.42" calcext:value-type="float">
            <text:p>-378,42</text:p>
          </table:table-cell>
          <table:table-cell office:value-type="float" office:value="13.05" calcext:value-type="float">
            <text:p>13,05</text:p>
          </table:table-cell>
          <table:table-cell office:value-type="float" office:value="0" calcext:value-type="float">
            <text:p>0</text:p>
          </table:table-cell>
          <table:table-cell office:value-type="float" office:value="1737.89" calcext:value-type="float">
            <text:p>1737,89</text:p>
          </table:table-cell>
          <table:table-cell office:value-type="float" office:value="0" calcext:value-type="float">
            <text:p>0</text:p>
          </table:table-cell>
          <table:table-cell office:value-type="float" office:value="110.96" calcext:value-type="float">
            <text:p>110,9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23041" calcext:value-type="float">
            <text:p>23041</text:p>
          </table:table-cell>
          <table:table-cell table:style-name="ce4" office:value-type="float" office:value="133857" calcext:value-type="float">
            <text:p>13385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204.95" calcext:value-type="float">
            <text:p>204,95</text:p>
          </table:table-cell>
          <table:table-cell office:value-type="float" office:value="403.76" calcext:value-type="float">
            <text:p>403,76</text:p>
          </table:table-cell>
          <table:table-cell office:value-type="float" office:value="0" calcext:value-type="float">
            <text:p>0</text:p>
          </table:table-cell>
          <table:table-cell office:value-type="float" office:value="317.19" calcext:value-type="float">
            <text:p>317,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.23" calcext:value-type="float">
            <text:p>79,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1.11" calcext:value-type="float">
            <text:p>121,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.12" calcext:value-type="float">
            <text:p>23,12</text:p>
          </table:table-cell>
          <table:table-cell office:value-type="float" office:value="144.66" calcext:value-type="float">
            <text:p>144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2" calcext:value-type="float">
            <text:p>3,42</text:p>
          </table:table-cell>
          <table:table-cell office:value-type="float" office:value="64.59" calcext:value-type="float">
            <text:p>64,5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207" calcext:value-type="float">
            <text:p>9207</text:p>
          </table:table-cell>
          <table:table-cell table:style-name="ce4" office:value-type="float" office:value="46341" calcext:value-type="float">
            <text:p>4634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0.01" calcext:value-type="float">
            <text:p>210,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7.46" calcext:value-type="float">
            <text:p>77,46</text:p>
          </table:table-cell>
          <table:table-cell office:value-type="float" office:value="1790.59" calcext:value-type="float">
            <text:p>1790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81.91" calcext:value-type="float">
            <text:p>15781,91</text:p>
          </table:table-cell>
          <table:table-cell office:value-type="float" office:value="3257.4" calcext:value-type="float">
            <text:p>3257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.48" calcext:value-type="float">
            <text:p>163,48</text:p>
          </table:table-cell>
          <table:table-cell office:value-type="float" office:value="0" calcext:value-type="float">
            <text:p>0</text:p>
          </table:table-cell>
          <table:table-cell office:value-type="float" office:value="196.42" calcext:value-type="float">
            <text:p>196,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479" calcext:value-type="float">
            <text:p>9479</text:p>
          </table:table-cell>
          <table:table-cell table:style-name="ce4" office:value-type="float" office:value="51857" calcext:value-type="float">
            <text:p>5185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10.59" calcext:value-type="float">
            <text:p>5010,59</text:p>
          </table:table-cell>
          <table:table-cell office:value-type="float" office:value="19475.55" calcext:value-type="float">
            <text:p>19475,55</text:p>
          </table:table-cell>
          <table:table-cell office:value-type="float" office:value="5181.55" calcext:value-type="float">
            <text:p>5181,55</text:p>
          </table:table-cell>
          <table:table-cell office:value-type="float" office:value="1632.31" calcext:value-type="float">
            <text:p>1632,31</text:p>
          </table:table-cell>
          <table:table-cell office:value-type="float" office:value="0" calcext:value-type="float">
            <text:p>0</text:p>
          </table:table-cell>
          <table:table-cell office:value-type="float" office:value="243.99" calcext:value-type="float">
            <text:p>243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51.06" calcext:value-type="float">
            <text:p>4751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67" calcext:value-type="float">
            <text:p>56,67</text:p>
          </table:table-cell>
          <table:table-cell office:value-type="float" office:value="0" calcext:value-type="float">
            <text:p>0</text:p>
          </table:table-cell>
          <table:table-cell office:value-type="float" office:value="277.28" calcext:value-type="float">
            <text:p>277,28</text:p>
          </table:table-cell>
          <table:table-cell office:value-type="float" office:value="2764.76" calcext:value-type="float">
            <text:p>2764,76</text:p>
          </table:table-cell>
          <table:table-cell office:value-type="float" office:value="60.29" calcext:value-type="float">
            <text:p>60,29</text:p>
          </table:table-cell>
          <table:table-cell office:value-type="float" office:value="444.56" calcext:value-type="float">
            <text:p>444,56</text:p>
          </table:table-cell>
          <table:table-cell office:value-type="float" office:value="2570.95" calcext:value-type="float">
            <text:p>2570,95</text:p>
          </table:table-cell>
          <table:table-cell office:value-type="float" office:value="592.92" calcext:value-type="float">
            <text:p>592,92</text:p>
          </table:table-cell>
          <table:table-cell office:value-type="float" office:value="145.06" calcext:value-type="float">
            <text:p>145,06</text:p>
          </table:table-cell>
          <table:table-cell office:value-type="float" office:value="0" calcext:value-type="float">
            <text:p>0</text:p>
          </table:table-cell>
          <table:table-cell office:value-type="float" office:value="401.99" calcext:value-type="float">
            <text:p>401,99</text:p>
          </table:table-cell>
          <table:table-cell office:value-type="float" office:value="135.35" calcext:value-type="float">
            <text:p>135,35</text:p>
          </table:table-cell>
          <table:table-cell office:value-type="float" office:value="2992.68" calcext:value-type="float">
            <text:p>2992,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5124" calcext:value-type="float">
            <text:p>15124</text:p>
          </table:table-cell>
          <table:table-cell table:style-name="ce4" office:value-type="float" office:value="64844" calcext:value-type="float">
            <text:p>6484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6.88" calcext:value-type="float">
            <text:p>1576,88</text:p>
          </table:table-cell>
          <table:table-cell office:value-type="float" office:value="30642.67" calcext:value-type="float">
            <text:p>30642,67</text:p>
          </table:table-cell>
          <table:table-cell office:value-type="float" office:value="13985.73" calcext:value-type="float">
            <text:p>13985,73</text:p>
          </table:table-cell>
          <table:table-cell office:value-type="float" office:value="532.77" calcext:value-type="float">
            <text:p>532,77</text:p>
          </table:table-cell>
          <table:table-cell office:value-type="float" office:value="2847.66" calcext:value-type="float">
            <text:p>2847,66</text:p>
          </table:table-cell>
          <table:table-cell office:value-type="float" office:value="0" calcext:value-type="float">
            <text:p>0</text:p>
          </table:table-cell>
          <table:table-cell office:value-type="float" office:value="841.84" calcext:value-type="float">
            <text:p>841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62.3" calcext:value-type="float">
            <text:p>36762,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1.58" calcext:value-type="float">
            <text:p>131,58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128.6" calcext:value-type="float">
            <text:p>128,6</text:p>
          </table:table-cell>
          <table:table-cell office:value-type="float" office:value="8854.27" calcext:value-type="float">
            <text:p>8854,27</text:p>
          </table:table-cell>
          <table:table-cell office:value-type="float" office:value="1334.47" calcext:value-type="float">
            <text:p>1334,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8.57" calcext:value-type="float">
            <text:p>868,57</text:p>
          </table:table-cell>
          <table:table-cell office:value-type="float" office:value="0" calcext:value-type="float">
            <text:p>0</text:p>
          </table:table-cell>
          <table:table-cell office:value-type="float" office:value="1981.5" calcext:value-type="float">
            <text:p>1981,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9645" calcext:value-type="float">
            <text:p>19645</text:p>
          </table:table-cell>
          <table:table-cell table:style-name="ce4" office:value-type="float" office:value="98629" calcext:value-type="float">
            <text:p>986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5.19" calcext:value-type="float">
            <text:p>185,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9" calcext:value-type="float">
            <text:p>34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.03" calcext:value-type="float">
            <text:p>114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4.46" calcext:value-type="float">
            <text:p>454,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.26" calcext:value-type="float">
            <text:p>14,26</text:p>
          </table:table-cell>
          <table:table-cell office:value-type="float" office:value="966.02" calcext:value-type="float">
            <text:p>966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.04" calcext:value-type="float">
            <text:p>67,04</text:p>
          </table:table-cell>
          <table:table-cell office:value-type="float" office:value="0" calcext:value-type="float">
            <text:p>0</text:p>
          </table:table-cell>
          <table:table-cell office:value-type="float" office:value="29.87" calcext:value-type="float">
            <text:p>29,87</text:p>
          </table:table-cell>
          <table:table-cell office:value-type="float" office:value="7.15" calcext:value-type="float">
            <text:p>7,15</text:p>
          </table:table-cell>
          <table:table-cell office:value-type="float" office:value="27.69" calcext:value-type="float">
            <text:p>27,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412" calcext:value-type="float">
            <text:p>9412</text:p>
          </table:table-cell>
          <table:table-cell table:style-name="ce4" office:value-type="float" office:value="49372" calcext:value-type="float">
            <text:p>4937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8.03" calcext:value-type="float">
            <text:p>28,03</text:p>
          </table:table-cell>
          <table:table-cell office:value-type="float" office:value="67.22" calcext:value-type="float">
            <text:p>67,22</text:p>
          </table:table-cell>
          <table:table-cell office:value-type="float" office:value="59.07" calcext:value-type="float">
            <text:p>59,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.63" calcext:value-type="float">
            <text:p>50,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07" calcext:value-type="float">
            <text:p>11,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5.35" calcext:value-type="float">
            <text:p>115,3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office:value-type="float" office:value="9117" calcext:value-type="float">
            <text:p>9117</text:p>
          </table:table-cell>
          <table:table-cell table:style-name="ce4" office:value-type="float" office:value="46515" calcext:value-type="float">
            <text:p>465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33.28" calcext:value-type="float">
            <text:p>33,28</text:p>
          </table:table-cell>
          <table:table-cell office:value-type="float" office:value="0" calcext:value-type="float">
            <text:p>0</text:p>
          </table:table-cell>
          <table:table-cell office:value-type="float" office:value="182.32" calcext:value-type="float">
            <text:p>182,32</text:p>
          </table:table-cell>
          <table:table-cell office:value-type="float" office:value="0" calcext:value-type="float">
            <text:p>0</text:p>
          </table:table-cell>
          <table:table-cell office:value-type="float" office:value="142.33" calcext:value-type="float">
            <text:p>142,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.95" calcext:value-type="float">
            <text:p>47,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0.64" calcext:value-type="float">
            <text:p>2930,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9.25" calcext:value-type="float">
            <text:p>1459,25</text:p>
          </table:table-cell>
          <table:table-cell office:value-type="float" office:value="975.19" calcext:value-type="float">
            <text:p>975,19</text:p>
          </table:table-cell>
          <table:table-cell office:value-type="float" office:value="942.39" calcext:value-type="float">
            <text:p>942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" calcext:value-type="float">
            <text:p>42,7</text:p>
          </table:table-cell>
          <table:table-cell office:value-type="float" office:value="333.77" calcext:value-type="float">
            <text:p>333,77</text:p>
          </table:table-cell>
          <table:table-cell office:value-type="float" office:value="99.67" calcext:value-type="float">
            <text:p>99,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481" calcext:value-type="float">
            <text:p>9481</text:p>
          </table:table-cell>
          <table:table-cell table:style-name="ce4" office:value-type="float" office:value="46842" calcext:value-type="float">
            <text:p>4684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458.45" calcext:value-type="float">
            <text:p>458,45</text:p>
          </table:table-cell>
          <table:table-cell office:value-type="float" office:value="2417.77" calcext:value-type="float">
            <text:p>2417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.47" calcext:value-type="float">
            <text:p>644,47</text:p>
          </table:table-cell>
          <table:table-cell office:value-type="float" office:value="0" calcext:value-type="float">
            <text:p>0</text:p>
          </table:table-cell>
          <table:table-cell office:value-type="float" office:value="157.72" calcext:value-type="float">
            <text:p>157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6.96" calcext:value-type="float">
            <text:p>1996,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94.17" calcext:value-type="float">
            <text:p>694,17</text:p>
          </table:table-cell>
          <table:table-cell office:value-type="float" office:value="0" calcext:value-type="float">
            <text:p>0</text:p>
          </table:table-cell>
          <table:table-cell office:value-type="float" office:value="130.83" calcext:value-type="float">
            <text:p>130,83</text:p>
          </table:table-cell>
          <table:table-cell office:value-type="float" office:value="1252.04" calcext:value-type="float">
            <text:p>1252,04</text:p>
          </table:table-cell>
          <table:table-cell office:value-type="float" office:value="0" calcext:value-type="float">
            <text:p>0</text:p>
          </table:table-cell>
          <table:table-cell office:value-type="float" office:value="122.04" calcext:value-type="float">
            <text:p>122,04</text:p>
          </table:table-cell>
          <table:table-cell office:value-type="float" office:value="218.7" calcext:value-type="float">
            <text:p>218,7</text:p>
          </table:table-cell>
          <table:table-cell office:value-type="float" office:value="0" calcext:value-type="float">
            <text:p>0</text:p>
          </table:table-cell>
          <table:table-cell office:value-type="float" office:value="56.82" calcext:value-type="float">
            <text:p>56,82</text:p>
          </table:table-cell>
          <table:table-cell office:value-type="float" office:value="0" calcext:value-type="float">
            <text:p>0</text:p>
          </table:table-cell>
          <table:table-cell office:value-type="float" office:value="636.32" calcext:value-type="float">
            <text:p>636,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361" calcext:value-type="float">
            <text:p>9361</text:p>
          </table:table-cell>
          <table:table-cell table:style-name="ce4" office:value-type="float" office:value="47902" calcext:value-type="float">
            <text:p>4790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91.35" calcext:value-type="float">
            <text:p>91,35</text:p>
          </table:table-cell>
          <table:table-cell office:value-type="float" office:value="2398.58" calcext:value-type="float">
            <text:p>2398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.14" calcext:value-type="float">
            <text:p>134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7.95" calcext:value-type="float">
            <text:p>307,9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77.46" calcext:value-type="float">
            <text:p>577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.15" calcext:value-type="float">
            <text:p>168,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812" calcext:value-type="float">
            <text:p>9812</text:p>
          </table:table-cell>
          <table:table-cell table:style-name="ce4" office:value-type="float" office:value="50086" calcext:value-type="float">
            <text:p>5008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50.12" calcext:value-type="float">
            <text:p>50,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.46" calcext:value-type="float">
            <text:p>45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2.81" calcext:value-type="float">
            <text:p>472,81</text:p>
          </table:table-cell>
          <table:table-cell office:value-type="float" office:value="0" calcext:value-type="float">
            <text:p>0</text:p>
          </table:table-cell>
          <table:table-cell office:value-type="float" office:value="31.67" calcext:value-type="float">
            <text:p>31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.43" calcext:value-type="float">
            <text:p>226,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1.38" calcext:value-type="float">
            <text:p>101,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080" calcext:value-type="float">
            <text:p>9080</text:p>
          </table:table-cell>
          <table:table-cell table:style-name="ce4" office:value-type="float" office:value="46204" calcext:value-type="float">
            <text:p>4620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8.77" calcext:value-type="float">
            <text:p>418,77</text:p>
          </table:table-cell>
          <table:table-cell office:value-type="float" office:value="6262.96" calcext:value-type="float">
            <text:p>6262,96</text:p>
          </table:table-cell>
          <table:table-cell office:value-type="float" office:value="6344.93" calcext:value-type="float">
            <text:p>6344,93</text:p>
          </table:table-cell>
          <table:table-cell office:value-type="float" office:value="413.26" calcext:value-type="float">
            <text:p>413,26</text:p>
          </table:table-cell>
          <table:table-cell office:value-type="float" office:value="503.38" calcext:value-type="float">
            <text:p>503,38</text:p>
          </table:table-cell>
          <table:table-cell office:value-type="float" office:value="133.96" calcext:value-type="float">
            <text:p>133,96</text:p>
          </table:table-cell>
          <table:table-cell office:value-type="float" office:value="0" calcext:value-type="float">
            <text:p>0</text:p>
          </table:table-cell>
          <table:table-cell office:value-type="float" office:value="74.51" calcext:value-type="float">
            <text:p>74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04.76" calcext:value-type="float">
            <text:p>7604,76</text:p>
          </table:table-cell>
          <table:table-cell office:value-type="float" office:value="0" calcext:value-type="float">
            <text:p>0</text:p>
          </table:table-cell>
          <table:table-cell office:value-type="float" office:value="421.56" calcext:value-type="float">
            <text:p>421,56</text:p>
          </table:table-cell>
          <table:table-cell office:value-type="float" office:value="0" calcext:value-type="float">
            <text:p>0</text:p>
          </table:table-cell>
          <table:table-cell office:value-type="float" office:value="325.73" calcext:value-type="float">
            <text:p>325,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1.87" calcext:value-type="float">
            <text:p>861,87</text:p>
          </table:table-cell>
          <table:table-cell office:value-type="float" office:value="0" calcext:value-type="float">
            <text:p>0</text:p>
          </table:table-cell>
          <table:table-cell office:value-type="float" office:value="1634.8" calcext:value-type="float">
            <text:p>1634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9" calcext:value-type="float">
            <text:p>42,99</text:p>
          </table:table-cell>
          <table:table-cell office:value-type="float" office:value="0" calcext:value-type="float">
            <text:p>0</text:p>
          </table:table-cell>
          <table:table-cell office:value-type="float" office:value="168.73" calcext:value-type="float">
            <text:p>168,7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1919" calcext:value-type="float">
            <text:p>11919</text:p>
          </table:table-cell>
          <table:table-cell table:style-name="ce4" office:value-type="float" office:value="66210" calcext:value-type="float">
            <text:p>662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793.52" calcext:value-type="float">
            <text:p>1793,52</text:p>
          </table:table-cell>
          <table:table-cell office:value-type="float" office:value="3987.12" calcext:value-type="float">
            <text:p>3987,12</text:p>
          </table:table-cell>
          <table:table-cell office:value-type="float" office:value="3706.5" calcext:value-type="float">
            <text:p>3706,5</text:p>
          </table:table-cell>
          <table:table-cell office:value-type="float" office:value="164.25" calcext:value-type="float">
            <text:p>164,25</text:p>
          </table:table-cell>
          <table:table-cell office:value-type="float" office:value="233.84" calcext:value-type="float">
            <text:p>233,84</text:p>
          </table:table-cell>
          <table:table-cell office:value-type="float" office:value="0" calcext:value-type="float">
            <text:p>0</text:p>
          </table:table-cell>
          <table:table-cell office:value-type="float" office:value="60.99" calcext:value-type="float">
            <text:p>60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0.65" calcext:value-type="float">
            <text:p>1860,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.57" calcext:value-type="float">
            <text:p>10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8.85" calcext:value-type="float">
            <text:p>698,85</text:p>
          </table:table-cell>
          <table:table-cell office:value-type="float" office:value="0" calcext:value-type="float">
            <text:p>0</text:p>
          </table:table-cell>
          <table:table-cell office:value-type="float" office:value="115.9" calcext:value-type="float">
            <text:p>115,9</text:p>
          </table:table-cell>
          <table:table-cell office:value-type="float" office:value="154.22" calcext:value-type="float">
            <text:p>154,22</text:p>
          </table:table-cell>
          <table:table-cell office:value-type="float" office:value="0" calcext:value-type="float">
            <text:p>0</text:p>
          </table:table-cell>
          <table:table-cell office:value-type="float" office:value="40.1" calcext:value-type="float">
            <text:p>40,1</text:p>
          </table:table-cell>
          <table:table-cell office:value-type="float" office:value="0" calcext:value-type="float">
            <text:p>0</text:p>
          </table:table-cell>
          <table:table-cell office:value-type="float" office:value="147.72" calcext:value-type="float">
            <text:p>147,7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887" calcext:value-type="float">
            <text:p>10887</text:p>
          </table:table-cell>
          <table:table-cell table:style-name="ce4" office:value-type="float" office:value="54215" calcext:value-type="float">
            <text:p>542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64.42" calcext:value-type="float">
            <text:p>17164,42</text:p>
          </table:table-cell>
          <table:table-cell office:value-type="float" office:value="5947.92" calcext:value-type="float">
            <text:p>5947,92</text:p>
          </table:table-cell>
          <table:table-cell office:value-type="float" office:value="57788.15" calcext:value-type="float">
            <text:p>57788,15</text:p>
          </table:table-cell>
          <table:table-cell office:value-type="float" office:value="0" calcext:value-type="float">
            <text:p>0</text:p>
          </table:table-cell>
          <table:table-cell office:value-type="float" office:value="907.18" calcext:value-type="float">
            <text:p>907,18</text:p>
          </table:table-cell>
          <table:table-cell office:value-type="float" office:value="0" calcext:value-type="float">
            <text:p>0</text:p>
          </table:table-cell>
          <table:table-cell office:value-type="float" office:value="238.02" calcext:value-type="float">
            <text:p>238,02</text:p>
          </table:table-cell>
          <table:table-cell office:value-type="float" office:value="0" calcext:value-type="float">
            <text:p>0</text:p>
          </table:table-cell>
          <table:table-cell office:value-type="float" office:value="10.88" calcext:value-type="float">
            <text:p>10,88</text:p>
          </table:table-cell>
          <table:table-cell office:value-type="float" office:value="11010.98" calcext:value-type="float">
            <text:p>11010,98</text:p>
          </table:table-cell>
          <table:table-cell office:value-type="float" office:value="0" calcext:value-type="float">
            <text:p>0</text:p>
          </table:table-cell>
          <table:table-cell office:value-type="float" office:value="82.59" calcext:value-type="float">
            <text:p>82,59</text:p>
          </table:table-cell>
          <table:table-cell office:value-type="float" office:value="0" calcext:value-type="float">
            <text:p>0</text:p>
          </table:table-cell>
          <table:table-cell office:value-type="float" office:value="3012.4" calcext:value-type="float">
            <text:p>3012,4</text:p>
          </table:table-cell>
          <table:table-cell office:value-type="float" office:value="0" calcext:value-type="float">
            <text:p>0</text:p>
          </table:table-cell>
          <table:table-cell office:value-type="float" office:value="13.41" calcext:value-type="float">
            <text:p>13,41</text:p>
          </table:table-cell>
          <table:table-cell office:value-type="float" office:value="114.56" calcext:value-type="float">
            <text:p>114,56</text:p>
          </table:table-cell>
          <table:table-cell office:value-type="float" office:value="0" calcext:value-type="float">
            <text:p>0</text:p>
          </table:table-cell>
          <table:table-cell office:value-type="float" office:value="5805.52" calcext:value-type="float">
            <text:p>5805,52</text:p>
          </table:table-cell>
          <table:table-cell office:value-type="float" office:value="53870.86" calcext:value-type="float">
            <text:p>53870,86</text:p>
          </table:table-cell>
          <table:table-cell office:value-type="float" office:value="3075.16" calcext:value-type="float">
            <text:p>3075,16</text:p>
          </table:table-cell>
          <table:table-cell office:value-type="float" office:value="591.3" calcext:value-type="float">
            <text:p>591,3</text:p>
          </table:table-cell>
          <table:table-cell office:value-type="float" office:value="0" calcext:value-type="float">
            <text:p>0</text:p>
          </table:table-cell>
          <table:table-cell office:value-type="float" office:value="147.6" calcext:value-type="float">
            <text:p>147,6</text:p>
          </table:table-cell>
          <table:table-cell office:value-type="float" office:value="22.35" calcext:value-type="float">
            <text:p>22,35</text:p>
          </table:table-cell>
          <table:table-cell office:value-type="float" office:value="499.13" calcext:value-type="float">
            <text:p>499,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21597" calcext:value-type="float">
            <text:p>21597</text:p>
          </table:table-cell>
          <table:table-cell table:style-name="ce4" office:value-type="float" office:value="78738" calcext:value-type="float">
            <text:p>7873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5.91" calcext:value-type="float">
            <text:p>325,91</text:p>
          </table:table-cell>
          <table:table-cell office:value-type="float" office:value="1346.63" calcext:value-type="float">
            <text:p>1346,63</text:p>
          </table:table-cell>
          <table:table-cell office:value-type="float" office:value="1590.65" calcext:value-type="float">
            <text:p>1590,65</text:p>
          </table:table-cell>
          <table:table-cell office:value-type="float" office:value="0" calcext:value-type="float">
            <text:p>0</text:p>
          </table:table-cell>
          <table:table-cell office:value-type="float" office:value="3175.89" calcext:value-type="float">
            <text:p>3175,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83" calcext:value-type="float">
            <text:p>4,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0.06" calcext:value-type="float">
            <text:p>300,06</text:p>
          </table:table-cell>
          <table:table-cell office:value-type="float" office:value="0" calcext:value-type="float">
            <text:p>0</text:p>
          </table:table-cell>
          <table:table-cell office:value-type="float" office:value="68.25" calcext:value-type="float">
            <text:p>68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4.42" calcext:value-type="float">
            <text:p>264,42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,61</text:p>
          </table:table-cell>
          <table:table-cell office:value-type="float" office:value="0" calcext:value-type="float">
            <text:p>0</text:p>
          </table:table-cell>
          <table:table-cell office:value-type="float" office:value="417.73" calcext:value-type="float">
            <text:p>417,7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378" calcext:value-type="float">
            <text:p>10378</text:p>
          </table:table-cell>
          <table:table-cell table:style-name="ce4" office:value-type="float" office:value="50185" calcext:value-type="float">
            <text:p>5018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74.62" calcext:value-type="float">
            <text:p>274,62</text:p>
          </table:table-cell>
          <table:table-cell office:value-type="float" office:value="867.08" calcext:value-type="float">
            <text:p>867,08</text:p>
          </table:table-cell>
          <table:table-cell office:value-type="float" office:value="112.18" calcext:value-type="float">
            <text:p>112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.19" calcext:value-type="float">
            <text:p>274,19</text:p>
          </table:table-cell>
          <table:table-cell office:value-type="float" office:value="73.31" calcext:value-type="float">
            <text:p>73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.57" calcext:value-type="float">
            <text:p>165,57</text:p>
          </table:table-cell>
          <table:table-cell office:value-type="float" office:value="105.38" calcext:value-type="float">
            <text:p>105,38</text:p>
          </table:table-cell>
          <table:table-cell office:value-type="float" office:value="0" calcext:value-type="float">
            <text:p>0</text:p>
          </table:table-cell>
          <table:table-cell office:value-type="float" office:value="390.68" calcext:value-type="float">
            <text:p>390,68</text:p>
          </table:table-cell>
          <table:table-cell office:value-type="float" office:value="0" calcext:value-type="float">
            <text:p>0</text:p>
          </table:table-cell>
          <table:table-cell office:value-type="float" office:value="63.59" calcext:value-type="float">
            <text:p>63,59</text:p>
          </table:table-cell>
          <table:table-cell office:value-type="float" office:value="0" calcext:value-type="float">
            <text:p>0</text:p>
          </table:table-cell>
          <table:table-cell office:value-type="float" office:value="16.84" calcext:value-type="float">
            <text:p>16,84</text:p>
          </table:table-cell>
          <table:table-cell office:value-type="float" office:value="647.8" calcext:value-type="float">
            <text:p>647,8</text:p>
          </table:table-cell>
          <table:table-cell office:value-type="float" office:value="481.07" calcext:value-type="float">
            <text:p>481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5.37" calcext:value-type="float">
            <text:p>325,37</text:p>
          </table:table-cell>
          <table:table-cell office:value-type="float" office:value="0" calcext:value-type="float">
            <text:p>0</text:p>
          </table:table-cell>
          <table:table-cell office:value-type="float" office:value="53.97" calcext:value-type="float">
            <text:p>53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4" calcext:value-type="float">
            <text:p>12,44</text:p>
          </table:table-cell>
          <table:table-cell office:value-type="float" office:value="322.89" calcext:value-type="float">
            <text:p>322,89</text:p>
          </table:table-cell>
          <table:table-cell table:style-name="ce9" office:value-type="float" office:value="9777" calcext:value-type="float">
            <text:p>9777</text:p>
          </table:table-cell>
          <table:table-cell table:style-name="ce4" office:value-type="float" office:value="51464" calcext:value-type="float">
            <text:p>5146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.91" calcext:value-type="float">
            <text:p>31,91</text:p>
          </table:table-cell>
          <table:table-cell office:value-type="float" office:value="740.34" calcext:value-type="float">
            <text:p>740,34</text:p>
          </table:table-cell>
          <table:table-cell office:value-type="float" office:value="981.98" calcext:value-type="float">
            <text:p>981,98</text:p>
          </table:table-cell>
          <table:table-cell office:value-type="float" office:value="2310.39" calcext:value-type="float">
            <text:p>2310,39</text:p>
          </table:table-cell>
          <table:table-cell office:value-type="float" office:value="3522.63" calcext:value-type="float">
            <text:p>3522,63</text:p>
          </table:table-cell>
          <table:table-cell office:value-type="float" office:value="169.69" calcext:value-type="float">
            <text:p>169,69</text:p>
          </table:table-cell>
          <table:table-cell office:value-type="float" office:value="395.86" calcext:value-type="float">
            <text:p>395,86</text:p>
          </table:table-cell>
          <table:table-cell office:value-type="float" office:value="0" calcext:value-type="float">
            <text:p>0</text:p>
          </table:table-cell>
          <table:table-cell office:value-type="float" office:value="120.11" calcext:value-type="float">
            <text:p>12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2.17" calcext:value-type="float">
            <text:p>3862,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0.27" calcext:value-type="float">
            <text:p>1140,27</text:p>
          </table:table-cell>
          <table:table-cell office:value-type="float" office:value="0" calcext:value-type="float">
            <text:p>0</text:p>
          </table:table-cell>
          <table:table-cell office:value-type="float" office:value="117.53" calcext:value-type="float">
            <text:p>117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7.76" calcext:value-type="float">
            <text:p>1057,76</text:p>
          </table:table-cell>
          <table:table-cell office:value-type="float" office:value="948.46" calcext:value-type="float">
            <text:p>948,46</text:p>
          </table:table-cell>
          <table:table-cell office:value-type="float" office:value="3922.51" calcext:value-type="float">
            <text:p>3922,51</text:p>
          </table:table-cell>
          <table:table-cell office:value-type="float" office:value="35.53" calcext:value-type="float">
            <text:p>35,53</text:p>
          </table:table-cell>
          <table:table-cell office:value-type="float" office:value="0" calcext:value-type="float">
            <text:p>0</text:p>
          </table:table-cell>
          <table:table-cell office:value-type="float" office:value="64.66" calcext:value-type="float">
            <text:p>64,66</text:p>
          </table:table-cell>
          <table:table-cell office:value-type="float" office:value="8" calcext:value-type="float">
            <text:p>8</text:p>
          </table:table-cell>
          <table:table-cell office:value-type="float" office:value="226.37" calcext:value-type="float">
            <text:p>226,3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877" calcext:value-type="float">
            <text:p>10877</text:p>
          </table:table-cell>
          <table:table-cell table:style-name="ce4" office:value-type="float" office:value="53157" calcext:value-type="float">
            <text:p>5315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4.06" calcext:value-type="float">
            <text:p>274,06</text:p>
          </table:table-cell>
          <table:table-cell office:value-type="float" office:value="7006.74" calcext:value-type="float">
            <text:p>7006,74</text:p>
          </table:table-cell>
          <table:table-cell office:value-type="float" office:value="2064.24" calcext:value-type="float">
            <text:p>2064,24</text:p>
          </table:table-cell>
          <table:table-cell office:value-type="float" office:value="0" calcext:value-type="float">
            <text:p>0</text:p>
          </table:table-cell>
          <table:table-cell office:value-type="float" office:value="980.13" calcext:value-type="float">
            <text:p>980,13</text:p>
          </table:table-cell>
          <table:table-cell office:value-type="float" office:value="0" calcext:value-type="float">
            <text:p>0</text:p>
          </table:table-cell>
          <table:table-cell office:value-type="float" office:value="368.14" calcext:value-type="float">
            <text:p>368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4.89" calcext:value-type="float">
            <text:p>2354,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.14" calcext:value-type="float">
            <text:p>163,14</text:p>
          </table:table-cell>
          <table:table-cell office:value-type="float" office:value="0" calcext:value-type="float">
            <text:p>0</text:p>
          </table:table-cell>
          <table:table-cell office:value-type="float" office:value="520.37" calcext:value-type="float">
            <text:p>520,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6.92" calcext:value-type="float">
            <text:p>2026,92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.3" calcext:value-type="float">
            <text:p>346,3</text:p>
          </table:table-cell>
          <table:table-cell office:value-type="float" office:value="97.76" calcext:value-type="float">
            <text:p>97,76</text:p>
          </table:table-cell>
          <table:table-cell office:value-type="float" office:value="1248.16" calcext:value-type="float">
            <text:p>1248,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743" calcext:value-type="float">
            <text:p>10743</text:p>
          </table:table-cell>
          <table:table-cell table:style-name="ce4" office:value-type="float" office:value="52642" calcext:value-type="float">
            <text:p>5264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1010.43" calcext:value-type="float">
            <text:p>11010,43</text:p>
          </table:table-cell>
          <table:table-cell office:value-type="float" office:value="0" calcext:value-type="float">
            <text:p>0</text:p>
          </table:table-cell>
          <table:table-cell office:value-type="float" office:value="743.31" calcext:value-type="float">
            <text:p>743,31</text:p>
          </table:table-cell>
          <table:table-cell office:value-type="float" office:value="0" calcext:value-type="float">
            <text:p>0</text:p>
          </table:table-cell>
          <table:table-cell office:value-type="float" office:value="42.57" calcext:value-type="float">
            <text:p>42,5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52.16" calcext:value-type="float">
            <text:p>552,1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0765" calcext:value-type="float">
            <text:p>10765</text:p>
          </table:table-cell>
          <table:table-cell table:style-name="ce4" office:value-type="float" office:value="43858" calcext:value-type="float">
            <text:p>4385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2.45" calcext:value-type="float">
            <text:p>22,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7.64" calcext:value-type="float">
            <text:p>67,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88" calcext:value-type="float">
            <text:p>9,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.5" calcext:value-type="float">
            <text:p>23,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9" office:value-type="float" office:value="9082" calcext:value-type="float">
            <text:p>9082</text:p>
          </table:table-cell>
          <table:table-cell table:style-name="ce4" office:value-type="float" office:value="46398" calcext:value-type="float">
            <text:p>4639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2457.93" calcext:value-type="float">
            <text:p>2457,9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942.33" calcext:value-type="float">
            <text:p>12942,3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69.62" calcext:value-type="float">
            <text:p>269,62</text:p>
          </table:table-cell>
          <table:table-cell office:value-type="float" office:value="0" calcext:value-type="float">
            <text:p>0</text:p>
          </table:table-cell>
          <table:table-cell office:value-type="float" office:value="855.21" calcext:value-type="float">
            <text:p>855,2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137" calcext:value-type="float">
            <text:p>10137</text:p>
          </table:table-cell>
          <table:table-cell table:style-name="ce4" office:value-type="float" office:value="54542" calcext:value-type="float">
            <text:p>5454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06.04" calcext:value-type="float">
            <text:p>2606,04</text:p>
          </table:table-cell>
          <table:table-cell office:value-type="float" office:value="0" calcext:value-type="float">
            <text:p>0</text:p>
          </table:table-cell>
          <table:table-cell office:value-type="float" office:value="39.77" calcext:value-type="float">
            <text:p>39,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.78" calcext:value-type="float">
            <text:p>123,78</text:p>
          </table:table-cell>
          <table:table-cell office:value-type="float" office:value="1668.12" calcext:value-type="float">
            <text:p>1668,12</text:p>
          </table:table-cell>
          <table:table-cell office:value-type="float" office:value="69.86" calcext:value-type="float">
            <text:p>69,86</text:p>
          </table:table-cell>
          <table:table-cell office:value-type="float" office:value="-86.68" calcext:value-type="float">
            <text:p>-86,68</text:p>
          </table:table-cell>
          <table:table-cell office:value-type="float" office:value="0" calcext:value-type="float">
            <text:p>0</text:p>
          </table:table-cell>
          <table:table-cell office:value-type="float" office:value="1328.43" calcext:value-type="float">
            <text:p>1328,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36" calcext:value-type="float">
            <text:p>37,36</text:p>
          </table:table-cell>
          <table:table-cell office:value-type="float" office:value="18.3" calcext:value-type="float">
            <text:p>18,3</text:p>
          </table:table-cell>
          <table:table-cell office:value-type="float" office:value="2036.06" calcext:value-type="float">
            <text:p>2036,06</text:p>
          </table:table-cell>
          <table:table-cell office:value-type="float" office:value="285.05" calcext:value-type="float">
            <text:p>285,0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office:value-type="float" office:value="9542" calcext:value-type="float">
            <text:p>9542</text:p>
          </table:table-cell>
          <table:table-cell table:style-name="ce4" office:value-type="float" office:value="46541" calcext:value-type="float">
            <text:p>4654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9.88" calcext:value-type="float">
            <text:p>159,88</text:p>
          </table:table-cell>
          <table:table-cell office:value-type="float" office:value="5113.64" calcext:value-type="float">
            <text:p>5113,64</text:p>
          </table:table-cell>
          <table:table-cell office:value-type="float" office:value="2490.16" calcext:value-type="float">
            <text:p>2490,16</text:p>
          </table:table-cell>
          <table:table-cell office:value-type="float" office:value="4108.99" calcext:value-type="float">
            <text:p>4108,99</text:p>
          </table:table-cell>
          <table:table-cell office:value-type="float" office:value="1356.78" calcext:value-type="float">
            <text:p>1356,7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511.57" calcext:value-type="float">
            <text:p>511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4.84" calcext:value-type="float">
            <text:p>884,84</text:p>
          </table:table-cell>
          <table:table-cell office:value-type="float" office:value="9.75" calcext:value-type="float">
            <text:p>9,75</text:p>
          </table:table-cell>
          <table:table-cell office:value-type="float" office:value="1417.76" calcext:value-type="float">
            <text:p>1417,76</text:p>
          </table:table-cell>
          <table:table-cell office:value-type="float" office:value="0" calcext:value-type="float">
            <text:p>0</text:p>
          </table:table-cell>
          <table:table-cell office:value-type="float" office:value="1399.24" calcext:value-type="float">
            <text:p>1399,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.95" calcext:value-type="float">
            <text:p>213,95</text:p>
          </table:table-cell>
          <table:table-cell office:value-type="float" office:value="1745.52" calcext:value-type="float">
            <text:p>1745,52</text:p>
          </table:table-cell>
          <table:table-cell office:value-type="float" office:value="2521.7" calcext:value-type="float">
            <text:p>2521,7</text:p>
          </table:table-cell>
          <table:table-cell office:value-type="float" office:value="103.85" calcext:value-type="float">
            <text:p>103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.4" calcext:value-type="float">
            <text:p>85,4</text:p>
          </table:table-cell>
          <table:table-cell office:value-type="float" office:value="0" calcext:value-type="float">
            <text:p>0</text:p>
          </table:table-cell>
          <table:table-cell office:value-type="float" office:value="140.3" calcext:value-type="float">
            <text:p>140,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494" calcext:value-type="float">
            <text:p>10494</text:p>
          </table:table-cell>
          <table:table-cell table:style-name="ce4" office:value-type="float" office:value="52008" calcext:value-type="float">
            <text:p>5200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3.61" calcext:value-type="float">
            <text:p>213,61</text:p>
          </table:table-cell>
          <table:table-cell office:value-type="float" office:value="0" calcext:value-type="float">
            <text:p>0</text:p>
          </table:table-cell>
          <table:table-cell office:value-type="float" office:value="28.69" calcext:value-type="float">
            <text:p>28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29.24" calcext:value-type="float">
            <text:p>5629,24</text:p>
          </table:table-cell>
          <table:table-cell office:value-type="float" office:value="6.53" calcext:value-type="float">
            <text:p>6,53</text:p>
          </table:table-cell>
          <table:table-cell office:value-type="float" office:value="4.69" calcext:value-type="float">
            <text:p>4,69</text:p>
          </table:table-cell>
          <table:table-cell office:value-type="float" office:value="4.87" calcext:value-type="float">
            <text:p>4,87</text:p>
          </table:table-cell>
          <table:table-cell office:value-type="float" office:value="0" calcext:value-type="float">
            <text:p>0</text:p>
          </table:table-cell>
          <table:table-cell office:value-type="float" office:value="78.74" calcext:value-type="float">
            <text:p>78,74</text:p>
          </table:table-cell>
          <table:table-cell office:value-type="float" office:value="118.58" calcext:value-type="float">
            <text:p>118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72" calcext:value-type="float">
            <text:p>68,72</text:p>
          </table:table-cell>
          <table:table-cell office:value-type="float" office:value="105.7" calcext:value-type="float">
            <text:p>105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.77" calcext:value-type="float">
            <text:p>161,77</text:p>
          </table:table-cell>
          <table:table-cell office:value-type="float" office:value="3099.59" calcext:value-type="float">
            <text:p>3099,59</text:p>
          </table:table-cell>
          <table:table-cell office:value-type="float" office:value="0" calcext:value-type="float">
            <text:p>0</text:p>
          </table:table-cell>
          <table:table-cell office:value-type="float" office:value="17.08" calcext:value-type="float">
            <text:p>17,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31.43" calcext:value-type="float">
            <text:p>931,43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0025" calcext:value-type="float">
            <text:p>10025</text:p>
          </table:table-cell>
          <table:table-cell table:style-name="ce4" office:value-type="float" office:value="50610" calcext:value-type="float">
            <text:p>506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359.4" calcext:value-type="float">
            <text:p>2359,4</text:p>
          </table:table-cell>
          <table:table-cell office:value-type="float" office:value="533.13" calcext:value-type="float">
            <text:p>533,13</text:p>
          </table:table-cell>
          <table:table-cell office:value-type="float" office:value="23577.06" calcext:value-type="float">
            <text:p>23577,06</text:p>
          </table:table-cell>
          <table:table-cell office:value-type="float" office:value="0" calcext:value-type="float">
            <text:p>0</text:p>
          </table:table-cell>
          <table:table-cell office:value-type="float" office:value="151.06" calcext:value-type="float">
            <text:p>151,06</text:p>
          </table:table-cell>
          <table:table-cell office:value-type="float" office:value="0" calcext:value-type="float">
            <text:p>0</text:p>
          </table:table-cell>
          <table:table-cell office:value-type="float" office:value="219.58" calcext:value-type="float">
            <text:p>219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41" calcext:value-type="float">
            <text:p>55,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.16" calcext:value-type="float">
            <text:p>8,16</text:p>
          </table:table-cell>
          <table:table-cell office:value-type="float" office:value="0" calcext:value-type="float">
            <text:p>0</text:p>
          </table:table-cell>
          <table:table-cell office:value-type="float" office:value="6.49" calcext:value-type="float">
            <text:p>6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6.74" calcext:value-type="float">
            <text:p>2936,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.08" calcext:value-type="float">
            <text:p>119,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3568" calcext:value-type="float">
            <text:p>13568</text:p>
          </table:table-cell>
          <table:table-cell table:style-name="ce4" office:value-type="float" office:value="50033" calcext:value-type="float">
            <text:p>500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25.82" calcext:value-type="float">
            <text:p>525,82</text:p>
          </table:table-cell>
          <table:table-cell office:value-type="float" office:value="0" calcext:value-type="float">
            <text:p>0</text:p>
          </table:table-cell>
          <table:table-cell office:value-type="float" office:value="867.74" calcext:value-type="float">
            <text:p>867,74</text:p>
          </table:table-cell>
          <table:table-cell office:value-type="float" office:value="208.95" calcext:value-type="float">
            <text:p>208,95</text:p>
          </table:table-cell>
          <table:table-cell office:value-type="float" office:value="0" calcext:value-type="float">
            <text:p>0</text:p>
          </table:table-cell>
          <table:table-cell office:value-type="float" office:value="50.58" calcext:value-type="float">
            <text:p>50,58</text:p>
          </table:table-cell>
          <table:table-cell office:value-type="float" office:value="204.64" calcext:value-type="float">
            <text:p>204,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8.86" calcext:value-type="float">
            <text:p>248,86</text:p>
          </table:table-cell>
          <table:table-cell office:value-type="float" office:value="482.31" calcext:value-type="float">
            <text:p>482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.85" calcext:value-type="float">
            <text:p>184,85</text:p>
          </table:table-cell>
          <table:table-cell office:value-type="float" office:value="0" calcext:value-type="float">
            <text:p>0</text:p>
          </table:table-cell>
          <table:table-cell office:value-type="float" office:value="49.04" calcext:value-type="float">
            <text:p>49,04</text:p>
          </table:table-cell>
          <table:table-cell office:value-type="float" office:value="0" calcext:value-type="float">
            <text:p>0</text:p>
          </table:table-cell>
          <table:table-cell office:value-type="float" office:value="650.75" calcext:value-type="float">
            <text:p>650,75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380" calcext:value-type="float">
            <text:p>9380</text:p>
          </table:table-cell>
          <table:table-cell table:style-name="ce4" office:value-type="float" office:value="48095" calcext:value-type="float">
            <text:p>4809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.78" calcext:value-type="float">
            <text:p>7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7.17" calcext:value-type="float">
            <text:p>3617,17</text:p>
          </table:table-cell>
          <table:table-cell office:value-type="float" office:value="0" calcext:value-type="float">
            <text:p>0</text:p>
          </table:table-cell>
          <table:table-cell office:value-type="float" office:value="13.66" calcext:value-type="float">
            <text:p>13,66</text:p>
          </table:table-cell>
          <table:table-cell office:value-type="float" office:value="19.51" calcext:value-type="float">
            <text:p>19,51</text:p>
          </table:table-cell>
          <table:table-cell office:value-type="float" office:value="7.59" calcext:value-type="float">
            <text:p>7,59</text:p>
          </table:table-cell>
          <table:table-cell office:value-type="float" office:value="30.6" calcext:value-type="float">
            <text:p>3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5" calcext:value-type="float">
            <text:p>54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53" calcext:value-type="float">
            <text:p>4,53</text:p>
          </table:table-cell>
          <table:table-cell office:value-type="float" office:value="0" calcext:value-type="float">
            <text:p>0</text:p>
          </table:table-cell>
          <table:table-cell office:value-type="float" office:value="131.91" calcext:value-type="float">
            <text:p>131,91</text:p>
          </table:table-cell>
          <table:table-cell office:value-type="float" office:value="46.57" calcext:value-type="float">
            <text:p>46,57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9" office:value-type="float" office:value="9749" calcext:value-type="float">
            <text:p>9749</text:p>
          </table:table-cell>
          <table:table-cell table:style-name="ce4" office:value-type="float" office:value="50116" calcext:value-type="float">
            <text:p>501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3140.01" calcext:value-type="float">
            <text:p>3140,0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30.55" calcext:value-type="float">
            <text:p>330,5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054" calcext:value-type="float">
            <text:p>10054</text:p>
          </table:table-cell>
          <table:table-cell table:style-name="ce4" office:value-type="float" office:value="50076" calcext:value-type="float">
            <text:p>5007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33.77" calcext:value-type="float">
            <text:p>733,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80.92" calcext:value-type="float">
            <text:p>6580,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42.94" calcext:value-type="float">
            <text:p>1742,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.18" calcext:value-type="float">
            <text:p>206,1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620" calcext:value-type="float">
            <text:p>9620</text:p>
          </table:table-cell>
          <table:table-cell table:style-name="ce4" office:value-type="float" office:value="47336" calcext:value-type="float">
            <text:p>4733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3.42" calcext:value-type="float">
            <text:p>13,42</text:p>
          </table:table-cell>
          <table:table-cell office:value-type="float" office:value="411.7" calcext:value-type="float">
            <text:p>411,7</text:p>
          </table:table-cell>
          <table:table-cell office:value-type="float" office:value="0" calcext:value-type="float">
            <text:p>0</text:p>
          </table:table-cell>
          <table:table-cell office:value-type="float" office:value="168.35" calcext:value-type="float">
            <text:p>168,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.54" calcext:value-type="float">
            <text:p>16,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.22" calcext:value-type="float">
            <text:p>13,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61" calcext:value-type="float">
            <text:p>32,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199" calcext:value-type="float">
            <text:p>9199</text:p>
          </table:table-cell>
          <table:table-cell table:style-name="ce4" office:value-type="float" office:value="46529" calcext:value-type="float">
            <text:p>4652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721.18" calcext:value-type="float">
            <text:p>1721,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7" calcext:value-type="float">
            <text:p>42,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665.07" calcext:value-type="float">
            <text:p>1665,07</text:p>
          </table:table-cell>
          <table:table-cell office:value-type="float" office:value="1494.74" calcext:value-type="float">
            <text:p>1494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6" calcext:value-type="float">
            <text:p>40,2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484" calcext:value-type="float">
            <text:p>9484</text:p>
          </table:table-cell>
          <table:table-cell table:style-name="ce4" office:value-type="float" office:value="46893" calcext:value-type="float">
            <text:p>4689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113.78" calcext:value-type="float">
            <text:p>16113,78</text:p>
          </table:table-cell>
          <table:table-cell office:value-type="float" office:value="8659.28" calcext:value-type="float">
            <text:p>8659,28</text:p>
          </table:table-cell>
          <table:table-cell office:value-type="float" office:value="7998.4" calcext:value-type="float">
            <text:p>7998,4</text:p>
          </table:table-cell>
          <table:table-cell office:value-type="float" office:value="8643.97" calcext:value-type="float">
            <text:p>8643,97</text:p>
          </table:table-cell>
          <table:table-cell office:value-type="float" office:value="14286.22" calcext:value-type="float">
            <text:p>14286,22</text:p>
          </table:table-cell>
          <table:table-cell office:value-type="float" office:value="1790.5" calcext:value-type="float">
            <text:p>1790,5</text:p>
          </table:table-cell>
          <table:table-cell office:value-type="float" office:value="1153.03" calcext:value-type="float">
            <text:p>1153,03</text:p>
          </table:table-cell>
          <table:table-cell office:value-type="float" office:value="2301.19" calcext:value-type="float">
            <text:p>2301,19</text:p>
          </table:table-cell>
          <table:table-cell office:value-type="float" office:value="811.81" calcext:value-type="float">
            <text:p>811,81</text:p>
          </table:table-cell>
          <table:table-cell office:value-type="float" office:value="0" calcext:value-type="float">
            <text:p>0</text:p>
          </table:table-cell>
          <table:table-cell office:value-type="float" office:value="411.81" calcext:value-type="float">
            <text:p>411,81</text:p>
          </table:table-cell>
          <table:table-cell office:value-type="float" office:value="12134.6" calcext:value-type="float">
            <text:p>12134,6</text:p>
          </table:table-cell>
          <table:table-cell office:value-type="float" office:value="349.38" calcext:value-type="float">
            <text:p>349,38</text:p>
          </table:table-cell>
          <table:table-cell office:value-type="float" office:value="4439.68" calcext:value-type="float">
            <text:p>4439,68</text:p>
          </table:table-cell>
          <table:table-cell office:value-type="float" office:value="0" calcext:value-type="float">
            <text:p>0</text:p>
          </table:table-cell>
          <table:table-cell office:value-type="float" office:value="3336.03" calcext:value-type="float">
            <text:p>3336,03</text:p>
          </table:table-cell>
          <table:table-cell office:value-type="float" office:value="0" calcext:value-type="float">
            <text:p>0</text:p>
          </table:table-cell>
          <table:table-cell office:value-type="float" office:value="201.15" calcext:value-type="float">
            <text:p>201,15</text:p>
          </table:table-cell>
          <table:table-cell office:value-type="float" office:value="150.47" calcext:value-type="float">
            <text:p>150,47</text:p>
          </table:table-cell>
          <table:table-cell office:value-type="float" office:value="4377.63" calcext:value-type="float">
            <text:p>4377,63</text:p>
          </table:table-cell>
          <table:table-cell office:value-type="float" office:value="2558.17" calcext:value-type="float">
            <text:p>2558,17</text:p>
          </table:table-cell>
          <table:table-cell office:value-type="float" office:value="21882.38" calcext:value-type="float">
            <text:p>21882,38</text:p>
          </table:table-cell>
          <table:table-cell office:value-type="float" office:value="347.32" calcext:value-type="float">
            <text:p>347,32</text:p>
          </table:table-cell>
          <table:table-cell office:value-type="float" office:value="1456.89" calcext:value-type="float">
            <text:p>1456,89</text:p>
          </table:table-cell>
          <table:table-cell office:value-type="float" office:value="0" calcext:value-type="float">
            <text:p>0</text:p>
          </table:table-cell>
          <table:table-cell office:value-type="float" office:value="162.26" calcext:value-type="float">
            <text:p>162,26</text:p>
          </table:table-cell>
          <table:table-cell office:value-type="float" office:value="0" calcext:value-type="float">
            <text:p>0</text:p>
          </table:table-cell>
          <table:table-cell office:value-type="float" office:value="624.46" calcext:value-type="float">
            <text:p>624,46</text:p>
          </table:table-cell>
          <table:table-cell office:value-type="float" office:value="12.91" calcext:value-type="float">
            <text:p>12,91</text:p>
          </table:table-cell>
          <table:table-cell office:value-type="float" office:value="394.73" calcext:value-type="float">
            <text:p>394,73</text:p>
          </table:table-cell>
          <table:table-cell table:style-name="ce9" office:value-type="float" office:value="18246" calcext:value-type="float">
            <text:p>18246</text:p>
          </table:table-cell>
          <table:table-cell table:style-name="ce4" office:value-type="float" office:value="84620" calcext:value-type="float">
            <text:p>846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90.82" calcext:value-type="float">
            <text:p>1690,82</text:p>
          </table:table-cell>
          <table:table-cell office:value-type="float" office:value="0" calcext:value-type="float">
            <text:p>0</text:p>
          </table:table-cell>
          <table:table-cell office:value-type="float" office:value="401.8" calcext:value-type="float">
            <text:p>401,8</text:p>
          </table:table-cell>
          <table:table-cell office:value-type="float" office:value="20.06" calcext:value-type="float">
            <text:p>20,06</text:p>
          </table:table-cell>
          <table:table-cell office:value-type="float" office:value="0" calcext:value-type="float">
            <text:p>0</text:p>
          </table:table-cell>
          <table:table-cell office:value-type="float" office:value="24630.62" calcext:value-type="float">
            <text:p>24630,62</text:p>
          </table:table-cell>
          <table:table-cell office:value-type="float" office:value="647.68" calcext:value-type="float">
            <text:p>647,68</text:p>
          </table:table-cell>
          <table:table-cell office:value-type="float" office:value="435.76" calcext:value-type="float">
            <text:p>435,76</text:p>
          </table:table-cell>
          <table:table-cell office:value-type="float" office:value="145.65" calcext:value-type="float">
            <text:p>145,65</text:p>
          </table:table-cell>
          <table:table-cell office:value-type="float" office:value="0" calcext:value-type="float">
            <text:p>0</text:p>
          </table:table-cell>
          <table:table-cell office:value-type="float" office:value="6.44" calcext:value-type="float">
            <text:p>6,44</text:p>
          </table:table-cell>
          <table:table-cell office:value-type="float" office:value="270.67" calcext:value-type="float">
            <text:p>270,67</text:p>
          </table:table-cell>
          <table:table-cell office:value-type="float" office:value="19097.26" calcext:value-type="float">
            <text:p>19097,26</text:p>
          </table:table-cell>
          <table:table-cell office:value-type="float" office:value="133.1" calcext:value-type="float">
            <text:p>133,1</text:p>
          </table:table-cell>
          <table:table-cell office:value-type="float" office:value="0" calcext:value-type="float">
            <text:p>0</text:p>
          </table:table-cell>
          <table:table-cell office:value-type="float" office:value="293.41" calcext:value-type="float">
            <text:p>293,41</text:p>
          </table:table-cell>
          <table:table-cell office:value-type="float" office:value="0" calcext:value-type="float">
            <text:p>0</text:p>
          </table:table-cell>
          <table:table-cell office:value-type="float" office:value="60.94" calcext:value-type="float">
            <text:p>60,94</text:p>
          </table:table-cell>
          <table:table-cell office:value-type="float" office:value="217.61" calcext:value-type="float">
            <text:p>217,61</text:p>
          </table:table-cell>
          <table:table-cell office:value-type="float" office:value="396.98" calcext:value-type="float">
            <text:p>396,98</text:p>
          </table:table-cell>
          <table:table-cell office:value-type="float" office:value="186.39" calcext:value-type="float">
            <text:p>186,39</text:p>
          </table:table-cell>
          <table:table-cell office:value-type="float" office:value="0" calcext:value-type="float">
            <text:p>0</text:p>
          </table:table-cell>
          <table:table-cell office:value-type="float" office:value="100.26" calcext:value-type="float">
            <text:p>100,26</text:p>
          </table:table-cell>
          <table:table-cell office:value-type="float" office:value="240.58" calcext:value-type="float">
            <text:p>240,58</text:p>
          </table:table-cell>
          <table:table-cell office:value-type="float" office:value="0" calcext:value-type="float">
            <text:p>0</text:p>
          </table:table-cell>
          <table:table-cell office:value-type="float" office:value="-736.94" calcext:value-type="float">
            <text:p>-736,94</text:p>
          </table:table-cell>
          <table:table-cell office:value-type="float" office:value="21.39" calcext:value-type="float">
            <text:p>21,39</text:p>
          </table:table-cell>
          <table:table-cell office:value-type="float" office:value="136.68" calcext:value-type="float">
            <text:p>136,68</text:p>
          </table:table-cell>
          <table:table-cell office:value-type="float" office:value="844.51" calcext:value-type="float">
            <text:p>844,5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4677" calcext:value-type="float">
            <text:p>14677</text:p>
          </table:table-cell>
          <table:table-cell table:style-name="ce4" office:value-type="float" office:value="73984" calcext:value-type="float">
            <text:p>7398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.21" calcext:value-type="float">
            <text:p>163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8.46" calcext:value-type="float">
            <text:p>1058,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6.71" calcext:value-type="float">
            <text:p>306,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1.03" calcext:value-type="float">
            <text:p>741,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3.69" calcext:value-type="float">
            <text:p>343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.87" calcext:value-type="float">
            <text:p>198,87</text:p>
          </table:table-cell>
          <table:table-cell office:value-type="float" office:value="76.62" calcext:value-type="float">
            <text:p>76,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8868" calcext:value-type="float">
            <text:p>8868</text:p>
          </table:table-cell>
          <table:table-cell table:style-name="ce4" office:value-type="float" office:value="43545" calcext:value-type="float">
            <text:p>4354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.78" calcext:value-type="float">
            <text:p>49,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.55" calcext:value-type="float">
            <text:p>178,55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9" office:value-type="float" office:value="9094" calcext:value-type="float">
            <text:p>9094</text:p>
          </table:table-cell>
          <table:table-cell table:style-name="ce4" office:value-type="float" office:value="46407" calcext:value-type="float">
            <text:p>4640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8.16" calcext:value-type="float">
            <text:p>3828,16</text:p>
          </table:table-cell>
          <table:table-cell office:value-type="float" office:value="147.36" calcext:value-type="float">
            <text:p>147,36</text:p>
          </table:table-cell>
          <table:table-cell office:value-type="float" office:value="2382.34" calcext:value-type="float">
            <text:p>2382,34</text:p>
          </table:table-cell>
          <table:table-cell office:value-type="float" office:value="46.31" calcext:value-type="float">
            <text:p>46,31</text:p>
          </table:table-cell>
          <table:table-cell office:value-type="float" office:value="528.72" calcext:value-type="float">
            <text:p>528,72</text:p>
          </table:table-cell>
          <table:table-cell office:value-type="float" office:value="0" calcext:value-type="float">
            <text:p>0</text:p>
          </table:table-cell>
          <table:table-cell office:value-type="float" office:value="128.02" calcext:value-type="float">
            <text:p>128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79" calcext:value-type="float">
            <text:p>96,7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9.21" calcext:value-type="float">
            <text:p>59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8" calcext:value-type="float">
            <text:p>14,48</text:p>
          </table:table-cell>
          <table:table-cell office:value-type="float" office:value="0" calcext:value-type="float">
            <text:p>0</text:p>
          </table:table-cell>
          <table:table-cell office:value-type="float" office:value="14.77" calcext:value-type="float">
            <text:p>14,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192" calcext:value-type="float">
            <text:p>10192</text:p>
          </table:table-cell>
          <table:table-cell table:style-name="ce4" office:value-type="float" office:value="51925" calcext:value-type="float">
            <text:p>519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227.15" calcext:value-type="float">
            <text:p>227,1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24.37" calcext:value-type="float">
            <text:p>224,37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9" office:value-type="float" office:value="8871" calcext:value-type="float">
            <text:p>8871</text:p>
          </table:table-cell>
          <table:table-cell table:style-name="ce4" office:value-type="float" office:value="45057" calcext:value-type="float">
            <text:p>4505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716.3" calcext:value-type="float">
            <text:p>4716,3</text:p>
          </table:table-cell>
          <table:table-cell office:value-type="float" office:value="390.72" calcext:value-type="float">
            <text:p>390,72</text:p>
          </table:table-cell>
          <table:table-cell office:value-type="float" office:value="269.62" calcext:value-type="float">
            <text:p>269,62</text:p>
          </table:table-cell>
          <table:table-cell office:value-type="float" office:value="283.51" calcext:value-type="float">
            <text:p>283,51</text:p>
          </table:table-cell>
          <table:table-cell office:value-type="float" office:value="0" calcext:value-type="float">
            <text:p>0</text:p>
          </table:table-cell>
          <table:table-cell office:value-type="float" office:value="7148.04" calcext:value-type="float">
            <text:p>7148,04</text:p>
          </table:table-cell>
          <table:table-cell office:value-type="float" office:value="377.12" calcext:value-type="float">
            <text:p>377,12</text:p>
          </table:table-cell>
          <table:table-cell office:value-type="float" office:value="1010.09" calcext:value-type="float">
            <text:p>1010,09</text:p>
          </table:table-cell>
          <table:table-cell office:value-type="float" office:value="344.03" calcext:value-type="float">
            <text:p>344,03</text:p>
          </table:table-cell>
          <table:table-cell office:value-type="float" office:value="0" calcext:value-type="float">
            <text:p>0</text:p>
          </table:table-cell>
          <table:table-cell office:value-type="float" office:value="970.19" calcext:value-type="float">
            <text:p>970,19</text:p>
          </table:table-cell>
          <table:table-cell office:value-type="float" office:value="436.41" calcext:value-type="float">
            <text:p>436,41</text:p>
          </table:table-cell>
          <table:table-cell office:value-type="float" office:value="2093.62" calcext:value-type="float">
            <text:p>2093,62</text:p>
          </table:table-cell>
          <table:table-cell office:value-type="float" office:value="1291.03" calcext:value-type="float">
            <text:p>1291,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3.08" calcext:value-type="float">
            <text:p>463,08</text:p>
          </table:table-cell>
          <table:table-cell office:value-type="float" office:value="9452.47" calcext:value-type="float">
            <text:p>9452,47</text:p>
          </table:table-cell>
          <table:table-cell office:value-type="float" office:value="7106.41" calcext:value-type="float">
            <text:p>7106,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4.07" calcext:value-type="float">
            <text:p>804,07</text:p>
          </table:table-cell>
          <table:table-cell office:value-type="float" office:value="0" calcext:value-type="float">
            <text:p>0</text:p>
          </table:table-cell>
          <table:table-cell office:value-type="float" office:value="316.39" calcext:value-type="float">
            <text:p>316,39</text:p>
          </table:table-cell>
          <table:table-cell office:value-type="float" office:value="0" calcext:value-type="float">
            <text:p>0</text:p>
          </table:table-cell>
          <table:table-cell office:value-type="float" office:value="177.9" calcext:value-type="float">
            <text:p>177,9</text:p>
          </table:table-cell>
          <table:table-cell office:value-type="float" office:value="0" calcext:value-type="float">
            <text:p>0</text:p>
          </table:table-cell>
          <table:table-cell office:value-type="float" office:value="1149.19" calcext:value-type="float">
            <text:p>1149,19</text:p>
          </table:table-cell>
          <table:table-cell table:style-name="ce9" office:value-type="float" office:value="14303" calcext:value-type="float">
            <text:p>14303</text:p>
          </table:table-cell>
          <table:table-cell table:style-name="ce4" office:value-type="float" office:value="86406" calcext:value-type="float">
            <text:p>8640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585.7" calcext:value-type="float">
            <text:p>585,7</text:p>
          </table:table-cell>
          <table:table-cell office:value-type="float" office:value="0" calcext:value-type="float">
            <text:p>0</text:p>
          </table:table-cell>
          <table:table-cell office:value-type="float" office:value="16.76" calcext:value-type="float">
            <text:p>16,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.67" calcext:value-type="float">
            <text:p>101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8" calcext:value-type="float">
            <text:p>37,88</text:p>
          </table:table-cell>
          <table:table-cell office:value-type="float" office:value="0" calcext:value-type="float">
            <text:p>0</text:p>
          </table:table-cell>
          <table:table-cell office:value-type="float" office:value="2317.39" calcext:value-type="float">
            <text:p>2317,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.84" calcext:value-type="float">
            <text:p>87,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99" calcext:value-type="float">
            <text:p>23,99</text:p>
          </table:table-cell>
          <table:table-cell office:value-type="float" office:value="0" calcext:value-type="float">
            <text:p>0</text:p>
          </table:table-cell>
          <table:table-cell office:value-type="float" office:value="160.91" calcext:value-type="float">
            <text:p>160,9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505" calcext:value-type="float">
            <text:p>9505</text:p>
          </table:table-cell>
          <table:table-cell table:style-name="ce4" office:value-type="float" office:value="47357" calcext:value-type="float">
            <text:p>4735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65.15" calcext:value-type="float">
            <text:p>1165,15</text:p>
          </table:table-cell>
          <table:table-cell office:value-type="float" office:value="73265.55" calcext:value-type="float">
            <text:p>73265,55</text:p>
          </table:table-cell>
          <table:table-cell office:value-type="float" office:value="1689.14" calcext:value-type="float">
            <text:p>1689,14</text:p>
          </table:table-cell>
          <table:table-cell office:value-type="float" office:value="44056.18" calcext:value-type="float">
            <text:p>44056,18</text:p>
          </table:table-cell>
          <table:table-cell office:value-type="float" office:value="16401.91" calcext:value-type="float">
            <text:p>16401,91</text:p>
          </table:table-cell>
          <table:table-cell office:value-type="float" office:value="3722.55" calcext:value-type="float">
            <text:p>3722,55</text:p>
          </table:table-cell>
          <table:table-cell office:value-type="float" office:value="12.06" calcext:value-type="float">
            <text:p>12,06</text:p>
          </table:table-cell>
          <table:table-cell office:value-type="float" office:value="8.65" calcext:value-type="float">
            <text:p>8,65</text:p>
          </table:table-cell>
          <table:table-cell office:value-type="float" office:value="1527.86" calcext:value-type="float">
            <text:p>1527,86</text:p>
          </table:table-cell>
          <table:table-cell office:value-type="float" office:value="0" calcext:value-type="float">
            <text:p>0</text:p>
          </table:table-cell>
          <table:table-cell office:value-type="float" office:value="410.29" calcext:value-type="float">
            <text:p>410,29</text:p>
          </table:table-cell>
          <table:table-cell office:value-type="float" office:value="35067.23" calcext:value-type="float">
            <text:p>35067,23</text:p>
          </table:table-cell>
          <table:table-cell office:value-type="float" office:value="0" calcext:value-type="float">
            <text:p>0</text:p>
          </table:table-cell>
          <table:table-cell office:value-type="float" office:value="30773.26" calcext:value-type="float">
            <text:p>30773,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5.89" calcext:value-type="float">
            <text:p>125,89</text:p>
          </table:table-cell>
          <table:table-cell office:value-type="float" office:value="1399.84" calcext:value-type="float">
            <text:p>1399,84</text:p>
          </table:table-cell>
          <table:table-cell office:value-type="float" office:value="13535.91" calcext:value-type="float">
            <text:p>13535,91</text:p>
          </table:table-cell>
          <table:table-cell office:value-type="float" office:value="454.45" calcext:value-type="float">
            <text:p>454,45</text:p>
          </table:table-cell>
          <table:table-cell office:value-type="float" office:value="42.85" calcext:value-type="float">
            <text:p>42,85</text:p>
          </table:table-cell>
          <table:table-cell office:value-type="float" office:value="0" calcext:value-type="float">
            <text:p>0</text:p>
          </table:table-cell>
          <table:table-cell office:value-type="float" office:value="1086.9" calcext:value-type="float">
            <text:p>1086,9</text:p>
          </table:table-cell>
          <table:table-cell office:value-type="float" office:value="0" calcext:value-type="float">
            <text:p>0</text:p>
          </table:table-cell>
          <table:table-cell office:value-type="float" office:value="1135.08" calcext:value-type="float">
            <text:p>1135,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21728" calcext:value-type="float">
            <text:p>21728</text:p>
          </table:table-cell>
          <table:table-cell table:style-name="ce4" office:value-type="float" office:value="76120" calcext:value-type="float">
            <text:p>761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3.32" calcext:value-type="float">
            <text:p>13,32</text:p>
          </table:table-cell>
          <table:table-cell office:value-type="float" office:value="98.82" calcext:value-type="float">
            <text:p>98,82</text:p>
          </table:table-cell>
          <table:table-cell office:value-type="float" office:value="0" calcext:value-type="float">
            <text:p>0</text:p>
          </table:table-cell>
          <table:table-cell office:value-type="float" office:value="51.28" calcext:value-type="float">
            <text:p>51,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8.89" calcext:value-type="float">
            <text:p>128,8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.96" calcext:value-type="float">
            <text:p>15,96</text:p>
          </table:table-cell>
          <table:table-cell office:value-type="float" office:value="101.87" calcext:value-type="float">
            <text:p>101,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8" calcext:value-type="float">
            <text:p>46,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132" calcext:value-type="float">
            <text:p>9132</text:p>
          </table:table-cell>
          <table:table-cell table:style-name="ce4" office:value-type="float" office:value="46549" calcext:value-type="float">
            <text:p>4654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7.89" calcext:value-type="float">
            <text:p>2317,89</text:p>
          </table:table-cell>
          <table:table-cell office:value-type="float" office:value="622.03" calcext:value-type="float">
            <text:p>622,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5.55" calcext:value-type="float">
            <text:p>2225,5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74.37" calcext:value-type="float">
            <text:p>474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2" calcext:value-type="float">
            <text:p>7,3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776" calcext:value-type="float">
            <text:p>9776</text:p>
          </table:table-cell>
          <table:table-cell table:style-name="ce4" office:value-type="float" office:value="50363" calcext:value-type="float">
            <text:p>5036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69.8" calcext:value-type="float">
            <text:p>1669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.15" calcext:value-type="float">
            <text:p>167,15</text:p>
          </table:table-cell>
          <table:table-cell office:value-type="float" office:value="0" calcext:value-type="float">
            <text:p>0</text:p>
          </table:table-cell>
          <table:table-cell office:value-type="float" office:value="89.21" calcext:value-type="float">
            <text:p>89,21</text:p>
          </table:table-cell>
          <table:table-cell office:value-type="float" office:value="0" calcext:value-type="float">
            <text:p>0</text:p>
          </table:table-cell>
          <table:table-cell office:value-type="float" office:value="52.89" calcext:value-type="float">
            <text:p>52,89</text:p>
          </table:table-cell>
          <table:table-cell office:value-type="float" office:value="31.72" calcext:value-type="float">
            <text:p>31,72</text:p>
          </table:table-cell>
          <table:table-cell office:value-type="float" office:value="0" calcext:value-type="float">
            <text:p>0</text:p>
          </table:table-cell>
          <table:table-cell office:value-type="float" office:value="74.26" calcext:value-type="float">
            <text:p>74,26</text:p>
          </table:table-cell>
          <table:table-cell office:value-type="float" office:value="23.42" calcext:value-type="float">
            <text:p>23,4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6.12" calcext:value-type="float">
            <text:p>46,12</text:p>
          </table:table-cell>
          <table:table-cell table:style-name="ce9" office:value-type="float" office:value="9382" calcext:value-type="float">
            <text:p>9382</text:p>
          </table:table-cell>
          <table:table-cell table:style-name="ce4" office:value-type="float" office:value="48089" calcext:value-type="float">
            <text:p>4808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510.68" calcext:value-type="float">
            <text:p>2510,68</text:p>
          </table:table-cell>
          <table:table-cell office:value-type="float" office:value="45.41" calcext:value-type="float">
            <text:p>45,41</text:p>
          </table:table-cell>
          <table:table-cell office:value-type="float" office:value="2236.36" calcext:value-type="float">
            <text:p>2236,36</text:p>
          </table:table-cell>
          <table:table-cell office:value-type="float" office:value="0" calcext:value-type="float">
            <text:p>0</text:p>
          </table:table-cell>
          <table:table-cell office:value-type="float" office:value="939.74" calcext:value-type="float">
            <text:p>939,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1.06" calcext:value-type="float">
            <text:p>171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.74" calcext:value-type="float">
            <text:p>92,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97.51" calcext:value-type="float">
            <text:p>1397,51</text:p>
          </table:table-cell>
          <table:table-cell office:value-type="float" office:value="596.41" calcext:value-type="float">
            <text:p>596,41</text:p>
          </table:table-cell>
          <table:table-cell office:value-type="float" office:value="27.61" calcext:value-type="float">
            <text:p>27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.01" calcext:value-type="float">
            <text:p>288,01</text:p>
          </table:table-cell>
          <table:table-cell office:value-type="float" office:value="1652.08" calcext:value-type="float">
            <text:p>1652,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447" calcext:value-type="float">
            <text:p>10447</text:p>
          </table:table-cell>
          <table:table-cell table:style-name="ce4" office:value-type="float" office:value="52356" calcext:value-type="float">
            <text:p>5235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39.86" calcext:value-type="float">
            <text:p>39,86</text:p>
          </table:table-cell>
          <table:table-cell office:value-type="float" office:value="346.53" calcext:value-type="float">
            <text:p>346,53</text:p>
          </table:table-cell>
          <table:table-cell office:value-type="float" office:value="170.06" calcext:value-type="float">
            <text:p>170,06</text:p>
          </table:table-cell>
          <table:table-cell office:value-type="float" office:value="0" calcext:value-type="float">
            <text:p>0</text:p>
          </table:table-cell>
          <table:table-cell office:value-type="float" office:value="-6.22" calcext:value-type="float">
            <text:p>-6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6" calcext:value-type="float">
            <text:p>35,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15" calcext:value-type="float">
            <text:p>80,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1.33" calcext:value-type="float">
            <text:p>181,33</text:p>
          </table:table-cell>
          <table:table-cell office:value-type="float" office:value="12.08" calcext:value-type="float">
            <text:p>12,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.54" calcext:value-type="float">
            <text:p>150,5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221" calcext:value-type="float">
            <text:p>9221</text:p>
          </table:table-cell>
          <table:table-cell table:style-name="ce4" office:value-type="float" office:value="46974" calcext:value-type="float">
            <text:p>4697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9.86" calcext:value-type="float">
            <text:p>329,86</text:p>
          </table:table-cell>
          <table:table-cell office:value-type="float" office:value="31414.35" calcext:value-type="float">
            <text:p>31414,35</text:p>
          </table:table-cell>
          <table:table-cell office:value-type="float" office:value="732.34" calcext:value-type="float">
            <text:p>732,34</text:p>
          </table:table-cell>
          <table:table-cell office:value-type="float" office:value="1253.39" calcext:value-type="float">
            <text:p>1253,39</text:p>
          </table:table-cell>
          <table:table-cell office:value-type="float" office:value="1523.25" calcext:value-type="float">
            <text:p>1523,25</text:p>
          </table:table-cell>
          <table:table-cell office:value-type="float" office:value="2146.77" calcext:value-type="float">
            <text:p>2146,77</text:p>
          </table:table-cell>
          <table:table-cell office:value-type="float" office:value="46.34" calcext:value-type="float">
            <text:p>46,34</text:p>
          </table:table-cell>
          <table:table-cell office:value-type="float" office:value="98.81" calcext:value-type="float">
            <text:p>98,81</text:p>
          </table:table-cell>
          <table:table-cell office:value-type="float" office:value="97.57" calcext:value-type="float">
            <text:p>97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0.01" calcext:value-type="float">
            <text:p>2030,01</text:p>
          </table:table-cell>
          <table:table-cell office:value-type="float" office:value="0" calcext:value-type="float">
            <text:p>0</text:p>
          </table:table-cell>
          <table:table-cell office:value-type="float" office:value="28140.92" calcext:value-type="float">
            <text:p>28140,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8.88" calcext:value-type="float">
            <text:p>118,88</text:p>
          </table:table-cell>
          <table:table-cell office:value-type="float" office:value="1015.42" calcext:value-type="float">
            <text:p>1015,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8" calcext:value-type="float">
            <text:p>48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3151" calcext:value-type="float">
            <text:p>13151</text:p>
          </table:table-cell>
          <table:table-cell table:style-name="ce4" office:value-type="float" office:value="49266" calcext:value-type="float">
            <text:p>4926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4.94" calcext:value-type="float">
            <text:p>144,9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749.94" calcext:value-type="float">
            <text:p>1749,9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104.26" calcext:value-type="float">
            <text:p>20104,26</text:p>
          </table:table-cell>
          <table:table-cell office:value-type="float" office:value="207.86" calcext:value-type="float">
            <text:p>207,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2.76" calcext:value-type="float">
            <text:p>192,76</text:p>
          </table:table-cell>
          <table:table-cell office:value-type="float" office:value="0" calcext:value-type="float">
            <text:p>0</text:p>
          </table:table-cell>
          <table:table-cell office:value-type="float" office:value="929.47" calcext:value-type="float">
            <text:p>929,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760" calcext:value-type="float">
            <text:p>9760</text:p>
          </table:table-cell>
          <table:table-cell table:style-name="ce4" office:value-type="float" office:value="47236" calcext:value-type="float">
            <text:p>4723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586.88" calcext:value-type="float">
            <text:p>1586,88</text:p>
          </table:table-cell>
          <table:table-cell office:value-type="float" office:value="303.49" calcext:value-type="float">
            <text:p>303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1.94" calcext:value-type="float">
            <text:p>4341,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8.97" calcext:value-type="float">
            <text:p>1138,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.99" calcext:value-type="float">
            <text:p>68,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72.61" calcext:value-type="float">
            <text:p>1872,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4.81" calcext:value-type="float">
            <text:p>1854,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1551" calcext:value-type="float">
            <text:p>11551</text:p>
          </table:table-cell>
          <table:table-cell table:style-name="ce4" office:value-type="float" office:value="57517" calcext:value-type="float">
            <text:p>575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5.16" calcext:value-type="float">
            <text:p>205,16</text:p>
          </table:table-cell>
          <table:table-cell office:value-type="float" office:value="107.12" calcext:value-type="float">
            <text:p>107,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.87" calcext:value-type="float">
            <text:p>20,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0.43" calcext:value-type="float">
            <text:p>460,4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147" calcext:value-type="float">
            <text:p>9147</text:p>
          </table:table-cell>
          <table:table-cell table:style-name="ce4" office:value-type="float" office:value="46587" calcext:value-type="float">
            <text:p>4658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54.37" calcext:value-type="float">
            <text:p>54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4.05" calcext:value-type="float">
            <text:p>1314,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.28" calcext:value-type="float">
            <text:p>80,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.82" calcext:value-type="float">
            <text:p>17,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2.26" calcext:value-type="float">
            <text:p>162,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1" calcext:value-type="float">
            <text:p>9,61</text:p>
          </table:table-cell>
          <table:table-cell office:value-type="float" office:value="1091.7" calcext:value-type="float">
            <text:p>1091,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660" calcext:value-type="float">
            <text:p>9660</text:p>
          </table:table-cell>
          <table:table-cell table:style-name="ce4" office:value-type="float" office:value="48854" calcext:value-type="float">
            <text:p>4885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579.91" calcext:value-type="float">
            <text:p>579,91</text:p>
          </table:table-cell>
          <table:table-cell office:value-type="float" office:value="180.44" calcext:value-type="float">
            <text:p>180,44</text:p>
          </table:table-cell>
          <table:table-cell office:value-type="float" office:value="0" calcext:value-type="float">
            <text:p>0</text:p>
          </table:table-cell>
          <table:table-cell office:value-type="float" office:value="1052.3" calcext:value-type="float">
            <text:p>1052,3</text:p>
          </table:table-cell>
          <table:table-cell office:value-type="float" office:value="0" calcext:value-type="float">
            <text:p>0</text:p>
          </table:table-cell>
          <table:table-cell office:value-type="float" office:value="150.14" calcext:value-type="float">
            <text:p>15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.28" calcext:value-type="float">
            <text:p>360,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8.89" calcext:value-type="float">
            <text:p>398,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.49" calcext:value-type="float">
            <text:p>127,49</text:p>
          </table:table-cell>
          <table:table-cell office:value-type="float" office:value="0" calcext:value-type="float">
            <text:p>0</text:p>
          </table:table-cell>
          <table:table-cell office:value-type="float" office:value="195.98" calcext:value-type="float">
            <text:p>195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77" calcext:value-type="float">
            <text:p>39,77</text:p>
          </table:table-cell>
          <table:table-cell office:value-type="float" office:value="893.17" calcext:value-type="float">
            <text:p>893,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350" calcext:value-type="float">
            <text:p>9350</text:p>
          </table:table-cell>
          <table:table-cell table:style-name="ce4" office:value-type="float" office:value="46743" calcext:value-type="float">
            <text:p>4674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80.6" calcext:value-type="float">
            <text:p>480,6</text:p>
          </table:table-cell>
          <table:table-cell office:value-type="float" office:value="46.87" calcext:value-type="float">
            <text:p>46,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.91" calcext:value-type="float">
            <text:p>10,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7.98" calcext:value-type="float">
            <text:p>767,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4" calcext:value-type="float">
            <text:p>7,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.62" calcext:value-type="float">
            <text:p>52,62</text:p>
          </table:table-cell>
          <table:table-cell office:value-type="float" office:value="728.27" calcext:value-type="float">
            <text:p>728,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.9" calcext:value-type="float">
            <text:p>54,9</text:p>
          </table:table-cell>
          <table:table-cell office:value-type="float" office:value="0" calcext:value-type="float">
            <text:p>0</text:p>
          </table:table-cell>
          <table:table-cell office:value-type="float" office:value="6.14" calcext:value-type="float">
            <text:p>6,14</text:p>
          </table:table-cell>
          <table:table-cell office:value-type="float" office:value="0" calcext:value-type="float">
            <text:p>0</text:p>
          </table:table-cell>
          <table:table-cell office:value-type="float" office:value="99.84" calcext:value-type="float">
            <text:p>99,84</text:p>
          </table:table-cell>
          <table:table-cell table:style-name="ce9" office:value-type="float" office:value="9215" calcext:value-type="float">
            <text:p>9215</text:p>
          </table:table-cell>
          <table:table-cell table:style-name="ce4" office:value-type="float" office:value="47551" calcext:value-type="float">
            <text:p>4755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793.78" calcext:value-type="float">
            <text:p>793,7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989.22" calcext:value-type="float">
            <text:p>989,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432" calcext:value-type="float">
            <text:p>9432</text:p>
          </table:table-cell>
          <table:table-cell table:style-name="ce4" office:value-type="float" office:value="47996" calcext:value-type="float">
            <text:p>479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.6" calcext:value-type="float">
            <text:p>24,6</text:p>
          </table:table-cell>
          <table:table-cell office:value-type="float" office:value="0" calcext:value-type="float">
            <text:p>0</text:p>
          </table:table-cell>
          <table:table-cell office:value-type="float" office:value="38.6" calcext:value-type="float">
            <text:p>38,6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4.49" calcext:value-type="float">
            <text:p>74,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7.18" calcext:value-type="float">
            <text:p>847,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.02" calcext:value-type="float">
            <text:p>50,0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059" calcext:value-type="float">
            <text:p>9059</text:p>
          </table:table-cell>
          <table:table-cell table:style-name="ce4" office:value-type="float" office:value="46138" calcext:value-type="float">
            <text:p>4613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574.42" calcext:value-type="float">
            <text:p>574,42</text:p>
          </table:table-cell>
          <table:table-cell office:value-type="float" office:value="0" calcext:value-type="float">
            <text:p>0</text:p>
          </table:table-cell>
          <table:table-cell office:value-type="float" office:value="318.3" calcext:value-type="float">
            <text:p>318,3</text:p>
          </table:table-cell>
          <table:table-cell office:value-type="float" office:value="0" calcext:value-type="float">
            <text:p>0</text:p>
          </table:table-cell>
          <table:table-cell office:value-type="float" office:value="14.39" calcext:value-type="float">
            <text:p>14,39</text:p>
          </table:table-cell>
          <table:table-cell office:value-type="float" office:value="0" calcext:value-type="float">
            <text:p>0</text:p>
          </table:table-cell>
          <table:table-cell office:value-type="float" office:value="14.64" calcext:value-type="float">
            <text:p>14,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28.46" calcext:value-type="float">
            <text:p>2028,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853.91" calcext:value-type="float">
            <text:p>3853,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64" calcext:value-type="float">
            <text:p>14,6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711" calcext:value-type="float">
            <text:p>9711</text:p>
          </table:table-cell>
          <table:table-cell table:style-name="ce4" office:value-type="float" office:value="48445" calcext:value-type="float">
            <text:p>4844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.31" calcext:value-type="float">
            <text:p>31,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12.81" calcext:value-type="float">
            <text:p>612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2.61" calcext:value-type="float">
            <text:p>712,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.78" calcext:value-type="float">
            <text:p>7,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.74" calcext:value-type="float">
            <text:p>20,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5.16" calcext:value-type="float">
            <text:p>365,16</text:p>
          </table:table-cell>
          <table:table-cell table:style-name="ce9" office:value-type="float" office:value="9348" calcext:value-type="float">
            <text:p>9348</text:p>
          </table:table-cell>
          <table:table-cell table:style-name="ce4" office:value-type="float" office:value="48611" calcext:value-type="float">
            <text:p>4861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68.51" calcext:value-type="float">
            <text:p>468,5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3.7" calcext:value-type="float">
            <text:p>103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.64" calcext:value-type="float">
            <text:p>453,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37.44" calcext:value-type="float">
            <text:p>1537,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7.54" calcext:value-type="float">
            <text:p>717,54</text:p>
          </table:table-cell>
          <table:table-cell office:value-type="float" office:value="0" calcext:value-type="float">
            <text:p>0</text:p>
          </table:table-cell>
          <table:table-cell office:value-type="float" office:value="54.9" calcext:value-type="float">
            <text:p>54,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844" calcext:value-type="float">
            <text:p>9844</text:p>
          </table:table-cell>
          <table:table-cell table:style-name="ce4" office:value-type="float" office:value="51796" calcext:value-type="float">
            <text:p>517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484.7" calcext:value-type="float">
            <text:p>484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1.97" calcext:value-type="float">
            <text:p>431,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61" calcext:value-type="float">
            <text:p>3,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.07" calcext:value-type="float">
            <text:p>107,07</text:p>
          </table:table-cell>
          <table:table-cell office:value-type="float" office:value="876.41" calcext:value-type="float">
            <text:p>876,41</text:p>
          </table:table-cell>
          <table:table-cell office:value-type="float" office:value="0" calcext:value-type="float">
            <text:p>0</text:p>
          </table:table-cell>
          <table:table-cell office:value-type="float" office:value="21.96" calcext:value-type="float">
            <text:p>21,96</text:p>
          </table:table-cell>
          <table:table-cell office:value-type="float" office:value="64.51" calcext:value-type="float">
            <text:p>64,51</text:p>
          </table:table-cell>
          <table:table-cell office:value-type="float" office:value="60.7" calcext:value-type="float">
            <text:p>60,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612" calcext:value-type="float">
            <text:p>9612</text:p>
          </table:table-cell>
          <table:table-cell table:style-name="ce4" office:value-type="float" office:value="48286" calcext:value-type="float">
            <text:p>4828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4.39" calcext:value-type="float">
            <text:p>4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.26" calcext:value-type="float">
            <text:p>284,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5.46" calcext:value-type="float">
            <text:p>155,46</text:p>
          </table:table-cell>
          <table:table-cell office:value-type="float" office:value="528.06" calcext:value-type="float">
            <text:p>528,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.1" calcext:value-type="float">
            <text:p>13,1</text:p>
          </table:table-cell>
          <table:table-cell office:value-type="float" office:value="0" calcext:value-type="float">
            <text:p>0</text:p>
          </table:table-cell>
          <table:table-cell office:value-type="float" office:value="92.22" calcext:value-type="float">
            <text:p>92,22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128" calcext:value-type="float">
            <text:p>9128</text:p>
          </table:table-cell>
          <table:table-cell table:style-name="ce4" office:value-type="float" office:value="46802" calcext:value-type="float">
            <text:p>4680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5066.32" calcext:value-type="float">
            <text:p>15066,32</text:p>
          </table:table-cell>
          <table:table-cell office:value-type="float" office:value="116.98" calcext:value-type="float">
            <text:p>116,98</text:p>
          </table:table-cell>
          <table:table-cell office:value-type="float" office:value="1515.6" calcext:value-type="float">
            <text:p>1515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.79" calcext:value-type="float">
            <text:p>556,79</text:p>
          </table:table-cell>
          <table:table-cell office:value-type="float" office:value="434.17" calcext:value-type="float">
            <text:p>434,17</text:p>
          </table:table-cell>
          <table:table-cell office:value-type="float" office:value="1426.15" calcext:value-type="float">
            <text:p>1426,15</text:p>
          </table:table-cell>
          <table:table-cell office:value-type="float" office:value="446.54" calcext:value-type="float">
            <text:p>446,54</text:p>
          </table:table-cell>
          <table:table-cell office:value-type="float" office:value="0" calcext:value-type="float">
            <text:p>0</text:p>
          </table:table-cell>
          <table:table-cell office:value-type="float" office:value="10.61" calcext:value-type="float">
            <text:p>10,61</text:p>
          </table:table-cell>
          <table:table-cell office:value-type="float" office:value="0" calcext:value-type="float">
            <text:p>0</text:p>
          </table:table-cell>
          <table:table-cell office:value-type="float" office:value="719.87" calcext:value-type="float">
            <text:p>719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.2" calcext:value-type="float">
            <text:p>206,2</text:p>
          </table:table-cell>
          <table:table-cell office:value-type="float" office:value="0" calcext:value-type="float">
            <text:p>0</text:p>
          </table:table-cell>
          <table:table-cell office:value-type="float" office:value="328.36" calcext:value-type="float">
            <text:p>328,36</text:p>
          </table:table-cell>
          <table:table-cell office:value-type="float" office:value="230.06" calcext:value-type="float">
            <text:p>230,06</text:p>
          </table:table-cell>
          <table:table-cell office:value-type="float" office:value="31236.79" calcext:value-type="float">
            <text:p>31236,79</text:p>
          </table:table-cell>
          <table:table-cell office:value-type="float" office:value="969.51" calcext:value-type="float">
            <text:p>969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4" calcext:value-type="float">
            <text:p>108,4</text:p>
          </table:table-cell>
          <table:table-cell office:value-type="float" office:value="16.47" calcext:value-type="float">
            <text:p>16,47</text:p>
          </table:table-cell>
          <table:table-cell office:value-type="float" office:value="-215.94" calcext:value-type="float">
            <text:p>-215,94</text:p>
          </table:table-cell>
          <table:table-cell office:value-type="float" office:value="0" calcext:value-type="float">
            <text:p>0</text:p>
          </table:table-cell>
          <table:table-cell office:value-type="float" office:value="77.04" calcext:value-type="float">
            <text:p>77,04</text:p>
          </table:table-cell>
          <table:table-cell office:value-type="float" office:value="0" calcext:value-type="float">
            <text:p>0</text:p>
          </table:table-cell>
          <table:table-cell office:value-type="float" office:value="125.49" calcext:value-type="float">
            <text:p>125,49</text:p>
          </table:table-cell>
          <table:table-cell table:style-name="ce9" office:value-type="float" office:value="12682" calcext:value-type="float">
            <text:p>12682</text:p>
          </table:table-cell>
          <table:table-cell table:style-name="ce4" office:value-type="float" office:value="61484" calcext:value-type="float">
            <text:p>6148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.95" calcext:value-type="float">
            <text:p>23,95</text:p>
          </table:table-cell>
          <table:table-cell office:value-type="float" office:value="48.55" calcext:value-type="float">
            <text:p>48,55</text:p>
          </table:table-cell>
          <table:table-cell office:value-type="float" office:value="47.36" calcext:value-type="float">
            <text:p>47,36</text:p>
          </table:table-cell>
          <table:table-cell office:value-type="float" office:value="0" calcext:value-type="float">
            <text:p>0</text:p>
          </table:table-cell>
          <table:table-cell office:value-type="float" office:value="97.6" calcext:value-type="float">
            <text:p>97,6</text:p>
          </table:table-cell>
          <table:table-cell office:value-type="float" office:value="80.88" calcext:value-type="float">
            <text:p>80,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8.53" calcext:value-type="float">
            <text:p>268,53</text:p>
          </table:table-cell>
          <table:table-cell office:value-type="float" office:value="1203.48" calcext:value-type="float">
            <text:p>1203,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.38" calcext:value-type="float">
            <text:p>440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84" calcext:value-type="float">
            <text:p>99,84</text:p>
          </table:table-cell>
          <table:table-cell office:value-type="float" office:value="307.43" calcext:value-type="float">
            <text:p>307,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.96" calcext:value-type="float">
            <text:p>46,9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223" calcext:value-type="float">
            <text:p>9223</text:p>
          </table:table-cell>
          <table:table-cell table:style-name="ce4" office:value-type="float" office:value="46679" calcext:value-type="float">
            <text:p>4667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.28" calcext:value-type="float">
            <text:p>15,28</text:p>
          </table:table-cell>
          <table:table-cell office:value-type="float" office:value="153.23" calcext:value-type="float">
            <text:p>153,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3.1" calcext:value-type="float">
            <text:p>103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.8" calcext:value-type="float">
            <text:p>11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84" calcext:value-type="float">
            <text:p>14,8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017" calcext:value-type="float">
            <text:p>9017</text:p>
          </table:table-cell>
          <table:table-cell table:style-name="ce4" office:value-type="float" office:value="45852" calcext:value-type="float">
            <text:p>4585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31.99" calcext:value-type="float">
            <text:p>831,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5.1" calcext:value-type="float">
            <text:p>595,1</text:p>
          </table:table-cell>
          <table:table-cell office:value-type="float" office:value="242.56" calcext:value-type="float">
            <text:p>242,56</text:p>
          </table:table-cell>
          <table:table-cell office:value-type="float" office:value="298.83" calcext:value-type="float">
            <text:p>298,83</text:p>
          </table:table-cell>
          <table:table-cell office:value-type="float" office:value="76.41" calcext:value-type="float">
            <text:p>76,41</text:p>
          </table:table-cell>
          <table:table-cell office:value-type="float" office:value="0" calcext:value-type="float">
            <text:p>0</text:p>
          </table:table-cell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  <table:table-cell office:value-type="float" office:value="242.18" calcext:value-type="float">
            <text:p>242,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1.47" calcext:value-type="float">
            <text:p>331,47</text:p>
          </table:table-cell>
          <table:table-cell office:value-type="float" office:value="178.53" calcext:value-type="float">
            <text:p>178,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6.95" calcext:value-type="float">
            <text:p>306,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0.07" calcext:value-type="float">
            <text:p>320,07</text:p>
          </table:table-cell>
          <table:table-cell table:style-name="ce9" office:value-type="float" office:value="9768" calcext:value-type="float">
            <text:p>9768</text:p>
          </table:table-cell>
          <table:table-cell table:style-name="ce4" office:value-type="float" office:value="50633" calcext:value-type="float">
            <text:p>506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1.55" calcext:value-type="float">
            <text:p>3201,55</text:p>
          </table:table-cell>
          <table:table-cell office:value-type="float" office:value="2122.53" calcext:value-type="float">
            <text:p>2122,53</text:p>
          </table:table-cell>
          <table:table-cell office:value-type="float" office:value="1068.96" calcext:value-type="float">
            <text:p>1068,96</text:p>
          </table:table-cell>
          <table:table-cell office:value-type="float" office:value="0" calcext:value-type="float">
            <text:p>0</text:p>
          </table:table-cell>
          <table:table-cell office:value-type="float" office:value="768.06" calcext:value-type="float">
            <text:p>768,06</text:p>
          </table:table-cell>
          <table:table-cell office:value-type="float" office:value="0" calcext:value-type="float">
            <text:p>0</text:p>
          </table:table-cell>
          <table:table-cell office:value-type="float" office:value="42.69" calcext:value-type="float">
            <text:p>42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0.79" calcext:value-type="float">
            <text:p>1710,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3.63" calcext:value-type="float">
            <text:p>443,63</text:p>
          </table:table-cell>
          <table:table-cell office:value-type="float" office:value="0" calcext:value-type="float">
            <text:p>0</text:p>
          </table:table-cell>
          <table:table-cell office:value-type="float" office:value="4.27" calcext:value-type="float">
            <text:p>4,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7.09" calcext:value-type="float">
            <text:p>767,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6.7" calcext:value-type="float">
            <text:p>206,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687" calcext:value-type="float">
            <text:p>10687</text:p>
          </table:table-cell>
          <table:table-cell table:style-name="ce4" office:value-type="float" office:value="55152" calcext:value-type="float">
            <text:p>5515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27.76" calcext:value-type="float">
            <text:p>927,76</text:p>
          </table:table-cell>
          <table:table-cell office:value-type="float" office:value="0" calcext:value-type="float">
            <text:p>0</text:p>
          </table:table-cell>
          <table:table-cell office:value-type="float" office:value="217381.9" calcext:value-type="float">
            <text:p>217381,9</text:p>
          </table:table-cell>
          <table:table-cell office:value-type="float" office:value="336.02" calcext:value-type="float">
            <text:p>336,02</text:p>
          </table:table-cell>
          <table:table-cell office:value-type="float" office:value="1667.32" calcext:value-type="float">
            <text:p>1667,32</text:p>
          </table:table-cell>
          <table:table-cell office:value-type="float" office:value="2758.18" calcext:value-type="float">
            <text:p>2758,18</text:p>
          </table:table-cell>
          <table:table-cell office:value-type="float" office:value="4443.97" calcext:value-type="float">
            <text:p>4443,97</text:p>
          </table:table-cell>
          <table:table-cell office:value-type="float" office:value="0" calcext:value-type="float">
            <text:p>0</text:p>
          </table:table-cell>
          <table:table-cell office:value-type="float" office:value="602.46" calcext:value-type="float">
            <text:p>602,46</text:p>
          </table:table-cell>
          <table:table-cell office:value-type="float" office:value="0" calcext:value-type="float">
            <text:p>0</text:p>
          </table:table-cell>
          <table:table-cell office:value-type="float" office:value="4.83" calcext:value-type="float">
            <text:p>4,83</text:p>
          </table:table-cell>
          <table:table-cell office:value-type="float" office:value="0" calcext:value-type="float">
            <text:p>0</text:p>
          </table:table-cell>
          <table:table-cell office:value-type="float" office:value="38.47" calcext:value-type="float">
            <text:p>38,47</text:p>
          </table:table-cell>
          <table:table-cell office:value-type="float" office:value="26.99" calcext:value-type="float">
            <text:p>26,99</text:p>
          </table:table-cell>
          <table:table-cell office:value-type="float" office:value="0" calcext:value-type="float">
            <text:p>0</text:p>
          </table:table-cell>
          <table:table-cell office:value-type="float" office:value="185306.45" calcext:value-type="float">
            <text:p>185306,45</text:p>
          </table:table-cell>
          <table:table-cell office:value-type="float" office:value="0" calcext:value-type="float">
            <text:p>0</text:p>
          </table:table-cell>
          <table:table-cell office:value-type="float" office:value="376.94" calcext:value-type="float">
            <text:p>376,94</text:p>
          </table:table-cell>
          <table:table-cell office:value-type="float" office:value="125.54" calcext:value-type="float">
            <text:p>125,54</text:p>
          </table:table-cell>
          <table:table-cell office:value-type="float" office:value="2794.18" calcext:value-type="float">
            <text:p>2794,18</text:p>
          </table:table-cell>
          <table:table-cell office:value-type="float" office:value="10146.62" calcext:value-type="float">
            <text:p>10146,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8.51" calcext:value-type="float">
            <text:p>2068,51</text:p>
          </table:table-cell>
          <table:table-cell office:value-type="float" office:value="0" calcext:value-type="float">
            <text:p>0</text:p>
          </table:table-cell>
          <table:table-cell office:value-type="float" office:value="663.91" calcext:value-type="float">
            <text:p>663,91</text:p>
          </table:table-cell>
          <table:table-cell office:value-type="float" office:value="0" calcext:value-type="float">
            <text:p>0</text:p>
          </table:table-cell>
          <table:table-cell office:value-type="float" office:value="1034.27" calcext:value-type="float">
            <text:p>1034,27</text:p>
          </table:table-cell>
          <table:table-cell office:value-type="float" office:value="242.52" calcext:value-type="float">
            <text:p>242,5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41990" calcext:value-type="float">
            <text:p>41990</text:p>
          </table:table-cell>
          <table:table-cell table:style-name="ce4" office:value-type="float" office:value="257083" calcext:value-type="float">
            <text:p>25708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49" calcext:value-type="float">
            <text:p>64,4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2.84" calcext:value-type="float">
            <text:p>62,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69" calcext:value-type="float">
            <text:p>58,69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086" calcext:value-type="float">
            <text:p>9086</text:p>
          </table:table-cell>
          <table:table-cell table:style-name="ce4" office:value-type="float" office:value="46390" calcext:value-type="float">
            <text:p>4639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2.44" calcext:value-type="float">
            <text:p>132,44</text:p>
          </table:table-cell>
          <table:table-cell office:value-type="float" office:value="0" calcext:value-type="float">
            <text:p>0</text:p>
          </table:table-cell>
          <table:table-cell office:value-type="float" office:value="257.23" calcext:value-type="float">
            <text:p>257,23</text:p>
          </table:table-cell>
          <table:table-cell office:value-type="float" office:value="25.3" calcext:value-type="float">
            <text:p>25,3</text:p>
          </table:table-cell>
          <table:table-cell office:value-type="float" office:value="0" calcext:value-type="float">
            <text:p>0</text:p>
          </table:table-cell>
          <table:table-cell office:value-type="float" office:value="222.65" calcext:value-type="float">
            <text:p>222,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40.51" calcext:value-type="float">
            <text:p>840,51</text:p>
          </table:table-cell>
          <table:table-cell office:value-type="float" office:value="85.02" calcext:value-type="float">
            <text:p>85,02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9" office:value-type="float" office:value="9206" calcext:value-type="float">
            <text:p>9206</text:p>
          </table:table-cell>
          <table:table-cell table:style-name="ce4" office:value-type="float" office:value="47356" calcext:value-type="float">
            <text:p>4735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5.43" calcext:value-type="float">
            <text:p>205,43</text:p>
          </table:table-cell>
          <table:table-cell office:value-type="float" office:value="0" calcext:value-type="float">
            <text:p>0</text:p>
          </table:table-cell>
          <table:table-cell office:value-type="float" office:value="5599.43" calcext:value-type="float">
            <text:p>5599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98.35" calcext:value-type="float">
            <text:p>6998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22" calcext:value-type="float">
            <text:p>-6,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71.16" calcext:value-type="float">
            <text:p>18971,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4.05" calcext:value-type="float">
            <text:p>244,05</text:p>
          </table:table-cell>
          <table:table-cell office:value-type="float" office:value="11779.62" calcext:value-type="float">
            <text:p>11779,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.5" calcext:value-type="float">
            <text:p>91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2575" calcext:value-type="float">
            <text:p>12575</text:p>
          </table:table-cell>
          <table:table-cell table:style-name="ce4" office:value-type="float" office:value="68714" calcext:value-type="float">
            <text:p>6871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73" calcext:value-type="float">
            <text:p>19,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49.72" calcext:value-type="float">
            <text:p>6449,72</text:p>
          </table:table-cell>
          <table:table-cell office:value-type="float" office:value="40.58" calcext:value-type="float">
            <text:p>40,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41" calcext:value-type="float">
            <text:p>20,41</text:p>
          </table:table-cell>
          <table:table-cell office:value-type="float" office:value="1461.08" calcext:value-type="float">
            <text:p>1461,08</text:p>
          </table:table-cell>
          <table:table-cell office:value-type="float" office:value="4476.29" calcext:value-type="float">
            <text:p>4476,29</text:p>
          </table:table-cell>
          <table:table-cell office:value-type="float" office:value="6345.35" calcext:value-type="float">
            <text:p>6345,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22.43" calcext:value-type="float">
            <text:p>10022,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.69" calcext:value-type="float">
            <text:p>117,69</text:p>
          </table:table-cell>
          <table:table-cell office:value-type="float" office:value="0" calcext:value-type="float">
            <text:p>0</text:p>
          </table:table-cell>
          <table:table-cell office:value-type="float" office:value="1149.12" calcext:value-type="float">
            <text:p>1149,12</text:p>
          </table:table-cell>
          <table:table-cell office:value-type="float" office:value="0" calcext:value-type="float">
            <text:p>0</text:p>
          </table:table-cell>
          <table:table-cell office:value-type="float" office:value="9.56" calcext:value-type="float">
            <text:p>9,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1519" calcext:value-type="float">
            <text:p>11519</text:p>
          </table:table-cell>
          <table:table-cell table:style-name="ce4" office:value-type="float" office:value="53239" calcext:value-type="float">
            <text:p>5323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258.29" calcext:value-type="float">
            <text:p>11258,29</text:p>
          </table:table-cell>
          <table:table-cell office:value-type="float" office:value="7996.54" calcext:value-type="float">
            <text:p>7996,54</text:p>
          </table:table-cell>
          <table:table-cell office:value-type="float" office:value="1553.73" calcext:value-type="float">
            <text:p>1553,73</text:p>
          </table:table-cell>
          <table:table-cell office:value-type="float" office:value="2622.05" calcext:value-type="float">
            <text:p>2622,05</text:p>
          </table:table-cell>
          <table:table-cell office:value-type="float" office:value="398.92" calcext:value-type="float">
            <text:p>398,92</text:p>
          </table:table-cell>
          <table:table-cell office:value-type="float" office:value="647.61" calcext:value-type="float">
            <text:p>647,61</text:p>
          </table:table-cell>
          <table:table-cell office:value-type="float" office:value="961.63" calcext:value-type="float">
            <text:p>961,63</text:p>
          </table:table-cell>
          <table:table-cell office:value-type="float" office:value="335.77" calcext:value-type="float">
            <text:p>335,77</text:p>
          </table:table-cell>
          <table:table-cell office:value-type="float" office:value="125.64" calcext:value-type="float">
            <text:p>125,64</text:p>
          </table:table-cell>
          <table:table-cell office:value-type="float" office:value="0" calcext:value-type="float">
            <text:p>0</text:p>
          </table:table-cell>
          <table:table-cell office:value-type="float" office:value="97.44" calcext:value-type="float">
            <text:p>97,44</text:p>
          </table:table-cell>
          <table:table-cell office:value-type="float" office:value="1184.11" calcext:value-type="float">
            <text:p>1184,11</text:p>
          </table:table-cell>
          <table:table-cell office:value-type="float" office:value="66.65" calcext:value-type="float">
            <text:p>66,65</text:p>
          </table:table-cell>
          <table:table-cell office:value-type="float" office:value="3355.31" calcext:value-type="float">
            <text:p>3355,31</text:p>
          </table:table-cell>
          <table:table-cell office:value-type="float" office:value="0" calcext:value-type="float">
            <text:p>0</text:p>
          </table:table-cell>
          <table:table-cell office:value-type="float" office:value="399.04" calcext:value-type="float">
            <text:p>399,04</text:p>
          </table:table-cell>
          <table:table-cell office:value-type="float" office:value="0" calcext:value-type="float">
            <text:p>0</text:p>
          </table:table-cell>
          <table:table-cell office:value-type="float" office:value="59.45" calcext:value-type="float">
            <text:p>59,45</text:p>
          </table:table-cell>
          <table:table-cell office:value-type="float" office:value="0" calcext:value-type="float">
            <text:p>0</text:p>
          </table:table-cell>
          <table:table-cell office:value-type="float" office:value="11729.18" calcext:value-type="float">
            <text:p>11729,18</text:p>
          </table:table-cell>
          <table:table-cell office:value-type="float" office:value="396.51" calcext:value-type="float">
            <text:p>396,51</text:p>
          </table:table-cell>
          <table:table-cell office:value-type="float" office:value="2427.65" calcext:value-type="float">
            <text:p>2427,65</text:p>
          </table:table-cell>
          <table:table-cell office:value-type="float" office:value="0" calcext:value-type="float">
            <text:p>0</text:p>
          </table:table-cell>
          <table:table-cell office:value-type="float" office:value="502.73" calcext:value-type="float">
            <text:p>502,73</text:p>
          </table:table-cell>
          <table:table-cell office:value-type="float" office:value="0" calcext:value-type="float">
            <text:p>0</text:p>
          </table:table-cell>
          <table:table-cell office:value-type="float" office:value="79.52" calcext:value-type="float">
            <text:p>79,52</text:p>
          </table:table-cell>
          <table:table-cell office:value-type="float" office:value="0" calcext:value-type="float">
            <text:p>0</text:p>
          </table:table-cell>
          <table:table-cell office:value-type="float" office:value="101.14" calcext:value-type="float">
            <text:p>101,14</text:p>
          </table:table-cell>
          <table:table-cell office:value-type="float" office:value="14.04" calcext:value-type="float">
            <text:p>14,04</text:p>
          </table:table-cell>
          <table:table-cell office:value-type="float" office:value="280.45" calcext:value-type="float">
            <text:p>280,45</text:p>
          </table:table-cell>
          <table:table-cell table:style-name="ce9" office:value-type="float" office:value="12319" calcext:value-type="float">
            <text:p>12319</text:p>
          </table:table-cell>
          <table:table-cell table:style-name="ce4" office:value-type="float" office:value="58878" calcext:value-type="float">
            <text:p>5887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98" calcext:value-type="float">
            <text:p>57,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.6" calcext:value-type="float">
            <text:p>36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1.69" calcext:value-type="float">
            <text:p>2821,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78.2" calcext:value-type="float">
            <text:p>3278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9.91" calcext:value-type="float">
            <text:p>509,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.2" calcext:value-type="float">
            <text:p>73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237" calcext:value-type="float">
            <text:p>9237</text:p>
          </table:table-cell>
          <table:table-cell table:style-name="ce4" office:value-type="float" office:value="46445" calcext:value-type="float">
            <text:p>4644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4.61" calcext:value-type="float">
            <text:p>6774,61</text:p>
          </table:table-cell>
          <table:table-cell office:value-type="float" office:value="706.5" calcext:value-type="float">
            <text:p>706,5</text:p>
          </table:table-cell>
          <table:table-cell office:value-type="float" office:value="0" calcext:value-type="float">
            <text:p>0</text:p>
          </table:table-cell>
          <table:table-cell office:value-type="float" office:value="258.32" calcext:value-type="float">
            <text:p>258,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46.01" calcext:value-type="float">
            <text:p>7046,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98" calcext:value-type="float">
            <text:p>2,98</text:p>
          </table:table-cell>
          <table:table-cell office:value-type="float" office:value="0" calcext:value-type="float">
            <text:p>0</text:p>
          </table:table-cell>
          <table:table-cell office:value-type="float" office:value="231.92" calcext:value-type="float">
            <text:p>231,92</text:p>
          </table:table-cell>
          <table:table-cell office:value-type="float" office:value="0" calcext:value-type="float">
            <text:p>0</text:p>
          </table:table-cell>
          <table:table-cell office:value-type="float" office:value="39.14" calcext:value-type="float">
            <text:p>39,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733" calcext:value-type="float">
            <text:p>10733</text:p>
          </table:table-cell>
          <table:table-cell table:style-name="ce4" office:value-type="float" office:value="55869" calcext:value-type="float">
            <text:p>5586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881.69" calcext:value-type="float">
            <text:p>10881,69</text:p>
          </table:table-cell>
          <table:table-cell office:value-type="float" office:value="571.27" calcext:value-type="float">
            <text:p>571,27</text:p>
          </table:table-cell>
          <table:table-cell office:value-type="float" office:value="357.82" calcext:value-type="float">
            <text:p>357,82</text:p>
          </table:table-cell>
          <table:table-cell office:value-type="float" office:value="687.42" calcext:value-type="float">
            <text:p>687,42</text:p>
          </table:table-cell>
          <table:table-cell office:value-type="float" office:value="58.56" calcext:value-type="float">
            <text:p>58,56</text:p>
          </table:table-cell>
          <table:table-cell office:value-type="float" office:value="74.3" calcext:value-type="float">
            <text:p>74,3</text:p>
          </table:table-cell>
          <table:table-cell office:value-type="float" office:value="634.65" calcext:value-type="float">
            <text:p>634,65</text:p>
          </table:table-cell>
          <table:table-cell office:value-type="float" office:value="570.51" calcext:value-type="float">
            <text:p>570,51</text:p>
          </table:table-cell>
          <table:table-cell office:value-type="float" office:value="380.41" calcext:value-type="float">
            <text:p>380,41</text:p>
          </table:table-cell>
          <table:table-cell office:value-type="float" office:value="0" calcext:value-type="float">
            <text:p>0</text:p>
          </table:table-cell>
          <table:table-cell office:value-type="float" office:value="38.25" calcext:value-type="float">
            <text:p>38,25</text:p>
          </table:table-cell>
          <table:table-cell office:value-type="float" office:value="1131.96" calcext:value-type="float">
            <text:p>1131,96</text:p>
          </table:table-cell>
          <table:table-cell office:value-type="float" office:value="66.08" calcext:value-type="float">
            <text:p>66,08</text:p>
          </table:table-cell>
          <table:table-cell office:value-type="float" office:value="96.84" calcext:value-type="float">
            <text:p>96,84</text:p>
          </table:table-cell>
          <table:table-cell office:value-type="float" office:value="0" calcext:value-type="float">
            <text:p>0</text:p>
          </table:table-cell>
          <table:table-cell office:value-type="float" office:value="117.55" calcext:value-type="float">
            <text:p>117,55</text:p>
          </table:table-cell>
          <table:table-cell office:value-type="float" office:value="0" calcext:value-type="float">
            <text:p>0</text:p>
          </table:table-cell>
          <table:table-cell office:value-type="float" office:value="38.98" calcext:value-type="float">
            <text:p>38,98</text:p>
          </table:table-cell>
          <table:table-cell office:value-type="float" office:value="30.3" calcext:value-type="float">
            <text:p>30,3</text:p>
          </table:table-cell>
          <table:table-cell office:value-type="float" office:value="4432.17" calcext:value-type="float">
            <text:p>4432,17</text:p>
          </table:table-cell>
          <table:table-cell office:value-type="float" office:value="0" calcext:value-type="float">
            <text:p>0</text:p>
          </table:table-cell>
          <table:table-cell office:value-type="float" office:value="84.18" calcext:value-type="float">
            <text:p>84,18</text:p>
          </table:table-cell>
          <table:table-cell office:value-type="float" office:value="0" calcext:value-type="float">
            <text:p>0</text:p>
          </table:table-cell>
          <table:table-cell office:value-type="float" office:value="87.74" calcext:value-type="float">
            <text:p>87,74</text:p>
          </table:table-cell>
          <table:table-cell office:value-type="float" office:value="0" calcext:value-type="float">
            <text:p>0</text:p>
          </table:table-cell>
          <table:table-cell office:value-type="float" office:value="137.86" calcext:value-type="float">
            <text:p>137,86</text:p>
          </table:table-cell>
          <table:table-cell office:value-type="float" office:value="0" calcext:value-type="float">
            <text:p>0</text:p>
          </table:table-cell>
          <table:table-cell office:value-type="float" office:value="129.91" calcext:value-type="float">
            <text:p>129,9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1234" calcext:value-type="float">
            <text:p>11234</text:p>
          </table:table-cell>
          <table:table-cell table:style-name="ce4" office:value-type="float" office:value="56237" calcext:value-type="float">
            <text:p>5623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12.26" calcext:value-type="float">
            <text:p>12,2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8.73" calcext:value-type="float">
            <text:p>28,7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9093" calcext:value-type="float">
            <text:p>9093</text:p>
          </table:table-cell>
          <table:table-cell table:style-name="ce4" office:value-type="float" office:value="46366" calcext:value-type="float">
            <text:p>4636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9.45" calcext:value-type="float">
            <text:p>59,45</text:p>
          </table:table-cell>
          <table:table-cell office:value-type="float" office:value="150.8" calcext:value-type="float">
            <text:p>150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57" calcext:value-type="float">
            <text:p>88,57</text:p>
          </table:table-cell>
          <table:table-cell office:value-type="float" office:value="62.38" calcext:value-type="float">
            <text:p>62,38</text:p>
          </table:table-cell>
          <table:table-cell office:value-type="float" office:value="9171.63" calcext:value-type="float">
            <text:p>9171,63</text:p>
          </table:table-cell>
          <table:table-cell office:value-type="float" office:value="170.79" calcext:value-type="float">
            <text:p>170,79</text:p>
          </table:table-cell>
          <table:table-cell office:value-type="float" office:value="0" calcext:value-type="float">
            <text:p>0</text:p>
          </table:table-cell>
          <table:table-cell office:value-type="float" office:value="8337.97" calcext:value-type="float">
            <text:p>8337,97</text:p>
          </table:table-cell>
          <table:table-cell office:value-type="float" office:value="160.02" calcext:value-type="float">
            <text:p>160,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0.56" calcext:value-type="float">
            <text:p>180,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2.26" calcext:value-type="float">
            <text:p>162,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2.15" calcext:value-type="float">
            <text:p>1232,15</text:p>
          </table:table-cell>
          <table:table-cell table:style-name="ce9" office:value-type="float" office:value="11324" calcext:value-type="float">
            <text:p>11324</text:p>
          </table:table-cell>
          <table:table-cell table:style-name="ce4" office:value-type="float" office:value="59764" calcext:value-type="float">
            <text:p>5976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01.98" calcext:value-type="float">
            <text:p>1901,98</text:p>
          </table:table-cell>
          <table:table-cell office:value-type="float" office:value="956.39" calcext:value-type="float">
            <text:p>956,39</text:p>
          </table:table-cell>
          <table:table-cell office:value-type="float" office:value="138.86" calcext:value-type="float">
            <text:p>138,86</text:p>
          </table:table-cell>
          <table:table-cell office:value-type="float" office:value="15.84" calcext:value-type="float">
            <text:p>15,84</text:p>
          </table:table-cell>
          <table:table-cell office:value-type="float" office:value="0" calcext:value-type="float">
            <text:p>0</text:p>
          </table:table-cell>
          <table:table-cell office:value-type="float" office:value="3127.27" calcext:value-type="float">
            <text:p>3127,27</text:p>
          </table:table-cell>
          <table:table-cell office:value-type="float" office:value="61.18" calcext:value-type="float">
            <text:p>61,18</text:p>
          </table:table-cell>
          <table:table-cell office:value-type="float" office:value="82.81" calcext:value-type="float">
            <text:p>82,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75" calcext:value-type="float">
            <text:p>40,75</text:p>
          </table:table-cell>
          <table:table-cell office:value-type="float" office:value="1620.21" calcext:value-type="float">
            <text:p>1620,21</text:p>
          </table:table-cell>
          <table:table-cell office:value-type="float" office:value="317.42" calcext:value-type="float">
            <text:p>317,42</text:p>
          </table:table-cell>
          <table:table-cell office:value-type="float" office:value="0" calcext:value-type="float">
            <text:p>0</text:p>
          </table:table-cell>
          <table:table-cell office:value-type="float" office:value="172.02" calcext:value-type="float">
            <text:p>172,02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office:value-type="float" office:value="4554.59" calcext:value-type="float">
            <text:p>4554,59</text:p>
          </table:table-cell>
          <table:table-cell office:value-type="float" office:value="126.04" calcext:value-type="float">
            <text:p>126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28" calcext:value-type="float">
            <text:p>53,28</text:p>
          </table:table-cell>
          <table:table-cell office:value-type="float" office:value="0" calcext:value-type="float">
            <text:p>0</text:p>
          </table:table-cell>
          <table:table-cell office:value-type="float" office:value="24.4" calcext:value-type="float">
            <text:p>24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14" calcext:value-type="float">
            <text:p>40,14</text:p>
          </table:table-cell>
          <table:table-cell table:style-name="ce9" office:value-type="float" office:value="10024" calcext:value-type="float">
            <text:p>10024</text:p>
          </table:table-cell>
          <table:table-cell table:style-name="ce4" office:value-type="float" office:value="50108" calcext:value-type="float">
            <text:p>5010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724.76" calcext:value-type="float">
            <text:p>724,76</text:p>
          </table:table-cell>
          <table:table-cell office:value-type="float" office:value="0" calcext:value-type="float">
            <text:p>0</text:p>
          </table:table-cell>
          <table:table-cell office:value-type="float" office:value="109.53" calcext:value-type="float">
            <text:p>109,53</text:p>
          </table:table-cell>
          <table:table-cell office:value-type="float" office:value="1635" calcext:value-type="float">
            <text:p>16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07.09" calcext:value-type="float">
            <text:p>2607,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9.85" calcext:value-type="float">
            <text:p>209,85</text:p>
          </table:table-cell>
          <table:table-cell office:value-type="float" office:value="0" calcext:value-type="float">
            <text:p>0</text:p>
          </table:table-cell>
          <table:table-cell office:value-type="float" office:value="771.6" calcext:value-type="float">
            <text:p>771,6</text:p>
          </table:table-cell>
          <table:table-cell office:value-type="float" office:value="109.53" calcext:value-type="float">
            <text:p>109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24" calcext:value-type="float">
            <text:p>61,24</text:p>
          </table:table-cell>
          <table:table-cell office:value-type="float" office:value="177.33" calcext:value-type="float">
            <text:p>177,33</text:p>
          </table:table-cell>
          <table:table-cell office:value-type="float" office:value="24.49" calcext:value-type="float">
            <text:p>24,49</text:p>
          </table:table-cell>
          <table:table-cell office:value-type="float" office:value="0" calcext:value-type="float">
            <text:p>0</text:p>
          </table:table-cell>
          <table:table-cell office:value-type="float" office:value="111.07" calcext:value-type="float">
            <text:p>111,07</text:p>
          </table:table-cell>
          <table:table-cell office:value-type="float" office:value="76.25" calcext:value-type="float">
            <text:p>76,25</text:p>
          </table:table-cell>
          <table:table-cell office:value-type="float" office:value="953.38" calcext:value-type="float">
            <text:p>953,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162" calcext:value-type="float">
            <text:p>9162</text:p>
          </table:table-cell>
          <table:table-cell table:style-name="ce4" office:value-type="float" office:value="45728" calcext:value-type="float">
            <text:p>4572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83.24" calcext:value-type="float">
            <text:p>383,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.3" calcext:value-type="float">
            <text:p>81,3</text:p>
          </table:table-cell>
          <table:table-cell office:value-type="float" office:value="89.9" calcext:value-type="float">
            <text:p>89,9</text:p>
          </table:table-cell>
          <table:table-cell office:value-type="float" office:value="710.81" calcext:value-type="float">
            <text:p>710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.52" calcext:value-type="float">
            <text:p>197,52</text:p>
          </table:table-cell>
          <table:table-cell office:value-type="float" office:value="36.97" calcext:value-type="float">
            <text:p>36,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448.25" calcext:value-type="float">
            <text:p>6448,25</text:p>
          </table:table-cell>
          <table:table-cell office:value-type="float" office:value="2198.57" calcext:value-type="float">
            <text:p>2198,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.25" calcext:value-type="float">
            <text:p>138,25</text:p>
          </table:table-cell>
          <table:table-cell office:value-type="float" office:value="0" calcext:value-type="float">
            <text:p>0</text:p>
          </table:table-cell>
          <table:table-cell office:value-type="float" office:value="107.36" calcext:value-type="float">
            <text:p>107,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6.18" calcext:value-type="float">
            <text:p>826,18</text:p>
          </table:table-cell>
          <table:table-cell table:style-name="ce9" office:value-type="float" office:value="11354" calcext:value-type="float">
            <text:p>11354</text:p>
          </table:table-cell>
          <table:table-cell table:style-name="ce4" office:value-type="float" office:value="68274" calcext:value-type="float">
            <text:p>6827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301.42" calcext:value-type="float">
            <text:p>301,42</text:p>
          </table:table-cell>
          <table:table-cell office:value-type="float" office:value="0" calcext:value-type="float">
            <text:p>0</text:p>
          </table:table-cell>
          <table:table-cell office:value-type="float" office:value="1599.65" calcext:value-type="float">
            <text:p>1599,6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76.18" calcext:value-type="float">
            <text:p>76,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608" calcext:value-type="float">
            <text:p>9608</text:p>
          </table:table-cell>
          <table:table-cell table:style-name="ce4" office:value-type="float" office:value="48138" calcext:value-type="float">
            <text:p>4813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99.83" calcext:value-type="float">
            <text:p>299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.16" calcext:value-type="float">
            <text:p>783,16</text:p>
          </table:table-cell>
          <table:table-cell office:value-type="float" office:value="117.76" calcext:value-type="float">
            <text:p>117,76</text:p>
          </table:table-cell>
          <table:table-cell office:value-type="float" office:value="2213.02" calcext:value-type="float">
            <text:p>2213,02</text:p>
          </table:table-cell>
          <table:table-cell office:value-type="float" office:value="270.88" calcext:value-type="float">
            <text:p>270,88</text:p>
          </table:table-cell>
          <table:table-cell office:value-type="float" office:value="1484.12" calcext:value-type="float">
            <text:p>1484,12</text:p>
          </table:table-cell>
          <table:table-cell office:value-type="float" office:value="36.6" calcext:value-type="float">
            <text:p>36,6</text:p>
          </table:table-cell>
          <table:table-cell office:value-type="float" office:value="0" calcext:value-type="float">
            <text:p>0</text:p>
          </table:table-cell>
          <table:table-cell office:value-type="float" office:value="73.66" calcext:value-type="float">
            <text:p>73,66</text:p>
          </table:table-cell>
          <table:table-cell office:value-type="float" office:value="110.68" calcext:value-type="float">
            <text:p>110,68</text:p>
          </table:table-cell>
          <table:table-cell office:value-type="float" office:value="891.15" calcext:value-type="float">
            <text:p>891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.42" calcext:value-type="float">
            <text:p>19,42</text:p>
          </table:table-cell>
          <table:table-cell office:value-type="float" office:value="1111.36" calcext:value-type="float">
            <text:p>1111,36</text:p>
          </table:table-cell>
          <table:table-cell office:value-type="float" office:value="6440" calcext:value-type="float">
            <text:p>6440</text:p>
          </table:table-cell>
          <table:table-cell office:value-type="float" office:value="112.73" calcext:value-type="float">
            <text:p>112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.46" calcext:value-type="float">
            <text:p>113,46</text:p>
          </table:table-cell>
          <table:table-cell office:value-type="float" office:value="0" calcext:value-type="float">
            <text:p>0</text:p>
          </table:table-cell>
          <table:table-cell office:value-type="float" office:value="-92.72" calcext:value-type="float">
            <text:p>-92,72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,46</text:p>
          </table:table-cell>
          <table:table-cell office:value-type="float" office:value="6.87" calcext:value-type="float">
            <text:p>6,87</text:p>
          </table:table-cell>
          <table:table-cell office:value-type="float" office:value="6.58" calcext:value-type="float">
            <text:p>6,58</text:p>
          </table:table-cell>
          <table:table-cell table:style-name="ce9" office:value-type="float" office:value="10475" calcext:value-type="float">
            <text:p>10475</text:p>
          </table:table-cell>
          <table:table-cell table:style-name="ce4" office:value-type="float" office:value="53516" calcext:value-type="float">
            <text:p>535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707.67" calcext:value-type="float">
            <text:p>707,67</text:p>
          </table:table-cell>
          <table:table-cell office:value-type="float" office:value="11765.21" calcext:value-type="float">
            <text:p>11765,21</text:p>
          </table:table-cell>
          <table:table-cell office:value-type="float" office:value="5581.48" calcext:value-type="float">
            <text:p>5581,48</text:p>
          </table:table-cell>
          <table:table-cell office:value-type="float" office:value="0" calcext:value-type="float">
            <text:p>0</text:p>
          </table:table-cell>
          <table:table-cell office:value-type="float" office:value="102.77" calcext:value-type="float">
            <text:p>102,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30.09" calcext:value-type="float">
            <text:p>10230,09</text:p>
          </table:table-cell>
          <table:table-cell office:value-type="float" office:value="0" calcext:value-type="float">
            <text:p>0</text:p>
          </table:table-cell>
          <table:table-cell office:value-type="float" office:value="321.71" calcext:value-type="float">
            <text:p>321,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.92" calcext:value-type="float">
            <text:p>24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2" calcext:value-type="float">
            <text:p>25,6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2719" calcext:value-type="float">
            <text:p>12719</text:p>
          </table:table-cell>
          <table:table-cell table:style-name="ce4" office:value-type="float" office:value="63921" calcext:value-type="float">
            <text:p>639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41.53" calcext:value-type="float">
            <text:p>741,53</text:p>
          </table:table-cell>
          <table:table-cell office:value-type="float" office:value="0" calcext:value-type="float">
            <text:p>0</text:p>
          </table:table-cell>
          <table:table-cell office:value-type="float" office:value="272.96" calcext:value-type="float">
            <text:p>272,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.15" calcext:value-type="float">
            <text:p>70,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250" calcext:value-type="float">
            <text:p>9250</text:p>
          </table:table-cell>
          <table:table-cell table:style-name="ce4" office:value-type="float" office:value="47313" calcext:value-type="float">
            <text:p>4731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.67" calcext:value-type="float">
            <text:p>2,67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705.32" calcext:value-type="float">
            <text:p>705,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.8" calcext:value-type="float">
            <text:p>48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074" calcext:value-type="float">
            <text:p>9074</text:p>
          </table:table-cell>
          <table:table-cell table:style-name="ce4" office:value-type="float" office:value="46113" calcext:value-type="float">
            <text:p>4611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5.71" calcext:value-type="float">
            <text:p>15,71</text:p>
          </table:table-cell>
          <table:table-cell office:value-type="float" office:value="797.33" calcext:value-type="float">
            <text:p>797,33</text:p>
          </table:table-cell>
          <table:table-cell office:value-type="float" office:value="1426.41" calcext:value-type="float">
            <text:p>1426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28" calcext:value-type="float">
            <text:p>32,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0.89" calcext:value-type="float">
            <text:p>230,89</text:p>
          </table:table-cell>
          <table:table-cell office:value-type="float" office:value="0" calcext:value-type="float">
            <text:p>0</text:p>
          </table:table-cell>
          <table:table-cell office:value-type="float" office:value="3.73" calcext:value-type="float">
            <text:p>3,73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9" office:value-type="float" office:value="9459" calcext:value-type="float">
            <text:p>9459</text:p>
          </table:table-cell>
          <table:table-cell table:style-name="ce4" office:value-type="float" office:value="48929" calcext:value-type="float">
            <text:p>4892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9.72" calcext:value-type="float">
            <text:p>39,72</text:p>
          </table:table-cell>
          <table:table-cell office:value-type="float" office:value="362.13" calcext:value-type="float">
            <text:p>362,13</text:p>
          </table:table-cell>
          <table:table-cell office:value-type="float" office:value="14951.24" calcext:value-type="float">
            <text:p>14951,24</text:p>
          </table:table-cell>
          <table:table-cell office:value-type="float" office:value="12528.42" calcext:value-type="float">
            <text:p>12528,42</text:p>
          </table:table-cell>
          <table:table-cell office:value-type="float" office:value="19192.93" calcext:value-type="float">
            <text:p>19192,93</text:p>
          </table:table-cell>
          <table:table-cell office:value-type="float" office:value="2135.28" calcext:value-type="float">
            <text:p>2135,28</text:p>
          </table:table-cell>
          <table:table-cell office:value-type="float" office:value="961.18" calcext:value-type="float">
            <text:p>961,18</text:p>
          </table:table-cell>
          <table:table-cell office:value-type="float" office:value="0" calcext:value-type="float">
            <text:p>0</text:p>
          </table:table-cell>
          <table:table-cell office:value-type="float" office:value="1021.13" calcext:value-type="float">
            <text:p>1021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137.36" calcext:value-type="float">
            <text:p>117137,36</text:p>
          </table:table-cell>
          <table:table-cell office:value-type="float" office:value="539.24" calcext:value-type="float">
            <text:p>539,24</text:p>
          </table:table-cell>
          <table:table-cell office:value-type="float" office:value="472.14" calcext:value-type="float">
            <text:p>472,14</text:p>
          </table:table-cell>
          <table:table-cell office:value-type="float" office:value="0" calcext:value-type="float">
            <text:p>0</text:p>
          </table:table-cell>
          <table:table-cell office:value-type="float" office:value="10457.16" calcext:value-type="float">
            <text:p>10457,16</text:p>
          </table:table-cell>
          <table:table-cell office:value-type="float" office:value="0" calcext:value-type="float">
            <text:p>0</text:p>
          </table:table-cell>
          <table:table-cell office:value-type="float" office:value="382.18" calcext:value-type="float">
            <text:p>382,18</text:p>
          </table:table-cell>
          <table:table-cell office:value-type="float" office:value="0" calcext:value-type="float">
            <text:p>0</text:p>
          </table:table-cell>
          <table:table-cell office:value-type="float" office:value="453.23" calcext:value-type="float">
            <text:p>453,23</text:p>
          </table:table-cell>
          <table:table-cell office:value-type="float" office:value="10913.58" calcext:value-type="float">
            <text:p>10913,58</text:p>
          </table:table-cell>
          <table:table-cell office:value-type="float" office:value="0" calcext:value-type="float">
            <text:p>0</text:p>
          </table:table-cell>
          <table:table-cell office:value-type="float" office:value="3588.9" calcext:value-type="float">
            <text:p>3588,9</text:p>
          </table:table-cell>
          <table:table-cell office:value-type="float" office:value="528.98" calcext:value-type="float">
            <text:p>528,98</text:p>
          </table:table-cell>
          <table:table-cell office:value-type="float" office:value="0" calcext:value-type="float">
            <text:p>0</text:p>
          </table:table-cell>
          <table:table-cell office:value-type="float" office:value="896.7" calcext:value-type="float">
            <text:p>896,7</text:p>
          </table:table-cell>
          <table:table-cell office:value-type="float" office:value="0" calcext:value-type="float">
            <text:p>0</text:p>
          </table:table-cell>
          <table:table-cell office:value-type="float" office:value="81.54" calcext:value-type="float">
            <text:p>81,5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23268" calcext:value-type="float">
            <text:p>23268</text:p>
          </table:table-cell>
          <table:table-cell table:style-name="ce4" office:value-type="float" office:value="134633" calcext:value-type="float">
            <text:p>1346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.13" calcext:value-type="float">
            <text:p>23,13</text:p>
          </table:table-cell>
          <table:table-cell office:value-type="float" office:value="0" calcext:value-type="float">
            <text:p>0</text:p>
          </table:table-cell>
          <table:table-cell office:value-type="float" office:value="173.41" calcext:value-type="float">
            <text:p>173,41</text:p>
          </table:table-cell>
          <table:table-cell office:value-type="float" office:value="157.74" calcext:value-type="float">
            <text:p>157,74</text:p>
          </table:table-cell>
          <table:table-cell office:value-type="float" office:value="0" calcext:value-type="float">
            <text:p>0</text:p>
          </table:table-cell>
          <table:table-cell office:value-type="float" office:value="54.89" calcext:value-type="float">
            <text:p>54,89</text:p>
          </table:table-cell>
          <table:table-cell office:value-type="float" office:value="15.67" calcext:value-type="float">
            <text:p>15,67</text:p>
          </table:table-cell>
          <table:table-cell office:value-type="float" office:value="22.67" calcext:value-type="float">
            <text:p>22,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.12" calcext:value-type="float">
            <text:p>14,12</text:p>
          </table:table-cell>
          <table:table-cell office:value-type="float" office:value="50.39" calcext:value-type="float">
            <text:p>50,39</text:p>
          </table:table-cell>
          <table:table-cell office:value-type="float" office:value="470.38" calcext:value-type="float">
            <text:p>470,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.11" calcext:value-type="float">
            <text:p>31,1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156" calcext:value-type="float">
            <text:p>9156</text:p>
          </table:table-cell>
          <table:table-cell table:style-name="ce4" office:value-type="float" office:value="46956" calcext:value-type="float">
            <text:p>4695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04" calcext:value-type="float">
            <text:p>83,04</text:p>
          </table:table-cell>
          <table:table-cell office:value-type="float" office:value="156.36" calcext:value-type="float">
            <text:p>156,36</text:p>
          </table:table-cell>
          <table:table-cell office:value-type="float" office:value="0" calcext:value-type="float">
            <text:p>0</text:p>
          </table:table-cell>
          <table:table-cell office:value-type="float" office:value="22.2" calcext:value-type="float">
            <text:p>22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.34" calcext:value-type="float">
            <text:p>83,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.26" calcext:value-type="float">
            <text:p>50,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40.54" calcext:value-type="float">
            <text:p>140,5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087" calcext:value-type="float">
            <text:p>9087</text:p>
          </table:table-cell>
          <table:table-cell table:style-name="ce4" office:value-type="float" office:value="46245" calcext:value-type="float">
            <text:p>4624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9.44" calcext:value-type="float">
            <text:p>29,44</text:p>
          </table:table-cell>
          <table:table-cell office:value-type="float" office:value="386.76" calcext:value-type="float">
            <text:p>386,76</text:p>
          </table:table-cell>
          <table:table-cell office:value-type="float" office:value="0" calcext:value-type="float">
            <text:p>0</text:p>
          </table:table-cell>
          <table:table-cell office:value-type="float" office:value="3695.63" calcext:value-type="float">
            <text:p>3695,63</text:p>
          </table:table-cell>
          <table:table-cell office:value-type="float" office:value="1064.87" calcext:value-type="float">
            <text:p>1064,87</text:p>
          </table:table-cell>
          <table:table-cell office:value-type="float" office:value="0" calcext:value-type="float">
            <text:p>0</text:p>
          </table:table-cell>
          <table:table-cell office:value-type="float" office:value="492.65" calcext:value-type="float">
            <text:p>492,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14.87" calcext:value-type="float">
            <text:p>1314,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office:value-type="float" office:value="117.41" calcext:value-type="float">
            <text:p>117,41</text:p>
          </table:table-cell>
          <table:table-cell office:value-type="float" office:value="0" calcext:value-type="float">
            <text:p>0</text:p>
          </table:table-cell>
          <table:table-cell office:value-type="float" office:value="22.34" calcext:value-type="float">
            <text:p>22,34</text:p>
          </table:table-cell>
          <table:table-cell office:value-type="float" office:value="67.71" calcext:value-type="float">
            <text:p>67,71</text:p>
          </table:table-cell>
          <table:table-cell office:value-type="float" office:value="1994.02" calcext:value-type="float">
            <text:p>1994,02</text:p>
          </table:table-cell>
          <table:table-cell office:value-type="float" office:value="1956.53" calcext:value-type="float">
            <text:p>1956,53</text:p>
          </table:table-cell>
          <table:table-cell office:value-type="float" office:value="87.57" calcext:value-type="float">
            <text:p>87,57</text:p>
          </table:table-cell>
          <table:table-cell office:value-type="float" office:value="0" calcext:value-type="float">
            <text:p>0</text:p>
          </table:table-cell>
          <table:table-cell office:value-type="float" office:value="58.95" calcext:value-type="float">
            <text:p>58,95</text:p>
          </table:table-cell>
          <table:table-cell office:value-type="float" office:value="0" calcext:value-type="float">
            <text:p>0</text:p>
          </table:table-cell>
          <table:table-cell office:value-type="float" office:value="378.15" calcext:value-type="float">
            <text:p>378,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217" calcext:value-type="float">
            <text:p>10217</text:p>
          </table:table-cell>
          <table:table-cell table:style-name="ce4" office:value-type="float" office:value="51484" calcext:value-type="float">
            <text:p>5148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3.05" calcext:value-type="float">
            <text:p>63,05</text:p>
          </table:table-cell>
          <table:table-cell office:value-type="float" office:value="855.79" calcext:value-type="float">
            <text:p>855,79</text:p>
          </table:table-cell>
          <table:table-cell office:value-type="float" office:value="0" calcext:value-type="float">
            <text:p>0</text:p>
          </table:table-cell>
          <table:table-cell office:value-type="float" office:value="505.47" calcext:value-type="float">
            <text:p>505,47</text:p>
          </table:table-cell>
          <table:table-cell office:value-type="float" office:value="0" calcext:value-type="float">
            <text:p>0</text:p>
          </table:table-cell>
          <table:table-cell office:value-type="float" office:value="22.38" calcext:value-type="float">
            <text:p>22,38</text:p>
          </table:table-cell>
          <table:table-cell office:value-type="float" office:value="965.07" calcext:value-type="float">
            <text:p>965,07</text:p>
          </table:table-cell>
          <table:table-cell office:value-type="float" office:value="0" calcext:value-type="float">
            <text:p>0</text:p>
          </table:table-cell>
          <table:table-cell office:value-type="float" office:value="39.04" calcext:value-type="float">
            <text:p>39,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.8" calcext:value-type="float">
            <text:p>107,8</text:p>
          </table:table-cell>
          <table:table-cell office:value-type="float" office:value="256.49" calcext:value-type="float">
            <text:p>256,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4.94" calcext:value-type="float">
            <text:p>224,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.15" calcext:value-type="float">
            <text:p>130,15</text:p>
          </table:table-cell>
          <table:table-cell office:value-type="float" office:value="3.77" calcext:value-type="float">
            <text:p>3,7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535" calcext:value-type="float">
            <text:p>9535</text:p>
          </table:table-cell>
          <table:table-cell table:style-name="ce4" office:value-type="float" office:value="48002" calcext:value-type="float">
            <text:p>4800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290.88" calcext:value-type="float">
            <text:p>9290,88</text:p>
          </table:table-cell>
          <table:table-cell office:value-type="float" office:value="2299.5" calcext:value-type="float">
            <text:p>2299,5</text:p>
          </table:table-cell>
          <table:table-cell office:value-type="float" office:value="632.78" calcext:value-type="float">
            <text:p>632,78</text:p>
          </table:table-cell>
          <table:table-cell office:value-type="float" office:value="590.32" calcext:value-type="float">
            <text:p>590,32</text:p>
          </table:table-cell>
          <table:table-cell office:value-type="float" office:value="5220.41" calcext:value-type="float">
            <text:p>5220,41</text:p>
          </table:table-cell>
          <table:table-cell office:value-type="float" office:value="3269.88" calcext:value-type="float">
            <text:p>3269,88</text:p>
          </table:table-cell>
          <table:table-cell office:value-type="float" office:value="1749.86" calcext:value-type="float">
            <text:p>1749,86</text:p>
          </table:table-cell>
          <table:table-cell office:value-type="float" office:value="166.81" calcext:value-type="float">
            <text:p>166,81</text:p>
          </table:table-cell>
          <table:table-cell office:value-type="float" office:value="21.33" calcext:value-type="float">
            <text:p>21,33</text:p>
          </table:table-cell>
          <table:table-cell office:value-type="float" office:value="0" calcext:value-type="float">
            <text:p>0</text:p>
          </table:table-cell>
          <table:table-cell office:value-type="float" office:value="397.94" calcext:value-type="float">
            <text:p>397,94</text:p>
          </table:table-cell>
          <table:table-cell office:value-type="float" office:value="100.31" calcext:value-type="float">
            <text:p>100,31</text:p>
          </table:table-cell>
          <table:table-cell office:value-type="float" office:value="631.24" calcext:value-type="float">
            <text:p>631,24</text:p>
          </table:table-cell>
          <table:table-cell office:value-type="float" office:value="1095.85" calcext:value-type="float">
            <text:p>1095,85</text:p>
          </table:table-cell>
          <table:table-cell office:value-type="float" office:value="0" calcext:value-type="float">
            <text:p>0</text:p>
          </table:table-cell>
          <table:table-cell office:value-type="float" office:value="890.67" calcext:value-type="float">
            <text:p>890,67</text:p>
          </table:table-cell>
          <table:table-cell office:value-type="float" office:value="0" calcext:value-type="float">
            <text:p>0</text:p>
          </table:table-cell>
          <table:table-cell office:value-type="float" office:value="455.47" calcext:value-type="float">
            <text:p>455,47</text:p>
          </table:table-cell>
          <table:table-cell office:value-type="float" office:value="692.23" calcext:value-type="float">
            <text:p>692,23</text:p>
          </table:table-cell>
          <table:table-cell office:value-type="float" office:value="9362.87" calcext:value-type="float">
            <text:p>9362,87</text:p>
          </table:table-cell>
          <table:table-cell office:value-type="float" office:value="3777.05" calcext:value-type="float">
            <text:p>3777,05</text:p>
          </table:table-cell>
          <table:table-cell office:value-type="float" office:value="0" calcext:value-type="float">
            <text:p>0</text:p>
          </table:table-cell>
          <table:table-cell office:value-type="float" office:value="175.77" calcext:value-type="float">
            <text:p>175,77</text:p>
          </table:table-cell>
          <table:table-cell office:value-type="float" office:value="1919.95" calcext:value-type="float">
            <text:p>1919,95</text:p>
          </table:table-cell>
          <table:table-cell office:value-type="float" office:value="0" calcext:value-type="float">
            <text:p>0</text:p>
          </table:table-cell>
          <table:table-cell office:value-type="float" office:value="-165.92" calcext:value-type="float">
            <text:p>-165,92</text:p>
          </table:table-cell>
          <table:table-cell office:value-type="float" office:value="0" calcext:value-type="float">
            <text:p>0</text:p>
          </table:table-cell>
          <table:table-cell office:value-type="float" office:value="178.64" calcext:value-type="float">
            <text:p>178,64</text:p>
          </table:table-cell>
          <table:table-cell office:value-type="float" office:value="587.47" calcext:value-type="float">
            <text:p>587,47</text:p>
          </table:table-cell>
          <table:table-cell office:value-type="float" office:value="91.2" calcext:value-type="float">
            <text:p>91,2</text:p>
          </table:table-cell>
          <table:table-cell table:style-name="ce9" office:value-type="float" office:value="13355" calcext:value-type="float">
            <text:p>13355</text:p>
          </table:table-cell>
          <table:table-cell table:style-name="ce4" office:value-type="float" office:value="62046" calcext:value-type="float">
            <text:p>6204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.57" calcext:value-type="float">
            <text:p>10,5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2.11" calcext:value-type="float">
            <text:p>122,11</text:p>
          </table:table-cell>
          <table:table-cell office:value-type="float" office:value="0" calcext:value-type="float">
            <text:p>0</text:p>
          </table:table-cell>
          <table:table-cell office:value-type="float" office:value="288.74" calcext:value-type="float">
            <text:p>288,74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office:value-type="float" office:value="0" calcext:value-type="float">
            <text:p>0</text:p>
          </table:table-cell>
          <table:table-cell office:value-type="float" office:value="397.71" calcext:value-type="float">
            <text:p>397,71</text:p>
          </table:table-cell>
          <table:table-cell office:value-type="float" office:value="57.78" calcext:value-type="float">
            <text:p>57,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.8" calcext:value-type="float">
            <text:p>48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068" calcext:value-type="float">
            <text:p>9068</text:p>
          </table:table-cell>
          <table:table-cell table:style-name="ce4" office:value-type="float" office:value="45965" calcext:value-type="float">
            <text:p>4596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46.15" calcext:value-type="float">
            <text:p>2246,15</text:p>
          </table:table-cell>
          <table:table-cell office:value-type="float" office:value="0" calcext:value-type="float">
            <text:p>0</text:p>
          </table:table-cell>
          <table:table-cell office:value-type="float" office:value="53.98" calcext:value-type="float">
            <text:p>53,98</text:p>
          </table:table-cell>
          <table:table-cell office:value-type="float" office:value="200.23" calcext:value-type="float">
            <text:p>200,23</text:p>
          </table:table-cell>
          <table:table-cell office:value-type="float" office:value="0" calcext:value-type="float">
            <text:p>0</text:p>
          </table:table-cell>
          <table:table-cell office:value-type="float" office:value="63.1" calcext:value-type="float">
            <text:p>63,1</text:p>
          </table:table-cell>
          <table:table-cell office:value-type="float" office:value="0" calcext:value-type="float">
            <text:p>0</text:p>
          </table:table-cell>
          <table:table-cell office:value-type="float" office:value="37.43" calcext:value-type="float">
            <text:p>37,43</text:p>
          </table:table-cell>
          <table:table-cell office:value-type="float" office:value="20.74" calcext:value-type="float">
            <text:p>20,74</text:p>
          </table:table-cell>
          <table:table-cell office:value-type="float" office:value="0" calcext:value-type="float">
            <text:p>0</text:p>
          </table:table-cell>
          <table:table-cell office:value-type="float" office:value="3.92" calcext:value-type="float">
            <text:p>3,92</text:p>
          </table:table-cell>
          <table:table-cell office:value-type="float" office:value="19.13" calcext:value-type="float">
            <text:p>19,13</text:p>
          </table:table-cell>
          <table:table-cell office:value-type="float" office:value="197.05" calcext:value-type="float">
            <text:p>197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.8" calcext:value-type="float">
            <text:p>565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5.75" calcext:value-type="float">
            <text:p>1055,75</text:p>
          </table:table-cell>
          <table:table-cell office:value-type="float" office:value="2876.03" calcext:value-type="float">
            <text:p>2876,03</text:p>
          </table:table-cell>
          <table:table-cell office:value-type="float" office:value="370.88" calcext:value-type="float">
            <text:p>370,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.39" calcext:value-type="float">
            <text:p>9,39</text:p>
          </table:table-cell>
          <table:table-cell table:style-name="ce9" office:value-type="float" office:value="9822" calcext:value-type="float">
            <text:p>9822</text:p>
          </table:table-cell>
          <table:table-cell table:style-name="ce4" office:value-type="float" office:value="51246" calcext:value-type="float">
            <text:p>5124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39.16" calcext:value-type="float">
            <text:p>939,16</text:p>
          </table:table-cell>
          <table:table-cell office:value-type="float" office:value="49.47" calcext:value-type="float">
            <text:p>49,47</text:p>
          </table:table-cell>
          <table:table-cell office:value-type="float" office:value="0" calcext:value-type="float">
            <text:p>0</text:p>
          </table:table-cell>
          <table:table-cell office:value-type="float" office:value="65.88" calcext:value-type="float">
            <text:p>65,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5.08" calcext:value-type="float">
            <text:p>1575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.84" calcext:value-type="float">
            <text:p>125,8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7.94" calcext:value-type="float">
            <text:p>97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3.48" calcext:value-type="float">
            <text:p>2273,4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497" calcext:value-type="float">
            <text:p>9497</text:p>
          </table:table-cell>
          <table:table-cell table:style-name="ce4" office:value-type="float" office:value="46237" calcext:value-type="float">
            <text:p>4623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86.25" calcext:value-type="float">
            <text:p>6586,25</text:p>
          </table:table-cell>
          <table:table-cell office:value-type="float" office:value="1398.31" calcext:value-type="float">
            <text:p>1398,31</text:p>
          </table:table-cell>
          <table:table-cell office:value-type="float" office:value="16" calcext:value-type="float">
            <text:p>16</text:p>
          </table:table-cell>
          <table:table-cell office:value-type="float" office:value="789.33" calcext:value-type="float">
            <text:p>789,33</text:p>
          </table:table-cell>
          <table:table-cell office:value-type="float" office:value="0" calcext:value-type="float">
            <text:p>0</text:p>
          </table:table-cell>
          <table:table-cell office:value-type="float" office:value="33.87" calcext:value-type="float">
            <text:p>33,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21" calcext:value-type="float">
            <text:p>5,21</text:p>
          </table:table-cell>
          <table:table-cell office:value-type="float" office:value="5017.93" calcext:value-type="float">
            <text:p>5017,93</text:p>
          </table:table-cell>
          <table:table-cell office:value-type="float" office:value="580.83" calcext:value-type="float">
            <text:p>580,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85" calcext:value-type="float">
            <text:p>25,85</text:p>
          </table:table-cell>
          <table:table-cell office:value-type="float" office:value="0" calcext:value-type="float">
            <text:p>0</text:p>
          </table:table-cell>
          <table:table-cell office:value-type="float" office:value="215.33" calcext:value-type="float">
            <text:p>215,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7" calcext:value-type="float">
            <text:p>12,77</text:p>
          </table:table-cell>
          <table:table-cell table:style-name="ce9" office:value-type="float" office:value="11783" calcext:value-type="float">
            <text:p>11783</text:p>
          </table:table-cell>
          <table:table-cell table:style-name="ce4" office:value-type="float" office:value="66216" calcext:value-type="float">
            <text:p>662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45.35" calcext:value-type="float">
            <text:p>45,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.79" calcext:value-type="float">
            <text:p>265,79</text:p>
          </table:table-cell>
          <table:table-cell office:value-type="float" office:value="0" calcext:value-type="float">
            <text:p>0</text:p>
          </table:table-cell>
          <table:table-cell office:value-type="float" office:value="104.11" calcext:value-type="float">
            <text:p>104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.02" calcext:value-type="float">
            <text:p>119,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.01" calcext:value-type="float">
            <text:p>152,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.96" calcext:value-type="float">
            <text:p>86,96</text:p>
          </table:table-cell>
          <table:table-cell office:value-type="float" office:value="0" calcext:value-type="float">
            <text:p>0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358.34" calcext:value-type="float">
            <text:p>358,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276" calcext:value-type="float">
            <text:p>9276</text:p>
          </table:table-cell>
          <table:table-cell table:style-name="ce4" office:value-type="float" office:value="47164" calcext:value-type="float">
            <text:p>4716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4.3" calcext:value-type="float">
            <text:p>14,3</text:p>
          </table:table-cell>
          <table:table-cell office:value-type="float" office:value="2188.52" calcext:value-type="float">
            <text:p>2188,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41.95" calcext:value-type="float">
            <text:p>641,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4.78" calcext:value-type="float">
            <text:p>374,78</text:p>
          </table:table-cell>
          <table:table-cell office:value-type="float" office:value="0" calcext:value-type="float">
            <text:p>0</text:p>
          </table:table-cell>
          <table:table-cell office:value-type="float" office:value="468.48" calcext:value-type="float">
            <text:p>468,48</text:p>
          </table:table-cell>
          <table:table-cell office:value-type="float" office:value="0" calcext:value-type="float">
            <text:p>0</text:p>
          </table:table-cell>
          <table:table-cell office:value-type="float" office:value="45.16" calcext:value-type="float">
            <text:p>45,16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office:value-type="float" office:value="9622" calcext:value-type="float">
            <text:p>9622</text:p>
          </table:table-cell>
          <table:table-cell table:style-name="ce4" office:value-type="float" office:value="50198" calcext:value-type="float">
            <text:p>5019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82" calcext:value-type="float">
            <text:p>15,82</text:p>
          </table:table-cell>
          <table:table-cell office:value-type="float" office:value="135.66" calcext:value-type="float">
            <text:p>135,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4.9" calcext:value-type="float">
            <text:p>24,9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9" office:value-type="float" office:value="9097" calcext:value-type="float">
            <text:p>9097</text:p>
          </table:table-cell>
          <table:table-cell table:style-name="ce4" office:value-type="float" office:value="46515" calcext:value-type="float">
            <text:p>465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8.32" calcext:value-type="float">
            <text:p>68,3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8.62" calcext:value-type="float">
            <text:p>18,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.2" calcext:value-type="float">
            <text:p>102,2</text:p>
          </table:table-cell>
          <table:table-cell office:value-type="float" office:value="129.41" calcext:value-type="float">
            <text:p>129,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71" calcext:value-type="float">
            <text:p>6,7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093" calcext:value-type="float">
            <text:p>9093</text:p>
          </table:table-cell>
          <table:table-cell table:style-name="ce4" office:value-type="float" office:value="46447" calcext:value-type="float">
            <text:p>4644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34.98" calcext:value-type="float">
            <text:p>1834,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532.27" calcext:value-type="float">
            <text:p>99532,27</text:p>
          </table:table-cell>
          <table:table-cell office:value-type="float" office:value="0" calcext:value-type="float">
            <text:p>0</text:p>
          </table:table-cell>
          <table:table-cell office:value-type="float" office:value="73.72" calcext:value-type="float">
            <text:p>73,7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40.3" calcext:value-type="float">
            <text:p>140,3</text:p>
          </table:table-cell>
          <table:table-cell office:value-type="float" office:value="0" calcext:value-type="float">
            <text:p>0</text:p>
          </table:table-cell>
          <table:table-cell office:value-type="float" office:value="72.71" calcext:value-type="float">
            <text:p>72,7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4164" calcext:value-type="float">
            <text:p>14164</text:p>
          </table:table-cell>
          <table:table-cell table:style-name="ce4" office:value-type="float" office:value="95410" calcext:value-type="float">
            <text:p>954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998.55" calcext:value-type="float">
            <text:p>998,55</text:p>
          </table:table-cell>
          <table:table-cell office:value-type="float" office:value="0" calcext:value-type="float">
            <text:p>0</text:p>
          </table:table-cell>
          <table:table-cell office:value-type="float" office:value="7.42" calcext:value-type="float">
            <text:p>7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8.06" calcext:value-type="float">
            <text:p>1408,06</text:p>
          </table:table-cell>
          <table:table-cell office:value-type="float" office:value="885.49" calcext:value-type="float">
            <text:p>885,49</text:p>
          </table:table-cell>
          <table:table-cell office:value-type="float" office:value="94.17" calcext:value-type="float">
            <text:p>94,17</text:p>
          </table:table-cell>
          <table:table-cell office:value-type="float" office:value="24.4" calcext:value-type="float">
            <text:p>24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.36" calcext:value-type="float">
            <text:p>159,36</text:p>
          </table:table-cell>
          <table:table-cell office:value-type="float" office:value="2426.46" calcext:value-type="float">
            <text:p>2426,46</text:p>
          </table:table-cell>
          <table:table-cell office:value-type="float" office:value="5.11" calcext:value-type="float">
            <text:p>5,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1.01" calcext:value-type="float">
            <text:p>381,01</text:p>
          </table:table-cell>
          <table:table-cell office:value-type="float" office:value="3478.44" calcext:value-type="float">
            <text:p>3478,44</text:p>
          </table:table-cell>
          <table:table-cell office:value-type="float" office:value="5944.01" calcext:value-type="float">
            <text:p>5944,01</text:p>
          </table:table-cell>
          <table:table-cell office:value-type="float" office:value="30.74" calcext:value-type="float">
            <text:p>30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2.98" calcext:value-type="float">
            <text:p>852,98</text:p>
          </table:table-cell>
          <table:table-cell office:value-type="float" office:value="0" calcext:value-type="float">
            <text:p>0</text:p>
          </table:table-cell>
          <table:table-cell office:value-type="float" office:value="128.1" calcext:value-type="float">
            <text:p>128,1</text:p>
          </table:table-cell>
          <table:table-cell office:value-type="float" office:value="0" calcext:value-type="float">
            <text:p>0</text:p>
          </table:table-cell>
          <table:table-cell office:value-type="float" office:value="200.09" calcext:value-type="float">
            <text:p>200,09</text:p>
          </table:table-cell>
          <table:table-cell office:value-type="float" office:value="0" calcext:value-type="float">
            <text:p>0</text:p>
          </table:table-cell>
          <table:table-cell office:value-type="float" office:value="278.55" calcext:value-type="float">
            <text:p>278,55</text:p>
          </table:table-cell>
          <table:table-cell table:style-name="ce9" office:value-type="float" office:value="10908" calcext:value-type="float">
            <text:p>10908</text:p>
          </table:table-cell>
          <table:table-cell table:style-name="ce4" office:value-type="float" office:value="58655" calcext:value-type="float">
            <text:p>586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86.7" calcext:value-type="float">
            <text:p>486,7</text:p>
          </table:table-cell>
          <table:table-cell office:value-type="float" office:value="1493.88" calcext:value-type="float">
            <text:p>1493,88</text:p>
          </table:table-cell>
          <table:table-cell office:value-type="float" office:value="1709.41" calcext:value-type="float">
            <text:p>1709,41</text:p>
          </table:table-cell>
          <table:table-cell office:value-type="float" office:value="12064.3" calcext:value-type="float">
            <text:p>12064,3</text:p>
          </table:table-cell>
          <table:table-cell office:value-type="float" office:value="11666.97" calcext:value-type="float">
            <text:p>11666,97</text:p>
          </table:table-cell>
          <table:table-cell office:value-type="float" office:value="0" calcext:value-type="float">
            <text:p>0</text:p>
          </table:table-cell>
          <table:table-cell office:value-type="float" office:value="3271.9" calcext:value-type="float">
            <text:p>3271,9</text:p>
          </table:table-cell>
          <table:table-cell office:value-type="float" office:value="0" calcext:value-type="float">
            <text:p>0</text:p>
          </table:table-cell>
          <table:table-cell office:value-type="float" office:value="88.68" calcext:value-type="float">
            <text:p>88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89.14" calcext:value-type="float">
            <text:p>10589,14</text:p>
          </table:table-cell>
          <table:table-cell office:value-type="float" office:value="0" calcext:value-type="float">
            <text:p>0</text:p>
          </table:table-cell>
          <table:table-cell office:value-type="float" office:value="1180.94" calcext:value-type="float">
            <text:p>1180,94</text:p>
          </table:table-cell>
          <table:table-cell office:value-type="float" office:value="0" calcext:value-type="float">
            <text:p>0</text:p>
          </table:table-cell>
          <table:table-cell office:value-type="float" office:value="133.68" calcext:value-type="float">
            <text:p>133,68</text:p>
          </table:table-cell>
          <table:table-cell office:value-type="float" office:value="0" calcext:value-type="float">
            <text:p>0</text:p>
          </table:table-cell>
          <table:table-cell office:value-type="float" office:value="273.23" calcext:value-type="float">
            <text:p>273,23</text:p>
          </table:table-cell>
          <table:table-cell office:value-type="float" office:value="22.19" calcext:value-type="float">
            <text:p>22,19</text:p>
          </table:table-cell>
          <table:table-cell office:value-type="float" office:value="0" calcext:value-type="float">
            <text:p>0</text:p>
          </table:table-cell>
          <table:table-cell office:value-type="float" office:value="6129.19" calcext:value-type="float">
            <text:p>6129,19</text:p>
          </table:table-cell>
          <table:table-cell office:value-type="float" office:value="4301.59" calcext:value-type="float">
            <text:p>4301,59</text:p>
          </table:table-cell>
          <table:table-cell office:value-type="float" office:value="76.52" calcext:value-type="float">
            <text:p>76,52</text:p>
          </table:table-cell>
          <table:table-cell office:value-type="float" office:value="427.61" calcext:value-type="float">
            <text:p>427,61</text:p>
          </table:table-cell>
          <table:table-cell office:value-type="float" office:value="0" calcext:value-type="float">
            <text:p>0</text:p>
          </table:table-cell>
          <table:table-cell office:value-type="float" office:value="389.64" calcext:value-type="float">
            <text:p>389,64</text:p>
          </table:table-cell>
          <table:table-cell office:value-type="float" office:value="0" calcext:value-type="float">
            <text:p>0</text:p>
          </table:table-cell>
          <table:table-cell office:value-type="float" office:value="557.81" calcext:value-type="float">
            <text:p>557,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4873" calcext:value-type="float">
            <text:p>14873</text:p>
          </table:table-cell>
          <table:table-cell table:style-name="ce4" office:value-type="float" office:value="69661" calcext:value-type="float">
            <text:p>6966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106.43" calcext:value-type="float">
            <text:p>106,4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40.15" calcext:value-type="float">
            <text:p>140,15</text:p>
          </table:table-cell>
          <table:table-cell office:value-type="float" office:value="103.77" calcext:value-type="float">
            <text:p>103,77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9" office:value-type="float" office:value="8962" calcext:value-type="float">
            <text:p>8962</text:p>
          </table:table-cell>
          <table:table-cell table:style-name="ce4" office:value-type="float" office:value="45746" calcext:value-type="float">
            <text:p>4574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4.74" calcext:value-type="float">
            <text:p>34,74</text:p>
          </table:table-cell>
          <table:table-cell office:value-type="float" office:value="0" calcext:value-type="float">
            <text:p>0</text:p>
          </table:table-cell>
          <table:table-cell office:value-type="float" office:value="1859.75" calcext:value-type="float">
            <text:p>1859,75</text:p>
          </table:table-cell>
          <table:table-cell office:value-type="float" office:value="73.08" calcext:value-type="float">
            <text:p>73,08</text:p>
          </table:table-cell>
          <table:table-cell office:value-type="float" office:value="0" calcext:value-type="float">
            <text:p>0</text:p>
          </table:table-cell>
          <table:table-cell office:value-type="float" office:value="93.34" calcext:value-type="float">
            <text:p>93,34</text:p>
          </table:table-cell>
          <table:table-cell office:value-type="float" office:value="65.91" calcext:value-type="float">
            <text:p>65,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.08" calcext:value-type="float">
            <text:p>73,08</text:p>
          </table:table-cell>
          <table:table-cell office:value-type="float" office:value="176.49" calcext:value-type="float">
            <text:p>176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9.11" calcext:value-type="float">
            <text:p>1399,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49" calcext:value-type="float">
            <text:p>17,49</text:p>
          </table:table-cell>
          <table:table-cell office:value-type="float" office:value="95.36" calcext:value-type="float">
            <text:p>95,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6" calcext:value-type="float">
            <text:p>17,9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406" calcext:value-type="float">
            <text:p>9406</text:p>
          </table:table-cell>
          <table:table-cell table:style-name="ce4" office:value-type="float" office:value="48488" calcext:value-type="float">
            <text:p>4848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4.51" calcext:value-type="float">
            <text:p>4,5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5.49" calcext:value-type="float">
            <text:p>65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26" calcext:value-type="float">
            <text:p>36,26</text:p>
          </table:table-cell>
          <table:table-cell office:value-type="float" office:value="0" calcext:value-type="float">
            <text:p>0</text:p>
          </table:table-cell>
          <table:table-cell office:value-type="float" office:value="1048.71" calcext:value-type="float">
            <text:p>1048,7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9" office:value-type="float" office:value="9127" calcext:value-type="float">
            <text:p>9127</text:p>
          </table:table-cell>
          <table:table-cell table:style-name="ce4" office:value-type="float" office:value="46996" calcext:value-type="float">
            <text:p>469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97.36" calcext:value-type="float">
            <text:p>297,36</text:p>
          </table:table-cell>
          <table:table-cell office:value-type="float" office:value="184.66" calcext:value-type="float">
            <text:p>184,66</text:p>
          </table:table-cell>
          <table:table-cell office:value-type="float" office:value="23400.82" calcext:value-type="float">
            <text:p>23400,82</text:p>
          </table:table-cell>
          <table:table-cell office:value-type="float" office:value="45147.44" calcext:value-type="float">
            <text:p>45147,44</text:p>
          </table:table-cell>
          <table:table-cell office:value-type="float" office:value="143240.37" calcext:value-type="float">
            <text:p>143240,37</text:p>
          </table:table-cell>
          <table:table-cell office:value-type="float" office:value="5698.15" calcext:value-type="float">
            <text:p>5698,15</text:p>
          </table:table-cell>
          <table:table-cell office:value-type="float" office:value="2094.37" calcext:value-type="float">
            <text:p>2094,37</text:p>
          </table:table-cell>
          <table:table-cell office:value-type="float" office:value="173.15" calcext:value-type="float">
            <text:p>173,15</text:p>
          </table:table-cell>
          <table:table-cell office:value-type="float" office:value="1179.04" calcext:value-type="float">
            <text:p>1179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61.2" calcext:value-type="float">
            <text:p>49861,2</text:p>
          </table:table-cell>
          <table:table-cell office:value-type="float" office:value="73.79" calcext:value-type="float">
            <text:p>73,79</text:p>
          </table:table-cell>
          <table:table-cell office:value-type="float" office:value="2185.07" calcext:value-type="float">
            <text:p>2185,07</text:p>
          </table:table-cell>
          <table:table-cell office:value-type="float" office:value="0" calcext:value-type="float">
            <text:p>0</text:p>
          </table:table-cell>
          <table:table-cell office:value-type="float" office:value="5913.62" calcext:value-type="float">
            <text:p>5913,62</text:p>
          </table:table-cell>
          <table:table-cell office:value-type="float" office:value="0" calcext:value-type="float">
            <text:p>0</text:p>
          </table:table-cell>
          <table:table-cell office:value-type="float" office:value="1404.42" calcext:value-type="float">
            <text:p>1404,42</text:p>
          </table:table-cell>
          <table:table-cell office:value-type="float" office:value="0" calcext:value-type="float">
            <text:p>0</text:p>
          </table:table-cell>
          <table:table-cell office:value-type="float" office:value="349.96" calcext:value-type="float">
            <text:p>349,96</text:p>
          </table:table-cell>
          <table:table-cell office:value-type="float" office:value="9555.97" calcext:value-type="float">
            <text:p>9555,97</text:p>
          </table:table-cell>
          <table:table-cell office:value-type="float" office:value="135558.54" calcext:value-type="float">
            <text:p>135558,54</text:p>
          </table:table-cell>
          <table:table-cell office:value-type="float" office:value="21440.73" calcext:value-type="float">
            <text:p>21440,73</text:p>
          </table:table-cell>
          <table:table-cell office:value-type="float" office:value="700.85" calcext:value-type="float">
            <text:p>700,85</text:p>
          </table:table-cell>
          <table:table-cell office:value-type="float" office:value="0" calcext:value-type="float">
            <text:p>0</text:p>
          </table:table-cell>
          <table:table-cell office:value-type="float" office:value="1442.65" calcext:value-type="float">
            <text:p>1442,65</text:p>
          </table:table-cell>
          <table:table-cell office:value-type="float" office:value="0" calcext:value-type="float">
            <text:p>0</text:p>
          </table:table-cell>
          <table:table-cell office:value-type="float" office:value="464.04" calcext:value-type="float">
            <text:p>464,04</text:p>
          </table:table-cell>
          <table:table-cell office:value-type="float" office:value="0" calcext:value-type="float">
            <text:p>0</text:p>
          </table:table-cell>
          <table:table-cell office:value-type="float" office:value="103.7" calcext:value-type="float">
            <text:p>103,7</text:p>
          </table:table-cell>
          <table:table-cell table:style-name="ce9" office:value-type="float" office:value="44627" calcext:value-type="float">
            <text:p>44627</text:p>
          </table:table-cell>
          <table:table-cell table:style-name="ce4" office:value-type="float" office:value="140775" calcext:value-type="float">
            <text:p>1407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38.27" calcext:value-type="float">
            <text:p>138,27</text:p>
          </table:table-cell>
          <table:table-cell office:value-type="float" office:value="361.12" calcext:value-type="float">
            <text:p>361,12</text:p>
          </table:table-cell>
          <table:table-cell office:value-type="float" office:value="1603.58" calcext:value-type="float">
            <text:p>1603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.42" calcext:value-type="float">
            <text:p>314,42</text:p>
          </table:table-cell>
          <table:table-cell office:value-type="float" office:value="767.13" calcext:value-type="float">
            <text:p>767,13</text:p>
          </table:table-cell>
          <table:table-cell office:value-type="float" office:value="0" calcext:value-type="float">
            <text:p>0</text:p>
          </table:table-cell>
          <table:table-cell office:value-type="float" office:value="91.26" calcext:value-type="float">
            <text:p>91,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7.41" calcext:value-type="float">
            <text:p>117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3" calcext:value-type="float">
            <text:p>21,53</text:p>
          </table:table-cell>
          <table:table-cell office:value-type="float" office:value="46335.44" calcext:value-type="float">
            <text:p>46335,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.02" calcext:value-type="float">
            <text:p>113,02</text:p>
          </table:table-cell>
          <table:table-cell office:value-type="float" office:value="0" calcext:value-type="float">
            <text:p>0</text:p>
          </table:table-cell>
          <table:table-cell office:value-type="float" office:value="87.84" calcext:value-type="float">
            <text:p>87,8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0836" calcext:value-type="float">
            <text:p>10836</text:p>
          </table:table-cell>
          <table:table-cell table:style-name="ce4" office:value-type="float" office:value="49232" calcext:value-type="float">
            <text:p>4923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.53" calcext:value-type="float">
            <text:p>81,53</text:p>
          </table:table-cell>
          <table:table-cell office:value-type="float" office:value="0" calcext:value-type="float">
            <text:p>0</text:p>
          </table:table-cell>
          <table:table-cell office:value-type="float" office:value="494.06" calcext:value-type="float">
            <text:p>494,06</text:p>
          </table:table-cell>
          <table:table-cell office:value-type="float" office:value="28.11" calcext:value-type="float">
            <text:p>28,1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3.27" calcext:value-type="float">
            <text:p>133,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8.93" calcext:value-type="float">
            <text:p>38,9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198" calcext:value-type="float">
            <text:p>9198</text:p>
          </table:table-cell>
          <table:table-cell table:style-name="ce4" office:value-type="float" office:value="47186" calcext:value-type="float">
            <text:p>4718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1.08" calcext:value-type="float">
            <text:p>271,08</text:p>
          </table:table-cell>
          <table:table-cell office:value-type="float" office:value="73.2" calcext:value-type="float">
            <text:p>73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.16" calcext:value-type="float">
            <text:p>45,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3.31" calcext:value-type="float">
            <text:p>123,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82" calcext:value-type="float">
            <text:p>7,8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139" calcext:value-type="float">
            <text:p>9139</text:p>
          </table:table-cell>
          <table:table-cell table:style-name="ce4" office:value-type="float" office:value="46662" calcext:value-type="float">
            <text:p>4666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45.54" calcext:value-type="float">
            <text:p>1545,54</text:p>
          </table:table-cell>
          <table:table-cell office:value-type="float" office:value="1713.91" calcext:value-type="float">
            <text:p>1713,91</text:p>
          </table:table-cell>
          <table:table-cell office:value-type="float" office:value="126.39" calcext:value-type="float">
            <text:p>126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9" calcext:value-type="float">
            <text:p>8,49</text:p>
          </table:table-cell>
          <table:table-cell office:value-type="float" office:value="275.74" calcext:value-type="float">
            <text:p>275,74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,8</text:p>
          </table:table-cell>
          <table:table-cell office:value-type="float" office:value="0" calcext:value-type="float">
            <text:p>0</text:p>
          </table:table-cell>
          <table:table-cell office:value-type="float" office:value="440.62" calcext:value-type="float">
            <text:p>440,62</text:p>
          </table:table-cell>
          <table:table-cell office:value-type="float" office:value="0" calcext:value-type="float">
            <text:p>0</text:p>
          </table:table-cell>
          <table:table-cell office:value-type="float" office:value="82.75" calcext:value-type="float">
            <text:p>82,75</text:p>
          </table:table-cell>
          <table:table-cell office:value-type="float" office:value="10160.44" calcext:value-type="float">
            <text:p>10160,44</text:p>
          </table:table-cell>
          <table:table-cell office:value-type="float" office:value="0" calcext:value-type="float">
            <text:p>0</text:p>
          </table:table-cell>
          <table:table-cell office:value-type="float" office:value="36.5" calcext:value-type="float">
            <text:p>36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7" calcext:value-type="float">
            <text:p>15,37</text:p>
          </table:table-cell>
          <table:table-cell office:value-type="float" office:value="246.45" calcext:value-type="float">
            <text:p>246,45</text:p>
          </table:table-cell>
          <table:table-cell office:value-type="float" office:value="23.91" calcext:value-type="float">
            <text:p>23,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8.6" calcext:value-type="float">
            <text:p>158,6</text:p>
          </table:table-cell>
          <table:table-cell office:value-type="float" office:value="0" calcext:value-type="float">
            <text:p>0</text:p>
          </table:table-cell>
          <table:table-cell office:value-type="float" office:value="86.12" calcext:value-type="float">
            <text:p>86,12</text:p>
          </table:table-cell>
          <table:table-cell office:value-type="float" office:value="1.92" calcext:value-type="float">
            <text:p>1,92</text:p>
          </table:table-cell>
          <table:table-cell office:value-type="float" office:value="499.6" calcext:value-type="float">
            <text:p>499,6</text:p>
          </table:table-cell>
          <table:table-cell table:style-name="ce9" office:value-type="float" office:value="11623" calcext:value-type="float">
            <text:p>11623</text:p>
          </table:table-cell>
          <table:table-cell table:style-name="ce4" office:value-type="float" office:value="57510" calcext:value-type="float">
            <text:p>575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84.03" calcext:value-type="float">
            <text:p>3384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1.15" calcext:value-type="float">
            <text:p>481,15</text:p>
          </table:table-cell>
          <table:table-cell office:value-type="float" office:value="127.78" calcext:value-type="float">
            <text:p>127,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7.61" calcext:value-type="float">
            <text:p>727,61</text:p>
          </table:table-cell>
          <table:table-cell office:value-type="float" office:value="1165.86" calcext:value-type="float">
            <text:p>1165,86</text:p>
          </table:table-cell>
          <table:table-cell office:value-type="float" office:value="115.75" calcext:value-type="float">
            <text:p>115,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6.22" calcext:value-type="float">
            <text:p>316,22</text:p>
          </table:table-cell>
          <table:table-cell office:value-type="float" office:value="7052.39" calcext:value-type="float">
            <text:p>7052,39</text:p>
          </table:table-cell>
          <table:table-cell office:value-type="float" office:value="99.02" calcext:value-type="float">
            <text:p>99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5.97" calcext:value-type="float">
            <text:p>785,97</text:p>
          </table:table-cell>
          <table:table-cell office:value-type="float" office:value="0" calcext:value-type="float">
            <text:p>0</text:p>
          </table:table-cell>
          <table:table-cell office:value-type="float" office:value="331.51" calcext:value-type="float">
            <text:p>331,5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0152" calcext:value-type="float">
            <text:p>10152</text:p>
          </table:table-cell>
          <table:table-cell table:style-name="ce4" office:value-type="float" office:value="50869" calcext:value-type="float">
            <text:p>5086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25.18" calcext:value-type="float">
            <text:p>125,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.58" calcext:value-type="float">
            <text:p>47,5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225.7" calcext:value-type="float">
            <text:p>-225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166" calcext:value-type="float">
            <text:p>9166</text:p>
          </table:table-cell>
          <table:table-cell table:style-name="ce4" office:value-type="float" office:value="47249" calcext:value-type="float">
            <text:p>4724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47.58" calcext:value-type="float">
            <text:p>247,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7.51" calcext:value-type="float">
            <text:p>307,51</text:p>
          </table:table-cell>
          <table:table-cell office:value-type="float" office:value="338.85" calcext:value-type="float">
            <text:p>338,85</text:p>
          </table:table-cell>
          <table:table-cell office:value-type="float" office:value="1326.53" calcext:value-type="float">
            <text:p>1326,5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35.08" calcext:value-type="float">
            <text:p>135,08</text:p>
          </table:table-cell>
          <table:table-cell office:value-type="float" office:value="1779.96" calcext:value-type="float">
            <text:p>1779,96</text:p>
          </table:table-cell>
          <table:table-cell office:value-type="float" office:value="28.12" calcext:value-type="float">
            <text:p>28,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8.69" calcext:value-type="float">
            <text:p>2408,69</text:p>
          </table:table-cell>
          <table:table-cell office:value-type="float" office:value="0" calcext:value-type="float">
            <text:p>0</text:p>
          </table:table-cell>
          <table:table-cell office:value-type="float" office:value="-53.8" calcext:value-type="float">
            <text:p>-53,8</text:p>
          </table:table-cell>
          <table:table-cell office:value-type="float" office:value="0" calcext:value-type="float">
            <text:p>0</text:p>
          </table:table-cell>
          <table:table-cell office:value-type="float" office:value="110.31" calcext:value-type="float">
            <text:p>110,31</text:p>
          </table:table-cell>
          <table:table-cell office:value-type="float" office:value="0" calcext:value-type="float">
            <text:p>0</text:p>
          </table:table-cell>
          <table:table-cell office:value-type="float" office:value="7.09" calcext:value-type="float">
            <text:p>7,09</text:p>
          </table:table-cell>
          <table:table-cell table:style-name="ce9" office:value-type="float" office:value="10710" calcext:value-type="float">
            <text:p>10710</text:p>
          </table:table-cell>
          <table:table-cell table:style-name="ce4" office:value-type="float" office:value="54970" calcext:value-type="float">
            <text:p>5497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2.72" calcext:value-type="float">
            <text:p>122,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.66" calcext:value-type="float">
            <text:p>10,6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5.77" calcext:value-type="float">
            <text:p>55,77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096" calcext:value-type="float">
            <text:p>9096</text:p>
          </table:table-cell>
          <table:table-cell table:style-name="ce4" office:value-type="float" office:value="46428" calcext:value-type="float">
            <text:p>4642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3.43" calcext:value-type="float">
            <text:p>1183,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9.04" calcext:value-type="float">
            <text:p>319,0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2.2" calcext:value-type="float">
            <text:p>12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303" calcext:value-type="float">
            <text:p>9303</text:p>
          </table:table-cell>
          <table:table-cell table:style-name="ce4" office:value-type="float" office:value="47732" calcext:value-type="float">
            <text:p>4773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42.54" calcext:value-type="float">
            <text:p>4842,54</text:p>
          </table:table-cell>
          <table:table-cell office:value-type="float" office:value="35.18" calcext:value-type="float">
            <text:p>35,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886.26" calcext:value-type="float">
            <text:p>5886,2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.66" calcext:value-type="float">
            <text:p>3,6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0121" calcext:value-type="float">
            <text:p>10121</text:p>
          </table:table-cell>
          <table:table-cell table:style-name="ce4" office:value-type="float" office:value="50964" calcext:value-type="float">
            <text:p>5096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6735.94" calcext:value-type="float">
            <text:p>46735,94</text:p>
          </table:table-cell>
          <table:table-cell office:value-type="float" office:value="28296.43" calcext:value-type="float">
            <text:p>28296,43</text:p>
          </table:table-cell>
          <table:table-cell office:value-type="float" office:value="142.36" calcext:value-type="float">
            <text:p>142,36</text:p>
          </table:table-cell>
          <table:table-cell office:value-type="float" office:value="3313.59" calcext:value-type="float">
            <text:p>3313,59</text:p>
          </table:table-cell>
          <table:table-cell office:value-type="float" office:value="0" calcext:value-type="float">
            <text:p>0</text:p>
          </table:table-cell>
          <table:table-cell office:value-type="float" office:value="267.48" calcext:value-type="float">
            <text:p>267,48</text:p>
          </table:table-cell>
          <table:table-cell office:value-type="float" office:value="5720.98" calcext:value-type="float">
            <text:p>5720,98</text:p>
          </table:table-cell>
          <table:table-cell office:value-type="float" office:value="1442.94" calcext:value-type="float">
            <text:p>1442,94</text:p>
          </table:table-cell>
          <table:table-cell office:value-type="float" office:value="3001.92" calcext:value-type="float">
            <text:p>3001,92</text:p>
          </table:table-cell>
          <table:table-cell office:value-type="float" office:value="0" calcext:value-type="float">
            <text:p>0</text:p>
          </table:table-cell>
          <table:table-cell office:value-type="float" office:value="2117.99" calcext:value-type="float">
            <text:p>2117,99</text:p>
          </table:table-cell>
          <table:table-cell office:value-type="float" office:value="3128.73" calcext:value-type="float">
            <text:p>3128,73</text:p>
          </table:table-cell>
          <table:table-cell office:value-type="float" office:value="687.1" calcext:value-type="float">
            <text:p>687,1</text:p>
          </table:table-cell>
          <table:table-cell office:value-type="float" office:value="27312.36" calcext:value-type="float">
            <text:p>27312,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8.63" calcext:value-type="float">
            <text:p>1228,63</text:p>
          </table:table-cell>
          <table:table-cell office:value-type="float" office:value="702.21" calcext:value-type="float">
            <text:p>702,21</text:p>
          </table:table-cell>
          <table:table-cell office:value-type="float" office:value="75783.74" calcext:value-type="float">
            <text:p>75783,74</text:p>
          </table:table-cell>
          <table:table-cell office:value-type="float" office:value="2678.94" calcext:value-type="float">
            <text:p>2678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20.98" calcext:value-type="float">
            <text:p>6620,98</text:p>
          </table:table-cell>
          <table:table-cell office:value-type="float" office:value="-121.65" calcext:value-type="float">
            <text:p>-121,65</text:p>
          </table:table-cell>
          <table:table-cell office:value-type="float" office:value="4156.71" calcext:value-type="float">
            <text:p>4156,71</text:p>
          </table:table-cell>
          <table:table-cell office:value-type="float" office:value="0" calcext:value-type="float">
            <text:p>0</text:p>
          </table:table-cell>
          <table:table-cell office:value-type="float" office:value="349.26" calcext:value-type="float">
            <text:p>349,26</text:p>
          </table:table-cell>
          <table:table-cell office:value-type="float" office:value="63.49" calcext:value-type="float">
            <text:p>63,49</text:p>
          </table:table-cell>
          <table:table-cell office:value-type="float" office:value="2583.87" calcext:value-type="float">
            <text:p>2583,87</text:p>
          </table:table-cell>
          <table:table-cell table:style-name="ce9" office:value-type="float" office:value="25390" calcext:value-type="float">
            <text:p>25390</text:p>
          </table:table-cell>
          <table:table-cell table:style-name="ce4" office:value-type="float" office:value="95263" calcext:value-type="float">
            <text:p>9526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49.81" calcext:value-type="float">
            <text:p>449,81</text:p>
          </table:table-cell>
          <table:table-cell office:value-type="float" office:value="7129.88" calcext:value-type="float">
            <text:p>7129,88</text:p>
          </table:table-cell>
          <table:table-cell office:value-type="float" office:value="1149.2" calcext:value-type="float">
            <text:p>1149,2</text:p>
          </table:table-cell>
          <table:table-cell office:value-type="float" office:value="7140.51" calcext:value-type="float">
            <text:p>7140,51</text:p>
          </table:table-cell>
          <table:table-cell office:value-type="float" office:value="-1283.74" calcext:value-type="float">
            <text:p>-1283,74</text:p>
          </table:table-cell>
          <table:table-cell office:value-type="float" office:value="0" calcext:value-type="float">
            <text:p>0</text:p>
          </table:table-cell>
          <table:table-cell office:value-type="float" office:value="171.03" calcext:value-type="float">
            <text:p>171,03</text:p>
          </table:table-cell>
          <table:table-cell office:value-type="float" office:value="0" calcext:value-type="float">
            <text:p>0</text:p>
          </table:table-cell>
          <table:table-cell office:value-type="float" office:value="76.85" calcext:value-type="float">
            <text:p>76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64.92" calcext:value-type="float">
            <text:p>5664,92</text:p>
          </table:table-cell>
          <table:table-cell office:value-type="float" office:value="213.09" calcext:value-type="float">
            <text:p>213,09</text:p>
          </table:table-cell>
          <table:table-cell office:value-type="float" office:value="12193.19" calcext:value-type="float">
            <text:p>12193,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.2" calcext:value-type="float">
            <text:p>77,2</text:p>
          </table:table-cell>
          <table:table-cell office:value-type="float" office:value="104.87" calcext:value-type="float">
            <text:p>104,87</text:p>
          </table:table-cell>
          <table:table-cell office:value-type="float" office:value="2837.38" calcext:value-type="float">
            <text:p>2837,38</text:p>
          </table:table-cell>
          <table:table-cell office:value-type="float" office:value="4375.15" calcext:value-type="float">
            <text:p>4375,15</text:p>
          </table:table-cell>
          <table:table-cell office:value-type="float" office:value="6690.09" calcext:value-type="float">
            <text:p>669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99" calcext:value-type="float">
            <text:p>73,9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3560" calcext:value-type="float">
            <text:p>13560</text:p>
          </table:table-cell>
          <table:table-cell table:style-name="ce4" office:value-type="float" office:value="68554" calcext:value-type="float">
            <text:p>6855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186.34" calcext:value-type="float">
            <text:p>2186,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0.52" calcext:value-type="float">
            <text:p>760,52</text:p>
          </table:table-cell>
          <table:table-cell office:value-type="float" office:value="116.74" calcext:value-type="float">
            <text:p>116,74</text:p>
          </table:table-cell>
          <table:table-cell office:value-type="float" office:value="10.13" calcext:value-type="float">
            <text:p>10,13</text:p>
          </table:table-cell>
          <table:table-cell office:value-type="float" office:value="40.26" calcext:value-type="float">
            <text:p>40,26</text:p>
          </table:table-cell>
          <table:table-cell office:value-type="float" office:value="0" calcext:value-type="float">
            <text:p>0</text:p>
          </table:table-cell>
          <table:table-cell office:value-type="float" office:value="3.27" calcext:value-type="float">
            <text:p>3,27</text:p>
          </table:table-cell>
          <table:table-cell office:value-type="float" office:value="0" calcext:value-type="float">
            <text:p>0</text:p>
          </table:table-cell>
          <table:table-cell office:value-type="float" office:value="190.67" calcext:value-type="float">
            <text:p>190,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51" calcext:value-type="float">
            <text:p>4751</text:p>
          </table:table-cell>
          <table:table-cell office:value-type="float" office:value="6870.61" calcext:value-type="float">
            <text:p>6870,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26" calcext:value-type="float">
            <text:p>77,26</text:p>
          </table:table-cell>
          <table:table-cell office:value-type="float" office:value="0" calcext:value-type="float">
            <text:p>0</text:p>
          </table:table-cell>
          <table:table-cell office:value-type="float" office:value="599.5" calcext:value-type="float">
            <text:p>599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.3" calcext:value-type="float">
            <text:p>172,3</text:p>
          </table:table-cell>
          <table:table-cell table:style-name="ce9" office:value-type="float" office:value="10794" calcext:value-type="float">
            <text:p>10794</text:p>
          </table:table-cell>
          <table:table-cell table:style-name="ce4" office:value-type="float" office:value="60054" calcext:value-type="float">
            <text:p>6005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7.98" calcext:value-type="float">
            <text:p>237,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6" calcext:value-type="float">
            <text:p>5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.27" calcext:value-type="float">
            <text:p>280,2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8.18" calcext:value-type="float">
            <text:p>18,1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126" calcext:value-type="float">
            <text:p>9126</text:p>
          </table:table-cell>
          <table:table-cell table:style-name="ce4" office:value-type="float" office:value="46639" calcext:value-type="float">
            <text:p>4663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25.41" calcext:value-type="float">
            <text:p>8725,41</text:p>
          </table:table-cell>
          <table:table-cell office:value-type="float" office:value="0" calcext:value-type="float">
            <text:p>0</text:p>
          </table:table-cell>
          <table:table-cell office:value-type="float" office:value="7679.31" calcext:value-type="float">
            <text:p>7679,31</text:p>
          </table:table-cell>
          <table:table-cell office:value-type="float" office:value="0" calcext:value-type="float">
            <text:p>0</text:p>
          </table:table-cell>
          <table:table-cell office:value-type="float" office:value="36.13" calcext:value-type="float">
            <text:p>36,13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51.46" calcext:value-type="float">
            <text:p>1351,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2.04" calcext:value-type="float">
            <text:p>682,04</text:p>
          </table:table-cell>
          <table:table-cell office:value-type="float" office:value="1060.18" calcext:value-type="float">
            <text:p>1060,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8" calcext:value-type="float">
            <text:p>48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1444" calcext:value-type="float">
            <text:p>11444</text:p>
          </table:table-cell>
          <table:table-cell table:style-name="ce4" office:value-type="float" office:value="56466" calcext:value-type="float">
            <text:p>5646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.53" calcext:value-type="float">
            <text:p>106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6" calcext:value-type="float">
            <text:p>98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9.26" calcext:value-type="float">
            <text:p>129,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.4" calcext:value-type="float">
            <text:p>1618,4</text:p>
          </table:table-cell>
          <table:table-cell office:value-type="float" office:value="0" calcext:value-type="float">
            <text:p>0</text:p>
          </table:table-cell>
          <table:table-cell office:value-type="float" office:value="6.04" calcext:value-type="float">
            <text:p>6,04</text:p>
          </table:table-cell>
          <table:table-cell office:value-type="float" office:value="0" calcext:value-type="float">
            <text:p>0</text:p>
          </table:table-cell>
          <table:table-cell office:value-type="float" office:value="45.46" calcext:value-type="float">
            <text:p>45,46</text:p>
          </table:table-cell>
          <table:table-cell office:value-type="float" office:value="87.6" calcext:value-type="float">
            <text:p>87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4" calcext:value-type="float">
            <text:p>41,6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130" calcext:value-type="float">
            <text:p>9130</text:p>
          </table:table-cell>
          <table:table-cell table:style-name="ce4" office:value-type="float" office:value="45953" calcext:value-type="float">
            <text:p>4595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8.64" calcext:value-type="float">
            <text:p>68,64</text:p>
          </table:table-cell>
          <table:table-cell office:value-type="float" office:value="780.02" calcext:value-type="float">
            <text:p>780,02</text:p>
          </table:table-cell>
          <table:table-cell office:value-type="float" office:value="174.52" calcext:value-type="float">
            <text:p>174,52</text:p>
          </table:table-cell>
          <table:table-cell office:value-type="float" office:value="141.05" calcext:value-type="float">
            <text:p>141,05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,53</text:p>
          </table:table-cell>
          <table:table-cell office:value-type="float" office:value="351.35" calcext:value-type="float">
            <text:p>351,35</text:p>
          </table:table-cell>
          <table:table-cell office:value-type="float" office:value="5.54" calcext:value-type="float">
            <text:p>5,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4" calcext:value-type="float">
            <text:p>78,4</text:p>
          </table:table-cell>
          <table:table-cell office:value-type="float" office:value="0" calcext:value-type="float">
            <text:p>0</text:p>
          </table:table-cell>
          <table:table-cell office:value-type="float" office:value="813.61" calcext:value-type="float">
            <text:p>813,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5.52" calcext:value-type="float">
            <text:p>275,52</text:p>
          </table:table-cell>
          <table:table-cell office:value-type="float" office:value="21.96" calcext:value-type="float">
            <text:p>21,96</text:p>
          </table:table-cell>
          <table:table-cell office:value-type="float" office:value="163.2" calcext:value-type="float">
            <text:p>163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.89" calcext:value-type="float">
            <text:p>47,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,68</text:p>
          </table:table-cell>
          <table:table-cell office:value-type="float" office:value="0" calcext:value-type="float">
            <text:p>0</text:p>
          </table:table-cell>
          <table:table-cell office:value-type="float" office:value="4.54" calcext:value-type="float">
            <text:p>4,54</text:p>
          </table:table-cell>
          <table:table-cell table:style-name="ce9" office:value-type="float" office:value="9075" calcext:value-type="float">
            <text:p>9075</text:p>
          </table:table-cell>
          <table:table-cell table:style-name="ce4" office:value-type="float" office:value="45536" calcext:value-type="float">
            <text:p>4553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19.73" calcext:value-type="float">
            <text:p>419,73</text:p>
          </table:table-cell>
          <table:table-cell office:value-type="float" office:value="0" calcext:value-type="float">
            <text:p>0</text:p>
          </table:table-cell>
          <table:table-cell office:value-type="float" office:value="10335.65" calcext:value-type="float">
            <text:p>10335,65</text:p>
          </table:table-cell>
          <table:table-cell office:value-type="float" office:value="17.2" calcext:value-type="float">
            <text:p>17,2</text:p>
          </table:table-cell>
          <table:table-cell office:value-type="float" office:value="2078.82" calcext:value-type="float">
            <text:p>2078,82</text:p>
          </table:table-cell>
          <table:table-cell office:value-type="float" office:value="0" calcext:value-type="float">
            <text:p>0</text:p>
          </table:table-cell>
          <table:table-cell office:value-type="float" office:value="256.12" calcext:value-type="float">
            <text:p>256,12</text:p>
          </table:table-cell>
          <table:table-cell office:value-type="float" office:value="0" calcext:value-type="float">
            <text:p>0</text:p>
          </table:table-cell>
          <table:table-cell office:value-type="float" office:value="28.66" calcext:value-type="float">
            <text:p>28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88" calcext:value-type="float">
            <text:p>83,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25.85" calcext:value-type="float">
            <text:p>8325,85</text:p>
          </table:table-cell>
          <table:table-cell office:value-type="float" office:value="0" calcext:value-type="float">
            <text:p>0</text:p>
          </table:table-cell>
          <table:table-cell office:value-type="float" office:value="14.27" calcext:value-type="float">
            <text:p>14,27</text:p>
          </table:table-cell>
          <table:table-cell office:value-type="float" office:value="0" calcext:value-type="float">
            <text:p>0</text:p>
          </table:table-cell>
          <table:table-cell office:value-type="float" office:value="254.19" calcext:value-type="float">
            <text:p>254,19</text:p>
          </table:table-cell>
          <table:table-cell office:value-type="float" office:value="3759.45" calcext:value-type="float">
            <text:p>3759,45</text:p>
          </table:table-cell>
          <table:table-cell office:value-type="float" office:value="2615.75" calcext:value-type="float">
            <text:p>2615,75</text:p>
          </table:table-cell>
          <table:table-cell office:value-type="float" office:value="0" calcext:value-type="float">
            <text:p>0</text:p>
          </table:table-cell>
          <table:table-cell office:value-type="float" office:value="258.99" calcext:value-type="float">
            <text:p>258,99</text:p>
          </table:table-cell>
          <table:table-cell office:value-type="float" office:value="0" calcext:value-type="float">
            <text:p>0</text:p>
          </table:table-cell>
          <table:table-cell office:value-type="float" office:value="222.16" calcext:value-type="float">
            <text:p>222,16</text:p>
          </table:table-cell>
          <table:table-cell office:value-type="float" office:value="0" calcext:value-type="float">
            <text:p>0</text:p>
          </table:table-cell>
          <table:table-cell office:value-type="float" office:value="74.44" calcext:value-type="float">
            <text:p>74,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1050" calcext:value-type="float">
            <text:p>11050</text:p>
          </table:table-cell>
          <table:table-cell table:style-name="ce4" office:value-type="float" office:value="57833" calcext:value-type="float">
            <text:p>5783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.38" calcext:value-type="float">
            <text:p>755,38</text:p>
          </table:table-cell>
          <table:table-cell office:value-type="float" office:value="720.83" calcext:value-type="float">
            <text:p>720,83</text:p>
          </table:table-cell>
          <table:table-cell office:value-type="float" office:value="7558.82" calcext:value-type="float">
            <text:p>7558,82</text:p>
          </table:table-cell>
          <table:table-cell office:value-type="float" office:value="879.28" calcext:value-type="float">
            <text:p>879,28</text:p>
          </table:table-cell>
          <table:table-cell office:value-type="float" office:value="1110.86" calcext:value-type="float">
            <text:p>1110,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.86" calcext:value-type="float">
            <text:p>112,86</text:p>
          </table:table-cell>
          <table:table-cell office:value-type="float" office:value="4086.63" calcext:value-type="float">
            <text:p>4086,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.5" calcext:value-type="float">
            <text:p>33,5</text:p>
          </table:table-cell>
          <table:table-cell office:value-type="float" office:value="124.4" calcext:value-type="float">
            <text:p>124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1.96" calcext:value-type="float">
            <text:p>1921,96</text:p>
          </table:table-cell>
          <table:table-cell office:value-type="float" office:value="1729.86" calcext:value-type="float">
            <text:p>1729,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4.19" calcext:value-type="float">
            <text:p>284,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2134" calcext:value-type="float">
            <text:p>12134</text:p>
          </table:table-cell>
          <table:table-cell table:style-name="ce4" office:value-type="float" office:value="53922" calcext:value-type="float">
            <text:p>539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.15" calcext:value-type="float">
            <text:p>15,15</text:p>
          </table:table-cell>
          <table:table-cell office:value-type="float" office:value="0" calcext:value-type="float">
            <text:p>0</text:p>
          </table:table-cell>
          <table:table-cell office:value-type="float" office:value="93.7" calcext:value-type="float">
            <text:p>93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51" calcext:value-type="float">
            <text:p>51,51</text:p>
          </table:table-cell>
          <table:table-cell office:value-type="float" office:value="351.24" calcext:value-type="float">
            <text:p>351,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.21" calcext:value-type="float">
            <text:p>32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21" calcext:value-type="float">
            <text:p>86,21</text:p>
          </table:table-cell>
          <table:table-cell office:value-type="float" office:value="0" calcext:value-type="float">
            <text:p>0</text:p>
          </table:table-cell>
          <table:table-cell office:value-type="float" office:value="72.07" calcext:value-type="float">
            <text:p>72,07</text:p>
          </table:table-cell>
          <table:table-cell office:value-type="float" office:value="0" calcext:value-type="float">
            <text:p>0</text:p>
          </table:table-cell>
          <table:table-cell office:value-type="float" office:value="210.27" calcext:value-type="float">
            <text:p>210,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9.21" calcext:value-type="float">
            <text:p>289,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65" calcext:value-type="float">
            <text:p>36,6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244" calcext:value-type="float">
            <text:p>9244</text:p>
          </table:table-cell>
          <table:table-cell table:style-name="ce4" office:value-type="float" office:value="46784" calcext:value-type="float">
            <text:p>4678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688.18" calcext:value-type="float">
            <text:p>3688,18</text:p>
          </table:table-cell>
          <table:table-cell office:value-type="float" office:value="9277.38" calcext:value-type="float">
            <text:p>9277,38</text:p>
          </table:table-cell>
          <table:table-cell office:value-type="float" office:value="92.66" calcext:value-type="float">
            <text:p>92,66</text:p>
          </table:table-cell>
          <table:table-cell office:value-type="float" office:value="499.49" calcext:value-type="float">
            <text:p>499,49</text:p>
          </table:table-cell>
          <table:table-cell office:value-type="float" office:value="0" calcext:value-type="float">
            <text:p>0</text:p>
          </table:table-cell>
          <table:table-cell office:value-type="float" office:value="246.99" calcext:value-type="float">
            <text:p>246,99</text:p>
          </table:table-cell>
          <table:table-cell office:value-type="float" office:value="694.78" calcext:value-type="float">
            <text:p>694,78</text:p>
          </table:table-cell>
          <table:table-cell office:value-type="float" office:value="221.22" calcext:value-type="float">
            <text:p>221,22</text:p>
          </table:table-cell>
          <table:table-cell office:value-type="float" office:value="64.88" calcext:value-type="float">
            <text:p>64,88</text:p>
          </table:table-cell>
          <table:table-cell office:value-type="float" office:value="0" calcext:value-type="float">
            <text:p>0</text:p>
          </table:table-cell>
          <table:table-cell office:value-type="float" office:value="153.81" calcext:value-type="float">
            <text:p>153,81</text:p>
          </table:table-cell>
          <table:table-cell office:value-type="float" office:value="22.45" calcext:value-type="float">
            <text:p>22,45</text:p>
          </table:table-cell>
          <table:table-cell office:value-type="float" office:value="321.14" calcext:value-type="float">
            <text:p>321,14</text:p>
          </table:table-cell>
          <table:table-cell office:value-type="float" office:value="84.53" calcext:value-type="float">
            <text:p>84,53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,01</text:p>
          </table:table-cell>
          <table:table-cell office:value-type="float" office:value="0" calcext:value-type="float">
            <text:p>0</text:p>
          </table:table-cell>
          <table:table-cell office:value-type="float" office:value="29.96" calcext:value-type="float">
            <text:p>29,96</text:p>
          </table:table-cell>
          <table:table-cell office:value-type="float" office:value="3359.56" calcext:value-type="float">
            <text:p>3359,56</text:p>
          </table:table-cell>
          <table:table-cell office:value-type="float" office:value="3208.4" calcext:value-type="float">
            <text:p>3208,4</text:p>
          </table:table-cell>
          <table:table-cell office:value-type="float" office:value="5.12" calcext:value-type="float">
            <text:p>5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5.47" calcext:value-type="float">
            <text:p>485,47</text:p>
          </table:table-cell>
          <table:table-cell office:value-type="float" office:value="0" calcext:value-type="float">
            <text:p>0</text:p>
          </table:table-cell>
          <table:table-cell office:value-type="float" office:value="133.53" calcext:value-type="float">
            <text:p>133,53</text:p>
          </table:table-cell>
          <table:table-cell office:value-type="float" office:value="0" calcext:value-type="float">
            <text:p>0</text:p>
          </table:table-cell>
          <table:table-cell office:value-type="float" office:value="16.64" calcext:value-type="float">
            <text:p>16,64</text:p>
          </table:table-cell>
          <table:table-cell office:value-type="float" office:value="0" calcext:value-type="float">
            <text:p>0</text:p>
          </table:table-cell>
          <table:table-cell office:value-type="float" office:value="239.43" calcext:value-type="float">
            <text:p>239,43</text:p>
          </table:table-cell>
          <table:table-cell table:style-name="ce9" office:value-type="float" office:value="10284" calcext:value-type="float">
            <text:p>10284</text:p>
          </table:table-cell>
          <table:table-cell table:style-name="ce4" office:value-type="float" office:value="53271" calcext:value-type="float">
            <text:p>532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.11" calcext:value-type="float">
            <text:p>192,11</text:p>
          </table:table-cell>
          <table:table-cell office:value-type="float" office:value="16607.49" calcext:value-type="float">
            <text:p>16607,49</text:p>
          </table:table-cell>
          <table:table-cell office:value-type="float" office:value="11750.77" calcext:value-type="float">
            <text:p>11750,77</text:p>
          </table:table-cell>
          <table:table-cell office:value-type="float" office:value="9491.42" calcext:value-type="float">
            <text:p>9491,42</text:p>
          </table:table-cell>
          <table:table-cell office:value-type="float" office:value="68.77" calcext:value-type="float">
            <text:p>68,77</text:p>
          </table:table-cell>
          <table:table-cell office:value-type="float" office:value="0" calcext:value-type="float">
            <text:p>0</text:p>
          </table:table-cell>
          <table:table-cell office:value-type="float" office:value="676.96" calcext:value-type="float">
            <text:p>676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13.55" calcext:value-type="float">
            <text:p>12913,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.39" calcext:value-type="float">
            <text:p>55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1.63" calcext:value-type="float">
            <text:p>421,63</text:p>
          </table:table-cell>
          <table:table-cell office:value-type="float" office:value="0" calcext:value-type="float">
            <text:p>0</text:p>
          </table:table-cell>
          <table:table-cell office:value-type="float" office:value="6768.5" calcext:value-type="float">
            <text:p>676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.26" calcext:value-type="float">
            <text:p>223,2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6657" calcext:value-type="float">
            <text:p>16657</text:p>
          </table:table-cell>
          <table:table-cell table:style-name="ce4" office:value-type="float" office:value="79020" calcext:value-type="float">
            <text:p>790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012.08" calcext:value-type="float">
            <text:p>3012,08</text:p>
          </table:table-cell>
          <table:table-cell office:value-type="float" office:value="6285.43" calcext:value-type="float">
            <text:p>6285,43</text:p>
          </table:table-cell>
          <table:table-cell office:value-type="float" office:value="2620.77" calcext:value-type="float">
            <text:p>2620,77</text:p>
          </table:table-cell>
          <table:table-cell office:value-type="float" office:value="409.91" calcext:value-type="float">
            <text:p>409,91</text:p>
          </table:table-cell>
          <table:table-cell office:value-type="float" office:value="0" calcext:value-type="float">
            <text:p>0</text:p>
          </table:table-cell>
          <table:table-cell office:value-type="float" office:value="95.3" calcext:value-type="float">
            <text:p>95,3</text:p>
          </table:table-cell>
          <table:table-cell office:value-type="float" office:value="508.92" calcext:value-type="float">
            <text:p>508,92</text:p>
          </table:table-cell>
          <table:table-cell office:value-type="float" office:value="375.64" calcext:value-type="float">
            <text:p>375,64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379.25" calcext:value-type="float">
            <text:p>379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1.16" calcext:value-type="float">
            <text:p>461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18.69" calcext:value-type="float">
            <text:p>618,69</text:p>
          </table:table-cell>
          <table:table-cell office:value-type="float" office:value="49.85" calcext:value-type="float">
            <text:p>49,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3.68" calcext:value-type="float">
            <text:p>-53,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81" calcext:value-type="float">
            <text:p>23,81</text:p>
          </table:table-cell>
          <table:table-cell table:style-name="ce9" office:value-type="float" office:value="9849" calcext:value-type="float">
            <text:p>9849</text:p>
          </table:table-cell>
          <table:table-cell table:style-name="ce4" office:value-type="float" office:value="49234" calcext:value-type="float">
            <text:p>4923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61.3" calcext:value-type="float">
            <text:p>361,3</text:p>
          </table:table-cell>
          <table:table-cell office:value-type="float" office:value="0" calcext:value-type="float">
            <text:p>0</text:p>
          </table:table-cell>
          <table:table-cell office:value-type="float" office:value="176.59" calcext:value-type="float">
            <text:p>176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.77" calcext:value-type="float">
            <text:p>380,77</text:p>
          </table:table-cell>
          <table:table-cell office:value-type="float" office:value="421.49" calcext:value-type="float">
            <text:p>421,49</text:p>
          </table:table-cell>
          <table:table-cell office:value-type="float" office:value="15126.75" calcext:value-type="float">
            <text:p>15126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9.43" calcext:value-type="float">
            <text:p>4289,43</text:p>
          </table:table-cell>
          <table:table-cell office:value-type="float" office:value="77.85" calcext:value-type="float">
            <text:p>77,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.54" calcext:value-type="float">
            <text:p>90,54</text:p>
          </table:table-cell>
          <table:table-cell office:value-type="float" office:value="0" calcext:value-type="float">
            <text:p>0</text:p>
          </table:table-cell>
          <table:table-cell office:value-type="float" office:value="16.84" calcext:value-type="float">
            <text:p>16,84</text:p>
          </table:table-cell>
          <table:table-cell office:value-type="float" office:value="6.88" calcext:value-type="float">
            <text:p>6,88</text:p>
          </table:table-cell>
          <table:table-cell office:value-type="float" office:value="610.99" calcext:value-type="float">
            <text:p>610,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.18" calcext:value-type="float">
            <text:p>113,18</text:p>
          </table:table-cell>
          <table:table-cell office:value-type="float" office:value="0" calcext:value-type="float">
            <text:p>0</text:p>
          </table:table-cell>
          <table:table-cell office:value-type="float" office:value="154.94" calcext:value-type="float">
            <text:p>154,94</text:p>
          </table:table-cell>
          <table:table-cell office:value-type="float" office:value="0" calcext:value-type="float">
            <text:p>0</text:p>
          </table:table-cell>
          <table:table-cell office:value-type="float" office:value="106.12" calcext:value-type="float">
            <text:p>106,12</text:p>
          </table:table-cell>
          <table:table-cell office:value-type="float" office:value="0" calcext:value-type="float">
            <text:p>0</text:p>
          </table:table-cell>
          <table:table-cell office:value-type="float" office:value="2039.35" calcext:value-type="float">
            <text:p>2039,35</text:p>
          </table:table-cell>
          <table:table-cell table:style-name="ce9" office:value-type="float" office:value="12733" calcext:value-type="float">
            <text:p>12733</text:p>
          </table:table-cell>
          <table:table-cell table:style-name="ce4" office:value-type="float" office:value="63360" calcext:value-type="float">
            <text:p>6336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14.22" calcext:value-type="float">
            <text:p>2314,22</text:p>
          </table:table-cell>
          <table:table-cell office:value-type="float" office:value="0" calcext:value-type="float">
            <text:p>0</text:p>
          </table:table-cell>
          <table:table-cell office:value-type="float" office:value="55427.8" calcext:value-type="float">
            <text:p>55427,8</text:p>
          </table:table-cell>
          <table:table-cell office:value-type="float" office:value="55.83" calcext:value-type="float">
            <text:p>55,83</text:p>
          </table:table-cell>
          <table:table-cell office:value-type="float" office:value="424.6" calcext:value-type="float">
            <text:p>424,6</text:p>
          </table:table-cell>
          <table:table-cell office:value-type="float" office:value="46433.33" calcext:value-type="float">
            <text:p>46433,33</text:p>
          </table:table-cell>
          <table:table-cell office:value-type="float" office:value="3191.88" calcext:value-type="float">
            <text:p>3191,88</text:p>
          </table:table-cell>
          <table:table-cell office:value-type="float" office:value="0" calcext:value-type="float">
            <text:p>0</text:p>
          </table:table-cell>
          <table:table-cell office:value-type="float" office:value="358.6" calcext:value-type="float">
            <text:p>358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7.13" calcext:value-type="float">
            <text:p>1047,13</text:p>
          </table:table-cell>
          <table:table-cell office:value-type="float" office:value="82090.48" calcext:value-type="float">
            <text:p>82090,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917.99" calcext:value-type="float">
            <text:p>46917,99</text:p>
          </table:table-cell>
          <table:table-cell office:value-type="float" office:value="0" calcext:value-type="float">
            <text:p>0</text:p>
          </table:table-cell>
          <table:table-cell office:value-type="float" office:value="1045.47" calcext:value-type="float">
            <text:p>1045,47</text:p>
          </table:table-cell>
          <table:table-cell office:value-type="float" office:value="0" calcext:value-type="float">
            <text:p>0</text:p>
          </table:table-cell>
          <table:table-cell office:value-type="float" office:value="3628.35" calcext:value-type="float">
            <text:p>3628,35</text:p>
          </table:table-cell>
          <table:table-cell office:value-type="float" office:value="6391.13" calcext:value-type="float">
            <text:p>6391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7.65" calcext:value-type="float">
            <text:p>1087,65</text:p>
          </table:table-cell>
          <table:table-cell office:value-type="float" office:value="0" calcext:value-type="float">
            <text:p>0</text:p>
          </table:table-cell>
          <table:table-cell office:value-type="float" office:value="521.03" calcext:value-type="float">
            <text:p>521,03</text:p>
          </table:table-cell>
          <table:table-cell office:value-type="float" office:value="0" calcext:value-type="float">
            <text:p>0</text:p>
          </table:table-cell>
          <table:table-cell office:value-type="float" office:value="257.52" calcext:value-type="float">
            <text:p>257,52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29640" calcext:value-type="float">
            <text:p>29640</text:p>
          </table:table-cell>
          <table:table-cell table:style-name="ce4" office:value-type="float" office:value="147946" calcext:value-type="float">
            <text:p>14794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4.58" calcext:value-type="float">
            <text:p>94,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.27" calcext:value-type="float">
            <text:p>31,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10.98" calcext:value-type="float">
            <text:p>2510,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85" calcext:value-type="float">
            <text:p>53,85</text:p>
          </table:table-cell>
          <table:table-cell office:value-type="float" office:value="0" calcext:value-type="float">
            <text:p>0</text:p>
          </table:table-cell>
          <table:table-cell office:value-type="float" office:value="5.21" calcext:value-type="float">
            <text:p>5,21</text:p>
          </table:table-cell>
          <table:table-cell office:value-type="float" office:value="0" calcext:value-type="float">
            <text:p>0</text:p>
          </table:table-cell>
          <table:table-cell office:value-type="float" office:value="344.63" calcext:value-type="float">
            <text:p>344,63</text:p>
          </table:table-cell>
          <table:table-cell office:value-type="float" office:value="52.81" calcext:value-type="float">
            <text:p>52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12" calcext:value-type="float">
            <text:p>51,12</text:p>
          </table:table-cell>
          <table:table-cell office:value-type="float" office:value="0" calcext:value-type="float">
            <text:p>0</text:p>
          </table:table-cell>
          <table:table-cell office:value-type="float" office:value="99.83" calcext:value-type="float">
            <text:p>99,83</text:p>
          </table:table-cell>
          <table:table-cell office:value-type="float" office:value="0" calcext:value-type="float">
            <text:p>0</text:p>
          </table:table-cell>
          <table:table-cell office:value-type="float" office:value="356.81" calcext:value-type="float">
            <text:p>356,81</text:p>
          </table:table-cell>
          <table:table-cell office:value-type="float" office:value="10.1" calcext:value-type="float">
            <text:p>10,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248" calcext:value-type="float">
            <text:p>9248</text:p>
          </table:table-cell>
          <table:table-cell table:style-name="ce4" office:value-type="float" office:value="47528" calcext:value-type="float">
            <text:p>4752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40.84" calcext:value-type="float">
            <text:p>640,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.12" calcext:value-type="float">
            <text:p>41,12</text:p>
          </table:table-cell>
          <table:table-cell office:value-type="float" office:value="319.92" calcext:value-type="float">
            <text:p>319,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.67" calcext:value-type="float">
            <text:p>8,67</text:p>
          </table:table-cell>
          <table:table-cell office:value-type="float" office:value="145.23" calcext:value-type="float">
            <text:p>145,23</text:p>
          </table:table-cell>
          <table:table-cell office:value-type="float" office:value="81.26" calcext:value-type="float">
            <text:p>81,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.67" calcext:value-type="float">
            <text:p>81,67</text:p>
          </table:table-cell>
          <table:table-cell office:value-type="float" office:value="0" calcext:value-type="float">
            <text:p>0</text:p>
          </table:table-cell>
          <table:table-cell office:value-type="float" office:value="-22.57" calcext:value-type="float">
            <text:p>-22,57</text:p>
          </table:table-cell>
          <table:table-cell office:value-type="float" office:value="0" calcext:value-type="float">
            <text:p>0</text:p>
          </table:table-cell>
          <table:table-cell office:value-type="float" office:value="5.48" calcext:value-type="float">
            <text:p>5,4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332" calcext:value-type="float">
            <text:p>9332</text:p>
          </table:table-cell>
          <table:table-cell table:style-name="ce4" office:value-type="float" office:value="47728" calcext:value-type="float">
            <text:p>4772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88.99" calcext:value-type="float">
            <text:p>15188,99</text:p>
          </table:table-cell>
          <table:table-cell office:value-type="float" office:value="39137.35" calcext:value-type="float">
            <text:p>39137,35</text:p>
          </table:table-cell>
          <table:table-cell office:value-type="float" office:value="4677.26" calcext:value-type="float">
            <text:p>4677,26</text:p>
          </table:table-cell>
          <table:table-cell office:value-type="float" office:value="21.7" calcext:value-type="float">
            <text:p>21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5.56" calcext:value-type="float">
            <text:p>585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53.49" calcext:value-type="float">
            <text:p>23553,4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89.58" calcext:value-type="float">
            <text:p>789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.55" calcext:value-type="float">
            <text:p>216,5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20250" calcext:value-type="float">
            <text:p>20250</text:p>
          </table:table-cell>
          <table:table-cell table:style-name="ce4" office:value-type="float" office:value="117257" calcext:value-type="float">
            <text:p>11725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6.73" calcext:value-type="float">
            <text:p>126,73</text:p>
          </table:table-cell>
          <table:table-cell office:value-type="float" office:value="841.12" calcext:value-type="float">
            <text:p>841,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76" calcext:value-type="float">
            <text:p>9,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21" calcext:value-type="float">
            <text:p>36,21</text:p>
          </table:table-cell>
          <table:table-cell office:value-type="float" office:value="2174.59" calcext:value-type="float">
            <text:p>2174,59</text:p>
          </table:table-cell>
          <table:table-cell office:value-type="float" office:value="48.93" calcext:value-type="float">
            <text:p>48,93</text:p>
          </table:table-cell>
          <table:table-cell office:value-type="float" office:value="8799.02" calcext:value-type="float">
            <text:p>8799,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41" calcext:value-type="float">
            <text:p>54,41</text:p>
          </table:table-cell>
          <table:table-cell office:value-type="float" office:value="30.45" calcext:value-type="float">
            <text:p>30,45</text:p>
          </table:table-cell>
          <table:table-cell office:value-type="float" office:value="8840.28" calcext:value-type="float">
            <text:p>8840,28</text:p>
          </table:table-cell>
          <table:table-cell office:value-type="float" office:value="0" calcext:value-type="float">
            <text:p>0</text:p>
          </table:table-cell>
          <table:table-cell office:value-type="float" office:value="2319.71" calcext:value-type="float">
            <text:p>2319,71</text:p>
          </table:table-cell>
          <table:table-cell office:value-type="float" office:value="0" calcext:value-type="float">
            <text:p>0</text:p>
          </table:table-cell>
          <table:table-cell office:value-type="float" office:value="225.33" calcext:value-type="float">
            <text:p>225,33</text:p>
          </table:table-cell>
          <table:table-cell office:value-type="float" office:value="0" calcext:value-type="float">
            <text:p>0</text:p>
          </table:table-cell>
          <table:table-cell office:value-type="float" office:value="543.14" calcext:value-type="float">
            <text:p>543,14</text:p>
          </table:table-cell>
          <table:table-cell office:value-type="float" office:value="0" calcext:value-type="float">
            <text:p>0</text:p>
          </table:table-cell>
          <table:table-cell office:value-type="float" office:value="47.7" calcext:value-type="float">
            <text:p>47,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1022" calcext:value-type="float">
            <text:p>11022</text:p>
          </table:table-cell>
          <table:table-cell table:style-name="ce4" office:value-type="float" office:value="52156" calcext:value-type="float">
            <text:p>5215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3.43" calcext:value-type="float">
            <text:p>7003,43</text:p>
          </table:table-cell>
          <table:table-cell office:value-type="float" office:value="231.14" calcext:value-type="float">
            <text:p>231,14</text:p>
          </table:table-cell>
          <table:table-cell office:value-type="float" office:value="2084.06" calcext:value-type="float">
            <text:p>2084,06</text:p>
          </table:table-cell>
          <table:table-cell office:value-type="float" office:value="0" calcext:value-type="float">
            <text:p>0</text:p>
          </table:table-cell>
          <table:table-cell office:value-type="float" office:value="46.21" calcext:value-type="float">
            <text:p>46,21</text:p>
          </table:table-cell>
          <table:table-cell office:value-type="float" office:value="0" calcext:value-type="float">
            <text:p>0</text:p>
          </table:table-cell>
          <table:table-cell office:value-type="float" office:value="167.84" calcext:value-type="float">
            <text:p>167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5.21" calcext:value-type="float">
            <text:p>625,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65.73" calcext:value-type="float">
            <text:p>7965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0.06" calcext:value-type="float">
            <text:p>770,06</text:p>
          </table:table-cell>
          <table:table-cell office:value-type="float" office:value="24.3" calcext:value-type="float">
            <text:p>24,3</text:p>
          </table:table-cell>
          <table:table-cell office:value-type="float" office:value="4731.66" calcext:value-type="float">
            <text:p>4731,66</text:p>
          </table:table-cell>
          <table:table-cell office:value-type="float" office:value="2622.22" calcext:value-type="float">
            <text:p>2622,22</text:p>
          </table:table-cell>
          <table:table-cell office:value-type="float" office:value="574.35" calcext:value-type="float">
            <text:p>574,35</text:p>
          </table:table-cell>
          <table:table-cell office:value-type="float" office:value="127.1" calcext:value-type="float">
            <text:p>127,1</text:p>
          </table:table-cell>
          <table:table-cell office:value-type="float" office:value="0" calcext:value-type="float">
            <text:p>0</text:p>
          </table:table-cell>
          <table:table-cell office:value-type="float" office:value="-464.37" calcext:value-type="float">
            <text:p>-464,37</text:p>
          </table:table-cell>
          <table:table-cell office:value-type="float" office:value="0" calcext:value-type="float">
            <text:p>0</text:p>
          </table:table-cell>
          <table:table-cell office:value-type="float" office:value="62.23" calcext:value-type="float">
            <text:p>62,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1131" calcext:value-type="float">
            <text:p>11131</text:p>
          </table:table-cell>
          <table:table-cell table:style-name="ce4" office:value-type="float" office:value="59846" calcext:value-type="float">
            <text:p>5984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3.92" calcext:value-type="float">
            <text:p>43,92</text:p>
          </table:table-cell>
          <table:table-cell office:value-type="float" office:value="367.64" calcext:value-type="float">
            <text:p>367,64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234.19" calcext:value-type="float">
            <text:p>234,19</text:p>
          </table:table-cell>
          <table:table-cell office:value-type="float" office:value="432.99" calcext:value-type="float">
            <text:p>432,99</text:p>
          </table:table-cell>
          <table:table-cell office:value-type="float" office:value="81.06" calcext:value-type="float">
            <text:p>81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.33" calcext:value-type="float">
            <text:p>213,33</text:p>
          </table:table-cell>
          <table:table-cell office:value-type="float" office:value="0" calcext:value-type="float">
            <text:p>0</text:p>
          </table:table-cell>
          <table:table-cell office:value-type="float" office:value="184.42" calcext:value-type="float">
            <text:p>184,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5.92" calcext:value-type="float">
            <text:p>195,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78" calcext:value-type="float">
            <text:p>37,7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262" calcext:value-type="float">
            <text:p>9262</text:p>
          </table:table-cell>
          <table:table-cell table:style-name="ce4" office:value-type="float" office:value="47059" calcext:value-type="float">
            <text:p>4705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4030.77" calcext:value-type="float">
            <text:p>54030,77</text:p>
          </table:table-cell>
          <table:table-cell office:value-type="float" office:value="0" calcext:value-type="float">
            <text:p>0</text:p>
          </table:table-cell>
          <table:table-cell office:value-type="float" office:value="50.01" calcext:value-type="float">
            <text:p>50,01</text:p>
          </table:table-cell>
          <table:table-cell office:value-type="float" office:value="2023.41" calcext:value-type="float">
            <text:p>2023,41</text:p>
          </table:table-cell>
          <table:table-cell office:value-type="float" office:value="0" calcext:value-type="float">
            <text:p>0</text:p>
          </table:table-cell>
          <table:table-cell office:value-type="float" office:value="244.28" calcext:value-type="float">
            <text:p>244,28</text:p>
          </table:table-cell>
          <table:table-cell office:value-type="float" office:value="124.73" calcext:value-type="float">
            <text:p>124,73</text:p>
          </table:table-cell>
          <table:table-cell office:value-type="float" office:value="0" calcext:value-type="float">
            <text:p>0</text:p>
          </table:table-cell>
          <table:table-cell office:value-type="float" office:value="4368.18" calcext:value-type="float">
            <text:p>4368,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.07" calcext:value-type="float">
            <text:p>132,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73" calcext:value-type="float">
            <text:p>13,73</text:p>
          </table:table-cell>
          <table:table-cell office:value-type="float" office:value="0" calcext:value-type="float">
            <text:p>0</text:p>
          </table:table-cell>
          <table:table-cell office:value-type="float" office:value="50981.93" calcext:value-type="float">
            <text:p>50981,93</text:p>
          </table:table-cell>
          <table:table-cell office:value-type="float" office:value="4879.16" calcext:value-type="float">
            <text:p>4879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4" calcext:value-type="float">
            <text:p>92,4</text:p>
          </table:table-cell>
          <table:table-cell office:value-type="float" office:value="0" calcext:value-type="float">
            <text:p>0</text:p>
          </table:table-cell>
          <table:table-cell office:value-type="float" office:value="1532.04" calcext:value-type="float">
            <text:p>1532,04</text:p>
          </table:table-cell>
          <table:table-cell office:value-type="float" office:value="0" calcext:value-type="float">
            <text:p>0</text:p>
          </table:table-cell>
          <table:table-cell office:value-type="float" office:value="95.98" calcext:value-type="float">
            <text:p>95,98</text:p>
          </table:table-cell>
          <table:table-cell office:value-type="float" office:value="0" calcext:value-type="float">
            <text:p>0</text:p>
          </table:table-cell>
          <table:table-cell office:value-type="float" office:value="10.83" calcext:value-type="float">
            <text:p>10,83</text:p>
          </table:table-cell>
          <table:table-cell table:style-name="ce9" office:value-type="float" office:value="19190" calcext:value-type="float">
            <text:p>19190</text:p>
          </table:table-cell>
          <table:table-cell table:style-name="ce4" office:value-type="float" office:value="89086" calcext:value-type="float">
            <text:p>8908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63.84" calcext:value-type="float">
            <text:p>763,84</text:p>
          </table:table-cell>
          <table:table-cell office:value-type="float" office:value="0" calcext:value-type="float">
            <text:p>0</text:p>
          </table:table-cell>
          <table:table-cell office:value-type="float" office:value="1085.55" calcext:value-type="float">
            <text:p>1085,55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office:value-type="float" office:value="11373.98" calcext:value-type="float">
            <text:p>11373,98</text:p>
          </table:table-cell>
          <table:table-cell office:value-type="float" office:value="844" calcext:value-type="float">
            <text:p>844</text:p>
          </table:table-cell>
          <table:table-cell office:value-type="float" office:value="214.82" calcext:value-type="float">
            <text:p>214,82</text:p>
          </table:table-cell>
          <table:table-cell office:value-type="float" office:value="24.4" calcext:value-type="float">
            <text:p>24,4</text:p>
          </table:table-cell>
          <table:table-cell office:value-type="float" office:value="0" calcext:value-type="float">
            <text:p>0</text:p>
          </table:table-cell>
          <table:table-cell office:value-type="float" office:value="2.51" calcext:value-type="float">
            <text:p>2,51</text:p>
          </table:table-cell>
          <table:table-cell office:value-type="float" office:value="0" calcext:value-type="float">
            <text:p>0</text:p>
          </table:table-cell>
          <table:table-cell office:value-type="float" office:value="6095.03" calcext:value-type="float">
            <text:p>6095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85" calcext:value-type="float">
            <text:p>124,85</text:p>
          </table:table-cell>
          <table:table-cell office:value-type="float" office:value="0" calcext:value-type="float">
            <text:p>0</text:p>
          </table:table-cell>
          <table:table-cell office:value-type="float" office:value="60.22" calcext:value-type="float">
            <text:p>60,22</text:p>
          </table:table-cell>
          <table:table-cell office:value-type="float" office:value="0" calcext:value-type="float">
            <text:p>0</text:p>
          </table:table-cell>
          <table:table-cell office:value-type="float" office:value="585.53" calcext:value-type="float">
            <text:p>585,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6.74" calcext:value-type="float">
            <text:p>606,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68" calcext:value-type="float">
            <text:p>48,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1665" calcext:value-type="float">
            <text:p>11665</text:p>
          </table:table-cell>
          <table:table-cell table:style-name="ce4" office:value-type="float" office:value="58833" calcext:value-type="float">
            <text:p>588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94.52" calcext:value-type="float">
            <text:p>3594,52</text:p>
          </table:table-cell>
          <table:table-cell office:value-type="float" office:value="1312.25" calcext:value-type="float">
            <text:p>1312,25</text:p>
          </table:table-cell>
          <table:table-cell office:value-type="float" office:value="10632.39" calcext:value-type="float">
            <text:p>10632,39</text:p>
          </table:table-cell>
          <table:table-cell office:value-type="float" office:value="90.76" calcext:value-type="float">
            <text:p>90,76</text:p>
          </table:table-cell>
          <table:table-cell office:value-type="float" office:value="0" calcext:value-type="float">
            <text:p>0</text:p>
          </table:table-cell>
          <table:table-cell office:value-type="float" office:value="39418.83" calcext:value-type="float">
            <text:p>39418,83</text:p>
          </table:table-cell>
          <table:table-cell office:value-type="float" office:value="225.32" calcext:value-type="float">
            <text:p>225,32</text:p>
          </table:table-cell>
          <table:table-cell office:value-type="float" office:value="49.46" calcext:value-type="float">
            <text:p>49,46</text:p>
          </table:table-cell>
          <table:table-cell office:value-type="float" office:value="188.3" calcext:value-type="float">
            <text:p>188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99.31" calcext:value-type="float">
            <text:p>51099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68" calcext:value-type="float">
            <text:p>82,68</text:p>
          </table:table-cell>
          <table:table-cell office:value-type="float" office:value="0" calcext:value-type="float">
            <text:p>0</text:p>
          </table:table-cell>
          <table:table-cell office:value-type="float" office:value="48.36" calcext:value-type="float">
            <text:p>48,36</text:p>
          </table:table-cell>
          <table:table-cell office:value-type="float" office:value="0" calcext:value-type="float">
            <text:p>0</text:p>
          </table:table-cell>
          <table:table-cell office:value-type="float" office:value="2220.97" calcext:value-type="float">
            <text:p>2220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3.7" calcext:value-type="float">
            <text:p>463,7</text:p>
          </table:table-cell>
          <table:table-cell office:value-type="float" office:value="0" calcext:value-type="float">
            <text:p>0</text:p>
          </table:table-cell>
          <table:table-cell office:value-type="float" office:value="461.05" calcext:value-type="float">
            <text:p>461,05</text:p>
          </table:table-cell>
          <table:table-cell office:value-type="float" office:value="0" calcext:value-type="float">
            <text:p>0</text:p>
          </table:table-cell>
          <table:table-cell office:value-type="float" office:value="52.86" calcext:value-type="float">
            <text:p>52,86</text:p>
          </table:table-cell>
          <table:table-cell office:value-type="float" office:value="437.74" calcext:value-type="float">
            <text:p>437,7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9737" calcext:value-type="float">
            <text:p>19737</text:p>
          </table:table-cell>
          <table:table-cell table:style-name="ce4" office:value-type="float" office:value="98112" calcext:value-type="float">
            <text:p>9811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694.06" calcext:value-type="float">
            <text:p>3694,06</text:p>
          </table:table-cell>
          <table:table-cell office:value-type="float" office:value="377.98" calcext:value-type="float">
            <text:p>377,98</text:p>
          </table:table-cell>
          <table:table-cell office:value-type="float" office:value="906.66" calcext:value-type="float">
            <text:p>906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.08" calcext:value-type="float">
            <text:p>310,08</text:p>
          </table:table-cell>
          <table:table-cell office:value-type="float" office:value="158.75" calcext:value-type="float">
            <text:p>158,75</text:p>
          </table:table-cell>
          <table:table-cell office:value-type="float" office:value="0" calcext:value-type="float">
            <text:p>0</text:p>
          </table:table-cell>
          <table:table-cell office:value-type="float" office:value="53.12" calcext:value-type="float">
            <text:p>53,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.39" calcext:value-type="float">
            <text:p>816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85" calcext:value-type="float">
            <text:p>43,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.33" calcext:value-type="float">
            <text:p>825,33</text:p>
          </table:table-cell>
          <table:table-cell office:value-type="float" office:value="417.24" calcext:value-type="float">
            <text:p>417,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9" calcext:value-type="float">
            <text:p>4,99</text:p>
          </table:table-cell>
          <table:table-cell office:value-type="float" office:value="196.32" calcext:value-type="float">
            <text:p>196,32</text:p>
          </table:table-cell>
          <table:table-cell office:value-type="float" office:value="18.3" calcext:value-type="float">
            <text:p>18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868" calcext:value-type="float">
            <text:p>9868</text:p>
          </table:table-cell>
          <table:table-cell table:style-name="ce4" office:value-type="float" office:value="50394" calcext:value-type="float">
            <text:p>5039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4" calcext:value-type="float">
            <text:p>6,04</text:p>
          </table:table-cell>
          <table:table-cell office:value-type="float" office:value="2620.89" calcext:value-type="float">
            <text:p>2620,89</text:p>
          </table:table-cell>
          <table:table-cell office:value-type="float" office:value="10281.68" calcext:value-type="float">
            <text:p>10281,68</text:p>
          </table:table-cell>
          <table:table-cell office:value-type="float" office:value="30.25" calcext:value-type="float">
            <text:p>30,25</text:p>
          </table:table-cell>
          <table:table-cell office:value-type="float" office:value="170.5" calcext:value-type="float">
            <text:p>170,5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,6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,56</text:p>
          </table:table-cell>
          <table:table-cell office:value-type="float" office:value="8610.66" calcext:value-type="float">
            <text:p>8610,66</text:p>
          </table:table-cell>
          <table:table-cell office:value-type="float" office:value="88.96" calcext:value-type="float">
            <text:p>88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0.81" calcext:value-type="float">
            <text:p>2390,81</text:p>
          </table:table-cell>
          <table:table-cell office:value-type="float" office:value="0" calcext:value-type="float">
            <text:p>0</text:p>
          </table:table-cell>
          <table:table-cell office:value-type="float" office:value="471.47" calcext:value-type="float">
            <text:p>471,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93" calcext:value-type="float">
            <text:p>6293</text:p>
          </table:table-cell>
          <table:table-cell office:value-type="float" office:value="46.77" calcext:value-type="float">
            <text:p>46,77</text:p>
          </table:table-cell>
          <table:table-cell office:value-type="float" office:value="97.97" calcext:value-type="float">
            <text:p>97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79" calcext:value-type="float">
            <text:p>56,7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971" calcext:value-type="float">
            <text:p>10971</text:p>
          </table:table-cell>
          <table:table-cell table:style-name="ce4" office:value-type="float" office:value="48362" calcext:value-type="float">
            <text:p>4836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03.99" calcext:value-type="float">
            <text:p>2103,99</text:p>
          </table:table-cell>
          <table:table-cell office:value-type="float" office:value="0" calcext:value-type="float">
            <text:p>0</text:p>
          </table:table-cell>
          <table:table-cell office:value-type="float" office:value="20.11" calcext:value-type="float">
            <text:p>2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91" calcext:value-type="float">
            <text:p>53,91</text:p>
          </table:table-cell>
          <table:table-cell office:value-type="float" office:value="451.07" calcext:value-type="float">
            <text:p>451,07</text:p>
          </table:table-cell>
          <table:table-cell office:value-type="float" office:value="3328.99" calcext:value-type="float">
            <text:p>3328,99</text:p>
          </table:table-cell>
          <table:table-cell office:value-type="float" office:value="54.9" calcext:value-type="float">
            <text:p>54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.03" calcext:value-type="float">
            <text:p>371,03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9" office:value-type="float" office:value="10076" calcext:value-type="float">
            <text:p>10076</text:p>
          </table:table-cell>
          <table:table-cell table:style-name="ce4" office:value-type="float" office:value="49415" calcext:value-type="float">
            <text:p>494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67.42" calcext:value-type="float">
            <text:p>1667,42</text:p>
          </table:table-cell>
          <table:table-cell office:value-type="float" office:value="0" calcext:value-type="float">
            <text:p>0</text:p>
          </table:table-cell>
          <table:table-cell office:value-type="float" office:value="27.14" calcext:value-type="float">
            <text:p>27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24.7" calcext:value-type="float">
            <text:p>6024,7</text:p>
          </table:table-cell>
          <table:table-cell office:value-type="float" office:value="71.33" calcext:value-type="float">
            <text:p>71,33</text:p>
          </table:table-cell>
          <table:table-cell office:value-type="float" office:value="0" calcext:value-type="float">
            <text:p>0</text:p>
          </table:table-cell>
          <table:table-cell office:value-type="float" office:value="36.59" calcext:value-type="float">
            <text:p>36,59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office:value-type="float" office:value="13278.07" calcext:value-type="float">
            <text:p>13278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.3" calcext:value-type="float">
            <text:p>250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73.2" calcext:value-type="float">
            <text:p>3573,2</text:p>
          </table:table-cell>
          <table:table-cell office:value-type="float" office:value="558.93" calcext:value-type="float">
            <text:p>558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5.62" calcext:value-type="float">
            <text:p>475,6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11365" calcext:value-type="float">
            <text:p>11365</text:p>
          </table:table-cell>
          <table:table-cell table:style-name="ce4" office:value-type="float" office:value="55507" calcext:value-type="float">
            <text:p>5550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.13" calcext:value-type="float">
            <text:p>2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" calcext:value-type="float">
            <text:p>38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0.04" calcext:value-type="float">
            <text:p>80,04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9" office:value-type="float" office:value="9088" calcext:value-type="float">
            <text:p>9088</text:p>
          </table:table-cell>
          <table:table-cell table:style-name="ce4" office:value-type="float" office:value="46420" calcext:value-type="float">
            <text:p>4642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761.6" calcext:value-type="float">
            <text:p>7761,6</text:p>
          </table:table-cell>
          <table:table-cell office:value-type="float" office:value="2864.02" calcext:value-type="float">
            <text:p>2864,02</text:p>
          </table:table-cell>
          <table:table-cell office:value-type="float" office:value="0" calcext:value-type="float">
            <text:p>0</text:p>
          </table:table-cell>
          <table:table-cell office:value-type="float" office:value="188.56" calcext:value-type="float">
            <text:p>188,56</text:p>
          </table:table-cell>
          <table:table-cell office:value-type="float" office:value="2950.16" calcext:value-type="float">
            <text:p>2950,16</text:p>
          </table:table-cell>
          <table:table-cell office:value-type="float" office:value="17027.83" calcext:value-type="float">
            <text:p>17027,83</text:p>
          </table:table-cell>
          <table:table-cell office:value-type="float" office:value="27.14" calcext:value-type="float">
            <text:p>27,14</text:p>
          </table:table-cell>
          <table:table-cell office:value-type="float" office:value="0" calcext:value-type="float">
            <text:p>0</text:p>
          </table:table-cell>
          <table:table-cell office:value-type="float" office:value="163.46" calcext:value-type="float">
            <text:p>163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39.63" calcext:value-type="float">
            <text:p>7739,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71.12" calcext:value-type="float">
            <text:p>2471,12</text:p>
          </table:table-cell>
          <table:table-cell office:value-type="float" office:value="0" calcext:value-type="float">
            <text:p>0</text:p>
          </table:table-cell>
          <table:table-cell office:value-type="float" office:value="3787.93" calcext:value-type="float">
            <text:p>3787,93</text:p>
          </table:table-cell>
          <table:table-cell office:value-type="float" office:value="0" calcext:value-type="float">
            <text:p>0</text:p>
          </table:table-cell>
          <table:table-cell office:value-type="float" office:value="60.38" calcext:value-type="float">
            <text:p>60,38</text:p>
          </table:table-cell>
          <table:table-cell office:value-type="float" office:value="0" calcext:value-type="float">
            <text:p>0</text:p>
          </table:table-cell>
          <table:table-cell office:value-type="float" office:value="148.08" calcext:value-type="float">
            <text:p>148,0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3006" calcext:value-type="float">
            <text:p>13006</text:p>
          </table:table-cell>
          <table:table-cell table:style-name="ce4" office:value-type="float" office:value="62416" calcext:value-type="float">
            <text:p>624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73.69" calcext:value-type="float">
            <text:p>73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1.48" calcext:value-type="float">
            <text:p>1661,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.64" calcext:value-type="float">
            <text:p>140,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66" calcext:value-type="float">
            <text:p>3,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.3" calcext:value-type="float">
            <text:p>90,3</text:p>
          </table:table-cell>
          <table:table-cell office:value-type="float" office:value="0" calcext:value-type="float">
            <text:p>0</text:p>
          </table:table-cell>
          <table:table-cell office:value-type="float" office:value="20.94" calcext:value-type="float">
            <text:p>20,94</text:p>
          </table:table-cell>
          <table:table-cell office:value-type="float" office:value="155.86" calcext:value-type="float">
            <text:p>155,86</text:p>
          </table:table-cell>
          <table:table-cell office:value-type="float" office:value="2724.49" calcext:value-type="float">
            <text:p>2724,4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021" calcext:value-type="float">
            <text:p>10021</text:p>
          </table:table-cell>
          <table:table-cell table:style-name="ce4" office:value-type="float" office:value="50620" calcext:value-type="float">
            <text:p>5062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75.21" calcext:value-type="float">
            <text:p>75,21</text:p>
          </table:table-cell>
          <table:table-cell office:value-type="float" office:value="2311.98" calcext:value-type="float">
            <text:p>2311,98</text:p>
          </table:table-cell>
          <table:table-cell office:value-type="float" office:value="4311.12" calcext:value-type="float">
            <text:p>4311,12</text:p>
          </table:table-cell>
          <table:table-cell office:value-type="float" office:value="0" calcext:value-type="float">
            <text:p>0</text:p>
          </table:table-cell>
          <table:table-cell office:value-type="float" office:value="549.49" calcext:value-type="float">
            <text:p>549,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1.32" calcext:value-type="float">
            <text:p>671,32</text:p>
          </table:table-cell>
          <table:table-cell office:value-type="float" office:value="23317.05" calcext:value-type="float">
            <text:p>23317,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.93" calcext:value-type="float">
            <text:p>29,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19.18" calcext:value-type="float">
            <text:p>12019,18</text:p>
          </table:table-cell>
          <table:table-cell office:value-type="float" office:value="9063.71" calcext:value-type="float">
            <text:p>9063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6" calcext:value-type="float">
            <text:p>42,66</text:p>
          </table:table-cell>
          <table:table-cell office:value-type="float" office:value="0" calcext:value-type="float">
            <text:p>0</text:p>
          </table:table-cell>
          <table:table-cell office:value-type="float" office:value="22.63" calcext:value-type="float">
            <text:p>22,63</text:p>
          </table:table-cell>
          <table:table-cell office:value-type="float" office:value="2897.7" calcext:value-type="float">
            <text:p>2897,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3139" calcext:value-type="float">
            <text:p>13139</text:p>
          </table:table-cell>
          <table:table-cell table:style-name="ce4" office:value-type="float" office:value="57984" calcext:value-type="float">
            <text:p>5798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09.43" calcext:value-type="float">
            <text:p>1609,43</text:p>
          </table:table-cell>
          <table:table-cell office:value-type="float" office:value="1356.53" calcext:value-type="float">
            <text:p>1356,53</text:p>
          </table:table-cell>
          <table:table-cell office:value-type="float" office:value="887.36" calcext:value-type="float">
            <text:p>887,36</text:p>
          </table:table-cell>
          <table:table-cell office:value-type="float" office:value="891.53" calcext:value-type="float">
            <text:p>891,53</text:p>
          </table:table-cell>
          <table:table-cell office:value-type="float" office:value="0" calcext:value-type="float">
            <text:p>0</text:p>
          </table:table-cell>
          <table:table-cell office:value-type="float" office:value="24173.04" calcext:value-type="float">
            <text:p>24173,04</text:p>
          </table:table-cell>
          <table:table-cell office:value-type="float" office:value="6096.46" calcext:value-type="float">
            <text:p>6096,46</text:p>
          </table:table-cell>
          <table:table-cell office:value-type="float" office:value="1180.91" calcext:value-type="float">
            <text:p>1180,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2.74" calcext:value-type="float">
            <text:p>2492,74</text:p>
          </table:table-cell>
          <table:table-cell office:value-type="float" office:value="34.79" calcext:value-type="float">
            <text:p>34,79</text:p>
          </table:table-cell>
          <table:table-cell office:value-type="float" office:value="90.84" calcext:value-type="float">
            <text:p>90,84</text:p>
          </table:table-cell>
          <table:table-cell office:value-type="float" office:value="726.69" calcext:value-type="float">
            <text:p>726,69</text:p>
          </table:table-cell>
          <table:table-cell office:value-type="float" office:value="20273.44" calcext:value-type="float">
            <text:p>20273,44</text:p>
          </table:table-cell>
          <table:table-cell office:value-type="float" office:value="172.97" calcext:value-type="float">
            <text:p>172,97</text:p>
          </table:table-cell>
          <table:table-cell office:value-type="float" office:value="0" calcext:value-type="float">
            <text:p>0</text:p>
          </table:table-cell>
          <table:table-cell office:value-type="float" office:value="4894.38" calcext:value-type="float">
            <text:p>4894,38</text:p>
          </table:table-cell>
          <table:table-cell office:value-type="float" office:value="5.45" calcext:value-type="float">
            <text:p>5,45</text:p>
          </table:table-cell>
          <table:table-cell office:value-type="float" office:value="1698.53" calcext:value-type="float">
            <text:p>1698,53</text:p>
          </table:table-cell>
          <table:table-cell office:value-type="float" office:value="5854" calcext:value-type="float">
            <text:p>5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.58" calcext:value-type="float">
            <text:p>348,58</text:p>
          </table:table-cell>
          <table:table-cell office:value-type="float" office:value="0" calcext:value-type="float">
            <text:p>0</text:p>
          </table:table-cell>
          <table:table-cell office:value-type="float" office:value="75.76" calcext:value-type="float">
            <text:p>75,76</text:p>
          </table:table-cell>
          <table:table-cell office:value-type="float" office:value="0" calcext:value-type="float">
            <text:p>0</text:p>
          </table:table-cell>
          <table:table-cell office:value-type="float" office:value="2966.64" calcext:value-type="float">
            <text:p>2966,64</text:p>
          </table:table-cell>
          <table:table-cell office:value-type="float" office:value="16346.77" calcext:value-type="float">
            <text:p>16346,77</text:p>
          </table:table-cell>
          <table:table-cell office:value-type="float" office:value="306.76" calcext:value-type="float">
            <text:p>306,76</text:p>
          </table:table-cell>
          <table:table-cell table:style-name="ce9" office:value-type="float" office:value="13394" calcext:value-type="float">
            <text:p>13394</text:p>
          </table:table-cell>
          <table:table-cell table:style-name="ce4" office:value-type="float" office:value="37067" calcext:value-type="float">
            <text:p>3706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7168.81" calcext:value-type="float">
            <text:p>117168,81</text:p>
          </table:table-cell>
          <table:table-cell office:value-type="float" office:value="13845.91" calcext:value-type="float">
            <text:p>13845,91</text:p>
          </table:table-cell>
          <table:table-cell office:value-type="float" office:value="359.87" calcext:value-type="float">
            <text:p>359,87</text:p>
          </table:table-cell>
          <table:table-cell office:value-type="float" office:value="645.95" calcext:value-type="float">
            <text:p>645,95</text:p>
          </table:table-cell>
          <table:table-cell office:value-type="float" office:value="2881.23" calcext:value-type="float">
            <text:p>2881,23</text:p>
          </table:table-cell>
          <table:table-cell office:value-type="float" office:value="3402.3" calcext:value-type="float">
            <text:p>3402,3</text:p>
          </table:table-cell>
          <table:table-cell office:value-type="float" office:value="1916.32" calcext:value-type="float">
            <text:p>1916,32</text:p>
          </table:table-cell>
          <table:table-cell office:value-type="float" office:value="1681.63" calcext:value-type="float">
            <text:p>1681,63</text:p>
          </table:table-cell>
          <table:table-cell office:value-type="float" office:value="1642.01" calcext:value-type="float">
            <text:p>1642,01</text:p>
          </table:table-cell>
          <table:table-cell office:value-type="float" office:value="0" calcext:value-type="float">
            <text:p>0</text:p>
          </table:table-cell>
          <table:table-cell office:value-type="float" office:value="5991.4" calcext:value-type="float">
            <text:p>5991,4</text:p>
          </table:table-cell>
          <table:table-cell office:value-type="float" office:value="425.22" calcext:value-type="float">
            <text:p>425,22</text:p>
          </table:table-cell>
          <table:table-cell office:value-type="float" office:value="2332.42" calcext:value-type="float">
            <text:p>2332,42</text:p>
          </table:table-cell>
          <table:table-cell office:value-type="float" office:value="1243.08" calcext:value-type="float">
            <text:p>1243,08</text:p>
          </table:table-cell>
          <table:table-cell office:value-type="float" office:value="0" calcext:value-type="float">
            <text:p>0</text:p>
          </table:table-cell>
          <table:table-cell office:value-type="float" office:value="1490.02" calcext:value-type="float">
            <text:p>1490,02</text:p>
          </table:table-cell>
          <table:table-cell office:value-type="float" office:value="0" calcext:value-type="float">
            <text:p>0</text:p>
          </table:table-cell>
          <table:table-cell office:value-type="float" office:value="552.14" calcext:value-type="float">
            <text:p>552,14</text:p>
          </table:table-cell>
          <table:table-cell office:value-type="float" office:value="3893.28" calcext:value-type="float">
            <text:p>3893,28</text:p>
          </table:table-cell>
          <table:table-cell office:value-type="float" office:value="176929.94" calcext:value-type="float">
            <text:p>176929,94</text:p>
          </table:table-cell>
          <table:table-cell office:value-type="float" office:value="2020.65" calcext:value-type="float">
            <text:p>2020,65</text:p>
          </table:table-cell>
          <table:table-cell office:value-type="float" office:value="437.86" calcext:value-type="float">
            <text:p>437,86</text:p>
          </table:table-cell>
          <table:table-cell office:value-type="float" office:value="0" calcext:value-type="float">
            <text:p>0</text:p>
          </table:table-cell>
          <table:table-cell office:value-type="float" office:value="1360.41" calcext:value-type="float">
            <text:p>1360,41</text:p>
          </table:table-cell>
          <table:table-cell office:value-type="float" office:value="0" calcext:value-type="float">
            <text:p>0</text:p>
          </table:table-cell>
          <table:table-cell office:value-type="float" office:value="-3877.76" calcext:value-type="float">
            <text:p>-3877,76</text:p>
          </table:table-cell>
          <table:table-cell office:value-type="float" office:value="0" calcext:value-type="float">
            <text:p>0</text:p>
          </table:table-cell>
          <table:table-cell office:value-type="float" office:value="265.58" calcext:value-type="float">
            <text:p>265,58</text:p>
          </table:table-cell>
          <table:table-cell office:value-type="float" office:value="0" calcext:value-type="float">
            <text:p>0</text:p>
          </table:table-cell>
          <table:table-cell office:value-type="float" office:value="3261.83" calcext:value-type="float">
            <text:p>3261,83</text:p>
          </table:table-cell>
          <table:table-cell table:style-name="ce9" office:value-type="float" office:value="35197" calcext:value-type="float">
            <text:p>35197</text:p>
          </table:table-cell>
          <table:table-cell table:style-name="ce4" office:value-type="float" office:value="173394" calcext:value-type="float">
            <text:p>17339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6.95" calcext:value-type="float">
            <text:p>6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5.85" calcext:value-type="float">
            <text:p>2875,8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12.63" calcext:value-type="float">
            <text:p>112,63</text:p>
          </table:table-cell>
          <table:table-cell office:value-type="float" office:value="0" calcext:value-type="float">
            <text:p>0</text:p>
          </table:table-cell>
          <table:table-cell office:value-type="float" office:value="306.85" calcext:value-type="float">
            <text:p>306,85</text:p>
          </table:table-cell>
          <table:table-cell office:value-type="float" office:value="0" calcext:value-type="float">
            <text:p>0</text:p>
          </table:table-cell>
          <table:table-cell office:value-type="float" office:value="168.6" calcext:value-type="float">
            <text:p>168,6</text:p>
          </table:table-cell>
          <table:table-cell office:value-type="float" office:value="625.53" calcext:value-type="float">
            <text:p>625,5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office:value-type="float" office:value="9534" calcext:value-type="float">
            <text:p>9534</text:p>
          </table:table-cell>
          <table:table-cell table:style-name="ce4" office:value-type="float" office:value="47936" calcext:value-type="float">
            <text:p>4793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9.38" calcext:value-type="float">
            <text:p>389,38</text:p>
          </table:table-cell>
          <table:table-cell office:value-type="float" office:value="0" calcext:value-type="float">
            <text:p>0</text:p>
          </table:table-cell>
          <table:table-cell office:value-type="float" office:value="3987.33" calcext:value-type="float">
            <text:p>3987,33</text:p>
          </table:table-cell>
          <table:table-cell office:value-type="float" office:value="0" calcext:value-type="float">
            <text:p>0</text:p>
          </table:table-cell>
          <table:table-cell office:value-type="float" office:value="1547.94" calcext:value-type="float">
            <text:p>1547,94</text:p>
          </table:table-cell>
          <table:table-cell office:value-type="float" office:value="169.5" calcext:value-type="float">
            <text:p>169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2.07" calcext:value-type="float">
            <text:p>472,0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4.69" calcext:value-type="float">
            <text:p>24,69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office:value-type="float" office:value="0" calcext:value-type="float">
            <text:p>0</text:p>
          </table:table-cell>
          <table:table-cell office:value-type="float" office:value="10.3" calcext:value-type="float">
            <text:p>10,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026" calcext:value-type="float">
            <text:p>10026</text:p>
          </table:table-cell>
          <table:table-cell table:style-name="ce4" office:value-type="float" office:value="51542" calcext:value-type="float">
            <text:p>5154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16.67" calcext:value-type="float">
            <text:p>1016,67</text:p>
          </table:table-cell>
          <table:table-cell office:value-type="float" office:value="0" calcext:value-type="float">
            <text:p>0</text:p>
          </table:table-cell>
          <table:table-cell office:value-type="float" office:value="5072.73" calcext:value-type="float">
            <text:p>5072,73</text:p>
          </table:table-cell>
          <table:table-cell office:value-type="float" office:value="960.85" calcext:value-type="float">
            <text:p>960,85</text:p>
          </table:table-cell>
          <table:table-cell office:value-type="float" office:value="444.81" calcext:value-type="float">
            <text:p>444,81</text:p>
          </table:table-cell>
          <table:table-cell office:value-type="float" office:value="107.63" calcext:value-type="float">
            <text:p>107,63</text:p>
          </table:table-cell>
          <table:table-cell office:value-type="float" office:value="148.91" calcext:value-type="float">
            <text:p>148,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.25" calcext:value-type="float">
            <text:p>77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0.99" calcext:value-type="float">
            <text:p>6710,99</text:p>
          </table:table-cell>
          <table:table-cell office:value-type="float" office:value="0" calcext:value-type="float">
            <text:p>0</text:p>
          </table:table-cell>
          <table:table-cell office:value-type="float" office:value="13.12" calcext:value-type="float">
            <text:p>13,12</text:p>
          </table:table-cell>
          <table:table-cell office:value-type="float" office:value="0" calcext:value-type="float">
            <text:p>0</text:p>
          </table:table-cell>
          <table:table-cell office:value-type="float" office:value="34.56" calcext:value-type="float">
            <text:p>34,56</text:p>
          </table:table-cell>
          <table:table-cell office:value-type="float" office:value="742.35" calcext:value-type="float">
            <text:p>742,35</text:p>
          </table:table-cell>
          <table:table-cell office:value-type="float" office:value="0" calcext:value-type="float">
            <text:p>0</text:p>
          </table:table-cell>
          <table:table-cell office:value-type="float" office:value="1791.66" calcext:value-type="float">
            <text:p>1791,66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office:value-type="float" office:value="10466" calcext:value-type="float">
            <text:p>10466</text:p>
          </table:table-cell>
          <table:table-cell table:style-name="ce4" office:value-type="float" office:value="53306" calcext:value-type="float">
            <text:p>5330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1.95" calcext:value-type="float">
            <text:p>71,95</text:p>
          </table:table-cell>
          <table:table-cell office:value-type="float" office:value="0" calcext:value-type="float">
            <text:p>0</text:p>
          </table:table-cell>
          <table:table-cell office:value-type="float" office:value="56.5" calcext:value-type="float">
            <text:p>56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7.84" calcext:value-type="float">
            <text:p>207,8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.04" calcext:value-type="float">
            <text:p>4,04</text:p>
          </table:table-cell>
          <table:table-cell office:value-type="float" office:value="3.27" calcext:value-type="float">
            <text:p>3,2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108" calcext:value-type="float">
            <text:p>9108</text:p>
          </table:table-cell>
          <table:table-cell table:style-name="ce4" office:value-type="float" office:value="46538" calcext:value-type="float">
            <text:p>4653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2.99" calcext:value-type="float">
            <text:p>392,99</text:p>
          </table:table-cell>
          <table:table-cell office:value-type="float" office:value="14.18" calcext:value-type="float">
            <text:p>14,18</text:p>
          </table:table-cell>
          <table:table-cell office:value-type="float" office:value="5916.96" calcext:value-type="float">
            <text:p>5916,96</text:p>
          </table:table-cell>
          <table:table-cell office:value-type="float" office:value="605.11" calcext:value-type="float">
            <text:p>605,11</text:p>
          </table:table-cell>
          <table:table-cell office:value-type="float" office:value="141.77" calcext:value-type="float">
            <text:p>141,77</text:p>
          </table:table-cell>
          <table:table-cell office:value-type="float" office:value="1579.44" calcext:value-type="float">
            <text:p>1579,44</text:p>
          </table:table-cell>
          <table:table-cell office:value-type="float" office:value="1328.73" calcext:value-type="float">
            <text:p>1328,73</text:p>
          </table:table-cell>
          <table:table-cell office:value-type="float" office:value="0" calcext:value-type="float">
            <text:p>0</text:p>
          </table:table-cell>
          <table:table-cell office:value-type="float" office:value="219.34" calcext:value-type="float">
            <text:p>219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.1" calcext:value-type="float">
            <text:p>506,1</text:p>
          </table:table-cell>
          <table:table-cell office:value-type="float" office:value="1363.56" calcext:value-type="float">
            <text:p>1363,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3.76" calcext:value-type="float">
            <text:p>623,76</text:p>
          </table:table-cell>
          <table:table-cell office:value-type="float" office:value="0" calcext:value-type="float">
            <text:p>0</text:p>
          </table:table-cell>
          <table:table-cell office:value-type="float" office:value="511.28" calcext:value-type="float">
            <text:p>511,28</text:p>
          </table:table-cell>
          <table:table-cell office:value-type="float" office:value="34.76" calcext:value-type="float">
            <text:p>34,76</text:p>
          </table:table-cell>
          <table:table-cell office:value-type="float" office:value="586.54" calcext:value-type="float">
            <text:p>586,54</text:p>
          </table:table-cell>
          <table:table-cell office:value-type="float" office:value="828.84" calcext:value-type="float">
            <text:p>828,84</text:p>
          </table:table-cell>
          <table:table-cell office:value-type="float" office:value="0" calcext:value-type="float">
            <text:p>0</text:p>
          </table:table-cell>
          <table:table-cell office:value-type="float" office:value="218.94" calcext:value-type="float">
            <text:p>218,94</text:p>
          </table:table-cell>
          <table:table-cell office:value-type="float" office:value="134.72" calcext:value-type="float">
            <text:p>134,72</text:p>
          </table:table-cell>
          <table:table-cell office:value-type="float" office:value="0" calcext:value-type="float">
            <text:p>0</text:p>
          </table:table-cell>
          <table:table-cell office:value-type="float" office:value="74.92" calcext:value-type="float">
            <text:p>74,92</text:p>
          </table:table-cell>
          <table:table-cell office:value-type="float" office:value="66.45" calcext:value-type="float">
            <text:p>66,45</text:p>
          </table:table-cell>
          <table:table-cell office:value-type="float" office:value="761.22" calcext:value-type="float">
            <text:p>761,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521" calcext:value-type="float">
            <text:p>10521</text:p>
          </table:table-cell>
          <table:table-cell table:style-name="ce4" office:value-type="float" office:value="55574" calcext:value-type="float">
            <text:p>5557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6.52" calcext:value-type="float">
            <text:p>26,52</text:p>
          </table:table-cell>
          <table:table-cell office:value-type="float" office:value="0" calcext:value-type="float">
            <text:p>0</text:p>
          </table:table-cell>
          <table:table-cell office:value-type="float" office:value="141.27" calcext:value-type="float">
            <text:p>141,27</text:p>
          </table:table-cell>
          <table:table-cell office:value-type="float" office:value="760.73" calcext:value-type="float">
            <text:p>760,73</text:p>
          </table:table-cell>
          <table:table-cell office:value-type="float" office:value="50.17" calcext:value-type="float">
            <text:p>50,17</text:p>
          </table:table-cell>
          <table:table-cell office:value-type="float" office:value="0" calcext:value-type="float">
            <text:p>0</text:p>
          </table:table-cell>
          <table:table-cell office:value-type="float" office:value="110.81" calcext:value-type="float">
            <text:p>110,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0.56" calcext:value-type="float">
            <text:p>1270,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.87" calcext:value-type="float">
            <text:p>90,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8.98" calcext:value-type="float">
            <text:p>-288,98</text:p>
          </table:table-cell>
          <table:table-cell office:value-type="float" office:value="747.57" calcext:value-type="float">
            <text:p>747,57</text:p>
          </table:table-cell>
          <table:table-cell office:value-type="float" office:value="30.01" calcext:value-type="float">
            <text:p>3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.08" calcext:value-type="float">
            <text:p>90,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365" calcext:value-type="float">
            <text:p>9365</text:p>
          </table:table-cell>
          <table:table-cell table:style-name="ce4" office:value-type="float" office:value="48004" calcext:value-type="float">
            <text:p>4800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26.35" calcext:value-type="float">
            <text:p>54826,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44" calcext:value-type="float">
            <text:p>59,44</text:p>
          </table:table-cell>
          <table:table-cell office:value-type="float" office:value="0" calcext:value-type="float">
            <text:p>0</text:p>
          </table:table-cell>
          <table:table-cell office:value-type="float" office:value="204.94" calcext:value-type="float">
            <text:p>204,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7.9" calcext:value-type="float">
            <text:p>157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616.22" calcext:value-type="float">
            <text:p>43616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88" calcext:value-type="float">
            <text:p>75,8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18327" calcext:value-type="float">
            <text:p>18327</text:p>
          </table:table-cell>
          <table:table-cell table:style-name="ce4" office:value-type="float" office:value="140733" calcext:value-type="float">
            <text:p>1407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.15" calcext:value-type="float">
            <text:p>24,15</text:p>
          </table:table-cell>
          <table:table-cell office:value-type="float" office:value="0" calcext:value-type="float">
            <text:p>0</text:p>
          </table:table-cell>
          <table:table-cell office:value-type="float" office:value="6.52" calcext:value-type="float">
            <text:p>6,52</text:p>
          </table:table-cell>
          <table:table-cell office:value-type="float" office:value="27.89" calcext:value-type="float">
            <text:p>27,89</text:p>
          </table:table-cell>
          <table:table-cell office:value-type="float" office:value="0" calcext:value-type="float">
            <text:p>0</text:p>
          </table:table-cell>
          <table:table-cell office:value-type="float" office:value="133.13" calcext:value-type="float">
            <text:p>133,13</text:p>
          </table:table-cell>
          <table:table-cell office:value-type="float" office:value="638.95" calcext:value-type="float">
            <text:p>638,95</text:p>
          </table:table-cell>
          <table:table-cell office:value-type="float" office:value="178.37" calcext:value-type="float">
            <text:p>178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.41" calcext:value-type="float">
            <text:p>374,41</text:p>
          </table:table-cell>
          <table:table-cell office:value-type="float" office:value="428.7" calcext:value-type="float">
            <text:p>428,7</text:p>
          </table:table-cell>
          <table:table-cell office:value-type="float" office:value="383.35" calcext:value-type="float">
            <text:p>383,35</text:p>
          </table:table-cell>
          <table:table-cell office:value-type="float" office:value="125.03" calcext:value-type="float">
            <text:p>125,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8.93" calcext:value-type="float">
            <text:p>1038,93</text:p>
          </table:table-cell>
          <table:table-cell office:value-type="float" office:value="0" calcext:value-type="float">
            <text:p>0</text:p>
          </table:table-cell>
          <table:table-cell office:value-type="float" office:value="280.48" calcext:value-type="float">
            <text:p>280,48</text:p>
          </table:table-cell>
          <table:table-cell office:value-type="float" office:value="-248.49" calcext:value-type="float">
            <text:p>-248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.39" calcext:value-type="float">
            <text:p>285,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51" calcext:value-type="float">
            <text:p>27,51</text:p>
          </table:table-cell>
          <table:table-cell office:value-type="float" office:value="153.07" calcext:value-type="float">
            <text:p>153,07</text:p>
          </table:table-cell>
          <table:table-cell office:value-type="float" office:value="74.54" calcext:value-type="float">
            <text:p>74,54</text:p>
          </table:table-cell>
          <table:table-cell table:style-name="ce9" office:value-type="float" office:value="8427" calcext:value-type="float">
            <text:p>8427</text:p>
          </table:table-cell>
          <table:table-cell table:style-name="ce4" office:value-type="float" office:value="41480" calcext:value-type="float">
            <text:p>4148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95.44" calcext:value-type="float">
            <text:p>195,44</text:p>
          </table:table-cell>
          <table:table-cell office:value-type="float" office:value="0" calcext:value-type="float">
            <text:p>0</text:p>
          </table:table-cell>
          <table:table-cell office:value-type="float" office:value="137.91" calcext:value-type="float">
            <text:p>137,91</text:p>
          </table:table-cell>
          <table:table-cell office:value-type="float" office:value="3.51" calcext:value-type="float">
            <text:p>3,51</text:p>
          </table:table-cell>
          <table:table-cell office:value-type="float" office:value="338.78" calcext:value-type="float">
            <text:p>338,78</text:p>
          </table:table-cell>
          <table:table-cell office:value-type="float" office:value="16.35" calcext:value-type="float">
            <text:p>16,35</text:p>
          </table:table-cell>
          <table:table-cell office:value-type="float" office:value="119.1" calcext:value-type="float">
            <text:p>119,1</text:p>
          </table:table-cell>
          <table:table-cell office:value-type="float" office:value="35.27" calcext:value-type="float">
            <text:p>35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3" calcext:value-type="float">
            <text:p>9,33</text:p>
          </table:table-cell>
          <table:table-cell office:value-type="float" office:value="0" calcext:value-type="float">
            <text:p>0</text:p>
          </table:table-cell>
          <table:table-cell office:value-type="float" office:value="11.27" calcext:value-type="float">
            <text:p>11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2" calcext:value-type="float">
            <text:p>21,42</text:p>
          </table:table-cell>
          <table:table-cell office:value-type="float" office:value="0" calcext:value-type="float">
            <text:p>0</text:p>
          </table:table-cell>
          <table:table-cell office:value-type="float" office:value="23.13" calcext:value-type="float">
            <text:p>23,13</text:p>
          </table:table-cell>
          <table:table-cell office:value-type="float" office:value="0" calcext:value-type="float">
            <text:p>0</text:p>
          </table:table-cell>
          <table:table-cell office:value-type="float" office:value="204.34" calcext:value-type="float">
            <text:p>204,34</text:p>
          </table:table-cell>
          <table:table-cell office:value-type="float" office:value="0" calcext:value-type="float">
            <text:p>0</text:p>
          </table:table-cell>
          <table:table-cell office:value-type="float" office:value="1482.02" calcext:value-type="float">
            <text:p>1482,02</text:p>
          </table:table-cell>
          <table:table-cell office:value-type="float" office:value="0" calcext:value-type="float">
            <text:p>0</text:p>
          </table:table-cell>
          <table:table-cell office:value-type="float" office:value="120.37" calcext:value-type="float">
            <text:p>120,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52" calcext:value-type="float">
            <text:p>23,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207" calcext:value-type="float">
            <text:p>9207</text:p>
          </table:table-cell>
          <table:table-cell table:style-name="ce4" office:value-type="float" office:value="46775" calcext:value-type="float">
            <text:p>4677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9.22" calcext:value-type="float">
            <text:p>1429,22</text:p>
          </table:table-cell>
          <table:table-cell office:value-type="float" office:value="1143.9" calcext:value-type="float">
            <text:p>1143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4" calcext:value-type="float">
            <text:p>24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07.09" calcext:value-type="float">
            <text:p>5907,0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0.75" calcext:value-type="float">
            <text:p>50,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office:value-type="float" office:value="0" calcext:value-type="float">
            <text:p>0</text:p>
          </table:table-cell>
          <table:table-cell office:value-type="float" office:value="28.79" calcext:value-type="float">
            <text:p>28,7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796" calcext:value-type="float">
            <text:p>9796</text:p>
          </table:table-cell>
          <table:table-cell table:style-name="ce4" office:value-type="float" office:value="50517" calcext:value-type="float">
            <text:p>5051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3.11" calcext:value-type="float">
            <text:p>1003,11</text:p>
          </table:table-cell>
          <table:table-cell office:value-type="float" office:value="45.64" calcext:value-type="float">
            <text:p>45,64</text:p>
          </table:table-cell>
          <table:table-cell office:value-type="float" office:value="1000.51" calcext:value-type="float">
            <text:p>1000,51</text:p>
          </table:table-cell>
          <table:table-cell office:value-type="float" office:value="517.86" calcext:value-type="float">
            <text:p>517,86</text:p>
          </table:table-cell>
          <table:table-cell office:value-type="float" office:value="1363.64" calcext:value-type="float">
            <text:p>1363,64</text:p>
          </table:table-cell>
          <table:table-cell office:value-type="float" office:value="5882.98" calcext:value-type="float">
            <text:p>5882,98</text:p>
          </table:table-cell>
          <table:table-cell office:value-type="float" office:value="1389.45" calcext:value-type="float">
            <text:p>1389,45</text:p>
          </table:table-cell>
          <table:table-cell office:value-type="float" office:value="337.45" calcext:value-type="float">
            <text:p>337,45</text:p>
          </table:table-cell>
          <table:table-cell office:value-type="float" office:value="65.88" calcext:value-type="float">
            <text:p>65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47" calcext:value-type="float">
            <text:p>158,47</text:p>
          </table:table-cell>
          <table:table-cell office:value-type="float" office:value="3239.1" calcext:value-type="float">
            <text:p>3239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2.19" calcext:value-type="float">
            <text:p>1262,19</text:p>
          </table:table-cell>
          <table:table-cell office:value-type="float" office:value="0" calcext:value-type="float">
            <text:p>0</text:p>
          </table:table-cell>
          <table:table-cell office:value-type="float" office:value="17.93" calcext:value-type="float">
            <text:p>17,93</text:p>
          </table:table-cell>
          <table:table-cell office:value-type="float" office:value="3790.72" calcext:value-type="float">
            <text:p>3790,72</text:p>
          </table:table-cell>
          <table:table-cell office:value-type="float" office:value="11.37" calcext:value-type="float">
            <text:p>11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16" calcext:value-type="float">
            <text:p>100,16</text:p>
          </table:table-cell>
          <table:table-cell office:value-type="float" office:value="36.32" calcext:value-type="float">
            <text:p>36,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.03" calcext:value-type="float">
            <text:p>328,03</text:p>
          </table:table-cell>
          <table:table-cell office:value-type="float" office:value="806.35" calcext:value-type="float">
            <text:p>806,3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2189" calcext:value-type="float">
            <text:p>12189</text:p>
          </table:table-cell>
          <table:table-cell table:style-name="ce4" office:value-type="float" office:value="65044" calcext:value-type="float">
            <text:p>6504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73.24" calcext:value-type="float">
            <text:p>373,24</text:p>
          </table:table-cell>
          <table:table-cell office:value-type="float" office:value="0" calcext:value-type="float">
            <text:p>0</text:p>
          </table:table-cell>
          <table:table-cell office:value-type="float" office:value="210.6" calcext:value-type="float">
            <text:p>21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46.57" calcext:value-type="float">
            <text:p>9946,57</text:p>
          </table:table-cell>
          <table:table-cell office:value-type="float" office:value="1002.12" calcext:value-type="float">
            <text:p>1002,12</text:p>
          </table:table-cell>
          <table:table-cell office:value-type="float" office:value="31.51" calcext:value-type="float">
            <text:p>31,51</text:p>
          </table:table-cell>
          <table:table-cell office:value-type="float" office:value="-42.21" calcext:value-type="float">
            <text:p>-42,21</text:p>
          </table:table-cell>
          <table:table-cell office:value-type="float" office:value="0" calcext:value-type="float">
            <text:p>0</text:p>
          </table:table-cell>
          <table:table-cell office:value-type="float" office:value="420.72" calcext:value-type="float">
            <text:p>420,72</text:p>
          </table:table-cell>
          <table:table-cell office:value-type="float" office:value="0" calcext:value-type="float">
            <text:p>0</text:p>
          </table:table-cell>
          <table:table-cell office:value-type="float" office:value="27479.15" calcext:value-type="float">
            <text:p>27479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.98" calcext:value-type="float">
            <text:p>75,98</text:p>
          </table:table-cell>
          <table:table-cell office:value-type="float" office:value="0" calcext:value-type="float">
            <text:p>0</text:p>
          </table:table-cell>
          <table:table-cell office:value-type="float" office:value="223.17" calcext:value-type="float">
            <text:p>223,17</text:p>
          </table:table-cell>
          <table:table-cell office:value-type="float" office:value="36.7" calcext:value-type="float">
            <text:p>36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3.98" calcext:value-type="float">
            <text:p>1533,98</text:p>
          </table:table-cell>
          <table:table-cell office:value-type="float" office:value="0" calcext:value-type="float">
            <text:p>0</text:p>
          </table:table-cell>
          <table:table-cell office:value-type="float" office:value="100.28" calcext:value-type="float">
            <text:p>100,28</text:p>
          </table:table-cell>
          <table:table-cell office:value-type="float" office:value="0" calcext:value-type="float">
            <text:p>0</text:p>
          </table:table-cell>
          <table:table-cell office:value-type="float" office:value="34.03" calcext:value-type="float">
            <text:p>34,03</text:p>
          </table:table-cell>
          <table:table-cell office:value-type="float" office:value="149.21" calcext:value-type="float">
            <text:p>149,2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3206" calcext:value-type="float">
            <text:p>13206</text:p>
          </table:table-cell>
          <table:table-cell table:style-name="ce4" office:value-type="float" office:value="62015" calcext:value-type="float">
            <text:p>620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82.05" calcext:value-type="float">
            <text:p>582,05</text:p>
          </table:table-cell>
          <table:table-cell office:value-type="float" office:value="0" calcext:value-type="float">
            <text:p>0</text:p>
          </table:table-cell>
          <table:table-cell office:value-type="float" office:value="5313.18" calcext:value-type="float">
            <text:p>5313,18</text:p>
          </table:table-cell>
          <table:table-cell office:value-type="float" office:value="4.47" calcext:value-type="float">
            <text:p>4,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4" calcext:value-type="float">
            <text:p>15,54</text:p>
          </table:table-cell>
          <table:table-cell office:value-type="float" office:value="0" calcext:value-type="float">
            <text:p>0</text:p>
          </table:table-cell>
          <table:table-cell office:value-type="float" office:value="121.99" calcext:value-type="float">
            <text:p>121,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29.27" calcext:value-type="float">
            <text:p>5129,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7.53" calcext:value-type="float">
            <text:p>237,53</text:p>
          </table:table-cell>
          <table:table-cell office:value-type="float" office:value="2877.11" calcext:value-type="float">
            <text:p>2877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0.39" calcext:value-type="float">
            <text:p>610,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.46" calcext:value-type="float">
            <text:p>112,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295" calcext:value-type="float">
            <text:p>10295</text:p>
          </table:table-cell>
          <table:table-cell table:style-name="ce4" office:value-type="float" office:value="54046" calcext:value-type="float">
            <text:p>5404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0.55" calcext:value-type="float">
            <text:p>100,55</text:p>
          </table:table-cell>
          <table:table-cell office:value-type="float" office:value="53.27" calcext:value-type="float">
            <text:p>53,27</text:p>
          </table:table-cell>
          <table:table-cell office:value-type="float" office:value="37.48" calcext:value-type="float">
            <text:p>37,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.06" calcext:value-type="float">
            <text:p>245,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.04" calcext:value-type="float">
            <text:p>93,04</text:p>
          </table:table-cell>
          <table:table-cell office:value-type="float" office:value="35.23" calcext:value-type="float">
            <text:p>35,23</text:p>
          </table:table-cell>
          <table:table-cell office:value-type="float" office:value="992.59" calcext:value-type="float">
            <text:p>992,59</text:p>
          </table:table-cell>
          <table:table-cell office:value-type="float" office:value="0" calcext:value-type="float">
            <text:p>0</text:p>
          </table:table-cell>
          <table:table-cell office:value-type="float" office:value="118.1" calcext:value-type="float">
            <text:p>118,1</text:p>
          </table:table-cell>
          <table:table-cell office:value-type="float" office:value="0" calcext:value-type="float">
            <text:p>0</text:p>
          </table:table-cell>
          <table:table-cell office:value-type="float" office:value="159.77" calcext:value-type="float">
            <text:p>159,77</text:p>
          </table:table-cell>
          <table:table-cell office:value-type="float" office:value="0" calcext:value-type="float">
            <text:p>0</text:p>
          </table:table-cell>
          <table:table-cell office:value-type="float" office:value="309.84" calcext:value-type="float">
            <text:p>309,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.04" calcext:value-type="float">
            <text:p>131,04</text:p>
          </table:table-cell>
          <table:table-cell office:value-type="float" office:value="0" calcext:value-type="float">
            <text:p>0</text:p>
          </table:table-cell>
          <table:table-cell office:value-type="float" office:value="92.99" calcext:value-type="float">
            <text:p>92,99</text:p>
          </table:table-cell>
          <table:table-cell office:value-type="float" office:value="0" calcext:value-type="float">
            <text:p>0</text:p>
          </table:table-cell>
          <table:table-cell office:value-type="float" office:value="40.39" calcext:value-type="float">
            <text:p>40,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235" calcext:value-type="float">
            <text:p>9235</text:p>
          </table:table-cell>
          <table:table-cell table:style-name="ce4" office:value-type="float" office:value="46284" calcext:value-type="float">
            <text:p>4628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827.36" calcext:value-type="float">
            <text:p>10827,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26.34" calcext:value-type="float">
            <text:p>2526,34</text:p>
          </table:table-cell>
          <table:table-cell office:value-type="float" office:value="929.8" calcext:value-type="float">
            <text:p>929,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31.67" calcext:value-type="float">
            <text:p>131,67</text:p>
          </table:table-cell>
          <table:table-cell table:style-name="ce9" office:value-type="float" office:value="11287" calcext:value-type="float">
            <text:p>11287</text:p>
          </table:table-cell>
          <table:table-cell table:style-name="ce4" office:value-type="float" office:value="56450" calcext:value-type="float">
            <text:p>564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4.44" calcext:value-type="float">
            <text:p>154,4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74" calcext:value-type="float">
            <text:p>0,7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9.77" calcext:value-type="float">
            <text:p>39,77</text:p>
          </table:table-cell>
          <table:table-cell table:style-name="ce9" office:value-type="float" office:value="9113" calcext:value-type="float">
            <text:p>9113</text:p>
          </table:table-cell>
          <table:table-cell table:style-name="ce4" office:value-type="float" office:value="46625" calcext:value-type="float">
            <text:p>466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55.89" calcext:value-type="float">
            <text:p>555,89</text:p>
          </table:table-cell>
          <table:table-cell office:value-type="float" office:value="0" calcext:value-type="float">
            <text:p>0</text:p>
          </table:table-cell>
          <table:table-cell office:value-type="float" office:value="5.37" calcext:value-type="float">
            <text:p>5,37</text:p>
          </table:table-cell>
          <table:table-cell office:value-type="float" office:value="27.53" calcext:value-type="float">
            <text:p>27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7" calcext:value-type="float">
            <text:p>10,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1.85" calcext:value-type="float">
            <text:p>971,85</text:p>
          </table:table-cell>
          <table:table-cell office:value-type="float" office:value="393.32" calcext:value-type="float">
            <text:p>393,32</text:p>
          </table:table-cell>
          <table:table-cell office:value-type="float" office:value="49.74" calcext:value-type="float">
            <text:p>49,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53" calcext:value-type="float">
            <text:p>37,53</text:p>
          </table:table-cell>
          <table:table-cell office:value-type="float" office:value="237.73" calcext:value-type="float">
            <text:p>237,73</text:p>
          </table:table-cell>
          <table:table-cell office:value-type="float" office:value="193.75" calcext:value-type="float">
            <text:p>193,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8.82" calcext:value-type="float">
            <text:p>628,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45" calcext:value-type="float">
            <text:p>36,4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511" calcext:value-type="float">
            <text:p>9511</text:p>
          </table:table-cell>
          <table:table-cell table:style-name="ce4" office:value-type="float" office:value="48636" calcext:value-type="float">
            <text:p>4863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2.5" calcext:value-type="float">
            <text:p>162,5</text:p>
          </table:table-cell>
          <table:table-cell office:value-type="float" office:value="0" calcext:value-type="float">
            <text:p>0</text:p>
          </table:table-cell>
          <table:table-cell office:value-type="float" office:value="976.99" calcext:value-type="float">
            <text:p>976,99</text:p>
          </table:table-cell>
          <table:table-cell office:value-type="float" office:value="0" calcext:value-type="float">
            <text:p>0</text:p>
          </table:table-cell>
          <table:table-cell office:value-type="float" office:value="3114.8" calcext:value-type="float">
            <text:p>3114,8</text:p>
          </table:table-cell>
          <table:table-cell office:value-type="float" office:value="501.54" calcext:value-type="float">
            <text:p>501,54</text:p>
          </table:table-cell>
          <table:table-cell office:value-type="float" office:value="265.29" calcext:value-type="float">
            <text:p>265,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.66" calcext:value-type="float">
            <text:p>14,66</text:p>
          </table:table-cell>
          <table:table-cell office:value-type="float" office:value="1287.83" calcext:value-type="float">
            <text:p>1287,83</text:p>
          </table:table-cell>
          <table:table-cell office:value-type="float" office:value="202.2" calcext:value-type="float">
            <text:p>202,2</text:p>
          </table:table-cell>
          <table:table-cell office:value-type="float" office:value="0" calcext:value-type="float">
            <text:p>0</text:p>
          </table:table-cell>
          <table:table-cell office:value-type="float" office:value="763.4" calcext:value-type="float">
            <text:p>763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.08" calcext:value-type="float">
            <text:p>113,08</text:p>
          </table:table-cell>
          <table:table-cell office:value-type="float" office:value="210.29" calcext:value-type="float">
            <text:p>210,29</text:p>
          </table:table-cell>
          <table:table-cell office:value-type="float" office:value="85.4" calcext:value-type="float">
            <text:p>85,4</text:p>
          </table:table-cell>
          <table:table-cell office:value-type="float" office:value="1303.9" calcext:value-type="float">
            <text:p>1303,9</text:p>
          </table:table-cell>
          <table:table-cell office:value-type="float" office:value="15.36" calcext:value-type="float">
            <text:p>15,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48" calcext:value-type="float">
            <text:p>36,4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173" calcext:value-type="float">
            <text:p>10173</text:p>
          </table:table-cell>
          <table:table-cell table:style-name="ce4" office:value-type="float" office:value="49138" calcext:value-type="float">
            <text:p>4913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9.42" calcext:value-type="float">
            <text:p>319,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31" calcext:value-type="float">
            <text:p>48,31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44.11" calcext:value-type="float">
            <text:p>344,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.6" calcext:value-type="float">
            <text:p>36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122" calcext:value-type="float">
            <text:p>9122</text:p>
          </table:table-cell>
          <table:table-cell table:style-name="ce4" office:value-type="float" office:value="46403" calcext:value-type="float">
            <text:p>4640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5.69" calcext:value-type="float">
            <text:p>3215,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27" calcext:value-type="float">
            <text:p>7,27</text:p>
          </table:table-cell>
          <table:table-cell office:value-type="float" office:value="45.69" calcext:value-type="float">
            <text:p>45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8" calcext:value-type="float">
            <text:p>21,28</text:p>
          </table:table-cell>
          <table:table-cell office:value-type="float" office:value="35.14" calcext:value-type="float">
            <text:p>35,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16.41" calcext:value-type="float">
            <text:p>10116,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14" calcext:value-type="float">
            <text:p>38,14</text:p>
          </table:table-cell>
          <table:table-cell office:value-type="float" office:value="1411.27" calcext:value-type="float">
            <text:p>1411,27</text:p>
          </table:table-cell>
          <table:table-cell office:value-type="float" office:value="0" calcext:value-type="float">
            <text:p>0</text:p>
          </table:table-cell>
          <table:table-cell office:value-type="float" office:value="464.64" calcext:value-type="float">
            <text:p>464,64</text:p>
          </table:table-cell>
          <table:table-cell office:value-type="float" office:value="13.05" calcext:value-type="float">
            <text:p>13,0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673" calcext:value-type="float">
            <text:p>9673</text:p>
          </table:table-cell>
          <table:table-cell table:style-name="ce4" office:value-type="float" office:value="47323" calcext:value-type="float">
            <text:p>4732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.59" calcext:value-type="float">
            <text:p>67,59</text:p>
          </table:table-cell>
          <table:table-cell office:value-type="float" office:value="0" calcext:value-type="float">
            <text:p>0</text:p>
          </table:table-cell>
          <table:table-cell office:value-type="float" office:value="616.37" calcext:value-type="float">
            <text:p>616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7" calcext:value-type="float">
            <text:p>32,57</text:p>
          </table:table-cell>
          <table:table-cell office:value-type="float" office:value="-60.18" calcext:value-type="float">
            <text:p>-60,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73" calcext:value-type="float">
            <text:p>3,73</text:p>
          </table:table-cell>
          <table:table-cell office:value-type="float" office:value="644.6" calcext:value-type="float">
            <text:p>644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44" calcext:value-type="float">
            <text:p>52,44</text:p>
          </table:table-cell>
          <table:table-cell office:value-type="float" office:value="0" calcext:value-type="float">
            <text:p>0</text:p>
          </table:table-cell>
          <table:table-cell office:value-type="float" office:value="3.01" calcext:value-type="float">
            <text:p>3,01</text:p>
          </table:table-cell>
          <table:table-cell office:value-type="float" office:value="136.82" calcext:value-type="float">
            <text:p>136,82</text:p>
          </table:table-cell>
          <table:table-cell office:value-type="float" office:value="0" calcext:value-type="float">
            <text:p>0</text:p>
          </table:table-cell>
          <table:table-cell office:value-type="float" office:value="42.94" calcext:value-type="float">
            <text:p>42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78" calcext:value-type="float">
            <text:p>36,78</text:p>
          </table:table-cell>
          <table:table-cell office:value-type="float" office:value="591.26" calcext:value-type="float">
            <text:p>591,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.46" calcext:value-type="float">
            <text:p>179,46</text:p>
          </table:table-cell>
          <table:table-cell office:value-type="float" office:value="285.16" calcext:value-type="float">
            <text:p>285,16</text:p>
          </table:table-cell>
          <table:table-cell office:value-type="float" office:value="6.8" calcext:value-type="float">
            <text:p>6,8</text:p>
          </table:table-cell>
          <table:table-cell table:style-name="ce9" office:value-type="float" office:value="9337" calcext:value-type="float">
            <text:p>9337</text:p>
          </table:table-cell>
          <table:table-cell table:style-name="ce4" office:value-type="float" office:value="47172" calcext:value-type="float">
            <text:p>4717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1.69" calcext:value-type="float">
            <text:p>21,69</text:p>
          </table:table-cell>
          <table:table-cell office:value-type="float" office:value="0" calcext:value-type="float">
            <text:p>0</text:p>
          </table:table-cell>
          <table:table-cell office:value-type="float" office:value="315.48" calcext:value-type="float">
            <text:p>315,48</text:p>
          </table:table-cell>
          <table:table-cell office:value-type="float" office:value="8.01" calcext:value-type="float">
            <text:p>8,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8.29" calcext:value-type="float">
            <text:p>58,29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9" office:value-type="float" office:value="9122" calcext:value-type="float">
            <text:p>9122</text:p>
          </table:table-cell>
          <table:table-cell table:style-name="ce4" office:value-type="float" office:value="46734" calcext:value-type="float">
            <text:p>4673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74.2" calcext:value-type="float">
            <text:p>1074,2</text:p>
          </table:table-cell>
          <table:table-cell office:value-type="float" office:value="910.91" calcext:value-type="float">
            <text:p>910,91</text:p>
          </table:table-cell>
          <table:table-cell office:value-type="float" office:value="5471.58" calcext:value-type="float">
            <text:p>5471,58</text:p>
          </table:table-cell>
          <table:table-cell office:value-type="float" office:value="9393.86" calcext:value-type="float">
            <text:p>9393,86</text:p>
          </table:table-cell>
          <table:table-cell office:value-type="float" office:value="3954.96" calcext:value-type="float">
            <text:p>3954,96</text:p>
          </table:table-cell>
          <table:table-cell office:value-type="float" office:value="2464.82" calcext:value-type="float">
            <text:p>2464,82</text:p>
          </table:table-cell>
          <table:table-cell office:value-type="float" office:value="1294.85" calcext:value-type="float">
            <text:p>1294,85</text:p>
          </table:table-cell>
          <table:table-cell office:value-type="float" office:value="67.9" calcext:value-type="float">
            <text:p>67,9</text:p>
          </table:table-cell>
          <table:table-cell office:value-type="float" office:value="30.58" calcext:value-type="float">
            <text:p>30,58</text:p>
          </table:table-cell>
          <table:table-cell office:value-type="float" office:value="0" calcext:value-type="float">
            <text:p>0</text:p>
          </table:table-cell>
          <table:table-cell office:value-type="float" office:value="89.62" calcext:value-type="float">
            <text:p>89,62</text:p>
          </table:table-cell>
          <table:table-cell office:value-type="float" office:value="3909.75" calcext:value-type="float">
            <text:p>3909,75</text:p>
          </table:table-cell>
          <table:table-cell office:value-type="float" office:value="1322.03" calcext:value-type="float">
            <text:p>1322,03</text:p>
          </table:table-cell>
          <table:table-cell office:value-type="float" office:value="66.45" calcext:value-type="float">
            <text:p>66,45</text:p>
          </table:table-cell>
          <table:table-cell office:value-type="float" office:value="0" calcext:value-type="float">
            <text:p>0</text:p>
          </table:table-cell>
          <table:table-cell office:value-type="float" office:value="2254.95" calcext:value-type="float">
            <text:p>2254,95</text:p>
          </table:table-cell>
          <table:table-cell office:value-type="float" office:value="0" calcext:value-type="float">
            <text:p>0</text:p>
          </table:table-cell>
          <table:table-cell office:value-type="float" office:value="251.37" calcext:value-type="float">
            <text:p>251,37</text:p>
          </table:table-cell>
          <table:table-cell office:value-type="float" office:value="0" calcext:value-type="float">
            <text:p>0</text:p>
          </table:table-cell>
          <table:table-cell office:value-type="float" office:value="731.79" calcext:value-type="float">
            <text:p>731,79</text:p>
          </table:table-cell>
          <table:table-cell office:value-type="float" office:value="671.82" calcext:value-type="float">
            <text:p>671,82</text:p>
          </table:table-cell>
          <table:table-cell office:value-type="float" office:value="14646.17" calcext:value-type="float">
            <text:p>14646,17</text:p>
          </table:table-cell>
          <table:table-cell office:value-type="float" office:value="264.09" calcext:value-type="float">
            <text:p>264,09</text:p>
          </table:table-cell>
          <table:table-cell office:value-type="float" office:value="76.01" calcext:value-type="float">
            <text:p>76,01</text:p>
          </table:table-cell>
          <table:table-cell office:value-type="float" office:value="0" calcext:value-type="float">
            <text:p>0</text:p>
          </table:table-cell>
          <table:table-cell office:value-type="float" office:value="23.18" calcext:value-type="float">
            <text:p>23,18</text:p>
          </table:table-cell>
          <table:table-cell office:value-type="float" office:value="0" calcext:value-type="float">
            <text:p>0</text:p>
          </table:table-cell>
          <table:table-cell office:value-type="float" office:value="443.31" calcext:value-type="float">
            <text:p>443,31</text:p>
          </table:table-cell>
          <table:table-cell office:value-type="float" office:value="0" calcext:value-type="float">
            <text:p>0</text:p>
          </table:table-cell>
          <table:table-cell office:value-type="float" office:value="47.58" calcext:value-type="float">
            <text:p>47,58</text:p>
          </table:table-cell>
          <table:table-cell table:style-name="ce9" office:value-type="float" office:value="12702" calcext:value-type="float">
            <text:p>12702</text:p>
          </table:table-cell>
          <table:table-cell table:style-name="ce4" office:value-type="float" office:value="66007" calcext:value-type="float">
            <text:p>6600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685.36" calcext:value-type="float">
            <text:p>17685,36</text:p>
          </table:table-cell>
          <table:table-cell office:value-type="float" office:value="2182.59" calcext:value-type="float">
            <text:p>2182,59</text:p>
          </table:table-cell>
          <table:table-cell office:value-type="float" office:value="99.91" calcext:value-type="float">
            <text:p>99,91</text:p>
          </table:table-cell>
          <table:table-cell office:value-type="float" office:value="173.1" calcext:value-type="float">
            <text:p>173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.36" calcext:value-type="float">
            <text:p>693,36</text:p>
          </table:table-cell>
          <table:table-cell office:value-type="float" office:value="0" calcext:value-type="float">
            <text:p>0</text:p>
          </table:table-cell>
          <table:table-cell office:value-type="float" office:value="1368.73" calcext:value-type="float">
            <text:p>1368,73</text:p>
          </table:table-cell>
          <table:table-cell office:value-type="float" office:value="0" calcext:value-type="float">
            <text:p>0</text:p>
          </table:table-cell>
          <table:table-cell office:value-type="float" office:value="525.92" calcext:value-type="float">
            <text:p>525,92</text:p>
          </table:table-cell>
          <table:table-cell office:value-type="float" office:value="857.4" calcext:value-type="float">
            <text:p>857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14.08" calcext:value-type="float">
            <text:p>3014,08</text:p>
          </table:table-cell>
          <table:table-cell office:value-type="float" office:value="10828.84" calcext:value-type="float">
            <text:p>10828,84</text:p>
          </table:table-cell>
          <table:table-cell office:value-type="float" office:value="0" calcext:value-type="float">
            <text:p>0</text:p>
          </table:table-cell>
          <table:table-cell office:value-type="float" office:value="7141.42" calcext:value-type="float">
            <text:p>7141,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.92" calcext:value-type="float">
            <text:p>226,92</text:p>
          </table:table-cell>
          <table:table-cell office:value-type="float" office:value="0" calcext:value-type="float">
            <text:p>0</text:p>
          </table:table-cell>
          <table:table-cell office:value-type="float" office:value="119.65" calcext:value-type="float">
            <text:p>119,65</text:p>
          </table:table-cell>
          <table:table-cell office:value-type="float" office:value="0" calcext:value-type="float">
            <text:p>0</text:p>
          </table:table-cell>
          <table:table-cell office:value-type="float" office:value="481.6" calcext:value-type="float">
            <text:p>481,6</text:p>
          </table:table-cell>
          <table:table-cell table:style-name="ce9" office:value-type="float" office:value="12997" calcext:value-type="float">
            <text:p>12997</text:p>
          </table:table-cell>
          <table:table-cell table:style-name="ce4" office:value-type="float" office:value="69960" calcext:value-type="float">
            <text:p>6996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604.28" calcext:value-type="float">
            <text:p>604,28</text:p>
          </table:table-cell>
          <table:table-cell office:value-type="float" office:value="103.11" calcext:value-type="float">
            <text:p>103,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8.14" calcext:value-type="float">
            <text:p>238,14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9" office:value-type="float" office:value="9198" calcext:value-type="float">
            <text:p>9198</text:p>
          </table:table-cell>
          <table:table-cell table:style-name="ce4" office:value-type="float" office:value="46911" calcext:value-type="float">
            <text:p>4691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63.3" calcext:value-type="float">
            <text:p>363,3</text:p>
          </table:table-cell>
          <table:table-cell office:value-type="float" office:value="0" calcext:value-type="float">
            <text:p>0</text:p>
          </table:table-cell>
          <table:table-cell office:value-type="float" office:value="41642.89" calcext:value-type="float">
            <text:p>41642,89</text:p>
          </table:table-cell>
          <table:table-cell office:value-type="float" office:value="331.85" calcext:value-type="float">
            <text:p>331,85</text:p>
          </table:table-cell>
          <table:table-cell office:value-type="float" office:value="635.74" calcext:value-type="float">
            <text:p>635,74</text:p>
          </table:table-cell>
          <table:table-cell office:value-type="float" office:value="0" calcext:value-type="float">
            <text:p>0</text:p>
          </table:table-cell>
          <table:table-cell office:value-type="float" office:value="1555.3" calcext:value-type="float">
            <text:p>1555,3</text:p>
          </table:table-cell>
          <table:table-cell office:value-type="float" office:value="0" calcext:value-type="float">
            <text:p>0</text:p>
          </table:table-cell>
          <table:table-cell office:value-type="float" office:value="651.46" calcext:value-type="float">
            <text:p>651,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432.98" calcext:value-type="float">
            <text:p>31432,98</text:p>
          </table:table-cell>
          <table:table-cell office:value-type="float" office:value="0" calcext:value-type="float">
            <text:p>0</text:p>
          </table:table-cell>
          <table:table-cell office:value-type="float" office:value="668.32" calcext:value-type="float">
            <text:p>668,32</text:p>
          </table:table-cell>
          <table:table-cell office:value-type="float" office:value="0" calcext:value-type="float">
            <text:p>0</text:p>
          </table:table-cell>
          <table:table-cell office:value-type="float" office:value="375.15" calcext:value-type="float">
            <text:p>375,15</text:p>
          </table:table-cell>
          <table:table-cell office:value-type="float" office:value="9680.05" calcext:value-type="float">
            <text:p>9680,05</text:p>
          </table:table-cell>
          <table:table-cell office:value-type="float" office:value="0" calcext:value-type="float">
            <text:p>0</text:p>
          </table:table-cell>
          <table:table-cell office:value-type="float" office:value="255.5" calcext:value-type="float">
            <text:p>255,5</text:p>
          </table:table-cell>
          <table:table-cell office:value-type="float" office:value="250.44" calcext:value-type="float">
            <text:p>250,44</text:p>
          </table:table-cell>
          <table:table-cell office:value-type="float" office:value="0" calcext:value-type="float">
            <text:p>0</text:p>
          </table:table-cell>
          <table:table-cell office:value-type="float" office:value="858.88" calcext:value-type="float">
            <text:p>858,88</text:p>
          </table:table-cell>
          <table:table-cell office:value-type="float" office:value="0" calcext:value-type="float">
            <text:p>0</text:p>
          </table:table-cell>
          <table:table-cell office:value-type="float" office:value="252.26" calcext:value-type="float">
            <text:p>252,2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5151" calcext:value-type="float">
            <text:p>15151</text:p>
          </table:table-cell>
          <table:table-cell table:style-name="ce4" office:value-type="float" office:value="86959" calcext:value-type="float">
            <text:p>8695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505.88" calcext:value-type="float">
            <text:p>505,8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707.47" calcext:value-type="float">
            <text:p>707,4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404" calcext:value-type="float">
            <text:p>9404</text:p>
          </table:table-cell>
          <table:table-cell table:style-name="ce4" office:value-type="float" office:value="47619" calcext:value-type="float">
            <text:p>4761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.5" calcext:value-type="float">
            <text:p>512,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3.89" calcext:value-type="float">
            <text:p>153,8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.66" calcext:value-type="float">
            <text:p>5,6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153" calcext:value-type="float">
            <text:p>9153</text:p>
          </table:table-cell>
          <table:table-cell table:style-name="ce4" office:value-type="float" office:value="47089" calcext:value-type="float">
            <text:p>4708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67.89" calcext:value-type="float">
            <text:p>67,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92" calcext:value-type="float">
            <text:p>6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21" calcext:value-type="float">
            <text:p>61,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99" calcext:value-type="float">
            <text:p>4,9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.44" calcext:value-type="float">
            <text:p>7,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088" calcext:value-type="float">
            <text:p>9088</text:p>
          </table:table-cell>
          <table:table-cell table:style-name="ce4" office:value-type="float" office:value="46407" calcext:value-type="float">
            <text:p>4640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49.97" calcext:value-type="float">
            <text:p>49,9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1.13" calcext:value-type="float">
            <text:p>191,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.25" calcext:value-type="float">
            <text:p>109,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6.22" calcext:value-type="float">
            <text:p>846,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.1" calcext:value-type="float">
            <text:p>67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099" calcext:value-type="float">
            <text:p>9099</text:p>
          </table:table-cell>
          <table:table-cell table:style-name="ce4" office:value-type="float" office:value="46624" calcext:value-type="float">
            <text:p>4662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04" calcext:value-type="float">
            <text:p>48,0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4.99" calcext:value-type="float">
            <text:p>24,99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9" office:value-type="float" office:value="9082" calcext:value-type="float">
            <text:p>9082</text:p>
          </table:table-cell>
          <table:table-cell table:style-name="ce4" office:value-type="float" office:value="46385" calcext:value-type="float">
            <text:p>4638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41.28" calcext:value-type="float">
            <text:p>41,2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8.2" calcext:value-type="float">
            <text:p>18,2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9" office:value-type="float" office:value="9080" calcext:value-type="float">
            <text:p>9080</text:p>
          </table:table-cell>
          <table:table-cell table:style-name="ce4" office:value-type="float" office:value="46373" calcext:value-type="float">
            <text:p>4637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447.8" calcext:value-type="float">
            <text:p>12447,8</text:p>
          </table:table-cell>
          <table:table-cell office:value-type="float" office:value="5191.43" calcext:value-type="float">
            <text:p>5191,43</text:p>
          </table:table-cell>
          <table:table-cell office:value-type="float" office:value="319.58" calcext:value-type="float">
            <text:p>319,58</text:p>
          </table:table-cell>
          <table:table-cell office:value-type="float" office:value="209.5" calcext:value-type="float">
            <text:p>209,5</text:p>
          </table:table-cell>
          <table:table-cell office:value-type="float" office:value="0" calcext:value-type="float">
            <text:p>0</text:p>
          </table:table-cell>
          <table:table-cell office:value-type="float" office:value="30.44" calcext:value-type="float">
            <text:p>30,44</text:p>
          </table:table-cell>
          <table:table-cell office:value-type="float" office:value="13.71" calcext:value-type="float">
            <text:p>13,71</text:p>
          </table:table-cell>
          <table:table-cell office:value-type="float" office:value="465.25" calcext:value-type="float">
            <text:p>465,25</text:p>
          </table:table-cell>
          <table:table-cell office:value-type="float" office:value="50.68" calcext:value-type="float">
            <text:p>50,68</text:p>
          </table:table-cell>
          <table:table-cell office:value-type="float" office:value="0" calcext:value-type="float">
            <text:p>0</text:p>
          </table:table-cell>
          <table:table-cell office:value-type="float" office:value="138.47" calcext:value-type="float">
            <text:p>138,47</text:p>
          </table:table-cell>
          <table:table-cell office:value-type="float" office:value="0" calcext:value-type="float">
            <text:p>0</text:p>
          </table:table-cell>
          <table:table-cell office:value-type="float" office:value="90.52" calcext:value-type="float">
            <text:p>90,52</text:p>
          </table:table-cell>
          <table:table-cell office:value-type="float" office:value="769.38" calcext:value-type="float">
            <text:p>769,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3" calcext:value-type="float">
            <text:p>3,53</text:p>
          </table:table-cell>
          <table:table-cell office:value-type="float" office:value="0" calcext:value-type="float">
            <text:p>0</text:p>
          </table:table-cell>
          <table:table-cell office:value-type="float" office:value="14540.62" calcext:value-type="float">
            <text:p>14540,62</text:p>
          </table:table-cell>
          <table:table-cell office:value-type="float" office:value="35.48" calcext:value-type="float">
            <text:p>35,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.58" calcext:value-type="float">
            <text:p>445,58</text:p>
          </table:table-cell>
          <table:table-cell office:value-type="float" office:value="58.15" calcext:value-type="float">
            <text:p>58,15</text:p>
          </table:table-cell>
          <table:table-cell office:value-type="float" office:value="465.83" calcext:value-type="float">
            <text:p>465,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.62" calcext:value-type="float">
            <text:p>138,62</text:p>
          </table:table-cell>
          <table:table-cell table:style-name="ce9" office:value-type="float" office:value="11049" calcext:value-type="float">
            <text:p>11049</text:p>
          </table:table-cell>
          <table:table-cell table:style-name="ce4" office:value-type="float" office:value="51662" calcext:value-type="float">
            <text:p>5166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21.67" calcext:value-type="float">
            <text:p>521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.69" calcext:value-type="float">
            <text:p>94,69</text:p>
          </table:table-cell>
          <table:table-cell office:value-type="float" office:value="112.42" calcext:value-type="float">
            <text:p>112,42</text:p>
          </table:table-cell>
          <table:table-cell office:value-type="float" office:value="24.39" calcext:value-type="float">
            <text:p>24,3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55.51" calcext:value-type="float">
            <text:p>355,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.5" calcext:value-type="float">
            <text:p>30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192" calcext:value-type="float">
            <text:p>9192</text:p>
          </table:table-cell>
          <table:table-cell table:style-name="ce4" office:value-type="float" office:value="46768" calcext:value-type="float">
            <text:p>4676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46.67" calcext:value-type="float">
            <text:p>646,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5" calcext:value-type="float">
            <text:p>6,5</text:p>
          </table:table-cell>
          <table:table-cell office:value-type="float" office:value="211.85" calcext:value-type="float">
            <text:p>211,8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04.71" calcext:value-type="float">
            <text:p>404,7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209" calcext:value-type="float">
            <text:p>9209</text:p>
          </table:table-cell>
          <table:table-cell table:style-name="ce4" office:value-type="float" office:value="46868" calcext:value-type="float">
            <text:p>4686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022.39" calcext:value-type="float">
            <text:p>4022,39</text:p>
          </table:table-cell>
          <table:table-cell office:value-type="float" office:value="0" calcext:value-type="float">
            <text:p>0</text:p>
          </table:table-cell>
          <table:table-cell office:value-type="float" office:value="48.52" calcext:value-type="float">
            <text:p>48,52</text:p>
          </table:table-cell>
          <table:table-cell office:value-type="float" office:value="193.66" calcext:value-type="float">
            <text:p>193,66</text:p>
          </table:table-cell>
          <table:table-cell office:value-type="float" office:value="0" calcext:value-type="float">
            <text:p>0</text:p>
          </table:table-cell>
          <table:table-cell office:value-type="float" office:value="327.41" calcext:value-type="float">
            <text:p>327,41</text:p>
          </table:table-cell>
          <table:table-cell office:value-type="float" office:value="1301.55" calcext:value-type="float">
            <text:p>1301,55</text:p>
          </table:table-cell>
          <table:table-cell office:value-type="float" office:value="277.14" calcext:value-type="float">
            <text:p>277,14</text:p>
          </table:table-cell>
          <table:table-cell office:value-type="float" office:value="-50.02" calcext:value-type="float">
            <text:p>-50,02</text:p>
          </table:table-cell>
          <table:table-cell office:value-type="float" office:value="0" calcext:value-type="float">
            <text:p>0</text:p>
          </table:table-cell>
          <table:table-cell office:value-type="float" office:value="219.8" calcext:value-type="float">
            <text:p>219,8</text:p>
          </table:table-cell>
          <table:table-cell office:value-type="float" office:value="531.63" calcext:value-type="float">
            <text:p>531,63</text:p>
          </table:table-cell>
          <table:table-cell office:value-type="float" office:value="195.8" calcext:value-type="float">
            <text:p>195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.29" calcext:value-type="float">
            <text:p>122,29</text:p>
          </table:table-cell>
          <table:table-cell office:value-type="float" office:value="0" calcext:value-type="float">
            <text:p>0</text:p>
          </table:table-cell>
          <table:table-cell office:value-type="float" office:value="8250.57" calcext:value-type="float">
            <text:p>8250,57</text:p>
          </table:table-cell>
          <table:table-cell office:value-type="float" office:value="277.79" calcext:value-type="float">
            <text:p>277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.37" calcext:value-type="float">
            <text:p>1023,37</text:p>
          </table:table-cell>
          <table:table-cell office:value-type="float" office:value="124.73" calcext:value-type="float">
            <text:p>124,73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71.83" calcext:value-type="float">
            <text:p>271,83</text:p>
          </table:table-cell>
          <table:table-cell office:value-type="float" office:value="0" calcext:value-type="float">
            <text:p>0</text:p>
          </table:table-cell>
          <table:table-cell office:value-type="float" office:value="146.72" calcext:value-type="float">
            <text:p>146,72</text:p>
          </table:table-cell>
          <table:table-cell table:style-name="ce9" office:value-type="float" office:value="10702" calcext:value-type="float">
            <text:p>10702</text:p>
          </table:table-cell>
          <table:table-cell table:style-name="ce4" office:value-type="float" office:value="52542" calcext:value-type="float">
            <text:p>5254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5.39" calcext:value-type="float">
            <text:p>215,39</text:p>
          </table:table-cell>
          <table:table-cell office:value-type="float" office:value="0" calcext:value-type="float">
            <text:p>0</text:p>
          </table:table-cell>
          <table:table-cell office:value-type="float" office:value="9.32" calcext:value-type="float">
            <text:p>9,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.82" calcext:value-type="float">
            <text:p>86,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.49" calcext:value-type="float">
            <text:p>434,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5.5" calcext:value-type="float">
            <text:p>345,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9" office:value-type="float" office:value="9130" calcext:value-type="float">
            <text:p>9130</text:p>
          </table:table-cell>
          <table:table-cell table:style-name="ce4" office:value-type="float" office:value="46381" calcext:value-type="float">
            <text:p>4638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81.8" calcext:value-type="float">
            <text:p>9681,8</text:p>
          </table:table-cell>
          <table:table-cell office:value-type="float" office:value="22305.51" calcext:value-type="float">
            <text:p>22305,51</text:p>
          </table:table-cell>
          <table:table-cell office:value-type="float" office:value="0" calcext:value-type="float">
            <text:p>0</text:p>
          </table:table-cell>
          <table:table-cell office:value-type="float" office:value="69.68" calcext:value-type="float">
            <text:p>69,68</text:p>
          </table:table-cell>
          <table:table-cell office:value-type="float" office:value="0" calcext:value-type="float">
            <text:p>0</text:p>
          </table:table-cell>
          <table:table-cell office:value-type="float" office:value="579.49" calcext:value-type="float">
            <text:p>579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9.23" calcext:value-type="float">
            <text:p>4929,23</text:p>
          </table:table-cell>
          <table:table-cell office:value-type="float" office:value="0" calcext:value-type="float">
            <text:p>0</text:p>
          </table:table-cell>
          <table:table-cell office:value-type="float" office:value="163.46" calcext:value-type="float">
            <text:p>163,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72.93" calcext:value-type="float">
            <text:p>3672,93</text:p>
          </table:table-cell>
          <table:table-cell office:value-type="float" office:value="733.29" calcext:value-type="float">
            <text:p>733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.98" calcext:value-type="float">
            <text:p>283,98</text:p>
          </table:table-cell>
          <table:table-cell office:value-type="float" office:value="0" calcext:value-type="float">
            <text:p>0</text:p>
          </table:table-cell>
          <table:table-cell office:value-type="float" office:value="244.32" calcext:value-type="float">
            <text:p>244,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4596" calcext:value-type="float">
            <text:p>14596</text:p>
          </table:table-cell>
          <table:table-cell table:style-name="ce4" office:value-type="float" office:value="56784" calcext:value-type="float">
            <text:p>5678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017.62" calcext:value-type="float">
            <text:p>4017,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2.11" calcext:value-type="float">
            <text:p>282,11</text:p>
          </table:table-cell>
          <table:table-cell office:value-type="float" office:value="433.42" calcext:value-type="float">
            <text:p>433,42</text:p>
          </table:table-cell>
          <table:table-cell office:value-type="float" office:value="0" calcext:value-type="float">
            <text:p>0</text:p>
          </table:table-cell>
          <table:table-cell office:value-type="float" office:value="586.43" calcext:value-type="float">
            <text:p>586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.21" calcext:value-type="float">
            <text:p>103,2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.99" calcext:value-type="float">
            <text:p>189,99</text:p>
          </table:table-cell>
          <table:table-cell table:style-name="ce9" office:value-type="float" office:value="9913" calcext:value-type="float">
            <text:p>9913</text:p>
          </table:table-cell>
          <table:table-cell table:style-name="ce4" office:value-type="float" office:value="51085" calcext:value-type="float">
            <text:p>5108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6.63" calcext:value-type="float">
            <text:p>756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4" calcext:value-type="float">
            <text:p>8,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82.94" calcext:value-type="float">
            <text:p>13982,9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7.84" calcext:value-type="float">
            <text:p>87,8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0174" calcext:value-type="float">
            <text:p>10174</text:p>
          </table:table-cell>
          <table:table-cell table:style-name="ce4" office:value-type="float" office:value="49445" calcext:value-type="float">
            <text:p>4944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1679.08" calcext:value-type="float">
            <text:p>1679,08</text:p>
          </table:table-cell>
          <table:table-cell office:value-type="float" office:value="0" calcext:value-type="float">
            <text:p>0</text:p>
          </table:table-cell>
          <table:table-cell office:value-type="float" office:value="-6.22" calcext:value-type="float">
            <text:p>-6,2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606.72" calcext:value-type="float">
            <text:p>606,7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648" calcext:value-type="float">
            <text:p>9648</text:p>
          </table:table-cell>
          <table:table-cell table:style-name="ce4" office:value-type="float" office:value="48667" calcext:value-type="float">
            <text:p>4866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81" calcext:value-type="float">
            <text:p>13,8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14.19" calcext:value-type="float">
            <text:p>114,19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084" calcext:value-type="float">
            <text:p>9084</text:p>
          </table:table-cell>
          <table:table-cell table:style-name="ce4" office:value-type="float" office:value="46382" calcext:value-type="float">
            <text:p>4638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61.05" calcext:value-type="float">
            <text:p>261,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3.33" calcext:value-type="float">
            <text:p>163,33</text:p>
          </table:table-cell>
          <table:table-cell office:value-type="float" office:value="496.72" calcext:value-type="float">
            <text:p>496,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.89" calcext:value-type="float">
            <text:p>30,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38" calcext:value-type="float">
            <text:p>58,38</text:p>
          </table:table-cell>
          <table:table-cell office:value-type="float" office:value="0" calcext:value-type="float">
            <text:p>0</text:p>
          </table:table-cell>
          <table:table-cell office:value-type="float" office:value="1687.58" calcext:value-type="float">
            <text:p>1687,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6" calcext:value-type="float">
            <text:p>96,6</text:p>
          </table:table-cell>
          <table:table-cell office:value-type="float" office:value="0" calcext:value-type="float">
            <text:p>0</text:p>
          </table:table-cell>
          <table:table-cell office:value-type="float" office:value="-159.21" calcext:value-type="float">
            <text:p>-159,21</text:p>
          </table:table-cell>
          <table:table-cell office:value-type="float" office:value="0" calcext:value-type="float">
            <text:p>0</text:p>
          </table:table-cell>
          <table:table-cell office:value-type="float" office:value="52.29" calcext:value-type="float">
            <text:p>52,29</text:p>
          </table:table-cell>
          <table:table-cell office:value-type="float" office:value="0" calcext:value-type="float">
            <text:p>0</text:p>
          </table:table-cell>
          <table:table-cell office:value-type="float" office:value="60.94" calcext:value-type="float">
            <text:p>60,94</text:p>
          </table:table-cell>
          <table:table-cell table:style-name="ce9" office:value-type="float" office:value="9353" calcext:value-type="float">
            <text:p>9353</text:p>
          </table:table-cell>
          <table:table-cell table:style-name="ce4" office:value-type="float" office:value="47576" calcext:value-type="float">
            <text:p>4757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8.43" calcext:value-type="float">
            <text:p>38,43</text:p>
          </table:table-cell>
          <table:table-cell office:value-type="float" office:value="0" calcext:value-type="float">
            <text:p>0</text:p>
          </table:table-cell>
          <table:table-cell office:value-type="float" office:value="318.67" calcext:value-type="float">
            <text:p>318,67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  <table:table-cell office:value-type="float" office:value="1250.88" calcext:value-type="float">
            <text:p>1250,88</text:p>
          </table:table-cell>
          <table:table-cell office:value-type="float" office:value="148.91" calcext:value-type="float">
            <text:p>148,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2" calcext:value-type="float">
            <text:p>2,32</text:p>
          </table:table-cell>
          <table:table-cell office:value-type="float" office:value="7.32" calcext:value-type="float">
            <text:p>7,32</text:p>
          </table:table-cell>
          <table:table-cell office:value-type="float" office:value="912.23" calcext:value-type="float">
            <text:p>912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.71" calcext:value-type="float">
            <text:p>375,71</text:p>
          </table:table-cell>
          <table:table-cell office:value-type="float" office:value="0" calcext:value-type="float">
            <text:p>0</text:p>
          </table:table-cell>
          <table:table-cell office:value-type="float" office:value="34.34" calcext:value-type="float">
            <text:p>34,34</text:p>
          </table:table-cell>
          <table:table-cell office:value-type="float" office:value="0" calcext:value-type="float">
            <text:p>0</text:p>
          </table:table-cell>
          <table:table-cell office:value-type="float" office:value="6.41" calcext:value-type="float">
            <text:p>6,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2" calcext:value-type="float">
            <text:p>2,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,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364" calcext:value-type="float">
            <text:p>9364</text:p>
          </table:table-cell>
          <table:table-cell table:style-name="ce4" office:value-type="float" office:value="47628" calcext:value-type="float">
            <text:p>4762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4.81" calcext:value-type="float">
            <text:p>64,81</text:p>
          </table:table-cell>
          <table:table-cell office:value-type="float" office:value="88.84" calcext:value-type="float">
            <text:p>88,84</text:p>
          </table:table-cell>
          <table:table-cell office:value-type="float" office:value="6975.46" calcext:value-type="float">
            <text:p>6975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18.18" calcext:value-type="float">
            <text:p>18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52" calcext:value-type="float">
            <text:p>31,52</text:p>
          </table:table-cell>
          <table:table-cell office:value-type="float" office:value="203.63" calcext:value-type="float">
            <text:p>203,63</text:p>
          </table:table-cell>
          <table:table-cell office:value-type="float" office:value="0" calcext:value-type="float">
            <text:p>0</text:p>
          </table:table-cell>
          <table:table-cell office:value-type="float" office:value="68.59" calcext:value-type="float">
            <text:p>68,59</text:p>
          </table:table-cell>
          <table:table-cell office:value-type="float" office:value="0" calcext:value-type="float">
            <text:p>0</text:p>
          </table:table-cell>
          <table:table-cell office:value-type="float" office:value="165.27" calcext:value-type="float">
            <text:p>165,27</text:p>
          </table:table-cell>
          <table:table-cell office:value-type="float" office:value="0" calcext:value-type="float">
            <text:p>0</text:p>
          </table:table-cell>
          <table:table-cell office:value-type="float" office:value="336.98" calcext:value-type="float">
            <text:p>336,98</text:p>
          </table:table-cell>
          <table:table-cell office:value-type="float" office:value="0" calcext:value-type="float">
            <text:p>0</text:p>
          </table:table-cell>
          <table:table-cell office:value-type="float" office:value="28.11" calcext:value-type="float">
            <text:p>28,11</text:p>
          </table:table-cell>
          <table:table-cell office:value-type="float" office:value="7611.89" calcext:value-type="float">
            <text:p>7611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64" calcext:value-type="float">
            <text:p>93,64</text:p>
          </table:table-cell>
          <table:table-cell office:value-type="float" office:value="0" calcext:value-type="float">
            <text:p>0</text:p>
          </table:table-cell>
          <table:table-cell office:value-type="float" office:value="101.26" calcext:value-type="float">
            <text:p>101,26</text:p>
          </table:table-cell>
          <table:table-cell office:value-type="float" office:value="0" calcext:value-type="float">
            <text:p>0</text:p>
          </table:table-cell>
          <table:table-cell office:value-type="float" office:value="71.91" calcext:value-type="float">
            <text:p>71,91</text:p>
          </table:table-cell>
          <table:table-cell office:value-type="float" office:value="0" calcext:value-type="float">
            <text:p>0</text:p>
          </table:table-cell>
          <table:table-cell office:value-type="float" office:value="321.8" calcext:value-type="float">
            <text:p>321,8</text:p>
          </table:table-cell>
          <table:table-cell table:style-name="ce9" office:value-type="float" office:value="10228" calcext:value-type="float">
            <text:p>10228</text:p>
          </table:table-cell>
          <table:table-cell table:style-name="ce4" office:value-type="float" office:value="58905" calcext:value-type="float">
            <text:p>5890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795.84" calcext:value-type="float">
            <text:p>26795,84</text:p>
          </table:table-cell>
          <table:table-cell office:value-type="float" office:value="291.8" calcext:value-type="float">
            <text:p>291,8</text:p>
          </table:table-cell>
          <table:table-cell office:value-type="float" office:value="32.36" calcext:value-type="float">
            <text:p>32,36</text:p>
          </table:table-cell>
          <table:table-cell office:value-type="float" office:value="99.65" calcext:value-type="float">
            <text:p>99,65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,56</text:p>
          </table:table-cell>
          <table:table-cell office:value-type="float" office:value="0" calcext:value-type="float">
            <text:p>0</text:p>
          </table:table-cell>
          <table:table-cell office:value-type="float" office:value="25259.5" calcext:value-type="float">
            <text:p>25259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1.82" calcext:value-type="float">
            <text:p>41,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.43" calcext:value-type="float">
            <text:p>148,43</text:p>
          </table:table-cell>
          <table:table-cell office:value-type="float" office:value="0" calcext:value-type="float">
            <text:p>0</text:p>
          </table:table-cell>
          <table:table-cell office:value-type="float" office:value="249.61" calcext:value-type="float">
            <text:p>249,6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4354" calcext:value-type="float">
            <text:p>14354</text:p>
          </table:table-cell>
          <table:table-cell table:style-name="ce4" office:value-type="float" office:value="69809" calcext:value-type="float">
            <text:p>6980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464.11" calcext:value-type="float">
            <text:p>8464,11</text:p>
          </table:table-cell>
          <table:table-cell office:value-type="float" office:value="86632.15" calcext:value-type="float">
            <text:p>86632,15</text:p>
          </table:table-cell>
          <table:table-cell office:value-type="float" office:value="1291.13" calcext:value-type="float">
            <text:p>1291,13</text:p>
          </table:table-cell>
          <table:table-cell office:value-type="float" office:value="5244.99" calcext:value-type="float">
            <text:p>5244,99</text:p>
          </table:table-cell>
          <table:table-cell office:value-type="float" office:value="4507.15" calcext:value-type="float">
            <text:p>4507,15</text:p>
          </table:table-cell>
          <table:table-cell office:value-type="float" office:value="8.2" calcext:value-type="float">
            <text:p>8,2</text:p>
          </table:table-cell>
          <table:table-cell office:value-type="float" office:value="3947.09" calcext:value-type="float">
            <text:p>3947,09</text:p>
          </table:table-cell>
          <table:table-cell office:value-type="float" office:value="0" calcext:value-type="float">
            <text:p>0</text:p>
          </table:table-cell>
          <table:table-cell office:value-type="float" office:value="740.72" calcext:value-type="float">
            <text:p>740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28.88" calcext:value-type="float">
            <text:p>5928,88</text:p>
          </table:table-cell>
          <table:table-cell office:value-type="float" office:value="0" calcext:value-type="float">
            <text:p>0</text:p>
          </table:table-cell>
          <table:table-cell office:value-type="float" office:value="97038.17" calcext:value-type="float">
            <text:p>97038,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41" calcext:value-type="float">
            <text:p>17,41</text:p>
          </table:table-cell>
          <table:table-cell office:value-type="float" office:value="0" calcext:value-type="float">
            <text:p>0</text:p>
          </table:table-cell>
          <table:table-cell office:value-type="float" office:value="5272.6" calcext:value-type="float">
            <text:p>5272,6</text:p>
          </table:table-cell>
          <table:table-cell office:value-type="float" office:value="569.53" calcext:value-type="float">
            <text:p>569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7.37" calcext:value-type="float">
            <text:p>2907,37</text:p>
          </table:table-cell>
          <table:table-cell office:value-type="float" office:value="0" calcext:value-type="float">
            <text:p>0</text:p>
          </table:table-cell>
          <table:table-cell office:value-type="float" office:value="1251.72" calcext:value-type="float">
            <text:p>1251,72</text:p>
          </table:table-cell>
          <table:table-cell office:value-type="float" office:value="0" calcext:value-type="float">
            <text:p>0</text:p>
          </table:table-cell>
          <table:table-cell office:value-type="float" office:value="20.63" calcext:value-type="float">
            <text:p>20,6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27186" calcext:value-type="float">
            <text:p>27186</text:p>
          </table:table-cell>
          <table:table-cell table:style-name="ce4" office:value-type="float" office:value="77698" calcext:value-type="float">
            <text:p>7769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71.61" calcext:value-type="float">
            <text:p>1271,61</text:p>
          </table:table-cell>
          <table:table-cell office:value-type="float" office:value="0" calcext:value-type="float">
            <text:p>0</text:p>
          </table:table-cell>
          <table:table-cell office:value-type="float" office:value="300.13" calcext:value-type="float">
            <text:p>300,13</text:p>
          </table:table-cell>
          <table:table-cell office:value-type="float" office:value="51.44" calcext:value-type="float">
            <text:p>51,44</text:p>
          </table:table-cell>
          <table:table-cell office:value-type="float" office:value="0" calcext:value-type="float">
            <text:p>0</text:p>
          </table:table-cell>
          <table:table-cell office:value-type="float" office:value="759.65" calcext:value-type="float">
            <text:p>759,65</text:p>
          </table:table-cell>
          <table:table-cell office:value-type="float" office:value="0" calcext:value-type="float">
            <text:p>0</text:p>
          </table:table-cell>
          <table:table-cell office:value-type="float" office:value="47.58" calcext:value-type="float">
            <text:p>47,58</text:p>
          </table:table-cell>
          <table:table-cell office:value-type="float" office:value="-40.53" calcext:value-type="float">
            <text:p>-40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.34" calcext:value-type="float">
            <text:p>155,34</text:p>
          </table:table-cell>
          <table:table-cell office:value-type="float" office:value="827.37" calcext:value-type="float">
            <text:p>827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77" calcext:value-type="float">
            <text:p>174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3.25" calcext:value-type="float">
            <text:p>593,25</text:p>
          </table:table-cell>
          <table:table-cell office:value-type="float" office:value="2170.48" calcext:value-type="float">
            <text:p>2170,48</text:p>
          </table:table-cell>
          <table:table-cell office:value-type="float" office:value="353.56" calcext:value-type="float">
            <text:p>353,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8.56" calcext:value-type="float">
            <text:p>58,5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654" calcext:value-type="float">
            <text:p>9654</text:p>
          </table:table-cell>
          <table:table-cell table:style-name="ce4" office:value-type="float" office:value="49912" calcext:value-type="float">
            <text:p>4991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99.67" calcext:value-type="float">
            <text:p>499,67</text:p>
          </table:table-cell>
          <table:table-cell office:value-type="float" office:value="0" calcext:value-type="float">
            <text:p>0</text:p>
          </table:table-cell>
          <table:table-cell office:value-type="float" office:value="348.06" calcext:value-type="float">
            <text:p>348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33.36" calcext:value-type="float">
            <text:p>28533,36</text:p>
          </table:table-cell>
          <table:table-cell office:value-type="float" office:value="985.64" calcext:value-type="float">
            <text:p>985,64</text:p>
          </table:table-cell>
          <table:table-cell office:value-type="float" office:value="0" calcext:value-type="float">
            <text:p>0</text:p>
          </table:table-cell>
          <table:table-cell office:value-type="float" office:value="84.16" calcext:value-type="float">
            <text:p>84,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38.65" calcext:value-type="float">
            <text:p>12938,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61.73" calcext:value-type="float">
            <text:p>961,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.6" calcext:value-type="float">
            <text:p>219,6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.86" calcext:value-type="float">
            <text:p>216,8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4126" calcext:value-type="float">
            <text:p>14126</text:p>
          </table:table-cell>
          <table:table-cell table:style-name="ce4" office:value-type="float" office:value="70943" calcext:value-type="float">
            <text:p>7094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0.03" calcext:value-type="float">
            <text:p>110,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06" calcext:value-type="float">
            <text:p>28,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.58" calcext:value-type="float">
            <text:p>35,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45" calcext:value-type="float">
            <text:p>27,4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123" calcext:value-type="float">
            <text:p>9123</text:p>
          </table:table-cell>
          <table:table-cell table:style-name="ce4" office:value-type="float" office:value="46539" calcext:value-type="float">
            <text:p>4653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.91" calcext:value-type="float">
            <text:p>14,91</text:p>
          </table:table-cell>
          <table:table-cell office:value-type="float" office:value="410.93" calcext:value-type="float">
            <text:p>410,93</text:p>
          </table:table-cell>
          <table:table-cell office:value-type="float" office:value="0" calcext:value-type="float">
            <text:p>0</text:p>
          </table:table-cell>
          <table:table-cell office:value-type="float" office:value="139.93" calcext:value-type="float">
            <text:p>139,93</text:p>
          </table:table-cell>
          <table:table-cell office:value-type="float" office:value="0" calcext:value-type="float">
            <text:p>0</text:p>
          </table:table-cell>
          <table:table-cell office:value-type="float" office:value="762.25" calcext:value-type="float">
            <text:p>762,25</text:p>
          </table:table-cell>
          <table:table-cell office:value-type="float" office:value="16.91" calcext:value-type="float">
            <text:p>16,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69.32" calcext:value-type="float">
            <text:p>1569,32</text:p>
          </table:table-cell>
          <table:table-cell office:value-type="float" office:value="0" calcext:value-type="float">
            <text:p>0</text:p>
          </table:table-cell>
          <table:table-cell office:value-type="float" office:value="7225.77" calcext:value-type="float">
            <text:p>7225,77</text:p>
          </table:table-cell>
          <table:table-cell office:value-type="float" office:value="0" calcext:value-type="float">
            <text:p>0</text:p>
          </table:table-cell>
          <table:table-cell office:value-type="float" office:value="9.89" calcext:value-type="float">
            <text:p>9,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8.13" calcext:value-type="float">
            <text:p>688,13</text:p>
          </table:table-cell>
          <table:table-cell office:value-type="float" office:value="0" calcext:value-type="float">
            <text:p>0</text:p>
          </table:table-cell>
          <table:table-cell office:value-type="float" office:value="18.71" calcext:value-type="float">
            <text:p>18,7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90.88" calcext:value-type="float">
            <text:p>90,88</text:p>
          </table:table-cell>
          <table:table-cell office:value-type="float" office:value="1890.56" calcext:value-type="float">
            <text:p>1890,5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0929" calcext:value-type="float">
            <text:p>10929</text:p>
          </table:table-cell>
          <table:table-cell table:style-name="ce4" office:value-type="float" office:value="52985" calcext:value-type="float">
            <text:p>5298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7" calcext:value-type="float">
            <text:p>18,67</text:p>
          </table:table-cell>
          <table:table-cell office:value-type="float" office:value="6634.56" calcext:value-type="float">
            <text:p>6634,56</text:p>
          </table:table-cell>
          <table:table-cell office:value-type="float" office:value="22890.85" calcext:value-type="float">
            <text:p>22890,85</text:p>
          </table:table-cell>
          <table:table-cell office:value-type="float" office:value="3123.07" calcext:value-type="float">
            <text:p>3123,07</text:p>
          </table:table-cell>
          <table:table-cell office:value-type="float" office:value="105.91" calcext:value-type="float">
            <text:p>105,91</text:p>
          </table:table-cell>
          <table:table-cell office:value-type="float" office:value="60.98" calcext:value-type="float">
            <text:p>60,98</text:p>
          </table:table-cell>
          <table:table-cell office:value-type="float" office:value="201.59" calcext:value-type="float">
            <text:p>201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6.55" calcext:value-type="float">
            <text:p>3346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2.53" calcext:value-type="float">
            <text:p>712,53</text:p>
          </table:table-cell>
          <table:table-cell office:value-type="float" office:value="0" calcext:value-type="float">
            <text:p>0</text:p>
          </table:table-cell>
          <table:table-cell office:value-type="float" office:value="43.92" calcext:value-type="float">
            <text:p>43,92</text:p>
          </table:table-cell>
          <table:table-cell office:value-type="float" office:value="2672.08" calcext:value-type="float">
            <text:p>2672,08</text:p>
          </table:table-cell>
          <table:table-cell office:value-type="float" office:value="0" calcext:value-type="float">
            <text:p>0</text:p>
          </table:table-cell>
          <table:table-cell office:value-type="float" office:value="1031.17" calcext:value-type="float">
            <text:p>1031,17</text:p>
          </table:table-cell>
          <table:table-cell office:value-type="float" office:value="11534.76" calcext:value-type="float">
            <text:p>11534,76</text:p>
          </table:table-cell>
          <table:table-cell office:value-type="float" office:value="7231.76" calcext:value-type="float">
            <text:p>7231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.2" calcext:value-type="float">
            <text:p>317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5585" calcext:value-type="float">
            <text:p>15585</text:p>
          </table:table-cell>
          <table:table-cell table:style-name="ce4" office:value-type="float" office:value="65121" calcext:value-type="float">
            <text:p>651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228.29" calcext:value-type="float">
            <text:p>5228,29</text:p>
          </table:table-cell>
          <table:table-cell office:value-type="float" office:value="0" calcext:value-type="float">
            <text:p>0</text:p>
          </table:table-cell>
          <table:table-cell office:value-type="float" office:value="234.64" calcext:value-type="float">
            <text:p>234,64</text:p>
          </table:table-cell>
          <table:table-cell office:value-type="float" office:value="280.01" calcext:value-type="float">
            <text:p>280,01</text:p>
          </table:table-cell>
          <table:table-cell office:value-type="float" office:value="0" calcext:value-type="float">
            <text:p>0</text:p>
          </table:table-cell>
          <table:table-cell office:value-type="float" office:value="575.81" calcext:value-type="float">
            <text:p>575,81</text:p>
          </table:table-cell>
          <table:table-cell office:value-type="float" office:value="904.76" calcext:value-type="float">
            <text:p>904,76</text:p>
          </table:table-cell>
          <table:table-cell office:value-type="float" office:value="114.45" calcext:value-type="float">
            <text:p>114,45</text:p>
          </table:table-cell>
          <table:table-cell office:value-type="float" office:value="34.15" calcext:value-type="float">
            <text:p>34,15</text:p>
          </table:table-cell>
          <table:table-cell office:value-type="float" office:value="0" calcext:value-type="float">
            <text:p>0</text:p>
          </table:table-cell>
          <table:table-cell office:value-type="float" office:value="54.11" calcext:value-type="float">
            <text:p>54,11</text:p>
          </table:table-cell>
          <table:table-cell office:value-type="float" office:value="573.38" calcext:value-type="float">
            <text:p>573,38</text:p>
          </table:table-cell>
          <table:table-cell office:value-type="float" office:value="260.78" calcext:value-type="float">
            <text:p>260,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.25" calcext:value-type="float">
            <text:p>51,25</text:p>
          </table:table-cell>
          <table:table-cell office:value-type="float" office:value="491.39" calcext:value-type="float">
            <text:p>491,39</text:p>
          </table:table-cell>
          <table:table-cell office:value-type="float" office:value="18332.26" calcext:value-type="float">
            <text:p>18332,26</text:p>
          </table:table-cell>
          <table:table-cell office:value-type="float" office:value="650.71" calcext:value-type="float">
            <text:p>650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1.01" calcext:value-type="float">
            <text:p>1401,01</text:p>
          </table:table-cell>
          <table:table-cell office:value-type="float" office:value="78.39" calcext:value-type="float">
            <text:p>78,39</text:p>
          </table:table-cell>
          <table:table-cell office:value-type="float" office:value="523.73" calcext:value-type="float">
            <text:p>523,73</text:p>
          </table:table-cell>
          <table:table-cell office:value-type="float" office:value="0" calcext:value-type="float">
            <text:p>0</text:p>
          </table:table-cell>
          <table:table-cell office:value-type="float" office:value="103.8" calcext:value-type="float">
            <text:p>103,8</text:p>
          </table:table-cell>
          <table:table-cell office:value-type="float" office:value="0" calcext:value-type="float">
            <text:p>0</text:p>
          </table:table-cell>
          <table:table-cell office:value-type="float" office:value="125.66" calcext:value-type="float">
            <text:p>125,66</text:p>
          </table:table-cell>
          <table:table-cell table:style-name="ce9" office:value-type="float" office:value="11260" calcext:value-type="float">
            <text:p>11260</text:p>
          </table:table-cell>
          <table:table-cell table:style-name="ce4" office:value-type="float" office:value="54021" calcext:value-type="float">
            <text:p>5402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.01" calcext:value-type="float">
            <text:p>572,01</text:p>
          </table:table-cell>
          <table:table-cell office:value-type="float" office:value="2512.32" calcext:value-type="float">
            <text:p>2512,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58.14" calcext:value-type="float">
            <text:p>2358,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38" calcext:value-type="float">
            <text:p>98,38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9" office:value-type="float" office:value="9720" calcext:value-type="float">
            <text:p>9720</text:p>
          </table:table-cell>
          <table:table-cell table:style-name="ce4" office:value-type="float" office:value="50752" calcext:value-type="float">
            <text:p>5075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534.05" calcext:value-type="float">
            <text:p>8534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6.28" calcext:value-type="float">
            <text:p>3036,28</text:p>
          </table:table-cell>
          <table:table-cell office:value-type="float" office:value="0" calcext:value-type="float">
            <text:p>0</text:p>
          </table:table-cell>
          <table:table-cell office:value-type="float" office:value="240.51" calcext:value-type="float">
            <text:p>240,51</text:p>
          </table:table-cell>
          <table:table-cell office:value-type="float" office:value="68.38" calcext:value-type="float">
            <text:p>68,38</text:p>
          </table:table-cell>
          <table:table-cell office:value-type="float" office:value="14.79" calcext:value-type="float">
            <text:p>14,79</text:p>
          </table:table-cell>
          <table:table-cell office:value-type="float" office:value="81.73" calcext:value-type="float">
            <text:p>81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0.6" calcext:value-type="float">
            <text:p>520,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929.28" calcext:value-type="float">
            <text:p>6929,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6" calcext:value-type="float">
            <text:p>4,6</text:p>
          </table:table-cell>
          <table:table-cell office:value-type="float" office:value="0" calcext:value-type="float">
            <text:p>0</text:p>
          </table:table-cell>
          <table:table-cell office:value-type="float" office:value="118.71" calcext:value-type="float">
            <text:p>118,71</text:p>
          </table:table-cell>
          <table:table-cell office:value-type="float" office:value="0" calcext:value-type="float">
            <text:p>0</text:p>
          </table:table-cell>
          <table:table-cell office:value-type="float" office:value="9.53" calcext:value-type="float">
            <text:p>9,53</text:p>
          </table:table-cell>
          <table:table-cell office:value-type="float" office:value="0" calcext:value-type="float">
            <text:p>0</text:p>
          </table:table-cell>
          <table:table-cell office:value-type="float" office:value="268.23" calcext:value-type="float">
            <text:p>268,23</text:p>
          </table:table-cell>
          <table:table-cell table:style-name="ce9" office:value-type="float" office:value="11131" calcext:value-type="float">
            <text:p>11131</text:p>
          </table:table-cell>
          <table:table-cell table:style-name="ce4" office:value-type="float" office:value="56886" calcext:value-type="float">
            <text:p>5688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28.71" calcext:value-type="float">
            <text:p>128,71</text:p>
          </table:table-cell>
          <table:table-cell office:value-type="float" office:value="0" calcext:value-type="float">
            <text:p>0</text:p>
          </table:table-cell>
          <table:table-cell office:value-type="float" office:value="48.03" calcext:value-type="float">
            <text:p>48,03</text:p>
          </table:table-cell>
          <table:table-cell office:value-type="float" office:value="0" calcext:value-type="float">
            <text:p>0</text:p>
          </table:table-cell>
          <table:table-cell office:value-type="float" office:value="16.76" calcext:value-type="float">
            <text:p>16,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99.53" calcext:value-type="float">
            <text:p>1899,53</text:p>
          </table:table-cell>
          <table:table-cell office:value-type="float" office:value="700.57" calcext:value-type="float">
            <text:p>700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82.31" calcext:value-type="float">
            <text:p>7782,31</text:p>
          </table:table-cell>
          <table:table-cell office:value-type="float" office:value="0" calcext:value-type="float">
            <text:p>0</text:p>
          </table:table-cell>
          <table:table-cell office:value-type="float" office:value="63.21" calcext:value-type="float">
            <text:p>63,21</text:p>
          </table:table-cell>
          <table:table-cell office:value-type="float" office:value="0" calcext:value-type="float">
            <text:p>0</text:p>
          </table:table-cell>
          <table:table-cell office:value-type="float" office:value="198.07" calcext:value-type="float">
            <text:p>198,07</text:p>
          </table:table-cell>
          <table:table-cell office:value-type="float" office:value="1511.23" calcext:value-type="float">
            <text:p>1511,23</text:p>
          </table:table-cell>
          <table:table-cell office:value-type="float" office:value="0" calcext:value-type="float">
            <text:p>0</text:p>
          </table:table-cell>
          <table:table-cell office:value-type="float" office:value="2276.32" calcext:value-type="float">
            <text:p>2276,32</text:p>
          </table:table-cell>
          <table:table-cell office:value-type="float" office:value="36.62" calcext:value-type="float">
            <text:p>36,62</text:p>
          </table:table-cell>
          <table:table-cell office:value-type="float" office:value="0" calcext:value-type="float">
            <text:p>0</text:p>
          </table:table-cell>
          <table:table-cell office:value-type="float" office:value="55.1" calcext:value-type="float">
            <text:p>55,1</text:p>
          </table:table-cell>
          <table:table-cell office:value-type="float" office:value="0" calcext:value-type="float">
            <text:p>0</text:p>
          </table:table-cell>
          <table:table-cell office:value-type="float" office:value="56.88" calcext:value-type="float">
            <text:p>56,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562" calcext:value-type="float">
            <text:p>9562</text:p>
          </table:table-cell>
          <table:table-cell table:style-name="ce4" office:value-type="float" office:value="45948" calcext:value-type="float">
            <text:p>459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.38" calcext:value-type="float">
            <text:p>98,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27.81" calcext:value-type="float">
            <text:p>927,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.69" calcext:value-type="float">
            <text:p>18,69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9" office:value-type="float" office:value="9161" calcext:value-type="float">
            <text:p>9161</text:p>
          </table:table-cell>
          <table:table-cell table:style-name="ce4" office:value-type="float" office:value="46663" calcext:value-type="float">
            <text:p>4666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07.82" calcext:value-type="float">
            <text:p>707,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.16" calcext:value-type="float">
            <text:p>83,16</text:p>
          </table:table-cell>
          <table:table-cell office:value-type="float" office:value="121.08" calcext:value-type="float">
            <text:p>121,08</text:p>
          </table:table-cell>
          <table:table-cell office:value-type="float" office:value="214.35" calcext:value-type="float">
            <text:p>214,35</text:p>
          </table:table-cell>
          <table:table-cell office:value-type="float" office:value="4.35" calcext:value-type="float">
            <text:p>4,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72" calcext:value-type="float">
            <text:p>5,72</text:p>
          </table:table-cell>
          <table:table-cell office:value-type="float" office:value="1880.13" calcext:value-type="float">
            <text:p>1880,13</text:p>
          </table:table-cell>
          <table:table-cell office:value-type="float" office:value="474.26" calcext:value-type="float">
            <text:p>474,2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1.8" calcext:value-type="float">
            <text:p>211,8</text:p>
          </table:table-cell>
          <table:table-cell table:style-name="ce9" office:value-type="float" office:value="9829" calcext:value-type="float">
            <text:p>9829</text:p>
          </table:table-cell>
          <table:table-cell table:style-name="ce4" office:value-type="float" office:value="53170" calcext:value-type="float">
            <text:p>5317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,5</text:p>
          </table:table-cell>
          <table:table-cell office:value-type="float" office:value="251.25" calcext:value-type="float">
            <text:p>251,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25" calcext:value-type="float">
            <text:p>8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2" calcext:value-type="float">
            <text:p>14,2</text:p>
          </table:table-cell>
          <table:table-cell office:value-type="float" office:value="48.53" calcext:value-type="float">
            <text:p>48,53</text:p>
          </table:table-cell>
          <table:table-cell office:value-type="float" office:value="0" calcext:value-type="float">
            <text:p>0</text:p>
          </table:table-cell>
          <table:table-cell office:value-type="float" office:value="1046.04" calcext:value-type="float">
            <text:p>1046,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3.87" calcext:value-type="float">
            <text:p>443,87</text:p>
          </table:table-cell>
          <table:table-cell office:value-type="float" office:value="39.38" calcext:value-type="float">
            <text:p>39,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53" calcext:value-type="float">
            <text:p>9,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301" calcext:value-type="float">
            <text:p>9301</text:p>
          </table:table-cell>
          <table:table-cell table:style-name="ce4" office:value-type="float" office:value="47134" calcext:value-type="float">
            <text:p>4713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72.82" calcext:value-type="float">
            <text:p>1572,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.33" calcext:value-type="float">
            <text:p>90,33</text:p>
          </table:table-cell>
          <table:table-cell office:value-type="float" office:value="0" calcext:value-type="float">
            <text:p>0</text:p>
          </table:table-cell>
          <table:table-cell office:value-type="float" office:value="342.07" calcext:value-type="float">
            <text:p>342,0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23.44" calcext:value-type="float">
            <text:p>223,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3.2" calcext:value-type="float">
            <text:p>73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329" calcext:value-type="float">
            <text:p>9329</text:p>
          </table:table-cell>
          <table:table-cell table:style-name="ce4" office:value-type="float" office:value="47296" calcext:value-type="float">
            <text:p>472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43.01" calcext:value-type="float">
            <text:p>143,01</text:p>
          </table:table-cell>
          <table:table-cell office:value-type="float" office:value="0" calcext:value-type="float">
            <text:p>0</text:p>
          </table:table-cell>
          <table:table-cell office:value-type="float" office:value="89.92" calcext:value-type="float">
            <text:p>89,92</text:p>
          </table:table-cell>
          <table:table-cell office:value-type="float" office:value="71.85" calcext:value-type="float">
            <text:p>71,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1.14" calcext:value-type="float">
            <text:p>561,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.79" calcext:value-type="float">
            <text:p>78,79</text:p>
          </table:table-cell>
          <table:table-cell office:value-type="float" office:value="163.6" calcext:value-type="float">
            <text:p>163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.56" calcext:value-type="float">
            <text:p>63,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.23" calcext:value-type="float">
            <text:p>177,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161" calcext:value-type="float">
            <text:p>9161</text:p>
          </table:table-cell>
          <table:table-cell table:style-name="ce4" office:value-type="float" office:value="47029" calcext:value-type="float">
            <text:p>4702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6.41" calcext:value-type="float">
            <text:p>186,41</text:p>
          </table:table-cell>
          <table:table-cell office:value-type="float" office:value="2311.92" calcext:value-type="float">
            <text:p>2311,92</text:p>
          </table:table-cell>
          <table:table-cell office:value-type="float" office:value="1353.83" calcext:value-type="float">
            <text:p>1353,83</text:p>
          </table:table-cell>
          <table:table-cell office:value-type="float" office:value="1492.33" calcext:value-type="float">
            <text:p>1492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99" calcext:value-type="float">
            <text:p>121,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74.91" calcext:value-type="float">
            <text:p>1474,91</text:p>
          </table:table-cell>
          <table:table-cell office:value-type="float" office:value="134.44" calcext:value-type="float">
            <text:p>134,44</text:p>
          </table:table-cell>
          <table:table-cell office:value-type="float" office:value="438.22" calcext:value-type="float">
            <text:p>438,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.92" calcext:value-type="float">
            <text:p>43,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5.38" calcext:value-type="float">
            <text:p>1145,38</text:p>
          </table:table-cell>
          <table:table-cell office:value-type="float" office:value="0" calcext:value-type="float">
            <text:p>0</text:p>
          </table:table-cell>
          <table:table-cell office:value-type="float" office:value="15.81" calcext:value-type="float">
            <text:p>15,8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972" calcext:value-type="float">
            <text:p>9972</text:p>
          </table:table-cell>
          <table:table-cell table:style-name="ce4" office:value-type="float" office:value="50477" calcext:value-type="float">
            <text:p>5047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95.48" calcext:value-type="float">
            <text:p>30195,48</text:p>
          </table:table-cell>
          <table:table-cell office:value-type="float" office:value="0" calcext:value-type="float">
            <text:p>0</text:p>
          </table:table-cell>
          <table:table-cell office:value-type="float" office:value="8451.01" calcext:value-type="float">
            <text:p>8451,01</text:p>
          </table:table-cell>
          <table:table-cell office:value-type="float" office:value="6.29" calcext:value-type="float">
            <text:p>6,29</text:p>
          </table:table-cell>
          <table:table-cell office:value-type="float" office:value="439.65" calcext:value-type="float">
            <text:p>439,65</text:p>
          </table:table-cell>
          <table:table-cell office:value-type="float" office:value="0" calcext:value-type="float">
            <text:p>0</text:p>
          </table:table-cell>
          <table:table-cell office:value-type="float" office:value="433.08" calcext:value-type="float">
            <text:p>433,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9" calcext:value-type="float">
            <text:p>4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93.19" calcext:value-type="float">
            <text:p>37493,19</text:p>
          </table:table-cell>
          <table:table-cell office:value-type="float" office:value="0" calcext:value-type="float">
            <text:p>0</text:p>
          </table:table-cell>
          <table:table-cell office:value-type="float" office:value="69.05" calcext:value-type="float">
            <text:p>69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26.95" calcext:value-type="float">
            <text:p>19326,95</text:p>
          </table:table-cell>
          <table:table-cell office:value-type="float" office:value="0" calcext:value-type="float">
            <text:p>0</text:p>
          </table:table-cell>
          <table:table-cell office:value-type="float" office:value="1502.61" calcext:value-type="float">
            <text:p>1502,61</text:p>
          </table:table-cell>
          <table:table-cell office:value-type="float" office:value="302.82" calcext:value-type="float">
            <text:p>302,82</text:p>
          </table:table-cell>
          <table:table-cell office:value-type="float" office:value="0" calcext:value-type="float">
            <text:p>0</text:p>
          </table:table-cell>
          <table:table-cell office:value-type="float" office:value="932.69" calcext:value-type="float">
            <text:p>932,69</text:p>
          </table:table-cell>
          <table:table-cell office:value-type="float" office:value="0" calcext:value-type="float">
            <text:p>0</text:p>
          </table:table-cell>
          <table:table-cell office:value-type="float" office:value="304.83" calcext:value-type="float">
            <text:p>304,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5489" calcext:value-type="float">
            <text:p>15489</text:p>
          </table:table-cell>
          <table:table-cell table:style-name="ce4" office:value-type="float" office:value="77126" calcext:value-type="float">
            <text:p>77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5.09" calcext:value-type="float">
            <text:p>15,09</text:p>
          </table:table-cell>
          <table:table-cell office:value-type="float" office:value="87.97" calcext:value-type="float">
            <text:p>87,97</text:p>
          </table:table-cell>
          <table:table-cell office:value-type="float" office:value="346.76" calcext:value-type="float">
            <text:p>346,76</text:p>
          </table:table-cell>
          <table:table-cell office:value-type="float" office:value="0" calcext:value-type="float">
            <text:p>0</text:p>
          </table:table-cell>
          <table:table-cell office:value-type="float" office:value="502.77" calcext:value-type="float">
            <text:p>502,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24" calcext:value-type="float">
            <text:p>1,24</text:p>
          </table:table-cell>
          <table:table-cell office:value-type="float" office:value="734.83" calcext:value-type="float">
            <text:p>734,83</text:p>
          </table:table-cell>
          <table:table-cell office:value-type="float" office:value="138.59" calcext:value-type="float">
            <text:p>138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7" calcext:value-type="float">
            <text:p>47,57</text:p>
          </table:table-cell>
          <table:table-cell office:value-type="float" office:value="0" calcext:value-type="float">
            <text:p>0</text:p>
          </table:table-cell>
          <table:table-cell office:value-type="float" office:value="31.81" calcext:value-type="float">
            <text:p>31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.14" calcext:value-type="float">
            <text:p>106,14</text:p>
          </table:table-cell>
          <table:table-cell office:value-type="float" office:value="386.19" calcext:value-type="float">
            <text:p>386,19</text:p>
          </table:table-cell>
          <table:table-cell office:value-type="float" office:value="282.26" calcext:value-type="float">
            <text:p>282,26</text:p>
          </table:table-cell>
          <table:table-cell office:value-type="float" office:value="358.36" calcext:value-type="float">
            <text:p>358,36</text:p>
          </table:table-cell>
          <table:table-cell office:value-type="float" office:value="0" calcext:value-type="float">
            <text:p>0</text:p>
          </table:table-cell>
          <table:table-cell office:value-type="float" office:value="36.34" calcext:value-type="float">
            <text:p>36,34</text:p>
          </table:table-cell>
          <table:table-cell office:value-type="float" office:value="0" calcext:value-type="float">
            <text:p>0</text:p>
          </table:table-cell>
          <table:table-cell office:value-type="float" office:value="33.17" calcext:value-type="float">
            <text:p>33,17</text:p>
          </table:table-cell>
          <table:table-cell office:value-type="float" office:value="215.89" calcext:value-type="float">
            <text:p>215,89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395" calcext:value-type="float">
            <text:p>9395</text:p>
          </table:table-cell>
          <table:table-cell table:style-name="ce4" office:value-type="float" office:value="47770" calcext:value-type="float">
            <text:p>4777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4.92" calcext:value-type="float">
            <text:p>254,92</text:p>
          </table:table-cell>
          <table:table-cell office:value-type="float" office:value="0" calcext:value-type="float">
            <text:p>0</text:p>
          </table:table-cell>
          <table:table-cell office:value-type="float" office:value="90.2" calcext:value-type="float">
            <text:p>90,2</text:p>
          </table:table-cell>
          <table:table-cell office:value-type="float" office:value="0" calcext:value-type="float">
            <text:p>0</text:p>
          </table:table-cell>
          <table:table-cell office:value-type="float" office:value="235.46" calcext:value-type="float">
            <text:p>235,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1.98" calcext:value-type="float">
            <text:p>641,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9.28" calcext:value-type="float">
            <text:p>239,28</text:p>
          </table:table-cell>
          <table:table-cell office:value-type="float" office:value="0" calcext:value-type="float">
            <text:p>0</text:p>
          </table:table-cell>
          <table:table-cell office:value-type="float" office:value="27.13" calcext:value-type="float">
            <text:p>27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.67" calcext:value-type="float">
            <text:p>61,67</text:p>
          </table:table-cell>
          <table:table-cell office:value-type="float" office:value="54.46" calcext:value-type="float">
            <text:p>54,46</text:p>
          </table:table-cell>
          <table:table-cell office:value-type="float" office:value="0" calcext:value-type="float">
            <text:p>0</text:p>
          </table:table-cell>
          <table:table-cell office:value-type="float" office:value="915.6" calcext:value-type="float">
            <text:p>915,6</text:p>
          </table:table-cell>
          <table:table-cell office:value-type="float" office:value="18.84" calcext:value-type="float">
            <text:p>18,84</text:p>
          </table:table-cell>
          <table:table-cell office:value-type="float" office:value="212.94" calcext:value-type="float">
            <text:p>212,9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8925" calcext:value-type="float">
            <text:p>8925</text:p>
          </table:table-cell>
          <table:table-cell table:style-name="ce4" office:value-type="float" office:value="43052" calcext:value-type="float">
            <text:p>4305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557.22" calcext:value-type="float">
            <text:p>3557,22</text:p>
          </table:table-cell>
          <table:table-cell office:value-type="float" office:value="3.98" calcext:value-type="float">
            <text:p>3,98</text:p>
          </table:table-cell>
          <table:table-cell office:value-type="float" office:value="7201.55" calcext:value-type="float">
            <text:p>7201,55</text:p>
          </table:table-cell>
          <table:table-cell office:value-type="float" office:value="179.39" calcext:value-type="float">
            <text:p>179,39</text:p>
          </table:table-cell>
          <table:table-cell office:value-type="float" office:value="0" calcext:value-type="float">
            <text:p>0</text:p>
          </table:table-cell>
          <table:table-cell office:value-type="float" office:value="30500.9" calcext:value-type="float">
            <text:p>30500,9</text:p>
          </table:table-cell>
          <table:table-cell office:value-type="float" office:value="2557.08" calcext:value-type="float">
            <text:p>2557,08</text:p>
          </table:table-cell>
          <table:table-cell office:value-type="float" office:value="111.19" calcext:value-type="float">
            <text:p>111,19</text:p>
          </table:table-cell>
          <table:table-cell office:value-type="float" office:value="-422.26" calcext:value-type="float">
            <text:p>-422,26</text:p>
          </table:table-cell>
          <table:table-cell office:value-type="float" office:value="0" calcext:value-type="float">
            <text:p>0</text:p>
          </table:table-cell>
          <table:table-cell office:value-type="float" office:value="71.77" calcext:value-type="float">
            <text:p>71,77</text:p>
          </table:table-cell>
          <table:table-cell office:value-type="float" office:value="41.21" calcext:value-type="float">
            <text:p>41,21</text:p>
          </table:table-cell>
          <table:table-cell office:value-type="float" office:value="39923.85" calcext:value-type="float">
            <text:p>39923,85</text:p>
          </table:table-cell>
          <table:table-cell office:value-type="float" office:value="4.22" calcext:value-type="float">
            <text:p>4,22</text:p>
          </table:table-cell>
          <table:table-cell office:value-type="float" office:value="0" calcext:value-type="float">
            <text:p>0</text:p>
          </table:table-cell>
          <table:table-cell office:value-type="float" office:value="50.57" calcext:value-type="float">
            <text:p>50,57</text:p>
          </table:table-cell>
          <table:table-cell office:value-type="float" office:value="0" calcext:value-type="float">
            <text:p>0</text:p>
          </table:table-cell>
          <table:table-cell office:value-type="float" office:value="850.38" calcext:value-type="float">
            <text:p>850,38</text:p>
          </table:table-cell>
          <table:table-cell office:value-type="float" office:value="6688.92" calcext:value-type="float">
            <text:p>6688,92</text:p>
          </table:table-cell>
          <table:table-cell office:value-type="float" office:value="7705.61" calcext:value-type="float">
            <text:p>7705,61</text:p>
          </table:table-cell>
          <table:table-cell office:value-type="float" office:value="6155" calcext:value-type="float">
            <text:p>6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9.91" calcext:value-type="float">
            <text:p>749,91</text:p>
          </table:table-cell>
          <table:table-cell office:value-type="float" office:value="0" calcext:value-type="float">
            <text:p>0</text:p>
          </table:table-cell>
          <table:table-cell office:value-type="float" office:value="215.94" calcext:value-type="float">
            <text:p>215,94</text:p>
          </table:table-cell>
          <table:table-cell office:value-type="float" office:value="0" calcext:value-type="float">
            <text:p>0</text:p>
          </table:table-cell>
          <table:table-cell office:value-type="float" office:value="4.37" calcext:value-type="float">
            <text:p>4,37</text:p>
          </table:table-cell>
          <table:table-cell office:value-type="float" office:value="430.97" calcext:value-type="float">
            <text:p>430,9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9408" calcext:value-type="float">
            <text:p>19408</text:p>
          </table:table-cell>
          <table:table-cell table:style-name="ce4" office:value-type="float" office:value="106133" calcext:value-type="float">
            <text:p>1061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3.58" calcext:value-type="float">
            <text:p>293,58</text:p>
          </table:table-cell>
          <table:table-cell office:value-type="float" office:value="54.95" calcext:value-type="float">
            <text:p>54,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4.07" calcext:value-type="float">
            <text:p>144,07</text:p>
          </table:table-cell>
          <table:table-cell office:value-type="float" office:value="35.38" calcext:value-type="float">
            <text:p>35,38</text:p>
          </table:table-cell>
          <table:table-cell office:value-type="float" office:value="0" calcext:value-type="float">
            <text:p>0</text:p>
          </table:table-cell>
          <table:table-cell office:value-type="float" office:value="142.01" calcext:value-type="float">
            <text:p>142,01</text:p>
          </table:table-cell>
          <table:table-cell office:value-type="float" office:value="377.39" calcext:value-type="float">
            <text:p>377,39</text:p>
          </table:table-cell>
          <table:table-cell office:value-type="float" office:value="30.85" calcext:value-type="float">
            <text:p>30,85</text:p>
          </table:table-cell>
          <table:table-cell office:value-type="float" office:value="234.61" calcext:value-type="float">
            <text:p>234,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19" calcext:value-type="float">
            <text:p>66,19</text:p>
          </table:table-cell>
          <table:table-cell office:value-type="float" office:value="0" calcext:value-type="float">
            <text:p>0</text:p>
          </table:table-cell>
          <table:table-cell office:value-type="float" office:value="26.89" calcext:value-type="float">
            <text:p>26,89</text:p>
          </table:table-cell>
          <table:table-cell office:value-type="float" office:value="746.64" calcext:value-type="float">
            <text:p>746,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9.82" calcext:value-type="float">
            <text:p>69,82</text:p>
          </table:table-cell>
          <table:table-cell office:value-type="float" office:value="5.31" calcext:value-type="float">
            <text:p>5,31</text:p>
          </table:table-cell>
          <table:table-cell office:value-type="float" office:value="84.74" calcext:value-type="float">
            <text:p>84,74</text:p>
          </table:table-cell>
          <table:table-cell table:style-name="ce9" office:value-type="float" office:value="9223" calcext:value-type="float">
            <text:p>9223</text:p>
          </table:table-cell>
          <table:table-cell table:style-name="ce4" office:value-type="float" office:value="47486" calcext:value-type="float">
            <text:p>4748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.08" calcext:value-type="float">
            <text:p>7,08</text:p>
          </table:table-cell>
          <table:table-cell office:value-type="float" office:value="0" calcext:value-type="float">
            <text:p>0</text:p>
          </table:table-cell>
          <table:table-cell office:value-type="float" office:value="7.25" calcext:value-type="float">
            <text:p>7,25</text:p>
          </table:table-cell>
          <table:table-cell office:value-type="float" office:value="82.35" calcext:value-type="float">
            <text:p>82,35</text:p>
          </table:table-cell>
          <table:table-cell office:value-type="float" office:value="0" calcext:value-type="float">
            <text:p>0</text:p>
          </table:table-cell>
          <table:table-cell office:value-type="float" office:value="104.8" calcext:value-type="float">
            <text:p>104,8</text:p>
          </table:table-cell>
          <table:table-cell office:value-type="float" office:value="56.02" calcext:value-type="float">
            <text:p>56,02</text:p>
          </table:table-cell>
          <table:table-cell office:value-type="float" office:value="3.96" calcext:value-type="float">
            <text:p>3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54" calcext:value-type="float">
            <text:p>78,54</text:p>
          </table:table-cell>
          <table:table-cell office:value-type="float" office:value="321.99" calcext:value-type="float">
            <text:p>321,99</text:p>
          </table:table-cell>
          <table:table-cell office:value-type="float" office:value="645.58" calcext:value-type="float">
            <text:p>645,58</text:p>
          </table:table-cell>
          <table:table-cell office:value-type="float" office:value="189.36" calcext:value-type="float">
            <text:p>189,36</text:p>
          </table:table-cell>
          <table:table-cell office:value-type="float" office:value="0" calcext:value-type="float">
            <text:p>0</text:p>
          </table:table-cell>
          <table:table-cell office:value-type="float" office:value="317.35" calcext:value-type="float">
            <text:p>317,35</text:p>
          </table:table-cell>
          <table:table-cell office:value-type="float" office:value="0" calcext:value-type="float">
            <text:p>0</text:p>
          </table:table-cell>
          <table:table-cell office:value-type="float" office:value="119.97" calcext:value-type="float">
            <text:p>119,97</text:p>
          </table:table-cell>
          <table:table-cell office:value-type="float" office:value="814.81" calcext:value-type="float">
            <text:p>814,81</text:p>
          </table:table-cell>
          <table:table-cell office:value-type="float" office:value="3322.78" calcext:value-type="float">
            <text:p>3322,78</text:p>
          </table:table-cell>
          <table:table-cell office:value-type="float" office:value="316.16" calcext:value-type="float">
            <text:p>316,16</text:p>
          </table:table-cell>
          <table:table-cell office:value-type="float" office:value="0" calcext:value-type="float">
            <text:p>0</text:p>
          </table:table-cell>
          <table:table-cell office:value-type="float" office:value="163.26" calcext:value-type="float">
            <text:p>163,26</text:p>
          </table:table-cell>
          <table:table-cell office:value-type="float" office:value="365.62" calcext:value-type="float">
            <text:p>365,62</text:p>
          </table:table-cell>
          <table:table-cell office:value-type="float" office:value="0" calcext:value-type="float">
            <text:p>0</text:p>
          </table:table-cell>
          <table:table-cell office:value-type="float" office:value="429.56" calcext:value-type="float">
            <text:p>429,56</text:p>
          </table:table-cell>
          <table:table-cell office:value-type="float" office:value="0" calcext:value-type="float">
            <text:p>0</text:p>
          </table:table-cell>
          <table:table-cell office:value-type="float" office:value="186.75" calcext:value-type="float">
            <text:p>186,75</text:p>
          </table:table-cell>
          <table:table-cell office:value-type="float" office:value="0" calcext:value-type="float">
            <text:p>0</text:p>
          </table:table-cell>
          <table:table-cell office:value-type="float" office:value="302.62" calcext:value-type="float">
            <text:p>302,62</text:p>
          </table:table-cell>
          <table:table-cell table:style-name="ce9" office:value-type="float" office:value="9554" calcext:value-type="float">
            <text:p>9554</text:p>
          </table:table-cell>
          <table:table-cell table:style-name="ce4" office:value-type="float" office:value="48822" calcext:value-type="float">
            <text:p>4882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52.39" calcext:value-type="float">
            <text:p>252,39</text:p>
          </table:table-cell>
          <table:table-cell office:value-type="float" office:value="0" calcext:value-type="float">
            <text:p>0</text:p>
          </table:table-cell>
          <table:table-cell office:value-type="float" office:value="69.21" calcext:value-type="float">
            <text:p>69,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.92" calcext:value-type="float">
            <text:p>15,9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67.96" calcext:value-type="float">
            <text:p>467,96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133" calcext:value-type="float">
            <text:p>9133</text:p>
          </table:table-cell>
          <table:table-cell table:style-name="ce4" office:value-type="float" office:value="46600" calcext:value-type="float">
            <text:p>466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7.73" calcext:value-type="float">
            <text:p>87,73</text:p>
          </table:table-cell>
          <table:table-cell office:value-type="float" office:value="8320.95" calcext:value-type="float">
            <text:p>8320,95</text:p>
          </table:table-cell>
          <table:table-cell office:value-type="float" office:value="30.86" calcext:value-type="float">
            <text:p>30,86</text:p>
          </table:table-cell>
          <table:table-cell office:value-type="float" office:value="4608.84" calcext:value-type="float">
            <text:p>4608,84</text:p>
          </table:table-cell>
          <table:table-cell office:value-type="float" office:value="2360.58" calcext:value-type="float">
            <text:p>2360,58</text:p>
          </table:table-cell>
          <table:table-cell office:value-type="float" office:value="0" calcext:value-type="float">
            <text:p>0</text:p>
          </table:table-cell>
          <table:table-cell office:value-type="float" office:value="327.6" calcext:value-type="float">
            <text:p>327,6</text:p>
          </table:table-cell>
          <table:table-cell office:value-type="float" office:value="0" calcext:value-type="float">
            <text:p>0</text:p>
          </table:table-cell>
          <table:table-cell office:value-type="float" office:value="73.2" calcext:value-type="float">
            <text:p>73,2</text:p>
          </table:table-cell>
          <table:table-cell office:value-type="float" office:value="0" calcext:value-type="float">
            <text:p>0</text:p>
          </table:table-cell>
          <table:table-cell office:value-type="float" office:value="141.64" calcext:value-type="float">
            <text:p>141,64</text:p>
          </table:table-cell>
          <table:table-cell office:value-type="float" office:value="14414.4" calcext:value-type="float">
            <text:p>14414,4</text:p>
          </table:table-cell>
          <table:table-cell office:value-type="float" office:value="0" calcext:value-type="float">
            <text:p>0</text:p>
          </table:table-cell>
          <table:table-cell office:value-type="float" office:value="17538.15" calcext:value-type="float">
            <text:p>17538,15</text:p>
          </table:table-cell>
          <table:table-cell office:value-type="float" office:value="0" calcext:value-type="float">
            <text:p>0</text:p>
          </table:table-cell>
          <table:table-cell office:value-type="float" office:value="658.58" calcext:value-type="float">
            <text:p>658,58</text:p>
          </table:table-cell>
          <table:table-cell office:value-type="float" office:value="0" calcext:value-type="float">
            <text:p>0</text:p>
          </table:table-cell>
          <table:table-cell office:value-type="float" office:value="137.8" calcext:value-type="float">
            <text:p>137,8</text:p>
          </table:table-cell>
          <table:table-cell office:value-type="float" office:value="0" calcext:value-type="float">
            <text:p>0</text:p>
          </table:table-cell>
          <table:table-cell office:value-type="float" office:value="94.54" calcext:value-type="float">
            <text:p>94,54</text:p>
          </table:table-cell>
          <table:table-cell office:value-type="float" office:value="6241.36" calcext:value-type="float">
            <text:p>6241,36</text:p>
          </table:table-cell>
          <table:table-cell office:value-type="float" office:value="6115.25" calcext:value-type="float">
            <text:p>6115,25</text:p>
          </table:table-cell>
          <table:table-cell office:value-type="float" office:value="0" calcext:value-type="float">
            <text:p>0</text:p>
          </table:table-cell>
          <table:table-cell office:value-type="float" office:value="523.23" calcext:value-type="float">
            <text:p>523,23</text:p>
          </table:table-cell>
          <table:table-cell office:value-type="float" office:value="0" calcext:value-type="float">
            <text:p>0</text:p>
          </table:table-cell>
          <table:table-cell office:value-type="float" office:value="352.58" calcext:value-type="float">
            <text:p>352,58</text:p>
          </table:table-cell>
          <table:table-cell office:value-type="float" office:value="0" calcext:value-type="float">
            <text:p>0</text:p>
          </table:table-cell>
          <table:table-cell office:value-type="float" office:value="514.54" calcext:value-type="float">
            <text:p>514,5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4154" calcext:value-type="float">
            <text:p>14154</text:p>
          </table:table-cell>
          <table:table-cell table:style-name="ce4" office:value-type="float" office:value="68448" calcext:value-type="float">
            <text:p>6844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1.05" calcext:value-type="float">
            <text:p>41,05</text:p>
          </table:table-cell>
          <table:table-cell office:value-type="float" office:value="250.96" calcext:value-type="float">
            <text:p>250,96</text:p>
          </table:table-cell>
          <table:table-cell office:value-type="float" office:value="371.56" calcext:value-type="float">
            <text:p>371,56</text:p>
          </table:table-cell>
          <table:table-cell office:value-type="float" office:value="0" calcext:value-type="float">
            <text:p>0</text:p>
          </table:table-cell>
          <table:table-cell office:value-type="float" office:value="1001.5" calcext:value-type="float">
            <text:p>1001,5</text:p>
          </table:table-cell>
          <table:table-cell office:value-type="float" office:value="0" calcext:value-type="float">
            <text:p>0</text:p>
          </table:table-cell>
          <table:table-cell office:value-type="float" office:value="21.16" calcext:value-type="float">
            <text:p>21,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1.06" calcext:value-type="float">
            <text:p>31,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.59" calcext:value-type="float">
            <text:p>44,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6.29" calcext:value-type="float">
            <text:p>176,29</text:p>
          </table:table-cell>
          <table:table-cell table:style-name="ce9" office:value-type="float" office:value="9367" calcext:value-type="float">
            <text:p>9367</text:p>
          </table:table-cell>
          <table:table-cell table:style-name="ce4" office:value-type="float" office:value="47522" calcext:value-type="float">
            <text:p>4752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.7" calcext:value-type="float">
            <text:p>68,7</text:p>
          </table:table-cell>
          <table:table-cell office:value-type="float" office:value="388.98" calcext:value-type="float">
            <text:p>388,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office:value-type="float" office:value="43.02" calcext:value-type="float">
            <text:p>43,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9.77" calcext:value-type="float">
            <text:p>219,7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5.9" calcext:value-type="float">
            <text:p>45,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114" calcext:value-type="float">
            <text:p>9114</text:p>
          </table:table-cell>
          <table:table-cell table:style-name="ce4" office:value-type="float" office:value="46346" calcext:value-type="float">
            <text:p>4634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88.68" calcext:value-type="float">
            <text:p>6388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2" calcext:value-type="float">
            <text:p>25,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8.17" calcext:value-type="float">
            <text:p>2958,17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9" office:value-type="float" office:value="10095" calcext:value-type="float">
            <text:p>10095</text:p>
          </table:table-cell>
          <table:table-cell table:style-name="ce4" office:value-type="float" office:value="51416" calcext:value-type="float">
            <text:p>514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4.16" calcext:value-type="float">
            <text:p>94,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421.75" calcext:value-type="float">
            <text:p>75421,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87.98" calcext:value-type="float">
            <text:p>-487,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12.93" calcext:value-type="float">
            <text:p>612,93</text:p>
          </table:table-cell>
          <table:table-cell office:value-type="float" office:value="0" calcext:value-type="float">
            <text:p>0</text:p>
          </table:table-cell>
          <table:table-cell office:value-type="float" office:value="88544.83" calcext:value-type="float">
            <text:p>88544,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7.99" calcext:value-type="float">
            <text:p>-157,9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8125" calcext:value-type="float">
            <text:p>18125</text:p>
          </table:table-cell>
          <table:table-cell table:style-name="ce4" office:value-type="float" office:value="37274" calcext:value-type="float">
            <text:p>3727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0139.7" calcext:value-type="float">
            <text:p>40139,7</text:p>
          </table:table-cell>
          <table:table-cell office:value-type="float" office:value="402.3" calcext:value-type="float">
            <text:p>402,3</text:p>
          </table:table-cell>
          <table:table-cell office:value-type="float" office:value="14.04" calcext:value-type="float">
            <text:p>14,04</text:p>
          </table:table-cell>
          <table:table-cell office:value-type="float" office:value="221.2" calcext:value-type="float">
            <text:p>221,2</text:p>
          </table:table-cell>
          <table:table-cell office:value-type="float" office:value="0" calcext:value-type="float">
            <text:p>0</text:p>
          </table:table-cell>
          <table:table-cell office:value-type="float" office:value="523.09" calcext:value-type="float">
            <text:p>523,09</text:p>
          </table:table-cell>
          <table:table-cell office:value-type="float" office:value="647.02" calcext:value-type="float">
            <text:p>647,02</text:p>
          </table:table-cell>
          <table:table-cell office:value-type="float" office:value="1957.98" calcext:value-type="float">
            <text:p>1957,98</text:p>
          </table:table-cell>
          <table:table-cell office:value-type="float" office:value="1675.51" calcext:value-type="float">
            <text:p>1675,51</text:p>
          </table:table-cell>
          <table:table-cell office:value-type="float" office:value="0" calcext:value-type="float">
            <text:p>0</text:p>
          </table:table-cell>
          <table:table-cell office:value-type="float" office:value="1042.11" calcext:value-type="float">
            <text:p>1042,11</text:p>
          </table:table-cell>
          <table:table-cell office:value-type="float" office:value="685.34" calcext:value-type="float">
            <text:p>685,34</text:p>
          </table:table-cell>
          <table:table-cell office:value-type="float" office:value="0" calcext:value-type="float">
            <text:p>0</text:p>
          </table:table-cell>
          <table:table-cell office:value-type="float" office:value="354.37" calcext:value-type="float">
            <text:p>354,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8.29" calcext:value-type="float">
            <text:p>118,29</text:p>
          </table:table-cell>
          <table:table-cell office:value-type="float" office:value="25238.21" calcext:value-type="float">
            <text:p>25238,21</text:p>
          </table:table-cell>
          <table:table-cell office:value-type="float" office:value="168.16" calcext:value-type="float">
            <text:p>168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7.06" calcext:value-type="float">
            <text:p>1007,06</text:p>
          </table:table-cell>
          <table:table-cell office:value-type="float" office:value="0" calcext:value-type="float">
            <text:p>0</text:p>
          </table:table-cell>
          <table:table-cell office:value-type="float" office:value="854.74" calcext:value-type="float">
            <text:p>854,74</text:p>
          </table:table-cell>
          <table:table-cell office:value-type="float" office:value="0" calcext:value-type="float">
            <text:p>0</text:p>
          </table:table-cell>
          <table:table-cell office:value-type="float" office:value="210.17" calcext:value-type="float">
            <text:p>210,17</text:p>
          </table:table-cell>
          <table:table-cell office:value-type="float" office:value="0" calcext:value-type="float">
            <text:p>0</text:p>
          </table:table-cell>
          <table:table-cell office:value-type="float" office:value="480.39" calcext:value-type="float">
            <text:p>480,39</text:p>
          </table:table-cell>
          <table:table-cell table:style-name="ce9" office:value-type="float" office:value="16709" calcext:value-type="float">
            <text:p>16709</text:p>
          </table:table-cell>
          <table:table-cell table:style-name="ce4" office:value-type="float" office:value="80408" calcext:value-type="float">
            <text:p>8040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20.95" calcext:value-type="float">
            <text:p>420,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26" calcext:value-type="float">
            <text:p>4,26</text:p>
          </table:table-cell>
          <table:table-cell office:value-type="float" office:value="0" calcext:value-type="float">
            <text:p>0</text:p>
          </table:table-cell>
          <table:table-cell office:value-type="float" office:value="7.81" calcext:value-type="float">
            <text:p>7,81</text:p>
          </table:table-cell>
          <table:table-cell office:value-type="float" office:value="0" calcext:value-type="float">
            <text:p>0</text:p>
          </table:table-cell>
          <table:table-cell office:value-type="float" office:value="71.39" calcext:value-type="float">
            <text:p>71,39</text:p>
          </table:table-cell>
          <table:table-cell office:value-type="float" office:value="24.6" calcext:value-type="float">
            <text:p>24,6</text:p>
          </table:table-cell>
          <table:table-cell office:value-type="float" office:value="0" calcext:value-type="float">
            <text:p>0</text:p>
          </table:table-cell>
          <table:table-cell office:value-type="float" office:value="64.46" calcext:value-type="float">
            <text:p>64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3" calcext:value-type="float">
            <text:p>3,53</text:p>
          </table:table-cell>
          <table:table-cell office:value-type="float" office:value="109.12" calcext:value-type="float">
            <text:p>109,12</text:p>
          </table:table-cell>
          <table:table-cell office:value-type="float" office:value="1453.57" calcext:value-type="float">
            <text:p>1453,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.9" calcext:value-type="float">
            <text:p>112,9</text:p>
          </table:table-cell>
          <table:table-cell office:value-type="float" office:value="0" calcext:value-type="float">
            <text:p>0</text:p>
          </table:table-cell>
          <table:table-cell office:value-type="float" office:value="215.94" calcext:value-type="float">
            <text:p>215,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72" calcext:value-type="float">
            <text:p>56,72</text:p>
          </table:table-cell>
          <table:table-cell table:style-name="ce9" office:value-type="float" office:value="9198" calcext:value-type="float">
            <text:p>9198</text:p>
          </table:table-cell>
          <table:table-cell table:style-name="ce4" office:value-type="float" office:value="46515" calcext:value-type="float">
            <text:p>465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44.67" calcext:value-type="float">
            <text:p>644,67</text:p>
          </table:table-cell>
          <table:table-cell office:value-type="float" office:value="0" calcext:value-type="float">
            <text:p>0</text:p>
          </table:table-cell>
          <table:table-cell office:value-type="float" office:value="15.52" calcext:value-type="float">
            <text:p>15,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.12" calcext:value-type="float">
            <text:p>44,12</text:p>
          </table:table-cell>
          <table:table-cell office:value-type="float" office:value="86.24" calcext:value-type="float">
            <text:p>86,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506.81" calcext:value-type="float">
            <text:p>4506,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6.5" calcext:value-type="float">
            <text:p>396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164" calcext:value-type="float">
            <text:p>9164</text:p>
          </table:table-cell>
          <table:table-cell table:style-name="ce4" office:value-type="float" office:value="45205" calcext:value-type="float">
            <text:p>4520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519.94" calcext:value-type="float">
            <text:p>519,9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86.96" calcext:value-type="float">
            <text:p>386,9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172" calcext:value-type="float">
            <text:p>9172</text:p>
          </table:table-cell>
          <table:table-cell table:style-name="ce4" office:value-type="float" office:value="46563" calcext:value-type="float">
            <text:p>4656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1927.34" calcext:value-type="float">
            <text:p>61927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24" calcext:value-type="float">
            <text:p>44,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.69" calcext:value-type="float">
            <text:p>164,69</text:p>
          </table:table-cell>
          <table:table-cell office:value-type="float" office:value="0" calcext:value-type="float">
            <text:p>0</text:p>
          </table:table-cell>
          <table:table-cell office:value-type="float" office:value="1427.39" calcext:value-type="float">
            <text:p>1427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22" calcext:value-type="float">
            <text:p>65,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29.72" calcext:value-type="float">
            <text:p>1129,72</text:p>
          </table:table-cell>
          <table:table-cell office:value-type="float" office:value="0" calcext:value-type="float">
            <text:p>0</text:p>
          </table:table-cell>
          <table:table-cell office:value-type="float" office:value="109483.01" calcext:value-type="float">
            <text:p>109483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.92" calcext:value-type="float">
            <text:p>267,92</text:p>
          </table:table-cell>
          <table:table-cell office:value-type="float" office:value="0" calcext:value-type="float">
            <text:p>0</text:p>
          </table:table-cell>
          <table:table-cell office:value-type="float" office:value="3407.46" calcext:value-type="float">
            <text:p>3407,46</text:p>
          </table:table-cell>
          <table:table-cell office:value-type="float" office:value="0" calcext:value-type="float">
            <text:p>0</text:p>
          </table:table-cell>
          <table:table-cell office:value-type="float" office:value="54.41" calcext:value-type="float">
            <text:p>54,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8383" calcext:value-type="float">
            <text:p>18383</text:p>
          </table:table-cell>
          <table:table-cell table:style-name="ce4" office:value-type="float" office:value="70671" calcext:value-type="float">
            <text:p>706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2.95" calcext:value-type="float">
            <text:p>62,95</text:p>
          </table:table-cell>
          <table:table-cell office:value-type="float" office:value="161.59" calcext:value-type="float">
            <text:p>161,59</text:p>
          </table:table-cell>
          <table:table-cell office:value-type="float" office:value="988.58" calcext:value-type="float">
            <text:p>988,58</text:p>
          </table:table-cell>
          <table:table-cell office:value-type="float" office:value="356.06" calcext:value-type="float">
            <text:p>356,06</text:p>
          </table:table-cell>
          <table:table-cell office:value-type="float" office:value="82.85" calcext:value-type="float">
            <text:p>82,85</text:p>
          </table:table-cell>
          <table:table-cell office:value-type="float" office:value="1244.37" calcext:value-type="float">
            <text:p>1244,37</text:p>
          </table:table-cell>
          <table:table-cell office:value-type="float" office:value="261.94" calcext:value-type="float">
            <text:p>261,94</text:p>
          </table:table-cell>
          <table:table-cell office:value-type="float" office:value="127.6" calcext:value-type="float">
            <text:p>127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.6" calcext:value-type="float">
            <text:p>182,6</text:p>
          </table:table-cell>
          <table:table-cell office:value-type="float" office:value="0" calcext:value-type="float">
            <text:p>0</text:p>
          </table:table-cell>
          <table:table-cell office:value-type="float" office:value="1752.08" calcext:value-type="float">
            <text:p>1752,08</text:p>
          </table:table-cell>
          <table:table-cell office:value-type="float" office:value="107.6" calcext:value-type="float">
            <text:p>107,6</text:p>
          </table:table-cell>
          <table:table-cell office:value-type="float" office:value="0" calcext:value-type="float">
            <text:p>0</text:p>
          </table:table-cell>
          <table:table-cell office:value-type="float" office:value="158.15" calcext:value-type="float">
            <text:p>158,15</text:p>
          </table:table-cell>
          <table:table-cell office:value-type="float" office:value="0" calcext:value-type="float">
            <text:p>0</text:p>
          </table:table-cell>
          <table:table-cell office:value-type="float" office:value="56.61" calcext:value-type="float">
            <text:p>56,61</text:p>
          </table:table-cell>
          <table:table-cell office:value-type="float" office:value="0" calcext:value-type="float">
            <text:p>0</text:p>
          </table:table-cell>
          <table:table-cell office:value-type="float" office:value="339.51" calcext:value-type="float">
            <text:p>339,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.57" calcext:value-type="float">
            <text:p>142,57</text:p>
          </table:table-cell>
          <table:table-cell office:value-type="float" office:value="19.46" calcext:value-type="float">
            <text:p>19,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692" calcext:value-type="float">
            <text:p>9692</text:p>
          </table:table-cell>
          <table:table-cell table:style-name="ce4" office:value-type="float" office:value="49345" calcext:value-type="float">
            <text:p>4934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21.26" calcext:value-type="float">
            <text:p>1721,26</text:p>
          </table:table-cell>
          <table:table-cell office:value-type="float" office:value="0" calcext:value-type="float">
            <text:p>0</text:p>
          </table:table-cell>
          <table:table-cell office:value-type="float" office:value="23064.44" calcext:value-type="float">
            <text:p>23064,44</text:p>
          </table:table-cell>
          <table:table-cell office:value-type="float" office:value="46.36" calcext:value-type="float">
            <text:p>46,36</text:p>
          </table:table-cell>
          <table:table-cell office:value-type="float" office:value="0" calcext:value-type="float">
            <text:p>0</text:p>
          </table:table-cell>
          <table:table-cell office:value-type="float" office:value="3281.7" calcext:value-type="float">
            <text:p>3281,7</text:p>
          </table:table-cell>
          <table:table-cell office:value-type="float" office:value="267.76" calcext:value-type="float">
            <text:p>267,76</text:p>
          </table:table-cell>
          <table:table-cell office:value-type="float" office:value="0" calcext:value-type="float">
            <text:p>0</text:p>
          </table:table-cell>
          <table:table-cell office:value-type="float" office:value="647.11" calcext:value-type="float">
            <text:p>647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9.12" calcext:value-type="float">
            <text:p>1159,12</text:p>
          </table:table-cell>
          <table:table-cell office:value-type="float" office:value="732.68" calcext:value-type="float">
            <text:p>732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62.61" calcext:value-type="float">
            <text:p>29962,61</text:p>
          </table:table-cell>
          <table:table-cell office:value-type="float" office:value="0" calcext:value-type="float">
            <text:p>0</text:p>
          </table:table-cell>
          <table:table-cell office:value-type="float" office:value="23.4" calcext:value-type="float">
            <text:p>23,4</text:p>
          </table:table-cell>
          <table:table-cell office:value-type="float" office:value="0" calcext:value-type="float">
            <text:p>0</text:p>
          </table:table-cell>
          <table:table-cell office:value-type="float" office:value="303.77" calcext:value-type="float">
            <text:p>303,77</text:p>
          </table:table-cell>
          <table:table-cell office:value-type="float" office:value="1652.39" calcext:value-type="float">
            <text:p>1652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5.62" calcext:value-type="float">
            <text:p>625,62</text:p>
          </table:table-cell>
          <table:table-cell office:value-type="float" office:value="0" calcext:value-type="float">
            <text:p>0</text:p>
          </table:table-cell>
          <table:table-cell office:value-type="float" office:value="549.01" calcext:value-type="float">
            <text:p>549,01</text:p>
          </table:table-cell>
          <table:table-cell office:value-type="float" office:value="0" calcext:value-type="float">
            <text:p>0</text:p>
          </table:table-cell>
          <table:table-cell office:value-type="float" office:value="114.44" calcext:value-type="float">
            <text:p>114,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3399" calcext:value-type="float">
            <text:p>13399</text:p>
          </table:table-cell>
          <table:table-cell table:style-name="ce4" office:value-type="float" office:value="67692" calcext:value-type="float">
            <text:p>6769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95.24" calcext:value-type="float">
            <text:p>10695,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64" calcext:value-type="float">
            <text:p>57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.99" calcext:value-type="float">
            <text:p>182,9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606.07" calcext:value-type="float">
            <text:p>2606,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0669" calcext:value-type="float">
            <text:p>10669</text:p>
          </table:table-cell>
          <table:table-cell table:style-name="ce4" office:value-type="float" office:value="61469" calcext:value-type="float">
            <text:p>6146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704.07" calcext:value-type="float">
            <text:p>704,0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.33" calcext:value-type="float">
            <text:p>100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9" calcext:value-type="float">
            <text:p>30,59</text:p>
          </table:table-cell>
          <table:table-cell office:value-type="float" office:value="1799.56" calcext:value-type="float">
            <text:p>1799,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556" calcext:value-type="float">
            <text:p>9556</text:p>
          </table:table-cell>
          <table:table-cell table:style-name="ce4" office:value-type="float" office:value="48701" calcext:value-type="float">
            <text:p>487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7.13" calcext:value-type="float">
            <text:p>187,13</text:p>
          </table:table-cell>
          <table:table-cell office:value-type="float" office:value="0" calcext:value-type="float">
            <text:p>0</text:p>
          </table:table-cell>
          <table:table-cell office:value-type="float" office:value="4258.95" calcext:value-type="float">
            <text:p>4258,95</text:p>
          </table:table-cell>
          <table:table-cell office:value-type="float" office:value="356.1" calcext:value-type="float">
            <text:p>356,1</text:p>
          </table:table-cell>
          <table:table-cell office:value-type="float" office:value="0" calcext:value-type="float">
            <text:p>0</text:p>
          </table:table-cell>
          <table:table-cell office:value-type="float" office:value="7266" calcext:value-type="float">
            <text:p>7266</text:p>
          </table:table-cell>
          <table:table-cell office:value-type="float" office:value="1051.68" calcext:value-type="float">
            <text:p>1051,68</text:p>
          </table:table-cell>
          <table:table-cell office:value-type="float" office:value="39.96" calcext:value-type="float">
            <text:p>39,96</text:p>
          </table:table-cell>
          <table:table-cell office:value-type="float" office:value="18.29" calcext:value-type="float">
            <text:p>18,29</text:p>
          </table:table-cell>
          <table:table-cell office:value-type="float" office:value="0" calcext:value-type="float">
            <text:p>0</text:p>
          </table:table-cell>
          <table:table-cell office:value-type="float" office:value="8.53" calcext:value-type="float">
            <text:p>8,53</text:p>
          </table:table-cell>
          <table:table-cell office:value-type="float" office:value="284.87" calcext:value-type="float">
            <text:p>284,87</text:p>
          </table:table-cell>
          <table:table-cell office:value-type="float" office:value="889.08" calcext:value-type="float">
            <text:p>889,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7.3" calcext:value-type="float">
            <text:p>1187,3</text:p>
          </table:table-cell>
          <table:table-cell office:value-type="float" office:value="0" calcext:value-type="float">
            <text:p>0</text:p>
          </table:table-cell>
          <table:table-cell office:value-type="float" office:value="20.75" calcext:value-type="float">
            <text:p>20,75</text:p>
          </table:table-cell>
          <table:table-cell office:value-type="float" office:value="0" calcext:value-type="float">
            <text:p>0</text:p>
          </table:table-cell>
          <table:table-cell office:value-type="float" office:value="84.88" calcext:value-type="float">
            <text:p>84,88</text:p>
          </table:table-cell>
          <table:table-cell office:value-type="float" office:value="179.16" calcext:value-type="float">
            <text:p>179,16</text:p>
          </table:table-cell>
          <table:table-cell office:value-type="float" office:value="0" calcext:value-type="float">
            <text:p>0</text:p>
          </table:table-cell>
          <table:table-cell office:value-type="float" office:value="233.28" calcext:value-type="float">
            <text:p>233,28</text:p>
          </table:table-cell>
          <table:table-cell office:value-type="float" office:value="238.52" calcext:value-type="float">
            <text:p>238,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9" calcext:value-type="float">
            <text:p>65,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1164" calcext:value-type="float">
            <text:p>11164</text:p>
          </table:table-cell>
          <table:table-cell table:style-name="ce4" office:value-type="float" office:value="58756" calcext:value-type="float">
            <text:p>5875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8.24" calcext:value-type="float">
            <text:p>78,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.71" calcext:value-type="float">
            <text:p>185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47" calcext:value-type="float">
            <text:p>73,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44" calcext:value-type="float">
            <text:p>5,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.19" calcext:value-type="float">
            <text:p>56,19</text:p>
          </table:table-cell>
          <table:table-cell office:value-type="float" office:value="424.84" calcext:value-type="float">
            <text:p>424,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32" calcext:value-type="float">
            <text:p>7,3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169" calcext:value-type="float">
            <text:p>9169</text:p>
          </table:table-cell>
          <table:table-cell table:style-name="ce4" office:value-type="float" office:value="46820" calcext:value-type="float">
            <text:p>4682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41.41" calcext:value-type="float">
            <text:p>3541,4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193.24" calcext:value-type="float">
            <text:p>3193,2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9" office:value-type="float" office:value="9529" calcext:value-type="float">
            <text:p>9529</text:p>
          </table:table-cell>
          <table:table-cell table:style-name="ce4" office:value-type="float" office:value="45949" calcext:value-type="float">
            <text:p>4594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74.35" calcext:value-type="float">
            <text:p>174,35</text:p>
          </table:table-cell>
          <table:table-cell office:value-type="float" office:value="0" calcext:value-type="float">
            <text:p>0</text:p>
          </table:table-cell>
          <table:table-cell office:value-type="float" office:value="93.53" calcext:value-type="float">
            <text:p>93,53</text:p>
          </table:table-cell>
          <table:table-cell office:value-type="float" office:value="1036.83" calcext:value-type="float">
            <text:p>1036,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0.77" calcext:value-type="float">
            <text:p>340,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.6" calcext:value-type="float">
            <text:p>35,6</text:p>
          </table:table-cell>
          <table:table-cell office:value-type="float" office:value="142.98" calcext:value-type="float">
            <text:p>142,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.8" calcext:value-type="float">
            <text:p>57,8</text:p>
          </table:table-cell>
          <table:table-cell office:value-type="float" office:value="0" calcext:value-type="float">
            <text:p>0</text:p>
          </table:table-cell>
          <table:table-cell office:value-type="float" office:value="17.93" calcext:value-type="float">
            <text:p>17,93</text:p>
          </table:table-cell>
          <table:table-cell office:value-type="float" office:value="11.99" calcext:value-type="float">
            <text:p>11,99</text:p>
          </table:table-cell>
          <table:table-cell office:value-type="float" office:value="24.83" calcext:value-type="float">
            <text:p>24,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466" calcext:value-type="float">
            <text:p>9466</text:p>
          </table:table-cell>
          <table:table-cell table:style-name="ce4" office:value-type="float" office:value="48066" calcext:value-type="float">
            <text:p>4806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9.71" calcext:value-type="float">
            <text:p>49,71</text:p>
          </table:table-cell>
          <table:table-cell office:value-type="float" office:value="83.74" calcext:value-type="float">
            <text:p>83,74</text:p>
          </table:table-cell>
          <table:table-cell office:value-type="float" office:value="1198.53" calcext:value-type="float">
            <text:p>1198,53</text:p>
          </table:table-cell>
          <table:table-cell office:value-type="float" office:value="185.06" calcext:value-type="float">
            <text:p>185,06</text:p>
          </table:table-cell>
          <table:table-cell office:value-type="float" office:value="73.78" calcext:value-type="float">
            <text:p>73,78</text:p>
          </table:table-cell>
          <table:table-cell office:value-type="float" office:value="51.66" calcext:value-type="float">
            <text:p>51,66</text:p>
          </table:table-cell>
          <table:table-cell office:value-type="float" office:value="20.25" calcext:value-type="float">
            <text:p>20,25</text:p>
          </table:table-cell>
          <table:table-cell office:value-type="float" office:value="175.17" calcext:value-type="float">
            <text:p>175,1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21.9" calcext:value-type="float">
            <text:p>121,9</text:p>
          </table:table-cell>
          <table:table-cell office:value-type="float" office:value="827.55" calcext:value-type="float">
            <text:p>827,55</text:p>
          </table:table-cell>
          <table:table-cell office:value-type="float" office:value="0" calcext:value-type="float">
            <text:p>0</text:p>
          </table:table-cell>
          <table:table-cell office:value-type="float" office:value="12.93" calcext:value-type="float">
            <text:p>12,93</text:p>
          </table:table-cell>
          <table:table-cell office:value-type="float" office:value="3.77" calcext:value-type="float">
            <text:p>3,77</text:p>
          </table:table-cell>
          <table:table-cell office:value-type="float" office:value="1068.02" calcext:value-type="float">
            <text:p>1068,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5.63" calcext:value-type="float">
            <text:p>465,63</text:p>
          </table:table-cell>
          <table:table-cell office:value-type="float" office:value="423.45" calcext:value-type="float">
            <text:p>423,45</text:p>
          </table:table-cell>
          <table:table-cell office:value-type="float" office:value="0" calcext:value-type="float">
            <text:p>0</text:p>
          </table:table-cell>
          <table:table-cell office:value-type="float" office:value="167.18" calcext:value-type="float">
            <text:p>167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0.83" calcext:value-type="float">
            <text:p>-120,83</text:p>
          </table:table-cell>
          <table:table-cell office:value-type="float" office:value="0" calcext:value-type="float">
            <text:p>0</text:p>
          </table:table-cell>
          <table:table-cell office:value-type="float" office:value="5.61" calcext:value-type="float">
            <text:p>5,61</text:p>
          </table:table-cell>
          <table:table-cell office:value-type="float" office:value="58.89" calcext:value-type="float">
            <text:p>58,89</text:p>
          </table:table-cell>
          <table:table-cell office:value-type="float" office:value="262.01" calcext:value-type="float">
            <text:p>262,01</text:p>
          </table:table-cell>
          <table:table-cell table:style-name="ce9" office:value-type="float" office:value="9608" calcext:value-type="float">
            <text:p>9608</text:p>
          </table:table-cell>
          <table:table-cell table:style-name="ce4" office:value-type="float" office:value="50277" calcext:value-type="float">
            <text:p>5027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.64" calcext:value-type="float">
            <text:p>8,64</text:p>
          </table:table-cell>
          <table:table-cell office:value-type="float" office:value="323.88" calcext:value-type="float">
            <text:p>323,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7.48" calcext:value-type="float">
            <text:p>747,48</text:p>
          </table:table-cell>
          <table:table-cell office:value-type="float" office:value="80.82" calcext:value-type="float">
            <text:p>80,82</text:p>
          </table:table-cell>
          <table:table-cell office:value-type="float" office:value="135.52" calcext:value-type="float">
            <text:p>135,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3" calcext:value-type="float">
            <text:p>53,3</text:p>
          </table:table-cell>
          <table:table-cell office:value-type="float" office:value="2792.99" calcext:value-type="float">
            <text:p>2792,99</text:p>
          </table:table-cell>
          <table:table-cell office:value-type="float" office:value="457.5" calcext:value-type="float">
            <text:p>457,5</text:p>
          </table:table-cell>
          <table:table-cell office:value-type="float" office:value="6863.5" calcext:value-type="float">
            <text:p>6863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.26" calcext:value-type="float">
            <text:p>140,26</text:p>
          </table:table-cell>
          <table:table-cell office:value-type="float" office:value="0" calcext:value-type="float">
            <text:p>0</text:p>
          </table:table-cell>
          <table:table-cell office:value-type="float" office:value="1104.31" calcext:value-type="float">
            <text:p>1104,31</text:p>
          </table:table-cell>
          <table:table-cell office:value-type="float" office:value="37.31" calcext:value-type="float">
            <text:p>37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8.25" calcext:value-type="float">
            <text:p>1688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7.72" calcext:value-type="float">
            <text:p>517,72</text:p>
          </table:table-cell>
          <table:table-cell office:value-type="float" office:value="10.83" calcext:value-type="float">
            <text:p>10,83</text:p>
          </table:table-cell>
          <table:table-cell office:value-type="float" office:value="194.93" calcext:value-type="float">
            <text:p>194,93</text:p>
          </table:table-cell>
          <table:table-cell table:style-name="ce9" office:value-type="float" office:value="11495" calcext:value-type="float">
            <text:p>11495</text:p>
          </table:table-cell>
          <table:table-cell table:style-name="ce4" office:value-type="float" office:value="56846" calcext:value-type="float">
            <text:p>5684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869.31" calcext:value-type="float">
            <text:p>1869,31</text:p>
          </table:table-cell>
          <table:table-cell office:value-type="float" office:value="0" calcext:value-type="float">
            <text:p>0</text:p>
          </table:table-cell>
          <table:table-cell office:value-type="float" office:value="13824.76" calcext:value-type="float">
            <text:p>13824,76</text:p>
          </table:table-cell>
          <table:table-cell office:value-type="float" office:value="25.17" calcext:value-type="float">
            <text:p>25,17</text:p>
          </table:table-cell>
          <table:table-cell office:value-type="float" office:value="0" calcext:value-type="float">
            <text:p>0</text:p>
          </table:table-cell>
          <table:table-cell office:value-type="float" office:value="8804.63" calcext:value-type="float">
            <text:p>8804,63</text:p>
          </table:table-cell>
          <table:table-cell office:value-type="float" office:value="517.93" calcext:value-type="float">
            <text:p>517,93</text:p>
          </table:table-cell>
          <table:table-cell office:value-type="float" office:value="88.33" calcext:value-type="float">
            <text:p>88,33</text:p>
          </table:table-cell>
          <table:table-cell office:value-type="float" office:value="70.74" calcext:value-type="float">
            <text:p>70,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3.44" calcext:value-type="float">
            <text:p>763,44</text:p>
          </table:table-cell>
          <table:table-cell office:value-type="float" office:value="1493.63" calcext:value-type="float">
            <text:p>1493,63</text:p>
          </table:table-cell>
          <table:table-cell office:value-type="float" office:value="98.59" calcext:value-type="float">
            <text:p>98,59</text:p>
          </table:table-cell>
          <table:table-cell office:value-type="float" office:value="0" calcext:value-type="float">
            <text:p>0</text:p>
          </table:table-cell>
          <table:table-cell office:value-type="float" office:value="14597.48" calcext:value-type="float">
            <text:p>14597,48</text:p>
          </table:table-cell>
          <table:table-cell office:value-type="float" office:value="0" calcext:value-type="float">
            <text:p>0</text:p>
          </table:table-cell>
          <table:table-cell office:value-type="float" office:value="14.08" calcext:value-type="float">
            <text:p>14,08</text:p>
          </table:table-cell>
          <table:table-cell office:value-type="float" office:value="144.61" calcext:value-type="float">
            <text:p>144,61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555.71" calcext:value-type="float">
            <text:p>555,71</text:p>
          </table:table-cell>
          <table:table-cell office:value-type="float" office:value="0" calcext:value-type="float">
            <text:p>0</text:p>
          </table:table-cell>
          <table:table-cell office:value-type="float" office:value="158.08" calcext:value-type="float">
            <text:p>158,08</text:p>
          </table:table-cell>
          <table:table-cell office:value-type="float" office:value="335.93" calcext:value-type="float">
            <text:p>335,93</text:p>
          </table:table-cell>
          <table:table-cell office:value-type="float" office:value="6.04" calcext:value-type="float">
            <text:p>6,04</text:p>
          </table:table-cell>
          <table:table-cell office:value-type="float" office:value="0" calcext:value-type="float">
            <text:p>0</text:p>
          </table:table-cell>
          <table:table-cell office:value-type="float" office:value="52.86" calcext:value-type="float">
            <text:p>52,8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2788" calcext:value-type="float">
            <text:p>12788</text:p>
          </table:table-cell>
          <table:table-cell table:style-name="ce4" office:value-type="float" office:value="66984" calcext:value-type="float">
            <text:p>6698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742.09" calcext:value-type="float">
            <text:p>1742,0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33.65" calcext:value-type="float">
            <text:p>1633,65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9" office:value-type="float" office:value="9467" calcext:value-type="float">
            <text:p>9467</text:p>
          </table:table-cell>
          <table:table-cell table:style-name="ce4" office:value-type="float" office:value="48885" calcext:value-type="float">
            <text:p>4888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68.36" calcext:value-type="float">
            <text:p>3268,36</text:p>
          </table:table-cell>
          <table:table-cell office:value-type="float" office:value="80.97" calcext:value-type="float">
            <text:p>80,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.05" calcext:value-type="float">
            <text:p>23,05</text:p>
          </table:table-cell>
          <table:table-cell office:value-type="float" office:value="536.92" calcext:value-type="float">
            <text:p>536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7" calcext:value-type="float">
            <text:p>9,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22" calcext:value-type="float">
            <text:p>19,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01" calcext:value-type="float">
            <text:p>36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3" calcext:value-type="float">
            <text:p>1,9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560" calcext:value-type="float">
            <text:p>9560</text:p>
          </table:table-cell>
          <table:table-cell table:style-name="ce4" office:value-type="float" office:value="48856" calcext:value-type="float">
            <text:p>4885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95.64" calcext:value-type="float">
            <text:p>795,64</text:p>
          </table:table-cell>
          <table:table-cell office:value-type="float" office:value="30.62" calcext:value-type="float">
            <text:p>30,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2.15" calcext:value-type="float">
            <text:p>202,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.92" calcext:value-type="float">
            <text:p>72,92</text:p>
          </table:table-cell>
          <table:table-cell office:value-type="float" office:value="0" calcext:value-type="float">
            <text:p>0</text:p>
          </table:table-cell>
          <table:table-cell office:value-type="float" office:value="39.75" calcext:value-type="float">
            <text:p>39,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81" calcext:value-type="float">
            <text:p>21,8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260" calcext:value-type="float">
            <text:p>9260</text:p>
          </table:table-cell>
          <table:table-cell table:style-name="ce4" office:value-type="float" office:value="47153" calcext:value-type="float">
            <text:p>4715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13.12" calcext:value-type="float">
            <text:p>313,12</text:p>
          </table:table-cell>
          <table:table-cell office:value-type="float" office:value="542.43" calcext:value-type="float">
            <text:p>542,43</text:p>
          </table:table-cell>
          <table:table-cell office:value-type="float" office:value="1340.79" calcext:value-type="float">
            <text:p>1340,79</text:p>
          </table:table-cell>
          <table:table-cell office:value-type="float" office:value="10122.5" calcext:value-type="float">
            <text:p>10122,5</text:p>
          </table:table-cell>
          <table:table-cell office:value-type="float" office:value="1742.14" calcext:value-type="float">
            <text:p>1742,1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1.71" calcext:value-type="float">
            <text:p>41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52.26" calcext:value-type="float">
            <text:p>9852,26</text:p>
          </table:table-cell>
          <table:table-cell office:value-type="float" office:value="0" calcext:value-type="float">
            <text:p>0</text:p>
          </table:table-cell>
          <table:table-cell office:value-type="float" office:value="130.72" calcext:value-type="float">
            <text:p>130,72</text:p>
          </table:table-cell>
          <table:table-cell office:value-type="float" office:value="0" calcext:value-type="float">
            <text:p>0</text:p>
          </table:table-cell>
          <table:table-cell office:value-type="float" office:value="198.87" calcext:value-type="float">
            <text:p>198,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9.46" calcext:value-type="float">
            <text:p>179,46</text:p>
          </table:table-cell>
          <table:table-cell office:value-type="float" office:value="2020.31" calcext:value-type="float">
            <text:p>2020,31</text:p>
          </table:table-cell>
          <table:table-cell office:value-type="float" office:value="0" calcext:value-type="float">
            <text:p>0</text:p>
          </table:table-cell>
          <table:table-cell office:value-type="float" office:value="28.06" calcext:value-type="float">
            <text:p>28,0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2.96" calcext:value-type="float">
            <text:p>52,9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1822" calcext:value-type="float">
            <text:p>11822</text:p>
          </table:table-cell>
          <table:table-cell table:style-name="ce4" office:value-type="float" office:value="62707" calcext:value-type="float">
            <text:p>6270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07.84" calcext:value-type="float">
            <text:p>1107,84</text:p>
          </table:table-cell>
          <table:table-cell office:value-type="float" office:value="62.77" calcext:value-type="float">
            <text:p>62,77</text:p>
          </table:table-cell>
          <table:table-cell office:value-type="float" office:value="350.35" calcext:value-type="float">
            <text:p>350,35</text:p>
          </table:table-cell>
          <table:table-cell office:value-type="float" office:value="42.31" calcext:value-type="float">
            <text:p>42,31</text:p>
          </table:table-cell>
          <table:table-cell office:value-type="float" office:value="0" calcext:value-type="float">
            <text:p>0</text:p>
          </table:table-cell>
          <table:table-cell office:value-type="float" office:value="6.17" calcext:value-type="float">
            <text:p>6,17</text:p>
          </table:table-cell>
          <table:table-cell office:value-type="float" office:value="357.71" calcext:value-type="float">
            <text:p>357,71</text:p>
          </table:table-cell>
          <table:table-cell office:value-type="float" office:value="83.95" calcext:value-type="float">
            <text:p>83,95</text:p>
          </table:table-cell>
          <table:table-cell office:value-type="float" office:value="47.58" calcext:value-type="float">
            <text:p>47,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.99" calcext:value-type="float">
            <text:p>128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.28" calcext:value-type="float">
            <text:p>193,28</text:p>
          </table:table-cell>
          <table:table-cell office:value-type="float" office:value="0" calcext:value-type="float">
            <text:p>0</text:p>
          </table:table-cell>
          <table:table-cell office:value-type="float" office:value="27.28" calcext:value-type="float">
            <text:p>27,28</text:p>
          </table:table-cell>
          <table:table-cell office:value-type="float" office:value="0" calcext:value-type="float">
            <text:p>0</text:p>
          </table:table-cell>
          <table:table-cell office:value-type="float" office:value="438.7" calcext:value-type="float">
            <text:p>438,7</text:p>
          </table:table-cell>
          <table:table-cell office:value-type="float" office:value="417.55" calcext:value-type="float">
            <text:p>417,5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.98" calcext:value-type="float">
            <text:p>6,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.98" calcext:value-type="float">
            <text:p>8,98</text:p>
          </table:table-cell>
          <table:table-cell table:style-name="ce9" office:value-type="float" office:value="9431" calcext:value-type="float">
            <text:p>9431</text:p>
          </table:table-cell>
          <table:table-cell table:style-name="ce4" office:value-type="float" office:value="48116" calcext:value-type="float">
            <text:p>4811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396.25" calcext:value-type="float">
            <text:p>396,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2.99" calcext:value-type="float">
            <text:p>242,99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9" office:value-type="float" office:value="9142" calcext:value-type="float">
            <text:p>9142</text:p>
          </table:table-cell>
          <table:table-cell table:style-name="ce4" office:value-type="float" office:value="46654" calcext:value-type="float">
            <text:p>4665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38.44" calcext:value-type="float">
            <text:p>1038,44</text:p>
          </table:table-cell>
          <table:table-cell office:value-type="float" office:value="611.57" calcext:value-type="float">
            <text:p>611,57</text:p>
          </table:table-cell>
          <table:table-cell office:value-type="float" office:value="2200.9" calcext:value-type="float">
            <text:p>2200,9</text:p>
          </table:table-cell>
          <table:table-cell office:value-type="float" office:value="1083.91" calcext:value-type="float">
            <text:p>1083,91</text:p>
          </table:table-cell>
          <table:table-cell office:value-type="float" office:value="0" calcext:value-type="float">
            <text:p>0</text:p>
          </table:table-cell>
          <table:table-cell office:value-type="float" office:value="132.01" calcext:value-type="float">
            <text:p>132,01</text:p>
          </table:table-cell>
          <table:table-cell office:value-type="float" office:value="611.76" calcext:value-type="float">
            <text:p>611,76</text:p>
          </table:table-cell>
          <table:table-cell office:value-type="float" office:value="0" calcext:value-type="float">
            <text:p>0</text:p>
          </table:table-cell>
          <table:table-cell office:value-type="float" office:value="9.92" calcext:value-type="float">
            <text:p>9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03" calcext:value-type="float">
            <text:p>158,03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9" office:value-type="float" office:value="9859" calcext:value-type="float">
            <text:p>9859</text:p>
          </table:table-cell>
          <table:table-cell table:style-name="ce4" office:value-type="float" office:value="51317" calcext:value-type="float">
            <text:p>5131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23.14" calcext:value-type="float">
            <text:p>323,14</text:p>
          </table:table-cell>
          <table:table-cell office:value-type="float" office:value="10191.14" calcext:value-type="float">
            <text:p>10191,14</text:p>
          </table:table-cell>
          <table:table-cell office:value-type="float" office:value="51397.49" calcext:value-type="float">
            <text:p>51397,49</text:p>
          </table:table-cell>
          <table:table-cell office:value-type="float" office:value="28315.97" calcext:value-type="float">
            <text:p>28315,97</text:p>
          </table:table-cell>
          <table:table-cell office:value-type="float" office:value="1.84" calcext:value-type="float">
            <text:p>1,84</text:p>
          </table:table-cell>
          <table:table-cell office:value-type="float" office:value="1765.65" calcext:value-type="float">
            <text:p>1765,65</text:p>
          </table:table-cell>
          <table:table-cell office:value-type="float" office:value="0" calcext:value-type="float">
            <text:p>0</text:p>
          </table:table-cell>
          <table:table-cell office:value-type="float" office:value="66.19" calcext:value-type="float">
            <text:p>66,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49.99" calcext:value-type="float">
            <text:p>9549,99</text:p>
          </table:table-cell>
          <table:table-cell office:value-type="float" office:value="0" calcext:value-type="float">
            <text:p>0</text:p>
          </table:table-cell>
          <table:table-cell office:value-type="float" office:value="298.14" calcext:value-type="float">
            <text:p>298,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88.67" calcext:value-type="float">
            <text:p>688,67</text:p>
          </table:table-cell>
          <table:table-cell office:value-type="float" office:value="6325.11" calcext:value-type="float">
            <text:p>6325,11</text:p>
          </table:table-cell>
          <table:table-cell office:value-type="float" office:value="12614.93" calcext:value-type="float">
            <text:p>12614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59" calcext:value-type="float">
            <text:p>72,59</text:p>
          </table:table-cell>
          <table:table-cell office:value-type="float" office:value="0" calcext:value-type="float">
            <text:p>0</text:p>
          </table:table-cell>
          <table:table-cell office:value-type="float" office:value="149.52" calcext:value-type="float">
            <text:p>149,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26532" calcext:value-type="float">
            <text:p>26532</text:p>
          </table:table-cell>
          <table:table-cell table:style-name="ce4" office:value-type="float" office:value="123333" calcext:value-type="float">
            <text:p>1233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13.54" calcext:value-type="float">
            <text:p>7713,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.48" calcext:value-type="float">
            <text:p>163,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235.88" calcext:value-type="float">
            <text:p>12235,8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8.25" calcext:value-type="float">
            <text:p>108,2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10240" calcext:value-type="float">
            <text:p>10240</text:p>
          </table:table-cell>
          <table:table-cell table:style-name="ce4" office:value-type="float" office:value="51337" calcext:value-type="float">
            <text:p>5133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196.2" calcext:value-type="float">
            <text:p>6196,2</text:p>
          </table:table-cell>
          <table:table-cell office:value-type="float" office:value="553.13" calcext:value-type="float">
            <text:p>553,13</text:p>
          </table:table-cell>
          <table:table-cell office:value-type="float" office:value="202.62" calcext:value-type="float">
            <text:p>202,62</text:p>
          </table:table-cell>
          <table:table-cell office:value-type="float" office:value="24.02" calcext:value-type="float">
            <text:p>24,02</text:p>
          </table:table-cell>
          <table:table-cell office:value-type="float" office:value="0" calcext:value-type="float">
            <text:p>0</text:p>
          </table:table-cell>
          <table:table-cell office:value-type="float" office:value="3813.24" calcext:value-type="float">
            <text:p>3813,24</text:p>
          </table:table-cell>
          <table:table-cell office:value-type="float" office:value="2707.54" calcext:value-type="float">
            <text:p>2707,54</text:p>
          </table:table-cell>
          <table:table-cell office:value-type="float" office:value="606.81" calcext:value-type="float">
            <text:p>606,81</text:p>
          </table:table-cell>
          <table:table-cell office:value-type="float" office:value="479.63" calcext:value-type="float">
            <text:p>479,63</text:p>
          </table:table-cell>
          <table:table-cell office:value-type="float" office:value="0" calcext:value-type="float">
            <text:p>0</text:p>
          </table:table-cell>
          <table:table-cell office:value-type="float" office:value="258.02" calcext:value-type="float">
            <text:p>258,02</text:p>
          </table:table-cell>
          <table:table-cell office:value-type="float" office:value="53.78" calcext:value-type="float">
            <text:p>53,78</text:p>
          </table:table-cell>
          <table:table-cell office:value-type="float" office:value="1284.62" calcext:value-type="float">
            <text:p>1284,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3" calcext:value-type="float">
            <text:p>17,53</text:p>
          </table:table-cell>
          <table:table-cell office:value-type="float" office:value="0" calcext:value-type="float">
            <text:p>0</text:p>
          </table:table-cell>
          <table:table-cell office:value-type="float" office:value="110.76" calcext:value-type="float">
            <text:p>110,76</text:p>
          </table:table-cell>
          <table:table-cell office:value-type="float" office:value="1012.66" calcext:value-type="float">
            <text:p>1012,66</text:p>
          </table:table-cell>
          <table:table-cell office:value-type="float" office:value="5628.13" calcext:value-type="float">
            <text:p>5628,13</text:p>
          </table:table-cell>
          <table:table-cell office:value-type="float" office:value="130.63" calcext:value-type="float">
            <text:p>130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5.6" calcext:value-type="float">
            <text:p>2335,6</text:p>
          </table:table-cell>
          <table:table-cell office:value-type="float" office:value="0" calcext:value-type="float">
            <text:p>0</text:p>
          </table:table-cell>
          <table:table-cell office:value-type="float" office:value="163.75" calcext:value-type="float">
            <text:p>163,75</text:p>
          </table:table-cell>
          <table:table-cell office:value-type="float" office:value="0" calcext:value-type="float">
            <text:p>0</text:p>
          </table:table-cell>
          <table:table-cell office:value-type="float" office:value="80.86" calcext:value-type="float">
            <text:p>80,86</text:p>
          </table:table-cell>
          <table:table-cell office:value-type="float" office:value="12.03" calcext:value-type="float">
            <text:p>12,03</text:p>
          </table:table-cell>
          <table:table-cell office:value-type="float" office:value="169.48" calcext:value-type="float">
            <text:p>169,48</text:p>
          </table:table-cell>
          <table:table-cell table:style-name="ce9" office:value-type="float" office:value="12718" calcext:value-type="float">
            <text:p>12718</text:p>
          </table:table-cell>
          <table:table-cell table:style-name="ce4" office:value-type="float" office:value="62759" calcext:value-type="float">
            <text:p>6275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84" calcext:value-type="float">
            <text:p>46,84</text:p>
          </table:table-cell>
          <table:table-cell office:value-type="float" office:value="5225.14" calcext:value-type="float">
            <text:p>5225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.97" calcext:value-type="float">
            <text:p>481,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9.71" calcext:value-type="float">
            <text:p>209,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.75" calcext:value-type="float">
            <text:p>24,7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.69" calcext:value-type="float">
            <text:p>11,69</text:p>
          </table:table-cell>
          <table:table-cell office:value-type="float" office:value="0" calcext:value-type="float">
            <text:p>0</text:p>
          </table:table-cell>
          <table:table-cell office:value-type="float" office:value="14.05" calcext:value-type="float">
            <text:p>14,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147" calcext:value-type="float">
            <text:p>10147</text:p>
          </table:table-cell>
          <table:table-cell table:style-name="ce4" office:value-type="float" office:value="52149" calcext:value-type="float">
            <text:p>521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3" calcext:value-type="float">
            <text:p>24,33</text:p>
          </table:table-cell>
          <table:table-cell office:value-type="float" office:value="56.77" calcext:value-type="float">
            <text:p>56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2" calcext:value-type="float">
            <text:p>29,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54" calcext:value-type="float">
            <text:p>15,54</text:p>
          </table:table-cell>
          <table:table-cell office:value-type="float" office:value="422.32" calcext:value-type="float">
            <text:p>422,32</text:p>
          </table:table-cell>
          <table:table-cell office:value-type="float" office:value="0" calcext:value-type="float">
            <text:p>0</text:p>
          </table:table-cell>
          <table:table-cell office:value-type="float" office:value="5.56" calcext:value-type="float">
            <text:p>5,56</text:p>
          </table:table-cell>
          <table:table-cell office:value-type="float" office:value="0" calcext:value-type="float">
            <text:p>0</text:p>
          </table:table-cell>
          <table:table-cell office:value-type="float" office:value="395.73" calcext:value-type="float">
            <text:p>395,73</text:p>
          </table:table-cell>
          <table:table-cell office:value-type="float" office:value="0" calcext:value-type="float">
            <text:p>0</text:p>
          </table:table-cell>
          <table:table-cell office:value-type="float" office:value="111.85" calcext:value-type="float">
            <text:p>111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2" calcext:value-type="float">
            <text:p>12,22</text:p>
          </table:table-cell>
          <table:table-cell office:value-type="float" office:value="0" calcext:value-type="float">
            <text:p>0</text:p>
          </table:table-cell>
          <table:table-cell office:value-type="float" office:value="232.93" calcext:value-type="float">
            <text:p>232,93</text:p>
          </table:table-cell>
          <table:table-cell office:value-type="float" office:value="29.45" calcext:value-type="float">
            <text:p>29,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15" calcext:value-type="float">
            <text:p>28,15</text:p>
          </table:table-cell>
          <table:table-cell office:value-type="float" office:value="0" calcext:value-type="float">
            <text:p>0</text:p>
          </table:table-cell>
          <table:table-cell office:value-type="float" office:value="19.64" calcext:value-type="float">
            <text:p>19,64</text:p>
          </table:table-cell>
          <table:table-cell table:style-name="ce9" office:value-type="float" office:value="9052" calcext:value-type="float">
            <text:p>9052</text:p>
          </table:table-cell>
          <table:table-cell table:style-name="ce4" office:value-type="float" office:value="46057" calcext:value-type="float">
            <text:p>4605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72.44" calcext:value-type="float">
            <text:p>372,44</text:p>
          </table:table-cell>
          <table:table-cell office:value-type="float" office:value="51.05" calcext:value-type="float">
            <text:p>51,05</text:p>
          </table:table-cell>
          <table:table-cell office:value-type="float" office:value="0" calcext:value-type="float">
            <text:p>0</text:p>
          </table:table-cell>
          <table:table-cell office:value-type="float" office:value="-36.82" calcext:value-type="float">
            <text:p>-36,82</text:p>
          </table:table-cell>
          <table:table-cell office:value-type="float" office:value="0" calcext:value-type="float">
            <text:p>0</text:p>
          </table:table-cell>
          <table:table-cell office:value-type="float" office:value="-407.6" calcext:value-type="float">
            <text:p>-407,6</text:p>
          </table:table-cell>
          <table:table-cell office:value-type="float" office:value="407.28" calcext:value-type="float">
            <text:p>407,28</text:p>
          </table:table-cell>
          <table:table-cell office:value-type="float" office:value="0" calcext:value-type="float">
            <text:p>0</text:p>
          </table:table-cell>
          <table:table-cell office:value-type="float" office:value="-6.22" calcext:value-type="float">
            <text:p>-6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2.91" calcext:value-type="float">
            <text:p>8062,91</text:p>
          </table:table-cell>
          <table:table-cell office:value-type="float" office:value="1415.7" calcext:value-type="float">
            <text:p>1415,7</text:p>
          </table:table-cell>
          <table:table-cell office:value-type="float" office:value="8198.81" calcext:value-type="float">
            <text:p>8198,81</text:p>
          </table:table-cell>
          <table:table-cell office:value-type="float" office:value="0" calcext:value-type="float">
            <text:p>0</text:p>
          </table:table-cell>
          <table:table-cell office:value-type="float" office:value="254.32" calcext:value-type="float">
            <text:p>254,32</text:p>
          </table:table-cell>
          <table:table-cell office:value-type="float" office:value="0" calcext:value-type="float">
            <text:p>0</text:p>
          </table:table-cell>
          <table:table-cell office:value-type="float" office:value="431.77" calcext:value-type="float">
            <text:p>431,77</text:p>
          </table:table-cell>
          <table:table-cell office:value-type="float" office:value="1271.74" calcext:value-type="float">
            <text:p>1271,74</text:p>
          </table:table-cell>
          <table:table-cell office:value-type="float" office:value="22075.19" calcext:value-type="float">
            <text:p>22075,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.26" calcext:value-type="float">
            <text:p>184,26</text:p>
          </table:table-cell>
          <table:table-cell office:value-type="float" office:value="0" calcext:value-type="float">
            <text:p>0</text:p>
          </table:table-cell>
          <table:table-cell office:value-type="float" office:value="477.84" calcext:value-type="float">
            <text:p>477,84</text:p>
          </table:table-cell>
          <table:table-cell office:value-type="float" office:value="0" calcext:value-type="float">
            <text:p>0</text:p>
          </table:table-cell>
          <table:table-cell office:value-type="float" office:value="155.2" calcext:value-type="float">
            <text:p>155,2</text:p>
          </table:table-cell>
          <table:table-cell office:value-type="float" office:value="0" calcext:value-type="float">
            <text:p>0</text:p>
          </table:table-cell>
          <table:table-cell office:value-type="float" office:value="28.05" calcext:value-type="float">
            <text:p>28,05</text:p>
          </table:table-cell>
          <table:table-cell table:style-name="ce9" office:value-type="float" office:value="11798" calcext:value-type="float">
            <text:p>11798</text:p>
          </table:table-cell>
          <table:table-cell table:style-name="ce4" office:value-type="float" office:value="56892" calcext:value-type="float">
            <text:p>5689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4.79" calcext:value-type="float">
            <text:p>354,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71.38" calcext:value-type="float">
            <text:p>471,38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9" office:value-type="float" office:value="9162" calcext:value-type="float">
            <text:p>9162</text:p>
          </table:table-cell>
          <table:table-cell table:style-name="ce4" office:value-type="float" office:value="46922" calcext:value-type="float">
            <text:p>4692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480.68" calcext:value-type="float">
            <text:p>480,68</text:p>
          </table:table-cell>
          <table:table-cell office:value-type="float" office:value="55.8" calcext:value-type="float">
            <text:p>55,8</text:p>
          </table:table-cell>
          <table:table-cell office:value-type="float" office:value="0" calcext:value-type="float">
            <text:p>0</text:p>
          </table:table-cell>
          <table:table-cell office:value-type="float" office:value="1928.76" calcext:value-type="float">
            <text:p>1928,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9.88" calcext:value-type="float">
            <text:p>219,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53" calcext:value-type="float">
            <text:p>54,53</text:p>
          </table:table-cell>
          <table:table-cell office:value-type="float" office:value="0" calcext:value-type="float">
            <text:p>0</text:p>
          </table:table-cell>
          <table:table-cell office:value-type="float" office:value="176.68" calcext:value-type="float">
            <text:p>176,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99.68" calcext:value-type="float">
            <text:p>3499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81" calcext:value-type="float">
            <text:p>49,81</text:p>
          </table:table-cell>
          <table:table-cell office:value-type="float" office:value="71.15" calcext:value-type="float">
            <text:p>71,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917" calcext:value-type="float">
            <text:p>10917</text:p>
          </table:table-cell>
          <table:table-cell table:style-name="ce4" office:value-type="float" office:value="52605" calcext:value-type="float">
            <text:p>5260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6" calcext:value-type="float">
            <text:p>6,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4.19" calcext:value-type="float">
            <text:p>104,19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9" office:value-type="float" office:value="9101" calcext:value-type="float">
            <text:p>9101</text:p>
          </table:table-cell>
          <table:table-cell table:style-name="ce4" office:value-type="float" office:value="46480" calcext:value-type="float">
            <text:p>4648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946.98" calcext:value-type="float">
            <text:p>2946,98</text:p>
          </table:table-cell>
          <table:table-cell office:value-type="float" office:value="877.47" calcext:value-type="float">
            <text:p>877,47</text:p>
          </table:table-cell>
          <table:table-cell office:value-type="float" office:value="1080.09" calcext:value-type="float">
            <text:p>1080,09</text:p>
          </table:table-cell>
          <table:table-cell office:value-type="float" office:value="1682.7" calcext:value-type="float">
            <text:p>1682,7</text:p>
          </table:table-cell>
          <table:table-cell office:value-type="float" office:value="0" calcext:value-type="float">
            <text:p>0</text:p>
          </table:table-cell>
          <table:table-cell office:value-type="float" office:value="931.53" calcext:value-type="float">
            <text:p>931,53</text:p>
          </table:table-cell>
          <table:table-cell office:value-type="float" office:value="72.28" calcext:value-type="float">
            <text:p>72,28</text:p>
          </table:table-cell>
          <table:table-cell office:value-type="float" office:value="1649.66" calcext:value-type="float">
            <text:p>1649,66</text:p>
          </table:table-cell>
          <table:table-cell office:value-type="float" office:value="97.01" calcext:value-type="float">
            <text:p>97,01</text:p>
          </table:table-cell>
          <table:table-cell office:value-type="float" office:value="0" calcext:value-type="float">
            <text:p>0</text:p>
          </table:table-cell>
          <table:table-cell office:value-type="float" office:value="263.9" calcext:value-type="float">
            <text:p>263,9</text:p>
          </table:table-cell>
          <table:table-cell office:value-type="float" office:value="1242.07" calcext:value-type="float">
            <text:p>1242,07</text:p>
          </table:table-cell>
          <table:table-cell office:value-type="float" office:value="339.83" calcext:value-type="float">
            <text:p>339,83</text:p>
          </table:table-cell>
          <table:table-cell office:value-type="float" office:value="400.42" calcext:value-type="float">
            <text:p>400,42</text:p>
          </table:table-cell>
          <table:table-cell office:value-type="float" office:value="0" calcext:value-type="float">
            <text:p>0</text:p>
          </table:table-cell>
          <table:table-cell office:value-type="float" office:value="951.86" calcext:value-type="float">
            <text:p>951,86</text:p>
          </table:table-cell>
          <table:table-cell office:value-type="float" office:value="0" calcext:value-type="float">
            <text:p>0</text:p>
          </table:table-cell>
          <table:table-cell office:value-type="float" office:value="64.27" calcext:value-type="float">
            <text:p>64,27</text:p>
          </table:table-cell>
          <table:table-cell office:value-type="float" office:value="0" calcext:value-type="float">
            <text:p>0</text:p>
          </table:table-cell>
          <table:table-cell office:value-type="float" office:value="9253.77" calcext:value-type="float">
            <text:p>9253,77</text:p>
          </table:table-cell>
          <table:table-cell office:value-type="float" office:value="224.36" calcext:value-type="float">
            <text:p>224,36</text:p>
          </table:table-cell>
          <table:table-cell office:value-type="float" office:value="8651.78" calcext:value-type="float">
            <text:p>8651,78</text:p>
          </table:table-cell>
          <table:table-cell office:value-type="float" office:value="505.79" calcext:value-type="float">
            <text:p>505,79</text:p>
          </table:table-cell>
          <table:table-cell office:value-type="float" office:value="195.36" calcext:value-type="float">
            <text:p>195,36</text:p>
          </table:table-cell>
          <table:table-cell office:value-type="float" office:value="0" calcext:value-type="float">
            <text:p>0</text:p>
          </table:table-cell>
          <table:table-cell office:value-type="float" office:value="474.92" calcext:value-type="float">
            <text:p>474,92</text:p>
          </table:table-cell>
          <table:table-cell office:value-type="float" office:value="0" calcext:value-type="float">
            <text:p>0</text:p>
          </table:table-cell>
          <table:table-cell office:value-type="float" office:value="320.41" calcext:value-type="float">
            <text:p>320,41</text:p>
          </table:table-cell>
          <table:table-cell office:value-type="float" office:value="0" calcext:value-type="float">
            <text:p>0</text:p>
          </table:table-cell>
          <table:table-cell office:value-type="float" office:value="141.61" calcext:value-type="float">
            <text:p>141,61</text:p>
          </table:table-cell>
          <table:table-cell table:style-name="ce9" office:value-type="float" office:value="10463" calcext:value-type="float">
            <text:p>10463</text:p>
          </table:table-cell>
          <table:table-cell table:style-name="ce4" office:value-type="float" office:value="51722" calcext:value-type="float">
            <text:p>5172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8.96" calcext:value-type="float">
            <text:p>458,9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59.4" calcext:value-type="float">
            <text:p>859,4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9" office:value-type="float" office:value="9351" calcext:value-type="float">
            <text:p>9351</text:p>
          </table:table-cell>
          <table:table-cell table:style-name="ce4" office:value-type="float" office:value="49006" calcext:value-type="float">
            <text:p>4900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2204.57" calcext:value-type="float">
            <text:p>52204,57</text:p>
          </table:table-cell>
          <table:table-cell office:value-type="float" office:value="94.69" calcext:value-type="float">
            <text:p>94,69</text:p>
          </table:table-cell>
          <table:table-cell office:value-type="float" office:value="755.34" calcext:value-type="float">
            <text:p>755,34</text:p>
          </table:table-cell>
          <table:table-cell office:value-type="float" office:value="4730.58" calcext:value-type="float">
            <text:p>4730,58</text:p>
          </table:table-cell>
          <table:table-cell office:value-type="float" office:value="0" calcext:value-type="float">
            <text:p>0</text:p>
          </table:table-cell>
          <table:table-cell office:value-type="float" office:value="1077.64" calcext:value-type="float">
            <text:p>1077,64</text:p>
          </table:table-cell>
          <table:table-cell office:value-type="float" office:value="49.01" calcext:value-type="float">
            <text:p>49,01</text:p>
          </table:table-cell>
          <table:table-cell office:value-type="float" office:value="14.71" calcext:value-type="float">
            <text:p>14,71</text:p>
          </table:table-cell>
          <table:table-cell office:value-type="float" office:value="8853.45" calcext:value-type="float">
            <text:p>8853,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7.24" calcext:value-type="float">
            <text:p>1487,24</text:p>
          </table:table-cell>
          <table:table-cell office:value-type="float" office:value="47503.8" calcext:value-type="float">
            <text:p>47503,8</text:p>
          </table:table-cell>
          <table:table-cell office:value-type="float" office:value="1939.15" calcext:value-type="float">
            <text:p>1939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76" calcext:value-type="float">
            <text:p>21,76</text:p>
          </table:table-cell>
          <table:table-cell office:value-type="float" office:value="0" calcext:value-type="float">
            <text:p>0</text:p>
          </table:table-cell>
          <table:table-cell office:value-type="float" office:value="70558.07" calcext:value-type="float">
            <text:p>70558,07</text:p>
          </table:table-cell>
          <table:table-cell office:value-type="float" office:value="487.18" calcext:value-type="float">
            <text:p>487,18</text:p>
          </table:table-cell>
          <table:table-cell office:value-type="float" office:value="0" calcext:value-type="float">
            <text:p>0</text:p>
          </table:table-cell>
          <table:table-cell office:value-type="float" office:value="489.4" calcext:value-type="float">
            <text:p>489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58.94" calcext:value-type="float">
            <text:p>6658,9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23379" calcext:value-type="float">
            <text:p>23379</text:p>
          </table:table-cell>
          <table:table-cell table:style-name="ce4" office:value-type="float" office:value="84488" calcext:value-type="float">
            <text:p>8448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15.12" calcext:value-type="float">
            <text:p>615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48" calcext:value-type="float">
            <text:p>63,48</text:p>
          </table:table-cell>
          <table:table-cell office:value-type="float" office:value="0" calcext:value-type="float">
            <text:p>0</text:p>
          </table:table-cell>
          <table:table-cell office:value-type="float" office:value="13.75" calcext:value-type="float">
            <text:p>13,75</text:p>
          </table:table-cell>
          <table:table-cell office:value-type="float" office:value="406.47" calcext:value-type="float">
            <text:p>406,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2.5" calcext:value-type="float">
            <text:p>892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1.54" calcext:value-type="float">
            <text:p>71,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57" calcext:value-type="float">
            <text:p>55,5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358" calcext:value-type="float">
            <text:p>9358</text:p>
          </table:table-cell>
          <table:table-cell table:style-name="ce4" office:value-type="float" office:value="47804" calcext:value-type="float">
            <text:p>4780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866.28" calcext:value-type="float">
            <text:p>3866,28</text:p>
          </table:table-cell>
          <table:table-cell office:value-type="float" office:value="0" calcext:value-type="float">
            <text:p>0</text:p>
          </table:table-cell>
          <table:table-cell office:value-type="float" office:value="296.82" calcext:value-type="float">
            <text:p>296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84" calcext:value-type="float">
            <text:p>148,84</text:p>
          </table:table-cell>
          <table:table-cell office:value-type="float" office:value="6.06" calcext:value-type="float">
            <text:p>6,06</text:p>
          </table:table-cell>
          <table:table-cell office:value-type="float" office:value="0" calcext:value-type="float">
            <text:p>0</text:p>
          </table:table-cell>
          <table:table-cell office:value-type="float" office:value="10.36" calcext:value-type="float">
            <text:p>10,36</text:p>
          </table:table-cell>
          <table:table-cell office:value-type="float" office:value="0" calcext:value-type="float">
            <text:p>0</text:p>
          </table:table-cell>
          <table:table-cell office:value-type="float" office:value="57.19" calcext:value-type="float">
            <text:p>57,19</text:p>
          </table:table-cell>
          <table:table-cell office:value-type="float" office:value="0" calcext:value-type="float">
            <text:p>0</text:p>
          </table:table-cell>
          <table:table-cell office:value-type="float" office:value="198.73" calcext:value-type="float">
            <text:p>198,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24" calcext:value-type="float">
            <text:p>11,24</text:p>
          </table:table-cell>
          <table:table-cell office:value-type="float" office:value="0" calcext:value-type="float">
            <text:p>0</text:p>
          </table:table-cell>
          <table:table-cell office:value-type="float" office:value="17543.23" calcext:value-type="float">
            <text:p>17543,23</text:p>
          </table:table-cell>
          <table:table-cell office:value-type="float" office:value="150.43" calcext:value-type="float">
            <text:p>150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63" calcext:value-type="float">
            <text:p>13,63</text:p>
          </table:table-cell>
          <table:table-cell office:value-type="float" office:value="0" calcext:value-type="float">
            <text:p>0</text:p>
          </table:table-cell>
          <table:table-cell office:value-type="float" office:value="1814.45" calcext:value-type="float">
            <text:p>1814,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7.63" calcext:value-type="float">
            <text:p>747,63</text:p>
          </table:table-cell>
          <table:table-cell table:style-name="ce9" office:value-type="float" office:value="9762" calcext:value-type="float">
            <text:p>9762</text:p>
          </table:table-cell>
          <table:table-cell table:style-name="ce4" office:value-type="float" office:value="45325" calcext:value-type="float">
            <text:p>453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957.88" calcext:value-type="float">
            <text:p>4957,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2.47" calcext:value-type="float">
            <text:p>3282,47</text:p>
          </table:table-cell>
          <table:table-cell office:value-type="float" office:value="8150.92" calcext:value-type="float">
            <text:p>8150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2" calcext:value-type="float">
            <text:p>20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.32" calcext:value-type="float">
            <text:p>700,32</text:p>
          </table:table-cell>
          <table:table-cell office:value-type="float" office:value="10845.84" calcext:value-type="float">
            <text:p>10845,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8.38" calcext:value-type="float">
            <text:p>368,38</text:p>
          </table:table-cell>
          <table:table-cell office:value-type="float" office:value="0" calcext:value-type="float">
            <text:p>0</text:p>
          </table:table-cell>
          <table:table-cell office:value-type="float" office:value="2653.55" calcext:value-type="float">
            <text:p>2653,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6" calcext:value-type="float">
            <text:p>36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2439" calcext:value-type="float">
            <text:p>12439</text:p>
          </table:table-cell>
          <table:table-cell table:style-name="ce4" office:value-type="float" office:value="59542" calcext:value-type="float">
            <text:p>5954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<text:s text:c="5"/></text:p>
          </table:table-cell>
          <table:table-cell office:value-type="float" office:value="67.76" calcext:value-type="float">
            <text:p>67,7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9.94" calcext:value-type="float">
            <text:p>89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.6" calcext:value-type="float">
            <text:p>19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.9" calcext:value-type="float">
            <text:p>123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1" calcext:value-type="float">
            <text:p>29,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116" calcext:value-type="float">
            <text:p>9116</text:p>
          </table:table-cell>
          <table:table-cell table:style-name="ce4" office:value-type="float" office:value="46625" calcext:value-type="float">
            <text:p>466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9.55" calcext:value-type="float">
            <text:p>159,55</text:p>
          </table:table-cell>
          <table:table-cell office:value-type="float" office:value="0" calcext:value-type="float">
            <text:p>0</text:p>
          </table:table-cell>
          <table:table-cell office:value-type="float" office:value="27.38" calcext:value-type="float">
            <text:p>27,3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902.47" calcext:value-type="float">
            <text:p>902,47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124" calcext:value-type="float">
            <text:p>9124</text:p>
          </table:table-cell>
          <table:table-cell table:style-name="ce4" office:value-type="float" office:value="46482" calcext:value-type="float">
            <text:p>4648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8.28" calcext:value-type="float">
            <text:p>258,28</text:p>
          </table:table-cell>
          <table:table-cell office:value-type="float" office:value="0" calcext:value-type="float">
            <text:p>0</text:p>
          </table:table-cell>
          <table:table-cell office:value-type="float" office:value="16.81" calcext:value-type="float">
            <text:p>16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9.93" calcext:value-type="float">
            <text:p>2629,93</text:p>
          </table:table-cell>
          <table:table-cell office:value-type="float" office:value="145.56" calcext:value-type="float">
            <text:p>145,56</text:p>
          </table:table-cell>
          <table:table-cell office:value-type="float" office:value="19.19" calcext:value-type="float">
            <text:p>19,19</text:p>
          </table:table-cell>
          <table:table-cell office:value-type="float" office:value="26.18" calcext:value-type="float">
            <text:p>26,18</text:p>
          </table:table-cell>
          <table:table-cell office:value-type="float" office:value="0" calcext:value-type="float">
            <text:p>0</text:p>
          </table:table-cell>
          <table:table-cell office:value-type="float" office:value="17.96" calcext:value-type="float">
            <text:p>17,96</text:p>
          </table:table-cell>
          <table:table-cell office:value-type="float" office:value="13.2" calcext:value-type="float">
            <text:p>13,2</text:p>
          </table:table-cell>
          <table:table-cell office:value-type="float" office:value="2913.23" calcext:value-type="float">
            <text:p>2913,23</text:p>
          </table:table-cell>
          <table:table-cell office:value-type="float" office:value="152.5" calcext:value-type="float">
            <text:p>152,5</text:p>
          </table:table-cell>
          <table:table-cell office:value-type="float" office:value="0" calcext:value-type="float">
            <text:p>0</text:p>
          </table:table-cell>
          <table:table-cell office:value-type="float" office:value="277.89" calcext:value-type="float">
            <text:p>277,89</text:p>
          </table:table-cell>
          <table:table-cell office:value-type="float" office:value="0" calcext:value-type="float">
            <text:p>0</text:p>
          </table:table-cell>
          <table:table-cell office:value-type="float" office:value="21.12" calcext:value-type="float">
            <text:p>21,12</text:p>
          </table:table-cell>
          <table:table-cell office:value-type="float" office:value="0" calcext:value-type="float">
            <text:p>0</text:p>
          </table:table-cell>
          <table:table-cell office:value-type="float" office:value="328.38" calcext:value-type="float">
            <text:p>328,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58" calcext:value-type="float">
            <text:p>80,58</text:p>
          </table:table-cell>
          <table:table-cell office:value-type="float" office:value="0" calcext:value-type="float">
            <text:p>0</text:p>
          </table:table-cell>
          <table:table-cell office:value-type="float" office:value="-4.88" calcext:value-type="float">
            <text:p>-4,88</text:p>
          </table:table-cell>
          <table:table-cell office:value-type="float" office:value="0" calcext:value-type="float">
            <text:p>0</text:p>
          </table:table-cell>
          <table:table-cell office:value-type="float" office:value="11.18" calcext:value-type="float">
            <text:p>11,18</text:p>
          </table:table-cell>
          <table:table-cell office:value-type="float" office:value="0" calcext:value-type="float">
            <text:p>0</text:p>
          </table:table-cell>
          <table:table-cell office:value-type="float" office:value="9.03" calcext:value-type="float">
            <text:p>9,03</text:p>
          </table:table-cell>
          <table:table-cell table:style-name="ce9" office:value-type="float" office:value="9767" calcext:value-type="float">
            <text:p>9767</text:p>
          </table:table-cell>
          <table:table-cell table:style-name="ce4" office:value-type="float" office:value="49246" calcext:value-type="float">
            <text:p>4924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85.02" calcext:value-type="float">
            <text:p>285,0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73.98" calcext:value-type="float">
            <text:p>73,98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117" calcext:value-type="float">
            <text:p>9117</text:p>
          </table:table-cell>
          <table:table-cell table:style-name="ce4" office:value-type="float" office:value="46585" calcext:value-type="float">
            <text:p>4658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67.66" calcext:value-type="float">
            <text:p>1067,66</text:p>
          </table:table-cell>
          <table:table-cell office:value-type="float" office:value="0" calcext:value-type="float">
            <text:p>0</text:p>
          </table:table-cell>
          <table:table-cell office:value-type="float" office:value="132.03" calcext:value-type="float">
            <text:p>132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15.26" calcext:value-type="float">
            <text:p>20415,26</text:p>
          </table:table-cell>
          <table:table-cell office:value-type="float" office:value="480.58" calcext:value-type="float">
            <text:p>480,58</text:p>
          </table:table-cell>
          <table:table-cell office:value-type="float" office:value="0" calcext:value-type="float">
            <text:p>0</text:p>
          </table:table-cell>
          <table:table-cell office:value-type="float" office:value="15.54" calcext:value-type="float">
            <text:p>15,54</text:p>
          </table:table-cell>
          <table:table-cell office:value-type="float" office:value="0" calcext:value-type="float">
            <text:p>0</text:p>
          </table:table-cell>
          <table:table-cell office:value-type="float" office:value="9.08" calcext:value-type="float">
            <text:p>9,08</text:p>
          </table:table-cell>
          <table:table-cell office:value-type="float" office:value="0" calcext:value-type="float">
            <text:p>0</text:p>
          </table:table-cell>
          <table:table-cell office:value-type="float" office:value="22417.06" calcext:value-type="float">
            <text:p>22417,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.76" calcext:value-type="float">
            <text:p>119,76</text:p>
          </table:table-cell>
          <table:table-cell office:value-type="float" office:value="0" calcext:value-type="float">
            <text:p>0</text:p>
          </table:table-cell>
          <table:table-cell office:value-type="float" office:value="1693.23" calcext:value-type="float">
            <text:p>1693,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5.09" calcext:value-type="float">
            <text:p>495,09</text:p>
          </table:table-cell>
          <table:table-cell office:value-type="float" office:value="0" calcext:value-type="float">
            <text:p>0</text:p>
          </table:table-cell>
          <table:table-cell office:value-type="float" office:value="51.08" calcext:value-type="float">
            <text:p>51,0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3658" calcext:value-type="float">
            <text:p>13658</text:p>
          </table:table-cell>
          <table:table-cell table:style-name="ce4" office:value-type="float" office:value="66317" calcext:value-type="float">
            <text:p>6631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55.83" calcext:value-type="float">
            <text:p>55,8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4.27" calcext:value-type="float">
            <text:p>14,2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087" calcext:value-type="float">
            <text:p>9087</text:p>
          </table:table-cell>
          <table:table-cell table:style-name="ce4" office:value-type="float" office:value="46386" calcext:value-type="float">
            <text:p>4638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.52" calcext:value-type="float">
            <text:p>543,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9.75" calcext:value-type="float">
            <text:p>259,75</text:p>
          </table:table-cell>
          <table:table-cell office:value-type="float" office:value="41.18" calcext:value-type="float">
            <text:p>41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11" calcext:value-type="float">
            <text:p>95,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.45" calcext:value-type="float">
            <text:p>313,45</text:p>
          </table:table-cell>
          <table:table-cell office:value-type="float" office:value="32.32" calcext:value-type="float">
            <text:p>32,3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258" calcext:value-type="float">
            <text:p>9258</text:p>
          </table:table-cell>
          <table:table-cell table:style-name="ce4" office:value-type="float" office:value="47209" calcext:value-type="float">
            <text:p>4720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<text:s text:c="5"/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.25" calcext:value-type="float">
            <text:p>83,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98" calcext:value-type="float">
            <text:p>1,98</text:p>
          </table:table-cell>
          <table:table-cell office:value-type="float" office:value="305.16" calcext:value-type="float">
            <text:p>305,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6.82" calcext:value-type="float">
            <text:p>26,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88" calcext:value-type="float">
            <text:p>4,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132" calcext:value-type="float">
            <text:p>9132</text:p>
          </table:table-cell>
          <table:table-cell table:style-name="ce4" office:value-type="float" office:value="49315" calcext:value-type="float">
            <text:p>493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797.29" calcext:value-type="float">
            <text:p>16797,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.29" calcext:value-type="float">
            <text:p>87,29</text:p>
          </table:table-cell>
          <table:table-cell office:value-type="float" office:value="0" calcext:value-type="float">
            <text:p>0</text:p>
          </table:table-cell>
          <table:table-cell office:value-type="float" office:value="342.56" calcext:value-type="float">
            <text:p>342,5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6265.65" calcext:value-type="float">
            <text:p>66265,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6.34" calcext:value-type="float">
            <text:p>296,34</text:p>
          </table:table-cell>
          <table:table-cell office:value-type="float" office:value="0" calcext:value-type="float">
            <text:p>0</text:p>
          </table:table-cell>
          <table:table-cell office:value-type="float" office:value="411.63" calcext:value-type="float">
            <text:p>411,6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3188" calcext:value-type="float">
            <text:p>13188</text:p>
          </table:table-cell>
          <table:table-cell table:style-name="ce4" office:value-type="float" office:value="57357" calcext:value-type="float">
            <text:p>5735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4.07" calcext:value-type="float">
            <text:p>604,07</text:p>
          </table:table-cell>
          <table:table-cell office:value-type="float" office:value="34.53" calcext:value-type="float">
            <text:p>34,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office:value-type="float" office:value="3493.1" calcext:value-type="float">
            <text:p>3493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.93" calcext:value-type="float">
            <text:p>9,93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5.46" calcext:value-type="float">
            <text:p>475,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88" calcext:value-type="float">
            <text:p>6,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589" calcext:value-type="float">
            <text:p>9589</text:p>
          </table:table-cell>
          <table:table-cell table:style-name="ce4" office:value-type="float" office:value="48102" calcext:value-type="float">
            <text:p>4810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3.97" calcext:value-type="float">
            <text:p>13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.3" calcext:value-type="float">
            <text:p>201,3</text:p>
          </table:table-cell>
          <table:table-cell office:value-type="float" office:value="25.01" calcext:value-type="float">
            <text:p>25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.28" calcext:value-type="float">
            <text:p>80,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4.44" calcext:value-type="float">
            <text:p>24,4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156" calcext:value-type="float">
            <text:p>9156</text:p>
          </table:table-cell>
          <table:table-cell table:style-name="ce4" office:value-type="float" office:value="46625" calcext:value-type="float">
            <text:p>466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7.22" calcext:value-type="float">
            <text:p>117,22</text:p>
          </table:table-cell>
          <table:table-cell office:value-type="float" office:value="0" calcext:value-type="float">
            <text:p>0</text:p>
          </table:table-cell>
          <table:table-cell office:value-type="float" office:value="979.16" calcext:value-type="float">
            <text:p>979,16</text:p>
          </table:table-cell>
          <table:table-cell office:value-type="float" office:value="6.15" calcext:value-type="float">
            <text:p>6,15</text:p>
          </table:table-cell>
          <table:table-cell office:value-type="float" office:value="0" calcext:value-type="float">
            <text:p>0</text:p>
          </table:table-cell>
          <table:table-cell office:value-type="float" office:value="27.57" calcext:value-type="float">
            <text:p>27,57</text:p>
          </table:table-cell>
          <table:table-cell office:value-type="float" office:value="1027.56" calcext:value-type="float">
            <text:p>1027,56</text:p>
          </table:table-cell>
          <table:table-cell office:value-type="float" office:value="76.25" calcext:value-type="float">
            <text:p>76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" calcext:value-type="float">
            <text:p>8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3.34" calcext:value-type="float">
            <text:p>1853,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.4" calcext:value-type="float">
            <text:p>64,4</text:p>
          </table:table-cell>
          <table:table-cell office:value-type="float" office:value="313.59" calcext:value-type="float">
            <text:p>313,59</text:p>
          </table:table-cell>
          <table:table-cell office:value-type="float" office:value="0" calcext:value-type="float">
            <text:p>0</text:p>
          </table:table-cell>
          <table:table-cell office:value-type="float" office:value="112.86" calcext:value-type="float">
            <text:p>112,86</text:p>
          </table:table-cell>
          <table:table-cell office:value-type="float" office:value="10.03" calcext:value-type="float">
            <text:p>10,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77" calcext:value-type="float">
            <text:p>73,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595" calcext:value-type="float">
            <text:p>9595</text:p>
          </table:table-cell>
          <table:table-cell table:style-name="ce4" office:value-type="float" office:value="48410" calcext:value-type="float">
            <text:p>484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370.55" calcext:value-type="float">
            <text:p>55370,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2.57" calcext:value-type="float">
            <text:p>402,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03.16" calcext:value-type="float">
            <text:p>55003,16</text:p>
          </table:table-cell>
          <table:table-cell office:value-type="float" office:value="0" calcext:value-type="float">
            <text:p>0</text:p>
          </table:table-cell>
          <table:table-cell office:value-type="float" office:value="664.29" calcext:value-type="float">
            <text:p>664,2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38.9" calcext:value-type="float">
            <text:p>338,9</text:p>
          </table:table-cell>
          <table:table-cell office:value-type="float" office:value="0" calcext:value-type="float">
            <text:p>0</text:p>
          </table:table-cell>
          <table:table-cell office:value-type="float" office:value="83.95" calcext:value-type="float">
            <text:p>83,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21840" calcext:value-type="float">
            <text:p>21840</text:p>
          </table:table-cell>
          <table:table-cell table:style-name="ce4" office:value-type="float" office:value="128761" calcext:value-type="float">
            <text:p>12876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.12" calcext:value-type="float">
            <text:p>132,12</text:p>
          </table:table-cell>
          <table:table-cell office:value-type="float" office:value="156.03" calcext:value-type="float">
            <text:p>156,0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4.57" calcext:value-type="float">
            <text:p>54,57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9" office:value-type="float" office:value="9128" calcext:value-type="float">
            <text:p>9128</text:p>
          </table:table-cell>
          <table:table-cell table:style-name="ce4" office:value-type="float" office:value="46803" calcext:value-type="float">
            <text:p>4680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077.23" calcext:value-type="float">
            <text:p>3077,23</text:p>
          </table:table-cell>
          <table:table-cell office:value-type="float" office:value="0" calcext:value-type="float">
            <text:p>0</text:p>
          </table:table-cell>
          <table:table-cell office:value-type="float" office:value="34.99" calcext:value-type="float">
            <text:p>34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1" calcext:value-type="float">
            <text:p>13,41</text:p>
          </table:table-cell>
          <table:table-cell office:value-type="float" office:value="70.15" calcext:value-type="float">
            <text:p>70,15</text:p>
          </table:table-cell>
          <table:table-cell office:value-type="float" office:value="0" calcext:value-type="float">
            <text:p>0</text:p>
          </table:table-cell>
          <table:table-cell office:value-type="float" office:value="24.1" calcext:value-type="float">
            <text:p>24,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9.3" calcext:value-type="float">
            <text:p>79,3</text:p>
          </table:table-cell>
          <table:table-cell office:value-type="float" office:value="0" calcext:value-type="float">
            <text:p>0</text:p>
          </table:table-cell>
          <table:table-cell office:value-type="float" office:value="207.24" calcext:value-type="float">
            <text:p>207,24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445" calcext:value-type="float">
            <text:p>9445</text:p>
          </table:table-cell>
          <table:table-cell table:style-name="ce4" office:value-type="float" office:value="48231" calcext:value-type="float">
            <text:p>4823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863.77" calcext:value-type="float">
            <text:p>863,77</text:p>
          </table:table-cell>
          <table:table-cell office:value-type="float" office:value="85.82" calcext:value-type="float">
            <text:p>85,82</text:p>
          </table:table-cell>
          <table:table-cell office:value-type="float" office:value="0" calcext:value-type="float">
            <text:p>0</text:p>
          </table:table-cell>
          <table:table-cell office:value-type="float" office:value="670.69" calcext:value-type="float">
            <text:p>670,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49.75" calcext:value-type="float">
            <text:p>1849,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.06" calcext:value-type="float">
            <text:p>38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.75" calcext:value-type="float">
            <text:p>481,75</text:p>
          </table:table-cell>
          <table:table-cell office:value-type="float" office:value="9851.83" calcext:value-type="float">
            <text:p>9851,83</text:p>
          </table:table-cell>
          <table:table-cell office:value-type="float" office:value="444.65" calcext:value-type="float">
            <text:p>444,65</text:p>
          </table:table-cell>
          <table:table-cell office:value-type="float" office:value="22.61" calcext:value-type="float">
            <text:p>22,6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47.28" calcext:value-type="float">
            <text:p>247,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325" calcext:value-type="float">
            <text:p>9325</text:p>
          </table:table-cell>
          <table:table-cell table:style-name="ce4" office:value-type="float" office:value="48779" calcext:value-type="float">
            <text:p>4877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214.22" calcext:value-type="float">
            <text:p>214,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27.89" calcext:value-type="float">
            <text:p>427,8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.11" calcext:value-type="float">
            <text:p>26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96" calcext:value-type="float">
            <text:p>79,96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office:value-type="float" office:value="9145" calcext:value-type="float">
            <text:p>9145</text:p>
          </table:table-cell>
          <table:table-cell table:style-name="ce4" office:value-type="float" office:value="46799" calcext:value-type="float">
            <text:p>4679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994.15" calcext:value-type="float">
            <text:p>2994,15</text:p>
          </table:table-cell>
          <table:table-cell office:value-type="float" office:value="0" calcext:value-type="float">
            <text:p>0</text:p>
          </table:table-cell>
          <table:table-cell office:value-type="float" office:value="196.33" calcext:value-type="float">
            <text:p>196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2.74" calcext:value-type="float">
            <text:p>422,74</text:p>
          </table:table-cell>
          <table:table-cell office:value-type="float" office:value="1063.47" calcext:value-type="float">
            <text:p>1063,47</text:p>
          </table:table-cell>
          <table:table-cell office:value-type="float" office:value="42448.35" calcext:value-type="float">
            <text:p>42448,35</text:p>
          </table:table-cell>
          <table:table-cell office:value-type="float" office:value="841.77" calcext:value-type="float">
            <text:p>841,77</text:p>
          </table:table-cell>
          <table:table-cell office:value-type="float" office:value="0" calcext:value-type="float">
            <text:p>0</text:p>
          </table:table-cell>
          <table:table-cell office:value-type="float" office:value="7524.05" calcext:value-type="float">
            <text:p>7524,05</text:p>
          </table:table-cell>
          <table:table-cell office:value-type="float" office:value="154.82" calcext:value-type="float">
            <text:p>154,82</text:p>
          </table:table-cell>
          <table:table-cell office:value-type="float" office:value="0" calcext:value-type="float">
            <text:p>0</text:p>
          </table:table-cell>
          <table:table-cell office:value-type="float" office:value="19.31" calcext:value-type="float">
            <text:p>19,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67" calcext:value-type="float">
            <text:p>17,67</text:p>
          </table:table-cell>
          <table:table-cell office:value-type="float" office:value="0" calcext:value-type="float">
            <text:p>0</text:p>
          </table:table-cell>
          <table:table-cell office:value-type="float" office:value="524.23" calcext:value-type="float">
            <text:p>524,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50.26" calcext:value-type="float">
            <text:p>3650,26</text:p>
          </table:table-cell>
          <table:table-cell office:value-type="float" office:value="0" calcext:value-type="float">
            <text:p>0</text:p>
          </table:table-cell>
          <table:table-cell office:value-type="float" office:value="131.15" calcext:value-type="float">
            <text:p>131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65.4" calcext:value-type="float">
            <text:p>25665,4</text:p>
          </table:table-cell>
          <table:table-cell table:style-name="ce9" office:value-type="float" office:value="29697" calcext:value-type="float">
            <text:p>29697</text:p>
          </table:table-cell>
          <table:table-cell table:style-name="ce4" office:value-type="float" office:value="190819" calcext:value-type="float">
            <text:p>19081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864.4" calcext:value-type="float">
            <text:p>2864,4</text:p>
          </table:table-cell>
          <table:table-cell office:value-type="float" office:value="1457.27" calcext:value-type="float">
            <text:p>1457,27</text:p>
          </table:table-cell>
          <table:table-cell office:value-type="float" office:value="2300.5" calcext:value-type="float">
            <text:p>2300,5</text:p>
          </table:table-cell>
          <table:table-cell office:value-type="float" office:value="0" calcext:value-type="float">
            <text:p>0</text:p>
          </table:table-cell>
          <table:table-cell office:value-type="float" office:value="1476.68" calcext:value-type="float">
            <text:p>1476,68</text:p>
          </table:table-cell>
          <table:table-cell office:value-type="float" office:value="0" calcext:value-type="float">
            <text:p>0</text:p>
          </table:table-cell>
          <table:table-cell office:value-type="float" office:value="10.97" calcext:value-type="float">
            <text:p>10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.72" calcext:value-type="float">
            <text:p>468,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41.99" calcext:value-type="float">
            <text:p>3241,99</text:p>
          </table:table-cell>
          <table:table-cell office:value-type="float" office:value="0" calcext:value-type="float">
            <text:p>0</text:p>
          </table:table-cell>
          <table:table-cell office:value-type="float" office:value="54.14" calcext:value-type="float">
            <text:p>54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.71" calcext:value-type="float">
            <text:p>1105,71</text:p>
          </table:table-cell>
          <table:table-cell office:value-type="float" office:value="0" calcext:value-type="float">
            <text:p>0</text:p>
          </table:table-cell>
          <table:table-cell office:value-type="float" office:value="1299.62" calcext:value-type="float">
            <text:p>1299,62</text:p>
          </table:table-cell>
          <table:table-cell office:value-type="float" office:value="1177.51" calcext:value-type="float">
            <text:p>1177,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.32" calcext:value-type="float">
            <text:p>107,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1160" calcext:value-type="float">
            <text:p>11160</text:p>
          </table:table-cell>
          <table:table-cell table:style-name="ce4" office:value-type="float" office:value="54448" calcext:value-type="float">
            <text:p>5444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4.74" calcext:value-type="float">
            <text:p>74,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.97" calcext:value-type="float">
            <text:p>34,9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2.68" calcext:value-type="float">
            <text:p>52,6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115" calcext:value-type="float">
            <text:p>9115</text:p>
          </table:table-cell>
          <table:table-cell table:style-name="ce4" office:value-type="float" office:value="46491" calcext:value-type="float">
            <text:p>4649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84.31" calcext:value-type="float">
            <text:p>784,31</text:p>
          </table:table-cell>
          <table:table-cell office:value-type="float" office:value="25.12" calcext:value-type="float">
            <text:p>25,12</text:p>
          </table:table-cell>
          <table:table-cell office:value-type="float" office:value="1377.04" calcext:value-type="float">
            <text:p>1377,04</text:p>
          </table:table-cell>
          <table:table-cell office:value-type="float" office:value="7957.1" calcext:value-type="float">
            <text:p>7957,1</text:p>
          </table:table-cell>
          <table:table-cell office:value-type="float" office:value="0" calcext:value-type="float">
            <text:p>0</text:p>
          </table:table-cell>
          <table:table-cell office:value-type="float" office:value="10786.26" calcext:value-type="float">
            <text:p>10786,26</text:p>
          </table:table-cell>
          <table:table-cell office:value-type="float" office:value="1034.67" calcext:value-type="float">
            <text:p>1034,67</text:p>
          </table:table-cell>
          <table:table-cell office:value-type="float" office:value="105.17" calcext:value-type="float">
            <text:p>105,17</text:p>
          </table:table-cell>
          <table:table-cell office:value-type="float" office:value="99.74" calcext:value-type="float">
            <text:p>99,74</text:p>
          </table:table-cell>
          <table:table-cell office:value-type="float" office:value="0" calcext:value-type="float">
            <text:p>0</text:p>
          </table:table-cell>
          <table:table-cell office:value-type="float" office:value="46.06" calcext:value-type="float">
            <text:p>46,06</text:p>
          </table:table-cell>
          <table:table-cell office:value-type="float" office:value="1049.98" calcext:value-type="float">
            <text:p>1049,98</text:p>
          </table:table-cell>
          <table:table-cell office:value-type="float" office:value="3504" calcext:value-type="float">
            <text:p>3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8.03" calcext:value-type="float">
            <text:p>1118,03</text:p>
          </table:table-cell>
          <table:table-cell office:value-type="float" office:value="0" calcext:value-type="float">
            <text:p>0</text:p>
          </table:table-cell>
          <table:table-cell office:value-type="float" office:value="21.37" calcext:value-type="float">
            <text:p>21,37</text:p>
          </table:table-cell>
          <table:table-cell office:value-type="float" office:value="0" calcext:value-type="float">
            <text:p>0</text:p>
          </table:table-cell>
          <table:table-cell office:value-type="float" office:value="2338.46" calcext:value-type="float">
            <text:p>2338,46</text:p>
          </table:table-cell>
          <table:table-cell office:value-type="float" office:value="869.95" calcext:value-type="float">
            <text:p>869,95</text:p>
          </table:table-cell>
          <table:table-cell office:value-type="float" office:value="0" calcext:value-type="float">
            <text:p>0</text:p>
          </table:table-cell>
          <table:table-cell office:value-type="float" office:value="59.96" calcext:value-type="float">
            <text:p>59,96</text:p>
          </table:table-cell>
          <table:table-cell office:value-type="float" office:value="128.39" calcext:value-type="float">
            <text:p>128,39</text:p>
          </table:table-cell>
          <table:table-cell office:value-type="float" office:value="0" calcext:value-type="float">
            <text:p>0</text:p>
          </table:table-cell>
          <table:table-cell office:value-type="float" office:value="258.71" calcext:value-type="float">
            <text:p>258,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51" calcext:value-type="float">
            <text:p>24,51</text:p>
          </table:table-cell>
          <table:table-cell table:style-name="ce9" office:value-type="float" office:value="12846" calcext:value-type="float">
            <text:p>12846</text:p>
          </table:table-cell>
          <table:table-cell table:style-name="ce4" office:value-type="float" office:value="65837" calcext:value-type="float">
            <text:p>6583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25.88" calcext:value-type="float">
            <text:p>425,88</text:p>
          </table:table-cell>
          <table:table-cell office:value-type="float" office:value="223.33" calcext:value-type="float">
            <text:p>223,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.66" calcext:value-type="float">
            <text:p>-3,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5.64" calcext:value-type="float">
            <text:p>185,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4" calcext:value-type="float">
            <text:p>8,14</text:p>
          </table:table-cell>
          <table:table-cell office:value-type="float" office:value="125.03" calcext:value-type="float">
            <text:p>125,03</text:p>
          </table:table-cell>
          <table:table-cell office:value-type="float" office:value="871.89" calcext:value-type="float">
            <text:p>871,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74" calcext:value-type="float">
            <text:p>23,74</text:p>
          </table:table-cell>
          <table:table-cell office:value-type="float" office:value="0" calcext:value-type="float">
            <text:p>0</text:p>
          </table:table-cell>
          <table:table-cell office:value-type="float" office:value="5.49" calcext:value-type="float">
            <text:p>5,4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203" calcext:value-type="float">
            <text:p>9203</text:p>
          </table:table-cell>
          <table:table-cell table:style-name="ce4" office:value-type="float" office:value="46910" calcext:value-type="float">
            <text:p>469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20.21" calcext:value-type="float">
            <text:p>3320,21</text:p>
          </table:table-cell>
          <table:table-cell office:value-type="float" office:value="6.04" calcext:value-type="float">
            <text:p>6,04</text:p>
          </table:table-cell>
          <table:table-cell office:value-type="float" office:value="6.77" calcext:value-type="float">
            <text:p>6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11" calcext:value-type="float">
            <text:p>110,11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3.19" calcext:value-type="float">
            <text:p>1213,19</text:p>
          </table:table-cell>
          <table:table-cell office:value-type="float" office:value="61.96" calcext:value-type="float">
            <text:p>61,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.37" calcext:value-type="float">
            <text:p>11,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.66" calcext:value-type="float">
            <text:p>205,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47" calcext:value-type="float">
            <text:p>8,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8994" calcext:value-type="float">
            <text:p>8994</text:p>
          </table:table-cell>
          <table:table-cell table:style-name="ce4" office:value-type="float" office:value="44307" calcext:value-type="float">
            <text:p>4430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1002.16" calcext:value-type="float">
            <text:p>41002,16</text:p>
          </table:table-cell>
          <table:table-cell office:value-type="float" office:value="24981.04" calcext:value-type="float">
            <text:p>24981,04</text:p>
          </table:table-cell>
          <table:table-cell office:value-type="float" office:value="1614.58" calcext:value-type="float">
            <text:p>1614,58</text:p>
          </table:table-cell>
          <table:table-cell office:value-type="float" office:value="1177.31" calcext:value-type="float">
            <text:p>1177,31</text:p>
          </table:table-cell>
          <table:table-cell office:value-type="float" office:value="0" calcext:value-type="float">
            <text:p>0</text:p>
          </table:table-cell>
          <table:table-cell office:value-type="float" office:value="7898.1" calcext:value-type="float">
            <text:p>7898,1</text:p>
          </table:table-cell>
          <table:table-cell office:value-type="float" office:value="782.27" calcext:value-type="float">
            <text:p>782,27</text:p>
          </table:table-cell>
          <table:table-cell office:value-type="float" office:value="842.9" calcext:value-type="float">
            <text:p>842,9</text:p>
          </table:table-cell>
          <table:table-cell office:value-type="float" office:value="-367.29" calcext:value-type="float">
            <text:p>-367,29</text:p>
          </table:table-cell>
          <table:table-cell office:value-type="float" office:value="0" calcext:value-type="float">
            <text:p>0</text:p>
          </table:table-cell>
          <table:table-cell office:value-type="float" office:value="889.79" calcext:value-type="float">
            <text:p>889,79</text:p>
          </table:table-cell>
          <table:table-cell office:value-type="float" office:value="1437.39" calcext:value-type="float">
            <text:p>1437,39</text:p>
          </table:table-cell>
          <table:table-cell office:value-type="float" office:value="501.3" calcext:value-type="float">
            <text:p>501,3</text:p>
          </table:table-cell>
          <table:table-cell office:value-type="float" office:value="29773.25" calcext:value-type="float">
            <text:p>29773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62" calcext:value-type="float">
            <text:p>84,62</text:p>
          </table:table-cell>
          <table:table-cell office:value-type="float" office:value="530.63" calcext:value-type="float">
            <text:p>530,63</text:p>
          </table:table-cell>
          <table:table-cell office:value-type="float" office:value="34816.97" calcext:value-type="float">
            <text:p>34816,97</text:p>
          </table:table-cell>
          <table:table-cell office:value-type="float" office:value="1222.44" calcext:value-type="float">
            <text:p>1222,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1.72" calcext:value-type="float">
            <text:p>1291,72</text:p>
          </table:table-cell>
          <table:table-cell office:value-type="float" office:value="133.04" calcext:value-type="float">
            <text:p>133,04</text:p>
          </table:table-cell>
          <table:table-cell office:value-type="float" office:value="1743.65" calcext:value-type="float">
            <text:p>1743,65</text:p>
          </table:table-cell>
          <table:table-cell office:value-type="float" office:value="0" calcext:value-type="float">
            <text:p>0</text:p>
          </table:table-cell>
          <table:table-cell office:value-type="float" office:value="10.36" calcext:value-type="float">
            <text:p>10,36</text:p>
          </table:table-cell>
          <table:table-cell office:value-type="float" office:value="10.55" calcext:value-type="float">
            <text:p>10,55</text:p>
          </table:table-cell>
          <table:table-cell office:value-type="float" office:value="442.49" calcext:value-type="float">
            <text:p>442,49</text:p>
          </table:table-cell>
          <table:table-cell table:style-name="ce9" office:value-type="float" office:value="21458" calcext:value-type="float">
            <text:p>21458</text:p>
          </table:table-cell>
          <table:table-cell table:style-name="ce4" office:value-type="float" office:value="89295" calcext:value-type="float">
            <text:p>8929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34.31" calcext:value-type="float">
            <text:p>1234,31</text:p>
          </table:table-cell>
          <table:table-cell office:value-type="float" office:value="0" calcext:value-type="float">
            <text:p>0</text:p>
          </table:table-cell>
          <table:table-cell office:value-type="float" office:value="114.75" calcext:value-type="float">
            <text:p>114,75</text:p>
          </table:table-cell>
          <table:table-cell office:value-type="float" office:value="258.25" calcext:value-type="float">
            <text:p>258,25</text:p>
          </table:table-cell>
          <table:table-cell office:value-type="float" office:value="0" calcext:value-type="float">
            <text:p>0</text:p>
          </table:table-cell>
          <table:table-cell office:value-type="float" office:value="55.24" calcext:value-type="float">
            <text:p>55,24</text:p>
          </table:table-cell>
          <table:table-cell office:value-type="float" office:value="112.25" calcext:value-type="float">
            <text:p>112,25</text:p>
          </table:table-cell>
          <table:table-cell office:value-type="float" office:value="0" calcext:value-type="float">
            <text:p>0</text:p>
          </table:table-cell>
          <table:table-cell office:value-type="float" office:value="-6.22" calcext:value-type="float">
            <text:p>-6,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.84" calcext:value-type="float">
            <text:p>129,84</text:p>
          </table:table-cell>
          <table:table-cell office:value-type="float" office:value="260.06" calcext:value-type="float">
            <text:p>260,06</text:p>
          </table:table-cell>
          <table:table-cell office:value-type="float" office:value="332.79" calcext:value-type="float">
            <text:p>332,79</text:p>
          </table:table-cell>
          <table:table-cell office:value-type="float" office:value="0" calcext:value-type="float">
            <text:p>0</text:p>
          </table:table-cell>
          <table:table-cell office:value-type="float" office:value="110.26" calcext:value-type="float">
            <text:p>110,26</text:p>
          </table:table-cell>
          <table:table-cell office:value-type="float" office:value="0" calcext:value-type="float">
            <text:p>0</text:p>
          </table:table-cell>
          <table:table-cell office:value-type="float" office:value="71.3" calcext:value-type="float">
            <text:p>71,3</text:p>
          </table:table-cell>
          <table:table-cell office:value-type="float" office:value="0" calcext:value-type="float">
            <text:p>0</text:p>
          </table:table-cell>
          <table:table-cell office:value-type="float" office:value="4748.9" calcext:value-type="float">
            <text:p>4748,9</text:p>
          </table:table-cell>
          <table:table-cell office:value-type="float" office:value="-429.51" calcext:value-type="float">
            <text:p>-429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.79" calcext:value-type="float">
            <text:p>549,79</text:p>
          </table:table-cell>
          <table:table-cell office:value-type="float" office:value="0" calcext:value-type="float">
            <text:p>0</text:p>
          </table:table-cell>
          <table:table-cell office:value-type="float" office:value="30.38" calcext:value-type="float">
            <text:p>30,38</text:p>
          </table:table-cell>
          <table:table-cell office:value-type="float" office:value="0" calcext:value-type="float">
            <text:p>0</text:p>
          </table:table-cell>
          <table:table-cell office:value-type="float" office:value="10.48" calcext:value-type="float">
            <text:p>10,4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667" calcext:value-type="float">
            <text:p>9667</text:p>
          </table:table-cell>
          <table:table-cell table:style-name="ce4" office:value-type="float" office:value="48033" calcext:value-type="float">
            <text:p>480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741.47" calcext:value-type="float">
            <text:p>1741,47</text:p>
          </table:table-cell>
          <table:table-cell office:value-type="float" office:value="396.86" calcext:value-type="float">
            <text:p>396,86</text:p>
          </table:table-cell>
          <table:table-cell office:value-type="float" office:value="10080.91" calcext:value-type="float">
            <text:p>10080,91</text:p>
          </table:table-cell>
          <table:table-cell office:value-type="float" office:value="1116.21" calcext:value-type="float">
            <text:p>1116,21</text:p>
          </table:table-cell>
          <table:table-cell office:value-type="float" office:value="4479.46" calcext:value-type="float">
            <text:p>4479,46</text:p>
          </table:table-cell>
          <table:table-cell office:value-type="float" office:value="99.06" calcext:value-type="float">
            <text:p>99,06</text:p>
          </table:table-cell>
          <table:table-cell office:value-type="float" office:value="1851.49" calcext:value-type="float">
            <text:p>1851,49</text:p>
          </table:table-cell>
          <table:table-cell office:value-type="float" office:value="393.9" calcext:value-type="float">
            <text:p>393,9</text:p>
          </table:table-cell>
          <table:table-cell office:value-type="float" office:value="286.62" calcext:value-type="float">
            <text:p>286,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40.67" calcext:value-type="float">
            <text:p>20640,67</text:p>
          </table:table-cell>
          <table:table-cell office:value-type="float" office:value="0" calcext:value-type="float">
            <text:p>0</text:p>
          </table:table-cell>
          <table:table-cell office:value-type="float" office:value="2028.04" calcext:value-type="float">
            <text:p>2028,04</text:p>
          </table:table-cell>
          <table:table-cell office:value-type="float" office:value="0" calcext:value-type="float">
            <text:p>0</text:p>
          </table:table-cell>
          <table:table-cell office:value-type="float" office:value="1533.13" calcext:value-type="float">
            <text:p>1533,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9.18" calcext:value-type="float">
            <text:p>-59,18</text:p>
          </table:table-cell>
          <table:table-cell office:value-type="float" office:value="1562.56" calcext:value-type="float">
            <text:p>1562,56</text:p>
          </table:table-cell>
          <table:table-cell office:value-type="float" office:value="13310.37" calcext:value-type="float">
            <text:p>13310,37</text:p>
          </table:table-cell>
          <table:table-cell office:value-type="float" office:value="3565.1" calcext:value-type="float">
            <text:p>3565,1</text:p>
          </table:table-cell>
          <table:table-cell office:value-type="float" office:value="987.52" calcext:value-type="float">
            <text:p>987,52</text:p>
          </table:table-cell>
          <table:table-cell office:value-type="float" office:value="0" calcext:value-type="float">
            <text:p>0</text:p>
          </table:table-cell>
          <table:table-cell office:value-type="float" office:value="-161.15" calcext:value-type="float">
            <text:p>-161,15</text:p>
          </table:table-cell>
          <table:table-cell office:value-type="float" office:value="3.71" calcext:value-type="float">
            <text:p>3,71</text:p>
          </table:table-cell>
          <table:table-cell office:value-type="float" office:value="314.72" calcext:value-type="float">
            <text:p>314,72</text:p>
          </table:table-cell>
          <table:table-cell office:value-type="float" office:value="0" calcext:value-type="float">
            <text:p>0</text:p>
          </table:table-cell>
          <table:table-cell office:value-type="float" office:value="56.12" calcext:value-type="float">
            <text:p>56,12</text:p>
          </table:table-cell>
          <table:table-cell table:style-name="ce9" office:value-type="float" office:value="14340" calcext:value-type="float">
            <text:p>14340</text:p>
          </table:table-cell>
          <table:table-cell table:style-name="ce4" office:value-type="float" office:value="79469" calcext:value-type="float">
            <text:p>7946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714.8" calcext:value-type="float">
            <text:p>11714,8</text:p>
          </table:table-cell>
          <table:table-cell office:value-type="float" office:value="70.7" calcext:value-type="float">
            <text:p>70,7</text:p>
          </table:table-cell>
          <table:table-cell office:value-type="float" office:value="0" calcext:value-type="float">
            <text:p>0</text:p>
          </table:table-cell>
          <table:table-cell office:value-type="float" office:value="170.64" calcext:value-type="float">
            <text:p>170,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70.33" calcext:value-type="float">
            <text:p>5770,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3.7" calcext:value-type="float">
            <text:p>83,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0998" calcext:value-type="float">
            <text:p>10998</text:p>
          </table:table-cell>
          <table:table-cell table:style-name="ce4" office:value-type="float" office:value="55571" calcext:value-type="float">
            <text:p>555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9236.43" calcext:value-type="float">
            <text:p>19236,43</text:p>
          </table:table-cell>
          <table:table-cell office:value-type="float" office:value="0" calcext:value-type="float">
            <text:p>0</text:p>
          </table:table-cell>
          <table:table-cell office:value-type="float" office:value="-305.25" calcext:value-type="float">
            <text:p>-305,25</text:p>
          </table:table-cell>
          <table:table-cell office:value-type="float" office:value="1649.23" calcext:value-type="float">
            <text:p>1649,23</text:p>
          </table:table-cell>
          <table:table-cell office:value-type="float" office:value="0" calcext:value-type="float">
            <text:p>0</text:p>
          </table:table-cell>
          <table:table-cell office:value-type="float" office:value="1572.98" calcext:value-type="float">
            <text:p>1572,98</text:p>
          </table:table-cell>
          <table:table-cell office:value-type="float" office:value="49.42" calcext:value-type="float">
            <text:p>49,42</text:p>
          </table:table-cell>
          <table:table-cell office:value-type="float" office:value="1225.8" calcext:value-type="float">
            <text:p>1225,8</text:p>
          </table:table-cell>
          <table:table-cell office:value-type="float" office:value="113.59" calcext:value-type="float">
            <text:p>113,59</text:p>
          </table:table-cell>
          <table:table-cell office:value-type="float" office:value="0" calcext:value-type="float">
            <text:p>0</text:p>
          </table:table-cell>
          <table:table-cell office:value-type="float" office:value="1661.96" calcext:value-type="float">
            <text:p>1661,96</text:p>
          </table:table-cell>
          <table:table-cell office:value-type="float" office:value="3438.41" calcext:value-type="float">
            <text:p>3438,41</text:p>
          </table:table-cell>
          <table:table-cell office:value-type="float" office:value="180.27" calcext:value-type="float">
            <text:p>180,27</text:p>
          </table:table-cell>
          <table:table-cell office:value-type="float" office:value="384.36" calcext:value-type="float">
            <text:p>384,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3.93" calcext:value-type="float">
            <text:p>473,93</text:p>
          </table:table-cell>
          <table:table-cell office:value-type="float" office:value="38.5" calcext:value-type="float">
            <text:p>38,5</text:p>
          </table:table-cell>
          <table:table-cell office:value-type="float" office:value="48239.89" calcext:value-type="float">
            <text:p>48239,89</text:p>
          </table:table-cell>
          <table:table-cell office:value-type="float" office:value="1740.88" calcext:value-type="float">
            <text:p>1740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13.55" calcext:value-type="float">
            <text:p>5713,55</text:p>
          </table:table-cell>
          <table:table-cell office:value-type="float" office:value="0" calcext:value-type="float">
            <text:p>0</text:p>
          </table:table-cell>
          <table:table-cell office:value-type="float" office:value="1615.11" calcext:value-type="float">
            <text:p>1615,11</text:p>
          </table:table-cell>
          <table:table-cell office:value-type="float" office:value="0" calcext:value-type="float">
            <text:p>0</text:p>
          </table:table-cell>
          <table:table-cell office:value-type="float" office:value="322.86" calcext:value-type="float">
            <text:p>322,86</text:p>
          </table:table-cell>
          <table:table-cell office:value-type="float" office:value="0" calcext:value-type="float">
            <text:p>0</text:p>
          </table:table-cell>
          <table:table-cell office:value-type="float" office:value="1141.21" calcext:value-type="float">
            <text:p>1141,21</text:p>
          </table:table-cell>
          <table:table-cell table:style-name="ce9" office:value-type="float" office:value="15576" calcext:value-type="float">
            <text:p>15576</text:p>
          </table:table-cell>
          <table:table-cell table:style-name="ce4" office:value-type="float" office:value="70223" calcext:value-type="float">
            <text:p>7022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56.31" calcext:value-type="float">
            <text:p>1556,31</text:p>
          </table:table-cell>
          <table:table-cell office:value-type="float" office:value="11693.16" calcext:value-type="float">
            <text:p>11693,16</text:p>
          </table:table-cell>
          <table:table-cell office:value-type="float" office:value="0" calcext:value-type="float">
            <text:p>0</text:p>
          </table:table-cell>
          <table:table-cell office:value-type="float" office:value="947.29" calcext:value-type="float">
            <text:p>947,29</text:p>
          </table:table-cell>
          <table:table-cell office:value-type="float" office:value="0" calcext:value-type="float">
            <text:p>0</text:p>
          </table:table-cell>
          <table:table-cell office:value-type="float" office:value="514.91" calcext:value-type="float">
            <text:p>514,91</text:p>
          </table:table-cell>
          <table:table-cell office:value-type="float" office:value="962.11" calcext:value-type="float">
            <text:p>962,11</text:p>
          </table:table-cell>
          <table:table-cell office:value-type="float" office:value="324.64" calcext:value-type="float">
            <text:p>324,64</text:p>
          </table:table-cell>
          <table:table-cell office:value-type="float" office:value="21.95" calcext:value-type="float">
            <text:p>21,95</text:p>
          </table:table-cell>
          <table:table-cell office:value-type="float" office:value="0" calcext:value-type="float">
            <text:p>0</text:p>
          </table:table-cell>
          <table:table-cell office:value-type="float" office:value="1179.13" calcext:value-type="float">
            <text:p>1179,13</text:p>
          </table:table-cell>
          <table:table-cell office:value-type="float" office:value="446.89" calcext:value-type="float">
            <text:p>446,89</text:p>
          </table:table-cell>
          <table:table-cell office:value-type="float" office:value="0" calcext:value-type="float">
            <text:p>0</text:p>
          </table:table-cell>
          <table:table-cell office:value-type="float" office:value="14777.86" calcext:value-type="float">
            <text:p>14777,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.27" calcext:value-type="float">
            <text:p>123,27</text:p>
          </table:table-cell>
          <table:table-cell office:value-type="float" office:value="100.3" calcext:value-type="float">
            <text:p>100,3</text:p>
          </table:table-cell>
          <table:table-cell office:value-type="float" office:value="5079.97" calcext:value-type="float">
            <text:p>5079,97</text:p>
          </table:table-cell>
          <table:table-cell office:value-type="float" office:value="1317.6" calcext:value-type="float">
            <text:p>1317,6</text:p>
          </table:table-cell>
          <table:table-cell office:value-type="float" office:value="957.97" calcext:value-type="float">
            <text:p>957,97</text:p>
          </table:table-cell>
          <table:table-cell office:value-type="float" office:value="0" calcext:value-type="float">
            <text:p>0</text:p>
          </table:table-cell>
          <table:table-cell office:value-type="float" office:value="1499.58" calcext:value-type="float">
            <text:p>1499,58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,6</text:p>
          </table:table-cell>
          <table:table-cell office:value-type="float" office:value="0" calcext:value-type="float">
            <text:p>0</text:p>
          </table:table-cell>
          <table:table-cell office:value-type="float" office:value="62.46" calcext:value-type="float">
            <text:p>62,46</text:p>
          </table:table-cell>
          <table:table-cell office:value-type="float" office:value="0" calcext:value-type="float">
            <text:p>0</text:p>
          </table:table-cell>
          <table:table-cell office:value-type="float" office:value="70.32" calcext:value-type="float">
            <text:p>70,32</text:p>
          </table:table-cell>
          <table:table-cell table:style-name="ce9" office:value-type="float" office:value="12640" calcext:value-type="float">
            <text:p>12640</text:p>
          </table:table-cell>
          <table:table-cell table:style-name="ce4" office:value-type="float" office:value="56427" calcext:value-type="float">
            <text:p>5642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.36" calcext:value-type="float">
            <text:p>21,36</text:p>
          </table:table-cell>
          <table:table-cell office:value-type="float" office:value="94.49" calcext:value-type="float">
            <text:p>94,49</text:p>
          </table:table-cell>
          <table:table-cell office:value-type="float" office:value="20.79" calcext:value-type="float">
            <text:p>20,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.95" calcext:value-type="float">
            <text:p>130,95</text:p>
          </table:table-cell>
          <table:table-cell office:value-type="float" office:value="21.62" calcext:value-type="float">
            <text:p>21,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.48" calcext:value-type="float">
            <text:p>83,4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8.38" calcext:value-type="float">
            <text:p>38,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.68" calcext:value-type="float">
            <text:p>45,68</text:p>
          </table:table-cell>
          <table:table-cell table:style-name="ce9" office:value-type="float" office:value="9167" calcext:value-type="float">
            <text:p>9167</text:p>
          </table:table-cell>
          <table:table-cell table:style-name="ce4" office:value-type="float" office:value="46777" calcext:value-type="float">
            <text:p>4677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604.09" calcext:value-type="float">
            <text:p>2604,0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85.85" calcext:value-type="float">
            <text:p>685,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208.11" calcext:value-type="float">
            <text:p>4208,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3.01" calcext:value-type="float">
            <text:p>513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80.67" calcext:value-type="float">
            <text:p>5080,67</text:p>
          </table:table-cell>
          <table:table-cell table:style-name="ce9" office:value-type="float" office:value="11790" calcext:value-type="float">
            <text:p>11790</text:p>
          </table:table-cell>
          <table:table-cell table:style-name="ce4" office:value-type="float" office:value="70376" calcext:value-type="float">
            <text:p>7037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204.01" calcext:value-type="float">
            <text:p>204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3.78" calcext:value-type="float">
            <text:p>273,78</text:p>
          </table:table-cell>
          <table:table-cell office:value-type="float" office:value="16.26" calcext:value-type="float">
            <text:p>16,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.29" calcext:value-type="float">
            <text:p>334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97" calcext:value-type="float">
            <text:p>102,97</text:p>
          </table:table-cell>
          <table:table-cell office:value-type="float" office:value="0" calcext:value-type="float">
            <text:p>0</text:p>
          </table:table-cell>
          <table:table-cell office:value-type="float" office:value="28.52" calcext:value-type="float">
            <text:p>28,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6" calcext:value-type="float">
            <text:p>3,46</text:p>
          </table:table-cell>
          <table:table-cell office:value-type="float" office:value="68.71" calcext:value-type="float">
            <text:p>68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88" calcext:value-type="float">
            <text:p>11,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156" calcext:value-type="float">
            <text:p>9156</text:p>
          </table:table-cell>
          <table:table-cell table:style-name="ce4" office:value-type="float" office:value="46550" calcext:value-type="float">
            <text:p>465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86.95" calcext:value-type="float">
            <text:p>1286,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.74" calcext:value-type="float">
            <text:p>20,74</text:p>
          </table:table-cell>
          <table:table-cell office:value-type="float" office:value="7838.36" calcext:value-type="float">
            <text:p>7838,36</text:p>
          </table:table-cell>
          <table:table-cell office:value-type="float" office:value="108.42" calcext:value-type="float">
            <text:p>108,42</text:p>
          </table:table-cell>
          <table:table-cell office:value-type="float" office:value="0" calcext:value-type="float">
            <text:p>0</text:p>
          </table:table-cell>
          <table:table-cell office:value-type="float" office:value="29.43" calcext:value-type="float">
            <text:p>29,4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16.14" calcext:value-type="float">
            <text:p>116,14</text:p>
          </table:table-cell>
          <table:table-cell table:style-name="ce9" office:value-type="float" office:value="10585" calcext:value-type="float">
            <text:p>10585</text:p>
          </table:table-cell>
          <table:table-cell table:style-name="ce4" office:value-type="float" office:value="49988" calcext:value-type="float">
            <text:p>4998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80.99" calcext:value-type="float">
            <text:p>1280,99</text:p>
          </table:table-cell>
          <table:table-cell office:value-type="float" office:value="0" calcext:value-type="float">
            <text:p>0</text:p>
          </table:table-cell>
          <table:table-cell office:value-type="float" office:value="1959.07" calcext:value-type="float">
            <text:p>1959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4" calcext:value-type="float">
            <text:p>22,14</text:p>
          </table:table-cell>
          <table:table-cell office:value-type="float" office:value="0" calcext:value-type="float">
            <text:p>0</text:p>
          </table:table-cell>
          <table:table-cell office:value-type="float" office:value="47.37" calcext:value-type="float">
            <text:p>47,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10.8" calcext:value-type="float">
            <text:p>2610,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1.35" calcext:value-type="float">
            <text:p>101,3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904" calcext:value-type="float">
            <text:p>9904</text:p>
          </table:table-cell>
          <table:table-cell table:style-name="ce4" office:value-type="float" office:value="49713" calcext:value-type="float">
            <text:p>4971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698.47" calcext:value-type="float">
            <text:p>18698,47</text:p>
          </table:table-cell>
          <table:table-cell office:value-type="float" office:value="0" calcext:value-type="float">
            <text:p>0</text:p>
          </table:table-cell>
          <table:table-cell office:value-type="float" office:value="27.63" calcext:value-type="float">
            <text:p>27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9.79" calcext:value-type="float">
            <text:p>1969,79</text:p>
          </table:table-cell>
          <table:table-cell office:value-type="float" office:value="89.31" calcext:value-type="float">
            <text:p>89,31</text:p>
          </table:table-cell>
          <table:table-cell office:value-type="float" office:value="0" calcext:value-type="float">
            <text:p>0</text:p>
          </table:table-cell>
          <table:table-cell office:value-type="float" office:value="18.28" calcext:value-type="float">
            <text:p>18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8" calcext:value-type="float">
            <text:p>12,38</text:p>
          </table:table-cell>
          <table:table-cell office:value-type="float" office:value="0" calcext:value-type="float">
            <text:p>0</text:p>
          </table:table-cell>
          <table:table-cell office:value-type="float" office:value="143.05" calcext:value-type="float">
            <text:p>143,05</text:p>
          </table:table-cell>
          <table:table-cell office:value-type="float" office:value="0" calcext:value-type="float">
            <text:p>0</text:p>
          </table:table-cell>
          <table:table-cell office:value-type="float" office:value="39.81" calcext:value-type="float">
            <text:p>39,81</text:p>
          </table:table-cell>
          <table:table-cell office:value-type="float" office:value="0" calcext:value-type="float">
            <text:p>0</text:p>
          </table:table-cell>
          <table:table-cell office:value-type="float" office:value="591.97" calcext:value-type="float">
            <text:p>591,97</text:p>
          </table:table-cell>
          <table:table-cell office:value-type="float" office:value="0" calcext:value-type="float">
            <text:p>0</text:p>
          </table:table-cell>
          <table:table-cell office:value-type="float" office:value="32791.82" calcext:value-type="float">
            <text:p>32791,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.97" calcext:value-type="float">
            <text:p>400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68" calcext:value-type="float">
            <text:p>33,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2284" calcext:value-type="float">
            <text:p>12284</text:p>
          </table:table-cell>
          <table:table-cell table:style-name="ce4" office:value-type="float" office:value="57942" calcext:value-type="float">
            <text:p>5794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932.31" calcext:value-type="float">
            <text:p>8932,31</text:p>
          </table:table-cell>
          <table:table-cell office:value-type="float" office:value="19.45" calcext:value-type="float">
            <text:p>19,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67.3" calcext:value-type="float">
            <text:p>4567,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0.57" calcext:value-type="float">
            <text:p>560,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2.22" calcext:value-type="float">
            <text:p>432,2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10832" calcext:value-type="float">
            <text:p>10832</text:p>
          </table:table-cell>
          <table:table-cell table:style-name="ce4" office:value-type="float" office:value="55608" calcext:value-type="float">
            <text:p>5560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30.5" calcext:value-type="float">
            <text:p>6530,5</text:p>
          </table:table-cell>
          <table:table-cell office:value-type="float" office:value="0" calcext:value-type="float">
            <text:p>0</text:p>
          </table:table-cell>
          <table:table-cell office:value-type="float" office:value="557.23" calcext:value-type="float">
            <text:p>557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.29" calcext:value-type="float">
            <text:p>201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57.39" calcext:value-type="float">
            <text:p>11557,3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0870" calcext:value-type="float">
            <text:p>10870</text:p>
          </table:table-cell>
          <table:table-cell table:style-name="ce4" office:value-type="float" office:value="58369" calcext:value-type="float">
            <text:p>5836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62.13" calcext:value-type="float">
            <text:p>762,13</text:p>
          </table:table-cell>
          <table:table-cell office:value-type="float" office:value="236.45" calcext:value-type="float">
            <text:p>236,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94" calcext:value-type="float">
            <text:p>3,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2.82" calcext:value-type="float">
            <text:p>-332,82</text:p>
          </table:table-cell>
          <table:table-cell office:value-type="float" office:value="643.62" calcext:value-type="float">
            <text:p>643,62</text:p>
          </table:table-cell>
          <table:table-cell office:value-type="float" office:value="0" calcext:value-type="float">
            <text:p>0</text:p>
          </table:table-cell>
          <table:table-cell office:value-type="float" office:value="3965.09" calcext:value-type="float">
            <text:p>3965,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29.07" calcext:value-type="float">
            <text:p>729,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2.67" calcext:value-type="float">
            <text:p>-122,67</text:p>
          </table:table-cell>
          <table:table-cell office:value-type="float" office:value="0" calcext:value-type="float">
            <text:p>0</text:p>
          </table:table-cell>
          <table:table-cell office:value-type="float" office:value="9.53" calcext:value-type="float">
            <text:p>9,53</text:p>
          </table:table-cell>
          <table:table-cell office:value-type="float" office:value="0" calcext:value-type="float">
            <text:p>0</text:p>
          </table:table-cell>
          <table:table-cell office:value-type="float" office:value="38.26" calcext:value-type="float">
            <text:p>38,26</text:p>
          </table:table-cell>
          <table:table-cell table:style-name="ce9" office:value-type="float" office:value="10118" calcext:value-type="float">
            <text:p>10118</text:p>
          </table:table-cell>
          <table:table-cell table:style-name="ce4" office:value-type="float" office:value="50963" calcext:value-type="float">
            <text:p>5096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.67" calcext:value-type="float">
            <text:p>31,67</text:p>
          </table:table-cell>
          <table:table-cell office:value-type="float" office:value="3542.06" calcext:value-type="float">
            <text:p>3542,06</text:p>
          </table:table-cell>
          <table:table-cell office:value-type="float" office:value="5.77" calcext:value-type="float">
            <text:p>5,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.74" calcext:value-type="float">
            <text:p>11,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.29" calcext:value-type="float">
            <text:p>60,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57" calcext:value-type="float">
            <text:p>74,5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540" calcext:value-type="float">
            <text:p>9540</text:p>
          </table:table-cell>
          <table:table-cell table:style-name="ce4" office:value-type="float" office:value="48851" calcext:value-type="float">
            <text:p>4885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.71" calcext:value-type="float">
            <text:p>7,71</text:p>
          </table:table-cell>
          <table:table-cell office:value-type="float" office:value="3.38" calcext:value-type="float">
            <text:p>3,38</text:p>
          </table:table-cell>
          <table:table-cell office:value-type="float" office:value="503.06" calcext:value-type="float">
            <text:p>503,06</text:p>
          </table:table-cell>
          <table:table-cell office:value-type="float" office:value="378.23" calcext:value-type="float">
            <text:p>378,23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21.64" calcext:value-type="float">
            <text:p>21,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9.78" calcext:value-type="float">
            <text:p>619,78</text:p>
          </table:table-cell>
          <table:table-cell office:value-type="float" office:value="7.98" calcext:value-type="float">
            <text:p>7,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4.66" calcext:value-type="float">
            <text:p>64,6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279" calcext:value-type="float">
            <text:p>9279</text:p>
          </table:table-cell>
          <table:table-cell table:style-name="ce4" office:value-type="float" office:value="47818" calcext:value-type="float">
            <text:p>4781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5.75" calcext:value-type="float">
            <text:p>105,75</text:p>
          </table:table-cell>
          <table:table-cell office:value-type="float" office:value="0" calcext:value-type="float">
            <text:p>0</text:p>
          </table:table-cell>
          <table:table-cell office:value-type="float" office:value="27.52" calcext:value-type="float">
            <text:p>27,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06.03" calcext:value-type="float">
            <text:p>13806,03</text:p>
          </table:table-cell>
          <table:table-cell office:value-type="float" office:value="230.82" calcext:value-type="float">
            <text:p>230,82</text:p>
          </table:table-cell>
          <table:table-cell office:value-type="float" office:value="7.48" calcext:value-type="float">
            <text:p>7,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045.68" calcext:value-type="float">
            <text:p>18045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2" calcext:value-type="float">
            <text:p>21,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92" calcext:value-type="float">
            <text:p>281,92</text:p>
          </table:table-cell>
          <table:table-cell office:value-type="float" office:value="126.42" calcext:value-type="float">
            <text:p>126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3.84" calcext:value-type="float">
            <text:p>463,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.87" calcext:value-type="float">
            <text:p>52,8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2404" calcext:value-type="float">
            <text:p>12404</text:p>
          </table:table-cell>
          <table:table-cell table:style-name="ce4" office:value-type="float" office:value="60726" calcext:value-type="float">
            <text:p>6072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011.06" calcext:value-type="float">
            <text:p>9011,06</text:p>
          </table:table-cell>
          <table:table-cell office:value-type="float" office:value="42.97" calcext:value-type="float">
            <text:p>42,97</text:p>
          </table:table-cell>
          <table:table-cell office:value-type="float" office:value="-386.75" calcext:value-type="float">
            <text:p>-386,75</text:p>
          </table:table-cell>
          <table:table-cell office:value-type="float" office:value="767.89" calcext:value-type="float">
            <text:p>767,89</text:p>
          </table:table-cell>
          <table:table-cell office:value-type="float" office:value="1025.83" calcext:value-type="float">
            <text:p>1025,83</text:p>
          </table:table-cell>
          <table:table-cell office:value-type="float" office:value="78920.97" calcext:value-type="float">
            <text:p>78920,97</text:p>
          </table:table-cell>
          <table:table-cell office:value-type="float" office:value="15237.56" calcext:value-type="float">
            <text:p>15237,56</text:p>
          </table:table-cell>
          <table:table-cell office:value-type="float" office:value="462.1" calcext:value-type="float">
            <text:p>462,1</text:p>
          </table:table-cell>
          <table:table-cell office:value-type="float" office:value="-1284.6" calcext:value-type="float">
            <text:p>-1284,6</text:p>
          </table:table-cell>
          <table:table-cell office:value-type="float" office:value="0" calcext:value-type="float">
            <text:p>0</text:p>
          </table:table-cell>
          <table:table-cell office:value-type="float" office:value="548.73" calcext:value-type="float">
            <text:p>548,73</text:p>
          </table:table-cell>
          <table:table-cell office:value-type="float" office:value="110.43" calcext:value-type="float">
            <text:p>110,43</text:p>
          </table:table-cell>
          <table:table-cell office:value-type="float" office:value="1728.06" calcext:value-type="float">
            <text:p>1728,06</text:p>
          </table:table-cell>
          <table:table-cell office:value-type="float" office:value="205.3" calcext:value-type="float">
            <text:p>205,3</text:p>
          </table:table-cell>
          <table:table-cell office:value-type="float" office:value="61649.54" calcext:value-type="float">
            <text:p>61649,54</text:p>
          </table:table-cell>
          <table:table-cell office:value-type="float" office:value="51.23" calcext:value-type="float">
            <text:p>51,23</text:p>
          </table:table-cell>
          <table:table-cell office:value-type="float" office:value="0" calcext:value-type="float">
            <text:p>0</text:p>
          </table:table-cell>
          <table:table-cell office:value-type="float" office:value="5918.7" calcext:value-type="float">
            <text:p>5918,7</text:p>
          </table:table-cell>
          <table:table-cell office:value-type="float" office:value="30.84" calcext:value-type="float">
            <text:p>30,84</text:p>
          </table:table-cell>
          <table:table-cell office:value-type="float" office:value="5248.04" calcext:value-type="float">
            <text:p>5248,04</text:p>
          </table:table-cell>
          <table:table-cell office:value-type="float" office:value="9682.71" calcext:value-type="float">
            <text:p>9682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92.71" calcext:value-type="float">
            <text:p>4692,71</text:p>
          </table:table-cell>
          <table:table-cell office:value-type="float" office:value="0" calcext:value-type="float">
            <text:p>0</text:p>
          </table:table-cell>
          <table:table-cell office:value-type="float" office:value="150.08" calcext:value-type="float">
            <text:p>150,08</text:p>
          </table:table-cell>
          <table:table-cell office:value-type="float" office:value="30.23" calcext:value-type="float">
            <text:p>30,23</text:p>
          </table:table-cell>
          <table:table-cell office:value-type="float" office:value="2713.38" calcext:value-type="float">
            <text:p>2713,38</text:p>
          </table:table-cell>
          <table:table-cell office:value-type="float" office:value="24259.43" calcext:value-type="float">
            <text:p>24259,43</text:p>
          </table:table-cell>
          <table:table-cell office:value-type="float" office:value="54.38" calcext:value-type="float">
            <text:p>54,38</text:p>
          </table:table-cell>
          <table:table-cell table:style-name="ce9" office:value-type="float" office:value="28385" calcext:value-type="float">
            <text:p>28385</text:p>
          </table:table-cell>
          <table:table-cell table:style-name="ce4" office:value-type="float" office:value="70091" calcext:value-type="float">
            <text:p>7009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1.81" calcext:value-type="float">
            <text:p>21,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office:value-type="float" office:value="16.5" calcext:value-type="float">
            <text:p>16,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82.24" calcext:value-type="float">
            <text:p>82,2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109" calcext:value-type="float">
            <text:p>9109</text:p>
          </table:table-cell>
          <table:table-cell table:style-name="ce4" office:value-type="float" office:value="46440" calcext:value-type="float">
            <text:p>4644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58.97" calcext:value-type="float">
            <text:p>458,97</text:p>
          </table:table-cell>
          <table:table-cell office:value-type="float" office:value="85.45" calcext:value-type="float">
            <text:p>85,45</text:p>
          </table:table-cell>
          <table:table-cell office:value-type="float" office:value="0" calcext:value-type="float">
            <text:p>0</text:p>
          </table:table-cell>
          <table:table-cell office:value-type="float" office:value="3.51" calcext:value-type="float">
            <text:p>3,51</text:p>
          </table:table-cell>
          <table:table-cell office:value-type="float" office:value="60.18" calcext:value-type="float">
            <text:p>60,18</text:p>
          </table:table-cell>
          <table:table-cell office:value-type="float" office:value="397.6" calcext:value-type="float">
            <text:p>397,6</text:p>
          </table:table-cell>
          <table:table-cell office:value-type="float" office:value="304.59" calcext:value-type="float">
            <text:p>304,59</text:p>
          </table:table-cell>
          <table:table-cell office:value-type="float" office:value="8.84" calcext:value-type="float">
            <text:p>8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82" calcext:value-type="float">
            <text:p>72,82</text:p>
          </table:table-cell>
          <table:table-cell office:value-type="float" office:value="691.74" calcext:value-type="float">
            <text:p>691,74</text:p>
          </table:table-cell>
          <table:table-cell office:value-type="float" office:value="9.94" calcext:value-type="float">
            <text:p>9,94</text:p>
          </table:table-cell>
          <table:table-cell office:value-type="float" office:value="116.41" calcext:value-type="float">
            <text:p>116,41</text:p>
          </table:table-cell>
          <table:table-cell office:value-type="float" office:value="0" calcext:value-type="float">
            <text:p>0</text:p>
          </table:table-cell>
          <table:table-cell office:value-type="float" office:value="39.41" calcext:value-type="float">
            <text:p>39,4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,5</text:p>
          </table:table-cell>
          <table:table-cell office:value-type="float" office:value="0" calcext:value-type="float">
            <text:p>0</text:p>
          </table:table-cell>
          <table:table-cell office:value-type="float" office:value="227.77" calcext:value-type="float">
            <text:p>227,77</text:p>
          </table:table-cell>
          <table:table-cell office:value-type="float" office:value="132.46" calcext:value-type="float">
            <text:p>132,46</text:p>
          </table:table-cell>
          <table:table-cell office:value-type="float" office:value="0" calcext:value-type="float">
            <text:p>0</text:p>
          </table:table-cell>
          <table:table-cell office:value-type="float" office:value="62.1" calcext:value-type="float">
            <text:p>62,1</text:p>
          </table:table-cell>
          <table:table-cell office:value-type="float" office:value="303.41" calcext:value-type="float">
            <text:p>303,41</text:p>
          </table:table-cell>
          <table:table-cell office:value-type="float" office:value="29.04" calcext:value-type="float">
            <text:p>29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7" calcext:value-type="float">
            <text:p>20,17</text:p>
          </table:table-cell>
          <table:table-cell office:value-type="float" office:value="12.57" calcext:value-type="float">
            <text:p>12,5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468" calcext:value-type="float">
            <text:p>9468</text:p>
          </table:table-cell>
          <table:table-cell table:style-name="ce4" office:value-type="float" office:value="48103" calcext:value-type="float">
            <text:p>4810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694.4" calcext:value-type="float">
            <text:p>1694,4</text:p>
          </table:table-cell>
          <table:table-cell office:value-type="float" office:value="1474.44" calcext:value-type="float">
            <text:p>1474,44</text:p>
          </table:table-cell>
          <table:table-cell office:value-type="float" office:value="2276.14" calcext:value-type="float">
            <text:p>2276,14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402.76" calcext:value-type="float">
            <text:p>402,76</text:p>
          </table:table-cell>
          <table:table-cell office:value-type="float" office:value="158.3" calcext:value-type="float">
            <text:p>158,3</text:p>
          </table:table-cell>
          <table:table-cell office:value-type="float" office:value="201.62" calcext:value-type="float">
            <text:p>201,62</text:p>
          </table:table-cell>
          <table:table-cell office:value-type="float" office:value="214.53" calcext:value-type="float">
            <text:p>214,53</text:p>
          </table:table-cell>
          <table:table-cell office:value-type="float" office:value="0" calcext:value-type="float">
            <text:p>0</text:p>
          </table:table-cell>
          <table:table-cell office:value-type="float" office:value="469.03" calcext:value-type="float">
            <text:p>469,03</text:p>
          </table:table-cell>
          <table:table-cell office:value-type="float" office:value="63.79" calcext:value-type="float">
            <text:p>63,79</text:p>
          </table:table-cell>
          <table:table-cell office:value-type="float" office:value="0" calcext:value-type="float">
            <text:p>0</text:p>
          </table:table-cell>
          <table:table-cell office:value-type="float" office:value="6623.09" calcext:value-type="float">
            <text:p>6623,09</text:p>
          </table:table-cell>
          <table:table-cell office:value-type="float" office:value="0" calcext:value-type="float">
            <text:p>0</text:p>
          </table:table-cell>
          <table:table-cell office:value-type="float" office:value="45.65" calcext:value-type="float">
            <text:p>45,65</text:p>
          </table:table-cell>
          <table:table-cell office:value-type="float" office:value="0" calcext:value-type="float">
            <text:p>0</text:p>
          </table:table-cell>
          <table:table-cell office:value-type="float" office:value="76.74" calcext:value-type="float">
            <text:p>76,74</text:p>
          </table:table-cell>
          <table:table-cell office:value-type="float" office:value="72.65" calcext:value-type="float">
            <text:p>72,65</text:p>
          </table:table-cell>
          <table:table-cell office:value-type="float" office:value="3197.72" calcext:value-type="float">
            <text:p>3197,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15" calcext:value-type="float">
            <text:p>60,15</text:p>
          </table:table-cell>
          <table:table-cell office:value-type="float" office:value="107.38" calcext:value-type="float">
            <text:p>107,38</text:p>
          </table:table-cell>
          <table:table-cell office:value-type="float" office:value="462.01" calcext:value-type="float">
            <text:p>462,01</text:p>
          </table:table-cell>
          <table:table-cell office:value-type="float" office:value="0" calcext:value-type="float">
            <text:p>0</text:p>
          </table:table-cell>
          <table:table-cell office:value-type="float" office:value="30.82" calcext:value-type="float">
            <text:p>30,82</text:p>
          </table:table-cell>
          <table:table-cell office:value-type="float" office:value="0" calcext:value-type="float">
            <text:p>0</text:p>
          </table:table-cell>
          <table:table-cell office:value-type="float" office:value="633.74" calcext:value-type="float">
            <text:p>633,74</text:p>
          </table:table-cell>
          <table:table-cell table:style-name="ce9" office:value-type="float" office:value="11333" calcext:value-type="float">
            <text:p>11333</text:p>
          </table:table-cell>
          <table:table-cell table:style-name="ce4" office:value-type="float" office:value="57121" calcext:value-type="float">
            <text:p>5712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8058.43" calcext:value-type="float">
            <text:p>28058,43</text:p>
          </table:table-cell>
          <table:table-cell office:value-type="float" office:value="6985.06" calcext:value-type="float">
            <text:p>6985,06</text:p>
          </table:table-cell>
          <table:table-cell office:value-type="float" office:value="2166.84" calcext:value-type="float">
            <text:p>2166,84</text:p>
          </table:table-cell>
          <table:table-cell office:value-type="float" office:value="24.37" calcext:value-type="float">
            <text:p>24,37</text:p>
          </table:table-cell>
          <table:table-cell office:value-type="float" office:value="6.19" calcext:value-type="float">
            <text:p>6,19</text:p>
          </table:table-cell>
          <table:table-cell office:value-type="float" office:value="573.23" calcext:value-type="float">
            <text:p>573,23</text:p>
          </table:table-cell>
          <table:table-cell office:value-type="float" office:value="181.92" calcext:value-type="float">
            <text:p>181,92</text:p>
          </table:table-cell>
          <table:table-cell office:value-type="float" office:value="301.13" calcext:value-type="float">
            <text:p>301,13</text:p>
          </table:table-cell>
          <table:table-cell office:value-type="float" office:value="892.43" calcext:value-type="float">
            <text:p>892,43</text:p>
          </table:table-cell>
          <table:table-cell office:value-type="float" office:value="0" calcext:value-type="float">
            <text:p>0</text:p>
          </table:table-cell>
          <table:table-cell office:value-type="float" office:value="979.95" calcext:value-type="float">
            <text:p>979,95</text:p>
          </table:table-cell>
          <table:table-cell office:value-type="float" office:value="98.82" calcext:value-type="float">
            <text:p>98,82</text:p>
          </table:table-cell>
          <table:table-cell office:value-type="float" office:value="356" calcext:value-type="float">
            <text:p>356</text:p>
          </table:table-cell>
          <table:table-cell office:value-type="float" office:value="2844.17" calcext:value-type="float">
            <text:p>2844,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.33" calcext:value-type="float">
            <text:p>151,33</text:p>
          </table:table-cell>
          <table:table-cell office:value-type="float" office:value="20.4" calcext:value-type="float">
            <text:p>20,4</text:p>
          </table:table-cell>
          <table:table-cell office:value-type="float" office:value="20347.37" calcext:value-type="float">
            <text:p>20347,37</text:p>
          </table:table-cell>
          <table:table-cell office:value-type="float" office:value="846.7" calcext:value-type="float">
            <text:p>846,7</text:p>
          </table:table-cell>
          <table:table-cell office:value-type="float" office:value="1405.44" calcext:value-type="float">
            <text:p>1405,44</text:p>
          </table:table-cell>
          <table:table-cell office:value-type="float" office:value="0" calcext:value-type="float">
            <text:p>0</text:p>
          </table:table-cell>
          <table:table-cell office:value-type="float" office:value="17.56" calcext:value-type="float">
            <text:p>17,56</text:p>
          </table:table-cell>
          <table:table-cell office:value-type="float" office:value="0" calcext:value-type="float">
            <text:p>0</text:p>
          </table:table-cell>
          <table:table-cell office:value-type="float" office:value="431.27" calcext:value-type="float">
            <text:p>431,27</text:p>
          </table:table-cell>
          <table:table-cell office:value-type="float" office:value="0" calcext:value-type="float">
            <text:p>0</text:p>
          </table:table-cell>
          <table:table-cell office:value-type="float" office:value="35.43" calcext:value-type="float">
            <text:p>35,43</text:p>
          </table:table-cell>
          <table:table-cell office:value-type="float" office:value="0" calcext:value-type="float">
            <text:p>0</text:p>
          </table:table-cell>
          <table:table-cell office:value-type="float" office:value="299.67" calcext:value-type="float">
            <text:p>299,67</text:p>
          </table:table-cell>
          <table:table-cell table:style-name="ce9" office:value-type="float" office:value="13967" calcext:value-type="float">
            <text:p>13967</text:p>
          </table:table-cell>
          <table:table-cell table:style-name="ce4" office:value-type="float" office:value="67404" calcext:value-type="float">
            <text:p>6740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32.49" calcext:value-type="float">
            <text:p>1932,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75.69" calcext:value-type="float">
            <text:p>875,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85.4" calcext:value-type="float">
            <text:p>585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.26" calcext:value-type="float">
            <text:p>40,2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514" calcext:value-type="float">
            <text:p>9514</text:p>
          </table:table-cell>
          <table:table-cell table:style-name="ce4" office:value-type="float" office:value="49308" calcext:value-type="float">
            <text:p>4930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.15" calcext:value-type="float">
            <text:p>268,15</text:p>
          </table:table-cell>
          <table:table-cell office:value-type="float" office:value="0" calcext:value-type="float">
            <text:p>0</text:p>
          </table:table-cell>
          <table:table-cell office:value-type="float" office:value="11256.68" calcext:value-type="float">
            <text:p>11256,68</text:p>
          </table:table-cell>
          <table:table-cell office:value-type="float" office:value="4532.64" calcext:value-type="float">
            <text:p>4532,64</text:p>
          </table:table-cell>
          <table:table-cell office:value-type="float" office:value="1157.42" calcext:value-type="float">
            <text:p>1157,42</text:p>
          </table:table-cell>
          <table:table-cell office:value-type="float" office:value="4.23" calcext:value-type="float">
            <text:p>4,23</text:p>
          </table:table-cell>
          <table:table-cell office:value-type="float" office:value="0" calcext:value-type="float">
            <text:p>0</text:p>
          </table:table-cell>
          <table:table-cell office:value-type="float" office:value="405.63" calcext:value-type="float">
            <text:p>405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21.67" calcext:value-type="float">
            <text:p>19121,67</text:p>
          </table:table-cell>
          <table:table-cell office:value-type="float" office:value="0" calcext:value-type="float">
            <text:p>0</text:p>
          </table:table-cell>
          <table:table-cell office:value-type="float" office:value="1383.42" calcext:value-type="float">
            <text:p>1383,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1.28" calcext:value-type="float">
            <text:p>151,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5.25" calcext:value-type="float">
            <text:p>1685,25</text:p>
          </table:table-cell>
          <table:table-cell office:value-type="float" office:value="2693.76" calcext:value-type="float">
            <text:p>2693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.8" calcext:value-type="float">
            <text:p>195,8</text:p>
          </table:table-cell>
          <table:table-cell office:value-type="float" office:value="0" calcext:value-type="float">
            <text:p>0</text:p>
          </table:table-cell>
          <table:table-cell office:value-type="float" office:value="216.55" calcext:value-type="float">
            <text:p>216,5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3549" calcext:value-type="float">
            <text:p>13549</text:p>
          </table:table-cell>
          <table:table-cell table:style-name="ce4" office:value-type="float" office:value="70106" calcext:value-type="float">
            <text:p>7010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5.23" calcext:value-type="float">
            <text:p>295,23</text:p>
          </table:table-cell>
          <table:table-cell office:value-type="float" office:value="781.81" calcext:value-type="float">
            <text:p>781,8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15.08" calcext:value-type="float">
            <text:p>815,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.37" calcext:value-type="float">
            <text:p>42,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3.62" calcext:value-type="float">
            <text:p>493,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2.48" calcext:value-type="float">
            <text:p>102,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52" calcext:value-type="float">
            <text:p>48,52</text:p>
          </table:table-cell>
          <table:table-cell table:style-name="ce9" office:value-type="float" office:value="9057" calcext:value-type="float">
            <text:p>9057</text:p>
          </table:table-cell>
          <table:table-cell table:style-name="ce4" office:value-type="float" office:value="46202" calcext:value-type="float">
            <text:p>4620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9.13" calcext:value-type="float">
            <text:p>329,13</text:p>
          </table:table-cell>
          <table:table-cell office:value-type="float" office:value="0" calcext:value-type="float">
            <text:p>0</text:p>
          </table:table-cell>
          <table:table-cell office:value-type="float" office:value="69366.08" calcext:value-type="float">
            <text:p>69366,08</text:p>
          </table:table-cell>
          <table:table-cell office:value-type="float" office:value="503.23" calcext:value-type="float">
            <text:p>503,23</text:p>
          </table:table-cell>
          <table:table-cell office:value-type="float" office:value="0" calcext:value-type="float">
            <text:p>0</text:p>
          </table:table-cell>
          <table:table-cell office:value-type="float" office:value="62.11" calcext:value-type="float">
            <text:p>62,11</text:p>
          </table:table-cell>
          <table:table-cell office:value-type="float" office:value="3314.87" calcext:value-type="float">
            <text:p>3314,87</text:p>
          </table:table-cell>
          <table:table-cell office:value-type="float" office:value="2.97" calcext:value-type="float">
            <text:p>2,97</text:p>
          </table:table-cell>
          <table:table-cell office:value-type="float" office:value="534.73" calcext:value-type="float">
            <text:p>534,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1701.05" calcext:value-type="float">
            <text:p>71701,05</text:p>
          </table:table-cell>
          <table:table-cell office:value-type="float" office:value="0" calcext:value-type="float">
            <text:p>0</text:p>
          </table:table-cell>
          <table:table-cell office:value-type="float" office:value="91.82" calcext:value-type="float">
            <text:p>91,82</text:p>
          </table:table-cell>
          <table:table-cell office:value-type="float" office:value="21.98" calcext:value-type="float">
            <text:p>21,98</text:p>
          </table:table-cell>
          <table:table-cell office:value-type="float" office:value="297.95" calcext:value-type="float">
            <text:p>297,95</text:p>
          </table:table-cell>
          <table:table-cell office:value-type="float" office:value="3765.09" calcext:value-type="float">
            <text:p>3765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.28" calcext:value-type="float">
            <text:p>368,28</text:p>
          </table:table-cell>
          <table:table-cell office:value-type="float" office:value="0" calcext:value-type="float">
            <text:p>0</text:p>
          </table:table-cell>
          <table:table-cell office:value-type="float" office:value="1033.75" calcext:value-type="float">
            <text:p>1033,75</text:p>
          </table:table-cell>
          <table:table-cell office:value-type="float" office:value="0" calcext:value-type="float">
            <text:p>0</text:p>
          </table:table-cell>
          <table:table-cell office:value-type="float" office:value="65.65" calcext:value-type="float">
            <text:p>65,6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9746" calcext:value-type="float">
            <text:p>19746</text:p>
          </table:table-cell>
          <table:table-cell table:style-name="ce4" office:value-type="float" office:value="107036" calcext:value-type="float">
            <text:p>10703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03.04" calcext:value-type="float">
            <text:p>303,04</text:p>
          </table:table-cell>
          <table:table-cell office:value-type="float" office:value="2587.35" calcext:value-type="float">
            <text:p>2587,35</text:p>
          </table:table-cell>
          <table:table-cell office:value-type="float" office:value="1954.66" calcext:value-type="float">
            <text:p>1954,66</text:p>
          </table:table-cell>
          <table:table-cell office:value-type="float" office:value="2584.12" calcext:value-type="float">
            <text:p>2584,12</text:p>
          </table:table-cell>
          <table:table-cell office:value-type="float" office:value="6198.24" calcext:value-type="float">
            <text:p>6198,24</text:p>
          </table:table-cell>
          <table:table-cell office:value-type="float" office:value="0" calcext:value-type="float">
            <text:p>0</text:p>
          </table:table-cell>
          <table:table-cell office:value-type="float" office:value="3376.9" calcext:value-type="float">
            <text:p>3376,9</text:p>
          </table:table-cell>
          <table:table-cell office:value-type="float" office:value="72.82" calcext:value-type="float">
            <text:p>72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4" calcext:value-type="float">
            <text:p>29,84</text:p>
          </table:table-cell>
          <table:table-cell office:value-type="float" office:value="469.81" calcext:value-type="float">
            <text:p>469,81</text:p>
          </table:table-cell>
          <table:table-cell office:value-type="float" office:value="0" calcext:value-type="float">
            <text:p>0</text:p>
          </table:table-cell>
          <table:table-cell office:value-type="float" office:value="4440.73" calcext:value-type="float">
            <text:p>4440,73</text:p>
          </table:table-cell>
          <table:table-cell office:value-type="float" office:value="0" calcext:value-type="float">
            <text:p>0</text:p>
          </table:table-cell>
          <table:table-cell office:value-type="float" office:value="299.57" calcext:value-type="float">
            <text:p>299,57</text:p>
          </table:table-cell>
          <table:table-cell office:value-type="float" office:value="0" calcext:value-type="float">
            <text:p>0</text:p>
          </table:table-cell>
          <table:table-cell office:value-type="float" office:value="6.06" calcext:value-type="float">
            <text:p>6,06</text:p>
          </table:table-cell>
          <table:table-cell office:value-type="float" office:value="84.13" calcext:value-type="float">
            <text:p>84,13</text:p>
          </table:table-cell>
          <table:table-cell office:value-type="float" office:value="3113.45" calcext:value-type="float">
            <text:p>3113,45</text:p>
          </table:table-cell>
          <table:table-cell office:value-type="float" office:value="434.08" calcext:value-type="float">
            <text:p>434,08</text:p>
          </table:table-cell>
          <table:table-cell office:value-type="float" office:value="1577.24" calcext:value-type="float">
            <text:p>1577,24</text:p>
          </table:table-cell>
          <table:table-cell office:value-type="float" office:value="0" calcext:value-type="float">
            <text:p>0</text:p>
          </table:table-cell>
          <table:table-cell office:value-type="float" office:value="2062.64" calcext:value-type="float">
            <text:p>2062,64</text:p>
          </table:table-cell>
          <table:table-cell office:value-type="float" office:value="0" calcext:value-type="float">
            <text:p>0</text:p>
          </table:table-cell>
          <table:table-cell office:value-type="float" office:value="337.53" calcext:value-type="float">
            <text:p>337,53</text:p>
          </table:table-cell>
          <table:table-cell office:value-type="float" office:value="0" calcext:value-type="float">
            <text:p>0</text:p>
          </table:table-cell>
          <table:table-cell office:value-type="float" office:value="83.74" calcext:value-type="float">
            <text:p>83,74</text:p>
          </table:table-cell>
          <table:table-cell office:value-type="float" office:value="0" calcext:value-type="float">
            <text:p>0</text:p>
          </table:table-cell>
          <table:table-cell office:value-type="float" office:value="19.62" calcext:value-type="float">
            <text:p>19,62</text:p>
          </table:table-cell>
          <table:table-cell table:style-name="ce9" office:value-type="float" office:value="13281" calcext:value-type="float">
            <text:p>13281</text:p>
          </table:table-cell>
          <table:table-cell table:style-name="ce4" office:value-type="float" office:value="58555" calcext:value-type="float">
            <text:p>585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925.91" calcext:value-type="float">
            <text:p>9925,9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1.34" calcext:value-type="float">
            <text:p>321,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36" calcext:value-type="float">
            <text:p>43,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8632.77" calcext:value-type="float">
            <text:p>48632,77</text:p>
          </table:table-cell>
          <table:table-cell office:value-type="float" office:value="0" calcext:value-type="float">
            <text:p>0</text:p>
          </table:table-cell>
          <table:table-cell office:value-type="float" office:value="2478.54" calcext:value-type="float">
            <text:p>2478,54</text:p>
          </table:table-cell>
          <table:table-cell office:value-type="float" office:value="0" calcext:value-type="float">
            <text:p>0</text:p>
          </table:table-cell>
          <table:table-cell office:value-type="float" office:value="1621.97" calcext:value-type="float">
            <text:p>1621,97</text:p>
          </table:table-cell>
          <table:table-cell office:value-type="float" office:value="0" calcext:value-type="float">
            <text:p>0</text:p>
          </table:table-cell>
          <table:table-cell office:value-type="float" office:value="982.1" calcext:value-type="float">
            <text:p>982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1979" calcext:value-type="float">
            <text:p>11979</text:p>
          </table:table-cell>
          <table:table-cell table:style-name="ce4" office:value-type="float" office:value="51622" calcext:value-type="float">
            <text:p>5162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6958.15" calcext:value-type="float">
            <text:p>6958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7.04" calcext:value-type="float">
            <text:p>497,0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452.21" calcext:value-type="float">
            <text:p>4452,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76.84" calcext:value-type="float">
            <text:p>576,84</text:p>
          </table:table-cell>
          <table:table-cell office:value-type="float" office:value="0" calcext:value-type="float">
            <text:p>0</text:p>
          </table:table-cell>
          <table:table-cell office:value-type="float" office:value="-6.22" calcext:value-type="float">
            <text:p>-6,2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0394" calcext:value-type="float">
            <text:p>10394</text:p>
          </table:table-cell>
          <table:table-cell table:style-name="ce4" office:value-type="float" office:value="54634" calcext:value-type="float">
            <text:p>5463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9.41" calcext:value-type="float">
            <text:p>79,41</text:p>
          </table:table-cell>
          <table:table-cell office:value-type="float" office:value="59.88" calcext:value-type="float">
            <text:p>59,88</text:p>
          </table:table-cell>
          <table:table-cell office:value-type="float" office:value="169.31" calcext:value-type="float">
            <text:p>169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3.26" calcext:value-type="float">
            <text:p>2063,26</text:p>
          </table:table-cell>
          <table:table-cell office:value-type="float" office:value="103.91" calcext:value-type="float">
            <text:p>103,91</text:p>
          </table:table-cell>
          <table:table-cell office:value-type="float" office:value="10.16" calcext:value-type="float">
            <text:p>1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9" calcext:value-type="float">
            <text:p>5,19</text:p>
          </table:table-cell>
          <table:table-cell office:value-type="float" office:value="5.98" calcext:value-type="float">
            <text:p>5,98</text:p>
          </table:table-cell>
          <table:table-cell office:value-type="float" office:value="4319.75" calcext:value-type="float">
            <text:p>4319,75</text:p>
          </table:table-cell>
          <table:table-cell office:value-type="float" office:value="40.66" calcext:value-type="float">
            <text:p>40,66</text:p>
          </table:table-cell>
          <table:table-cell office:value-type="float" office:value="0" calcext:value-type="float">
            <text:p>0</text:p>
          </table:table-cell>
          <table:table-cell office:value-type="float" office:value="324.58" calcext:value-type="float">
            <text:p>324,58</text:p>
          </table:table-cell>
          <table:table-cell office:value-type="float" office:value="0" calcext:value-type="float">
            <text:p>0</text:p>
          </table:table-cell>
          <table:table-cell office:value-type="float" office:value="10.03" calcext:value-type="float">
            <text:p>10,03</text:p>
          </table:table-cell>
          <table:table-cell office:value-type="float" office:value="0" calcext:value-type="float">
            <text:p>0</text:p>
          </table:table-cell>
          <table:table-cell office:value-type="float" office:value="453.18" calcext:value-type="float">
            <text:p>453,18</text:p>
          </table:table-cell>
          <table:table-cell office:value-type="float" office:value="44.65" calcext:value-type="float">
            <text:p>44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.24" calcext:value-type="float">
            <text:p>347,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.46" calcext:value-type="float">
            <text:p>85,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867" calcext:value-type="float">
            <text:p>9867</text:p>
          </table:table-cell>
          <table:table-cell table:style-name="ce4" office:value-type="float" office:value="49432" calcext:value-type="float">
            <text:p>4943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446.6" calcext:value-type="float">
            <text:p>15446,6</text:p>
          </table:table-cell>
          <table:table-cell office:value-type="float" office:value="2164.55" calcext:value-type="float">
            <text:p>2164,55</text:p>
          </table:table-cell>
          <table:table-cell office:value-type="float" office:value="1630.59" calcext:value-type="float">
            <text:p>1630,59</text:p>
          </table:table-cell>
          <table:table-cell office:value-type="float" office:value="223.11" calcext:value-type="float">
            <text:p>223,11</text:p>
          </table:table-cell>
          <table:table-cell office:value-type="float" office:value="0" calcext:value-type="float">
            <text:p>0</text:p>
          </table:table-cell>
          <table:table-cell office:value-type="float" office:value="3820.21" calcext:value-type="float">
            <text:p>3820,21</text:p>
          </table:table-cell>
          <table:table-cell office:value-type="float" office:value="1190.77" calcext:value-type="float">
            <text:p>1190,77</text:p>
          </table:table-cell>
          <table:table-cell office:value-type="float" office:value="261.86" calcext:value-type="float">
            <text:p>261,86</text:p>
          </table:table-cell>
          <table:table-cell office:value-type="float" office:value="455.65" calcext:value-type="float">
            <text:p>455,65</text:p>
          </table:table-cell>
          <table:table-cell office:value-type="float" office:value="0" calcext:value-type="float">
            <text:p>0</text:p>
          </table:table-cell>
          <table:table-cell office:value-type="float" office:value="225.79" calcext:value-type="float">
            <text:p>225,79</text:p>
          </table:table-cell>
          <table:table-cell office:value-type="float" office:value="124.03" calcext:value-type="float">
            <text:p>124,03</text:p>
          </table:table-cell>
          <table:table-cell office:value-type="float" office:value="68.55" calcext:value-type="float">
            <text:p>68,55</text:p>
          </table:table-cell>
          <table:table-cell office:value-type="float" office:value="3034.71" calcext:value-type="float">
            <text:p>3034,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.12" calcext:value-type="float">
            <text:p>176,12</text:p>
          </table:table-cell>
          <table:table-cell office:value-type="float" office:value="382.8" calcext:value-type="float">
            <text:p>382,8</text:p>
          </table:table-cell>
          <table:table-cell office:value-type="float" office:value="10530.92" calcext:value-type="float">
            <text:p>10530,92</text:p>
          </table:table-cell>
          <table:table-cell office:value-type="float" office:value="564.76" calcext:value-type="float">
            <text:p>564,76</text:p>
          </table:table-cell>
          <table:table-cell office:value-type="float" office:value="0" calcext:value-type="float">
            <text:p>0</text:p>
          </table:table-cell>
          <table:table-cell office:value-type="float" office:value="130.69" calcext:value-type="float">
            <text:p>130,69</text:p>
          </table:table-cell>
          <table:table-cell office:value-type="float" office:value="953.67" calcext:value-type="float">
            <text:p>953,67</text:p>
          </table:table-cell>
          <table:table-cell office:value-type="float" office:value="0" calcext:value-type="float">
            <text:p>0</text:p>
          </table:table-cell>
          <table:table-cell office:value-type="float" office:value="109.48" calcext:value-type="float">
            <text:p>109,48</text:p>
          </table:table-cell>
          <table:table-cell office:value-type="float" office:value="0" calcext:value-type="float">
            <text:p>0</text:p>
          </table:table-cell>
          <table:table-cell office:value-type="float" office:value="39.04" calcext:value-type="float">
            <text:p>39,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3441" calcext:value-type="float">
            <text:p>13441</text:p>
          </table:table-cell>
          <table:table-cell table:style-name="ce4" office:value-type="float" office:value="66422" calcext:value-type="float">
            <text:p>6642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52" calcext:value-type="float">
            <text:p>67,52</text:p>
          </table:table-cell>
          <table:table-cell office:value-type="float" office:value="2612.55" calcext:value-type="float">
            <text:p>2612,55</text:p>
          </table:table-cell>
          <table:table-cell office:value-type="float" office:value="6297.64" calcext:value-type="float">
            <text:p>6297,64</text:p>
          </table:table-cell>
          <table:table-cell office:value-type="float" office:value="0" calcext:value-type="float">
            <text:p>0</text:p>
          </table:table-cell>
          <table:table-cell office:value-type="float" office:value="229.91" calcext:value-type="float">
            <text:p>229,91</text:p>
          </table:table-cell>
          <table:table-cell office:value-type="float" office:value="0" calcext:value-type="float">
            <text:p>0</text:p>
          </table:table-cell>
          <table:table-cell office:value-type="float" office:value="136.63" calcext:value-type="float">
            <text:p>136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90.07" calcext:value-type="float">
            <text:p>8890,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1.27" calcext:value-type="float">
            <text:p>441,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67.38" calcext:value-type="float">
            <text:p>5667,38</text:p>
          </table:table-cell>
          <table:table-cell office:value-type="float" office:value="2834.87" calcext:value-type="float">
            <text:p>2834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5" calcext:value-type="float">
            <text:p>91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0753" calcext:value-type="float">
            <text:p>10753</text:p>
          </table:table-cell>
          <table:table-cell table:style-name="ce4" office:value-type="float" office:value="51375" calcext:value-type="float">
            <text:p>513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" calcext:value-type="float">
            <text:p>13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.75" calcext:value-type="float">
            <text:p>39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.71" calcext:value-type="float">
            <text:p>314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24" calcext:value-type="float">
            <text:p>32,24</text:p>
          </table:table-cell>
          <table:table-cell office:value-type="float" office:value="0" calcext:value-type="float">
            <text:p>0</text:p>
          </table:table-cell>
          <table:table-cell office:value-type="float" office:value="600.46" calcext:value-type="float">
            <text:p>600,46</text:p>
          </table:table-cell>
          <table:table-cell office:value-type="float" office:value="0" calcext:value-type="float">
            <text:p>0</text:p>
          </table:table-cell>
          <table:table-cell office:value-type="float" office:value="2.82" calcext:value-type="float">
            <text:p>2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2.53" calcext:value-type="float">
            <text:p>4562,53</text:p>
          </table:table-cell>
          <table:table-cell office:value-type="float" office:value="111.89" calcext:value-type="float">
            <text:p>111,89</text:p>
          </table:table-cell>
          <table:table-cell office:value-type="float" office:value="0" calcext:value-type="float">
            <text:p>0</text:p>
          </table:table-cell>
          <table:table-cell office:value-type="float" office:value="17.3" calcext:value-type="float">
            <text:p>17,3</text:p>
          </table:table-cell>
          <table:table-cell office:value-type="float" office:value="0" calcext:value-type="float">
            <text:p>0</text:p>
          </table:table-cell>
          <table:table-cell office:value-type="float" office:value="80.51" calcext:value-type="float">
            <text:p>80,51</text:p>
          </table:table-cell>
          <table:table-cell office:value-type="float" office:value="0" calcext:value-type="float">
            <text:p>0</text:p>
          </table:table-cell>
          <table:table-cell office:value-type="float" office:value="15.51" calcext:value-type="float">
            <text:p>15,51</text:p>
          </table:table-cell>
          <table:table-cell office:value-type="float" office:value="2.71" calcext:value-type="float">
            <text:p>2,7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255" calcext:value-type="float">
            <text:p>9255</text:p>
          </table:table-cell>
          <table:table-cell table:style-name="ce4" office:value-type="float" office:value="48589" calcext:value-type="float">
            <text:p>4858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29.66" calcext:value-type="float">
            <text:p>29,6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0.77" calcext:value-type="float">
            <text:p>-30,77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9" office:value-type="float" office:value="9077" calcext:value-type="float">
            <text:p>9077</text:p>
          </table:table-cell>
          <table:table-cell table:style-name="ce4" office:value-type="float" office:value="46331" calcext:value-type="float">
            <text:p>4633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3.46" calcext:value-type="float">
            <text:p>53,46</text:p>
          </table:table-cell>
          <table:table-cell office:value-type="float" office:value="0" calcext:value-type="float">
            <text:p>0</text:p>
          </table:table-cell>
          <table:table-cell office:value-type="float" office:value="12832.64" calcext:value-type="float">
            <text:p>12832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71" calcext:value-type="float">
            <text:p>40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9" calcext:value-type="float">
            <text:p>42,6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66.08" calcext:value-type="float">
            <text:p>466,08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office:value-type="float" office:value="10891" calcext:value-type="float">
            <text:p>10891</text:p>
          </table:table-cell>
          <table:table-cell table:style-name="ce4" office:value-type="float" office:value="63008" calcext:value-type="float">
            <text:p>6300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3239.98" calcext:value-type="float">
            <text:p>3239,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56.33" calcext:value-type="float">
            <text:p>2256,33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9" office:value-type="float" office:value="9644" calcext:value-type="float">
            <text:p>9644</text:p>
          </table:table-cell>
          <table:table-cell table:style-name="ce4" office:value-type="float" office:value="49047" calcext:value-type="float">
            <text:p>4904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9.28" calcext:value-type="float">
            <text:p>1279,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.47" calcext:value-type="float">
            <text:p>92,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07" calcext:value-type="float">
            <text:p>2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.15" calcext:value-type="float">
            <text:p>254,15</text:p>
          </table:table-cell>
          <table:table-cell office:value-type="float" office:value="0" calcext:value-type="float">
            <text:p>0</text:p>
          </table:table-cell>
          <table:table-cell office:value-type="float" office:value="17.07" calcext:value-type="float">
            <text:p>17,07</text:p>
          </table:table-cell>
          <table:table-cell office:value-type="float" office:value="0" calcext:value-type="float">
            <text:p>0</text:p>
          </table:table-cell>
          <table:table-cell office:value-type="float" office:value="31.32" calcext:value-type="float">
            <text:p>31,32</text:p>
          </table:table-cell>
          <table:table-cell office:value-type="float" office:value="36.95" calcext:value-type="float">
            <text:p>36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.7" calcext:value-type="float">
            <text:p>251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96" calcext:value-type="float">
            <text:p>40,9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359" calcext:value-type="float">
            <text:p>9359</text:p>
          </table:table-cell>
          <table:table-cell table:style-name="ce4" office:value-type="float" office:value="48227" calcext:value-type="float">
            <text:p>4822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37.25" calcext:value-type="float">
            <text:p>137,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53.72" calcext:value-type="float">
            <text:p>553,72</text:p>
          </table:table-cell>
          <table:table-cell office:value-type="float" office:value="150.45" calcext:value-type="float">
            <text:p>150,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0.12" calcext:value-type="float">
            <text:p>110,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2.86" calcext:value-type="float">
            <text:p>132,86</text:p>
          </table:table-cell>
          <table:table-cell office:value-type="float" office:value="0" calcext:value-type="float">
            <text:p>0</text:p>
          </table:table-cell>
          <table:table-cell office:value-type="float" office:value="104.43" calcext:value-type="float">
            <text:p>104,4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063" calcext:value-type="float">
            <text:p>9063</text:p>
          </table:table-cell>
          <table:table-cell table:style-name="ce4" office:value-type="float" office:value="46018" calcext:value-type="float">
            <text:p>4601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0.12" calcext:value-type="float">
            <text:p>1390,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.6" calcext:value-type="float">
            <text:p>97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8.36" calcext:value-type="float">
            <text:p>58,36</text:p>
          </table:table-cell>
          <table:table-cell office:value-type="float" office:value="0" calcext:value-type="float">
            <text:p>0</text:p>
          </table:table-cell>
          <table:table-cell office:value-type="float" office:value="32.18" calcext:value-type="float">
            <text:p>32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2.73" calcext:value-type="float">
            <text:p>882,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.6" calcext:value-type="float">
            <text:p>97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256" calcext:value-type="float">
            <text:p>9256</text:p>
          </table:table-cell>
          <table:table-cell table:style-name="ce4" office:value-type="float" office:value="48044" calcext:value-type="float">
            <text:p>4804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8.94" calcext:value-type="float">
            <text:p>208,94</text:p>
          </table:table-cell>
          <table:table-cell office:value-type="float" office:value="0" calcext:value-type="float">
            <text:p>0</text:p>
          </table:table-cell>
          <table:table-cell office:value-type="float" office:value="94.82" calcext:value-type="float">
            <text:p>94,82</text:p>
          </table:table-cell>
          <table:table-cell office:value-type="float" office:value="23.41" calcext:value-type="float">
            <text:p>23,41</text:p>
          </table:table-cell>
          <table:table-cell office:value-type="float" office:value="0" calcext:value-type="float">
            <text:p>0</text:p>
          </table:table-cell>
          <table:table-cell office:value-type="float" office:value="90.08" calcext:value-type="float">
            <text:p>90,08</text:p>
          </table:table-cell>
          <table:table-cell office:value-type="float" office:value="846.31" calcext:value-type="float">
            <text:p>846,31</text:p>
          </table:table-cell>
          <table:table-cell office:value-type="float" office:value="164.62" calcext:value-type="float">
            <text:p>164,62</text:p>
          </table:table-cell>
          <table:table-cell office:value-type="float" office:value="97.6" calcext:value-type="float">
            <text:p>97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9" calcext:value-type="float">
            <text:p>26,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9.19" calcext:value-type="float">
            <text:p>129,19</text:p>
          </table:table-cell>
          <table:table-cell office:value-type="float" office:value="0" calcext:value-type="float">
            <text:p>0</text:p>
          </table:table-cell>
          <table:table-cell office:value-type="float" office:value="-10.89" calcext:value-type="float">
            <text:p>-10,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8.03" calcext:value-type="float">
            <text:p>308,03</text:p>
          </table:table-cell>
          <table:table-cell office:value-type="float" office:value="0" calcext:value-type="float">
            <text:p>0</text:p>
          </table:table-cell>
          <table:table-cell office:value-type="float" office:value="-45.14" calcext:value-type="float">
            <text:p>-45,14</text:p>
          </table:table-cell>
          <table:table-cell office:value-type="float" office:value="0" calcext:value-type="float">
            <text:p>0</text:p>
          </table:table-cell>
          <table:table-cell office:value-type="float" office:value="84.34" calcext:value-type="float">
            <text:p>84,34</text:p>
          </table:table-cell>
          <table:table-cell office:value-type="float" office:value="27.51" calcext:value-type="float">
            <text:p>27,5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448" calcext:value-type="float">
            <text:p>9448</text:p>
          </table:table-cell>
          <table:table-cell table:style-name="ce4" office:value-type="float" office:value="47588" calcext:value-type="float">
            <text:p>4758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.38" calcext:value-type="float">
            <text:p>340,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4.01" calcext:value-type="float">
            <text:p>244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23" calcext:value-type="float">
            <text:p>5,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28" calcext:value-type="float">
            <text:p>2928</text:p>
          </table:table-cell>
          <table:table-cell office:value-type="float" office:value="0" calcext:value-type="float">
            <text:p>0</text:p>
          </table:table-cell>
          <table:table-cell office:value-type="float" office:value="784.24" calcext:value-type="float">
            <text:p>784,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6.68" calcext:value-type="float">
            <text:p>116,6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5977" calcext:value-type="float">
            <text:p>5977</text:p>
          </table:table-cell>
          <table:table-cell table:style-name="ce4" office:value-type="float" office:value="26922" calcext:value-type="float">
            <text:p>2692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18.46" calcext:value-type="float">
            <text:p>118,46</text:p>
          </table:table-cell>
          <table:table-cell office:value-type="float" office:value="113.32" calcext:value-type="float">
            <text:p>113,32</text:p>
          </table:table-cell>
          <table:table-cell office:value-type="float" office:value="27.95" calcext:value-type="float">
            <text:p>27,95</text:p>
          </table:table-cell>
          <table:table-cell office:value-type="float" office:value="15934.66" calcext:value-type="float">
            <text:p>15934,66</text:p>
          </table:table-cell>
          <table:table-cell office:value-type="float" office:value="122.31" calcext:value-type="float">
            <text:p>122,31</text:p>
          </table:table-cell>
          <table:table-cell office:value-type="float" office:value="156.68" calcext:value-type="float">
            <text:p>156,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05" calcext:value-type="float">
            <text:p>7,05</text:p>
          </table:table-cell>
          <table:table-cell office:value-type="float" office:value="0" calcext:value-type="float">
            <text:p>0</text:p>
          </table:table-cell>
          <table:table-cell office:value-type="float" office:value="56.79" calcext:value-type="float">
            <text:p>56,79</text:p>
          </table:table-cell>
          <table:table-cell office:value-type="float" office:value="1.88" calcext:value-type="float">
            <text:p>1,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48.17" calcext:value-type="float">
            <text:p>1748,17</text:p>
          </table:table-cell>
          <table:table-cell office:value-type="float" office:value="2461.42" calcext:value-type="float">
            <text:p>2461,42</text:p>
          </table:table-cell>
          <table:table-cell office:value-type="float" office:value="0" calcext:value-type="float">
            <text:p>0</text:p>
          </table:table-cell>
          <table:table-cell office:value-type="float" office:value="21114.88" calcext:value-type="float">
            <text:p>21114,88</text:p>
          </table:table-cell>
          <table:table-cell office:value-type="float" office:value="8314.19" calcext:value-type="float">
            <text:p>8314,19</text:p>
          </table:table-cell>
          <table:table-cell office:value-type="float" office:value="8.54" calcext:value-type="float">
            <text:p>8,54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office:value-type="float" office:value="0" calcext:value-type="float">
            <text:p>0</text:p>
          </table:table-cell>
          <table:table-cell office:value-type="float" office:value="188.67" calcext:value-type="float">
            <text:p>188,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2628" calcext:value-type="float">
            <text:p>12628</text:p>
          </table:table-cell>
          <table:table-cell table:style-name="ce4" office:value-type="float" office:value="54503" calcext:value-type="float">
            <text:p>545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822.34" calcext:value-type="float">
            <text:p>28822,34</text:p>
          </table:table-cell>
          <table:table-cell office:value-type="float" office:value="0" calcext:value-type="float">
            <text:p>0</text:p>
          </table:table-cell>
          <table:table-cell office:value-type="float" office:value="927.15" calcext:value-type="float">
            <text:p>927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.82" calcext:value-type="float">
            <text:p>132,82</text:p>
          </table:table-cell>
          <table:table-cell office:value-type="float" office:value="0" calcext:value-type="float">
            <text:p>0</text:p>
          </table:table-cell>
          <table:table-cell office:value-type="float" office:value="898.65" calcext:value-type="float">
            <text:p>898,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08" calcext:value-type="float">
            <text:p>55,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048.99" calcext:value-type="float">
            <text:p>62048,99</text:p>
          </table:table-cell>
          <table:table-cell office:value-type="float" office:value="5216.52" calcext:value-type="float">
            <text:p>5216,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19" calcext:value-type="float">
            <text:p>72,19</text:p>
          </table:table-cell>
          <table:table-cell office:value-type="float" office:value="0" calcext:value-type="float">
            <text:p>0</text:p>
          </table:table-cell>
          <table:table-cell office:value-type="float" office:value="4355.46" calcext:value-type="float">
            <text:p>4355,46</text:p>
          </table:table-cell>
          <table:table-cell office:value-type="float" office:value="0" calcext:value-type="float">
            <text:p>0</text:p>
          </table:table-cell>
          <table:table-cell office:value-type="float" office:value="25.61" calcext:value-type="float">
            <text:p>25,61</text:p>
          </table:table-cell>
          <table:table-cell office:value-type="float" office:value="0" calcext:value-type="float">
            <text:p>0</text:p>
          </table:table-cell>
          <table:table-cell office:value-type="float" office:value="97.6" calcext:value-type="float">
            <text:p>97,6</text:p>
          </table:table-cell>
          <table:table-cell table:style-name="ce9" office:value-type="float" office:value="13644" calcext:value-type="float">
            <text:p>13644</text:p>
          </table:table-cell>
          <table:table-cell table:style-name="ce4" office:value-type="float" office:value="53998" calcext:value-type="float">
            <text:p>5399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7.15" calcext:value-type="float">
            <text:p>87,15</text:p>
          </table:table-cell>
          <table:table-cell office:value-type="float" office:value="188.87" calcext:value-type="float">
            <text:p>188,87</text:p>
          </table:table-cell>
          <table:table-cell office:value-type="float" office:value="564.42" calcext:value-type="float">
            <text:p>564,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.17" calcext:value-type="float">
            <text:p>106,17</text:p>
          </table:table-cell>
          <table:table-cell office:value-type="float" office:value="6.39" calcext:value-type="float">
            <text:p>6,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.05" calcext:value-type="float">
            <text:p>15,05</text:p>
          </table:table-cell>
          <table:table-cell office:value-type="float" office:value="0" calcext:value-type="float">
            <text:p>0</text:p>
          </table:table-cell>
          <table:table-cell office:value-type="float" office:value="49.73" calcext:value-type="float">
            <text:p>49,73</text:p>
          </table:table-cell>
          <table:table-cell office:value-type="float" office:value="0" calcext:value-type="float">
            <text:p>0</text:p>
          </table:table-cell>
          <table:table-cell office:value-type="float" office:value="156.01" calcext:value-type="float">
            <text:p>156,01</text:p>
          </table:table-cell>
          <table:table-cell office:value-type="float" office:value="0" calcext:value-type="float">
            <text:p>0</text:p>
          </table:table-cell>
          <table:table-cell office:value-type="float" office:value="20.74" calcext:value-type="float">
            <text:p>20,74</text:p>
          </table:table-cell>
          <table:table-cell office:value-type="float" office:value="2587.45" calcext:value-type="float">
            <text:p>2587,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8.86" calcext:value-type="float">
            <text:p>2888,86</text:p>
          </table:table-cell>
          <table:table-cell office:value-type="float" office:value="0" calcext:value-type="float">
            <text:p>0</text:p>
          </table:table-cell>
          <table:table-cell office:value-type="float" office:value="45.7" calcext:value-type="float">
            <text:p>45,7</text:p>
          </table:table-cell>
          <table:table-cell office:value-type="float" office:value="0" calcext:value-type="float">
            <text:p>0</text:p>
          </table:table-cell>
          <table:table-cell office:value-type="float" office:value="47.08" calcext:value-type="float">
            <text:p>47,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192" calcext:value-type="float">
            <text:p>10192</text:p>
          </table:table-cell>
          <table:table-cell table:style-name="ce4" office:value-type="float" office:value="51159" calcext:value-type="float">
            <text:p>5115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.71" calcext:value-type="float">
            <text:p>15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98" calcext:value-type="float">
            <text:p>71,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71" calcext:value-type="float">
            <text:p>43,7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8.18" calcext:value-type="float">
            <text:p>138,18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101" calcext:value-type="float">
            <text:p>9101</text:p>
          </table:table-cell>
          <table:table-cell table:style-name="ce4" office:value-type="float" office:value="46430" calcext:value-type="float">
            <text:p>4643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6245.5" calcext:value-type="float">
            <text:p>106245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02" calcext:value-type="float">
            <text:p>73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.45" calcext:value-type="float">
            <text:p>138,45</text:p>
          </table:table-cell>
          <table:table-cell office:value-type="float" office:value="74.41" calcext:value-type="float">
            <text:p>74,41</text:p>
          </table:table-cell>
          <table:table-cell office:value-type="float" office:value="20028.06" calcext:value-type="float">
            <text:p>20028,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291.45" calcext:value-type="float">
            <text:p>2291,45</text:p>
          </table:table-cell>
          <table:table-cell office:value-type="float" office:value="231.68" calcext:value-type="float">
            <text:p>231,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.1" calcext:value-type="float">
            <text:p>67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29882" calcext:value-type="float">
            <text:p>29882</text:p>
          </table:table-cell>
          <table:table-cell table:style-name="ce4" office:value-type="float" office:value="145713" calcext:value-type="float">
            <text:p>14571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486.6" calcext:value-type="float">
            <text:p>2486,6</text:p>
          </table:table-cell>
          <table:table-cell office:value-type="float" office:value="0" calcext:value-type="float">
            <text:p>0</text:p>
          </table:table-cell>
          <table:table-cell office:value-type="float" office:value="14.02" calcext:value-type="float">
            <text:p>14,02</text:p>
          </table:table-cell>
          <table:table-cell office:value-type="float" office:value="129.35" calcext:value-type="float">
            <text:p>129,35</text:p>
          </table:table-cell>
          <table:table-cell office:value-type="float" office:value="0" calcext:value-type="float">
            <text:p>0</text:p>
          </table:table-cell>
          <table:table-cell office:value-type="float" office:value="244.25" calcext:value-type="float">
            <text:p>244,25</text:p>
          </table:table-cell>
          <table:table-cell office:value-type="float" office:value="481.42" calcext:value-type="float">
            <text:p>481,42</text:p>
          </table:table-cell>
          <table:table-cell office:value-type="float" office:value="15.55" calcext:value-type="float">
            <text:p>15,5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7.92" calcext:value-type="float">
            <text:p>167,92</text:p>
          </table:table-cell>
          <table:table-cell office:value-type="float" office:value="178.46" calcext:value-type="float">
            <text:p>178,46</text:p>
          </table:table-cell>
          <table:table-cell office:value-type="float" office:value="1366.55" calcext:value-type="float">
            <text:p>1366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.46" calcext:value-type="float">
            <text:p>85,4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542" calcext:value-type="float">
            <text:p>9542</text:p>
          </table:table-cell>
          <table:table-cell table:style-name="ce4" office:value-type="float" office:value="48455" calcext:value-type="float">
            <text:p>484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547.57" calcext:value-type="float">
            <text:p>1547,5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9.91" calcext:value-type="float">
            <text:p>169,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7.26" calcext:value-type="float">
            <text:p>47,26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342" calcext:value-type="float">
            <text:p>9342</text:p>
          </table:table-cell>
          <table:table-cell table:style-name="ce4" office:value-type="float" office:value="47721" calcext:value-type="float">
            <text:p>4772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5.86" calcext:value-type="float">
            <text:p>75,86</text:p>
          </table:table-cell>
          <table:table-cell office:value-type="float" office:value="19.96" calcext:value-type="float">
            <text:p>19,96</text:p>
          </table:table-cell>
          <table:table-cell office:value-type="float" office:value="0" calcext:value-type="float">
            <text:p>0</text:p>
          </table:table-cell>
          <table:table-cell office:value-type="float" office:value="334.2" calcext:value-type="float">
            <text:p>334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.79" calcext:value-type="float">
            <text:p>262,79</text:p>
          </table:table-cell>
          <table:table-cell office:value-type="float" office:value="0" calcext:value-type="float">
            <text:p>0</text:p>
          </table:table-cell>
          <table:table-cell office:value-type="float" office:value="47.9" calcext:value-type="float">
            <text:p>47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6" calcext:value-type="float">
            <text:p>22,16</text:p>
          </table:table-cell>
          <table:table-cell office:value-type="float" office:value="0" calcext:value-type="float">
            <text:p>0</text:p>
          </table:table-cell>
          <table:table-cell office:value-type="float" office:value="14.47" calcext:value-type="float">
            <text:p>14,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.13" calcext:value-type="float">
            <text:p>14,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1" calcext:value-type="float">
            <text:p>2,1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243" calcext:value-type="float">
            <text:p>9243</text:p>
          </table:table-cell>
          <table:table-cell table:style-name="ce4" office:value-type="float" office:value="47092" calcext:value-type="float">
            <text:p>4709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8.7" calcext:value-type="float">
            <text:p>38,7</text:p>
          </table:table-cell>
          <table:table-cell office:value-type="float" office:value="0" calcext:value-type="float">
            <text:p>0</text:p>
          </table:table-cell>
          <table:table-cell office:value-type="float" office:value="170.75" calcext:value-type="float">
            <text:p>170,75</text:p>
          </table:table-cell>
          <table:table-cell office:value-type="float" office:value="8.86" calcext:value-type="float">
            <text:p>8,86</text:p>
          </table:table-cell>
          <table:table-cell office:value-type="float" office:value="0" calcext:value-type="float">
            <text:p>0</text:p>
          </table:table-cell>
          <table:table-cell office:value-type="float" office:value="1574.04" calcext:value-type="float">
            <text:p>1574,04</text:p>
          </table:table-cell>
          <table:table-cell office:value-type="float" office:value="529.85" calcext:value-type="float">
            <text:p>529,85</text:p>
          </table:table-cell>
          <table:table-cell office:value-type="float" office:value="112.77" calcext:value-type="float">
            <text:p>112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9" calcext:value-type="float">
            <text:p>44,49</text:p>
          </table:table-cell>
          <table:table-cell office:value-type="float" office:value="0" calcext:value-type="float">
            <text:p>0</text:p>
          </table:table-cell>
          <table:table-cell office:value-type="float" office:value="14.79" calcext:value-type="float">
            <text:p>14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.69" calcext:value-type="float">
            <text:p>210,69</text:p>
          </table:table-cell>
          <table:table-cell office:value-type="float" office:value="0" calcext:value-type="float">
            <text:p>0</text:p>
          </table:table-cell>
          <table:table-cell office:value-type="float" office:value="36.73" calcext:value-type="float">
            <text:p>36,73</text:p>
          </table:table-cell>
          <table:table-cell office:value-type="float" office:value="0" calcext:value-type="float">
            <text:p>0</text:p>
          </table:table-cell>
          <table:table-cell office:value-type="float" office:value="74.8" calcext:value-type="float">
            <text:p>74,8</text:p>
          </table:table-cell>
          <table:table-cell office:value-type="float" office:value="33.79" calcext:value-type="float">
            <text:p>33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.38" calcext:value-type="float">
            <text:p>389,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94.09" calcext:value-type="float">
            <text:p>1994,09</text:p>
          </table:table-cell>
          <table:table-cell office:value-type="float" office:value="160.97" calcext:value-type="float">
            <text:p>160,97</text:p>
          </table:table-cell>
          <table:table-cell table:style-name="ce9" office:value-type="float" office:value="9827" calcext:value-type="float">
            <text:p>9827</text:p>
          </table:table-cell>
          <table:table-cell table:style-name="ce4" office:value-type="float" office:value="48634" calcext:value-type="float">
            <text:p>4863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342.59" calcext:value-type="float">
            <text:p>342,59</text:p>
          </table:table-cell>
          <table:table-cell office:value-type="float" office:value="0" calcext:value-type="float">
            <text:p>0</text:p>
          </table:table-cell>
          <table:table-cell office:value-type="float" office:value="922.64" calcext:value-type="float">
            <text:p>922,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.91" calcext:value-type="float">
            <text:p>16,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.07" calcext:value-type="float">
            <text:p>42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7" calcext:value-type="float">
            <text:p>16,37</text:p>
          </table:table-cell>
          <table:table-cell office:value-type="float" office:value="3.46" calcext:value-type="float">
            <text:p>3,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409" calcext:value-type="float">
            <text:p>9409</text:p>
          </table:table-cell>
          <table:table-cell table:style-name="ce4" office:value-type="float" office:value="47281" calcext:value-type="float">
            <text:p>4728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3.4" calcext:value-type="float">
            <text:p>373,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72.58" calcext:value-type="float">
            <text:p>572,58</text:p>
          </table:table-cell>
          <table:table-cell office:value-type="float" office:value="140.69" calcext:value-type="float">
            <text:p>140,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6" calcext:value-type="float">
            <text:p>32,6</text:p>
          </table:table-cell>
          <table:table-cell office:value-type="float" office:value="18.45" calcext:value-type="float">
            <text:p>18,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style-name="ce9" office:value-type="float" office:value="9287" calcext:value-type="float">
            <text:p>9287</text:p>
          </table:table-cell>
          <table:table-cell table:style-name="ce4" office:value-type="float" office:value="48203" calcext:value-type="float">
            <text:p>4820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789.79" calcext:value-type="float">
            <text:p>14789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5" calcext:value-type="float">
            <text:p>19,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0.63" calcext:value-type="float">
            <text:p>810,63</text:p>
          </table:table-cell>
          <table:table-cell office:value-type="float" office:value="0" calcext:value-type="float">
            <text:p>0</text:p>
          </table:table-cell>
          <table:table-cell office:value-type="float" office:value="2871.09" calcext:value-type="float">
            <text:p>2871,09</text:p>
          </table:table-cell>
          <table:table-cell office:value-type="float" office:value="1971.64" calcext:value-type="float">
            <text:p>1971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37" calcext:value-type="float">
            <text:p>83,37</text:p>
          </table:table-cell>
          <table:table-cell office:value-type="float" office:value="0" calcext:value-type="float">
            <text:p>0</text:p>
          </table:table-cell>
          <table:table-cell office:value-type="float" office:value="109.82" calcext:value-type="float">
            <text:p>109,82</text:p>
          </table:table-cell>
          <table:table-cell office:value-type="float" office:value="0" calcext:value-type="float">
            <text:p>0</text:p>
          </table:table-cell>
          <table:table-cell office:value-type="float" office:value="676.9" calcext:value-type="float">
            <text:p>676,9</text:p>
          </table:table-cell>
          <table:table-cell office:value-type="float" office:value="0" calcext:value-type="float">
            <text:p>0</text:p>
          </table:table-cell>
          <table:table-cell office:value-type="float" office:value="-317.2" calcext:value-type="float">
            <text:p>-317,2</text:p>
          </table:table-cell>
          <table:table-cell table:style-name="ce9" office:value-type="float" office:value="9356" calcext:value-type="float">
            <text:p>9356</text:p>
          </table:table-cell>
          <table:table-cell table:style-name="ce4" office:value-type="float" office:value="49134" calcext:value-type="float">
            <text:p>4913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37.15" calcext:value-type="float">
            <text:p>37,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58.58" calcext:value-type="float">
            <text:p>558,58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9" office:value-type="float" office:value="9121" calcext:value-type="float">
            <text:p>9121</text:p>
          </table:table-cell>
          <table:table-cell table:style-name="ce4" office:value-type="float" office:value="46472" calcext:value-type="float">
            <text:p>4647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2099.85" calcext:value-type="float">
            <text:p>2099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8" calcext:value-type="float">
            <text:p>20,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9" calcext:value-type="float">
            <text:p>54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.78" calcext:value-type="float">
            <text:p>56,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2.98" calcext:value-type="float">
            <text:p>552,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3.78" calcext:value-type="float">
            <text:p>53,7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407" calcext:value-type="float">
            <text:p>9407</text:p>
          </table:table-cell>
          <table:table-cell table:style-name="ce4" office:value-type="float" office:value="49397" calcext:value-type="float">
            <text:p>4939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88.3" calcext:value-type="float">
            <text:p>888,3</text:p>
          </table:table-cell>
          <table:table-cell office:value-type="float" office:value="250.21" calcext:value-type="float">
            <text:p>250,21</text:p>
          </table:table-cell>
          <table:table-cell office:value-type="float" office:value="435.51" calcext:value-type="float">
            <text:p>435,51</text:p>
          </table:table-cell>
          <table:table-cell office:value-type="float" office:value="833.71" calcext:value-type="float">
            <text:p>833,71</text:p>
          </table:table-cell>
          <table:table-cell office:value-type="float" office:value="0" calcext:value-type="float">
            <text:p>0</text:p>
          </table:table-cell>
          <table:table-cell office:value-type="float" office:value="20.23" calcext:value-type="float">
            <text:p>20,23</text:p>
          </table:table-cell>
          <table:table-cell office:value-type="float" office:value="758.44" calcext:value-type="float">
            <text:p>758,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7.39" calcext:value-type="float">
            <text:p>307,39</text:p>
          </table:table-cell>
          <table:table-cell office:value-type="float" office:value="143.35" calcext:value-type="float">
            <text:p>143,35</text:p>
          </table:table-cell>
          <table:table-cell office:value-type="float" office:value="10.27" calcext:value-type="float">
            <text:p>10,27</text:p>
          </table:table-cell>
          <table:table-cell office:value-type="float" office:value="2264.32" calcext:value-type="float">
            <text:p>2264,32</text:p>
          </table:table-cell>
          <table:table-cell office:value-type="float" office:value="0" calcext:value-type="float">
            <text:p>0</text:p>
          </table:table-cell>
          <table:table-cell office:value-type="float" office:value="1013.22" calcext:value-type="float">
            <text:p>1013,22</text:p>
          </table:table-cell>
          <table:table-cell office:value-type="float" office:value="0" calcext:value-type="float">
            <text:p>0</text:p>
          </table:table-cell>
          <table:table-cell office:value-type="float" office:value="44.15" calcext:value-type="float">
            <text:p>44,15</text:p>
          </table:table-cell>
          <table:table-cell office:value-type="float" office:value="504.31" calcext:value-type="float">
            <text:p>504,31</text:p>
          </table:table-cell>
          <table:table-cell office:value-type="float" office:value="3386.28" calcext:value-type="float">
            <text:p>3386,28</text:p>
          </table:table-cell>
          <table:table-cell office:value-type="float" office:value="48.57" calcext:value-type="float">
            <text:p>48,57</text:p>
          </table:table-cell>
          <table:table-cell office:value-type="float" office:value="0" calcext:value-type="float">
            <text:p>0</text:p>
          </table:table-cell>
          <table:table-cell office:value-type="float" office:value="76.27" calcext:value-type="float">
            <text:p>76,27</text:p>
          </table:table-cell>
          <table:table-cell office:value-type="float" office:value="2332.75" calcext:value-type="float">
            <text:p>2332,75</text:p>
          </table:table-cell>
          <table:table-cell office:value-type="float" office:value="0" calcext:value-type="float">
            <text:p>0</text:p>
          </table:table-cell>
          <table:table-cell office:value-type="float" office:value="50.63" calcext:value-type="float">
            <text:p>50,63</text:p>
          </table:table-cell>
          <table:table-cell office:value-type="float" office:value="0" calcext:value-type="float">
            <text:p>0</text:p>
          </table:table-cell>
          <table:table-cell office:value-type="float" office:value="61.48" calcext:value-type="float">
            <text:p>61,48</text:p>
          </table:table-cell>
          <table:table-cell office:value-type="float" office:value="0" calcext:value-type="float">
            <text:p>0</text:p>
          </table:table-cell>
          <table:table-cell office:value-type="float" office:value="188.8" calcext:value-type="float">
            <text:p>188,8</text:p>
          </table:table-cell>
          <table:table-cell table:style-name="ce9" office:value-type="float" office:value="11247" calcext:value-type="float">
            <text:p>11247</text:p>
          </table:table-cell>
          <table:table-cell table:style-name="ce4" office:value-type="float" office:value="55815" calcext:value-type="float">
            <text:p>558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204.86" calcext:value-type="float">
            <text:p>1204,8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91.83" calcext:value-type="float">
            <text:p>391,83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9" office:value-type="float" office:value="9311" calcext:value-type="float">
            <text:p>9311</text:p>
          </table:table-cell>
          <table:table-cell table:style-name="ce4" office:value-type="float" office:value="47743" calcext:value-type="float">
            <text:p>4774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22413.53" calcext:value-type="float">
            <text:p>22413,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9.29" calcext:value-type="float">
            <text:p>689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49.28" calcext:value-type="float">
            <text:p>36649,2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66.89" calcext:value-type="float">
            <text:p>766,8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4793" calcext:value-type="float">
            <text:p>14793</text:p>
          </table:table-cell>
          <table:table-cell table:style-name="ce4" office:value-type="float" office:value="84176" calcext:value-type="float">
            <text:p>8417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250.29" calcext:value-type="float">
            <text:p>47250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.77" calcext:value-type="float">
            <text:p>500,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082.14" calcext:value-type="float">
            <text:p>43082,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1.03" calcext:value-type="float">
            <text:p>491,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4.9" calcext:value-type="float">
            <text:p>54,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9248" calcext:value-type="float">
            <text:p>19248</text:p>
          </table:table-cell>
          <table:table-cell table:style-name="ce4" office:value-type="float" office:value="112167" calcext:value-type="float">
            <text:p>11216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36.02" calcext:value-type="float">
            <text:p>136,02</text:p>
          </table:table-cell>
          <table:table-cell office:value-type="float" office:value="60869.97" calcext:value-type="float">
            <text:p>60869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12.62" calcext:value-type="float">
            <text:p>2612,62</text:p>
          </table:table-cell>
          <table:table-cell office:value-type="float" office:value="0" calcext:value-type="float">
            <text:p>0</text:p>
          </table:table-cell>
          <table:table-cell office:value-type="float" office:value="480.62" calcext:value-type="float">
            <text:p>480,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834.55" calcext:value-type="float">
            <text:p>44834,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0.92" calcext:value-type="float">
            <text:p>900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.86" calcext:value-type="float">
            <text:p>107,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2.6" calcext:value-type="float">
            <text:p>402,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22008" calcext:value-type="float">
            <text:p>22008</text:p>
          </table:table-cell>
          <table:table-cell table:style-name="ce4" office:value-type="float" office:value="125711" calcext:value-type="float">
            <text:p>1257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40.29" calcext:value-type="float">
            <text:p>140,29</text:p>
          </table:table-cell>
          <table:table-cell office:value-type="float" office:value="16013.91" calcext:value-type="float">
            <text:p>16013,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.75" calcext:value-type="float">
            <text:p>556,75</text:p>
          </table:table-cell>
          <table:table-cell office:value-type="float" office:value="0" calcext:value-type="float">
            <text:p>0</text:p>
          </table:table-cell>
          <table:table-cell office:value-type="float" office:value="445.29" calcext:value-type="float">
            <text:p>445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8.79" calcext:value-type="float">
            <text:p>4258,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5.23" calcext:value-type="float">
            <text:p>365,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6.88" calcext:value-type="float">
            <text:p>126,8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2043" calcext:value-type="float">
            <text:p>12043</text:p>
          </table:table-cell>
          <table:table-cell table:style-name="ce4" office:value-type="float" office:value="62992" calcext:value-type="float">
            <text:p>6299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2202.92" calcext:value-type="float">
            <text:p>12202,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9.59" calcext:value-type="float">
            <text:p>219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5.47" calcext:value-type="float">
            <text:p>1145,4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3.2" calcext:value-type="float">
            <text:p>73,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1369" calcext:value-type="float">
            <text:p>11369</text:p>
          </table:table-cell>
          <table:table-cell table:style-name="ce4" office:value-type="float" office:value="59245" calcext:value-type="float">
            <text:p>5924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3522.95" calcext:value-type="float">
            <text:p>3522,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25.89" calcext:value-type="float">
            <text:p>1325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5.8" calcext:value-type="float">
            <text:p>1575,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2.66" calcext:value-type="float">
            <text:p>72,6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0182" calcext:value-type="float">
            <text:p>10182</text:p>
          </table:table-cell>
          <table:table-cell table:style-name="ce4" office:value-type="float" office:value="51866" calcext:value-type="float">
            <text:p>5186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948.9" calcext:value-type="float">
            <text:p>948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2" calcext:value-type="float">
            <text:p>7,32</text:p>
          </table:table-cell>
          <table:table-cell office:value-type="float" office:value="0" calcext:value-type="float">
            <text:p>0</text:p>
          </table:table-cell>
          <table:table-cell office:value-type="float" office:value="979.66" calcext:value-type="float">
            <text:p>979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.82" calcext:value-type="float">
            <text:p>841,8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70.2" calcext:value-type="float">
            <text:p>870,2</text:p>
          </table:table-cell>
          <table:table-cell office:value-type="float" office:value="9.15" calcext:value-type="float">
            <text:p>9,1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office:value-type="float" office:value="9268" calcext:value-type="float">
            <text:p>9268</text:p>
          </table:table-cell>
          <table:table-cell table:style-name="ce4" office:value-type="float" office:value="45075" calcext:value-type="float">
            <text:p>450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320" calcext:value-type="float">
            <text:p>132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625.19" calcext:value-type="float">
            <text:p>625,1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office:value-type="float" office:value="9356" calcext:value-type="float">
            <text:p>9356</text:p>
          </table:table-cell>
          <table:table-cell table:style-name="ce4" office:value-type="float" office:value="46585" calcext:value-type="float">
            <text:p>4658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-78.99" calcext:value-type="float">
            <text:p>-78,99</text:p>
          </table:table-cell>
          <table:table-cell office:value-type="float" office:value="20198.83" calcext:value-type="float">
            <text:p>20198,8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7893.56" calcext:value-type="float">
            <text:p>17893,56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office:value-type="float" office:value="14448" calcext:value-type="float">
            <text:p>14448</text:p>
          </table:table-cell>
          <table:table-cell table:style-name="ce4" office:value-type="float" office:value="55135" calcext:value-type="float">
            <text:p>551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2068.18" calcext:value-type="float">
            <text:p>2068,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6.6" calcext:value-type="float">
            <text:p>-36,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53.5" calcext:value-type="float">
            <text:p>1653,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office:value-type="float" office:value="9601" calcext:value-type="float">
            <text:p>9601</text:p>
          </table:table-cell>
          <table:table-cell table:style-name="ce4" office:value-type="float" office:value="47114" calcext:value-type="float">
            <text:p>471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693.41" calcext:value-type="float">
            <text:p>693,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7.46" calcext:value-type="float">
            <text:p>57,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48.05" calcext:value-type="float">
            <text:p>848,0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office:value-type="float" office:value="9293" calcext:value-type="float">
            <text:p>9293</text:p>
          </table:table-cell>
          <table:table-cell table:style-name="ce4" office:value-type="float" office:value="46800" calcext:value-type="float">
            <text:p>468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-255.06" calcext:value-type="float">
            <text:p>-255,06</text:p>
          </table:table-cell>
          <table:table-cell office:value-type="float" office:value="3479.72" calcext:value-type="float">
            <text:p>3479,7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54.58" calcext:value-type="float">
            <text:p>454,58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office:value-type="float" office:value="9615" calcext:value-type="float">
            <text:p>9615</text:p>
          </table:table-cell>
          <table:table-cell table:style-name="ce4" office:value-type="float" office:value="46035" calcext:value-type="float">
            <text:p>460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734" calcext:value-type="float">
            <text:p>17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2.2" calcext:value-type="float">
            <text:p>-12,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51.62" calcext:value-type="float">
            <text:p>151,6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office:value-type="float" office:value="9357" calcext:value-type="float">
            <text:p>9357</text:p>
          </table:table-cell>
          <table:table-cell table:style-name="ce4" office:value-type="float" office:value="46261" calcext:value-type="float">
            <text:p>4626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800.66" calcext:value-type="float">
            <text:p>1800,6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914.39" calcext:value-type="float">
            <text:p>914,39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office:value-type="float" office:value="9467" calcext:value-type="float">
            <text:p>9467</text:p>
          </table:table-cell>
          <table:table-cell table:style-name="ce4" office:value-type="float" office:value="46715" calcext:value-type="float">
            <text:p>467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852.93" calcext:value-type="float">
            <text:p>1852,9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776.75" calcext:value-type="float">
            <text:p>776,7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office:value-type="float" office:value="9457" calcext:value-type="float">
            <text:p>9457</text:p>
          </table:table-cell>
          <table:table-cell table:style-name="ce4" office:value-type="float" office:value="46629" calcext:value-type="float">
            <text:p>466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254.52" calcext:value-type="float">
            <text:p>254,5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95.96" calcext:value-type="float">
            <text:p>395,96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office:value-type="float" office:value="9165" calcext:value-type="float">
            <text:p>9165</text:p>
          </table:table-cell>
          <table:table-cell table:style-name="ce4" office:value-type="float" office:value="46542" calcext:value-type="float">
            <text:p>4654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6658.49" calcext:value-type="float">
            <text:p>6658,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0.5" calcext:value-type="float">
            <text:p>-30,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318.93" calcext:value-type="float">
            <text:p>2318,9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office:value-type="float" office:value="10384" calcext:value-type="float">
            <text:p>10384</text:p>
          </table:table-cell>
          <table:table-cell table:style-name="ce4" office:value-type="float" office:value="47112" calcext:value-type="float">
            <text:p>471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office:value-type="float" office:value="1168.64" calcext:value-type="float">
            <text:p>1168,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9.71" calcext:value-type="float">
            <text:p>129,7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46.43" calcext:value-type="float">
            <text:p>1446,4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office:value-type="float" office:value="9446" calcext:value-type="float">
            <text:p>9446</text:p>
          </table:table-cell>
          <table:table-cell table:style-name="ce4" office:value-type="float" office:value="47149" calcext:value-type="float">
            <text:p>471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32" calcext:value-type="float">
            <text:p>88,32</text:p>
          </table:table-cell>
          <table:table-cell office:value-type="float" office:value="9809.21" calcext:value-type="float">
            <text:p>9809,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8.39" calcext:value-type="float">
            <text:p>268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27.79" calcext:value-type="float">
            <text:p>7527,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6.43" calcext:value-type="float">
            <text:p>216,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0.54" calcext:value-type="float">
            <text:p>130,5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1015" calcext:value-type="float">
            <text:p>11015</text:p>
          </table:table-cell>
          <table:table-cell table:style-name="ce4" office:value-type="float" office:value="58349" calcext:value-type="float">
            <text:p>583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1330.68" calcext:value-type="float">
            <text:p>1330,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12.87" calcext:value-type="float">
            <text:p>1912,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8.94" calcext:value-type="float">
            <text:p>488,94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9" office:value-type="float" office:value="9032" calcext:value-type="float">
            <text:p>9032</text:p>
          </table:table-cell>
          <table:table-cell table:style-name="ce4" office:value-type="float" office:value="45445" calcext:value-type="float">
            <text:p>4544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6271.82" calcext:value-type="float">
            <text:p>6271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81" calcext:value-type="float">
            <text:p>75,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6.59" calcext:value-type="float">
            <text:p>136,59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9" office:value-type="float" office:value="10233" calcext:value-type="float">
            <text:p>10233</text:p>
          </table:table-cell>
          <table:table-cell table:style-name="ce4" office:value-type="float" office:value="52869" calcext:value-type="float">
            <text:p>5286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560" calcext:value-type="float">
            <text:p>42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3.69" calcext:value-type="float">
            <text:p>653,69</text:p>
          </table:table-cell>
          <table:table-cell office:value-type="float" office:value="0" calcext:value-type="float">
            <text:p>0</text:p>
          </table:table-cell>
          <table:table-cell office:value-type="float" office:value="1122.37" calcext:value-type="float">
            <text:p>1122,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33.93" calcext:value-type="float">
            <text:p>22333,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3.4" calcext:value-type="float">
            <text:p>173,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3.47" calcext:value-type="float">
            <text:p>453,4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8002" calcext:value-type="float">
            <text:p>18002</text:p>
          </table:table-cell>
          <table:table-cell table:style-name="ce4" office:value-type="float" office:value="99298" calcext:value-type="float">
            <text:p>9929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6.04" calcext:value-type="float">
            <text:p>1376,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97.35" calcext:value-type="float">
            <text:p>1597,35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9" office:value-type="float" office:value="9400" calcext:value-type="float">
            <text:p>9400</text:p>
          </table:table-cell>
          <table:table-cell table:style-name="ce4" office:value-type="float" office:value="48507" calcext:value-type="float">
            <text:p>4850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509.69" calcext:value-type="float">
            <text:p>509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office:value-type="float" office:value="462.38" calcext:value-type="float">
            <text:p>462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4.65" calcext:value-type="float">
            <text:p>3154,6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58.96" calcext:value-type="float">
            <text:p>1058,9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054" calcext:value-type="float">
            <text:p>9054</text:p>
          </table:table-cell>
          <table:table-cell table:style-name="ce4" office:value-type="float" office:value="44321" calcext:value-type="float">
            <text:p>443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95.47" calcext:value-type="float">
            <text:p>95,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81.1" calcext:value-type="float">
            <text:p>678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9.77" calcext:value-type="float">
            <text:p>1699,7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872.46" calcext:value-type="float">
            <text:p>1872,4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0618" calcext:value-type="float">
            <text:p>10618</text:p>
          </table:table-cell>
          <table:table-cell table:style-name="ce4" office:value-type="float" office:value="46873" calcext:value-type="float">
            <text:p>4687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1.58" calcext:value-type="float">
            <text:p>2511,58</text:p>
          </table:table-cell>
          <table:table-cell office:value-type="float" office:value="101.66" calcext:value-type="float">
            <text:p>101,66</text:p>
          </table:table-cell>
          <table:table-cell office:value-type="float" office:value="3323.07" calcext:value-type="float">
            <text:p>3323,07</text:p>
          </table:table-cell>
          <table:table-cell office:value-type="float" office:value="0" calcext:value-type="float">
            <text:p>0</text:p>
          </table:table-cell>
          <table:table-cell office:value-type="float" office:value="799.3" calcext:value-type="float">
            <text:p>799,3</text:p>
          </table:table-cell>
          <table:table-cell office:value-type="float" office:value="113.99" calcext:value-type="float">
            <text:p>113,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.5" calcext:value-type="float">
            <text:p>91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8.36" calcext:value-type="float">
            <text:p>1438,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09.76" calcext:value-type="float">
            <text:p>6509,76</text:p>
          </table:table-cell>
          <table:table-cell office:value-type="float" office:value="1147.96" calcext:value-type="float">
            <text:p>1147,96</text:p>
          </table:table-cell>
          <table:table-cell office:value-type="float" office:value="95.76" calcext:value-type="float">
            <text:p>95,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17" calcext:value-type="float">
            <text:p>87,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227" calcext:value-type="float">
            <text:p>10227</text:p>
          </table:table-cell>
          <table:table-cell table:style-name="ce4" office:value-type="float" office:value="50375" calcext:value-type="float">
            <text:p>5037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266.09" calcext:value-type="float">
            <text:p>266,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7.15" calcext:value-type="float">
            <text:p>17,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.72" calcext:value-type="float">
            <text:p>22,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.56" calcext:value-type="float">
            <text:p>24,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147" calcext:value-type="float">
            <text:p>9147</text:p>
          </table:table-cell>
          <table:table-cell table:style-name="ce4" office:value-type="float" office:value="46558" calcext:value-type="float">
            <text:p>4655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4.01" calcext:value-type="float">
            <text:p>34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8.63" calcext:value-type="float">
            <text:p>638,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.85" calcext:value-type="float">
            <text:p>53,85</text:p>
          </table:table-cell>
          <table:table-cell office:value-type="float" office:value="148.89" calcext:value-type="float">
            <text:p>148,89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9" office:value-type="float" office:value="9172" calcext:value-type="float">
            <text:p>9172</text:p>
          </table:table-cell>
          <table:table-cell table:style-name="ce4" office:value-type="float" office:value="46852" calcext:value-type="float">
            <text:p>4685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07.57" calcext:value-type="float">
            <text:p>607,57</text:p>
          </table:table-cell>
          <table:table-cell office:value-type="float" office:value="0" calcext:value-type="float">
            <text:p>0</text:p>
          </table:table-cell>
          <table:table-cell office:value-type="float" office:value="26878.07" calcext:value-type="float">
            <text:p>26878,07</text:p>
          </table:table-cell>
          <table:table-cell office:value-type="float" office:value="5.51" calcext:value-type="float">
            <text:p>5,51</text:p>
          </table:table-cell>
          <table:table-cell office:value-type="float" office:value="0" calcext:value-type="float">
            <text:p>0</text:p>
          </table:table-cell>
          <table:table-cell office:value-type="float" office:value="2107.98" calcext:value-type="float">
            <text:p>2107,98</text:p>
          </table:table-cell>
          <table:table-cell office:value-type="float" office:value="3157.27" calcext:value-type="float">
            <text:p>3157,27</text:p>
          </table:table-cell>
          <table:table-cell office:value-type="float" office:value="0" calcext:value-type="float">
            <text:p>0</text:p>
          </table:table-cell>
          <table:table-cell office:value-type="float" office:value="620.92" calcext:value-type="float">
            <text:p>620,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914.65" calcext:value-type="float">
            <text:p>13914,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67.09" calcext:value-type="float">
            <text:p>1467,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4.05" calcext:value-type="float">
            <text:p>314,0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4162" calcext:value-type="float">
            <text:p>14162</text:p>
          </table:table-cell>
          <table:table-cell table:style-name="ce4" office:value-type="float" office:value="80189" calcext:value-type="float">
            <text:p>8018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6293.35" calcext:value-type="float">
            <text:p>6293,35</text:p>
          </table:table-cell>
          <table:table-cell office:value-type="float" office:value="199.17" calcext:value-type="float">
            <text:p>199,17</text:p>
          </table:table-cell>
          <table:table-cell office:value-type="float" office:value="1288.62" calcext:value-type="float">
            <text:p>1288,62</text:p>
          </table:table-cell>
          <table:table-cell office:value-type="float" office:value="0" calcext:value-type="float">
            <text:p>0</text:p>
          </table:table-cell>
          <table:table-cell office:value-type="float" office:value="59.88" calcext:value-type="float">
            <text:p>59,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8.85" calcext:value-type="float">
            <text:p>428,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62.16" calcext:value-type="float">
            <text:p>3262,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91.95" calcext:value-type="float">
            <text:p>2091,95</text:p>
          </table:table-cell>
          <table:table-cell office:value-type="float" office:value="29.85" calcext:value-type="float">
            <text:p>29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8" calcext:value-type="float">
            <text:p>29,28</text:p>
          </table:table-cell>
          <table:table-cell office:value-type="float" office:value="15.8" calcext:value-type="float">
            <text:p>15,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502" calcext:value-type="float">
            <text:p>10502</text:p>
          </table:table-cell>
          <table:table-cell table:style-name="ce4" office:value-type="float" office:value="54627" calcext:value-type="float">
            <text:p>5462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310.2" calcext:value-type="float">
            <text:p>1310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08" calcext:value-type="float">
            <text:p>3,0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59.22" calcext:value-type="float">
            <text:p>59,2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257" calcext:value-type="float">
            <text:p>9257</text:p>
          </table:table-cell>
          <table:table-cell table:style-name="ce4" office:value-type="float" office:value="47973" calcext:value-type="float">
            <text:p>4797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2.96" calcext:value-type="float">
            <text:p>1942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47" calcext:value-type="float">
            <text:p>51,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8.11" calcext:value-type="float">
            <text:p>518,1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9" office:value-type="float" office:value="9371" calcext:value-type="float">
            <text:p>9371</text:p>
          </table:table-cell>
          <table:table-cell table:style-name="ce4" office:value-type="float" office:value="47847" calcext:value-type="float">
            <text:p>4784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130.45" calcext:value-type="float">
            <text:p>11130,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67.93" calcext:value-type="float">
            <text:p>3667,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5312.48" calcext:value-type="float">
            <text:p>15312,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40.1" calcext:value-type="float">
            <text:p>4640,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0345" calcext:value-type="float">
            <text:p>10345</text:p>
          </table:table-cell>
          <table:table-cell table:style-name="ce4" office:value-type="float" office:value="38471" calcext:value-type="float">
            <text:p>384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6" calcext:value-type="float">
            <text:p>10,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7.43" calcext:value-type="float">
            <text:p>1167,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52.86" calcext:value-type="float">
            <text:p>552,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56.07" calcext:value-type="float">
            <text:p>7856,07</text:p>
          </table:table-cell>
          <table:table-cell office:value-type="float" office:value="26.66" calcext:value-type="float">
            <text:p>26,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40.83" calcext:value-type="float">
            <text:p>2840,8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office:value-type="float" office:value="11454" calcext:value-type="float">
            <text:p>11454</text:p>
          </table:table-cell>
          <table:table-cell table:style-name="ce4" office:value-type="float" office:value="65975" calcext:value-type="float">
            <text:p>6597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068.06" calcext:value-type="float">
            <text:p>7068,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8.67" calcext:value-type="float">
            <text:p>1108,67</text:p>
          </table:table-cell>
          <table:table-cell office:value-type="float" office:value="98.11" calcext:value-type="float">
            <text:p>98,11</text:p>
          </table:table-cell>
          <table:table-cell office:value-type="float" office:value="254.62" calcext:value-type="float">
            <text:p>254,62</text:p>
          </table:table-cell>
          <table:table-cell office:value-type="float" office:value="771.77" calcext:value-type="float">
            <text:p>771,77</text:p>
          </table:table-cell>
          <table:table-cell office:value-type="float" office:value="0" calcext:value-type="float">
            <text:p>0</text:p>
          </table:table-cell>
          <table:table-cell office:value-type="float" office:value="133.47" calcext:value-type="float">
            <text:p>133,47</text:p>
          </table:table-cell>
          <table:table-cell office:value-type="float" office:value="35.18" calcext:value-type="float">
            <text:p>35,18</text:p>
          </table:table-cell>
          <table:table-cell office:value-type="float" office:value="56.58" calcext:value-type="float">
            <text:p>56,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.78" calcext:value-type="float">
            <text:p>86,78</text:p>
          </table:table-cell>
          <table:table-cell office:value-type="float" office:value="15039.03" calcext:value-type="float">
            <text:p>15039,03</text:p>
          </table:table-cell>
          <table:table-cell office:value-type="float" office:value="7636.55" calcext:value-type="float">
            <text:p>7636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.28" calcext:value-type="float">
            <text:p>90,28</text:p>
          </table:table-cell>
          <table:table-cell office:value-type="float" office:value="0" calcext:value-type="float">
            <text:p>0</text:p>
          </table:table-cell>
          <table:table-cell office:value-type="float" office:value="281.12" calcext:value-type="float">
            <text:p>281,12</text:p>
          </table:table-cell>
          <table:table-cell office:value-type="float" office:value="0" calcext:value-type="float">
            <text:p>0</text:p>
          </table:table-cell>
          <table:table-cell office:value-type="float" office:value="20.42" calcext:value-type="float">
            <text:p>20,42</text:p>
          </table:table-cell>
          <table:table-cell office:value-type="float" office:value="0" calcext:value-type="float">
            <text:p>0</text:p>
          </table:table-cell>
          <table:table-cell office:value-type="float" office:value="484.52" calcext:value-type="float">
            <text:p>484,52</text:p>
          </table:table-cell>
          <table:table-cell table:style-name="ce9" office:value-type="float" office:value="14560" calcext:value-type="float">
            <text:p>14560</text:p>
          </table:table-cell>
          <table:table-cell table:style-name="ce4" office:value-type="float" office:value="95019" calcext:value-type="float">
            <text:p>9501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4966.19" calcext:value-type="float">
            <text:p>134966,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4.62" calcext:value-type="float">
            <text:p>164,62</text:p>
          </table:table-cell>
          <table:table-cell office:value-type="float" office:value="0" calcext:value-type="float">
            <text:p>0</text:p>
          </table:table-cell>
          <table:table-cell office:value-type="float" office:value="16593.84" calcext:value-type="float">
            <text:p>16593,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1948.46" calcext:value-type="float">
            <text:p>91948,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37.31" calcext:value-type="float">
            <text:p>9137,3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31470" calcext:value-type="float">
            <text:p>31470</text:p>
          </table:table-cell>
          <table:table-cell table:style-name="ce4" office:value-type="float" office:value="122986" calcext:value-type="float">
            <text:p>12298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677.9" calcext:value-type="float">
            <text:p>6677,9</text:p>
          </table:table-cell>
          <table:table-cell office:value-type="float" office:value="5207.86" calcext:value-type="float">
            <text:p>5207,86</text:p>
          </table:table-cell>
          <table:table-cell office:value-type="float" office:value="442.5" calcext:value-type="float">
            <text:p>442,5</text:p>
          </table:table-cell>
          <table:table-cell office:value-type="float" office:value="433.17" calcext:value-type="float">
            <text:p>433,17</text:p>
          </table:table-cell>
          <table:table-cell office:value-type="float" office:value="382.99" calcext:value-type="float">
            <text:p>382,99</text:p>
          </table:table-cell>
          <table:table-cell office:value-type="float" office:value="876.19" calcext:value-type="float">
            <text:p>876,19</text:p>
          </table:table-cell>
          <table:table-cell office:value-type="float" office:value="781.44" calcext:value-type="float">
            <text:p>781,44</text:p>
          </table:table-cell>
          <table:table-cell office:value-type="float" office:value="8.01" calcext:value-type="float">
            <text:p>8,01</text:p>
          </table:table-cell>
          <table:table-cell office:value-type="float" office:value="-129.92" calcext:value-type="float">
            <text:p>-129,92</text:p>
          </table:table-cell>
          <table:table-cell office:value-type="float" office:value="0" calcext:value-type="float">
            <text:p>0</text:p>
          </table:table-cell>
          <table:table-cell office:value-type="float" office:value="128.58" calcext:value-type="float">
            <text:p>128,58</text:p>
          </table:table-cell>
          <table:table-cell office:value-type="float" office:value="453.6" calcext:value-type="float">
            <text:p>453,6</text:p>
          </table:table-cell>
          <table:table-cell office:value-type="float" office:value="2879.65" calcext:value-type="float">
            <text:p>2879,65</text:p>
          </table:table-cell>
          <table:table-cell office:value-type="float" office:value="935.22" calcext:value-type="float">
            <text:p>935,22</text:p>
          </table:table-cell>
          <table:table-cell office:value-type="float" office:value="0" calcext:value-type="float">
            <text:p>0</text:p>
          </table:table-cell>
          <table:table-cell office:value-type="float" office:value="157.22" calcext:value-type="float">
            <text:p>157,22</text:p>
          </table:table-cell>
          <table:table-cell office:value-type="float" office:value="0" calcext:value-type="float">
            <text:p>0</text:p>
          </table:table-cell>
          <table:table-cell office:value-type="float" office:value="25.74" calcext:value-type="float">
            <text:p>25,74</text:p>
          </table:table-cell>
          <table:table-cell office:value-type="float" office:value="49.78" calcext:value-type="float">
            <text:p>49,78</text:p>
          </table:table-cell>
          <table:table-cell office:value-type="float" office:value="3047.08" calcext:value-type="float">
            <text:p>3047,08</text:p>
          </table:table-cell>
          <table:table-cell office:value-type="float" office:value="128.47" calcext:value-type="float">
            <text:p>128,47</text:p>
          </table:table-cell>
          <table:table-cell office:value-type="float" office:value="597.47" calcext:value-type="float">
            <text:p>597,47</text:p>
          </table:table-cell>
          <table:table-cell office:value-type="float" office:value="0" calcext:value-type="float">
            <text:p>0</text:p>
          </table:table-cell>
          <table:table-cell office:value-type="float" office:value="691.14" calcext:value-type="float">
            <text:p>691,14</text:p>
          </table:table-cell>
          <table:table-cell office:value-type="float" office:value="0" calcext:value-type="float">
            <text:p>0</text:p>
          </table:table-cell>
          <table:table-cell office:value-type="float" office:value="247.66" calcext:value-type="float">
            <text:p>247,66</text:p>
          </table:table-cell>
          <table:table-cell office:value-type="float" office:value="0" calcext:value-type="float">
            <text:p>0</text:p>
          </table:table-cell>
          <table:table-cell office:value-type="float" office:value="13.41" calcext:value-type="float">
            <text:p>13,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0639" calcext:value-type="float">
            <text:p>10639</text:p>
          </table:table-cell>
          <table:table-cell table:style-name="ce4" office:value-type="float" office:value="50573" calcext:value-type="float">
            <text:p>5057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73.5" calcext:value-type="float">
            <text:p>1373,5</text:p>
          </table:table-cell>
          <table:table-cell office:value-type="float" office:value="2586.96" calcext:value-type="float">
            <text:p>2586,96</text:p>
          </table:table-cell>
          <table:table-cell office:value-type="float" office:value="2747.92" calcext:value-type="float">
            <text:p>2747,92</text:p>
          </table:table-cell>
          <table:table-cell office:value-type="float" office:value="2997.15" calcext:value-type="float">
            <text:p>2997,15</text:p>
          </table:table-cell>
          <table:table-cell office:value-type="float" office:value="8874.66" calcext:value-type="float">
            <text:p>8874,66</text:p>
          </table:table-cell>
          <table:table-cell office:value-type="float" office:value="2028.34" calcext:value-type="float">
            <text:p>2028,34</text:p>
          </table:table-cell>
          <table:table-cell office:value-type="float" office:value="4607.54" calcext:value-type="float">
            <text:p>4607,54</text:p>
          </table:table-cell>
          <table:table-cell office:value-type="float" office:value="208.41" calcext:value-type="float">
            <text:p>208,41</text:p>
          </table:table-cell>
          <table:table-cell office:value-type="float" office:value="169.33" calcext:value-type="float">
            <text:p>169,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7.42" calcext:value-type="float">
            <text:p>277,42</text:p>
          </table:table-cell>
          <table:table-cell office:value-type="float" office:value="5.36" calcext:value-type="float">
            <text:p>5,36</text:p>
          </table:table-cell>
          <table:table-cell office:value-type="float" office:value="5659.87" calcext:value-type="float">
            <text:p>5659,87</text:p>
          </table:table-cell>
          <table:table-cell office:value-type="float" office:value="342.09" calcext:value-type="float">
            <text:p>342,09</text:p>
          </table:table-cell>
          <table:table-cell office:value-type="float" office:value="119.77" calcext:value-type="float">
            <text:p>119,77</text:p>
          </table:table-cell>
          <table:table-cell office:value-type="float" office:value="0" calcext:value-type="float">
            <text:p>0</text:p>
          </table:table-cell>
          <table:table-cell office:value-type="float" office:value="40.22" calcext:value-type="float">
            <text:p>40,22</text:p>
          </table:table-cell>
          <table:table-cell office:value-type="float" office:value="399.49" calcext:value-type="float">
            <text:p>399,49</text:p>
          </table:table-cell>
          <table:table-cell office:value-type="float" office:value="49.51" calcext:value-type="float">
            <text:p>49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83" calcext:value-type="float">
            <text:p>157,83</text:p>
          </table:table-cell>
          <table:table-cell office:value-type="float" office:value="3006.63" calcext:value-type="float">
            <text:p>3006,63</text:p>
          </table:table-cell>
          <table:table-cell office:value-type="float" office:value="0" calcext:value-type="float">
            <text:p>0</text:p>
          </table:table-cell>
          <table:table-cell office:value-type="float" office:value="67.1" calcext:value-type="float">
            <text:p>67,1</text:p>
          </table:table-cell>
          <table:table-cell office:value-type="float" office:value="0" calcext:value-type="float">
            <text:p>0</text:p>
          </table:table-cell>
          <table:table-cell office:value-type="float" office:value="583.05" calcext:value-type="float">
            <text:p>583,05</text:p>
          </table:table-cell>
          <table:table-cell office:value-type="float" office:value="18.1" calcext:value-type="float">
            <text:p>18,1</text:p>
          </table:table-cell>
          <table:table-cell office:value-type="float" office:value="22.88" calcext:value-type="float">
            <text:p>22,88</text:p>
          </table:table-cell>
          <table:table-cell table:style-name="ce9" office:value-type="float" office:value="15519" calcext:value-type="float">
            <text:p>15519</text:p>
          </table:table-cell>
          <table:table-cell table:style-name="ce4" office:value-type="float" office:value="67793" calcext:value-type="float">
            <text:p>6779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3.09" calcext:value-type="float">
            <text:p>2193,09</text:p>
          </table:table-cell>
          <table:table-cell office:value-type="float" office:value="0" calcext:value-type="float">
            <text:p>0</text:p>
          </table:table-cell>
          <table:table-cell office:value-type="float" office:value="702.04" calcext:value-type="float">
            <text:p>702,04</text:p>
          </table:table-cell>
          <table:table-cell office:value-type="float" office:value="0" calcext:value-type="float">
            <text:p>0</text:p>
          </table:table-cell>
          <table:table-cell office:value-type="float" office:value="206.6" calcext:value-type="float">
            <text:p>206,6</text:p>
          </table:table-cell>
          <table:table-cell office:value-type="float" office:value="0" calcext:value-type="float">
            <text:p>0</text:p>
          </table:table-cell>
          <table:table-cell office:value-type="float" office:value="53.19" calcext:value-type="float">
            <text:p>53,19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,99</text:p>
          </table:table-cell>
          <table:table-cell office:value-type="float" office:value="41.6" calcext:value-type="float">
            <text:p>41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8.19" calcext:value-type="float">
            <text:p>1688,19</text:p>
          </table:table-cell>
          <table:table-cell office:value-type="float" office:value="0" calcext:value-type="float">
            <text:p>0</text:p>
          </table:table-cell>
          <table:table-cell office:value-type="float" office:value="45.12" calcext:value-type="float">
            <text:p>45,12</text:p>
          </table:table-cell>
          <table:table-cell office:value-type="float" office:value="411.41" calcext:value-type="float">
            <text:p>411,41</text:p>
          </table:table-cell>
          <table:table-cell office:value-type="float" office:value="0" calcext:value-type="float">
            <text:p>0</text:p>
          </table:table-cell>
          <table:table-cell office:value-type="float" office:value="587.04" calcext:value-type="float">
            <text:p>587,04</text:p>
          </table:table-cell>
          <table:table-cell office:value-type="float" office:value="0" calcext:value-type="float">
            <text:p>0</text:p>
          </table:table-cell>
          <table:table-cell office:value-type="float" office:value="102.24" calcext:value-type="float">
            <text:p>102,24</text:p>
          </table:table-cell>
          <table:table-cell office:value-type="float" office:value="824.39" calcext:value-type="float">
            <text:p>824,39</text:p>
          </table:table-cell>
          <table:table-cell office:value-type="float" office:value="0" calcext:value-type="float">
            <text:p>0</text:p>
          </table:table-cell>
          <table:table-cell office:value-type="float" office:value="76.51" calcext:value-type="float">
            <text:p>76,51</text:p>
          </table:table-cell>
          <table:table-cell office:value-type="float" office:value="0" calcext:value-type="float">
            <text:p>0</text:p>
          </table:table-cell>
          <table:table-cell office:value-type="float" office:value="28.85" calcext:value-type="float">
            <text:p>28,8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939" calcext:value-type="float">
            <text:p>9939</text:p>
          </table:table-cell>
          <table:table-cell table:style-name="ce4" office:value-type="float" office:value="50660" calcext:value-type="float">
            <text:p>5066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7835.22" calcext:value-type="float">
            <text:p>37835,22</text:p>
          </table:table-cell>
          <table:table-cell office:value-type="float" office:value="114.6" calcext:value-type="float">
            <text:p>114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19.17" calcext:value-type="float">
            <text:p>2419,17</text:p>
          </table:table-cell>
          <table:table-cell office:value-type="float" office:value="0" calcext:value-type="float">
            <text:p>0</text:p>
          </table:table-cell>
          <table:table-cell office:value-type="float" office:value="153.7" calcext:value-type="float">
            <text:p>153,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6493.93" calcext:value-type="float">
            <text:p>26493,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4.89" calcext:value-type="float">
            <text:p>4004,89</text:p>
          </table:table-cell>
          <table:table-cell office:value-type="float" office:value="0" calcext:value-type="float">
            <text:p>0</text:p>
          </table:table-cell>
          <table:table-cell office:value-type="float" office:value="222.64" calcext:value-type="float">
            <text:p>222,6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7052" calcext:value-type="float">
            <text:p>17052</text:p>
          </table:table-cell>
          <table:table-cell table:style-name="ce4" office:value-type="float" office:value="80700" calcext:value-type="float">
            <text:p>807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6.94" calcext:value-type="float">
            <text:p>10006,94</text:p>
          </table:table-cell>
          <table:table-cell office:value-type="float" office:value="78.94" calcext:value-type="float">
            <text:p>78,94</text:p>
          </table:table-cell>
          <table:table-cell office:value-type="float" office:value="629.3" calcext:value-type="float">
            <text:p>629,3</text:p>
          </table:table-cell>
          <table:table-cell office:value-type="float" office:value="1901" calcext:value-type="float">
            <text:p>1901</text:p>
          </table:table-cell>
          <table:table-cell office:value-type="float" office:value="1706.67" calcext:value-type="float">
            <text:p>1706,67</text:p>
          </table:table-cell>
          <table:table-cell office:value-type="float" office:value="8359.98" calcext:value-type="float">
            <text:p>8359,98</text:p>
          </table:table-cell>
          <table:table-cell office:value-type="float" office:value="4943.39" calcext:value-type="float">
            <text:p>4943,39</text:p>
          </table:table-cell>
          <table:table-cell office:value-type="float" office:value="834.41" calcext:value-type="float">
            <text:p>834,41</text:p>
          </table:table-cell>
          <table:table-cell office:value-type="float" office:value="286.09" calcext:value-type="float">
            <text:p>286,09</text:p>
          </table:table-cell>
          <table:table-cell office:value-type="float" office:value="0" calcext:value-type="float">
            <text:p>0</text:p>
          </table:table-cell>
          <table:table-cell office:value-type="float" office:value="327.12" calcext:value-type="float">
            <text:p>327,12</text:p>
          </table:table-cell>
          <table:table-cell office:value-type="float" office:value="985.69" calcext:value-type="float">
            <text:p>985,69</text:p>
          </table:table-cell>
          <table:table-cell office:value-type="float" office:value="352.12" calcext:value-type="float">
            <text:p>352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6.29" calcext:value-type="float">
            <text:p>576,29</text:p>
          </table:table-cell>
          <table:table-cell office:value-type="float" office:value="0" calcext:value-type="float">
            <text:p>0</text:p>
          </table:table-cell>
          <table:table-cell office:value-type="float" office:value="248.64" calcext:value-type="float">
            <text:p>248,64</text:p>
          </table:table-cell>
          <table:table-cell office:value-type="float" office:value="1199.53" calcext:value-type="float">
            <text:p>1199,53</text:p>
          </table:table-cell>
          <table:table-cell office:value-type="float" office:value="8996.96" calcext:value-type="float">
            <text:p>8996,96</text:p>
          </table:table-cell>
          <table:table-cell office:value-type="float" office:value="40.2" calcext:value-type="float">
            <text:p>40,2</text:p>
          </table:table-cell>
          <table:table-cell office:value-type="float" office:value="1331.23" calcext:value-type="float">
            <text:p>1331,23</text:p>
          </table:table-cell>
          <table:table-cell office:value-type="float" office:value="0" calcext:value-type="float">
            <text:p>0</text:p>
          </table:table-cell>
          <table:table-cell office:value-type="float" office:value="11418.43" calcext:value-type="float">
            <text:p>11418,43</text:p>
          </table:table-cell>
          <table:table-cell office:value-type="float" office:value="54.19" calcext:value-type="float">
            <text:p>54,19</text:p>
          </table:table-cell>
          <table:table-cell office:value-type="float" office:value="432.56" calcext:value-type="float">
            <text:p>432,56</text:p>
          </table:table-cell>
          <table:table-cell office:value-type="float" office:value="0" calcext:value-type="float">
            <text:p>0</text:p>
          </table:table-cell>
          <table:table-cell office:value-type="float" office:value="77.78" calcext:value-type="float">
            <text:p>77,78</text:p>
          </table:table-cell>
          <table:table-cell office:value-type="float" office:value="0" calcext:value-type="float">
            <text:p>0</text:p>
          </table:table-cell>
          <table:table-cell office:value-type="float" office:value="202.42" calcext:value-type="float">
            <text:p>202,42</text:p>
          </table:table-cell>
          <table:table-cell table:style-name="ce9" office:value-type="float" office:value="18397" calcext:value-type="float">
            <text:p>18397</text:p>
          </table:table-cell>
          <table:table-cell table:style-name="ce4" office:value-type="float" office:value="84241" calcext:value-type="float">
            <text:p>8424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1.25" calcext:value-type="float">
            <text:p>31,25</text:p>
          </table:table-cell>
          <table:table-cell office:value-type="float" office:value="0" calcext:value-type="float">
            <text:p>0</text:p>
          </table:table-cell>
          <table:table-cell office:value-type="float" office:value="6416.92" calcext:value-type="float">
            <text:p>6416,92</text:p>
          </table:table-cell>
          <table:table-cell office:value-type="float" office:value="27.97" calcext:value-type="float">
            <text:p>27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5" calcext:value-type="float">
            <text:p>12,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33" calcext:value-type="float">
            <text:p>5,33</text:p>
          </table:table-cell>
          <table:table-cell office:value-type="float" office:value="0" calcext:value-type="float">
            <text:p>0</text:p>
          </table:table-cell>
          <table:table-cell office:value-type="float" office:value="4.26" calcext:value-type="float">
            <text:p>4,26</text:p>
          </table:table-cell>
          <table:table-cell office:value-type="float" office:value="0" calcext:value-type="float">
            <text:p>0</text:p>
          </table:table-cell>
          <table:table-cell office:value-type="float" office:value="41.41" calcext:value-type="float">
            <text:p>41,41</text:p>
          </table:table-cell>
          <table:table-cell office:value-type="float" office:value="3820.05" calcext:value-type="float">
            <text:p>382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5" calcext:value-type="float">
            <text:p>52,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10122" calcext:value-type="float">
            <text:p>10122</text:p>
          </table:table-cell>
          <table:table-cell table:style-name="ce4" office:value-type="float" office:value="56717" calcext:value-type="float">
            <text:p>5671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61.4" calcext:value-type="float">
            <text:p>1061,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435.54" calcext:value-type="float">
            <text:p>435,5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243" calcext:value-type="float">
            <text:p>9243</text:p>
          </table:table-cell>
          <table:table-cell table:style-name="ce4" office:value-type="float" office:value="46929" calcext:value-type="float">
            <text:p>4692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233.94" calcext:value-type="float">
            <text:p>17233,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1.7" calcext:value-type="float">
            <text:p>251,7</text:p>
          </table:table-cell>
          <table:table-cell office:value-type="float" office:value="229.69" calcext:value-type="float">
            <text:p>229,69</text:p>
          </table:table-cell>
          <table:table-cell office:value-type="float" office:value="688.12" calcext:value-type="float">
            <text:p>688,12</text:p>
          </table:table-cell>
          <table:table-cell office:value-type="float" office:value="2917.7" calcext:value-type="float">
            <text:p>2917,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-6.22" calcext:value-type="float">
            <text:p>-6,2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2538" calcext:value-type="float">
            <text:p>12538</text:p>
          </table:table-cell>
          <table:table-cell table:style-name="ce4" office:value-type="float" office:value="62713" calcext:value-type="float">
            <text:p>6271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313.72" calcext:value-type="float">
            <text:p>2313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.99" calcext:value-type="float">
            <text:p>126,99</text:p>
          </table:table-cell>
          <table:table-cell office:value-type="float" office:value="2915.42" calcext:value-type="float">
            <text:p>2915,42</text:p>
          </table:table-cell>
          <table:table-cell office:value-type="float" office:value="2766.03" calcext:value-type="float">
            <text:p>2766,03</text:p>
          </table:table-cell>
          <table:table-cell office:value-type="float" office:value="607.7" calcext:value-type="float">
            <text:p>607,7</text:p>
          </table:table-cell>
          <table:table-cell office:value-type="float" office:value="567.64" calcext:value-type="float">
            <text:p>567,64</text:p>
          </table:table-cell>
          <table:table-cell office:value-type="float" office:value="53.23" calcext:value-type="float">
            <text:p>53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95" calcext:value-type="float">
            <text:p>29,95</text:p>
          </table:table-cell>
          <table:table-cell office:value-type="float" office:value="110.65" calcext:value-type="float">
            <text:p>110,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37.9" calcext:value-type="float">
            <text:p>4537,9</text:p>
          </table:table-cell>
          <table:table-cell office:value-type="float" office:value="2475.58" calcext:value-type="float">
            <text:p>2475,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07" calcext:value-type="float">
            <text:p>21,07</text:p>
          </table:table-cell>
          <table:table-cell office:value-type="float" office:value="0" calcext:value-type="float">
            <text:p>0</text:p>
          </table:table-cell>
          <table:table-cell office:value-type="float" office:value="112.97" calcext:value-type="float">
            <text:p>112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.69" calcext:value-type="float">
            <text:p>200,69</text:p>
          </table:table-cell>
          <table:table-cell table:style-name="ce9" office:value-type="float" office:value="11763" calcext:value-type="float">
            <text:p>11763</text:p>
          </table:table-cell>
          <table:table-cell table:style-name="ce4" office:value-type="float" office:value="63563" calcext:value-type="float">
            <text:p>6356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17.09" calcext:value-type="float">
            <text:p>617,09</text:p>
          </table:table-cell>
          <table:table-cell office:value-type="float" office:value="3840.91" calcext:value-type="float">
            <text:p>3840,91</text:p>
          </table:table-cell>
          <table:table-cell office:value-type="float" office:value="0" calcext:value-type="float">
            <text:p>0</text:p>
          </table:table-cell>
          <table:table-cell office:value-type="float" office:value="644.57" calcext:value-type="float">
            <text:p>644,57</text:p>
          </table:table-cell>
          <table:table-cell office:value-type="float" office:value="0" calcext:value-type="float">
            <text:p>0</text:p>
          </table:table-cell>
          <table:table-cell office:value-type="float" office:value="1089.94" calcext:value-type="float">
            <text:p>1089,94</text:p>
          </table:table-cell>
          <table:table-cell office:value-type="float" office:value="29.96" calcext:value-type="float">
            <text:p>29,96</text:p>
          </table:table-cell>
          <table:table-cell office:value-type="float" office:value="0" calcext:value-type="float">
            <text:p>0</text:p>
          </table:table-cell>
          <table:table-cell office:value-type="float" office:value="20.73" calcext:value-type="float">
            <text:p>20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2.61" calcext:value-type="float">
            <text:p>2432,61</text:p>
          </table:table-cell>
          <table:table-cell office:value-type="float" office:value="0" calcext:value-type="float">
            <text:p>0</text:p>
          </table:table-cell>
          <table:table-cell office:value-type="float" office:value="12428.24" calcext:value-type="float">
            <text:p>12428,24</text:p>
          </table:table-cell>
          <table:table-cell office:value-type="float" office:value="0" calcext:value-type="float">
            <text:p>0</text:p>
          </table:table-cell>
          <table:table-cell office:value-type="float" office:value="85.06" calcext:value-type="float">
            <text:p>85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2.78" calcext:value-type="float">
            <text:p>942,78</text:p>
          </table:table-cell>
          <table:table-cell office:value-type="float" office:value="582.67" calcext:value-type="float">
            <text:p>582,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6.16" calcext:value-type="float">
            <text:p>156,16</text:p>
          </table:table-cell>
          <table:table-cell office:value-type="float" office:value="0" calcext:value-type="float">
            <text:p>0</text:p>
          </table:table-cell>
          <table:table-cell office:value-type="float" office:value="107.69" calcext:value-type="float">
            <text:p>107,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1856" calcext:value-type="float">
            <text:p>11856</text:p>
          </table:table-cell>
          <table:table-cell table:style-name="ce4" office:value-type="float" office:value="56781" calcext:value-type="float">
            <text:p>5678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.47" calcext:value-type="float">
            <text:p>80,47</text:p>
          </table:table-cell>
          <table:table-cell office:value-type="float" office:value="18.78" calcext:value-type="float">
            <text:p>18,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67" calcext:value-type="float">
            <text:p>17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.22" calcext:value-type="float">
            <text:p>19,2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229" calcext:value-type="float">
            <text:p>9229</text:p>
          </table:table-cell>
          <table:table-cell table:style-name="ce4" office:value-type="float" office:value="46809" calcext:value-type="float">
            <text:p>4680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4.02" calcext:value-type="float">
            <text:p>64,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.7" calcext:value-type="float">
            <text:p>91,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8.9" calcext:value-type="float">
            <text:p>78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3" calcext:value-type="float">
            <text:p>2,0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114" calcext:value-type="float">
            <text:p>9114</text:p>
          </table:table-cell>
          <table:table-cell table:style-name="ce4" office:value-type="float" office:value="46478" calcext:value-type="float">
            <text:p>4647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.45" calcext:value-type="float">
            <text:p>17,45</text:p>
          </table:table-cell>
          <table:table-cell office:value-type="float" office:value="0" calcext:value-type="float">
            <text:p>0</text:p>
          </table:table-cell>
          <table:table-cell office:value-type="float" office:value="2750.11" calcext:value-type="float">
            <text:p>2750,11</text:p>
          </table:table-cell>
          <table:table-cell office:value-type="float" office:value="10.67" calcext:value-type="float">
            <text:p>10,67</text:p>
          </table:table-cell>
          <table:table-cell office:value-type="float" office:value="1238.24" calcext:value-type="float">
            <text:p>1238,24</text:p>
          </table:table-cell>
          <table:table-cell office:value-type="float" office:value="178.86" calcext:value-type="float">
            <text:p>178,86</text:p>
          </table:table-cell>
          <table:table-cell office:value-type="float" office:value="180.19" calcext:value-type="float">
            <text:p>180,19</text:p>
          </table:table-cell>
          <table:table-cell office:value-type="float" office:value="0" calcext:value-type="float">
            <text:p>0</text:p>
          </table:table-cell>
          <table:table-cell office:value-type="float" office:value="317.53" calcext:value-type="float">
            <text:p>317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1" calcext:value-type="float">
            <text:p>7,11</text:p>
          </table:table-cell>
          <table:table-cell office:value-type="float" office:value="44.96" calcext:value-type="float">
            <text:p>44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3.59" calcext:value-type="float">
            <text:p>1563,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6.02" calcext:value-type="float">
            <text:p>416,02</text:p>
          </table:table-cell>
          <table:table-cell office:value-type="float" office:value="0" calcext:value-type="float">
            <text:p>0</text:p>
          </table:table-cell>
          <table:table-cell office:value-type="float" office:value="111.2" calcext:value-type="float">
            <text:p>111,2</text:p>
          </table:table-cell>
          <table:table-cell office:value-type="float" office:value="49.74" calcext:value-type="float">
            <text:p>49,74</text:p>
          </table:table-cell>
          <table:table-cell office:value-type="float" office:value="0" calcext:value-type="float">
            <text:p>0</text:p>
          </table:table-cell>
          <table:table-cell office:value-type="float" office:value="65.88" calcext:value-type="float">
            <text:p>65,88</text:p>
          </table:table-cell>
          <table:table-cell office:value-type="float" office:value="0" calcext:value-type="float">
            <text:p>0</text:p>
          </table:table-cell>
          <table:table-cell office:value-type="float" office:value="14.87" calcext:value-type="float">
            <text:p>14,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849" calcext:value-type="float">
            <text:p>9849</text:p>
          </table:table-cell>
          <table:table-cell table:style-name="ce4" office:value-type="float" office:value="49868" calcext:value-type="float">
            <text:p>4986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23.38" calcext:value-type="float">
            <text:p>1923,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5.24" calcext:value-type="float">
            <text:p>185,24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9" office:value-type="float" office:value="9327" calcext:value-type="float">
            <text:p>9327</text:p>
          </table:table-cell>
          <table:table-cell table:style-name="ce4" office:value-type="float" office:value="47705" calcext:value-type="float">
            <text:p>4770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79.11" calcext:value-type="float">
            <text:p>79,11</text:p>
          </table:table-cell>
          <table:table-cell office:value-type="float" office:value="1806.99" calcext:value-type="float">
            <text:p>1806,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33" calcext:value-type="float">
            <text:p>63,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318.84" calcext:value-type="float">
            <text:p>3318,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3.41" calcext:value-type="float">
            <text:p>803,41</text:p>
          </table:table-cell>
          <table:table-cell office:value-type="float" office:value="0" calcext:value-type="float">
            <text:p>0</text:p>
          </table:table-cell>
          <table:table-cell office:value-type="float" office:value="190.91" calcext:value-type="float">
            <text:p>190,91</text:p>
          </table:table-cell>
          <table:table-cell office:value-type="float" office:value="45.07" calcext:value-type="float">
            <text:p>45,07</text:p>
          </table:table-cell>
          <table:table-cell office:value-type="float" office:value="0" calcext:value-type="float">
            <text:p>0</text:p>
          </table:table-cell>
          <table:table-cell office:value-type="float" office:value="92.99" calcext:value-type="float">
            <text:p>92,9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377" calcext:value-type="float">
            <text:p>9377</text:p>
          </table:table-cell>
          <table:table-cell table:style-name="ce4" office:value-type="float" office:value="47460" calcext:value-type="float">
            <text:p>4746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4.88" calcext:value-type="float">
            <text:p>304,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99.48" calcext:value-type="float">
            <text:p>1399,48</text:p>
          </table:table-cell>
          <table:table-cell office:value-type="float" office:value="210.31" calcext:value-type="float">
            <text:p>210,3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6.11" calcext:value-type="float">
            <text:p>36,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1.67" calcext:value-type="float">
            <text:p>151,6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374" calcext:value-type="float">
            <text:p>9374</text:p>
          </table:table-cell>
          <table:table-cell table:style-name="ce4" office:value-type="float" office:value="47806" calcext:value-type="float">
            <text:p>4780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6.43" calcext:value-type="float">
            <text:p>126,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8" calcext:value-type="float">
            <text:p>15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3" calcext:value-type="float">
            <text:p>13,93</text:p>
          </table:table-cell>
          <table:table-cell office:value-type="float" office:value="56.5" calcext:value-type="float">
            <text:p>56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.45" calcext:value-type="float">
            <text:p>159,45</text:p>
          </table:table-cell>
          <table:table-cell office:value-type="float" office:value="190.94" calcext:value-type="float">
            <text:p>190,94</text:p>
          </table:table-cell>
          <table:table-cell office:value-type="float" office:value="8.81" calcext:value-type="float">
            <text:p>8,81</text:p>
          </table:table-cell>
          <table:table-cell office:value-type="float" office:value="0" calcext:value-type="float">
            <text:p>0</text:p>
          </table:table-cell>
          <table:table-cell office:value-type="float" office:value="483.84" calcext:value-type="float">
            <text:p>483,84</text:p>
          </table:table-cell>
          <table:table-cell office:value-type="float" office:value="0" calcext:value-type="float">
            <text:p>0</text:p>
          </table:table-cell>
          <table:table-cell office:value-type="float" office:value="11.87" calcext:value-type="float">
            <text:p>11,87</text:p>
          </table:table-cell>
          <table:table-cell office:value-type="float" office:value="0" calcext:value-type="float">
            <text:p>0</text:p>
          </table:table-cell>
          <table:table-cell office:value-type="float" office:value="1059.19" calcext:value-type="float">
            <text:p>1059,19</text:p>
          </table:table-cell>
          <table:table-cell office:value-type="float" office:value="33.39" calcext:value-type="float">
            <text:p>33,39</text:p>
          </table:table-cell>
          <table:table-cell office:value-type="float" office:value="0" calcext:value-type="float">
            <text:p>0</text:p>
          </table:table-cell>
          <table:table-cell office:value-type="float" office:value="123.22" calcext:value-type="float">
            <text:p>123,22</text:p>
          </table:table-cell>
          <table:table-cell office:value-type="float" office:value="112.86" calcext:value-type="float">
            <text:p>112,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67" calcext:value-type="float">
            <text:p>54,67</text:p>
          </table:table-cell>
          <table:table-cell office:value-type="float" office:value="0" calcext:value-type="float">
            <text:p>0</text:p>
          </table:table-cell>
          <table:table-cell office:value-type="float" office:value="35.75" calcext:value-type="float">
            <text:p>35,75</text:p>
          </table:table-cell>
          <table:table-cell table:style-name="ce9" office:value-type="float" office:value="9231" calcext:value-type="float">
            <text:p>9231</text:p>
          </table:table-cell>
          <table:table-cell table:style-name="ce4" office:value-type="float" office:value="46763" calcext:value-type="float">
            <text:p>4676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7.42" calcext:value-type="float">
            <text:p>57,42</text:p>
          </table:table-cell>
          <table:table-cell office:value-type="float" office:value="0" calcext:value-type="float">
            <text:p>0</text:p>
          </table:table-cell>
          <table:table-cell office:value-type="float" office:value="13.05" calcext:value-type="float">
            <text:p>13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01" calcext:value-type="float">
            <text:p>124,01</text:p>
          </table:table-cell>
          <table:table-cell office:value-type="float" office:value="15.45" calcext:value-type="float">
            <text:p>15,45</text:p>
          </table:table-cell>
          <table:table-cell office:value-type="float" office:value="28.33" calcext:value-type="float">
            <text:p>28,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3.41" calcext:value-type="float">
            <text:p>283,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2.42" calcext:value-type="float">
            <text:p>902,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95" calcext:value-type="float">
            <text:p>30,95</text:p>
          </table:table-cell>
          <table:table-cell office:value-type="float" office:value="215.82" calcext:value-type="float">
            <text:p>215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.83" calcext:value-type="float">
            <text:p>177,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.85" calcext:value-type="float">
            <text:p>140,8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226" calcext:value-type="float">
            <text:p>9226</text:p>
          </table:table-cell>
          <table:table-cell table:style-name="ce4" office:value-type="float" office:value="46655" calcext:value-type="float">
            <text:p>466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91.62" calcext:value-type="float">
            <text:p>2091,62</text:p>
          </table:table-cell>
          <table:table-cell office:value-type="float" office:value="695.68" calcext:value-type="float">
            <text:p>695,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8.3" calcext:value-type="float">
            <text:p>1598,3</text:p>
          </table:table-cell>
          <table:table-cell office:value-type="float" office:value="11.11" calcext:value-type="float">
            <text:p>11,11</text:p>
          </table:table-cell>
          <table:table-cell office:value-type="float" office:value="0" calcext:value-type="float">
            <text:p>0</text:p>
          </table:table-cell>
          <table:table-cell office:value-type="float" office:value="-494.4" calcext:value-type="float">
            <text:p>-494,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853.9" calcext:value-type="float">
            <text:p>7853,9</text:p>
          </table:table-cell>
          <table:table-cell office:value-type="float" office:value="876.2" calcext:value-type="float">
            <text:p>876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60.81" calcext:value-type="float">
            <text:p>1260,8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087" calcext:value-type="float">
            <text:p>9087</text:p>
          </table:table-cell>
          <table:table-cell table:style-name="ce4" office:value-type="float" office:value="42856" calcext:value-type="float">
            <text:p>4285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4.65" calcext:value-type="float">
            <text:p>44,65</text:p>
          </table:table-cell>
          <table:table-cell office:value-type="float" office:value="58.27" calcext:value-type="float">
            <text:p>58,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82" calcext:value-type="float">
            <text:p>6,82</text:p>
          </table:table-cell>
          <table:table-cell office:value-type="float" office:value="383.68" calcext:value-type="float">
            <text:p>383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65" calcext:value-type="float">
            <text:p>110,65</text:p>
          </table:table-cell>
          <table:table-cell office:value-type="float" office:value="555.58" calcext:value-type="float">
            <text:p>555,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78" calcext:value-type="float">
            <text:p>6,78</text:p>
          </table:table-cell>
          <table:table-cell office:value-type="float" office:value="0" calcext:value-type="float">
            <text:p>0</text:p>
          </table:table-cell>
          <table:table-cell office:value-type="float" office:value="909.5" calcext:value-type="float">
            <text:p>909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.91" calcext:value-type="float">
            <text:p>36,91</text:p>
          </table:table-cell>
          <table:table-cell office:value-type="float" office:value="0" calcext:value-type="float">
            <text:p>0</text:p>
          </table:table-cell>
          <table:table-cell office:value-type="float" office:value="43.68" calcext:value-type="float">
            <text:p>43,68</text:p>
          </table:table-cell>
          <table:table-cell table:style-name="ce9" office:value-type="float" office:value="9209" calcext:value-type="float">
            <text:p>9209</text:p>
          </table:table-cell>
          <table:table-cell table:style-name="ce4" office:value-type="float" office:value="46950" calcext:value-type="float">
            <text:p>469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39" calcext:value-type="float">
            <text:p>63,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.37" calcext:value-type="float">
            <text:p>189,3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8.89" calcext:value-type="float">
            <text:p>128,8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156" calcext:value-type="float">
            <text:p>9156</text:p>
          </table:table-cell>
          <table:table-cell table:style-name="ce4" office:value-type="float" office:value="46728" calcext:value-type="float">
            <text:p>4672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67.99" calcext:value-type="float">
            <text:p>4067,99</text:p>
          </table:table-cell>
          <table:table-cell office:value-type="float" office:value="338.68" calcext:value-type="float">
            <text:p>338,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6.89" calcext:value-type="float">
            <text:p>396,8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80.74" calcext:value-type="float">
            <text:p>1280,7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817" calcext:value-type="float">
            <text:p>9817</text:p>
          </table:table-cell>
          <table:table-cell table:style-name="ce4" office:value-type="float" office:value="49196" calcext:value-type="float">
            <text:p>4919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457.86" calcext:value-type="float">
            <text:p>457,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0.86" calcext:value-type="float">
            <text:p>320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.59" calcext:value-type="float">
            <text:p>164,5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59.82" calcext:value-type="float">
            <text:p>159,8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206" calcext:value-type="float">
            <text:p>9206</text:p>
          </table:table-cell>
          <table:table-cell table:style-name="ce4" office:value-type="float" office:value="46549" calcext:value-type="float">
            <text:p>465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61.68" calcext:value-type="float">
            <text:p>2061,6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3793.78" calcext:value-type="float">
            <text:p>23793,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5.9" calcext:value-type="float">
            <text:p>115,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942" calcext:value-type="float">
            <text:p>9942</text:p>
          </table:table-cell>
          <table:table-cell table:style-name="ce4" office:value-type="float" office:value="47243" calcext:value-type="float">
            <text:p>4724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9.62" calcext:value-type="float">
            <text:p>29,62</text:p>
          </table:table-cell>
          <table:table-cell office:value-type="float" office:value="264.5" calcext:value-type="float">
            <text:p>264,5</text:p>
          </table:table-cell>
          <table:table-cell office:value-type="float" office:value="0" calcext:value-type="float">
            <text:p>0</text:p>
          </table:table-cell>
          <table:table-cell office:value-type="float" office:value="312.25" calcext:value-type="float">
            <text:p>312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69" calcext:value-type="float">
            <text:p>50,69</text:p>
          </table:table-cell>
          <table:table-cell office:value-type="float" office:value="0" calcext:value-type="float">
            <text:p>0</text:p>
          </table:table-cell>
          <table:table-cell office:value-type="float" office:value="-70.76" calcext:value-type="float">
            <text:p>-70,76</text:p>
          </table:table-cell>
          <table:table-cell office:value-type="float" office:value="0" calcext:value-type="float">
            <text:p>0</text:p>
          </table:table-cell>
          <table:table-cell office:value-type="float" office:value="14.15" calcext:value-type="float">
            <text:p>14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62" calcext:value-type="float">
            <text:p>36,62</text:p>
          </table:table-cell>
          <table:table-cell office:value-type="float" office:value="293.72" calcext:value-type="float">
            <text:p>293,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25.14" calcext:value-type="float">
            <text:p>5625,14</text:p>
          </table:table-cell>
          <table:table-cell office:value-type="float" office:value="1020.38" calcext:value-type="float">
            <text:p>1020,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2.17" calcext:value-type="float">
            <text:p>292,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.56" calcext:value-type="float">
            <text:p>462,56</text:p>
          </table:table-cell>
          <table:table-cell office:value-type="float" office:value="1129.11" calcext:value-type="float">
            <text:p>1129,11</text:p>
          </table:table-cell>
          <table:table-cell table:style-name="ce9" office:value-type="float" office:value="9719" calcext:value-type="float">
            <text:p>9719</text:p>
          </table:table-cell>
          <table:table-cell table:style-name="ce4" office:value-type="float" office:value="50689" calcext:value-type="float">
            <text:p>5068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3.76" calcext:value-type="float">
            <text:p>93,76</text:p>
          </table:table-cell>
          <table:table-cell office:value-type="float" office:value="0" calcext:value-type="float">
            <text:p>0</text:p>
          </table:table-cell>
          <table:table-cell office:value-type="float" office:value="22028.37" calcext:value-type="float">
            <text:p>22028,37</text:p>
          </table:table-cell>
          <table:table-cell office:value-type="float" office:value="112.91" calcext:value-type="float">
            <text:p>112,91</text:p>
          </table:table-cell>
          <table:table-cell office:value-type="float" office:value="1859.09" calcext:value-type="float">
            <text:p>1859,09</text:p>
          </table:table-cell>
          <table:table-cell office:value-type="float" office:value="85.08" calcext:value-type="float">
            <text:p>85,08</text:p>
          </table:table-cell>
          <table:table-cell office:value-type="float" office:value="1267.81" calcext:value-type="float">
            <text:p>1267,81</text:p>
          </table:table-cell>
          <table:table-cell office:value-type="float" office:value="0" calcext:value-type="float">
            <text:p>0</text:p>
          </table:table-cell>
          <table:table-cell office:value-type="float" office:value="318.75" calcext:value-type="float">
            <text:p>318,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713.14" calcext:value-type="float">
            <text:p>5713,14</text:p>
          </table:table-cell>
          <table:table-cell office:value-type="float" office:value="0" calcext:value-type="float">
            <text:p>0</text:p>
          </table:table-cell>
          <table:table-cell office:value-type="float" office:value="12.18" calcext:value-type="float">
            <text:p>12,18</text:p>
          </table:table-cell>
          <table:table-cell office:value-type="float" office:value="0" calcext:value-type="float">
            <text:p>0</text:p>
          </table:table-cell>
          <table:table-cell office:value-type="float" office:value="120.91" calcext:value-type="float">
            <text:p>120,91</text:p>
          </table:table-cell>
          <table:table-cell office:value-type="float" office:value="2077.94" calcext:value-type="float">
            <text:p>2077,94</text:p>
          </table:table-cell>
          <table:table-cell office:value-type="float" office:value="0" calcext:value-type="float">
            <text:p>0</text:p>
          </table:table-cell>
          <table:table-cell office:value-type="float" office:value="263.98" calcext:value-type="float">
            <text:p>263,98</text:p>
          </table:table-cell>
          <table:table-cell office:value-type="float" office:value="377.03" calcext:value-type="float">
            <text:p>377,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83" calcext:value-type="float">
            <text:p>58,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3124" calcext:value-type="float">
            <text:p>13124</text:p>
          </table:table-cell>
          <table:table-cell table:style-name="ce4" office:value-type="float" office:value="75507" calcext:value-type="float">
            <text:p>7550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1" calcext:value-type="float">
            <text:p>12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.5" calcext:value-type="float">
            <text:p>498,5</text:p>
          </table:table-cell>
          <table:table-cell office:value-type="float" office:value="191.58" calcext:value-type="float">
            <text:p>191,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.09" calcext:value-type="float">
            <text:p>51,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.92" calcext:value-type="float">
            <text:p>10,9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204" calcext:value-type="float">
            <text:p>9204</text:p>
          </table:table-cell>
          <table:table-cell table:style-name="ce4" office:value-type="float" office:value="46933" calcext:value-type="float">
            <text:p>4693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6.73" calcext:value-type="float">
            <text:p>106,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25.46" calcext:value-type="float">
            <text:p>1525,46</text:p>
          </table:table-cell>
          <table:table-cell office:value-type="float" office:value="51.63" calcext:value-type="float">
            <text:p>51,63</text:p>
          </table:table-cell>
          <table:table-cell office:value-type="float" office:value="244.61" calcext:value-type="float">
            <text:p>244,61</text:p>
          </table:table-cell>
          <table:table-cell office:value-type="float" office:value="18.3" calcext:value-type="float">
            <text:p>18,3</text:p>
          </table:table-cell>
          <table:table-cell office:value-type="float" office:value="0" calcext:value-type="float">
            <text:p>0</text:p>
          </table:table-cell>
          <table:table-cell office:value-type="float" office:value="8.78" calcext:value-type="float">
            <text:p>8,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.79" calcext:value-type="float">
            <text:p>78,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.75" calcext:value-type="float">
            <text:p>115,75</text:p>
          </table:table-cell>
          <table:table-cell office:value-type="float" office:value="110.96" calcext:value-type="float">
            <text:p>110,9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48.01" calcext:value-type="float">
            <text:p>148,01</text:p>
          </table:table-cell>
          <table:table-cell table:style-name="ce9" office:value-type="float" office:value="9436" calcext:value-type="float">
            <text:p>9436</text:p>
          </table:table-cell>
          <table:table-cell table:style-name="ce4" office:value-type="float" office:value="48579" calcext:value-type="float">
            <text:p>4857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86.19" calcext:value-type="float">
            <text:p>3786,19</text:p>
          </table:table-cell>
          <table:table-cell office:value-type="float" office:value="51.7" calcext:value-type="float">
            <text:p>51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05.68" calcext:value-type="float">
            <text:p>2405,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.18" calcext:value-type="float">
            <text:p>13,18</text:p>
          </table:table-cell>
          <table:table-cell office:value-type="float" office:value="0" calcext:value-type="float">
            <text:p>0</text:p>
          </table:table-cell>
          <table:table-cell office:value-type="float" office:value="24.4" calcext:value-type="float">
            <text:p>24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4.52" calcext:value-type="float">
            <text:p>624,5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786" calcext:value-type="float">
            <text:p>9786</text:p>
          </table:table-cell>
          <table:table-cell table:style-name="ce4" office:value-type="float" office:value="49231" calcext:value-type="float">
            <text:p>4923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92.55" calcext:value-type="float">
            <text:p>292,55</text:p>
          </table:table-cell>
          <table:table-cell office:value-type="float" office:value="1370.45" calcext:value-type="float">
            <text:p>1370,45</text:p>
          </table:table-cell>
          <table:table-cell office:value-type="float" office:value="2383.53" calcext:value-type="float">
            <text:p>2383,53</text:p>
          </table:table-cell>
          <table:table-cell office:value-type="float" office:value="97.5" calcext:value-type="float">
            <text:p>97,5</text:p>
          </table:table-cell>
          <table:table-cell office:value-type="float" office:value="0" calcext:value-type="float">
            <text:p>0</text:p>
          </table:table-cell>
          <table:table-cell office:value-type="float" office:value="5473.23" calcext:value-type="float">
            <text:p>5473,23</text:p>
          </table:table-cell>
          <table:table-cell office:value-type="float" office:value="357.12" calcext:value-type="float">
            <text:p>357,12</text:p>
          </table:table-cell>
          <table:table-cell office:value-type="float" office:value="19.21" calcext:value-type="float">
            <text:p>19,21</text:p>
          </table:table-cell>
          <table:table-cell office:value-type="float" office:value="181.77" calcext:value-type="float">
            <text:p>181,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89" calcext:value-type="float">
            <text:p>89,89</text:p>
          </table:table-cell>
          <table:table-cell office:value-type="float" office:value="0" calcext:value-type="float">
            <text:p>0</text:p>
          </table:table-cell>
          <table:table-cell office:value-type="float" office:value="19600.73" calcext:value-type="float">
            <text:p>19600,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56" calcext:value-type="float">
            <text:p>7,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8" calcext:value-type="float">
            <text:p>2,68</text:p>
          </table:table-cell>
          <table:table-cell office:value-type="float" office:value="0" calcext:value-type="float">
            <text:p>0</text:p>
          </table:table-cell>
          <table:table-cell office:value-type="float" office:value="24.4" calcext:value-type="float">
            <text:p>24,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4391" calcext:value-type="float">
            <text:p>14391</text:p>
          </table:table-cell>
          <table:table-cell table:style-name="ce4" office:value-type="float" office:value="70150" calcext:value-type="float">
            <text:p>701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898.04" calcext:value-type="float">
            <text:p>898,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731.43" calcext:value-type="float">
            <text:p>9731,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.6" calcext:value-type="float">
            <text:p>60,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81.61" calcext:value-type="float">
            <text:p>1581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8" calcext:value-type="float">
            <text:p>48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825" calcext:value-type="float">
            <text:p>9825</text:p>
          </table:table-cell>
          <table:table-cell table:style-name="ce4" office:value-type="float" office:value="52223" calcext:value-type="float">
            <text:p>522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.98" calcext:value-type="float">
            <text:p>367,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905.77" calcext:value-type="float">
            <text:p>4905,7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52.5" calcext:value-type="float">
            <text:p>452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188" calcext:value-type="float">
            <text:p>9188</text:p>
          </table:table-cell>
          <table:table-cell table:style-name="ce4" office:value-type="float" office:value="47281" calcext:value-type="float">
            <text:p>4728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95.86" calcext:value-type="float">
            <text:p>4595,86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58.47" calcext:value-type="float">
            <text:p>1658,4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.2" calcext:value-type="float">
            <text:p>38,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794" calcext:value-type="float">
            <text:p>9794</text:p>
          </table:table-cell>
          <table:table-cell table:style-name="ce4" office:value-type="float" office:value="49976" calcext:value-type="float">
            <text:p>4997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34294.8" calcext:value-type="float">
            <text:p>34294,8</text:p>
          </table:table-cell>
          <table:table-cell office:value-type="float" office:value="50.38" calcext:value-type="float">
            <text:p>50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0.5" calcext:value-type="float">
            <text:p>1220,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610.47" calcext:value-type="float">
            <text:p>21610,47</text:p>
          </table:table-cell>
          <table:table-cell office:value-type="float" office:value="0" calcext:value-type="float">
            <text:p>0</text:p>
          </table:table-cell>
          <table:table-cell office:value-type="float" office:value="77.8" calcext:value-type="float">
            <text:p>77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72.21" calcext:value-type="float">
            <text:p>12472,21</text:p>
          </table:table-cell>
          <table:table-cell office:value-type="float" office:value="0" calcext:value-type="float">
            <text:p>0</text:p>
          </table:table-cell>
          <table:table-cell office:value-type="float" office:value="60.34" calcext:value-type="float">
            <text:p>60,34</text:p>
          </table:table-cell>
          <table:table-cell office:value-type="float" office:value="392.85" calcext:value-type="float">
            <text:p>392,85</text:p>
          </table:table-cell>
          <table:table-cell office:value-type="float" office:value="0" calcext:value-type="float">
            <text:p>0</text:p>
          </table:table-cell>
          <table:table-cell office:value-type="float" office:value="100.04" calcext:value-type="float">
            <text:p>100,04</text:p>
          </table:table-cell>
          <table:table-cell office:value-type="float" office:value="0" calcext:value-type="float">
            <text:p>0</text:p>
          </table:table-cell>
          <table:table-cell office:value-type="float" office:value="80.19" calcext:value-type="float">
            <text:p>80,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14838" calcext:value-type="float">
            <text:p>14838</text:p>
          </table:table-cell>
          <table:table-cell table:style-name="ce4" office:value-type="float" office:value="89754" calcext:value-type="float">
            <text:p>8975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558.43" calcext:value-type="float">
            <text:p>12558,43</text:p>
          </table:table-cell>
          <table:table-cell office:value-type="float" office:value="1319.94" calcext:value-type="float">
            <text:p>1319,94</text:p>
          </table:table-cell>
          <table:table-cell office:value-type="float" office:value="2215.86" calcext:value-type="float">
            <text:p>2215,86</text:p>
          </table:table-cell>
          <table:table-cell office:value-type="float" office:value="2023.71" calcext:value-type="float">
            <text:p>2023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4.13" calcext:value-type="float">
            <text:p>704,13</text:p>
          </table:table-cell>
          <table:table-cell office:value-type="float" office:value="0.81" calcext:value-type="float">
            <text:p>0,81</text:p>
          </table:table-cell>
          <table:table-cell office:value-type="float" office:value="317.25" calcext:value-type="float">
            <text:p>317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73" calcext:value-type="float">
            <text:p>154,73</text:p>
          </table:table-cell>
          <table:table-cell office:value-type="float" office:value="0" calcext:value-type="float">
            <text:p>0</text:p>
          </table:table-cell>
          <table:table-cell office:value-type="float" office:value="6.04" calcext:value-type="float">
            <text:p>6,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45" calcext:value-type="float">
            <text:p>39,45</text:p>
          </table:table-cell>
          <table:table-cell office:value-type="float" office:value="0" calcext:value-type="float">
            <text:p>0</text:p>
          </table:table-cell>
          <table:table-cell office:value-type="float" office:value="2473.9" calcext:value-type="float">
            <text:p>2473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32" calcext:value-type="float">
            <text:p>8,32</text:p>
          </table:table-cell>
          <table:table-cell office:value-type="float" office:value="0" calcext:value-type="float">
            <text:p>0</text:p>
          </table:table-cell>
          <table:table-cell office:value-type="float" office:value="17.08" calcext:value-type="float">
            <text:p>17,0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1642" calcext:value-type="float">
            <text:p>11642</text:p>
          </table:table-cell>
          <table:table-cell table:style-name="ce4" office:value-type="float" office:value="60043" calcext:value-type="float">
            <text:p>6004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08.77" calcext:value-type="float">
            <text:p>408,77</text:p>
          </table:table-cell>
          <table:table-cell office:value-type="float" office:value="0" calcext:value-type="float">
            <text:p>0</text:p>
          </table:table-cell>
          <table:table-cell office:value-type="float" office:value="50.97" calcext:value-type="float">
            <text:p>50,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" calcext:value-type="float">
            <text:p>2,33</text:p>
          </table:table-cell>
          <table:table-cell office:value-type="float" office:value="123.56" calcext:value-type="float">
            <text:p>123,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15.16" calcext:value-type="float">
            <text:p>1915,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73.11" calcext:value-type="float">
            <text:p>1073,1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598" calcext:value-type="float">
            <text:p>9598</text:p>
          </table:table-cell>
          <table:table-cell table:style-name="ce4" office:value-type="float" office:value="48401" calcext:value-type="float">
            <text:p>4840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421.8" calcext:value-type="float">
            <text:p>4421,8</text:p>
          </table:table-cell>
          <table:table-cell office:value-type="float" office:value="69.99" calcext:value-type="float">
            <text:p>69,99</text:p>
          </table:table-cell>
          <table:table-cell office:value-type="float" office:value="0" calcext:value-type="float">
            <text:p>0</text:p>
          </table:table-cell>
          <table:table-cell office:value-type="float" office:value="334.84" calcext:value-type="float">
            <text:p>334,84</text:p>
          </table:table-cell>
          <table:table-cell office:value-type="float" office:value="0" calcext:value-type="float">
            <text:p>0</text:p>
          </table:table-cell>
          <table:table-cell office:value-type="float" office:value="569.34" calcext:value-type="float">
            <text:p>569,34</text:p>
          </table:table-cell>
          <table:table-cell office:value-type="float" office:value="10.69" calcext:value-type="float">
            <text:p>10,69</text:p>
          </table:table-cell>
          <table:table-cell office:value-type="float" office:value="0" calcext:value-type="float">
            <text:p>0</text:p>
          </table:table-cell>
          <table:table-cell office:value-type="float" office:value="-106.14" calcext:value-type="float">
            <text:p>-106,14</text:p>
          </table:table-cell>
          <table:table-cell office:value-type="float" office:value="0" calcext:value-type="float">
            <text:p>0</text:p>
          </table:table-cell>
          <table:table-cell office:value-type="float" office:value="10.46" calcext:value-type="float">
            <text:p>10,46</text:p>
          </table:table-cell>
          <table:table-cell office:value-type="float" office:value="0" calcext:value-type="float">
            <text:p>0</text:p>
          </table:table-cell>
          <table:table-cell office:value-type="float" office:value="6.53" calcext:value-type="float">
            <text:p>6,53</text:p>
          </table:table-cell>
          <table:table-cell office:value-type="float" office:value="907.68" calcext:value-type="float">
            <text:p>907,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56.16" calcext:value-type="float">
            <text:p>3156,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65" calcext:value-type="float">
            <text:p>12,65</text:p>
          </table:table-cell>
          <table:table-cell office:value-type="float" office:value="0" calcext:value-type="float">
            <text:p>0</text:p>
          </table:table-cell>
          <table:table-cell office:value-type="float" office:value="-196.42" calcext:value-type="float">
            <text:p>-196,4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0129" calcext:value-type="float">
            <text:p>10129</text:p>
          </table:table-cell>
          <table:table-cell table:style-name="ce4" office:value-type="float" office:value="51839" calcext:value-type="float">
            <text:p>5183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.71" calcext:value-type="float">
            <text:p>8,71</text:p>
          </table:table-cell>
          <table:table-cell office:value-type="float" office:value="0.85" calcext:value-type="float">
            <text:p>0,85</text:p>
          </table:table-cell>
          <table:table-cell office:value-type="float" office:value="37.95" calcext:value-type="float">
            <text:p>37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1" calcext:value-type="float">
            <text:p>35,41</text:p>
          </table:table-cell>
          <table:table-cell office:value-type="float" office:value="3.49" calcext:value-type="float">
            <text:p>3,49</text:p>
          </table:table-cell>
          <table:table-cell office:value-type="float" office:value="240.22" calcext:value-type="float">
            <text:p>240,2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126" calcext:value-type="float">
            <text:p>9126</text:p>
          </table:table-cell>
          <table:table-cell table:style-name="ce4" office:value-type="float" office:value="46472" calcext:value-type="float">
            <text:p>4647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49.1" calcext:value-type="float">
            <text:p>2449,1</text:p>
          </table:table-cell>
          <table:table-cell office:value-type="float" office:value="1833.15" calcext:value-type="float">
            <text:p>1833,15</text:p>
          </table:table-cell>
          <table:table-cell office:value-type="float" office:value="113.22" calcext:value-type="float">
            <text:p>113,22</text:p>
          </table:table-cell>
          <table:table-cell office:value-type="float" office:value="203.3" calcext:value-type="float">
            <text:p>203,3</text:p>
          </table:table-cell>
          <table:table-cell office:value-type="float" office:value="0" calcext:value-type="float">
            <text:p>0</text:p>
          </table:table-cell>
          <table:table-cell office:value-type="float" office:value="97.41" calcext:value-type="float">
            <text:p>97,41</text:p>
          </table:table-cell>
          <table:table-cell office:value-type="float" office:value="391.59" calcext:value-type="float">
            <text:p>391,59</text:p>
          </table:table-cell>
          <table:table-cell office:value-type="float" office:value="727.91" calcext:value-type="float">
            <text:p>727,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55" calcext:value-type="float">
            <text:p>37,55</text:p>
          </table:table-cell>
          <table:table-cell office:value-type="float" office:value="220.36" calcext:value-type="float">
            <text:p>220,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3.97" calcext:value-type="float">
            <text:p>233,9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3" calcext:value-type="float">
            <text:p>9,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.45" calcext:value-type="float">
            <text:p>120,45</text:p>
          </table:table-cell>
          <table:table-cell table:style-name="ce9" office:value-type="float" office:value="9604" calcext:value-type="float">
            <text:p>9604</text:p>
          </table:table-cell>
          <table:table-cell table:style-name="ce4" office:value-type="float" office:value="48331" calcext:value-type="float">
            <text:p>4833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62.76" calcext:value-type="float">
            <text:p>262,76</text:p>
          </table:table-cell>
          <table:table-cell office:value-type="float" office:value="20.73" calcext:value-type="float">
            <text:p>20,73</text:p>
          </table:table-cell>
          <table:table-cell office:value-type="float" office:value="230.12" calcext:value-type="float">
            <text:p>230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.68" calcext:value-type="float">
            <text:p>211,68</text:p>
          </table:table-cell>
          <table:table-cell office:value-type="float" office:value="35.17" calcext:value-type="float">
            <text:p>35,17</text:p>
          </table:table-cell>
          <table:table-cell office:value-type="float" office:value="137.74" calcext:value-type="float">
            <text:p>137,7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.72" calcext:value-type="float">
            <text:p>29,72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,76</text:p>
          </table:table-cell>
          <table:table-cell office:value-type="float" office:value="0" calcext:value-type="float">
            <text:p>0</text:p>
          </table:table-cell>
          <table:table-cell office:value-type="float" office:value="7.34" calcext:value-type="float">
            <text:p>7,34</text:p>
          </table:table-cell>
          <table:table-cell office:value-type="float" office:value="460.89" calcext:value-type="float">
            <text:p>460,89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9" office:value-type="float" office:value="9215" calcext:value-type="float">
            <text:p>9215</text:p>
          </table:table-cell>
          <table:table-cell table:style-name="ce4" office:value-type="float" office:value="47248" calcext:value-type="float">
            <text:p>4724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154.34" calcext:value-type="float">
            <text:p>4154,34</text:p>
          </table:table-cell>
          <table:table-cell office:value-type="float" office:value="3251.11" calcext:value-type="float">
            <text:p>3251,11</text:p>
          </table:table-cell>
          <table:table-cell office:value-type="float" office:value="161.12" calcext:value-type="float">
            <text:p>161,12</text:p>
          </table:table-cell>
          <table:table-cell office:value-type="float" office:value="2912.65" calcext:value-type="float">
            <text:p>2912,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.7" calcext:value-type="float">
            <text:p>540,7</text:p>
          </table:table-cell>
          <table:table-cell office:value-type="float" office:value="115" calcext:value-type="float">
            <text:p>115</text:p>
          </table:table-cell>
          <table:table-cell office:value-type="float" office:value="94.54" calcext:value-type="float">
            <text:p>94,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4.19" calcext:value-type="float">
            <text:p>104,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58" calcext:value-type="float">
            <text:p>5,5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10087" calcext:value-type="float">
            <text:p>10087</text:p>
          </table:table-cell>
          <table:table-cell table:style-name="ce4" office:value-type="float" office:value="50492" calcext:value-type="float">
            <text:p>5049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60.72" calcext:value-type="float">
            <text:p>560,72</text:p>
          </table:table-cell>
          <table:table-cell office:value-type="float" office:value="302.49" calcext:value-type="float">
            <text:p>302,49</text:p>
          </table:table-cell>
          <table:table-cell office:value-type="float" office:value="1836.3" calcext:value-type="float">
            <text:p>1836,3</text:p>
          </table:table-cell>
          <table:table-cell office:value-type="float" office:value="151.36" calcext:value-type="float">
            <text:p>151,36</text:p>
          </table:table-cell>
          <table:table-cell office:value-type="float" office:value="0" calcext:value-type="float">
            <text:p>0</text:p>
          </table:table-cell>
          <table:table-cell office:value-type="float" office:value="999.09" calcext:value-type="float">
            <text:p>999,09</text:p>
          </table:table-cell>
          <table:table-cell office:value-type="float" office:value="258.86" calcext:value-type="float">
            <text:p>258,86</text:p>
          </table:table-cell>
          <table:table-cell office:value-type="float" office:value="33.63" calcext:value-type="float">
            <text:p>33,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4.95" calcext:value-type="float">
            <text:p>244,95</text:p>
          </table:table-cell>
          <table:table-cell office:value-type="float" office:value="0" calcext:value-type="float">
            <text:p>0</text:p>
          </table:table-cell>
          <table:table-cell office:value-type="float" office:value="439.53" calcext:value-type="float">
            <text:p>439,53</text:p>
          </table:table-cell>
          <table:table-cell office:value-type="float" office:value="0" calcext:value-type="float">
            <text:p>0</text:p>
          </table:table-cell>
          <table:table-cell office:value-type="float" office:value="241.77" calcext:value-type="float">
            <text:p>241,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55" calcext:value-type="float">
            <text:p>33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78" calcext:value-type="float">
            <text:p>7,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19" calcext:value-type="float">
            <text:p>14,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716" calcext:value-type="float">
            <text:p>9716</text:p>
          </table:table-cell>
          <table:table-cell table:style-name="ce4" office:value-type="float" office:value="50376" calcext:value-type="float">
            <text:p>5037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745.48" calcext:value-type="float">
            <text:p>1745,48</text:p>
          </table:table-cell>
          <table:table-cell office:value-type="float" office:value="47.56" calcext:value-type="float">
            <text:p>47,56</text:p>
          </table:table-cell>
          <table:table-cell office:value-type="float" office:value="66.79" calcext:value-type="float">
            <text:p>66,79</text:p>
          </table:table-cell>
          <table:table-cell office:value-type="float" office:value="258.49" calcext:value-type="float">
            <text:p>258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.95" calcext:value-type="float">
            <text:p>250,95</text:p>
          </table:table-cell>
          <table:table-cell office:value-type="float" office:value="280.01" calcext:value-type="float">
            <text:p>280,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66.15" calcext:value-type="float">
            <text:p>466,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26.09" calcext:value-type="float">
            <text:p>126,09</text:p>
          </table:table-cell>
          <table:table-cell table:style-name="ce9" office:value-type="float" office:value="9548" calcext:value-type="float">
            <text:p>9548</text:p>
          </table:table-cell>
          <table:table-cell table:style-name="ce4" office:value-type="float" office:value="48829" calcext:value-type="float">
            <text:p>4882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88.54" calcext:value-type="float">
            <text:p>688,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62.22" calcext:value-type="float">
            <text:p>-62,2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.1" calcext:value-type="float">
            <text:p>15,1</text:p>
          </table:table-cell>
          <table:table-cell office:value-type="float" office:value="582.87" calcext:value-type="float">
            <text:p>582,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.03" calcext:value-type="float">
            <text:p>75,0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138" calcext:value-type="float">
            <text:p>9138</text:p>
          </table:table-cell>
          <table:table-cell table:style-name="ce4" office:value-type="float" office:value="46476" calcext:value-type="float">
            <text:p>4647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7.46" calcext:value-type="float">
            <text:p>57,46</text:p>
          </table:table-cell>
          <table:table-cell office:value-type="float" office:value="0" calcext:value-type="float">
            <text:p>0</text:p>
          </table:table-cell>
          <table:table-cell office:value-type="float" office:value="194.91" calcext:value-type="float">
            <text:p>194,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44" calcext:value-type="float">
            <text:p>5,4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.08" calcext:value-type="float">
            <text:p>12,08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114" calcext:value-type="float">
            <text:p>9114</text:p>
          </table:table-cell>
          <table:table-cell table:style-name="ce4" office:value-type="float" office:value="46688" calcext:value-type="float">
            <text:p>4668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60.66" calcext:value-type="float">
            <text:p>6860,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4.19" calcext:value-type="float">
            <text:p>134,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19.7" calcext:value-type="float">
            <text:p>15219,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7.61" calcext:value-type="float">
            <text:p>97,6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1049" calcext:value-type="float">
            <text:p>11049</text:p>
          </table:table-cell>
          <table:table-cell table:style-name="ce4" office:value-type="float" office:value="60390" calcext:value-type="float">
            <text:p>6039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33.3" calcext:value-type="float">
            <text:p>1133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.46" calcext:value-type="float">
            <text:p>185,46</text:p>
          </table:table-cell>
          <table:table-cell office:value-type="float" office:value="0" calcext:value-type="float">
            <text:p>0</text:p>
          </table:table-cell>
          <table:table-cell office:value-type="float" office:value="438.47" calcext:value-type="float">
            <text:p>438,47</text:p>
          </table:table-cell>
          <table:table-cell office:value-type="float" office:value="72.59" calcext:value-type="float">
            <text:p>72,59</text:p>
          </table:table-cell>
          <table:table-cell office:value-type="float" office:value="0" calcext:value-type="float">
            <text:p>0</text:p>
          </table:table-cell>
          <table:table-cell office:value-type="float" office:value="44.53" calcext:value-type="float">
            <text:p>44,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.37" calcext:value-type="float">
            <text:p>138,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91.79" calcext:value-type="float">
            <text:p>1891,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64" calcext:value-type="float">
            <text:p>79,64</text:p>
          </table:table-cell>
          <table:table-cell office:value-type="float" office:value="0" calcext:value-type="float">
            <text:p>0</text:p>
          </table:table-cell>
          <table:table-cell office:value-type="float" office:value="-14.64" calcext:value-type="float">
            <text:p>-14,64</text:p>
          </table:table-cell>
          <table:table-cell office:value-type="float" office:value="0" calcext:value-type="float">
            <text:p>0</text:p>
          </table:table-cell>
          <table:table-cell office:value-type="float" office:value="29.6" calcext:value-type="float">
            <text:p>29,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448" calcext:value-type="float">
            <text:p>9448</text:p>
          </table:table-cell>
          <table:table-cell table:style-name="ce4" office:value-type="float" office:value="48028" calcext:value-type="float">
            <text:p>4802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373.21" calcext:value-type="float">
            <text:p>373,21</text:p>
          </table:table-cell>
          <table:table-cell office:value-type="float" office:value="6208.53" calcext:value-type="float">
            <text:p>6208,53</text:p>
          </table:table-cell>
          <table:table-cell office:value-type="float" office:value="0" calcext:value-type="float">
            <text:p>0</text:p>
          </table:table-cell>
          <table:table-cell office:value-type="float" office:value="157.89" calcext:value-type="float">
            <text:p>157,8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709.39" calcext:value-type="float">
            <text:p>3709,39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9" office:value-type="float" office:value="10033" calcext:value-type="float">
            <text:p>10033</text:p>
          </table:table-cell>
          <table:table-cell table:style-name="ce4" office:value-type="float" office:value="46229" calcext:value-type="float">
            <text:p>462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42.36" calcext:value-type="float">
            <text:p>42,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12" calcext:value-type="float">
            <text:p>19,12</text:p>
          </table:table-cell>
          <table:table-cell office:value-type="float" office:value="123.45" calcext:value-type="float">
            <text:p>123,4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4.14" calcext:value-type="float">
            <text:p>134,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.23" calcext:value-type="float">
            <text:p>190,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74" calcext:value-type="float">
            <text:p>12,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9" calcext:value-type="float">
            <text:p>1,49</text:p>
          </table:table-cell>
          <table:table-cell office:value-type="float" office:value="10" calcext:value-type="float">
            <text:p>10</text:p>
          </table:table-cell>
          <table:table-cell office:value-type="float" office:value="11.52" calcext:value-type="float">
            <text:p>11,52</text:p>
          </table:table-cell>
          <table:table-cell table:style-name="ce9" office:value-type="float" office:value="9122" calcext:value-type="float">
            <text:p>9122</text:p>
          </table:table-cell>
          <table:table-cell table:style-name="ce4" office:value-type="float" office:value="46447" calcext:value-type="float">
            <text:p>4644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35.52" calcext:value-type="float">
            <text:p>35,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1.39" calcext:value-type="float">
            <text:p>731,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.28" calcext:value-type="float">
            <text:p>29,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.39" calcext:value-type="float">
            <text:p>85,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.96" calcext:value-type="float">
            <text:p>29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76" calcext:value-type="float">
            <text:p>17,76</text:p>
          </table:table-cell>
          <table:table-cell office:value-type="float" office:value="367.53" calcext:value-type="float">
            <text:p>367,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273" calcext:value-type="float">
            <text:p>9273</text:p>
          </table:table-cell>
          <table:table-cell table:style-name="ce4" office:value-type="float" office:value="46965" calcext:value-type="float">
            <text:p>4696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4613.72" calcext:value-type="float">
            <text:p>144613,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.03" calcext:value-type="float">
            <text:p>26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08" calcext:value-type="float">
            <text:p>13,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71.7" calcext:value-type="float">
            <text:p>1071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22" calcext:value-type="float">
            <text:p>80,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.55" calcext:value-type="float">
            <text:p>165,55</text:p>
          </table:table-cell>
          <table:table-cell office:value-type="float" office:value="0" calcext:value-type="float">
            <text:p>0</text:p>
          </table:table-cell>
          <table:table-cell office:value-type="float" office:value="175.99" calcext:value-type="float">
            <text:p>175,99</text:p>
          </table:table-cell>
          <table:table-cell table:style-name="ce9" office:value-type="float" office:value="28669" calcext:value-type="float">
            <text:p>28669</text:p>
          </table:table-cell>
          <table:table-cell table:style-name="ce4" office:value-type="float" office:value="151597" calcext:value-type="float">
            <text:p>15159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51.03" calcext:value-type="float">
            <text:p>351,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8.06" calcext:value-type="float">
            <text:p>418,06</text:p>
          </table:table-cell>
          <table:table-cell office:value-type="float" office:value="87.67" calcext:value-type="float">
            <text:p>87,67</text:p>
          </table:table-cell>
          <table:table-cell office:value-type="float" office:value="32.67" calcext:value-type="float">
            <text:p>32,6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8.63" calcext:value-type="float">
            <text:p>28,6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206" calcext:value-type="float">
            <text:p>9206</text:p>
          </table:table-cell>
          <table:table-cell table:style-name="ce4" office:value-type="float" office:value="46976" calcext:value-type="float">
            <text:p>4697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office:value-type="float" office:value="614.66" calcext:value-type="float">
            <text:p>614,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2.77" calcext:value-type="float">
            <text:p>102,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.07" calcext:value-type="float">
            <text:p>14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.53" calcext:value-type="float">
            <text:p>112,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166" calcext:value-type="float">
            <text:p>9166</text:p>
          </table:table-cell>
          <table:table-cell table:style-name="ce4" office:value-type="float" office:value="46430" calcext:value-type="float">
            <text:p>4643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1.26" calcext:value-type="float">
            <text:p>111,26</text:p>
          </table:table-cell>
          <table:table-cell office:value-type="float" office:value="7.53" calcext:value-type="float">
            <text:p>7,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7.93" calcext:value-type="float">
            <text:p>47,93</text:p>
          </table:table-cell>
          <table:table-cell office:value-type="float" office:value="0" calcext:value-type="float">
            <text:p>0</text:p>
          </table:table-cell>
          <table:table-cell office:value-type="float" office:value="5.87" calcext:value-type="float">
            <text:p>5,87</text:p>
          </table:table-cell>
          <table:table-cell office:value-type="float" office:value="0" calcext:value-type="float">
            <text:p>0</text:p>
          </table:table-cell>
          <table:table-cell office:value-type="float" office:value="57.24" calcext:value-type="float">
            <text:p>57,24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087" calcext:value-type="float">
            <text:p>9087</text:p>
          </table:table-cell>
          <table:table-cell table:style-name="ce4" office:value-type="float" office:value="46380" calcext:value-type="float">
            <text:p>4638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529.48" calcext:value-type="float">
            <text:p>529,4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40.73" calcext:value-type="float">
            <text:p>240,7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9" office:value-type="float" office:value="9164" calcext:value-type="float">
            <text:p>9164</text:p>
          </table:table-cell>
          <table:table-cell table:style-name="ce4" office:value-type="float" office:value="46860" calcext:value-type="float">
            <text:p>4686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43.96" calcext:value-type="float">
            <text:p>443,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2.61" calcext:value-type="float">
            <text:p>142,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21.98" calcext:value-type="float">
            <text:p>221,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9.54" calcext:value-type="float">
            <text:p>109,5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143" calcext:value-type="float">
            <text:p>9143</text:p>
          </table:table-cell>
          <table:table-cell table:style-name="ce4" office:value-type="float" office:value="46337" calcext:value-type="float">
            <text:p>4633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.89" calcext:value-type="float">
            <text:p>24,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9.01" calcext:value-type="float">
            <text:p>239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.08" calcext:value-type="float">
            <text:p>300,08</text:p>
          </table:table-cell>
          <table:table-cell office:value-type="float" office:value="53.58" calcext:value-type="float">
            <text:p>53,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.8" calcext:value-type="float">
            <text:p>10,8</text:p>
          </table:table-cell>
          <table:table-cell office:value-type="float" office:value="0" calcext:value-type="float">
            <text:p>0</text:p>
          </table:table-cell>
          <table:table-cell office:value-type="float" office:value="143.33" calcext:value-type="float">
            <text:p>143,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9.67" calcext:value-type="float">
            <text:p>269,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.82" calcext:value-type="float">
            <text:p>88,82</text:p>
          </table:table-cell>
          <table:table-cell table:style-name="ce9" office:value-type="float" office:value="9293" calcext:value-type="float">
            <text:p>9293</text:p>
          </table:table-cell>
          <table:table-cell table:style-name="ce4" office:value-type="float" office:value="47541" calcext:value-type="float">
            <text:p>4754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3.54" calcext:value-type="float">
            <text:p>123,54</text:p>
          </table:table-cell>
          <table:table-cell office:value-type="float" office:value="15.35" calcext:value-type="float">
            <text:p>15,35</text:p>
          </table:table-cell>
          <table:table-cell office:value-type="float" office:value="15.81" calcext:value-type="float">
            <text:p>15,8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10.99" calcext:value-type="float">
            <text:p>310,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8.16" calcext:value-type="float">
            <text:p>88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" calcext:value-type="float">
            <text:p>1,6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097" calcext:value-type="float">
            <text:p>9097</text:p>
          </table:table-cell>
          <table:table-cell table:style-name="ce4" office:value-type="float" office:value="46346" calcext:value-type="float">
            <text:p>4634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6.33" calcext:value-type="float">
            <text:p>96,33</text:p>
          </table:table-cell>
          <table:table-cell office:value-type="float" office:value="801.31" calcext:value-type="float">
            <text:p>801,31</text:p>
          </table:table-cell>
          <table:table-cell office:value-type="float" office:value="86.73" calcext:value-type="float">
            <text:p>86,73</text:p>
          </table:table-cell>
          <table:table-cell office:value-type="float" office:value="200.72" calcext:value-type="float">
            <text:p>200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14" calcext:value-type="float">
            <text:p>46,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.51" calcext:value-type="float">
            <text:p>60,51</text:p>
          </table:table-cell>
          <table:table-cell office:value-type="float" office:value="0" calcext:value-type="float">
            <text:p>0</text:p>
          </table:table-cell>
          <table:table-cell office:value-type="float" office:value="671.9" calcext:value-type="float">
            <text:p>671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47" calcext:value-type="float">
            <text:p>8,4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.87" calcext:value-type="float">
            <text:p>10,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9213" calcext:value-type="float">
            <text:p>9213</text:p>
          </table:table-cell>
          <table:table-cell table:style-name="ce4" office:value-type="float" office:value="46656" calcext:value-type="float">
            <text:p>4665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.15" calcext:value-type="float">
            <text:p>10,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25.07" calcext:value-type="float">
            <text:p>2125,0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9.3" calcext:value-type="float">
            <text:p>79,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498" calcext:value-type="float">
            <text:p>9498</text:p>
          </table:table-cell>
          <table:table-cell table:style-name="ce4" office:value-type="float" office:value="47818" calcext:value-type="float">
            <text:p>4781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514.16" calcext:value-type="float">
            <text:p>4514,16</text:p>
          </table:table-cell>
          <table:table-cell office:value-type="float" office:value="793.13" calcext:value-type="float">
            <text:p>793,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3.46" calcext:value-type="float">
            <text:p>583,46</text:p>
          </table:table-cell>
          <table:table-cell office:value-type="float" office:value="680.8" calcext:value-type="float">
            <text:p>680,8</text:p>
          </table:table-cell>
          <table:table-cell office:value-type="float" office:value="115.13" calcext:value-type="float">
            <text:p>115,13</text:p>
          </table:table-cell>
          <table:table-cell office:value-type="float" office:value="1453.39" calcext:value-type="float">
            <text:p>1453,39</text:p>
          </table:table-cell>
          <table:table-cell office:value-type="float" office:value="0" calcext:value-type="float">
            <text:p>0</text:p>
          </table:table-cell>
          <table:table-cell office:value-type="float" office:value="3.15" calcext:value-type="float">
            <text:p>3,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24.36" calcext:value-type="float">
            <text:p>724,36</text:p>
          </table:table-cell>
          <table:table-cell office:value-type="float" office:value="46.85" calcext:value-type="float">
            <text:p>46,85</text:p>
          </table:table-cell>
          <table:table-cell office:value-type="float" office:value="0" calcext:value-type="float">
            <text:p>0</text:p>
          </table:table-cell>
          <table:table-cell office:value-type="float" office:value="443.86" calcext:value-type="float">
            <text:p>443,86</text:p>
          </table:table-cell>
          <table:table-cell office:value-type="float" office:value="100.25" calcext:value-type="float">
            <text:p>100,25</text:p>
          </table:table-cell>
          <table:table-cell office:value-type="float" office:value="0" calcext:value-type="float">
            <text:p>0</text:p>
          </table:table-cell>
          <table:table-cell office:value-type="float" office:value="22.57" calcext:value-type="float">
            <text:p>22,5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0475" calcext:value-type="float">
            <text:p>10475</text:p>
          </table:table-cell>
          <table:table-cell table:style-name="ce4" office:value-type="float" office:value="52083" calcext:value-type="float">
            <text:p>5208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23.25" calcext:value-type="float">
            <text:p>1323,25</text:p>
          </table:table-cell>
          <table:table-cell office:value-type="float" office:value="70.71" calcext:value-type="float">
            <text:p>70,71</text:p>
          </table:table-cell>
          <table:table-cell office:value-type="float" office:value="2304.68" calcext:value-type="float">
            <text:p>2304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.57" calcext:value-type="float">
            <text:p>305,57</text:p>
          </table:table-cell>
          <table:table-cell office:value-type="float" office:value="290.63" calcext:value-type="float">
            <text:p>290,63</text:p>
          </table:table-cell>
          <table:table-cell office:value-type="float" office:value="0" calcext:value-type="float">
            <text:p>0</text:p>
          </table:table-cell>
          <table:table-cell office:value-type="float" office:value="179.59" calcext:value-type="float">
            <text:p>179,59</text:p>
          </table:table-cell>
          <table:table-cell office:value-type="float" office:value="0" calcext:value-type="float">
            <text:p>0</text:p>
          </table:table-cell>
          <table:table-cell office:value-type="float" office:value="8.24" calcext:value-type="float">
            <text:p>8,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8.12" calcext:value-type="float">
            <text:p>58,1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02.07" calcext:value-type="float">
            <text:p>302,07</text:p>
          </table:table-cell>
          <table:table-cell table:style-name="ce9" office:value-type="float" office:value="9874" calcext:value-type="float">
            <text:p>9874</text:p>
          </table:table-cell>
          <table:table-cell table:style-name="ce4" office:value-type="float" office:value="52303" calcext:value-type="float">
            <text:p>5230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304.74" calcext:value-type="float">
            <text:p>2304,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.38" calcext:value-type="float">
            <text:p>22,38</text:p>
          </table:table-cell>
          <table:table-cell office:value-type="float" office:value="0" calcext:value-type="float">
            <text:p>0</text:p>
          </table:table-cell>
          <table:table-cell office:value-type="float" office:value="273.55" calcext:value-type="float">
            <text:p>273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6.15" calcext:value-type="float">
            <text:p>396,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8.02" calcext:value-type="float">
            <text:p>88,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2.57" calcext:value-type="float">
            <text:p>132,57</text:p>
          </table:table-cell>
          <table:table-cell table:style-name="ce9" office:value-type="float" office:value="9600" calcext:value-type="float">
            <text:p>9600</text:p>
          </table:table-cell>
          <table:table-cell table:style-name="ce4" office:value-type="float" office:value="49147" calcext:value-type="float">
            <text:p>4914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5.3" calcext:value-type="float">
            <text:p>905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82.92" calcext:value-type="float">
            <text:p>282,92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201" calcext:value-type="float">
            <text:p>9201</text:p>
          </table:table-cell>
          <table:table-cell table:style-name="ce4" office:value-type="float" office:value="46981" calcext:value-type="float">
            <text:p>4698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7827.33" calcext:value-type="float">
            <text:p>47827,33</text:p>
          </table:table-cell>
          <table:table-cell office:value-type="float" office:value="694.77" calcext:value-type="float">
            <text:p>694,77</text:p>
          </table:table-cell>
          <table:table-cell office:value-type="float" office:value="72980.34" calcext:value-type="float">
            <text:p>72980,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43" calcext:value-type="float">
            <text:p>87,43</text:p>
          </table:table-cell>
          <table:table-cell office:value-type="float" office:value="0" calcext:value-type="float">
            <text:p>0</text:p>
          </table:table-cell>
          <table:table-cell office:value-type="float" office:value="170.71" calcext:value-type="float">
            <text:p>170,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8.45" calcext:value-type="float">
            <text:p>3868,45</text:p>
          </table:table-cell>
          <table:table-cell office:value-type="float" office:value="0" calcext:value-type="float">
            <text:p>0</text:p>
          </table:table-cell>
          <table:table-cell office:value-type="float" office:value="7740.9" calcext:value-type="float">
            <text:p>7740,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4.9" calcext:value-type="float">
            <text:p>54,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9704" calcext:value-type="float">
            <text:p>19704</text:p>
          </table:table-cell>
          <table:table-cell table:style-name="ce4" office:value-type="float" office:value="89874" calcext:value-type="float">
            <text:p>8987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55" calcext:value-type="float">
            <text:p>45,55</text:p>
          </table:table-cell>
          <table:table-cell office:value-type="float" office:value="9865.88" calcext:value-type="float">
            <text:p>9865,88</text:p>
          </table:table-cell>
          <table:table-cell office:value-type="float" office:value="4877.85" calcext:value-type="float">
            <text:p>4877,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.39" calcext:value-type="float">
            <text:p>390,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69.31" calcext:value-type="float">
            <text:p>10069,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.2" calcext:value-type="float">
            <text:p>115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.98" calcext:value-type="float">
            <text:p>48,98</text:p>
          </table:table-cell>
          <table:table-cell office:value-type="float" office:value="0" calcext:value-type="float">
            <text:p>0</text:p>
          </table:table-cell>
          <table:table-cell office:value-type="float" office:value="248.16" calcext:value-type="float">
            <text:p>248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5" calcext:value-type="float">
            <text:p>91,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2205" calcext:value-type="float">
            <text:p>12205</text:p>
          </table:table-cell>
          <table:table-cell table:style-name="ce4" office:value-type="float" office:value="61012" calcext:value-type="float">
            <text:p>610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7214.33" calcext:value-type="float">
            <text:p>37214,33</text:p>
          </table:table-cell>
          <table:table-cell office:value-type="float" office:value="32824.61" calcext:value-type="float">
            <text:p>32824,61</text:p>
          </table:table-cell>
          <table:table-cell office:value-type="float" office:value="7596.11" calcext:value-type="float">
            <text:p>7596,11</text:p>
          </table:table-cell>
          <table:table-cell office:value-type="float" office:value="1767.63" calcext:value-type="float">
            <text:p>1767,63</text:p>
          </table:table-cell>
          <table:table-cell office:value-type="float" office:value="10415.3" calcext:value-type="float">
            <text:p>10415,3</text:p>
          </table:table-cell>
          <table:table-cell office:value-type="float" office:value="2029.5" calcext:value-type="float">
            <text:p>2029,5</text:p>
          </table:table-cell>
          <table:table-cell office:value-type="float" office:value="707.8" calcext:value-type="float">
            <text:p>707,8</text:p>
          </table:table-cell>
          <table:table-cell office:value-type="float" office:value="39.08" calcext:value-type="float">
            <text:p>39,08</text:p>
          </table:table-cell>
          <table:table-cell office:value-type="float" office:value="462.87" calcext:value-type="float">
            <text:p>462,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.52" calcext:value-type="float">
            <text:p>212,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92" calcext:value-type="float">
            <text:p>4392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9" office:value-type="float" office:value="15645" calcext:value-type="float">
            <text:p>15645</text:p>
          </table:table-cell>
          <table:table-cell table:style-name="ce4" office:value-type="float" office:value="70675" calcext:value-type="float">
            <text:p>7067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878.22" calcext:value-type="float">
            <text:p>25878,22</text:p>
          </table:table-cell>
          <table:table-cell office:value-type="float" office:value="42.73" calcext:value-type="float">
            <text:p>42,73</text:p>
          </table:table-cell>
          <table:table-cell office:value-type="float" office:value="0" calcext:value-type="float">
            <text:p>0</text:p>
          </table:table-cell>
          <table:table-cell office:value-type="float" office:value="149.07" calcext:value-type="float">
            <text:p>149,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5.56" calcext:value-type="float">
            <text:p>2035,5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11.62" calcext:value-type="float">
            <text:p>1311,6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2606" calcext:value-type="float">
            <text:p>12606</text:p>
          </table:table-cell>
          <table:table-cell table:style-name="ce4" office:value-type="float" office:value="64527" calcext:value-type="float">
            <text:p>6452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011.14" calcext:value-type="float">
            <text:p>7011,14</text:p>
          </table:table-cell>
          <table:table-cell office:value-type="float" office:value="0" calcext:value-type="float">
            <text:p>0</text:p>
          </table:table-cell>
          <table:table-cell office:value-type="float" office:value="24.59" calcext:value-type="float">
            <text:p>24,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390.65" calcext:value-type="float">
            <text:p>43390,65</text:p>
          </table:table-cell>
          <table:table-cell office:value-type="float" office:value="65.78" calcext:value-type="float">
            <text:p>65,78</text:p>
          </table:table-cell>
          <table:table-cell office:value-type="float" office:value="3619.27" calcext:value-type="float">
            <text:p>3619,27</text:p>
          </table:table-cell>
          <table:table-cell office:value-type="float" office:value="2161.68" calcext:value-type="float">
            <text:p>2161,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.35" calcext:value-type="float">
            <text:p>153,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98.5" calcext:value-type="float">
            <text:p>1398,5</text:p>
          </table:table-cell>
          <table:table-cell office:value-type="float" office:value="341.66" calcext:value-type="float">
            <text:p>341,66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17062" calcext:value-type="float">
            <text:p>17062</text:p>
          </table:table-cell>
          <table:table-cell table:style-name="ce4" office:value-type="float" office:value="88766" calcext:value-type="float">
            <text:p>8876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4.83" calcext:value-type="float">
            <text:p>2734,83</text:p>
          </table:table-cell>
          <table:table-cell office:value-type="float" office:value="11090.84" calcext:value-type="float">
            <text:p>11090,84</text:p>
          </table:table-cell>
          <table:table-cell office:value-type="float" office:value="7575.82" calcext:value-type="float">
            <text:p>7575,82</text:p>
          </table:table-cell>
          <table:table-cell office:value-type="float" office:value="5751.06" calcext:value-type="float">
            <text:p>5751,06</text:p>
          </table:table-cell>
          <table:table-cell office:value-type="float" office:value="1329.96" calcext:value-type="float">
            <text:p>1329,96</text:p>
          </table:table-cell>
          <table:table-cell office:value-type="float" office:value="38.11" calcext:value-type="float">
            <text:p>38,11</text:p>
          </table:table-cell>
          <table:table-cell office:value-type="float" office:value="136.64" calcext:value-type="float">
            <text:p>136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.46" calcext:value-type="float">
            <text:p>285,46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9" office:value-type="float" office:value="13763" calcext:value-type="float">
            <text:p>13763</text:p>
          </table:table-cell>
          <table:table-cell table:style-name="ce4" office:value-type="float" office:value="66199" calcext:value-type="float">
            <text:p>661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9" calcext:value-type="float">
            <text:p>36,9</text:p>
          </table:table-cell>
          <table:table-cell office:value-type="float" office:value="0" calcext:value-type="float">
            <text:p>0</text:p>
          </table:table-cell>
          <table:table-cell office:value-type="float" office:value="314.77" calcext:value-type="float">
            <text:p>314,77</text:p>
          </table:table-cell>
          <table:table-cell office:value-type="float" office:value="750.19" calcext:value-type="float">
            <text:p>750,19</text:p>
          </table:table-cell>
          <table:table-cell office:value-type="float" office:value="438.83" calcext:value-type="float">
            <text:p>438,83</text:p>
          </table:table-cell>
          <table:table-cell office:value-type="float" office:value="28.68" calcext:value-type="float">
            <text:p>28,6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.03" calcext:value-type="float">
            <text:p>8,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.55" calcext:value-type="float">
            <text:p>155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87" calcext:value-type="float">
            <text:p>58,8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9384" calcext:value-type="float">
            <text:p>9384</text:p>
          </table:table-cell>
          <table:table-cell table:style-name="ce4" office:value-type="float" office:value="47455" calcext:value-type="float">
            <text:p>474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17.11" calcext:value-type="float">
            <text:p>1017,11</text:p>
          </table:table-cell>
          <table:table-cell office:value-type="float" office:value="0" calcext:value-type="float">
            <text:p>0</text:p>
          </table:table-cell>
          <table:table-cell office:value-type="float" office:value="2870.11" calcext:value-type="float">
            <text:p>287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98.56" calcext:value-type="float">
            <text:p>45098,56</text:p>
          </table:table-cell>
          <table:table-cell office:value-type="float" office:value="1207.73" calcext:value-type="float">
            <text:p>1207,73</text:p>
          </table:table-cell>
          <table:table-cell office:value-type="float" office:value="0" calcext:value-type="float">
            <text:p>0</text:p>
          </table:table-cell>
          <table:table-cell office:value-type="float" office:value="34.15" calcext:value-type="float">
            <text:p>34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98.1" calcext:value-type="float">
            <text:p>15298,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3.52" calcext:value-type="float">
            <text:p>83,52</text:p>
          </table:table-cell>
          <table:table-cell office:value-type="float" office:value="0" calcext:value-type="float">
            <text:p>0</text:p>
          </table:table-cell>
          <table:table-cell office:value-type="float" office:value="25.62" calcext:value-type="float">
            <text:p>25,6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6716" calcext:value-type="float">
            <text:p>16716</text:p>
          </table:table-cell>
          <table:table-cell table:style-name="ce4" office:value-type="float" office:value="86539" calcext:value-type="float">
            <text:p>8653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.11" calcext:value-type="float">
            <text:p>33,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94.91" calcext:value-type="float">
            <text:p>1794,9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.54" calcext:value-type="float">
            <text:p>8,5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212" calcext:value-type="float">
            <text:p>9212</text:p>
          </table:table-cell>
          <table:table-cell table:style-name="ce4" office:value-type="float" office:value="46771" calcext:value-type="float">
            <text:p>4677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162.03" calcext:value-type="float">
            <text:p>6162,03</text:p>
          </table:table-cell>
          <table:table-cell office:value-type="float" office:value="47.96" calcext:value-type="float">
            <text:p>47,96</text:p>
          </table:table-cell>
          <table:table-cell office:value-type="float" office:value="23534.16" calcext:value-type="float">
            <text:p>23534,16</text:p>
          </table:table-cell>
          <table:table-cell office:value-type="float" office:value="564.73" calcext:value-type="float">
            <text:p>564,73</text:p>
          </table:table-cell>
          <table:table-cell office:value-type="float" office:value="7076.48" calcext:value-type="float">
            <text:p>7076,48</text:p>
          </table:table-cell>
          <table:table-cell office:value-type="float" office:value="12298.02" calcext:value-type="float">
            <text:p>12298,02</text:p>
          </table:table-cell>
          <table:table-cell office:value-type="float" office:value="89.69" calcext:value-type="float">
            <text:p>89,69</text:p>
          </table:table-cell>
          <table:table-cell office:value-type="float" office:value="0" calcext:value-type="float">
            <text:p>0</text:p>
          </table:table-cell>
          <table:table-cell office:value-type="float" office:value="136.35" calcext:value-type="float">
            <text:p>136,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.91" calcext:value-type="float">
            <text:p>17,91</text:p>
          </table:table-cell>
          <table:table-cell office:value-type="float" office:value="0" calcext:value-type="float">
            <text:p>0</text:p>
          </table:table-cell>
          <table:table-cell office:value-type="float" office:value="5151.13" calcext:value-type="float">
            <text:p>5151,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2.82" calcext:value-type="float">
            <text:p>1202,82</text:p>
          </table:table-cell>
          <table:table-cell office:value-type="float" office:value="6345.66" calcext:value-type="float">
            <text:p>6345,66</text:p>
          </table:table-cell>
          <table:table-cell office:value-type="float" office:value="1507.01" calcext:value-type="float">
            <text:p>1507,01</text:p>
          </table:table-cell>
          <table:table-cell office:value-type="float" office:value="0" calcext:value-type="float">
            <text:p>0</text:p>
          </table:table-cell>
          <table:table-cell office:value-type="float" office:value="12.86" calcext:value-type="float">
            <text:p>12,8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office:value-type="float" office:value="16111" calcext:value-type="float">
            <text:p>16111</text:p>
          </table:table-cell>
          <table:table-cell table:style-name="ce4" office:value-type="float" office:value="90707" calcext:value-type="float">
            <text:p>9070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6.5" calcext:value-type="float">
            <text:p>36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572.6" calcext:value-type="float">
            <text:p>60572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.95" calcext:value-type="float">
            <text:p>426,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37.11" calcext:value-type="float">
            <text:p>9437,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51.6" calcext:value-type="float">
            <text:p>951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3.37" calcext:value-type="float">
            <text:p>183,37</text:p>
          </table:table-cell>
          <table:table-cell office:value-type="float" office:value="0" calcext:value-type="float">
            <text:p>0</text:p>
          </table:table-cell>
          <table:table-cell office:value-type="float" office:value="111.02" calcext:value-type="float">
            <text:p>111,0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7476" calcext:value-type="float">
            <text:p>17476</text:p>
          </table:table-cell>
          <table:table-cell table:style-name="ce4" office:value-type="float" office:value="90536" calcext:value-type="float">
            <text:p>9053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6.69" calcext:value-type="float">
            <text:p>96,69</text:p>
          </table:table-cell>
          <table:table-cell office:value-type="float" office:value="39.34" calcext:value-type="float">
            <text:p>39,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35.24" calcext:value-type="float">
            <text:p>2735,24</text:p>
          </table:table-cell>
          <table:table-cell office:value-type="float" office:value="217.9" calcext:value-type="float">
            <text:p>217,9</text:p>
          </table:table-cell>
          <table:table-cell office:value-type="float" office:value="124.44" calcext:value-type="float">
            <text:p>124,4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5.4" calcext:value-type="float">
            <text:p>95,4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511" calcext:value-type="float">
            <text:p>9511</text:p>
          </table:table-cell>
          <table:table-cell table:style-name="ce4" office:value-type="float" office:value="48538" calcext:value-type="float">
            <text:p>4853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<text:s text:c="5"/></text:p>
          </table:table-cell>
          <table:table-cell office:value-type="float" office:value="0" calcext:value-type="float">
            <text:p>0</text:p>
          </table:table-cell>
          <table:table-cell office:value-type="float" office:value="90.53" calcext:value-type="float">
            <text:p>90,5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7084.41" calcext:value-type="float">
            <text:p>7084,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34.57" calcext:value-type="float">
            <text:p>1034,5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8855" calcext:value-type="float">
            <text:p>8855</text:p>
          </table:table-cell>
          <table:table-cell table:style-name="ce4" office:value-type="float" office:value="41843" calcext:value-type="float">
            <text:p>4184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3861.15" calcext:value-type="float">
            <text:p>23861,15</text:p>
          </table:table-cell>
          <table:table-cell office:value-type="float" office:value="0" calcext:value-type="float">
            <text:p>0</text:p>
          </table:table-cell>
          <table:table-cell office:value-type="float" office:value="19.62" calcext:value-type="float">
            <text:p>19,62</text:p>
          </table:table-cell>
          <table:table-cell office:value-type="float" office:value="587.28" calcext:value-type="float">
            <text:p>587,28</text:p>
          </table:table-cell>
          <table:table-cell office:value-type="float" office:value="0" calcext:value-type="float">
            <text:p>0</text:p>
          </table:table-cell>
          <table:table-cell office:value-type="float" office:value="840.55" calcext:value-type="float">
            <text:p>840,55</text:p>
          </table:table-cell>
          <table:table-cell office:value-type="float" office:value="107.56" calcext:value-type="float">
            <text:p>107,56</text:p>
          </table:table-cell>
          <table:table-cell office:value-type="float" office:value="308.21" calcext:value-type="float">
            <text:p>308,21</text:p>
          </table:table-cell>
          <table:table-cell office:value-type="float" office:value="1784.15" calcext:value-type="float">
            <text:p>1784,15</text:p>
          </table:table-cell>
          <table:table-cell office:value-type="float" office:value="0" calcext:value-type="float">
            <text:p>0</text:p>
          </table:table-cell>
          <table:table-cell office:value-type="float" office:value="8.93" calcext:value-type="float">
            <text:p>8,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89.54" calcext:value-type="float">
            <text:p>989,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.8" calcext:value-type="float">
            <text:p>48,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13156" calcext:value-type="float">
            <text:p>13156</text:p>
          </table:table-cell>
          <table:table-cell table:style-name="ce4" office:value-type="float" office:value="66795" calcext:value-type="float">
            <text:p>6679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43.45" calcext:value-type="float">
            <text:p>4143,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85" calcext:value-type="float">
            <text:p>76,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.08" calcext:value-type="float">
            <text:p>127,0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.54" calcext:value-type="float">
            <text:p>8,5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619" calcext:value-type="float">
            <text:p>9619</text:p>
          </table:table-cell>
          <table:table-cell table:style-name="ce4" office:value-type="float" office:value="49280" calcext:value-type="float">
            <text:p>4928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office:value-type="float" office:value="11.48" calcext:value-type="float">
            <text:p>11,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23.3" calcext:value-type="float">
            <text:p>1123,3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9" office:value-type="float" office:value="9159" calcext:value-type="float">
            <text:p>9159</text:p>
          </table:table-cell>
          <table:table-cell table:style-name="ce4" office:value-type="float" office:value="46573" calcext:value-type="float">
            <text:p>4657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290.17" calcext:value-type="float">
            <text:p>5290,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.75" calcext:value-type="float">
            <text:p>42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.79" calcext:value-type="float">
            <text:p>249,7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546.95" calcext:value-type="float">
            <text:p>2546,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5.68" calcext:value-type="float">
            <text:p>175,6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9" office:value-type="float" office:value="9870" calcext:value-type="float">
            <text:p>9870</text:p>
          </table:table-cell>
          <table:table-cell table:style-name="ce4" office:value-type="float" office:value="49688" calcext:value-type="float">
            <text:p>4968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7.95" calcext:value-type="float">
            <text:p>217,95</text:p>
          </table:table-cell>
          <table:table-cell office:value-type="float" office:value="0" calcext:value-type="float">
            <text:p>0</text:p>
          </table:table-cell>
          <table:table-cell office:value-type="float" office:value="326.9" calcext:value-type="float">
            <text:p>326,9</text:p>
          </table:table-cell>
          <table:table-cell office:value-type="float" office:value="103.48" calcext:value-type="float">
            <text:p>103,48</text:p>
          </table:table-cell>
          <table:table-cell office:value-type="float" office:value="0" calcext:value-type="float">
            <text:p>0</text:p>
          </table:table-cell>
          <table:table-cell office:value-type="float" office:value="16.93" calcext:value-type="float">
            <text:p>16,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49" calcext:value-type="float">
            <text:p>69,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9" calcext:value-type="float">
            <text:p>5,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.94" calcext:value-type="float">
            <text:p>103,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95" calcext:value-type="float">
            <text:p>3,95</text:p>
          </table:table-cell>
          <table:table-cell office:value-type="float" office:value="144.08" calcext:value-type="float">
            <text:p>144,08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9" office:value-type="float" office:value="9198" calcext:value-type="float">
            <text:p>9198</text:p>
          </table:table-cell>
          <table:table-cell table:style-name="ce4" office:value-type="float" office:value="47136" calcext:value-type="float">
            <text:p>4713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0.81" calcext:value-type="float">
            <text:p>40,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.13" calcext:value-type="float">
            <text:p>25,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.56" calcext:value-type="float">
            <text:p>69,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2.57" calcext:value-type="float">
            <text:p>142,57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9095" calcext:value-type="float">
            <text:p>9095</text:p>
          </table:table-cell>
          <table:table-cell table:style-name="ce4" office:value-type="float" office:value="46425" calcext:value-type="float">
            <text:p>464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27.45" calcext:value-type="float">
            <text:p>2227,45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26.27" calcext:value-type="float">
            <text:p>126,2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9362" calcext:value-type="float">
            <text:p>9362</text:p>
          </table:table-cell>
          <table:table-cell table:style-name="ce4" office:value-type="float" office:value="47836" calcext:value-type="float">
            <text:p>4783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04" calcext:value-type="float">
            <text:p>47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.14" calcext:value-type="float">
            <text:p>214,1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625.04" calcext:value-type="float">
            <text:p>1625,0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office:value-type="float" office:value="9319" calcext:value-type="float">
            <text:p>9319</text:p>
          </table:table-cell>
          <table:table-cell table:style-name="ce4" office:value-type="float" office:value="47510" calcext:value-type="float">
            <text:p>475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8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6">00/00/0000</text:date>, <text:time style:data-style-name="N2" text:time-value="17:39:05.0355688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7:24:56.623466561</meta:creation-date>
    <dc:date>2018-05-16T17:39:51.428127608</dc:date>
    <meta:editing-duration>PT7M7S</meta:editing-duration>
    <meta:editing-cycles>3</meta:editing-cycles>
    <meta:generator>LibreOffice/5.4.2.2$Linux_X86_64 LibreOffice_project/40m0$Build-2</meta:generator>
    <meta:document-statistic meta:table-count="1" meta:cell-count="36036" meta:object-count="0"/>
  </office:meta>
</office:document-meta>
</file>